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319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2.222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6571in"/>
    </style:style>
    <style:style style:name="co18" style:family="table-column">
      <style:table-column-properties fo:break-before="auto" style:column-width="1.4291in"/>
    </style:style>
    <style:style style:name="co19" style:family="table-column">
      <style:table-column-properties fo:break-before="auto" style:column-width="0.711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8693in"/>
    </style:style>
    <style:style style:name="co23" style:family="table-column">
      <style:table-column-properties fo:break-before="auto" style:column-width="2.1472in"/>
    </style:style>
    <style:style style:name="co24" style:family="table-column">
      <style:table-column-properties fo:break-before="auto" style:column-width="2.0165in"/>
    </style:style>
    <style:style style:name="co25" style:family="table-column">
      <style:table-column-properties fo:break-before="auto" style:column-width="1.6862in"/>
    </style:style>
    <style:style style:name="co26" style:family="table-column">
      <style:table-column-properties fo:break-before="auto" style:column-width="0.9835in"/>
    </style:style>
    <style:style style:name="co27" style:family="table-column">
      <style:table-column-properties fo:break-before="auto" style:column-width="0.6035in"/>
    </style:style>
    <style:style style:name="co28" style:family="table-column">
      <style:table-column-properties fo:break-before="auto" style:column-width="2.3701in"/>
    </style:style>
    <style:style style:name="co29" style:family="table-column">
      <style:table-column-properties fo:break-before="auto" style:column-width="2.0083in"/>
    </style:style>
    <style:style style:name="co30" style:family="table-column">
      <style:table-column-properties fo:break-before="auto" style:column-width="1.8102in"/>
    </style:style>
    <style:style style:name="co31" style:family="table-column">
      <style:table-column-properties fo:break-before="auto" style:column-width="1.8583in"/>
    </style:style>
    <style:style style:name="co32" style:family="table-column">
      <style:table-column-properties fo:break-before="auto" style:column-width="0.5902in"/>
    </style:style>
    <style:style style:name="co33" style:family="table-column">
      <style:table-column-properties fo:break-before="auto" style:column-width="0.4591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3646in"/>
    </style:style>
    <style:style style:name="co36" style:family="table-column">
      <style:table-column-properties fo:break-before="auto" style:column-width="0.7in"/>
    </style:style>
    <style:style style:name="co37" style:family="table-column">
      <style:table-column-properties fo:break-before="auto" style:column-width="1.2146in"/>
    </style:style>
    <style:style style:name="co38" style:family="table-column">
      <style:table-column-properties fo:break-before="auto" style:column-width="1.0752in"/>
    </style:style>
    <style:style style:name="co39" style:family="table-column">
      <style:table-column-properties fo:break-before="auto" style:column-width="1.011in"/>
    </style:style>
    <style:style style:name="co40" style:family="table-column">
      <style:table-column-properties fo:break-before="auto" style:column-width="1.7827in"/>
    </style:style>
    <style:style style:name="co41" style:family="table-column">
      <style:table-column-properties fo:break-before="auto" style:column-width="0.9898in"/>
    </style:style>
    <style:style style:name="co42" style:family="table-column">
      <style:table-column-properties fo:break-before="auto" style:column-width="1.0862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1.0217in"/>
    </style:style>
    <style:style style:name="co45" style:family="table-column">
      <style:table-column-properties fo:break-before="auto" style:column-width="0.7453in"/>
    </style:style>
    <style:style style:name="co46" style:family="table-column">
      <style:table-column-properties fo:break-before="auto" style:column-width="0.8717in"/>
    </style:style>
    <style:style style:name="co47" style:family="table-column">
      <style:table-column-properties fo:break-before="auto" style:column-width="0.8929in"/>
    </style:style>
    <style:style style:name="co48" style:family="table-column">
      <style:table-column-properties fo:break-before="auto" style:column-width="1.472in"/>
    </style:style>
    <style:style style:name="co49" style:family="table-column">
      <style:table-column-properties fo:break-before="auto" style:column-width="1.182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date-style style:name="N43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5" style:family="table-cell" style:parent-style-name="Default" style:data-style-name="N4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6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38" style:family="table-cell" style:parent-style-name="Default" style:data-style-name="N49">
      <style:table-cell-properties style:text-align-source="fix" style:repeat-content="false" fo:border="0.74pt solid #000000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6" style:family="table-cell" style:parent-style-name="Default" style:data-style-name="N99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0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1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2" style:family="table-cell" style:parent-style-name="Default" style:data-style-name="N99">
      <style:table-cell-properties style:text-align-source="fix" style:repeat-content="false" fo:border="0.74pt solid #000000"/>
      <style:paragraph-properties fo:text-align="center" fo:margin-left="0in"/>
    </style:style>
    <style:style style:name="ce43" style:family="table-cell" style:parent-style-name="Default" style:data-style-name="N13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5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3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7" style:family="table-cell" style:parent-style-name="Default" style:data-style-name="N135">
      <style:table-cell-properties style:text-align-source="fix" style:repeat-content="false" fo:border="0.74pt solid #000000"/>
      <style:paragraph-properties fo:text-align="center" fo:margin-left="0in"/>
    </style:style>
    <style:style style:name="ce54" style:family="table-cell" style:parent-style-name="Default" style:data-style-name="N75">
      <style:table-cell-properties fo:background-color="#000000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5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29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  <style:map style:condition="is-true-formula([.$S1]=&quot;Walkx&quot;)" style:apply-style-name="TS-Walk-Style" style:base-cell-address="Events.A1"/>
      <style:map style:condition="is-true-formula([.$S1]=&quot;Walkt&quot;)" style:apply-style-name="TS-Walk-Tentative" style:base-cell-address="Events.A1"/>
      <style:map style:condition="is-true-formula([.$S1]=&quot;Walk-&quot;)" style:apply-style-name="TS-Walk-Hidden" style:base-cell-address="Events.A1"/>
      <style:map style:condition="is-true-formula([.$S1]=&quot;Hikex&quot;)" style:apply-style-name="TS-Hike" style:base-cell-address="Events.A1"/>
      <style:map style:condition="is-true-formula([.$S1]=&quot;Hiket&quot;)" style:apply-style-name="TS-Hike-Tentative" style:base-cell-address="Events.A1"/>
      <style:map style:condition="is-true-formula([.$S1]=&quot;Hike-&quot;)" style:apply-style-name="TS-Hike-Hidden" style:base-cell-address="Events.A1"/>
      <style:map style:condition="is-true-formula([.$S1]=&quot;Tripx&quot;)" style:apply-style-name="TS-Trip" style:base-cell-address="Events.A1"/>
      <style:map style:condition="is-true-formula([.$S1]=&quot;Tript&quot;)" style:apply-style-name="TS-Trip-Tentative" style:base-cell-address="Events.A1"/>
      <style:map style:condition="is-true-formula([.$S1]=&quot;Trip-&quot;)" style:apply-style-name="TS-Trip-Hidden" style:base-cell-address="Events.A1"/>
      <style:map style:condition="is-true-formula([.$S1]=&quot;Holidayx&quot;)" style:apply-style-name="TS-Holiday" style:base-cell-address="Events.A1"/>
      <style:map style:condition="is-true-formula([.$S1]=&quot;Holidayt&quot;)" style:apply-style-name="TS-Holiday-Tentative" style:base-cell-address="Events.A1"/>
      <style:map style:condition="is-true-formula([.$S1]=&quot;Holiday-&quot;)" style:apply-style-name="TS-Holiday-Hidden" style:base-cell-address="Events.A1"/>
      <style:map style:condition="is-true-formula([.$S1]=&quot;Holiday-&quot;)" style:apply-style-name="Untitled1" style:base-cell-address="Events.A1"/>
      <style:map style:condition="is-true-formula([.$S1]=&quot;Specialx&quot;)" style:apply-style-name="TS-Special" style:base-cell-address="Events.A1"/>
      <style:map style:condition="is-true-formula([.$S1]=&quot;Specialt&quot;)" style:apply-style-name="TS-Special-Tentative" style:base-cell-address="Events.A1"/>
      <style:map style:condition="is-true-formula([.$S1]=&quot;Special-&quot;)" style:apply-style-name="TS-Special-Hidden" style:base-cell-address="Events.A1"/>
    </style:style>
    <style:style style:name="ce61" style:family="table-cell" style:parent-style-name="Default" style:data-style-name="N75">
      <style:table-cell-properties style:text-align-source="fix" style:repeat-content="false" fo:border="0.74pt solid #000000"/>
      <style:paragraph-properties fo:text-align="center" fo:margin-left="0in"/>
    </style:style>
    <style:style style:name="ce8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7" style:family="table-cell" style:parent-style-name="Default" style:data-style-name="N135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 style:data-style-name="N135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9" style:family="table-cell" style:parent-style-name="Default" style:data-style-name="N135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63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4" style:family="table-cell" style:parent-style-name="Default" style:data-style-name="N4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 style:data-style-name="N4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6" style:family="table-cell" style:parent-style-name="Default" style:data-style-name="N99">
      <style:table-cell-properties fo:background-color="#000000" style:text-align-source="fix" style:repeat-content="fals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0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 style:data-style-name="N43">
      <style:table-cell-properties fo:background-color="#000000"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start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1" style:family="table-cell" style:parent-style-name="Default" style:data-style-name="N157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7" style:family="table-cell" style:parent-style-name="Default" style:data-style-name="N157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8" style:family="table-cell" style:parent-style-name="Default" style:data-style-name="N157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0" style:family="table-cell" style:parent-style-name="Default" style:data-style-name="N157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39" style:family="table-cell" style:parent-style-name="Default" style:data-style-name="N49">
      <style:table-cell-properties style:text-align-source="value-type" style:repeat-content="false" fo:background-color="transparent" fo:border="0.74pt solid #000000"/>
      <style:paragraph-properties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Old.A1"/>
      <style:map style:condition="is-true-formula([.$Q1]=&quot;Walkt&quot;)" style:apply-style-name="TS-Walk-Tentative" style:base-cell-address="EventsOld.A1"/>
      <style:map style:condition="is-true-formula([.$Q1]=&quot;Walk&quot;)" style:apply-style-name="TS-Walk-Hidden" style:base-cell-address="EventsOld.A1"/>
      <style:map style:condition="is-true-formula([.$Q1]=&quot;Hikex&quot;)" style:apply-style-name="TS-Hike" style:base-cell-address="EventsOld.A1"/>
      <style:map style:condition="is-true-formula([.$Q1]=&quot;Hiket&quot;)" style:apply-style-name="TS-Hike-Tentative" style:base-cell-address="EventsOld.A1"/>
      <style:map style:condition="is-true-formula([.$Q1]=&quot;Hike&quot;)" style:apply-style-name="TS-Hike-Hidden" style:base-cell-address="EventsOld.A1"/>
      <style:map style:condition="is-true-formula([.$Q1]=&quot;Tripx&quot;)" style:apply-style-name="TS-Trip" style:base-cell-address="EventsOld.A1"/>
      <style:map style:condition="is-true-formula([.$Q1]=&quot;Tript&quot;)" style:apply-style-name="TS-Trip-Tentative" style:base-cell-address="EventsOld.A1"/>
      <style:map style:condition="is-true-formula([.$Q1]=&quot;Trip&quot;)" style:apply-style-name="TS-Trip-Hidden" style:base-cell-address="EventsOld.A1"/>
      <style:map style:condition="is-true-formula([.$Q1]=&quot;Holidayx&quot;)" style:apply-style-name="TS-Holiday" style:base-cell-address="EventsOld.A1"/>
      <style:map style:condition="is-true-formula([.$Q1]=&quot;Holidayt&quot;)" style:apply-style-name="TS-Holiday-Tentative" style:base-cell-address="EventsOld.A1"/>
      <style:map style:condition="is-true-formula([.$Q1]=&quot;Holiday&quot;)" style:apply-style-name="Untitled1" style:base-cell-address="EventsOld.A1"/>
      <style:map style:condition="is-true-formula([.$Q1]=&quot;Specialx&quot;)" style:apply-style-name="TS-Special" style:base-cell-address="EventsOld.A1"/>
      <style:map style:condition="is-true-formula([.$Q1]=&quot;Specialt&quot;)" style:apply-style-name="TS-Special-Tentative" style:base-cell-address="EventsOld.A1"/>
      <style:map style:condition="is-true-formula([.$Q1]=&quot;Special&quot;)" style:apply-style-name="TS-Special-Hidden" style:base-cell-address="EventsOld.A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38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52"/>
        <table:table-column table:style-name="co8" table:default-cell-style-name="ce57"/>
        <table:table-column table:style-name="co9" table:default-cell-style-name="ce57"/>
        <table:table-column table:style-name="co10" table:default-cell-style-name="ce47"/>
        <table:table-column table:style-name="co1" table:default-cell-style-name="ce38"/>
        <table:table-column table:style-name="co11" table:default-cell-style-name="ce57"/>
        <table:table-column table:style-name="co1" table:default-cell-style-name="ce38"/>
        <table:table-column table:style-name="co12" table:default-cell-style-name="ce57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6" table:default-cell-style-name="ce47"/>
        <table:table-column table:style-name="co17" table:default-cell-style-name="ce47"/>
        <table:table-column table:style-name="co10" table:default-cell-style-name="ce47"/>
        <table:table-column table:style-name="co18" table:default-cell-style-name="ce61"/>
        <table:table-column table:style-name="co1" table:default-cell-style-name="ce61"/>
        <table:table-column table:style-name="co19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30" office:value-type="string" calcext:value-type="string">
            <text:p>year</text:p>
          </table:table-cell>
          <table:table-cell table:style-name="ce30" office:value-type="string" calcext:value-type="string">
            <text:p>dayOfYear</text:p>
          </table:table-cell>
          <table:table-cell table:style-name="ce30" office:value-type="string" calcext:value-type="string">
            <text:p>month</text:p>
          </table:table-cell>
          <table:table-cell table:style-name="ce30" office:value-type="string" calcext:value-type="string">
            <text:p>day</text:p>
          </table:table-cell>
          <table:table-cell table:style-name="ce30" office:value-type="string" calcext:value-type="string">
            <text:p>weekday</text:p>
          </table:table-cell>
          <table:table-cell table:style-name="ce36" office:value-type="string" calcext:value-type="string">
            <text:p>isDst</text:p>
          </table:table-cell>
          <table:table-cell table:style-name="ce43" office:value-type="string" calcext:value-type="string">
            <text:p>sunrise</text:p>
          </table:table-cell>
          <table:table-cell table:style-name="ce43" office:value-type="string" calcext:value-type="string">
            <text:p>sunset</text:p>
          </table:table-cell>
          <table:table-cell table:style-name="ce30" office:value-type="string" calcext:value-type="string">
            <text:p>description</text:p>
          </table:table-cell>
          <table:table-cell table:style-name="ce5" office:value-type="string" calcext:value-type="string">
            <text:p>startDt</text:p>
          </table:table-cell>
          <table:table-cell table:style-name="ce43" office:value-type="string" calcext:value-type="string">
            <text:p>startTm</text:p>
          </table:table-cell>
          <table:table-cell table:style-name="ce5" office:value-type="string" calcext:value-type="string">
            <text:p>endDt</text:p>
          </table:table-cell>
          <table:table-cell table:style-name="ce43" office:value-type="string" calcext:value-type="string">
            <text:p>endTm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show</text:p>
          </table:table-cell>
          <table:table-cell table:style-name="ce30" office:value-type="string" calcext:value-type="string">
            <text:p>url</text:p>
          </table:table-cell>
          <table:table-cell table:style-name="ce30" office:value-type="string" calcext:value-type="string">
            <text:p>notes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title</text:p>
          </table:table-cell>
          <table:table-cell table:style-name="ce54" office:value-type="string" calcext:value-type="string">
            <text:p>start</text:p>
          </table:table-cell>
          <table:table-cell table:style-name="ce54" office:value-type="string" calcext:value-type="string">
            <text:p>end</text:p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2];&quot;YYYY&quot;)" office:value-type="string" office:string-value="1905" calcext:value-type="string">
            <text:p>1905</text:p>
          </table:table-cell>
          <table:table-cell table:style-name="ce44" table:formula="of:=[.$A2]-DATE(YEAR([.$A2]);1;0)" office:value-type="float" office:value="163" calcext:value-type="float">
            <text:p>163</text:p>
          </table:table-cell>
          <table:table-cell table:style-name="ce44" table:formula="of:=TEXT([.$A2];&quot;MMM&quot;)" office:value-type="string" office:string-value="Jun" calcext:value-type="string">
            <text:p>Jun</text:p>
          </table:table-cell>
          <table:table-cell table:style-name="ce44" table:formula="of:=DAY([.A2])" office:value-type="float" office:value="12" calcext:value-type="float">
            <text:p>12</text:p>
          </table:table-cell>
          <table:table-cell table:style-name="ce44" table:formula="of:=TEXT([.$A2];&quot;DDD&quot;)" office:value-type="string" office:string-value="Mon" calcext:value-type="string">
            <text:p>Mon</text:p>
          </table:table-cell>
          <table:table-cell table:style-name="ce50" table:formula="of:=AND(DATE(YEAR([.$A2]);3;1)-WEEKDAY(DATE(YEAR([.$A2]);3;1)-1)+14&lt;=[.$A2];[.$A2]&lt;DATE(YEAR([.$A2]);11;1)-WEEKDAY(DATE(YEAR([.$A2]);11;1)-1)+7)" office:value-type="boolean" office:boolean-value="true" calcext:value-type="boolean">
            <text:p>TRUE</text:p>
          </table:table-cell>
          <table:table-cell table:style-name="ce55" table:formula="of:=VLOOKUP([.$C2];[$Sun.$A$1:$Sun.$C$367];2)-IF([.$G2];0;TIME(1;0;0))" office:value-type="time" office:time-value="PT05H24M00S" calcext:value-type="time">
            <text:p>5:24:00</text:p>
          </table:table-cell>
          <table:table-cell table:style-name="ce55" table:formula="of:=VLOOKUP([.$C2];[$Sun.$A$1:$Sun.$C$367];3)-IF([.$G2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Hike Template</text:p>
          </table:table-cell>
          <table:table-cell table:style-name="ce26" table:formula="of:=[.$A2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ike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]);ISBLANK([.$P2]));&quot;None&quot;;CONCATENATE([.$O2];[.$P2];&quot;&quot;))" office:value-type="string" office:string-value="Hikex" calcext:value-type="string">
            <text:p>Hikex</text:p>
          </table:table-cell>
          <table:table-cell table:style-name="ce44" table:formula="of:=CONCATENATE(IF([.$P2]=&quot;t&quot;;&quot;[TBD: &quot;;&quot;&quot;);IF(ISBLANK([.$J2]);&quot;&quot;;[.$J2]); IF([.$P2]=&quot;t&quot;;&quot;?]&quot;;&quot;&quot;))" office:value-type="string" office:string-value="Hike Template" calcext:value-type="string">
            <text:p>Hike Template</text:p>
          </table:table-cell>
          <table:table-cell table:style-name="ce59" table:formula="of:=IF(ISBLANK([.$K2]);&quot;&quot;;IF(ISBLANK([.$L2]);TEXT([.$K2];&quot;YYYY-MM-DD&quot;);TEXT([.$K2]+[.$L2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2]);&quot;&quot;;IF(ISBLANK([.$N2]);TEXT([.$M2];&quot;YYYY-MM-DD&quot;);TEXT([.$M2]+[.$N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3];&quot;YYYY&quot;)" office:value-type="string" office:string-value="1905" calcext:value-type="string">
            <text:p>1905</text:p>
          </table:table-cell>
          <table:table-cell table:style-name="ce44" table:formula="of:=[.$A3]-DATE(YEAR([.$A3]);1;0)" office:value-type="float" office:value="163" calcext:value-type="float">
            <text:p>163</text:p>
          </table:table-cell>
          <table:table-cell table:style-name="ce44" table:formula="of:=TEXT([.$A3];&quot;MMM&quot;)" office:value-type="string" office:string-value="Jun" calcext:value-type="string">
            <text:p>Jun</text:p>
          </table:table-cell>
          <table:table-cell table:style-name="ce44" table:formula="of:=DAY([.A3])" office:value-type="float" office:value="12" calcext:value-type="float">
            <text:p>12</text:p>
          </table:table-cell>
          <table:table-cell table:style-name="ce44" table:formula="of:=TEXT([.$A3];&quot;DDD&quot;)" office:value-type="string" office:string-value="Mon" calcext:value-type="string">
            <text:p>Mon</text:p>
          </table:table-cell>
          <table:table-cell table:style-name="ce50" table:formula="of:=AND(DATE(YEAR([.$A3]);3;1)-WEEKDAY(DATE(YEAR([.$A3]);3;1)-1)+14&lt;=[.$A3];[.$A3]&lt;DATE(YEAR([.$A3]);11;1)-WEEKDAY(DATE(YEAR([.$A3]);11;1)-1)+7)" office:value-type="boolean" office:boolean-value="true" calcext:value-type="boolean">
            <text:p>TRUE</text:p>
          </table:table-cell>
          <table:table-cell table:style-name="ce55" table:formula="of:=VLOOKUP([.$C3];[$Sun.$A$1:$Sun.$C$367];2)-IF([.$G3];0;TIME(1;0;0))" office:value-type="time" office:time-value="PT05H24M00S" calcext:value-type="time">
            <text:p>5:24:00</text:p>
          </table:table-cell>
          <table:table-cell table:style-name="ce55" table:formula="of:=VLOOKUP([.$C3];[$Sun.$A$1:$Sun.$C$367];3)-IF([.$G3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Special Template</text:p>
          </table:table-cell>
          <table:table-cell table:style-name="ce26" table:formula="of:=[.$A3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]);ISBLANK([.$P3]));&quot;None&quot;;CONCATENATE([.$O3];[.$P3];&quot;&quot;))" office:value-type="string" office:string-value="Specialx" calcext:value-type="string">
            <text:p>Specialx</text:p>
          </table:table-cell>
          <table:table-cell table:style-name="ce44" table:formula="of:=CONCATENATE(IF([.$P3]=&quot;t&quot;;&quot;[TBD: &quot;;&quot;&quot;);IF(ISBLANK([.$J3]);&quot;&quot;;[.$J3]); IF([.$P3]=&quot;t&quot;;&quot;?]&quot;;&quot;&quot;))" office:value-type="string" office:string-value="Special Template" calcext:value-type="string">
            <text:p>Special Template</text:p>
          </table:table-cell>
          <table:table-cell table:style-name="ce59" table:formula="of:=IF(ISBLANK([.$K3]);&quot;&quot;;IF(ISBLANK([.$L3]);TEXT([.$K3];&quot;YYYY-MM-DD&quot;);TEXT([.$K3]+[.$L3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3]);&quot;&quot;;IF(ISBLANK([.$N3]);TEXT([.$M3];&quot;YYYY-MM-DD&quot;);TEXT([.$M3]+[.$N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4];&quot;YYYY&quot;)" office:value-type="string" office:string-value="1905" calcext:value-type="string">
            <text:p>1905</text:p>
          </table:table-cell>
          <table:table-cell table:style-name="ce44" table:formula="of:=[.$A4]-DATE(YEAR([.$A4]);1;0)" office:value-type="float" office:value="163" calcext:value-type="float">
            <text:p>163</text:p>
          </table:table-cell>
          <table:table-cell table:style-name="ce44" table:formula="of:=TEXT([.$A4];&quot;MMM&quot;)" office:value-type="string" office:string-value="Jun" calcext:value-type="string">
            <text:p>Jun</text:p>
          </table:table-cell>
          <table:table-cell table:style-name="ce44" table:formula="of:=DAY([.A4])" office:value-type="float" office:value="12" calcext:value-type="float">
            <text:p>12</text:p>
          </table:table-cell>
          <table:table-cell table:style-name="ce44" table:formula="of:=TEXT([.$A4];&quot;DDD&quot;)" office:value-type="string" office:string-value="Mon" calcext:value-type="string">
            <text:p>Mon</text:p>
          </table:table-cell>
          <table:table-cell table:style-name="ce50" table:formula="of:=AND(DATE(YEAR([.$A4]);3;1)-WEEKDAY(DATE(YEAR([.$A4]);3;1)-1)+14&lt;=[.$A4];[.$A4]&lt;DATE(YEAR([.$A4]);11;1)-WEEKDAY(DATE(YEAR([.$A4]);11;1)-1)+7)" office:value-type="boolean" office:boolean-value="true" calcext:value-type="boolean">
            <text:p>TRUE</text:p>
          </table:table-cell>
          <table:table-cell table:style-name="ce55" table:formula="of:=VLOOKUP([.$C4];[$Sun.$A$1:$Sun.$C$367];2)-IF([.$G4];0;TIME(1;0;0))" office:value-type="time" office:time-value="PT05H24M00S" calcext:value-type="time">
            <text:p>5:24:00</text:p>
          </table:table-cell>
          <table:table-cell table:style-name="ce55" table:formula="of:=VLOOKUP([.$C4];[$Sun.$A$1:$Sun.$C$367];3)-IF([.$G4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Trip Template</text:p>
          </table:table-cell>
          <table:table-cell table:style-name="ce26" table:formula="of:=[.$A4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]);ISBLANK([.$P4]));&quot;None&quot;;CONCATENATE([.$O4];[.$P4];&quot;&quot;))" office:value-type="string" office:string-value="Tripx" calcext:value-type="string">
            <text:p>Tripx</text:p>
          </table:table-cell>
          <table:table-cell table:style-name="ce44" table:formula="of:=CONCATENATE(IF([.$P4]=&quot;t&quot;;&quot;[TBD: &quot;;&quot;&quot;);IF(ISBLANK([.$J4]);&quot;&quot;;[.$J4]); IF([.$P4]=&quot;t&quot;;&quot;?]&quot;;&quot;&quot;))" office:value-type="string" office:string-value="Trip Template" calcext:value-type="string">
            <text:p>Trip Template</text:p>
          </table:table-cell>
          <table:table-cell table:style-name="ce59" table:formula="of:=IF(ISBLANK([.$K4]);&quot;&quot;;IF(ISBLANK([.$L4]);TEXT([.$K4];&quot;YYYY-MM-DD&quot;);TEXT([.$K4]+[.$L4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4]);&quot;&quot;;IF(ISBLANK([.$N4]);TEXT([.$M4];&quot;YYYY-MM-DD&quot;);TEXT([.$M4]+[.$N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1905-06-12" calcext:value-type="date">
            <text:p>1905-06-12</text:p>
          </table:table-cell>
          <table:table-cell table:style-name="ce44" table:formula="of:=TEXT([.$A5];&quot;YYYY&quot;)" office:value-type="string" office:string-value="1905" calcext:value-type="string">
            <text:p>1905</text:p>
          </table:table-cell>
          <table:table-cell table:style-name="ce44" table:formula="of:=[.$A5]-DATE(YEAR([.$A5]);1;0)" office:value-type="float" office:value="163" calcext:value-type="float">
            <text:p>163</text:p>
          </table:table-cell>
          <table:table-cell table:style-name="ce44" table:formula="of:=TEXT([.$A5];&quot;MMM&quot;)" office:value-type="string" office:string-value="Jun" calcext:value-type="string">
            <text:p>Jun</text:p>
          </table:table-cell>
          <table:table-cell table:style-name="ce44" table:formula="of:=DAY([.A5])" office:value-type="float" office:value="12" calcext:value-type="float">
            <text:p>12</text:p>
          </table:table-cell>
          <table:table-cell table:style-name="ce44" table:formula="of:=TEXT([.$A5];&quot;DDD&quot;)" office:value-type="string" office:string-value="Mon" calcext:value-type="string">
            <text:p>Mon</text:p>
          </table:table-cell>
          <table:table-cell table:style-name="ce50" table:formula="of:=AND(DATE(YEAR([.$A5]);3;1)-WEEKDAY(DATE(YEAR([.$A5]);3;1)-1)+14&lt;=[.$A5];[.$A5]&lt;DATE(YEAR([.$A5]);11;1)-WEEKDAY(DATE(YEAR([.$A5]);11;1)-1)+7)" office:value-type="boolean" office:boolean-value="true" calcext:value-type="boolean">
            <text:p>TRUE</text:p>
          </table:table-cell>
          <table:table-cell table:style-name="ce55" table:formula="of:=VLOOKUP([.$C5];[$Sun.$A$1:$Sun.$C$367];2)-IF([.$G5];0;TIME(1;0;0))" office:value-type="time" office:time-value="PT05H24M00S" calcext:value-type="time">
            <text:p>5:24:00</text:p>
          </table:table-cell>
          <table:table-cell table:style-name="ce55" table:formula="of:=VLOOKUP([.$C5];[$Sun.$A$1:$Sun.$C$367];3)-IF([.$G5];0;TIME(1;0;0))" office:value-type="time" office:time-value="PT20H27M00S" calcext:value-type="time">
            <text:p>20:27:00</text:p>
          </table:table-cell>
          <table:table-cell table:style-name="ce44" office:value-type="string" calcext:value-type="string">
            <text:p>Walk Template</text:p>
          </table:table-cell>
          <table:table-cell table:style-name="ce26" table:formula="of:=[.$A5]" office:value-type="date" office:date-value="1905-06-12" calcext:value-type="date">
            <text:p>1905-06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Walk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5]);ISBLANK([.$P5]));&quot;None&quot;;CONCATENATE([.$O5];[.$P5];&quot;&quot;))" office:value-type="string" office:string-value="Walkx" calcext:value-type="string">
            <text:p>Walkx</text:p>
          </table:table-cell>
          <table:table-cell table:style-name="ce44" table:formula="of:=CONCATENATE(IF([.$P5]=&quot;t&quot;;&quot;[TBD: &quot;;&quot;&quot;);IF(ISBLANK([.$J5]);&quot;&quot;;[.$J5]); IF([.$P5]=&quot;t&quot;;&quot;?]&quot;;&quot;&quot;))" office:value-type="string" office:string-value="Walk Template" calcext:value-type="string">
            <text:p>Walk Template</text:p>
          </table:table-cell>
          <table:table-cell table:style-name="ce59" table:formula="of:=IF(ISBLANK([.$K5]);&quot;&quot;;IF(ISBLANK([.$L5]);TEXT([.$K5];&quot;YYYY-MM-DD&quot;);TEXT([.$K5]+[.$L5];&quot;YYYY-MM-DDTHH:MM:SS&quot;)))" office:value-type="string" office:string-value="1905-06-12" calcext:value-type="string">
            <text:p>1905-06-12</text:p>
          </table:table-cell>
          <table:table-cell table:style-name="ce59" table:formula="of:=IF(ISBLANK([.$M5]);&quot;&quot;;IF(ISBLANK([.$N5]);TEXT([.$M5];&quot;YYYY-MM-DD&quot;);TEXT([.$M5]+[.$N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4" calcext:value-type="date">
            <text:p>2023-01-14</text:p>
          </table:table-cell>
          <table:table-cell table:style-name="ce44" table:formula="of:=TEXT([.$A6];&quot;YYYY&quot;)" office:value-type="string" office:string-value="2023" calcext:value-type="string">
            <text:p>2023</text:p>
          </table:table-cell>
          <table:table-cell table:style-name="ce44" table:formula="of:=[.$A6]-DATE(YEAR([.$A6]);1;0)" office:value-type="float" office:value="14" calcext:value-type="float">
            <text:p>14</text:p>
          </table:table-cell>
          <table:table-cell table:style-name="ce44" table:formula="of:=TEXT([.$A6];&quot;MMM&quot;)" office:value-type="string" office:string-value="Jan" calcext:value-type="string">
            <text:p>Jan</text:p>
          </table:table-cell>
          <table:table-cell table:style-name="ce44" table:formula="of:=DAY([.A6])" office:value-type="float" office:value="14" calcext:value-type="float">
            <text:p>14</text:p>
          </table:table-cell>
          <table:table-cell table:style-name="ce44" table:formula="of:=TEXT([.$A6];&quot;DDD&quot;)" office:value-type="string" office:string-value="Sat" calcext:value-type="string">
            <text:p>Sat</text:p>
          </table:table-cell>
          <table:table-cell table:style-name="ce50" table:formula="of:=AND(DATE(YEAR([.$A6]);3;1)-WEEKDAY(DATE(YEAR([.$A6]);3;1)-1)+14&lt;=[.$A6];[.$A6]&lt;DATE(YEAR([.$A6]);11;1)-WEEKDAY(DATE(YEAR([.$A6]);11;1)-1)+7)" office:value-type="boolean" office:boolean-value="false" calcext:value-type="boolean">
            <text:p>FALSE</text:p>
          </table:table-cell>
          <table:table-cell table:style-name="ce55" table:formula="of:=VLOOKUP([.$C6];[$Sun.$A$1:$Sun.$C$367];2)-IF([.$G6];0;TIME(1;0;0))" office:value-type="time" office:time-value="PT07H18M00S" calcext:value-type="time">
            <text:p>7:18:00</text:p>
          </table:table-cell>
          <table:table-cell table:style-name="ce55" table:formula="of:=VLOOKUP([.$C6];[$Sun.$A$1:$Sun.$C$367];3)-IF([.$G6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6]" office:value-type="date" office:date-value="2023-01-14" calcext:value-type="date">
            <text:p>2023-01-14</text:p>
          </table:table-cell>
          <table:table-cell table:style-name="ce55"/>
          <table:table-cell table:style-name="ce26" table:formula="of:=[.K6]+3" office:value-type="date" office:date-value="2023-01-17" calcext:value-type="date">
            <text:p>2023-01-1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6]);ISBLANK([.$P6]));&quot;None&quot;;CONCATENATE([.$O6];[.$P6];&quot;&quot;))" office:value-type="string" office:string-value="Tripx" calcext:value-type="string">
            <text:p>Tripx</text:p>
          </table:table-cell>
          <table:table-cell table:style-name="ce44" table:formula="of:=CONCATENATE(IF([.$P6]=&quot;t&quot;;&quot;[TBD: &quot;;&quot;&quot;);IF(ISBLANK([.$J6]);&quot;&quot;;[.$J6]); IF([.$P6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6]);&quot;&quot;;IF(ISBLANK([.$L6]);TEXT([.$K6];&quot;YYYY-MM-DD&quot;);TEXT([.$K6]+[.$L6];&quot;YYYY-MM-DDTHH:MM:SS&quot;)))" office:value-type="string" office:string-value="2023-01-14" calcext:value-type="string">
            <text:p>2023-01-14</text:p>
          </table:table-cell>
          <table:table-cell table:style-name="ce59" table:formula="of:=IF(ISBLANK([.$M6]);&quot;&quot;;IF(ISBLANK([.$N6]);TEXT([.$M6];&quot;YYYY-MM-DD&quot;);TEXT([.$M6]+[.$N6];&quot;YYYY-MM-DDTHH:MM:SS&quot;)))" office:value-type="string" office:string-value="2023-01-17" calcext:value-type="string">
            <text:p>2023-01-17</text:p>
          </table:table-cell>
          <table:table-cell/>
        </table:table-row>
        <table:table-row table:style-name="ro2">
          <table:table-cell table:style-name="ce26" table:formula="of:=DATE([.$B7];1;1)-WEEKDAY(DATE([.$B7];1;1)-2)+21" office:value-type="date" office:date-value="2023-01-16" calcext:value-type="date">
            <text:p>2023-01-16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7]-DATE(YEAR([.$A7]);1;0)" office:value-type="float" office:value="16" calcext:value-type="float">
            <text:p>16</text:p>
          </table:table-cell>
          <table:table-cell table:style-name="ce44" table:formula="of:=TEXT([.$A7];&quot;MMM&quot;)" office:value-type="string" office:string-value="Jan" calcext:value-type="string">
            <text:p>Jan</text:p>
          </table:table-cell>
          <table:table-cell table:style-name="ce44" table:formula="of:=DAY([.A7])" office:value-type="float" office:value="16" calcext:value-type="float">
            <text:p>16</text:p>
          </table:table-cell>
          <table:table-cell table:style-name="ce44" table:formula="of:=TEXT([.$A7];&quot;DDD&quot;)" office:value-type="string" office:string-value="Mon" calcext:value-type="string">
            <text:p>Mon</text:p>
          </table:table-cell>
          <table:table-cell table:style-name="ce50" table:formula="of:=AND(DATE(YEAR([.$A7]);3;1)-WEEKDAY(DATE(YEAR([.$A7]);3;1)-1)+14&lt;=[.$A7];[.$A7]&lt;DATE(YEAR([.$A7]);11;1)-WEEKDAY(DATE(YEAR([.$A7]);11;1)-1)+7)" office:value-type="boolean" office:boolean-value="false" calcext:value-type="boolean">
            <text:p>FALSE</text:p>
          </table:table-cell>
          <table:table-cell table:style-name="ce55" table:formula="of:=VLOOKUP([.$C7];[$Sun.$A$1:$Sun.$C$367];2)-IF([.$G7];0;TIME(1;0;0))" office:value-type="time" office:time-value="PT07H17M00S" calcext:value-type="time">
            <text:p>7:17:00</text:p>
          </table:table-cell>
          <table:table-cell table:style-name="ce55" table:formula="of:=VLOOKUP([.$C7];[$Sun.$A$1:$Sun.$C$367];3)-IF([.$G7];0;TIME(1;0;0))" office:value-type="time" office:time-value="PT16H54M00S" calcext:value-type="time">
            <text:p>16:54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7]" office:value-type="date" office:date-value="2023-01-16" calcext:value-type="date">
            <text:p>2023-01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7]);ISBLANK([.$P7]));&quot;None&quot;;CONCATENATE([.$O7];[.$P7];&quot;&quot;))" office:value-type="string" office:string-value="Holidayx" calcext:value-type="string">
            <text:p>Holidayx</text:p>
          </table:table-cell>
          <table:table-cell table:style-name="ce44" table:formula="of:=CONCATENATE(IF([.$P7]=&quot;t&quot;;&quot;[TBD: &quot;;&quot;&quot;);IF(ISBLANK([.$J7]);&quot;&quot;;[.$J7]); IF([.$P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7]);&quot;&quot;;IF(ISBLANK([.$L7]);TEXT([.$K7];&quot;YYYY-MM-DD&quot;);TEXT([.$K7]+[.$L7];&quot;YYYY-MM-DDTHH:MM:SS&quot;)))" office:value-type="string" office:string-value="2023-01-16" calcext:value-type="string">
            <text:p>2023-01-16</text:p>
          </table:table-cell>
          <table:table-cell table:style-name="ce59" table:formula="of:=IF(ISBLANK([.$M7]);&quot;&quot;;IF(ISBLANK([.$N7]);TEXT([.$M7];&quot;YYYY-MM-DD&quot;);TEXT([.$M7]+[.$N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17" calcext:value-type="date">
            <text:p>2023-01-17</text:p>
          </table:table-cell>
          <table:table-cell table:style-name="ce44" table:formula="of:=TEXT([.$A8];&quot;YYYY&quot;)" office:value-type="string" office:string-value="2023" calcext:value-type="string">
            <text:p>2023</text:p>
          </table:table-cell>
          <table:table-cell table:style-name="ce44" table:formula="of:=[.$A8]-DATE(YEAR([.$A8]);1;0)" office:value-type="float" office:value="17" calcext:value-type="float">
            <text:p>17</text:p>
          </table:table-cell>
          <table:table-cell table:style-name="ce44" table:formula="of:=TEXT([.$A8];&quot;MMM&quot;)" office:value-type="string" office:string-value="Jan" calcext:value-type="string">
            <text:p>Jan</text:p>
          </table:table-cell>
          <table:table-cell table:style-name="ce44" table:formula="of:=DAY([.A8])" office:value-type="float" office:value="17" calcext:value-type="float">
            <text:p>17</text:p>
          </table:table-cell>
          <table:table-cell table:style-name="ce44" table:formula="of:=TEXT([.$A8];&quot;DDD&quot;)" office:value-type="string" office:string-value="Tue" calcext:value-type="string">
            <text:p>Tue</text:p>
          </table:table-cell>
          <table:table-cell table:style-name="ce50" table:formula="of:=AND(DATE(YEAR([.$A8]);3;1)-WEEKDAY(DATE(YEAR([.$A8]);3;1)-1)+14&lt;=[.$A8];[.$A8]&lt;DATE(YEAR([.$A8]);11;1)-WEEKDAY(DATE(YEAR([.$A8]);11;1)-1)+7)" office:value-type="boolean" office:boolean-value="false" calcext:value-type="boolean">
            <text:p>FALSE</text:p>
          </table:table-cell>
          <table:table-cell table:style-name="ce55" table:formula="of:=VLOOKUP([.$C8];[$Sun.$A$1:$Sun.$C$367];2)-IF([.$G8];0;TIME(1;0;0))" office:value-type="time" office:time-value="PT07H16M00S" calcext:value-type="time">
            <text:p>7:16:00</text:p>
          </table:table-cell>
          <table:table-cell table:style-name="ce55" table:formula="of:=VLOOKUP([.$C8];[$Sun.$A$1:$Sun.$C$367];3)-IF([.$G8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8]" office:value-type="date" office:date-value="2023-01-17" calcext:value-type="date">
            <text:p>2023-01-17</text:p>
          </table:table-cell>
          <table:table-cell table:style-name="ce55"/>
          <table:table-cell table:style-name="ce26" office:value-type="date" office:date-value="2023-01-21" calcext:value-type="date">
            <text:p>2023-01-21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8]);ISBLANK([.$P8]));&quot;None&quot;;CONCATENATE([.$O8];[.$P8];&quot;&quot;))" office:value-type="string" office:string-value="Specialx" calcext:value-type="string">
            <text:p>Specialx</text:p>
          </table:table-cell>
          <table:table-cell table:style-name="ce44" table:formula="of:=CONCATENATE(IF([.$P8]=&quot;t&quot;;&quot;[TBD: &quot;;&quot;&quot;);IF(ISBLANK([.$J8]);&quot;&quot;;[.$J8]); IF([.$P8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8]);&quot;&quot;;IF(ISBLANK([.$L8]);TEXT([.$K8];&quot;YYYY-MM-DD&quot;);TEXT([.$K8]+[.$L8];&quot;YYYY-MM-DDTHH:MM:SS&quot;)))" office:value-type="string" office:string-value="2023-01-17" calcext:value-type="string">
            <text:p>2023-01-17</text:p>
          </table:table-cell>
          <table:table-cell table:style-name="ce59" table:formula="of:=IF(ISBLANK([.$M8]);&quot;&quot;;IF(ISBLANK([.$N8]);TEXT([.$M8];&quot;YYYY-MM-DD&quot;);TEXT([.$M8]+[.$N8];&quot;YYYY-MM-DDTHH:MM:SS&quot;)))" office:value-type="string" office:string-value="2023-01-21" calcext:value-type="string">
            <text:p>2023-01-21</text:p>
          </table:table-cell>
          <table:table-cell/>
        </table:table-row>
        <table:table-row table:style-name="ro2">
          <table:table-cell table:style-name="ce2" office:value-type="date" office:date-value="2023-01-23" calcext:value-type="date">
            <text:p>2023-01-23</text:p>
          </table:table-cell>
          <table:table-cell table:style-name="ce46" table:formula="of:=TEXT([.$A9];&quot;YYYY&quot;)" office:value-type="string" office:string-value="2023" calcext:value-type="string">
            <text:p>2023</text:p>
          </table:table-cell>
          <table:table-cell table:style-name="ce46" table:formula="of:=[.$A9]-DATE(YEAR([.$A9]);1;0)" office:value-type="float" office:value="23" calcext:value-type="float">
            <text:p>23</text:p>
          </table:table-cell>
          <table:table-cell table:style-name="ce46" table:formula="of:=TEXT([.$A9];&quot;MMM&quot;)" office:value-type="string" office:string-value="Jan" calcext:value-type="string">
            <text:p>Jan</text:p>
          </table:table-cell>
          <table:table-cell table:style-name="ce46" table:formula="of:=DAY([.A9])" office:value-type="float" office:value="23" calcext:value-type="float">
            <text:p>23</text:p>
          </table:table-cell>
          <table:table-cell table:style-name="ce46" table:formula="of:=TEXT([.$A9];&quot;DDD&quot;)" office:value-type="string" office:string-value="Mon" calcext:value-type="string">
            <text:p>Mon</text:p>
          </table:table-cell>
          <table:table-cell table:style-name="ce51" table:formula="of:=AND(DATE(YEAR([.$A9]);3;1)-WEEKDAY(DATE(YEAR([.$A9]);3;1)-1)+14&lt;=[.$A9];[.$A9]&lt;DATE(YEAR([.$A9]);11;1)-WEEKDAY(DATE(YEAR([.$A9]);11;1)-1)+7)" office:value-type="boolean" office:boolean-value="false" calcext:value-type="boolean">
            <text:p>FALSE</text:p>
          </table:table-cell>
          <table:table-cell table:style-name="ce23" table:formula="of:=VLOOKUP([.$C9];[$Sun.$A$1:$Sun.$C$367];2)-IF([.$G9];0;TIME(1;0;0))" office:value-type="time" office:time-value="PT07H13M00S" calcext:value-type="time">
            <text:p>7:13:00</text:p>
          </table:table-cell>
          <table:table-cell table:style-name="ce23" table:formula="of:=VLOOKUP([.$C9];[$Sun.$A$1:$Sun.$C$367];3)-IF([.$G9];0;TIME(1;0;0))" office:value-type="time" office:time-value="PT17H02M00S" calcext:value-type="time">
            <text:p>17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]" office:value-type="date" office:date-value="2023-01-23" calcext:value-type="date">
            <text:p>2023-01-23</text:p>
          </table:table-cell>
          <table:table-cell table:style-name="ce23" table:formula="of:=[.$H9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]);ISBLANK([.$P9]));&quot;None&quot;;CONCATENATE([.$O9];[.$P9];&quot;&quot;))" office:value-type="string" office:string-value="Walkx" calcext:value-type="string">
            <text:p>Walkx</text:p>
          </table:table-cell>
          <table:table-cell table:style-name="ce46" table:formula="of:=CONCATENATE(IF([.$P9]=&quot;t&quot;;&quot;[TBD: &quot;;&quot;&quot;);IF(ISBLANK([.$J9]);&quot;&quot;;[.$J9]); IF([.$P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]);&quot;&quot;;IF(ISBLANK([.$L9]);TEXT([.$K9];&quot;YYYY-MM-DD&quot;);TEXT([.$K9]+[.$L9];&quot;YYYY-MM-DDTHH:MM:SS&quot;)))" office:value-type="string" office:string-value="2023-01-23T07:13:00" calcext:value-type="string">
            <text:p>2023-01-23T07:13:00</text:p>
          </table:table-cell>
          <table:table-cell table:style-name="ce29" table:formula="of:=IF(ISBLANK([.$M9]);&quot;&quot;;IF(ISBLANK([.$N9]);TEXT([.$M9];&quot;YYYY-MM-DD&quot;);TEXT([.$M9]+[.$N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4" calcext:value-type="date">
            <text:p>2023-01-24</text:p>
          </table:table-cell>
          <table:table-cell table:style-name="ce46" table:formula="of:=TEXT([.$A10];&quot;YYYY&quot;)" office:value-type="string" office:string-value="2023" calcext:value-type="string">
            <text:p>2023</text:p>
          </table:table-cell>
          <table:table-cell table:style-name="ce46" table:formula="of:=[.$A10]-DATE(YEAR([.$A10]);1;0)" office:value-type="float" office:value="24" calcext:value-type="float">
            <text:p>24</text:p>
          </table:table-cell>
          <table:table-cell table:style-name="ce46" table:formula="of:=TEXT([.$A10];&quot;MMM&quot;)" office:value-type="string" office:string-value="Jan" calcext:value-type="string">
            <text:p>Jan</text:p>
          </table:table-cell>
          <table:table-cell table:style-name="ce46" table:formula="of:=DAY([.A10])" office:value-type="float" office:value="24" calcext:value-type="float">
            <text:p>24</text:p>
          </table:table-cell>
          <table:table-cell table:style-name="ce46" table:formula="of:=TEXT([.$A10];&quot;DDD&quot;)" office:value-type="string" office:string-value="Tue" calcext:value-type="string">
            <text:p>Tue</text:p>
          </table:table-cell>
          <table:table-cell table:style-name="ce51" table:formula="of:=AND(DATE(YEAR([.$A10]);3;1)-WEEKDAY(DATE(YEAR([.$A10]);3;1)-1)+14&lt;=[.$A10];[.$A10]&lt;DATE(YEAR([.$A10]);11;1)-WEEKDAY(DATE(YEAR([.$A10]);11;1)-1)+7)" office:value-type="boolean" office:boolean-value="false" calcext:value-type="boolean">
            <text:p>FALSE</text:p>
          </table:table-cell>
          <table:table-cell table:style-name="ce23" table:formula="of:=VLOOKUP([.$C10];[$Sun.$A$1:$Sun.$C$367];2)-IF([.$G10];0;TIME(1;0;0))" office:value-type="time" office:time-value="PT07H12M00S" calcext:value-type="time">
            <text:p>7:12:00</text:p>
          </table:table-cell>
          <table:table-cell table:style-name="ce23" table:formula="of:=VLOOKUP([.$C10];[$Sun.$A$1:$Sun.$C$367];3)-IF([.$G10];0;TIME(1;0;0))" office:value-type="time" office:time-value="PT17H04M00S" calcext:value-type="time">
            <text:p>17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]" office:value-type="date" office:date-value="2023-01-24" calcext:value-type="date">
            <text:p>2023-01-24</text:p>
          </table:table-cell>
          <table:table-cell table:style-name="ce23" table:formula="of:=[.$H10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]);ISBLANK([.$P10]));&quot;None&quot;;CONCATENATE([.$O10];[.$P10];&quot;&quot;))" office:value-type="string" office:string-value="Walkx" calcext:value-type="string">
            <text:p>Walkx</text:p>
          </table:table-cell>
          <table:table-cell table:style-name="ce46" table:formula="of:=CONCATENATE(IF([.$P10]=&quot;t&quot;;&quot;[TBD: &quot;;&quot;&quot;);IF(ISBLANK([.$J10]);&quot;&quot;;[.$J10]); IF([.$P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]);&quot;&quot;;IF(ISBLANK([.$L10]);TEXT([.$K10];&quot;YYYY-MM-DD&quot;);TEXT([.$K10]+[.$L10];&quot;YYYY-MM-DDTHH:MM:SS&quot;)))" office:value-type="string" office:string-value="2023-01-24T07:12:00" calcext:value-type="string">
            <text:p>2023-01-24T07:12:00</text:p>
          </table:table-cell>
          <table:table-cell table:style-name="ce29" table:formula="of:=IF(ISBLANK([.$M10]);&quot;&quot;;IF(ISBLANK([.$N10]);TEXT([.$M10];&quot;YYYY-MM-DD&quot;);TEXT([.$M10]+[.$N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5" calcext:value-type="date">
            <text:p>2023-01-25</text:p>
          </table:table-cell>
          <table:table-cell table:style-name="ce46" table:formula="of:=TEXT([.$A11];&quot;YYYY&quot;)" office:value-type="string" office:string-value="2023" calcext:value-type="string">
            <text:p>2023</text:p>
          </table:table-cell>
          <table:table-cell table:style-name="ce46" table:formula="of:=[.$A11]-DATE(YEAR([.$A11]);1;0)" office:value-type="float" office:value="25" calcext:value-type="float">
            <text:p>25</text:p>
          </table:table-cell>
          <table:table-cell table:style-name="ce46" table:formula="of:=TEXT([.$A11];&quot;MMM&quot;)" office:value-type="string" office:string-value="Jan" calcext:value-type="string">
            <text:p>Jan</text:p>
          </table:table-cell>
          <table:table-cell table:style-name="ce46" table:formula="of:=DAY([.A11])" office:value-type="float" office:value="25" calcext:value-type="float">
            <text:p>25</text:p>
          </table:table-cell>
          <table:table-cell table:style-name="ce46" table:formula="of:=TEXT([.$A11];&quot;DDD&quot;)" office:value-type="string" office:string-value="Wed" calcext:value-type="string">
            <text:p>Wed</text:p>
          </table:table-cell>
          <table:table-cell table:style-name="ce51" table:formula="of:=AND(DATE(YEAR([.$A11]);3;1)-WEEKDAY(DATE(YEAR([.$A11]);3;1)-1)+14&lt;=[.$A11];[.$A11]&lt;DATE(YEAR([.$A11]);11;1)-WEEKDAY(DATE(YEAR([.$A11]);11;1)-1)+7)" office:value-type="boolean" office:boolean-value="false" calcext:value-type="boolean">
            <text:p>FALSE</text:p>
          </table:table-cell>
          <table:table-cell table:style-name="ce23" table:formula="of:=VLOOKUP([.$C11];[$Sun.$A$1:$Sun.$C$367];2)-IF([.$G11];0;TIME(1;0;0))" office:value-type="time" office:time-value="PT07H11M00S" calcext:value-type="time">
            <text:p>7:11:00</text:p>
          </table:table-cell>
          <table:table-cell table:style-name="ce23" table:formula="of:=VLOOKUP([.$C11];[$Sun.$A$1:$Sun.$C$367];3)-IF([.$G11];0;TIME(1;0;0))" office:value-type="time" office:time-value="PT17H05M00S" calcext:value-type="time">
            <text:p>17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]" office:value-type="date" office:date-value="2023-01-25" calcext:value-type="date">
            <text:p>2023-01-25</text:p>
          </table:table-cell>
          <table:table-cell table:style-name="ce23" table:formula="of:=[.$H11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]);ISBLANK([.$P11]));&quot;None&quot;;CONCATENATE([.$O11];[.$P11];&quot;&quot;))" office:value-type="string" office:string-value="Walkx" calcext:value-type="string">
            <text:p>Walkx</text:p>
          </table:table-cell>
          <table:table-cell table:style-name="ce46" table:formula="of:=CONCATENATE(IF([.$P11]=&quot;t&quot;;&quot;[TBD: &quot;;&quot;&quot;);IF(ISBLANK([.$J11]);&quot;&quot;;[.$J11]); IF([.$P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]);&quot;&quot;;IF(ISBLANK([.$L11]);TEXT([.$K11];&quot;YYYY-MM-DD&quot;);TEXT([.$K11]+[.$L11];&quot;YYYY-MM-DDTHH:MM:SS&quot;)))" office:value-type="string" office:string-value="2023-01-25T07:11:00" calcext:value-type="string">
            <text:p>2023-01-25T07:11:00</text:p>
          </table:table-cell>
          <table:table-cell table:style-name="ce29" table:formula="of:=IF(ISBLANK([.$M11]);&quot;&quot;;IF(ISBLANK([.$N11]);TEXT([.$M11];&quot;YYYY-MM-DD&quot;);TEXT([.$M11]+[.$N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6" calcext:value-type="date">
            <text:p>2023-01-26</text:p>
          </table:table-cell>
          <table:table-cell table:style-name="ce46" table:formula="of:=TEXT([.$A12];&quot;YYYY&quot;)" office:value-type="string" office:string-value="2023" calcext:value-type="string">
            <text:p>2023</text:p>
          </table:table-cell>
          <table:table-cell table:style-name="ce46" table:formula="of:=[.$A12]-DATE(YEAR([.$A12]);1;0)" office:value-type="float" office:value="26" calcext:value-type="float">
            <text:p>26</text:p>
          </table:table-cell>
          <table:table-cell table:style-name="ce46" table:formula="of:=TEXT([.$A12];&quot;MMM&quot;)" office:value-type="string" office:string-value="Jan" calcext:value-type="string">
            <text:p>Jan</text:p>
          </table:table-cell>
          <table:table-cell table:style-name="ce46" table:formula="of:=DAY([.A12])" office:value-type="float" office:value="26" calcext:value-type="float">
            <text:p>26</text:p>
          </table:table-cell>
          <table:table-cell table:style-name="ce46" table:formula="of:=TEXT([.$A12];&quot;DDD&quot;)" office:value-type="string" office:string-value="Thu" calcext:value-type="string">
            <text:p>Thu</text:p>
          </table:table-cell>
          <table:table-cell table:style-name="ce51" table:formula="of:=AND(DATE(YEAR([.$A12]);3;1)-WEEKDAY(DATE(YEAR([.$A12]);3;1)-1)+14&lt;=[.$A12];[.$A12]&lt;DATE(YEAR([.$A12]);11;1)-WEEKDAY(DATE(YEAR([.$A12]);11;1)-1)+7)" office:value-type="boolean" office:boolean-value="false" calcext:value-type="boolean">
            <text:p>FALSE</text:p>
          </table:table-cell>
          <table:table-cell table:style-name="ce23" table:formula="of:=VLOOKUP([.$C12];[$Sun.$A$1:$Sun.$C$367];2)-IF([.$G12];0;TIME(1;0;0))" office:value-type="time" office:time-value="PT07H10M00S" calcext:value-type="time">
            <text:p>7:10:00</text:p>
          </table:table-cell>
          <table:table-cell table:style-name="ce23" table:formula="of:=VLOOKUP([.$C12];[$Sun.$A$1:$Sun.$C$367];3)-IF([.$G12];0;TIME(1;0;0))" office:value-type="time" office:time-value="PT17H06M00S" calcext:value-type="time">
            <text:p>17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]" office:value-type="date" office:date-value="2023-01-26" calcext:value-type="date">
            <text:p>2023-01-26</text:p>
          </table:table-cell>
          <table:table-cell table:style-name="ce23" table:formula="of:=[.$H12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]);ISBLANK([.$P12]));&quot;None&quot;;CONCATENATE([.$O12];[.$P12];&quot;&quot;))" office:value-type="string" office:string-value="Walkx" calcext:value-type="string">
            <text:p>Walkx</text:p>
          </table:table-cell>
          <table:table-cell table:style-name="ce46" table:formula="of:=CONCATENATE(IF([.$P12]=&quot;t&quot;;&quot;[TBD: &quot;;&quot;&quot;);IF(ISBLANK([.$J12]);&quot;&quot;;[.$J12]); IF([.$P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]);&quot;&quot;;IF(ISBLANK([.$L12]);TEXT([.$K12];&quot;YYYY-MM-DD&quot;);TEXT([.$K12]+[.$L12];&quot;YYYY-MM-DDTHH:MM:SS&quot;)))" office:value-type="string" office:string-value="2023-01-26T07:10:00" calcext:value-type="string">
            <text:p>2023-01-26T07:10:00</text:p>
          </table:table-cell>
          <table:table-cell table:style-name="ce29" table:formula="of:=IF(ISBLANK([.$M12]);&quot;&quot;;IF(ISBLANK([.$N12]);TEXT([.$M12];&quot;YYYY-MM-DD&quot;);TEXT([.$M12]+[.$N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27" calcext:value-type="date">
            <text:p>2023-01-27</text:p>
          </table:table-cell>
          <table:table-cell table:style-name="ce46" table:formula="of:=TEXT([.$A13];&quot;YYYY&quot;)" office:value-type="string" office:string-value="2023" calcext:value-type="string">
            <text:p>2023</text:p>
          </table:table-cell>
          <table:table-cell table:style-name="ce46" table:formula="of:=[.$A13]-DATE(YEAR([.$A13]);1;0)" office:value-type="float" office:value="27" calcext:value-type="float">
            <text:p>27</text:p>
          </table:table-cell>
          <table:table-cell table:style-name="ce46" table:formula="of:=TEXT([.$A13];&quot;MMM&quot;)" office:value-type="string" office:string-value="Jan" calcext:value-type="string">
            <text:p>Jan</text:p>
          </table:table-cell>
          <table:table-cell table:style-name="ce46" table:formula="of:=DAY([.A13])" office:value-type="float" office:value="27" calcext:value-type="float">
            <text:p>27</text:p>
          </table:table-cell>
          <table:table-cell table:style-name="ce46" table:formula="of:=TEXT([.$A13];&quot;DDD&quot;)" office:value-type="string" office:string-value="Fri" calcext:value-type="string">
            <text:p>Fri</text:p>
          </table:table-cell>
          <table:table-cell table:style-name="ce51" table:formula="of:=AND(DATE(YEAR([.$A13]);3;1)-WEEKDAY(DATE(YEAR([.$A13]);3;1)-1)+14&lt;=[.$A13];[.$A13]&lt;DATE(YEAR([.$A13]);11;1)-WEEKDAY(DATE(YEAR([.$A13]);11;1)-1)+7)" office:value-type="boolean" office:boolean-value="false" calcext:value-type="boolean">
            <text:p>FALSE</text:p>
          </table:table-cell>
          <table:table-cell table:style-name="ce23" table:formula="of:=VLOOKUP([.$C13];[$Sun.$A$1:$Sun.$C$367];2)-IF([.$G13];0;TIME(1;0;0))" office:value-type="time" office:time-value="PT07H09M00S" calcext:value-type="time">
            <text:p>7:09:00</text:p>
          </table:table-cell>
          <table:table-cell table:style-name="ce23" table:formula="of:=VLOOKUP([.$C13];[$Sun.$A$1:$Sun.$C$367];3)-IF([.$G13];0;TIME(1;0;0))" office:value-type="time" office:time-value="PT17H07M00S" calcext:value-type="time">
            <text:p>17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]" office:value-type="date" office:date-value="2023-01-27" calcext:value-type="date">
            <text:p>2023-01-27</text:p>
          </table:table-cell>
          <table:table-cell table:style-name="ce23" table:formula="of:=[.$H13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]);ISBLANK([.$P13]));&quot;None&quot;;CONCATENATE([.$O13];[.$P13];&quot;&quot;))" office:value-type="string" office:string-value="Walkx" calcext:value-type="string">
            <text:p>Walkx</text:p>
          </table:table-cell>
          <table:table-cell table:style-name="ce46" table:formula="of:=CONCATENATE(IF([.$P13]=&quot;t&quot;;&quot;[TBD: &quot;;&quot;&quot;);IF(ISBLANK([.$J13]);&quot;&quot;;[.$J13]); IF([.$P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]);&quot;&quot;;IF(ISBLANK([.$L13]);TEXT([.$K13];&quot;YYYY-MM-DD&quot;);TEXT([.$K13]+[.$L13];&quot;YYYY-MM-DDTHH:MM:SS&quot;)))" office:value-type="string" office:string-value="2023-01-27T07:09:00" calcext:value-type="string">
            <text:p>2023-01-27T07:09:00</text:p>
          </table:table-cell>
          <table:table-cell table:style-name="ce29" table:formula="of:=IF(ISBLANK([.$M13]);&quot;&quot;;IF(ISBLANK([.$N13]);TEXT([.$M13];&quot;YYYY-MM-DD&quot;);TEXT([.$M13]+[.$N13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1-30" calcext:value-type="date">
            <text:p>2023-01-30</text:p>
          </table:table-cell>
          <table:table-cell table:style-name="ce44" table:formula="of:=TEXT([.$A14];&quot;YYYY&quot;)" office:value-type="string" office:string-value="2023" calcext:value-type="string">
            <text:p>2023</text:p>
          </table:table-cell>
          <table:table-cell table:style-name="ce44" table:formula="of:=[.$A14]-DATE(YEAR([.$A14]);1;0)" office:value-type="float" office:value="30" calcext:value-type="float">
            <text:p>30</text:p>
          </table:table-cell>
          <table:table-cell table:style-name="ce44" table:formula="of:=TEXT([.$A14];&quot;MMM&quot;)" office:value-type="string" office:string-value="Jan" calcext:value-type="string">
            <text:p>Jan</text:p>
          </table:table-cell>
          <table:table-cell table:style-name="ce44" table:formula="of:=DAY([.A14])" office:value-type="float" office:value="30" calcext:value-type="float">
            <text:p>30</text:p>
          </table:table-cell>
          <table:table-cell table:style-name="ce44" table:formula="of:=TEXT([.$A14];&quot;DDD&quot;)" office:value-type="string" office:string-value="Mon" calcext:value-type="string">
            <text:p>Mon</text:p>
          </table:table-cell>
          <table:table-cell table:style-name="ce50" table:formula="of:=AND(DATE(YEAR([.$A14]);3;1)-WEEKDAY(DATE(YEAR([.$A14]);3;1)-1)+14&lt;=[.$A14];[.$A14]&lt;DATE(YEAR([.$A14]);11;1)-WEEKDAY(DATE(YEAR([.$A14]);11;1)-1)+7)" office:value-type="boolean" office:boolean-value="false" calcext:value-type="boolean">
            <text:p>FALSE</text:p>
          </table:table-cell>
          <table:table-cell table:style-name="ce55" table:formula="of:=VLOOKUP([.$C14];[$Sun.$A$1:$Sun.$C$367];2)-IF([.$G14];0;TIME(1;0;0))" office:value-type="time" office:time-value="PT07H07M00S" calcext:value-type="time">
            <text:p>7:07:00</text:p>
          </table:table-cell>
          <table:table-cell table:style-name="ce55" table:formula="of:=VLOOKUP([.$C14];[$Sun.$A$1:$Sun.$C$367];3)-IF([.$G14];0;TIME(1;0;0))" office:value-type="time" office:time-value="PT17H11M00S" calcext:value-type="time">
            <text:p>17:11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14]" office:value-type="date" office:date-value="2023-01-30" calcext:value-type="date">
            <text:p>2023-01-30</text:p>
          </table:table-cell>
          <table:table-cell table:style-name="ce55"/>
          <table:table-cell table:style-name="ce26" table:formula="of:=[.K14]+5" office:value-type="date" office:date-value="2023-02-04" calcext:value-type="date">
            <text:p>2023-02-04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4]);ISBLANK([.$P14]));&quot;None&quot;;CONCATENATE([.$O14];[.$P14];&quot;&quot;))" office:value-type="string" office:string-value="Specialx" calcext:value-type="string">
            <text:p>Specialx</text:p>
          </table:table-cell>
          <table:table-cell table:style-name="ce44" table:formula="of:=CONCATENATE(IF([.$P14]=&quot;t&quot;;&quot;[TBD: &quot;;&quot;&quot;);IF(ISBLANK([.$J14]);&quot;&quot;;[.$J14]); IF([.$P14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14]);&quot;&quot;;IF(ISBLANK([.$L14]);TEXT([.$K14];&quot;YYYY-MM-DD&quot;);TEXT([.$K14]+[.$L14];&quot;YYYY-MM-DDTHH:MM:SS&quot;)))" office:value-type="string" office:string-value="2023-01-30" calcext:value-type="string">
            <text:p>2023-01-30</text:p>
          </table:table-cell>
          <table:table-cell table:style-name="ce59" table:formula="of:=IF(ISBLANK([.$M14]);&quot;&quot;;IF(ISBLANK([.$N14]);TEXT([.$M14];&quot;YYYY-MM-DD&quot;);TEXT([.$M14]+[.$N14];&quot;YYYY-MM-DDTHH:MM:SS&quot;)))" office:value-type="string" office:string-value="2023-02-04" calcext:value-type="string">
            <text:p>2023-02-04</text:p>
          </table:table-cell>
          <table:table-cell/>
        </table:table-row>
        <table:table-row table:style-name="ro2">
          <table:table-cell table:style-name="ce2" office:value-type="date" office:date-value="2023-01-30" calcext:value-type="date">
            <text:p>2023-01-30</text:p>
          </table:table-cell>
          <table:table-cell table:style-name="ce46" table:formula="of:=TEXT([.$A15];&quot;YYYY&quot;)" office:value-type="string" office:string-value="2023" calcext:value-type="string">
            <text:p>2023</text:p>
          </table:table-cell>
          <table:table-cell table:style-name="ce46" table:formula="of:=[.$A15]-DATE(YEAR([.$A15]);1;0)" office:value-type="float" office:value="30" calcext:value-type="float">
            <text:p>30</text:p>
          </table:table-cell>
          <table:table-cell table:style-name="ce46" table:formula="of:=TEXT([.$A15];&quot;MMM&quot;)" office:value-type="string" office:string-value="Jan" calcext:value-type="string">
            <text:p>Jan</text:p>
          </table:table-cell>
          <table:table-cell table:style-name="ce46" table:formula="of:=DAY([.A15])" office:value-type="float" office:value="30" calcext:value-type="float">
            <text:p>30</text:p>
          </table:table-cell>
          <table:table-cell table:style-name="ce46" table:formula="of:=TEXT([.$A15];&quot;DDD&quot;)" office:value-type="string" office:string-value="Mon" calcext:value-type="string">
            <text:p>Mon</text:p>
          </table:table-cell>
          <table:table-cell table:style-name="ce51" table:formula="of:=AND(DATE(YEAR([.$A15]);3;1)-WEEKDAY(DATE(YEAR([.$A15]);3;1)-1)+14&lt;=[.$A15];[.$A15]&lt;DATE(YEAR([.$A15]);11;1)-WEEKDAY(DATE(YEAR([.$A15]);11;1)-1)+7)" office:value-type="boolean" office:boolean-value="false" calcext:value-type="boolean">
            <text:p>FALSE</text:p>
          </table:table-cell>
          <table:table-cell table:style-name="ce23" table:formula="of:=VLOOKUP([.$C15];[$Sun.$A$1:$Sun.$C$367];2)-IF([.$G15];0;TIME(1;0;0))" office:value-type="time" office:time-value="PT07H07M00S" calcext:value-type="time">
            <text:p>7:07:00</text:p>
          </table:table-cell>
          <table:table-cell table:style-name="ce23" table:formula="of:=VLOOKUP([.$C15];[$Sun.$A$1:$Sun.$C$367];3)-IF([.$G15];0;TIME(1;0;0))" office:value-type="time" office:time-value="PT17H11M00S" calcext:value-type="time">
            <text:p>17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]" office:value-type="date" office:date-value="2023-01-30" calcext:value-type="date">
            <text:p>2023-01-30</text:p>
          </table:table-cell>
          <table:table-cell table:style-name="ce23" table:formula="of:=[.$H15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]);ISBLANK([.$P15]));&quot;None&quot;;CONCATENATE([.$O15];[.$P15];&quot;&quot;))" office:value-type="string" office:string-value="Walk-" calcext:value-type="string">
            <text:p>Walk-</text:p>
          </table:table-cell>
          <table:table-cell table:style-name="ce46" table:formula="of:=CONCATENATE(IF([.$P15]=&quot;t&quot;;&quot;[TBD: &quot;;&quot;&quot;);IF(ISBLANK([.$J15]);&quot;&quot;;[.$J15]); IF([.$P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]);&quot;&quot;;IF(ISBLANK([.$L15]);TEXT([.$K15];&quot;YYYY-MM-DD&quot;);TEXT([.$K15]+[.$L15];&quot;YYYY-MM-DDTHH:MM:SS&quot;)))" office:value-type="string" office:string-value="2023-01-30T07:07:00" calcext:value-type="string">
            <text:p>2023-01-30T07:07:00</text:p>
          </table:table-cell>
          <table:table-cell table:style-name="ce29" table:formula="of:=IF(ISBLANK([.$M15]);&quot;&quot;;IF(ISBLANK([.$N15]);TEXT([.$M15];&quot;YYYY-MM-DD&quot;);TEXT([.$M15]+[.$N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1-31" calcext:value-type="date">
            <text:p>2023-01-31</text:p>
          </table:table-cell>
          <table:table-cell table:style-name="ce46" table:formula="of:=TEXT([.$A16];&quot;YYYY&quot;)" office:value-type="string" office:string-value="2023" calcext:value-type="string">
            <text:p>2023</text:p>
          </table:table-cell>
          <table:table-cell table:style-name="ce46" table:formula="of:=[.$A16]-DATE(YEAR([.$A16]);1;0)" office:value-type="float" office:value="31" calcext:value-type="float">
            <text:p>31</text:p>
          </table:table-cell>
          <table:table-cell table:style-name="ce46" table:formula="of:=TEXT([.$A16];&quot;MMM&quot;)" office:value-type="string" office:string-value="Jan" calcext:value-type="string">
            <text:p>Jan</text:p>
          </table:table-cell>
          <table:table-cell table:style-name="ce46" table:formula="of:=DAY([.A16])" office:value-type="float" office:value="31" calcext:value-type="float">
            <text:p>31</text:p>
          </table:table-cell>
          <table:table-cell table:style-name="ce46" table:formula="of:=TEXT([.$A16];&quot;DDD&quot;)" office:value-type="string" office:string-value="Tue" calcext:value-type="string">
            <text:p>Tue</text:p>
          </table:table-cell>
          <table:table-cell table:style-name="ce51" table:formula="of:=AND(DATE(YEAR([.$A16]);3;1)-WEEKDAY(DATE(YEAR([.$A16]);3;1)-1)+14&lt;=[.$A16];[.$A16]&lt;DATE(YEAR([.$A16]);11;1)-WEEKDAY(DATE(YEAR([.$A16]);11;1)-1)+7)" office:value-type="boolean" office:boolean-value="false" calcext:value-type="boolean">
            <text:p>FALSE</text:p>
          </table:table-cell>
          <table:table-cell table:style-name="ce23" table:formula="of:=VLOOKUP([.$C16];[$Sun.$A$1:$Sun.$C$367];2)-IF([.$G16];0;TIME(1;0;0))" office:value-type="time" office:time-value="PT07H06M00S" calcext:value-type="time">
            <text:p>7:06:00</text:p>
          </table:table-cell>
          <table:table-cell table:style-name="ce23" table:formula="of:=VLOOKUP([.$C16];[$Sun.$A$1:$Sun.$C$367];3)-IF([.$G16];0;TIME(1;0;0))" office:value-type="time" office:time-value="PT17H12M00S" calcext:value-type="time">
            <text:p>17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]" office:value-type="date" office:date-value="2023-01-31" calcext:value-type="date">
            <text:p>2023-01-31</text:p>
          </table:table-cell>
          <table:table-cell table:style-name="ce23" table:formula="of:=[.$H16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]);ISBLANK([.$P16]));&quot;None&quot;;CONCATENATE([.$O16];[.$P16];&quot;&quot;))" office:value-type="string" office:string-value="Walk-" calcext:value-type="string">
            <text:p>Walk-</text:p>
          </table:table-cell>
          <table:table-cell table:style-name="ce46" table:formula="of:=CONCATENATE(IF([.$P16]=&quot;t&quot;;&quot;[TBD: &quot;;&quot;&quot;);IF(ISBLANK([.$J16]);&quot;&quot;;[.$J16]); IF([.$P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]);&quot;&quot;;IF(ISBLANK([.$L16]);TEXT([.$K16];&quot;YYYY-MM-DD&quot;);TEXT([.$K16]+[.$L16];&quot;YYYY-MM-DDTHH:MM:SS&quot;)))" office:value-type="string" office:string-value="2023-01-31T07:06:00" calcext:value-type="string">
            <text:p>2023-01-31T07:06:00</text:p>
          </table:table-cell>
          <table:table-cell table:style-name="ce29" table:formula="of:=IF(ISBLANK([.$M16]);&quot;&quot;;IF(ISBLANK([.$N16]);TEXT([.$M16];&quot;YYYY-MM-DD&quot;);TEXT([.$M16]+[.$N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1" calcext:value-type="date">
            <text:p>2023-02-01</text:p>
          </table:table-cell>
          <table:table-cell table:style-name="ce46" table:formula="of:=TEXT([.$A17];&quot;YYYY&quot;)" office:value-type="string" office:string-value="2023" calcext:value-type="string">
            <text:p>2023</text:p>
          </table:table-cell>
          <table:table-cell table:style-name="ce46" table:formula="of:=[.$A17]-DATE(YEAR([.$A17]);1;0)" office:value-type="float" office:value="32" calcext:value-type="float">
            <text:p>32</text:p>
          </table:table-cell>
          <table:table-cell table:style-name="ce46" table:formula="of:=TEXT([.$A17];&quot;MMM&quot;)" office:value-type="string" office:string-value="Feb" calcext:value-type="string">
            <text:p>Feb</text:p>
          </table:table-cell>
          <table:table-cell table:style-name="ce46" table:formula="of:=DAY([.A17])" office:value-type="float" office:value="1" calcext:value-type="float">
            <text:p>1</text:p>
          </table:table-cell>
          <table:table-cell table:style-name="ce46" table:formula="of:=TEXT([.$A17];&quot;DDD&quot;)" office:value-type="string" office:string-value="Wed" calcext:value-type="string">
            <text:p>Wed</text:p>
          </table:table-cell>
          <table:table-cell table:style-name="ce51" table:formula="of:=AND(DATE(YEAR([.$A17]);3;1)-WEEKDAY(DATE(YEAR([.$A17]);3;1)-1)+14&lt;=[.$A17];[.$A17]&lt;DATE(YEAR([.$A17]);11;1)-WEEKDAY(DATE(YEAR([.$A17]);11;1)-1)+7)" office:value-type="boolean" office:boolean-value="false" calcext:value-type="boolean">
            <text:p>FALSE</text:p>
          </table:table-cell>
          <table:table-cell table:style-name="ce23" table:formula="of:=VLOOKUP([.$C17];[$Sun.$A$1:$Sun.$C$367];2)-IF([.$G17];0;TIME(1;0;0))" office:value-type="time" office:time-value="PT07H05M00S" calcext:value-type="time">
            <text:p>7:05:00</text:p>
          </table:table-cell>
          <table:table-cell table:style-name="ce23" table:formula="of:=VLOOKUP([.$C17];[$Sun.$A$1:$Sun.$C$367];3)-IF([.$G17];0;TIME(1;0;0))" office:value-type="time" office:time-value="PT17H13M00S" calcext:value-type="time">
            <text:p>17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]" office:value-type="date" office:date-value="2023-02-01" calcext:value-type="date">
            <text:p>2023-02-01</text:p>
          </table:table-cell>
          <table:table-cell table:style-name="ce23" table:formula="of:=[.$H17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]);ISBLANK([.$P17]));&quot;None&quot;;CONCATENATE([.$O17];[.$P17];&quot;&quot;))" office:value-type="string" office:string-value="Walk-" calcext:value-type="string">
            <text:p>Walk-</text:p>
          </table:table-cell>
          <table:table-cell table:style-name="ce46" table:formula="of:=CONCATENATE(IF([.$P17]=&quot;t&quot;;&quot;[TBD: &quot;;&quot;&quot;);IF(ISBLANK([.$J17]);&quot;&quot;;[.$J17]); IF([.$P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]);&quot;&quot;;IF(ISBLANK([.$L17]);TEXT([.$K17];&quot;YYYY-MM-DD&quot;);TEXT([.$K17]+[.$L17];&quot;YYYY-MM-DDTHH:MM:SS&quot;)))" office:value-type="string" office:string-value="2023-02-01T07:05:00" calcext:value-type="string">
            <text:p>2023-02-01T07:05:00</text:p>
          </table:table-cell>
          <table:table-cell table:style-name="ce29" table:formula="of:=IF(ISBLANK([.$M17]);&quot;&quot;;IF(ISBLANK([.$N17]);TEXT([.$M17];&quot;YYYY-MM-DD&quot;);TEXT([.$M17]+[.$N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2" calcext:value-type="date">
            <text:p>2023-02-02</text:p>
          </table:table-cell>
          <table:table-cell table:style-name="ce46" table:formula="of:=TEXT([.$A18];&quot;YYYY&quot;)" office:value-type="string" office:string-value="2023" calcext:value-type="string">
            <text:p>2023</text:p>
          </table:table-cell>
          <table:table-cell table:style-name="ce46" table:formula="of:=[.$A18]-DATE(YEAR([.$A18]);1;0)" office:value-type="float" office:value="33" calcext:value-type="float">
            <text:p>33</text:p>
          </table:table-cell>
          <table:table-cell table:style-name="ce46" table:formula="of:=TEXT([.$A18];&quot;MMM&quot;)" office:value-type="string" office:string-value="Feb" calcext:value-type="string">
            <text:p>Feb</text:p>
          </table:table-cell>
          <table:table-cell table:style-name="ce46" table:formula="of:=DAY([.A18])" office:value-type="float" office:value="2" calcext:value-type="float">
            <text:p>2</text:p>
          </table:table-cell>
          <table:table-cell table:style-name="ce46" table:formula="of:=TEXT([.$A18];&quot;DDD&quot;)" office:value-type="string" office:string-value="Thu" calcext:value-type="string">
            <text:p>Thu</text:p>
          </table:table-cell>
          <table:table-cell table:style-name="ce51" table:formula="of:=AND(DATE(YEAR([.$A18]);3;1)-WEEKDAY(DATE(YEAR([.$A18]);3;1)-1)+14&lt;=[.$A18];[.$A18]&lt;DATE(YEAR([.$A18]);11;1)-WEEKDAY(DATE(YEAR([.$A18]);11;1)-1)+7)" office:value-type="boolean" office:boolean-value="false" calcext:value-type="boolean">
            <text:p>FALSE</text:p>
          </table:table-cell>
          <table:table-cell table:style-name="ce23" table:formula="of:=VLOOKUP([.$C18];[$Sun.$A$1:$Sun.$C$367];2)-IF([.$G18];0;TIME(1;0;0))" office:value-type="time" office:time-value="PT07H04M00S" calcext:value-type="time">
            <text:p>7:04:00</text:p>
          </table:table-cell>
          <table:table-cell table:style-name="ce23" table:formula="of:=VLOOKUP([.$C18];[$Sun.$A$1:$Sun.$C$367];3)-IF([.$G18];0;TIME(1;0;0))" office:value-type="time" office:time-value="PT17H15M00S" calcext:value-type="time">
            <text:p>17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]" office:value-type="date" office:date-value="2023-02-02" calcext:value-type="date">
            <text:p>2023-02-02</text:p>
          </table:table-cell>
          <table:table-cell table:style-name="ce23" table:formula="of:=[.$H18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]);ISBLANK([.$P18]));&quot;None&quot;;CONCATENATE([.$O18];[.$P18];&quot;&quot;))" office:value-type="string" office:string-value="Walk-" calcext:value-type="string">
            <text:p>Walk-</text:p>
          </table:table-cell>
          <table:table-cell table:style-name="ce46" table:formula="of:=CONCATENATE(IF([.$P18]=&quot;t&quot;;&quot;[TBD: &quot;;&quot;&quot;);IF(ISBLANK([.$J18]);&quot;&quot;;[.$J18]); IF([.$P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]);&quot;&quot;;IF(ISBLANK([.$L18]);TEXT([.$K18];&quot;YYYY-MM-DD&quot;);TEXT([.$K18]+[.$L18];&quot;YYYY-MM-DDTHH:MM:SS&quot;)))" office:value-type="string" office:string-value="2023-02-02T07:04:00" calcext:value-type="string">
            <text:p>2023-02-02T07:04:00</text:p>
          </table:table-cell>
          <table:table-cell table:style-name="ce29" table:formula="of:=IF(ISBLANK([.$M18]);&quot;&quot;;IF(ISBLANK([.$N18]);TEXT([.$M18];&quot;YYYY-MM-DD&quot;);TEXT([.$M18]+[.$N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3" calcext:value-type="date">
            <text:p>2023-02-03</text:p>
          </table:table-cell>
          <table:table-cell table:style-name="ce46" table:formula="of:=TEXT([.$A19];&quot;YYYY&quot;)" office:value-type="string" office:string-value="2023" calcext:value-type="string">
            <text:p>2023</text:p>
          </table:table-cell>
          <table:table-cell table:style-name="ce46" table:formula="of:=[.$A19]-DATE(YEAR([.$A19]);1;0)" office:value-type="float" office:value="34" calcext:value-type="float">
            <text:p>34</text:p>
          </table:table-cell>
          <table:table-cell table:style-name="ce46" table:formula="of:=TEXT([.$A19];&quot;MMM&quot;)" office:value-type="string" office:string-value="Feb" calcext:value-type="string">
            <text:p>Feb</text:p>
          </table:table-cell>
          <table:table-cell table:style-name="ce46" table:formula="of:=DAY([.A19])" office:value-type="float" office:value="3" calcext:value-type="float">
            <text:p>3</text:p>
          </table:table-cell>
          <table:table-cell table:style-name="ce46" table:formula="of:=TEXT([.$A19];&quot;DDD&quot;)" office:value-type="string" office:string-value="Fri" calcext:value-type="string">
            <text:p>Fri</text:p>
          </table:table-cell>
          <table:table-cell table:style-name="ce51" table:formula="of:=AND(DATE(YEAR([.$A19]);3;1)-WEEKDAY(DATE(YEAR([.$A19]);3;1)-1)+14&lt;=[.$A19];[.$A19]&lt;DATE(YEAR([.$A19]);11;1)-WEEKDAY(DATE(YEAR([.$A19]);11;1)-1)+7)" office:value-type="boolean" office:boolean-value="false" calcext:value-type="boolean">
            <text:p>FALSE</text:p>
          </table:table-cell>
          <table:table-cell table:style-name="ce23" table:formula="of:=VLOOKUP([.$C19];[$Sun.$A$1:$Sun.$C$367];2)-IF([.$G19];0;TIME(1;0;0))" office:value-type="time" office:time-value="PT07H03M00S" calcext:value-type="time">
            <text:p>7:03:00</text:p>
          </table:table-cell>
          <table:table-cell table:style-name="ce23" table:formula="of:=VLOOKUP([.$C19];[$Sun.$A$1:$Sun.$C$367];3)-IF([.$G19];0;TIME(1;0;0))" office:value-type="time" office:time-value="PT17H16M00S" calcext:value-type="time">
            <text:p>17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]" office:value-type="date" office:date-value="2023-02-03" calcext:value-type="date">
            <text:p>2023-02-03</text:p>
          </table:table-cell>
          <table:table-cell table:style-name="ce23" table:formula="of:=[.$H19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]);ISBLANK([.$P19]));&quot;None&quot;;CONCATENATE([.$O19];[.$P19];&quot;&quot;))" office:value-type="string" office:string-value="Walk-" calcext:value-type="string">
            <text:p>Walk-</text:p>
          </table:table-cell>
          <table:table-cell table:style-name="ce46" table:formula="of:=CONCATENATE(IF([.$P19]=&quot;t&quot;;&quot;[TBD: &quot;;&quot;&quot;);IF(ISBLANK([.$J19]);&quot;&quot;;[.$J19]); IF([.$P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]);&quot;&quot;;IF(ISBLANK([.$L19]);TEXT([.$K19];&quot;YYYY-MM-DD&quot;);TEXT([.$K19]+[.$L19];&quot;YYYY-MM-DDTHH:MM:SS&quot;)))" office:value-type="string" office:string-value="2023-02-03T07:03:00" calcext:value-type="string">
            <text:p>2023-02-03T07:03:00</text:p>
          </table:table-cell>
          <table:table-cell table:style-name="ce29" table:formula="of:=IF(ISBLANK([.$M19]);&quot;&quot;;IF(ISBLANK([.$N19]);TEXT([.$M19];&quot;YYYY-MM-DD&quot;);TEXT([.$M19]+[.$N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6" calcext:value-type="date">
            <text:p>2023-02-06</text:p>
          </table:table-cell>
          <table:table-cell table:style-name="ce46" table:formula="of:=TEXT([.$A20];&quot;YYYY&quot;)" office:value-type="string" office:string-value="2023" calcext:value-type="string">
            <text:p>2023</text:p>
          </table:table-cell>
          <table:table-cell table:style-name="ce46" table:formula="of:=[.$A20]-DATE(YEAR([.$A20]);1;0)" office:value-type="float" office:value="37" calcext:value-type="float">
            <text:p>37</text:p>
          </table:table-cell>
          <table:table-cell table:style-name="ce46" table:formula="of:=TEXT([.$A20];&quot;MMM&quot;)" office:value-type="string" office:string-value="Feb" calcext:value-type="string">
            <text:p>Feb</text:p>
          </table:table-cell>
          <table:table-cell table:style-name="ce46" table:formula="of:=DAY([.A20])" office:value-type="float" office:value="6" calcext:value-type="float">
            <text:p>6</text:p>
          </table:table-cell>
          <table:table-cell table:style-name="ce46" table:formula="of:=TEXT([.$A20];&quot;DDD&quot;)" office:value-type="string" office:string-value="Mon" calcext:value-type="string">
            <text:p>Mon</text:p>
          </table:table-cell>
          <table:table-cell table:style-name="ce51" table:formula="of:=AND(DATE(YEAR([.$A20]);3;1)-WEEKDAY(DATE(YEAR([.$A20]);3;1)-1)+14&lt;=[.$A20];[.$A20]&lt;DATE(YEAR([.$A20]);11;1)-WEEKDAY(DATE(YEAR([.$A20]);11;1)-1)+7)" office:value-type="boolean" office:boolean-value="false" calcext:value-type="boolean">
            <text:p>FALSE</text:p>
          </table:table-cell>
          <table:table-cell table:style-name="ce23" table:formula="of:=VLOOKUP([.$C20];[$Sun.$A$1:$Sun.$C$367];2)-IF([.$G20];0;TIME(1;0;0))" office:value-type="time" office:time-value="PT07H00M00S" calcext:value-type="time">
            <text:p>7:00:00</text:p>
          </table:table-cell>
          <table:table-cell table:style-name="ce23" table:formula="of:=VLOOKUP([.$C20];[$Sun.$A$1:$Sun.$C$367];3)-IF([.$G20];0;TIME(1;0;0))" office:value-type="time" office:time-value="PT17H20M00S" calcext:value-type="time">
            <text:p>17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]" office:value-type="date" office:date-value="2023-02-06" calcext:value-type="date">
            <text:p>2023-02-06</text:p>
          </table:table-cell>
          <table:table-cell table:style-name="ce23" table:formula="of:=[.$H20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]);ISBLANK([.$P20]));&quot;None&quot;;CONCATENATE([.$O20];[.$P20];&quot;&quot;))" office:value-type="string" office:string-value="Walkx" calcext:value-type="string">
            <text:p>Walkx</text:p>
          </table:table-cell>
          <table:table-cell table:style-name="ce46" table:formula="of:=CONCATENATE(IF([.$P20]=&quot;t&quot;;&quot;[TBD: &quot;;&quot;&quot;);IF(ISBLANK([.$J20]);&quot;&quot;;[.$J20]); IF([.$P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]);&quot;&quot;;IF(ISBLANK([.$L20]);TEXT([.$K20];&quot;YYYY-MM-DD&quot;);TEXT([.$K20]+[.$L20];&quot;YYYY-MM-DDTHH:MM:SS&quot;)))" office:value-type="string" office:string-value="2023-02-06T07:00:00" calcext:value-type="string">
            <text:p>2023-02-06T07:00:00</text:p>
          </table:table-cell>
          <table:table-cell table:style-name="ce29" table:formula="of:=IF(ISBLANK([.$M20]);&quot;&quot;;IF(ISBLANK([.$N20]);TEXT([.$M20];&quot;YYYY-MM-DD&quot;);TEXT([.$M20]+[.$N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7" calcext:value-type="date">
            <text:p>2023-02-07</text:p>
          </table:table-cell>
          <table:table-cell table:style-name="ce46" table:formula="of:=TEXT([.$A21];&quot;YYYY&quot;)" office:value-type="string" office:string-value="2023" calcext:value-type="string">
            <text:p>2023</text:p>
          </table:table-cell>
          <table:table-cell table:style-name="ce46" table:formula="of:=[.$A21]-DATE(YEAR([.$A21]);1;0)" office:value-type="float" office:value="38" calcext:value-type="float">
            <text:p>38</text:p>
          </table:table-cell>
          <table:table-cell table:style-name="ce46" table:formula="of:=TEXT([.$A21];&quot;MMM&quot;)" office:value-type="string" office:string-value="Feb" calcext:value-type="string">
            <text:p>Feb</text:p>
          </table:table-cell>
          <table:table-cell table:style-name="ce46" table:formula="of:=DAY([.A21])" office:value-type="float" office:value="7" calcext:value-type="float">
            <text:p>7</text:p>
          </table:table-cell>
          <table:table-cell table:style-name="ce46" table:formula="of:=TEXT([.$A21];&quot;DDD&quot;)" office:value-type="string" office:string-value="Tue" calcext:value-type="string">
            <text:p>Tue</text:p>
          </table:table-cell>
          <table:table-cell table:style-name="ce51" table:formula="of:=AND(DATE(YEAR([.$A21]);3;1)-WEEKDAY(DATE(YEAR([.$A21]);3;1)-1)+14&lt;=[.$A21];[.$A21]&lt;DATE(YEAR([.$A21]);11;1)-WEEKDAY(DATE(YEAR([.$A21]);11;1)-1)+7)" office:value-type="boolean" office:boolean-value="false" calcext:value-type="boolean">
            <text:p>FALSE</text:p>
          </table:table-cell>
          <table:table-cell table:style-name="ce23" table:formula="of:=VLOOKUP([.$C21];[$Sun.$A$1:$Sun.$C$367];2)-IF([.$G21];0;TIME(1;0;0))" office:value-type="time" office:time-value="PT06H59M00S" calcext:value-type="time">
            <text:p>6:59:00</text:p>
          </table:table-cell>
          <table:table-cell table:style-name="ce23" table:formula="of:=VLOOKUP([.$C21];[$Sun.$A$1:$Sun.$C$367];3)-IF([.$G21];0;TIME(1;0;0))" office:value-type="time" office:time-value="PT17H21M00S" calcext:value-type="time">
            <text:p>17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]" office:value-type="date" office:date-value="2023-02-07" calcext:value-type="date">
            <text:p>2023-02-07</text:p>
          </table:table-cell>
          <table:table-cell table:style-name="ce23" table:formula="of:=[.$H21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]);ISBLANK([.$P21]));&quot;None&quot;;CONCATENATE([.$O21];[.$P21];&quot;&quot;))" office:value-type="string" office:string-value="Walkx" calcext:value-type="string">
            <text:p>Walkx</text:p>
          </table:table-cell>
          <table:table-cell table:style-name="ce46" table:formula="of:=CONCATENATE(IF([.$P21]=&quot;t&quot;;&quot;[TBD: &quot;;&quot;&quot;);IF(ISBLANK([.$J21]);&quot;&quot;;[.$J21]); IF([.$P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]);&quot;&quot;;IF(ISBLANK([.$L21]);TEXT([.$K21];&quot;YYYY-MM-DD&quot;);TEXT([.$K21]+[.$L21];&quot;YYYY-MM-DDTHH:MM:SS&quot;)))" office:value-type="string" office:string-value="2023-02-07T06:59:00" calcext:value-type="string">
            <text:p>2023-02-07T06:59:00</text:p>
          </table:table-cell>
          <table:table-cell table:style-name="ce29" table:formula="of:=IF(ISBLANK([.$M21]);&quot;&quot;;IF(ISBLANK([.$N21]);TEXT([.$M21];&quot;YYYY-MM-DD&quot;);TEXT([.$M21]+[.$N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8" calcext:value-type="date">
            <text:p>2023-02-08</text:p>
          </table:table-cell>
          <table:table-cell table:style-name="ce46" table:formula="of:=TEXT([.$A22];&quot;YYYY&quot;)" office:value-type="string" office:string-value="2023" calcext:value-type="string">
            <text:p>2023</text:p>
          </table:table-cell>
          <table:table-cell table:style-name="ce46" table:formula="of:=[.$A22]-DATE(YEAR([.$A22]);1;0)" office:value-type="float" office:value="39" calcext:value-type="float">
            <text:p>39</text:p>
          </table:table-cell>
          <table:table-cell table:style-name="ce46" table:formula="of:=TEXT([.$A22];&quot;MMM&quot;)" office:value-type="string" office:string-value="Feb" calcext:value-type="string">
            <text:p>Feb</text:p>
          </table:table-cell>
          <table:table-cell table:style-name="ce46" table:formula="of:=DAY([.A22])" office:value-type="float" office:value="8" calcext:value-type="float">
            <text:p>8</text:p>
          </table:table-cell>
          <table:table-cell table:style-name="ce46" table:formula="of:=TEXT([.$A22];&quot;DDD&quot;)" office:value-type="string" office:string-value="Wed" calcext:value-type="string">
            <text:p>Wed</text:p>
          </table:table-cell>
          <table:table-cell table:style-name="ce51" table:formula="of:=AND(DATE(YEAR([.$A22]);3;1)-WEEKDAY(DATE(YEAR([.$A22]);3;1)-1)+14&lt;=[.$A22];[.$A22]&lt;DATE(YEAR([.$A22]);11;1)-WEEKDAY(DATE(YEAR([.$A22]);11;1)-1)+7)" office:value-type="boolean" office:boolean-value="false" calcext:value-type="boolean">
            <text:p>FALSE</text:p>
          </table:table-cell>
          <table:table-cell table:style-name="ce23" table:formula="of:=VLOOKUP([.$C22];[$Sun.$A$1:$Sun.$C$367];2)-IF([.$G22];0;TIME(1;0;0))" office:value-type="time" office:time-value="PT06H57M00S" calcext:value-type="time">
            <text:p>6:57:00</text:p>
          </table:table-cell>
          <table:table-cell table:style-name="ce23" table:formula="of:=VLOOKUP([.$C22];[$Sun.$A$1:$Sun.$C$367];3)-IF([.$G22];0;TIME(1;0;0))" office:value-type="time" office:time-value="PT17H22M00S" calcext:value-type="time">
            <text:p>17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]" office:value-type="date" office:date-value="2023-02-08" calcext:value-type="date">
            <text:p>2023-02-08</text:p>
          </table:table-cell>
          <table:table-cell table:style-name="ce23" table:formula="of:=[.$H22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]);ISBLANK([.$P22]));&quot;None&quot;;CONCATENATE([.$O22];[.$P22];&quot;&quot;))" office:value-type="string" office:string-value="Walkx" calcext:value-type="string">
            <text:p>Walkx</text:p>
          </table:table-cell>
          <table:table-cell table:style-name="ce46" table:formula="of:=CONCATENATE(IF([.$P22]=&quot;t&quot;;&quot;[TBD: &quot;;&quot;&quot;);IF(ISBLANK([.$J22]);&quot;&quot;;[.$J22]); IF([.$P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]);&quot;&quot;;IF(ISBLANK([.$L22]);TEXT([.$K22];&quot;YYYY-MM-DD&quot;);TEXT([.$K22]+[.$L22];&quot;YYYY-MM-DDTHH:MM:SS&quot;)))" office:value-type="string" office:string-value="2023-02-08T06:57:00" calcext:value-type="string">
            <text:p>2023-02-08T06:57:00</text:p>
          </table:table-cell>
          <table:table-cell table:style-name="ce29" table:formula="of:=IF(ISBLANK([.$M22]);&quot;&quot;;IF(ISBLANK([.$N22]);TEXT([.$M22];&quot;YYYY-MM-DD&quot;);TEXT([.$M22]+[.$N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09" calcext:value-type="date">
            <text:p>2023-02-09</text:p>
          </table:table-cell>
          <table:table-cell table:style-name="ce46" table:formula="of:=TEXT([.$A23];&quot;YYYY&quot;)" office:value-type="string" office:string-value="2023" calcext:value-type="string">
            <text:p>2023</text:p>
          </table:table-cell>
          <table:table-cell table:style-name="ce46" table:formula="of:=[.$A23]-DATE(YEAR([.$A23]);1;0)" office:value-type="float" office:value="40" calcext:value-type="float">
            <text:p>40</text:p>
          </table:table-cell>
          <table:table-cell table:style-name="ce46" table:formula="of:=TEXT([.$A23];&quot;MMM&quot;)" office:value-type="string" office:string-value="Feb" calcext:value-type="string">
            <text:p>Feb</text:p>
          </table:table-cell>
          <table:table-cell table:style-name="ce46" table:formula="of:=DAY([.A23])" office:value-type="float" office:value="9" calcext:value-type="float">
            <text:p>9</text:p>
          </table:table-cell>
          <table:table-cell table:style-name="ce46" table:formula="of:=TEXT([.$A23];&quot;DDD&quot;)" office:value-type="string" office:string-value="Thu" calcext:value-type="string">
            <text:p>Thu</text:p>
          </table:table-cell>
          <table:table-cell table:style-name="ce51" table:formula="of:=AND(DATE(YEAR([.$A23]);3;1)-WEEKDAY(DATE(YEAR([.$A23]);3;1)-1)+14&lt;=[.$A23];[.$A23]&lt;DATE(YEAR([.$A23]);11;1)-WEEKDAY(DATE(YEAR([.$A23]);11;1)-1)+7)" office:value-type="boolean" office:boolean-value="false" calcext:value-type="boolean">
            <text:p>FALSE</text:p>
          </table:table-cell>
          <table:table-cell table:style-name="ce23" table:formula="of:=VLOOKUP([.$C23];[$Sun.$A$1:$Sun.$C$367];2)-IF([.$G23];0;TIME(1;0;0))" office:value-type="time" office:time-value="PT06H56M00S" calcext:value-type="time">
            <text:p>6:56:00</text:p>
          </table:table-cell>
          <table:table-cell table:style-name="ce23" table:formula="of:=VLOOKUP([.$C23];[$Sun.$A$1:$Sun.$C$367];3)-IF([.$G23];0;TIME(1;0;0))" office:value-type="time" office:time-value="PT17H23M00S" calcext:value-type="time">
            <text:p>17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]" office:value-type="date" office:date-value="2023-02-09" calcext:value-type="date">
            <text:p>2023-02-09</text:p>
          </table:table-cell>
          <table:table-cell table:style-name="ce23" table:formula="of:=[.$H23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]);ISBLANK([.$P23]));&quot;None&quot;;CONCATENATE([.$O23];[.$P23];&quot;&quot;))" office:value-type="string" office:string-value="Walkx" calcext:value-type="string">
            <text:p>Walkx</text:p>
          </table:table-cell>
          <table:table-cell table:style-name="ce46" table:formula="of:=CONCATENATE(IF([.$P23]=&quot;t&quot;;&quot;[TBD: &quot;;&quot;&quot;);IF(ISBLANK([.$J23]);&quot;&quot;;[.$J23]); IF([.$P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]);&quot;&quot;;IF(ISBLANK([.$L23]);TEXT([.$K23];&quot;YYYY-MM-DD&quot;);TEXT([.$K23]+[.$L23];&quot;YYYY-MM-DDTHH:MM:SS&quot;)))" office:value-type="string" office:string-value="2023-02-09T06:56:00" calcext:value-type="string">
            <text:p>2023-02-09T06:56:00</text:p>
          </table:table-cell>
          <table:table-cell table:style-name="ce29" table:formula="of:=IF(ISBLANK([.$M23]);&quot;&quot;;IF(ISBLANK([.$N23]);TEXT([.$M23];&quot;YYYY-MM-DD&quot;);TEXT([.$M23]+[.$N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0" calcext:value-type="date">
            <text:p>2023-02-10</text:p>
          </table:table-cell>
          <table:table-cell table:style-name="ce46" table:formula="of:=TEXT([.$A24];&quot;YYYY&quot;)" office:value-type="string" office:string-value="2023" calcext:value-type="string">
            <text:p>2023</text:p>
          </table:table-cell>
          <table:table-cell table:style-name="ce46" table:formula="of:=[.$A24]-DATE(YEAR([.$A24]);1;0)" office:value-type="float" office:value="41" calcext:value-type="float">
            <text:p>41</text:p>
          </table:table-cell>
          <table:table-cell table:style-name="ce46" table:formula="of:=TEXT([.$A24];&quot;MMM&quot;)" office:value-type="string" office:string-value="Feb" calcext:value-type="string">
            <text:p>Feb</text:p>
          </table:table-cell>
          <table:table-cell table:style-name="ce46" table:formula="of:=DAY([.A24])" office:value-type="float" office:value="10" calcext:value-type="float">
            <text:p>10</text:p>
          </table:table-cell>
          <table:table-cell table:style-name="ce46" table:formula="of:=TEXT([.$A24];&quot;DDD&quot;)" office:value-type="string" office:string-value="Fri" calcext:value-type="string">
            <text:p>Fri</text:p>
          </table:table-cell>
          <table:table-cell table:style-name="ce51" table:formula="of:=AND(DATE(YEAR([.$A24]);3;1)-WEEKDAY(DATE(YEAR([.$A24]);3;1)-1)+14&lt;=[.$A24];[.$A24]&lt;DATE(YEAR([.$A24]);11;1)-WEEKDAY(DATE(YEAR([.$A24]);11;1)-1)+7)" office:value-type="boolean" office:boolean-value="false" calcext:value-type="boolean">
            <text:p>FALSE</text:p>
          </table:table-cell>
          <table:table-cell table:style-name="ce23" table:formula="of:=VLOOKUP([.$C24];[$Sun.$A$1:$Sun.$C$367];2)-IF([.$G24];0;TIME(1;0;0))" office:value-type="time" office:time-value="PT06H55M00S" calcext:value-type="time">
            <text:p>6:55:00</text:p>
          </table:table-cell>
          <table:table-cell table:style-name="ce23" table:formula="of:=VLOOKUP([.$C24];[$Sun.$A$1:$Sun.$C$367];3)-IF([.$G24];0;TIME(1;0;0))" office:value-type="time" office:time-value="PT17H24M00S" calcext:value-type="time">
            <text:p>17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]" office:value-type="date" office:date-value="2023-02-10" calcext:value-type="date">
            <text:p>2023-02-10</text:p>
          </table:table-cell>
          <table:table-cell table:style-name="ce23" table:formula="of:=[.$H24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]);ISBLANK([.$P24]));&quot;None&quot;;CONCATENATE([.$O24];[.$P24];&quot;&quot;))" office:value-type="string" office:string-value="Walkx" calcext:value-type="string">
            <text:p>Walkx</text:p>
          </table:table-cell>
          <table:table-cell table:style-name="ce46" table:formula="of:=CONCATENATE(IF([.$P24]=&quot;t&quot;;&quot;[TBD: &quot;;&quot;&quot;);IF(ISBLANK([.$J24]);&quot;&quot;;[.$J24]); IF([.$P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]);&quot;&quot;;IF(ISBLANK([.$L24]);TEXT([.$K24];&quot;YYYY-MM-DD&quot;);TEXT([.$K24]+[.$L24];&quot;YYYY-MM-DDTHH:MM:SS&quot;)))" office:value-type="string" office:string-value="2023-02-10T06:55:00" calcext:value-type="string">
            <text:p>2023-02-10T06:55:00</text:p>
          </table:table-cell>
          <table:table-cell table:style-name="ce29" table:formula="of:=IF(ISBLANK([.$M24]);&quot;&quot;;IF(ISBLANK([.$N24]);TEXT([.$M24];&quot;YYYY-MM-DD&quot;);TEXT([.$M24]+[.$N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3" calcext:value-type="date">
            <text:p>2023-02-13</text:p>
          </table:table-cell>
          <table:table-cell table:style-name="ce46" table:formula="of:=TEXT([.$A25];&quot;YYYY&quot;)" office:value-type="string" office:string-value="2023" calcext:value-type="string">
            <text:p>2023</text:p>
          </table:table-cell>
          <table:table-cell table:style-name="ce46" table:formula="of:=[.$A25]-DATE(YEAR([.$A25]);1;0)" office:value-type="float" office:value="44" calcext:value-type="float">
            <text:p>44</text:p>
          </table:table-cell>
          <table:table-cell table:style-name="ce46" table:formula="of:=TEXT([.$A25];&quot;MMM&quot;)" office:value-type="string" office:string-value="Feb" calcext:value-type="string">
            <text:p>Feb</text:p>
          </table:table-cell>
          <table:table-cell table:style-name="ce46" table:formula="of:=DAY([.A25])" office:value-type="float" office:value="13" calcext:value-type="float">
            <text:p>13</text:p>
          </table:table-cell>
          <table:table-cell table:style-name="ce46" table:formula="of:=TEXT([.$A25];&quot;DDD&quot;)" office:value-type="string" office:string-value="Mon" calcext:value-type="string">
            <text:p>Mon</text:p>
          </table:table-cell>
          <table:table-cell table:style-name="ce51" table:formula="of:=AND(DATE(YEAR([.$A25]);3;1)-WEEKDAY(DATE(YEAR([.$A25]);3;1)-1)+14&lt;=[.$A25];[.$A25]&lt;DATE(YEAR([.$A25]);11;1)-WEEKDAY(DATE(YEAR([.$A25]);11;1)-1)+7)" office:value-type="boolean" office:boolean-value="false" calcext:value-type="boolean">
            <text:p>FALSE</text:p>
          </table:table-cell>
          <table:table-cell table:style-name="ce23" table:formula="of:=VLOOKUP([.$C25];[$Sun.$A$1:$Sun.$C$367];2)-IF([.$G25];0;TIME(1;0;0))" office:value-type="time" office:time-value="PT06H51M00S" calcext:value-type="time">
            <text:p>6:51:00</text:p>
          </table:table-cell>
          <table:table-cell table:style-name="ce23" table:formula="of:=VLOOKUP([.$C25];[$Sun.$A$1:$Sun.$C$367];3)-IF([.$G25];0;TIME(1;0;0))" office:value-type="time" office:time-value="PT17H28M00S" calcext:value-type="time">
            <text:p>17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]" office:value-type="date" office:date-value="2023-02-13" calcext:value-type="date">
            <text:p>2023-02-13</text:p>
          </table:table-cell>
          <table:table-cell table:style-name="ce23" table:formula="of:=[.$H25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]);ISBLANK([.$P25]));&quot;None&quot;;CONCATENATE([.$O25];[.$P25];&quot;&quot;))" office:value-type="string" office:string-value="Walkx" calcext:value-type="string">
            <text:p>Walkx</text:p>
          </table:table-cell>
          <table:table-cell table:style-name="ce46" table:formula="of:=CONCATENATE(IF([.$P25]=&quot;t&quot;;&quot;[TBD: &quot;;&quot;&quot;);IF(ISBLANK([.$J25]);&quot;&quot;;[.$J25]); IF([.$P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]);&quot;&quot;;IF(ISBLANK([.$L25]);TEXT([.$K25];&quot;YYYY-MM-DD&quot;);TEXT([.$K25]+[.$L25];&quot;YYYY-MM-DDTHH:MM:SS&quot;)))" office:value-type="string" office:string-value="2023-02-13T06:51:00" calcext:value-type="string">
            <text:p>2023-02-13T06:51:00</text:p>
          </table:table-cell>
          <table:table-cell table:style-name="ce29" table:formula="of:=IF(ISBLANK([.$M25]);&quot;&quot;;IF(ISBLANK([.$N25]);TEXT([.$M25];&quot;YYYY-MM-DD&quot;);TEXT([.$M25]+[.$N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4" calcext:value-type="date">
            <text:p>2023-02-14</text:p>
          </table:table-cell>
          <table:table-cell table:style-name="ce46" table:formula="of:=TEXT([.$A26];&quot;YYYY&quot;)" office:value-type="string" office:string-value="2023" calcext:value-type="string">
            <text:p>2023</text:p>
          </table:table-cell>
          <table:table-cell table:style-name="ce46" table:formula="of:=[.$A26]-DATE(YEAR([.$A26]);1;0)" office:value-type="float" office:value="45" calcext:value-type="float">
            <text:p>45</text:p>
          </table:table-cell>
          <table:table-cell table:style-name="ce46" table:formula="of:=TEXT([.$A26];&quot;MMM&quot;)" office:value-type="string" office:string-value="Feb" calcext:value-type="string">
            <text:p>Feb</text:p>
          </table:table-cell>
          <table:table-cell table:style-name="ce46" table:formula="of:=DAY([.A26])" office:value-type="float" office:value="14" calcext:value-type="float">
            <text:p>14</text:p>
          </table:table-cell>
          <table:table-cell table:style-name="ce46" table:formula="of:=TEXT([.$A26];&quot;DDD&quot;)" office:value-type="string" office:string-value="Tue" calcext:value-type="string">
            <text:p>Tue</text:p>
          </table:table-cell>
          <table:table-cell table:style-name="ce51" table:formula="of:=AND(DATE(YEAR([.$A26]);3;1)-WEEKDAY(DATE(YEAR([.$A26]);3;1)-1)+14&lt;=[.$A26];[.$A26]&lt;DATE(YEAR([.$A26]);11;1)-WEEKDAY(DATE(YEAR([.$A26]);11;1)-1)+7)" office:value-type="boolean" office:boolean-value="false" calcext:value-type="boolean">
            <text:p>FALSE</text:p>
          </table:table-cell>
          <table:table-cell table:style-name="ce23" table:formula="of:=VLOOKUP([.$C26];[$Sun.$A$1:$Sun.$C$367];2)-IF([.$G26];0;TIME(1;0;0))" office:value-type="time" office:time-value="PT06H50M00S" calcext:value-type="time">
            <text:p>6:50:00</text:p>
          </table:table-cell>
          <table:table-cell table:style-name="ce23" table:formula="of:=VLOOKUP([.$C26];[$Sun.$A$1:$Sun.$C$367];3)-IF([.$G26];0;TIME(1;0;0))" office:value-type="time" office:time-value="PT17H29M00S" calcext:value-type="time">
            <text:p>17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]" office:value-type="date" office:date-value="2023-02-14" calcext:value-type="date">
            <text:p>2023-02-14</text:p>
          </table:table-cell>
          <table:table-cell table:style-name="ce23" table:formula="of:=[.$H26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]);ISBLANK([.$P26]));&quot;None&quot;;CONCATENATE([.$O26];[.$P26];&quot;&quot;))" office:value-type="string" office:string-value="Walkx" calcext:value-type="string">
            <text:p>Walkx</text:p>
          </table:table-cell>
          <table:table-cell table:style-name="ce46" table:formula="of:=CONCATENATE(IF([.$P26]=&quot;t&quot;;&quot;[TBD: &quot;;&quot;&quot;);IF(ISBLANK([.$J26]);&quot;&quot;;[.$J26]); IF([.$P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]);&quot;&quot;;IF(ISBLANK([.$L26]);TEXT([.$K26];&quot;YYYY-MM-DD&quot;);TEXT([.$K26]+[.$L26];&quot;YYYY-MM-DDTHH:MM:SS&quot;)))" office:value-type="string" office:string-value="2023-02-14T06:50:00" calcext:value-type="string">
            <text:p>2023-02-14T06:50:00</text:p>
          </table:table-cell>
          <table:table-cell table:style-name="ce29" table:formula="of:=IF(ISBLANK([.$M26]);&quot;&quot;;IF(ISBLANK([.$N26]);TEXT([.$M26];&quot;YYYY-MM-DD&quot;);TEXT([.$M26]+[.$N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5" calcext:value-type="date">
            <text:p>2023-02-15</text:p>
          </table:table-cell>
          <table:table-cell table:style-name="ce46" table:formula="of:=TEXT([.$A27];&quot;YYYY&quot;)" office:value-type="string" office:string-value="2023" calcext:value-type="string">
            <text:p>2023</text:p>
          </table:table-cell>
          <table:table-cell table:style-name="ce46" table:formula="of:=[.$A27]-DATE(YEAR([.$A27]);1;0)" office:value-type="float" office:value="46" calcext:value-type="float">
            <text:p>46</text:p>
          </table:table-cell>
          <table:table-cell table:style-name="ce46" table:formula="of:=TEXT([.$A27];&quot;MMM&quot;)" office:value-type="string" office:string-value="Feb" calcext:value-type="string">
            <text:p>Feb</text:p>
          </table:table-cell>
          <table:table-cell table:style-name="ce46" table:formula="of:=DAY([.A27])" office:value-type="float" office:value="15" calcext:value-type="float">
            <text:p>15</text:p>
          </table:table-cell>
          <table:table-cell table:style-name="ce46" table:formula="of:=TEXT([.$A27];&quot;DDD&quot;)" office:value-type="string" office:string-value="Wed" calcext:value-type="string">
            <text:p>Wed</text:p>
          </table:table-cell>
          <table:table-cell table:style-name="ce51" table:formula="of:=AND(DATE(YEAR([.$A27]);3;1)-WEEKDAY(DATE(YEAR([.$A27]);3;1)-1)+14&lt;=[.$A27];[.$A27]&lt;DATE(YEAR([.$A27]);11;1)-WEEKDAY(DATE(YEAR([.$A27]);11;1)-1)+7)" office:value-type="boolean" office:boolean-value="false" calcext:value-type="boolean">
            <text:p>FALSE</text:p>
          </table:table-cell>
          <table:table-cell table:style-name="ce23" table:formula="of:=VLOOKUP([.$C27];[$Sun.$A$1:$Sun.$C$367];2)-IF([.$G27];0;TIME(1;0;0))" office:value-type="time" office:time-value="PT06H49M00S" calcext:value-type="time">
            <text:p>6:49:00</text:p>
          </table:table-cell>
          <table:table-cell table:style-name="ce23" table:formula="of:=VLOOKUP([.$C27];[$Sun.$A$1:$Sun.$C$367];3)-IF([.$G27];0;TIME(1;0;0))" office:value-type="time" office:time-value="PT17H30M00S" calcext:value-type="time">
            <text:p>17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]" office:value-type="date" office:date-value="2023-02-15" calcext:value-type="date">
            <text:p>2023-02-15</text:p>
          </table:table-cell>
          <table:table-cell table:style-name="ce23" table:formula="of:=[.$H27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]);ISBLANK([.$P27]));&quot;None&quot;;CONCATENATE([.$O27];[.$P27];&quot;&quot;))" office:value-type="string" office:string-value="Walkx" calcext:value-type="string">
            <text:p>Walkx</text:p>
          </table:table-cell>
          <table:table-cell table:style-name="ce46" table:formula="of:=CONCATENATE(IF([.$P27]=&quot;t&quot;;&quot;[TBD: &quot;;&quot;&quot;);IF(ISBLANK([.$J27]);&quot;&quot;;[.$J27]); IF([.$P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]);&quot;&quot;;IF(ISBLANK([.$L27]);TEXT([.$K27];&quot;YYYY-MM-DD&quot;);TEXT([.$K27]+[.$L27];&quot;YYYY-MM-DDTHH:MM:SS&quot;)))" office:value-type="string" office:string-value="2023-02-15T06:49:00" calcext:value-type="string">
            <text:p>2023-02-15T06:49:00</text:p>
          </table:table-cell>
          <table:table-cell table:style-name="ce29" table:formula="of:=IF(ISBLANK([.$M27]);&quot;&quot;;IF(ISBLANK([.$N27]);TEXT([.$M27];&quot;YYYY-MM-DD&quot;);TEXT([.$M27]+[.$N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6" calcext:value-type="date">
            <text:p>2023-02-16</text:p>
          </table:table-cell>
          <table:table-cell table:style-name="ce46" table:formula="of:=TEXT([.$A28];&quot;YYYY&quot;)" office:value-type="string" office:string-value="2023" calcext:value-type="string">
            <text:p>2023</text:p>
          </table:table-cell>
          <table:table-cell table:style-name="ce46" table:formula="of:=[.$A28]-DATE(YEAR([.$A28]);1;0)" office:value-type="float" office:value="47" calcext:value-type="float">
            <text:p>47</text:p>
          </table:table-cell>
          <table:table-cell table:style-name="ce46" table:formula="of:=TEXT([.$A28];&quot;MMM&quot;)" office:value-type="string" office:string-value="Feb" calcext:value-type="string">
            <text:p>Feb</text:p>
          </table:table-cell>
          <table:table-cell table:style-name="ce46" table:formula="of:=DAY([.A28])" office:value-type="float" office:value="16" calcext:value-type="float">
            <text:p>16</text:p>
          </table:table-cell>
          <table:table-cell table:style-name="ce46" table:formula="of:=TEXT([.$A28];&quot;DDD&quot;)" office:value-type="string" office:string-value="Thu" calcext:value-type="string">
            <text:p>Thu</text:p>
          </table:table-cell>
          <table:table-cell table:style-name="ce51" table:formula="of:=AND(DATE(YEAR([.$A28]);3;1)-WEEKDAY(DATE(YEAR([.$A28]);3;1)-1)+14&lt;=[.$A28];[.$A28]&lt;DATE(YEAR([.$A28]);11;1)-WEEKDAY(DATE(YEAR([.$A28]);11;1)-1)+7)" office:value-type="boolean" office:boolean-value="false" calcext:value-type="boolean">
            <text:p>FALSE</text:p>
          </table:table-cell>
          <table:table-cell table:style-name="ce23" table:formula="of:=VLOOKUP([.$C28];[$Sun.$A$1:$Sun.$C$367];2)-IF([.$G28];0;TIME(1;0;0))" office:value-type="time" office:time-value="PT06H47M00S" calcext:value-type="time">
            <text:p>6:47:00</text:p>
          </table:table-cell>
          <table:table-cell table:style-name="ce23" table:formula="of:=VLOOKUP([.$C28];[$Sun.$A$1:$Sun.$C$367];3)-IF([.$G28];0;TIME(1;0;0))" office:value-type="time" office:time-value="PT17H32M00S" calcext:value-type="time">
            <text:p>17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]" office:value-type="date" office:date-value="2023-02-16" calcext:value-type="date">
            <text:p>2023-02-16</text:p>
          </table:table-cell>
          <table:table-cell table:style-name="ce23" table:formula="of:=[.$H28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]);ISBLANK([.$P28]));&quot;None&quot;;CONCATENATE([.$O28];[.$P28];&quot;&quot;))" office:value-type="string" office:string-value="Walkx" calcext:value-type="string">
            <text:p>Walkx</text:p>
          </table:table-cell>
          <table:table-cell table:style-name="ce46" table:formula="of:=CONCATENATE(IF([.$P28]=&quot;t&quot;;&quot;[TBD: &quot;;&quot;&quot;);IF(ISBLANK([.$J28]);&quot;&quot;;[.$J28]); IF([.$P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]);&quot;&quot;;IF(ISBLANK([.$L28]);TEXT([.$K28];&quot;YYYY-MM-DD&quot;);TEXT([.$K28]+[.$L28];&quot;YYYY-MM-DDTHH:MM:SS&quot;)))" office:value-type="string" office:string-value="2023-02-16T06:47:00" calcext:value-type="string">
            <text:p>2023-02-16T06:47:00</text:p>
          </table:table-cell>
          <table:table-cell table:style-name="ce29" table:formula="of:=IF(ISBLANK([.$M28]);&quot;&quot;;IF(ISBLANK([.$N28]);TEXT([.$M28];&quot;YYYY-MM-DD&quot;);TEXT([.$M28]+[.$N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17" calcext:value-type="date">
            <text:p>2023-02-17</text:p>
          </table:table-cell>
          <table:table-cell table:style-name="ce46" table:formula="of:=TEXT([.$A29];&quot;YYYY&quot;)" office:value-type="string" office:string-value="2023" calcext:value-type="string">
            <text:p>2023</text:p>
          </table:table-cell>
          <table:table-cell table:style-name="ce46" table:formula="of:=[.$A29]-DATE(YEAR([.$A29]);1;0)" office:value-type="float" office:value="48" calcext:value-type="float">
            <text:p>48</text:p>
          </table:table-cell>
          <table:table-cell table:style-name="ce46" table:formula="of:=TEXT([.$A29];&quot;MMM&quot;)" office:value-type="string" office:string-value="Feb" calcext:value-type="string">
            <text:p>Feb</text:p>
          </table:table-cell>
          <table:table-cell table:style-name="ce46" table:formula="of:=DAY([.A29])" office:value-type="float" office:value="17" calcext:value-type="float">
            <text:p>17</text:p>
          </table:table-cell>
          <table:table-cell table:style-name="ce46" table:formula="of:=TEXT([.$A29];&quot;DDD&quot;)" office:value-type="string" office:string-value="Fri" calcext:value-type="string">
            <text:p>Fri</text:p>
          </table:table-cell>
          <table:table-cell table:style-name="ce51" table:formula="of:=AND(DATE(YEAR([.$A29]);3;1)-WEEKDAY(DATE(YEAR([.$A29]);3;1)-1)+14&lt;=[.$A29];[.$A29]&lt;DATE(YEAR([.$A29]);11;1)-WEEKDAY(DATE(YEAR([.$A29]);11;1)-1)+7)" office:value-type="boolean" office:boolean-value="false" calcext:value-type="boolean">
            <text:p>FALSE</text:p>
          </table:table-cell>
          <table:table-cell table:style-name="ce23" table:formula="of:=VLOOKUP([.$C29];[$Sun.$A$1:$Sun.$C$367];2)-IF([.$G29];0;TIME(1;0;0))" office:value-type="time" office:time-value="PT06H46M00S" calcext:value-type="time">
            <text:p>6:46:00</text:p>
          </table:table-cell>
          <table:table-cell table:style-name="ce23" table:formula="of:=VLOOKUP([.$C29];[$Sun.$A$1:$Sun.$C$367];3)-IF([.$G29];0;TIME(1;0;0))" office:value-type="time" office:time-value="PT17H33M00S" calcext:value-type="time">
            <text:p>17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9]" office:value-type="date" office:date-value="2023-02-17" calcext:value-type="date">
            <text:p>2023-02-17</text:p>
          </table:table-cell>
          <table:table-cell table:style-name="ce23" table:formula="of:=[.$H29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9]);ISBLANK([.$P29]));&quot;None&quot;;CONCATENATE([.$O29];[.$P29];&quot;&quot;))" office:value-type="string" office:string-value="Walkx" calcext:value-type="string">
            <text:p>Walkx</text:p>
          </table:table-cell>
          <table:table-cell table:style-name="ce46" table:formula="of:=CONCATENATE(IF([.$P29]=&quot;t&quot;;&quot;[TBD: &quot;;&quot;&quot;);IF(ISBLANK([.$J29]);&quot;&quot;;[.$J29]); IF([.$P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9]);&quot;&quot;;IF(ISBLANK([.$L29]);TEXT([.$K29];&quot;YYYY-MM-DD&quot;);TEXT([.$K29]+[.$L29];&quot;YYYY-MM-DDTHH:MM:SS&quot;)))" office:value-type="string" office:string-value="2023-02-17T06:46:00" calcext:value-type="string">
            <text:p>2023-02-17T06:46:00</text:p>
          </table:table-cell>
          <table:table-cell table:style-name="ce29" table:formula="of:=IF(ISBLANK([.$M29]);&quot;&quot;;IF(ISBLANK([.$N29]);TEXT([.$M29];&quot;YYYY-MM-DD&quot;);TEXT([.$M29]+[.$N2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18" calcext:value-type="date">
            <text:p>2023-02-18</text:p>
          </table:table-cell>
          <table:table-cell table:style-name="ce44" table:formula="of:=TEXT([.$A30];&quot;YYYY&quot;)" office:value-type="string" office:string-value="2023" calcext:value-type="string">
            <text:p>2023</text:p>
          </table:table-cell>
          <table:table-cell table:style-name="ce44" table:formula="of:=[.$A30]-DATE(YEAR([.$A30]);1;0)" office:value-type="float" office:value="49" calcext:value-type="float">
            <text:p>49</text:p>
          </table:table-cell>
          <table:table-cell table:style-name="ce44" table:formula="of:=TEXT([.$A30];&quot;MMM&quot;)" office:value-type="string" office:string-value="Feb" calcext:value-type="string">
            <text:p>Feb</text:p>
          </table:table-cell>
          <table:table-cell table:style-name="ce44" table:formula="of:=DAY([.A30])" office:value-type="float" office:value="18" calcext:value-type="float">
            <text:p>18</text:p>
          </table:table-cell>
          <table:table-cell table:style-name="ce44" table:formula="of:=TEXT([.$A30];&quot;DDD&quot;)" office:value-type="string" office:string-value="Sat" calcext:value-type="string">
            <text:p>Sat</text:p>
          </table:table-cell>
          <table:table-cell table:style-name="ce50" table:formula="of:=AND(DATE(YEAR([.$A30]);3;1)-WEEKDAY(DATE(YEAR([.$A30]);3;1)-1)+14&lt;=[.$A30];[.$A30]&lt;DATE(YEAR([.$A30]);11;1)-WEEKDAY(DATE(YEAR([.$A30]);11;1)-1)+7)" office:value-type="boolean" office:boolean-value="false" calcext:value-type="boolean">
            <text:p>FALSE</text:p>
          </table:table-cell>
          <table:table-cell table:style-name="ce55" table:formula="of:=VLOOKUP([.$C30];[$Sun.$A$1:$Sun.$C$367];2)-IF([.$G30];0;TIME(1;0;0))" office:value-type="time" office:time-value="PT06H45M00S" calcext:value-type="time">
            <text:p>6:45:00</text:p>
          </table:table-cell>
          <table:table-cell table:style-name="ce55" table:formula="of:=VLOOKUP([.$C30];[$Sun.$A$1:$Sun.$C$367];3)-IF([.$G30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30]" office:value-type="date" office:date-value="2023-02-18" calcext:value-type="date">
            <text:p>2023-02-18</text:p>
          </table:table-cell>
          <table:table-cell table:style-name="ce55"/>
          <table:table-cell table:style-name="ce26" table:formula="of:=[.K30]+3" office:value-type="date" office:date-value="2023-02-21" calcext:value-type="date">
            <text:p>2023-02-21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]);ISBLANK([.$P30]));&quot;None&quot;;CONCATENATE([.$O30];[.$P30];&quot;&quot;))" office:value-type="string" office:string-value="Tripx" calcext:value-type="string">
            <text:p>Tripx</text:p>
          </table:table-cell>
          <table:table-cell table:style-name="ce44" table:formula="of:=CONCATENATE(IF([.$P30]=&quot;t&quot;;&quot;[TBD: &quot;;&quot;&quot;);IF(ISBLANK([.$J30]);&quot;&quot;;[.$J30]); IF([.$P30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30]);&quot;&quot;;IF(ISBLANK([.$L30]);TEXT([.$K30];&quot;YYYY-MM-DD&quot;);TEXT([.$K30]+[.$L30];&quot;YYYY-MM-DDTHH:MM:SS&quot;)))" office:value-type="string" office:string-value="2023-02-18" calcext:value-type="string">
            <text:p>2023-02-18</text:p>
          </table:table-cell>
          <table:table-cell table:style-name="ce59" table:formula="of:=IF(ISBLANK([.$M30]);&quot;&quot;;IF(ISBLANK([.$N30]);TEXT([.$M30];&quot;YYYY-MM-DD&quot;);TEXT([.$M30]+[.$N30];&quot;YYYY-MM-DDTHH:MM:SS&quot;)))" office:value-type="string" office:string-value="2023-02-21" calcext:value-type="string">
            <text:p>2023-02-21</text:p>
          </table:table-cell>
          <table:table-cell/>
        </table:table-row>
        <table:table-row table:style-name="ro2">
          <table:table-cell table:style-name="ce26" table:formula="of:=DATE([.$B31];2;1)-WEEKDAY(DATE([.$B31];2;1)-2)+21" office:value-type="date" office:date-value="2023-02-20" calcext:value-type="date">
            <text:p>2023-02-2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31]-DATE(YEAR([.$A31]);1;0)" office:value-type="float" office:value="51" calcext:value-type="float">
            <text:p>51</text:p>
          </table:table-cell>
          <table:table-cell table:style-name="ce44" table:formula="of:=TEXT([.$A31];&quot;MMM&quot;)" office:value-type="string" office:string-value="Feb" calcext:value-type="string">
            <text:p>Feb</text:p>
          </table:table-cell>
          <table:table-cell table:style-name="ce44" table:formula="of:=DAY([.A31])" office:value-type="float" office:value="20" calcext:value-type="float">
            <text:p>20</text:p>
          </table:table-cell>
          <table:table-cell table:style-name="ce44" table:formula="of:=TEXT([.$A31];&quot;DDD&quot;)" office:value-type="string" office:string-value="Mon" calcext:value-type="string">
            <text:p>Mon</text:p>
          </table:table-cell>
          <table:table-cell table:style-name="ce50" table:formula="of:=AND(DATE(YEAR([.$A31]);3;1)-WEEKDAY(DATE(YEAR([.$A31]);3;1)-1)+14&lt;=[.$A31];[.$A31]&lt;DATE(YEAR([.$A31]);11;1)-WEEKDAY(DATE(YEAR([.$A31]);11;1)-1)+7)" office:value-type="boolean" office:boolean-value="false" calcext:value-type="boolean">
            <text:p>FALSE</text:p>
          </table:table-cell>
          <table:table-cell table:style-name="ce55" table:formula="of:=VLOOKUP([.$C31];[$Sun.$A$1:$Sun.$C$367];2)-IF([.$G31];0;TIME(1;0;0))" office:value-type="time" office:time-value="PT06H42M00S" calcext:value-type="time">
            <text:p>6:42:00</text:p>
          </table:table-cell>
          <table:table-cell table:style-name="ce55" table:formula="of:=VLOOKUP([.$C31];[$Sun.$A$1:$Sun.$C$367];3)-IF([.$G31];0;TIME(1;0;0))" office:value-type="time" office:time-value="PT17H36M00S" calcext:value-type="time">
            <text:p>17:36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1]" office:value-type="date" office:date-value="2023-02-20" calcext:value-type="date">
            <text:p>2023-0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]);ISBLANK([.$P31]));&quot;None&quot;;CONCATENATE([.$O31];[.$P31];&quot;&quot;))" office:value-type="string" office:string-value="Holidayx" calcext:value-type="string">
            <text:p>Holidayx</text:p>
          </table:table-cell>
          <table:table-cell table:style-name="ce44" table:formula="of:=CONCATENATE(IF([.$P31]=&quot;t&quot;;&quot;[TBD: &quot;;&quot;&quot;);IF(ISBLANK([.$J31]);&quot;&quot;;[.$J31]); IF([.$P31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1]);&quot;&quot;;IF(ISBLANK([.$L31]);TEXT([.$K31];&quot;YYYY-MM-DD&quot;);TEXT([.$K31]+[.$L31];&quot;YYYY-MM-DDTHH:MM:SS&quot;)))" office:value-type="string" office:string-value="2023-02-20" calcext:value-type="string">
            <text:p>2023-02-20</text:p>
          </table:table-cell>
          <table:table-cell table:style-name="ce59" table:formula="of:=IF(ISBLANK([.$M31]);&quot;&quot;;IF(ISBLANK([.$N31]);TEXT([.$M31];&quot;YYYY-MM-DD&quot;);TEXT([.$M31]+[.$N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0" calcext:value-type="date">
            <text:p>2023-02-20</text:p>
          </table:table-cell>
          <table:table-cell table:style-name="ce46" table:formula="of:=TEXT([.$A32];&quot;YYYY&quot;)" office:value-type="string" office:string-value="2023" calcext:value-type="string">
            <text:p>2023</text:p>
          </table:table-cell>
          <table:table-cell table:style-name="ce46" table:formula="of:=[.$A32]-DATE(YEAR([.$A32]);1;0)" office:value-type="float" office:value="51" calcext:value-type="float">
            <text:p>51</text:p>
          </table:table-cell>
          <table:table-cell table:style-name="ce46" table:formula="of:=TEXT([.$A32];&quot;MMM&quot;)" office:value-type="string" office:string-value="Feb" calcext:value-type="string">
            <text:p>Feb</text:p>
          </table:table-cell>
          <table:table-cell table:style-name="ce46" table:formula="of:=DAY([.A32])" office:value-type="float" office:value="20" calcext:value-type="float">
            <text:p>20</text:p>
          </table:table-cell>
          <table:table-cell table:style-name="ce46" table:formula="of:=TEXT([.$A32];&quot;DDD&quot;)" office:value-type="string" office:string-value="Mon" calcext:value-type="string">
            <text:p>Mon</text:p>
          </table:table-cell>
          <table:table-cell table:style-name="ce51" table:formula="of:=AND(DATE(YEAR([.$A32]);3;1)-WEEKDAY(DATE(YEAR([.$A32]);3;1)-1)+14&lt;=[.$A32];[.$A32]&lt;DATE(YEAR([.$A32]);11;1)-WEEKDAY(DATE(YEAR([.$A32]);11;1)-1)+7)" office:value-type="boolean" office:boolean-value="false" calcext:value-type="boolean">
            <text:p>FALSE</text:p>
          </table:table-cell>
          <table:table-cell table:style-name="ce23" table:formula="of:=VLOOKUP([.$C32];[$Sun.$A$1:$Sun.$C$367];2)-IF([.$G32];0;TIME(1;0;0))" office:value-type="time" office:time-value="PT06H42M00S" calcext:value-type="time">
            <text:p>6:42:00</text:p>
          </table:table-cell>
          <table:table-cell table:style-name="ce23" table:formula="of:=VLOOKUP([.$C32];[$Sun.$A$1:$Sun.$C$367];3)-IF([.$G32];0;TIME(1;0;0))" office:value-type="time" office:time-value="PT17H36M00S" calcext:value-type="time">
            <text:p>17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2]" office:value-type="date" office:date-value="2023-02-20" calcext:value-type="date">
            <text:p>2023-02-20</text:p>
          </table:table-cell>
          <table:table-cell table:style-name="ce23" table:formula="of:=[.$H32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2]);ISBLANK([.$P32]));&quot;None&quot;;CONCATENATE([.$O32];[.$P32];&quot;&quot;))" office:value-type="string" office:string-value="Walk-" calcext:value-type="string">
            <text:p>Walk-</text:p>
          </table:table-cell>
          <table:table-cell table:style-name="ce46" table:formula="of:=CONCATENATE(IF([.$P32]=&quot;t&quot;;&quot;[TBD: &quot;;&quot;&quot;);IF(ISBLANK([.$J32]);&quot;&quot;;[.$J32]); IF([.$P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2]);&quot;&quot;;IF(ISBLANK([.$L32]);TEXT([.$K32];&quot;YYYY-MM-DD&quot;);TEXT([.$K32]+[.$L32];&quot;YYYY-MM-DDTHH:MM:SS&quot;)))" office:value-type="string" office:string-value="2023-02-20T06:42:00" calcext:value-type="string">
            <text:p>2023-02-20T06:42:00</text:p>
          </table:table-cell>
          <table:table-cell table:style-name="ce29" table:formula="of:=IF(ISBLANK([.$M32]);&quot;&quot;;IF(ISBLANK([.$N32]);TEXT([.$M32];&quot;YYYY-MM-DD&quot;);TEXT([.$M32]+[.$N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1" calcext:value-type="date">
            <text:p>2023-02-21</text:p>
          </table:table-cell>
          <table:table-cell table:style-name="ce46" table:formula="of:=TEXT([.$A33];&quot;YYYY&quot;)" office:value-type="string" office:string-value="2023" calcext:value-type="string">
            <text:p>2023</text:p>
          </table:table-cell>
          <table:table-cell table:style-name="ce46" table:formula="of:=[.$A33]-DATE(YEAR([.$A33]);1;0)" office:value-type="float" office:value="52" calcext:value-type="float">
            <text:p>52</text:p>
          </table:table-cell>
          <table:table-cell table:style-name="ce46" table:formula="of:=TEXT([.$A33];&quot;MMM&quot;)" office:value-type="string" office:string-value="Feb" calcext:value-type="string">
            <text:p>Feb</text:p>
          </table:table-cell>
          <table:table-cell table:style-name="ce46" table:formula="of:=DAY([.A33])" office:value-type="float" office:value="21" calcext:value-type="float">
            <text:p>21</text:p>
          </table:table-cell>
          <table:table-cell table:style-name="ce46" table:formula="of:=TEXT([.$A33];&quot;DDD&quot;)" office:value-type="string" office:string-value="Tue" calcext:value-type="string">
            <text:p>Tue</text:p>
          </table:table-cell>
          <table:table-cell table:style-name="ce51" table:formula="of:=AND(DATE(YEAR([.$A33]);3;1)-WEEKDAY(DATE(YEAR([.$A33]);3;1)-1)+14&lt;=[.$A33];[.$A33]&lt;DATE(YEAR([.$A33]);11;1)-WEEKDAY(DATE(YEAR([.$A33]);11;1)-1)+7)" office:value-type="boolean" office:boolean-value="false" calcext:value-type="boolean">
            <text:p>FALSE</text:p>
          </table:table-cell>
          <table:table-cell table:style-name="ce23" table:formula="of:=VLOOKUP([.$C33];[$Sun.$A$1:$Sun.$C$367];2)-IF([.$G33];0;TIME(1;0;0))" office:value-type="time" office:time-value="PT06H40M00S" calcext:value-type="time">
            <text:p>6:40:00</text:p>
          </table:table-cell>
          <table:table-cell table:style-name="ce23" table:formula="of:=VLOOKUP([.$C33];[$Sun.$A$1:$Sun.$C$367];3)-IF([.$G33];0;TIME(1;0;0))" office:value-type="time" office:time-value="PT17H38M00S" calcext:value-type="time">
            <text:p>17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3]" office:value-type="date" office:date-value="2023-02-21" calcext:value-type="date">
            <text:p>2023-02-21</text:p>
          </table:table-cell>
          <table:table-cell table:style-name="ce23" table:formula="of:=[.$H33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3]);ISBLANK([.$P33]));&quot;None&quot;;CONCATENATE([.$O33];[.$P33];&quot;&quot;))" office:value-type="string" office:string-value="Walkx" calcext:value-type="string">
            <text:p>Walkx</text:p>
          </table:table-cell>
          <table:table-cell table:style-name="ce46" table:formula="of:=CONCATENATE(IF([.$P33]=&quot;t&quot;;&quot;[TBD: &quot;;&quot;&quot;);IF(ISBLANK([.$J33]);&quot;&quot;;[.$J33]); IF([.$P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3]);&quot;&quot;;IF(ISBLANK([.$L33]);TEXT([.$K33];&quot;YYYY-MM-DD&quot;);TEXT([.$K33]+[.$L33];&quot;YYYY-MM-DDTHH:MM:SS&quot;)))" office:value-type="string" office:string-value="2023-02-21T06:40:00" calcext:value-type="string">
            <text:p>2023-02-21T06:40:00</text:p>
          </table:table-cell>
          <table:table-cell table:style-name="ce29" table:formula="of:=IF(ISBLANK([.$M33]);&quot;&quot;;IF(ISBLANK([.$N33]);TEXT([.$M33];&quot;YYYY-MM-DD&quot;);TEXT([.$M33]+[.$N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2" calcext:value-type="date">
            <text:p>2023-02-22</text:p>
          </table:table-cell>
          <table:table-cell table:style-name="ce46" table:formula="of:=TEXT([.$A34];&quot;YYYY&quot;)" office:value-type="string" office:string-value="2023" calcext:value-type="string">
            <text:p>2023</text:p>
          </table:table-cell>
          <table:table-cell table:style-name="ce46" table:formula="of:=[.$A34]-DATE(YEAR([.$A34]);1;0)" office:value-type="float" office:value="53" calcext:value-type="float">
            <text:p>53</text:p>
          </table:table-cell>
          <table:table-cell table:style-name="ce46" table:formula="of:=TEXT([.$A34];&quot;MMM&quot;)" office:value-type="string" office:string-value="Feb" calcext:value-type="string">
            <text:p>Feb</text:p>
          </table:table-cell>
          <table:table-cell table:style-name="ce46" table:formula="of:=DAY([.A34])" office:value-type="float" office:value="22" calcext:value-type="float">
            <text:p>22</text:p>
          </table:table-cell>
          <table:table-cell table:style-name="ce46" table:formula="of:=TEXT([.$A34];&quot;DDD&quot;)" office:value-type="string" office:string-value="Wed" calcext:value-type="string">
            <text:p>Wed</text:p>
          </table:table-cell>
          <table:table-cell table:style-name="ce51" table:formula="of:=AND(DATE(YEAR([.$A34]);3;1)-WEEKDAY(DATE(YEAR([.$A34]);3;1)-1)+14&lt;=[.$A34];[.$A34]&lt;DATE(YEAR([.$A34]);11;1)-WEEKDAY(DATE(YEAR([.$A34]);11;1)-1)+7)" office:value-type="boolean" office:boolean-value="false" calcext:value-type="boolean">
            <text:p>FALSE</text:p>
          </table:table-cell>
          <table:table-cell table:style-name="ce23" table:formula="of:=VLOOKUP([.$C34];[$Sun.$A$1:$Sun.$C$367];2)-IF([.$G34];0;TIME(1;0;0))" office:value-type="time" office:time-value="PT06H39M00S" calcext:value-type="time">
            <text:p>6:39:00</text:p>
          </table:table-cell>
          <table:table-cell table:style-name="ce23" table:formula="of:=VLOOKUP([.$C34];[$Sun.$A$1:$Sun.$C$367];3)-IF([.$G34];0;TIME(1;0;0))" office:value-type="time" office:time-value="PT17H39M00S" calcext:value-type="time">
            <text:p>17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4]" office:value-type="date" office:date-value="2023-02-22" calcext:value-type="date">
            <text:p>2023-02-22</text:p>
          </table:table-cell>
          <table:table-cell table:style-name="ce23" table:formula="of:=[.$H34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4]);ISBLANK([.$P34]));&quot;None&quot;;CONCATENATE([.$O34];[.$P34];&quot;&quot;))" office:value-type="string" office:string-value="Walkx" calcext:value-type="string">
            <text:p>Walkx</text:p>
          </table:table-cell>
          <table:table-cell table:style-name="ce46" table:formula="of:=CONCATENATE(IF([.$P34]=&quot;t&quot;;&quot;[TBD: &quot;;&quot;&quot;);IF(ISBLANK([.$J34]);&quot;&quot;;[.$J34]); IF([.$P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4]);&quot;&quot;;IF(ISBLANK([.$L34]);TEXT([.$K34];&quot;YYYY-MM-DD&quot;);TEXT([.$K34]+[.$L34];&quot;YYYY-MM-DDTHH:MM:SS&quot;)))" office:value-type="string" office:string-value="2023-02-22T06:39:00" calcext:value-type="string">
            <text:p>2023-02-22T06:39:00</text:p>
          </table:table-cell>
          <table:table-cell table:style-name="ce29" table:formula="of:=IF(ISBLANK([.$M34]);&quot;&quot;;IF(ISBLANK([.$N34]);TEXT([.$M34];&quot;YYYY-MM-DD&quot;);TEXT([.$M34]+[.$N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3" calcext:value-type="date">
            <text:p>2023-02-23</text:p>
          </table:table-cell>
          <table:table-cell table:style-name="ce46" table:formula="of:=TEXT([.$A35];&quot;YYYY&quot;)" office:value-type="string" office:string-value="2023" calcext:value-type="string">
            <text:p>2023</text:p>
          </table:table-cell>
          <table:table-cell table:style-name="ce46" table:formula="of:=[.$A35]-DATE(YEAR([.$A35]);1;0)" office:value-type="float" office:value="54" calcext:value-type="float">
            <text:p>54</text:p>
          </table:table-cell>
          <table:table-cell table:style-name="ce46" table:formula="of:=TEXT([.$A35];&quot;MMM&quot;)" office:value-type="string" office:string-value="Feb" calcext:value-type="string">
            <text:p>Feb</text:p>
          </table:table-cell>
          <table:table-cell table:style-name="ce46" table:formula="of:=DAY([.A35])" office:value-type="float" office:value="23" calcext:value-type="float">
            <text:p>23</text:p>
          </table:table-cell>
          <table:table-cell table:style-name="ce46" table:formula="of:=TEXT([.$A35];&quot;DDD&quot;)" office:value-type="string" office:string-value="Thu" calcext:value-type="string">
            <text:p>Thu</text:p>
          </table:table-cell>
          <table:table-cell table:style-name="ce51" table:formula="of:=AND(DATE(YEAR([.$A35]);3;1)-WEEKDAY(DATE(YEAR([.$A35]);3;1)-1)+14&lt;=[.$A35];[.$A35]&lt;DATE(YEAR([.$A35]);11;1)-WEEKDAY(DATE(YEAR([.$A35]);11;1)-1)+7)" office:value-type="boolean" office:boolean-value="false" calcext:value-type="boolean">
            <text:p>FALSE</text:p>
          </table:table-cell>
          <table:table-cell table:style-name="ce23" table:formula="of:=VLOOKUP([.$C35];[$Sun.$A$1:$Sun.$C$367];2)-IF([.$G35];0;TIME(1;0;0))" office:value-type="time" office:time-value="PT06H38M00S" calcext:value-type="time">
            <text:p>6:38:00</text:p>
          </table:table-cell>
          <table:table-cell table:style-name="ce23" table:formula="of:=VLOOKUP([.$C35];[$Sun.$A$1:$Sun.$C$367];3)-IF([.$G35];0;TIME(1;0;0))" office:value-type="time" office:time-value="PT17H40M00S" calcext:value-type="time">
            <text:p>17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5]" office:value-type="date" office:date-value="2023-02-23" calcext:value-type="date">
            <text:p>2023-02-23</text:p>
          </table:table-cell>
          <table:table-cell table:style-name="ce23" table:formula="of:=[.$H35]" office:value-type="time" office:time-value="PT06H38M00S" calcext:value-type="time">
            <text:p>6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5]);ISBLANK([.$P35]));&quot;None&quot;;CONCATENATE([.$O35];[.$P35];&quot;&quot;))" office:value-type="string" office:string-value="Walkx" calcext:value-type="string">
            <text:p>Walkx</text:p>
          </table:table-cell>
          <table:table-cell table:style-name="ce46" table:formula="of:=CONCATENATE(IF([.$P35]=&quot;t&quot;;&quot;[TBD: &quot;;&quot;&quot;);IF(ISBLANK([.$J35]);&quot;&quot;;[.$J35]); IF([.$P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5]);&quot;&quot;;IF(ISBLANK([.$L35]);TEXT([.$K35];&quot;YYYY-MM-DD&quot;);TEXT([.$K35]+[.$L35];&quot;YYYY-MM-DDTHH:MM:SS&quot;)))" office:value-type="string" office:string-value="2023-02-23T06:38:00" calcext:value-type="string">
            <text:p>2023-02-23T06:38:00</text:p>
          </table:table-cell>
          <table:table-cell table:style-name="ce29" table:formula="of:=IF(ISBLANK([.$M35]);&quot;&quot;;IF(ISBLANK([.$N35]);TEXT([.$M35];&quot;YYYY-MM-DD&quot;);TEXT([.$M35]+[.$N3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4" calcext:value-type="date">
            <text:p>2023-02-24</text:p>
          </table:table-cell>
          <table:table-cell table:style-name="ce46" table:formula="of:=TEXT([.$A36];&quot;YYYY&quot;)" office:value-type="string" office:string-value="2023" calcext:value-type="string">
            <text:p>2023</text:p>
          </table:table-cell>
          <table:table-cell table:style-name="ce46" table:formula="of:=[.$A36]-DATE(YEAR([.$A36]);1;0)" office:value-type="float" office:value="55" calcext:value-type="float">
            <text:p>55</text:p>
          </table:table-cell>
          <table:table-cell table:style-name="ce46" table:formula="of:=TEXT([.$A36];&quot;MMM&quot;)" office:value-type="string" office:string-value="Feb" calcext:value-type="string">
            <text:p>Feb</text:p>
          </table:table-cell>
          <table:table-cell table:style-name="ce46" table:formula="of:=DAY([.A36])" office:value-type="float" office:value="24" calcext:value-type="float">
            <text:p>24</text:p>
          </table:table-cell>
          <table:table-cell table:style-name="ce46" table:formula="of:=TEXT([.$A36];&quot;DDD&quot;)" office:value-type="string" office:string-value="Fri" calcext:value-type="string">
            <text:p>Fri</text:p>
          </table:table-cell>
          <table:table-cell table:style-name="ce51" table:formula="of:=AND(DATE(YEAR([.$A36]);3;1)-WEEKDAY(DATE(YEAR([.$A36]);3;1)-1)+14&lt;=[.$A36];[.$A36]&lt;DATE(YEAR([.$A36]);11;1)-WEEKDAY(DATE(YEAR([.$A36]);11;1)-1)+7)" office:value-type="boolean" office:boolean-value="false" calcext:value-type="boolean">
            <text:p>FALSE</text:p>
          </table:table-cell>
          <table:table-cell table:style-name="ce23" table:formula="of:=VLOOKUP([.$C36];[$Sun.$A$1:$Sun.$C$367];2)-IF([.$G36];0;TIME(1;0;0))" office:value-type="time" office:time-value="PT06H36M00S" calcext:value-type="time">
            <text:p>6:36:00</text:p>
          </table:table-cell>
          <table:table-cell table:style-name="ce23" table:formula="of:=VLOOKUP([.$C36];[$Sun.$A$1:$Sun.$C$367];3)-IF([.$G36];0;TIME(1;0;0))" office:value-type="time" office:time-value="PT17H41M00S" calcext:value-type="time">
            <text:p>17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6]" office:value-type="date" office:date-value="2023-02-24" calcext:value-type="date">
            <text:p>2023-02-24</text:p>
          </table:table-cell>
          <table:table-cell table:style-name="ce23" table:formula="of:=[.$H36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6]);ISBLANK([.$P36]));&quot;None&quot;;CONCATENATE([.$O36];[.$P36];&quot;&quot;))" office:value-type="string" office:string-value="Walkx" calcext:value-type="string">
            <text:p>Walkx</text:p>
          </table:table-cell>
          <table:table-cell table:style-name="ce46" table:formula="of:=CONCATENATE(IF([.$P36]=&quot;t&quot;;&quot;[TBD: &quot;;&quot;&quot;);IF(ISBLANK([.$J36]);&quot;&quot;;[.$J36]); IF([.$P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6]);&quot;&quot;;IF(ISBLANK([.$L36]);TEXT([.$K36];&quot;YYYY-MM-DD&quot;);TEXT([.$K36]+[.$L36];&quot;YYYY-MM-DDTHH:MM:SS&quot;)))" office:value-type="string" office:string-value="2023-02-24T06:36:00" calcext:value-type="string">
            <text:p>2023-02-24T06:36:00</text:p>
          </table:table-cell>
          <table:table-cell table:style-name="ce29" table:formula="of:=IF(ISBLANK([.$M36]);&quot;&quot;;IF(ISBLANK([.$N36]);TEXT([.$M36];&quot;YYYY-MM-DD&quot;);TEXT([.$M36]+[.$N3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2-27" calcext:value-type="date">
            <text:p>2023-02-27</text:p>
          </table:table-cell>
          <table:table-cell table:style-name="ce46" table:formula="of:=TEXT([.$A37];&quot;YYYY&quot;)" office:value-type="string" office:string-value="2023" calcext:value-type="string">
            <text:p>2023</text:p>
          </table:table-cell>
          <table:table-cell table:style-name="ce46" table:formula="of:=[.$A37]-DATE(YEAR([.$A37]);1;0)" office:value-type="float" office:value="58" calcext:value-type="float">
            <text:p>58</text:p>
          </table:table-cell>
          <table:table-cell table:style-name="ce46" table:formula="of:=TEXT([.$A37];&quot;MMM&quot;)" office:value-type="string" office:string-value="Feb" calcext:value-type="string">
            <text:p>Feb</text:p>
          </table:table-cell>
          <table:table-cell table:style-name="ce46" table:formula="of:=DAY([.A37])" office:value-type="float" office:value="27" calcext:value-type="float">
            <text:p>27</text:p>
          </table:table-cell>
          <table:table-cell table:style-name="ce46" table:formula="of:=TEXT([.$A37];&quot;DDD&quot;)" office:value-type="string" office:string-value="Mon" calcext:value-type="string">
            <text:p>Mon</text:p>
          </table:table-cell>
          <table:table-cell table:style-name="ce51" table:formula="of:=AND(DATE(YEAR([.$A37]);3;1)-WEEKDAY(DATE(YEAR([.$A37]);3;1)-1)+14&lt;=[.$A37];[.$A37]&lt;DATE(YEAR([.$A37]);11;1)-WEEKDAY(DATE(YEAR([.$A37]);11;1)-1)+7)" office:value-type="boolean" office:boolean-value="false" calcext:value-type="boolean">
            <text:p>FALSE</text:p>
          </table:table-cell>
          <table:table-cell table:style-name="ce23" table:formula="of:=VLOOKUP([.$C37];[$Sun.$A$1:$Sun.$C$367];2)-IF([.$G37];0;TIME(1;0;0))" office:value-type="time" office:time-value="PT06H32M00S" calcext:value-type="time">
            <text:p>6:32:00</text:p>
          </table:table-cell>
          <table:table-cell table:style-name="ce23" table:formula="of:=VLOOKUP([.$C37];[$Sun.$A$1:$Sun.$C$367];3)-IF([.$G37];0;TIME(1;0;0))" office:value-type="time" office:time-value="PT17H45M00S" calcext:value-type="time">
            <text:p>17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7]" office:value-type="date" office:date-value="2023-02-27" calcext:value-type="date">
            <text:p>2023-02-27</text:p>
          </table:table-cell>
          <table:table-cell table:style-name="ce23" table:formula="of:=[.$H37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7]);ISBLANK([.$P37]));&quot;None&quot;;CONCATENATE([.$O37];[.$P37];&quot;&quot;))" office:value-type="string" office:string-value="Walkx" calcext:value-type="string">
            <text:p>Walkx</text:p>
          </table:table-cell>
          <table:table-cell table:style-name="ce46" table:formula="of:=CONCATENATE(IF([.$P37]=&quot;t&quot;;&quot;[TBD: &quot;;&quot;&quot;);IF(ISBLANK([.$J37]);&quot;&quot;;[.$J37]); IF([.$P3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7]);&quot;&quot;;IF(ISBLANK([.$L37]);TEXT([.$K37];&quot;YYYY-MM-DD&quot;);TEXT([.$K37]+[.$L37];&quot;YYYY-MM-DDTHH:MM:SS&quot;)))" office:value-type="string" office:string-value="2023-02-27T06:32:00" calcext:value-type="string">
            <text:p>2023-02-27T06:32:00</text:p>
          </table:table-cell>
          <table:table-cell table:style-name="ce29" table:formula="of:=IF(ISBLANK([.$M37]);&quot;&quot;;IF(ISBLANK([.$N37]);TEXT([.$M37];&quot;YYYY-MM-DD&quot;);TEXT([.$M37]+[.$N3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2-28" calcext:value-type="date">
            <text:p>2023-02-28</text:p>
          </table:table-cell>
          <table:table-cell table:style-name="ce44" table:formula="of:=TEXT([.$A38];&quot;YYYY&quot;)" office:value-type="string" office:string-value="2023" calcext:value-type="string">
            <text:p>2023</text:p>
          </table:table-cell>
          <table:table-cell table:style-name="ce44" table:formula="of:=[.$A38]-DATE(YEAR([.$A38]);1;0)" office:value-type="float" office:value="59" calcext:value-type="float">
            <text:p>59</text:p>
          </table:table-cell>
          <table:table-cell table:style-name="ce44" table:formula="of:=TEXT([.$A38];&quot;MMM&quot;)" office:value-type="string" office:string-value="Feb" calcext:value-type="string">
            <text:p>Feb</text:p>
          </table:table-cell>
          <table:table-cell table:style-name="ce44" table:formula="of:=DAY([.A38])" office:value-type="float" office:value="28" calcext:value-type="float">
            <text:p>28</text:p>
          </table:table-cell>
          <table:table-cell table:style-name="ce44" table:formula="of:=TEXT([.$A38];&quot;DDD&quot;)" office:value-type="string" office:string-value="Tue" calcext:value-type="string">
            <text:p>Tue</text:p>
          </table:table-cell>
          <table:table-cell table:style-name="ce50" table:formula="of:=AND(DATE(YEAR([.$A38]);3;1)-WEEKDAY(DATE(YEAR([.$A38]);3;1)-1)+14&lt;=[.$A38];[.$A38]&lt;DATE(YEAR([.$A38]);11;1)-WEEKDAY(DATE(YEAR([.$A38]);11;1)-1)+7)" office:value-type="boolean" office:boolean-value="false" calcext:value-type="boolean">
            <text:p>FALSE</text:p>
          </table:table-cell>
          <table:table-cell table:style-name="ce55" table:formula="of:=VLOOKUP([.$C38];[$Sun.$A$1:$Sun.$C$367];2)-IF([.$G38];0;TIME(1;0;0))" office:value-type="time" office:time-value="PT06H30M00S" calcext:value-type="time">
            <text:p>6:30:00</text:p>
          </table:table-cell>
          <table:table-cell table:style-name="ce55" table:formula="of:=VLOOKUP([.$C38];[$Sun.$A$1:$Sun.$C$367];3)-IF([.$G38];0;TIME(1;0;0))" office:value-type="time" office:time-value="PT17H46M00S" calcext:value-type="time">
            <text:p>17:46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38]" office:value-type="date" office:date-value="2023-02-28" calcext:value-type="date">
            <text:p>2023-02-28</text:p>
          </table:table-cell>
          <table:table-cell table:style-name="ce55"/>
          <table:table-cell table:style-name="ce26" office:value-type="date" office:date-value="2023-03-08" calcext:value-type="date">
            <text:p>2023-03-08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]);ISBLANK([.$P38]));&quot;None&quot;;CONCATENATE([.$O38];[.$P38];&quot;&quot;))" office:value-type="string" office:string-value="Specialx" calcext:value-type="string">
            <text:p>Specialx</text:p>
          </table:table-cell>
          <table:table-cell table:style-name="ce44" table:formula="of:=CONCATENATE(IF([.$P38]=&quot;t&quot;;&quot;[TBD: &quot;;&quot;&quot;);IF(ISBLANK([.$J38]);&quot;&quot;;[.$J38]); IF([.$P38]=&quot;t&quot;;&quot;?]&quot;;&quot;&quot;))" office:value-type="string" office:string-value="No Practice" calcext:value-type="string">
            <text:p>No Practice</text:p>
          </table:table-cell>
          <table:table-cell table:style-name="ce59" table:formula="of:=IF(ISBLANK([.$K38]);&quot;&quot;;IF(ISBLANK([.$L38]);TEXT([.$K38];&quot;YYYY-MM-DD&quot;);TEXT([.$K38]+[.$L38];&quot;YYYY-MM-DDTHH:MM:SS&quot;)))" office:value-type="string" office:string-value="2023-02-28" calcext:value-type="string">
            <text:p>2023-02-28</text:p>
          </table:table-cell>
          <table:table-cell table:style-name="ce59" table:formula="of:=IF(ISBLANK([.$M38]);&quot;&quot;;IF(ISBLANK([.$N38]);TEXT([.$M38];&quot;YYYY-MM-DD&quot;);TEXT([.$M38]+[.$N38];&quot;YYYY-MM-DDTHH:MM:SS&quot;)))" office:value-type="string" office:string-value="2023-03-08" calcext:value-type="string">
            <text:p>2023-03-08</text:p>
          </table:table-cell>
          <table:table-cell/>
        </table:table-row>
        <table:table-row table:style-name="ro2">
          <table:table-cell table:style-name="ce2" office:value-type="date" office:date-value="2023-02-28" calcext:value-type="date">
            <text:p>2023-02-28</text:p>
          </table:table-cell>
          <table:table-cell table:style-name="ce46" table:formula="of:=TEXT([.$A39];&quot;YYYY&quot;)" office:value-type="string" office:string-value="2023" calcext:value-type="string">
            <text:p>2023</text:p>
          </table:table-cell>
          <table:table-cell table:style-name="ce46" table:formula="of:=[.$A39]-DATE(YEAR([.$A39]);1;0)" office:value-type="float" office:value="59" calcext:value-type="float">
            <text:p>59</text:p>
          </table:table-cell>
          <table:table-cell table:style-name="ce46" table:formula="of:=TEXT([.$A39];&quot;MMM&quot;)" office:value-type="string" office:string-value="Feb" calcext:value-type="string">
            <text:p>Feb</text:p>
          </table:table-cell>
          <table:table-cell table:style-name="ce46" table:formula="of:=DAY([.A39])" office:value-type="float" office:value="28" calcext:value-type="float">
            <text:p>28</text:p>
          </table:table-cell>
          <table:table-cell table:style-name="ce46" table:formula="of:=TEXT([.$A39];&quot;DDD&quot;)" office:value-type="string" office:string-value="Tue" calcext:value-type="string">
            <text:p>Tue</text:p>
          </table:table-cell>
          <table:table-cell table:style-name="ce51" table:formula="of:=AND(DATE(YEAR([.$A39]);3;1)-WEEKDAY(DATE(YEAR([.$A39]);3;1)-1)+14&lt;=[.$A39];[.$A39]&lt;DATE(YEAR([.$A39]);11;1)-WEEKDAY(DATE(YEAR([.$A39]);11;1)-1)+7)" office:value-type="boolean" office:boolean-value="false" calcext:value-type="boolean">
            <text:p>FALSE</text:p>
          </table:table-cell>
          <table:table-cell table:style-name="ce23" table:formula="of:=VLOOKUP([.$C39];[$Sun.$A$1:$Sun.$C$367];2)-IF([.$G39];0;TIME(1;0;0))" office:value-type="time" office:time-value="PT06H30M00S" calcext:value-type="time">
            <text:p>6:30:00</text:p>
          </table:table-cell>
          <table:table-cell table:style-name="ce23" table:formula="of:=VLOOKUP([.$C39];[$Sun.$A$1:$Sun.$C$367];3)-IF([.$G39];0;TIME(1;0;0))" office:value-type="time" office:time-value="PT17H46M00S" calcext:value-type="time">
            <text:p>17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39]" office:value-type="date" office:date-value="2023-02-28" calcext:value-type="date">
            <text:p>2023-02-28</text:p>
          </table:table-cell>
          <table:table-cell table:style-name="ce23" table:formula="of:=[.$H39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39]);ISBLANK([.$P39]));&quot;None&quot;;CONCATENATE([.$O39];[.$P39];&quot;&quot;))" office:value-type="string" office:string-value="Walk-" calcext:value-type="string">
            <text:p>Walk-</text:p>
          </table:table-cell>
          <table:table-cell table:style-name="ce46" table:formula="of:=CONCATENATE(IF([.$P39]=&quot;t&quot;;&quot;[TBD: &quot;;&quot;&quot;);IF(ISBLANK([.$J39]);&quot;&quot;;[.$J39]); IF([.$P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39]);&quot;&quot;;IF(ISBLANK([.$L39]);TEXT([.$K39];&quot;YYYY-MM-DD&quot;);TEXT([.$K39]+[.$L39];&quot;YYYY-MM-DDTHH:MM:SS&quot;)))" office:value-type="string" office:string-value="2023-02-28T06:30:00" calcext:value-type="string">
            <text:p>2023-02-28T06:30:00</text:p>
          </table:table-cell>
          <table:table-cell table:style-name="ce29" table:formula="of:=IF(ISBLANK([.$M39]);&quot;&quot;;IF(ISBLANK([.$N39]);TEXT([.$M39];&quot;YYYY-MM-DD&quot;);TEXT([.$M39]+[.$N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1" calcext:value-type="date">
            <text:p>2023-03-01</text:p>
          </table:table-cell>
          <table:table-cell table:style-name="ce46" table:formula="of:=TEXT([.$A40];&quot;YYYY&quot;)" office:value-type="string" office:string-value="2023" calcext:value-type="string">
            <text:p>2023</text:p>
          </table:table-cell>
          <table:table-cell table:style-name="ce46" table:formula="of:=[.$A40]-DATE(YEAR([.$A40]);1;0)" office:value-type="float" office:value="60" calcext:value-type="float">
            <text:p>60</text:p>
          </table:table-cell>
          <table:table-cell table:style-name="ce46" table:formula="of:=TEXT([.$A40];&quot;MMM&quot;)" office:value-type="string" office:string-value="Mar" calcext:value-type="string">
            <text:p>Mar</text:p>
          </table:table-cell>
          <table:table-cell table:style-name="ce46" table:formula="of:=DAY([.A40])" office:value-type="float" office:value="1" calcext:value-type="float">
            <text:p>1</text:p>
          </table:table-cell>
          <table:table-cell table:style-name="ce46" table:formula="of:=TEXT([.$A40];&quot;DDD&quot;)" office:value-type="string" office:string-value="Wed" calcext:value-type="string">
            <text:p>Wed</text:p>
          </table:table-cell>
          <table:table-cell table:style-name="ce51" table:formula="of:=AND(DATE(YEAR([.$A40]);3;1)-WEEKDAY(DATE(YEAR([.$A40]);3;1)-1)+14&lt;=[.$A40];[.$A40]&lt;DATE(YEAR([.$A40]);11;1)-WEEKDAY(DATE(YEAR([.$A40]);11;1)-1)+7)" office:value-type="boolean" office:boolean-value="false" calcext:value-type="boolean">
            <text:p>FALSE</text:p>
          </table:table-cell>
          <table:table-cell table:style-name="ce23" table:formula="of:=VLOOKUP([.$C40];[$Sun.$A$1:$Sun.$C$367];2)-IF([.$G40];0;TIME(1;0;0))" office:value-type="time" office:time-value="PT06H29M00S" calcext:value-type="time">
            <text:p>6:29:00</text:p>
          </table:table-cell>
          <table:table-cell table:style-name="ce23" table:formula="of:=VLOOKUP([.$C40];[$Sun.$A$1:$Sun.$C$367];3)-IF([.$G40];0;TIME(1;0;0))" office:value-type="time" office:time-value="PT17H47M00S" calcext:value-type="time">
            <text:p>17:4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0]" office:value-type="date" office:date-value="2023-03-01" calcext:value-type="date">
            <text:p>2023-03-01</text:p>
          </table:table-cell>
          <table:table-cell table:style-name="ce23" table:formula="of:=[.$H40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0]);ISBLANK([.$P40]));&quot;None&quot;;CONCATENATE([.$O40];[.$P40];&quot;&quot;))" office:value-type="string" office:string-value="Walk-" calcext:value-type="string">
            <text:p>Walk-</text:p>
          </table:table-cell>
          <table:table-cell table:style-name="ce46" table:formula="of:=CONCATENATE(IF([.$P40]=&quot;t&quot;;&quot;[TBD: &quot;;&quot;&quot;);IF(ISBLANK([.$J40]);&quot;&quot;;[.$J40]); IF([.$P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0]);&quot;&quot;;IF(ISBLANK([.$L40]);TEXT([.$K40];&quot;YYYY-MM-DD&quot;);TEXT([.$K40]+[.$L40];&quot;YYYY-MM-DDTHH:MM:SS&quot;)))" office:value-type="string" office:string-value="2023-03-01T06:29:00" calcext:value-type="string">
            <text:p>2023-03-01T06:29:00</text:p>
          </table:table-cell>
          <table:table-cell table:style-name="ce29" table:formula="of:=IF(ISBLANK([.$M40]);&quot;&quot;;IF(ISBLANK([.$N40]);TEXT([.$M40];&quot;YYYY-MM-DD&quot;);TEXT([.$M40]+[.$N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2" calcext:value-type="date">
            <text:p>2023-03-02</text:p>
          </table:table-cell>
          <table:table-cell table:style-name="ce46" table:formula="of:=TEXT([.$A41];&quot;YYYY&quot;)" office:value-type="string" office:string-value="2023" calcext:value-type="string">
            <text:p>2023</text:p>
          </table:table-cell>
          <table:table-cell table:style-name="ce46" table:formula="of:=[.$A41]-DATE(YEAR([.$A41]);1;0)" office:value-type="float" office:value="61" calcext:value-type="float">
            <text:p>61</text:p>
          </table:table-cell>
          <table:table-cell table:style-name="ce46" table:formula="of:=TEXT([.$A41];&quot;MMM&quot;)" office:value-type="string" office:string-value="Mar" calcext:value-type="string">
            <text:p>Mar</text:p>
          </table:table-cell>
          <table:table-cell table:style-name="ce46" table:formula="of:=DAY([.A41])" office:value-type="float" office:value="2" calcext:value-type="float">
            <text:p>2</text:p>
          </table:table-cell>
          <table:table-cell table:style-name="ce46" table:formula="of:=TEXT([.$A41];&quot;DDD&quot;)" office:value-type="string" office:string-value="Thu" calcext:value-type="string">
            <text:p>Thu</text:p>
          </table:table-cell>
          <table:table-cell table:style-name="ce51" table:formula="of:=AND(DATE(YEAR([.$A41]);3;1)-WEEKDAY(DATE(YEAR([.$A41]);3;1)-1)+14&lt;=[.$A41];[.$A41]&lt;DATE(YEAR([.$A41]);11;1)-WEEKDAY(DATE(YEAR([.$A41]);11;1)-1)+7)" office:value-type="boolean" office:boolean-value="false" calcext:value-type="boolean">
            <text:p>FALSE</text:p>
          </table:table-cell>
          <table:table-cell table:style-name="ce23" table:formula="of:=VLOOKUP([.$C41];[$Sun.$A$1:$Sun.$C$367];2)-IF([.$G41];0;TIME(1;0;0))" office:value-type="time" office:time-value="PT06H27M00S" calcext:value-type="time">
            <text:p>6:27:00</text:p>
          </table:table-cell>
          <table:table-cell table:style-name="ce23" table:formula="of:=VLOOKUP([.$C41];[$Sun.$A$1:$Sun.$C$367];3)-IF([.$G41];0;TIME(1;0;0))" office:value-type="time" office:time-value="PT17H48M00S" calcext:value-type="time">
            <text:p>17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1]" office:value-type="date" office:date-value="2023-03-02" calcext:value-type="date">
            <text:p>2023-03-02</text:p>
          </table:table-cell>
          <table:table-cell table:style-name="ce23" table:formula="of:=[.$H41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1]);ISBLANK([.$P41]));&quot;None&quot;;CONCATENATE([.$O41];[.$P41];&quot;&quot;))" office:value-type="string" office:string-value="Walk-" calcext:value-type="string">
            <text:p>Walk-</text:p>
          </table:table-cell>
          <table:table-cell table:style-name="ce46" table:formula="of:=CONCATENATE(IF([.$P41]=&quot;t&quot;;&quot;[TBD: &quot;;&quot;&quot;);IF(ISBLANK([.$J41]);&quot;&quot;;[.$J41]); IF([.$P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1]);&quot;&quot;;IF(ISBLANK([.$L41]);TEXT([.$K41];&quot;YYYY-MM-DD&quot;);TEXT([.$K41]+[.$L41];&quot;YYYY-MM-DDTHH:MM:SS&quot;)))" office:value-type="string" office:string-value="2023-03-02T06:27:00" calcext:value-type="string">
            <text:p>2023-03-02T06:27:00</text:p>
          </table:table-cell>
          <table:table-cell table:style-name="ce29" table:formula="of:=IF(ISBLANK([.$M41]);&quot;&quot;;IF(ISBLANK([.$N41]);TEXT([.$M41];&quot;YYYY-MM-DD&quot;);TEXT([.$M41]+[.$N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3" calcext:value-type="date">
            <text:p>2023-03-03</text:p>
          </table:table-cell>
          <table:table-cell table:style-name="ce46" table:formula="of:=TEXT([.$A42];&quot;YYYY&quot;)" office:value-type="string" office:string-value="2023" calcext:value-type="string">
            <text:p>2023</text:p>
          </table:table-cell>
          <table:table-cell table:style-name="ce46" table:formula="of:=[.$A42]-DATE(YEAR([.$A42]);1;0)" office:value-type="float" office:value="62" calcext:value-type="float">
            <text:p>62</text:p>
          </table:table-cell>
          <table:table-cell table:style-name="ce46" table:formula="of:=TEXT([.$A42];&quot;MMM&quot;)" office:value-type="string" office:string-value="Mar" calcext:value-type="string">
            <text:p>Mar</text:p>
          </table:table-cell>
          <table:table-cell table:style-name="ce46" table:formula="of:=DAY([.A42])" office:value-type="float" office:value="3" calcext:value-type="float">
            <text:p>3</text:p>
          </table:table-cell>
          <table:table-cell table:style-name="ce46" table:formula="of:=TEXT([.$A42];&quot;DDD&quot;)" office:value-type="string" office:string-value="Fri" calcext:value-type="string">
            <text:p>Fri</text:p>
          </table:table-cell>
          <table:table-cell table:style-name="ce51" table:formula="of:=AND(DATE(YEAR([.$A42]);3;1)-WEEKDAY(DATE(YEAR([.$A42]);3;1)-1)+14&lt;=[.$A42];[.$A42]&lt;DATE(YEAR([.$A42]);11;1)-WEEKDAY(DATE(YEAR([.$A42]);11;1)-1)+7)" office:value-type="boolean" office:boolean-value="false" calcext:value-type="boolean">
            <text:p>FALSE</text:p>
          </table:table-cell>
          <table:table-cell table:style-name="ce23" table:formula="of:=VLOOKUP([.$C42];[$Sun.$A$1:$Sun.$C$367];2)-IF([.$G42];0;TIME(1;0;0))" office:value-type="time" office:time-value="PT06H26M00S" calcext:value-type="time">
            <text:p>6:26:00</text:p>
          </table:table-cell>
          <table:table-cell table:style-name="ce23" table:formula="of:=VLOOKUP([.$C42];[$Sun.$A$1:$Sun.$C$367];3)-IF([.$G42];0;TIME(1;0;0))" office:value-type="time" office:time-value="PT17H49M00S" calcext:value-type="time">
            <text:p>17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2]" office:value-type="date" office:date-value="2023-03-03" calcext:value-type="date">
            <text:p>2023-03-03</text:p>
          </table:table-cell>
          <table:table-cell table:style-name="ce23" table:formula="of:=[.$H42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2]);ISBLANK([.$P42]));&quot;None&quot;;CONCATENATE([.$O42];[.$P42];&quot;&quot;))" office:value-type="string" office:string-value="Walk-" calcext:value-type="string">
            <text:p>Walk-</text:p>
          </table:table-cell>
          <table:table-cell table:style-name="ce46" table:formula="of:=CONCATENATE(IF([.$P42]=&quot;t&quot;;&quot;[TBD: &quot;;&quot;&quot;);IF(ISBLANK([.$J42]);&quot;&quot;;[.$J42]); IF([.$P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2]);&quot;&quot;;IF(ISBLANK([.$L42]);TEXT([.$K42];&quot;YYYY-MM-DD&quot;);TEXT([.$K42]+[.$L42];&quot;YYYY-MM-DDTHH:MM:SS&quot;)))" office:value-type="string" office:string-value="2023-03-03T06:26:00" calcext:value-type="string">
            <text:p>2023-03-03T06:26:00</text:p>
          </table:table-cell>
          <table:table-cell table:style-name="ce29" table:formula="of:=IF(ISBLANK([.$M42]);&quot;&quot;;IF(ISBLANK([.$N42]);TEXT([.$M42];&quot;YYYY-MM-DD&quot;);TEXT([.$M42]+[.$N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6" calcext:value-type="date">
            <text:p>2023-03-06</text:p>
          </table:table-cell>
          <table:table-cell table:style-name="ce46" table:formula="of:=TEXT([.$A43];&quot;YYYY&quot;)" office:value-type="string" office:string-value="2023" calcext:value-type="string">
            <text:p>2023</text:p>
          </table:table-cell>
          <table:table-cell table:style-name="ce46" table:formula="of:=[.$A43]-DATE(YEAR([.$A43]);1;0)" office:value-type="float" office:value="65" calcext:value-type="float">
            <text:p>65</text:p>
          </table:table-cell>
          <table:table-cell table:style-name="ce46" table:formula="of:=TEXT([.$A43];&quot;MMM&quot;)" office:value-type="string" office:string-value="Mar" calcext:value-type="string">
            <text:p>Mar</text:p>
          </table:table-cell>
          <table:table-cell table:style-name="ce46" table:formula="of:=DAY([.A43])" office:value-type="float" office:value="6" calcext:value-type="float">
            <text:p>6</text:p>
          </table:table-cell>
          <table:table-cell table:style-name="ce46" table:formula="of:=TEXT([.$A43];&quot;DDD&quot;)" office:value-type="string" office:string-value="Mon" calcext:value-type="string">
            <text:p>Mon</text:p>
          </table:table-cell>
          <table:table-cell table:style-name="ce51" table:formula="of:=AND(DATE(YEAR([.$A43]);3;1)-WEEKDAY(DATE(YEAR([.$A43]);3;1)-1)+14&lt;=[.$A43];[.$A43]&lt;DATE(YEAR([.$A43]);11;1)-WEEKDAY(DATE(YEAR([.$A43]);11;1)-1)+7)" office:value-type="boolean" office:boolean-value="false" calcext:value-type="boolean">
            <text:p>FALSE</text:p>
          </table:table-cell>
          <table:table-cell table:style-name="ce23" table:formula="of:=VLOOKUP([.$C43];[$Sun.$A$1:$Sun.$C$367];2)-IF([.$G43];0;TIME(1;0;0))" office:value-type="time" office:time-value="PT06H21M00S" calcext:value-type="time">
            <text:p>6:21:00</text:p>
          </table:table-cell>
          <table:table-cell table:style-name="ce23" table:formula="of:=VLOOKUP([.$C43];[$Sun.$A$1:$Sun.$C$367];3)-IF([.$G43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3]" office:value-type="date" office:date-value="2023-03-06" calcext:value-type="date">
            <text:p>2023-03-06</text:p>
          </table:table-cell>
          <table:table-cell table:style-name="ce23" table:formula="of:=[.$H43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3]);ISBLANK([.$P43]));&quot;None&quot;;CONCATENATE([.$O43];[.$P43];&quot;&quot;))" office:value-type="string" office:string-value="Walk-" calcext:value-type="string">
            <text:p>Walk-</text:p>
          </table:table-cell>
          <table:table-cell table:style-name="ce46" table:formula="of:=CONCATENATE(IF([.$P43]=&quot;t&quot;;&quot;[TBD: &quot;;&quot;&quot;);IF(ISBLANK([.$J43]);&quot;&quot;;[.$J43]); IF([.$P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3]);&quot;&quot;;IF(ISBLANK([.$L43]);TEXT([.$K43];&quot;YYYY-MM-DD&quot;);TEXT([.$K43]+[.$L43];&quot;YYYY-MM-DDTHH:MM:SS&quot;)))" office:value-type="string" office:string-value="2023-03-06T06:21:00" calcext:value-type="string">
            <text:p>2023-03-06T06:21:00</text:p>
          </table:table-cell>
          <table:table-cell table:style-name="ce29" table:formula="of:=IF(ISBLANK([.$M43]);&quot;&quot;;IF(ISBLANK([.$N43]);TEXT([.$M43];&quot;YYYY-MM-DD&quot;);TEXT([.$M43]+[.$N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7" calcext:value-type="date">
            <text:p>2023-03-07</text:p>
          </table:table-cell>
          <table:table-cell table:style-name="ce46" table:formula="of:=TEXT([.$A44];&quot;YYYY&quot;)" office:value-type="string" office:string-value="2023" calcext:value-type="string">
            <text:p>2023</text:p>
          </table:table-cell>
          <table:table-cell table:style-name="ce46" table:formula="of:=[.$A44]-DATE(YEAR([.$A44]);1;0)" office:value-type="float" office:value="66" calcext:value-type="float">
            <text:p>66</text:p>
          </table:table-cell>
          <table:table-cell table:style-name="ce46" table:formula="of:=TEXT([.$A44];&quot;MMM&quot;)" office:value-type="string" office:string-value="Mar" calcext:value-type="string">
            <text:p>Mar</text:p>
          </table:table-cell>
          <table:table-cell table:style-name="ce46" table:formula="of:=DAY([.A44])" office:value-type="float" office:value="7" calcext:value-type="float">
            <text:p>7</text:p>
          </table:table-cell>
          <table:table-cell table:style-name="ce46" table:formula="of:=TEXT([.$A44];&quot;DDD&quot;)" office:value-type="string" office:string-value="Tue" calcext:value-type="string">
            <text:p>Tue</text:p>
          </table:table-cell>
          <table:table-cell table:style-name="ce51" table:formula="of:=AND(DATE(YEAR([.$A44]);3;1)-WEEKDAY(DATE(YEAR([.$A44]);3;1)-1)+14&lt;=[.$A44];[.$A44]&lt;DATE(YEAR([.$A44]);11;1)-WEEKDAY(DATE(YEAR([.$A44]);11;1)-1)+7)" office:value-type="boolean" office:boolean-value="false" calcext:value-type="boolean">
            <text:p>FALSE</text:p>
          </table:table-cell>
          <table:table-cell table:style-name="ce23" table:formula="of:=VLOOKUP([.$C44];[$Sun.$A$1:$Sun.$C$367];2)-IF([.$G44];0;TIME(1;0;0))" office:value-type="time" office:time-value="PT06H19M00S" calcext:value-type="time">
            <text:p>6:19:00</text:p>
          </table:table-cell>
          <table:table-cell table:style-name="ce23" table:formula="of:=VLOOKUP([.$C44];[$Sun.$A$1:$Sun.$C$367];3)-IF([.$G44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4]" office:value-type="date" office:date-value="2023-03-07" calcext:value-type="date">
            <text:p>2023-03-07</text:p>
          </table:table-cell>
          <table:table-cell table:style-name="ce23" table:formula="of:=[.$H44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4]);ISBLANK([.$P44]));&quot;None&quot;;CONCATENATE([.$O44];[.$P44];&quot;&quot;))" office:value-type="string" office:string-value="Walk-" calcext:value-type="string">
            <text:p>Walk-</text:p>
          </table:table-cell>
          <table:table-cell table:style-name="ce46" table:formula="of:=CONCATENATE(IF([.$P44]=&quot;t&quot;;&quot;[TBD: &quot;;&quot;&quot;);IF(ISBLANK([.$J44]);&quot;&quot;;[.$J44]); IF([.$P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4]);&quot;&quot;;IF(ISBLANK([.$L44]);TEXT([.$K44];&quot;YYYY-MM-DD&quot;);TEXT([.$K44]+[.$L44];&quot;YYYY-MM-DDTHH:MM:SS&quot;)))" office:value-type="string" office:string-value="2023-03-07T06:19:00" calcext:value-type="string">
            <text:p>2023-03-07T06:19:00</text:p>
          </table:table-cell>
          <table:table-cell table:style-name="ce29" table:formula="of:=IF(ISBLANK([.$M44]);&quot;&quot;;IF(ISBLANK([.$N44]);TEXT([.$M44];&quot;YYYY-MM-DD&quot;);TEXT([.$M44]+[.$N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8" calcext:value-type="date">
            <text:p>2023-03-08</text:p>
          </table:table-cell>
          <table:table-cell table:style-name="ce46" table:formula="of:=TEXT([.$A45];&quot;YYYY&quot;)" office:value-type="string" office:string-value="2023" calcext:value-type="string">
            <text:p>2023</text:p>
          </table:table-cell>
          <table:table-cell table:style-name="ce46" table:formula="of:=[.$A45]-DATE(YEAR([.$A45]);1;0)" office:value-type="float" office:value="67" calcext:value-type="float">
            <text:p>67</text:p>
          </table:table-cell>
          <table:table-cell table:style-name="ce46" table:formula="of:=TEXT([.$A45];&quot;MMM&quot;)" office:value-type="string" office:string-value="Mar" calcext:value-type="string">
            <text:p>Mar</text:p>
          </table:table-cell>
          <table:table-cell table:style-name="ce46" table:formula="of:=DAY([.A45])" office:value-type="float" office:value="8" calcext:value-type="float">
            <text:p>8</text:p>
          </table:table-cell>
          <table:table-cell table:style-name="ce46" table:formula="of:=TEXT([.$A45];&quot;DDD&quot;)" office:value-type="string" office:string-value="Wed" calcext:value-type="string">
            <text:p>Wed</text:p>
          </table:table-cell>
          <table:table-cell table:style-name="ce51" table:formula="of:=AND(DATE(YEAR([.$A45]);3;1)-WEEKDAY(DATE(YEAR([.$A45]);3;1)-1)+14&lt;=[.$A45];[.$A45]&lt;DATE(YEAR([.$A45]);11;1)-WEEKDAY(DATE(YEAR([.$A45]);11;1)-1)+7)" office:value-type="boolean" office:boolean-value="false" calcext:value-type="boolean">
            <text:p>FALSE</text:p>
          </table:table-cell>
          <table:table-cell table:style-name="ce23" table:formula="of:=VLOOKUP([.$C45];[$Sun.$A$1:$Sun.$C$367];2)-IF([.$G45];0;TIME(1;0;0))" office:value-type="time" office:time-value="PT06H18M00S" calcext:value-type="time">
            <text:p>6:18:00</text:p>
          </table:table-cell>
          <table:table-cell table:style-name="ce23" table:formula="of:=VLOOKUP([.$C45];[$Sun.$A$1:$Sun.$C$367];3)-IF([.$G45];0;TIME(1;0;0))" office:value-type="time" office:time-value="PT17H55M00S" calcext:value-type="time">
            <text:p>17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5]" office:value-type="date" office:date-value="2023-03-08" calcext:value-type="date">
            <text:p>2023-03-08</text:p>
          </table:table-cell>
          <table:table-cell table:style-name="ce23" table:formula="of:=[.$H45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5]);ISBLANK([.$P45]));&quot;None&quot;;CONCATENATE([.$O45];[.$P45];&quot;&quot;))" office:value-type="string" office:string-value="Walkx" calcext:value-type="string">
            <text:p>Walkx</text:p>
          </table:table-cell>
          <table:table-cell table:style-name="ce46" table:formula="of:=CONCATENATE(IF([.$P45]=&quot;t&quot;;&quot;[TBD: &quot;;&quot;&quot;);IF(ISBLANK([.$J45]);&quot;&quot;;[.$J45]); IF([.$P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5]);&quot;&quot;;IF(ISBLANK([.$L45]);TEXT([.$K45];&quot;YYYY-MM-DD&quot;);TEXT([.$K45]+[.$L45];&quot;YYYY-MM-DDTHH:MM:SS&quot;)))" office:value-type="string" office:string-value="2023-03-08T06:18:00" calcext:value-type="string">
            <text:p>2023-03-08T06:18:00</text:p>
          </table:table-cell>
          <table:table-cell table:style-name="ce29" table:formula="of:=IF(ISBLANK([.$M45]);&quot;&quot;;IF(ISBLANK([.$N45]);TEXT([.$M45];&quot;YYYY-MM-DD&quot;);TEXT([.$M45]+[.$N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09" calcext:value-type="date">
            <text:p>2023-03-09</text:p>
          </table:table-cell>
          <table:table-cell table:style-name="ce46" table:formula="of:=TEXT([.$A46];&quot;YYYY&quot;)" office:value-type="string" office:string-value="2023" calcext:value-type="string">
            <text:p>2023</text:p>
          </table:table-cell>
          <table:table-cell table:style-name="ce46" table:formula="of:=[.$A46]-DATE(YEAR([.$A46]);1;0)" office:value-type="float" office:value="68" calcext:value-type="float">
            <text:p>68</text:p>
          </table:table-cell>
          <table:table-cell table:style-name="ce46" table:formula="of:=TEXT([.$A46];&quot;MMM&quot;)" office:value-type="string" office:string-value="Mar" calcext:value-type="string">
            <text:p>Mar</text:p>
          </table:table-cell>
          <table:table-cell table:style-name="ce46" table:formula="of:=DAY([.A46])" office:value-type="float" office:value="9" calcext:value-type="float">
            <text:p>9</text:p>
          </table:table-cell>
          <table:table-cell table:style-name="ce46" table:formula="of:=TEXT([.$A46];&quot;DDD&quot;)" office:value-type="string" office:string-value="Thu" calcext:value-type="string">
            <text:p>Thu</text:p>
          </table:table-cell>
          <table:table-cell table:style-name="ce51" table:formula="of:=AND(DATE(YEAR([.$A46]);3;1)-WEEKDAY(DATE(YEAR([.$A46]);3;1)-1)+14&lt;=[.$A46];[.$A46]&lt;DATE(YEAR([.$A46]);11;1)-WEEKDAY(DATE(YEAR([.$A46]);11;1)-1)+7)" office:value-type="boolean" office:boolean-value="false" calcext:value-type="boolean">
            <text:p>FALSE</text:p>
          </table:table-cell>
          <table:table-cell table:style-name="ce23" table:formula="of:=VLOOKUP([.$C46];[$Sun.$A$1:$Sun.$C$367];2)-IF([.$G46];0;TIME(1;0;0))" office:value-type="time" office:time-value="PT06H16M00S" calcext:value-type="time">
            <text:p>6:16:00</text:p>
          </table:table-cell>
          <table:table-cell table:style-name="ce23" table:formula="of:=VLOOKUP([.$C46];[$Sun.$A$1:$Sun.$C$367];3)-IF([.$G46];0;TIME(1;0;0))" office:value-type="time" office:time-value="PT17H56M00S" calcext:value-type="time">
            <text:p>17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6]" office:value-type="date" office:date-value="2023-03-09" calcext:value-type="date">
            <text:p>2023-03-09</text:p>
          </table:table-cell>
          <table:table-cell table:style-name="ce23" table:formula="of:=[.$H46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6]);ISBLANK([.$P46]));&quot;None&quot;;CONCATENATE([.$O46];[.$P46];&quot;&quot;))" office:value-type="string" office:string-value="Walkx" calcext:value-type="string">
            <text:p>Walkx</text:p>
          </table:table-cell>
          <table:table-cell table:style-name="ce46" table:formula="of:=CONCATENATE(IF([.$P46]=&quot;t&quot;;&quot;[TBD: &quot;;&quot;&quot;);IF(ISBLANK([.$J46]);&quot;&quot;;[.$J46]); IF([.$P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6]);&quot;&quot;;IF(ISBLANK([.$L46]);TEXT([.$K46];&quot;YYYY-MM-DD&quot;);TEXT([.$K46]+[.$L46];&quot;YYYY-MM-DDTHH:MM:SS&quot;)))" office:value-type="string" office:string-value="2023-03-09T06:16:00" calcext:value-type="string">
            <text:p>2023-03-09T06:16:00</text:p>
          </table:table-cell>
          <table:table-cell table:style-name="ce29" table:formula="of:=IF(ISBLANK([.$M46]);&quot;&quot;;IF(ISBLANK([.$N46]);TEXT([.$M46];&quot;YYYY-MM-DD&quot;);TEXT([.$M46]+[.$N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0" calcext:value-type="date">
            <text:p>2023-03-10</text:p>
          </table:table-cell>
          <table:table-cell table:style-name="ce46" table:formula="of:=TEXT([.$A47];&quot;YYYY&quot;)" office:value-type="string" office:string-value="2023" calcext:value-type="string">
            <text:p>2023</text:p>
          </table:table-cell>
          <table:table-cell table:style-name="ce46" table:formula="of:=[.$A47]-DATE(YEAR([.$A47]);1;0)" office:value-type="float" office:value="69" calcext:value-type="float">
            <text:p>69</text:p>
          </table:table-cell>
          <table:table-cell table:style-name="ce46" table:formula="of:=TEXT([.$A47];&quot;MMM&quot;)" office:value-type="string" office:string-value="Mar" calcext:value-type="string">
            <text:p>Mar</text:p>
          </table:table-cell>
          <table:table-cell table:style-name="ce46" table:formula="of:=DAY([.A47])" office:value-type="float" office:value="10" calcext:value-type="float">
            <text:p>10</text:p>
          </table:table-cell>
          <table:table-cell table:style-name="ce46" table:formula="of:=TEXT([.$A47];&quot;DDD&quot;)" office:value-type="string" office:string-value="Fri" calcext:value-type="string">
            <text:p>Fri</text:p>
          </table:table-cell>
          <table:table-cell table:style-name="ce51" table:formula="of:=AND(DATE(YEAR([.$A47]);3;1)-WEEKDAY(DATE(YEAR([.$A47]);3;1)-1)+14&lt;=[.$A47];[.$A47]&lt;DATE(YEAR([.$A47]);11;1)-WEEKDAY(DATE(YEAR([.$A47]);11;1)-1)+7)" office:value-type="boolean" office:boolean-value="false" calcext:value-type="boolean">
            <text:p>FALSE</text:p>
          </table:table-cell>
          <table:table-cell table:style-name="ce23" table:formula="of:=VLOOKUP([.$C47];[$Sun.$A$1:$Sun.$C$367];2)-IF([.$G47];0;TIME(1;0;0))" office:value-type="time" office:time-value="PT06H14M00S" calcext:value-type="time">
            <text:p>6:14:00</text:p>
          </table:table-cell>
          <table:table-cell table:style-name="ce23" table:formula="of:=VLOOKUP([.$C47];[$Sun.$A$1:$Sun.$C$367];3)-IF([.$G47];0;TIME(1;0;0))" office:value-type="time" office:time-value="PT17H57M00S" calcext:value-type="time">
            <text:p>17:5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7]" office:value-type="date" office:date-value="2023-03-10" calcext:value-type="date">
            <text:p>2023-03-10</text:p>
          </table:table-cell>
          <table:table-cell table:style-name="ce23" table:formula="of:=[.$H47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7]);ISBLANK([.$P47]));&quot;None&quot;;CONCATENATE([.$O47];[.$P47];&quot;&quot;))" office:value-type="string" office:string-value="Walkx" calcext:value-type="string">
            <text:p>Walkx</text:p>
          </table:table-cell>
          <table:table-cell table:style-name="ce46" table:formula="of:=CONCATENATE(IF([.$P47]=&quot;t&quot;;&quot;[TBD: &quot;;&quot;&quot;);IF(ISBLANK([.$J47]);&quot;&quot;;[.$J47]); IF([.$P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7]);&quot;&quot;;IF(ISBLANK([.$L47]);TEXT([.$K47];&quot;YYYY-MM-DD&quot;);TEXT([.$K47]+[.$L47];&quot;YYYY-MM-DDTHH:MM:SS&quot;)))" office:value-type="string" office:string-value="2023-03-10T06:14:00" calcext:value-type="string">
            <text:p>2023-03-10T06:14:00</text:p>
          </table:table-cell>
          <table:table-cell table:style-name="ce29" table:formula="of:=IF(ISBLANK([.$M47]);&quot;&quot;;IF(ISBLANK([.$N47]);TEXT([.$M47];&quot;YYYY-MM-DD&quot;);TEXT([.$M47]+[.$N47];&quot;YYYY-MM-DDTHH:MM:SS&quot;)))">
            <text:p/>
          </table:table-cell>
          <table:table-cell/>
        </table:table-row>
        <table:table-row table:style-name="ro2">
          <table:table-cell table:style-name="ce26" table:formula="of:=DATE([.$B48];3;1)-WEEKDAY(DATE([.$B48];3;1)-1)+14" office:value-type="date" office:date-value="2023-03-12" calcext:value-type="date">
            <text:p>2023-03-12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48]-DATE(YEAR([.$A48]);1;0)" office:value-type="float" office:value="71" calcext:value-type="float">
            <text:p>71</text:p>
          </table:table-cell>
          <table:table-cell table:style-name="ce44" table:formula="of:=TEXT([.$A48];&quot;MMM&quot;)" office:value-type="string" office:string-value="Mar" calcext:value-type="string">
            <text:p>Mar</text:p>
          </table:table-cell>
          <table:table-cell table:style-name="ce44" table:formula="of:=DAY([.A48])" office:value-type="float" office:value="12" calcext:value-type="float">
            <text:p>12</text:p>
          </table:table-cell>
          <table:table-cell table:style-name="ce44" table:formula="of:=TEXT([.$A48];&quot;DDD&quot;)" office:value-type="string" office:string-value="Sun" calcext:value-type="string">
            <text:p>Sun</text:p>
          </table:table-cell>
          <table:table-cell table:style-name="ce50" table:formula="of:=AND(DATE(YEAR([.$A48]);3;1)-WEEKDAY(DATE(YEAR([.$A48]);3;1)-1)+14&lt;=[.$A48];[.$A48]&lt;DATE(YEAR([.$A48]);11;1)-WEEKDAY(DATE(YEAR([.$A48]);11;1)-1)+7)" office:value-type="boolean" office:boolean-value="true" calcext:value-type="boolean">
            <text:p>TRUE</text:p>
          </table:table-cell>
          <table:table-cell table:style-name="ce55" table:formula="of:=VLOOKUP([.$C48];[$Sun.$A$1:$Sun.$C$367];2)-IF([.$G48];0;TIME(1;0;0))" office:value-type="time" office:time-value="PT07H11M00S" calcext:value-type="time">
            <text:p>7:11:00</text:p>
          </table:table-cell>
          <table:table-cell table:style-name="ce55" table:formula="of:=VLOOKUP([.$C48];[$Sun.$A$1:$Sun.$C$367];3)-IF([.$G48];0;TIME(1;0;0))" office:value-type="time" office:time-value="PT18H59M00S" calcext:value-type="time">
            <text:p>18:59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8]" office:value-type="date" office:date-value="2023-03-12" calcext:value-type="date">
            <text:p>2023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8]);ISBLANK([.$P48]));&quot;None&quot;;CONCATENATE([.$O48];[.$P48];&quot;&quot;))" office:value-type="string" office:string-value="Specialx" calcext:value-type="string">
            <text:p>Specialx</text:p>
          </table:table-cell>
          <table:table-cell table:style-name="ce44" table:formula="of:=CONCATENATE(IF([.$P48]=&quot;t&quot;;&quot;[TBD: &quot;;&quot;&quot;);IF(ISBLANK([.$J48]);&quot;&quot;;[.$J48]); IF([.$P4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8]);&quot;&quot;;IF(ISBLANK([.$L48]);TEXT([.$K48];&quot;YYYY-MM-DD&quot;);TEXT([.$K48]+[.$L48];&quot;YYYY-MM-DDTHH:MM:SS&quot;)))" office:value-type="string" office:string-value="2023-03-12" calcext:value-type="string">
            <text:p>2023-03-12</text:p>
          </table:table-cell>
          <table:table-cell table:style-name="ce59" table:formula="of:=IF(ISBLANK([.$M48]);&quot;&quot;;IF(ISBLANK([.$N48]);TEXT([.$M48];&quot;YYYY-MM-DD&quot;);TEXT([.$M48]+[.$N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3" calcext:value-type="date">
            <text:p>2023-03-13</text:p>
          </table:table-cell>
          <table:table-cell table:style-name="ce46" table:formula="of:=TEXT([.$A49];&quot;YYYY&quot;)" office:value-type="string" office:string-value="2023" calcext:value-type="string">
            <text:p>2023</text:p>
          </table:table-cell>
          <table:table-cell table:style-name="ce46" table:formula="of:=[.$A49]-DATE(YEAR([.$A49]);1;0)" office:value-type="float" office:value="72" calcext:value-type="float">
            <text:p>72</text:p>
          </table:table-cell>
          <table:table-cell table:style-name="ce46" table:formula="of:=TEXT([.$A49];&quot;MMM&quot;)" office:value-type="string" office:string-value="Mar" calcext:value-type="string">
            <text:p>Mar</text:p>
          </table:table-cell>
          <table:table-cell table:style-name="ce46" table:formula="of:=DAY([.A49])" office:value-type="float" office:value="13" calcext:value-type="float">
            <text:p>13</text:p>
          </table:table-cell>
          <table:table-cell table:style-name="ce46" table:formula="of:=TEXT([.$A49];&quot;DDD&quot;)" office:value-type="string" office:string-value="Mon" calcext:value-type="string">
            <text:p>Mon</text:p>
          </table:table-cell>
          <table:table-cell table:style-name="ce51" table:formula="of:=AND(DATE(YEAR([.$A49]);3;1)-WEEKDAY(DATE(YEAR([.$A49]);3;1)-1)+14&lt;=[.$A49];[.$A49]&lt;DATE(YEAR([.$A49]);11;1)-WEEKDAY(DATE(YEAR([.$A49]);11;1)-1)+7)" office:value-type="boolean" office:boolean-value="true" calcext:value-type="boolean">
            <text:p>TRUE</text:p>
          </table:table-cell>
          <table:table-cell table:style-name="ce23" table:formula="of:=VLOOKUP([.$C49];[$Sun.$A$1:$Sun.$C$367];2)-IF([.$G49];0;TIME(1;0;0))" office:value-type="time" office:time-value="PT07H10M00S" calcext:value-type="time">
            <text:p>7:10:00</text:p>
          </table:table-cell>
          <table:table-cell table:style-name="ce23" table:formula="of:=VLOOKUP([.$C49];[$Sun.$A$1:$Sun.$C$367];3)-IF([.$G49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49]" office:value-type="date" office:date-value="2023-03-13" calcext:value-type="date">
            <text:p>2023-03-13</text:p>
          </table:table-cell>
          <table:table-cell table:style-name="ce23" table:formula="of:=[.$H49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49]);ISBLANK([.$P49]));&quot;None&quot;;CONCATENATE([.$O49];[.$P49];&quot;&quot;))" office:value-type="string" office:string-value="Walkx" calcext:value-type="string">
            <text:p>Walkx</text:p>
          </table:table-cell>
          <table:table-cell table:style-name="ce46" table:formula="of:=CONCATENATE(IF([.$P49]=&quot;t&quot;;&quot;[TBD: &quot;;&quot;&quot;);IF(ISBLANK([.$J49]);&quot;&quot;;[.$J49]); IF([.$P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49]);&quot;&quot;;IF(ISBLANK([.$L49]);TEXT([.$K49];&quot;YYYY-MM-DD&quot;);TEXT([.$K49]+[.$L49];&quot;YYYY-MM-DDTHH:MM:SS&quot;)))" office:value-type="string" office:string-value="2023-03-13T07:10:00" calcext:value-type="string">
            <text:p>2023-03-13T07:10:00</text:p>
          </table:table-cell>
          <table:table-cell table:style-name="ce29" table:formula="of:=IF(ISBLANK([.$M49]);&quot;&quot;;IF(ISBLANK([.$N49]);TEXT([.$M49];&quot;YYYY-MM-DD&quot;);TEXT([.$M49]+[.$N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4" calcext:value-type="date">
            <text:p>2023-03-14</text:p>
          </table:table-cell>
          <table:table-cell table:style-name="ce46" table:formula="of:=TEXT([.$A50];&quot;YYYY&quot;)" office:value-type="string" office:string-value="2023" calcext:value-type="string">
            <text:p>2023</text:p>
          </table:table-cell>
          <table:table-cell table:style-name="ce46" table:formula="of:=[.$A50]-DATE(YEAR([.$A50]);1;0)" office:value-type="float" office:value="73" calcext:value-type="float">
            <text:p>73</text:p>
          </table:table-cell>
          <table:table-cell table:style-name="ce46" table:formula="of:=TEXT([.$A50];&quot;MMM&quot;)" office:value-type="string" office:string-value="Mar" calcext:value-type="string">
            <text:p>Mar</text:p>
          </table:table-cell>
          <table:table-cell table:style-name="ce46" table:formula="of:=DAY([.A50])" office:value-type="float" office:value="14" calcext:value-type="float">
            <text:p>14</text:p>
          </table:table-cell>
          <table:table-cell table:style-name="ce46" table:formula="of:=TEXT([.$A50];&quot;DDD&quot;)" office:value-type="string" office:string-value="Tue" calcext:value-type="string">
            <text:p>Tue</text:p>
          </table:table-cell>
          <table:table-cell table:style-name="ce51" table:formula="of:=AND(DATE(YEAR([.$A50]);3;1)-WEEKDAY(DATE(YEAR([.$A50]);3;1)-1)+14&lt;=[.$A50];[.$A50]&lt;DATE(YEAR([.$A50]);11;1)-WEEKDAY(DATE(YEAR([.$A50]);11;1)-1)+7)" office:value-type="boolean" office:boolean-value="true" calcext:value-type="boolean">
            <text:p>TRUE</text:p>
          </table:table-cell>
          <table:table-cell table:style-name="ce23" table:formula="of:=VLOOKUP([.$C50];[$Sun.$A$1:$Sun.$C$367];2)-IF([.$G50];0;TIME(1;0;0))" office:value-type="time" office:time-value="PT07H08M00S" calcext:value-type="time">
            <text:p>7:08:00</text:p>
          </table:table-cell>
          <table:table-cell table:style-name="ce23" table:formula="of:=VLOOKUP([.$C50];[$Sun.$A$1:$Sun.$C$367];3)-IF([.$G50];0;TIME(1;0;0))" office:value-type="time" office:time-value="PT19H01M00S" calcext:value-type="time">
            <text:p>19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0]" office:value-type="date" office:date-value="2023-03-14" calcext:value-type="date">
            <text:p>2023-03-14</text:p>
          </table:table-cell>
          <table:table-cell table:style-name="ce23" table:formula="of:=[.$H50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0]);ISBLANK([.$P50]));&quot;None&quot;;CONCATENATE([.$O50];[.$P50];&quot;&quot;))" office:value-type="string" office:string-value="Walkx" calcext:value-type="string">
            <text:p>Walkx</text:p>
          </table:table-cell>
          <table:table-cell table:style-name="ce46" table:formula="of:=CONCATENATE(IF([.$P50]=&quot;t&quot;;&quot;[TBD: &quot;;&quot;&quot;);IF(ISBLANK([.$J50]);&quot;&quot;;[.$J50]); IF([.$P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0]);&quot;&quot;;IF(ISBLANK([.$L50]);TEXT([.$K50];&quot;YYYY-MM-DD&quot;);TEXT([.$K50]+[.$L50];&quot;YYYY-MM-DDTHH:MM:SS&quot;)))" office:value-type="string" office:string-value="2023-03-14T07:08:00" calcext:value-type="string">
            <text:p>2023-03-14T07:08:00</text:p>
          </table:table-cell>
          <table:table-cell table:style-name="ce29" table:formula="of:=IF(ISBLANK([.$M50]);&quot;&quot;;IF(ISBLANK([.$N50]);TEXT([.$M50];&quot;YYYY-MM-DD&quot;);TEXT([.$M50]+[.$N5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3-15" calcext:value-type="date">
            <text:p>2023-03-15</text:p>
          </table:table-cell>
          <table:table-cell table:style-name="ce44" table:formula="of:=TEXT([.$A51];&quot;YYYY&quot;)" office:value-type="string" office:string-value="2023" calcext:value-type="string">
            <text:p>2023</text:p>
          </table:table-cell>
          <table:table-cell table:style-name="ce44" table:formula="of:=[.$A51]-DATE(YEAR([.$A51]);1;0)" office:value-type="float" office:value="74" calcext:value-type="float">
            <text:p>74</text:p>
          </table:table-cell>
          <table:table-cell table:style-name="ce44" table:formula="of:=TEXT([.$A51];&quot;MMM&quot;)" office:value-type="string" office:string-value="Mar" calcext:value-type="string">
            <text:p>Mar</text:p>
          </table:table-cell>
          <table:table-cell table:style-name="ce44" table:formula="of:=DAY([.A51])" office:value-type="float" office:value="15" calcext:value-type="float">
            <text:p>15</text:p>
          </table:table-cell>
          <table:table-cell table:style-name="ce44" table:formula="of:=TEXT([.$A51];&quot;DDD&quot;)" office:value-type="string" office:string-value="Wed" calcext:value-type="string">
            <text:p>Wed</text:p>
          </table:table-cell>
          <table:table-cell table:style-name="ce50" table:formula="of:=AND(DATE(YEAR([.$A51]);3;1)-WEEKDAY(DATE(YEAR([.$A51]);3;1)-1)+14&lt;=[.$A51];[.$A51]&lt;DATE(YEAR([.$A51]);11;1)-WEEKDAY(DATE(YEAR([.$A51]);11;1)-1)+7)" office:value-type="boolean" office:boolean-value="true" calcext:value-type="boolean">
            <text:p>TRUE</text:p>
          </table:table-cell>
          <table:table-cell table:style-name="ce55" table:formula="of:=VLOOKUP([.$C51];[$Sun.$A$1:$Sun.$C$367];2)-IF([.$G51];0;TIME(1;0;0))" office:value-type="time" office:time-value="PT07H06M00S" calcext:value-type="time">
            <text:p>7:06:00</text:p>
          </table:table-cell>
          <table:table-cell table:style-name="ce55" table:formula="of:=VLOOKUP([.$C51];[$Sun.$A$1:$Sun.$C$367];3)-IF([.$G51];0;TIME(1;0;0))" office:value-type="time" office:time-value="PT19H02M00S" calcext:value-type="time">
            <text:p>19:02:00</text:p>
          </table:table-cell>
          <table:table-cell table:style-name="ce44" office:value-type="string" calcext:value-type="string">
            <text:p>No Practice</text:p>
          </table:table-cell>
          <table:table-cell table:style-name="ce26" table:formula="of:=[.$A51]" office:value-type="date" office:date-value="2023-03-15" calcext:value-type="date">
            <text:p>2023-03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t</text:p>
          </table:table-cell>
          <table:table-cell table:style-name="ce44"/>
          <table:table-cell table:style-name="ce44" office:value-type="string" calcext:value-type="string">
            <text:p>Dr R</text:p>
          </table:table-cell>
          <table:table-cell table:style-name="ce44" table:formula="of:=IF(AND(ISBLANK([.$O51]);ISBLANK([.$P51]));&quot;None&quot;;CONCATENATE([.$O51];[.$P51];&quot;&quot;))" office:value-type="string" office:string-value="Specialt" calcext:value-type="string">
            <text:p>Specialt</text:p>
          </table:table-cell>
          <table:table-cell table:style-name="ce44" table:formula="of:=CONCATENATE(IF([.$P51]=&quot;t&quot;;&quot;[TBD: &quot;;&quot;&quot;);IF(ISBLANK([.$J51]);&quot;&quot;;[.$J51]); IF([.$P51]=&quot;t&quot;;&quot;?]&quot;;&quot;&quot;))" office:value-type="string" office:string-value="[TBD: No Practice?]" calcext:value-type="string">
            <text:p>[TBD: No Practice?]</text:p>
          </table:table-cell>
          <table:table-cell table:style-name="ce59" table:formula="of:=IF(ISBLANK([.$K51]);&quot;&quot;;IF(ISBLANK([.$L51]);TEXT([.$K51];&quot;YYYY-MM-DD&quot;);TEXT([.$K51]+[.$L51];&quot;YYYY-MM-DDTHH:MM:SS&quot;)))" office:value-type="string" office:string-value="2023-03-15" calcext:value-type="string">
            <text:p>2023-03-15</text:p>
          </table:table-cell>
          <table:table-cell table:style-name="ce59" table:formula="of:=IF(ISBLANK([.$M51]);&quot;&quot;;IF(ISBLANK([.$N51]);TEXT([.$M51];&quot;YYYY-MM-DD&quot;);TEXT([.$M51]+[.$N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5" calcext:value-type="date">
            <text:p>2023-03-15</text:p>
          </table:table-cell>
          <table:table-cell table:style-name="ce46" table:formula="of:=TEXT([.$A52];&quot;YYYY&quot;)" office:value-type="string" office:string-value="2023" calcext:value-type="string">
            <text:p>2023</text:p>
          </table:table-cell>
          <table:table-cell table:style-name="ce46" table:formula="of:=[.$A52]-DATE(YEAR([.$A52]);1;0)" office:value-type="float" office:value="74" calcext:value-type="float">
            <text:p>74</text:p>
          </table:table-cell>
          <table:table-cell table:style-name="ce46" table:formula="of:=TEXT([.$A52];&quot;MMM&quot;)" office:value-type="string" office:string-value="Mar" calcext:value-type="string">
            <text:p>Mar</text:p>
          </table:table-cell>
          <table:table-cell table:style-name="ce46" table:formula="of:=DAY([.A52])" office:value-type="float" office:value="15" calcext:value-type="float">
            <text:p>15</text:p>
          </table:table-cell>
          <table:table-cell table:style-name="ce46" table:formula="of:=TEXT([.$A52];&quot;DDD&quot;)" office:value-type="string" office:string-value="Wed" calcext:value-type="string">
            <text:p>Wed</text:p>
          </table:table-cell>
          <table:table-cell table:style-name="ce51" table:formula="of:=AND(DATE(YEAR([.$A52]);3;1)-WEEKDAY(DATE(YEAR([.$A52]);3;1)-1)+14&lt;=[.$A52];[.$A52]&lt;DATE(YEAR([.$A52]);11;1)-WEEKDAY(DATE(YEAR([.$A52]);11;1)-1)+7)" office:value-type="boolean" office:boolean-value="true" calcext:value-type="boolean">
            <text:p>TRUE</text:p>
          </table:table-cell>
          <table:table-cell table:style-name="ce23" table:formula="of:=VLOOKUP([.$C52];[$Sun.$A$1:$Sun.$C$367];2)-IF([.$G52];0;TIME(1;0;0))" office:value-type="time" office:time-value="PT07H06M00S" calcext:value-type="time">
            <text:p>7:06:00</text:p>
          </table:table-cell>
          <table:table-cell table:style-name="ce23" table:formula="of:=VLOOKUP([.$C52];[$Sun.$A$1:$Sun.$C$367];3)-IF([.$G52];0;TIME(1;0;0))" office:value-type="time" office:time-value="PT19H02M00S" calcext:value-type="time">
            <text:p>19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2]" office:value-type="date" office:date-value="2023-03-15" calcext:value-type="date">
            <text:p>2023-03-15</text:p>
          </table:table-cell>
          <table:table-cell table:style-name="ce23" table:formula="of:=[.$H52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2]);ISBLANK([.$P52]));&quot;None&quot;;CONCATENATE([.$O52];[.$P52];&quot;&quot;))" office:value-type="string" office:string-value="Walkx" calcext:value-type="string">
            <text:p>Walkx</text:p>
          </table:table-cell>
          <table:table-cell table:style-name="ce46" table:formula="of:=CONCATENATE(IF([.$P52]=&quot;t&quot;;&quot;[TBD: &quot;;&quot;&quot;);IF(ISBLANK([.$J52]);&quot;&quot;;[.$J52]); IF([.$P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2]);&quot;&quot;;IF(ISBLANK([.$L52]);TEXT([.$K52];&quot;YYYY-MM-DD&quot;);TEXT([.$K52]+[.$L52];&quot;YYYY-MM-DDTHH:MM:SS&quot;)))" office:value-type="string" office:string-value="2023-03-15T07:06:00" calcext:value-type="string">
            <text:p>2023-03-15T07:06:00</text:p>
          </table:table-cell>
          <table:table-cell table:style-name="ce29" table:formula="of:=IF(ISBLANK([.$M52]);&quot;&quot;;IF(ISBLANK([.$N52]);TEXT([.$M52];&quot;YYYY-MM-DD&quot;);TEXT([.$M52]+[.$N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6" calcext:value-type="date">
            <text:p>2023-03-16</text:p>
          </table:table-cell>
          <table:table-cell table:style-name="ce46" table:formula="of:=TEXT([.$A53];&quot;YYYY&quot;)" office:value-type="string" office:string-value="2023" calcext:value-type="string">
            <text:p>2023</text:p>
          </table:table-cell>
          <table:table-cell table:style-name="ce46" table:formula="of:=[.$A53]-DATE(YEAR([.$A53]);1;0)" office:value-type="float" office:value="75" calcext:value-type="float">
            <text:p>75</text:p>
          </table:table-cell>
          <table:table-cell table:style-name="ce46" table:formula="of:=TEXT([.$A53];&quot;MMM&quot;)" office:value-type="string" office:string-value="Mar" calcext:value-type="string">
            <text:p>Mar</text:p>
          </table:table-cell>
          <table:table-cell table:style-name="ce46" table:formula="of:=DAY([.A53])" office:value-type="float" office:value="16" calcext:value-type="float">
            <text:p>16</text:p>
          </table:table-cell>
          <table:table-cell table:style-name="ce46" table:formula="of:=TEXT([.$A53];&quot;DDD&quot;)" office:value-type="string" office:string-value="Thu" calcext:value-type="string">
            <text:p>Thu</text:p>
          </table:table-cell>
          <table:table-cell table:style-name="ce51" table:formula="of:=AND(DATE(YEAR([.$A53]);3;1)-WEEKDAY(DATE(YEAR([.$A53]);3;1)-1)+14&lt;=[.$A53];[.$A53]&lt;DATE(YEAR([.$A53]);11;1)-WEEKDAY(DATE(YEAR([.$A53]);11;1)-1)+7)" office:value-type="boolean" office:boolean-value="true" calcext:value-type="boolean">
            <text:p>TRUE</text:p>
          </table:table-cell>
          <table:table-cell table:style-name="ce23" table:formula="of:=VLOOKUP([.$C53];[$Sun.$A$1:$Sun.$C$367];2)-IF([.$G53];0;TIME(1;0;0))" office:value-type="time" office:time-value="PT07H05M00S" calcext:value-type="time">
            <text:p>7:05:00</text:p>
          </table:table-cell>
          <table:table-cell table:style-name="ce23" table:formula="of:=VLOOKUP([.$C53];[$Sun.$A$1:$Sun.$C$367];3)-IF([.$G53];0;TIME(1;0;0))" office:value-type="time" office:time-value="PT19H03M00S" calcext:value-type="time">
            <text:p>19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3]" office:value-type="date" office:date-value="2023-03-16" calcext:value-type="date">
            <text:p>2023-03-16</text:p>
          </table:table-cell>
          <table:table-cell table:style-name="ce23" table:formula="of:=[.$H53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3]);ISBLANK([.$P53]));&quot;None&quot;;CONCATENATE([.$O53];[.$P53];&quot;&quot;))" office:value-type="string" office:string-value="Walkx" calcext:value-type="string">
            <text:p>Walkx</text:p>
          </table:table-cell>
          <table:table-cell table:style-name="ce46" table:formula="of:=CONCATENATE(IF([.$P53]=&quot;t&quot;;&quot;[TBD: &quot;;&quot;&quot;);IF(ISBLANK([.$J53]);&quot;&quot;;[.$J53]); IF([.$P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3]);&quot;&quot;;IF(ISBLANK([.$L53]);TEXT([.$K53];&quot;YYYY-MM-DD&quot;);TEXT([.$K53]+[.$L53];&quot;YYYY-MM-DDTHH:MM:SS&quot;)))" office:value-type="string" office:string-value="2023-03-16T07:05:00" calcext:value-type="string">
            <text:p>2023-03-16T07:05:00</text:p>
          </table:table-cell>
          <table:table-cell table:style-name="ce29" table:formula="of:=IF(ISBLANK([.$M53]);&quot;&quot;;IF(ISBLANK([.$N53]);TEXT([.$M53];&quot;YYYY-MM-DD&quot;);TEXT([.$M53]+[.$N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17" calcext:value-type="date">
            <text:p>2023-03-17</text:p>
          </table:table-cell>
          <table:table-cell table:style-name="ce46" table:formula="of:=TEXT([.$A54];&quot;YYYY&quot;)" office:value-type="string" office:string-value="2023" calcext:value-type="string">
            <text:p>2023</text:p>
          </table:table-cell>
          <table:table-cell table:style-name="ce46" table:formula="of:=[.$A54]-DATE(YEAR([.$A54]);1;0)" office:value-type="float" office:value="76" calcext:value-type="float">
            <text:p>76</text:p>
          </table:table-cell>
          <table:table-cell table:style-name="ce46" table:formula="of:=TEXT([.$A54];&quot;MMM&quot;)" office:value-type="string" office:string-value="Mar" calcext:value-type="string">
            <text:p>Mar</text:p>
          </table:table-cell>
          <table:table-cell table:style-name="ce46" table:formula="of:=DAY([.A54])" office:value-type="float" office:value="17" calcext:value-type="float">
            <text:p>17</text:p>
          </table:table-cell>
          <table:table-cell table:style-name="ce46" table:formula="of:=TEXT([.$A54];&quot;DDD&quot;)" office:value-type="string" office:string-value="Fri" calcext:value-type="string">
            <text:p>Fri</text:p>
          </table:table-cell>
          <table:table-cell table:style-name="ce51" table:formula="of:=AND(DATE(YEAR([.$A54]);3;1)-WEEKDAY(DATE(YEAR([.$A54]);3;1)-1)+14&lt;=[.$A54];[.$A54]&lt;DATE(YEAR([.$A54]);11;1)-WEEKDAY(DATE(YEAR([.$A54]);11;1)-1)+7)" office:value-type="boolean" office:boolean-value="true" calcext:value-type="boolean">
            <text:p>TRUE</text:p>
          </table:table-cell>
          <table:table-cell table:style-name="ce23" table:formula="of:=VLOOKUP([.$C54];[$Sun.$A$1:$Sun.$C$367];2)-IF([.$G54];0;TIME(1;0;0))" office:value-type="time" office:time-value="PT07H03M00S" calcext:value-type="time">
            <text:p>7:03:00</text:p>
          </table:table-cell>
          <table:table-cell table:style-name="ce23" table:formula="of:=VLOOKUP([.$C54];[$Sun.$A$1:$Sun.$C$367];3)-IF([.$G54];0;TIME(1;0;0))" office:value-type="time" office:time-value="PT19H04M00S" calcext:value-type="time">
            <text:p>19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4]" office:value-type="date" office:date-value="2023-03-17" calcext:value-type="date">
            <text:p>2023-03-17</text:p>
          </table:table-cell>
          <table:table-cell table:style-name="ce23" table:formula="of:=[.$H54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4]);ISBLANK([.$P54]));&quot;None&quot;;CONCATENATE([.$O54];[.$P54];&quot;&quot;))" office:value-type="string" office:string-value="Walkx" calcext:value-type="string">
            <text:p>Walkx</text:p>
          </table:table-cell>
          <table:table-cell table:style-name="ce46" table:formula="of:=CONCATENATE(IF([.$P54]=&quot;t&quot;;&quot;[TBD: &quot;;&quot;&quot;);IF(ISBLANK([.$J54]);&quot;&quot;;[.$J54]); IF([.$P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4]);&quot;&quot;;IF(ISBLANK([.$L54]);TEXT([.$K54];&quot;YYYY-MM-DD&quot;);TEXT([.$K54]+[.$L54];&quot;YYYY-MM-DDTHH:MM:SS&quot;)))" office:value-type="string" office:string-value="2023-03-17T07:03:00" calcext:value-type="string">
            <text:p>2023-03-17T07:03:00</text:p>
          </table:table-cell>
          <table:table-cell table:style-name="ce29" table:formula="of:=IF(ISBLANK([.$M54]);&quot;&quot;;IF(ISBLANK([.$N54]);TEXT([.$M54];&quot;YYYY-MM-DD&quot;);TEXT([.$M54]+[.$N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0" calcext:value-type="date">
            <text:p>2023-03-20</text:p>
          </table:table-cell>
          <table:table-cell table:style-name="ce46" table:formula="of:=TEXT([.$A55];&quot;YYYY&quot;)" office:value-type="string" office:string-value="2023" calcext:value-type="string">
            <text:p>2023</text:p>
          </table:table-cell>
          <table:table-cell table:style-name="ce46" table:formula="of:=[.$A55]-DATE(YEAR([.$A55]);1;0)" office:value-type="float" office:value="79" calcext:value-type="float">
            <text:p>79</text:p>
          </table:table-cell>
          <table:table-cell table:style-name="ce46" table:formula="of:=TEXT([.$A55];&quot;MMM&quot;)" office:value-type="string" office:string-value="Mar" calcext:value-type="string">
            <text:p>Mar</text:p>
          </table:table-cell>
          <table:table-cell table:style-name="ce46" table:formula="of:=DAY([.A55])" office:value-type="float" office:value="20" calcext:value-type="float">
            <text:p>20</text:p>
          </table:table-cell>
          <table:table-cell table:style-name="ce46" table:formula="of:=TEXT([.$A55];&quot;DDD&quot;)" office:value-type="string" office:string-value="Mon" calcext:value-type="string">
            <text:p>Mon</text:p>
          </table:table-cell>
          <table:table-cell table:style-name="ce51" table:formula="of:=AND(DATE(YEAR([.$A55]);3;1)-WEEKDAY(DATE(YEAR([.$A55]);3;1)-1)+14&lt;=[.$A55];[.$A55]&lt;DATE(YEAR([.$A55]);11;1)-WEEKDAY(DATE(YEAR([.$A55]);11;1)-1)+7)" office:value-type="boolean" office:boolean-value="true" calcext:value-type="boolean">
            <text:p>TRUE</text:p>
          </table:table-cell>
          <table:table-cell table:style-name="ce23" table:formula="of:=VLOOKUP([.$C55];[$Sun.$A$1:$Sun.$C$367];2)-IF([.$G55];0;TIME(1;0;0))" office:value-type="time" office:time-value="PT06H58M00S" calcext:value-type="time">
            <text:p>6:58:00</text:p>
          </table:table-cell>
          <table:table-cell table:style-name="ce23" table:formula="of:=VLOOKUP([.$C55];[$Sun.$A$1:$Sun.$C$367];3)-IF([.$G55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5]" office:value-type="date" office:date-value="2023-03-20" calcext:value-type="date">
            <text:p>2023-03-20</text:p>
          </table:table-cell>
          <table:table-cell table:style-name="ce23" table:formula="of:=[.$H55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5]);ISBLANK([.$P55]));&quot;None&quot;;CONCATENATE([.$O55];[.$P55];&quot;&quot;))" office:value-type="string" office:string-value="Walkx" calcext:value-type="string">
            <text:p>Walkx</text:p>
          </table:table-cell>
          <table:table-cell table:style-name="ce46" table:formula="of:=CONCATENATE(IF([.$P55]=&quot;t&quot;;&quot;[TBD: &quot;;&quot;&quot;);IF(ISBLANK([.$J55]);&quot;&quot;;[.$J55]); IF([.$P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5]);&quot;&quot;;IF(ISBLANK([.$L55]);TEXT([.$K55];&quot;YYYY-MM-DD&quot;);TEXT([.$K55]+[.$L55];&quot;YYYY-MM-DDTHH:MM:SS&quot;)))" office:value-type="string" office:string-value="2023-03-20T06:58:00" calcext:value-type="string">
            <text:p>2023-03-20T06:58:00</text:p>
          </table:table-cell>
          <table:table-cell table:style-name="ce29" table:formula="of:=IF(ISBLANK([.$M55]);&quot;&quot;;IF(ISBLANK([.$N55]);TEXT([.$M55];&quot;YYYY-MM-DD&quot;);TEXT([.$M55]+[.$N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1" calcext:value-type="date">
            <text:p>2023-03-21</text:p>
          </table:table-cell>
          <table:table-cell table:style-name="ce46" table:formula="of:=TEXT([.$A56];&quot;YYYY&quot;)" office:value-type="string" office:string-value="2023" calcext:value-type="string">
            <text:p>2023</text:p>
          </table:table-cell>
          <table:table-cell table:style-name="ce46" table:formula="of:=[.$A56]-DATE(YEAR([.$A56]);1;0)" office:value-type="float" office:value="80" calcext:value-type="float">
            <text:p>80</text:p>
          </table:table-cell>
          <table:table-cell table:style-name="ce46" table:formula="of:=TEXT([.$A56];&quot;MMM&quot;)" office:value-type="string" office:string-value="Mar" calcext:value-type="string">
            <text:p>Mar</text:p>
          </table:table-cell>
          <table:table-cell table:style-name="ce46" table:formula="of:=DAY([.A56])" office:value-type="float" office:value="21" calcext:value-type="float">
            <text:p>21</text:p>
          </table:table-cell>
          <table:table-cell table:style-name="ce46" table:formula="of:=TEXT([.$A56];&quot;DDD&quot;)" office:value-type="string" office:string-value="Tue" calcext:value-type="string">
            <text:p>Tue</text:p>
          </table:table-cell>
          <table:table-cell table:style-name="ce51" table:formula="of:=AND(DATE(YEAR([.$A56]);3;1)-WEEKDAY(DATE(YEAR([.$A56]);3;1)-1)+14&lt;=[.$A56];[.$A56]&lt;DATE(YEAR([.$A56]);11;1)-WEEKDAY(DATE(YEAR([.$A56]);11;1)-1)+7)" office:value-type="boolean" office:boolean-value="true" calcext:value-type="boolean">
            <text:p>TRUE</text:p>
          </table:table-cell>
          <table:table-cell table:style-name="ce23" table:formula="of:=VLOOKUP([.$C56];[$Sun.$A$1:$Sun.$C$367];2)-IF([.$G56];0;TIME(1;0;0))" office:value-type="time" office:time-value="PT06H56M00S" calcext:value-type="time">
            <text:p>6:56:00</text:p>
          </table:table-cell>
          <table:table-cell table:style-name="ce23" table:formula="of:=VLOOKUP([.$C56];[$Sun.$A$1:$Sun.$C$367];3)-IF([.$G56];0;TIME(1;0;0))" office:value-type="time" office:time-value="PT19H09M00S" calcext:value-type="time">
            <text:p>19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6]" office:value-type="date" office:date-value="2023-03-21" calcext:value-type="date">
            <text:p>2023-03-21</text:p>
          </table:table-cell>
          <table:table-cell table:style-name="ce23" table:formula="of:=[.$H56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6]);ISBLANK([.$P56]));&quot;None&quot;;CONCATENATE([.$O56];[.$P56];&quot;&quot;))" office:value-type="string" office:string-value="Walkx" calcext:value-type="string">
            <text:p>Walkx</text:p>
          </table:table-cell>
          <table:table-cell table:style-name="ce46" table:formula="of:=CONCATENATE(IF([.$P56]=&quot;t&quot;;&quot;[TBD: &quot;;&quot;&quot;);IF(ISBLANK([.$J56]);&quot;&quot;;[.$J56]); IF([.$P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6]);&quot;&quot;;IF(ISBLANK([.$L56]);TEXT([.$K56];&quot;YYYY-MM-DD&quot;);TEXT([.$K56]+[.$L56];&quot;YYYY-MM-DDTHH:MM:SS&quot;)))" office:value-type="string" office:string-value="2023-03-21T06:56:00" calcext:value-type="string">
            <text:p>2023-03-21T06:56:00</text:p>
          </table:table-cell>
          <table:table-cell table:style-name="ce29" table:formula="of:=IF(ISBLANK([.$M56]);&quot;&quot;;IF(ISBLANK([.$N56]);TEXT([.$M56];&quot;YYYY-MM-DD&quot;);TEXT([.$M56]+[.$N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2" calcext:value-type="date">
            <text:p>2023-03-22</text:p>
          </table:table-cell>
          <table:table-cell table:style-name="ce46" table:formula="of:=TEXT([.$A57];&quot;YYYY&quot;)" office:value-type="string" office:string-value="2023" calcext:value-type="string">
            <text:p>2023</text:p>
          </table:table-cell>
          <table:table-cell table:style-name="ce46" table:formula="of:=[.$A57]-DATE(YEAR([.$A57]);1;0)" office:value-type="float" office:value="81" calcext:value-type="float">
            <text:p>81</text:p>
          </table:table-cell>
          <table:table-cell table:style-name="ce46" table:formula="of:=TEXT([.$A57];&quot;MMM&quot;)" office:value-type="string" office:string-value="Mar" calcext:value-type="string">
            <text:p>Mar</text:p>
          </table:table-cell>
          <table:table-cell table:style-name="ce46" table:formula="of:=DAY([.A57])" office:value-type="float" office:value="22" calcext:value-type="float">
            <text:p>22</text:p>
          </table:table-cell>
          <table:table-cell table:style-name="ce46" table:formula="of:=TEXT([.$A57];&quot;DDD&quot;)" office:value-type="string" office:string-value="Wed" calcext:value-type="string">
            <text:p>Wed</text:p>
          </table:table-cell>
          <table:table-cell table:style-name="ce51" table:formula="of:=AND(DATE(YEAR([.$A57]);3;1)-WEEKDAY(DATE(YEAR([.$A57]);3;1)-1)+14&lt;=[.$A57];[.$A57]&lt;DATE(YEAR([.$A57]);11;1)-WEEKDAY(DATE(YEAR([.$A57]);11;1)-1)+7)" office:value-type="boolean" office:boolean-value="true" calcext:value-type="boolean">
            <text:p>TRUE</text:p>
          </table:table-cell>
          <table:table-cell table:style-name="ce23" table:formula="of:=VLOOKUP([.$C57];[$Sun.$A$1:$Sun.$C$367];2)-IF([.$G57];0;TIME(1;0;0))" office:value-type="time" office:time-value="PT06H55M00S" calcext:value-type="time">
            <text:p>6:55:00</text:p>
          </table:table-cell>
          <table:table-cell table:style-name="ce23" table:formula="of:=VLOOKUP([.$C57];[$Sun.$A$1:$Sun.$C$367];3)-IF([.$G57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7]" office:value-type="date" office:date-value="2023-03-22" calcext:value-type="date">
            <text:p>2023-03-22</text:p>
          </table:table-cell>
          <table:table-cell table:style-name="ce23" table:formula="of:=[.$H57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7]);ISBLANK([.$P57]));&quot;None&quot;;CONCATENATE([.$O57];[.$P57];&quot;&quot;))" office:value-type="string" office:string-value="Walkx" calcext:value-type="string">
            <text:p>Walkx</text:p>
          </table:table-cell>
          <table:table-cell table:style-name="ce46" table:formula="of:=CONCATENATE(IF([.$P57]=&quot;t&quot;;&quot;[TBD: &quot;;&quot;&quot;);IF(ISBLANK([.$J57]);&quot;&quot;;[.$J57]); IF([.$P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7]);&quot;&quot;;IF(ISBLANK([.$L57]);TEXT([.$K57];&quot;YYYY-MM-DD&quot;);TEXT([.$K57]+[.$L57];&quot;YYYY-MM-DDTHH:MM:SS&quot;)))" office:value-type="string" office:string-value="2023-03-22T06:55:00" calcext:value-type="string">
            <text:p>2023-03-22T06:55:00</text:p>
          </table:table-cell>
          <table:table-cell table:style-name="ce29" table:formula="of:=IF(ISBLANK([.$M57]);&quot;&quot;;IF(ISBLANK([.$N57]);TEXT([.$M57];&quot;YYYY-MM-DD&quot;);TEXT([.$M57]+[.$N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3" calcext:value-type="date">
            <text:p>2023-03-23</text:p>
          </table:table-cell>
          <table:table-cell table:style-name="ce46" table:formula="of:=TEXT([.$A58];&quot;YYYY&quot;)" office:value-type="string" office:string-value="2023" calcext:value-type="string">
            <text:p>2023</text:p>
          </table:table-cell>
          <table:table-cell table:style-name="ce46" table:formula="of:=[.$A58]-DATE(YEAR([.$A58]);1;0)" office:value-type="float" office:value="82" calcext:value-type="float">
            <text:p>82</text:p>
          </table:table-cell>
          <table:table-cell table:style-name="ce46" table:formula="of:=TEXT([.$A58];&quot;MMM&quot;)" office:value-type="string" office:string-value="Mar" calcext:value-type="string">
            <text:p>Mar</text:p>
          </table:table-cell>
          <table:table-cell table:style-name="ce46" table:formula="of:=DAY([.A58])" office:value-type="float" office:value="23" calcext:value-type="float">
            <text:p>23</text:p>
          </table:table-cell>
          <table:table-cell table:style-name="ce46" table:formula="of:=TEXT([.$A58];&quot;DDD&quot;)" office:value-type="string" office:string-value="Thu" calcext:value-type="string">
            <text:p>Thu</text:p>
          </table:table-cell>
          <table:table-cell table:style-name="ce51" table:formula="of:=AND(DATE(YEAR([.$A58]);3;1)-WEEKDAY(DATE(YEAR([.$A58]);3;1)-1)+14&lt;=[.$A58];[.$A58]&lt;DATE(YEAR([.$A58]);11;1)-WEEKDAY(DATE(YEAR([.$A58]);11;1)-1)+7)" office:value-type="boolean" office:boolean-value="true" calcext:value-type="boolean">
            <text:p>TRUE</text:p>
          </table:table-cell>
          <table:table-cell table:style-name="ce23" table:formula="of:=VLOOKUP([.$C58];[$Sun.$A$1:$Sun.$C$367];2)-IF([.$G58];0;TIME(1;0;0))" office:value-type="time" office:time-value="PT06H53M00S" calcext:value-type="time">
            <text:p>6:53:00</text:p>
          </table:table-cell>
          <table:table-cell table:style-name="ce23" table:formula="of:=VLOOKUP([.$C58];[$Sun.$A$1:$Sun.$C$367];3)-IF([.$G58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8]" office:value-type="date" office:date-value="2023-03-23" calcext:value-type="date">
            <text:p>2023-03-23</text:p>
          </table:table-cell>
          <table:table-cell table:style-name="ce23" table:formula="of:=[.$H58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8]);ISBLANK([.$P58]));&quot;None&quot;;CONCATENATE([.$O58];[.$P58];&quot;&quot;))" office:value-type="string" office:string-value="Walkx" calcext:value-type="string">
            <text:p>Walkx</text:p>
          </table:table-cell>
          <table:table-cell table:style-name="ce46" table:formula="of:=CONCATENATE(IF([.$P58]=&quot;t&quot;;&quot;[TBD: &quot;;&quot;&quot;);IF(ISBLANK([.$J58]);&quot;&quot;;[.$J58]); IF([.$P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8]);&quot;&quot;;IF(ISBLANK([.$L58]);TEXT([.$K58];&quot;YYYY-MM-DD&quot;);TEXT([.$K58]+[.$L58];&quot;YYYY-MM-DDTHH:MM:SS&quot;)))" office:value-type="string" office:string-value="2023-03-23T06:53:00" calcext:value-type="string">
            <text:p>2023-03-23T06:53:00</text:p>
          </table:table-cell>
          <table:table-cell table:style-name="ce29" table:formula="of:=IF(ISBLANK([.$M58]);&quot;&quot;;IF(ISBLANK([.$N58]);TEXT([.$M58];&quot;YYYY-MM-DD&quot;);TEXT([.$M58]+[.$N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4" calcext:value-type="date">
            <text:p>2023-03-24</text:p>
          </table:table-cell>
          <table:table-cell table:style-name="ce46" table:formula="of:=TEXT([.$A59];&quot;YYYY&quot;)" office:value-type="string" office:string-value="2023" calcext:value-type="string">
            <text:p>2023</text:p>
          </table:table-cell>
          <table:table-cell table:style-name="ce46" table:formula="of:=[.$A59]-DATE(YEAR([.$A59]);1;0)" office:value-type="float" office:value="83" calcext:value-type="float">
            <text:p>83</text:p>
          </table:table-cell>
          <table:table-cell table:style-name="ce46" table:formula="of:=TEXT([.$A59];&quot;MMM&quot;)" office:value-type="string" office:string-value="Mar" calcext:value-type="string">
            <text:p>Mar</text:p>
          </table:table-cell>
          <table:table-cell table:style-name="ce46" table:formula="of:=DAY([.A59])" office:value-type="float" office:value="24" calcext:value-type="float">
            <text:p>24</text:p>
          </table:table-cell>
          <table:table-cell table:style-name="ce46" table:formula="of:=TEXT([.$A59];&quot;DDD&quot;)" office:value-type="string" office:string-value="Fri" calcext:value-type="string">
            <text:p>Fri</text:p>
          </table:table-cell>
          <table:table-cell table:style-name="ce51" table:formula="of:=AND(DATE(YEAR([.$A59]);3;1)-WEEKDAY(DATE(YEAR([.$A59]);3;1)-1)+14&lt;=[.$A59];[.$A59]&lt;DATE(YEAR([.$A59]);11;1)-WEEKDAY(DATE(YEAR([.$A59]);11;1)-1)+7)" office:value-type="boolean" office:boolean-value="true" calcext:value-type="boolean">
            <text:p>TRUE</text:p>
          </table:table-cell>
          <table:table-cell table:style-name="ce23" table:formula="of:=VLOOKUP([.$C59];[$Sun.$A$1:$Sun.$C$367];2)-IF([.$G59];0;TIME(1;0;0))" office:value-type="time" office:time-value="PT06H51M00S" calcext:value-type="time">
            <text:p>6:51:00</text:p>
          </table:table-cell>
          <table:table-cell table:style-name="ce23" table:formula="of:=VLOOKUP([.$C59];[$Sun.$A$1:$Sun.$C$367];3)-IF([.$G59];0;TIME(1;0;0))" office:value-type="time" office:time-value="PT19H12M00S" calcext:value-type="time">
            <text:p>19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59]" office:value-type="date" office:date-value="2023-03-24" calcext:value-type="date">
            <text:p>2023-03-24</text:p>
          </table:table-cell>
          <table:table-cell table:style-name="ce23" table:formula="of:=[.$H59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59]);ISBLANK([.$P59]));&quot;None&quot;;CONCATENATE([.$O59];[.$P59];&quot;&quot;))" office:value-type="string" office:string-value="Walkx" calcext:value-type="string">
            <text:p>Walkx</text:p>
          </table:table-cell>
          <table:table-cell table:style-name="ce46" table:formula="of:=CONCATENATE(IF([.$P59]=&quot;t&quot;;&quot;[TBD: &quot;;&quot;&quot;);IF(ISBLANK([.$J59]);&quot;&quot;;[.$J59]); IF([.$P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59]);&quot;&quot;;IF(ISBLANK([.$L59]);TEXT([.$K59];&quot;YYYY-MM-DD&quot;);TEXT([.$K59]+[.$L59];&quot;YYYY-MM-DDTHH:MM:SS&quot;)))" office:value-type="string" office:string-value="2023-03-24T06:51:00" calcext:value-type="string">
            <text:p>2023-03-24T06:51:00</text:p>
          </table:table-cell>
          <table:table-cell table:style-name="ce29" table:formula="of:=IF(ISBLANK([.$M59]);&quot;&quot;;IF(ISBLANK([.$N59]);TEXT([.$M59];&quot;YYYY-MM-DD&quot;);TEXT([.$M59]+[.$N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7" calcext:value-type="date">
            <text:p>2023-03-27</text:p>
          </table:table-cell>
          <table:table-cell table:style-name="ce46" table:formula="of:=TEXT([.$A60];&quot;YYYY&quot;)" office:value-type="string" office:string-value="2023" calcext:value-type="string">
            <text:p>2023</text:p>
          </table:table-cell>
          <table:table-cell table:style-name="ce46" table:formula="of:=[.$A60]-DATE(YEAR([.$A60]);1;0)" office:value-type="float" office:value="86" calcext:value-type="float">
            <text:p>86</text:p>
          </table:table-cell>
          <table:table-cell table:style-name="ce46" table:formula="of:=TEXT([.$A60];&quot;MMM&quot;)" office:value-type="string" office:string-value="Mar" calcext:value-type="string">
            <text:p>Mar</text:p>
          </table:table-cell>
          <table:table-cell table:style-name="ce46" table:formula="of:=DAY([.A60])" office:value-type="float" office:value="27" calcext:value-type="float">
            <text:p>27</text:p>
          </table:table-cell>
          <table:table-cell table:style-name="ce46" table:formula="of:=TEXT([.$A60];&quot;DDD&quot;)" office:value-type="string" office:string-value="Mon" calcext:value-type="string">
            <text:p>Mon</text:p>
          </table:table-cell>
          <table:table-cell table:style-name="ce51" table:formula="of:=AND(DATE(YEAR([.$A60]);3;1)-WEEKDAY(DATE(YEAR([.$A60]);3;1)-1)+14&lt;=[.$A60];[.$A60]&lt;DATE(YEAR([.$A60]);11;1)-WEEKDAY(DATE(YEAR([.$A60]);11;1)-1)+7)" office:value-type="boolean" office:boolean-value="true" calcext:value-type="boolean">
            <text:p>TRUE</text:p>
          </table:table-cell>
          <table:table-cell table:style-name="ce23" table:formula="of:=VLOOKUP([.$C60];[$Sun.$A$1:$Sun.$C$367];2)-IF([.$G60];0;TIME(1;0;0))" office:value-type="time" office:time-value="PT06H46M00S" calcext:value-type="time">
            <text:p>6:46:00</text:p>
          </table:table-cell>
          <table:table-cell table:style-name="ce23" table:formula="of:=VLOOKUP([.$C60];[$Sun.$A$1:$Sun.$C$367];3)-IF([.$G60];0;TIME(1;0;0))" office:value-type="time" office:time-value="PT19H15M00S" calcext:value-type="time">
            <text:p>19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0]" office:value-type="date" office:date-value="2023-03-27" calcext:value-type="date">
            <text:p>2023-03-27</text:p>
          </table:table-cell>
          <table:table-cell table:style-name="ce23" table:formula="of:=[.$H60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0]);ISBLANK([.$P60]));&quot;None&quot;;CONCATENATE([.$O60];[.$P60];&quot;&quot;))" office:value-type="string" office:string-value="Walkx" calcext:value-type="string">
            <text:p>Walkx</text:p>
          </table:table-cell>
          <table:table-cell table:style-name="ce46" table:formula="of:=CONCATENATE(IF([.$P60]=&quot;t&quot;;&quot;[TBD: &quot;;&quot;&quot;);IF(ISBLANK([.$J60]);&quot;&quot;;[.$J60]); IF([.$P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0]);&quot;&quot;;IF(ISBLANK([.$L60]);TEXT([.$K60];&quot;YYYY-MM-DD&quot;);TEXT([.$K60]+[.$L60];&quot;YYYY-MM-DDTHH:MM:SS&quot;)))" office:value-type="string" office:string-value="2023-03-27T06:46:00" calcext:value-type="string">
            <text:p>2023-03-27T06:46:00</text:p>
          </table:table-cell>
          <table:table-cell table:style-name="ce29" table:formula="of:=IF(ISBLANK([.$M60]);&quot;&quot;;IF(ISBLANK([.$N60]);TEXT([.$M60];&quot;YYYY-MM-DD&quot;);TEXT([.$M60]+[.$N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8" calcext:value-type="date">
            <text:p>2023-03-28</text:p>
          </table:table-cell>
          <table:table-cell table:style-name="ce46" table:formula="of:=TEXT([.$A61];&quot;YYYY&quot;)" office:value-type="string" office:string-value="2023" calcext:value-type="string">
            <text:p>2023</text:p>
          </table:table-cell>
          <table:table-cell table:style-name="ce46" table:formula="of:=[.$A61]-DATE(YEAR([.$A61]);1;0)" office:value-type="float" office:value="87" calcext:value-type="float">
            <text:p>87</text:p>
          </table:table-cell>
          <table:table-cell table:style-name="ce46" table:formula="of:=TEXT([.$A61];&quot;MMM&quot;)" office:value-type="string" office:string-value="Mar" calcext:value-type="string">
            <text:p>Mar</text:p>
          </table:table-cell>
          <table:table-cell table:style-name="ce46" table:formula="of:=DAY([.A61])" office:value-type="float" office:value="28" calcext:value-type="float">
            <text:p>28</text:p>
          </table:table-cell>
          <table:table-cell table:style-name="ce46" table:formula="of:=TEXT([.$A61];&quot;DDD&quot;)" office:value-type="string" office:string-value="Tue" calcext:value-type="string">
            <text:p>Tue</text:p>
          </table:table-cell>
          <table:table-cell table:style-name="ce51" table:formula="of:=AND(DATE(YEAR([.$A61]);3;1)-WEEKDAY(DATE(YEAR([.$A61]);3;1)-1)+14&lt;=[.$A61];[.$A61]&lt;DATE(YEAR([.$A61]);11;1)-WEEKDAY(DATE(YEAR([.$A61]);11;1)-1)+7)" office:value-type="boolean" office:boolean-value="true" calcext:value-type="boolean">
            <text:p>TRUE</text:p>
          </table:table-cell>
          <table:table-cell table:style-name="ce23" table:formula="of:=VLOOKUP([.$C61];[$Sun.$A$1:$Sun.$C$367];2)-IF([.$G61];0;TIME(1;0;0))" office:value-type="time" office:time-value="PT06H45M00S" calcext:value-type="time">
            <text:p>6:45:00</text:p>
          </table:table-cell>
          <table:table-cell table:style-name="ce23" table:formula="of:=VLOOKUP([.$C61];[$Sun.$A$1:$Sun.$C$367];3)-IF([.$G61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1]" office:value-type="date" office:date-value="2023-03-28" calcext:value-type="date">
            <text:p>2023-03-28</text:p>
          </table:table-cell>
          <table:table-cell table:style-name="ce23" table:formula="of:=[.$H61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1]);ISBLANK([.$P61]));&quot;None&quot;;CONCATENATE([.$O61];[.$P61];&quot;&quot;))" office:value-type="string" office:string-value="Walkx" calcext:value-type="string">
            <text:p>Walkx</text:p>
          </table:table-cell>
          <table:table-cell table:style-name="ce46" table:formula="of:=CONCATENATE(IF([.$P61]=&quot;t&quot;;&quot;[TBD: &quot;;&quot;&quot;);IF(ISBLANK([.$J61]);&quot;&quot;;[.$J61]); IF([.$P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1]);&quot;&quot;;IF(ISBLANK([.$L61]);TEXT([.$K61];&quot;YYYY-MM-DD&quot;);TEXT([.$K61]+[.$L61];&quot;YYYY-MM-DDTHH:MM:SS&quot;)))" office:value-type="string" office:string-value="2023-03-28T06:45:00" calcext:value-type="string">
            <text:p>2023-03-28T06:45:00</text:p>
          </table:table-cell>
          <table:table-cell table:style-name="ce29" table:formula="of:=IF(ISBLANK([.$M61]);&quot;&quot;;IF(ISBLANK([.$N61]);TEXT([.$M61];&quot;YYYY-MM-DD&quot;);TEXT([.$M61]+[.$N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29" calcext:value-type="date">
            <text:p>2023-03-29</text:p>
          </table:table-cell>
          <table:table-cell table:style-name="ce46" table:formula="of:=TEXT([.$A62];&quot;YYYY&quot;)" office:value-type="string" office:string-value="2023" calcext:value-type="string">
            <text:p>2023</text:p>
          </table:table-cell>
          <table:table-cell table:style-name="ce46" table:formula="of:=[.$A62]-DATE(YEAR([.$A62]);1;0)" office:value-type="float" office:value="88" calcext:value-type="float">
            <text:p>88</text:p>
          </table:table-cell>
          <table:table-cell table:style-name="ce46" table:formula="of:=TEXT([.$A62];&quot;MMM&quot;)" office:value-type="string" office:string-value="Mar" calcext:value-type="string">
            <text:p>Mar</text:p>
          </table:table-cell>
          <table:table-cell table:style-name="ce46" table:formula="of:=DAY([.A62])" office:value-type="float" office:value="29" calcext:value-type="float">
            <text:p>29</text:p>
          </table:table-cell>
          <table:table-cell table:style-name="ce46" table:formula="of:=TEXT([.$A62];&quot;DDD&quot;)" office:value-type="string" office:string-value="Wed" calcext:value-type="string">
            <text:p>Wed</text:p>
          </table:table-cell>
          <table:table-cell table:style-name="ce51" table:formula="of:=AND(DATE(YEAR([.$A62]);3;1)-WEEKDAY(DATE(YEAR([.$A62]);3;1)-1)+14&lt;=[.$A62];[.$A62]&lt;DATE(YEAR([.$A62]);11;1)-WEEKDAY(DATE(YEAR([.$A62]);11;1)-1)+7)" office:value-type="boolean" office:boolean-value="true" calcext:value-type="boolean">
            <text:p>TRUE</text:p>
          </table:table-cell>
          <table:table-cell table:style-name="ce23" table:formula="of:=VLOOKUP([.$C62];[$Sun.$A$1:$Sun.$C$367];2)-IF([.$G62];0;TIME(1;0;0))" office:value-type="time" office:time-value="PT06H43M00S" calcext:value-type="time">
            <text:p>6:43:00</text:p>
          </table:table-cell>
          <table:table-cell table:style-name="ce23" table:formula="of:=VLOOKUP([.$C62];[$Sun.$A$1:$Sun.$C$367];3)-IF([.$G62];0;TIME(1;0;0))" office:value-type="time" office:time-value="PT19H17M00S" calcext:value-type="time">
            <text:p>19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2]" office:value-type="date" office:date-value="2023-03-29" calcext:value-type="date">
            <text:p>2023-03-29</text:p>
          </table:table-cell>
          <table:table-cell table:style-name="ce23" table:formula="of:=[.$H62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2]);ISBLANK([.$P62]));&quot;None&quot;;CONCATENATE([.$O62];[.$P62];&quot;&quot;))" office:value-type="string" office:string-value="Walkx" calcext:value-type="string">
            <text:p>Walkx</text:p>
          </table:table-cell>
          <table:table-cell table:style-name="ce46" table:formula="of:=CONCATENATE(IF([.$P62]=&quot;t&quot;;&quot;[TBD: &quot;;&quot;&quot;);IF(ISBLANK([.$J62]);&quot;&quot;;[.$J62]); IF([.$P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2]);&quot;&quot;;IF(ISBLANK([.$L62]);TEXT([.$K62];&quot;YYYY-MM-DD&quot;);TEXT([.$K62]+[.$L62];&quot;YYYY-MM-DDTHH:MM:SS&quot;)))" office:value-type="string" office:string-value="2023-03-29T06:43:00" calcext:value-type="string">
            <text:p>2023-03-29T06:43:00</text:p>
          </table:table-cell>
          <table:table-cell table:style-name="ce29" table:formula="of:=IF(ISBLANK([.$M62]);&quot;&quot;;IF(ISBLANK([.$N62]);TEXT([.$M62];&quot;YYYY-MM-DD&quot;);TEXT([.$M62]+[.$N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0" calcext:value-type="date">
            <text:p>2023-03-30</text:p>
          </table:table-cell>
          <table:table-cell table:style-name="ce46" table:formula="of:=TEXT([.$A63];&quot;YYYY&quot;)" office:value-type="string" office:string-value="2023" calcext:value-type="string">
            <text:p>2023</text:p>
          </table:table-cell>
          <table:table-cell table:style-name="ce46" table:formula="of:=[.$A63]-DATE(YEAR([.$A63]);1;0)" office:value-type="float" office:value="89" calcext:value-type="float">
            <text:p>89</text:p>
          </table:table-cell>
          <table:table-cell table:style-name="ce46" table:formula="of:=TEXT([.$A63];&quot;MMM&quot;)" office:value-type="string" office:string-value="Mar" calcext:value-type="string">
            <text:p>Mar</text:p>
          </table:table-cell>
          <table:table-cell table:style-name="ce46" table:formula="of:=DAY([.A63])" office:value-type="float" office:value="30" calcext:value-type="float">
            <text:p>30</text:p>
          </table:table-cell>
          <table:table-cell table:style-name="ce46" table:formula="of:=TEXT([.$A63];&quot;DDD&quot;)" office:value-type="string" office:string-value="Thu" calcext:value-type="string">
            <text:p>Thu</text:p>
          </table:table-cell>
          <table:table-cell table:style-name="ce51" table:formula="of:=AND(DATE(YEAR([.$A63]);3;1)-WEEKDAY(DATE(YEAR([.$A63]);3;1)-1)+14&lt;=[.$A63];[.$A63]&lt;DATE(YEAR([.$A63]);11;1)-WEEKDAY(DATE(YEAR([.$A63]);11;1)-1)+7)" office:value-type="boolean" office:boolean-value="true" calcext:value-type="boolean">
            <text:p>TRUE</text:p>
          </table:table-cell>
          <table:table-cell table:style-name="ce23" table:formula="of:=VLOOKUP([.$C63];[$Sun.$A$1:$Sun.$C$367];2)-IF([.$G63];0;TIME(1;0;0))" office:value-type="time" office:time-value="PT06H42M00S" calcext:value-type="time">
            <text:p>6:42:00</text:p>
          </table:table-cell>
          <table:table-cell table:style-name="ce23" table:formula="of:=VLOOKUP([.$C63];[$Sun.$A$1:$Sun.$C$367];3)-IF([.$G63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3]" office:value-type="date" office:date-value="2023-03-30" calcext:value-type="date">
            <text:p>2023-03-30</text:p>
          </table:table-cell>
          <table:table-cell table:style-name="ce23" table:formula="of:=[.$H63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3]);ISBLANK([.$P63]));&quot;None&quot;;CONCATENATE([.$O63];[.$P63];&quot;&quot;))" office:value-type="string" office:string-value="Walkx" calcext:value-type="string">
            <text:p>Walkx</text:p>
          </table:table-cell>
          <table:table-cell table:style-name="ce46" table:formula="of:=CONCATENATE(IF([.$P63]=&quot;t&quot;;&quot;[TBD: &quot;;&quot;&quot;);IF(ISBLANK([.$J63]);&quot;&quot;;[.$J63]); IF([.$P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3]);&quot;&quot;;IF(ISBLANK([.$L63]);TEXT([.$K63];&quot;YYYY-MM-DD&quot;);TEXT([.$K63]+[.$L63];&quot;YYYY-MM-DDTHH:MM:SS&quot;)))" office:value-type="string" office:string-value="2023-03-30T06:42:00" calcext:value-type="string">
            <text:p>2023-03-30T06:42:00</text:p>
          </table:table-cell>
          <table:table-cell table:style-name="ce29" table:formula="of:=IF(ISBLANK([.$M63]);&quot;&quot;;IF(ISBLANK([.$N63]);TEXT([.$M63];&quot;YYYY-MM-DD&quot;);TEXT([.$M63]+[.$N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3-31" calcext:value-type="date">
            <text:p>2023-03-31</text:p>
          </table:table-cell>
          <table:table-cell table:style-name="ce46" table:formula="of:=TEXT([.$A64];&quot;YYYY&quot;)" office:value-type="string" office:string-value="2023" calcext:value-type="string">
            <text:p>2023</text:p>
          </table:table-cell>
          <table:table-cell table:style-name="ce46" table:formula="of:=[.$A64]-DATE(YEAR([.$A64]);1;0)" office:value-type="float" office:value="90" calcext:value-type="float">
            <text:p>90</text:p>
          </table:table-cell>
          <table:table-cell table:style-name="ce46" table:formula="of:=TEXT([.$A64];&quot;MMM&quot;)" office:value-type="string" office:string-value="Mar" calcext:value-type="string">
            <text:p>Mar</text:p>
          </table:table-cell>
          <table:table-cell table:style-name="ce46" table:formula="of:=DAY([.A64])" office:value-type="float" office:value="31" calcext:value-type="float">
            <text:p>31</text:p>
          </table:table-cell>
          <table:table-cell table:style-name="ce46" table:formula="of:=TEXT([.$A64];&quot;DDD&quot;)" office:value-type="string" office:string-value="Fri" calcext:value-type="string">
            <text:p>Fri</text:p>
          </table:table-cell>
          <table:table-cell table:style-name="ce51" table:formula="of:=AND(DATE(YEAR([.$A64]);3;1)-WEEKDAY(DATE(YEAR([.$A64]);3;1)-1)+14&lt;=[.$A64];[.$A64]&lt;DATE(YEAR([.$A64]);11;1)-WEEKDAY(DATE(YEAR([.$A64]);11;1)-1)+7)" office:value-type="boolean" office:boolean-value="true" calcext:value-type="boolean">
            <text:p>TRUE</text:p>
          </table:table-cell>
          <table:table-cell table:style-name="ce23" table:formula="of:=VLOOKUP([.$C64];[$Sun.$A$1:$Sun.$C$367];2)-IF([.$G64];0;TIME(1;0;0))" office:value-type="time" office:time-value="PT06H40M00S" calcext:value-type="time">
            <text:p>6:40:00</text:p>
          </table:table-cell>
          <table:table-cell table:style-name="ce23" table:formula="of:=VLOOKUP([.$C64];[$Sun.$A$1:$Sun.$C$367];3)-IF([.$G64];0;TIME(1;0;0))" office:value-type="time" office:time-value="PT19H19M00S" calcext:value-type="time">
            <text:p>19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4]" office:value-type="date" office:date-value="2023-03-31" calcext:value-type="date">
            <text:p>2023-03-31</text:p>
          </table:table-cell>
          <table:table-cell table:style-name="ce23" table:formula="of:=[.$H64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4]);ISBLANK([.$P64]));&quot;None&quot;;CONCATENATE([.$O64];[.$P64];&quot;&quot;))" office:value-type="string" office:string-value="Walkx" calcext:value-type="string">
            <text:p>Walkx</text:p>
          </table:table-cell>
          <table:table-cell table:style-name="ce46" table:formula="of:=CONCATENATE(IF([.$P64]=&quot;t&quot;;&quot;[TBD: &quot;;&quot;&quot;);IF(ISBLANK([.$J64]);&quot;&quot;;[.$J64]); IF([.$P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4]);&quot;&quot;;IF(ISBLANK([.$L64]);TEXT([.$K64];&quot;YYYY-MM-DD&quot;);TEXT([.$K64]+[.$L64];&quot;YYYY-MM-DDTHH:MM:SS&quot;)))" office:value-type="string" office:string-value="2023-03-31T06:40:00" calcext:value-type="string">
            <text:p>2023-03-31T06:40:00</text:p>
          </table:table-cell>
          <table:table-cell table:style-name="ce29" table:formula="of:=IF(ISBLANK([.$M64]);&quot;&quot;;IF(ISBLANK([.$N64]);TEXT([.$M64];&quot;YYYY-MM-DD&quot;);TEXT([.$M64]+[.$N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3" calcext:value-type="date">
            <text:p>2023-04-03</text:p>
          </table:table-cell>
          <table:table-cell table:style-name="ce46" table:formula="of:=TEXT([.$A65];&quot;YYYY&quot;)" office:value-type="string" office:string-value="2023" calcext:value-type="string">
            <text:p>2023</text:p>
          </table:table-cell>
          <table:table-cell table:style-name="ce46" table:formula="of:=[.$A65]-DATE(YEAR([.$A65]);1;0)" office:value-type="float" office:value="93" calcext:value-type="float">
            <text:p>93</text:p>
          </table:table-cell>
          <table:table-cell table:style-name="ce46" table:formula="of:=TEXT([.$A65];&quot;MMM&quot;)" office:value-type="string" office:string-value="Apr" calcext:value-type="string">
            <text:p>Apr</text:p>
          </table:table-cell>
          <table:table-cell table:style-name="ce46" table:formula="of:=DAY([.A65])" office:value-type="float" office:value="3" calcext:value-type="float">
            <text:p>3</text:p>
          </table:table-cell>
          <table:table-cell table:style-name="ce46" table:formula="of:=TEXT([.$A65];&quot;DDD&quot;)" office:value-type="string" office:string-value="Mon" calcext:value-type="string">
            <text:p>Mon</text:p>
          </table:table-cell>
          <table:table-cell table:style-name="ce51" table:formula="of:=AND(DATE(YEAR([.$A65]);3;1)-WEEKDAY(DATE(YEAR([.$A65]);3;1)-1)+14&lt;=[.$A65];[.$A65]&lt;DATE(YEAR([.$A65]);11;1)-WEEKDAY(DATE(YEAR([.$A65]);11;1)-1)+7)" office:value-type="boolean" office:boolean-value="true" calcext:value-type="boolean">
            <text:p>TRUE</text:p>
          </table:table-cell>
          <table:table-cell table:style-name="ce23" table:formula="of:=VLOOKUP([.$C65];[$Sun.$A$1:$Sun.$C$367];2)-IF([.$G65];0;TIME(1;0;0))" office:value-type="time" office:time-value="PT06H35M00S" calcext:value-type="time">
            <text:p>6:35:00</text:p>
          </table:table-cell>
          <table:table-cell table:style-name="ce23" table:formula="of:=VLOOKUP([.$C65];[$Sun.$A$1:$Sun.$C$367];3)-IF([.$G65];0;TIME(1;0;0))" office:value-type="time" office:time-value="PT19H22M00S" calcext:value-type="time">
            <text:p>19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5]" office:value-type="date" office:date-value="2023-04-03" calcext:value-type="date">
            <text:p>2023-04-03</text:p>
          </table:table-cell>
          <table:table-cell table:style-name="ce23" table:formula="of:=[.$H65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5]);ISBLANK([.$P65]));&quot;None&quot;;CONCATENATE([.$O65];[.$P65];&quot;&quot;))" office:value-type="string" office:string-value="Walkx" calcext:value-type="string">
            <text:p>Walkx</text:p>
          </table:table-cell>
          <table:table-cell table:style-name="ce46" table:formula="of:=CONCATENATE(IF([.$P65]=&quot;t&quot;;&quot;[TBD: &quot;;&quot;&quot;);IF(ISBLANK([.$J65]);&quot;&quot;;[.$J65]); IF([.$P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5]);&quot;&quot;;IF(ISBLANK([.$L65]);TEXT([.$K65];&quot;YYYY-MM-DD&quot;);TEXT([.$K65]+[.$L65];&quot;YYYY-MM-DDTHH:MM:SS&quot;)))" office:value-type="string" office:string-value="2023-04-03T06:35:00" calcext:value-type="string">
            <text:p>2023-04-03T06:35:00</text:p>
          </table:table-cell>
          <table:table-cell table:style-name="ce29" table:formula="of:=IF(ISBLANK([.$M65]);&quot;&quot;;IF(ISBLANK([.$N65]);TEXT([.$M65];&quot;YYYY-MM-DD&quot;);TEXT([.$M65]+[.$N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4" calcext:value-type="date">
            <text:p>2023-04-04</text:p>
          </table:table-cell>
          <table:table-cell table:style-name="ce46" table:formula="of:=TEXT([.$A66];&quot;YYYY&quot;)" office:value-type="string" office:string-value="2023" calcext:value-type="string">
            <text:p>2023</text:p>
          </table:table-cell>
          <table:table-cell table:style-name="ce46" table:formula="of:=[.$A66]-DATE(YEAR([.$A66]);1;0)" office:value-type="float" office:value="94" calcext:value-type="float">
            <text:p>94</text:p>
          </table:table-cell>
          <table:table-cell table:style-name="ce46" table:formula="of:=TEXT([.$A66];&quot;MMM&quot;)" office:value-type="string" office:string-value="Apr" calcext:value-type="string">
            <text:p>Apr</text:p>
          </table:table-cell>
          <table:table-cell table:style-name="ce46" table:formula="of:=DAY([.A66])" office:value-type="float" office:value="4" calcext:value-type="float">
            <text:p>4</text:p>
          </table:table-cell>
          <table:table-cell table:style-name="ce46" table:formula="of:=TEXT([.$A66];&quot;DDD&quot;)" office:value-type="string" office:string-value="Tue" calcext:value-type="string">
            <text:p>Tue</text:p>
          </table:table-cell>
          <table:table-cell table:style-name="ce51" table:formula="of:=AND(DATE(YEAR([.$A66]);3;1)-WEEKDAY(DATE(YEAR([.$A66]);3;1)-1)+14&lt;=[.$A66];[.$A66]&lt;DATE(YEAR([.$A66]);11;1)-WEEKDAY(DATE(YEAR([.$A66]);11;1)-1)+7)" office:value-type="boolean" office:boolean-value="true" calcext:value-type="boolean">
            <text:p>TRUE</text:p>
          </table:table-cell>
          <table:table-cell table:style-name="ce23" table:formula="of:=VLOOKUP([.$C66];[$Sun.$A$1:$Sun.$C$367];2)-IF([.$G66];0;TIME(1;0;0))" office:value-type="time" office:time-value="PT06H33M00S" calcext:value-type="time">
            <text:p>6:33:00</text:p>
          </table:table-cell>
          <table:table-cell table:style-name="ce23" table:formula="of:=VLOOKUP([.$C66];[$Sun.$A$1:$Sun.$C$367];3)-IF([.$G66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6]" office:value-type="date" office:date-value="2023-04-04" calcext:value-type="date">
            <text:p>2023-04-04</text:p>
          </table:table-cell>
          <table:table-cell table:style-name="ce23" table:formula="of:=[.$H66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6]);ISBLANK([.$P66]));&quot;None&quot;;CONCATENATE([.$O66];[.$P66];&quot;&quot;))" office:value-type="string" office:string-value="Walkx" calcext:value-type="string">
            <text:p>Walkx</text:p>
          </table:table-cell>
          <table:table-cell table:style-name="ce46" table:formula="of:=CONCATENATE(IF([.$P66]=&quot;t&quot;;&quot;[TBD: &quot;;&quot;&quot;);IF(ISBLANK([.$J66]);&quot;&quot;;[.$J66]); IF([.$P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6]);&quot;&quot;;IF(ISBLANK([.$L66]);TEXT([.$K66];&quot;YYYY-MM-DD&quot;);TEXT([.$K66]+[.$L66];&quot;YYYY-MM-DDTHH:MM:SS&quot;)))" office:value-type="string" office:string-value="2023-04-04T06:33:00" calcext:value-type="string">
            <text:p>2023-04-04T06:33:00</text:p>
          </table:table-cell>
          <table:table-cell table:style-name="ce29" table:formula="of:=IF(ISBLANK([.$M66]);&quot;&quot;;IF(ISBLANK([.$N66]);TEXT([.$M66];&quot;YYYY-MM-DD&quot;);TEXT([.$M66]+[.$N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5" calcext:value-type="date">
            <text:p>2023-04-05</text:p>
          </table:table-cell>
          <table:table-cell table:style-name="ce46" table:formula="of:=TEXT([.$A67];&quot;YYYY&quot;)" office:value-type="string" office:string-value="2023" calcext:value-type="string">
            <text:p>2023</text:p>
          </table:table-cell>
          <table:table-cell table:style-name="ce46" table:formula="of:=[.$A67]-DATE(YEAR([.$A67]);1;0)" office:value-type="float" office:value="95" calcext:value-type="float">
            <text:p>95</text:p>
          </table:table-cell>
          <table:table-cell table:style-name="ce46" table:formula="of:=TEXT([.$A67];&quot;MMM&quot;)" office:value-type="string" office:string-value="Apr" calcext:value-type="string">
            <text:p>Apr</text:p>
          </table:table-cell>
          <table:table-cell table:style-name="ce46" table:formula="of:=DAY([.A67])" office:value-type="float" office:value="5" calcext:value-type="float">
            <text:p>5</text:p>
          </table:table-cell>
          <table:table-cell table:style-name="ce46" table:formula="of:=TEXT([.$A67];&quot;DDD&quot;)" office:value-type="string" office:string-value="Wed" calcext:value-type="string">
            <text:p>Wed</text:p>
          </table:table-cell>
          <table:table-cell table:style-name="ce51" table:formula="of:=AND(DATE(YEAR([.$A67]);3;1)-WEEKDAY(DATE(YEAR([.$A67]);3;1)-1)+14&lt;=[.$A67];[.$A67]&lt;DATE(YEAR([.$A67]);11;1)-WEEKDAY(DATE(YEAR([.$A67]);11;1)-1)+7)" office:value-type="boolean" office:boolean-value="true" calcext:value-type="boolean">
            <text:p>TRUE</text:p>
          </table:table-cell>
          <table:table-cell table:style-name="ce23" table:formula="of:=VLOOKUP([.$C67];[$Sun.$A$1:$Sun.$C$367];2)-IF([.$G67];0;TIME(1;0;0))" office:value-type="time" office:time-value="PT06H32M00S" calcext:value-type="time">
            <text:p>6:32:00</text:p>
          </table:table-cell>
          <table:table-cell table:style-name="ce23" table:formula="of:=VLOOKUP([.$C67];[$Sun.$A$1:$Sun.$C$367];3)-IF([.$G67];0;TIME(1;0;0))" office:value-type="time" office:time-value="PT19H25M00S" calcext:value-type="time">
            <text:p>19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7]" office:value-type="date" office:date-value="2023-04-05" calcext:value-type="date">
            <text:p>2023-04-05</text:p>
          </table:table-cell>
          <table:table-cell table:style-name="ce23" table:formula="of:=[.$H67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7]);ISBLANK([.$P67]));&quot;None&quot;;CONCATENATE([.$O67];[.$P67];&quot;&quot;))" office:value-type="string" office:string-value="Walkx" calcext:value-type="string">
            <text:p>Walkx</text:p>
          </table:table-cell>
          <table:table-cell table:style-name="ce46" table:formula="of:=CONCATENATE(IF([.$P67]=&quot;t&quot;;&quot;[TBD: &quot;;&quot;&quot;);IF(ISBLANK([.$J67]);&quot;&quot;;[.$J67]); IF([.$P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7]);&quot;&quot;;IF(ISBLANK([.$L67]);TEXT([.$K67];&quot;YYYY-MM-DD&quot;);TEXT([.$K67]+[.$L67];&quot;YYYY-MM-DDTHH:MM:SS&quot;)))" office:value-type="string" office:string-value="2023-04-05T06:32:00" calcext:value-type="string">
            <text:p>2023-04-05T06:32:00</text:p>
          </table:table-cell>
          <table:table-cell table:style-name="ce29" table:formula="of:=IF(ISBLANK([.$M67]);&quot;&quot;;IF(ISBLANK([.$N67]);TEXT([.$M67];&quot;YYYY-MM-DD&quot;);TEXT([.$M67]+[.$N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6" calcext:value-type="date">
            <text:p>2023-04-06</text:p>
          </table:table-cell>
          <table:table-cell table:style-name="ce46" table:formula="of:=TEXT([.$A68];&quot;YYYY&quot;)" office:value-type="string" office:string-value="2023" calcext:value-type="string">
            <text:p>2023</text:p>
          </table:table-cell>
          <table:table-cell table:style-name="ce46" table:formula="of:=[.$A68]-DATE(YEAR([.$A68]);1;0)" office:value-type="float" office:value="96" calcext:value-type="float">
            <text:p>96</text:p>
          </table:table-cell>
          <table:table-cell table:style-name="ce46" table:formula="of:=TEXT([.$A68];&quot;MMM&quot;)" office:value-type="string" office:string-value="Apr" calcext:value-type="string">
            <text:p>Apr</text:p>
          </table:table-cell>
          <table:table-cell table:style-name="ce46" table:formula="of:=DAY([.A68])" office:value-type="float" office:value="6" calcext:value-type="float">
            <text:p>6</text:p>
          </table:table-cell>
          <table:table-cell table:style-name="ce46" table:formula="of:=TEXT([.$A68];&quot;DDD&quot;)" office:value-type="string" office:string-value="Thu" calcext:value-type="string">
            <text:p>Thu</text:p>
          </table:table-cell>
          <table:table-cell table:style-name="ce51" table:formula="of:=AND(DATE(YEAR([.$A68]);3;1)-WEEKDAY(DATE(YEAR([.$A68]);3;1)-1)+14&lt;=[.$A68];[.$A68]&lt;DATE(YEAR([.$A68]);11;1)-WEEKDAY(DATE(YEAR([.$A68]);11;1)-1)+7)" office:value-type="boolean" office:boolean-value="true" calcext:value-type="boolean">
            <text:p>TRUE</text:p>
          </table:table-cell>
          <table:table-cell table:style-name="ce23" table:formula="of:=VLOOKUP([.$C68];[$Sun.$A$1:$Sun.$C$367];2)-IF([.$G68];0;TIME(1;0;0))" office:value-type="time" office:time-value="PT06H30M00S" calcext:value-type="time">
            <text:p>6:30:00</text:p>
          </table:table-cell>
          <table:table-cell table:style-name="ce23" table:formula="of:=VLOOKUP([.$C68];[$Sun.$A$1:$Sun.$C$367];3)-IF([.$G68];0;TIME(1;0;0))" office:value-type="time" office:time-value="PT19H26M00S" calcext:value-type="time">
            <text:p>19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8]" office:value-type="date" office:date-value="2023-04-06" calcext:value-type="date">
            <text:p>2023-04-06</text:p>
          </table:table-cell>
          <table:table-cell table:style-name="ce23" table:formula="of:=[.$H68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8]);ISBLANK([.$P68]));&quot;None&quot;;CONCATENATE([.$O68];[.$P68];&quot;&quot;))" office:value-type="string" office:string-value="Walkx" calcext:value-type="string">
            <text:p>Walkx</text:p>
          </table:table-cell>
          <table:table-cell table:style-name="ce46" table:formula="of:=CONCATENATE(IF([.$P68]=&quot;t&quot;;&quot;[TBD: &quot;;&quot;&quot;);IF(ISBLANK([.$J68]);&quot;&quot;;[.$J68]); IF([.$P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8]);&quot;&quot;;IF(ISBLANK([.$L68]);TEXT([.$K68];&quot;YYYY-MM-DD&quot;);TEXT([.$K68]+[.$L68];&quot;YYYY-MM-DDTHH:MM:SS&quot;)))" office:value-type="string" office:string-value="2023-04-06T06:30:00" calcext:value-type="string">
            <text:p>2023-04-06T06:30:00</text:p>
          </table:table-cell>
          <table:table-cell table:style-name="ce29" table:formula="of:=IF(ISBLANK([.$M68]);&quot;&quot;;IF(ISBLANK([.$N68]);TEXT([.$M68];&quot;YYYY-MM-DD&quot;);TEXT([.$M68]+[.$N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07" calcext:value-type="date">
            <text:p>2023-04-07</text:p>
          </table:table-cell>
          <table:table-cell table:style-name="ce46" table:formula="of:=TEXT([.$A69];&quot;YYYY&quot;)" office:value-type="string" office:string-value="2023" calcext:value-type="string">
            <text:p>2023</text:p>
          </table:table-cell>
          <table:table-cell table:style-name="ce46" table:formula="of:=[.$A69]-DATE(YEAR([.$A69]);1;0)" office:value-type="float" office:value="97" calcext:value-type="float">
            <text:p>97</text:p>
          </table:table-cell>
          <table:table-cell table:style-name="ce46" table:formula="of:=TEXT([.$A69];&quot;MMM&quot;)" office:value-type="string" office:string-value="Apr" calcext:value-type="string">
            <text:p>Apr</text:p>
          </table:table-cell>
          <table:table-cell table:style-name="ce46" table:formula="of:=DAY([.A69])" office:value-type="float" office:value="7" calcext:value-type="float">
            <text:p>7</text:p>
          </table:table-cell>
          <table:table-cell table:style-name="ce46" table:formula="of:=TEXT([.$A69];&quot;DDD&quot;)" office:value-type="string" office:string-value="Fri" calcext:value-type="string">
            <text:p>Fri</text:p>
          </table:table-cell>
          <table:table-cell table:style-name="ce51" table:formula="of:=AND(DATE(YEAR([.$A69]);3;1)-WEEKDAY(DATE(YEAR([.$A69]);3;1)-1)+14&lt;=[.$A69];[.$A69]&lt;DATE(YEAR([.$A69]);11;1)-WEEKDAY(DATE(YEAR([.$A69]);11;1)-1)+7)" office:value-type="boolean" office:boolean-value="true" calcext:value-type="boolean">
            <text:p>TRUE</text:p>
          </table:table-cell>
          <table:table-cell table:style-name="ce23" table:formula="of:=VLOOKUP([.$C69];[$Sun.$A$1:$Sun.$C$367];2)-IF([.$G69];0;TIME(1;0;0))" office:value-type="time" office:time-value="PT06H29M00S" calcext:value-type="time">
            <text:p>6:29:00</text:p>
          </table:table-cell>
          <table:table-cell table:style-name="ce23" table:formula="of:=VLOOKUP([.$C69];[$Sun.$A$1:$Sun.$C$367];3)-IF([.$G69];0;TIME(1;0;0))" office:value-type="time" office:time-value="PT19H27M00S" calcext:value-type="time">
            <text:p>19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69]" office:value-type="date" office:date-value="2023-04-07" calcext:value-type="date">
            <text:p>2023-04-07</text:p>
          </table:table-cell>
          <table:table-cell table:style-name="ce23" table:formula="of:=[.$H69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69]);ISBLANK([.$P69]));&quot;None&quot;;CONCATENATE([.$O69];[.$P69];&quot;&quot;))" office:value-type="string" office:string-value="Walkx" calcext:value-type="string">
            <text:p>Walkx</text:p>
          </table:table-cell>
          <table:table-cell table:style-name="ce46" table:formula="of:=CONCATENATE(IF([.$P69]=&quot;t&quot;;&quot;[TBD: &quot;;&quot;&quot;);IF(ISBLANK([.$J69]);&quot;&quot;;[.$J69]); IF([.$P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69]);&quot;&quot;;IF(ISBLANK([.$L69]);TEXT([.$K69];&quot;YYYY-MM-DD&quot;);TEXT([.$K69]+[.$L69];&quot;YYYY-MM-DDTHH:MM:SS&quot;)))" office:value-type="string" office:string-value="2023-04-07T06:29:00" calcext:value-type="string">
            <text:p>2023-04-07T06:29:00</text:p>
          </table:table-cell>
          <table:table-cell table:style-name="ce29" table:formula="of:=IF(ISBLANK([.$M69]);&quot;&quot;;IF(ISBLANK([.$N69]);TEXT([.$M69];&quot;YYYY-MM-DD&quot;);TEXT([.$M69]+[.$N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0" calcext:value-type="date">
            <text:p>2023-04-10</text:p>
          </table:table-cell>
          <table:table-cell table:style-name="ce46" table:formula="of:=TEXT([.$A70];&quot;YYYY&quot;)" office:value-type="string" office:string-value="2023" calcext:value-type="string">
            <text:p>2023</text:p>
          </table:table-cell>
          <table:table-cell table:style-name="ce46" table:formula="of:=[.$A70]-DATE(YEAR([.$A70]);1;0)" office:value-type="float" office:value="100" calcext:value-type="float">
            <text:p>100</text:p>
          </table:table-cell>
          <table:table-cell table:style-name="ce46" table:formula="of:=TEXT([.$A70];&quot;MMM&quot;)" office:value-type="string" office:string-value="Apr" calcext:value-type="string">
            <text:p>Apr</text:p>
          </table:table-cell>
          <table:table-cell table:style-name="ce46" table:formula="of:=DAY([.A70])" office:value-type="float" office:value="10" calcext:value-type="float">
            <text:p>10</text:p>
          </table:table-cell>
          <table:table-cell table:style-name="ce46" table:formula="of:=TEXT([.$A70];&quot;DDD&quot;)" office:value-type="string" office:string-value="Mon" calcext:value-type="string">
            <text:p>Mon</text:p>
          </table:table-cell>
          <table:table-cell table:style-name="ce51" table:formula="of:=AND(DATE(YEAR([.$A70]);3;1)-WEEKDAY(DATE(YEAR([.$A70]);3;1)-1)+14&lt;=[.$A70];[.$A70]&lt;DATE(YEAR([.$A70]);11;1)-WEEKDAY(DATE(YEAR([.$A70]);11;1)-1)+7)" office:value-type="boolean" office:boolean-value="true" calcext:value-type="boolean">
            <text:p>TRUE</text:p>
          </table:table-cell>
          <table:table-cell table:style-name="ce23" table:formula="of:=VLOOKUP([.$C70];[$Sun.$A$1:$Sun.$C$367];2)-IF([.$G70];0;TIME(1;0;0))" office:value-type="time" office:time-value="PT06H24M00S" calcext:value-type="time">
            <text:p>6:24:00</text:p>
          </table:table-cell>
          <table:table-cell table:style-name="ce23" table:formula="of:=VLOOKUP([.$C70];[$Sun.$A$1:$Sun.$C$367];3)-IF([.$G70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0]" office:value-type="date" office:date-value="2023-04-10" calcext:value-type="date">
            <text:p>2023-04-10</text:p>
          </table:table-cell>
          <table:table-cell table:style-name="ce23" table:formula="of:=[.$H70]" office:value-type="time" office:time-value="PT06H24M00S" calcext:value-type="time">
            <text:p>6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0]);ISBLANK([.$P70]));&quot;None&quot;;CONCATENATE([.$O70];[.$P70];&quot;&quot;))" office:value-type="string" office:string-value="Walkx" calcext:value-type="string">
            <text:p>Walkx</text:p>
          </table:table-cell>
          <table:table-cell table:style-name="ce46" table:formula="of:=CONCATENATE(IF([.$P70]=&quot;t&quot;;&quot;[TBD: &quot;;&quot;&quot;);IF(ISBLANK([.$J70]);&quot;&quot;;[.$J70]); IF([.$P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0]);&quot;&quot;;IF(ISBLANK([.$L70]);TEXT([.$K70];&quot;YYYY-MM-DD&quot;);TEXT([.$K70]+[.$L70];&quot;YYYY-MM-DDTHH:MM:SS&quot;)))" office:value-type="string" office:string-value="2023-04-10T06:24:00" calcext:value-type="string">
            <text:p>2023-04-10T06:24:00</text:p>
          </table:table-cell>
          <table:table-cell table:style-name="ce29" table:formula="of:=IF(ISBLANK([.$M70]);&quot;&quot;;IF(ISBLANK([.$N70]);TEXT([.$M70];&quot;YYYY-MM-DD&quot;);TEXT([.$M70]+[.$N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1" calcext:value-type="date">
            <text:p>2023-04-11</text:p>
          </table:table-cell>
          <table:table-cell table:style-name="ce46" table:formula="of:=TEXT([.$A71];&quot;YYYY&quot;)" office:value-type="string" office:string-value="2023" calcext:value-type="string">
            <text:p>2023</text:p>
          </table:table-cell>
          <table:table-cell table:style-name="ce46" table:formula="of:=[.$A71]-DATE(YEAR([.$A71]);1;0)" office:value-type="float" office:value="101" calcext:value-type="float">
            <text:p>101</text:p>
          </table:table-cell>
          <table:table-cell table:style-name="ce46" table:formula="of:=TEXT([.$A71];&quot;MMM&quot;)" office:value-type="string" office:string-value="Apr" calcext:value-type="string">
            <text:p>Apr</text:p>
          </table:table-cell>
          <table:table-cell table:style-name="ce46" table:formula="of:=DAY([.A71])" office:value-type="float" office:value="11" calcext:value-type="float">
            <text:p>11</text:p>
          </table:table-cell>
          <table:table-cell table:style-name="ce46" table:formula="of:=TEXT([.$A71];&quot;DDD&quot;)" office:value-type="string" office:string-value="Tue" calcext:value-type="string">
            <text:p>Tue</text:p>
          </table:table-cell>
          <table:table-cell table:style-name="ce51" table:formula="of:=AND(DATE(YEAR([.$A71]);3;1)-WEEKDAY(DATE(YEAR([.$A71]);3;1)-1)+14&lt;=[.$A71];[.$A71]&lt;DATE(YEAR([.$A71]);11;1)-WEEKDAY(DATE(YEAR([.$A71]);11;1)-1)+7)" office:value-type="boolean" office:boolean-value="true" calcext:value-type="boolean">
            <text:p>TRUE</text:p>
          </table:table-cell>
          <table:table-cell table:style-name="ce23" table:formula="of:=VLOOKUP([.$C71];[$Sun.$A$1:$Sun.$C$367];2)-IF([.$G71];0;TIME(1;0;0))" office:value-type="time" office:time-value="PT06H22M00S" calcext:value-type="time">
            <text:p>6:22:00</text:p>
          </table:table-cell>
          <table:table-cell table:style-name="ce23" table:formula="of:=VLOOKUP([.$C71];[$Sun.$A$1:$Sun.$C$367];3)-IF([.$G71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1]" office:value-type="date" office:date-value="2023-04-11" calcext:value-type="date">
            <text:p>2023-04-11</text:p>
          </table:table-cell>
          <table:table-cell table:style-name="ce23" table:formula="of:=[.$H71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1]);ISBLANK([.$P71]));&quot;None&quot;;CONCATENATE([.$O71];[.$P71];&quot;&quot;))" office:value-type="string" office:string-value="Walkx" calcext:value-type="string">
            <text:p>Walkx</text:p>
          </table:table-cell>
          <table:table-cell table:style-name="ce46" table:formula="of:=CONCATENATE(IF([.$P71]=&quot;t&quot;;&quot;[TBD: &quot;;&quot;&quot;);IF(ISBLANK([.$J71]);&quot;&quot;;[.$J71]); IF([.$P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1]);&quot;&quot;;IF(ISBLANK([.$L71]);TEXT([.$K71];&quot;YYYY-MM-DD&quot;);TEXT([.$K71]+[.$L71];&quot;YYYY-MM-DDTHH:MM:SS&quot;)))" office:value-type="string" office:string-value="2023-04-11T06:22:00" calcext:value-type="string">
            <text:p>2023-04-11T06:22:00</text:p>
          </table:table-cell>
          <table:table-cell table:style-name="ce29" table:formula="of:=IF(ISBLANK([.$M71]);&quot;&quot;;IF(ISBLANK([.$N71]);TEXT([.$M71];&quot;YYYY-MM-DD&quot;);TEXT([.$M71]+[.$N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2" calcext:value-type="date">
            <text:p>2023-04-12</text:p>
          </table:table-cell>
          <table:table-cell table:style-name="ce46" table:formula="of:=TEXT([.$A72];&quot;YYYY&quot;)" office:value-type="string" office:string-value="2023" calcext:value-type="string">
            <text:p>2023</text:p>
          </table:table-cell>
          <table:table-cell table:style-name="ce46" table:formula="of:=[.$A72]-DATE(YEAR([.$A72]);1;0)" office:value-type="float" office:value="102" calcext:value-type="float">
            <text:p>102</text:p>
          </table:table-cell>
          <table:table-cell table:style-name="ce46" table:formula="of:=TEXT([.$A72];&quot;MMM&quot;)" office:value-type="string" office:string-value="Apr" calcext:value-type="string">
            <text:p>Apr</text:p>
          </table:table-cell>
          <table:table-cell table:style-name="ce46" table:formula="of:=DAY([.A72])" office:value-type="float" office:value="12" calcext:value-type="float">
            <text:p>12</text:p>
          </table:table-cell>
          <table:table-cell table:style-name="ce46" table:formula="of:=TEXT([.$A72];&quot;DDD&quot;)" office:value-type="string" office:string-value="Wed" calcext:value-type="string">
            <text:p>Wed</text:p>
          </table:table-cell>
          <table:table-cell table:style-name="ce51" table:formula="of:=AND(DATE(YEAR([.$A72]);3;1)-WEEKDAY(DATE(YEAR([.$A72]);3;1)-1)+14&lt;=[.$A72];[.$A72]&lt;DATE(YEAR([.$A72]);11;1)-WEEKDAY(DATE(YEAR([.$A72]);11;1)-1)+7)" office:value-type="boolean" office:boolean-value="true" calcext:value-type="boolean">
            <text:p>TRUE</text:p>
          </table:table-cell>
          <table:table-cell table:style-name="ce23" table:formula="of:=VLOOKUP([.$C72];[$Sun.$A$1:$Sun.$C$367];2)-IF([.$G72];0;TIME(1;0;0))" office:value-type="time" office:time-value="PT06H21M00S" calcext:value-type="time">
            <text:p>6:21:00</text:p>
          </table:table-cell>
          <table:table-cell table:style-name="ce23" table:formula="of:=VLOOKUP([.$C72];[$Sun.$A$1:$Sun.$C$367];3)-IF([.$G72];0;TIME(1;0;0))" office:value-type="time" office:time-value="PT19H32M00S" calcext:value-type="time">
            <text:p>19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2]" office:value-type="date" office:date-value="2023-04-12" calcext:value-type="date">
            <text:p>2023-04-12</text:p>
          </table:table-cell>
          <table:table-cell table:style-name="ce23" table:formula="of:=[.$H72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2]);ISBLANK([.$P72]));&quot;None&quot;;CONCATENATE([.$O72];[.$P72];&quot;&quot;))" office:value-type="string" office:string-value="Walkx" calcext:value-type="string">
            <text:p>Walkx</text:p>
          </table:table-cell>
          <table:table-cell table:style-name="ce46" table:formula="of:=CONCATENATE(IF([.$P72]=&quot;t&quot;;&quot;[TBD: &quot;;&quot;&quot;);IF(ISBLANK([.$J72]);&quot;&quot;;[.$J72]); IF([.$P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2]);&quot;&quot;;IF(ISBLANK([.$L72]);TEXT([.$K72];&quot;YYYY-MM-DD&quot;);TEXT([.$K72]+[.$L72];&quot;YYYY-MM-DDTHH:MM:SS&quot;)))" office:value-type="string" office:string-value="2023-04-12T06:21:00" calcext:value-type="string">
            <text:p>2023-04-12T06:21:00</text:p>
          </table:table-cell>
          <table:table-cell table:style-name="ce29" table:formula="of:=IF(ISBLANK([.$M72]);&quot;&quot;;IF(ISBLANK([.$N72]);TEXT([.$M72];&quot;YYYY-MM-DD&quot;);TEXT([.$M72]+[.$N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3" calcext:value-type="date">
            <text:p>2023-04-13</text:p>
          </table:table-cell>
          <table:table-cell table:style-name="ce46" table:formula="of:=TEXT([.$A73];&quot;YYYY&quot;)" office:value-type="string" office:string-value="2023" calcext:value-type="string">
            <text:p>2023</text:p>
          </table:table-cell>
          <table:table-cell table:style-name="ce46" table:formula="of:=[.$A73]-DATE(YEAR([.$A73]);1;0)" office:value-type="float" office:value="103" calcext:value-type="float">
            <text:p>103</text:p>
          </table:table-cell>
          <table:table-cell table:style-name="ce46" table:formula="of:=TEXT([.$A73];&quot;MMM&quot;)" office:value-type="string" office:string-value="Apr" calcext:value-type="string">
            <text:p>Apr</text:p>
          </table:table-cell>
          <table:table-cell table:style-name="ce46" table:formula="of:=DAY([.A73])" office:value-type="float" office:value="13" calcext:value-type="float">
            <text:p>13</text:p>
          </table:table-cell>
          <table:table-cell table:style-name="ce46" table:formula="of:=TEXT([.$A73];&quot;DDD&quot;)" office:value-type="string" office:string-value="Thu" calcext:value-type="string">
            <text:p>Thu</text:p>
          </table:table-cell>
          <table:table-cell table:style-name="ce51" table:formula="of:=AND(DATE(YEAR([.$A73]);3;1)-WEEKDAY(DATE(YEAR([.$A73]);3;1)-1)+14&lt;=[.$A73];[.$A73]&lt;DATE(YEAR([.$A73]);11;1)-WEEKDAY(DATE(YEAR([.$A73]);11;1)-1)+7)" office:value-type="boolean" office:boolean-value="true" calcext:value-type="boolean">
            <text:p>TRUE</text:p>
          </table:table-cell>
          <table:table-cell table:style-name="ce23" table:formula="of:=VLOOKUP([.$C73];[$Sun.$A$1:$Sun.$C$367];2)-IF([.$G73];0;TIME(1;0;0))" office:value-type="time" office:time-value="PT06H19M00S" calcext:value-type="time">
            <text:p>6:19:00</text:p>
          </table:table-cell>
          <table:table-cell table:style-name="ce23" table:formula="of:=VLOOKUP([.$C73];[$Sun.$A$1:$Sun.$C$367];3)-IF([.$G73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3]" office:value-type="date" office:date-value="2023-04-13" calcext:value-type="date">
            <text:p>2023-04-13</text:p>
          </table:table-cell>
          <table:table-cell table:style-name="ce23" table:formula="of:=[.$H73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3]);ISBLANK([.$P73]));&quot;None&quot;;CONCATENATE([.$O73];[.$P73];&quot;&quot;))" office:value-type="string" office:string-value="Walkx" calcext:value-type="string">
            <text:p>Walkx</text:p>
          </table:table-cell>
          <table:table-cell table:style-name="ce46" table:formula="of:=CONCATENATE(IF([.$P73]=&quot;t&quot;;&quot;[TBD: &quot;;&quot;&quot;);IF(ISBLANK([.$J73]);&quot;&quot;;[.$J73]); IF([.$P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3]);&quot;&quot;;IF(ISBLANK([.$L73]);TEXT([.$K73];&quot;YYYY-MM-DD&quot;);TEXT([.$K73]+[.$L73];&quot;YYYY-MM-DDTHH:MM:SS&quot;)))" office:value-type="string" office:string-value="2023-04-13T06:19:00" calcext:value-type="string">
            <text:p>2023-04-13T06:19:00</text:p>
          </table:table-cell>
          <table:table-cell table:style-name="ce29" table:formula="of:=IF(ISBLANK([.$M73]);&quot;&quot;;IF(ISBLANK([.$N73]);TEXT([.$M73];&quot;YYYY-MM-DD&quot;);TEXT([.$M73]+[.$N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4" calcext:value-type="date">
            <text:p>2023-04-14</text:p>
          </table:table-cell>
          <table:table-cell table:style-name="ce46" table:formula="of:=TEXT([.$A74];&quot;YYYY&quot;)" office:value-type="string" office:string-value="2023" calcext:value-type="string">
            <text:p>2023</text:p>
          </table:table-cell>
          <table:table-cell table:style-name="ce46" table:formula="of:=[.$A74]-DATE(YEAR([.$A74]);1;0)" office:value-type="float" office:value="104" calcext:value-type="float">
            <text:p>104</text:p>
          </table:table-cell>
          <table:table-cell table:style-name="ce46" table:formula="of:=TEXT([.$A74];&quot;MMM&quot;)" office:value-type="string" office:string-value="Apr" calcext:value-type="string">
            <text:p>Apr</text:p>
          </table:table-cell>
          <table:table-cell table:style-name="ce46" table:formula="of:=DAY([.A74])" office:value-type="float" office:value="14" calcext:value-type="float">
            <text:p>14</text:p>
          </table:table-cell>
          <table:table-cell table:style-name="ce46" table:formula="of:=TEXT([.$A74];&quot;DDD&quot;)" office:value-type="string" office:string-value="Fri" calcext:value-type="string">
            <text:p>Fri</text:p>
          </table:table-cell>
          <table:table-cell table:style-name="ce51" table:formula="of:=AND(DATE(YEAR([.$A74]);3;1)-WEEKDAY(DATE(YEAR([.$A74]);3;1)-1)+14&lt;=[.$A74];[.$A74]&lt;DATE(YEAR([.$A74]);11;1)-WEEKDAY(DATE(YEAR([.$A74]);11;1)-1)+7)" office:value-type="boolean" office:boolean-value="true" calcext:value-type="boolean">
            <text:p>TRUE</text:p>
          </table:table-cell>
          <table:table-cell table:style-name="ce23" table:formula="of:=VLOOKUP([.$C74];[$Sun.$A$1:$Sun.$C$367];2)-IF([.$G74];0;TIME(1;0;0))" office:value-type="time" office:time-value="PT06H18M00S" calcext:value-type="time">
            <text:p>6:18:00</text:p>
          </table:table-cell>
          <table:table-cell table:style-name="ce23" table:formula="of:=VLOOKUP([.$C74];[$Sun.$A$1:$Sun.$C$367];3)-IF([.$G74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4]" office:value-type="date" office:date-value="2023-04-14" calcext:value-type="date">
            <text:p>2023-04-14</text:p>
          </table:table-cell>
          <table:table-cell table:style-name="ce23" table:formula="of:=[.$H74]" office:value-type="time" office:time-value="PT06H18M00S" calcext:value-type="time">
            <text:p>6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4]);ISBLANK([.$P74]));&quot;None&quot;;CONCATENATE([.$O74];[.$P74];&quot;&quot;))" office:value-type="string" office:string-value="Walkx" calcext:value-type="string">
            <text:p>Walkx</text:p>
          </table:table-cell>
          <table:table-cell table:style-name="ce46" table:formula="of:=CONCATENATE(IF([.$P74]=&quot;t&quot;;&quot;[TBD: &quot;;&quot;&quot;);IF(ISBLANK([.$J74]);&quot;&quot;;[.$J74]); IF([.$P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4]);&quot;&quot;;IF(ISBLANK([.$L74]);TEXT([.$K74];&quot;YYYY-MM-DD&quot;);TEXT([.$K74]+[.$L74];&quot;YYYY-MM-DDTHH:MM:SS&quot;)))" office:value-type="string" office:string-value="2023-04-14T06:18:00" calcext:value-type="string">
            <text:p>2023-04-14T06:18:00</text:p>
          </table:table-cell>
          <table:table-cell table:style-name="ce29" table:formula="of:=IF(ISBLANK([.$M74]);&quot;&quot;;IF(ISBLANK([.$N74]);TEXT([.$M74];&quot;YYYY-MM-DD&quot;);TEXT([.$M74]+[.$N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7" calcext:value-type="date">
            <text:p>2023-04-17</text:p>
          </table:table-cell>
          <table:table-cell table:style-name="ce46" table:formula="of:=TEXT([.$A75];&quot;YYYY&quot;)" office:value-type="string" office:string-value="2023" calcext:value-type="string">
            <text:p>2023</text:p>
          </table:table-cell>
          <table:table-cell table:style-name="ce46" table:formula="of:=[.$A75]-DATE(YEAR([.$A75]);1;0)" office:value-type="float" office:value="107" calcext:value-type="float">
            <text:p>107</text:p>
          </table:table-cell>
          <table:table-cell table:style-name="ce46" table:formula="of:=TEXT([.$A75];&quot;MMM&quot;)" office:value-type="string" office:string-value="Apr" calcext:value-type="string">
            <text:p>Apr</text:p>
          </table:table-cell>
          <table:table-cell table:style-name="ce46" table:formula="of:=DAY([.A75])" office:value-type="float" office:value="17" calcext:value-type="float">
            <text:p>17</text:p>
          </table:table-cell>
          <table:table-cell table:style-name="ce46" table:formula="of:=TEXT([.$A75];&quot;DDD&quot;)" office:value-type="string" office:string-value="Mon" calcext:value-type="string">
            <text:p>Mon</text:p>
          </table:table-cell>
          <table:table-cell table:style-name="ce51" table:formula="of:=AND(DATE(YEAR([.$A75]);3;1)-WEEKDAY(DATE(YEAR([.$A75]);3;1)-1)+14&lt;=[.$A75];[.$A75]&lt;DATE(YEAR([.$A75]);11;1)-WEEKDAY(DATE(YEAR([.$A75]);11;1)-1)+7)" office:value-type="boolean" office:boolean-value="true" calcext:value-type="boolean">
            <text:p>TRUE</text:p>
          </table:table-cell>
          <table:table-cell table:style-name="ce23" table:formula="of:=VLOOKUP([.$C75];[$Sun.$A$1:$Sun.$C$367];2)-IF([.$G75];0;TIME(1;0;0))" office:value-type="time" office:time-value="PT06H13M00S" calcext:value-type="time">
            <text:p>6:13:00</text:p>
          </table:table-cell>
          <table:table-cell table:style-name="ce23" table:formula="of:=VLOOKUP([.$C75];[$Sun.$A$1:$Sun.$C$367];3)-IF([.$G75];0;TIME(1;0;0))" office:value-type="time" office:time-value="PT19H37M00S" calcext:value-type="time">
            <text:p>19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5]" office:value-type="date" office:date-value="2023-04-17" calcext:value-type="date">
            <text:p>2023-04-17</text:p>
          </table:table-cell>
          <table:table-cell table:style-name="ce23" table:formula="of:=[.$H75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5]);ISBLANK([.$P75]));&quot;None&quot;;CONCATENATE([.$O75];[.$P75];&quot;&quot;))" office:value-type="string" office:string-value="Walkx" calcext:value-type="string">
            <text:p>Walkx</text:p>
          </table:table-cell>
          <table:table-cell table:style-name="ce46" table:formula="of:=CONCATENATE(IF([.$P75]=&quot;t&quot;;&quot;[TBD: &quot;;&quot;&quot;);IF(ISBLANK([.$J75]);&quot;&quot;;[.$J75]); IF([.$P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5]);&quot;&quot;;IF(ISBLANK([.$L75]);TEXT([.$K75];&quot;YYYY-MM-DD&quot;);TEXT([.$K75]+[.$L75];&quot;YYYY-MM-DDTHH:MM:SS&quot;)))" office:value-type="string" office:string-value="2023-04-17T06:13:00" calcext:value-type="string">
            <text:p>2023-04-17T06:13:00</text:p>
          </table:table-cell>
          <table:table-cell table:style-name="ce29" table:formula="of:=IF(ISBLANK([.$M75]);&quot;&quot;;IF(ISBLANK([.$N75]);TEXT([.$M75];&quot;YYYY-MM-DD&quot;);TEXT([.$M75]+[.$N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8" calcext:value-type="date">
            <text:p>2023-04-18</text:p>
          </table:table-cell>
          <table:table-cell table:style-name="ce46" table:formula="of:=TEXT([.$A76];&quot;YYYY&quot;)" office:value-type="string" office:string-value="2023" calcext:value-type="string">
            <text:p>2023</text:p>
          </table:table-cell>
          <table:table-cell table:style-name="ce46" table:formula="of:=[.$A76]-DATE(YEAR([.$A76]);1;0)" office:value-type="float" office:value="108" calcext:value-type="float">
            <text:p>108</text:p>
          </table:table-cell>
          <table:table-cell table:style-name="ce46" table:formula="of:=TEXT([.$A76];&quot;MMM&quot;)" office:value-type="string" office:string-value="Apr" calcext:value-type="string">
            <text:p>Apr</text:p>
          </table:table-cell>
          <table:table-cell table:style-name="ce46" table:formula="of:=DAY([.A76])" office:value-type="float" office:value="18" calcext:value-type="float">
            <text:p>18</text:p>
          </table:table-cell>
          <table:table-cell table:style-name="ce46" table:formula="of:=TEXT([.$A76];&quot;DDD&quot;)" office:value-type="string" office:string-value="Tue" calcext:value-type="string">
            <text:p>Tue</text:p>
          </table:table-cell>
          <table:table-cell table:style-name="ce51" table:formula="of:=AND(DATE(YEAR([.$A76]);3;1)-WEEKDAY(DATE(YEAR([.$A76]);3;1)-1)+14&lt;=[.$A76];[.$A76]&lt;DATE(YEAR([.$A76]);11;1)-WEEKDAY(DATE(YEAR([.$A76]);11;1)-1)+7)" office:value-type="boolean" office:boolean-value="true" calcext:value-type="boolean">
            <text:p>TRUE</text:p>
          </table:table-cell>
          <table:table-cell table:style-name="ce23" table:formula="of:=VLOOKUP([.$C76];[$Sun.$A$1:$Sun.$C$367];2)-IF([.$G76];0;TIME(1;0;0))" office:value-type="time" office:time-value="PT06H11M00S" calcext:value-type="time">
            <text:p>6:11:00</text:p>
          </table:table-cell>
          <table:table-cell table:style-name="ce23" table:formula="of:=VLOOKUP([.$C76];[$Sun.$A$1:$Sun.$C$367];3)-IF([.$G76];0;TIME(1;0;0))" office:value-type="time" office:time-value="PT19H38M00S" calcext:value-type="time">
            <text:p>19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6]" office:value-type="date" office:date-value="2023-04-18" calcext:value-type="date">
            <text:p>2023-04-18</text:p>
          </table:table-cell>
          <table:table-cell table:style-name="ce23" table:formula="of:=[.$H76]" office:value-type="time" office:time-value="PT06H11M00S" calcext:value-type="time">
            <text:p>6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6]);ISBLANK([.$P76]));&quot;None&quot;;CONCATENATE([.$O76];[.$P76];&quot;&quot;))" office:value-type="string" office:string-value="Walkx" calcext:value-type="string">
            <text:p>Walkx</text:p>
          </table:table-cell>
          <table:table-cell table:style-name="ce46" table:formula="of:=CONCATENATE(IF([.$P76]=&quot;t&quot;;&quot;[TBD: &quot;;&quot;&quot;);IF(ISBLANK([.$J76]);&quot;&quot;;[.$J76]); IF([.$P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6]);&quot;&quot;;IF(ISBLANK([.$L76]);TEXT([.$K76];&quot;YYYY-MM-DD&quot;);TEXT([.$K76]+[.$L76];&quot;YYYY-MM-DDTHH:MM:SS&quot;)))" office:value-type="string" office:string-value="2023-04-18T06:11:00" calcext:value-type="string">
            <text:p>2023-04-18T06:11:00</text:p>
          </table:table-cell>
          <table:table-cell table:style-name="ce29" table:formula="of:=IF(ISBLANK([.$M76]);&quot;&quot;;IF(ISBLANK([.$N76]);TEXT([.$M76];&quot;YYYY-MM-DD&quot;);TEXT([.$M76]+[.$N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19" calcext:value-type="date">
            <text:p>2023-04-19</text:p>
          </table:table-cell>
          <table:table-cell table:style-name="ce46" table:formula="of:=TEXT([.$A77];&quot;YYYY&quot;)" office:value-type="string" office:string-value="2023" calcext:value-type="string">
            <text:p>2023</text:p>
          </table:table-cell>
          <table:table-cell table:style-name="ce46" table:formula="of:=[.$A77]-DATE(YEAR([.$A77]);1;0)" office:value-type="float" office:value="109" calcext:value-type="float">
            <text:p>109</text:p>
          </table:table-cell>
          <table:table-cell table:style-name="ce46" table:formula="of:=TEXT([.$A77];&quot;MMM&quot;)" office:value-type="string" office:string-value="Apr" calcext:value-type="string">
            <text:p>Apr</text:p>
          </table:table-cell>
          <table:table-cell table:style-name="ce46" table:formula="of:=DAY([.A77])" office:value-type="float" office:value="19" calcext:value-type="float">
            <text:p>19</text:p>
          </table:table-cell>
          <table:table-cell table:style-name="ce46" table:formula="of:=TEXT([.$A77];&quot;DDD&quot;)" office:value-type="string" office:string-value="Wed" calcext:value-type="string">
            <text:p>Wed</text:p>
          </table:table-cell>
          <table:table-cell table:style-name="ce51" table:formula="of:=AND(DATE(YEAR([.$A77]);3;1)-WEEKDAY(DATE(YEAR([.$A77]);3;1)-1)+14&lt;=[.$A77];[.$A77]&lt;DATE(YEAR([.$A77]);11;1)-WEEKDAY(DATE(YEAR([.$A77]);11;1)-1)+7)" office:value-type="boolean" office:boolean-value="true" calcext:value-type="boolean">
            <text:p>TRUE</text:p>
          </table:table-cell>
          <table:table-cell table:style-name="ce23" table:formula="of:=VLOOKUP([.$C77];[$Sun.$A$1:$Sun.$C$367];2)-IF([.$G77];0;TIME(1;0;0))" office:value-type="time" office:time-value="PT06H10M00S" calcext:value-type="time">
            <text:p>6:10:00</text:p>
          </table:table-cell>
          <table:table-cell table:style-name="ce23" table:formula="of:=VLOOKUP([.$C77];[$Sun.$A$1:$Sun.$C$367];3)-IF([.$G77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7]" office:value-type="date" office:date-value="2023-04-19" calcext:value-type="date">
            <text:p>2023-04-19</text:p>
          </table:table-cell>
          <table:table-cell table:style-name="ce23" table:formula="of:=[.$H77]" office:value-type="time" office:time-value="PT06H10M00S" calcext:value-type="time">
            <text:p>6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7]);ISBLANK([.$P77]));&quot;None&quot;;CONCATENATE([.$O77];[.$P77];&quot;&quot;))" office:value-type="string" office:string-value="Walkx" calcext:value-type="string">
            <text:p>Walkx</text:p>
          </table:table-cell>
          <table:table-cell table:style-name="ce46" table:formula="of:=CONCATENATE(IF([.$P77]=&quot;t&quot;;&quot;[TBD: &quot;;&quot;&quot;);IF(ISBLANK([.$J77]);&quot;&quot;;[.$J77]); IF([.$P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7]);&quot;&quot;;IF(ISBLANK([.$L77]);TEXT([.$K77];&quot;YYYY-MM-DD&quot;);TEXT([.$K77]+[.$L77];&quot;YYYY-MM-DDTHH:MM:SS&quot;)))" office:value-type="string" office:string-value="2023-04-19T06:10:00" calcext:value-type="string">
            <text:p>2023-04-19T06:10:00</text:p>
          </table:table-cell>
          <table:table-cell table:style-name="ce29" table:formula="of:=IF(ISBLANK([.$M77]);&quot;&quot;;IF(ISBLANK([.$N77]);TEXT([.$M77];&quot;YYYY-MM-DD&quot;);TEXT([.$M77]+[.$N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0" calcext:value-type="date">
            <text:p>2023-04-20</text:p>
          </table:table-cell>
          <table:table-cell table:style-name="ce46" table:formula="of:=TEXT([.$A78];&quot;YYYY&quot;)" office:value-type="string" office:string-value="2023" calcext:value-type="string">
            <text:p>2023</text:p>
          </table:table-cell>
          <table:table-cell table:style-name="ce46" table:formula="of:=[.$A78]-DATE(YEAR([.$A78]);1;0)" office:value-type="float" office:value="110" calcext:value-type="float">
            <text:p>110</text:p>
          </table:table-cell>
          <table:table-cell table:style-name="ce46" table:formula="of:=TEXT([.$A78];&quot;MMM&quot;)" office:value-type="string" office:string-value="Apr" calcext:value-type="string">
            <text:p>Apr</text:p>
          </table:table-cell>
          <table:table-cell table:style-name="ce46" table:formula="of:=DAY([.A78])" office:value-type="float" office:value="20" calcext:value-type="float">
            <text:p>20</text:p>
          </table:table-cell>
          <table:table-cell table:style-name="ce46" table:formula="of:=TEXT([.$A78];&quot;DDD&quot;)" office:value-type="string" office:string-value="Thu" calcext:value-type="string">
            <text:p>Thu</text:p>
          </table:table-cell>
          <table:table-cell table:style-name="ce51" table:formula="of:=AND(DATE(YEAR([.$A78]);3;1)-WEEKDAY(DATE(YEAR([.$A78]);3;1)-1)+14&lt;=[.$A78];[.$A78]&lt;DATE(YEAR([.$A78]);11;1)-WEEKDAY(DATE(YEAR([.$A78]);11;1)-1)+7)" office:value-type="boolean" office:boolean-value="true" calcext:value-type="boolean">
            <text:p>TRUE</text:p>
          </table:table-cell>
          <table:table-cell table:style-name="ce23" table:formula="of:=VLOOKUP([.$C78];[$Sun.$A$1:$Sun.$C$367];2)-IF([.$G78];0;TIME(1;0;0))" office:value-type="time" office:time-value="PT06H09M00S" calcext:value-type="time">
            <text:p>6:09:00</text:p>
          </table:table-cell>
          <table:table-cell table:style-name="ce23" table:formula="of:=VLOOKUP([.$C78];[$Sun.$A$1:$Sun.$C$367];3)-IF([.$G78];0;TIME(1;0;0))" office:value-type="time" office:time-value="PT19H40M00S" calcext:value-type="time">
            <text:p>19:4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8]" office:value-type="date" office:date-value="2023-04-20" calcext:value-type="date">
            <text:p>2023-04-20</text:p>
          </table:table-cell>
          <table:table-cell table:style-name="ce23" table:formula="of:=[.$H78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8]);ISBLANK([.$P78]));&quot;None&quot;;CONCATENATE([.$O78];[.$P78];&quot;&quot;))" office:value-type="string" office:string-value="Walkx" calcext:value-type="string">
            <text:p>Walkx</text:p>
          </table:table-cell>
          <table:table-cell table:style-name="ce46" table:formula="of:=CONCATENATE(IF([.$P78]=&quot;t&quot;;&quot;[TBD: &quot;;&quot;&quot;);IF(ISBLANK([.$J78]);&quot;&quot;;[.$J78]); IF([.$P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8]);&quot;&quot;;IF(ISBLANK([.$L78]);TEXT([.$K78];&quot;YYYY-MM-DD&quot;);TEXT([.$K78]+[.$L78];&quot;YYYY-MM-DDTHH:MM:SS&quot;)))" office:value-type="string" office:string-value="2023-04-20T06:09:00" calcext:value-type="string">
            <text:p>2023-04-20T06:09:00</text:p>
          </table:table-cell>
          <table:table-cell table:style-name="ce29" table:formula="of:=IF(ISBLANK([.$M78]);&quot;&quot;;IF(ISBLANK([.$N78]);TEXT([.$M78];&quot;YYYY-MM-DD&quot;);TEXT([.$M78]+[.$N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1" calcext:value-type="date">
            <text:p>2023-04-21</text:p>
          </table:table-cell>
          <table:table-cell table:style-name="ce46" table:formula="of:=TEXT([.$A79];&quot;YYYY&quot;)" office:value-type="string" office:string-value="2023" calcext:value-type="string">
            <text:p>2023</text:p>
          </table:table-cell>
          <table:table-cell table:style-name="ce46" table:formula="of:=[.$A79]-DATE(YEAR([.$A79]);1;0)" office:value-type="float" office:value="111" calcext:value-type="float">
            <text:p>111</text:p>
          </table:table-cell>
          <table:table-cell table:style-name="ce46" table:formula="of:=TEXT([.$A79];&quot;MMM&quot;)" office:value-type="string" office:string-value="Apr" calcext:value-type="string">
            <text:p>Apr</text:p>
          </table:table-cell>
          <table:table-cell table:style-name="ce46" table:formula="of:=DAY([.A79])" office:value-type="float" office:value="21" calcext:value-type="float">
            <text:p>21</text:p>
          </table:table-cell>
          <table:table-cell table:style-name="ce46" table:formula="of:=TEXT([.$A79];&quot;DDD&quot;)" office:value-type="string" office:string-value="Fri" calcext:value-type="string">
            <text:p>Fri</text:p>
          </table:table-cell>
          <table:table-cell table:style-name="ce51" table:formula="of:=AND(DATE(YEAR([.$A79]);3;1)-WEEKDAY(DATE(YEAR([.$A79]);3;1)-1)+14&lt;=[.$A79];[.$A79]&lt;DATE(YEAR([.$A79]);11;1)-WEEKDAY(DATE(YEAR([.$A79]);11;1)-1)+7)" office:value-type="boolean" office:boolean-value="true" calcext:value-type="boolean">
            <text:p>TRUE</text:p>
          </table:table-cell>
          <table:table-cell table:style-name="ce23" table:formula="of:=VLOOKUP([.$C79];[$Sun.$A$1:$Sun.$C$367];2)-IF([.$G79];0;TIME(1;0;0))" office:value-type="time" office:time-value="PT06H07M00S" calcext:value-type="time">
            <text:p>6:07:00</text:p>
          </table:table-cell>
          <table:table-cell table:style-name="ce23" table:formula="of:=VLOOKUP([.$C79];[$Sun.$A$1:$Sun.$C$367];3)-IF([.$G79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79]" office:value-type="date" office:date-value="2023-04-21" calcext:value-type="date">
            <text:p>2023-04-21</text:p>
          </table:table-cell>
          <table:table-cell table:style-name="ce23" table:formula="of:=[.$H79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79]);ISBLANK([.$P79]));&quot;None&quot;;CONCATENATE([.$O79];[.$P79];&quot;&quot;))" office:value-type="string" office:string-value="Walkx" calcext:value-type="string">
            <text:p>Walkx</text:p>
          </table:table-cell>
          <table:table-cell table:style-name="ce46" table:formula="of:=CONCATENATE(IF([.$P79]=&quot;t&quot;;&quot;[TBD: &quot;;&quot;&quot;);IF(ISBLANK([.$J79]);&quot;&quot;;[.$J79]); IF([.$P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79]);&quot;&quot;;IF(ISBLANK([.$L79]);TEXT([.$K79];&quot;YYYY-MM-DD&quot;);TEXT([.$K79]+[.$L79];&quot;YYYY-MM-DDTHH:MM:SS&quot;)))" office:value-type="string" office:string-value="2023-04-21T06:07:00" calcext:value-type="string">
            <text:p>2023-04-21T06:07:00</text:p>
          </table:table-cell>
          <table:table-cell table:style-name="ce29" table:formula="of:=IF(ISBLANK([.$M79]);&quot;&quot;;IF(ISBLANK([.$N79]);TEXT([.$M79];&quot;YYYY-MM-DD&quot;);TEXT([.$M79]+[.$N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4" calcext:value-type="date">
            <text:p>2023-04-24</text:p>
          </table:table-cell>
          <table:table-cell table:style-name="ce46" table:formula="of:=TEXT([.$A80];&quot;YYYY&quot;)" office:value-type="string" office:string-value="2023" calcext:value-type="string">
            <text:p>2023</text:p>
          </table:table-cell>
          <table:table-cell table:style-name="ce46" table:formula="of:=[.$A80]-DATE(YEAR([.$A80]);1;0)" office:value-type="float" office:value="114" calcext:value-type="float">
            <text:p>114</text:p>
          </table:table-cell>
          <table:table-cell table:style-name="ce46" table:formula="of:=TEXT([.$A80];&quot;MMM&quot;)" office:value-type="string" office:string-value="Apr" calcext:value-type="string">
            <text:p>Apr</text:p>
          </table:table-cell>
          <table:table-cell table:style-name="ce46" table:formula="of:=DAY([.A80])" office:value-type="float" office:value="24" calcext:value-type="float">
            <text:p>24</text:p>
          </table:table-cell>
          <table:table-cell table:style-name="ce46" table:formula="of:=TEXT([.$A80];&quot;DDD&quot;)" office:value-type="string" office:string-value="Mon" calcext:value-type="string">
            <text:p>Mon</text:p>
          </table:table-cell>
          <table:table-cell table:style-name="ce51" table:formula="of:=AND(DATE(YEAR([.$A80]);3;1)-WEEKDAY(DATE(YEAR([.$A80]);3;1)-1)+14&lt;=[.$A80];[.$A80]&lt;DATE(YEAR([.$A80]);11;1)-WEEKDAY(DATE(YEAR([.$A80]);11;1)-1)+7)" office:value-type="boolean" office:boolean-value="true" calcext:value-type="boolean">
            <text:p>TRUE</text:p>
          </table:table-cell>
          <table:table-cell table:style-name="ce23" table:formula="of:=VLOOKUP([.$C80];[$Sun.$A$1:$Sun.$C$367];2)-IF([.$G80];0;TIME(1;0;0))" office:value-type="time" office:time-value="PT06H03M00S" calcext:value-type="time">
            <text:p>6:03:00</text:p>
          </table:table-cell>
          <table:table-cell table:style-name="ce23" table:formula="of:=VLOOKUP([.$C80];[$Sun.$A$1:$Sun.$C$367];3)-IF([.$G80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0]" office:value-type="date" office:date-value="2023-04-24" calcext:value-type="date">
            <text:p>2023-04-24</text:p>
          </table:table-cell>
          <table:table-cell table:style-name="ce23" table:formula="of:=[.$H80]" office:value-type="time" office:time-value="PT06H03M00S" calcext:value-type="time">
            <text:p>6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0]);ISBLANK([.$P80]));&quot;None&quot;;CONCATENATE([.$O80];[.$P80];&quot;&quot;))" office:value-type="string" office:string-value="Walkx" calcext:value-type="string">
            <text:p>Walkx</text:p>
          </table:table-cell>
          <table:table-cell table:style-name="ce46" table:formula="of:=CONCATENATE(IF([.$P80]=&quot;t&quot;;&quot;[TBD: &quot;;&quot;&quot;);IF(ISBLANK([.$J80]);&quot;&quot;;[.$J80]); IF([.$P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0]);&quot;&quot;;IF(ISBLANK([.$L80]);TEXT([.$K80];&quot;YYYY-MM-DD&quot;);TEXT([.$K80]+[.$L80];&quot;YYYY-MM-DDTHH:MM:SS&quot;)))" office:value-type="string" office:string-value="2023-04-24T06:03:00" calcext:value-type="string">
            <text:p>2023-04-24T06:03:00</text:p>
          </table:table-cell>
          <table:table-cell table:style-name="ce29" table:formula="of:=IF(ISBLANK([.$M80]);&quot;&quot;;IF(ISBLANK([.$N80]);TEXT([.$M80];&quot;YYYY-MM-DD&quot;);TEXT([.$M80]+[.$N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5" calcext:value-type="date">
            <text:p>2023-04-25</text:p>
          </table:table-cell>
          <table:table-cell table:style-name="ce46" table:formula="of:=TEXT([.$A81];&quot;YYYY&quot;)" office:value-type="string" office:string-value="2023" calcext:value-type="string">
            <text:p>2023</text:p>
          </table:table-cell>
          <table:table-cell table:style-name="ce46" table:formula="of:=[.$A81]-DATE(YEAR([.$A81]);1;0)" office:value-type="float" office:value="115" calcext:value-type="float">
            <text:p>115</text:p>
          </table:table-cell>
          <table:table-cell table:style-name="ce46" table:formula="of:=TEXT([.$A81];&quot;MMM&quot;)" office:value-type="string" office:string-value="Apr" calcext:value-type="string">
            <text:p>Apr</text:p>
          </table:table-cell>
          <table:table-cell table:style-name="ce46" table:formula="of:=DAY([.A81])" office:value-type="float" office:value="25" calcext:value-type="float">
            <text:p>25</text:p>
          </table:table-cell>
          <table:table-cell table:style-name="ce46" table:formula="of:=TEXT([.$A81];&quot;DDD&quot;)" office:value-type="string" office:string-value="Tue" calcext:value-type="string">
            <text:p>Tue</text:p>
          </table:table-cell>
          <table:table-cell table:style-name="ce51" table:formula="of:=AND(DATE(YEAR([.$A81]);3;1)-WEEKDAY(DATE(YEAR([.$A81]);3;1)-1)+14&lt;=[.$A81];[.$A81]&lt;DATE(YEAR([.$A81]);11;1)-WEEKDAY(DATE(YEAR([.$A81]);11;1)-1)+7)" office:value-type="boolean" office:boolean-value="true" calcext:value-type="boolean">
            <text:p>TRUE</text:p>
          </table:table-cell>
          <table:table-cell table:style-name="ce23" table:formula="of:=VLOOKUP([.$C81];[$Sun.$A$1:$Sun.$C$367];2)-IF([.$G81];0;TIME(1;0;0))" office:value-type="time" office:time-value="PT06H01M00S" calcext:value-type="time">
            <text:p>6:01:00</text:p>
          </table:table-cell>
          <table:table-cell table:style-name="ce23" table:formula="of:=VLOOKUP([.$C81];[$Sun.$A$1:$Sun.$C$367];3)-IF([.$G81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1]" office:value-type="date" office:date-value="2023-04-25" calcext:value-type="date">
            <text:p>2023-04-25</text:p>
          </table:table-cell>
          <table:table-cell table:style-name="ce23" table:formula="of:=[.$H81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1]);ISBLANK([.$P81]));&quot;None&quot;;CONCATENATE([.$O81];[.$P81];&quot;&quot;))" office:value-type="string" office:string-value="Walkx" calcext:value-type="string">
            <text:p>Walkx</text:p>
          </table:table-cell>
          <table:table-cell table:style-name="ce46" table:formula="of:=CONCATENATE(IF([.$P81]=&quot;t&quot;;&quot;[TBD: &quot;;&quot;&quot;);IF(ISBLANK([.$J81]);&quot;&quot;;[.$J81]); IF([.$P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1]);&quot;&quot;;IF(ISBLANK([.$L81]);TEXT([.$K81];&quot;YYYY-MM-DD&quot;);TEXT([.$K81]+[.$L81];&quot;YYYY-MM-DDTHH:MM:SS&quot;)))" office:value-type="string" office:string-value="2023-04-25T06:01:00" calcext:value-type="string">
            <text:p>2023-04-25T06:01:00</text:p>
          </table:table-cell>
          <table:table-cell table:style-name="ce29" table:formula="of:=IF(ISBLANK([.$M81]);&quot;&quot;;IF(ISBLANK([.$N81]);TEXT([.$M81];&quot;YYYY-MM-DD&quot;);TEXT([.$M81]+[.$N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6" calcext:value-type="date">
            <text:p>2023-04-26</text:p>
          </table:table-cell>
          <table:table-cell table:style-name="ce46" table:formula="of:=TEXT([.$A82];&quot;YYYY&quot;)" office:value-type="string" office:string-value="2023" calcext:value-type="string">
            <text:p>2023</text:p>
          </table:table-cell>
          <table:table-cell table:style-name="ce46" table:formula="of:=[.$A82]-DATE(YEAR([.$A82]);1;0)" office:value-type="float" office:value="116" calcext:value-type="float">
            <text:p>116</text:p>
          </table:table-cell>
          <table:table-cell table:style-name="ce46" table:formula="of:=TEXT([.$A82];&quot;MMM&quot;)" office:value-type="string" office:string-value="Apr" calcext:value-type="string">
            <text:p>Apr</text:p>
          </table:table-cell>
          <table:table-cell table:style-name="ce46" table:formula="of:=DAY([.A82])" office:value-type="float" office:value="26" calcext:value-type="float">
            <text:p>26</text:p>
          </table:table-cell>
          <table:table-cell table:style-name="ce46" table:formula="of:=TEXT([.$A82];&quot;DDD&quot;)" office:value-type="string" office:string-value="Wed" calcext:value-type="string">
            <text:p>Wed</text:p>
          </table:table-cell>
          <table:table-cell table:style-name="ce51" table:formula="of:=AND(DATE(YEAR([.$A82]);3;1)-WEEKDAY(DATE(YEAR([.$A82]);3;1)-1)+14&lt;=[.$A82];[.$A82]&lt;DATE(YEAR([.$A82]);11;1)-WEEKDAY(DATE(YEAR([.$A82]);11;1)-1)+7)" office:value-type="boolean" office:boolean-value="true" calcext:value-type="boolean">
            <text:p>TRUE</text:p>
          </table:table-cell>
          <table:table-cell table:style-name="ce23" table:formula="of:=VLOOKUP([.$C82];[$Sun.$A$1:$Sun.$C$367];2)-IF([.$G82];0;TIME(1;0;0))" office:value-type="time" office:time-value="PT06H00M00S" calcext:value-type="time">
            <text:p>6:00:00</text:p>
          </table:table-cell>
          <table:table-cell table:style-name="ce23" table:formula="of:=VLOOKUP([.$C82];[$Sun.$A$1:$Sun.$C$367];3)-IF([.$G82];0;TIME(1;0;0))" office:value-type="time" office:time-value="PT19H46M00S" calcext:value-type="time">
            <text:p>19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2]" office:value-type="date" office:date-value="2023-04-26" calcext:value-type="date">
            <text:p>2023-04-26</text:p>
          </table:table-cell>
          <table:table-cell table:style-name="ce23" table:formula="of:=[.$H82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2]);ISBLANK([.$P82]));&quot;None&quot;;CONCATENATE([.$O82];[.$P82];&quot;&quot;))" office:value-type="string" office:string-value="Walkx" calcext:value-type="string">
            <text:p>Walkx</text:p>
          </table:table-cell>
          <table:table-cell table:style-name="ce46" table:formula="of:=CONCATENATE(IF([.$P82]=&quot;t&quot;;&quot;[TBD: &quot;;&quot;&quot;);IF(ISBLANK([.$J82]);&quot;&quot;;[.$J82]); IF([.$P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2]);&quot;&quot;;IF(ISBLANK([.$L82]);TEXT([.$K82];&quot;YYYY-MM-DD&quot;);TEXT([.$K82]+[.$L82];&quot;YYYY-MM-DDTHH:MM:SS&quot;)))" office:value-type="string" office:string-value="2023-04-26T06:00:00" calcext:value-type="string">
            <text:p>2023-04-26T06:00:00</text:p>
          </table:table-cell>
          <table:table-cell table:style-name="ce29" table:formula="of:=IF(ISBLANK([.$M82]);&quot;&quot;;IF(ISBLANK([.$N82]);TEXT([.$M82];&quot;YYYY-MM-DD&quot;);TEXT([.$M82]+[.$N8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7" calcext:value-type="date">
            <text:p>2023-04-27</text:p>
          </table:table-cell>
          <table:table-cell table:style-name="ce46" table:formula="of:=TEXT([.$A83];&quot;YYYY&quot;)" office:value-type="string" office:string-value="2023" calcext:value-type="string">
            <text:p>2023</text:p>
          </table:table-cell>
          <table:table-cell table:style-name="ce46" table:formula="of:=[.$A83]-DATE(YEAR([.$A83]);1;0)" office:value-type="float" office:value="117" calcext:value-type="float">
            <text:p>117</text:p>
          </table:table-cell>
          <table:table-cell table:style-name="ce46" table:formula="of:=TEXT([.$A83];&quot;MMM&quot;)" office:value-type="string" office:string-value="Apr" calcext:value-type="string">
            <text:p>Apr</text:p>
          </table:table-cell>
          <table:table-cell table:style-name="ce46" table:formula="of:=DAY([.A83])" office:value-type="float" office:value="27" calcext:value-type="float">
            <text:p>27</text:p>
          </table:table-cell>
          <table:table-cell table:style-name="ce46" table:formula="of:=TEXT([.$A83];&quot;DDD&quot;)" office:value-type="string" office:string-value="Thu" calcext:value-type="string">
            <text:p>Thu</text:p>
          </table:table-cell>
          <table:table-cell table:style-name="ce51" table:formula="of:=AND(DATE(YEAR([.$A83]);3;1)-WEEKDAY(DATE(YEAR([.$A83]);3;1)-1)+14&lt;=[.$A83];[.$A83]&lt;DATE(YEAR([.$A83]);11;1)-WEEKDAY(DATE(YEAR([.$A83]);11;1)-1)+7)" office:value-type="boolean" office:boolean-value="true" calcext:value-type="boolean">
            <text:p>TRUE</text:p>
          </table:table-cell>
          <table:table-cell table:style-name="ce23" table:formula="of:=VLOOKUP([.$C83];[$Sun.$A$1:$Sun.$C$367];2)-IF([.$G83];0;TIME(1;0;0))" office:value-type="time" office:time-value="PT05H59M00S" calcext:value-type="time">
            <text:p>5:59:00</text:p>
          </table:table-cell>
          <table:table-cell table:style-name="ce23" table:formula="of:=VLOOKUP([.$C83];[$Sun.$A$1:$Sun.$C$367];3)-IF([.$G83];0;TIME(1;0;0))" office:value-type="time" office:time-value="PT19H48M00S" calcext:value-type="time">
            <text:p>19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3]" office:value-type="date" office:date-value="2023-04-27" calcext:value-type="date">
            <text:p>2023-04-27</text:p>
          </table:table-cell>
          <table:table-cell table:style-name="ce23" table:formula="of:=[.$H83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3]);ISBLANK([.$P83]));&quot;None&quot;;CONCATENATE([.$O83];[.$P83];&quot;&quot;))" office:value-type="string" office:string-value="Walkx" calcext:value-type="string">
            <text:p>Walkx</text:p>
          </table:table-cell>
          <table:table-cell table:style-name="ce46" table:formula="of:=CONCATENATE(IF([.$P83]=&quot;t&quot;;&quot;[TBD: &quot;;&quot;&quot;);IF(ISBLANK([.$J83]);&quot;&quot;;[.$J83]); IF([.$P8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3]);&quot;&quot;;IF(ISBLANK([.$L83]);TEXT([.$K83];&quot;YYYY-MM-DD&quot;);TEXT([.$K83]+[.$L83];&quot;YYYY-MM-DDTHH:MM:SS&quot;)))" office:value-type="string" office:string-value="2023-04-27T05:59:00" calcext:value-type="string">
            <text:p>2023-04-27T05:59:00</text:p>
          </table:table-cell>
          <table:table-cell table:style-name="ce29" table:formula="of:=IF(ISBLANK([.$M83]);&quot;&quot;;IF(ISBLANK([.$N83]);TEXT([.$M83];&quot;YYYY-MM-DD&quot;);TEXT([.$M83]+[.$N8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4-28" calcext:value-type="date">
            <text:p>2023-04-28</text:p>
          </table:table-cell>
          <table:table-cell table:style-name="ce46" table:formula="of:=TEXT([.$A84];&quot;YYYY&quot;)" office:value-type="string" office:string-value="2023" calcext:value-type="string">
            <text:p>2023</text:p>
          </table:table-cell>
          <table:table-cell table:style-name="ce46" table:formula="of:=[.$A84]-DATE(YEAR([.$A84]);1;0)" office:value-type="float" office:value="118" calcext:value-type="float">
            <text:p>118</text:p>
          </table:table-cell>
          <table:table-cell table:style-name="ce46" table:formula="of:=TEXT([.$A84];&quot;MMM&quot;)" office:value-type="string" office:string-value="Apr" calcext:value-type="string">
            <text:p>Apr</text:p>
          </table:table-cell>
          <table:table-cell table:style-name="ce46" table:formula="of:=DAY([.A84])" office:value-type="float" office:value="28" calcext:value-type="float">
            <text:p>28</text:p>
          </table:table-cell>
          <table:table-cell table:style-name="ce46" table:formula="of:=TEXT([.$A84];&quot;DDD&quot;)" office:value-type="string" office:string-value="Fri" calcext:value-type="string">
            <text:p>Fri</text:p>
          </table:table-cell>
          <table:table-cell table:style-name="ce51" table:formula="of:=AND(DATE(YEAR([.$A84]);3;1)-WEEKDAY(DATE(YEAR([.$A84]);3;1)-1)+14&lt;=[.$A84];[.$A84]&lt;DATE(YEAR([.$A84]);11;1)-WEEKDAY(DATE(YEAR([.$A84]);11;1)-1)+7)" office:value-type="boolean" office:boolean-value="true" calcext:value-type="boolean">
            <text:p>TRUE</text:p>
          </table:table-cell>
          <table:table-cell table:style-name="ce23" table:formula="of:=VLOOKUP([.$C84];[$Sun.$A$1:$Sun.$C$367];2)-IF([.$G84];0;TIME(1;0;0))" office:value-type="time" office:time-value="PT05H57M00S" calcext:value-type="time">
            <text:p>5:57:00</text:p>
          </table:table-cell>
          <table:table-cell table:style-name="ce23" table:formula="of:=VLOOKUP([.$C84];[$Sun.$A$1:$Sun.$C$367];3)-IF([.$G84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4]" office:value-type="date" office:date-value="2023-04-28" calcext:value-type="date">
            <text:p>2023-04-28</text:p>
          </table:table-cell>
          <table:table-cell table:style-name="ce23" table:formula="of:=[.$H84]" office:value-type="time" office:time-value="PT05H57M00S" calcext:value-type="time">
            <text:p>5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4]);ISBLANK([.$P84]));&quot;None&quot;;CONCATENATE([.$O84];[.$P84];&quot;&quot;))" office:value-type="string" office:string-value="Walkx" calcext:value-type="string">
            <text:p>Walkx</text:p>
          </table:table-cell>
          <table:table-cell table:style-name="ce46" table:formula="of:=CONCATENATE(IF([.$P84]=&quot;t&quot;;&quot;[TBD: &quot;;&quot;&quot;);IF(ISBLANK([.$J84]);&quot;&quot;;[.$J84]); IF([.$P8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4]);&quot;&quot;;IF(ISBLANK([.$L84]);TEXT([.$K84];&quot;YYYY-MM-DD&quot;);TEXT([.$K84]+[.$L84];&quot;YYYY-MM-DDTHH:MM:SS&quot;)))" office:value-type="string" office:string-value="2023-04-28T05:57:00" calcext:value-type="string">
            <text:p>2023-04-28T05:57:00</text:p>
          </table:table-cell>
          <table:table-cell table:style-name="ce29" table:formula="of:=IF(ISBLANK([.$M84]);&quot;&quot;;IF(ISBLANK([.$N84]);TEXT([.$M84];&quot;YYYY-MM-DD&quot;);TEXT([.$M84]+[.$N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1" calcext:value-type="date">
            <text:p>2023-05-01</text:p>
          </table:table-cell>
          <table:table-cell table:style-name="ce46" table:formula="of:=TEXT([.$A85];&quot;YYYY&quot;)" office:value-type="string" office:string-value="2023" calcext:value-type="string">
            <text:p>2023</text:p>
          </table:table-cell>
          <table:table-cell table:style-name="ce46" table:formula="of:=[.$A85]-DATE(YEAR([.$A85]);1;0)" office:value-type="float" office:value="121" calcext:value-type="float">
            <text:p>121</text:p>
          </table:table-cell>
          <table:table-cell table:style-name="ce46" table:formula="of:=TEXT([.$A85];&quot;MMM&quot;)" office:value-type="string" office:string-value="May" calcext:value-type="string">
            <text:p>May</text:p>
          </table:table-cell>
          <table:table-cell table:style-name="ce46" table:formula="of:=DAY([.A85])" office:value-type="float" office:value="1" calcext:value-type="float">
            <text:p>1</text:p>
          </table:table-cell>
          <table:table-cell table:style-name="ce46" table:formula="of:=TEXT([.$A85];&quot;DDD&quot;)" office:value-type="string" office:string-value="Mon" calcext:value-type="string">
            <text:p>Mon</text:p>
          </table:table-cell>
          <table:table-cell table:style-name="ce51" table:formula="of:=AND(DATE(YEAR([.$A85]);3;1)-WEEKDAY(DATE(YEAR([.$A85]);3;1)-1)+14&lt;=[.$A85];[.$A85]&lt;DATE(YEAR([.$A85]);11;1)-WEEKDAY(DATE(YEAR([.$A85]);11;1)-1)+7)" office:value-type="boolean" office:boolean-value="true" calcext:value-type="boolean">
            <text:p>TRUE</text:p>
          </table:table-cell>
          <table:table-cell table:style-name="ce23" table:formula="of:=VLOOKUP([.$C85];[$Sun.$A$1:$Sun.$C$367];2)-IF([.$G85];0;TIME(1;0;0))" office:value-type="time" office:time-value="PT05H53M00S" calcext:value-type="time">
            <text:p>5:53:00</text:p>
          </table:table-cell>
          <table:table-cell table:style-name="ce23" table:formula="of:=VLOOKUP([.$C85];[$Sun.$A$1:$Sun.$C$367];3)-IF([.$G85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5]" office:value-type="date" office:date-value="2023-05-01" calcext:value-type="date">
            <text:p>2023-05-01</text:p>
          </table:table-cell>
          <table:table-cell table:style-name="ce23" table:formula="of:=[.$H85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5]);ISBLANK([.$P85]));&quot;None&quot;;CONCATENATE([.$O85];[.$P85];&quot;&quot;))" office:value-type="string" office:string-value="Walkx" calcext:value-type="string">
            <text:p>Walkx</text:p>
          </table:table-cell>
          <table:table-cell table:style-name="ce46" table:formula="of:=CONCATENATE(IF([.$P85]=&quot;t&quot;;&quot;[TBD: &quot;;&quot;&quot;);IF(ISBLANK([.$J85]);&quot;&quot;;[.$J85]); IF([.$P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5]);&quot;&quot;;IF(ISBLANK([.$L85]);TEXT([.$K85];&quot;YYYY-MM-DD&quot;);TEXT([.$K85]+[.$L85];&quot;YYYY-MM-DDTHH:MM:SS&quot;)))" office:value-type="string" office:string-value="2023-05-01T05:53:00" calcext:value-type="string">
            <text:p>2023-05-01T05:53:00</text:p>
          </table:table-cell>
          <table:table-cell table:style-name="ce29" table:formula="of:=IF(ISBLANK([.$M85]);&quot;&quot;;IF(ISBLANK([.$N85]);TEXT([.$M85];&quot;YYYY-MM-DD&quot;);TEXT([.$M85]+[.$N8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2" calcext:value-type="date">
            <text:p>2023-05-02</text:p>
          </table:table-cell>
          <table:table-cell table:style-name="ce46" table:formula="of:=TEXT([.$A86];&quot;YYYY&quot;)" office:value-type="string" office:string-value="2023" calcext:value-type="string">
            <text:p>2023</text:p>
          </table:table-cell>
          <table:table-cell table:style-name="ce46" table:formula="of:=[.$A86]-DATE(YEAR([.$A86]);1;0)" office:value-type="float" office:value="122" calcext:value-type="float">
            <text:p>122</text:p>
          </table:table-cell>
          <table:table-cell table:style-name="ce46" table:formula="of:=TEXT([.$A86];&quot;MMM&quot;)" office:value-type="string" office:string-value="May" calcext:value-type="string">
            <text:p>May</text:p>
          </table:table-cell>
          <table:table-cell table:style-name="ce46" table:formula="of:=DAY([.A86])" office:value-type="float" office:value="2" calcext:value-type="float">
            <text:p>2</text:p>
          </table:table-cell>
          <table:table-cell table:style-name="ce46" table:formula="of:=TEXT([.$A86];&quot;DDD&quot;)" office:value-type="string" office:string-value="Tue" calcext:value-type="string">
            <text:p>Tue</text:p>
          </table:table-cell>
          <table:table-cell table:style-name="ce51" table:formula="of:=AND(DATE(YEAR([.$A86]);3;1)-WEEKDAY(DATE(YEAR([.$A86]);3;1)-1)+14&lt;=[.$A86];[.$A86]&lt;DATE(YEAR([.$A86]);11;1)-WEEKDAY(DATE(YEAR([.$A86]);11;1)-1)+7)" office:value-type="boolean" office:boolean-value="true" calcext:value-type="boolean">
            <text:p>TRUE</text:p>
          </table:table-cell>
          <table:table-cell table:style-name="ce23" table:formula="of:=VLOOKUP([.$C86];[$Sun.$A$1:$Sun.$C$367];2)-IF([.$G86];0;TIME(1;0;0))" office:value-type="time" office:time-value="PT05H52M00S" calcext:value-type="time">
            <text:p>5:52:00</text:p>
          </table:table-cell>
          <table:table-cell table:style-name="ce23" table:formula="of:=VLOOKUP([.$C86];[$Sun.$A$1:$Sun.$C$367];3)-IF([.$G86];0;TIME(1;0;0))" office:value-type="time" office:time-value="PT19H53M00S" calcext:value-type="time">
            <text:p>19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6]" office:value-type="date" office:date-value="2023-05-02" calcext:value-type="date">
            <text:p>2023-05-02</text:p>
          </table:table-cell>
          <table:table-cell table:style-name="ce23" table:formula="of:=[.$H86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6]);ISBLANK([.$P86]));&quot;None&quot;;CONCATENATE([.$O86];[.$P86];&quot;&quot;))" office:value-type="string" office:string-value="Walkx" calcext:value-type="string">
            <text:p>Walkx</text:p>
          </table:table-cell>
          <table:table-cell table:style-name="ce46" table:formula="of:=CONCATENATE(IF([.$P86]=&quot;t&quot;;&quot;[TBD: &quot;;&quot;&quot;);IF(ISBLANK([.$J86]);&quot;&quot;;[.$J86]); IF([.$P8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6]);&quot;&quot;;IF(ISBLANK([.$L86]);TEXT([.$K86];&quot;YYYY-MM-DD&quot;);TEXT([.$K86]+[.$L86];&quot;YYYY-MM-DDTHH:MM:SS&quot;)))" office:value-type="string" office:string-value="2023-05-02T05:52:00" calcext:value-type="string">
            <text:p>2023-05-02T05:52:00</text:p>
          </table:table-cell>
          <table:table-cell table:style-name="ce29" table:formula="of:=IF(ISBLANK([.$M86]);&quot;&quot;;IF(ISBLANK([.$N86]);TEXT([.$M86];&quot;YYYY-MM-DD&quot;);TEXT([.$M86]+[.$N8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3" calcext:value-type="date">
            <text:p>2023-05-03</text:p>
          </table:table-cell>
          <table:table-cell table:style-name="ce46" table:formula="of:=TEXT([.$A87];&quot;YYYY&quot;)" office:value-type="string" office:string-value="2023" calcext:value-type="string">
            <text:p>2023</text:p>
          </table:table-cell>
          <table:table-cell table:style-name="ce46" table:formula="of:=[.$A87]-DATE(YEAR([.$A87]);1;0)" office:value-type="float" office:value="123" calcext:value-type="float">
            <text:p>123</text:p>
          </table:table-cell>
          <table:table-cell table:style-name="ce46" table:formula="of:=TEXT([.$A87];&quot;MMM&quot;)" office:value-type="string" office:string-value="May" calcext:value-type="string">
            <text:p>May</text:p>
          </table:table-cell>
          <table:table-cell table:style-name="ce46" table:formula="of:=DAY([.A87])" office:value-type="float" office:value="3" calcext:value-type="float">
            <text:p>3</text:p>
          </table:table-cell>
          <table:table-cell table:style-name="ce46" table:formula="of:=TEXT([.$A87];&quot;DDD&quot;)" office:value-type="string" office:string-value="Wed" calcext:value-type="string">
            <text:p>Wed</text:p>
          </table:table-cell>
          <table:table-cell table:style-name="ce51" table:formula="of:=AND(DATE(YEAR([.$A87]);3;1)-WEEKDAY(DATE(YEAR([.$A87]);3;1)-1)+14&lt;=[.$A87];[.$A87]&lt;DATE(YEAR([.$A87]);11;1)-WEEKDAY(DATE(YEAR([.$A87]);11;1)-1)+7)" office:value-type="boolean" office:boolean-value="true" calcext:value-type="boolean">
            <text:p>TRUE</text:p>
          </table:table-cell>
          <table:table-cell table:style-name="ce23" table:formula="of:=VLOOKUP([.$C87];[$Sun.$A$1:$Sun.$C$367];2)-IF([.$G87];0;TIME(1;0;0))" office:value-type="time" office:time-value="PT05H51M00S" calcext:value-type="time">
            <text:p>5:51:00</text:p>
          </table:table-cell>
          <table:table-cell table:style-name="ce23" table:formula="of:=VLOOKUP([.$C87];[$Sun.$A$1:$Sun.$C$367];3)-IF([.$G87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7]" office:value-type="date" office:date-value="2023-05-03" calcext:value-type="date">
            <text:p>2023-05-03</text:p>
          </table:table-cell>
          <table:table-cell table:style-name="ce23" table:formula="of:=[.$H87]" office:value-type="time" office:time-value="PT05H51M00S" calcext:value-type="time">
            <text:p>5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7]);ISBLANK([.$P87]));&quot;None&quot;;CONCATENATE([.$O87];[.$P87];&quot;&quot;))" office:value-type="string" office:string-value="Walkx" calcext:value-type="string">
            <text:p>Walkx</text:p>
          </table:table-cell>
          <table:table-cell table:style-name="ce46" table:formula="of:=CONCATENATE(IF([.$P87]=&quot;t&quot;;&quot;[TBD: &quot;;&quot;&quot;);IF(ISBLANK([.$J87]);&quot;&quot;;[.$J87]); IF([.$P8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7]);&quot;&quot;;IF(ISBLANK([.$L87]);TEXT([.$K87];&quot;YYYY-MM-DD&quot;);TEXT([.$K87]+[.$L87];&quot;YYYY-MM-DDTHH:MM:SS&quot;)))" office:value-type="string" office:string-value="2023-05-03T05:51:00" calcext:value-type="string">
            <text:p>2023-05-03T05:51:00</text:p>
          </table:table-cell>
          <table:table-cell table:style-name="ce29" table:formula="of:=IF(ISBLANK([.$M87]);&quot;&quot;;IF(ISBLANK([.$N87]);TEXT([.$M87];&quot;YYYY-MM-DD&quot;);TEXT([.$M87]+[.$N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4" calcext:value-type="date">
            <text:p>2023-05-04</text:p>
          </table:table-cell>
          <table:table-cell table:style-name="ce46" table:formula="of:=TEXT([.$A88];&quot;YYYY&quot;)" office:value-type="string" office:string-value="2023" calcext:value-type="string">
            <text:p>2023</text:p>
          </table:table-cell>
          <table:table-cell table:style-name="ce46" table:formula="of:=[.$A88]-DATE(YEAR([.$A88]);1;0)" office:value-type="float" office:value="124" calcext:value-type="float">
            <text:p>124</text:p>
          </table:table-cell>
          <table:table-cell table:style-name="ce46" table:formula="of:=TEXT([.$A88];&quot;MMM&quot;)" office:value-type="string" office:string-value="May" calcext:value-type="string">
            <text:p>May</text:p>
          </table:table-cell>
          <table:table-cell table:style-name="ce46" table:formula="of:=DAY([.A88])" office:value-type="float" office:value="4" calcext:value-type="float">
            <text:p>4</text:p>
          </table:table-cell>
          <table:table-cell table:style-name="ce46" table:formula="of:=TEXT([.$A88];&quot;DDD&quot;)" office:value-type="string" office:string-value="Thu" calcext:value-type="string">
            <text:p>Thu</text:p>
          </table:table-cell>
          <table:table-cell table:style-name="ce51" table:formula="of:=AND(DATE(YEAR([.$A88]);3;1)-WEEKDAY(DATE(YEAR([.$A88]);3;1)-1)+14&lt;=[.$A88];[.$A88]&lt;DATE(YEAR([.$A88]);11;1)-WEEKDAY(DATE(YEAR([.$A88]);11;1)-1)+7)" office:value-type="boolean" office:boolean-value="true" calcext:value-type="boolean">
            <text:p>TRUE</text:p>
          </table:table-cell>
          <table:table-cell table:style-name="ce23" table:formula="of:=VLOOKUP([.$C88];[$Sun.$A$1:$Sun.$C$367];2)-IF([.$G88];0;TIME(1;0;0))" office:value-type="time" office:time-value="PT05H50M00S" calcext:value-type="time">
            <text:p>5:50:00</text:p>
          </table:table-cell>
          <table:table-cell table:style-name="ce23" table:formula="of:=VLOOKUP([.$C88];[$Sun.$A$1:$Sun.$C$367];3)-IF([.$G88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8]" office:value-type="date" office:date-value="2023-05-04" calcext:value-type="date">
            <text:p>2023-05-04</text:p>
          </table:table-cell>
          <table:table-cell table:style-name="ce23" table:formula="of:=[.$H88]" office:value-type="time" office:time-value="PT05H50M00S" calcext:value-type="time">
            <text:p>5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8]);ISBLANK([.$P88]));&quot;None&quot;;CONCATENATE([.$O88];[.$P88];&quot;&quot;))" office:value-type="string" office:string-value="Walkx" calcext:value-type="string">
            <text:p>Walkx</text:p>
          </table:table-cell>
          <table:table-cell table:style-name="ce46" table:formula="of:=CONCATENATE(IF([.$P88]=&quot;t&quot;;&quot;[TBD: &quot;;&quot;&quot;);IF(ISBLANK([.$J88]);&quot;&quot;;[.$J88]); IF([.$P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8]);&quot;&quot;;IF(ISBLANK([.$L88]);TEXT([.$K88];&quot;YYYY-MM-DD&quot;);TEXT([.$K88]+[.$L88];&quot;YYYY-MM-DDTHH:MM:SS&quot;)))" office:value-type="string" office:string-value="2023-05-04T05:50:00" calcext:value-type="string">
            <text:p>2023-05-04T05:50:00</text:p>
          </table:table-cell>
          <table:table-cell table:style-name="ce29" table:formula="of:=IF(ISBLANK([.$M88]);&quot;&quot;;IF(ISBLANK([.$N88]);TEXT([.$M88];&quot;YYYY-MM-DD&quot;);TEXT([.$M88]+[.$N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5" calcext:value-type="date">
            <text:p>2023-05-05</text:p>
          </table:table-cell>
          <table:table-cell table:style-name="ce46" table:formula="of:=TEXT([.$A89];&quot;YYYY&quot;)" office:value-type="string" office:string-value="2023" calcext:value-type="string">
            <text:p>2023</text:p>
          </table:table-cell>
          <table:table-cell table:style-name="ce46" table:formula="of:=[.$A89]-DATE(YEAR([.$A89]);1;0)" office:value-type="float" office:value="125" calcext:value-type="float">
            <text:p>125</text:p>
          </table:table-cell>
          <table:table-cell table:style-name="ce46" table:formula="of:=TEXT([.$A89];&quot;MMM&quot;)" office:value-type="string" office:string-value="May" calcext:value-type="string">
            <text:p>May</text:p>
          </table:table-cell>
          <table:table-cell table:style-name="ce46" table:formula="of:=DAY([.A89])" office:value-type="float" office:value="5" calcext:value-type="float">
            <text:p>5</text:p>
          </table:table-cell>
          <table:table-cell table:style-name="ce46" table:formula="of:=TEXT([.$A89];&quot;DDD&quot;)" office:value-type="string" office:string-value="Fri" calcext:value-type="string">
            <text:p>Fri</text:p>
          </table:table-cell>
          <table:table-cell table:style-name="ce51" table:formula="of:=AND(DATE(YEAR([.$A89]);3;1)-WEEKDAY(DATE(YEAR([.$A89]);3;1)-1)+14&lt;=[.$A89];[.$A89]&lt;DATE(YEAR([.$A89]);11;1)-WEEKDAY(DATE(YEAR([.$A89]);11;1)-1)+7)" office:value-type="boolean" office:boolean-value="true" calcext:value-type="boolean">
            <text:p>TRUE</text:p>
          </table:table-cell>
          <table:table-cell table:style-name="ce23" table:formula="of:=VLOOKUP([.$C89];[$Sun.$A$1:$Sun.$C$367];2)-IF([.$G89];0;TIME(1;0;0))" office:value-type="time" office:time-value="PT05H49M00S" calcext:value-type="time">
            <text:p>5:49:00</text:p>
          </table:table-cell>
          <table:table-cell table:style-name="ce23" table:formula="of:=VLOOKUP([.$C89];[$Sun.$A$1:$Sun.$C$367];3)-IF([.$G89];0;TIME(1;0;0))" office:value-type="time" office:time-value="PT19H56M00S" calcext:value-type="time">
            <text:p>19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89]" office:value-type="date" office:date-value="2023-05-05" calcext:value-type="date">
            <text:p>2023-05-05</text:p>
          </table:table-cell>
          <table:table-cell table:style-name="ce23" table:formula="of:=[.$H89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89]);ISBLANK([.$P89]));&quot;None&quot;;CONCATENATE([.$O89];[.$P89];&quot;&quot;))" office:value-type="string" office:string-value="Walkx" calcext:value-type="string">
            <text:p>Walkx</text:p>
          </table:table-cell>
          <table:table-cell table:style-name="ce46" table:formula="of:=CONCATENATE(IF([.$P89]=&quot;t&quot;;&quot;[TBD: &quot;;&quot;&quot;);IF(ISBLANK([.$J89]);&quot;&quot;;[.$J89]); IF([.$P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89]);&quot;&quot;;IF(ISBLANK([.$L89]);TEXT([.$K89];&quot;YYYY-MM-DD&quot;);TEXT([.$K89]+[.$L89];&quot;YYYY-MM-DDTHH:MM:SS&quot;)))" office:value-type="string" office:string-value="2023-05-05T05:49:00" calcext:value-type="string">
            <text:p>2023-05-05T05:49:00</text:p>
          </table:table-cell>
          <table:table-cell table:style-name="ce29" table:formula="of:=IF(ISBLANK([.$M89]);&quot;&quot;;IF(ISBLANK([.$N89]);TEXT([.$M89];&quot;YYYY-MM-DD&quot;);TEXT([.$M89]+[.$N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8" calcext:value-type="date">
            <text:p>2023-05-08</text:p>
          </table:table-cell>
          <table:table-cell table:style-name="ce46" table:formula="of:=TEXT([.$A90];&quot;YYYY&quot;)" office:value-type="string" office:string-value="2023" calcext:value-type="string">
            <text:p>2023</text:p>
          </table:table-cell>
          <table:table-cell table:style-name="ce46" table:formula="of:=[.$A90]-DATE(YEAR([.$A90]);1;0)" office:value-type="float" office:value="128" calcext:value-type="float">
            <text:p>128</text:p>
          </table:table-cell>
          <table:table-cell table:style-name="ce46" table:formula="of:=TEXT([.$A90];&quot;MMM&quot;)" office:value-type="string" office:string-value="May" calcext:value-type="string">
            <text:p>May</text:p>
          </table:table-cell>
          <table:table-cell table:style-name="ce46" table:formula="of:=DAY([.A90])" office:value-type="float" office:value="8" calcext:value-type="float">
            <text:p>8</text:p>
          </table:table-cell>
          <table:table-cell table:style-name="ce46" table:formula="of:=TEXT([.$A90];&quot;DDD&quot;)" office:value-type="string" office:string-value="Mon" calcext:value-type="string">
            <text:p>Mon</text:p>
          </table:table-cell>
          <table:table-cell table:style-name="ce51" table:formula="of:=AND(DATE(YEAR([.$A90]);3;1)-WEEKDAY(DATE(YEAR([.$A90]);3;1)-1)+14&lt;=[.$A90];[.$A90]&lt;DATE(YEAR([.$A90]);11;1)-WEEKDAY(DATE(YEAR([.$A90]);11;1)-1)+7)" office:value-type="boolean" office:boolean-value="true" calcext:value-type="boolean">
            <text:p>TRUE</text:p>
          </table:table-cell>
          <table:table-cell table:style-name="ce23" table:formula="of:=VLOOKUP([.$C90];[$Sun.$A$1:$Sun.$C$367];2)-IF([.$G90];0;TIME(1;0;0))" office:value-type="time" office:time-value="PT05H45M00S" calcext:value-type="time">
            <text:p>5:45:00</text:p>
          </table:table-cell>
          <table:table-cell table:style-name="ce23" table:formula="of:=VLOOKUP([.$C90];[$Sun.$A$1:$Sun.$C$367];3)-IF([.$G90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0]" office:value-type="date" office:date-value="2023-05-08" calcext:value-type="date">
            <text:p>2023-05-08</text:p>
          </table:table-cell>
          <table:table-cell table:style-name="ce23" table:formula="of:=[.$H90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0]);ISBLANK([.$P90]));&quot;None&quot;;CONCATENATE([.$O90];[.$P90];&quot;&quot;))" office:value-type="string" office:string-value="Walkx" calcext:value-type="string">
            <text:p>Walkx</text:p>
          </table:table-cell>
          <table:table-cell table:style-name="ce46" table:formula="of:=CONCATENATE(IF([.$P90]=&quot;t&quot;;&quot;[TBD: &quot;;&quot;&quot;);IF(ISBLANK([.$J90]);&quot;&quot;;[.$J90]); IF([.$P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0]);&quot;&quot;;IF(ISBLANK([.$L90]);TEXT([.$K90];&quot;YYYY-MM-DD&quot;);TEXT([.$K90]+[.$L90];&quot;YYYY-MM-DDTHH:MM:SS&quot;)))" office:value-type="string" office:string-value="2023-05-08T05:45:00" calcext:value-type="string">
            <text:p>2023-05-08T05:45:00</text:p>
          </table:table-cell>
          <table:table-cell table:style-name="ce29" table:formula="of:=IF(ISBLANK([.$M90]);&quot;&quot;;IF(ISBLANK([.$N90]);TEXT([.$M90];&quot;YYYY-MM-DD&quot;);TEXT([.$M90]+[.$N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09" calcext:value-type="date">
            <text:p>2023-05-09</text:p>
          </table:table-cell>
          <table:table-cell table:style-name="ce46" table:formula="of:=TEXT([.$A91];&quot;YYYY&quot;)" office:value-type="string" office:string-value="2023" calcext:value-type="string">
            <text:p>2023</text:p>
          </table:table-cell>
          <table:table-cell table:style-name="ce46" table:formula="of:=[.$A91]-DATE(YEAR([.$A91]);1;0)" office:value-type="float" office:value="129" calcext:value-type="float">
            <text:p>129</text:p>
          </table:table-cell>
          <table:table-cell table:style-name="ce46" table:formula="of:=TEXT([.$A91];&quot;MMM&quot;)" office:value-type="string" office:string-value="May" calcext:value-type="string">
            <text:p>May</text:p>
          </table:table-cell>
          <table:table-cell table:style-name="ce46" table:formula="of:=DAY([.A91])" office:value-type="float" office:value="9" calcext:value-type="float">
            <text:p>9</text:p>
          </table:table-cell>
          <table:table-cell table:style-name="ce46" table:formula="of:=TEXT([.$A91];&quot;DDD&quot;)" office:value-type="string" office:string-value="Tue" calcext:value-type="string">
            <text:p>Tue</text:p>
          </table:table-cell>
          <table:table-cell table:style-name="ce51" table:formula="of:=AND(DATE(YEAR([.$A91]);3;1)-WEEKDAY(DATE(YEAR([.$A91]);3;1)-1)+14&lt;=[.$A91];[.$A91]&lt;DATE(YEAR([.$A91]);11;1)-WEEKDAY(DATE(YEAR([.$A91]);11;1)-1)+7)" office:value-type="boolean" office:boolean-value="true" calcext:value-type="boolean">
            <text:p>TRUE</text:p>
          </table:table-cell>
          <table:table-cell table:style-name="ce23" table:formula="of:=VLOOKUP([.$C91];[$Sun.$A$1:$Sun.$C$367];2)-IF([.$G91];0;TIME(1;0;0))" office:value-type="time" office:time-value="PT05H44M00S" calcext:value-type="time">
            <text:p>5:44:00</text:p>
          </table:table-cell>
          <table:table-cell table:style-name="ce23" table:formula="of:=VLOOKUP([.$C91];[$Sun.$A$1:$Sun.$C$367];3)-IF([.$G91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1]" office:value-type="date" office:date-value="2023-05-09" calcext:value-type="date">
            <text:p>2023-05-09</text:p>
          </table:table-cell>
          <table:table-cell table:style-name="ce23" table:formula="of:=[.$H91]" office:value-type="time" office:time-value="PT05H44M00S" calcext:value-type="time">
            <text:p>5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1]);ISBLANK([.$P91]));&quot;None&quot;;CONCATENATE([.$O91];[.$P91];&quot;&quot;))" office:value-type="string" office:string-value="Walkx" calcext:value-type="string">
            <text:p>Walkx</text:p>
          </table:table-cell>
          <table:table-cell table:style-name="ce46" table:formula="of:=CONCATENATE(IF([.$P91]=&quot;t&quot;;&quot;[TBD: &quot;;&quot;&quot;);IF(ISBLANK([.$J91]);&quot;&quot;;[.$J91]); IF([.$P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1]);&quot;&quot;;IF(ISBLANK([.$L91]);TEXT([.$K91];&quot;YYYY-MM-DD&quot;);TEXT([.$K91]+[.$L91];&quot;YYYY-MM-DDTHH:MM:SS&quot;)))" office:value-type="string" office:string-value="2023-05-09T05:44:00" calcext:value-type="string">
            <text:p>2023-05-09T05:44:00</text:p>
          </table:table-cell>
          <table:table-cell table:style-name="ce29" table:formula="of:=IF(ISBLANK([.$M91]);&quot;&quot;;IF(ISBLANK([.$N91]);TEXT([.$M91];&quot;YYYY-MM-DD&quot;);TEXT([.$M91]+[.$N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0" calcext:value-type="date">
            <text:p>2023-05-10</text:p>
          </table:table-cell>
          <table:table-cell table:style-name="ce46" table:formula="of:=TEXT([.$A92];&quot;YYYY&quot;)" office:value-type="string" office:string-value="2023" calcext:value-type="string">
            <text:p>2023</text:p>
          </table:table-cell>
          <table:table-cell table:style-name="ce46" table:formula="of:=[.$A92]-DATE(YEAR([.$A92]);1;0)" office:value-type="float" office:value="130" calcext:value-type="float">
            <text:p>130</text:p>
          </table:table-cell>
          <table:table-cell table:style-name="ce46" table:formula="of:=TEXT([.$A92];&quot;MMM&quot;)" office:value-type="string" office:string-value="May" calcext:value-type="string">
            <text:p>May</text:p>
          </table:table-cell>
          <table:table-cell table:style-name="ce46" table:formula="of:=DAY([.A92])" office:value-type="float" office:value="10" calcext:value-type="float">
            <text:p>10</text:p>
          </table:table-cell>
          <table:table-cell table:style-name="ce46" table:formula="of:=TEXT([.$A92];&quot;DDD&quot;)" office:value-type="string" office:string-value="Wed" calcext:value-type="string">
            <text:p>Wed</text:p>
          </table:table-cell>
          <table:table-cell table:style-name="ce51" table:formula="of:=AND(DATE(YEAR([.$A92]);3;1)-WEEKDAY(DATE(YEAR([.$A92]);3;1)-1)+14&lt;=[.$A92];[.$A92]&lt;DATE(YEAR([.$A92]);11;1)-WEEKDAY(DATE(YEAR([.$A92]);11;1)-1)+7)" office:value-type="boolean" office:boolean-value="true" calcext:value-type="boolean">
            <text:p>TRUE</text:p>
          </table:table-cell>
          <table:table-cell table:style-name="ce23" table:formula="of:=VLOOKUP([.$C92];[$Sun.$A$1:$Sun.$C$367];2)-IF([.$G92];0;TIME(1;0;0))" office:value-type="time" office:time-value="PT05H43M00S" calcext:value-type="time">
            <text:p>5:43:00</text:p>
          </table:table-cell>
          <table:table-cell table:style-name="ce23" table:formula="of:=VLOOKUP([.$C92];[$Sun.$A$1:$Sun.$C$367];3)-IF([.$G92];0;TIME(1;0;0))" office:value-type="time" office:time-value="PT20H01M00S" calcext:value-type="time">
            <text:p>20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2]" office:value-type="date" office:date-value="2023-05-10" calcext:value-type="date">
            <text:p>2023-05-10</text:p>
          </table:table-cell>
          <table:table-cell table:style-name="ce23" table:formula="of:=[.$H92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2]);ISBLANK([.$P92]));&quot;None&quot;;CONCATENATE([.$O92];[.$P92];&quot;&quot;))" office:value-type="string" office:string-value="Walkx" calcext:value-type="string">
            <text:p>Walkx</text:p>
          </table:table-cell>
          <table:table-cell table:style-name="ce46" table:formula="of:=CONCATENATE(IF([.$P92]=&quot;t&quot;;&quot;[TBD: &quot;;&quot;&quot;);IF(ISBLANK([.$J92]);&quot;&quot;;[.$J92]); IF([.$P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2]);&quot;&quot;;IF(ISBLANK([.$L92]);TEXT([.$K92];&quot;YYYY-MM-DD&quot;);TEXT([.$K92]+[.$L92];&quot;YYYY-MM-DDTHH:MM:SS&quot;)))" office:value-type="string" office:string-value="2023-05-10T05:43:00" calcext:value-type="string">
            <text:p>2023-05-10T05:43:00</text:p>
          </table:table-cell>
          <table:table-cell table:style-name="ce29" table:formula="of:=IF(ISBLANK([.$M92]);&quot;&quot;;IF(ISBLANK([.$N92]);TEXT([.$M92];&quot;YYYY-MM-DD&quot;);TEXT([.$M92]+[.$N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1" calcext:value-type="date">
            <text:p>2023-05-11</text:p>
          </table:table-cell>
          <table:table-cell table:style-name="ce46" table:formula="of:=TEXT([.$A93];&quot;YYYY&quot;)" office:value-type="string" office:string-value="2023" calcext:value-type="string">
            <text:p>2023</text:p>
          </table:table-cell>
          <table:table-cell table:style-name="ce46" table:formula="of:=[.$A93]-DATE(YEAR([.$A93]);1;0)" office:value-type="float" office:value="131" calcext:value-type="float">
            <text:p>131</text:p>
          </table:table-cell>
          <table:table-cell table:style-name="ce46" table:formula="of:=TEXT([.$A93];&quot;MMM&quot;)" office:value-type="string" office:string-value="May" calcext:value-type="string">
            <text:p>May</text:p>
          </table:table-cell>
          <table:table-cell table:style-name="ce46" table:formula="of:=DAY([.A93])" office:value-type="float" office:value="11" calcext:value-type="float">
            <text:p>11</text:p>
          </table:table-cell>
          <table:table-cell table:style-name="ce46" table:formula="of:=TEXT([.$A93];&quot;DDD&quot;)" office:value-type="string" office:string-value="Thu" calcext:value-type="string">
            <text:p>Thu</text:p>
          </table:table-cell>
          <table:table-cell table:style-name="ce51" table:formula="of:=AND(DATE(YEAR([.$A93]);3;1)-WEEKDAY(DATE(YEAR([.$A93]);3;1)-1)+14&lt;=[.$A93];[.$A93]&lt;DATE(YEAR([.$A93]);11;1)-WEEKDAY(DATE(YEAR([.$A93]);11;1)-1)+7)" office:value-type="boolean" office:boolean-value="true" calcext:value-type="boolean">
            <text:p>TRUE</text:p>
          </table:table-cell>
          <table:table-cell table:style-name="ce23" table:formula="of:=VLOOKUP([.$C93];[$Sun.$A$1:$Sun.$C$367];2)-IF([.$G93];0;TIME(1;0;0))" office:value-type="time" office:time-value="PT05H42M00S" calcext:value-type="time">
            <text:p>5:42:00</text:p>
          </table:table-cell>
          <table:table-cell table:style-name="ce23" table:formula="of:=VLOOKUP([.$C93];[$Sun.$A$1:$Sun.$C$367];3)-IF([.$G93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3]" office:value-type="date" office:date-value="2023-05-11" calcext:value-type="date">
            <text:p>2023-05-11</text:p>
          </table:table-cell>
          <table:table-cell table:style-name="ce23" table:formula="of:=[.$H93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3]);ISBLANK([.$P93]));&quot;None&quot;;CONCATENATE([.$O93];[.$P93];&quot;&quot;))" office:value-type="string" office:string-value="Walkx" calcext:value-type="string">
            <text:p>Walkx</text:p>
          </table:table-cell>
          <table:table-cell table:style-name="ce46" table:formula="of:=CONCATENATE(IF([.$P93]=&quot;t&quot;;&quot;[TBD: &quot;;&quot;&quot;);IF(ISBLANK([.$J93]);&quot;&quot;;[.$J93]); IF([.$P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3]);&quot;&quot;;IF(ISBLANK([.$L93]);TEXT([.$K93];&quot;YYYY-MM-DD&quot;);TEXT([.$K93]+[.$L93];&quot;YYYY-MM-DDTHH:MM:SS&quot;)))" office:value-type="string" office:string-value="2023-05-11T05:42:00" calcext:value-type="string">
            <text:p>2023-05-11T05:42:00</text:p>
          </table:table-cell>
          <table:table-cell table:style-name="ce29" table:formula="of:=IF(ISBLANK([.$M93]);&quot;&quot;;IF(ISBLANK([.$N93]);TEXT([.$M93];&quot;YYYY-MM-DD&quot;);TEXT([.$M93]+[.$N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2" calcext:value-type="date">
            <text:p>2023-05-12</text:p>
          </table:table-cell>
          <table:table-cell table:style-name="ce46" table:formula="of:=TEXT([.$A94];&quot;YYYY&quot;)" office:value-type="string" office:string-value="2023" calcext:value-type="string">
            <text:p>2023</text:p>
          </table:table-cell>
          <table:table-cell table:style-name="ce46" table:formula="of:=[.$A94]-DATE(YEAR([.$A94]);1;0)" office:value-type="float" office:value="132" calcext:value-type="float">
            <text:p>132</text:p>
          </table:table-cell>
          <table:table-cell table:style-name="ce46" table:formula="of:=TEXT([.$A94];&quot;MMM&quot;)" office:value-type="string" office:string-value="May" calcext:value-type="string">
            <text:p>May</text:p>
          </table:table-cell>
          <table:table-cell table:style-name="ce46" table:formula="of:=DAY([.A94])" office:value-type="float" office:value="12" calcext:value-type="float">
            <text:p>12</text:p>
          </table:table-cell>
          <table:table-cell table:style-name="ce46" table:formula="of:=TEXT([.$A94];&quot;DDD&quot;)" office:value-type="string" office:string-value="Fri" calcext:value-type="string">
            <text:p>Fri</text:p>
          </table:table-cell>
          <table:table-cell table:style-name="ce51" table:formula="of:=AND(DATE(YEAR([.$A94]);3;1)-WEEKDAY(DATE(YEAR([.$A94]);3;1)-1)+14&lt;=[.$A94];[.$A94]&lt;DATE(YEAR([.$A94]);11;1)-WEEKDAY(DATE(YEAR([.$A94]);11;1)-1)+7)" office:value-type="boolean" office:boolean-value="true" calcext:value-type="boolean">
            <text:p>TRUE</text:p>
          </table:table-cell>
          <table:table-cell table:style-name="ce23" table:formula="of:=VLOOKUP([.$C94];[$Sun.$A$1:$Sun.$C$367];2)-IF([.$G94];0;TIME(1;0;0))" office:value-type="time" office:time-value="PT05H41M00S" calcext:value-type="time">
            <text:p>5:41:00</text:p>
          </table:table-cell>
          <table:table-cell table:style-name="ce23" table:formula="of:=VLOOKUP([.$C94];[$Sun.$A$1:$Sun.$C$367];3)-IF([.$G94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4]" office:value-type="date" office:date-value="2023-05-12" calcext:value-type="date">
            <text:p>2023-05-12</text:p>
          </table:table-cell>
          <table:table-cell table:style-name="ce23" table:formula="of:=[.$H94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4]);ISBLANK([.$P94]));&quot;None&quot;;CONCATENATE([.$O94];[.$P94];&quot;&quot;))" office:value-type="string" office:string-value="Walkx" calcext:value-type="string">
            <text:p>Walkx</text:p>
          </table:table-cell>
          <table:table-cell table:style-name="ce46" table:formula="of:=CONCATENATE(IF([.$P94]=&quot;t&quot;;&quot;[TBD: &quot;;&quot;&quot;);IF(ISBLANK([.$J94]);&quot;&quot;;[.$J94]); IF([.$P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4]);&quot;&quot;;IF(ISBLANK([.$L94]);TEXT([.$K94];&quot;YYYY-MM-DD&quot;);TEXT([.$K94]+[.$L94];&quot;YYYY-MM-DDTHH:MM:SS&quot;)))" office:value-type="string" office:string-value="2023-05-12T05:41:00" calcext:value-type="string">
            <text:p>2023-05-12T05:41:00</text:p>
          </table:table-cell>
          <table:table-cell table:style-name="ce29" table:formula="of:=IF(ISBLANK([.$M94]);&quot;&quot;;IF(ISBLANK([.$N94]);TEXT([.$M94];&quot;YYYY-MM-DD&quot;);TEXT([.$M94]+[.$N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5" calcext:value-type="date">
            <text:p>2023-05-15</text:p>
          </table:table-cell>
          <table:table-cell table:style-name="ce46" table:formula="of:=TEXT([.$A95];&quot;YYYY&quot;)" office:value-type="string" office:string-value="2023" calcext:value-type="string">
            <text:p>2023</text:p>
          </table:table-cell>
          <table:table-cell table:style-name="ce46" table:formula="of:=[.$A95]-DATE(YEAR([.$A95]);1;0)" office:value-type="float" office:value="135" calcext:value-type="float">
            <text:p>135</text:p>
          </table:table-cell>
          <table:table-cell table:style-name="ce46" table:formula="of:=TEXT([.$A95];&quot;MMM&quot;)" office:value-type="string" office:string-value="May" calcext:value-type="string">
            <text:p>May</text:p>
          </table:table-cell>
          <table:table-cell table:style-name="ce46" table:formula="of:=DAY([.A95])" office:value-type="float" office:value="15" calcext:value-type="float">
            <text:p>15</text:p>
          </table:table-cell>
          <table:table-cell table:style-name="ce46" table:formula="of:=TEXT([.$A95];&quot;DDD&quot;)" office:value-type="string" office:string-value="Mon" calcext:value-type="string">
            <text:p>Mon</text:p>
          </table:table-cell>
          <table:table-cell table:style-name="ce51" table:formula="of:=AND(DATE(YEAR([.$A95]);3;1)-WEEKDAY(DATE(YEAR([.$A95]);3;1)-1)+14&lt;=[.$A95];[.$A95]&lt;DATE(YEAR([.$A95]);11;1)-WEEKDAY(DATE(YEAR([.$A95]);11;1)-1)+7)" office:value-type="boolean" office:boolean-value="true" calcext:value-type="boolean">
            <text:p>TRUE</text:p>
          </table:table-cell>
          <table:table-cell table:style-name="ce23" table:formula="of:=VLOOKUP([.$C95];[$Sun.$A$1:$Sun.$C$367];2)-IF([.$G95];0;TIME(1;0;0))" office:value-type="time" office:time-value="PT05H38M00S" calcext:value-type="time">
            <text:p>5:38:00</text:p>
          </table:table-cell>
          <table:table-cell table:style-name="ce23" table:formula="of:=VLOOKUP([.$C95];[$Sun.$A$1:$Sun.$C$367];3)-IF([.$G95];0;TIME(1;0;0))" office:value-type="time" office:time-value="PT20H06M00S" calcext:value-type="time">
            <text:p>20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5]" office:value-type="date" office:date-value="2023-05-15" calcext:value-type="date">
            <text:p>2023-05-15</text:p>
          </table:table-cell>
          <table:table-cell table:style-name="ce23" table:formula="of:=[.$H95]" office:value-type="time" office:time-value="PT05H38M00S" calcext:value-type="time">
            <text:p>5:3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5]);ISBLANK([.$P95]));&quot;None&quot;;CONCATENATE([.$O95];[.$P95];&quot;&quot;))" office:value-type="string" office:string-value="Walkx" calcext:value-type="string">
            <text:p>Walkx</text:p>
          </table:table-cell>
          <table:table-cell table:style-name="ce46" table:formula="of:=CONCATENATE(IF([.$P95]=&quot;t&quot;;&quot;[TBD: &quot;;&quot;&quot;);IF(ISBLANK([.$J95]);&quot;&quot;;[.$J95]); IF([.$P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5]);&quot;&quot;;IF(ISBLANK([.$L95]);TEXT([.$K95];&quot;YYYY-MM-DD&quot;);TEXT([.$K95]+[.$L95];&quot;YYYY-MM-DDTHH:MM:SS&quot;)))" office:value-type="string" office:string-value="2023-05-15T05:38:00" calcext:value-type="string">
            <text:p>2023-05-15T05:38:00</text:p>
          </table:table-cell>
          <table:table-cell table:style-name="ce29" table:formula="of:=IF(ISBLANK([.$M95]);&quot;&quot;;IF(ISBLANK([.$N95]);TEXT([.$M95];&quot;YYYY-MM-DD&quot;);TEXT([.$M95]+[.$N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6" calcext:value-type="date">
            <text:p>2023-05-16</text:p>
          </table:table-cell>
          <table:table-cell table:style-name="ce46" table:formula="of:=TEXT([.$A96];&quot;YYYY&quot;)" office:value-type="string" office:string-value="2023" calcext:value-type="string">
            <text:p>2023</text:p>
          </table:table-cell>
          <table:table-cell table:style-name="ce46" table:formula="of:=[.$A96]-DATE(YEAR([.$A96]);1;0)" office:value-type="float" office:value="136" calcext:value-type="float">
            <text:p>136</text:p>
          </table:table-cell>
          <table:table-cell table:style-name="ce46" table:formula="of:=TEXT([.$A96];&quot;MMM&quot;)" office:value-type="string" office:string-value="May" calcext:value-type="string">
            <text:p>May</text:p>
          </table:table-cell>
          <table:table-cell table:style-name="ce46" table:formula="of:=DAY([.A96])" office:value-type="float" office:value="16" calcext:value-type="float">
            <text:p>16</text:p>
          </table:table-cell>
          <table:table-cell table:style-name="ce46" table:formula="of:=TEXT([.$A96];&quot;DDD&quot;)" office:value-type="string" office:string-value="Tue" calcext:value-type="string">
            <text:p>Tue</text:p>
          </table:table-cell>
          <table:table-cell table:style-name="ce51" table:formula="of:=AND(DATE(YEAR([.$A96]);3;1)-WEEKDAY(DATE(YEAR([.$A96]);3;1)-1)+14&lt;=[.$A96];[.$A96]&lt;DATE(YEAR([.$A96]);11;1)-WEEKDAY(DATE(YEAR([.$A96]);11;1)-1)+7)" office:value-type="boolean" office:boolean-value="true" calcext:value-type="boolean">
            <text:p>TRUE</text:p>
          </table:table-cell>
          <table:table-cell table:style-name="ce23" table:formula="of:=VLOOKUP([.$C96];[$Sun.$A$1:$Sun.$C$367];2)-IF([.$G96];0;TIME(1;0;0))" office:value-type="time" office:time-value="PT05H37M00S" calcext:value-type="time">
            <text:p>5:37:00</text:p>
          </table:table-cell>
          <table:table-cell table:style-name="ce23" table:formula="of:=VLOOKUP([.$C96];[$Sun.$A$1:$Sun.$C$367];3)-IF([.$G96];0;TIME(1;0;0))" office:value-type="time" office:time-value="PT20H07M00S" calcext:value-type="time">
            <text:p>20:0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6]" office:value-type="date" office:date-value="2023-05-16" calcext:value-type="date">
            <text:p>2023-05-16</text:p>
          </table:table-cell>
          <table:table-cell table:style-name="ce23" table:formula="of:=[.$H96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6]);ISBLANK([.$P96]));&quot;None&quot;;CONCATENATE([.$O96];[.$P96];&quot;&quot;))" office:value-type="string" office:string-value="Walkx" calcext:value-type="string">
            <text:p>Walkx</text:p>
          </table:table-cell>
          <table:table-cell table:style-name="ce46" table:formula="of:=CONCATENATE(IF([.$P96]=&quot;t&quot;;&quot;[TBD: &quot;;&quot;&quot;);IF(ISBLANK([.$J96]);&quot;&quot;;[.$J96]); IF([.$P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6]);&quot;&quot;;IF(ISBLANK([.$L96]);TEXT([.$K96];&quot;YYYY-MM-DD&quot;);TEXT([.$K96]+[.$L96];&quot;YYYY-MM-DDTHH:MM:SS&quot;)))" office:value-type="string" office:string-value="2023-05-16T05:37:00" calcext:value-type="string">
            <text:p>2023-05-16T05:37:00</text:p>
          </table:table-cell>
          <table:table-cell table:style-name="ce29" table:formula="of:=IF(ISBLANK([.$M96]);&quot;&quot;;IF(ISBLANK([.$N96]);TEXT([.$M96];&quot;YYYY-MM-DD&quot;);TEXT([.$M96]+[.$N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7" calcext:value-type="date">
            <text:p>2023-05-17</text:p>
          </table:table-cell>
          <table:table-cell table:style-name="ce46" table:formula="of:=TEXT([.$A97];&quot;YYYY&quot;)" office:value-type="string" office:string-value="2023" calcext:value-type="string">
            <text:p>2023</text:p>
          </table:table-cell>
          <table:table-cell table:style-name="ce46" table:formula="of:=[.$A97]-DATE(YEAR([.$A97]);1;0)" office:value-type="float" office:value="137" calcext:value-type="float">
            <text:p>137</text:p>
          </table:table-cell>
          <table:table-cell table:style-name="ce46" table:formula="of:=TEXT([.$A97];&quot;MMM&quot;)" office:value-type="string" office:string-value="May" calcext:value-type="string">
            <text:p>May</text:p>
          </table:table-cell>
          <table:table-cell table:style-name="ce46" table:formula="of:=DAY([.A97])" office:value-type="float" office:value="17" calcext:value-type="float">
            <text:p>17</text:p>
          </table:table-cell>
          <table:table-cell table:style-name="ce46" table:formula="of:=TEXT([.$A97];&quot;DDD&quot;)" office:value-type="string" office:string-value="Wed" calcext:value-type="string">
            <text:p>Wed</text:p>
          </table:table-cell>
          <table:table-cell table:style-name="ce51" table:formula="of:=AND(DATE(YEAR([.$A97]);3;1)-WEEKDAY(DATE(YEAR([.$A97]);3;1)-1)+14&lt;=[.$A97];[.$A97]&lt;DATE(YEAR([.$A97]);11;1)-WEEKDAY(DATE(YEAR([.$A97]);11;1)-1)+7)" office:value-type="boolean" office:boolean-value="true" calcext:value-type="boolean">
            <text:p>TRUE</text:p>
          </table:table-cell>
          <table:table-cell table:style-name="ce23" table:formula="of:=VLOOKUP([.$C97];[$Sun.$A$1:$Sun.$C$367];2)-IF([.$G97];0;TIME(1;0;0))" office:value-type="time" office:time-value="PT05H36M00S" calcext:value-type="time">
            <text:p>5:36:00</text:p>
          </table:table-cell>
          <table:table-cell table:style-name="ce23" table:formula="of:=VLOOKUP([.$C97];[$Sun.$A$1:$Sun.$C$367];3)-IF([.$G97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7]" office:value-type="date" office:date-value="2023-05-17" calcext:value-type="date">
            <text:p>2023-05-17</text:p>
          </table:table-cell>
          <table:table-cell table:style-name="ce23" table:formula="of:=[.$H97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7]);ISBLANK([.$P97]));&quot;None&quot;;CONCATENATE([.$O97];[.$P97];&quot;&quot;))" office:value-type="string" office:string-value="Walkx" calcext:value-type="string">
            <text:p>Walkx</text:p>
          </table:table-cell>
          <table:table-cell table:style-name="ce46" table:formula="of:=CONCATENATE(IF([.$P97]=&quot;t&quot;;&quot;[TBD: &quot;;&quot;&quot;);IF(ISBLANK([.$J97]);&quot;&quot;;[.$J97]); IF([.$P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7]);&quot;&quot;;IF(ISBLANK([.$L97]);TEXT([.$K97];&quot;YYYY-MM-DD&quot;);TEXT([.$K97]+[.$L97];&quot;YYYY-MM-DDTHH:MM:SS&quot;)))" office:value-type="string" office:string-value="2023-05-17T05:36:00" calcext:value-type="string">
            <text:p>2023-05-17T05:36:00</text:p>
          </table:table-cell>
          <table:table-cell table:style-name="ce29" table:formula="of:=IF(ISBLANK([.$M97]);&quot;&quot;;IF(ISBLANK([.$N97]);TEXT([.$M97];&quot;YYYY-MM-DD&quot;);TEXT([.$M97]+[.$N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8" calcext:value-type="date">
            <text:p>2023-05-18</text:p>
          </table:table-cell>
          <table:table-cell table:style-name="ce46" table:formula="of:=TEXT([.$A98];&quot;YYYY&quot;)" office:value-type="string" office:string-value="2023" calcext:value-type="string">
            <text:p>2023</text:p>
          </table:table-cell>
          <table:table-cell table:style-name="ce46" table:formula="of:=[.$A98]-DATE(YEAR([.$A98]);1;0)" office:value-type="float" office:value="138" calcext:value-type="float">
            <text:p>138</text:p>
          </table:table-cell>
          <table:table-cell table:style-name="ce46" table:formula="of:=TEXT([.$A98];&quot;MMM&quot;)" office:value-type="string" office:string-value="May" calcext:value-type="string">
            <text:p>May</text:p>
          </table:table-cell>
          <table:table-cell table:style-name="ce46" table:formula="of:=DAY([.A98])" office:value-type="float" office:value="18" calcext:value-type="float">
            <text:p>18</text:p>
          </table:table-cell>
          <table:table-cell table:style-name="ce46" table:formula="of:=TEXT([.$A98];&quot;DDD&quot;)" office:value-type="string" office:string-value="Thu" calcext:value-type="string">
            <text:p>Thu</text:p>
          </table:table-cell>
          <table:table-cell table:style-name="ce51" table:formula="of:=AND(DATE(YEAR([.$A98]);3;1)-WEEKDAY(DATE(YEAR([.$A98]);3;1)-1)+14&lt;=[.$A98];[.$A98]&lt;DATE(YEAR([.$A98]);11;1)-WEEKDAY(DATE(YEAR([.$A98]);11;1)-1)+7)" office:value-type="boolean" office:boolean-value="true" calcext:value-type="boolean">
            <text:p>TRUE</text:p>
          </table:table-cell>
          <table:table-cell table:style-name="ce23" table:formula="of:=VLOOKUP([.$C98];[$Sun.$A$1:$Sun.$C$367];2)-IF([.$G98];0;TIME(1;0;0))" office:value-type="time" office:time-value="PT05H35M00S" calcext:value-type="time">
            <text:p>5:35:00</text:p>
          </table:table-cell>
          <table:table-cell table:style-name="ce23" table:formula="of:=VLOOKUP([.$C98];[$Sun.$A$1:$Sun.$C$367];3)-IF([.$G98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8]" office:value-type="date" office:date-value="2023-05-18" calcext:value-type="date">
            <text:p>2023-05-18</text:p>
          </table:table-cell>
          <table:table-cell table:style-name="ce23" table:formula="of:=[.$H98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8]);ISBLANK([.$P98]));&quot;None&quot;;CONCATENATE([.$O98];[.$P98];&quot;&quot;))" office:value-type="string" office:string-value="Walkx" calcext:value-type="string">
            <text:p>Walkx</text:p>
          </table:table-cell>
          <table:table-cell table:style-name="ce46" table:formula="of:=CONCATENATE(IF([.$P98]=&quot;t&quot;;&quot;[TBD: &quot;;&quot;&quot;);IF(ISBLANK([.$J98]);&quot;&quot;;[.$J98]); IF([.$P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8]);&quot;&quot;;IF(ISBLANK([.$L98]);TEXT([.$K98];&quot;YYYY-MM-DD&quot;);TEXT([.$K98]+[.$L98];&quot;YYYY-MM-DDTHH:MM:SS&quot;)))" office:value-type="string" office:string-value="2023-05-18T05:35:00" calcext:value-type="string">
            <text:p>2023-05-18T05:35:00</text:p>
          </table:table-cell>
          <table:table-cell table:style-name="ce29" table:formula="of:=IF(ISBLANK([.$M98]);&quot;&quot;;IF(ISBLANK([.$N98]);TEXT([.$M98];&quot;YYYY-MM-DD&quot;);TEXT([.$M98]+[.$N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19" calcext:value-type="date">
            <text:p>2023-05-19</text:p>
          </table:table-cell>
          <table:table-cell table:style-name="ce46" table:formula="of:=TEXT([.$A99];&quot;YYYY&quot;)" office:value-type="string" office:string-value="2023" calcext:value-type="string">
            <text:p>2023</text:p>
          </table:table-cell>
          <table:table-cell table:style-name="ce46" table:formula="of:=[.$A99]-DATE(YEAR([.$A99]);1;0)" office:value-type="float" office:value="139" calcext:value-type="float">
            <text:p>139</text:p>
          </table:table-cell>
          <table:table-cell table:style-name="ce46" table:formula="of:=TEXT([.$A99];&quot;MMM&quot;)" office:value-type="string" office:string-value="May" calcext:value-type="string">
            <text:p>May</text:p>
          </table:table-cell>
          <table:table-cell table:style-name="ce46" table:formula="of:=DAY([.A99])" office:value-type="float" office:value="19" calcext:value-type="float">
            <text:p>19</text:p>
          </table:table-cell>
          <table:table-cell table:style-name="ce46" table:formula="of:=TEXT([.$A99];&quot;DDD&quot;)" office:value-type="string" office:string-value="Fri" calcext:value-type="string">
            <text:p>Fri</text:p>
          </table:table-cell>
          <table:table-cell table:style-name="ce51" table:formula="of:=AND(DATE(YEAR([.$A99]);3;1)-WEEKDAY(DATE(YEAR([.$A99]);3;1)-1)+14&lt;=[.$A99];[.$A99]&lt;DATE(YEAR([.$A99]);11;1)-WEEKDAY(DATE(YEAR([.$A99]);11;1)-1)+7)" office:value-type="boolean" office:boolean-value="true" calcext:value-type="boolean">
            <text:p>TRUE</text:p>
          </table:table-cell>
          <table:table-cell table:style-name="ce23" table:formula="of:=VLOOKUP([.$C99];[$Sun.$A$1:$Sun.$C$367];2)-IF([.$G99];0;TIME(1;0;0))" office:value-type="time" office:time-value="PT05H34M00S" calcext:value-type="time">
            <text:p>5:34:00</text:p>
          </table:table-cell>
          <table:table-cell table:style-name="ce23" table:formula="of:=VLOOKUP([.$C99];[$Sun.$A$1:$Sun.$C$367];3)-IF([.$G99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99]" office:value-type="date" office:date-value="2023-05-19" calcext:value-type="date">
            <text:p>2023-05-19</text:p>
          </table:table-cell>
          <table:table-cell table:style-name="ce23" table:formula="of:=[.$H99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99]);ISBLANK([.$P99]));&quot;None&quot;;CONCATENATE([.$O99];[.$P99];&quot;&quot;))" office:value-type="string" office:string-value="Walkx" calcext:value-type="string">
            <text:p>Walkx</text:p>
          </table:table-cell>
          <table:table-cell table:style-name="ce46" table:formula="of:=CONCATENATE(IF([.$P99]=&quot;t&quot;;&quot;[TBD: &quot;;&quot;&quot;);IF(ISBLANK([.$J99]);&quot;&quot;;[.$J99]); IF([.$P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99]);&quot;&quot;;IF(ISBLANK([.$L99]);TEXT([.$K99];&quot;YYYY-MM-DD&quot;);TEXT([.$K99]+[.$L99];&quot;YYYY-MM-DDTHH:MM:SS&quot;)))" office:value-type="string" office:string-value="2023-05-19T05:34:00" calcext:value-type="string">
            <text:p>2023-05-19T05:34:00</text:p>
          </table:table-cell>
          <table:table-cell table:style-name="ce29" table:formula="of:=IF(ISBLANK([.$M99]);&quot;&quot;;IF(ISBLANK([.$N99]);TEXT([.$M99];&quot;YYYY-MM-DD&quot;);TEXT([.$M99]+[.$N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2" calcext:value-type="date">
            <text:p>2023-05-22</text:p>
          </table:table-cell>
          <table:table-cell table:style-name="ce46" table:formula="of:=TEXT([.$A100];&quot;YYYY&quot;)" office:value-type="string" office:string-value="2023" calcext:value-type="string">
            <text:p>2023</text:p>
          </table:table-cell>
          <table:table-cell table:style-name="ce46" table:formula="of:=[.$A100]-DATE(YEAR([.$A100]);1;0)" office:value-type="float" office:value="142" calcext:value-type="float">
            <text:p>142</text:p>
          </table:table-cell>
          <table:table-cell table:style-name="ce46" table:formula="of:=TEXT([.$A100];&quot;MMM&quot;)" office:value-type="string" office:string-value="May" calcext:value-type="string">
            <text:p>May</text:p>
          </table:table-cell>
          <table:table-cell table:style-name="ce46" table:formula="of:=DAY([.A100])" office:value-type="float" office:value="22" calcext:value-type="float">
            <text:p>22</text:p>
          </table:table-cell>
          <table:table-cell table:style-name="ce46" table:formula="of:=TEXT([.$A100];&quot;DDD&quot;)" office:value-type="string" office:string-value="Mon" calcext:value-type="string">
            <text:p>Mon</text:p>
          </table:table-cell>
          <table:table-cell table:style-name="ce51" table:formula="of:=AND(DATE(YEAR([.$A100]);3;1)-WEEKDAY(DATE(YEAR([.$A100]);3;1)-1)+14&lt;=[.$A100];[.$A100]&lt;DATE(YEAR([.$A100]);11;1)-WEEKDAY(DATE(YEAR([.$A100]);11;1)-1)+7)" office:value-type="boolean" office:boolean-value="true" calcext:value-type="boolean">
            <text:p>TRUE</text:p>
          </table:table-cell>
          <table:table-cell table:style-name="ce23" table:formula="of:=VLOOKUP([.$C100];[$Sun.$A$1:$Sun.$C$367];2)-IF([.$G100];0;TIME(1;0;0))" office:value-type="time" office:time-value="PT05H32M00S" calcext:value-type="time">
            <text:p>5:32:00</text:p>
          </table:table-cell>
          <table:table-cell table:style-name="ce23" table:formula="of:=VLOOKUP([.$C100];[$Sun.$A$1:$Sun.$C$367];3)-IF([.$G100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0]" office:value-type="date" office:date-value="2023-05-22" calcext:value-type="date">
            <text:p>2023-05-22</text:p>
          </table:table-cell>
          <table:table-cell table:style-name="ce23" table:formula="of:=[.$H100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0]);ISBLANK([.$P100]));&quot;None&quot;;CONCATENATE([.$O100];[.$P100];&quot;&quot;))" office:value-type="string" office:string-value="Walkx" calcext:value-type="string">
            <text:p>Walkx</text:p>
          </table:table-cell>
          <table:table-cell table:style-name="ce46" table:formula="of:=CONCATENATE(IF([.$P100]=&quot;t&quot;;&quot;[TBD: &quot;;&quot;&quot;);IF(ISBLANK([.$J100]);&quot;&quot;;[.$J100]); IF([.$P1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0]);&quot;&quot;;IF(ISBLANK([.$L100]);TEXT([.$K100];&quot;YYYY-MM-DD&quot;);TEXT([.$K100]+[.$L100];&quot;YYYY-MM-DDTHH:MM:SS&quot;)))" office:value-type="string" office:string-value="2023-05-22T05:32:00" calcext:value-type="string">
            <text:p>2023-05-22T05:32:00</text:p>
          </table:table-cell>
          <table:table-cell table:style-name="ce29" table:formula="of:=IF(ISBLANK([.$M100]);&quot;&quot;;IF(ISBLANK([.$N100]);TEXT([.$M100];&quot;YYYY-MM-DD&quot;);TEXT([.$M100]+[.$N1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3" calcext:value-type="date">
            <text:p>2023-05-23</text:p>
          </table:table-cell>
          <table:table-cell table:style-name="ce46" table:formula="of:=TEXT([.$A101];&quot;YYYY&quot;)" office:value-type="string" office:string-value="2023" calcext:value-type="string">
            <text:p>2023</text:p>
          </table:table-cell>
          <table:table-cell table:style-name="ce46" table:formula="of:=[.$A101]-DATE(YEAR([.$A101]);1;0)" office:value-type="float" office:value="143" calcext:value-type="float">
            <text:p>143</text:p>
          </table:table-cell>
          <table:table-cell table:style-name="ce46" table:formula="of:=TEXT([.$A101];&quot;MMM&quot;)" office:value-type="string" office:string-value="May" calcext:value-type="string">
            <text:p>May</text:p>
          </table:table-cell>
          <table:table-cell table:style-name="ce46" table:formula="of:=DAY([.A101])" office:value-type="float" office:value="23" calcext:value-type="float">
            <text:p>23</text:p>
          </table:table-cell>
          <table:table-cell table:style-name="ce46" table:formula="of:=TEXT([.$A101];&quot;DDD&quot;)" office:value-type="string" office:string-value="Tue" calcext:value-type="string">
            <text:p>Tue</text:p>
          </table:table-cell>
          <table:table-cell table:style-name="ce51" table:formula="of:=AND(DATE(YEAR([.$A101]);3;1)-WEEKDAY(DATE(YEAR([.$A101]);3;1)-1)+14&lt;=[.$A101];[.$A101]&lt;DATE(YEAR([.$A101]);11;1)-WEEKDAY(DATE(YEAR([.$A101]);11;1)-1)+7)" office:value-type="boolean" office:boolean-value="true" calcext:value-type="boolean">
            <text:p>TRUE</text:p>
          </table:table-cell>
          <table:table-cell table:style-name="ce23" table:formula="of:=VLOOKUP([.$C101];[$Sun.$A$1:$Sun.$C$367];2)-IF([.$G101];0;TIME(1;0;0))" office:value-type="time" office:time-value="PT05H31M00S" calcext:value-type="time">
            <text:p>5:31:00</text:p>
          </table:table-cell>
          <table:table-cell table:style-name="ce23" table:formula="of:=VLOOKUP([.$C101];[$Sun.$A$1:$Sun.$C$367];3)-IF([.$G101];0;TIME(1;0;0))" office:value-type="time" office:time-value="PT20H13M00S" calcext:value-type="time">
            <text:p>20:1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1]" office:value-type="date" office:date-value="2023-05-23" calcext:value-type="date">
            <text:p>2023-05-23</text:p>
          </table:table-cell>
          <table:table-cell table:style-name="ce23" table:formula="of:=[.$H101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1]);ISBLANK([.$P101]));&quot;None&quot;;CONCATENATE([.$O101];[.$P101];&quot;&quot;))" office:value-type="string" office:string-value="Walkx" calcext:value-type="string">
            <text:p>Walkx</text:p>
          </table:table-cell>
          <table:table-cell table:style-name="ce46" table:formula="of:=CONCATENATE(IF([.$P101]=&quot;t&quot;;&quot;[TBD: &quot;;&quot;&quot;);IF(ISBLANK([.$J101]);&quot;&quot;;[.$J101]); IF([.$P1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1]);&quot;&quot;;IF(ISBLANK([.$L101]);TEXT([.$K101];&quot;YYYY-MM-DD&quot;);TEXT([.$K101]+[.$L101];&quot;YYYY-MM-DDTHH:MM:SS&quot;)))" office:value-type="string" office:string-value="2023-05-23T05:31:00" calcext:value-type="string">
            <text:p>2023-05-23T05:31:00</text:p>
          </table:table-cell>
          <table:table-cell table:style-name="ce29" table:formula="of:=IF(ISBLANK([.$M101]);&quot;&quot;;IF(ISBLANK([.$N101]);TEXT([.$M101];&quot;YYYY-MM-DD&quot;);TEXT([.$M101]+[.$N1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4" calcext:value-type="date">
            <text:p>2023-05-24</text:p>
          </table:table-cell>
          <table:table-cell table:style-name="ce46" table:formula="of:=TEXT([.$A102];&quot;YYYY&quot;)" office:value-type="string" office:string-value="2023" calcext:value-type="string">
            <text:p>2023</text:p>
          </table:table-cell>
          <table:table-cell table:style-name="ce46" table:formula="of:=[.$A102]-DATE(YEAR([.$A102]);1;0)" office:value-type="float" office:value="144" calcext:value-type="float">
            <text:p>144</text:p>
          </table:table-cell>
          <table:table-cell table:style-name="ce46" table:formula="of:=TEXT([.$A102];&quot;MMM&quot;)" office:value-type="string" office:string-value="May" calcext:value-type="string">
            <text:p>May</text:p>
          </table:table-cell>
          <table:table-cell table:style-name="ce46" table:formula="of:=DAY([.A102])" office:value-type="float" office:value="24" calcext:value-type="float">
            <text:p>24</text:p>
          </table:table-cell>
          <table:table-cell table:style-name="ce46" table:formula="of:=TEXT([.$A102];&quot;DDD&quot;)" office:value-type="string" office:string-value="Wed" calcext:value-type="string">
            <text:p>Wed</text:p>
          </table:table-cell>
          <table:table-cell table:style-name="ce51" table:formula="of:=AND(DATE(YEAR([.$A102]);3;1)-WEEKDAY(DATE(YEAR([.$A102]);3;1)-1)+14&lt;=[.$A102];[.$A102]&lt;DATE(YEAR([.$A102]);11;1)-WEEKDAY(DATE(YEAR([.$A102]);11;1)-1)+7)" office:value-type="boolean" office:boolean-value="true" calcext:value-type="boolean">
            <text:p>TRUE</text:p>
          </table:table-cell>
          <table:table-cell table:style-name="ce23" table:formula="of:=VLOOKUP([.$C102];[$Sun.$A$1:$Sun.$C$367];2)-IF([.$G102];0;TIME(1;0;0))" office:value-type="time" office:time-value="PT05H31M00S" calcext:value-type="time">
            <text:p>5:31:00</text:p>
          </table:table-cell>
          <table:table-cell table:style-name="ce23" table:formula="of:=VLOOKUP([.$C102];[$Sun.$A$1:$Sun.$C$367];3)-IF([.$G102];0;TIME(1;0;0))" office:value-type="time" office:time-value="PT20H14M00S" calcext:value-type="time">
            <text:p>20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2]" office:value-type="date" office:date-value="2023-05-24" calcext:value-type="date">
            <text:p>2023-05-24</text:p>
          </table:table-cell>
          <table:table-cell table:style-name="ce23" table:formula="of:=[.$H102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2]);ISBLANK([.$P102]));&quot;None&quot;;CONCATENATE([.$O102];[.$P102];&quot;&quot;))" office:value-type="string" office:string-value="Walkx" calcext:value-type="string">
            <text:p>Walkx</text:p>
          </table:table-cell>
          <table:table-cell table:style-name="ce46" table:formula="of:=CONCATENATE(IF([.$P102]=&quot;t&quot;;&quot;[TBD: &quot;;&quot;&quot;);IF(ISBLANK([.$J102]);&quot;&quot;;[.$J102]); IF([.$P1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2]);&quot;&quot;;IF(ISBLANK([.$L102]);TEXT([.$K102];&quot;YYYY-MM-DD&quot;);TEXT([.$K102]+[.$L102];&quot;YYYY-MM-DDTHH:MM:SS&quot;)))" office:value-type="string" office:string-value="2023-05-24T05:31:00" calcext:value-type="string">
            <text:p>2023-05-24T05:31:00</text:p>
          </table:table-cell>
          <table:table-cell table:style-name="ce29" table:formula="of:=IF(ISBLANK([.$M102]);&quot;&quot;;IF(ISBLANK([.$N102]);TEXT([.$M102];&quot;YYYY-MM-DD&quot;);TEXT([.$M102]+[.$N1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5" calcext:value-type="date">
            <text:p>2023-05-25</text:p>
          </table:table-cell>
          <table:table-cell table:style-name="ce46" table:formula="of:=TEXT([.$A103];&quot;YYYY&quot;)" office:value-type="string" office:string-value="2023" calcext:value-type="string">
            <text:p>2023</text:p>
          </table:table-cell>
          <table:table-cell table:style-name="ce46" table:formula="of:=[.$A103]-DATE(YEAR([.$A103]);1;0)" office:value-type="float" office:value="145" calcext:value-type="float">
            <text:p>145</text:p>
          </table:table-cell>
          <table:table-cell table:style-name="ce46" table:formula="of:=TEXT([.$A103];&quot;MMM&quot;)" office:value-type="string" office:string-value="May" calcext:value-type="string">
            <text:p>May</text:p>
          </table:table-cell>
          <table:table-cell table:style-name="ce46" table:formula="of:=DAY([.A103])" office:value-type="float" office:value="25" calcext:value-type="float">
            <text:p>25</text:p>
          </table:table-cell>
          <table:table-cell table:style-name="ce46" table:formula="of:=TEXT([.$A103];&quot;DDD&quot;)" office:value-type="string" office:string-value="Thu" calcext:value-type="string">
            <text:p>Thu</text:p>
          </table:table-cell>
          <table:table-cell table:style-name="ce51" table:formula="of:=AND(DATE(YEAR([.$A103]);3;1)-WEEKDAY(DATE(YEAR([.$A103]);3;1)-1)+14&lt;=[.$A103];[.$A103]&lt;DATE(YEAR([.$A103]);11;1)-WEEKDAY(DATE(YEAR([.$A103]);11;1)-1)+7)" office:value-type="boolean" office:boolean-value="true" calcext:value-type="boolean">
            <text:p>TRUE</text:p>
          </table:table-cell>
          <table:table-cell table:style-name="ce23" table:formula="of:=VLOOKUP([.$C103];[$Sun.$A$1:$Sun.$C$367];2)-IF([.$G103];0;TIME(1;0;0))" office:value-type="time" office:time-value="PT05H30M00S" calcext:value-type="time">
            <text:p>5:30:00</text:p>
          </table:table-cell>
          <table:table-cell table:style-name="ce23" table:formula="of:=VLOOKUP([.$C103];[$Sun.$A$1:$Sun.$C$367];3)-IF([.$G103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3]" office:value-type="date" office:date-value="2023-05-25" calcext:value-type="date">
            <text:p>2023-05-25</text:p>
          </table:table-cell>
          <table:table-cell table:style-name="ce23" table:formula="of:=[.$H103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3]);ISBLANK([.$P103]));&quot;None&quot;;CONCATENATE([.$O103];[.$P103];&quot;&quot;))" office:value-type="string" office:string-value="Walkx" calcext:value-type="string">
            <text:p>Walkx</text:p>
          </table:table-cell>
          <table:table-cell table:style-name="ce46" table:formula="of:=CONCATENATE(IF([.$P103]=&quot;t&quot;;&quot;[TBD: &quot;;&quot;&quot;);IF(ISBLANK([.$J103]);&quot;&quot;;[.$J103]); IF([.$P1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3]);&quot;&quot;;IF(ISBLANK([.$L103]);TEXT([.$K103];&quot;YYYY-MM-DD&quot;);TEXT([.$K103]+[.$L103];&quot;YYYY-MM-DDTHH:MM:SS&quot;)))" office:value-type="string" office:string-value="2023-05-25T05:30:00" calcext:value-type="string">
            <text:p>2023-05-25T05:30:00</text:p>
          </table:table-cell>
          <table:table-cell table:style-name="ce29" table:formula="of:=IF(ISBLANK([.$M103]);&quot;&quot;;IF(ISBLANK([.$N103]);TEXT([.$M103];&quot;YYYY-MM-DD&quot;);TEXT([.$M103]+[.$N10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6" calcext:value-type="date">
            <text:p>2023-05-26</text:p>
          </table:table-cell>
          <table:table-cell table:style-name="ce46" table:formula="of:=TEXT([.$A104];&quot;YYYY&quot;)" office:value-type="string" office:string-value="2023" calcext:value-type="string">
            <text:p>2023</text:p>
          </table:table-cell>
          <table:table-cell table:style-name="ce46" table:formula="of:=[.$A104]-DATE(YEAR([.$A104]);1;0)" office:value-type="float" office:value="146" calcext:value-type="float">
            <text:p>146</text:p>
          </table:table-cell>
          <table:table-cell table:style-name="ce46" table:formula="of:=TEXT([.$A104];&quot;MMM&quot;)" office:value-type="string" office:string-value="May" calcext:value-type="string">
            <text:p>May</text:p>
          </table:table-cell>
          <table:table-cell table:style-name="ce46" table:formula="of:=DAY([.A104])" office:value-type="float" office:value="26" calcext:value-type="float">
            <text:p>26</text:p>
          </table:table-cell>
          <table:table-cell table:style-name="ce46" table:formula="of:=TEXT([.$A104];&quot;DDD&quot;)" office:value-type="string" office:string-value="Fri" calcext:value-type="string">
            <text:p>Fri</text:p>
          </table:table-cell>
          <table:table-cell table:style-name="ce51" table:formula="of:=AND(DATE(YEAR([.$A104]);3;1)-WEEKDAY(DATE(YEAR([.$A104]);3;1)-1)+14&lt;=[.$A104];[.$A104]&lt;DATE(YEAR([.$A104]);11;1)-WEEKDAY(DATE(YEAR([.$A104]);11;1)-1)+7)" office:value-type="boolean" office:boolean-value="true" calcext:value-type="boolean">
            <text:p>TRUE</text:p>
          </table:table-cell>
          <table:table-cell table:style-name="ce23" table:formula="of:=VLOOKUP([.$C104];[$Sun.$A$1:$Sun.$C$367];2)-IF([.$G104];0;TIME(1;0;0))" office:value-type="time" office:time-value="PT05H29M00S" calcext:value-type="time">
            <text:p>5:29:00</text:p>
          </table:table-cell>
          <table:table-cell table:style-name="ce23" table:formula="of:=VLOOKUP([.$C104];[$Sun.$A$1:$Sun.$C$367];3)-IF([.$G104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4]" office:value-type="date" office:date-value="2023-05-26" calcext:value-type="date">
            <text:p>2023-05-26</text:p>
          </table:table-cell>
          <table:table-cell table:style-name="ce23" table:formula="of:=[.$H104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4]);ISBLANK([.$P104]));&quot;None&quot;;CONCATENATE([.$O104];[.$P104];&quot;&quot;))" office:value-type="string" office:string-value="Walkx" calcext:value-type="string">
            <text:p>Walkx</text:p>
          </table:table-cell>
          <table:table-cell table:style-name="ce46" table:formula="of:=CONCATENATE(IF([.$P104]=&quot;t&quot;;&quot;[TBD: &quot;;&quot;&quot;);IF(ISBLANK([.$J104]);&quot;&quot;;[.$J104]); IF([.$P10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4]);&quot;&quot;;IF(ISBLANK([.$L104]);TEXT([.$K104];&quot;YYYY-MM-DD&quot;);TEXT([.$K104]+[.$L104];&quot;YYYY-MM-DDTHH:MM:SS&quot;)))" office:value-type="string" office:string-value="2023-05-26T05:29:00" calcext:value-type="string">
            <text:p>2023-05-26T05:29:00</text:p>
          </table:table-cell>
          <table:table-cell table:style-name="ce29" table:formula="of:=IF(ISBLANK([.$M104]);&quot;&quot;;IF(ISBLANK([.$N104]);TEXT([.$M104];&quot;YYYY-MM-DD&quot;);TEXT([.$M104]+[.$N10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5-27" calcext:value-type="date">
            <text:p>2023-05-27</text:p>
          </table:table-cell>
          <table:table-cell table:style-name="ce44" table:formula="of:=TEXT([.$A105];&quot;YYYY&quot;)" office:value-type="string" office:string-value="2023" calcext:value-type="string">
            <text:p>2023</text:p>
          </table:table-cell>
          <table:table-cell table:style-name="ce44" table:formula="of:=[.$A105]-DATE(YEAR([.$A105]);1;0)" office:value-type="float" office:value="147" calcext:value-type="float">
            <text:p>147</text:p>
          </table:table-cell>
          <table:table-cell table:style-name="ce44" table:formula="of:=TEXT([.$A105];&quot;MMM&quot;)" office:value-type="string" office:string-value="May" calcext:value-type="string">
            <text:p>May</text:p>
          </table:table-cell>
          <table:table-cell table:style-name="ce44" table:formula="of:=DAY([.A105])" office:value-type="float" office:value="27" calcext:value-type="float">
            <text:p>27</text:p>
          </table:table-cell>
          <table:table-cell table:style-name="ce44" table:formula="of:=TEXT([.$A105];&quot;DDD&quot;)" office:value-type="string" office:string-value="Sat" calcext:value-type="string">
            <text:p>Sat</text:p>
          </table:table-cell>
          <table:table-cell table:style-name="ce50" table:formula="of:=AND(DATE(YEAR([.$A105]);3;1)-WEEKDAY(DATE(YEAR([.$A105]);3;1)-1)+14&lt;=[.$A105];[.$A105]&lt;DATE(YEAR([.$A105]);11;1)-WEEKDAY(DATE(YEAR([.$A105]);11;1)-1)+7)" office:value-type="boolean" office:boolean-value="true" calcext:value-type="boolean">
            <text:p>TRUE</text:p>
          </table:table-cell>
          <table:table-cell table:style-name="ce55" table:formula="of:=VLOOKUP([.$C105];[$Sun.$A$1:$Sun.$C$367];2)-IF([.$G105];0;TIME(1;0;0))" office:value-type="time" office:time-value="PT05H29M00S" calcext:value-type="time">
            <text:p>5:29:00</text:p>
          </table:table-cell>
          <table:table-cell table:style-name="ce55" table:formula="of:=VLOOKUP([.$C105];[$Sun.$A$1:$Sun.$C$367];3)-IF([.$G105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05]" office:value-type="date" office:date-value="2023-05-27" calcext:value-type="date">
            <text:p>2023-05-27</text:p>
          </table:table-cell>
          <table:table-cell table:style-name="ce55"/>
          <table:table-cell table:style-name="ce26" table:formula="of:=[.K105]+3" office:value-type="date" office:date-value="2023-05-30" calcext:value-type="date">
            <text:p>2023-05-3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5]);ISBLANK([.$P105]));&quot;None&quot;;CONCATENATE([.$O105];[.$P105];&quot;&quot;))" office:value-type="string" office:string-value="Tripx" calcext:value-type="string">
            <text:p>Tripx</text:p>
          </table:table-cell>
          <table:table-cell table:style-name="ce44" table:formula="of:=CONCATENATE(IF([.$P105]=&quot;t&quot;;&quot;[TBD: &quot;;&quot;&quot;);IF(ISBLANK([.$J105]);&quot;&quot;;[.$J105]); IF([.$P105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05]);&quot;&quot;;IF(ISBLANK([.$L105]);TEXT([.$K105];&quot;YYYY-MM-DD&quot;);TEXT([.$K105]+[.$L105];&quot;YYYY-MM-DDTHH:MM:SS&quot;)))" office:value-type="string" office:string-value="2023-05-27" calcext:value-type="string">
            <text:p>2023-05-27</text:p>
          </table:table-cell>
          <table:table-cell table:style-name="ce59" table:formula="of:=IF(ISBLANK([.$M105]);&quot;&quot;;IF(ISBLANK([.$N105]);TEXT([.$M105];&quot;YYYY-MM-DD&quot;);TEXT([.$M105]+[.$N105];&quot;YYYY-MM-DDTHH:MM:SS&quot;)))" office:value-type="string" office:string-value="2023-05-30" calcext:value-type="string">
            <text:p>2023-05-30</text:p>
          </table:table-cell>
          <table:table-cell/>
        </table:table-row>
        <table:table-row table:style-name="ro2">
          <table:table-cell table:style-name="ce26" table:formula="of:=DATE([.$B106];6;1) - WEEKDAY(DATE([.$B106];6;1)-2)" office:value-type="date" office:date-value="2023-05-29" calcext:value-type="date">
            <text:p>2023-05-2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06]-DATE(YEAR([.$A106]);1;0)" office:value-type="float" office:value="149" calcext:value-type="float">
            <text:p>149</text:p>
          </table:table-cell>
          <table:table-cell table:style-name="ce44" table:formula="of:=TEXT([.$A106];&quot;MMM&quot;)" office:value-type="string" office:string-value="May" calcext:value-type="string">
            <text:p>May</text:p>
          </table:table-cell>
          <table:table-cell table:style-name="ce44" table:formula="of:=DAY([.A106])" office:value-type="float" office:value="29" calcext:value-type="float">
            <text:p>29</text:p>
          </table:table-cell>
          <table:table-cell table:style-name="ce44" table:formula="of:=TEXT([.$A106];&quot;DDD&quot;)" office:value-type="string" office:string-value="Mon" calcext:value-type="string">
            <text:p>Mon</text:p>
          </table:table-cell>
          <table:table-cell table:style-name="ce50" table:formula="of:=AND(DATE(YEAR([.$A106]);3;1)-WEEKDAY(DATE(YEAR([.$A106]);3;1)-1)+14&lt;=[.$A106];[.$A106]&lt;DATE(YEAR([.$A106]);11;1)-WEEKDAY(DATE(YEAR([.$A106]);11;1)-1)+7)" office:value-type="boolean" office:boolean-value="true" calcext:value-type="boolean">
            <text:p>TRUE</text:p>
          </table:table-cell>
          <table:table-cell table:style-name="ce55" table:formula="of:=VLOOKUP([.$C106];[$Sun.$A$1:$Sun.$C$367];2)-IF([.$G106];0;TIME(1;0;0))" office:value-type="time" office:time-value="PT05H28M00S" calcext:value-type="time">
            <text:p>5:28:00</text:p>
          </table:table-cell>
          <table:table-cell table:style-name="ce55" table:formula="of:=VLOOKUP([.$C106];[$Sun.$A$1:$Sun.$C$367];3)-IF([.$G106];0;TIME(1;0;0))" office:value-type="time" office:time-value="PT20H18M00S" calcext:value-type="time">
            <text:p>20:18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106]" office:value-type="date" office:date-value="2023-05-29" calcext:value-type="date">
            <text:p>2023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06]);ISBLANK([.$P106]));&quot;None&quot;;CONCATENATE([.$O106];[.$P106];&quot;&quot;))" office:value-type="string" office:string-value="Holidayx" calcext:value-type="string">
            <text:p>Holidayx</text:p>
          </table:table-cell>
          <table:table-cell table:style-name="ce44" table:formula="of:=CONCATENATE(IF([.$P106]=&quot;t&quot;;&quot;[TBD: &quot;;&quot;&quot;);IF(ISBLANK([.$J106]);&quot;&quot;;[.$J106]); IF([.$P106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106]);&quot;&quot;;IF(ISBLANK([.$L106]);TEXT([.$K106];&quot;YYYY-MM-DD&quot;);TEXT([.$K106]+[.$L106];&quot;YYYY-MM-DDTHH:MM:SS&quot;)))" office:value-type="string" office:string-value="2023-05-29" calcext:value-type="string">
            <text:p>2023-05-29</text:p>
          </table:table-cell>
          <table:table-cell table:style-name="ce59" table:formula="of:=IF(ISBLANK([.$M106]);&quot;&quot;;IF(ISBLANK([.$N106]);TEXT([.$M106];&quot;YYYY-MM-DD&quot;);TEXT([.$M106]+[.$N10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29" calcext:value-type="date">
            <text:p>2023-05-29</text:p>
          </table:table-cell>
          <table:table-cell table:style-name="ce46" table:formula="of:=TEXT([.$A107];&quot;YYYY&quot;)" office:value-type="string" office:string-value="2023" calcext:value-type="string">
            <text:p>2023</text:p>
          </table:table-cell>
          <table:table-cell table:style-name="ce46" table:formula="of:=[.$A107]-DATE(YEAR([.$A107]);1;0)" office:value-type="float" office:value="149" calcext:value-type="float">
            <text:p>149</text:p>
          </table:table-cell>
          <table:table-cell table:style-name="ce46" table:formula="of:=TEXT([.$A107];&quot;MMM&quot;)" office:value-type="string" office:string-value="May" calcext:value-type="string">
            <text:p>May</text:p>
          </table:table-cell>
          <table:table-cell table:style-name="ce46" table:formula="of:=DAY([.A107])" office:value-type="float" office:value="29" calcext:value-type="float">
            <text:p>29</text:p>
          </table:table-cell>
          <table:table-cell table:style-name="ce46" table:formula="of:=TEXT([.$A107];&quot;DDD&quot;)" office:value-type="string" office:string-value="Mon" calcext:value-type="string">
            <text:p>Mon</text:p>
          </table:table-cell>
          <table:table-cell table:style-name="ce51" table:formula="of:=AND(DATE(YEAR([.$A107]);3;1)-WEEKDAY(DATE(YEAR([.$A107]);3;1)-1)+14&lt;=[.$A107];[.$A107]&lt;DATE(YEAR([.$A107]);11;1)-WEEKDAY(DATE(YEAR([.$A107]);11;1)-1)+7)" office:value-type="boolean" office:boolean-value="true" calcext:value-type="boolean">
            <text:p>TRUE</text:p>
          </table:table-cell>
          <table:table-cell table:style-name="ce23" table:formula="of:=VLOOKUP([.$C107];[$Sun.$A$1:$Sun.$C$367];2)-IF([.$G107];0;TIME(1;0;0))" office:value-type="time" office:time-value="PT05H28M00S" calcext:value-type="time">
            <text:p>5:28:00</text:p>
          </table:table-cell>
          <table:table-cell table:style-name="ce23" table:formula="of:=VLOOKUP([.$C107];[$Sun.$A$1:$Sun.$C$367];3)-IF([.$G107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7]" office:value-type="date" office:date-value="2023-05-29" calcext:value-type="date">
            <text:p>2023-05-29</text:p>
          </table:table-cell>
          <table:table-cell table:style-name="ce23" table:formula="of:=[.$H107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7]);ISBLANK([.$P107]));&quot;None&quot;;CONCATENATE([.$O107];[.$P107];&quot;&quot;))" office:value-type="string" office:string-value="Walk-" calcext:value-type="string">
            <text:p>Walk-</text:p>
          </table:table-cell>
          <table:table-cell table:style-name="ce46" table:formula="of:=CONCATENATE(IF([.$P107]=&quot;t&quot;;&quot;[TBD: &quot;;&quot;&quot;);IF(ISBLANK([.$J107]);&quot;&quot;;[.$J107]); IF([.$P10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7]);&quot;&quot;;IF(ISBLANK([.$L107]);TEXT([.$K107];&quot;YYYY-MM-DD&quot;);TEXT([.$K107]+[.$L107];&quot;YYYY-MM-DDTHH:MM:SS&quot;)))" office:value-type="string" office:string-value="2023-05-29T05:28:00" calcext:value-type="string">
            <text:p>2023-05-29T05:28:00</text:p>
          </table:table-cell>
          <table:table-cell table:style-name="ce29" table:formula="of:=IF(ISBLANK([.$M107]);&quot;&quot;;IF(ISBLANK([.$N107]);TEXT([.$M107];&quot;YYYY-MM-DD&quot;);TEXT([.$M107]+[.$N10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0" calcext:value-type="date">
            <text:p>2023-05-30</text:p>
          </table:table-cell>
          <table:table-cell table:style-name="ce46" table:formula="of:=TEXT([.$A108];&quot;YYYY&quot;)" office:value-type="string" office:string-value="2023" calcext:value-type="string">
            <text:p>2023</text:p>
          </table:table-cell>
          <table:table-cell table:style-name="ce46" table:formula="of:=[.$A108]-DATE(YEAR([.$A108]);1;0)" office:value-type="float" office:value="150" calcext:value-type="float">
            <text:p>150</text:p>
          </table:table-cell>
          <table:table-cell table:style-name="ce46" table:formula="of:=TEXT([.$A108];&quot;MMM&quot;)" office:value-type="string" office:string-value="May" calcext:value-type="string">
            <text:p>May</text:p>
          </table:table-cell>
          <table:table-cell table:style-name="ce46" table:formula="of:=DAY([.A108])" office:value-type="float" office:value="30" calcext:value-type="float">
            <text:p>30</text:p>
          </table:table-cell>
          <table:table-cell table:style-name="ce46" table:formula="of:=TEXT([.$A108];&quot;DDD&quot;)" office:value-type="string" office:string-value="Tue" calcext:value-type="string">
            <text:p>Tue</text:p>
          </table:table-cell>
          <table:table-cell table:style-name="ce51" table:formula="of:=AND(DATE(YEAR([.$A108]);3;1)-WEEKDAY(DATE(YEAR([.$A108]);3;1)-1)+14&lt;=[.$A108];[.$A108]&lt;DATE(YEAR([.$A108]);11;1)-WEEKDAY(DATE(YEAR([.$A108]);11;1)-1)+7)" office:value-type="boolean" office:boolean-value="true" calcext:value-type="boolean">
            <text:p>TRUE</text:p>
          </table:table-cell>
          <table:table-cell table:style-name="ce23" table:formula="of:=VLOOKUP([.$C108];[$Sun.$A$1:$Sun.$C$367];2)-IF([.$G108];0;TIME(1;0;0))" office:value-type="time" office:time-value="PT05H27M00S" calcext:value-type="time">
            <text:p>5:27:00</text:p>
          </table:table-cell>
          <table:table-cell table:style-name="ce23" table:formula="of:=VLOOKUP([.$C108];[$Sun.$A$1:$Sun.$C$367];3)-IF([.$G108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8]" office:value-type="date" office:date-value="2023-05-30" calcext:value-type="date">
            <text:p>2023-05-30</text:p>
          </table:table-cell>
          <table:table-cell table:style-name="ce23" table:formula="of:=[.$H108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8]);ISBLANK([.$P108]));&quot;None&quot;;CONCATENATE([.$O108];[.$P108];&quot;&quot;))" office:value-type="string" office:string-value="Walkx" calcext:value-type="string">
            <text:p>Walkx</text:p>
          </table:table-cell>
          <table:table-cell table:style-name="ce46" table:formula="of:=CONCATENATE(IF([.$P108]=&quot;t&quot;;&quot;[TBD: &quot;;&quot;&quot;);IF(ISBLANK([.$J108]);&quot;&quot;;[.$J108]); IF([.$P10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8]);&quot;&quot;;IF(ISBLANK([.$L108]);TEXT([.$K108];&quot;YYYY-MM-DD&quot;);TEXT([.$K108]+[.$L108];&quot;YYYY-MM-DDTHH:MM:SS&quot;)))" office:value-type="string" office:string-value="2023-05-30T05:27:00" calcext:value-type="string">
            <text:p>2023-05-30T05:27:00</text:p>
          </table:table-cell>
          <table:table-cell table:style-name="ce29" table:formula="of:=IF(ISBLANK([.$M108]);&quot;&quot;;IF(ISBLANK([.$N108]);TEXT([.$M108];&quot;YYYY-MM-DD&quot;);TEXT([.$M108]+[.$N10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5-31" calcext:value-type="date">
            <text:p>2023-05-31</text:p>
          </table:table-cell>
          <table:table-cell table:style-name="ce46" table:formula="of:=TEXT([.$A109];&quot;YYYY&quot;)" office:value-type="string" office:string-value="2023" calcext:value-type="string">
            <text:p>2023</text:p>
          </table:table-cell>
          <table:table-cell table:style-name="ce46" table:formula="of:=[.$A109]-DATE(YEAR([.$A109]);1;0)" office:value-type="float" office:value="151" calcext:value-type="float">
            <text:p>151</text:p>
          </table:table-cell>
          <table:table-cell table:style-name="ce46" table:formula="of:=TEXT([.$A109];&quot;MMM&quot;)" office:value-type="string" office:string-value="May" calcext:value-type="string">
            <text:p>May</text:p>
          </table:table-cell>
          <table:table-cell table:style-name="ce46" table:formula="of:=DAY([.A109])" office:value-type="float" office:value="31" calcext:value-type="float">
            <text:p>31</text:p>
          </table:table-cell>
          <table:table-cell table:style-name="ce46" table:formula="of:=TEXT([.$A109];&quot;DDD&quot;)" office:value-type="string" office:string-value="Wed" calcext:value-type="string">
            <text:p>Wed</text:p>
          </table:table-cell>
          <table:table-cell table:style-name="ce51" table:formula="of:=AND(DATE(YEAR([.$A109]);3;1)-WEEKDAY(DATE(YEAR([.$A109]);3;1)-1)+14&lt;=[.$A109];[.$A109]&lt;DATE(YEAR([.$A109]);11;1)-WEEKDAY(DATE(YEAR([.$A109]);11;1)-1)+7)" office:value-type="boolean" office:boolean-value="true" calcext:value-type="boolean">
            <text:p>TRUE</text:p>
          </table:table-cell>
          <table:table-cell table:style-name="ce23" table:formula="of:=VLOOKUP([.$C109];[$Sun.$A$1:$Sun.$C$367];2)-IF([.$G109];0;TIME(1;0;0))" office:value-type="time" office:time-value="PT05H27M00S" calcext:value-type="time">
            <text:p>5:27:00</text:p>
          </table:table-cell>
          <table:table-cell table:style-name="ce23" table:formula="of:=VLOOKUP([.$C109];[$Sun.$A$1:$Sun.$C$367];3)-IF([.$G109];0;TIME(1;0;0))" office:value-type="time" office:time-value="PT20H20M00S" calcext:value-type="time">
            <text:p>20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09]" office:value-type="date" office:date-value="2023-05-31" calcext:value-type="date">
            <text:p>2023-05-31</text:p>
          </table:table-cell>
          <table:table-cell table:style-name="ce23" table:formula="of:=[.$H109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09]);ISBLANK([.$P109]));&quot;None&quot;;CONCATENATE([.$O109];[.$P109];&quot;&quot;))" office:value-type="string" office:string-value="Walkx" calcext:value-type="string">
            <text:p>Walkx</text:p>
          </table:table-cell>
          <table:table-cell table:style-name="ce46" table:formula="of:=CONCATENATE(IF([.$P109]=&quot;t&quot;;&quot;[TBD: &quot;;&quot;&quot;);IF(ISBLANK([.$J109]);&quot;&quot;;[.$J109]); IF([.$P10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09]);&quot;&quot;;IF(ISBLANK([.$L109]);TEXT([.$K109];&quot;YYYY-MM-DD&quot;);TEXT([.$K109]+[.$L109];&quot;YYYY-MM-DDTHH:MM:SS&quot;)))" office:value-type="string" office:string-value="2023-05-31T05:27:00" calcext:value-type="string">
            <text:p>2023-05-31T05:27:00</text:p>
          </table:table-cell>
          <table:table-cell table:style-name="ce29" table:formula="of:=IF(ISBLANK([.$M109]);&quot;&quot;;IF(ISBLANK([.$N109]);TEXT([.$M109];&quot;YYYY-MM-DD&quot;);TEXT([.$M109]+[.$N10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1" calcext:value-type="date">
            <text:p>2023-06-01</text:p>
          </table:table-cell>
          <table:table-cell table:style-name="ce46" table:formula="of:=TEXT([.$A110];&quot;YYYY&quot;)" office:value-type="string" office:string-value="2023" calcext:value-type="string">
            <text:p>2023</text:p>
          </table:table-cell>
          <table:table-cell table:style-name="ce46" table:formula="of:=[.$A110]-DATE(YEAR([.$A110]);1;0)" office:value-type="float" office:value="152" calcext:value-type="float">
            <text:p>152</text:p>
          </table:table-cell>
          <table:table-cell table:style-name="ce46" table:formula="of:=TEXT([.$A110];&quot;MMM&quot;)" office:value-type="string" office:string-value="Jun" calcext:value-type="string">
            <text:p>Jun</text:p>
          </table:table-cell>
          <table:table-cell table:style-name="ce46" table:formula="of:=DAY([.A110])" office:value-type="float" office:value="1" calcext:value-type="float">
            <text:p>1</text:p>
          </table:table-cell>
          <table:table-cell table:style-name="ce46" table:formula="of:=TEXT([.$A110];&quot;DDD&quot;)" office:value-type="string" office:string-value="Thu" calcext:value-type="string">
            <text:p>Thu</text:p>
          </table:table-cell>
          <table:table-cell table:style-name="ce51" table:formula="of:=AND(DATE(YEAR([.$A110]);3;1)-WEEKDAY(DATE(YEAR([.$A110]);3;1)-1)+14&lt;=[.$A110];[.$A110]&lt;DATE(YEAR([.$A110]);11;1)-WEEKDAY(DATE(YEAR([.$A110]);11;1)-1)+7)" office:value-type="boolean" office:boolean-value="true" calcext:value-type="boolean">
            <text:p>TRUE</text:p>
          </table:table-cell>
          <table:table-cell table:style-name="ce23" table:formula="of:=VLOOKUP([.$C110];[$Sun.$A$1:$Sun.$C$367];2)-IF([.$G110];0;TIME(1;0;0))" office:value-type="time" office:time-value="PT05H26M00S" calcext:value-type="time">
            <text:p>5:26:00</text:p>
          </table:table-cell>
          <table:table-cell table:style-name="ce23" table:formula="of:=VLOOKUP([.$C110];[$Sun.$A$1:$Sun.$C$367];3)-IF([.$G110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0]" office:value-type="date" office:date-value="2023-06-01" calcext:value-type="date">
            <text:p>2023-06-01</text:p>
          </table:table-cell>
          <table:table-cell table:style-name="ce23" table:formula="of:=[.$H110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0]);ISBLANK([.$P110]));&quot;None&quot;;CONCATENATE([.$O110];[.$P110];&quot;&quot;))" office:value-type="string" office:string-value="Walkx" calcext:value-type="string">
            <text:p>Walkx</text:p>
          </table:table-cell>
          <table:table-cell table:style-name="ce46" table:formula="of:=CONCATENATE(IF([.$P110]=&quot;t&quot;;&quot;[TBD: &quot;;&quot;&quot;);IF(ISBLANK([.$J110]);&quot;&quot;;[.$J110]); IF([.$P11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0]);&quot;&quot;;IF(ISBLANK([.$L110]);TEXT([.$K110];&quot;YYYY-MM-DD&quot;);TEXT([.$K110]+[.$L110];&quot;YYYY-MM-DDTHH:MM:SS&quot;)))" office:value-type="string" office:string-value="2023-06-01T05:26:00" calcext:value-type="string">
            <text:p>2023-06-01T05:26:00</text:p>
          </table:table-cell>
          <table:table-cell table:style-name="ce29" table:formula="of:=IF(ISBLANK([.$M110]);&quot;&quot;;IF(ISBLANK([.$N110]);TEXT([.$M110];&quot;YYYY-MM-DD&quot;);TEXT([.$M110]+[.$N11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2" calcext:value-type="date">
            <text:p>2023-06-02</text:p>
          </table:table-cell>
          <table:table-cell table:style-name="ce46" table:formula="of:=TEXT([.$A111];&quot;YYYY&quot;)" office:value-type="string" office:string-value="2023" calcext:value-type="string">
            <text:p>2023</text:p>
          </table:table-cell>
          <table:table-cell table:style-name="ce46" table:formula="of:=[.$A111]-DATE(YEAR([.$A111]);1;0)" office:value-type="float" office:value="153" calcext:value-type="float">
            <text:p>153</text:p>
          </table:table-cell>
          <table:table-cell table:style-name="ce46" table:formula="of:=TEXT([.$A111];&quot;MMM&quot;)" office:value-type="string" office:string-value="Jun" calcext:value-type="string">
            <text:p>Jun</text:p>
          </table:table-cell>
          <table:table-cell table:style-name="ce46" table:formula="of:=DAY([.A111])" office:value-type="float" office:value="2" calcext:value-type="float">
            <text:p>2</text:p>
          </table:table-cell>
          <table:table-cell table:style-name="ce46" table:formula="of:=TEXT([.$A111];&quot;DDD&quot;)" office:value-type="string" office:string-value="Fri" calcext:value-type="string">
            <text:p>Fri</text:p>
          </table:table-cell>
          <table:table-cell table:style-name="ce51" table:formula="of:=AND(DATE(YEAR([.$A111]);3;1)-WEEKDAY(DATE(YEAR([.$A111]);3;1)-1)+14&lt;=[.$A111];[.$A111]&lt;DATE(YEAR([.$A111]);11;1)-WEEKDAY(DATE(YEAR([.$A111]);11;1)-1)+7)" office:value-type="boolean" office:boolean-value="true" calcext:value-type="boolean">
            <text:p>TRUE</text:p>
          </table:table-cell>
          <table:table-cell table:style-name="ce23" table:formula="of:=VLOOKUP([.$C111];[$Sun.$A$1:$Sun.$C$367];2)-IF([.$G111];0;TIME(1;0;0))" office:value-type="time" office:time-value="PT05H26M00S" calcext:value-type="time">
            <text:p>5:26:00</text:p>
          </table:table-cell>
          <table:table-cell table:style-name="ce23" table:formula="of:=VLOOKUP([.$C111];[$Sun.$A$1:$Sun.$C$367];3)-IF([.$G111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1]" office:value-type="date" office:date-value="2023-06-02" calcext:value-type="date">
            <text:p>2023-06-02</text:p>
          </table:table-cell>
          <table:table-cell table:style-name="ce23" table:formula="of:=[.$H111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1]);ISBLANK([.$P111]));&quot;None&quot;;CONCATENATE([.$O111];[.$P111];&quot;&quot;))" office:value-type="string" office:string-value="Walkx" calcext:value-type="string">
            <text:p>Walkx</text:p>
          </table:table-cell>
          <table:table-cell table:style-name="ce46" table:formula="of:=CONCATENATE(IF([.$P111]=&quot;t&quot;;&quot;[TBD: &quot;;&quot;&quot;);IF(ISBLANK([.$J111]);&quot;&quot;;[.$J111]); IF([.$P11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1]);&quot;&quot;;IF(ISBLANK([.$L111]);TEXT([.$K111];&quot;YYYY-MM-DD&quot;);TEXT([.$K111]+[.$L111];&quot;YYYY-MM-DDTHH:MM:SS&quot;)))" office:value-type="string" office:string-value="2023-06-02T05:26:00" calcext:value-type="string">
            <text:p>2023-06-02T05:26:00</text:p>
          </table:table-cell>
          <table:table-cell table:style-name="ce29" table:formula="of:=IF(ISBLANK([.$M111]);&quot;&quot;;IF(ISBLANK([.$N111]);TEXT([.$M111];&quot;YYYY-MM-DD&quot;);TEXT([.$M111]+[.$N1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5" calcext:value-type="date">
            <text:p>2023-06-05</text:p>
          </table:table-cell>
          <table:table-cell table:style-name="ce46" table:formula="of:=TEXT([.$A112];&quot;YYYY&quot;)" office:value-type="string" office:string-value="2023" calcext:value-type="string">
            <text:p>2023</text:p>
          </table:table-cell>
          <table:table-cell table:style-name="ce46" table:formula="of:=[.$A112]-DATE(YEAR([.$A112]);1;0)" office:value-type="float" office:value="156" calcext:value-type="float">
            <text:p>156</text:p>
          </table:table-cell>
          <table:table-cell table:style-name="ce46" table:formula="of:=TEXT([.$A112];&quot;MMM&quot;)" office:value-type="string" office:string-value="Jun" calcext:value-type="string">
            <text:p>Jun</text:p>
          </table:table-cell>
          <table:table-cell table:style-name="ce46" table:formula="of:=DAY([.A112])" office:value-type="float" office:value="5" calcext:value-type="float">
            <text:p>5</text:p>
          </table:table-cell>
          <table:table-cell table:style-name="ce46" table:formula="of:=TEXT([.$A112];&quot;DDD&quot;)" office:value-type="string" office:string-value="Mon" calcext:value-type="string">
            <text:p>Mon</text:p>
          </table:table-cell>
          <table:table-cell table:style-name="ce51" table:formula="of:=AND(DATE(YEAR([.$A112]);3;1)-WEEKDAY(DATE(YEAR([.$A112]);3;1)-1)+14&lt;=[.$A112];[.$A112]&lt;DATE(YEAR([.$A112]);11;1)-WEEKDAY(DATE(YEAR([.$A112]);11;1)-1)+7)" office:value-type="boolean" office:boolean-value="true" calcext:value-type="boolean">
            <text:p>TRUE</text:p>
          </table:table-cell>
          <table:table-cell table:style-name="ce23" table:formula="of:=VLOOKUP([.$C112];[$Sun.$A$1:$Sun.$C$367];2)-IF([.$G112];0;TIME(1;0;0))" office:value-type="time" office:time-value="PT05H25M00S" calcext:value-type="time">
            <text:p>5:25:00</text:p>
          </table:table-cell>
          <table:table-cell table:style-name="ce23" table:formula="of:=VLOOKUP([.$C112];[$Sun.$A$1:$Sun.$C$367];3)-IF([.$G112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2]" office:value-type="date" office:date-value="2023-06-05" calcext:value-type="date">
            <text:p>2023-06-05</text:p>
          </table:table-cell>
          <table:table-cell table:style-name="ce23" table:formula="of:=[.$H112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2]);ISBLANK([.$P112]));&quot;None&quot;;CONCATENATE([.$O112];[.$P112];&quot;&quot;))" office:value-type="string" office:string-value="Walkx" calcext:value-type="string">
            <text:p>Walkx</text:p>
          </table:table-cell>
          <table:table-cell table:style-name="ce46" table:formula="of:=CONCATENATE(IF([.$P112]=&quot;t&quot;;&quot;[TBD: &quot;;&quot;&quot;);IF(ISBLANK([.$J112]);&quot;&quot;;[.$J112]); IF([.$P1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2]);&quot;&quot;;IF(ISBLANK([.$L112]);TEXT([.$K112];&quot;YYYY-MM-DD&quot;);TEXT([.$K112]+[.$L112];&quot;YYYY-MM-DDTHH:MM:SS&quot;)))" office:value-type="string" office:string-value="2023-06-05T05:25:00" calcext:value-type="string">
            <text:p>2023-06-05T05:25:00</text:p>
          </table:table-cell>
          <table:table-cell table:style-name="ce29" table:formula="of:=IF(ISBLANK([.$M112]);&quot;&quot;;IF(ISBLANK([.$N112]);TEXT([.$M112];&quot;YYYY-MM-DD&quot;);TEXT([.$M112]+[.$N1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6" calcext:value-type="date">
            <text:p>2023-06-06</text:p>
          </table:table-cell>
          <table:table-cell table:style-name="ce46" table:formula="of:=TEXT([.$A113];&quot;YYYY&quot;)" office:value-type="string" office:string-value="2023" calcext:value-type="string">
            <text:p>2023</text:p>
          </table:table-cell>
          <table:table-cell table:style-name="ce46" table:formula="of:=[.$A113]-DATE(YEAR([.$A113]);1;0)" office:value-type="float" office:value="157" calcext:value-type="float">
            <text:p>157</text:p>
          </table:table-cell>
          <table:table-cell table:style-name="ce46" table:formula="of:=TEXT([.$A113];&quot;MMM&quot;)" office:value-type="string" office:string-value="Jun" calcext:value-type="string">
            <text:p>Jun</text:p>
          </table:table-cell>
          <table:table-cell table:style-name="ce46" table:formula="of:=DAY([.A113])" office:value-type="float" office:value="6" calcext:value-type="float">
            <text:p>6</text:p>
          </table:table-cell>
          <table:table-cell table:style-name="ce46" table:formula="of:=TEXT([.$A113];&quot;DDD&quot;)" office:value-type="string" office:string-value="Tue" calcext:value-type="string">
            <text:p>Tue</text:p>
          </table:table-cell>
          <table:table-cell table:style-name="ce51" table:formula="of:=AND(DATE(YEAR([.$A113]);3;1)-WEEKDAY(DATE(YEAR([.$A113]);3;1)-1)+14&lt;=[.$A113];[.$A113]&lt;DATE(YEAR([.$A113]);11;1)-WEEKDAY(DATE(YEAR([.$A113]);11;1)-1)+7)" office:value-type="boolean" office:boolean-value="true" calcext:value-type="boolean">
            <text:p>TRUE</text:p>
          </table:table-cell>
          <table:table-cell table:style-name="ce23" table:formula="of:=VLOOKUP([.$C113];[$Sun.$A$1:$Sun.$C$367];2)-IF([.$G113];0;TIME(1;0;0))" office:value-type="time" office:time-value="PT05H25M00S" calcext:value-type="time">
            <text:p>5:25:00</text:p>
          </table:table-cell>
          <table:table-cell table:style-name="ce23" table:formula="of:=VLOOKUP([.$C113];[$Sun.$A$1:$Sun.$C$367];3)-IF([.$G113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3]" office:value-type="date" office:date-value="2023-06-06" calcext:value-type="date">
            <text:p>2023-06-06</text:p>
          </table:table-cell>
          <table:table-cell table:style-name="ce23" table:formula="of:=[.$H113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3]);ISBLANK([.$P113]));&quot;None&quot;;CONCATENATE([.$O113];[.$P113];&quot;&quot;))" office:value-type="string" office:string-value="Walkx" calcext:value-type="string">
            <text:p>Walkx</text:p>
          </table:table-cell>
          <table:table-cell table:style-name="ce46" table:formula="of:=CONCATENATE(IF([.$P113]=&quot;t&quot;;&quot;[TBD: &quot;;&quot;&quot;);IF(ISBLANK([.$J113]);&quot;&quot;;[.$J113]); IF([.$P1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3]);&quot;&quot;;IF(ISBLANK([.$L113]);TEXT([.$K113];&quot;YYYY-MM-DD&quot;);TEXT([.$K113]+[.$L113];&quot;YYYY-MM-DDTHH:MM:SS&quot;)))" office:value-type="string" office:string-value="2023-06-06T05:25:00" calcext:value-type="string">
            <text:p>2023-06-06T05:25:00</text:p>
          </table:table-cell>
          <table:table-cell table:style-name="ce29" table:formula="of:=IF(ISBLANK([.$M113]);&quot;&quot;;IF(ISBLANK([.$N113]);TEXT([.$M113];&quot;YYYY-MM-DD&quot;);TEXT([.$M113]+[.$N1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7" calcext:value-type="date">
            <text:p>2023-06-07</text:p>
          </table:table-cell>
          <table:table-cell table:style-name="ce46" table:formula="of:=TEXT([.$A114];&quot;YYYY&quot;)" office:value-type="string" office:string-value="2023" calcext:value-type="string">
            <text:p>2023</text:p>
          </table:table-cell>
          <table:table-cell table:style-name="ce46" table:formula="of:=[.$A114]-DATE(YEAR([.$A114]);1;0)" office:value-type="float" office:value="158" calcext:value-type="float">
            <text:p>158</text:p>
          </table:table-cell>
          <table:table-cell table:style-name="ce46" table:formula="of:=TEXT([.$A114];&quot;MMM&quot;)" office:value-type="string" office:string-value="Jun" calcext:value-type="string">
            <text:p>Jun</text:p>
          </table:table-cell>
          <table:table-cell table:style-name="ce46" table:formula="of:=DAY([.A114])" office:value-type="float" office:value="7" calcext:value-type="float">
            <text:p>7</text:p>
          </table:table-cell>
          <table:table-cell table:style-name="ce46" table:formula="of:=TEXT([.$A114];&quot;DDD&quot;)" office:value-type="string" office:string-value="Wed" calcext:value-type="string">
            <text:p>Wed</text:p>
          </table:table-cell>
          <table:table-cell table:style-name="ce51" table:formula="of:=AND(DATE(YEAR([.$A114]);3;1)-WEEKDAY(DATE(YEAR([.$A114]);3;1)-1)+14&lt;=[.$A114];[.$A114]&lt;DATE(YEAR([.$A114]);11;1)-WEEKDAY(DATE(YEAR([.$A114]);11;1)-1)+7)" office:value-type="boolean" office:boolean-value="true" calcext:value-type="boolean">
            <text:p>TRUE</text:p>
          </table:table-cell>
          <table:table-cell table:style-name="ce23" table:formula="of:=VLOOKUP([.$C114];[$Sun.$A$1:$Sun.$C$367];2)-IF([.$G114];0;TIME(1;0;0))" office:value-type="time" office:time-value="PT05H24M00S" calcext:value-type="time">
            <text:p>5:24:00</text:p>
          </table:table-cell>
          <table:table-cell table:style-name="ce23" table:formula="of:=VLOOKUP([.$C114];[$Sun.$A$1:$Sun.$C$367];3)-IF([.$G114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4]" office:value-type="date" office:date-value="2023-06-07" calcext:value-type="date">
            <text:p>2023-06-07</text:p>
          </table:table-cell>
          <table:table-cell table:style-name="ce23" table:formula="of:=[.$H114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4]);ISBLANK([.$P114]));&quot;None&quot;;CONCATENATE([.$O114];[.$P114];&quot;&quot;))" office:value-type="string" office:string-value="Walkx" calcext:value-type="string">
            <text:p>Walkx</text:p>
          </table:table-cell>
          <table:table-cell table:style-name="ce46" table:formula="of:=CONCATENATE(IF([.$P114]=&quot;t&quot;;&quot;[TBD: &quot;;&quot;&quot;);IF(ISBLANK([.$J114]);&quot;&quot;;[.$J114]); IF([.$P1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4]);&quot;&quot;;IF(ISBLANK([.$L114]);TEXT([.$K114];&quot;YYYY-MM-DD&quot;);TEXT([.$K114]+[.$L114];&quot;YYYY-MM-DDTHH:MM:SS&quot;)))" office:value-type="string" office:string-value="2023-06-07T05:24:00" calcext:value-type="string">
            <text:p>2023-06-07T05:24:00</text:p>
          </table:table-cell>
          <table:table-cell table:style-name="ce29" table:formula="of:=IF(ISBLANK([.$M114]);&quot;&quot;;IF(ISBLANK([.$N114]);TEXT([.$M114];&quot;YYYY-MM-DD&quot;);TEXT([.$M114]+[.$N1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8" calcext:value-type="date">
            <text:p>2023-06-08</text:p>
          </table:table-cell>
          <table:table-cell table:style-name="ce46" table:formula="of:=TEXT([.$A115];&quot;YYYY&quot;)" office:value-type="string" office:string-value="2023" calcext:value-type="string">
            <text:p>2023</text:p>
          </table:table-cell>
          <table:table-cell table:style-name="ce46" table:formula="of:=[.$A115]-DATE(YEAR([.$A115]);1;0)" office:value-type="float" office:value="159" calcext:value-type="float">
            <text:p>159</text:p>
          </table:table-cell>
          <table:table-cell table:style-name="ce46" table:formula="of:=TEXT([.$A115];&quot;MMM&quot;)" office:value-type="string" office:string-value="Jun" calcext:value-type="string">
            <text:p>Jun</text:p>
          </table:table-cell>
          <table:table-cell table:style-name="ce46" table:formula="of:=DAY([.A115])" office:value-type="float" office:value="8" calcext:value-type="float">
            <text:p>8</text:p>
          </table:table-cell>
          <table:table-cell table:style-name="ce46" table:formula="of:=TEXT([.$A115];&quot;DDD&quot;)" office:value-type="string" office:string-value="Thu" calcext:value-type="string">
            <text:p>Thu</text:p>
          </table:table-cell>
          <table:table-cell table:style-name="ce51" table:formula="of:=AND(DATE(YEAR([.$A115]);3;1)-WEEKDAY(DATE(YEAR([.$A115]);3;1)-1)+14&lt;=[.$A115];[.$A115]&lt;DATE(YEAR([.$A115]);11;1)-WEEKDAY(DATE(YEAR([.$A115]);11;1)-1)+7)" office:value-type="boolean" office:boolean-value="true" calcext:value-type="boolean">
            <text:p>TRUE</text:p>
          </table:table-cell>
          <table:table-cell table:style-name="ce23" table:formula="of:=VLOOKUP([.$C115];[$Sun.$A$1:$Sun.$C$367];2)-IF([.$G115];0;TIME(1;0;0))" office:value-type="time" office:time-value="PT05H24M00S" calcext:value-type="time">
            <text:p>5:24:00</text:p>
          </table:table-cell>
          <table:table-cell table:style-name="ce23" table:formula="of:=VLOOKUP([.$C115];[$Sun.$A$1:$Sun.$C$367];3)-IF([.$G115];0;TIME(1;0;0))" office:value-type="time" office:time-value="PT20H25M00S" calcext:value-type="time">
            <text:p>20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5]" office:value-type="date" office:date-value="2023-06-08" calcext:value-type="date">
            <text:p>2023-06-08</text:p>
          </table:table-cell>
          <table:table-cell table:style-name="ce23" table:formula="of:=[.$H115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5]);ISBLANK([.$P115]));&quot;None&quot;;CONCATENATE([.$O115];[.$P115];&quot;&quot;))" office:value-type="string" office:string-value="Walkx" calcext:value-type="string">
            <text:p>Walkx</text:p>
          </table:table-cell>
          <table:table-cell table:style-name="ce46" table:formula="of:=CONCATENATE(IF([.$P115]=&quot;t&quot;;&quot;[TBD: &quot;;&quot;&quot;);IF(ISBLANK([.$J115]);&quot;&quot;;[.$J115]); IF([.$P1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5]);&quot;&quot;;IF(ISBLANK([.$L115]);TEXT([.$K115];&quot;YYYY-MM-DD&quot;);TEXT([.$K115]+[.$L115];&quot;YYYY-MM-DDTHH:MM:SS&quot;)))" office:value-type="string" office:string-value="2023-06-08T05:24:00" calcext:value-type="string">
            <text:p>2023-06-08T05:24:00</text:p>
          </table:table-cell>
          <table:table-cell table:style-name="ce29" table:formula="of:=IF(ISBLANK([.$M115]);&quot;&quot;;IF(ISBLANK([.$N115]);TEXT([.$M115];&quot;YYYY-MM-DD&quot;);TEXT([.$M115]+[.$N1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09" calcext:value-type="date">
            <text:p>2023-06-09</text:p>
          </table:table-cell>
          <table:table-cell table:style-name="ce46" table:formula="of:=TEXT([.$A116];&quot;YYYY&quot;)" office:value-type="string" office:string-value="2023" calcext:value-type="string">
            <text:p>2023</text:p>
          </table:table-cell>
          <table:table-cell table:style-name="ce46" table:formula="of:=[.$A116]-DATE(YEAR([.$A116]);1;0)" office:value-type="float" office:value="160" calcext:value-type="float">
            <text:p>160</text:p>
          </table:table-cell>
          <table:table-cell table:style-name="ce46" table:formula="of:=TEXT([.$A116];&quot;MMM&quot;)" office:value-type="string" office:string-value="Jun" calcext:value-type="string">
            <text:p>Jun</text:p>
          </table:table-cell>
          <table:table-cell table:style-name="ce46" table:formula="of:=DAY([.A116])" office:value-type="float" office:value="9" calcext:value-type="float">
            <text:p>9</text:p>
          </table:table-cell>
          <table:table-cell table:style-name="ce46" table:formula="of:=TEXT([.$A116];&quot;DDD&quot;)" office:value-type="string" office:string-value="Fri" calcext:value-type="string">
            <text:p>Fri</text:p>
          </table:table-cell>
          <table:table-cell table:style-name="ce51" table:formula="of:=AND(DATE(YEAR([.$A116]);3;1)-WEEKDAY(DATE(YEAR([.$A116]);3;1)-1)+14&lt;=[.$A116];[.$A116]&lt;DATE(YEAR([.$A116]);11;1)-WEEKDAY(DATE(YEAR([.$A116]);11;1)-1)+7)" office:value-type="boolean" office:boolean-value="true" calcext:value-type="boolean">
            <text:p>TRUE</text:p>
          </table:table-cell>
          <table:table-cell table:style-name="ce23" table:formula="of:=VLOOKUP([.$C116];[$Sun.$A$1:$Sun.$C$367];2)-IF([.$G116];0;TIME(1;0;0))" office:value-type="time" office:time-value="PT05H24M00S" calcext:value-type="time">
            <text:p>5:24:00</text:p>
          </table:table-cell>
          <table:table-cell table:style-name="ce23" table:formula="of:=VLOOKUP([.$C116];[$Sun.$A$1:$Sun.$C$367];3)-IF([.$G116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6]" office:value-type="date" office:date-value="2023-06-09" calcext:value-type="date">
            <text:p>2023-06-09</text:p>
          </table:table-cell>
          <table:table-cell table:style-name="ce23" table:formula="of:=[.$H116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6]);ISBLANK([.$P116]));&quot;None&quot;;CONCATENATE([.$O116];[.$P116];&quot;&quot;))" office:value-type="string" office:string-value="Walkx" calcext:value-type="string">
            <text:p>Walkx</text:p>
          </table:table-cell>
          <table:table-cell table:style-name="ce46" table:formula="of:=CONCATENATE(IF([.$P116]=&quot;t&quot;;&quot;[TBD: &quot;;&quot;&quot;);IF(ISBLANK([.$J116]);&quot;&quot;;[.$J116]); IF([.$P1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6]);&quot;&quot;;IF(ISBLANK([.$L116]);TEXT([.$K116];&quot;YYYY-MM-DD&quot;);TEXT([.$K116]+[.$L116];&quot;YYYY-MM-DDTHH:MM:SS&quot;)))" office:value-type="string" office:string-value="2023-06-09T05:24:00" calcext:value-type="string">
            <text:p>2023-06-09T05:24:00</text:p>
          </table:table-cell>
          <table:table-cell table:style-name="ce29" table:formula="of:=IF(ISBLANK([.$M116]);&quot;&quot;;IF(ISBLANK([.$N116]);TEXT([.$M116];&quot;YYYY-MM-DD&quot;);TEXT([.$M116]+[.$N11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2" calcext:value-type="date">
            <text:p>2023-06-12</text:p>
          </table:table-cell>
          <table:table-cell table:style-name="ce46" table:formula="of:=TEXT([.$A117];&quot;YYYY&quot;)" office:value-type="string" office:string-value="2023" calcext:value-type="string">
            <text:p>2023</text:p>
          </table:table-cell>
          <table:table-cell table:style-name="ce46" table:formula="of:=[.$A117]-DATE(YEAR([.$A117]);1;0)" office:value-type="float" office:value="163" calcext:value-type="float">
            <text:p>163</text:p>
          </table:table-cell>
          <table:table-cell table:style-name="ce46" table:formula="of:=TEXT([.$A117];&quot;MMM&quot;)" office:value-type="string" office:string-value="Jun" calcext:value-type="string">
            <text:p>Jun</text:p>
          </table:table-cell>
          <table:table-cell table:style-name="ce46" table:formula="of:=DAY([.A117])" office:value-type="float" office:value="12" calcext:value-type="float">
            <text:p>12</text:p>
          </table:table-cell>
          <table:table-cell table:style-name="ce46" table:formula="of:=TEXT([.$A117];&quot;DDD&quot;)" office:value-type="string" office:string-value="Mon" calcext:value-type="string">
            <text:p>Mon</text:p>
          </table:table-cell>
          <table:table-cell table:style-name="ce51" table:formula="of:=AND(DATE(YEAR([.$A117]);3;1)-WEEKDAY(DATE(YEAR([.$A117]);3;1)-1)+14&lt;=[.$A117];[.$A117]&lt;DATE(YEAR([.$A117]);11;1)-WEEKDAY(DATE(YEAR([.$A117]);11;1)-1)+7)" office:value-type="boolean" office:boolean-value="true" calcext:value-type="boolean">
            <text:p>TRUE</text:p>
          </table:table-cell>
          <table:table-cell table:style-name="ce23" table:formula="of:=VLOOKUP([.$C117];[$Sun.$A$1:$Sun.$C$367];2)-IF([.$G117];0;TIME(1;0;0))" office:value-type="time" office:time-value="PT05H24M00S" calcext:value-type="time">
            <text:p>5:24:00</text:p>
          </table:table-cell>
          <table:table-cell table:style-name="ce23" table:formula="of:=VLOOKUP([.$C117];[$Sun.$A$1:$Sun.$C$367];3)-IF([.$G117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7]" office:value-type="date" office:date-value="2023-06-12" calcext:value-type="date">
            <text:p>2023-06-12</text:p>
          </table:table-cell>
          <table:table-cell table:style-name="ce23" table:formula="of:=[.$H117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7]);ISBLANK([.$P117]));&quot;None&quot;;CONCATENATE([.$O117];[.$P117];&quot;&quot;))" office:value-type="string" office:string-value="Walkx" calcext:value-type="string">
            <text:p>Walkx</text:p>
          </table:table-cell>
          <table:table-cell table:style-name="ce46" table:formula="of:=CONCATENATE(IF([.$P117]=&quot;t&quot;;&quot;[TBD: &quot;;&quot;&quot;);IF(ISBLANK([.$J117]);&quot;&quot;;[.$J117]); IF([.$P11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7]);&quot;&quot;;IF(ISBLANK([.$L117]);TEXT([.$K117];&quot;YYYY-MM-DD&quot;);TEXT([.$K117]+[.$L117];&quot;YYYY-MM-DDTHH:MM:SS&quot;)))" office:value-type="string" office:string-value="2023-06-12T05:24:00" calcext:value-type="string">
            <text:p>2023-06-12T05:24:00</text:p>
          </table:table-cell>
          <table:table-cell table:style-name="ce29" table:formula="of:=IF(ISBLANK([.$M117]);&quot;&quot;;IF(ISBLANK([.$N117]);TEXT([.$M117];&quot;YYYY-MM-DD&quot;);TEXT([.$M117]+[.$N1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3" calcext:value-type="date">
            <text:p>2023-06-13</text:p>
          </table:table-cell>
          <table:table-cell table:style-name="ce46" table:formula="of:=TEXT([.$A118];&quot;YYYY&quot;)" office:value-type="string" office:string-value="2023" calcext:value-type="string">
            <text:p>2023</text:p>
          </table:table-cell>
          <table:table-cell table:style-name="ce46" table:formula="of:=[.$A118]-DATE(YEAR([.$A118]);1;0)" office:value-type="float" office:value="164" calcext:value-type="float">
            <text:p>164</text:p>
          </table:table-cell>
          <table:table-cell table:style-name="ce46" table:formula="of:=TEXT([.$A118];&quot;MMM&quot;)" office:value-type="string" office:string-value="Jun" calcext:value-type="string">
            <text:p>Jun</text:p>
          </table:table-cell>
          <table:table-cell table:style-name="ce46" table:formula="of:=DAY([.A118])" office:value-type="float" office:value="13" calcext:value-type="float">
            <text:p>13</text:p>
          </table:table-cell>
          <table:table-cell table:style-name="ce46" table:formula="of:=TEXT([.$A118];&quot;DDD&quot;)" office:value-type="string" office:string-value="Tue" calcext:value-type="string">
            <text:p>Tue</text:p>
          </table:table-cell>
          <table:table-cell table:style-name="ce51" table:formula="of:=AND(DATE(YEAR([.$A118]);3;1)-WEEKDAY(DATE(YEAR([.$A118]);3;1)-1)+14&lt;=[.$A118];[.$A118]&lt;DATE(YEAR([.$A118]);11;1)-WEEKDAY(DATE(YEAR([.$A118]);11;1)-1)+7)" office:value-type="boolean" office:boolean-value="true" calcext:value-type="boolean">
            <text:p>TRUE</text:p>
          </table:table-cell>
          <table:table-cell table:style-name="ce23" table:formula="of:=VLOOKUP([.$C118];[$Sun.$A$1:$Sun.$C$367];2)-IF([.$G118];0;TIME(1;0;0))" office:value-type="time" office:time-value="PT05H24M00S" calcext:value-type="time">
            <text:p>5:24:00</text:p>
          </table:table-cell>
          <table:table-cell table:style-name="ce23" table:formula="of:=VLOOKUP([.$C118];[$Sun.$A$1:$Sun.$C$367];3)-IF([.$G118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8]" office:value-type="date" office:date-value="2023-06-13" calcext:value-type="date">
            <text:p>2023-06-13</text:p>
          </table:table-cell>
          <table:table-cell table:style-name="ce23" table:formula="of:=[.$H118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8]);ISBLANK([.$P118]));&quot;None&quot;;CONCATENATE([.$O118];[.$P118];&quot;&quot;))" office:value-type="string" office:string-value="Walkx" calcext:value-type="string">
            <text:p>Walkx</text:p>
          </table:table-cell>
          <table:table-cell table:style-name="ce46" table:formula="of:=CONCATENATE(IF([.$P118]=&quot;t&quot;;&quot;[TBD: &quot;;&quot;&quot;);IF(ISBLANK([.$J118]);&quot;&quot;;[.$J118]); IF([.$P1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8]);&quot;&quot;;IF(ISBLANK([.$L118]);TEXT([.$K118];&quot;YYYY-MM-DD&quot;);TEXT([.$K118]+[.$L118];&quot;YYYY-MM-DDTHH:MM:SS&quot;)))" office:value-type="string" office:string-value="2023-06-13T05:24:00" calcext:value-type="string">
            <text:p>2023-06-13T05:24:00</text:p>
          </table:table-cell>
          <table:table-cell table:style-name="ce29" table:formula="of:=IF(ISBLANK([.$M118]);&quot;&quot;;IF(ISBLANK([.$N118]);TEXT([.$M118];&quot;YYYY-MM-DD&quot;);TEXT([.$M118]+[.$N1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4" calcext:value-type="date">
            <text:p>2023-06-14</text:p>
          </table:table-cell>
          <table:table-cell table:style-name="ce46" table:formula="of:=TEXT([.$A119];&quot;YYYY&quot;)" office:value-type="string" office:string-value="2023" calcext:value-type="string">
            <text:p>2023</text:p>
          </table:table-cell>
          <table:table-cell table:style-name="ce46" table:formula="of:=[.$A119]-DATE(YEAR([.$A119]);1;0)" office:value-type="float" office:value="165" calcext:value-type="float">
            <text:p>165</text:p>
          </table:table-cell>
          <table:table-cell table:style-name="ce46" table:formula="of:=TEXT([.$A119];&quot;MMM&quot;)" office:value-type="string" office:string-value="Jun" calcext:value-type="string">
            <text:p>Jun</text:p>
          </table:table-cell>
          <table:table-cell table:style-name="ce46" table:formula="of:=DAY([.A119])" office:value-type="float" office:value="14" calcext:value-type="float">
            <text:p>14</text:p>
          </table:table-cell>
          <table:table-cell table:style-name="ce46" table:formula="of:=TEXT([.$A119];&quot;DDD&quot;)" office:value-type="string" office:string-value="Wed" calcext:value-type="string">
            <text:p>Wed</text:p>
          </table:table-cell>
          <table:table-cell table:style-name="ce51" table:formula="of:=AND(DATE(YEAR([.$A119]);3;1)-WEEKDAY(DATE(YEAR([.$A119]);3;1)-1)+14&lt;=[.$A119];[.$A119]&lt;DATE(YEAR([.$A119]);11;1)-WEEKDAY(DATE(YEAR([.$A119]);11;1)-1)+7)" office:value-type="boolean" office:boolean-value="true" calcext:value-type="boolean">
            <text:p>TRUE</text:p>
          </table:table-cell>
          <table:table-cell table:style-name="ce23" table:formula="of:=VLOOKUP([.$C119];[$Sun.$A$1:$Sun.$C$367];2)-IF([.$G119];0;TIME(1;0;0))" office:value-type="time" office:time-value="PT05H24M00S" calcext:value-type="time">
            <text:p>5:24:00</text:p>
          </table:table-cell>
          <table:table-cell table:style-name="ce23" table:formula="of:=VLOOKUP([.$C119];[$Sun.$A$1:$Sun.$C$367];3)-IF([.$G119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19]" office:value-type="date" office:date-value="2023-06-14" calcext:value-type="date">
            <text:p>2023-06-14</text:p>
          </table:table-cell>
          <table:table-cell table:style-name="ce23" table:formula="of:=[.$H119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19]);ISBLANK([.$P119]));&quot;None&quot;;CONCATENATE([.$O119];[.$P119];&quot;&quot;))" office:value-type="string" office:string-value="Walkx" calcext:value-type="string">
            <text:p>Walkx</text:p>
          </table:table-cell>
          <table:table-cell table:style-name="ce46" table:formula="of:=CONCATENATE(IF([.$P119]=&quot;t&quot;;&quot;[TBD: &quot;;&quot;&quot;);IF(ISBLANK([.$J119]);&quot;&quot;;[.$J119]); IF([.$P1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19]);&quot;&quot;;IF(ISBLANK([.$L119]);TEXT([.$K119];&quot;YYYY-MM-DD&quot;);TEXT([.$K119]+[.$L119];&quot;YYYY-MM-DDTHH:MM:SS&quot;)))" office:value-type="string" office:string-value="2023-06-14T05:24:00" calcext:value-type="string">
            <text:p>2023-06-14T05:24:00</text:p>
          </table:table-cell>
          <table:table-cell table:style-name="ce29" table:formula="of:=IF(ISBLANK([.$M119]);&quot;&quot;;IF(ISBLANK([.$N119]);TEXT([.$M119];&quot;YYYY-MM-DD&quot;);TEXT([.$M119]+[.$N1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5" calcext:value-type="date">
            <text:p>2023-06-15</text:p>
          </table:table-cell>
          <table:table-cell table:style-name="ce46" table:formula="of:=TEXT([.$A120];&quot;YYYY&quot;)" office:value-type="string" office:string-value="2023" calcext:value-type="string">
            <text:p>2023</text:p>
          </table:table-cell>
          <table:table-cell table:style-name="ce46" table:formula="of:=[.$A120]-DATE(YEAR([.$A120]);1;0)" office:value-type="float" office:value="166" calcext:value-type="float">
            <text:p>166</text:p>
          </table:table-cell>
          <table:table-cell table:style-name="ce46" table:formula="of:=TEXT([.$A120];&quot;MMM&quot;)" office:value-type="string" office:string-value="Jun" calcext:value-type="string">
            <text:p>Jun</text:p>
          </table:table-cell>
          <table:table-cell table:style-name="ce46" table:formula="of:=DAY([.A120])" office:value-type="float" office:value="15" calcext:value-type="float">
            <text:p>15</text:p>
          </table:table-cell>
          <table:table-cell table:style-name="ce46" table:formula="of:=TEXT([.$A120];&quot;DDD&quot;)" office:value-type="string" office:string-value="Thu" calcext:value-type="string">
            <text:p>Thu</text:p>
          </table:table-cell>
          <table:table-cell table:style-name="ce51" table:formula="of:=AND(DATE(YEAR([.$A120]);3;1)-WEEKDAY(DATE(YEAR([.$A120]);3;1)-1)+14&lt;=[.$A120];[.$A120]&lt;DATE(YEAR([.$A120]);11;1)-WEEKDAY(DATE(YEAR([.$A120]);11;1)-1)+7)" office:value-type="boolean" office:boolean-value="true" calcext:value-type="boolean">
            <text:p>TRUE</text:p>
          </table:table-cell>
          <table:table-cell table:style-name="ce23" table:formula="of:=VLOOKUP([.$C120];[$Sun.$A$1:$Sun.$C$367];2)-IF([.$G120];0;TIME(1;0;0))" office:value-type="time" office:time-value="PT05H24M00S" calcext:value-type="time">
            <text:p>5:24:00</text:p>
          </table:table-cell>
          <table:table-cell table:style-name="ce23" table:formula="of:=VLOOKUP([.$C120];[$Sun.$A$1:$Sun.$C$367];3)-IF([.$G120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0]" office:value-type="date" office:date-value="2023-06-15" calcext:value-type="date">
            <text:p>2023-06-15</text:p>
          </table:table-cell>
          <table:table-cell table:style-name="ce23" table:formula="of:=[.$H120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0]);ISBLANK([.$P120]));&quot;None&quot;;CONCATENATE([.$O120];[.$P120];&quot;&quot;))" office:value-type="string" office:string-value="Walkx" calcext:value-type="string">
            <text:p>Walkx</text:p>
          </table:table-cell>
          <table:table-cell table:style-name="ce46" table:formula="of:=CONCATENATE(IF([.$P120]=&quot;t&quot;;&quot;[TBD: &quot;;&quot;&quot;);IF(ISBLANK([.$J120]);&quot;&quot;;[.$J120]); IF([.$P1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0]);&quot;&quot;;IF(ISBLANK([.$L120]);TEXT([.$K120];&quot;YYYY-MM-DD&quot;);TEXT([.$K120]+[.$L120];&quot;YYYY-MM-DDTHH:MM:SS&quot;)))" office:value-type="string" office:string-value="2023-06-15T05:24:00" calcext:value-type="string">
            <text:p>2023-06-15T05:24:00</text:p>
          </table:table-cell>
          <table:table-cell table:style-name="ce29" table:formula="of:=IF(ISBLANK([.$M120]);&quot;&quot;;IF(ISBLANK([.$N120]);TEXT([.$M120];&quot;YYYY-MM-DD&quot;);TEXT([.$M120]+[.$N1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6" calcext:value-type="date">
            <text:p>2023-06-16</text:p>
          </table:table-cell>
          <table:table-cell table:style-name="ce46" table:formula="of:=TEXT([.$A121];&quot;YYYY&quot;)" office:value-type="string" office:string-value="2023" calcext:value-type="string">
            <text:p>2023</text:p>
          </table:table-cell>
          <table:table-cell table:style-name="ce46" table:formula="of:=[.$A121]-DATE(YEAR([.$A121]);1;0)" office:value-type="float" office:value="167" calcext:value-type="float">
            <text:p>167</text:p>
          </table:table-cell>
          <table:table-cell table:style-name="ce46" table:formula="of:=TEXT([.$A121];&quot;MMM&quot;)" office:value-type="string" office:string-value="Jun" calcext:value-type="string">
            <text:p>Jun</text:p>
          </table:table-cell>
          <table:table-cell table:style-name="ce46" table:formula="of:=DAY([.A121])" office:value-type="float" office:value="16" calcext:value-type="float">
            <text:p>16</text:p>
          </table:table-cell>
          <table:table-cell table:style-name="ce46" table:formula="of:=TEXT([.$A121];&quot;DDD&quot;)" office:value-type="string" office:string-value="Fri" calcext:value-type="string">
            <text:p>Fri</text:p>
          </table:table-cell>
          <table:table-cell table:style-name="ce51" table:formula="of:=AND(DATE(YEAR([.$A121]);3;1)-WEEKDAY(DATE(YEAR([.$A121]);3;1)-1)+14&lt;=[.$A121];[.$A121]&lt;DATE(YEAR([.$A121]);11;1)-WEEKDAY(DATE(YEAR([.$A121]);11;1)-1)+7)" office:value-type="boolean" office:boolean-value="true" calcext:value-type="boolean">
            <text:p>TRUE</text:p>
          </table:table-cell>
          <table:table-cell table:style-name="ce23" table:formula="of:=VLOOKUP([.$C121];[$Sun.$A$1:$Sun.$C$367];2)-IF([.$G121];0;TIME(1;0;0))" office:value-type="time" office:time-value="PT05H24M00S" calcext:value-type="time">
            <text:p>5:24:00</text:p>
          </table:table-cell>
          <table:table-cell table:style-name="ce23" table:formula="of:=VLOOKUP([.$C121];[$Sun.$A$1:$Sun.$C$367];3)-IF([.$G121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1]" office:value-type="date" office:date-value="2023-06-16" calcext:value-type="date">
            <text:p>2023-06-16</text:p>
          </table:table-cell>
          <table:table-cell table:style-name="ce23" table:formula="of:=[.$H121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1]);ISBLANK([.$P121]));&quot;None&quot;;CONCATENATE([.$O121];[.$P121];&quot;&quot;))" office:value-type="string" office:string-value="Walkx" calcext:value-type="string">
            <text:p>Walkx</text:p>
          </table:table-cell>
          <table:table-cell table:style-name="ce46" table:formula="of:=CONCATENATE(IF([.$P121]=&quot;t&quot;;&quot;[TBD: &quot;;&quot;&quot;);IF(ISBLANK([.$J121]);&quot;&quot;;[.$J121]); IF([.$P1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1]);&quot;&quot;;IF(ISBLANK([.$L121]);TEXT([.$K121];&quot;YYYY-MM-DD&quot;);TEXT([.$K121]+[.$L121];&quot;YYYY-MM-DDTHH:MM:SS&quot;)))" office:value-type="string" office:string-value="2023-06-16T05:24:00" calcext:value-type="string">
            <text:p>2023-06-16T05:24:00</text:p>
          </table:table-cell>
          <table:table-cell table:style-name="ce29" table:formula="of:=IF(ISBLANK([.$M121]);&quot;&quot;;IF(ISBLANK([.$N121]);TEXT([.$M121];&quot;YYYY-MM-DD&quot;);TEXT([.$M121]+[.$N121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6-17" calcext:value-type="date">
            <text:p>2023-06-17</text:p>
          </table:table-cell>
          <table:table-cell table:style-name="ce44" table:formula="of:=TEXT([.$A122];&quot;YYYY&quot;)" office:value-type="string" office:string-value="2023" calcext:value-type="string">
            <text:p>2023</text:p>
          </table:table-cell>
          <table:table-cell table:style-name="ce44" table:formula="of:=[.$A122]-DATE(YEAR([.$A122]);1;0)" office:value-type="float" office:value="168" calcext:value-type="float">
            <text:p>168</text:p>
          </table:table-cell>
          <table:table-cell table:style-name="ce44" table:formula="of:=TEXT([.$A122];&quot;MMM&quot;)" office:value-type="string" office:string-value="Jun" calcext:value-type="string">
            <text:p>Jun</text:p>
          </table:table-cell>
          <table:table-cell table:style-name="ce44" table:formula="of:=DAY([.A122])" office:value-type="float" office:value="17" calcext:value-type="float">
            <text:p>17</text:p>
          </table:table-cell>
          <table:table-cell table:style-name="ce44" table:formula="of:=TEXT([.$A122];&quot;DDD&quot;)" office:value-type="string" office:string-value="Sat" calcext:value-type="string">
            <text:p>Sat</text:p>
          </table:table-cell>
          <table:table-cell table:style-name="ce50" table:formula="of:=AND(DATE(YEAR([.$A122]);3;1)-WEEKDAY(DATE(YEAR([.$A122]);3;1)-1)+14&lt;=[.$A122];[.$A122]&lt;DATE(YEAR([.$A122]);11;1)-WEEKDAY(DATE(YEAR([.$A122]);11;1)-1)+7)" office:value-type="boolean" office:boolean-value="true" calcext:value-type="boolean">
            <text:p>TRUE</text:p>
          </table:table-cell>
          <table:table-cell table:style-name="ce55" table:formula="of:=VLOOKUP([.$C122];[$Sun.$A$1:$Sun.$C$367];2)-IF([.$G122];0;TIME(1;0;0))" office:value-type="time" office:time-value="PT05H24M00S" calcext:value-type="time">
            <text:p>5:24:00</text:p>
          </table:table-cell>
          <table:table-cell table:style-name="ce55" table:formula="of:=VLOOKUP([.$C122];[$Sun.$A$1:$Sun.$C$367];3)-IF([.$G122];0;TIME(1;0;0))" office:value-type="time" office:time-value="PT20H29M00S" calcext:value-type="time">
            <text:p>20:29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22]" office:value-type="date" office:date-value="2023-06-17" calcext:value-type="date">
            <text:p>2023-06-17</text:p>
          </table:table-cell>
          <table:table-cell table:style-name="ce55"/>
          <table:table-cell table:style-name="ce26" table:formula="of:=[.K122]+3" office:value-type="date" office:date-value="2023-06-20" calcext:value-type="date">
            <text:p>2023-06-2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2]);ISBLANK([.$P122]));&quot;None&quot;;CONCATENATE([.$O122];[.$P122];&quot;&quot;))" office:value-type="string" office:string-value="Tripx" calcext:value-type="string">
            <text:p>Tripx</text:p>
          </table:table-cell>
          <table:table-cell table:style-name="ce44" table:formula="of:=CONCATENATE(IF([.$P122]=&quot;t&quot;;&quot;[TBD: &quot;;&quot;&quot;);IF(ISBLANK([.$J122]);&quot;&quot;;[.$J122]); IF([.$P122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22]);&quot;&quot;;IF(ISBLANK([.$L122]);TEXT([.$K122];&quot;YYYY-MM-DD&quot;);TEXT([.$K122]+[.$L122];&quot;YYYY-MM-DDTHH:MM:SS&quot;)))" office:value-type="string" office:string-value="2023-06-17" calcext:value-type="string">
            <text:p>2023-06-17</text:p>
          </table:table-cell>
          <table:table-cell table:style-name="ce59" table:formula="of:=IF(ISBLANK([.$M122]);&quot;&quot;;IF(ISBLANK([.$N122]);TEXT([.$M122];&quot;YYYY-MM-DD&quot;);TEXT([.$M122]+[.$N122];&quot;YYYY-MM-DDTHH:MM:SS&quot;)))" office:value-type="string" office:string-value="2023-06-20" calcext:value-type="string">
            <text:p>2023-06-20</text:p>
          </table:table-cell>
          <table:table-cell/>
        </table:table-row>
        <table:table-row table:style-name="ro2">
          <table:table-cell table:style-name="ce26" table:formula="of:=DATE([.$B123];6;19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3]-DATE(YEAR([.$A123]);1;0)" office:value-type="float" office:value="170" calcext:value-type="float">
            <text:p>170</text:p>
          </table:table-cell>
          <table:table-cell table:style-name="ce44" table:formula="of:=TEXT([.$A123];&quot;MMM&quot;)" office:value-type="string" office:string-value="Jun" calcext:value-type="string">
            <text:p>Jun</text:p>
          </table:table-cell>
          <table:table-cell table:style-name="ce44" table:formula="of:=DAY([.A123])" office:value-type="float" office:value="19" calcext:value-type="float">
            <text:p>19</text:p>
          </table:table-cell>
          <table:table-cell table:style-name="ce44" table:formula="of:=TEXT([.$A123];&quot;DDD&quot;)" office:value-type="string" office:string-value="Mon" calcext:value-type="string">
            <text:p>Mon</text:p>
          </table:table-cell>
          <table:table-cell table:style-name="ce50" table:formula="of:=AND(DATE(YEAR([.$A123]);3;1)-WEEKDAY(DATE(YEAR([.$A123]);3;1)-1)+14&lt;=[.$A123];[.$A123]&lt;DATE(YEAR([.$A123]);11;1)-WEEKDAY(DATE(YEAR([.$A123]);11;1)-1)+7)" office:value-type="boolean" office:boolean-value="true" calcext:value-type="boolean">
            <text:p>TRUE</text:p>
          </table:table-cell>
          <table:table-cell table:style-name="ce55" table:formula="of:=VLOOKUP([.$C123];[$Sun.$A$1:$Sun.$C$367];2)-IF([.$G123];0;TIME(1;0;0))" office:value-type="time" office:time-value="PT05H24M00S" calcext:value-type="time">
            <text:p>5:24:00</text:p>
          </table:table-cell>
          <table:table-cell table:style-name="ce55" table:formula="of:=VLOOKUP([.$C123];[$Sun.$A$1:$Sun.$C$367];3)-IF([.$G12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123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23]);ISBLANK([.$P123]));&quot;None&quot;;CONCATENATE([.$O123];[.$P123];&quot;&quot;))" office:value-type="string" office:string-value="Holidayx" calcext:value-type="string">
            <text:p>Holidayx</text:p>
          </table:table-cell>
          <table:table-cell table:style-name="ce44" table:formula="of:=CONCATENATE(IF([.$P123]=&quot;t&quot;;&quot;[TBD: &quot;;&quot;&quot;);IF(ISBLANK([.$J123]);&quot;&quot;;[.$J123]); IF([.$P12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123]);&quot;&quot;;IF(ISBLANK([.$L123]);TEXT([.$K123];&quot;YYYY-MM-DD&quot;);TEXT([.$K123]+[.$L123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3]);&quot;&quot;;IF(ISBLANK([.$N123]);TEXT([.$M123];&quot;YYYY-MM-DD&quot;);TEXT([.$M123]+[.$N123];&quot;YYYY-MM-DDTHH:MM:SS&quot;)))">
            <text:p/>
          </table:table-cell>
          <table:table-cell/>
        </table:table-row>
        <table:table-row table:style-name="ro2">
          <table:table-cell table:style-name="ce26" table:formula="of:=DATE([.$B124];6;19)+CHOOSE(WEEKDAY(DATE([.$B124];6;19));1;0;0;0;0;0;-1)" office:value-type="date" office:date-value="2023-06-19" calcext:value-type="date">
            <text:p>2023-06-1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24]-DATE(YEAR([.$A124]);1;0)" office:value-type="float" office:value="170" calcext:value-type="float">
            <text:p>170</text:p>
          </table:table-cell>
          <table:table-cell table:style-name="ce44" table:formula="of:=TEXT([.$A124];&quot;MMM&quot;)" office:value-type="string" office:string-value="Jun" calcext:value-type="string">
            <text:p>Jun</text:p>
          </table:table-cell>
          <table:table-cell table:style-name="ce44" table:formula="of:=DAY([.A124])" office:value-type="float" office:value="19" calcext:value-type="float">
            <text:p>19</text:p>
          </table:table-cell>
          <table:table-cell table:style-name="ce44" table:formula="of:=TEXT([.$A124];&quot;DDD&quot;)" office:value-type="string" office:string-value="Mon" calcext:value-type="string">
            <text:p>Mon</text:p>
          </table:table-cell>
          <table:table-cell table:style-name="ce50" table:formula="of:=AND(DATE(YEAR([.$A124]);3;1)-WEEKDAY(DATE(YEAR([.$A124]);3;1)-1)+14&lt;=[.$A124];[.$A124]&lt;DATE(YEAR([.$A124]);11;1)-WEEKDAY(DATE(YEAR([.$A124]);11;1)-1)+7)" office:value-type="boolean" office:boolean-value="true" calcext:value-type="boolean">
            <text:p>TRUE</text:p>
          </table:table-cell>
          <table:table-cell table:style-name="ce55" table:formula="of:=VLOOKUP([.$C124];[$Sun.$A$1:$Sun.$C$367];2)-IF([.$G124];0;TIME(1;0;0))" office:value-type="time" office:time-value="PT05H24M00S" calcext:value-type="time">
            <text:p>5:24:00</text:p>
          </table:table-cell>
          <table:table-cell table:style-name="ce55" table:formula="of:=VLOOKUP([.$C124];[$Sun.$A$1:$Sun.$C$367];3)-IF([.$G12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124]" office:value-type="date" office:date-value="2023-06-19" calcext:value-type="date">
            <text:p>2023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2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24]);ISBLANK([.$P124]));&quot;None&quot;;CONCATENATE([.$O124];[.$P124];&quot;&quot;))" office:value-type="string" office:string-value="Holiday-" calcext:value-type="string">
            <text:p>Holiday-</text:p>
          </table:table-cell>
          <table:table-cell table:style-name="ce44" table:formula="of:=CONCATENATE(IF([.$P124]=&quot;t&quot;;&quot;[TBD: &quot;;&quot;&quot;);IF(ISBLANK([.$J124]);&quot;&quot;;[.$J124]); IF([.$P12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124]);&quot;&quot;;IF(ISBLANK([.$L124]);TEXT([.$K124];&quot;YYYY-MM-DD&quot;);TEXT([.$K124]+[.$L124];&quot;YYYY-MM-DDTHH:MM:SS&quot;)))" office:value-type="string" office:string-value="2023-06-19" calcext:value-type="string">
            <text:p>2023-06-19</text:p>
          </table:table-cell>
          <table:table-cell table:style-name="ce59" table:formula="of:=IF(ISBLANK([.$M124]);&quot;&quot;;IF(ISBLANK([.$N124]);TEXT([.$M124];&quot;YYYY-MM-DD&quot;);TEXT([.$M124]+[.$N1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19" calcext:value-type="date">
            <text:p>2023-06-19</text:p>
          </table:table-cell>
          <table:table-cell table:style-name="ce46" table:formula="of:=TEXT([.$A125];&quot;YYYY&quot;)" office:value-type="string" office:string-value="2023" calcext:value-type="string">
            <text:p>2023</text:p>
          </table:table-cell>
          <table:table-cell table:style-name="ce46" table:formula="of:=[.$A125]-DATE(YEAR([.$A125]);1;0)" office:value-type="float" office:value="170" calcext:value-type="float">
            <text:p>170</text:p>
          </table:table-cell>
          <table:table-cell table:style-name="ce46" table:formula="of:=TEXT([.$A125];&quot;MMM&quot;)" office:value-type="string" office:string-value="Jun" calcext:value-type="string">
            <text:p>Jun</text:p>
          </table:table-cell>
          <table:table-cell table:style-name="ce46" table:formula="of:=DAY([.A125])" office:value-type="float" office:value="19" calcext:value-type="float">
            <text:p>19</text:p>
          </table:table-cell>
          <table:table-cell table:style-name="ce46" table:formula="of:=TEXT([.$A125];&quot;DDD&quot;)" office:value-type="string" office:string-value="Mon" calcext:value-type="string">
            <text:p>Mon</text:p>
          </table:table-cell>
          <table:table-cell table:style-name="ce51" table:formula="of:=AND(DATE(YEAR([.$A125]);3;1)-WEEKDAY(DATE(YEAR([.$A125]);3;1)-1)+14&lt;=[.$A125];[.$A125]&lt;DATE(YEAR([.$A125]);11;1)-WEEKDAY(DATE(YEAR([.$A125]);11;1)-1)+7)" office:value-type="boolean" office:boolean-value="true" calcext:value-type="boolean">
            <text:p>TRUE</text:p>
          </table:table-cell>
          <table:table-cell table:style-name="ce23" table:formula="of:=VLOOKUP([.$C125];[$Sun.$A$1:$Sun.$C$367];2)-IF([.$G125];0;TIME(1;0;0))" office:value-type="time" office:time-value="PT05H24M00S" calcext:value-type="time">
            <text:p>5:24:00</text:p>
          </table:table-cell>
          <table:table-cell table:style-name="ce23" table:formula="of:=VLOOKUP([.$C125];[$Sun.$A$1:$Sun.$C$367];3)-IF([.$G125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5]" office:value-type="date" office:date-value="2023-06-19" calcext:value-type="date">
            <text:p>2023-06-19</text:p>
          </table:table-cell>
          <table:table-cell table:style-name="ce23" table:formula="of:=[.$H125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5]);ISBLANK([.$P125]));&quot;None&quot;;CONCATENATE([.$O125];[.$P125];&quot;&quot;))" office:value-type="string" office:string-value="Walk-" calcext:value-type="string">
            <text:p>Walk-</text:p>
          </table:table-cell>
          <table:table-cell table:style-name="ce46" table:formula="of:=CONCATENATE(IF([.$P125]=&quot;t&quot;;&quot;[TBD: &quot;;&quot;&quot;);IF(ISBLANK([.$J125]);&quot;&quot;;[.$J125]); IF([.$P1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5]);&quot;&quot;;IF(ISBLANK([.$L125]);TEXT([.$K125];&quot;YYYY-MM-DD&quot;);TEXT([.$K125]+[.$L125];&quot;YYYY-MM-DDTHH:MM:SS&quot;)))" office:value-type="string" office:string-value="2023-06-19T05:24:00" calcext:value-type="string">
            <text:p>2023-06-19T05:24:00</text:p>
          </table:table-cell>
          <table:table-cell table:style-name="ce29" table:formula="of:=IF(ISBLANK([.$M125]);&quot;&quot;;IF(ISBLANK([.$N125]);TEXT([.$M125];&quot;YYYY-MM-DD&quot;);TEXT([.$M125]+[.$N1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0" calcext:value-type="date">
            <text:p>2023-06-20</text:p>
          </table:table-cell>
          <table:table-cell table:style-name="ce46" table:formula="of:=TEXT([.$A126];&quot;YYYY&quot;)" office:value-type="string" office:string-value="2023" calcext:value-type="string">
            <text:p>2023</text:p>
          </table:table-cell>
          <table:table-cell table:style-name="ce46" table:formula="of:=[.$A126]-DATE(YEAR([.$A126]);1;0)" office:value-type="float" office:value="171" calcext:value-type="float">
            <text:p>171</text:p>
          </table:table-cell>
          <table:table-cell table:style-name="ce46" table:formula="of:=TEXT([.$A126];&quot;MMM&quot;)" office:value-type="string" office:string-value="Jun" calcext:value-type="string">
            <text:p>Jun</text:p>
          </table:table-cell>
          <table:table-cell table:style-name="ce46" table:formula="of:=DAY([.A126])" office:value-type="float" office:value="20" calcext:value-type="float">
            <text:p>20</text:p>
          </table:table-cell>
          <table:table-cell table:style-name="ce46" table:formula="of:=TEXT([.$A126];&quot;DDD&quot;)" office:value-type="string" office:string-value="Tue" calcext:value-type="string">
            <text:p>Tue</text:p>
          </table:table-cell>
          <table:table-cell table:style-name="ce51" table:formula="of:=AND(DATE(YEAR([.$A126]);3;1)-WEEKDAY(DATE(YEAR([.$A126]);3;1)-1)+14&lt;=[.$A126];[.$A126]&lt;DATE(YEAR([.$A126]);11;1)-WEEKDAY(DATE(YEAR([.$A126]);11;1)-1)+7)" office:value-type="boolean" office:boolean-value="true" calcext:value-type="boolean">
            <text:p>TRUE</text:p>
          </table:table-cell>
          <table:table-cell table:style-name="ce23" table:formula="of:=VLOOKUP([.$C126];[$Sun.$A$1:$Sun.$C$367];2)-IF([.$G126];0;TIME(1;0;0))" office:value-type="time" office:time-value="PT05H24M00S" calcext:value-type="time">
            <text:p>5:24:00</text:p>
          </table:table-cell>
          <table:table-cell table:style-name="ce23" table:formula="of:=VLOOKUP([.$C126];[$Sun.$A$1:$Sun.$C$367];3)-IF([.$G126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6]" office:value-type="date" office:date-value="2023-06-20" calcext:value-type="date">
            <text:p>2023-06-20</text:p>
          </table:table-cell>
          <table:table-cell table:style-name="ce23" table:formula="of:=[.$H126]" office:value-type="time" office:time-value="PT05H24M00S" calcext:value-type="time">
            <text:p>5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6]);ISBLANK([.$P126]));&quot;None&quot;;CONCATENATE([.$O126];[.$P126];&quot;&quot;))" office:value-type="string" office:string-value="Walkx" calcext:value-type="string">
            <text:p>Walkx</text:p>
          </table:table-cell>
          <table:table-cell table:style-name="ce46" table:formula="of:=CONCATENATE(IF([.$P126]=&quot;t&quot;;&quot;[TBD: &quot;;&quot;&quot;);IF(ISBLANK([.$J126]);&quot;&quot;;[.$J126]); IF([.$P1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6]);&quot;&quot;;IF(ISBLANK([.$L126]);TEXT([.$K126];&quot;YYYY-MM-DD&quot;);TEXT([.$K126]+[.$L126];&quot;YYYY-MM-DDTHH:MM:SS&quot;)))" office:value-type="string" office:string-value="2023-06-20T05:24:00" calcext:value-type="string">
            <text:p>2023-06-20T05:24:00</text:p>
          </table:table-cell>
          <table:table-cell table:style-name="ce29" table:formula="of:=IF(ISBLANK([.$M126]);&quot;&quot;;IF(ISBLANK([.$N126]);TEXT([.$M126];&quot;YYYY-MM-DD&quot;);TEXT([.$M126]+[.$N1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1" calcext:value-type="date">
            <text:p>2023-06-21</text:p>
          </table:table-cell>
          <table:table-cell table:style-name="ce46" table:formula="of:=TEXT([.$A127];&quot;YYYY&quot;)" office:value-type="string" office:string-value="2023" calcext:value-type="string">
            <text:p>2023</text:p>
          </table:table-cell>
          <table:table-cell table:style-name="ce46" table:formula="of:=[.$A127]-DATE(YEAR([.$A127]);1;0)" office:value-type="float" office:value="172" calcext:value-type="float">
            <text:p>172</text:p>
          </table:table-cell>
          <table:table-cell table:style-name="ce46" table:formula="of:=TEXT([.$A127];&quot;MMM&quot;)" office:value-type="string" office:string-value="Jun" calcext:value-type="string">
            <text:p>Jun</text:p>
          </table:table-cell>
          <table:table-cell table:style-name="ce46" table:formula="of:=DAY([.A127])" office:value-type="float" office:value="21" calcext:value-type="float">
            <text:p>21</text:p>
          </table:table-cell>
          <table:table-cell table:style-name="ce46" table:formula="of:=TEXT([.$A127];&quot;DDD&quot;)" office:value-type="string" office:string-value="Wed" calcext:value-type="string">
            <text:p>Wed</text:p>
          </table:table-cell>
          <table:table-cell table:style-name="ce51" table:formula="of:=AND(DATE(YEAR([.$A127]);3;1)-WEEKDAY(DATE(YEAR([.$A127]);3;1)-1)+14&lt;=[.$A127];[.$A127]&lt;DATE(YEAR([.$A127]);11;1)-WEEKDAY(DATE(YEAR([.$A127]);11;1)-1)+7)" office:value-type="boolean" office:boolean-value="true" calcext:value-type="boolean">
            <text:p>TRUE</text:p>
          </table:table-cell>
          <table:table-cell table:style-name="ce23" table:formula="of:=VLOOKUP([.$C127];[$Sun.$A$1:$Sun.$C$367];2)-IF([.$G127];0;TIME(1;0;0))" office:value-type="time" office:time-value="PT05H25M00S" calcext:value-type="time">
            <text:p>5:25:00</text:p>
          </table:table-cell>
          <table:table-cell table:style-name="ce23" table:formula="of:=VLOOKUP([.$C127];[$Sun.$A$1:$Sun.$C$367];3)-IF([.$G127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7]" office:value-type="date" office:date-value="2023-06-21" calcext:value-type="date">
            <text:p>2023-06-21</text:p>
          </table:table-cell>
          <table:table-cell table:style-name="ce23" table:formula="of:=[.$H127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7]);ISBLANK([.$P127]));&quot;None&quot;;CONCATENATE([.$O127];[.$P127];&quot;&quot;))" office:value-type="string" office:string-value="Walkx" calcext:value-type="string">
            <text:p>Walkx</text:p>
          </table:table-cell>
          <table:table-cell table:style-name="ce46" table:formula="of:=CONCATENATE(IF([.$P127]=&quot;t&quot;;&quot;[TBD: &quot;;&quot;&quot;);IF(ISBLANK([.$J127]);&quot;&quot;;[.$J127]); IF([.$P1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7]);&quot;&quot;;IF(ISBLANK([.$L127]);TEXT([.$K127];&quot;YYYY-MM-DD&quot;);TEXT([.$K127]+[.$L127];&quot;YYYY-MM-DDTHH:MM:SS&quot;)))" office:value-type="string" office:string-value="2023-06-21T05:25:00" calcext:value-type="string">
            <text:p>2023-06-21T05:25:00</text:p>
          </table:table-cell>
          <table:table-cell table:style-name="ce29" table:formula="of:=IF(ISBLANK([.$M127]);&quot;&quot;;IF(ISBLANK([.$N127]);TEXT([.$M127];&quot;YYYY-MM-DD&quot;);TEXT([.$M127]+[.$N1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2" calcext:value-type="date">
            <text:p>2023-06-22</text:p>
          </table:table-cell>
          <table:table-cell table:style-name="ce46" table:formula="of:=TEXT([.$A128];&quot;YYYY&quot;)" office:value-type="string" office:string-value="2023" calcext:value-type="string">
            <text:p>2023</text:p>
          </table:table-cell>
          <table:table-cell table:style-name="ce46" table:formula="of:=[.$A128]-DATE(YEAR([.$A128]);1;0)" office:value-type="float" office:value="173" calcext:value-type="float">
            <text:p>173</text:p>
          </table:table-cell>
          <table:table-cell table:style-name="ce46" table:formula="of:=TEXT([.$A128];&quot;MMM&quot;)" office:value-type="string" office:string-value="Jun" calcext:value-type="string">
            <text:p>Jun</text:p>
          </table:table-cell>
          <table:table-cell table:style-name="ce46" table:formula="of:=DAY([.A128])" office:value-type="float" office:value="22" calcext:value-type="float">
            <text:p>22</text:p>
          </table:table-cell>
          <table:table-cell table:style-name="ce46" table:formula="of:=TEXT([.$A128];&quot;DDD&quot;)" office:value-type="string" office:string-value="Thu" calcext:value-type="string">
            <text:p>Thu</text:p>
          </table:table-cell>
          <table:table-cell table:style-name="ce51" table:formula="of:=AND(DATE(YEAR([.$A128]);3;1)-WEEKDAY(DATE(YEAR([.$A128]);3;1)-1)+14&lt;=[.$A128];[.$A128]&lt;DATE(YEAR([.$A128]);11;1)-WEEKDAY(DATE(YEAR([.$A128]);11;1)-1)+7)" office:value-type="boolean" office:boolean-value="true" calcext:value-type="boolean">
            <text:p>TRUE</text:p>
          </table:table-cell>
          <table:table-cell table:style-name="ce23" table:formula="of:=VLOOKUP([.$C128];[$Sun.$A$1:$Sun.$C$367];2)-IF([.$G128];0;TIME(1;0;0))" office:value-type="time" office:time-value="PT05H25M00S" calcext:value-type="time">
            <text:p>5:25:00</text:p>
          </table:table-cell>
          <table:table-cell table:style-name="ce23" table:formula="of:=VLOOKUP([.$C128];[$Sun.$A$1:$Sun.$C$367];3)-IF([.$G128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8]" office:value-type="date" office:date-value="2023-06-22" calcext:value-type="date">
            <text:p>2023-06-22</text:p>
          </table:table-cell>
          <table:table-cell table:style-name="ce23" table:formula="of:=[.$H128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8]);ISBLANK([.$P128]));&quot;None&quot;;CONCATENATE([.$O128];[.$P128];&quot;&quot;))" office:value-type="string" office:string-value="Walkx" calcext:value-type="string">
            <text:p>Walkx</text:p>
          </table:table-cell>
          <table:table-cell table:style-name="ce46" table:formula="of:=CONCATENATE(IF([.$P128]=&quot;t&quot;;&quot;[TBD: &quot;;&quot;&quot;);IF(ISBLANK([.$J128]);&quot;&quot;;[.$J128]); IF([.$P1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8]);&quot;&quot;;IF(ISBLANK([.$L128]);TEXT([.$K128];&quot;YYYY-MM-DD&quot;);TEXT([.$K128]+[.$L128];&quot;YYYY-MM-DDTHH:MM:SS&quot;)))" office:value-type="string" office:string-value="2023-06-22T05:25:00" calcext:value-type="string">
            <text:p>2023-06-22T05:25:00</text:p>
          </table:table-cell>
          <table:table-cell table:style-name="ce29" table:formula="of:=IF(ISBLANK([.$M128]);&quot;&quot;;IF(ISBLANK([.$N128]);TEXT([.$M128];&quot;YYYY-MM-DD&quot;);TEXT([.$M128]+[.$N1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3" calcext:value-type="date">
            <text:p>2023-06-23</text:p>
          </table:table-cell>
          <table:table-cell table:style-name="ce46" table:formula="of:=TEXT([.$A129];&quot;YYYY&quot;)" office:value-type="string" office:string-value="2023" calcext:value-type="string">
            <text:p>2023</text:p>
          </table:table-cell>
          <table:table-cell table:style-name="ce46" table:formula="of:=[.$A129]-DATE(YEAR([.$A129]);1;0)" office:value-type="float" office:value="174" calcext:value-type="float">
            <text:p>174</text:p>
          </table:table-cell>
          <table:table-cell table:style-name="ce46" table:formula="of:=TEXT([.$A129];&quot;MMM&quot;)" office:value-type="string" office:string-value="Jun" calcext:value-type="string">
            <text:p>Jun</text:p>
          </table:table-cell>
          <table:table-cell table:style-name="ce46" table:formula="of:=DAY([.A129])" office:value-type="float" office:value="23" calcext:value-type="float">
            <text:p>23</text:p>
          </table:table-cell>
          <table:table-cell table:style-name="ce46" table:formula="of:=TEXT([.$A129];&quot;DDD&quot;)" office:value-type="string" office:string-value="Fri" calcext:value-type="string">
            <text:p>Fri</text:p>
          </table:table-cell>
          <table:table-cell table:style-name="ce51" table:formula="of:=AND(DATE(YEAR([.$A129]);3;1)-WEEKDAY(DATE(YEAR([.$A129]);3;1)-1)+14&lt;=[.$A129];[.$A129]&lt;DATE(YEAR([.$A129]);11;1)-WEEKDAY(DATE(YEAR([.$A129]);11;1)-1)+7)" office:value-type="boolean" office:boolean-value="true" calcext:value-type="boolean">
            <text:p>TRUE</text:p>
          </table:table-cell>
          <table:table-cell table:style-name="ce23" table:formula="of:=VLOOKUP([.$C129];[$Sun.$A$1:$Sun.$C$367];2)-IF([.$G129];0;TIME(1;0;0))" office:value-type="time" office:time-value="PT05H25M00S" calcext:value-type="time">
            <text:p>5:25:00</text:p>
          </table:table-cell>
          <table:table-cell table:style-name="ce23" table:formula="of:=VLOOKUP([.$C129];[$Sun.$A$1:$Sun.$C$367];3)-IF([.$G129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29]" office:value-type="date" office:date-value="2023-06-23" calcext:value-type="date">
            <text:p>2023-06-23</text:p>
          </table:table-cell>
          <table:table-cell table:style-name="ce23" table:formula="of:=[.$H129]" office:value-type="time" office:time-value="PT05H25M00S" calcext:value-type="time">
            <text:p>5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29]);ISBLANK([.$P129]));&quot;None&quot;;CONCATENATE([.$O129];[.$P129];&quot;&quot;))" office:value-type="string" office:string-value="Walkx" calcext:value-type="string">
            <text:p>Walkx</text:p>
          </table:table-cell>
          <table:table-cell table:style-name="ce46" table:formula="of:=CONCATENATE(IF([.$P129]=&quot;t&quot;;&quot;[TBD: &quot;;&quot;&quot;);IF(ISBLANK([.$J129]);&quot;&quot;;[.$J129]); IF([.$P1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29]);&quot;&quot;;IF(ISBLANK([.$L129]);TEXT([.$K129];&quot;YYYY-MM-DD&quot;);TEXT([.$K129]+[.$L129];&quot;YYYY-MM-DDTHH:MM:SS&quot;)))" office:value-type="string" office:string-value="2023-06-23T05:25:00" calcext:value-type="string">
            <text:p>2023-06-23T05:25:00</text:p>
          </table:table-cell>
          <table:table-cell table:style-name="ce29" table:formula="of:=IF(ISBLANK([.$M129]);&quot;&quot;;IF(ISBLANK([.$N129]);TEXT([.$M129];&quot;YYYY-MM-DD&quot;);TEXT([.$M129]+[.$N1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6" calcext:value-type="date">
            <text:p>2023-06-26</text:p>
          </table:table-cell>
          <table:table-cell table:style-name="ce46" table:formula="of:=TEXT([.$A130];&quot;YYYY&quot;)" office:value-type="string" office:string-value="2023" calcext:value-type="string">
            <text:p>2023</text:p>
          </table:table-cell>
          <table:table-cell table:style-name="ce46" table:formula="of:=[.$A130]-DATE(YEAR([.$A130]);1;0)" office:value-type="float" office:value="177" calcext:value-type="float">
            <text:p>177</text:p>
          </table:table-cell>
          <table:table-cell table:style-name="ce46" table:formula="of:=TEXT([.$A130];&quot;MMM&quot;)" office:value-type="string" office:string-value="Jun" calcext:value-type="string">
            <text:p>Jun</text:p>
          </table:table-cell>
          <table:table-cell table:style-name="ce46" table:formula="of:=DAY([.A130])" office:value-type="float" office:value="26" calcext:value-type="float">
            <text:p>26</text:p>
          </table:table-cell>
          <table:table-cell table:style-name="ce46" table:formula="of:=TEXT([.$A130];&quot;DDD&quot;)" office:value-type="string" office:string-value="Mon" calcext:value-type="string">
            <text:p>Mon</text:p>
          </table:table-cell>
          <table:table-cell table:style-name="ce51" table:formula="of:=AND(DATE(YEAR([.$A130]);3;1)-WEEKDAY(DATE(YEAR([.$A130]);3;1)-1)+14&lt;=[.$A130];[.$A130]&lt;DATE(YEAR([.$A130]);11;1)-WEEKDAY(DATE(YEAR([.$A130]);11;1)-1)+7)" office:value-type="boolean" office:boolean-value="true" calcext:value-type="boolean">
            <text:p>TRUE</text:p>
          </table:table-cell>
          <table:table-cell table:style-name="ce23" table:formula="of:=VLOOKUP([.$C130];[$Sun.$A$1:$Sun.$C$367];2)-IF([.$G130];0;TIME(1;0;0))" office:value-type="time" office:time-value="PT05H26M00S" calcext:value-type="time">
            <text:p>5:26:00</text:p>
          </table:table-cell>
          <table:table-cell table:style-name="ce23" table:formula="of:=VLOOKUP([.$C130];[$Sun.$A$1:$Sun.$C$367];3)-IF([.$G130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0]" office:value-type="date" office:date-value="2023-06-26" calcext:value-type="date">
            <text:p>2023-06-26</text:p>
          </table:table-cell>
          <table:table-cell table:style-name="ce23" table:formula="of:=[.$H130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0]);ISBLANK([.$P130]));&quot;None&quot;;CONCATENATE([.$O130];[.$P130];&quot;&quot;))" office:value-type="string" office:string-value="Walkx" calcext:value-type="string">
            <text:p>Walkx</text:p>
          </table:table-cell>
          <table:table-cell table:style-name="ce46" table:formula="of:=CONCATENATE(IF([.$P130]=&quot;t&quot;;&quot;[TBD: &quot;;&quot;&quot;);IF(ISBLANK([.$J130]);&quot;&quot;;[.$J130]); IF([.$P1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0]);&quot;&quot;;IF(ISBLANK([.$L130]);TEXT([.$K130];&quot;YYYY-MM-DD&quot;);TEXT([.$K130]+[.$L130];&quot;YYYY-MM-DDTHH:MM:SS&quot;)))" office:value-type="string" office:string-value="2023-06-26T05:26:00" calcext:value-type="string">
            <text:p>2023-06-26T05:26:00</text:p>
          </table:table-cell>
          <table:table-cell table:style-name="ce29" table:formula="of:=IF(ISBLANK([.$M130]);&quot;&quot;;IF(ISBLANK([.$N130]);TEXT([.$M130];&quot;YYYY-MM-DD&quot;);TEXT([.$M130]+[.$N1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7" calcext:value-type="date">
            <text:p>2023-06-27</text:p>
          </table:table-cell>
          <table:table-cell table:style-name="ce46" table:formula="of:=TEXT([.$A131];&quot;YYYY&quot;)" office:value-type="string" office:string-value="2023" calcext:value-type="string">
            <text:p>2023</text:p>
          </table:table-cell>
          <table:table-cell table:style-name="ce46" table:formula="of:=[.$A131]-DATE(YEAR([.$A131]);1;0)" office:value-type="float" office:value="178" calcext:value-type="float">
            <text:p>178</text:p>
          </table:table-cell>
          <table:table-cell table:style-name="ce46" table:formula="of:=TEXT([.$A131];&quot;MMM&quot;)" office:value-type="string" office:string-value="Jun" calcext:value-type="string">
            <text:p>Jun</text:p>
          </table:table-cell>
          <table:table-cell table:style-name="ce46" table:formula="of:=DAY([.A131])" office:value-type="float" office:value="27" calcext:value-type="float">
            <text:p>27</text:p>
          </table:table-cell>
          <table:table-cell table:style-name="ce46" table:formula="of:=TEXT([.$A131];&quot;DDD&quot;)" office:value-type="string" office:string-value="Tue" calcext:value-type="string">
            <text:p>Tue</text:p>
          </table:table-cell>
          <table:table-cell table:style-name="ce51" table:formula="of:=AND(DATE(YEAR([.$A131]);3;1)-WEEKDAY(DATE(YEAR([.$A131]);3;1)-1)+14&lt;=[.$A131];[.$A131]&lt;DATE(YEAR([.$A131]);11;1)-WEEKDAY(DATE(YEAR([.$A131]);11;1)-1)+7)" office:value-type="boolean" office:boolean-value="true" calcext:value-type="boolean">
            <text:p>TRUE</text:p>
          </table:table-cell>
          <table:table-cell table:style-name="ce23" table:formula="of:=VLOOKUP([.$C131];[$Sun.$A$1:$Sun.$C$367];2)-IF([.$G131];0;TIME(1;0;0))" office:value-type="time" office:time-value="PT05H26M00S" calcext:value-type="time">
            <text:p>5:26:00</text:p>
          </table:table-cell>
          <table:table-cell table:style-name="ce23" table:formula="of:=VLOOKUP([.$C131];[$Sun.$A$1:$Sun.$C$367];3)-IF([.$G131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1]" office:value-type="date" office:date-value="2023-06-27" calcext:value-type="date">
            <text:p>2023-06-27</text:p>
          </table:table-cell>
          <table:table-cell table:style-name="ce23" table:formula="of:=[.$H131]" office:value-type="time" office:time-value="PT05H26M00S" calcext:value-type="time">
            <text:p>5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1]);ISBLANK([.$P131]));&quot;None&quot;;CONCATENATE([.$O131];[.$P131];&quot;&quot;))" office:value-type="string" office:string-value="Walkx" calcext:value-type="string">
            <text:p>Walkx</text:p>
          </table:table-cell>
          <table:table-cell table:style-name="ce46" table:formula="of:=CONCATENATE(IF([.$P131]=&quot;t&quot;;&quot;[TBD: &quot;;&quot;&quot;);IF(ISBLANK([.$J131]);&quot;&quot;;[.$J131]); IF([.$P1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1]);&quot;&quot;;IF(ISBLANK([.$L131]);TEXT([.$K131];&quot;YYYY-MM-DD&quot;);TEXT([.$K131]+[.$L131];&quot;YYYY-MM-DDTHH:MM:SS&quot;)))" office:value-type="string" office:string-value="2023-06-27T05:26:00" calcext:value-type="string">
            <text:p>2023-06-27T05:26:00</text:p>
          </table:table-cell>
          <table:table-cell table:style-name="ce29" table:formula="of:=IF(ISBLANK([.$M131]);&quot;&quot;;IF(ISBLANK([.$N131]);TEXT([.$M131];&quot;YYYY-MM-DD&quot;);TEXT([.$M131]+[.$N1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8" calcext:value-type="date">
            <text:p>2023-06-28</text:p>
          </table:table-cell>
          <table:table-cell table:style-name="ce46" table:formula="of:=TEXT([.$A132];&quot;YYYY&quot;)" office:value-type="string" office:string-value="2023" calcext:value-type="string">
            <text:p>2023</text:p>
          </table:table-cell>
          <table:table-cell table:style-name="ce46" table:formula="of:=[.$A132]-DATE(YEAR([.$A132]);1;0)" office:value-type="float" office:value="179" calcext:value-type="float">
            <text:p>179</text:p>
          </table:table-cell>
          <table:table-cell table:style-name="ce46" table:formula="of:=TEXT([.$A132];&quot;MMM&quot;)" office:value-type="string" office:string-value="Jun" calcext:value-type="string">
            <text:p>Jun</text:p>
          </table:table-cell>
          <table:table-cell table:style-name="ce46" table:formula="of:=DAY([.A132])" office:value-type="float" office:value="28" calcext:value-type="float">
            <text:p>28</text:p>
          </table:table-cell>
          <table:table-cell table:style-name="ce46" table:formula="of:=TEXT([.$A132];&quot;DDD&quot;)" office:value-type="string" office:string-value="Wed" calcext:value-type="string">
            <text:p>Wed</text:p>
          </table:table-cell>
          <table:table-cell table:style-name="ce51" table:formula="of:=AND(DATE(YEAR([.$A132]);3;1)-WEEKDAY(DATE(YEAR([.$A132]);3;1)-1)+14&lt;=[.$A132];[.$A132]&lt;DATE(YEAR([.$A132]);11;1)-WEEKDAY(DATE(YEAR([.$A132]);11;1)-1)+7)" office:value-type="boolean" office:boolean-value="true" calcext:value-type="boolean">
            <text:p>TRUE</text:p>
          </table:table-cell>
          <table:table-cell table:style-name="ce23" table:formula="of:=VLOOKUP([.$C132];[$Sun.$A$1:$Sun.$C$367];2)-IF([.$G132];0;TIME(1;0;0))" office:value-type="time" office:time-value="PT05H27M00S" calcext:value-type="time">
            <text:p>5:27:00</text:p>
          </table:table-cell>
          <table:table-cell table:style-name="ce23" table:formula="of:=VLOOKUP([.$C132];[$Sun.$A$1:$Sun.$C$367];3)-IF([.$G132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2]" office:value-type="date" office:date-value="2023-06-28" calcext:value-type="date">
            <text:p>2023-06-28</text:p>
          </table:table-cell>
          <table:table-cell table:style-name="ce23" table:formula="of:=[.$H132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2]);ISBLANK([.$P132]));&quot;None&quot;;CONCATENATE([.$O132];[.$P132];&quot;&quot;))" office:value-type="string" office:string-value="Walkx" calcext:value-type="string">
            <text:p>Walkx</text:p>
          </table:table-cell>
          <table:table-cell table:style-name="ce46" table:formula="of:=CONCATENATE(IF([.$P132]=&quot;t&quot;;&quot;[TBD: &quot;;&quot;&quot;);IF(ISBLANK([.$J132]);&quot;&quot;;[.$J132]); IF([.$P1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2]);&quot;&quot;;IF(ISBLANK([.$L132]);TEXT([.$K132];&quot;YYYY-MM-DD&quot;);TEXT([.$K132]+[.$L132];&quot;YYYY-MM-DDTHH:MM:SS&quot;)))" office:value-type="string" office:string-value="2023-06-28T05:27:00" calcext:value-type="string">
            <text:p>2023-06-28T05:27:00</text:p>
          </table:table-cell>
          <table:table-cell table:style-name="ce29" table:formula="of:=IF(ISBLANK([.$M132]);&quot;&quot;;IF(ISBLANK([.$N132]);TEXT([.$M132];&quot;YYYY-MM-DD&quot;);TEXT([.$M132]+[.$N13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29" calcext:value-type="date">
            <text:p>2023-06-29</text:p>
          </table:table-cell>
          <table:table-cell table:style-name="ce46" table:formula="of:=TEXT([.$A133];&quot;YYYY&quot;)" office:value-type="string" office:string-value="2023" calcext:value-type="string">
            <text:p>2023</text:p>
          </table:table-cell>
          <table:table-cell table:style-name="ce46" table:formula="of:=[.$A133]-DATE(YEAR([.$A133]);1;0)" office:value-type="float" office:value="180" calcext:value-type="float">
            <text:p>180</text:p>
          </table:table-cell>
          <table:table-cell table:style-name="ce46" table:formula="of:=TEXT([.$A133];&quot;MMM&quot;)" office:value-type="string" office:string-value="Jun" calcext:value-type="string">
            <text:p>Jun</text:p>
          </table:table-cell>
          <table:table-cell table:style-name="ce46" table:formula="of:=DAY([.A133])" office:value-type="float" office:value="29" calcext:value-type="float">
            <text:p>29</text:p>
          </table:table-cell>
          <table:table-cell table:style-name="ce46" table:formula="of:=TEXT([.$A133];&quot;DDD&quot;)" office:value-type="string" office:string-value="Thu" calcext:value-type="string">
            <text:p>Thu</text:p>
          </table:table-cell>
          <table:table-cell table:style-name="ce51" table:formula="of:=AND(DATE(YEAR([.$A133]);3;1)-WEEKDAY(DATE(YEAR([.$A133]);3;1)-1)+14&lt;=[.$A133];[.$A133]&lt;DATE(YEAR([.$A133]);11;1)-WEEKDAY(DATE(YEAR([.$A133]);11;1)-1)+7)" office:value-type="boolean" office:boolean-value="true" calcext:value-type="boolean">
            <text:p>TRUE</text:p>
          </table:table-cell>
          <table:table-cell table:style-name="ce23" table:formula="of:=VLOOKUP([.$C133];[$Sun.$A$1:$Sun.$C$367];2)-IF([.$G133];0;TIME(1;0;0))" office:value-type="time" office:time-value="PT05H27M00S" calcext:value-type="time">
            <text:p>5:27:00</text:p>
          </table:table-cell>
          <table:table-cell table:style-name="ce23" table:formula="of:=VLOOKUP([.$C133];[$Sun.$A$1:$Sun.$C$367];3)-IF([.$G133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3]" office:value-type="date" office:date-value="2023-06-29" calcext:value-type="date">
            <text:p>2023-06-29</text:p>
          </table:table-cell>
          <table:table-cell table:style-name="ce23" table:formula="of:=[.$H133]" office:value-type="time" office:time-value="PT05H27M00S" calcext:value-type="time">
            <text:p>5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3]);ISBLANK([.$P133]));&quot;None&quot;;CONCATENATE([.$O133];[.$P133];&quot;&quot;))" office:value-type="string" office:string-value="Walkx" calcext:value-type="string">
            <text:p>Walkx</text:p>
          </table:table-cell>
          <table:table-cell table:style-name="ce46" table:formula="of:=CONCATENATE(IF([.$P133]=&quot;t&quot;;&quot;[TBD: &quot;;&quot;&quot;);IF(ISBLANK([.$J133]);&quot;&quot;;[.$J133]); IF([.$P13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3]);&quot;&quot;;IF(ISBLANK([.$L133]);TEXT([.$K133];&quot;YYYY-MM-DD&quot;);TEXT([.$K133]+[.$L133];&quot;YYYY-MM-DDTHH:MM:SS&quot;)))" office:value-type="string" office:string-value="2023-06-29T05:27:00" calcext:value-type="string">
            <text:p>2023-06-29T05:27:00</text:p>
          </table:table-cell>
          <table:table-cell table:style-name="ce29" table:formula="of:=IF(ISBLANK([.$M133]);&quot;&quot;;IF(ISBLANK([.$N133]);TEXT([.$M133];&quot;YYYY-MM-DD&quot;);TEXT([.$M133]+[.$N13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6-30" calcext:value-type="date">
            <text:p>2023-06-30</text:p>
          </table:table-cell>
          <table:table-cell table:style-name="ce46" table:formula="of:=TEXT([.$A134];&quot;YYYY&quot;)" office:value-type="string" office:string-value="2023" calcext:value-type="string">
            <text:p>2023</text:p>
          </table:table-cell>
          <table:table-cell table:style-name="ce46" table:formula="of:=[.$A134]-DATE(YEAR([.$A134]);1;0)" office:value-type="float" office:value="181" calcext:value-type="float">
            <text:p>181</text:p>
          </table:table-cell>
          <table:table-cell table:style-name="ce46" table:formula="of:=TEXT([.$A134];&quot;MMM&quot;)" office:value-type="string" office:string-value="Jun" calcext:value-type="string">
            <text:p>Jun</text:p>
          </table:table-cell>
          <table:table-cell table:style-name="ce46" table:formula="of:=DAY([.A134])" office:value-type="float" office:value="30" calcext:value-type="float">
            <text:p>30</text:p>
          </table:table-cell>
          <table:table-cell table:style-name="ce46" table:formula="of:=TEXT([.$A134];&quot;DDD&quot;)" office:value-type="string" office:string-value="Fri" calcext:value-type="string">
            <text:p>Fri</text:p>
          </table:table-cell>
          <table:table-cell table:style-name="ce51" table:formula="of:=AND(DATE(YEAR([.$A134]);3;1)-WEEKDAY(DATE(YEAR([.$A134]);3;1)-1)+14&lt;=[.$A134];[.$A134]&lt;DATE(YEAR([.$A134]);11;1)-WEEKDAY(DATE(YEAR([.$A134]);11;1)-1)+7)" office:value-type="boolean" office:boolean-value="true" calcext:value-type="boolean">
            <text:p>TRUE</text:p>
          </table:table-cell>
          <table:table-cell table:style-name="ce23" table:formula="of:=VLOOKUP([.$C134];[$Sun.$A$1:$Sun.$C$367];2)-IF([.$G134];0;TIME(1;0;0))" office:value-type="time" office:time-value="PT05H28M00S" calcext:value-type="time">
            <text:p>5:28:00</text:p>
          </table:table-cell>
          <table:table-cell table:style-name="ce23" table:formula="of:=VLOOKUP([.$C134];[$Sun.$A$1:$Sun.$C$367];3)-IF([.$G134];0;TIME(1;0;0))" office:value-type="time" office:time-value="PT20H31M00S" calcext:value-type="time">
            <text:p>20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4]" office:value-type="date" office:date-value="2023-06-30" calcext:value-type="date">
            <text:p>2023-06-30</text:p>
          </table:table-cell>
          <table:table-cell table:style-name="ce23" table:formula="of:=[.$H134]" office:value-type="time" office:time-value="PT05H28M00S" calcext:value-type="time">
            <text:p>5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4]);ISBLANK([.$P134]));&quot;None&quot;;CONCATENATE([.$O134];[.$P134];&quot;&quot;))" office:value-type="string" office:string-value="Walkx" calcext:value-type="string">
            <text:p>Walkx</text:p>
          </table:table-cell>
          <table:table-cell table:style-name="ce46" table:formula="of:=CONCATENATE(IF([.$P134]=&quot;t&quot;;&quot;[TBD: &quot;;&quot;&quot;);IF(ISBLANK([.$J134]);&quot;&quot;;[.$J134]); IF([.$P13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4]);&quot;&quot;;IF(ISBLANK([.$L134]);TEXT([.$K134];&quot;YYYY-MM-DD&quot;);TEXT([.$K134]+[.$L134];&quot;YYYY-MM-DDTHH:MM:SS&quot;)))" office:value-type="string" office:string-value="2023-06-30T05:28:00" calcext:value-type="string">
            <text:p>2023-06-30T05:28:00</text:p>
          </table:table-cell>
          <table:table-cell table:style-name="ce29" table:formula="of:=IF(ISBLANK([.$M134]);&quot;&quot;;IF(ISBLANK([.$N134]);TEXT([.$M134];&quot;YYYY-MM-DD&quot;);TEXT([.$M134]+[.$N13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7-01" calcext:value-type="date">
            <text:p>2023-07-01</text:p>
          </table:table-cell>
          <table:table-cell table:style-name="ce44" table:formula="of:=TEXT([.$A135];&quot;YYYY&quot;)" office:value-type="string" office:string-value="2023" calcext:value-type="string">
            <text:p>2023</text:p>
          </table:table-cell>
          <table:table-cell table:style-name="ce44" table:formula="of:=[.$A135]-DATE(YEAR([.$A135]);1;0)" office:value-type="float" office:value="182" calcext:value-type="float">
            <text:p>182</text:p>
          </table:table-cell>
          <table:table-cell table:style-name="ce44" table:formula="of:=TEXT([.$A135];&quot;MMM&quot;)" office:value-type="string" office:string-value="Jul" calcext:value-type="string">
            <text:p>Jul</text:p>
          </table:table-cell>
          <table:table-cell table:style-name="ce44" table:formula="of:=DAY([.A135])" office:value-type="float" office:value="1" calcext:value-type="float">
            <text:p>1</text:p>
          </table:table-cell>
          <table:table-cell table:style-name="ce44" table:formula="of:=TEXT([.$A135];&quot;DDD&quot;)" office:value-type="string" office:string-value="Sat" calcext:value-type="string">
            <text:p>Sat</text:p>
          </table:table-cell>
          <table:table-cell table:style-name="ce50" table:formula="of:=AND(DATE(YEAR([.$A135]);3;1)-WEEKDAY(DATE(YEAR([.$A135]);3;1)-1)+14&lt;=[.$A135];[.$A135]&lt;DATE(YEAR([.$A135]);11;1)-WEEKDAY(DATE(YEAR([.$A135]);11;1)-1)+7)" office:value-type="boolean" office:boolean-value="true" calcext:value-type="boolean">
            <text:p>TRUE</text:p>
          </table:table-cell>
          <table:table-cell table:style-name="ce55" table:formula="of:=VLOOKUP([.$C135];[$Sun.$A$1:$Sun.$C$367];2)-IF([.$G135];0;TIME(1;0;0))" office:value-type="time" office:time-value="PT05H28M00S" calcext:value-type="time">
            <text:p>5:28:00</text:p>
          </table:table-cell>
          <table:table-cell table:style-name="ce55" table:formula="of:=VLOOKUP([.$C135];[$Sun.$A$1:$Sun.$C$367];3)-IF([.$G135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35]" office:value-type="date" office:date-value="2023-07-01" calcext:value-type="date">
            <text:p>2023-07-01</text:p>
          </table:table-cell>
          <table:table-cell table:style-name="ce55"/>
          <table:table-cell table:style-name="ce26" table:formula="of:=[.K135]+4" office:value-type="date" office:date-value="2023-07-05" calcext:value-type="date">
            <text:p>2023-07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5]);ISBLANK([.$P135]));&quot;None&quot;;CONCATENATE([.$O135];[.$P135];&quot;&quot;))" office:value-type="string" office:string-value="Tripx" calcext:value-type="string">
            <text:p>Tripx</text:p>
          </table:table-cell>
          <table:table-cell table:style-name="ce44" table:formula="of:=CONCATENATE(IF([.$P135]=&quot;t&quot;;&quot;[TBD: &quot;;&quot;&quot;);IF(ISBLANK([.$J135]);&quot;&quot;;[.$J135]); IF([.$P135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35]);&quot;&quot;;IF(ISBLANK([.$L135]);TEXT([.$K135];&quot;YYYY-MM-DD&quot;);TEXT([.$K135]+[.$L135];&quot;YYYY-MM-DDTHH:MM:SS&quot;)))" office:value-type="string" office:string-value="2023-07-01" calcext:value-type="string">
            <text:p>2023-07-01</text:p>
          </table:table-cell>
          <table:table-cell table:style-name="ce59" table:formula="of:=IF(ISBLANK([.$M135]);&quot;&quot;;IF(ISBLANK([.$N135]);TEXT([.$M135];&quot;YYYY-MM-DD&quot;);TEXT([.$M135]+[.$N135];&quot;YYYY-MM-DDTHH:MM:SS&quot;)))" office:value-type="string" office:string-value="2023-07-05" calcext:value-type="string">
            <text:p>2023-07-05</text:p>
          </table:table-cell>
          <table:table-cell/>
        </table:table-row>
        <table:table-row table:style-name="ro2">
          <table:table-cell table:style-name="ce2" office:value-type="date" office:date-value="2023-07-03" calcext:value-type="date">
            <text:p>2023-07-03</text:p>
          </table:table-cell>
          <table:table-cell table:style-name="ce46" table:formula="of:=TEXT([.$A136];&quot;YYYY&quot;)" office:value-type="string" office:string-value="2023" calcext:value-type="string">
            <text:p>2023</text:p>
          </table:table-cell>
          <table:table-cell table:style-name="ce46" table:formula="of:=[.$A136]-DATE(YEAR([.$A136]);1;0)" office:value-type="float" office:value="184" calcext:value-type="float">
            <text:p>184</text:p>
          </table:table-cell>
          <table:table-cell table:style-name="ce46" table:formula="of:=TEXT([.$A136];&quot;MMM&quot;)" office:value-type="string" office:string-value="Jul" calcext:value-type="string">
            <text:p>Jul</text:p>
          </table:table-cell>
          <table:table-cell table:style-name="ce46" table:formula="of:=DAY([.A136])" office:value-type="float" office:value="3" calcext:value-type="float">
            <text:p>3</text:p>
          </table:table-cell>
          <table:table-cell table:style-name="ce46" table:formula="of:=TEXT([.$A136];&quot;DDD&quot;)" office:value-type="string" office:string-value="Mon" calcext:value-type="string">
            <text:p>Mon</text:p>
          </table:table-cell>
          <table:table-cell table:style-name="ce51" table:formula="of:=AND(DATE(YEAR([.$A136]);3;1)-WEEKDAY(DATE(YEAR([.$A136]);3;1)-1)+14&lt;=[.$A136];[.$A136]&lt;DATE(YEAR([.$A136]);11;1)-WEEKDAY(DATE(YEAR([.$A136]);11;1)-1)+7)" office:value-type="boolean" office:boolean-value="true" calcext:value-type="boolean">
            <text:p>TRUE</text:p>
          </table:table-cell>
          <table:table-cell table:style-name="ce23" table:formula="of:=VLOOKUP([.$C136];[$Sun.$A$1:$Sun.$C$367];2)-IF([.$G136];0;TIME(1;0;0))" office:value-type="time" office:time-value="PT05H29M00S" calcext:value-type="time">
            <text:p>5:29:00</text:p>
          </table:table-cell>
          <table:table-cell table:style-name="ce23" table:formula="of:=VLOOKUP([.$C136];[$Sun.$A$1:$Sun.$C$367];3)-IF([.$G136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6]" office:value-type="date" office:date-value="2023-07-03" calcext:value-type="date">
            <text:p>2023-07-03</text:p>
          </table:table-cell>
          <table:table-cell table:style-name="ce23" table:formula="of:=[.$H136]" office:value-type="time" office:time-value="PT05H29M00S" calcext:value-type="time">
            <text:p>5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6]);ISBLANK([.$P136]));&quot;None&quot;;CONCATENATE([.$O136];[.$P136];&quot;&quot;))" office:value-type="string" office:string-value="Walk-" calcext:value-type="string">
            <text:p>Walk-</text:p>
          </table:table-cell>
          <table:table-cell table:style-name="ce46" table:formula="of:=CONCATENATE(IF([.$P136]=&quot;t&quot;;&quot;[TBD: &quot;;&quot;&quot;);IF(ISBLANK([.$J136]);&quot;&quot;;[.$J136]); IF([.$P13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6]);&quot;&quot;;IF(ISBLANK([.$L136]);TEXT([.$K136];&quot;YYYY-MM-DD&quot;);TEXT([.$K136]+[.$L136];&quot;YYYY-MM-DDTHH:MM:SS&quot;)))" office:value-type="string" office:string-value="2023-07-03T05:29:00" calcext:value-type="string">
            <text:p>2023-07-03T05:29:00</text:p>
          </table:table-cell>
          <table:table-cell table:style-name="ce29" table:formula="of:=IF(ISBLANK([.$M136]);&quot;&quot;;IF(ISBLANK([.$N136]);TEXT([.$M136];&quot;YYYY-MM-DD&quot;);TEXT([.$M136]+[.$N136];&quot;YYYY-MM-DDTHH:MM:SS&quot;)))">
            <text:p/>
          </table:table-cell>
          <table:table-cell/>
        </table:table-row>
        <table:table-row table:style-name="ro2">
          <table:table-cell table:style-name="ce26" table:formula="of:=DATE([.$B137];7;4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7]-DATE(YEAR([.$A137]);1;0)" office:value-type="float" office:value="185" calcext:value-type="float">
            <text:p>185</text:p>
          </table:table-cell>
          <table:table-cell table:style-name="ce44" table:formula="of:=TEXT([.$A137];&quot;MMM&quot;)" office:value-type="string" office:string-value="Jul" calcext:value-type="string">
            <text:p>Jul</text:p>
          </table:table-cell>
          <table:table-cell table:style-name="ce44" table:formula="of:=DAY([.A137])" office:value-type="float" office:value="4" calcext:value-type="float">
            <text:p>4</text:p>
          </table:table-cell>
          <table:table-cell table:style-name="ce44" table:formula="of:=TEXT([.$A137];&quot;DDD&quot;)" office:value-type="string" office:string-value="Tue" calcext:value-type="string">
            <text:p>Tue</text:p>
          </table:table-cell>
          <table:table-cell table:style-name="ce50" table:formula="of:=AND(DATE(YEAR([.$A137]);3;1)-WEEKDAY(DATE(YEAR([.$A137]);3;1)-1)+14&lt;=[.$A137];[.$A137]&lt;DATE(YEAR([.$A137]);11;1)-WEEKDAY(DATE(YEAR([.$A137]);11;1)-1)+7)" office:value-type="boolean" office:boolean-value="true" calcext:value-type="boolean">
            <text:p>TRUE</text:p>
          </table:table-cell>
          <table:table-cell table:style-name="ce55" table:formula="of:=VLOOKUP([.$C137];[$Sun.$A$1:$Sun.$C$367];2)-IF([.$G137];0;TIME(1;0;0))" office:value-type="time" office:time-value="PT05H30M00S" calcext:value-type="time">
            <text:p>5:30:00</text:p>
          </table:table-cell>
          <table:table-cell table:style-name="ce55" table:formula="of:=VLOOKUP([.$C137];[$Sun.$A$1:$Sun.$C$367];3)-IF([.$G13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137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37]);ISBLANK([.$P137]));&quot;None&quot;;CONCATENATE([.$O137];[.$P137];&quot;&quot;))" office:value-type="string" office:string-value="Holidayx" calcext:value-type="string">
            <text:p>Holidayx</text:p>
          </table:table-cell>
          <table:table-cell table:style-name="ce44" table:formula="of:=CONCATENATE(IF([.$P137]=&quot;t&quot;;&quot;[TBD: &quot;;&quot;&quot;);IF(ISBLANK([.$J137]);&quot;&quot;;[.$J137]); IF([.$P13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137]);&quot;&quot;;IF(ISBLANK([.$L137]);TEXT([.$K137];&quot;YYYY-MM-DD&quot;);TEXT([.$K137]+[.$L137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37]);&quot;&quot;;IF(ISBLANK([.$N137]);TEXT([.$M137];&quot;YYYY-MM-DD&quot;);TEXT([.$M137]+[.$N137];&quot;YYYY-MM-DDTHH:MM:SS&quot;)))">
            <text:p/>
          </table:table-cell>
          <table:table-cell/>
        </table:table-row>
        <table:table-row table:style-name="ro2">
          <table:table-cell table:style-name="ce26" table:formula="of:=DATE([.$B138];7;4)+CHOOSE(WEEKDAY(DATE([.$B138];7;4));1;0;0;0;0;0;-1)" office:value-type="date" office:date-value="2023-07-04" calcext:value-type="date">
            <text:p>2023-07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38]-DATE(YEAR([.$A138]);1;0)" office:value-type="float" office:value="185" calcext:value-type="float">
            <text:p>185</text:p>
          </table:table-cell>
          <table:table-cell table:style-name="ce44" table:formula="of:=TEXT([.$A138];&quot;MMM&quot;)" office:value-type="string" office:string-value="Jul" calcext:value-type="string">
            <text:p>Jul</text:p>
          </table:table-cell>
          <table:table-cell table:style-name="ce44" table:formula="of:=DAY([.A138])" office:value-type="float" office:value="4" calcext:value-type="float">
            <text:p>4</text:p>
          </table:table-cell>
          <table:table-cell table:style-name="ce44" table:formula="of:=TEXT([.$A138];&quot;DDD&quot;)" office:value-type="string" office:string-value="Tue" calcext:value-type="string">
            <text:p>Tue</text:p>
          </table:table-cell>
          <table:table-cell table:style-name="ce50" table:formula="of:=AND(DATE(YEAR([.$A138]);3;1)-WEEKDAY(DATE(YEAR([.$A138]);3;1)-1)+14&lt;=[.$A138];[.$A138]&lt;DATE(YEAR([.$A138]);11;1)-WEEKDAY(DATE(YEAR([.$A138]);11;1)-1)+7)" office:value-type="boolean" office:boolean-value="true" calcext:value-type="boolean">
            <text:p>TRUE</text:p>
          </table:table-cell>
          <table:table-cell table:style-name="ce55" table:formula="of:=VLOOKUP([.$C138];[$Sun.$A$1:$Sun.$C$367];2)-IF([.$G138];0;TIME(1;0;0))" office:value-type="time" office:time-value="PT05H30M00S" calcext:value-type="time">
            <text:p>5:30:00</text:p>
          </table:table-cell>
          <table:table-cell table:style-name="ce55" table:formula="of:=VLOOKUP([.$C138];[$Sun.$A$1:$Sun.$C$367];3)-IF([.$G13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138]" office:value-type="date" office:date-value="2023-07-04" calcext:value-type="date">
            <text:p>2023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13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138]);ISBLANK([.$P138]));&quot;None&quot;;CONCATENATE([.$O138];[.$P138];&quot;&quot;))" office:value-type="string" office:string-value="Holiday-" calcext:value-type="string">
            <text:p>Holiday-</text:p>
          </table:table-cell>
          <table:table-cell table:style-name="ce44" table:formula="of:=CONCATENATE(IF([.$P138]=&quot;t&quot;;&quot;[TBD: &quot;;&quot;&quot;);IF(ISBLANK([.$J138]);&quot;&quot;;[.$J138]); IF([.$P13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138]);&quot;&quot;;IF(ISBLANK([.$L138]);TEXT([.$K138];&quot;YYYY-MM-DD&quot;);TEXT([.$K138]+[.$L138];&quot;YYYY-MM-DDTHH:MM:SS&quot;)))" office:value-type="string" office:string-value="2023-07-04" calcext:value-type="string">
            <text:p>2023-07-04</text:p>
          </table:table-cell>
          <table:table-cell table:style-name="ce59" table:formula="of:=IF(ISBLANK([.$M138]);&quot;&quot;;IF(ISBLANK([.$N138]);TEXT([.$M138];&quot;YYYY-MM-DD&quot;);TEXT([.$M138]+[.$N13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4" calcext:value-type="date">
            <text:p>2023-07-04</text:p>
          </table:table-cell>
          <table:table-cell table:style-name="ce46" table:formula="of:=TEXT([.$A139];&quot;YYYY&quot;)" office:value-type="string" office:string-value="2023" calcext:value-type="string">
            <text:p>2023</text:p>
          </table:table-cell>
          <table:table-cell table:style-name="ce46" table:formula="of:=[.$A139]-DATE(YEAR([.$A139]);1;0)" office:value-type="float" office:value="185" calcext:value-type="float">
            <text:p>185</text:p>
          </table:table-cell>
          <table:table-cell table:style-name="ce46" table:formula="of:=TEXT([.$A139];&quot;MMM&quot;)" office:value-type="string" office:string-value="Jul" calcext:value-type="string">
            <text:p>Jul</text:p>
          </table:table-cell>
          <table:table-cell table:style-name="ce46" table:formula="of:=DAY([.A139])" office:value-type="float" office:value="4" calcext:value-type="float">
            <text:p>4</text:p>
          </table:table-cell>
          <table:table-cell table:style-name="ce46" table:formula="of:=TEXT([.$A139];&quot;DDD&quot;)" office:value-type="string" office:string-value="Tue" calcext:value-type="string">
            <text:p>Tue</text:p>
          </table:table-cell>
          <table:table-cell table:style-name="ce51" table:formula="of:=AND(DATE(YEAR([.$A139]);3;1)-WEEKDAY(DATE(YEAR([.$A139]);3;1)-1)+14&lt;=[.$A139];[.$A139]&lt;DATE(YEAR([.$A139]);11;1)-WEEKDAY(DATE(YEAR([.$A139]);11;1)-1)+7)" office:value-type="boolean" office:boolean-value="true" calcext:value-type="boolean">
            <text:p>TRUE</text:p>
          </table:table-cell>
          <table:table-cell table:style-name="ce23" table:formula="of:=VLOOKUP([.$C139];[$Sun.$A$1:$Sun.$C$367];2)-IF([.$G139];0;TIME(1;0;0))" office:value-type="time" office:time-value="PT05H30M00S" calcext:value-type="time">
            <text:p>5:30:00</text:p>
          </table:table-cell>
          <table:table-cell table:style-name="ce23" table:formula="of:=VLOOKUP([.$C139];[$Sun.$A$1:$Sun.$C$367];3)-IF([.$G139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39]" office:value-type="date" office:date-value="2023-07-04" calcext:value-type="date">
            <text:p>2023-07-04</text:p>
          </table:table-cell>
          <table:table-cell table:style-name="ce23" table:formula="of:=[.$H139]" office:value-type="time" office:time-value="PT05H30M00S" calcext:value-type="time">
            <text:p>5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39]);ISBLANK([.$P139]));&quot;None&quot;;CONCATENATE([.$O139];[.$P139];&quot;&quot;))" office:value-type="string" office:string-value="Walk-" calcext:value-type="string">
            <text:p>Walk-</text:p>
          </table:table-cell>
          <table:table-cell table:style-name="ce46" table:formula="of:=CONCATENATE(IF([.$P139]=&quot;t&quot;;&quot;[TBD: &quot;;&quot;&quot;);IF(ISBLANK([.$J139]);&quot;&quot;;[.$J139]); IF([.$P1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39]);&quot;&quot;;IF(ISBLANK([.$L139]);TEXT([.$K139];&quot;YYYY-MM-DD&quot;);TEXT([.$K139]+[.$L139];&quot;YYYY-MM-DDTHH:MM:SS&quot;)))" office:value-type="string" office:string-value="2023-07-04T05:30:00" calcext:value-type="string">
            <text:p>2023-07-04T05:30:00</text:p>
          </table:table-cell>
          <table:table-cell table:style-name="ce29" table:formula="of:=IF(ISBLANK([.$M139]);&quot;&quot;;IF(ISBLANK([.$N139]);TEXT([.$M139];&quot;YYYY-MM-DD&quot;);TEXT([.$M139]+[.$N13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5" calcext:value-type="date">
            <text:p>2023-07-05</text:p>
          </table:table-cell>
          <table:table-cell table:style-name="ce46" table:formula="of:=TEXT([.$A140];&quot;YYYY&quot;)" office:value-type="string" office:string-value="2023" calcext:value-type="string">
            <text:p>2023</text:p>
          </table:table-cell>
          <table:table-cell table:style-name="ce46" table:formula="of:=[.$A140]-DATE(YEAR([.$A140]);1;0)" office:value-type="float" office:value="186" calcext:value-type="float">
            <text:p>186</text:p>
          </table:table-cell>
          <table:table-cell table:style-name="ce46" table:formula="of:=TEXT([.$A140];&quot;MMM&quot;)" office:value-type="string" office:string-value="Jul" calcext:value-type="string">
            <text:p>Jul</text:p>
          </table:table-cell>
          <table:table-cell table:style-name="ce46" table:formula="of:=DAY([.A140])" office:value-type="float" office:value="5" calcext:value-type="float">
            <text:p>5</text:p>
          </table:table-cell>
          <table:table-cell table:style-name="ce46" table:formula="of:=TEXT([.$A140];&quot;DDD&quot;)" office:value-type="string" office:string-value="Wed" calcext:value-type="string">
            <text:p>Wed</text:p>
          </table:table-cell>
          <table:table-cell table:style-name="ce51" table:formula="of:=AND(DATE(YEAR([.$A140]);3;1)-WEEKDAY(DATE(YEAR([.$A140]);3;1)-1)+14&lt;=[.$A140];[.$A140]&lt;DATE(YEAR([.$A140]);11;1)-WEEKDAY(DATE(YEAR([.$A140]);11;1)-1)+7)" office:value-type="boolean" office:boolean-value="true" calcext:value-type="boolean">
            <text:p>TRUE</text:p>
          </table:table-cell>
          <table:table-cell table:style-name="ce23" table:formula="of:=VLOOKUP([.$C140];[$Sun.$A$1:$Sun.$C$367];2)-IF([.$G140];0;TIME(1;0;0))" office:value-type="time" office:time-value="PT05H31M00S" calcext:value-type="time">
            <text:p>5:31:00</text:p>
          </table:table-cell>
          <table:table-cell table:style-name="ce23" table:formula="of:=VLOOKUP([.$C140];[$Sun.$A$1:$Sun.$C$367];3)-IF([.$G140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0]" office:value-type="date" office:date-value="2023-07-05" calcext:value-type="date">
            <text:p>2023-07-05</text:p>
          </table:table-cell>
          <table:table-cell table:style-name="ce23" table:formula="of:=[.$H140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0]);ISBLANK([.$P140]));&quot;None&quot;;CONCATENATE([.$O140];[.$P140];&quot;&quot;))" office:value-type="string" office:string-value="Walkx" calcext:value-type="string">
            <text:p>Walkx</text:p>
          </table:table-cell>
          <table:table-cell table:style-name="ce46" table:formula="of:=CONCATENATE(IF([.$P140]=&quot;t&quot;;&quot;[TBD: &quot;;&quot;&quot;);IF(ISBLANK([.$J140]);&quot;&quot;;[.$J140]); IF([.$P14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0]);&quot;&quot;;IF(ISBLANK([.$L140]);TEXT([.$K140];&quot;YYYY-MM-DD&quot;);TEXT([.$K140]+[.$L140];&quot;YYYY-MM-DDTHH:MM:SS&quot;)))" office:value-type="string" office:string-value="2023-07-05T05:31:00" calcext:value-type="string">
            <text:p>2023-07-05T05:31:00</text:p>
          </table:table-cell>
          <table:table-cell table:style-name="ce29" table:formula="of:=IF(ISBLANK([.$M140]);&quot;&quot;;IF(ISBLANK([.$N140]);TEXT([.$M140];&quot;YYYY-MM-DD&quot;);TEXT([.$M140]+[.$N1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6" calcext:value-type="date">
            <text:p>2023-07-06</text:p>
          </table:table-cell>
          <table:table-cell table:style-name="ce46" table:formula="of:=TEXT([.$A141];&quot;YYYY&quot;)" office:value-type="string" office:string-value="2023" calcext:value-type="string">
            <text:p>2023</text:p>
          </table:table-cell>
          <table:table-cell table:style-name="ce46" table:formula="of:=[.$A141]-DATE(YEAR([.$A141]);1;0)" office:value-type="float" office:value="187" calcext:value-type="float">
            <text:p>187</text:p>
          </table:table-cell>
          <table:table-cell table:style-name="ce46" table:formula="of:=TEXT([.$A141];&quot;MMM&quot;)" office:value-type="string" office:string-value="Jul" calcext:value-type="string">
            <text:p>Jul</text:p>
          </table:table-cell>
          <table:table-cell table:style-name="ce46" table:formula="of:=DAY([.A141])" office:value-type="float" office:value="6" calcext:value-type="float">
            <text:p>6</text:p>
          </table:table-cell>
          <table:table-cell table:style-name="ce46" table:formula="of:=TEXT([.$A141];&quot;DDD&quot;)" office:value-type="string" office:string-value="Thu" calcext:value-type="string">
            <text:p>Thu</text:p>
          </table:table-cell>
          <table:table-cell table:style-name="ce51" table:formula="of:=AND(DATE(YEAR([.$A141]);3;1)-WEEKDAY(DATE(YEAR([.$A141]);3;1)-1)+14&lt;=[.$A141];[.$A141]&lt;DATE(YEAR([.$A141]);11;1)-WEEKDAY(DATE(YEAR([.$A141]);11;1)-1)+7)" office:value-type="boolean" office:boolean-value="true" calcext:value-type="boolean">
            <text:p>TRUE</text:p>
          </table:table-cell>
          <table:table-cell table:style-name="ce23" table:formula="of:=VLOOKUP([.$C141];[$Sun.$A$1:$Sun.$C$367];2)-IF([.$G141];0;TIME(1;0;0))" office:value-type="time" office:time-value="PT05H31M00S" calcext:value-type="time">
            <text:p>5:31:00</text:p>
          </table:table-cell>
          <table:table-cell table:style-name="ce23" table:formula="of:=VLOOKUP([.$C141];[$Sun.$A$1:$Sun.$C$367];3)-IF([.$G141];0;TIME(1;0;0))" office:value-type="time" office:time-value="PT20H30M00S" calcext:value-type="time">
            <text:p>20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1]" office:value-type="date" office:date-value="2023-07-06" calcext:value-type="date">
            <text:p>2023-07-06</text:p>
          </table:table-cell>
          <table:table-cell table:style-name="ce23" table:formula="of:=[.$H141]" office:value-type="time" office:time-value="PT05H31M00S" calcext:value-type="time">
            <text:p>5:3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1]);ISBLANK([.$P141]));&quot;None&quot;;CONCATENATE([.$O141];[.$P141];&quot;&quot;))" office:value-type="string" office:string-value="Walkx" calcext:value-type="string">
            <text:p>Walkx</text:p>
          </table:table-cell>
          <table:table-cell table:style-name="ce46" table:formula="of:=CONCATENATE(IF([.$P141]=&quot;t&quot;;&quot;[TBD: &quot;;&quot;&quot;);IF(ISBLANK([.$J141]);&quot;&quot;;[.$J141]); IF([.$P1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1]);&quot;&quot;;IF(ISBLANK([.$L141]);TEXT([.$K141];&quot;YYYY-MM-DD&quot;);TEXT([.$K141]+[.$L141];&quot;YYYY-MM-DDTHH:MM:SS&quot;)))" office:value-type="string" office:string-value="2023-07-06T05:31:00" calcext:value-type="string">
            <text:p>2023-07-06T05:31:00</text:p>
          </table:table-cell>
          <table:table-cell table:style-name="ce29" table:formula="of:=IF(ISBLANK([.$M141]);&quot;&quot;;IF(ISBLANK([.$N141]);TEXT([.$M141];&quot;YYYY-MM-DD&quot;);TEXT([.$M141]+[.$N14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07" calcext:value-type="date">
            <text:p>2023-07-07</text:p>
          </table:table-cell>
          <table:table-cell table:style-name="ce46" table:formula="of:=TEXT([.$A142];&quot;YYYY&quot;)" office:value-type="string" office:string-value="2023" calcext:value-type="string">
            <text:p>2023</text:p>
          </table:table-cell>
          <table:table-cell table:style-name="ce46" table:formula="of:=[.$A142]-DATE(YEAR([.$A142]);1;0)" office:value-type="float" office:value="188" calcext:value-type="float">
            <text:p>188</text:p>
          </table:table-cell>
          <table:table-cell table:style-name="ce46" table:formula="of:=TEXT([.$A142];&quot;MMM&quot;)" office:value-type="string" office:string-value="Jul" calcext:value-type="string">
            <text:p>Jul</text:p>
          </table:table-cell>
          <table:table-cell table:style-name="ce46" table:formula="of:=DAY([.A142])" office:value-type="float" office:value="7" calcext:value-type="float">
            <text:p>7</text:p>
          </table:table-cell>
          <table:table-cell table:style-name="ce46" table:formula="of:=TEXT([.$A142];&quot;DDD&quot;)" office:value-type="string" office:string-value="Fri" calcext:value-type="string">
            <text:p>Fri</text:p>
          </table:table-cell>
          <table:table-cell table:style-name="ce51" table:formula="of:=AND(DATE(YEAR([.$A142]);3;1)-WEEKDAY(DATE(YEAR([.$A142]);3;1)-1)+14&lt;=[.$A142];[.$A142]&lt;DATE(YEAR([.$A142]);11;1)-WEEKDAY(DATE(YEAR([.$A142]);11;1)-1)+7)" office:value-type="boolean" office:boolean-value="true" calcext:value-type="boolean">
            <text:p>TRUE</text:p>
          </table:table-cell>
          <table:table-cell table:style-name="ce23" table:formula="of:=VLOOKUP([.$C142];[$Sun.$A$1:$Sun.$C$367];2)-IF([.$G142];0;TIME(1;0;0))" office:value-type="time" office:time-value="PT05H32M00S" calcext:value-type="time">
            <text:p>5:32:00</text:p>
          </table:table-cell>
          <table:table-cell table:style-name="ce23" table:formula="of:=VLOOKUP([.$C142];[$Sun.$A$1:$Sun.$C$367];3)-IF([.$G142];0;TIME(1;0;0))" office:value-type="time" office:time-value="PT20H29M00S" calcext:value-type="time">
            <text:p>20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2]" office:value-type="date" office:date-value="2023-07-07" calcext:value-type="date">
            <text:p>2023-07-07</text:p>
          </table:table-cell>
          <table:table-cell table:style-name="ce23" table:formula="of:=[.$H142]" office:value-type="time" office:time-value="PT05H32M00S" calcext:value-type="time">
            <text:p>5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2]);ISBLANK([.$P142]));&quot;None&quot;;CONCATENATE([.$O142];[.$P142];&quot;&quot;))" office:value-type="string" office:string-value="Walkx" calcext:value-type="string">
            <text:p>Walkx</text:p>
          </table:table-cell>
          <table:table-cell table:style-name="ce46" table:formula="of:=CONCATENATE(IF([.$P142]=&quot;t&quot;;&quot;[TBD: &quot;;&quot;&quot;);IF(ISBLANK([.$J142]);&quot;&quot;;[.$J142]); IF([.$P14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2]);&quot;&quot;;IF(ISBLANK([.$L142]);TEXT([.$K142];&quot;YYYY-MM-DD&quot;);TEXT([.$K142]+[.$L142];&quot;YYYY-MM-DDTHH:MM:SS&quot;)))" office:value-type="string" office:string-value="2023-07-07T05:32:00" calcext:value-type="string">
            <text:p>2023-07-07T05:32:00</text:p>
          </table:table-cell>
          <table:table-cell table:style-name="ce29" table:formula="of:=IF(ISBLANK([.$M142]);&quot;&quot;;IF(ISBLANK([.$N142]);TEXT([.$M142];&quot;YYYY-MM-DD&quot;);TEXT([.$M142]+[.$N1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0" calcext:value-type="date">
            <text:p>2023-07-10</text:p>
          </table:table-cell>
          <table:table-cell table:style-name="ce46" table:formula="of:=TEXT([.$A143];&quot;YYYY&quot;)" office:value-type="string" office:string-value="2023" calcext:value-type="string">
            <text:p>2023</text:p>
          </table:table-cell>
          <table:table-cell table:style-name="ce46" table:formula="of:=[.$A143]-DATE(YEAR([.$A143]);1;0)" office:value-type="float" office:value="191" calcext:value-type="float">
            <text:p>191</text:p>
          </table:table-cell>
          <table:table-cell table:style-name="ce46" table:formula="of:=TEXT([.$A143];&quot;MMM&quot;)" office:value-type="string" office:string-value="Jul" calcext:value-type="string">
            <text:p>Jul</text:p>
          </table:table-cell>
          <table:table-cell table:style-name="ce46" table:formula="of:=DAY([.A143])" office:value-type="float" office:value="10" calcext:value-type="float">
            <text:p>10</text:p>
          </table:table-cell>
          <table:table-cell table:style-name="ce46" table:formula="of:=TEXT([.$A143];&quot;DDD&quot;)" office:value-type="string" office:string-value="Mon" calcext:value-type="string">
            <text:p>Mon</text:p>
          </table:table-cell>
          <table:table-cell table:style-name="ce51" table:formula="of:=AND(DATE(YEAR([.$A143]);3;1)-WEEKDAY(DATE(YEAR([.$A143]);3;1)-1)+14&lt;=[.$A143];[.$A143]&lt;DATE(YEAR([.$A143]);11;1)-WEEKDAY(DATE(YEAR([.$A143]);11;1)-1)+7)" office:value-type="boolean" office:boolean-value="true" calcext:value-type="boolean">
            <text:p>TRUE</text:p>
          </table:table-cell>
          <table:table-cell table:style-name="ce23" table:formula="of:=VLOOKUP([.$C143];[$Sun.$A$1:$Sun.$C$367];2)-IF([.$G143];0;TIME(1;0;0))" office:value-type="time" office:time-value="PT05H34M00S" calcext:value-type="time">
            <text:p>5:34:00</text:p>
          </table:table-cell>
          <table:table-cell table:style-name="ce23" table:formula="of:=VLOOKUP([.$C143];[$Sun.$A$1:$Sun.$C$367];3)-IF([.$G143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3]" office:value-type="date" office:date-value="2023-07-10" calcext:value-type="date">
            <text:p>2023-07-10</text:p>
          </table:table-cell>
          <table:table-cell table:style-name="ce23" table:formula="of:=[.$H143]" office:value-type="time" office:time-value="PT05H34M00S" calcext:value-type="time">
            <text:p>5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3]);ISBLANK([.$P143]));&quot;None&quot;;CONCATENATE([.$O143];[.$P143];&quot;&quot;))" office:value-type="string" office:string-value="Walkx" calcext:value-type="string">
            <text:p>Walkx</text:p>
          </table:table-cell>
          <table:table-cell table:style-name="ce46" table:formula="of:=CONCATENATE(IF([.$P143]=&quot;t&quot;;&quot;[TBD: &quot;;&quot;&quot;);IF(ISBLANK([.$J143]);&quot;&quot;;[.$J143]); IF([.$P1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3]);&quot;&quot;;IF(ISBLANK([.$L143]);TEXT([.$K143];&quot;YYYY-MM-DD&quot;);TEXT([.$K143]+[.$L143];&quot;YYYY-MM-DDTHH:MM:SS&quot;)))" office:value-type="string" office:string-value="2023-07-10T05:34:00" calcext:value-type="string">
            <text:p>2023-07-10T05:34:00</text:p>
          </table:table-cell>
          <table:table-cell table:style-name="ce29" table:formula="of:=IF(ISBLANK([.$M143]);&quot;&quot;;IF(ISBLANK([.$N143]);TEXT([.$M143];&quot;YYYY-MM-DD&quot;);TEXT([.$M143]+[.$N1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1" calcext:value-type="date">
            <text:p>2023-07-11</text:p>
          </table:table-cell>
          <table:table-cell table:style-name="ce46" table:formula="of:=TEXT([.$A144];&quot;YYYY&quot;)" office:value-type="string" office:string-value="2023" calcext:value-type="string">
            <text:p>2023</text:p>
          </table:table-cell>
          <table:table-cell table:style-name="ce46" table:formula="of:=[.$A144]-DATE(YEAR([.$A144]);1;0)" office:value-type="float" office:value="192" calcext:value-type="float">
            <text:p>192</text:p>
          </table:table-cell>
          <table:table-cell table:style-name="ce46" table:formula="of:=TEXT([.$A144];&quot;MMM&quot;)" office:value-type="string" office:string-value="Jul" calcext:value-type="string">
            <text:p>Jul</text:p>
          </table:table-cell>
          <table:table-cell table:style-name="ce46" table:formula="of:=DAY([.A144])" office:value-type="float" office:value="11" calcext:value-type="float">
            <text:p>11</text:p>
          </table:table-cell>
          <table:table-cell table:style-name="ce46" table:formula="of:=TEXT([.$A144];&quot;DDD&quot;)" office:value-type="string" office:string-value="Tue" calcext:value-type="string">
            <text:p>Tue</text:p>
          </table:table-cell>
          <table:table-cell table:style-name="ce51" table:formula="of:=AND(DATE(YEAR([.$A144]);3;1)-WEEKDAY(DATE(YEAR([.$A144]);3;1)-1)+14&lt;=[.$A144];[.$A144]&lt;DATE(YEAR([.$A144]);11;1)-WEEKDAY(DATE(YEAR([.$A144]);11;1)-1)+7)" office:value-type="boolean" office:boolean-value="true" calcext:value-type="boolean">
            <text:p>TRUE</text:p>
          </table:table-cell>
          <table:table-cell table:style-name="ce23" table:formula="of:=VLOOKUP([.$C144];[$Sun.$A$1:$Sun.$C$367];2)-IF([.$G144];0;TIME(1;0;0))" office:value-type="time" office:time-value="PT05H35M00S" calcext:value-type="time">
            <text:p>5:35:00</text:p>
          </table:table-cell>
          <table:table-cell table:style-name="ce23" table:formula="of:=VLOOKUP([.$C144];[$Sun.$A$1:$Sun.$C$367];3)-IF([.$G144];0;TIME(1;0;0))" office:value-type="time" office:time-value="PT20H28M00S" calcext:value-type="time">
            <text:p>20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4]" office:value-type="date" office:date-value="2023-07-11" calcext:value-type="date">
            <text:p>2023-07-11</text:p>
          </table:table-cell>
          <table:table-cell table:style-name="ce23" table:formula="of:=[.$H144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4]);ISBLANK([.$P144]));&quot;None&quot;;CONCATENATE([.$O144];[.$P144];&quot;&quot;))" office:value-type="string" office:string-value="Walkx" calcext:value-type="string">
            <text:p>Walkx</text:p>
          </table:table-cell>
          <table:table-cell table:style-name="ce46" table:formula="of:=CONCATENATE(IF([.$P144]=&quot;t&quot;;&quot;[TBD: &quot;;&quot;&quot;);IF(ISBLANK([.$J144]);&quot;&quot;;[.$J144]); IF([.$P1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4]);&quot;&quot;;IF(ISBLANK([.$L144]);TEXT([.$K144];&quot;YYYY-MM-DD&quot;);TEXT([.$K144]+[.$L144];&quot;YYYY-MM-DDTHH:MM:SS&quot;)))" office:value-type="string" office:string-value="2023-07-11T05:35:00" calcext:value-type="string">
            <text:p>2023-07-11T05:35:00</text:p>
          </table:table-cell>
          <table:table-cell table:style-name="ce29" table:formula="of:=IF(ISBLANK([.$M144]);&quot;&quot;;IF(ISBLANK([.$N144]);TEXT([.$M144];&quot;YYYY-MM-DD&quot;);TEXT([.$M144]+[.$N1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2" calcext:value-type="date">
            <text:p>2023-07-12</text:p>
          </table:table-cell>
          <table:table-cell table:style-name="ce46" table:formula="of:=TEXT([.$A145];&quot;YYYY&quot;)" office:value-type="string" office:string-value="2023" calcext:value-type="string">
            <text:p>2023</text:p>
          </table:table-cell>
          <table:table-cell table:style-name="ce46" table:formula="of:=[.$A145]-DATE(YEAR([.$A145]);1;0)" office:value-type="float" office:value="193" calcext:value-type="float">
            <text:p>193</text:p>
          </table:table-cell>
          <table:table-cell table:style-name="ce46" table:formula="of:=TEXT([.$A145];&quot;MMM&quot;)" office:value-type="string" office:string-value="Jul" calcext:value-type="string">
            <text:p>Jul</text:p>
          </table:table-cell>
          <table:table-cell table:style-name="ce46" table:formula="of:=DAY([.A145])" office:value-type="float" office:value="12" calcext:value-type="float">
            <text:p>12</text:p>
          </table:table-cell>
          <table:table-cell table:style-name="ce46" table:formula="of:=TEXT([.$A145];&quot;DDD&quot;)" office:value-type="string" office:string-value="Wed" calcext:value-type="string">
            <text:p>Wed</text:p>
          </table:table-cell>
          <table:table-cell table:style-name="ce51" table:formula="of:=AND(DATE(YEAR([.$A145]);3;1)-WEEKDAY(DATE(YEAR([.$A145]);3;1)-1)+14&lt;=[.$A145];[.$A145]&lt;DATE(YEAR([.$A145]);11;1)-WEEKDAY(DATE(YEAR([.$A145]);11;1)-1)+7)" office:value-type="boolean" office:boolean-value="true" calcext:value-type="boolean">
            <text:p>TRUE</text:p>
          </table:table-cell>
          <table:table-cell table:style-name="ce23" table:formula="of:=VLOOKUP([.$C145];[$Sun.$A$1:$Sun.$C$367];2)-IF([.$G145];0;TIME(1;0;0))" office:value-type="time" office:time-value="PT05H35M00S" calcext:value-type="time">
            <text:p>5:35:00</text:p>
          </table:table-cell>
          <table:table-cell table:style-name="ce23" table:formula="of:=VLOOKUP([.$C145];[$Sun.$A$1:$Sun.$C$367];3)-IF([.$G145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5]" office:value-type="date" office:date-value="2023-07-12" calcext:value-type="date">
            <text:p>2023-07-12</text:p>
          </table:table-cell>
          <table:table-cell table:style-name="ce23" table:formula="of:=[.$H145]" office:value-type="time" office:time-value="PT05H35M00S" calcext:value-type="time">
            <text:p>5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5]);ISBLANK([.$P145]));&quot;None&quot;;CONCATENATE([.$O145];[.$P145];&quot;&quot;))" office:value-type="string" office:string-value="Walkx" calcext:value-type="string">
            <text:p>Walkx</text:p>
          </table:table-cell>
          <table:table-cell table:style-name="ce46" table:formula="of:=CONCATENATE(IF([.$P145]=&quot;t&quot;;&quot;[TBD: &quot;;&quot;&quot;);IF(ISBLANK([.$J145]);&quot;&quot;;[.$J145]); IF([.$P1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5]);&quot;&quot;;IF(ISBLANK([.$L145]);TEXT([.$K145];&quot;YYYY-MM-DD&quot;);TEXT([.$K145]+[.$L145];&quot;YYYY-MM-DDTHH:MM:SS&quot;)))" office:value-type="string" office:string-value="2023-07-12T05:35:00" calcext:value-type="string">
            <text:p>2023-07-12T05:35:00</text:p>
          </table:table-cell>
          <table:table-cell table:style-name="ce29" table:formula="of:=IF(ISBLANK([.$M145]);&quot;&quot;;IF(ISBLANK([.$N145]);TEXT([.$M145];&quot;YYYY-MM-DD&quot;);TEXT([.$M145]+[.$N1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3" calcext:value-type="date">
            <text:p>2023-07-13</text:p>
          </table:table-cell>
          <table:table-cell table:style-name="ce46" table:formula="of:=TEXT([.$A146];&quot;YYYY&quot;)" office:value-type="string" office:string-value="2023" calcext:value-type="string">
            <text:p>2023</text:p>
          </table:table-cell>
          <table:table-cell table:style-name="ce46" table:formula="of:=[.$A146]-DATE(YEAR([.$A146]);1;0)" office:value-type="float" office:value="194" calcext:value-type="float">
            <text:p>194</text:p>
          </table:table-cell>
          <table:table-cell table:style-name="ce46" table:formula="of:=TEXT([.$A146];&quot;MMM&quot;)" office:value-type="string" office:string-value="Jul" calcext:value-type="string">
            <text:p>Jul</text:p>
          </table:table-cell>
          <table:table-cell table:style-name="ce46" table:formula="of:=DAY([.A146])" office:value-type="float" office:value="13" calcext:value-type="float">
            <text:p>13</text:p>
          </table:table-cell>
          <table:table-cell table:style-name="ce46" table:formula="of:=TEXT([.$A146];&quot;DDD&quot;)" office:value-type="string" office:string-value="Thu" calcext:value-type="string">
            <text:p>Thu</text:p>
          </table:table-cell>
          <table:table-cell table:style-name="ce51" table:formula="of:=AND(DATE(YEAR([.$A146]);3;1)-WEEKDAY(DATE(YEAR([.$A146]);3;1)-1)+14&lt;=[.$A146];[.$A146]&lt;DATE(YEAR([.$A146]);11;1)-WEEKDAY(DATE(YEAR([.$A146]);11;1)-1)+7)" office:value-type="boolean" office:boolean-value="true" calcext:value-type="boolean">
            <text:p>TRUE</text:p>
          </table:table-cell>
          <table:table-cell table:style-name="ce23" table:formula="of:=VLOOKUP([.$C146];[$Sun.$A$1:$Sun.$C$367];2)-IF([.$G146];0;TIME(1;0;0))" office:value-type="time" office:time-value="PT05H36M00S" calcext:value-type="time">
            <text:p>5:36:00</text:p>
          </table:table-cell>
          <table:table-cell table:style-name="ce23" table:formula="of:=VLOOKUP([.$C146];[$Sun.$A$1:$Sun.$C$367];3)-IF([.$G146];0;TIME(1;0;0))" office:value-type="time" office:time-value="PT20H27M00S" calcext:value-type="time">
            <text:p>20:2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6]" office:value-type="date" office:date-value="2023-07-13" calcext:value-type="date">
            <text:p>2023-07-13</text:p>
          </table:table-cell>
          <table:table-cell table:style-name="ce23" table:formula="of:=[.$H146]" office:value-type="time" office:time-value="PT05H36M00S" calcext:value-type="time">
            <text:p>5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6]);ISBLANK([.$P146]));&quot;None&quot;;CONCATENATE([.$O146];[.$P146];&quot;&quot;))" office:value-type="string" office:string-value="Walkx" calcext:value-type="string">
            <text:p>Walkx</text:p>
          </table:table-cell>
          <table:table-cell table:style-name="ce46" table:formula="of:=CONCATENATE(IF([.$P146]=&quot;t&quot;;&quot;[TBD: &quot;;&quot;&quot;);IF(ISBLANK([.$J146]);&quot;&quot;;[.$J146]); IF([.$P1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6]);&quot;&quot;;IF(ISBLANK([.$L146]);TEXT([.$K146];&quot;YYYY-MM-DD&quot;);TEXT([.$K146]+[.$L146];&quot;YYYY-MM-DDTHH:MM:SS&quot;)))" office:value-type="string" office:string-value="2023-07-13T05:36:00" calcext:value-type="string">
            <text:p>2023-07-13T05:36:00</text:p>
          </table:table-cell>
          <table:table-cell table:style-name="ce29" table:formula="of:=IF(ISBLANK([.$M146]);&quot;&quot;;IF(ISBLANK([.$N146]);TEXT([.$M146];&quot;YYYY-MM-DD&quot;);TEXT([.$M146]+[.$N1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4" calcext:value-type="date">
            <text:p>2023-07-14</text:p>
          </table:table-cell>
          <table:table-cell table:style-name="ce46" table:formula="of:=TEXT([.$A147];&quot;YYYY&quot;)" office:value-type="string" office:string-value="2023" calcext:value-type="string">
            <text:p>2023</text:p>
          </table:table-cell>
          <table:table-cell table:style-name="ce46" table:formula="of:=[.$A147]-DATE(YEAR([.$A147]);1;0)" office:value-type="float" office:value="195" calcext:value-type="float">
            <text:p>195</text:p>
          </table:table-cell>
          <table:table-cell table:style-name="ce46" table:formula="of:=TEXT([.$A147];&quot;MMM&quot;)" office:value-type="string" office:string-value="Jul" calcext:value-type="string">
            <text:p>Jul</text:p>
          </table:table-cell>
          <table:table-cell table:style-name="ce46" table:formula="of:=DAY([.A147])" office:value-type="float" office:value="14" calcext:value-type="float">
            <text:p>14</text:p>
          </table:table-cell>
          <table:table-cell table:style-name="ce46" table:formula="of:=TEXT([.$A147];&quot;DDD&quot;)" office:value-type="string" office:string-value="Fri" calcext:value-type="string">
            <text:p>Fri</text:p>
          </table:table-cell>
          <table:table-cell table:style-name="ce51" table:formula="of:=AND(DATE(YEAR([.$A147]);3;1)-WEEKDAY(DATE(YEAR([.$A147]);3;1)-1)+14&lt;=[.$A147];[.$A147]&lt;DATE(YEAR([.$A147]);11;1)-WEEKDAY(DATE(YEAR([.$A147]);11;1)-1)+7)" office:value-type="boolean" office:boolean-value="true" calcext:value-type="boolean">
            <text:p>TRUE</text:p>
          </table:table-cell>
          <table:table-cell table:style-name="ce23" table:formula="of:=VLOOKUP([.$C147];[$Sun.$A$1:$Sun.$C$367];2)-IF([.$G147];0;TIME(1;0;0))" office:value-type="time" office:time-value="PT05H37M00S" calcext:value-type="time">
            <text:p>5:37:00</text:p>
          </table:table-cell>
          <table:table-cell table:style-name="ce23" table:formula="of:=VLOOKUP([.$C147];[$Sun.$A$1:$Sun.$C$367];3)-IF([.$G147];0;TIME(1;0;0))" office:value-type="time" office:time-value="PT20H26M00S" calcext:value-type="time">
            <text:p>20:2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7]" office:value-type="date" office:date-value="2023-07-14" calcext:value-type="date">
            <text:p>2023-07-14</text:p>
          </table:table-cell>
          <table:table-cell table:style-name="ce23" table:formula="of:=[.$H147]" office:value-type="time" office:time-value="PT05H37M00S" calcext:value-type="time">
            <text:p>5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7]);ISBLANK([.$P147]));&quot;None&quot;;CONCATENATE([.$O147];[.$P147];&quot;&quot;))" office:value-type="string" office:string-value="Walkx" calcext:value-type="string">
            <text:p>Walkx</text:p>
          </table:table-cell>
          <table:table-cell table:style-name="ce46" table:formula="of:=CONCATENATE(IF([.$P147]=&quot;t&quot;;&quot;[TBD: &quot;;&quot;&quot;);IF(ISBLANK([.$J147]);&quot;&quot;;[.$J147]); IF([.$P1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7]);&quot;&quot;;IF(ISBLANK([.$L147]);TEXT([.$K147];&quot;YYYY-MM-DD&quot;);TEXT([.$K147]+[.$L147];&quot;YYYY-MM-DDTHH:MM:SS&quot;)))" office:value-type="string" office:string-value="2023-07-14T05:37:00" calcext:value-type="string">
            <text:p>2023-07-14T05:37:00</text:p>
          </table:table-cell>
          <table:table-cell table:style-name="ce29" table:formula="of:=IF(ISBLANK([.$M147]);&quot;&quot;;IF(ISBLANK([.$N147]);TEXT([.$M147];&quot;YYYY-MM-DD&quot;);TEXT([.$M147]+[.$N1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7" calcext:value-type="date">
            <text:p>2023-07-17</text:p>
          </table:table-cell>
          <table:table-cell table:style-name="ce46" table:formula="of:=TEXT([.$A148];&quot;YYYY&quot;)" office:value-type="string" office:string-value="2023" calcext:value-type="string">
            <text:p>2023</text:p>
          </table:table-cell>
          <table:table-cell table:style-name="ce46" table:formula="of:=[.$A148]-DATE(YEAR([.$A148]);1;0)" office:value-type="float" office:value="198" calcext:value-type="float">
            <text:p>198</text:p>
          </table:table-cell>
          <table:table-cell table:style-name="ce46" table:formula="of:=TEXT([.$A148];&quot;MMM&quot;)" office:value-type="string" office:string-value="Jul" calcext:value-type="string">
            <text:p>Jul</text:p>
          </table:table-cell>
          <table:table-cell table:style-name="ce46" table:formula="of:=DAY([.A148])" office:value-type="float" office:value="17" calcext:value-type="float">
            <text:p>17</text:p>
          </table:table-cell>
          <table:table-cell table:style-name="ce46" table:formula="of:=TEXT([.$A148];&quot;DDD&quot;)" office:value-type="string" office:string-value="Mon" calcext:value-type="string">
            <text:p>Mon</text:p>
          </table:table-cell>
          <table:table-cell table:style-name="ce51" table:formula="of:=AND(DATE(YEAR([.$A148]);3;1)-WEEKDAY(DATE(YEAR([.$A148]);3;1)-1)+14&lt;=[.$A148];[.$A148]&lt;DATE(YEAR([.$A148]);11;1)-WEEKDAY(DATE(YEAR([.$A148]);11;1)-1)+7)" office:value-type="boolean" office:boolean-value="true" calcext:value-type="boolean">
            <text:p>TRUE</text:p>
          </table:table-cell>
          <table:table-cell table:style-name="ce23" table:formula="of:=VLOOKUP([.$C148];[$Sun.$A$1:$Sun.$C$367];2)-IF([.$G148];0;TIME(1;0;0))" office:value-type="time" office:time-value="PT05H39M00S" calcext:value-type="time">
            <text:p>5:39:00</text:p>
          </table:table-cell>
          <table:table-cell table:style-name="ce23" table:formula="of:=VLOOKUP([.$C148];[$Sun.$A$1:$Sun.$C$367];3)-IF([.$G148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8]" office:value-type="date" office:date-value="2023-07-17" calcext:value-type="date">
            <text:p>2023-07-17</text:p>
          </table:table-cell>
          <table:table-cell table:style-name="ce23" table:formula="of:=[.$H148]" office:value-type="time" office:time-value="PT05H39M00S" calcext:value-type="time">
            <text:p>5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8]);ISBLANK([.$P148]));&quot;None&quot;;CONCATENATE([.$O148];[.$P148];&quot;&quot;))" office:value-type="string" office:string-value="Walkx" calcext:value-type="string">
            <text:p>Walkx</text:p>
          </table:table-cell>
          <table:table-cell table:style-name="ce46" table:formula="of:=CONCATENATE(IF([.$P148]=&quot;t&quot;;&quot;[TBD: &quot;;&quot;&quot;);IF(ISBLANK([.$J148]);&quot;&quot;;[.$J148]); IF([.$P1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8]);&quot;&quot;;IF(ISBLANK([.$L148]);TEXT([.$K148];&quot;YYYY-MM-DD&quot;);TEXT([.$K148]+[.$L148];&quot;YYYY-MM-DDTHH:MM:SS&quot;)))" office:value-type="string" office:string-value="2023-07-17T05:39:00" calcext:value-type="string">
            <text:p>2023-07-17T05:39:00</text:p>
          </table:table-cell>
          <table:table-cell table:style-name="ce29" table:formula="of:=IF(ISBLANK([.$M148]);&quot;&quot;;IF(ISBLANK([.$N148]);TEXT([.$M148];&quot;YYYY-MM-DD&quot;);TEXT([.$M148]+[.$N1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8" calcext:value-type="date">
            <text:p>2023-07-18</text:p>
          </table:table-cell>
          <table:table-cell table:style-name="ce46" table:formula="of:=TEXT([.$A149];&quot;YYYY&quot;)" office:value-type="string" office:string-value="2023" calcext:value-type="string">
            <text:p>2023</text:p>
          </table:table-cell>
          <table:table-cell table:style-name="ce46" table:formula="of:=[.$A149]-DATE(YEAR([.$A149]);1;0)" office:value-type="float" office:value="199" calcext:value-type="float">
            <text:p>199</text:p>
          </table:table-cell>
          <table:table-cell table:style-name="ce46" table:formula="of:=TEXT([.$A149];&quot;MMM&quot;)" office:value-type="string" office:string-value="Jul" calcext:value-type="string">
            <text:p>Jul</text:p>
          </table:table-cell>
          <table:table-cell table:style-name="ce46" table:formula="of:=DAY([.A149])" office:value-type="float" office:value="18" calcext:value-type="float">
            <text:p>18</text:p>
          </table:table-cell>
          <table:table-cell table:style-name="ce46" table:formula="of:=TEXT([.$A149];&quot;DDD&quot;)" office:value-type="string" office:string-value="Tue" calcext:value-type="string">
            <text:p>Tue</text:p>
          </table:table-cell>
          <table:table-cell table:style-name="ce51" table:formula="of:=AND(DATE(YEAR([.$A149]);3;1)-WEEKDAY(DATE(YEAR([.$A149]);3;1)-1)+14&lt;=[.$A149];[.$A149]&lt;DATE(YEAR([.$A149]);11;1)-WEEKDAY(DATE(YEAR([.$A149]);11;1)-1)+7)" office:value-type="boolean" office:boolean-value="true" calcext:value-type="boolean">
            <text:p>TRUE</text:p>
          </table:table-cell>
          <table:table-cell table:style-name="ce23" table:formula="of:=VLOOKUP([.$C149];[$Sun.$A$1:$Sun.$C$367];2)-IF([.$G149];0;TIME(1;0;0))" office:value-type="time" office:time-value="PT05H40M00S" calcext:value-type="time">
            <text:p>5:40:00</text:p>
          </table:table-cell>
          <table:table-cell table:style-name="ce23" table:formula="of:=VLOOKUP([.$C149];[$Sun.$A$1:$Sun.$C$367];3)-IF([.$G149];0;TIME(1;0;0))" office:value-type="time" office:time-value="PT20H24M00S" calcext:value-type="time">
            <text:p>20:2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49]" office:value-type="date" office:date-value="2023-07-18" calcext:value-type="date">
            <text:p>2023-07-18</text:p>
          </table:table-cell>
          <table:table-cell table:style-name="ce23" table:formula="of:=[.$H149]" office:value-type="time" office:time-value="PT05H40M00S" calcext:value-type="time">
            <text:p>5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49]);ISBLANK([.$P149]));&quot;None&quot;;CONCATENATE([.$O149];[.$P149];&quot;&quot;))" office:value-type="string" office:string-value="Walkx" calcext:value-type="string">
            <text:p>Walkx</text:p>
          </table:table-cell>
          <table:table-cell table:style-name="ce46" table:formula="of:=CONCATENATE(IF([.$P149]=&quot;t&quot;;&quot;[TBD: &quot;;&quot;&quot;);IF(ISBLANK([.$J149]);&quot;&quot;;[.$J149]); IF([.$P1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49]);&quot;&quot;;IF(ISBLANK([.$L149]);TEXT([.$K149];&quot;YYYY-MM-DD&quot;);TEXT([.$K149]+[.$L149];&quot;YYYY-MM-DDTHH:MM:SS&quot;)))" office:value-type="string" office:string-value="2023-07-18T05:40:00" calcext:value-type="string">
            <text:p>2023-07-18T05:40:00</text:p>
          </table:table-cell>
          <table:table-cell table:style-name="ce29" table:formula="of:=IF(ISBLANK([.$M149]);&quot;&quot;;IF(ISBLANK([.$N149]);TEXT([.$M149];&quot;YYYY-MM-DD&quot;);TEXT([.$M149]+[.$N1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19" calcext:value-type="date">
            <text:p>2023-07-19</text:p>
          </table:table-cell>
          <table:table-cell table:style-name="ce46" table:formula="of:=TEXT([.$A150];&quot;YYYY&quot;)" office:value-type="string" office:string-value="2023" calcext:value-type="string">
            <text:p>2023</text:p>
          </table:table-cell>
          <table:table-cell table:style-name="ce46" table:formula="of:=[.$A150]-DATE(YEAR([.$A150]);1;0)" office:value-type="float" office:value="200" calcext:value-type="float">
            <text:p>200</text:p>
          </table:table-cell>
          <table:table-cell table:style-name="ce46" table:formula="of:=TEXT([.$A150];&quot;MMM&quot;)" office:value-type="string" office:string-value="Jul" calcext:value-type="string">
            <text:p>Jul</text:p>
          </table:table-cell>
          <table:table-cell table:style-name="ce46" table:formula="of:=DAY([.A150])" office:value-type="float" office:value="19" calcext:value-type="float">
            <text:p>19</text:p>
          </table:table-cell>
          <table:table-cell table:style-name="ce46" table:formula="of:=TEXT([.$A150];&quot;DDD&quot;)" office:value-type="string" office:string-value="Wed" calcext:value-type="string">
            <text:p>Wed</text:p>
          </table:table-cell>
          <table:table-cell table:style-name="ce51" table:formula="of:=AND(DATE(YEAR([.$A150]);3;1)-WEEKDAY(DATE(YEAR([.$A150]);3;1)-1)+14&lt;=[.$A150];[.$A150]&lt;DATE(YEAR([.$A150]);11;1)-WEEKDAY(DATE(YEAR([.$A150]);11;1)-1)+7)" office:value-type="boolean" office:boolean-value="true" calcext:value-type="boolean">
            <text:p>TRUE</text:p>
          </table:table-cell>
          <table:table-cell table:style-name="ce23" table:formula="of:=VLOOKUP([.$C150];[$Sun.$A$1:$Sun.$C$367];2)-IF([.$G150];0;TIME(1;0;0))" office:value-type="time" office:time-value="PT05H41M00S" calcext:value-type="time">
            <text:p>5:41:00</text:p>
          </table:table-cell>
          <table:table-cell table:style-name="ce23" table:formula="of:=VLOOKUP([.$C150];[$Sun.$A$1:$Sun.$C$367];3)-IF([.$G150];0;TIME(1;0;0))" office:value-type="time" office:time-value="PT20H23M00S" calcext:value-type="time">
            <text:p>20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0]" office:value-type="date" office:date-value="2023-07-19" calcext:value-type="date">
            <text:p>2023-07-19</text:p>
          </table:table-cell>
          <table:table-cell table:style-name="ce23" table:formula="of:=[.$H150]" office:value-type="time" office:time-value="PT05H41M00S" calcext:value-type="time">
            <text:p>5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0]);ISBLANK([.$P150]));&quot;None&quot;;CONCATENATE([.$O150];[.$P150];&quot;&quot;))" office:value-type="string" office:string-value="Walkx" calcext:value-type="string">
            <text:p>Walkx</text:p>
          </table:table-cell>
          <table:table-cell table:style-name="ce46" table:formula="of:=CONCATENATE(IF([.$P150]=&quot;t&quot;;&quot;[TBD: &quot;;&quot;&quot;);IF(ISBLANK([.$J150]);&quot;&quot;;[.$J150]); IF([.$P1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0]);&quot;&quot;;IF(ISBLANK([.$L150]);TEXT([.$K150];&quot;YYYY-MM-DD&quot;);TEXT([.$K150]+[.$L150];&quot;YYYY-MM-DDTHH:MM:SS&quot;)))" office:value-type="string" office:string-value="2023-07-19T05:41:00" calcext:value-type="string">
            <text:p>2023-07-19T05:41:00</text:p>
          </table:table-cell>
          <table:table-cell table:style-name="ce29" table:formula="of:=IF(ISBLANK([.$M150]);&quot;&quot;;IF(ISBLANK([.$N150]);TEXT([.$M150];&quot;YYYY-MM-DD&quot;);TEXT([.$M150]+[.$N15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0" calcext:value-type="date">
            <text:p>2023-07-20</text:p>
          </table:table-cell>
          <table:table-cell table:style-name="ce46" table:formula="of:=TEXT([.$A151];&quot;YYYY&quot;)" office:value-type="string" office:string-value="2023" calcext:value-type="string">
            <text:p>2023</text:p>
          </table:table-cell>
          <table:table-cell table:style-name="ce46" table:formula="of:=[.$A151]-DATE(YEAR([.$A151]);1;0)" office:value-type="float" office:value="201" calcext:value-type="float">
            <text:p>201</text:p>
          </table:table-cell>
          <table:table-cell table:style-name="ce46" table:formula="of:=TEXT([.$A151];&quot;MMM&quot;)" office:value-type="string" office:string-value="Jul" calcext:value-type="string">
            <text:p>Jul</text:p>
          </table:table-cell>
          <table:table-cell table:style-name="ce46" table:formula="of:=DAY([.A151])" office:value-type="float" office:value="20" calcext:value-type="float">
            <text:p>20</text:p>
          </table:table-cell>
          <table:table-cell table:style-name="ce46" table:formula="of:=TEXT([.$A151];&quot;DDD&quot;)" office:value-type="string" office:string-value="Thu" calcext:value-type="string">
            <text:p>Thu</text:p>
          </table:table-cell>
          <table:table-cell table:style-name="ce51" table:formula="of:=AND(DATE(YEAR([.$A151]);3;1)-WEEKDAY(DATE(YEAR([.$A151]);3;1)-1)+14&lt;=[.$A151];[.$A151]&lt;DATE(YEAR([.$A151]);11;1)-WEEKDAY(DATE(YEAR([.$A151]);11;1)-1)+7)" office:value-type="boolean" office:boolean-value="true" calcext:value-type="boolean">
            <text:p>TRUE</text:p>
          </table:table-cell>
          <table:table-cell table:style-name="ce23" table:formula="of:=VLOOKUP([.$C151];[$Sun.$A$1:$Sun.$C$367];2)-IF([.$G151];0;TIME(1;0;0))" office:value-type="time" office:time-value="PT05H42M00S" calcext:value-type="time">
            <text:p>5:42:00</text:p>
          </table:table-cell>
          <table:table-cell table:style-name="ce23" table:formula="of:=VLOOKUP([.$C151];[$Sun.$A$1:$Sun.$C$367];3)-IF([.$G151];0;TIME(1;0;0))" office:value-type="time" office:time-value="PT20H22M00S" calcext:value-type="time">
            <text:p>20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1]" office:value-type="date" office:date-value="2023-07-20" calcext:value-type="date">
            <text:p>2023-07-20</text:p>
          </table:table-cell>
          <table:table-cell table:style-name="ce23" table:formula="of:=[.$H151]" office:value-type="time" office:time-value="PT05H42M00S" calcext:value-type="time">
            <text:p>5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1]);ISBLANK([.$P151]));&quot;None&quot;;CONCATENATE([.$O151];[.$P151];&quot;&quot;))" office:value-type="string" office:string-value="Walkx" calcext:value-type="string">
            <text:p>Walkx</text:p>
          </table:table-cell>
          <table:table-cell table:style-name="ce46" table:formula="of:=CONCATENATE(IF([.$P151]=&quot;t&quot;;&quot;[TBD: &quot;;&quot;&quot;);IF(ISBLANK([.$J151]);&quot;&quot;;[.$J151]); IF([.$P15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1]);&quot;&quot;;IF(ISBLANK([.$L151]);TEXT([.$K151];&quot;YYYY-MM-DD&quot;);TEXT([.$K151]+[.$L151];&quot;YYYY-MM-DDTHH:MM:SS&quot;)))" office:value-type="string" office:string-value="2023-07-20T05:42:00" calcext:value-type="string">
            <text:p>2023-07-20T05:42:00</text:p>
          </table:table-cell>
          <table:table-cell table:style-name="ce29" table:formula="of:=IF(ISBLANK([.$M151]);&quot;&quot;;IF(ISBLANK([.$N151]);TEXT([.$M151];&quot;YYYY-MM-DD&quot;);TEXT([.$M151]+[.$N15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1" calcext:value-type="date">
            <text:p>2023-07-21</text:p>
          </table:table-cell>
          <table:table-cell table:style-name="ce46" table:formula="of:=TEXT([.$A152];&quot;YYYY&quot;)" office:value-type="string" office:string-value="2023" calcext:value-type="string">
            <text:p>2023</text:p>
          </table:table-cell>
          <table:table-cell table:style-name="ce46" table:formula="of:=[.$A152]-DATE(YEAR([.$A152]);1;0)" office:value-type="float" office:value="202" calcext:value-type="float">
            <text:p>202</text:p>
          </table:table-cell>
          <table:table-cell table:style-name="ce46" table:formula="of:=TEXT([.$A152];&quot;MMM&quot;)" office:value-type="string" office:string-value="Jul" calcext:value-type="string">
            <text:p>Jul</text:p>
          </table:table-cell>
          <table:table-cell table:style-name="ce46" table:formula="of:=DAY([.A152])" office:value-type="float" office:value="21" calcext:value-type="float">
            <text:p>21</text:p>
          </table:table-cell>
          <table:table-cell table:style-name="ce46" table:formula="of:=TEXT([.$A152];&quot;DDD&quot;)" office:value-type="string" office:string-value="Fri" calcext:value-type="string">
            <text:p>Fri</text:p>
          </table:table-cell>
          <table:table-cell table:style-name="ce51" table:formula="of:=AND(DATE(YEAR([.$A152]);3;1)-WEEKDAY(DATE(YEAR([.$A152]);3;1)-1)+14&lt;=[.$A152];[.$A152]&lt;DATE(YEAR([.$A152]);11;1)-WEEKDAY(DATE(YEAR([.$A152]);11;1)-1)+7)" office:value-type="boolean" office:boolean-value="true" calcext:value-type="boolean">
            <text:p>TRUE</text:p>
          </table:table-cell>
          <table:table-cell table:style-name="ce23" table:formula="of:=VLOOKUP([.$C152];[$Sun.$A$1:$Sun.$C$367];2)-IF([.$G152];0;TIME(1;0;0))" office:value-type="time" office:time-value="PT05H43M00S" calcext:value-type="time">
            <text:p>5:43:00</text:p>
          </table:table-cell>
          <table:table-cell table:style-name="ce23" table:formula="of:=VLOOKUP([.$C152];[$Sun.$A$1:$Sun.$C$367];3)-IF([.$G152];0;TIME(1;0;0))" office:value-type="time" office:time-value="PT20H21M00S" calcext:value-type="time">
            <text:p>20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2]" office:value-type="date" office:date-value="2023-07-21" calcext:value-type="date">
            <text:p>2023-07-21</text:p>
          </table:table-cell>
          <table:table-cell table:style-name="ce23" table:formula="of:=[.$H152]" office:value-type="time" office:time-value="PT05H43M00S" calcext:value-type="time">
            <text:p>5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2]);ISBLANK([.$P152]));&quot;None&quot;;CONCATENATE([.$O152];[.$P152];&quot;&quot;))" office:value-type="string" office:string-value="Walkx" calcext:value-type="string">
            <text:p>Walkx</text:p>
          </table:table-cell>
          <table:table-cell table:style-name="ce46" table:formula="of:=CONCATENATE(IF([.$P152]=&quot;t&quot;;&quot;[TBD: &quot;;&quot;&quot;);IF(ISBLANK([.$J152]);&quot;&quot;;[.$J152]); IF([.$P15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2]);&quot;&quot;;IF(ISBLANK([.$L152]);TEXT([.$K152];&quot;YYYY-MM-DD&quot;);TEXT([.$K152]+[.$L152];&quot;YYYY-MM-DDTHH:MM:SS&quot;)))" office:value-type="string" office:string-value="2023-07-21T05:43:00" calcext:value-type="string">
            <text:p>2023-07-21T05:43:00</text:p>
          </table:table-cell>
          <table:table-cell table:style-name="ce29" table:formula="of:=IF(ISBLANK([.$M152]);&quot;&quot;;IF(ISBLANK([.$N152]);TEXT([.$M152];&quot;YYYY-MM-DD&quot;);TEXT([.$M152]+[.$N1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4" calcext:value-type="date">
            <text:p>2023-07-24</text:p>
          </table:table-cell>
          <table:table-cell table:style-name="ce46" table:formula="of:=TEXT([.$A153];&quot;YYYY&quot;)" office:value-type="string" office:string-value="2023" calcext:value-type="string">
            <text:p>2023</text:p>
          </table:table-cell>
          <table:table-cell table:style-name="ce46" table:formula="of:=[.$A153]-DATE(YEAR([.$A153]);1;0)" office:value-type="float" office:value="205" calcext:value-type="float">
            <text:p>205</text:p>
          </table:table-cell>
          <table:table-cell table:style-name="ce46" table:formula="of:=TEXT([.$A153];&quot;MMM&quot;)" office:value-type="string" office:string-value="Jul" calcext:value-type="string">
            <text:p>Jul</text:p>
          </table:table-cell>
          <table:table-cell table:style-name="ce46" table:formula="of:=DAY([.A153])" office:value-type="float" office:value="24" calcext:value-type="float">
            <text:p>24</text:p>
          </table:table-cell>
          <table:table-cell table:style-name="ce46" table:formula="of:=TEXT([.$A153];&quot;DDD&quot;)" office:value-type="string" office:string-value="Mon" calcext:value-type="string">
            <text:p>Mon</text:p>
          </table:table-cell>
          <table:table-cell table:style-name="ce51" table:formula="of:=AND(DATE(YEAR([.$A153]);3;1)-WEEKDAY(DATE(YEAR([.$A153]);3;1)-1)+14&lt;=[.$A153];[.$A153]&lt;DATE(YEAR([.$A153]);11;1)-WEEKDAY(DATE(YEAR([.$A153]);11;1)-1)+7)" office:value-type="boolean" office:boolean-value="true" calcext:value-type="boolean">
            <text:p>TRUE</text:p>
          </table:table-cell>
          <table:table-cell table:style-name="ce23" table:formula="of:=VLOOKUP([.$C153];[$Sun.$A$1:$Sun.$C$367];2)-IF([.$G153];0;TIME(1;0;0))" office:value-type="time" office:time-value="PT05H45M00S" calcext:value-type="time">
            <text:p>5:45:00</text:p>
          </table:table-cell>
          <table:table-cell table:style-name="ce23" table:formula="of:=VLOOKUP([.$C153];[$Sun.$A$1:$Sun.$C$367];3)-IF([.$G153];0;TIME(1;0;0))" office:value-type="time" office:time-value="PT20H19M00S" calcext:value-type="time">
            <text:p>20:1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3]" office:value-type="date" office:date-value="2023-07-24" calcext:value-type="date">
            <text:p>2023-07-24</text:p>
          </table:table-cell>
          <table:table-cell table:style-name="ce23" table:formula="of:=[.$H153]" office:value-type="time" office:time-value="PT05H45M00S" calcext:value-type="time">
            <text:p>5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3]);ISBLANK([.$P153]));&quot;None&quot;;CONCATENATE([.$O153];[.$P153];&quot;&quot;))" office:value-type="string" office:string-value="Walkx" calcext:value-type="string">
            <text:p>Walkx</text:p>
          </table:table-cell>
          <table:table-cell table:style-name="ce46" table:formula="of:=CONCATENATE(IF([.$P153]=&quot;t&quot;;&quot;[TBD: &quot;;&quot;&quot;);IF(ISBLANK([.$J153]);&quot;&quot;;[.$J153]); IF([.$P1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3]);&quot;&quot;;IF(ISBLANK([.$L153]);TEXT([.$K153];&quot;YYYY-MM-DD&quot;);TEXT([.$K153]+[.$L153];&quot;YYYY-MM-DDTHH:MM:SS&quot;)))" office:value-type="string" office:string-value="2023-07-24T05:45:00" calcext:value-type="string">
            <text:p>2023-07-24T05:45:00</text:p>
          </table:table-cell>
          <table:table-cell table:style-name="ce29" table:formula="of:=IF(ISBLANK([.$M153]);&quot;&quot;;IF(ISBLANK([.$N153]);TEXT([.$M153];&quot;YYYY-MM-DD&quot;);TEXT([.$M153]+[.$N1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5" calcext:value-type="date">
            <text:p>2023-07-25</text:p>
          </table:table-cell>
          <table:table-cell table:style-name="ce46" table:formula="of:=TEXT([.$A154];&quot;YYYY&quot;)" office:value-type="string" office:string-value="2023" calcext:value-type="string">
            <text:p>2023</text:p>
          </table:table-cell>
          <table:table-cell table:style-name="ce46" table:formula="of:=[.$A154]-DATE(YEAR([.$A154]);1;0)" office:value-type="float" office:value="206" calcext:value-type="float">
            <text:p>206</text:p>
          </table:table-cell>
          <table:table-cell table:style-name="ce46" table:formula="of:=TEXT([.$A154];&quot;MMM&quot;)" office:value-type="string" office:string-value="Jul" calcext:value-type="string">
            <text:p>Jul</text:p>
          </table:table-cell>
          <table:table-cell table:style-name="ce46" table:formula="of:=DAY([.A154])" office:value-type="float" office:value="25" calcext:value-type="float">
            <text:p>25</text:p>
          </table:table-cell>
          <table:table-cell table:style-name="ce46" table:formula="of:=TEXT([.$A154];&quot;DDD&quot;)" office:value-type="string" office:string-value="Tue" calcext:value-type="string">
            <text:p>Tue</text:p>
          </table:table-cell>
          <table:table-cell table:style-name="ce51" table:formula="of:=AND(DATE(YEAR([.$A154]);3;1)-WEEKDAY(DATE(YEAR([.$A154]);3;1)-1)+14&lt;=[.$A154];[.$A154]&lt;DATE(YEAR([.$A154]);11;1)-WEEKDAY(DATE(YEAR([.$A154]);11;1)-1)+7)" office:value-type="boolean" office:boolean-value="true" calcext:value-type="boolean">
            <text:p>TRUE</text:p>
          </table:table-cell>
          <table:table-cell table:style-name="ce23" table:formula="of:=VLOOKUP([.$C154];[$Sun.$A$1:$Sun.$C$367];2)-IF([.$G154];0;TIME(1;0;0))" office:value-type="time" office:time-value="PT05H46M00S" calcext:value-type="time">
            <text:p>5:46:00</text:p>
          </table:table-cell>
          <table:table-cell table:style-name="ce23" table:formula="of:=VLOOKUP([.$C154];[$Sun.$A$1:$Sun.$C$367];3)-IF([.$G154];0;TIME(1;0;0))" office:value-type="time" office:time-value="PT20H18M00S" calcext:value-type="time">
            <text:p>20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4]" office:value-type="date" office:date-value="2023-07-25" calcext:value-type="date">
            <text:p>2023-07-25</text:p>
          </table:table-cell>
          <table:table-cell table:style-name="ce23" table:formula="of:=[.$H154]" office:value-type="time" office:time-value="PT05H46M00S" calcext:value-type="time">
            <text:p>5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4]);ISBLANK([.$P154]));&quot;None&quot;;CONCATENATE([.$O154];[.$P154];&quot;&quot;))" office:value-type="string" office:string-value="Walkx" calcext:value-type="string">
            <text:p>Walkx</text:p>
          </table:table-cell>
          <table:table-cell table:style-name="ce46" table:formula="of:=CONCATENATE(IF([.$P154]=&quot;t&quot;;&quot;[TBD: &quot;;&quot;&quot;);IF(ISBLANK([.$J154]);&quot;&quot;;[.$J154]); IF([.$P1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4]);&quot;&quot;;IF(ISBLANK([.$L154]);TEXT([.$K154];&quot;YYYY-MM-DD&quot;);TEXT([.$K154]+[.$L154];&quot;YYYY-MM-DDTHH:MM:SS&quot;)))" office:value-type="string" office:string-value="2023-07-25T05:46:00" calcext:value-type="string">
            <text:p>2023-07-25T05:46:00</text:p>
          </table:table-cell>
          <table:table-cell table:style-name="ce29" table:formula="of:=IF(ISBLANK([.$M154]);&quot;&quot;;IF(ISBLANK([.$N154]);TEXT([.$M154];&quot;YYYY-MM-DD&quot;);TEXT([.$M154]+[.$N1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6" calcext:value-type="date">
            <text:p>2023-07-26</text:p>
          </table:table-cell>
          <table:table-cell table:style-name="ce46" table:formula="of:=TEXT([.$A155];&quot;YYYY&quot;)" office:value-type="string" office:string-value="2023" calcext:value-type="string">
            <text:p>2023</text:p>
          </table:table-cell>
          <table:table-cell table:style-name="ce46" table:formula="of:=[.$A155]-DATE(YEAR([.$A155]);1;0)" office:value-type="float" office:value="207" calcext:value-type="float">
            <text:p>207</text:p>
          </table:table-cell>
          <table:table-cell table:style-name="ce46" table:formula="of:=TEXT([.$A155];&quot;MMM&quot;)" office:value-type="string" office:string-value="Jul" calcext:value-type="string">
            <text:p>Jul</text:p>
          </table:table-cell>
          <table:table-cell table:style-name="ce46" table:formula="of:=DAY([.A155])" office:value-type="float" office:value="26" calcext:value-type="float">
            <text:p>26</text:p>
          </table:table-cell>
          <table:table-cell table:style-name="ce46" table:formula="of:=TEXT([.$A155];&quot;DDD&quot;)" office:value-type="string" office:string-value="Wed" calcext:value-type="string">
            <text:p>Wed</text:p>
          </table:table-cell>
          <table:table-cell table:style-name="ce51" table:formula="of:=AND(DATE(YEAR([.$A155]);3;1)-WEEKDAY(DATE(YEAR([.$A155]);3;1)-1)+14&lt;=[.$A155];[.$A155]&lt;DATE(YEAR([.$A155]);11;1)-WEEKDAY(DATE(YEAR([.$A155]);11;1)-1)+7)" office:value-type="boolean" office:boolean-value="true" calcext:value-type="boolean">
            <text:p>TRUE</text:p>
          </table:table-cell>
          <table:table-cell table:style-name="ce23" table:formula="of:=VLOOKUP([.$C155];[$Sun.$A$1:$Sun.$C$367];2)-IF([.$G155];0;TIME(1;0;0))" office:value-type="time" office:time-value="PT05H47M00S" calcext:value-type="time">
            <text:p>5:47:00</text:p>
          </table:table-cell>
          <table:table-cell table:style-name="ce23" table:formula="of:=VLOOKUP([.$C155];[$Sun.$A$1:$Sun.$C$367];3)-IF([.$G155];0;TIME(1;0;0))" office:value-type="time" office:time-value="PT20H17M00S" calcext:value-type="time">
            <text:p>20:1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5]" office:value-type="date" office:date-value="2023-07-26" calcext:value-type="date">
            <text:p>2023-07-26</text:p>
          </table:table-cell>
          <table:table-cell table:style-name="ce23" table:formula="of:=[.$H155]" office:value-type="time" office:time-value="PT05H47M00S" calcext:value-type="time">
            <text:p>5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5]);ISBLANK([.$P155]));&quot;None&quot;;CONCATENATE([.$O155];[.$P155];&quot;&quot;))" office:value-type="string" office:string-value="Walkx" calcext:value-type="string">
            <text:p>Walkx</text:p>
          </table:table-cell>
          <table:table-cell table:style-name="ce46" table:formula="of:=CONCATENATE(IF([.$P155]=&quot;t&quot;;&quot;[TBD: &quot;;&quot;&quot;);IF(ISBLANK([.$J155]);&quot;&quot;;[.$J155]); IF([.$P1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5]);&quot;&quot;;IF(ISBLANK([.$L155]);TEXT([.$K155];&quot;YYYY-MM-DD&quot;);TEXT([.$K155]+[.$L155];&quot;YYYY-MM-DDTHH:MM:SS&quot;)))" office:value-type="string" office:string-value="2023-07-26T05:47:00" calcext:value-type="string">
            <text:p>2023-07-26T05:47:00</text:p>
          </table:table-cell>
          <table:table-cell table:style-name="ce29" table:formula="of:=IF(ISBLANK([.$M155]);&quot;&quot;;IF(ISBLANK([.$N155]);TEXT([.$M155];&quot;YYYY-MM-DD&quot;);TEXT([.$M155]+[.$N1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7" calcext:value-type="date">
            <text:p>2023-07-27</text:p>
          </table:table-cell>
          <table:table-cell table:style-name="ce46" table:formula="of:=TEXT([.$A156];&quot;YYYY&quot;)" office:value-type="string" office:string-value="2023" calcext:value-type="string">
            <text:p>2023</text:p>
          </table:table-cell>
          <table:table-cell table:style-name="ce46" table:formula="of:=[.$A156]-DATE(YEAR([.$A156]);1;0)" office:value-type="float" office:value="208" calcext:value-type="float">
            <text:p>208</text:p>
          </table:table-cell>
          <table:table-cell table:style-name="ce46" table:formula="of:=TEXT([.$A156];&quot;MMM&quot;)" office:value-type="string" office:string-value="Jul" calcext:value-type="string">
            <text:p>Jul</text:p>
          </table:table-cell>
          <table:table-cell table:style-name="ce46" table:formula="of:=DAY([.A156])" office:value-type="float" office:value="27" calcext:value-type="float">
            <text:p>27</text:p>
          </table:table-cell>
          <table:table-cell table:style-name="ce46" table:formula="of:=TEXT([.$A156];&quot;DDD&quot;)" office:value-type="string" office:string-value="Thu" calcext:value-type="string">
            <text:p>Thu</text:p>
          </table:table-cell>
          <table:table-cell table:style-name="ce51" table:formula="of:=AND(DATE(YEAR([.$A156]);3;1)-WEEKDAY(DATE(YEAR([.$A156]);3;1)-1)+14&lt;=[.$A156];[.$A156]&lt;DATE(YEAR([.$A156]);11;1)-WEEKDAY(DATE(YEAR([.$A156]);11;1)-1)+7)" office:value-type="boolean" office:boolean-value="true" calcext:value-type="boolean">
            <text:p>TRUE</text:p>
          </table:table-cell>
          <table:table-cell table:style-name="ce23" table:formula="of:=VLOOKUP([.$C156];[$Sun.$A$1:$Sun.$C$367];2)-IF([.$G156];0;TIME(1;0;0))" office:value-type="time" office:time-value="PT05H48M00S" calcext:value-type="time">
            <text:p>5:48:00</text:p>
          </table:table-cell>
          <table:table-cell table:style-name="ce23" table:formula="of:=VLOOKUP([.$C156];[$Sun.$A$1:$Sun.$C$367];3)-IF([.$G156];0;TIME(1;0;0))" office:value-type="time" office:time-value="PT20H16M00S" calcext:value-type="time">
            <text:p>20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6]" office:value-type="date" office:date-value="2023-07-27" calcext:value-type="date">
            <text:p>2023-07-27</text:p>
          </table:table-cell>
          <table:table-cell table:style-name="ce23" table:formula="of:=[.$H156]" office:value-type="time" office:time-value="PT05H48M00S" calcext:value-type="time">
            <text:p>5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6]);ISBLANK([.$P156]));&quot;None&quot;;CONCATENATE([.$O156];[.$P156];&quot;&quot;))" office:value-type="string" office:string-value="Walkx" calcext:value-type="string">
            <text:p>Walkx</text:p>
          </table:table-cell>
          <table:table-cell table:style-name="ce46" table:formula="of:=CONCATENATE(IF([.$P156]=&quot;t&quot;;&quot;[TBD: &quot;;&quot;&quot;);IF(ISBLANK([.$J156]);&quot;&quot;;[.$J156]); IF([.$P1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6]);&quot;&quot;;IF(ISBLANK([.$L156]);TEXT([.$K156];&quot;YYYY-MM-DD&quot;);TEXT([.$K156]+[.$L156];&quot;YYYY-MM-DDTHH:MM:SS&quot;)))" office:value-type="string" office:string-value="2023-07-27T05:48:00" calcext:value-type="string">
            <text:p>2023-07-27T05:48:00</text:p>
          </table:table-cell>
          <table:table-cell table:style-name="ce29" table:formula="of:=IF(ISBLANK([.$M156]);&quot;&quot;;IF(ISBLANK([.$N156]);TEXT([.$M156];&quot;YYYY-MM-DD&quot;);TEXT([.$M156]+[.$N1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28" calcext:value-type="date">
            <text:p>2023-07-28</text:p>
          </table:table-cell>
          <table:table-cell table:style-name="ce46" table:formula="of:=TEXT([.$A157];&quot;YYYY&quot;)" office:value-type="string" office:string-value="2023" calcext:value-type="string">
            <text:p>2023</text:p>
          </table:table-cell>
          <table:table-cell table:style-name="ce46" table:formula="of:=[.$A157]-DATE(YEAR([.$A157]);1;0)" office:value-type="float" office:value="209" calcext:value-type="float">
            <text:p>209</text:p>
          </table:table-cell>
          <table:table-cell table:style-name="ce46" table:formula="of:=TEXT([.$A157];&quot;MMM&quot;)" office:value-type="string" office:string-value="Jul" calcext:value-type="string">
            <text:p>Jul</text:p>
          </table:table-cell>
          <table:table-cell table:style-name="ce46" table:formula="of:=DAY([.A157])" office:value-type="float" office:value="28" calcext:value-type="float">
            <text:p>28</text:p>
          </table:table-cell>
          <table:table-cell table:style-name="ce46" table:formula="of:=TEXT([.$A157];&quot;DDD&quot;)" office:value-type="string" office:string-value="Fri" calcext:value-type="string">
            <text:p>Fri</text:p>
          </table:table-cell>
          <table:table-cell table:style-name="ce51" table:formula="of:=AND(DATE(YEAR([.$A157]);3;1)-WEEKDAY(DATE(YEAR([.$A157]);3;1)-1)+14&lt;=[.$A157];[.$A157]&lt;DATE(YEAR([.$A157]);11;1)-WEEKDAY(DATE(YEAR([.$A157]);11;1)-1)+7)" office:value-type="boolean" office:boolean-value="true" calcext:value-type="boolean">
            <text:p>TRUE</text:p>
          </table:table-cell>
          <table:table-cell table:style-name="ce23" table:formula="of:=VLOOKUP([.$C157];[$Sun.$A$1:$Sun.$C$367];2)-IF([.$G157];0;TIME(1;0;0))" office:value-type="time" office:time-value="PT05H49M00S" calcext:value-type="time">
            <text:p>5:49:00</text:p>
          </table:table-cell>
          <table:table-cell table:style-name="ce23" table:formula="of:=VLOOKUP([.$C157];[$Sun.$A$1:$Sun.$C$367];3)-IF([.$G157];0;TIME(1;0;0))" office:value-type="time" office:time-value="PT20H15M00S" calcext:value-type="time">
            <text:p>20:1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7]" office:value-type="date" office:date-value="2023-07-28" calcext:value-type="date">
            <text:p>2023-07-28</text:p>
          </table:table-cell>
          <table:table-cell table:style-name="ce23" table:formula="of:=[.$H157]" office:value-type="time" office:time-value="PT05H49M00S" calcext:value-type="time">
            <text:p>5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7]);ISBLANK([.$P157]));&quot;None&quot;;CONCATENATE([.$O157];[.$P157];&quot;&quot;))" office:value-type="string" office:string-value="Walkx" calcext:value-type="string">
            <text:p>Walkx</text:p>
          </table:table-cell>
          <table:table-cell table:style-name="ce46" table:formula="of:=CONCATENATE(IF([.$P157]=&quot;t&quot;;&quot;[TBD: &quot;;&quot;&quot;);IF(ISBLANK([.$J157]);&quot;&quot;;[.$J157]); IF([.$P1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7]);&quot;&quot;;IF(ISBLANK([.$L157]);TEXT([.$K157];&quot;YYYY-MM-DD&quot;);TEXT([.$K157]+[.$L157];&quot;YYYY-MM-DDTHH:MM:SS&quot;)))" office:value-type="string" office:string-value="2023-07-28T05:49:00" calcext:value-type="string">
            <text:p>2023-07-28T05:49:00</text:p>
          </table:table-cell>
          <table:table-cell table:style-name="ce29" table:formula="of:=IF(ISBLANK([.$M157]);&quot;&quot;;IF(ISBLANK([.$N157]);TEXT([.$M157];&quot;YYYY-MM-DD&quot;);TEXT([.$M157]+[.$N1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7-31" calcext:value-type="date">
            <text:p>2023-07-31</text:p>
          </table:table-cell>
          <table:table-cell table:style-name="ce46" table:formula="of:=TEXT([.$A158];&quot;YYYY&quot;)" office:value-type="string" office:string-value="2023" calcext:value-type="string">
            <text:p>2023</text:p>
          </table:table-cell>
          <table:table-cell table:style-name="ce46" table:formula="of:=[.$A158]-DATE(YEAR([.$A158]);1;0)" office:value-type="float" office:value="212" calcext:value-type="float">
            <text:p>212</text:p>
          </table:table-cell>
          <table:table-cell table:style-name="ce46" table:formula="of:=TEXT([.$A158];&quot;MMM&quot;)" office:value-type="string" office:string-value="Jul" calcext:value-type="string">
            <text:p>Jul</text:p>
          </table:table-cell>
          <table:table-cell table:style-name="ce46" table:formula="of:=DAY([.A158])" office:value-type="float" office:value="31" calcext:value-type="float">
            <text:p>31</text:p>
          </table:table-cell>
          <table:table-cell table:style-name="ce46" table:formula="of:=TEXT([.$A158];&quot;DDD&quot;)" office:value-type="string" office:string-value="Mon" calcext:value-type="string">
            <text:p>Mon</text:p>
          </table:table-cell>
          <table:table-cell table:style-name="ce51" table:formula="of:=AND(DATE(YEAR([.$A158]);3;1)-WEEKDAY(DATE(YEAR([.$A158]);3;1)-1)+14&lt;=[.$A158];[.$A158]&lt;DATE(YEAR([.$A158]);11;1)-WEEKDAY(DATE(YEAR([.$A158]);11;1)-1)+7)" office:value-type="boolean" office:boolean-value="true" calcext:value-type="boolean">
            <text:p>TRUE</text:p>
          </table:table-cell>
          <table:table-cell table:style-name="ce23" table:formula="of:=VLOOKUP([.$C158];[$Sun.$A$1:$Sun.$C$367];2)-IF([.$G158];0;TIME(1;0;0))" office:value-type="time" office:time-value="PT05H52M00S" calcext:value-type="time">
            <text:p>5:52:00</text:p>
          </table:table-cell>
          <table:table-cell table:style-name="ce23" table:formula="of:=VLOOKUP([.$C158];[$Sun.$A$1:$Sun.$C$367];3)-IF([.$G158];0;TIME(1;0;0))" office:value-type="time" office:time-value="PT20H12M00S" calcext:value-type="time">
            <text:p>20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8]" office:value-type="date" office:date-value="2023-07-31" calcext:value-type="date">
            <text:p>2023-07-31</text:p>
          </table:table-cell>
          <table:table-cell table:style-name="ce23" table:formula="of:=[.$H158]" office:value-type="time" office:time-value="PT05H52M00S" calcext:value-type="time">
            <text:p>5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8]);ISBLANK([.$P158]));&quot;None&quot;;CONCATENATE([.$O158];[.$P158];&quot;&quot;))" office:value-type="string" office:string-value="Walkx" calcext:value-type="string">
            <text:p>Walkx</text:p>
          </table:table-cell>
          <table:table-cell table:style-name="ce46" table:formula="of:=CONCATENATE(IF([.$P158]=&quot;t&quot;;&quot;[TBD: &quot;;&quot;&quot;);IF(ISBLANK([.$J158]);&quot;&quot;;[.$J158]); IF([.$P1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8]);&quot;&quot;;IF(ISBLANK([.$L158]);TEXT([.$K158];&quot;YYYY-MM-DD&quot;);TEXT([.$K158]+[.$L158];&quot;YYYY-MM-DDTHH:MM:SS&quot;)))" office:value-type="string" office:string-value="2023-07-31T05:52:00" calcext:value-type="string">
            <text:p>2023-07-31T05:52:00</text:p>
          </table:table-cell>
          <table:table-cell table:style-name="ce29" table:formula="of:=IF(ISBLANK([.$M158]);&quot;&quot;;IF(ISBLANK([.$N158]);TEXT([.$M158];&quot;YYYY-MM-DD&quot;);TEXT([.$M158]+[.$N1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1" calcext:value-type="date">
            <text:p>2023-08-01</text:p>
          </table:table-cell>
          <table:table-cell table:style-name="ce46" table:formula="of:=TEXT([.$A159];&quot;YYYY&quot;)" office:value-type="string" office:string-value="2023" calcext:value-type="string">
            <text:p>2023</text:p>
          </table:table-cell>
          <table:table-cell table:style-name="ce46" table:formula="of:=[.$A159]-DATE(YEAR([.$A159]);1;0)" office:value-type="float" office:value="213" calcext:value-type="float">
            <text:p>213</text:p>
          </table:table-cell>
          <table:table-cell table:style-name="ce46" table:formula="of:=TEXT([.$A159];&quot;MMM&quot;)" office:value-type="string" office:string-value="Aug" calcext:value-type="string">
            <text:p>Aug</text:p>
          </table:table-cell>
          <table:table-cell table:style-name="ce46" table:formula="of:=DAY([.A159])" office:value-type="float" office:value="1" calcext:value-type="float">
            <text:p>1</text:p>
          </table:table-cell>
          <table:table-cell table:style-name="ce46" table:formula="of:=TEXT([.$A159];&quot;DDD&quot;)" office:value-type="string" office:string-value="Tue" calcext:value-type="string">
            <text:p>Tue</text:p>
          </table:table-cell>
          <table:table-cell table:style-name="ce51" table:formula="of:=AND(DATE(YEAR([.$A159]);3;1)-WEEKDAY(DATE(YEAR([.$A159]);3;1)-1)+14&lt;=[.$A159];[.$A159]&lt;DATE(YEAR([.$A159]);11;1)-WEEKDAY(DATE(YEAR([.$A159]);11;1)-1)+7)" office:value-type="boolean" office:boolean-value="true" calcext:value-type="boolean">
            <text:p>TRUE</text:p>
          </table:table-cell>
          <table:table-cell table:style-name="ce23" table:formula="of:=VLOOKUP([.$C159];[$Sun.$A$1:$Sun.$C$367];2)-IF([.$G159];0;TIME(1;0;0))" office:value-type="time" office:time-value="PT05H53M00S" calcext:value-type="time">
            <text:p>5:53:00</text:p>
          </table:table-cell>
          <table:table-cell table:style-name="ce23" table:formula="of:=VLOOKUP([.$C159];[$Sun.$A$1:$Sun.$C$367];3)-IF([.$G159];0;TIME(1;0;0))" office:value-type="time" office:time-value="PT20H11M00S" calcext:value-type="time">
            <text:p>20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59]" office:value-type="date" office:date-value="2023-08-01" calcext:value-type="date">
            <text:p>2023-08-01</text:p>
          </table:table-cell>
          <table:table-cell table:style-name="ce23" table:formula="of:=[.$H159]" office:value-type="time" office:time-value="PT05H53M00S" calcext:value-type="time">
            <text:p>5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59]);ISBLANK([.$P159]));&quot;None&quot;;CONCATENATE([.$O159];[.$P159];&quot;&quot;))" office:value-type="string" office:string-value="Walkx" calcext:value-type="string">
            <text:p>Walkx</text:p>
          </table:table-cell>
          <table:table-cell table:style-name="ce46" table:formula="of:=CONCATENATE(IF([.$P159]=&quot;t&quot;;&quot;[TBD: &quot;;&quot;&quot;);IF(ISBLANK([.$J159]);&quot;&quot;;[.$J159]); IF([.$P1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59]);&quot;&quot;;IF(ISBLANK([.$L159]);TEXT([.$K159];&quot;YYYY-MM-DD&quot;);TEXT([.$K159]+[.$L159];&quot;YYYY-MM-DDTHH:MM:SS&quot;)))" office:value-type="string" office:string-value="2023-08-01T05:53:00" calcext:value-type="string">
            <text:p>2023-08-01T05:53:00</text:p>
          </table:table-cell>
          <table:table-cell table:style-name="ce29" table:formula="of:=IF(ISBLANK([.$M159]);&quot;&quot;;IF(ISBLANK([.$N159]);TEXT([.$M159];&quot;YYYY-MM-DD&quot;);TEXT([.$M159]+[.$N1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2" calcext:value-type="date">
            <text:p>2023-08-02</text:p>
          </table:table-cell>
          <table:table-cell table:style-name="ce46" table:formula="of:=TEXT([.$A160];&quot;YYYY&quot;)" office:value-type="string" office:string-value="2023" calcext:value-type="string">
            <text:p>2023</text:p>
          </table:table-cell>
          <table:table-cell table:style-name="ce46" table:formula="of:=[.$A160]-DATE(YEAR([.$A160]);1;0)" office:value-type="float" office:value="214" calcext:value-type="float">
            <text:p>214</text:p>
          </table:table-cell>
          <table:table-cell table:style-name="ce46" table:formula="of:=TEXT([.$A160];&quot;MMM&quot;)" office:value-type="string" office:string-value="Aug" calcext:value-type="string">
            <text:p>Aug</text:p>
          </table:table-cell>
          <table:table-cell table:style-name="ce46" table:formula="of:=DAY([.A160])" office:value-type="float" office:value="2" calcext:value-type="float">
            <text:p>2</text:p>
          </table:table-cell>
          <table:table-cell table:style-name="ce46" table:formula="of:=TEXT([.$A160];&quot;DDD&quot;)" office:value-type="string" office:string-value="Wed" calcext:value-type="string">
            <text:p>Wed</text:p>
          </table:table-cell>
          <table:table-cell table:style-name="ce51" table:formula="of:=AND(DATE(YEAR([.$A160]);3;1)-WEEKDAY(DATE(YEAR([.$A160]);3;1)-1)+14&lt;=[.$A160];[.$A160]&lt;DATE(YEAR([.$A160]);11;1)-WEEKDAY(DATE(YEAR([.$A160]);11;1)-1)+7)" office:value-type="boolean" office:boolean-value="true" calcext:value-type="boolean">
            <text:p>TRUE</text:p>
          </table:table-cell>
          <table:table-cell table:style-name="ce23" table:formula="of:=VLOOKUP([.$C160];[$Sun.$A$1:$Sun.$C$367];2)-IF([.$G160];0;TIME(1;0;0))" office:value-type="time" office:time-value="PT05H54M00S" calcext:value-type="time">
            <text:p>5:54:00</text:p>
          </table:table-cell>
          <table:table-cell table:style-name="ce23" table:formula="of:=VLOOKUP([.$C160];[$Sun.$A$1:$Sun.$C$367];3)-IF([.$G160];0;TIME(1;0;0))" office:value-type="time" office:time-value="PT20H10M00S" calcext:value-type="time">
            <text:p>20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0]" office:value-type="date" office:date-value="2023-08-02" calcext:value-type="date">
            <text:p>2023-08-02</text:p>
          </table:table-cell>
          <table:table-cell table:style-name="ce23" table:formula="of:=[.$H160]" office:value-type="time" office:time-value="PT05H54M00S" calcext:value-type="time">
            <text:p>5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0]);ISBLANK([.$P160]));&quot;None&quot;;CONCATENATE([.$O160];[.$P160];&quot;&quot;))" office:value-type="string" office:string-value="Walkx" calcext:value-type="string">
            <text:p>Walkx</text:p>
          </table:table-cell>
          <table:table-cell table:style-name="ce46" table:formula="of:=CONCATENATE(IF([.$P160]=&quot;t&quot;;&quot;[TBD: &quot;;&quot;&quot;);IF(ISBLANK([.$J160]);&quot;&quot;;[.$J160]); IF([.$P1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0]);&quot;&quot;;IF(ISBLANK([.$L160]);TEXT([.$K160];&quot;YYYY-MM-DD&quot;);TEXT([.$K160]+[.$L160];&quot;YYYY-MM-DDTHH:MM:SS&quot;)))" office:value-type="string" office:string-value="2023-08-02T05:54:00" calcext:value-type="string">
            <text:p>2023-08-02T05:54:00</text:p>
          </table:table-cell>
          <table:table-cell table:style-name="ce29" table:formula="of:=IF(ISBLANK([.$M160]);&quot;&quot;;IF(ISBLANK([.$N160]);TEXT([.$M160];&quot;YYYY-MM-DD&quot;);TEXT([.$M160]+[.$N1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3" calcext:value-type="date">
            <text:p>2023-08-03</text:p>
          </table:table-cell>
          <table:table-cell table:style-name="ce46" table:formula="of:=TEXT([.$A161];&quot;YYYY&quot;)" office:value-type="string" office:string-value="2023" calcext:value-type="string">
            <text:p>2023</text:p>
          </table:table-cell>
          <table:table-cell table:style-name="ce46" table:formula="of:=[.$A161]-DATE(YEAR([.$A161]);1;0)" office:value-type="float" office:value="215" calcext:value-type="float">
            <text:p>215</text:p>
          </table:table-cell>
          <table:table-cell table:style-name="ce46" table:formula="of:=TEXT([.$A161];&quot;MMM&quot;)" office:value-type="string" office:string-value="Aug" calcext:value-type="string">
            <text:p>Aug</text:p>
          </table:table-cell>
          <table:table-cell table:style-name="ce46" table:formula="of:=DAY([.A161])" office:value-type="float" office:value="3" calcext:value-type="float">
            <text:p>3</text:p>
          </table:table-cell>
          <table:table-cell table:style-name="ce46" table:formula="of:=TEXT([.$A161];&quot;DDD&quot;)" office:value-type="string" office:string-value="Thu" calcext:value-type="string">
            <text:p>Thu</text:p>
          </table:table-cell>
          <table:table-cell table:style-name="ce51" table:formula="of:=AND(DATE(YEAR([.$A161]);3;1)-WEEKDAY(DATE(YEAR([.$A161]);3;1)-1)+14&lt;=[.$A161];[.$A161]&lt;DATE(YEAR([.$A161]);11;1)-WEEKDAY(DATE(YEAR([.$A161]);11;1)-1)+7)" office:value-type="boolean" office:boolean-value="true" calcext:value-type="boolean">
            <text:p>TRUE</text:p>
          </table:table-cell>
          <table:table-cell table:style-name="ce23" table:formula="of:=VLOOKUP([.$C161];[$Sun.$A$1:$Sun.$C$367];2)-IF([.$G161];0;TIME(1;0;0))" office:value-type="time" office:time-value="PT05H55M00S" calcext:value-type="time">
            <text:p>5:55:00</text:p>
          </table:table-cell>
          <table:table-cell table:style-name="ce23" table:formula="of:=VLOOKUP([.$C161];[$Sun.$A$1:$Sun.$C$367];3)-IF([.$G161];0;TIME(1;0;0))" office:value-type="time" office:time-value="PT20H09M00S" calcext:value-type="time">
            <text:p>20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1]" office:value-type="date" office:date-value="2023-08-03" calcext:value-type="date">
            <text:p>2023-08-03</text:p>
          </table:table-cell>
          <table:table-cell table:style-name="ce23" table:formula="of:=[.$H161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1]);ISBLANK([.$P161]));&quot;None&quot;;CONCATENATE([.$O161];[.$P161];&quot;&quot;))" office:value-type="string" office:string-value="Walkx" calcext:value-type="string">
            <text:p>Walkx</text:p>
          </table:table-cell>
          <table:table-cell table:style-name="ce46" table:formula="of:=CONCATENATE(IF([.$P161]=&quot;t&quot;;&quot;[TBD: &quot;;&quot;&quot;);IF(ISBLANK([.$J161]);&quot;&quot;;[.$J161]); IF([.$P1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1]);&quot;&quot;;IF(ISBLANK([.$L161]);TEXT([.$K161];&quot;YYYY-MM-DD&quot;);TEXT([.$K161]+[.$L161];&quot;YYYY-MM-DDTHH:MM:SS&quot;)))" office:value-type="string" office:string-value="2023-08-03T05:55:00" calcext:value-type="string">
            <text:p>2023-08-03T05:55:00</text:p>
          </table:table-cell>
          <table:table-cell table:style-name="ce29" table:formula="of:=IF(ISBLANK([.$M161]);&quot;&quot;;IF(ISBLANK([.$N161]);TEXT([.$M161];&quot;YYYY-MM-DD&quot;);TEXT([.$M161]+[.$N1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4" calcext:value-type="date">
            <text:p>2023-08-04</text:p>
          </table:table-cell>
          <table:table-cell table:style-name="ce46" table:formula="of:=TEXT([.$A162];&quot;YYYY&quot;)" office:value-type="string" office:string-value="2023" calcext:value-type="string">
            <text:p>2023</text:p>
          </table:table-cell>
          <table:table-cell table:style-name="ce46" table:formula="of:=[.$A162]-DATE(YEAR([.$A162]);1;0)" office:value-type="float" office:value="216" calcext:value-type="float">
            <text:p>216</text:p>
          </table:table-cell>
          <table:table-cell table:style-name="ce46" table:formula="of:=TEXT([.$A162];&quot;MMM&quot;)" office:value-type="string" office:string-value="Aug" calcext:value-type="string">
            <text:p>Aug</text:p>
          </table:table-cell>
          <table:table-cell table:style-name="ce46" table:formula="of:=DAY([.A162])" office:value-type="float" office:value="4" calcext:value-type="float">
            <text:p>4</text:p>
          </table:table-cell>
          <table:table-cell table:style-name="ce46" table:formula="of:=TEXT([.$A162];&quot;DDD&quot;)" office:value-type="string" office:string-value="Fri" calcext:value-type="string">
            <text:p>Fri</text:p>
          </table:table-cell>
          <table:table-cell table:style-name="ce51" table:formula="of:=AND(DATE(YEAR([.$A162]);3;1)-WEEKDAY(DATE(YEAR([.$A162]);3;1)-1)+14&lt;=[.$A162];[.$A162]&lt;DATE(YEAR([.$A162]);11;1)-WEEKDAY(DATE(YEAR([.$A162]);11;1)-1)+7)" office:value-type="boolean" office:boolean-value="true" calcext:value-type="boolean">
            <text:p>TRUE</text:p>
          </table:table-cell>
          <table:table-cell table:style-name="ce23" table:formula="of:=VLOOKUP([.$C162];[$Sun.$A$1:$Sun.$C$367];2)-IF([.$G162];0;TIME(1;0;0))" office:value-type="time" office:time-value="PT05H55M00S" calcext:value-type="time">
            <text:p>5:55:00</text:p>
          </table:table-cell>
          <table:table-cell table:style-name="ce23" table:formula="of:=VLOOKUP([.$C162];[$Sun.$A$1:$Sun.$C$367];3)-IF([.$G162];0;TIME(1;0;0))" office:value-type="time" office:time-value="PT20H08M00S" calcext:value-type="time">
            <text:p>20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2]" office:value-type="date" office:date-value="2023-08-04" calcext:value-type="date">
            <text:p>2023-08-04</text:p>
          </table:table-cell>
          <table:table-cell table:style-name="ce23" table:formula="of:=[.$H162]" office:value-type="time" office:time-value="PT05H55M00S" calcext:value-type="time">
            <text:p>5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2]);ISBLANK([.$P162]));&quot;None&quot;;CONCATENATE([.$O162];[.$P162];&quot;&quot;))" office:value-type="string" office:string-value="Walkx" calcext:value-type="string">
            <text:p>Walkx</text:p>
          </table:table-cell>
          <table:table-cell table:style-name="ce46" table:formula="of:=CONCATENATE(IF([.$P162]=&quot;t&quot;;&quot;[TBD: &quot;;&quot;&quot;);IF(ISBLANK([.$J162]);&quot;&quot;;[.$J162]); IF([.$P1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2]);&quot;&quot;;IF(ISBLANK([.$L162]);TEXT([.$K162];&quot;YYYY-MM-DD&quot;);TEXT([.$K162]+[.$L162];&quot;YYYY-MM-DDTHH:MM:SS&quot;)))" office:value-type="string" office:string-value="2023-08-04T05:55:00" calcext:value-type="string">
            <text:p>2023-08-04T05:55:00</text:p>
          </table:table-cell>
          <table:table-cell table:style-name="ce29" table:formula="of:=IF(ISBLANK([.$M162]);&quot;&quot;;IF(ISBLANK([.$N162]);TEXT([.$M162];&quot;YYYY-MM-DD&quot;);TEXT([.$M162]+[.$N1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7" calcext:value-type="date">
            <text:p>2023-08-07</text:p>
          </table:table-cell>
          <table:table-cell table:style-name="ce46" table:formula="of:=TEXT([.$A163];&quot;YYYY&quot;)" office:value-type="string" office:string-value="2023" calcext:value-type="string">
            <text:p>2023</text:p>
          </table:table-cell>
          <table:table-cell table:style-name="ce46" table:formula="of:=[.$A163]-DATE(YEAR([.$A163]);1;0)" office:value-type="float" office:value="219" calcext:value-type="float">
            <text:p>219</text:p>
          </table:table-cell>
          <table:table-cell table:style-name="ce46" table:formula="of:=TEXT([.$A163];&quot;MMM&quot;)" office:value-type="string" office:string-value="Aug" calcext:value-type="string">
            <text:p>Aug</text:p>
          </table:table-cell>
          <table:table-cell table:style-name="ce46" table:formula="of:=DAY([.A163])" office:value-type="float" office:value="7" calcext:value-type="float">
            <text:p>7</text:p>
          </table:table-cell>
          <table:table-cell table:style-name="ce46" table:formula="of:=TEXT([.$A163];&quot;DDD&quot;)" office:value-type="string" office:string-value="Mon" calcext:value-type="string">
            <text:p>Mon</text:p>
          </table:table-cell>
          <table:table-cell table:style-name="ce51" table:formula="of:=AND(DATE(YEAR([.$A163]);3;1)-WEEKDAY(DATE(YEAR([.$A163]);3;1)-1)+14&lt;=[.$A163];[.$A163]&lt;DATE(YEAR([.$A163]);11;1)-WEEKDAY(DATE(YEAR([.$A163]);11;1)-1)+7)" office:value-type="boolean" office:boolean-value="true" calcext:value-type="boolean">
            <text:p>TRUE</text:p>
          </table:table-cell>
          <table:table-cell table:style-name="ce23" table:formula="of:=VLOOKUP([.$C163];[$Sun.$A$1:$Sun.$C$367];2)-IF([.$G163];0;TIME(1;0;0))" office:value-type="time" office:time-value="PT05H58M00S" calcext:value-type="time">
            <text:p>5:58:00</text:p>
          </table:table-cell>
          <table:table-cell table:style-name="ce23" table:formula="of:=VLOOKUP([.$C163];[$Sun.$A$1:$Sun.$C$367];3)-IF([.$G163];0;TIME(1;0;0))" office:value-type="time" office:time-value="PT20H04M00S" calcext:value-type="time">
            <text:p>20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3]" office:value-type="date" office:date-value="2023-08-07" calcext:value-type="date">
            <text:p>2023-08-07</text:p>
          </table:table-cell>
          <table:table-cell table:style-name="ce23" table:formula="of:=[.$H163]" office:value-type="time" office:time-value="PT05H58M00S" calcext:value-type="time">
            <text:p>5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3]);ISBLANK([.$P163]));&quot;None&quot;;CONCATENATE([.$O163];[.$P163];&quot;&quot;))" office:value-type="string" office:string-value="Walkx" calcext:value-type="string">
            <text:p>Walkx</text:p>
          </table:table-cell>
          <table:table-cell table:style-name="ce46" table:formula="of:=CONCATENATE(IF([.$P163]=&quot;t&quot;;&quot;[TBD: &quot;;&quot;&quot;);IF(ISBLANK([.$J163]);&quot;&quot;;[.$J163]); IF([.$P1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3]);&quot;&quot;;IF(ISBLANK([.$L163]);TEXT([.$K163];&quot;YYYY-MM-DD&quot;);TEXT([.$K163]+[.$L163];&quot;YYYY-MM-DDTHH:MM:SS&quot;)))" office:value-type="string" office:string-value="2023-08-07T05:58:00" calcext:value-type="string">
            <text:p>2023-08-07T05:58:00</text:p>
          </table:table-cell>
          <table:table-cell table:style-name="ce29" table:formula="of:=IF(ISBLANK([.$M163]);&quot;&quot;;IF(ISBLANK([.$N163]);TEXT([.$M163];&quot;YYYY-MM-DD&quot;);TEXT([.$M163]+[.$N1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8" calcext:value-type="date">
            <text:p>2023-08-08</text:p>
          </table:table-cell>
          <table:table-cell table:style-name="ce46" table:formula="of:=TEXT([.$A164];&quot;YYYY&quot;)" office:value-type="string" office:string-value="2023" calcext:value-type="string">
            <text:p>2023</text:p>
          </table:table-cell>
          <table:table-cell table:style-name="ce46" table:formula="of:=[.$A164]-DATE(YEAR([.$A164]);1;0)" office:value-type="float" office:value="220" calcext:value-type="float">
            <text:p>220</text:p>
          </table:table-cell>
          <table:table-cell table:style-name="ce46" table:formula="of:=TEXT([.$A164];&quot;MMM&quot;)" office:value-type="string" office:string-value="Aug" calcext:value-type="string">
            <text:p>Aug</text:p>
          </table:table-cell>
          <table:table-cell table:style-name="ce46" table:formula="of:=DAY([.A164])" office:value-type="float" office:value="8" calcext:value-type="float">
            <text:p>8</text:p>
          </table:table-cell>
          <table:table-cell table:style-name="ce46" table:formula="of:=TEXT([.$A164];&quot;DDD&quot;)" office:value-type="string" office:string-value="Tue" calcext:value-type="string">
            <text:p>Tue</text:p>
          </table:table-cell>
          <table:table-cell table:style-name="ce51" table:formula="of:=AND(DATE(YEAR([.$A164]);3;1)-WEEKDAY(DATE(YEAR([.$A164]);3;1)-1)+14&lt;=[.$A164];[.$A164]&lt;DATE(YEAR([.$A164]);11;1)-WEEKDAY(DATE(YEAR([.$A164]);11;1)-1)+7)" office:value-type="boolean" office:boolean-value="true" calcext:value-type="boolean">
            <text:p>TRUE</text:p>
          </table:table-cell>
          <table:table-cell table:style-name="ce23" table:formula="of:=VLOOKUP([.$C164];[$Sun.$A$1:$Sun.$C$367];2)-IF([.$G164];0;TIME(1;0;0))" office:value-type="time" office:time-value="PT05H59M00S" calcext:value-type="time">
            <text:p>5:59:00</text:p>
          </table:table-cell>
          <table:table-cell table:style-name="ce23" table:formula="of:=VLOOKUP([.$C164];[$Sun.$A$1:$Sun.$C$367];3)-IF([.$G164];0;TIME(1;0;0))" office:value-type="time" office:time-value="PT20H03M00S" calcext:value-type="time">
            <text:p>20:0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4]" office:value-type="date" office:date-value="2023-08-08" calcext:value-type="date">
            <text:p>2023-08-08</text:p>
          </table:table-cell>
          <table:table-cell table:style-name="ce23" table:formula="of:=[.$H164]" office:value-type="time" office:time-value="PT05H59M00S" calcext:value-type="time">
            <text:p>5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4]);ISBLANK([.$P164]));&quot;None&quot;;CONCATENATE([.$O164];[.$P164];&quot;&quot;))" office:value-type="string" office:string-value="Walkx" calcext:value-type="string">
            <text:p>Walkx</text:p>
          </table:table-cell>
          <table:table-cell table:style-name="ce46" table:formula="of:=CONCATENATE(IF([.$P164]=&quot;t&quot;;&quot;[TBD: &quot;;&quot;&quot;);IF(ISBLANK([.$J164]);&quot;&quot;;[.$J164]); IF([.$P1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4]);&quot;&quot;;IF(ISBLANK([.$L164]);TEXT([.$K164];&quot;YYYY-MM-DD&quot;);TEXT([.$K164]+[.$L164];&quot;YYYY-MM-DDTHH:MM:SS&quot;)))" office:value-type="string" office:string-value="2023-08-08T05:59:00" calcext:value-type="string">
            <text:p>2023-08-08T05:59:00</text:p>
          </table:table-cell>
          <table:table-cell table:style-name="ce29" table:formula="of:=IF(ISBLANK([.$M164]);&quot;&quot;;IF(ISBLANK([.$N164]);TEXT([.$M164];&quot;YYYY-MM-DD&quot;);TEXT([.$M164]+[.$N1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09" calcext:value-type="date">
            <text:p>2023-08-09</text:p>
          </table:table-cell>
          <table:table-cell table:style-name="ce46" table:formula="of:=TEXT([.$A165];&quot;YYYY&quot;)" office:value-type="string" office:string-value="2023" calcext:value-type="string">
            <text:p>2023</text:p>
          </table:table-cell>
          <table:table-cell table:style-name="ce46" table:formula="of:=[.$A165]-DATE(YEAR([.$A165]);1;0)" office:value-type="float" office:value="221" calcext:value-type="float">
            <text:p>221</text:p>
          </table:table-cell>
          <table:table-cell table:style-name="ce46" table:formula="of:=TEXT([.$A165];&quot;MMM&quot;)" office:value-type="string" office:string-value="Aug" calcext:value-type="string">
            <text:p>Aug</text:p>
          </table:table-cell>
          <table:table-cell table:style-name="ce46" table:formula="of:=DAY([.A165])" office:value-type="float" office:value="9" calcext:value-type="float">
            <text:p>9</text:p>
          </table:table-cell>
          <table:table-cell table:style-name="ce46" table:formula="of:=TEXT([.$A165];&quot;DDD&quot;)" office:value-type="string" office:string-value="Wed" calcext:value-type="string">
            <text:p>Wed</text:p>
          </table:table-cell>
          <table:table-cell table:style-name="ce51" table:formula="of:=AND(DATE(YEAR([.$A165]);3;1)-WEEKDAY(DATE(YEAR([.$A165]);3;1)-1)+14&lt;=[.$A165];[.$A165]&lt;DATE(YEAR([.$A165]);11;1)-WEEKDAY(DATE(YEAR([.$A165]);11;1)-1)+7)" office:value-type="boolean" office:boolean-value="true" calcext:value-type="boolean">
            <text:p>TRUE</text:p>
          </table:table-cell>
          <table:table-cell table:style-name="ce23" table:formula="of:=VLOOKUP([.$C165];[$Sun.$A$1:$Sun.$C$367];2)-IF([.$G165];0;TIME(1;0;0))" office:value-type="time" office:time-value="PT06H00M00S" calcext:value-type="time">
            <text:p>6:00:00</text:p>
          </table:table-cell>
          <table:table-cell table:style-name="ce23" table:formula="of:=VLOOKUP([.$C165];[$Sun.$A$1:$Sun.$C$367];3)-IF([.$G165];0;TIME(1;0;0))" office:value-type="time" office:time-value="PT20H02M00S" calcext:value-type="time">
            <text:p>20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5]" office:value-type="date" office:date-value="2023-08-09" calcext:value-type="date">
            <text:p>2023-08-09</text:p>
          </table:table-cell>
          <table:table-cell table:style-name="ce23" table:formula="of:=[.$H165]" office:value-type="time" office:time-value="PT06H00M00S" calcext:value-type="time">
            <text:p>6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5]);ISBLANK([.$P165]));&quot;None&quot;;CONCATENATE([.$O165];[.$P165];&quot;&quot;))" office:value-type="string" office:string-value="Walkx" calcext:value-type="string">
            <text:p>Walkx</text:p>
          </table:table-cell>
          <table:table-cell table:style-name="ce46" table:formula="of:=CONCATENATE(IF([.$P165]=&quot;t&quot;;&quot;[TBD: &quot;;&quot;&quot;);IF(ISBLANK([.$J165]);&quot;&quot;;[.$J165]); IF([.$P1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5]);&quot;&quot;;IF(ISBLANK([.$L165]);TEXT([.$K165];&quot;YYYY-MM-DD&quot;);TEXT([.$K165]+[.$L165];&quot;YYYY-MM-DDTHH:MM:SS&quot;)))" office:value-type="string" office:string-value="2023-08-09T06:00:00" calcext:value-type="string">
            <text:p>2023-08-09T06:00:00</text:p>
          </table:table-cell>
          <table:table-cell table:style-name="ce29" table:formula="of:=IF(ISBLANK([.$M165]);&quot;&quot;;IF(ISBLANK([.$N165]);TEXT([.$M165];&quot;YYYY-MM-DD&quot;);TEXT([.$M165]+[.$N1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0" calcext:value-type="date">
            <text:p>2023-08-10</text:p>
          </table:table-cell>
          <table:table-cell table:style-name="ce46" table:formula="of:=TEXT([.$A166];&quot;YYYY&quot;)" office:value-type="string" office:string-value="2023" calcext:value-type="string">
            <text:p>2023</text:p>
          </table:table-cell>
          <table:table-cell table:style-name="ce46" table:formula="of:=[.$A166]-DATE(YEAR([.$A166]);1;0)" office:value-type="float" office:value="222" calcext:value-type="float">
            <text:p>222</text:p>
          </table:table-cell>
          <table:table-cell table:style-name="ce46" table:formula="of:=TEXT([.$A166];&quot;MMM&quot;)" office:value-type="string" office:string-value="Aug" calcext:value-type="string">
            <text:p>Aug</text:p>
          </table:table-cell>
          <table:table-cell table:style-name="ce46" table:formula="of:=DAY([.A166])" office:value-type="float" office:value="10" calcext:value-type="float">
            <text:p>10</text:p>
          </table:table-cell>
          <table:table-cell table:style-name="ce46" table:formula="of:=TEXT([.$A166];&quot;DDD&quot;)" office:value-type="string" office:string-value="Thu" calcext:value-type="string">
            <text:p>Thu</text:p>
          </table:table-cell>
          <table:table-cell table:style-name="ce51" table:formula="of:=AND(DATE(YEAR([.$A166]);3;1)-WEEKDAY(DATE(YEAR([.$A166]);3;1)-1)+14&lt;=[.$A166];[.$A166]&lt;DATE(YEAR([.$A166]);11;1)-WEEKDAY(DATE(YEAR([.$A166]);11;1)-1)+7)" office:value-type="boolean" office:boolean-value="true" calcext:value-type="boolean">
            <text:p>TRUE</text:p>
          </table:table-cell>
          <table:table-cell table:style-name="ce23" table:formula="of:=VLOOKUP([.$C166];[$Sun.$A$1:$Sun.$C$367];2)-IF([.$G166];0;TIME(1;0;0))" office:value-type="time" office:time-value="PT06H01M00S" calcext:value-type="time">
            <text:p>6:01:00</text:p>
          </table:table-cell>
          <table:table-cell table:style-name="ce23" table:formula="of:=VLOOKUP([.$C166];[$Sun.$A$1:$Sun.$C$367];3)-IF([.$G166];0;TIME(1;0;0))" office:value-type="time" office:time-value="PT20H00M00S" calcext:value-type="time">
            <text:p>20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6]" office:value-type="date" office:date-value="2023-08-10" calcext:value-type="date">
            <text:p>2023-08-10</text:p>
          </table:table-cell>
          <table:table-cell table:style-name="ce23" table:formula="of:=[.$H166]" office:value-type="time" office:time-value="PT06H01M00S" calcext:value-type="time">
            <text:p>6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6]);ISBLANK([.$P166]));&quot;None&quot;;CONCATENATE([.$O166];[.$P166];&quot;&quot;))" office:value-type="string" office:string-value="Walkx" calcext:value-type="string">
            <text:p>Walkx</text:p>
          </table:table-cell>
          <table:table-cell table:style-name="ce46" table:formula="of:=CONCATENATE(IF([.$P166]=&quot;t&quot;;&quot;[TBD: &quot;;&quot;&quot;);IF(ISBLANK([.$J166]);&quot;&quot;;[.$J166]); IF([.$P1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6]);&quot;&quot;;IF(ISBLANK([.$L166]);TEXT([.$K166];&quot;YYYY-MM-DD&quot;);TEXT([.$K166]+[.$L166];&quot;YYYY-MM-DDTHH:MM:SS&quot;)))" office:value-type="string" office:string-value="2023-08-10T06:01:00" calcext:value-type="string">
            <text:p>2023-08-10T06:01:00</text:p>
          </table:table-cell>
          <table:table-cell table:style-name="ce29" table:formula="of:=IF(ISBLANK([.$M166]);&quot;&quot;;IF(ISBLANK([.$N166]);TEXT([.$M166];&quot;YYYY-MM-DD&quot;);TEXT([.$M166]+[.$N1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1" calcext:value-type="date">
            <text:p>2023-08-11</text:p>
          </table:table-cell>
          <table:table-cell table:style-name="ce46" table:formula="of:=TEXT([.$A167];&quot;YYYY&quot;)" office:value-type="string" office:string-value="2023" calcext:value-type="string">
            <text:p>2023</text:p>
          </table:table-cell>
          <table:table-cell table:style-name="ce46" table:formula="of:=[.$A167]-DATE(YEAR([.$A167]);1;0)" office:value-type="float" office:value="223" calcext:value-type="float">
            <text:p>223</text:p>
          </table:table-cell>
          <table:table-cell table:style-name="ce46" table:formula="of:=TEXT([.$A167];&quot;MMM&quot;)" office:value-type="string" office:string-value="Aug" calcext:value-type="string">
            <text:p>Aug</text:p>
          </table:table-cell>
          <table:table-cell table:style-name="ce46" table:formula="of:=DAY([.A167])" office:value-type="float" office:value="11" calcext:value-type="float">
            <text:p>11</text:p>
          </table:table-cell>
          <table:table-cell table:style-name="ce46" table:formula="of:=TEXT([.$A167];&quot;DDD&quot;)" office:value-type="string" office:string-value="Fri" calcext:value-type="string">
            <text:p>Fri</text:p>
          </table:table-cell>
          <table:table-cell table:style-name="ce51" table:formula="of:=AND(DATE(YEAR([.$A167]);3;1)-WEEKDAY(DATE(YEAR([.$A167]);3;1)-1)+14&lt;=[.$A167];[.$A167]&lt;DATE(YEAR([.$A167]);11;1)-WEEKDAY(DATE(YEAR([.$A167]);11;1)-1)+7)" office:value-type="boolean" office:boolean-value="true" calcext:value-type="boolean">
            <text:p>TRUE</text:p>
          </table:table-cell>
          <table:table-cell table:style-name="ce23" table:formula="of:=VLOOKUP([.$C167];[$Sun.$A$1:$Sun.$C$367];2)-IF([.$G167];0;TIME(1;0;0))" office:value-type="time" office:time-value="PT06H02M00S" calcext:value-type="time">
            <text:p>6:02:00</text:p>
          </table:table-cell>
          <table:table-cell table:style-name="ce23" table:formula="of:=VLOOKUP([.$C167];[$Sun.$A$1:$Sun.$C$367];3)-IF([.$G167];0;TIME(1;0;0))" office:value-type="time" office:time-value="PT19H59M00S" calcext:value-type="time">
            <text:p>19:5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7]" office:value-type="date" office:date-value="2023-08-11" calcext:value-type="date">
            <text:p>2023-08-11</text:p>
          </table:table-cell>
          <table:table-cell table:style-name="ce23" table:formula="of:=[.$H167]" office:value-type="time" office:time-value="PT06H02M00S" calcext:value-type="time">
            <text:p>6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7]);ISBLANK([.$P167]));&quot;None&quot;;CONCATENATE([.$O167];[.$P167];&quot;&quot;))" office:value-type="string" office:string-value="Walkx" calcext:value-type="string">
            <text:p>Walkx</text:p>
          </table:table-cell>
          <table:table-cell table:style-name="ce46" table:formula="of:=CONCATENATE(IF([.$P167]=&quot;t&quot;;&quot;[TBD: &quot;;&quot;&quot;);IF(ISBLANK([.$J167]);&quot;&quot;;[.$J167]); IF([.$P1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7]);&quot;&quot;;IF(ISBLANK([.$L167]);TEXT([.$K167];&quot;YYYY-MM-DD&quot;);TEXT([.$K167]+[.$L167];&quot;YYYY-MM-DDTHH:MM:SS&quot;)))" office:value-type="string" office:string-value="2023-08-11T06:02:00" calcext:value-type="string">
            <text:p>2023-08-11T06:02:00</text:p>
          </table:table-cell>
          <table:table-cell table:style-name="ce29" table:formula="of:=IF(ISBLANK([.$M167]);&quot;&quot;;IF(ISBLANK([.$N167]);TEXT([.$M167];&quot;YYYY-MM-DD&quot;);TEXT([.$M167]+[.$N1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4" calcext:value-type="date">
            <text:p>2023-08-14</text:p>
          </table:table-cell>
          <table:table-cell table:style-name="ce46" table:formula="of:=TEXT([.$A168];&quot;YYYY&quot;)" office:value-type="string" office:string-value="2023" calcext:value-type="string">
            <text:p>2023</text:p>
          </table:table-cell>
          <table:table-cell table:style-name="ce46" table:formula="of:=[.$A168]-DATE(YEAR([.$A168]);1;0)" office:value-type="float" office:value="226" calcext:value-type="float">
            <text:p>226</text:p>
          </table:table-cell>
          <table:table-cell table:style-name="ce46" table:formula="of:=TEXT([.$A168];&quot;MMM&quot;)" office:value-type="string" office:string-value="Aug" calcext:value-type="string">
            <text:p>Aug</text:p>
          </table:table-cell>
          <table:table-cell table:style-name="ce46" table:formula="of:=DAY([.A168])" office:value-type="float" office:value="14" calcext:value-type="float">
            <text:p>14</text:p>
          </table:table-cell>
          <table:table-cell table:style-name="ce46" table:formula="of:=TEXT([.$A168];&quot;DDD&quot;)" office:value-type="string" office:string-value="Mon" calcext:value-type="string">
            <text:p>Mon</text:p>
          </table:table-cell>
          <table:table-cell table:style-name="ce51" table:formula="of:=AND(DATE(YEAR([.$A168]);3;1)-WEEKDAY(DATE(YEAR([.$A168]);3;1)-1)+14&lt;=[.$A168];[.$A168]&lt;DATE(YEAR([.$A168]);11;1)-WEEKDAY(DATE(YEAR([.$A168]);11;1)-1)+7)" office:value-type="boolean" office:boolean-value="true" calcext:value-type="boolean">
            <text:p>TRUE</text:p>
          </table:table-cell>
          <table:table-cell table:style-name="ce23" table:formula="of:=VLOOKUP([.$C168];[$Sun.$A$1:$Sun.$C$367];2)-IF([.$G168];0;TIME(1;0;0))" office:value-type="time" office:time-value="PT06H05M00S" calcext:value-type="time">
            <text:p>6:05:00</text:p>
          </table:table-cell>
          <table:table-cell table:style-name="ce23" table:formula="of:=VLOOKUP([.$C168];[$Sun.$A$1:$Sun.$C$367];3)-IF([.$G168];0;TIME(1;0;0))" office:value-type="time" office:time-value="PT19H55M00S" calcext:value-type="time">
            <text:p>19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8]" office:value-type="date" office:date-value="2023-08-14" calcext:value-type="date">
            <text:p>2023-08-14</text:p>
          </table:table-cell>
          <table:table-cell table:style-name="ce23" table:formula="of:=[.$H168]" office:value-type="time" office:time-value="PT06H05M00S" calcext:value-type="time">
            <text:p>6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8]);ISBLANK([.$P168]));&quot;None&quot;;CONCATENATE([.$O168];[.$P168];&quot;&quot;))" office:value-type="string" office:string-value="Walkx" calcext:value-type="string">
            <text:p>Walkx</text:p>
          </table:table-cell>
          <table:table-cell table:style-name="ce46" table:formula="of:=CONCATENATE(IF([.$P168]=&quot;t&quot;;&quot;[TBD: &quot;;&quot;&quot;);IF(ISBLANK([.$J168]);&quot;&quot;;[.$J168]); IF([.$P1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8]);&quot;&quot;;IF(ISBLANK([.$L168]);TEXT([.$K168];&quot;YYYY-MM-DD&quot;);TEXT([.$K168]+[.$L168];&quot;YYYY-MM-DDTHH:MM:SS&quot;)))" office:value-type="string" office:string-value="2023-08-14T06:05:00" calcext:value-type="string">
            <text:p>2023-08-14T06:05:00</text:p>
          </table:table-cell>
          <table:table-cell table:style-name="ce29" table:formula="of:=IF(ISBLANK([.$M168]);&quot;&quot;;IF(ISBLANK([.$N168]);TEXT([.$M168];&quot;YYYY-MM-DD&quot;);TEXT([.$M168]+[.$N1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5" calcext:value-type="date">
            <text:p>2023-08-15</text:p>
          </table:table-cell>
          <table:table-cell table:style-name="ce46" table:formula="of:=TEXT([.$A169];&quot;YYYY&quot;)" office:value-type="string" office:string-value="2023" calcext:value-type="string">
            <text:p>2023</text:p>
          </table:table-cell>
          <table:table-cell table:style-name="ce46" table:formula="of:=[.$A169]-DATE(YEAR([.$A169]);1;0)" office:value-type="float" office:value="227" calcext:value-type="float">
            <text:p>227</text:p>
          </table:table-cell>
          <table:table-cell table:style-name="ce46" table:formula="of:=TEXT([.$A169];&quot;MMM&quot;)" office:value-type="string" office:string-value="Aug" calcext:value-type="string">
            <text:p>Aug</text:p>
          </table:table-cell>
          <table:table-cell table:style-name="ce46" table:formula="of:=DAY([.A169])" office:value-type="float" office:value="15" calcext:value-type="float">
            <text:p>15</text:p>
          </table:table-cell>
          <table:table-cell table:style-name="ce46" table:formula="of:=TEXT([.$A169];&quot;DDD&quot;)" office:value-type="string" office:string-value="Tue" calcext:value-type="string">
            <text:p>Tue</text:p>
          </table:table-cell>
          <table:table-cell table:style-name="ce51" table:formula="of:=AND(DATE(YEAR([.$A169]);3;1)-WEEKDAY(DATE(YEAR([.$A169]);3;1)-1)+14&lt;=[.$A169];[.$A169]&lt;DATE(YEAR([.$A169]);11;1)-WEEKDAY(DATE(YEAR([.$A169]);11;1)-1)+7)" office:value-type="boolean" office:boolean-value="true" calcext:value-type="boolean">
            <text:p>TRUE</text:p>
          </table:table-cell>
          <table:table-cell table:style-name="ce23" table:formula="of:=VLOOKUP([.$C169];[$Sun.$A$1:$Sun.$C$367];2)-IF([.$G169];0;TIME(1;0;0))" office:value-type="time" office:time-value="PT06H06M00S" calcext:value-type="time">
            <text:p>6:06:00</text:p>
          </table:table-cell>
          <table:table-cell table:style-name="ce23" table:formula="of:=VLOOKUP([.$C169];[$Sun.$A$1:$Sun.$C$367];3)-IF([.$G169];0;TIME(1;0;0))" office:value-type="time" office:time-value="PT19H54M00S" calcext:value-type="time">
            <text:p>19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69]" office:value-type="date" office:date-value="2023-08-15" calcext:value-type="date">
            <text:p>2023-08-15</text:p>
          </table:table-cell>
          <table:table-cell table:style-name="ce23" table:formula="of:=[.$H169]" office:value-type="time" office:time-value="PT06H06M00S" calcext:value-type="time">
            <text:p>6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69]);ISBLANK([.$P169]));&quot;None&quot;;CONCATENATE([.$O169];[.$P169];&quot;&quot;))" office:value-type="string" office:string-value="Walkx" calcext:value-type="string">
            <text:p>Walkx</text:p>
          </table:table-cell>
          <table:table-cell table:style-name="ce46" table:formula="of:=CONCATENATE(IF([.$P169]=&quot;t&quot;;&quot;[TBD: &quot;;&quot;&quot;);IF(ISBLANK([.$J169]);&quot;&quot;;[.$J169]); IF([.$P1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69]);&quot;&quot;;IF(ISBLANK([.$L169]);TEXT([.$K169];&quot;YYYY-MM-DD&quot;);TEXT([.$K169]+[.$L169];&quot;YYYY-MM-DDTHH:MM:SS&quot;)))" office:value-type="string" office:string-value="2023-08-15T06:06:00" calcext:value-type="string">
            <text:p>2023-08-15T06:06:00</text:p>
          </table:table-cell>
          <table:table-cell table:style-name="ce29" table:formula="of:=IF(ISBLANK([.$M169]);&quot;&quot;;IF(ISBLANK([.$N169]);TEXT([.$M169];&quot;YYYY-MM-DD&quot;);TEXT([.$M169]+[.$N1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6" calcext:value-type="date">
            <text:p>2023-08-16</text:p>
          </table:table-cell>
          <table:table-cell table:style-name="ce46" table:formula="of:=TEXT([.$A170];&quot;YYYY&quot;)" office:value-type="string" office:string-value="2023" calcext:value-type="string">
            <text:p>2023</text:p>
          </table:table-cell>
          <table:table-cell table:style-name="ce46" table:formula="of:=[.$A170]-DATE(YEAR([.$A170]);1;0)" office:value-type="float" office:value="228" calcext:value-type="float">
            <text:p>228</text:p>
          </table:table-cell>
          <table:table-cell table:style-name="ce46" table:formula="of:=TEXT([.$A170];&quot;MMM&quot;)" office:value-type="string" office:string-value="Aug" calcext:value-type="string">
            <text:p>Aug</text:p>
          </table:table-cell>
          <table:table-cell table:style-name="ce46" table:formula="of:=DAY([.A170])" office:value-type="float" office:value="16" calcext:value-type="float">
            <text:p>16</text:p>
          </table:table-cell>
          <table:table-cell table:style-name="ce46" table:formula="of:=TEXT([.$A170];&quot;DDD&quot;)" office:value-type="string" office:string-value="Wed" calcext:value-type="string">
            <text:p>Wed</text:p>
          </table:table-cell>
          <table:table-cell table:style-name="ce51" table:formula="of:=AND(DATE(YEAR([.$A170]);3;1)-WEEKDAY(DATE(YEAR([.$A170]);3;1)-1)+14&lt;=[.$A170];[.$A170]&lt;DATE(YEAR([.$A170]);11;1)-WEEKDAY(DATE(YEAR([.$A170]);11;1)-1)+7)" office:value-type="boolean" office:boolean-value="true" calcext:value-type="boolean">
            <text:p>TRUE</text:p>
          </table:table-cell>
          <table:table-cell table:style-name="ce23" table:formula="of:=VLOOKUP([.$C170];[$Sun.$A$1:$Sun.$C$367];2)-IF([.$G170];0;TIME(1;0;0))" office:value-type="time" office:time-value="PT06H07M00S" calcext:value-type="time">
            <text:p>6:07:00</text:p>
          </table:table-cell>
          <table:table-cell table:style-name="ce23" table:formula="of:=VLOOKUP([.$C170];[$Sun.$A$1:$Sun.$C$367];3)-IF([.$G170];0;TIME(1;0;0))" office:value-type="time" office:time-value="PT19H52M00S" calcext:value-type="time">
            <text:p>19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0]" office:value-type="date" office:date-value="2023-08-16" calcext:value-type="date">
            <text:p>2023-08-16</text:p>
          </table:table-cell>
          <table:table-cell table:style-name="ce23" table:formula="of:=[.$H170]" office:value-type="time" office:time-value="PT06H07M00S" calcext:value-type="time">
            <text:p>6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0]);ISBLANK([.$P170]));&quot;None&quot;;CONCATENATE([.$O170];[.$P170];&quot;&quot;))" office:value-type="string" office:string-value="Walkx" calcext:value-type="string">
            <text:p>Walkx</text:p>
          </table:table-cell>
          <table:table-cell table:style-name="ce46" table:formula="of:=CONCATENATE(IF([.$P170]=&quot;t&quot;;&quot;[TBD: &quot;;&quot;&quot;);IF(ISBLANK([.$J170]);&quot;&quot;;[.$J170]); IF([.$P1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0]);&quot;&quot;;IF(ISBLANK([.$L170]);TEXT([.$K170];&quot;YYYY-MM-DD&quot;);TEXT([.$K170]+[.$L170];&quot;YYYY-MM-DDTHH:MM:SS&quot;)))" office:value-type="string" office:string-value="2023-08-16T06:07:00" calcext:value-type="string">
            <text:p>2023-08-16T06:07:00</text:p>
          </table:table-cell>
          <table:table-cell table:style-name="ce29" table:formula="of:=IF(ISBLANK([.$M170]);&quot;&quot;;IF(ISBLANK([.$N170]);TEXT([.$M170];&quot;YYYY-MM-DD&quot;);TEXT([.$M170]+[.$N1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7" calcext:value-type="date">
            <text:p>2023-08-17</text:p>
          </table:table-cell>
          <table:table-cell table:style-name="ce46" table:formula="of:=TEXT([.$A171];&quot;YYYY&quot;)" office:value-type="string" office:string-value="2023" calcext:value-type="string">
            <text:p>2023</text:p>
          </table:table-cell>
          <table:table-cell table:style-name="ce46" table:formula="of:=[.$A171]-DATE(YEAR([.$A171]);1;0)" office:value-type="float" office:value="229" calcext:value-type="float">
            <text:p>229</text:p>
          </table:table-cell>
          <table:table-cell table:style-name="ce46" table:formula="of:=TEXT([.$A171];&quot;MMM&quot;)" office:value-type="string" office:string-value="Aug" calcext:value-type="string">
            <text:p>Aug</text:p>
          </table:table-cell>
          <table:table-cell table:style-name="ce46" table:formula="of:=DAY([.A171])" office:value-type="float" office:value="17" calcext:value-type="float">
            <text:p>17</text:p>
          </table:table-cell>
          <table:table-cell table:style-name="ce46" table:formula="of:=TEXT([.$A171];&quot;DDD&quot;)" office:value-type="string" office:string-value="Thu" calcext:value-type="string">
            <text:p>Thu</text:p>
          </table:table-cell>
          <table:table-cell table:style-name="ce51" table:formula="of:=AND(DATE(YEAR([.$A171]);3;1)-WEEKDAY(DATE(YEAR([.$A171]);3;1)-1)+14&lt;=[.$A171];[.$A171]&lt;DATE(YEAR([.$A171]);11;1)-WEEKDAY(DATE(YEAR([.$A171]);11;1)-1)+7)" office:value-type="boolean" office:boolean-value="true" calcext:value-type="boolean">
            <text:p>TRUE</text:p>
          </table:table-cell>
          <table:table-cell table:style-name="ce23" table:formula="of:=VLOOKUP([.$C171];[$Sun.$A$1:$Sun.$C$367];2)-IF([.$G171];0;TIME(1;0;0))" office:value-type="time" office:time-value="PT06H08M00S" calcext:value-type="time">
            <text:p>6:08:00</text:p>
          </table:table-cell>
          <table:table-cell table:style-name="ce23" table:formula="of:=VLOOKUP([.$C171];[$Sun.$A$1:$Sun.$C$367];3)-IF([.$G171];0;TIME(1;0;0))" office:value-type="time" office:time-value="PT19H51M00S" calcext:value-type="time">
            <text:p>19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1]" office:value-type="date" office:date-value="2023-08-17" calcext:value-type="date">
            <text:p>2023-08-17</text:p>
          </table:table-cell>
          <table:table-cell table:style-name="ce23" table:formula="of:=[.$H171]" office:value-type="time" office:time-value="PT06H08M00S" calcext:value-type="time">
            <text:p>6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1]);ISBLANK([.$P171]));&quot;None&quot;;CONCATENATE([.$O171];[.$P171];&quot;&quot;))" office:value-type="string" office:string-value="Walkx" calcext:value-type="string">
            <text:p>Walkx</text:p>
          </table:table-cell>
          <table:table-cell table:style-name="ce46" table:formula="of:=CONCATENATE(IF([.$P171]=&quot;t&quot;;&quot;[TBD: &quot;;&quot;&quot;);IF(ISBLANK([.$J171]);&quot;&quot;;[.$J171]); IF([.$P1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1]);&quot;&quot;;IF(ISBLANK([.$L171]);TEXT([.$K171];&quot;YYYY-MM-DD&quot;);TEXT([.$K171]+[.$L171];&quot;YYYY-MM-DDTHH:MM:SS&quot;)))" office:value-type="string" office:string-value="2023-08-17T06:08:00" calcext:value-type="string">
            <text:p>2023-08-17T06:08:00</text:p>
          </table:table-cell>
          <table:table-cell table:style-name="ce29" table:formula="of:=IF(ISBLANK([.$M171]);&quot;&quot;;IF(ISBLANK([.$N171]);TEXT([.$M171];&quot;YYYY-MM-DD&quot;);TEXT([.$M171]+[.$N1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18" calcext:value-type="date">
            <text:p>2023-08-18</text:p>
          </table:table-cell>
          <table:table-cell table:style-name="ce46" table:formula="of:=TEXT([.$A172];&quot;YYYY&quot;)" office:value-type="string" office:string-value="2023" calcext:value-type="string">
            <text:p>2023</text:p>
          </table:table-cell>
          <table:table-cell table:style-name="ce46" table:formula="of:=[.$A172]-DATE(YEAR([.$A172]);1;0)" office:value-type="float" office:value="230" calcext:value-type="float">
            <text:p>230</text:p>
          </table:table-cell>
          <table:table-cell table:style-name="ce46" table:formula="of:=TEXT([.$A172];&quot;MMM&quot;)" office:value-type="string" office:string-value="Aug" calcext:value-type="string">
            <text:p>Aug</text:p>
          </table:table-cell>
          <table:table-cell table:style-name="ce46" table:formula="of:=DAY([.A172])" office:value-type="float" office:value="18" calcext:value-type="float">
            <text:p>18</text:p>
          </table:table-cell>
          <table:table-cell table:style-name="ce46" table:formula="of:=TEXT([.$A172];&quot;DDD&quot;)" office:value-type="string" office:string-value="Fri" calcext:value-type="string">
            <text:p>Fri</text:p>
          </table:table-cell>
          <table:table-cell table:style-name="ce51" table:formula="of:=AND(DATE(YEAR([.$A172]);3;1)-WEEKDAY(DATE(YEAR([.$A172]);3;1)-1)+14&lt;=[.$A172];[.$A172]&lt;DATE(YEAR([.$A172]);11;1)-WEEKDAY(DATE(YEAR([.$A172]);11;1)-1)+7)" office:value-type="boolean" office:boolean-value="true" calcext:value-type="boolean">
            <text:p>TRUE</text:p>
          </table:table-cell>
          <table:table-cell table:style-name="ce23" table:formula="of:=VLOOKUP([.$C172];[$Sun.$A$1:$Sun.$C$367];2)-IF([.$G172];0;TIME(1;0;0))" office:value-type="time" office:time-value="PT06H09M00S" calcext:value-type="time">
            <text:p>6:09:00</text:p>
          </table:table-cell>
          <table:table-cell table:style-name="ce23" table:formula="of:=VLOOKUP([.$C172];[$Sun.$A$1:$Sun.$C$367];3)-IF([.$G172];0;TIME(1;0;0))" office:value-type="time" office:time-value="PT19H49M00S" calcext:value-type="time">
            <text:p>19:4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2]" office:value-type="date" office:date-value="2023-08-18" calcext:value-type="date">
            <text:p>2023-08-18</text:p>
          </table:table-cell>
          <table:table-cell table:style-name="ce23" table:formula="of:=[.$H172]" office:value-type="time" office:time-value="PT06H09M00S" calcext:value-type="time">
            <text:p>6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2]);ISBLANK([.$P172]));&quot;None&quot;;CONCATENATE([.$O172];[.$P172];&quot;&quot;))" office:value-type="string" office:string-value="Walkx" calcext:value-type="string">
            <text:p>Walkx</text:p>
          </table:table-cell>
          <table:table-cell table:style-name="ce46" table:formula="of:=CONCATENATE(IF([.$P172]=&quot;t&quot;;&quot;[TBD: &quot;;&quot;&quot;);IF(ISBLANK([.$J172]);&quot;&quot;;[.$J172]); IF([.$P1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2]);&quot;&quot;;IF(ISBLANK([.$L172]);TEXT([.$K172];&quot;YYYY-MM-DD&quot;);TEXT([.$K172]+[.$L172];&quot;YYYY-MM-DDTHH:MM:SS&quot;)))" office:value-type="string" office:string-value="2023-08-18T06:09:00" calcext:value-type="string">
            <text:p>2023-08-18T06:09:00</text:p>
          </table:table-cell>
          <table:table-cell table:style-name="ce29" table:formula="of:=IF(ISBLANK([.$M172]);&quot;&quot;;IF(ISBLANK([.$N172]);TEXT([.$M172];&quot;YYYY-MM-DD&quot;);TEXT([.$M172]+[.$N1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1" calcext:value-type="date">
            <text:p>2023-08-21</text:p>
          </table:table-cell>
          <table:table-cell table:style-name="ce46" table:formula="of:=TEXT([.$A173];&quot;YYYY&quot;)" office:value-type="string" office:string-value="2023" calcext:value-type="string">
            <text:p>2023</text:p>
          </table:table-cell>
          <table:table-cell table:style-name="ce46" table:formula="of:=[.$A173]-DATE(YEAR([.$A173]);1;0)" office:value-type="float" office:value="233" calcext:value-type="float">
            <text:p>233</text:p>
          </table:table-cell>
          <table:table-cell table:style-name="ce46" table:formula="of:=TEXT([.$A173];&quot;MMM&quot;)" office:value-type="string" office:string-value="Aug" calcext:value-type="string">
            <text:p>Aug</text:p>
          </table:table-cell>
          <table:table-cell table:style-name="ce46" table:formula="of:=DAY([.A173])" office:value-type="float" office:value="21" calcext:value-type="float">
            <text:p>21</text:p>
          </table:table-cell>
          <table:table-cell table:style-name="ce46" table:formula="of:=TEXT([.$A173];&quot;DDD&quot;)" office:value-type="string" office:string-value="Mon" calcext:value-type="string">
            <text:p>Mon</text:p>
          </table:table-cell>
          <table:table-cell table:style-name="ce51" table:formula="of:=AND(DATE(YEAR([.$A173]);3;1)-WEEKDAY(DATE(YEAR([.$A173]);3;1)-1)+14&lt;=[.$A173];[.$A173]&lt;DATE(YEAR([.$A173]);11;1)-WEEKDAY(DATE(YEAR([.$A173]);11;1)-1)+7)" office:value-type="boolean" office:boolean-value="true" calcext:value-type="boolean">
            <text:p>TRUE</text:p>
          </table:table-cell>
          <table:table-cell table:style-name="ce23" table:formula="of:=VLOOKUP([.$C173];[$Sun.$A$1:$Sun.$C$367];2)-IF([.$G173];0;TIME(1;0;0))" office:value-type="time" office:time-value="PT06H12M00S" calcext:value-type="time">
            <text:p>6:12:00</text:p>
          </table:table-cell>
          <table:table-cell table:style-name="ce23" table:formula="of:=VLOOKUP([.$C173];[$Sun.$A$1:$Sun.$C$367];3)-IF([.$G173];0;TIME(1;0;0))" office:value-type="time" office:time-value="PT19H45M00S" calcext:value-type="time">
            <text:p>19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3]" office:value-type="date" office:date-value="2023-08-21" calcext:value-type="date">
            <text:p>2023-08-21</text:p>
          </table:table-cell>
          <table:table-cell table:style-name="ce23" table:formula="of:=[.$H173]" office:value-type="time" office:time-value="PT06H12M00S" calcext:value-type="time">
            <text:p>6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3]);ISBLANK([.$P173]));&quot;None&quot;;CONCATENATE([.$O173];[.$P173];&quot;&quot;))" office:value-type="string" office:string-value="Walkx" calcext:value-type="string">
            <text:p>Walkx</text:p>
          </table:table-cell>
          <table:table-cell table:style-name="ce46" table:formula="of:=CONCATENATE(IF([.$P173]=&quot;t&quot;;&quot;[TBD: &quot;;&quot;&quot;);IF(ISBLANK([.$J173]);&quot;&quot;;[.$J173]); IF([.$P1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3]);&quot;&quot;;IF(ISBLANK([.$L173]);TEXT([.$K173];&quot;YYYY-MM-DD&quot;);TEXT([.$K173]+[.$L173];&quot;YYYY-MM-DDTHH:MM:SS&quot;)))" office:value-type="string" office:string-value="2023-08-21T06:12:00" calcext:value-type="string">
            <text:p>2023-08-21T06:12:00</text:p>
          </table:table-cell>
          <table:table-cell table:style-name="ce29" table:formula="of:=IF(ISBLANK([.$M173]);&quot;&quot;;IF(ISBLANK([.$N173]);TEXT([.$M173];&quot;YYYY-MM-DD&quot;);TEXT([.$M173]+[.$N1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2" calcext:value-type="date">
            <text:p>2023-08-22</text:p>
          </table:table-cell>
          <table:table-cell table:style-name="ce46" table:formula="of:=TEXT([.$A174];&quot;YYYY&quot;)" office:value-type="string" office:string-value="2023" calcext:value-type="string">
            <text:p>2023</text:p>
          </table:table-cell>
          <table:table-cell table:style-name="ce46" table:formula="of:=[.$A174]-DATE(YEAR([.$A174]);1;0)" office:value-type="float" office:value="234" calcext:value-type="float">
            <text:p>234</text:p>
          </table:table-cell>
          <table:table-cell table:style-name="ce46" table:formula="of:=TEXT([.$A174];&quot;MMM&quot;)" office:value-type="string" office:string-value="Aug" calcext:value-type="string">
            <text:p>Aug</text:p>
          </table:table-cell>
          <table:table-cell table:style-name="ce46" table:formula="of:=DAY([.A174])" office:value-type="float" office:value="22" calcext:value-type="float">
            <text:p>22</text:p>
          </table:table-cell>
          <table:table-cell table:style-name="ce46" table:formula="of:=TEXT([.$A174];&quot;DDD&quot;)" office:value-type="string" office:string-value="Tue" calcext:value-type="string">
            <text:p>Tue</text:p>
          </table:table-cell>
          <table:table-cell table:style-name="ce51" table:formula="of:=AND(DATE(YEAR([.$A174]);3;1)-WEEKDAY(DATE(YEAR([.$A174]);3;1)-1)+14&lt;=[.$A174];[.$A174]&lt;DATE(YEAR([.$A174]);11;1)-WEEKDAY(DATE(YEAR([.$A174]);11;1)-1)+7)" office:value-type="boolean" office:boolean-value="true" calcext:value-type="boolean">
            <text:p>TRUE</text:p>
          </table:table-cell>
          <table:table-cell table:style-name="ce23" table:formula="of:=VLOOKUP([.$C174];[$Sun.$A$1:$Sun.$C$367];2)-IF([.$G174];0;TIME(1;0;0))" office:value-type="time" office:time-value="PT06H13M00S" calcext:value-type="time">
            <text:p>6:13:00</text:p>
          </table:table-cell>
          <table:table-cell table:style-name="ce23" table:formula="of:=VLOOKUP([.$C174];[$Sun.$A$1:$Sun.$C$367];3)-IF([.$G174];0;TIME(1;0;0))" office:value-type="time" office:time-value="PT19H44M00S" calcext:value-type="time">
            <text:p>19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4]" office:value-type="date" office:date-value="2023-08-22" calcext:value-type="date">
            <text:p>2023-08-22</text:p>
          </table:table-cell>
          <table:table-cell table:style-name="ce23" table:formula="of:=[.$H174]" office:value-type="time" office:time-value="PT06H13M00S" calcext:value-type="time">
            <text:p>6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4]);ISBLANK([.$P174]));&quot;None&quot;;CONCATENATE([.$O174];[.$P174];&quot;&quot;))" office:value-type="string" office:string-value="Walkx" calcext:value-type="string">
            <text:p>Walkx</text:p>
          </table:table-cell>
          <table:table-cell table:style-name="ce46" table:formula="of:=CONCATENATE(IF([.$P174]=&quot;t&quot;;&quot;[TBD: &quot;;&quot;&quot;);IF(ISBLANK([.$J174]);&quot;&quot;;[.$J174]); IF([.$P1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4]);&quot;&quot;;IF(ISBLANK([.$L174]);TEXT([.$K174];&quot;YYYY-MM-DD&quot;);TEXT([.$K174]+[.$L174];&quot;YYYY-MM-DDTHH:MM:SS&quot;)))" office:value-type="string" office:string-value="2023-08-22T06:13:00" calcext:value-type="string">
            <text:p>2023-08-22T06:13:00</text:p>
          </table:table-cell>
          <table:table-cell table:style-name="ce29" table:formula="of:=IF(ISBLANK([.$M174]);&quot;&quot;;IF(ISBLANK([.$N174]);TEXT([.$M174];&quot;YYYY-MM-DD&quot;);TEXT([.$M174]+[.$N17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3" calcext:value-type="date">
            <text:p>2023-08-23</text:p>
          </table:table-cell>
          <table:table-cell table:style-name="ce46" table:formula="of:=TEXT([.$A175];&quot;YYYY&quot;)" office:value-type="string" office:string-value="2023" calcext:value-type="string">
            <text:p>2023</text:p>
          </table:table-cell>
          <table:table-cell table:style-name="ce46" table:formula="of:=[.$A175]-DATE(YEAR([.$A175]);1;0)" office:value-type="float" office:value="235" calcext:value-type="float">
            <text:p>235</text:p>
          </table:table-cell>
          <table:table-cell table:style-name="ce46" table:formula="of:=TEXT([.$A175];&quot;MMM&quot;)" office:value-type="string" office:string-value="Aug" calcext:value-type="string">
            <text:p>Aug</text:p>
          </table:table-cell>
          <table:table-cell table:style-name="ce46" table:formula="of:=DAY([.A175])" office:value-type="float" office:value="23" calcext:value-type="float">
            <text:p>23</text:p>
          </table:table-cell>
          <table:table-cell table:style-name="ce46" table:formula="of:=TEXT([.$A175];&quot;DDD&quot;)" office:value-type="string" office:string-value="Wed" calcext:value-type="string">
            <text:p>Wed</text:p>
          </table:table-cell>
          <table:table-cell table:style-name="ce51" table:formula="of:=AND(DATE(YEAR([.$A175]);3;1)-WEEKDAY(DATE(YEAR([.$A175]);3;1)-1)+14&lt;=[.$A175];[.$A175]&lt;DATE(YEAR([.$A175]);11;1)-WEEKDAY(DATE(YEAR([.$A175]);11;1)-1)+7)" office:value-type="boolean" office:boolean-value="true" calcext:value-type="boolean">
            <text:p>TRUE</text:p>
          </table:table-cell>
          <table:table-cell table:style-name="ce23" table:formula="of:=VLOOKUP([.$C175];[$Sun.$A$1:$Sun.$C$367];2)-IF([.$G175];0;TIME(1;0;0))" office:value-type="time" office:time-value="PT06H14M00S" calcext:value-type="time">
            <text:p>6:14:00</text:p>
          </table:table-cell>
          <table:table-cell table:style-name="ce23" table:formula="of:=VLOOKUP([.$C175];[$Sun.$A$1:$Sun.$C$367];3)-IF([.$G175];0;TIME(1;0;0))" office:value-type="time" office:time-value="PT19H42M00S" calcext:value-type="time">
            <text:p>19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5]" office:value-type="date" office:date-value="2023-08-23" calcext:value-type="date">
            <text:p>2023-08-23</text:p>
          </table:table-cell>
          <table:table-cell table:style-name="ce23" table:formula="of:=[.$H175]" office:value-type="time" office:time-value="PT06H14M00S" calcext:value-type="time">
            <text:p>6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5]);ISBLANK([.$P175]));&quot;None&quot;;CONCATENATE([.$O175];[.$P175];&quot;&quot;))" office:value-type="string" office:string-value="Walkx" calcext:value-type="string">
            <text:p>Walkx</text:p>
          </table:table-cell>
          <table:table-cell table:style-name="ce46" table:formula="of:=CONCATENATE(IF([.$P175]=&quot;t&quot;;&quot;[TBD: &quot;;&quot;&quot;);IF(ISBLANK([.$J175]);&quot;&quot;;[.$J175]); IF([.$P17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5]);&quot;&quot;;IF(ISBLANK([.$L175]);TEXT([.$K175];&quot;YYYY-MM-DD&quot;);TEXT([.$K175]+[.$L175];&quot;YYYY-MM-DDTHH:MM:SS&quot;)))" office:value-type="string" office:string-value="2023-08-23T06:14:00" calcext:value-type="string">
            <text:p>2023-08-23T06:14:00</text:p>
          </table:table-cell>
          <table:table-cell table:style-name="ce29" table:formula="of:=IF(ISBLANK([.$M175]);&quot;&quot;;IF(ISBLANK([.$N175]);TEXT([.$M175];&quot;YYYY-MM-DD&quot;);TEXT([.$M175]+[.$N17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4" calcext:value-type="date">
            <text:p>2023-08-24</text:p>
          </table:table-cell>
          <table:table-cell table:style-name="ce46" table:formula="of:=TEXT([.$A176];&quot;YYYY&quot;)" office:value-type="string" office:string-value="2023" calcext:value-type="string">
            <text:p>2023</text:p>
          </table:table-cell>
          <table:table-cell table:style-name="ce46" table:formula="of:=[.$A176]-DATE(YEAR([.$A176]);1;0)" office:value-type="float" office:value="236" calcext:value-type="float">
            <text:p>236</text:p>
          </table:table-cell>
          <table:table-cell table:style-name="ce46" table:formula="of:=TEXT([.$A176];&quot;MMM&quot;)" office:value-type="string" office:string-value="Aug" calcext:value-type="string">
            <text:p>Aug</text:p>
          </table:table-cell>
          <table:table-cell table:style-name="ce46" table:formula="of:=DAY([.A176])" office:value-type="float" office:value="24" calcext:value-type="float">
            <text:p>24</text:p>
          </table:table-cell>
          <table:table-cell table:style-name="ce46" table:formula="of:=TEXT([.$A176];&quot;DDD&quot;)" office:value-type="string" office:string-value="Thu" calcext:value-type="string">
            <text:p>Thu</text:p>
          </table:table-cell>
          <table:table-cell table:style-name="ce51" table:formula="of:=AND(DATE(YEAR([.$A176]);3;1)-WEEKDAY(DATE(YEAR([.$A176]);3;1)-1)+14&lt;=[.$A176];[.$A176]&lt;DATE(YEAR([.$A176]);11;1)-WEEKDAY(DATE(YEAR([.$A176]);11;1)-1)+7)" office:value-type="boolean" office:boolean-value="true" calcext:value-type="boolean">
            <text:p>TRUE</text:p>
          </table:table-cell>
          <table:table-cell table:style-name="ce23" table:formula="of:=VLOOKUP([.$C176];[$Sun.$A$1:$Sun.$C$367];2)-IF([.$G176];0;TIME(1;0;0))" office:value-type="time" office:time-value="PT06H15M00S" calcext:value-type="time">
            <text:p>6:15:00</text:p>
          </table:table-cell>
          <table:table-cell table:style-name="ce23" table:formula="of:=VLOOKUP([.$C176];[$Sun.$A$1:$Sun.$C$367];3)-IF([.$G176];0;TIME(1;0;0))" office:value-type="time" office:time-value="PT19H41M00S" calcext:value-type="time">
            <text:p>19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6]" office:value-type="date" office:date-value="2023-08-24" calcext:value-type="date">
            <text:p>2023-08-24</text:p>
          </table:table-cell>
          <table:table-cell table:style-name="ce23" table:formula="of:=[.$H176]" office:value-type="time" office:time-value="PT06H15M00S" calcext:value-type="time">
            <text:p>6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6]);ISBLANK([.$P176]));&quot;None&quot;;CONCATENATE([.$O176];[.$P176];&quot;&quot;))" office:value-type="string" office:string-value="Walkx" calcext:value-type="string">
            <text:p>Walkx</text:p>
          </table:table-cell>
          <table:table-cell table:style-name="ce46" table:formula="of:=CONCATENATE(IF([.$P176]=&quot;t&quot;;&quot;[TBD: &quot;;&quot;&quot;);IF(ISBLANK([.$J176]);&quot;&quot;;[.$J176]); IF([.$P17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6]);&quot;&quot;;IF(ISBLANK([.$L176]);TEXT([.$K176];&quot;YYYY-MM-DD&quot;);TEXT([.$K176]+[.$L176];&quot;YYYY-MM-DDTHH:MM:SS&quot;)))" office:value-type="string" office:string-value="2023-08-24T06:15:00" calcext:value-type="string">
            <text:p>2023-08-24T06:15:00</text:p>
          </table:table-cell>
          <table:table-cell table:style-name="ce29" table:formula="of:=IF(ISBLANK([.$M176]);&quot;&quot;;IF(ISBLANK([.$N176]);TEXT([.$M176];&quot;YYYY-MM-DD&quot;);TEXT([.$M176]+[.$N17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5" calcext:value-type="date">
            <text:p>2023-08-25</text:p>
          </table:table-cell>
          <table:table-cell table:style-name="ce46" table:formula="of:=TEXT([.$A177];&quot;YYYY&quot;)" office:value-type="string" office:string-value="2023" calcext:value-type="string">
            <text:p>2023</text:p>
          </table:table-cell>
          <table:table-cell table:style-name="ce46" table:formula="of:=[.$A177]-DATE(YEAR([.$A177]);1;0)" office:value-type="float" office:value="237" calcext:value-type="float">
            <text:p>237</text:p>
          </table:table-cell>
          <table:table-cell table:style-name="ce46" table:formula="of:=TEXT([.$A177];&quot;MMM&quot;)" office:value-type="string" office:string-value="Aug" calcext:value-type="string">
            <text:p>Aug</text:p>
          </table:table-cell>
          <table:table-cell table:style-name="ce46" table:formula="of:=DAY([.A177])" office:value-type="float" office:value="25" calcext:value-type="float">
            <text:p>25</text:p>
          </table:table-cell>
          <table:table-cell table:style-name="ce46" table:formula="of:=TEXT([.$A177];&quot;DDD&quot;)" office:value-type="string" office:string-value="Fri" calcext:value-type="string">
            <text:p>Fri</text:p>
          </table:table-cell>
          <table:table-cell table:style-name="ce51" table:formula="of:=AND(DATE(YEAR([.$A177]);3;1)-WEEKDAY(DATE(YEAR([.$A177]);3;1)-1)+14&lt;=[.$A177];[.$A177]&lt;DATE(YEAR([.$A177]);11;1)-WEEKDAY(DATE(YEAR([.$A177]);11;1)-1)+7)" office:value-type="boolean" office:boolean-value="true" calcext:value-type="boolean">
            <text:p>TRUE</text:p>
          </table:table-cell>
          <table:table-cell table:style-name="ce23" table:formula="of:=VLOOKUP([.$C177];[$Sun.$A$1:$Sun.$C$367];2)-IF([.$G177];0;TIME(1;0;0))" office:value-type="time" office:time-value="PT06H16M00S" calcext:value-type="time">
            <text:p>6:16:00</text:p>
          </table:table-cell>
          <table:table-cell table:style-name="ce23" table:formula="of:=VLOOKUP([.$C177];[$Sun.$A$1:$Sun.$C$367];3)-IF([.$G177];0;TIME(1;0;0))" office:value-type="time" office:time-value="PT19H39M00S" calcext:value-type="time">
            <text:p>19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7]" office:value-type="date" office:date-value="2023-08-25" calcext:value-type="date">
            <text:p>2023-08-25</text:p>
          </table:table-cell>
          <table:table-cell table:style-name="ce23" table:formula="of:=[.$H177]" office:value-type="time" office:time-value="PT06H16M00S" calcext:value-type="time">
            <text:p>6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7]);ISBLANK([.$P177]));&quot;None&quot;;CONCATENATE([.$O177];[.$P177];&quot;&quot;))" office:value-type="string" office:string-value="Walkx" calcext:value-type="string">
            <text:p>Walkx</text:p>
          </table:table-cell>
          <table:table-cell table:style-name="ce46" table:formula="of:=CONCATENATE(IF([.$P177]=&quot;t&quot;;&quot;[TBD: &quot;;&quot;&quot;);IF(ISBLANK([.$J177]);&quot;&quot;;[.$J177]); IF([.$P17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7]);&quot;&quot;;IF(ISBLANK([.$L177]);TEXT([.$K177];&quot;YYYY-MM-DD&quot;);TEXT([.$K177]+[.$L177];&quot;YYYY-MM-DDTHH:MM:SS&quot;)))" office:value-type="string" office:string-value="2023-08-25T06:16:00" calcext:value-type="string">
            <text:p>2023-08-25T06:16:00</text:p>
          </table:table-cell>
          <table:table-cell table:style-name="ce29" table:formula="of:=IF(ISBLANK([.$M177]);&quot;&quot;;IF(ISBLANK([.$N177]);TEXT([.$M177];&quot;YYYY-MM-DD&quot;);TEXT([.$M177]+[.$N1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8" calcext:value-type="date">
            <text:p>2023-08-28</text:p>
          </table:table-cell>
          <table:table-cell table:style-name="ce46" table:formula="of:=TEXT([.$A178];&quot;YYYY&quot;)" office:value-type="string" office:string-value="2023" calcext:value-type="string">
            <text:p>2023</text:p>
          </table:table-cell>
          <table:table-cell table:style-name="ce46" table:formula="of:=[.$A178]-DATE(YEAR([.$A178]);1;0)" office:value-type="float" office:value="240" calcext:value-type="float">
            <text:p>240</text:p>
          </table:table-cell>
          <table:table-cell table:style-name="ce46" table:formula="of:=TEXT([.$A178];&quot;MMM&quot;)" office:value-type="string" office:string-value="Aug" calcext:value-type="string">
            <text:p>Aug</text:p>
          </table:table-cell>
          <table:table-cell table:style-name="ce46" table:formula="of:=DAY([.A178])" office:value-type="float" office:value="28" calcext:value-type="float">
            <text:p>28</text:p>
          </table:table-cell>
          <table:table-cell table:style-name="ce46" table:formula="of:=TEXT([.$A178];&quot;DDD&quot;)" office:value-type="string" office:string-value="Mon" calcext:value-type="string">
            <text:p>Mon</text:p>
          </table:table-cell>
          <table:table-cell table:style-name="ce51" table:formula="of:=AND(DATE(YEAR([.$A178]);3;1)-WEEKDAY(DATE(YEAR([.$A178]);3;1)-1)+14&lt;=[.$A178];[.$A178]&lt;DATE(YEAR([.$A178]);11;1)-WEEKDAY(DATE(YEAR([.$A178]);11;1)-1)+7)" office:value-type="boolean" office:boolean-value="true" calcext:value-type="boolean">
            <text:p>TRUE</text:p>
          </table:table-cell>
          <table:table-cell table:style-name="ce23" table:formula="of:=VLOOKUP([.$C178];[$Sun.$A$1:$Sun.$C$367];2)-IF([.$G178];0;TIME(1;0;0))" office:value-type="time" office:time-value="PT06H19M00S" calcext:value-type="time">
            <text:p>6:19:00</text:p>
          </table:table-cell>
          <table:table-cell table:style-name="ce23" table:formula="of:=VLOOKUP([.$C178];[$Sun.$A$1:$Sun.$C$367];3)-IF([.$G178];0;TIME(1;0;0))" office:value-type="time" office:time-value="PT19H34M00S" calcext:value-type="time">
            <text:p>19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8]" office:value-type="date" office:date-value="2023-08-28" calcext:value-type="date">
            <text:p>2023-08-28</text:p>
          </table:table-cell>
          <table:table-cell table:style-name="ce23" table:formula="of:=[.$H178]" office:value-type="time" office:time-value="PT06H19M00S" calcext:value-type="time">
            <text:p>6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8]);ISBLANK([.$P178]));&quot;None&quot;;CONCATENATE([.$O178];[.$P178];&quot;&quot;))" office:value-type="string" office:string-value="Walkx" calcext:value-type="string">
            <text:p>Walkx</text:p>
          </table:table-cell>
          <table:table-cell table:style-name="ce46" table:formula="of:=CONCATENATE(IF([.$P178]=&quot;t&quot;;&quot;[TBD: &quot;;&quot;&quot;);IF(ISBLANK([.$J178]);&quot;&quot;;[.$J178]); IF([.$P1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8]);&quot;&quot;;IF(ISBLANK([.$L178]);TEXT([.$K178];&quot;YYYY-MM-DD&quot;);TEXT([.$K178]+[.$L178];&quot;YYYY-MM-DDTHH:MM:SS&quot;)))" office:value-type="string" office:string-value="2023-08-28T06:19:00" calcext:value-type="string">
            <text:p>2023-08-28T06:19:00</text:p>
          </table:table-cell>
          <table:table-cell table:style-name="ce29" table:formula="of:=IF(ISBLANK([.$M178]);&quot;&quot;;IF(ISBLANK([.$N178]);TEXT([.$M178];&quot;YYYY-MM-DD&quot;);TEXT([.$M178]+[.$N1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29" calcext:value-type="date">
            <text:p>2023-08-29</text:p>
          </table:table-cell>
          <table:table-cell table:style-name="ce46" table:formula="of:=TEXT([.$A179];&quot;YYYY&quot;)" office:value-type="string" office:string-value="2023" calcext:value-type="string">
            <text:p>2023</text:p>
          </table:table-cell>
          <table:table-cell table:style-name="ce46" table:formula="of:=[.$A179]-DATE(YEAR([.$A179]);1;0)" office:value-type="float" office:value="241" calcext:value-type="float">
            <text:p>241</text:p>
          </table:table-cell>
          <table:table-cell table:style-name="ce46" table:formula="of:=TEXT([.$A179];&quot;MMM&quot;)" office:value-type="string" office:string-value="Aug" calcext:value-type="string">
            <text:p>Aug</text:p>
          </table:table-cell>
          <table:table-cell table:style-name="ce46" table:formula="of:=DAY([.A179])" office:value-type="float" office:value="29" calcext:value-type="float">
            <text:p>29</text:p>
          </table:table-cell>
          <table:table-cell table:style-name="ce46" table:formula="of:=TEXT([.$A179];&quot;DDD&quot;)" office:value-type="string" office:string-value="Tue" calcext:value-type="string">
            <text:p>Tue</text:p>
          </table:table-cell>
          <table:table-cell table:style-name="ce51" table:formula="of:=AND(DATE(YEAR([.$A179]);3;1)-WEEKDAY(DATE(YEAR([.$A179]);3;1)-1)+14&lt;=[.$A179];[.$A179]&lt;DATE(YEAR([.$A179]);11;1)-WEEKDAY(DATE(YEAR([.$A179]);11;1)-1)+7)" office:value-type="boolean" office:boolean-value="true" calcext:value-type="boolean">
            <text:p>TRUE</text:p>
          </table:table-cell>
          <table:table-cell table:style-name="ce23" table:formula="of:=VLOOKUP([.$C179];[$Sun.$A$1:$Sun.$C$367];2)-IF([.$G179];0;TIME(1;0;0))" office:value-type="time" office:time-value="PT06H20M00S" calcext:value-type="time">
            <text:p>6:20:00</text:p>
          </table:table-cell>
          <table:table-cell table:style-name="ce23" table:formula="of:=VLOOKUP([.$C179];[$Sun.$A$1:$Sun.$C$367];3)-IF([.$G179];0;TIME(1;0;0))" office:value-type="time" office:time-value="PT19H33M00S" calcext:value-type="time">
            <text:p>19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79]" office:value-type="date" office:date-value="2023-08-29" calcext:value-type="date">
            <text:p>2023-08-29</text:p>
          </table:table-cell>
          <table:table-cell table:style-name="ce23" table:formula="of:=[.$H179]" office:value-type="time" office:time-value="PT06H20M00S" calcext:value-type="time">
            <text:p>6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79]);ISBLANK([.$P179]));&quot;None&quot;;CONCATENATE([.$O179];[.$P179];&quot;&quot;))" office:value-type="string" office:string-value="Walkx" calcext:value-type="string">
            <text:p>Walkx</text:p>
          </table:table-cell>
          <table:table-cell table:style-name="ce46" table:formula="of:=CONCATENATE(IF([.$P179]=&quot;t&quot;;&quot;[TBD: &quot;;&quot;&quot;);IF(ISBLANK([.$J179]);&quot;&quot;;[.$J179]); IF([.$P1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79]);&quot;&quot;;IF(ISBLANK([.$L179]);TEXT([.$K179];&quot;YYYY-MM-DD&quot;);TEXT([.$K179]+[.$L179];&quot;YYYY-MM-DDTHH:MM:SS&quot;)))" office:value-type="string" office:string-value="2023-08-29T06:20:00" calcext:value-type="string">
            <text:p>2023-08-29T06:20:00</text:p>
          </table:table-cell>
          <table:table-cell table:style-name="ce29" table:formula="of:=IF(ISBLANK([.$M179]);&quot;&quot;;IF(ISBLANK([.$N179]);TEXT([.$M179];&quot;YYYY-MM-DD&quot;);TEXT([.$M179]+[.$N1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0" calcext:value-type="date">
            <text:p>2023-08-30</text:p>
          </table:table-cell>
          <table:table-cell table:style-name="ce46" table:formula="of:=TEXT([.$A180];&quot;YYYY&quot;)" office:value-type="string" office:string-value="2023" calcext:value-type="string">
            <text:p>2023</text:p>
          </table:table-cell>
          <table:table-cell table:style-name="ce46" table:formula="of:=[.$A180]-DATE(YEAR([.$A180]);1;0)" office:value-type="float" office:value="242" calcext:value-type="float">
            <text:p>242</text:p>
          </table:table-cell>
          <table:table-cell table:style-name="ce46" table:formula="of:=TEXT([.$A180];&quot;MMM&quot;)" office:value-type="string" office:string-value="Aug" calcext:value-type="string">
            <text:p>Aug</text:p>
          </table:table-cell>
          <table:table-cell table:style-name="ce46" table:formula="of:=DAY([.A180])" office:value-type="float" office:value="30" calcext:value-type="float">
            <text:p>30</text:p>
          </table:table-cell>
          <table:table-cell table:style-name="ce46" table:formula="of:=TEXT([.$A180];&quot;DDD&quot;)" office:value-type="string" office:string-value="Wed" calcext:value-type="string">
            <text:p>Wed</text:p>
          </table:table-cell>
          <table:table-cell table:style-name="ce51" table:formula="of:=AND(DATE(YEAR([.$A180]);3;1)-WEEKDAY(DATE(YEAR([.$A180]);3;1)-1)+14&lt;=[.$A180];[.$A180]&lt;DATE(YEAR([.$A180]);11;1)-WEEKDAY(DATE(YEAR([.$A180]);11;1)-1)+7)" office:value-type="boolean" office:boolean-value="true" calcext:value-type="boolean">
            <text:p>TRUE</text:p>
          </table:table-cell>
          <table:table-cell table:style-name="ce23" table:formula="of:=VLOOKUP([.$C180];[$Sun.$A$1:$Sun.$C$367];2)-IF([.$G180];0;TIME(1;0;0))" office:value-type="time" office:time-value="PT06H21M00S" calcext:value-type="time">
            <text:p>6:21:00</text:p>
          </table:table-cell>
          <table:table-cell table:style-name="ce23" table:formula="of:=VLOOKUP([.$C180];[$Sun.$A$1:$Sun.$C$367];3)-IF([.$G180];0;TIME(1;0;0))" office:value-type="time" office:time-value="PT19H31M00S" calcext:value-type="time">
            <text:p>19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0]" office:value-type="date" office:date-value="2023-08-30" calcext:value-type="date">
            <text:p>2023-08-30</text:p>
          </table:table-cell>
          <table:table-cell table:style-name="ce23" table:formula="of:=[.$H180]" office:value-type="time" office:time-value="PT06H21M00S" calcext:value-type="time">
            <text:p>6:2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0]);ISBLANK([.$P180]));&quot;None&quot;;CONCATENATE([.$O180];[.$P180];&quot;&quot;))" office:value-type="string" office:string-value="Walkx" calcext:value-type="string">
            <text:p>Walkx</text:p>
          </table:table-cell>
          <table:table-cell table:style-name="ce46" table:formula="of:=CONCATENATE(IF([.$P180]=&quot;t&quot;;&quot;[TBD: &quot;;&quot;&quot;);IF(ISBLANK([.$J180]);&quot;&quot;;[.$J180]); IF([.$P1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0]);&quot;&quot;;IF(ISBLANK([.$L180]);TEXT([.$K180];&quot;YYYY-MM-DD&quot;);TEXT([.$K180]+[.$L180];&quot;YYYY-MM-DDTHH:MM:SS&quot;)))" office:value-type="string" office:string-value="2023-08-30T06:21:00" calcext:value-type="string">
            <text:p>2023-08-30T06:21:00</text:p>
          </table:table-cell>
          <table:table-cell table:style-name="ce29" table:formula="of:=IF(ISBLANK([.$M180]);&quot;&quot;;IF(ISBLANK([.$N180]);TEXT([.$M180];&quot;YYYY-MM-DD&quot;);TEXT([.$M180]+[.$N1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8-31" calcext:value-type="date">
            <text:p>2023-08-31</text:p>
          </table:table-cell>
          <table:table-cell table:style-name="ce46" table:formula="of:=TEXT([.$A181];&quot;YYYY&quot;)" office:value-type="string" office:string-value="2023" calcext:value-type="string">
            <text:p>2023</text:p>
          </table:table-cell>
          <table:table-cell table:style-name="ce46" table:formula="of:=[.$A181]-DATE(YEAR([.$A181]);1;0)" office:value-type="float" office:value="243" calcext:value-type="float">
            <text:p>243</text:p>
          </table:table-cell>
          <table:table-cell table:style-name="ce46" table:formula="of:=TEXT([.$A181];&quot;MMM&quot;)" office:value-type="string" office:string-value="Aug" calcext:value-type="string">
            <text:p>Aug</text:p>
          </table:table-cell>
          <table:table-cell table:style-name="ce46" table:formula="of:=DAY([.A181])" office:value-type="float" office:value="31" calcext:value-type="float">
            <text:p>31</text:p>
          </table:table-cell>
          <table:table-cell table:style-name="ce46" table:formula="of:=TEXT([.$A181];&quot;DDD&quot;)" office:value-type="string" office:string-value="Thu" calcext:value-type="string">
            <text:p>Thu</text:p>
          </table:table-cell>
          <table:table-cell table:style-name="ce51" table:formula="of:=AND(DATE(YEAR([.$A181]);3;1)-WEEKDAY(DATE(YEAR([.$A181]);3;1)-1)+14&lt;=[.$A181];[.$A181]&lt;DATE(YEAR([.$A181]);11;1)-WEEKDAY(DATE(YEAR([.$A181]);11;1)-1)+7)" office:value-type="boolean" office:boolean-value="true" calcext:value-type="boolean">
            <text:p>TRUE</text:p>
          </table:table-cell>
          <table:table-cell table:style-name="ce23" table:formula="of:=VLOOKUP([.$C181];[$Sun.$A$1:$Sun.$C$367];2)-IF([.$G181];0;TIME(1;0;0))" office:value-type="time" office:time-value="PT06H22M00S" calcext:value-type="time">
            <text:p>6:22:00</text:p>
          </table:table-cell>
          <table:table-cell table:style-name="ce23" table:formula="of:=VLOOKUP([.$C181];[$Sun.$A$1:$Sun.$C$367];3)-IF([.$G181];0;TIME(1;0;0))" office:value-type="time" office:time-value="PT19H30M00S" calcext:value-type="time">
            <text:p>19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1]" office:value-type="date" office:date-value="2023-08-31" calcext:value-type="date">
            <text:p>2023-08-31</text:p>
          </table:table-cell>
          <table:table-cell table:style-name="ce23" table:formula="of:=[.$H181]" office:value-type="time" office:time-value="PT06H22M00S" calcext:value-type="time">
            <text:p>6:2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1]);ISBLANK([.$P181]));&quot;None&quot;;CONCATENATE([.$O181];[.$P181];&quot;&quot;))" office:value-type="string" office:string-value="Walkx" calcext:value-type="string">
            <text:p>Walkx</text:p>
          </table:table-cell>
          <table:table-cell table:style-name="ce46" table:formula="of:=CONCATENATE(IF([.$P181]=&quot;t&quot;;&quot;[TBD: &quot;;&quot;&quot;);IF(ISBLANK([.$J181]);&quot;&quot;;[.$J181]); IF([.$P1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1]);&quot;&quot;;IF(ISBLANK([.$L181]);TEXT([.$K181];&quot;YYYY-MM-DD&quot;);TEXT([.$K181]+[.$L181];&quot;YYYY-MM-DDTHH:MM:SS&quot;)))" office:value-type="string" office:string-value="2023-08-31T06:22:00" calcext:value-type="string">
            <text:p>2023-08-31T06:22:00</text:p>
          </table:table-cell>
          <table:table-cell table:style-name="ce29" table:formula="of:=IF(ISBLANK([.$M181]);&quot;&quot;;IF(ISBLANK([.$N181]);TEXT([.$M181];&quot;YYYY-MM-DD&quot;);TEXT([.$M181]+[.$N1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1" calcext:value-type="date">
            <text:p>2023-09-01</text:p>
          </table:table-cell>
          <table:table-cell table:style-name="ce46" table:formula="of:=TEXT([.$A182];&quot;YYYY&quot;)" office:value-type="string" office:string-value="2023" calcext:value-type="string">
            <text:p>2023</text:p>
          </table:table-cell>
          <table:table-cell table:style-name="ce46" table:formula="of:=[.$A182]-DATE(YEAR([.$A182]);1;0)" office:value-type="float" office:value="244" calcext:value-type="float">
            <text:p>244</text:p>
          </table:table-cell>
          <table:table-cell table:style-name="ce46" table:formula="of:=TEXT([.$A182];&quot;MMM&quot;)" office:value-type="string" office:string-value="Sep" calcext:value-type="string">
            <text:p>Sep</text:p>
          </table:table-cell>
          <table:table-cell table:style-name="ce46" table:formula="of:=DAY([.A182])" office:value-type="float" office:value="1" calcext:value-type="float">
            <text:p>1</text:p>
          </table:table-cell>
          <table:table-cell table:style-name="ce46" table:formula="of:=TEXT([.$A182];&quot;DDD&quot;)" office:value-type="string" office:string-value="Fri" calcext:value-type="string">
            <text:p>Fri</text:p>
          </table:table-cell>
          <table:table-cell table:style-name="ce51" table:formula="of:=AND(DATE(YEAR([.$A182]);3;1)-WEEKDAY(DATE(YEAR([.$A182]);3;1)-1)+14&lt;=[.$A182];[.$A182]&lt;DATE(YEAR([.$A182]);11;1)-WEEKDAY(DATE(YEAR([.$A182]);11;1)-1)+7)" office:value-type="boolean" office:boolean-value="true" calcext:value-type="boolean">
            <text:p>TRUE</text:p>
          </table:table-cell>
          <table:table-cell table:style-name="ce23" table:formula="of:=VLOOKUP([.$C182];[$Sun.$A$1:$Sun.$C$367];2)-IF([.$G182];0;TIME(1;0;0))" office:value-type="time" office:time-value="PT06H23M00S" calcext:value-type="time">
            <text:p>6:23:00</text:p>
          </table:table-cell>
          <table:table-cell table:style-name="ce23" table:formula="of:=VLOOKUP([.$C182];[$Sun.$A$1:$Sun.$C$367];3)-IF([.$G182];0;TIME(1;0;0))" office:value-type="time" office:time-value="PT19H28M00S" calcext:value-type="time">
            <text:p>19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2]" office:value-type="date" office:date-value="2023-09-01" calcext:value-type="date">
            <text:p>2023-09-01</text:p>
          </table:table-cell>
          <table:table-cell table:style-name="ce23" table:formula="of:=[.$H182]" office:value-type="time" office:time-value="PT06H23M00S" calcext:value-type="time">
            <text:p>6:2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2]);ISBLANK([.$P182]));&quot;None&quot;;CONCATENATE([.$O182];[.$P182];&quot;&quot;))" office:value-type="string" office:string-value="Walkx" calcext:value-type="string">
            <text:p>Walkx</text:p>
          </table:table-cell>
          <table:table-cell table:style-name="ce46" table:formula="of:=CONCATENATE(IF([.$P182]=&quot;t&quot;;&quot;[TBD: &quot;;&quot;&quot;);IF(ISBLANK([.$J182]);&quot;&quot;;[.$J182]); IF([.$P1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2]);&quot;&quot;;IF(ISBLANK([.$L182]);TEXT([.$K182];&quot;YYYY-MM-DD&quot;);TEXT([.$K182]+[.$L182];&quot;YYYY-MM-DDTHH:MM:SS&quot;)))" office:value-type="string" office:string-value="2023-09-01T06:23:00" calcext:value-type="string">
            <text:p>2023-09-01T06:23:00</text:p>
          </table:table-cell>
          <table:table-cell table:style-name="ce29" table:formula="of:=IF(ISBLANK([.$M182]);&quot;&quot;;IF(ISBLANK([.$N182]);TEXT([.$M182];&quot;YYYY-MM-DD&quot;);TEXT([.$M182]+[.$N18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09-02" calcext:value-type="date">
            <text:p>2023-09-02</text:p>
          </table:table-cell>
          <table:table-cell table:style-name="ce44" table:formula="of:=TEXT([.$A183];&quot;YYYY&quot;)" office:value-type="string" office:string-value="2023" calcext:value-type="string">
            <text:p>2023</text:p>
          </table:table-cell>
          <table:table-cell table:style-name="ce44" table:formula="of:=[.$A183]-DATE(YEAR([.$A183]);1;0)" office:value-type="float" office:value="245" calcext:value-type="float">
            <text:p>245</text:p>
          </table:table-cell>
          <table:table-cell table:style-name="ce44" table:formula="of:=TEXT([.$A183];&quot;MMM&quot;)" office:value-type="string" office:string-value="Sep" calcext:value-type="string">
            <text:p>Sep</text:p>
          </table:table-cell>
          <table:table-cell table:style-name="ce44" table:formula="of:=DAY([.A183])" office:value-type="float" office:value="2" calcext:value-type="float">
            <text:p>2</text:p>
          </table:table-cell>
          <table:table-cell table:style-name="ce44" table:formula="of:=TEXT([.$A183];&quot;DDD&quot;)" office:value-type="string" office:string-value="Sat" calcext:value-type="string">
            <text:p>Sat</text:p>
          </table:table-cell>
          <table:table-cell table:style-name="ce50" table:formula="of:=AND(DATE(YEAR([.$A183]);3;1)-WEEKDAY(DATE(YEAR([.$A183]);3;1)-1)+14&lt;=[.$A183];[.$A183]&lt;DATE(YEAR([.$A183]);11;1)-WEEKDAY(DATE(YEAR([.$A183]);11;1)-1)+7)" office:value-type="boolean" office:boolean-value="true" calcext:value-type="boolean">
            <text:p>TRUE</text:p>
          </table:table-cell>
          <table:table-cell table:style-name="ce55" table:formula="of:=VLOOKUP([.$C183];[$Sun.$A$1:$Sun.$C$367];2)-IF([.$G183];0;TIME(1;0;0))" office:value-type="time" office:time-value="PT06H24M00S" calcext:value-type="time">
            <text:p>6:24:00</text:p>
          </table:table-cell>
          <table:table-cell table:style-name="ce55" table:formula="of:=VLOOKUP([.$C183];[$Sun.$A$1:$Sun.$C$367];3)-IF([.$G183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183]" office:value-type="date" office:date-value="2023-09-02" calcext:value-type="date">
            <text:p>2023-09-02</text:p>
          </table:table-cell>
          <table:table-cell table:style-name="ce55"/>
          <table:table-cell table:style-name="ce26" table:formula="of:=[.K183]+3" office:value-type="date" office:date-value="2023-09-05" calcext:value-type="date">
            <text:p>2023-09-05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3]);ISBLANK([.$P183]));&quot;None&quot;;CONCATENATE([.$O183];[.$P183];&quot;&quot;))" office:value-type="string" office:string-value="Tripx" calcext:value-type="string">
            <text:p>Tripx</text:p>
          </table:table-cell>
          <table:table-cell table:style-name="ce44" table:formula="of:=CONCATENATE(IF([.$P183]=&quot;t&quot;;&quot;[TBD: &quot;;&quot;&quot;);IF(ISBLANK([.$J183]);&quot;&quot;;[.$J183]); IF([.$P183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183]);&quot;&quot;;IF(ISBLANK([.$L183]);TEXT([.$K183];&quot;YYYY-MM-DD&quot;);TEXT([.$K183]+[.$L183];&quot;YYYY-MM-DDTHH:MM:SS&quot;)))" office:value-type="string" office:string-value="2023-09-02" calcext:value-type="string">
            <text:p>2023-09-02</text:p>
          </table:table-cell>
          <table:table-cell table:style-name="ce59" table:formula="of:=IF(ISBLANK([.$M183]);&quot;&quot;;IF(ISBLANK([.$N183]);TEXT([.$M183];&quot;YYYY-MM-DD&quot;);TEXT([.$M183]+[.$N183];&quot;YYYY-MM-DDTHH:MM:SS&quot;)))" office:value-type="string" office:string-value="2023-09-05" calcext:value-type="string">
            <text:p>2023-09-05</text:p>
          </table:table-cell>
          <table:table-cell/>
        </table:table-row>
        <table:table-row table:style-name="ro2">
          <table:table-cell table:style-name="ce26" table:formula="of:=DATE([.$B184];9;1)-WEEKDAY(DATE([.$B184];9;1)-2)+7" office:value-type="date" office:date-value="2023-09-04" calcext:value-type="date">
            <text:p>2023-09-04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184]-DATE(YEAR([.$A184]);1;0)" office:value-type="float" office:value="247" calcext:value-type="float">
            <text:p>247</text:p>
          </table:table-cell>
          <table:table-cell table:style-name="ce44" table:formula="of:=TEXT([.$A184];&quot;MMM&quot;)" office:value-type="string" office:string-value="Sep" calcext:value-type="string">
            <text:p>Sep</text:p>
          </table:table-cell>
          <table:table-cell table:style-name="ce44" table:formula="of:=DAY([.A184])" office:value-type="float" office:value="4" calcext:value-type="float">
            <text:p>4</text:p>
          </table:table-cell>
          <table:table-cell table:style-name="ce44" table:formula="of:=TEXT([.$A184];&quot;DDD&quot;)" office:value-type="string" office:string-value="Mon" calcext:value-type="string">
            <text:p>Mon</text:p>
          </table:table-cell>
          <table:table-cell table:style-name="ce50" table:formula="of:=AND(DATE(YEAR([.$A184]);3;1)-WEEKDAY(DATE(YEAR([.$A184]);3;1)-1)+14&lt;=[.$A184];[.$A184]&lt;DATE(YEAR([.$A184]);11;1)-WEEKDAY(DATE(YEAR([.$A184]);11;1)-1)+7)" office:value-type="boolean" office:boolean-value="true" calcext:value-type="boolean">
            <text:p>TRUE</text:p>
          </table:table-cell>
          <table:table-cell table:style-name="ce55" table:formula="of:=VLOOKUP([.$C184];[$Sun.$A$1:$Sun.$C$367];2)-IF([.$G184];0;TIME(1;0;0))" office:value-type="time" office:time-value="PT06H26M00S" calcext:value-type="time">
            <text:p>6:26:00</text:p>
          </table:table-cell>
          <table:table-cell table:style-name="ce55" table:formula="of:=VLOOKUP([.$C184];[$Sun.$A$1:$Sun.$C$367];3)-IF([.$G184];0;TIME(1;0;0))" office:value-type="time" office:time-value="PT19H23M00S" calcext:value-type="time">
            <text:p>19:23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184]" office:value-type="date" office:date-value="2023-09-04" calcext:value-type="date">
            <text:p>2023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184]);ISBLANK([.$P184]));&quot;None&quot;;CONCATENATE([.$O184];[.$P184];&quot;&quot;))" office:value-type="string" office:string-value="Holidayx" calcext:value-type="string">
            <text:p>Holidayx</text:p>
          </table:table-cell>
          <table:table-cell table:style-name="ce44" table:formula="of:=CONCATENATE(IF([.$P184]=&quot;t&quot;;&quot;[TBD: &quot;;&quot;&quot;);IF(ISBLANK([.$J184]);&quot;&quot;;[.$J184]); IF([.$P184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184]);&quot;&quot;;IF(ISBLANK([.$L184]);TEXT([.$K184];&quot;YYYY-MM-DD&quot;);TEXT([.$K184]+[.$L184];&quot;YYYY-MM-DDTHH:MM:SS&quot;)))" office:value-type="string" office:string-value="2023-09-04" calcext:value-type="string">
            <text:p>2023-09-04</text:p>
          </table:table-cell>
          <table:table-cell table:style-name="ce59" table:formula="of:=IF(ISBLANK([.$M184]);&quot;&quot;;IF(ISBLANK([.$N184]);TEXT([.$M184];&quot;YYYY-MM-DD&quot;);TEXT([.$M184]+[.$N18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4" calcext:value-type="date">
            <text:p>2023-09-04</text:p>
          </table:table-cell>
          <table:table-cell table:style-name="ce46" table:formula="of:=TEXT([.$A185];&quot;YYYY&quot;)" office:value-type="string" office:string-value="2023" calcext:value-type="string">
            <text:p>2023</text:p>
          </table:table-cell>
          <table:table-cell table:style-name="ce46" table:formula="of:=[.$A185]-DATE(YEAR([.$A185]);1;0)" office:value-type="float" office:value="247" calcext:value-type="float">
            <text:p>247</text:p>
          </table:table-cell>
          <table:table-cell table:style-name="ce46" table:formula="of:=TEXT([.$A185];&quot;MMM&quot;)" office:value-type="string" office:string-value="Sep" calcext:value-type="string">
            <text:p>Sep</text:p>
          </table:table-cell>
          <table:table-cell table:style-name="ce46" table:formula="of:=DAY([.A185])" office:value-type="float" office:value="4" calcext:value-type="float">
            <text:p>4</text:p>
          </table:table-cell>
          <table:table-cell table:style-name="ce46" table:formula="of:=TEXT([.$A185];&quot;DDD&quot;)" office:value-type="string" office:string-value="Mon" calcext:value-type="string">
            <text:p>Mon</text:p>
          </table:table-cell>
          <table:table-cell table:style-name="ce51" table:formula="of:=AND(DATE(YEAR([.$A185]);3;1)-WEEKDAY(DATE(YEAR([.$A185]);3;1)-1)+14&lt;=[.$A185];[.$A185]&lt;DATE(YEAR([.$A185]);11;1)-WEEKDAY(DATE(YEAR([.$A185]);11;1)-1)+7)" office:value-type="boolean" office:boolean-value="true" calcext:value-type="boolean">
            <text:p>TRUE</text:p>
          </table:table-cell>
          <table:table-cell table:style-name="ce23" table:formula="of:=VLOOKUP([.$C185];[$Sun.$A$1:$Sun.$C$367];2)-IF([.$G185];0;TIME(1;0;0))" office:value-type="time" office:time-value="PT06H26M00S" calcext:value-type="time">
            <text:p>6:26:00</text:p>
          </table:table-cell>
          <table:table-cell table:style-name="ce23" table:formula="of:=VLOOKUP([.$C185];[$Sun.$A$1:$Sun.$C$367];3)-IF([.$G185];0;TIME(1;0;0))" office:value-type="time" office:time-value="PT19H23M00S" calcext:value-type="time">
            <text:p>19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5]" office:value-type="date" office:date-value="2023-09-04" calcext:value-type="date">
            <text:p>2023-09-04</text:p>
          </table:table-cell>
          <table:table-cell table:style-name="ce23" table:formula="of:=[.$H185]" office:value-type="time" office:time-value="PT06H26M00S" calcext:value-type="time">
            <text:p>6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5]);ISBLANK([.$P185]));&quot;None&quot;;CONCATENATE([.$O185];[.$P185];&quot;&quot;))" office:value-type="string" office:string-value="Walk-" calcext:value-type="string">
            <text:p>Walk-</text:p>
          </table:table-cell>
          <table:table-cell table:style-name="ce46" table:formula="of:=CONCATENATE(IF([.$P185]=&quot;t&quot;;&quot;[TBD: &quot;;&quot;&quot;);IF(ISBLANK([.$J185]);&quot;&quot;;[.$J185]); IF([.$P18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5]);&quot;&quot;;IF(ISBLANK([.$L185]);TEXT([.$K185];&quot;YYYY-MM-DD&quot;);TEXT([.$K185]+[.$L185];&quot;YYYY-MM-DDTHH:MM:SS&quot;)))" office:value-type="string" office:string-value="2023-09-04T06:26:00" calcext:value-type="string">
            <text:p>2023-09-04T06:26:00</text:p>
          </table:table-cell>
          <table:table-cell table:style-name="ce29" table:formula="of:=IF(ISBLANK([.$M185]);&quot;&quot;;IF(ISBLANK([.$N185]);TEXT([.$M185];&quot;YYYY-MM-DD&quot;);TEXT([.$M185]+[.$N18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5" calcext:value-type="date">
            <text:p>2023-09-05</text:p>
          </table:table-cell>
          <table:table-cell table:style-name="ce46" table:formula="of:=TEXT([.$A186];&quot;YYYY&quot;)" office:value-type="string" office:string-value="2023" calcext:value-type="string">
            <text:p>2023</text:p>
          </table:table-cell>
          <table:table-cell table:style-name="ce46" table:formula="of:=[.$A186]-DATE(YEAR([.$A186]);1;0)" office:value-type="float" office:value="248" calcext:value-type="float">
            <text:p>248</text:p>
          </table:table-cell>
          <table:table-cell table:style-name="ce46" table:formula="of:=TEXT([.$A186];&quot;MMM&quot;)" office:value-type="string" office:string-value="Sep" calcext:value-type="string">
            <text:p>Sep</text:p>
          </table:table-cell>
          <table:table-cell table:style-name="ce46" table:formula="of:=DAY([.A186])" office:value-type="float" office:value="5" calcext:value-type="float">
            <text:p>5</text:p>
          </table:table-cell>
          <table:table-cell table:style-name="ce46" table:formula="of:=TEXT([.$A186];&quot;DDD&quot;)" office:value-type="string" office:string-value="Tue" calcext:value-type="string">
            <text:p>Tue</text:p>
          </table:table-cell>
          <table:table-cell table:style-name="ce51" table:formula="of:=AND(DATE(YEAR([.$A186]);3;1)-WEEKDAY(DATE(YEAR([.$A186]);3;1)-1)+14&lt;=[.$A186];[.$A186]&lt;DATE(YEAR([.$A186]);11;1)-WEEKDAY(DATE(YEAR([.$A186]);11;1)-1)+7)" office:value-type="boolean" office:boolean-value="true" calcext:value-type="boolean">
            <text:p>TRUE</text:p>
          </table:table-cell>
          <table:table-cell table:style-name="ce23" table:formula="of:=VLOOKUP([.$C186];[$Sun.$A$1:$Sun.$C$367];2)-IF([.$G186];0;TIME(1;0;0))" office:value-type="time" office:time-value="PT06H27M00S" calcext:value-type="time">
            <text:p>6:27:00</text:p>
          </table:table-cell>
          <table:table-cell table:style-name="ce23" table:formula="of:=VLOOKUP([.$C186];[$Sun.$A$1:$Sun.$C$367];3)-IF([.$G186];0;TIME(1;0;0))" office:value-type="time" office:time-value="PT19H21M00S" calcext:value-type="time">
            <text:p>19:2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6]" office:value-type="date" office:date-value="2023-09-05" calcext:value-type="date">
            <text:p>2023-09-05</text:p>
          </table:table-cell>
          <table:table-cell table:style-name="ce23" table:formula="of:=[.$H186]" office:value-type="time" office:time-value="PT06H27M00S" calcext:value-type="time">
            <text:p>6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6]);ISBLANK([.$P186]));&quot;None&quot;;CONCATENATE([.$O186];[.$P186];&quot;&quot;))" office:value-type="string" office:string-value="Walkx" calcext:value-type="string">
            <text:p>Walkx</text:p>
          </table:table-cell>
          <table:table-cell table:style-name="ce46" table:formula="of:=CONCATENATE(IF([.$P186]=&quot;t&quot;;&quot;[TBD: &quot;;&quot;&quot;);IF(ISBLANK([.$J186]);&quot;&quot;;[.$J186]); IF([.$P18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6]);&quot;&quot;;IF(ISBLANK([.$L186]);TEXT([.$K186];&quot;YYYY-MM-DD&quot;);TEXT([.$K186]+[.$L186];&quot;YYYY-MM-DDTHH:MM:SS&quot;)))" office:value-type="string" office:string-value="2023-09-05T06:27:00" calcext:value-type="string">
            <text:p>2023-09-05T06:27:00</text:p>
          </table:table-cell>
          <table:table-cell table:style-name="ce29" table:formula="of:=IF(ISBLANK([.$M186]);&quot;&quot;;IF(ISBLANK([.$N186]);TEXT([.$M186];&quot;YYYY-MM-DD&quot;);TEXT([.$M186]+[.$N18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6" calcext:value-type="date">
            <text:p>2023-09-06</text:p>
          </table:table-cell>
          <table:table-cell table:style-name="ce46" table:formula="of:=TEXT([.$A187];&quot;YYYY&quot;)" office:value-type="string" office:string-value="2023" calcext:value-type="string">
            <text:p>2023</text:p>
          </table:table-cell>
          <table:table-cell table:style-name="ce46" table:formula="of:=[.$A187]-DATE(YEAR([.$A187]);1;0)" office:value-type="float" office:value="249" calcext:value-type="float">
            <text:p>249</text:p>
          </table:table-cell>
          <table:table-cell table:style-name="ce46" table:formula="of:=TEXT([.$A187];&quot;MMM&quot;)" office:value-type="string" office:string-value="Sep" calcext:value-type="string">
            <text:p>Sep</text:p>
          </table:table-cell>
          <table:table-cell table:style-name="ce46" table:formula="of:=DAY([.A187])" office:value-type="float" office:value="6" calcext:value-type="float">
            <text:p>6</text:p>
          </table:table-cell>
          <table:table-cell table:style-name="ce46" table:formula="of:=TEXT([.$A187];&quot;DDD&quot;)" office:value-type="string" office:string-value="Wed" calcext:value-type="string">
            <text:p>Wed</text:p>
          </table:table-cell>
          <table:table-cell table:style-name="ce51" table:formula="of:=AND(DATE(YEAR([.$A187]);3;1)-WEEKDAY(DATE(YEAR([.$A187]);3;1)-1)+14&lt;=[.$A187];[.$A187]&lt;DATE(YEAR([.$A187]);11;1)-WEEKDAY(DATE(YEAR([.$A187]);11;1)-1)+7)" office:value-type="boolean" office:boolean-value="true" calcext:value-type="boolean">
            <text:p>TRUE</text:p>
          </table:table-cell>
          <table:table-cell table:style-name="ce23" table:formula="of:=VLOOKUP([.$C187];[$Sun.$A$1:$Sun.$C$367];2)-IF([.$G187];0;TIME(1;0;0))" office:value-type="time" office:time-value="PT06H28M00S" calcext:value-type="time">
            <text:p>6:28:00</text:p>
          </table:table-cell>
          <table:table-cell table:style-name="ce23" table:formula="of:=VLOOKUP([.$C187];[$Sun.$A$1:$Sun.$C$367];3)-IF([.$G187];0;TIME(1;0;0))" office:value-type="time" office:time-value="PT19H20M00S" calcext:value-type="time">
            <text:p>19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7]" office:value-type="date" office:date-value="2023-09-06" calcext:value-type="date">
            <text:p>2023-09-06</text:p>
          </table:table-cell>
          <table:table-cell table:style-name="ce23" table:formula="of:=[.$H187]" office:value-type="time" office:time-value="PT06H28M00S" calcext:value-type="time">
            <text:p>6:2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7]);ISBLANK([.$P187]));&quot;None&quot;;CONCATENATE([.$O187];[.$P187];&quot;&quot;))" office:value-type="string" office:string-value="Walkx" calcext:value-type="string">
            <text:p>Walkx</text:p>
          </table:table-cell>
          <table:table-cell table:style-name="ce46" table:formula="of:=CONCATENATE(IF([.$P187]=&quot;t&quot;;&quot;[TBD: &quot;;&quot;&quot;);IF(ISBLANK([.$J187]);&quot;&quot;;[.$J187]); IF([.$P18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7]);&quot;&quot;;IF(ISBLANK([.$L187]);TEXT([.$K187];&quot;YYYY-MM-DD&quot;);TEXT([.$K187]+[.$L187];&quot;YYYY-MM-DDTHH:MM:SS&quot;)))" office:value-type="string" office:string-value="2023-09-06T06:28:00" calcext:value-type="string">
            <text:p>2023-09-06T06:28:00</text:p>
          </table:table-cell>
          <table:table-cell table:style-name="ce29" table:formula="of:=IF(ISBLANK([.$M187]);&quot;&quot;;IF(ISBLANK([.$N187]);TEXT([.$M187];&quot;YYYY-MM-DD&quot;);TEXT([.$M187]+[.$N18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7" calcext:value-type="date">
            <text:p>2023-09-07</text:p>
          </table:table-cell>
          <table:table-cell table:style-name="ce46" table:formula="of:=TEXT([.$A188];&quot;YYYY&quot;)" office:value-type="string" office:string-value="2023" calcext:value-type="string">
            <text:p>2023</text:p>
          </table:table-cell>
          <table:table-cell table:style-name="ce46" table:formula="of:=[.$A188]-DATE(YEAR([.$A188]);1;0)" office:value-type="float" office:value="250" calcext:value-type="float">
            <text:p>250</text:p>
          </table:table-cell>
          <table:table-cell table:style-name="ce46" table:formula="of:=TEXT([.$A188];&quot;MMM&quot;)" office:value-type="string" office:string-value="Sep" calcext:value-type="string">
            <text:p>Sep</text:p>
          </table:table-cell>
          <table:table-cell table:style-name="ce46" table:formula="of:=DAY([.A188])" office:value-type="float" office:value="7" calcext:value-type="float">
            <text:p>7</text:p>
          </table:table-cell>
          <table:table-cell table:style-name="ce46" table:formula="of:=TEXT([.$A188];&quot;DDD&quot;)" office:value-type="string" office:string-value="Thu" calcext:value-type="string">
            <text:p>Thu</text:p>
          </table:table-cell>
          <table:table-cell table:style-name="ce51" table:formula="of:=AND(DATE(YEAR([.$A188]);3;1)-WEEKDAY(DATE(YEAR([.$A188]);3;1)-1)+14&lt;=[.$A188];[.$A188]&lt;DATE(YEAR([.$A188]);11;1)-WEEKDAY(DATE(YEAR([.$A188]);11;1)-1)+7)" office:value-type="boolean" office:boolean-value="true" calcext:value-type="boolean">
            <text:p>TRUE</text:p>
          </table:table-cell>
          <table:table-cell table:style-name="ce23" table:formula="of:=VLOOKUP([.$C188];[$Sun.$A$1:$Sun.$C$367];2)-IF([.$G188];0;TIME(1;0;0))" office:value-type="time" office:time-value="PT06H29M00S" calcext:value-type="time">
            <text:p>6:29:00</text:p>
          </table:table-cell>
          <table:table-cell table:style-name="ce23" table:formula="of:=VLOOKUP([.$C188];[$Sun.$A$1:$Sun.$C$367];3)-IF([.$G188];0;TIME(1;0;0))" office:value-type="time" office:time-value="PT19H18M00S" calcext:value-type="time">
            <text:p>19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8]" office:value-type="date" office:date-value="2023-09-07" calcext:value-type="date">
            <text:p>2023-09-07</text:p>
          </table:table-cell>
          <table:table-cell table:style-name="ce23" table:formula="of:=[.$H188]" office:value-type="time" office:time-value="PT06H29M00S" calcext:value-type="time">
            <text:p>6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8]);ISBLANK([.$P188]));&quot;None&quot;;CONCATENATE([.$O188];[.$P188];&quot;&quot;))" office:value-type="string" office:string-value="Walkx" calcext:value-type="string">
            <text:p>Walkx</text:p>
          </table:table-cell>
          <table:table-cell table:style-name="ce46" table:formula="of:=CONCATENATE(IF([.$P188]=&quot;t&quot;;&quot;[TBD: &quot;;&quot;&quot;);IF(ISBLANK([.$J188]);&quot;&quot;;[.$J188]); IF([.$P18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8]);&quot;&quot;;IF(ISBLANK([.$L188]);TEXT([.$K188];&quot;YYYY-MM-DD&quot;);TEXT([.$K188]+[.$L188];&quot;YYYY-MM-DDTHH:MM:SS&quot;)))" office:value-type="string" office:string-value="2023-09-07T06:29:00" calcext:value-type="string">
            <text:p>2023-09-07T06:29:00</text:p>
          </table:table-cell>
          <table:table-cell table:style-name="ce29" table:formula="of:=IF(ISBLANK([.$M188]);&quot;&quot;;IF(ISBLANK([.$N188]);TEXT([.$M188];&quot;YYYY-MM-DD&quot;);TEXT([.$M188]+[.$N18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08" calcext:value-type="date">
            <text:p>2023-09-08</text:p>
          </table:table-cell>
          <table:table-cell table:style-name="ce46" table:formula="of:=TEXT([.$A189];&quot;YYYY&quot;)" office:value-type="string" office:string-value="2023" calcext:value-type="string">
            <text:p>2023</text:p>
          </table:table-cell>
          <table:table-cell table:style-name="ce46" table:formula="of:=[.$A189]-DATE(YEAR([.$A189]);1;0)" office:value-type="float" office:value="251" calcext:value-type="float">
            <text:p>251</text:p>
          </table:table-cell>
          <table:table-cell table:style-name="ce46" table:formula="of:=TEXT([.$A189];&quot;MMM&quot;)" office:value-type="string" office:string-value="Sep" calcext:value-type="string">
            <text:p>Sep</text:p>
          </table:table-cell>
          <table:table-cell table:style-name="ce46" table:formula="of:=DAY([.A189])" office:value-type="float" office:value="8" calcext:value-type="float">
            <text:p>8</text:p>
          </table:table-cell>
          <table:table-cell table:style-name="ce46" table:formula="of:=TEXT([.$A189];&quot;DDD&quot;)" office:value-type="string" office:string-value="Fri" calcext:value-type="string">
            <text:p>Fri</text:p>
          </table:table-cell>
          <table:table-cell table:style-name="ce51" table:formula="of:=AND(DATE(YEAR([.$A189]);3;1)-WEEKDAY(DATE(YEAR([.$A189]);3;1)-1)+14&lt;=[.$A189];[.$A189]&lt;DATE(YEAR([.$A189]);11;1)-WEEKDAY(DATE(YEAR([.$A189]);11;1)-1)+7)" office:value-type="boolean" office:boolean-value="true" calcext:value-type="boolean">
            <text:p>TRUE</text:p>
          </table:table-cell>
          <table:table-cell table:style-name="ce23" table:formula="of:=VLOOKUP([.$C189];[$Sun.$A$1:$Sun.$C$367];2)-IF([.$G189];0;TIME(1;0;0))" office:value-type="time" office:time-value="PT06H30M00S" calcext:value-type="time">
            <text:p>6:30:00</text:p>
          </table:table-cell>
          <table:table-cell table:style-name="ce23" table:formula="of:=VLOOKUP([.$C189];[$Sun.$A$1:$Sun.$C$367];3)-IF([.$G189];0;TIME(1;0;0))" office:value-type="time" office:time-value="PT19H16M00S" calcext:value-type="time">
            <text:p>19:1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89]" office:value-type="date" office:date-value="2023-09-08" calcext:value-type="date">
            <text:p>2023-09-08</text:p>
          </table:table-cell>
          <table:table-cell table:style-name="ce23" table:formula="of:=[.$H189]" office:value-type="time" office:time-value="PT06H30M00S" calcext:value-type="time">
            <text:p>6:3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89]);ISBLANK([.$P189]));&quot;None&quot;;CONCATENATE([.$O189];[.$P189];&quot;&quot;))" office:value-type="string" office:string-value="Walkx" calcext:value-type="string">
            <text:p>Walkx</text:p>
          </table:table-cell>
          <table:table-cell table:style-name="ce46" table:formula="of:=CONCATENATE(IF([.$P189]=&quot;t&quot;;&quot;[TBD: &quot;;&quot;&quot;);IF(ISBLANK([.$J189]);&quot;&quot;;[.$J189]); IF([.$P18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89]);&quot;&quot;;IF(ISBLANK([.$L189]);TEXT([.$K189];&quot;YYYY-MM-DD&quot;);TEXT([.$K189]+[.$L189];&quot;YYYY-MM-DDTHH:MM:SS&quot;)))" office:value-type="string" office:string-value="2023-09-08T06:30:00" calcext:value-type="string">
            <text:p>2023-09-08T06:30:00</text:p>
          </table:table-cell>
          <table:table-cell table:style-name="ce29" table:formula="of:=IF(ISBLANK([.$M189]);&quot;&quot;;IF(ISBLANK([.$N189]);TEXT([.$M189];&quot;YYYY-MM-DD&quot;);TEXT([.$M189]+[.$N18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1" calcext:value-type="date">
            <text:p>2023-09-11</text:p>
          </table:table-cell>
          <table:table-cell table:style-name="ce46" table:formula="of:=TEXT([.$A190];&quot;YYYY&quot;)" office:value-type="string" office:string-value="2023" calcext:value-type="string">
            <text:p>2023</text:p>
          </table:table-cell>
          <table:table-cell table:style-name="ce46" table:formula="of:=[.$A190]-DATE(YEAR([.$A190]);1;0)" office:value-type="float" office:value="254" calcext:value-type="float">
            <text:p>254</text:p>
          </table:table-cell>
          <table:table-cell table:style-name="ce46" table:formula="of:=TEXT([.$A190];&quot;MMM&quot;)" office:value-type="string" office:string-value="Sep" calcext:value-type="string">
            <text:p>Sep</text:p>
          </table:table-cell>
          <table:table-cell table:style-name="ce46" table:formula="of:=DAY([.A190])" office:value-type="float" office:value="11" calcext:value-type="float">
            <text:p>11</text:p>
          </table:table-cell>
          <table:table-cell table:style-name="ce46" table:formula="of:=TEXT([.$A190];&quot;DDD&quot;)" office:value-type="string" office:string-value="Mon" calcext:value-type="string">
            <text:p>Mon</text:p>
          </table:table-cell>
          <table:table-cell table:style-name="ce51" table:formula="of:=AND(DATE(YEAR([.$A190]);3;1)-WEEKDAY(DATE(YEAR([.$A190]);3;1)-1)+14&lt;=[.$A190];[.$A190]&lt;DATE(YEAR([.$A190]);11;1)-WEEKDAY(DATE(YEAR([.$A190]);11;1)-1)+7)" office:value-type="boolean" office:boolean-value="true" calcext:value-type="boolean">
            <text:p>TRUE</text:p>
          </table:table-cell>
          <table:table-cell table:style-name="ce23" table:formula="of:=VLOOKUP([.$C190];[$Sun.$A$1:$Sun.$C$367];2)-IF([.$G190];0;TIME(1;0;0))" office:value-type="time" office:time-value="PT06H33M00S" calcext:value-type="time">
            <text:p>6:33:00</text:p>
          </table:table-cell>
          <table:table-cell table:style-name="ce23" table:formula="of:=VLOOKUP([.$C190];[$Sun.$A$1:$Sun.$C$367];3)-IF([.$G190];0;TIME(1;0;0))" office:value-type="time" office:time-value="PT19H11M00S" calcext:value-type="time">
            <text:p>19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0]" office:value-type="date" office:date-value="2023-09-11" calcext:value-type="date">
            <text:p>2023-09-11</text:p>
          </table:table-cell>
          <table:table-cell table:style-name="ce23" table:formula="of:=[.$H190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0]);ISBLANK([.$P190]));&quot;None&quot;;CONCATENATE([.$O190];[.$P190];&quot;&quot;))" office:value-type="string" office:string-value="Walkx" calcext:value-type="string">
            <text:p>Walkx</text:p>
          </table:table-cell>
          <table:table-cell table:style-name="ce46" table:formula="of:=CONCATENATE(IF([.$P190]=&quot;t&quot;;&quot;[TBD: &quot;;&quot;&quot;);IF(ISBLANK([.$J190]);&quot;&quot;;[.$J190]); IF([.$P19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0]);&quot;&quot;;IF(ISBLANK([.$L190]);TEXT([.$K190];&quot;YYYY-MM-DD&quot;);TEXT([.$K190]+[.$L190];&quot;YYYY-MM-DDTHH:MM:SS&quot;)))" office:value-type="string" office:string-value="2023-09-11T06:33:00" calcext:value-type="string">
            <text:p>2023-09-11T06:33:00</text:p>
          </table:table-cell>
          <table:table-cell table:style-name="ce29" table:formula="of:=IF(ISBLANK([.$M190]);&quot;&quot;;IF(ISBLANK([.$N190]);TEXT([.$M190];&quot;YYYY-MM-DD&quot;);TEXT([.$M190]+[.$N19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2" calcext:value-type="date">
            <text:p>2023-09-12</text:p>
          </table:table-cell>
          <table:table-cell table:style-name="ce46" table:formula="of:=TEXT([.$A191];&quot;YYYY&quot;)" office:value-type="string" office:string-value="2023" calcext:value-type="string">
            <text:p>2023</text:p>
          </table:table-cell>
          <table:table-cell table:style-name="ce46" table:formula="of:=[.$A191]-DATE(YEAR([.$A191]);1;0)" office:value-type="float" office:value="255" calcext:value-type="float">
            <text:p>255</text:p>
          </table:table-cell>
          <table:table-cell table:style-name="ce46" table:formula="of:=TEXT([.$A191];&quot;MMM&quot;)" office:value-type="string" office:string-value="Sep" calcext:value-type="string">
            <text:p>Sep</text:p>
          </table:table-cell>
          <table:table-cell table:style-name="ce46" table:formula="of:=DAY([.A191])" office:value-type="float" office:value="12" calcext:value-type="float">
            <text:p>12</text:p>
          </table:table-cell>
          <table:table-cell table:style-name="ce46" table:formula="of:=TEXT([.$A191];&quot;DDD&quot;)" office:value-type="string" office:string-value="Tue" calcext:value-type="string">
            <text:p>Tue</text:p>
          </table:table-cell>
          <table:table-cell table:style-name="ce51" table:formula="of:=AND(DATE(YEAR([.$A191]);3;1)-WEEKDAY(DATE(YEAR([.$A191]);3;1)-1)+14&lt;=[.$A191];[.$A191]&lt;DATE(YEAR([.$A191]);11;1)-WEEKDAY(DATE(YEAR([.$A191]);11;1)-1)+7)" office:value-type="boolean" office:boolean-value="true" calcext:value-type="boolean">
            <text:p>TRUE</text:p>
          </table:table-cell>
          <table:table-cell table:style-name="ce23" table:formula="of:=VLOOKUP([.$C191];[$Sun.$A$1:$Sun.$C$367];2)-IF([.$G191];0;TIME(1;0;0))" office:value-type="time" office:time-value="PT06H34M00S" calcext:value-type="time">
            <text:p>6:34:00</text:p>
          </table:table-cell>
          <table:table-cell table:style-name="ce23" table:formula="of:=VLOOKUP([.$C191];[$Sun.$A$1:$Sun.$C$367];3)-IF([.$G191];0;TIME(1;0;0))" office:value-type="time" office:time-value="PT19H10M00S" calcext:value-type="time">
            <text:p>19:1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1]" office:value-type="date" office:date-value="2023-09-12" calcext:value-type="date">
            <text:p>2023-09-12</text:p>
          </table:table-cell>
          <table:table-cell table:style-name="ce23" table:formula="of:=[.$H191]" office:value-type="time" office:time-value="PT06H34M00S" calcext:value-type="time">
            <text:p>6:3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1]);ISBLANK([.$P191]));&quot;None&quot;;CONCATENATE([.$O191];[.$P191];&quot;&quot;))" office:value-type="string" office:string-value="Walkx" calcext:value-type="string">
            <text:p>Walkx</text:p>
          </table:table-cell>
          <table:table-cell table:style-name="ce46" table:formula="of:=CONCATENATE(IF([.$P191]=&quot;t&quot;;&quot;[TBD: &quot;;&quot;&quot;);IF(ISBLANK([.$J191]);&quot;&quot;;[.$J191]); IF([.$P19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1]);&quot;&quot;;IF(ISBLANK([.$L191]);TEXT([.$K191];&quot;YYYY-MM-DD&quot;);TEXT([.$K191]+[.$L191];&quot;YYYY-MM-DDTHH:MM:SS&quot;)))" office:value-type="string" office:string-value="2023-09-12T06:34:00" calcext:value-type="string">
            <text:p>2023-09-12T06:34:00</text:p>
          </table:table-cell>
          <table:table-cell table:style-name="ce29" table:formula="of:=IF(ISBLANK([.$M191]);&quot;&quot;;IF(ISBLANK([.$N191]);TEXT([.$M191];&quot;YYYY-MM-DD&quot;);TEXT([.$M191]+[.$N19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3" calcext:value-type="date">
            <text:p>2023-09-13</text:p>
          </table:table-cell>
          <table:table-cell table:style-name="ce46" table:formula="of:=TEXT([.$A192];&quot;YYYY&quot;)" office:value-type="string" office:string-value="2023" calcext:value-type="string">
            <text:p>2023</text:p>
          </table:table-cell>
          <table:table-cell table:style-name="ce46" table:formula="of:=[.$A192]-DATE(YEAR([.$A192]);1;0)" office:value-type="float" office:value="256" calcext:value-type="float">
            <text:p>256</text:p>
          </table:table-cell>
          <table:table-cell table:style-name="ce46" table:formula="of:=TEXT([.$A192];&quot;MMM&quot;)" office:value-type="string" office:string-value="Sep" calcext:value-type="string">
            <text:p>Sep</text:p>
          </table:table-cell>
          <table:table-cell table:style-name="ce46" table:formula="of:=DAY([.A192])" office:value-type="float" office:value="13" calcext:value-type="float">
            <text:p>13</text:p>
          </table:table-cell>
          <table:table-cell table:style-name="ce46" table:formula="of:=TEXT([.$A192];&quot;DDD&quot;)" office:value-type="string" office:string-value="Wed" calcext:value-type="string">
            <text:p>Wed</text:p>
          </table:table-cell>
          <table:table-cell table:style-name="ce51" table:formula="of:=AND(DATE(YEAR([.$A192]);3;1)-WEEKDAY(DATE(YEAR([.$A192]);3;1)-1)+14&lt;=[.$A192];[.$A192]&lt;DATE(YEAR([.$A192]);11;1)-WEEKDAY(DATE(YEAR([.$A192]);11;1)-1)+7)" office:value-type="boolean" office:boolean-value="true" calcext:value-type="boolean">
            <text:p>TRUE</text:p>
          </table:table-cell>
          <table:table-cell table:style-name="ce23" table:formula="of:=VLOOKUP([.$C192];[$Sun.$A$1:$Sun.$C$367];2)-IF([.$G192];0;TIME(1;0;0))" office:value-type="time" office:time-value="PT06H35M00S" calcext:value-type="time">
            <text:p>6:35:00</text:p>
          </table:table-cell>
          <table:table-cell table:style-name="ce23" table:formula="of:=VLOOKUP([.$C192];[$Sun.$A$1:$Sun.$C$367];3)-IF([.$G192];0;TIME(1;0;0))" office:value-type="time" office:time-value="PT19H08M00S" calcext:value-type="time">
            <text:p>19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2]" office:value-type="date" office:date-value="2023-09-13" calcext:value-type="date">
            <text:p>2023-09-13</text:p>
          </table:table-cell>
          <table:table-cell table:style-name="ce23" table:formula="of:=[.$H192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2]);ISBLANK([.$P192]));&quot;None&quot;;CONCATENATE([.$O192];[.$P192];&quot;&quot;))" office:value-type="string" office:string-value="Walkx" calcext:value-type="string">
            <text:p>Walkx</text:p>
          </table:table-cell>
          <table:table-cell table:style-name="ce46" table:formula="of:=CONCATENATE(IF([.$P192]=&quot;t&quot;;&quot;[TBD: &quot;;&quot;&quot;);IF(ISBLANK([.$J192]);&quot;&quot;;[.$J192]); IF([.$P19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2]);&quot;&quot;;IF(ISBLANK([.$L192]);TEXT([.$K192];&quot;YYYY-MM-DD&quot;);TEXT([.$K192]+[.$L192];&quot;YYYY-MM-DDTHH:MM:SS&quot;)))" office:value-type="string" office:string-value="2023-09-13T06:35:00" calcext:value-type="string">
            <text:p>2023-09-13T06:35:00</text:p>
          </table:table-cell>
          <table:table-cell table:style-name="ce29" table:formula="of:=IF(ISBLANK([.$M192]);&quot;&quot;;IF(ISBLANK([.$N192]);TEXT([.$M192];&quot;YYYY-MM-DD&quot;);TEXT([.$M192]+[.$N19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4" calcext:value-type="date">
            <text:p>2023-09-14</text:p>
          </table:table-cell>
          <table:table-cell table:style-name="ce46" table:formula="of:=TEXT([.$A193];&quot;YYYY&quot;)" office:value-type="string" office:string-value="2023" calcext:value-type="string">
            <text:p>2023</text:p>
          </table:table-cell>
          <table:table-cell table:style-name="ce46" table:formula="of:=[.$A193]-DATE(YEAR([.$A193]);1;0)" office:value-type="float" office:value="257" calcext:value-type="float">
            <text:p>257</text:p>
          </table:table-cell>
          <table:table-cell table:style-name="ce46" table:formula="of:=TEXT([.$A193];&quot;MMM&quot;)" office:value-type="string" office:string-value="Sep" calcext:value-type="string">
            <text:p>Sep</text:p>
          </table:table-cell>
          <table:table-cell table:style-name="ce46" table:formula="of:=DAY([.A193])" office:value-type="float" office:value="14" calcext:value-type="float">
            <text:p>14</text:p>
          </table:table-cell>
          <table:table-cell table:style-name="ce46" table:formula="of:=TEXT([.$A193];&quot;DDD&quot;)" office:value-type="string" office:string-value="Thu" calcext:value-type="string">
            <text:p>Thu</text:p>
          </table:table-cell>
          <table:table-cell table:style-name="ce51" table:formula="of:=AND(DATE(YEAR([.$A193]);3;1)-WEEKDAY(DATE(YEAR([.$A193]);3;1)-1)+14&lt;=[.$A193];[.$A193]&lt;DATE(YEAR([.$A193]);11;1)-WEEKDAY(DATE(YEAR([.$A193]);11;1)-1)+7)" office:value-type="boolean" office:boolean-value="true" calcext:value-type="boolean">
            <text:p>TRUE</text:p>
          </table:table-cell>
          <table:table-cell table:style-name="ce23" table:formula="of:=VLOOKUP([.$C193];[$Sun.$A$1:$Sun.$C$367];2)-IF([.$G193];0;TIME(1;0;0))" office:value-type="time" office:time-value="PT06H36M00S" calcext:value-type="time">
            <text:p>6:36:00</text:p>
          </table:table-cell>
          <table:table-cell table:style-name="ce23" table:formula="of:=VLOOKUP([.$C193];[$Sun.$A$1:$Sun.$C$367];3)-IF([.$G193];0;TIME(1;0;0))" office:value-type="time" office:time-value="PT19H06M00S" calcext:value-type="time">
            <text:p>19:0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3]" office:value-type="date" office:date-value="2023-09-14" calcext:value-type="date">
            <text:p>2023-09-14</text:p>
          </table:table-cell>
          <table:table-cell table:style-name="ce23" table:formula="of:=[.$H193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3]);ISBLANK([.$P193]));&quot;None&quot;;CONCATENATE([.$O193];[.$P193];&quot;&quot;))" office:value-type="string" office:string-value="Walkx" calcext:value-type="string">
            <text:p>Walkx</text:p>
          </table:table-cell>
          <table:table-cell table:style-name="ce46" table:formula="of:=CONCATENATE(IF([.$P193]=&quot;t&quot;;&quot;[TBD: &quot;;&quot;&quot;);IF(ISBLANK([.$J193]);&quot;&quot;;[.$J193]); IF([.$P19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3]);&quot;&quot;;IF(ISBLANK([.$L193]);TEXT([.$K193];&quot;YYYY-MM-DD&quot;);TEXT([.$K193]+[.$L193];&quot;YYYY-MM-DDTHH:MM:SS&quot;)))" office:value-type="string" office:string-value="2023-09-14T06:36:00" calcext:value-type="string">
            <text:p>2023-09-14T06:36:00</text:p>
          </table:table-cell>
          <table:table-cell table:style-name="ce29" table:formula="of:=IF(ISBLANK([.$M193]);&quot;&quot;;IF(ISBLANK([.$N193]);TEXT([.$M193];&quot;YYYY-MM-DD&quot;);TEXT([.$M193]+[.$N19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5" calcext:value-type="date">
            <text:p>2023-09-15</text:p>
          </table:table-cell>
          <table:table-cell table:style-name="ce46" table:formula="of:=TEXT([.$A194];&quot;YYYY&quot;)" office:value-type="string" office:string-value="2023" calcext:value-type="string">
            <text:p>2023</text:p>
          </table:table-cell>
          <table:table-cell table:style-name="ce46" table:formula="of:=[.$A194]-DATE(YEAR([.$A194]);1;0)" office:value-type="float" office:value="258" calcext:value-type="float">
            <text:p>258</text:p>
          </table:table-cell>
          <table:table-cell table:style-name="ce46" table:formula="of:=TEXT([.$A194];&quot;MMM&quot;)" office:value-type="string" office:string-value="Sep" calcext:value-type="string">
            <text:p>Sep</text:p>
          </table:table-cell>
          <table:table-cell table:style-name="ce46" table:formula="of:=DAY([.A194])" office:value-type="float" office:value="15" calcext:value-type="float">
            <text:p>15</text:p>
          </table:table-cell>
          <table:table-cell table:style-name="ce46" table:formula="of:=TEXT([.$A194];&quot;DDD&quot;)" office:value-type="string" office:string-value="Fri" calcext:value-type="string">
            <text:p>Fri</text:p>
          </table:table-cell>
          <table:table-cell table:style-name="ce51" table:formula="of:=AND(DATE(YEAR([.$A194]);3;1)-WEEKDAY(DATE(YEAR([.$A194]);3;1)-1)+14&lt;=[.$A194];[.$A194]&lt;DATE(YEAR([.$A194]);11;1)-WEEKDAY(DATE(YEAR([.$A194]);11;1)-1)+7)" office:value-type="boolean" office:boolean-value="true" calcext:value-type="boolean">
            <text:p>TRUE</text:p>
          </table:table-cell>
          <table:table-cell table:style-name="ce23" table:formula="of:=VLOOKUP([.$C194];[$Sun.$A$1:$Sun.$C$367];2)-IF([.$G194];0;TIME(1;0;0))" office:value-type="time" office:time-value="PT06H37M00S" calcext:value-type="time">
            <text:p>6:37:00</text:p>
          </table:table-cell>
          <table:table-cell table:style-name="ce23" table:formula="of:=VLOOKUP([.$C194];[$Sun.$A$1:$Sun.$C$367];3)-IF([.$G194];0;TIME(1;0;0))" office:value-type="time" office:time-value="PT19H05M00S" calcext:value-type="time">
            <text:p>19:0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4]" office:value-type="date" office:date-value="2023-09-15" calcext:value-type="date">
            <text:p>2023-09-15</text:p>
          </table:table-cell>
          <table:table-cell table:style-name="ce23" table:formula="of:=[.$H194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4]);ISBLANK([.$P194]));&quot;None&quot;;CONCATENATE([.$O194];[.$P194];&quot;&quot;))" office:value-type="string" office:string-value="Walkx" calcext:value-type="string">
            <text:p>Walkx</text:p>
          </table:table-cell>
          <table:table-cell table:style-name="ce46" table:formula="of:=CONCATENATE(IF([.$P194]=&quot;t&quot;;&quot;[TBD: &quot;;&quot;&quot;);IF(ISBLANK([.$J194]);&quot;&quot;;[.$J194]); IF([.$P19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4]);&quot;&quot;;IF(ISBLANK([.$L194]);TEXT([.$K194];&quot;YYYY-MM-DD&quot;);TEXT([.$K194]+[.$L194];&quot;YYYY-MM-DDTHH:MM:SS&quot;)))" office:value-type="string" office:string-value="2023-09-15T06:37:00" calcext:value-type="string">
            <text:p>2023-09-15T06:37:00</text:p>
          </table:table-cell>
          <table:table-cell table:style-name="ce29" table:formula="of:=IF(ISBLANK([.$M194]);&quot;&quot;;IF(ISBLANK([.$N194]);TEXT([.$M194];&quot;YYYY-MM-DD&quot;);TEXT([.$M194]+[.$N19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8" calcext:value-type="date">
            <text:p>2023-09-18</text:p>
          </table:table-cell>
          <table:table-cell table:style-name="ce46" table:formula="of:=TEXT([.$A195];&quot;YYYY&quot;)" office:value-type="string" office:string-value="2023" calcext:value-type="string">
            <text:p>2023</text:p>
          </table:table-cell>
          <table:table-cell table:style-name="ce46" table:formula="of:=[.$A195]-DATE(YEAR([.$A195]);1;0)" office:value-type="float" office:value="261" calcext:value-type="float">
            <text:p>261</text:p>
          </table:table-cell>
          <table:table-cell table:style-name="ce46" table:formula="of:=TEXT([.$A195];&quot;MMM&quot;)" office:value-type="string" office:string-value="Sep" calcext:value-type="string">
            <text:p>Sep</text:p>
          </table:table-cell>
          <table:table-cell table:style-name="ce46" table:formula="of:=DAY([.A195])" office:value-type="float" office:value="18" calcext:value-type="float">
            <text:p>18</text:p>
          </table:table-cell>
          <table:table-cell table:style-name="ce46" table:formula="of:=TEXT([.$A195];&quot;DDD&quot;)" office:value-type="string" office:string-value="Mon" calcext:value-type="string">
            <text:p>Mon</text:p>
          </table:table-cell>
          <table:table-cell table:style-name="ce51" table:formula="of:=AND(DATE(YEAR([.$A195]);3;1)-WEEKDAY(DATE(YEAR([.$A195]);3;1)-1)+14&lt;=[.$A195];[.$A195]&lt;DATE(YEAR([.$A195]);11;1)-WEEKDAY(DATE(YEAR([.$A195]);11;1)-1)+7)" office:value-type="boolean" office:boolean-value="true" calcext:value-type="boolean">
            <text:p>TRUE</text:p>
          </table:table-cell>
          <table:table-cell table:style-name="ce23" table:formula="of:=VLOOKUP([.$C195];[$Sun.$A$1:$Sun.$C$367];2)-IF([.$G195];0;TIME(1;0;0))" office:value-type="time" office:time-value="PT06H39M00S" calcext:value-type="time">
            <text:p>6:39:00</text:p>
          </table:table-cell>
          <table:table-cell table:style-name="ce23" table:formula="of:=VLOOKUP([.$C195];[$Sun.$A$1:$Sun.$C$367];3)-IF([.$G195];0;TIME(1;0;0))" office:value-type="time" office:time-value="PT19H00M00S" calcext:value-type="time">
            <text:p>19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5]" office:value-type="date" office:date-value="2023-09-18" calcext:value-type="date">
            <text:p>2023-09-18</text:p>
          </table:table-cell>
          <table:table-cell table:style-name="ce23" table:formula="of:=[.$H195]" office:value-type="time" office:time-value="PT06H39M00S" calcext:value-type="time">
            <text:p>6:3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5]);ISBLANK([.$P195]));&quot;None&quot;;CONCATENATE([.$O195];[.$P195];&quot;&quot;))" office:value-type="string" office:string-value="Walkx" calcext:value-type="string">
            <text:p>Walkx</text:p>
          </table:table-cell>
          <table:table-cell table:style-name="ce46" table:formula="of:=CONCATENATE(IF([.$P195]=&quot;t&quot;;&quot;[TBD: &quot;;&quot;&quot;);IF(ISBLANK([.$J195]);&quot;&quot;;[.$J195]); IF([.$P19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5]);&quot;&quot;;IF(ISBLANK([.$L195]);TEXT([.$K195];&quot;YYYY-MM-DD&quot;);TEXT([.$K195]+[.$L195];&quot;YYYY-MM-DDTHH:MM:SS&quot;)))" office:value-type="string" office:string-value="2023-09-18T06:39:00" calcext:value-type="string">
            <text:p>2023-09-18T06:39:00</text:p>
          </table:table-cell>
          <table:table-cell table:style-name="ce29" table:formula="of:=IF(ISBLANK([.$M195]);&quot;&quot;;IF(ISBLANK([.$N195]);TEXT([.$M195];&quot;YYYY-MM-DD&quot;);TEXT([.$M195]+[.$N19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19" calcext:value-type="date">
            <text:p>2023-09-19</text:p>
          </table:table-cell>
          <table:table-cell table:style-name="ce46" table:formula="of:=TEXT([.$A196];&quot;YYYY&quot;)" office:value-type="string" office:string-value="2023" calcext:value-type="string">
            <text:p>2023</text:p>
          </table:table-cell>
          <table:table-cell table:style-name="ce46" table:formula="of:=[.$A196]-DATE(YEAR([.$A196]);1;0)" office:value-type="float" office:value="262" calcext:value-type="float">
            <text:p>262</text:p>
          </table:table-cell>
          <table:table-cell table:style-name="ce46" table:formula="of:=TEXT([.$A196];&quot;MMM&quot;)" office:value-type="string" office:string-value="Sep" calcext:value-type="string">
            <text:p>Sep</text:p>
          </table:table-cell>
          <table:table-cell table:style-name="ce46" table:formula="of:=DAY([.A196])" office:value-type="float" office:value="19" calcext:value-type="float">
            <text:p>19</text:p>
          </table:table-cell>
          <table:table-cell table:style-name="ce46" table:formula="of:=TEXT([.$A196];&quot;DDD&quot;)" office:value-type="string" office:string-value="Tue" calcext:value-type="string">
            <text:p>Tue</text:p>
          </table:table-cell>
          <table:table-cell table:style-name="ce51" table:formula="of:=AND(DATE(YEAR([.$A196]);3;1)-WEEKDAY(DATE(YEAR([.$A196]);3;1)-1)+14&lt;=[.$A196];[.$A196]&lt;DATE(YEAR([.$A196]);11;1)-WEEKDAY(DATE(YEAR([.$A196]);11;1)-1)+7)" office:value-type="boolean" office:boolean-value="true" calcext:value-type="boolean">
            <text:p>TRUE</text:p>
          </table:table-cell>
          <table:table-cell table:style-name="ce23" table:formula="of:=VLOOKUP([.$C196];[$Sun.$A$1:$Sun.$C$367];2)-IF([.$G196];0;TIME(1;0;0))" office:value-type="time" office:time-value="PT06H40M00S" calcext:value-type="time">
            <text:p>6:40:00</text:p>
          </table:table-cell>
          <table:table-cell table:style-name="ce23" table:formula="of:=VLOOKUP([.$C196];[$Sun.$A$1:$Sun.$C$367];3)-IF([.$G196];0;TIME(1;0;0))" office:value-type="time" office:time-value="PT18H58M00S" calcext:value-type="time">
            <text:p>18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6]" office:value-type="date" office:date-value="2023-09-19" calcext:value-type="date">
            <text:p>2023-09-19</text:p>
          </table:table-cell>
          <table:table-cell table:style-name="ce23" table:formula="of:=[.$H196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6]);ISBLANK([.$P196]));&quot;None&quot;;CONCATENATE([.$O196];[.$P196];&quot;&quot;))" office:value-type="string" office:string-value="Walkx" calcext:value-type="string">
            <text:p>Walkx</text:p>
          </table:table-cell>
          <table:table-cell table:style-name="ce46" table:formula="of:=CONCATENATE(IF([.$P196]=&quot;t&quot;;&quot;[TBD: &quot;;&quot;&quot;);IF(ISBLANK([.$J196]);&quot;&quot;;[.$J196]); IF([.$P19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6]);&quot;&quot;;IF(ISBLANK([.$L196]);TEXT([.$K196];&quot;YYYY-MM-DD&quot;);TEXT([.$K196]+[.$L196];&quot;YYYY-MM-DDTHH:MM:SS&quot;)))" office:value-type="string" office:string-value="2023-09-19T06:40:00" calcext:value-type="string">
            <text:p>2023-09-19T06:40:00</text:p>
          </table:table-cell>
          <table:table-cell table:style-name="ce29" table:formula="of:=IF(ISBLANK([.$M196]);&quot;&quot;;IF(ISBLANK([.$N196]);TEXT([.$M196];&quot;YYYY-MM-DD&quot;);TEXT([.$M196]+[.$N19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0" calcext:value-type="date">
            <text:p>2023-09-20</text:p>
          </table:table-cell>
          <table:table-cell table:style-name="ce46" table:formula="of:=TEXT([.$A197];&quot;YYYY&quot;)" office:value-type="string" office:string-value="2023" calcext:value-type="string">
            <text:p>2023</text:p>
          </table:table-cell>
          <table:table-cell table:style-name="ce46" table:formula="of:=[.$A197]-DATE(YEAR([.$A197]);1;0)" office:value-type="float" office:value="263" calcext:value-type="float">
            <text:p>263</text:p>
          </table:table-cell>
          <table:table-cell table:style-name="ce46" table:formula="of:=TEXT([.$A197];&quot;MMM&quot;)" office:value-type="string" office:string-value="Sep" calcext:value-type="string">
            <text:p>Sep</text:p>
          </table:table-cell>
          <table:table-cell table:style-name="ce46" table:formula="of:=DAY([.A197])" office:value-type="float" office:value="20" calcext:value-type="float">
            <text:p>20</text:p>
          </table:table-cell>
          <table:table-cell table:style-name="ce46" table:formula="of:=TEXT([.$A197];&quot;DDD&quot;)" office:value-type="string" office:string-value="Wed" calcext:value-type="string">
            <text:p>Wed</text:p>
          </table:table-cell>
          <table:table-cell table:style-name="ce51" table:formula="of:=AND(DATE(YEAR([.$A197]);3;1)-WEEKDAY(DATE(YEAR([.$A197]);3;1)-1)+14&lt;=[.$A197];[.$A197]&lt;DATE(YEAR([.$A197]);11;1)-WEEKDAY(DATE(YEAR([.$A197]);11;1)-1)+7)" office:value-type="boolean" office:boolean-value="true" calcext:value-type="boolean">
            <text:p>TRUE</text:p>
          </table:table-cell>
          <table:table-cell table:style-name="ce23" table:formula="of:=VLOOKUP([.$C197];[$Sun.$A$1:$Sun.$C$367];2)-IF([.$G197];0;TIME(1;0;0))" office:value-type="time" office:time-value="PT06H41M00S" calcext:value-type="time">
            <text:p>6:41:00</text:p>
          </table:table-cell>
          <table:table-cell table:style-name="ce23" table:formula="of:=VLOOKUP([.$C197];[$Sun.$A$1:$Sun.$C$367];3)-IF([.$G197];0;TIME(1;0;0))" office:value-type="time" office:time-value="PT18H56M00S" calcext:value-type="time">
            <text:p>18:5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7]" office:value-type="date" office:date-value="2023-09-20" calcext:value-type="date">
            <text:p>2023-09-20</text:p>
          </table:table-cell>
          <table:table-cell table:style-name="ce23" table:formula="of:=[.$H197]" office:value-type="time" office:time-value="PT06H41M00S" calcext:value-type="time">
            <text:p>6:4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7]);ISBLANK([.$P197]));&quot;None&quot;;CONCATENATE([.$O197];[.$P197];&quot;&quot;))" office:value-type="string" office:string-value="Walkx" calcext:value-type="string">
            <text:p>Walkx</text:p>
          </table:table-cell>
          <table:table-cell table:style-name="ce46" table:formula="of:=CONCATENATE(IF([.$P197]=&quot;t&quot;;&quot;[TBD: &quot;;&quot;&quot;);IF(ISBLANK([.$J197]);&quot;&quot;;[.$J197]); IF([.$P19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7]);&quot;&quot;;IF(ISBLANK([.$L197]);TEXT([.$K197];&quot;YYYY-MM-DD&quot;);TEXT([.$K197]+[.$L197];&quot;YYYY-MM-DDTHH:MM:SS&quot;)))" office:value-type="string" office:string-value="2023-09-20T06:41:00" calcext:value-type="string">
            <text:p>2023-09-20T06:41:00</text:p>
          </table:table-cell>
          <table:table-cell table:style-name="ce29" table:formula="of:=IF(ISBLANK([.$M197]);&quot;&quot;;IF(ISBLANK([.$N197]);TEXT([.$M197];&quot;YYYY-MM-DD&quot;);TEXT([.$M197]+[.$N19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1" calcext:value-type="date">
            <text:p>2023-09-21</text:p>
          </table:table-cell>
          <table:table-cell table:style-name="ce46" table:formula="of:=TEXT([.$A198];&quot;YYYY&quot;)" office:value-type="string" office:string-value="2023" calcext:value-type="string">
            <text:p>2023</text:p>
          </table:table-cell>
          <table:table-cell table:style-name="ce46" table:formula="of:=[.$A198]-DATE(YEAR([.$A198]);1;0)" office:value-type="float" office:value="264" calcext:value-type="float">
            <text:p>264</text:p>
          </table:table-cell>
          <table:table-cell table:style-name="ce46" table:formula="of:=TEXT([.$A198];&quot;MMM&quot;)" office:value-type="string" office:string-value="Sep" calcext:value-type="string">
            <text:p>Sep</text:p>
          </table:table-cell>
          <table:table-cell table:style-name="ce46" table:formula="of:=DAY([.A198])" office:value-type="float" office:value="21" calcext:value-type="float">
            <text:p>21</text:p>
          </table:table-cell>
          <table:table-cell table:style-name="ce46" table:formula="of:=TEXT([.$A198];&quot;DDD&quot;)" office:value-type="string" office:string-value="Thu" calcext:value-type="string">
            <text:p>Thu</text:p>
          </table:table-cell>
          <table:table-cell table:style-name="ce51" table:formula="of:=AND(DATE(YEAR([.$A198]);3;1)-WEEKDAY(DATE(YEAR([.$A198]);3;1)-1)+14&lt;=[.$A198];[.$A198]&lt;DATE(YEAR([.$A198]);11;1)-WEEKDAY(DATE(YEAR([.$A198]);11;1)-1)+7)" office:value-type="boolean" office:boolean-value="true" calcext:value-type="boolean">
            <text:p>TRUE</text:p>
          </table:table-cell>
          <table:table-cell table:style-name="ce23" table:formula="of:=VLOOKUP([.$C198];[$Sun.$A$1:$Sun.$C$367];2)-IF([.$G198];0;TIME(1;0;0))" office:value-type="time" office:time-value="PT06H42M00S" calcext:value-type="time">
            <text:p>6:42:00</text:p>
          </table:table-cell>
          <table:table-cell table:style-name="ce23" table:formula="of:=VLOOKUP([.$C198];[$Sun.$A$1:$Sun.$C$367];3)-IF([.$G198];0;TIME(1;0;0))" office:value-type="time" office:time-value="PT18H55M00S" calcext:value-type="time">
            <text:p>18:5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8]" office:value-type="date" office:date-value="2023-09-21" calcext:value-type="date">
            <text:p>2023-09-21</text:p>
          </table:table-cell>
          <table:table-cell table:style-name="ce23" table:formula="of:=[.$H198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8]);ISBLANK([.$P198]));&quot;None&quot;;CONCATENATE([.$O198];[.$P198];&quot;&quot;))" office:value-type="string" office:string-value="Walkx" calcext:value-type="string">
            <text:p>Walkx</text:p>
          </table:table-cell>
          <table:table-cell table:style-name="ce46" table:formula="of:=CONCATENATE(IF([.$P198]=&quot;t&quot;;&quot;[TBD: &quot;;&quot;&quot;);IF(ISBLANK([.$J198]);&quot;&quot;;[.$J198]); IF([.$P19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8]);&quot;&quot;;IF(ISBLANK([.$L198]);TEXT([.$K198];&quot;YYYY-MM-DD&quot;);TEXT([.$K198]+[.$L198];&quot;YYYY-MM-DDTHH:MM:SS&quot;)))" office:value-type="string" office:string-value="2023-09-21T06:42:00" calcext:value-type="string">
            <text:p>2023-09-21T06:42:00</text:p>
          </table:table-cell>
          <table:table-cell table:style-name="ce29" table:formula="of:=IF(ISBLANK([.$M198]);&quot;&quot;;IF(ISBLANK([.$N198]);TEXT([.$M198];&quot;YYYY-MM-DD&quot;);TEXT([.$M198]+[.$N19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2" calcext:value-type="date">
            <text:p>2023-09-22</text:p>
          </table:table-cell>
          <table:table-cell table:style-name="ce46" table:formula="of:=TEXT([.$A199];&quot;YYYY&quot;)" office:value-type="string" office:string-value="2023" calcext:value-type="string">
            <text:p>2023</text:p>
          </table:table-cell>
          <table:table-cell table:style-name="ce46" table:formula="of:=[.$A199]-DATE(YEAR([.$A199]);1;0)" office:value-type="float" office:value="265" calcext:value-type="float">
            <text:p>265</text:p>
          </table:table-cell>
          <table:table-cell table:style-name="ce46" table:formula="of:=TEXT([.$A199];&quot;MMM&quot;)" office:value-type="string" office:string-value="Sep" calcext:value-type="string">
            <text:p>Sep</text:p>
          </table:table-cell>
          <table:table-cell table:style-name="ce46" table:formula="of:=DAY([.A199])" office:value-type="float" office:value="22" calcext:value-type="float">
            <text:p>22</text:p>
          </table:table-cell>
          <table:table-cell table:style-name="ce46" table:formula="of:=TEXT([.$A199];&quot;DDD&quot;)" office:value-type="string" office:string-value="Fri" calcext:value-type="string">
            <text:p>Fri</text:p>
          </table:table-cell>
          <table:table-cell table:style-name="ce51" table:formula="of:=AND(DATE(YEAR([.$A199]);3;1)-WEEKDAY(DATE(YEAR([.$A199]);3;1)-1)+14&lt;=[.$A199];[.$A199]&lt;DATE(YEAR([.$A199]);11;1)-WEEKDAY(DATE(YEAR([.$A199]);11;1)-1)+7)" office:value-type="boolean" office:boolean-value="true" calcext:value-type="boolean">
            <text:p>TRUE</text:p>
          </table:table-cell>
          <table:table-cell table:style-name="ce23" table:formula="of:=VLOOKUP([.$C199];[$Sun.$A$1:$Sun.$C$367];2)-IF([.$G199];0;TIME(1;0;0))" office:value-type="time" office:time-value="PT06H43M00S" calcext:value-type="time">
            <text:p>6:43:00</text:p>
          </table:table-cell>
          <table:table-cell table:style-name="ce23" table:formula="of:=VLOOKUP([.$C199];[$Sun.$A$1:$Sun.$C$367];3)-IF([.$G199];0;TIME(1;0;0))" office:value-type="time" office:time-value="PT18H53M00S" calcext:value-type="time">
            <text:p>18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199]" office:value-type="date" office:date-value="2023-09-22" calcext:value-type="date">
            <text:p>2023-09-22</text:p>
          </table:table-cell>
          <table:table-cell table:style-name="ce23" table:formula="of:=[.$H199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199]);ISBLANK([.$P199]));&quot;None&quot;;CONCATENATE([.$O199];[.$P199];&quot;&quot;))" office:value-type="string" office:string-value="Walkx" calcext:value-type="string">
            <text:p>Walkx</text:p>
          </table:table-cell>
          <table:table-cell table:style-name="ce46" table:formula="of:=CONCATENATE(IF([.$P199]=&quot;t&quot;;&quot;[TBD: &quot;;&quot;&quot;);IF(ISBLANK([.$J199]);&quot;&quot;;[.$J199]); IF([.$P19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199]);&quot;&quot;;IF(ISBLANK([.$L199]);TEXT([.$K199];&quot;YYYY-MM-DD&quot;);TEXT([.$K199]+[.$L199];&quot;YYYY-MM-DDTHH:MM:SS&quot;)))" office:value-type="string" office:string-value="2023-09-22T06:43:00" calcext:value-type="string">
            <text:p>2023-09-22T06:43:00</text:p>
          </table:table-cell>
          <table:table-cell table:style-name="ce29" table:formula="of:=IF(ISBLANK([.$M199]);&quot;&quot;;IF(ISBLANK([.$N199]);TEXT([.$M199];&quot;YYYY-MM-DD&quot;);TEXT([.$M199]+[.$N19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5" calcext:value-type="date">
            <text:p>2023-09-25</text:p>
          </table:table-cell>
          <table:table-cell table:style-name="ce46" table:formula="of:=TEXT([.$A200];&quot;YYYY&quot;)" office:value-type="string" office:string-value="2023" calcext:value-type="string">
            <text:p>2023</text:p>
          </table:table-cell>
          <table:table-cell table:style-name="ce46" table:formula="of:=[.$A200]-DATE(YEAR([.$A200]);1;0)" office:value-type="float" office:value="268" calcext:value-type="float">
            <text:p>268</text:p>
          </table:table-cell>
          <table:table-cell table:style-name="ce46" table:formula="of:=TEXT([.$A200];&quot;MMM&quot;)" office:value-type="string" office:string-value="Sep" calcext:value-type="string">
            <text:p>Sep</text:p>
          </table:table-cell>
          <table:table-cell table:style-name="ce46" table:formula="of:=DAY([.A200])" office:value-type="float" office:value="25" calcext:value-type="float">
            <text:p>25</text:p>
          </table:table-cell>
          <table:table-cell table:style-name="ce46" table:formula="of:=TEXT([.$A200];&quot;DDD&quot;)" office:value-type="string" office:string-value="Mon" calcext:value-type="string">
            <text:p>Mon</text:p>
          </table:table-cell>
          <table:table-cell table:style-name="ce51" table:formula="of:=AND(DATE(YEAR([.$A200]);3;1)-WEEKDAY(DATE(YEAR([.$A200]);3;1)-1)+14&lt;=[.$A200];[.$A200]&lt;DATE(YEAR([.$A200]);11;1)-WEEKDAY(DATE(YEAR([.$A200]);11;1)-1)+7)" office:value-type="boolean" office:boolean-value="true" calcext:value-type="boolean">
            <text:p>TRUE</text:p>
          </table:table-cell>
          <table:table-cell table:style-name="ce23" table:formula="of:=VLOOKUP([.$C200];[$Sun.$A$1:$Sun.$C$367];2)-IF([.$G200];0;TIME(1;0;0))" office:value-type="time" office:time-value="PT06H46M00S" calcext:value-type="time">
            <text:p>6:46:00</text:p>
          </table:table-cell>
          <table:table-cell table:style-name="ce23" table:formula="of:=VLOOKUP([.$C200];[$Sun.$A$1:$Sun.$C$367];3)-IF([.$G200];0;TIME(1;0;0))" office:value-type="time" office:time-value="PT18H48M00S" calcext:value-type="time">
            <text:p>18:4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0]" office:value-type="date" office:date-value="2023-09-25" calcext:value-type="date">
            <text:p>2023-09-25</text:p>
          </table:table-cell>
          <table:table-cell table:style-name="ce23" table:formula="of:=[.$H200]" office:value-type="time" office:time-value="PT06H46M00S" calcext:value-type="time">
            <text:p>6:4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0]);ISBLANK([.$P200]));&quot;None&quot;;CONCATENATE([.$O200];[.$P200];&quot;&quot;))" office:value-type="string" office:string-value="Walkx" calcext:value-type="string">
            <text:p>Walkx</text:p>
          </table:table-cell>
          <table:table-cell table:style-name="ce46" table:formula="of:=CONCATENATE(IF([.$P200]=&quot;t&quot;;&quot;[TBD: &quot;;&quot;&quot;);IF(ISBLANK([.$J200]);&quot;&quot;;[.$J200]); IF([.$P20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0]);&quot;&quot;;IF(ISBLANK([.$L200]);TEXT([.$K200];&quot;YYYY-MM-DD&quot;);TEXT([.$K200]+[.$L200];&quot;YYYY-MM-DDTHH:MM:SS&quot;)))" office:value-type="string" office:string-value="2023-09-25T06:46:00" calcext:value-type="string">
            <text:p>2023-09-25T06:46:00</text:p>
          </table:table-cell>
          <table:table-cell table:style-name="ce29" table:formula="of:=IF(ISBLANK([.$M200]);&quot;&quot;;IF(ISBLANK([.$N200]);TEXT([.$M200];&quot;YYYY-MM-DD&quot;);TEXT([.$M200]+[.$N20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6" calcext:value-type="date">
            <text:p>2023-09-26</text:p>
          </table:table-cell>
          <table:table-cell table:style-name="ce46" table:formula="of:=TEXT([.$A201];&quot;YYYY&quot;)" office:value-type="string" office:string-value="2023" calcext:value-type="string">
            <text:p>2023</text:p>
          </table:table-cell>
          <table:table-cell table:style-name="ce46" table:formula="of:=[.$A201]-DATE(YEAR([.$A201]);1;0)" office:value-type="float" office:value="269" calcext:value-type="float">
            <text:p>269</text:p>
          </table:table-cell>
          <table:table-cell table:style-name="ce46" table:formula="of:=TEXT([.$A201];&quot;MMM&quot;)" office:value-type="string" office:string-value="Sep" calcext:value-type="string">
            <text:p>Sep</text:p>
          </table:table-cell>
          <table:table-cell table:style-name="ce46" table:formula="of:=DAY([.A201])" office:value-type="float" office:value="26" calcext:value-type="float">
            <text:p>26</text:p>
          </table:table-cell>
          <table:table-cell table:style-name="ce46" table:formula="of:=TEXT([.$A201];&quot;DDD&quot;)" office:value-type="string" office:string-value="Tue" calcext:value-type="string">
            <text:p>Tue</text:p>
          </table:table-cell>
          <table:table-cell table:style-name="ce51" table:formula="of:=AND(DATE(YEAR([.$A201]);3;1)-WEEKDAY(DATE(YEAR([.$A201]);3;1)-1)+14&lt;=[.$A201];[.$A201]&lt;DATE(YEAR([.$A201]);11;1)-WEEKDAY(DATE(YEAR([.$A201]);11;1)-1)+7)" office:value-type="boolean" office:boolean-value="true" calcext:value-type="boolean">
            <text:p>TRUE</text:p>
          </table:table-cell>
          <table:table-cell table:style-name="ce23" table:formula="of:=VLOOKUP([.$C201];[$Sun.$A$1:$Sun.$C$367];2)-IF([.$G201];0;TIME(1;0;0))" office:value-type="time" office:time-value="PT06H47M00S" calcext:value-type="time">
            <text:p>6:47:00</text:p>
          </table:table-cell>
          <table:table-cell table:style-name="ce23" table:formula="of:=VLOOKUP([.$C201];[$Sun.$A$1:$Sun.$C$367];3)-IF([.$G201];0;TIME(1;0;0))" office:value-type="time" office:time-value="PT18H46M00S" calcext:value-type="time">
            <text:p>18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1]" office:value-type="date" office:date-value="2023-09-26" calcext:value-type="date">
            <text:p>2023-09-26</text:p>
          </table:table-cell>
          <table:table-cell table:style-name="ce23" table:formula="of:=[.$H201]" office:value-type="time" office:time-value="PT06H47M00S" calcext:value-type="time">
            <text:p>6:4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1]);ISBLANK([.$P201]));&quot;None&quot;;CONCATENATE([.$O201];[.$P201];&quot;&quot;))" office:value-type="string" office:string-value="Walkx" calcext:value-type="string">
            <text:p>Walkx</text:p>
          </table:table-cell>
          <table:table-cell table:style-name="ce46" table:formula="of:=CONCATENATE(IF([.$P201]=&quot;t&quot;;&quot;[TBD: &quot;;&quot;&quot;);IF(ISBLANK([.$J201]);&quot;&quot;;[.$J201]); IF([.$P20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1]);&quot;&quot;;IF(ISBLANK([.$L201]);TEXT([.$K201];&quot;YYYY-MM-DD&quot;);TEXT([.$K201]+[.$L201];&quot;YYYY-MM-DDTHH:MM:SS&quot;)))" office:value-type="string" office:string-value="2023-09-26T06:47:00" calcext:value-type="string">
            <text:p>2023-09-26T06:47:00</text:p>
          </table:table-cell>
          <table:table-cell table:style-name="ce29" table:formula="of:=IF(ISBLANK([.$M201]);&quot;&quot;;IF(ISBLANK([.$N201]);TEXT([.$M201];&quot;YYYY-MM-DD&quot;);TEXT([.$M201]+[.$N20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7" calcext:value-type="date">
            <text:p>2023-09-27</text:p>
          </table:table-cell>
          <table:table-cell table:style-name="ce46" table:formula="of:=TEXT([.$A202];&quot;YYYY&quot;)" office:value-type="string" office:string-value="2023" calcext:value-type="string">
            <text:p>2023</text:p>
          </table:table-cell>
          <table:table-cell table:style-name="ce46" table:formula="of:=[.$A202]-DATE(YEAR([.$A202]);1;0)" office:value-type="float" office:value="270" calcext:value-type="float">
            <text:p>270</text:p>
          </table:table-cell>
          <table:table-cell table:style-name="ce46" table:formula="of:=TEXT([.$A202];&quot;MMM&quot;)" office:value-type="string" office:string-value="Sep" calcext:value-type="string">
            <text:p>Sep</text:p>
          </table:table-cell>
          <table:table-cell table:style-name="ce46" table:formula="of:=DAY([.A202])" office:value-type="float" office:value="27" calcext:value-type="float">
            <text:p>27</text:p>
          </table:table-cell>
          <table:table-cell table:style-name="ce46" table:formula="of:=TEXT([.$A202];&quot;DDD&quot;)" office:value-type="string" office:string-value="Wed" calcext:value-type="string">
            <text:p>Wed</text:p>
          </table:table-cell>
          <table:table-cell table:style-name="ce51" table:formula="of:=AND(DATE(YEAR([.$A202]);3;1)-WEEKDAY(DATE(YEAR([.$A202]);3;1)-1)+14&lt;=[.$A202];[.$A202]&lt;DATE(YEAR([.$A202]);11;1)-WEEKDAY(DATE(YEAR([.$A202]);11;1)-1)+7)" office:value-type="boolean" office:boolean-value="true" calcext:value-type="boolean">
            <text:p>TRUE</text:p>
          </table:table-cell>
          <table:table-cell table:style-name="ce23" table:formula="of:=VLOOKUP([.$C202];[$Sun.$A$1:$Sun.$C$367];2)-IF([.$G202];0;TIME(1;0;0))" office:value-type="time" office:time-value="PT06H48M00S" calcext:value-type="time">
            <text:p>6:48:00</text:p>
          </table:table-cell>
          <table:table-cell table:style-name="ce23" table:formula="of:=VLOOKUP([.$C202];[$Sun.$A$1:$Sun.$C$367];3)-IF([.$G202];0;TIME(1;0;0))" office:value-type="time" office:time-value="PT18H44M00S" calcext:value-type="time">
            <text:p>18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2]" office:value-type="date" office:date-value="2023-09-27" calcext:value-type="date">
            <text:p>2023-09-27</text:p>
          </table:table-cell>
          <table:table-cell table:style-name="ce23" table:formula="of:=[.$H202]" office:value-type="time" office:time-value="PT06H48M00S" calcext:value-type="time">
            <text:p>6:4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2]);ISBLANK([.$P202]));&quot;None&quot;;CONCATENATE([.$O202];[.$P202];&quot;&quot;))" office:value-type="string" office:string-value="Walkx" calcext:value-type="string">
            <text:p>Walkx</text:p>
          </table:table-cell>
          <table:table-cell table:style-name="ce46" table:formula="of:=CONCATENATE(IF([.$P202]=&quot;t&quot;;&quot;[TBD: &quot;;&quot;&quot;);IF(ISBLANK([.$J202]);&quot;&quot;;[.$J202]); IF([.$P20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2]);&quot;&quot;;IF(ISBLANK([.$L202]);TEXT([.$K202];&quot;YYYY-MM-DD&quot;);TEXT([.$K202]+[.$L202];&quot;YYYY-MM-DDTHH:MM:SS&quot;)))" office:value-type="string" office:string-value="2023-09-27T06:48:00" calcext:value-type="string">
            <text:p>2023-09-27T06:48:00</text:p>
          </table:table-cell>
          <table:table-cell table:style-name="ce29" table:formula="of:=IF(ISBLANK([.$M202]);&quot;&quot;;IF(ISBLANK([.$N202]);TEXT([.$M202];&quot;YYYY-MM-DD&quot;);TEXT([.$M202]+[.$N20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8" calcext:value-type="date">
            <text:p>2023-09-28</text:p>
          </table:table-cell>
          <table:table-cell table:style-name="ce46" table:formula="of:=TEXT([.$A203];&quot;YYYY&quot;)" office:value-type="string" office:string-value="2023" calcext:value-type="string">
            <text:p>2023</text:p>
          </table:table-cell>
          <table:table-cell table:style-name="ce46" table:formula="of:=[.$A203]-DATE(YEAR([.$A203]);1;0)" office:value-type="float" office:value="271" calcext:value-type="float">
            <text:p>271</text:p>
          </table:table-cell>
          <table:table-cell table:style-name="ce46" table:formula="of:=TEXT([.$A203];&quot;MMM&quot;)" office:value-type="string" office:string-value="Sep" calcext:value-type="string">
            <text:p>Sep</text:p>
          </table:table-cell>
          <table:table-cell table:style-name="ce46" table:formula="of:=DAY([.A203])" office:value-type="float" office:value="28" calcext:value-type="float">
            <text:p>28</text:p>
          </table:table-cell>
          <table:table-cell table:style-name="ce46" table:formula="of:=TEXT([.$A203];&quot;DDD&quot;)" office:value-type="string" office:string-value="Thu" calcext:value-type="string">
            <text:p>Thu</text:p>
          </table:table-cell>
          <table:table-cell table:style-name="ce51" table:formula="of:=AND(DATE(YEAR([.$A203]);3;1)-WEEKDAY(DATE(YEAR([.$A203]);3;1)-1)+14&lt;=[.$A203];[.$A203]&lt;DATE(YEAR([.$A203]);11;1)-WEEKDAY(DATE(YEAR([.$A203]);11;1)-1)+7)" office:value-type="boolean" office:boolean-value="true" calcext:value-type="boolean">
            <text:p>TRUE</text:p>
          </table:table-cell>
          <table:table-cell table:style-name="ce23" table:formula="of:=VLOOKUP([.$C203];[$Sun.$A$1:$Sun.$C$367];2)-IF([.$G203];0;TIME(1;0;0))" office:value-type="time" office:time-value="PT06H49M00S" calcext:value-type="time">
            <text:p>6:49:00</text:p>
          </table:table-cell>
          <table:table-cell table:style-name="ce23" table:formula="of:=VLOOKUP([.$C203];[$Sun.$A$1:$Sun.$C$367];3)-IF([.$G203];0;TIME(1;0;0))" office:value-type="time" office:time-value="PT18H43M00S" calcext:value-type="time">
            <text:p>18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3]" office:value-type="date" office:date-value="2023-09-28" calcext:value-type="date">
            <text:p>2023-09-28</text:p>
          </table:table-cell>
          <table:table-cell table:style-name="ce23" table:formula="of:=[.$H203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3]);ISBLANK([.$P203]));&quot;None&quot;;CONCATENATE([.$O203];[.$P203];&quot;&quot;))" office:value-type="string" office:string-value="Walkx" calcext:value-type="string">
            <text:p>Walkx</text:p>
          </table:table-cell>
          <table:table-cell table:style-name="ce46" table:formula="of:=CONCATENATE(IF([.$P203]=&quot;t&quot;;&quot;[TBD: &quot;;&quot;&quot;);IF(ISBLANK([.$J203]);&quot;&quot;;[.$J203]); IF([.$P20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3]);&quot;&quot;;IF(ISBLANK([.$L203]);TEXT([.$K203];&quot;YYYY-MM-DD&quot;);TEXT([.$K203]+[.$L203];&quot;YYYY-MM-DDTHH:MM:SS&quot;)))" office:value-type="string" office:string-value="2023-09-28T06:49:00" calcext:value-type="string">
            <text:p>2023-09-28T06:49:00</text:p>
          </table:table-cell>
          <table:table-cell table:style-name="ce29" table:formula="of:=IF(ISBLANK([.$M203]);&quot;&quot;;IF(ISBLANK([.$N203]);TEXT([.$M203];&quot;YYYY-MM-DD&quot;);TEXT([.$M203]+[.$N20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09-29" calcext:value-type="date">
            <text:p>2023-09-29</text:p>
          </table:table-cell>
          <table:table-cell table:style-name="ce46" table:formula="of:=TEXT([.$A204];&quot;YYYY&quot;)" office:value-type="string" office:string-value="2023" calcext:value-type="string">
            <text:p>2023</text:p>
          </table:table-cell>
          <table:table-cell table:style-name="ce46" table:formula="of:=[.$A204]-DATE(YEAR([.$A204]);1;0)" office:value-type="float" office:value="272" calcext:value-type="float">
            <text:p>272</text:p>
          </table:table-cell>
          <table:table-cell table:style-name="ce46" table:formula="of:=TEXT([.$A204];&quot;MMM&quot;)" office:value-type="string" office:string-value="Sep" calcext:value-type="string">
            <text:p>Sep</text:p>
          </table:table-cell>
          <table:table-cell table:style-name="ce46" table:formula="of:=DAY([.A204])" office:value-type="float" office:value="29" calcext:value-type="float">
            <text:p>29</text:p>
          </table:table-cell>
          <table:table-cell table:style-name="ce46" table:formula="of:=TEXT([.$A204];&quot;DDD&quot;)" office:value-type="string" office:string-value="Fri" calcext:value-type="string">
            <text:p>Fri</text:p>
          </table:table-cell>
          <table:table-cell table:style-name="ce51" table:formula="of:=AND(DATE(YEAR([.$A204]);3;1)-WEEKDAY(DATE(YEAR([.$A204]);3;1)-1)+14&lt;=[.$A204];[.$A204]&lt;DATE(YEAR([.$A204]);11;1)-WEEKDAY(DATE(YEAR([.$A204]);11;1)-1)+7)" office:value-type="boolean" office:boolean-value="true" calcext:value-type="boolean">
            <text:p>TRUE</text:p>
          </table:table-cell>
          <table:table-cell table:style-name="ce23" table:formula="of:=VLOOKUP([.$C204];[$Sun.$A$1:$Sun.$C$367];2)-IF([.$G204];0;TIME(1;0;0))" office:value-type="time" office:time-value="PT06H50M00S" calcext:value-type="time">
            <text:p>6:50:00</text:p>
          </table:table-cell>
          <table:table-cell table:style-name="ce23" table:formula="of:=VLOOKUP([.$C204];[$Sun.$A$1:$Sun.$C$367];3)-IF([.$G204];0;TIME(1;0;0))" office:value-type="time" office:time-value="PT18H41M00S" calcext:value-type="time">
            <text:p>18:4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4]" office:value-type="date" office:date-value="2023-09-29" calcext:value-type="date">
            <text:p>2023-09-29</text:p>
          </table:table-cell>
          <table:table-cell table:style-name="ce23" table:formula="of:=[.$H204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4]);ISBLANK([.$P204]));&quot;None&quot;;CONCATENATE([.$O204];[.$P204];&quot;&quot;))" office:value-type="string" office:string-value="Walkx" calcext:value-type="string">
            <text:p>Walkx</text:p>
          </table:table-cell>
          <table:table-cell table:style-name="ce46" table:formula="of:=CONCATENATE(IF([.$P204]=&quot;t&quot;;&quot;[TBD: &quot;;&quot;&quot;);IF(ISBLANK([.$J204]);&quot;&quot;;[.$J204]); IF([.$P20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4]);&quot;&quot;;IF(ISBLANK([.$L204]);TEXT([.$K204];&quot;YYYY-MM-DD&quot;);TEXT([.$K204]+[.$L204];&quot;YYYY-MM-DDTHH:MM:SS&quot;)))" office:value-type="string" office:string-value="2023-09-29T06:50:00" calcext:value-type="string">
            <text:p>2023-09-29T06:50:00</text:p>
          </table:table-cell>
          <table:table-cell table:style-name="ce29" table:formula="of:=IF(ISBLANK([.$M204]);&quot;&quot;;IF(ISBLANK([.$N204]);TEXT([.$M204];&quot;YYYY-MM-DD&quot;);TEXT([.$M204]+[.$N20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2" calcext:value-type="date">
            <text:p>2023-10-02</text:p>
          </table:table-cell>
          <table:table-cell table:style-name="ce46" table:formula="of:=TEXT([.$A205];&quot;YYYY&quot;)" office:value-type="string" office:string-value="2023" calcext:value-type="string">
            <text:p>2023</text:p>
          </table:table-cell>
          <table:table-cell table:style-name="ce46" table:formula="of:=[.$A205]-DATE(YEAR([.$A205]);1;0)" office:value-type="float" office:value="275" calcext:value-type="float">
            <text:p>275</text:p>
          </table:table-cell>
          <table:table-cell table:style-name="ce46" table:formula="of:=TEXT([.$A205];&quot;MMM&quot;)" office:value-type="string" office:string-value="Oct" calcext:value-type="string">
            <text:p>Oct</text:p>
          </table:table-cell>
          <table:table-cell table:style-name="ce46" table:formula="of:=DAY([.A205])" office:value-type="float" office:value="2" calcext:value-type="float">
            <text:p>2</text:p>
          </table:table-cell>
          <table:table-cell table:style-name="ce46" table:formula="of:=TEXT([.$A205];&quot;DDD&quot;)" office:value-type="string" office:string-value="Mon" calcext:value-type="string">
            <text:p>Mon</text:p>
          </table:table-cell>
          <table:table-cell table:style-name="ce51" table:formula="of:=AND(DATE(YEAR([.$A205]);3;1)-WEEKDAY(DATE(YEAR([.$A205]);3;1)-1)+14&lt;=[.$A205];[.$A205]&lt;DATE(YEAR([.$A205]);11;1)-WEEKDAY(DATE(YEAR([.$A205]);11;1)-1)+7)" office:value-type="boolean" office:boolean-value="true" calcext:value-type="boolean">
            <text:p>TRUE</text:p>
          </table:table-cell>
          <table:table-cell table:style-name="ce23" table:formula="of:=VLOOKUP([.$C205];[$Sun.$A$1:$Sun.$C$367];2)-IF([.$G205];0;TIME(1;0;0))" office:value-type="time" office:time-value="PT06H53M00S" calcext:value-type="time">
            <text:p>6:53:00</text:p>
          </table:table-cell>
          <table:table-cell table:style-name="ce23" table:formula="of:=VLOOKUP([.$C205];[$Sun.$A$1:$Sun.$C$367];3)-IF([.$G205];0;TIME(1;0;0))" office:value-type="time" office:time-value="PT18H36M00S" calcext:value-type="time">
            <text:p>18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5]" office:value-type="date" office:date-value="2023-10-02" calcext:value-type="date">
            <text:p>2023-10-02</text:p>
          </table:table-cell>
          <table:table-cell table:style-name="ce23" table:formula="of:=[.$H205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5]);ISBLANK([.$P205]));&quot;None&quot;;CONCATENATE([.$O205];[.$P205];&quot;&quot;))" office:value-type="string" office:string-value="Walkx" calcext:value-type="string">
            <text:p>Walkx</text:p>
          </table:table-cell>
          <table:table-cell table:style-name="ce46" table:formula="of:=CONCATENATE(IF([.$P205]=&quot;t&quot;;&quot;[TBD: &quot;;&quot;&quot;);IF(ISBLANK([.$J205]);&quot;&quot;;[.$J205]); IF([.$P20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5]);&quot;&quot;;IF(ISBLANK([.$L205]);TEXT([.$K205];&quot;YYYY-MM-DD&quot;);TEXT([.$K205]+[.$L205];&quot;YYYY-MM-DDTHH:MM:SS&quot;)))" office:value-type="string" office:string-value="2023-10-02T06:53:00" calcext:value-type="string">
            <text:p>2023-10-02T06:53:00</text:p>
          </table:table-cell>
          <table:table-cell table:style-name="ce29" table:formula="of:=IF(ISBLANK([.$M205]);&quot;&quot;;IF(ISBLANK([.$N205]);TEXT([.$M205];&quot;YYYY-MM-DD&quot;);TEXT([.$M205]+[.$N20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3" calcext:value-type="date">
            <text:p>2023-10-03</text:p>
          </table:table-cell>
          <table:table-cell table:style-name="ce46" table:formula="of:=TEXT([.$A206];&quot;YYYY&quot;)" office:value-type="string" office:string-value="2023" calcext:value-type="string">
            <text:p>2023</text:p>
          </table:table-cell>
          <table:table-cell table:style-name="ce46" table:formula="of:=[.$A206]-DATE(YEAR([.$A206]);1;0)" office:value-type="float" office:value="276" calcext:value-type="float">
            <text:p>276</text:p>
          </table:table-cell>
          <table:table-cell table:style-name="ce46" table:formula="of:=TEXT([.$A206];&quot;MMM&quot;)" office:value-type="string" office:string-value="Oct" calcext:value-type="string">
            <text:p>Oct</text:p>
          </table:table-cell>
          <table:table-cell table:style-name="ce46" table:formula="of:=DAY([.A206])" office:value-type="float" office:value="3" calcext:value-type="float">
            <text:p>3</text:p>
          </table:table-cell>
          <table:table-cell table:style-name="ce46" table:formula="of:=TEXT([.$A206];&quot;DDD&quot;)" office:value-type="string" office:string-value="Tue" calcext:value-type="string">
            <text:p>Tue</text:p>
          </table:table-cell>
          <table:table-cell table:style-name="ce51" table:formula="of:=AND(DATE(YEAR([.$A206]);3;1)-WEEKDAY(DATE(YEAR([.$A206]);3;1)-1)+14&lt;=[.$A206];[.$A206]&lt;DATE(YEAR([.$A206]);11;1)-WEEKDAY(DATE(YEAR([.$A206]);11;1)-1)+7)" office:value-type="boolean" office:boolean-value="true" calcext:value-type="boolean">
            <text:p>TRUE</text:p>
          </table:table-cell>
          <table:table-cell table:style-name="ce23" table:formula="of:=VLOOKUP([.$C206];[$Sun.$A$1:$Sun.$C$367];2)-IF([.$G206];0;TIME(1;0;0))" office:value-type="time" office:time-value="PT06H54M00S" calcext:value-type="time">
            <text:p>6:54:00</text:p>
          </table:table-cell>
          <table:table-cell table:style-name="ce23" table:formula="of:=VLOOKUP([.$C206];[$Sun.$A$1:$Sun.$C$367];3)-IF([.$G206];0;TIME(1;0;0))" office:value-type="time" office:time-value="PT18H34M00S" calcext:value-type="time">
            <text:p>18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6]" office:value-type="date" office:date-value="2023-10-03" calcext:value-type="date">
            <text:p>2023-10-03</text:p>
          </table:table-cell>
          <table:table-cell table:style-name="ce23" table:formula="of:=[.$H206]" office:value-type="time" office:time-value="PT06H54M00S" calcext:value-type="time">
            <text:p>6:5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6]);ISBLANK([.$P206]));&quot;None&quot;;CONCATENATE([.$O206];[.$P206];&quot;&quot;))" office:value-type="string" office:string-value="Walkx" calcext:value-type="string">
            <text:p>Walkx</text:p>
          </table:table-cell>
          <table:table-cell table:style-name="ce46" table:formula="of:=CONCATENATE(IF([.$P206]=&quot;t&quot;;&quot;[TBD: &quot;;&quot;&quot;);IF(ISBLANK([.$J206]);&quot;&quot;;[.$J206]); IF([.$P20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6]);&quot;&quot;;IF(ISBLANK([.$L206]);TEXT([.$K206];&quot;YYYY-MM-DD&quot;);TEXT([.$K206]+[.$L206];&quot;YYYY-MM-DDTHH:MM:SS&quot;)))" office:value-type="string" office:string-value="2023-10-03T06:54:00" calcext:value-type="string">
            <text:p>2023-10-03T06:54:00</text:p>
          </table:table-cell>
          <table:table-cell table:style-name="ce29" table:formula="of:=IF(ISBLANK([.$M206]);&quot;&quot;;IF(ISBLANK([.$N206]);TEXT([.$M206];&quot;YYYY-MM-DD&quot;);TEXT([.$M206]+[.$N20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4" calcext:value-type="date">
            <text:p>2023-10-04</text:p>
          </table:table-cell>
          <table:table-cell table:style-name="ce46" table:formula="of:=TEXT([.$A207];&quot;YYYY&quot;)" office:value-type="string" office:string-value="2023" calcext:value-type="string">
            <text:p>2023</text:p>
          </table:table-cell>
          <table:table-cell table:style-name="ce46" table:formula="of:=[.$A207]-DATE(YEAR([.$A207]);1;0)" office:value-type="float" office:value="277" calcext:value-type="float">
            <text:p>277</text:p>
          </table:table-cell>
          <table:table-cell table:style-name="ce46" table:formula="of:=TEXT([.$A207];&quot;MMM&quot;)" office:value-type="string" office:string-value="Oct" calcext:value-type="string">
            <text:p>Oct</text:p>
          </table:table-cell>
          <table:table-cell table:style-name="ce46" table:formula="of:=DAY([.A207])" office:value-type="float" office:value="4" calcext:value-type="float">
            <text:p>4</text:p>
          </table:table-cell>
          <table:table-cell table:style-name="ce46" table:formula="of:=TEXT([.$A207];&quot;DDD&quot;)" office:value-type="string" office:string-value="Wed" calcext:value-type="string">
            <text:p>Wed</text:p>
          </table:table-cell>
          <table:table-cell table:style-name="ce51" table:formula="of:=AND(DATE(YEAR([.$A207]);3;1)-WEEKDAY(DATE(YEAR([.$A207]);3;1)-1)+14&lt;=[.$A207];[.$A207]&lt;DATE(YEAR([.$A207]);11;1)-WEEKDAY(DATE(YEAR([.$A207]);11;1)-1)+7)" office:value-type="boolean" office:boolean-value="true" calcext:value-type="boolean">
            <text:p>TRUE</text:p>
          </table:table-cell>
          <table:table-cell table:style-name="ce23" table:formula="of:=VLOOKUP([.$C207];[$Sun.$A$1:$Sun.$C$367];2)-IF([.$G207];0;TIME(1;0;0))" office:value-type="time" office:time-value="PT06H55M00S" calcext:value-type="time">
            <text:p>6:55:00</text:p>
          </table:table-cell>
          <table:table-cell table:style-name="ce23" table:formula="of:=VLOOKUP([.$C207];[$Sun.$A$1:$Sun.$C$367];3)-IF([.$G207];0;TIME(1;0;0))" office:value-type="time" office:time-value="PT18H33M00S" calcext:value-type="time">
            <text:p>18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7]" office:value-type="date" office:date-value="2023-10-04" calcext:value-type="date">
            <text:p>2023-10-04</text:p>
          </table:table-cell>
          <table:table-cell table:style-name="ce23" table:formula="of:=[.$H207]" office:value-type="time" office:time-value="PT06H55M00S" calcext:value-type="time">
            <text:p>6:5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7]);ISBLANK([.$P207]));&quot;None&quot;;CONCATENATE([.$O207];[.$P207];&quot;&quot;))" office:value-type="string" office:string-value="Walkx" calcext:value-type="string">
            <text:p>Walkx</text:p>
          </table:table-cell>
          <table:table-cell table:style-name="ce46" table:formula="of:=CONCATENATE(IF([.$P207]=&quot;t&quot;;&quot;[TBD: &quot;;&quot;&quot;);IF(ISBLANK([.$J207]);&quot;&quot;;[.$J207]); IF([.$P20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7]);&quot;&quot;;IF(ISBLANK([.$L207]);TEXT([.$K207];&quot;YYYY-MM-DD&quot;);TEXT([.$K207]+[.$L207];&quot;YYYY-MM-DDTHH:MM:SS&quot;)))" office:value-type="string" office:string-value="2023-10-04T06:55:00" calcext:value-type="string">
            <text:p>2023-10-04T06:55:00</text:p>
          </table:table-cell>
          <table:table-cell table:style-name="ce29" table:formula="of:=IF(ISBLANK([.$M207]);&quot;&quot;;IF(ISBLANK([.$N207]);TEXT([.$M207];&quot;YYYY-MM-DD&quot;);TEXT([.$M207]+[.$N20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5" calcext:value-type="date">
            <text:p>2023-10-05</text:p>
          </table:table-cell>
          <table:table-cell table:style-name="ce46" table:formula="of:=TEXT([.$A208];&quot;YYYY&quot;)" office:value-type="string" office:string-value="2023" calcext:value-type="string">
            <text:p>2023</text:p>
          </table:table-cell>
          <table:table-cell table:style-name="ce46" table:formula="of:=[.$A208]-DATE(YEAR([.$A208]);1;0)" office:value-type="float" office:value="278" calcext:value-type="float">
            <text:p>278</text:p>
          </table:table-cell>
          <table:table-cell table:style-name="ce46" table:formula="of:=TEXT([.$A208];&quot;MMM&quot;)" office:value-type="string" office:string-value="Oct" calcext:value-type="string">
            <text:p>Oct</text:p>
          </table:table-cell>
          <table:table-cell table:style-name="ce46" table:formula="of:=DAY([.A208])" office:value-type="float" office:value="5" calcext:value-type="float">
            <text:p>5</text:p>
          </table:table-cell>
          <table:table-cell table:style-name="ce46" table:formula="of:=TEXT([.$A208];&quot;DDD&quot;)" office:value-type="string" office:string-value="Thu" calcext:value-type="string">
            <text:p>Thu</text:p>
          </table:table-cell>
          <table:table-cell table:style-name="ce51" table:formula="of:=AND(DATE(YEAR([.$A208]);3;1)-WEEKDAY(DATE(YEAR([.$A208]);3;1)-1)+14&lt;=[.$A208];[.$A208]&lt;DATE(YEAR([.$A208]);11;1)-WEEKDAY(DATE(YEAR([.$A208]);11;1)-1)+7)" office:value-type="boolean" office:boolean-value="true" calcext:value-type="boolean">
            <text:p>TRUE</text:p>
          </table:table-cell>
          <table:table-cell table:style-name="ce23" table:formula="of:=VLOOKUP([.$C208];[$Sun.$A$1:$Sun.$C$367];2)-IF([.$G208];0;TIME(1;0;0))" office:value-type="time" office:time-value="PT06H56M00S" calcext:value-type="time">
            <text:p>6:56:00</text:p>
          </table:table-cell>
          <table:table-cell table:style-name="ce23" table:formula="of:=VLOOKUP([.$C208];[$Sun.$A$1:$Sun.$C$367];3)-IF([.$G208];0;TIME(1;0;0))" office:value-type="time" office:time-value="PT18H31M00S" calcext:value-type="time">
            <text:p>18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8]" office:value-type="date" office:date-value="2023-10-05" calcext:value-type="date">
            <text:p>2023-10-05</text:p>
          </table:table-cell>
          <table:table-cell table:style-name="ce23" table:formula="of:=[.$H208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8]);ISBLANK([.$P208]));&quot;None&quot;;CONCATENATE([.$O208];[.$P208];&quot;&quot;))" office:value-type="string" office:string-value="Walkx" calcext:value-type="string">
            <text:p>Walkx</text:p>
          </table:table-cell>
          <table:table-cell table:style-name="ce46" table:formula="of:=CONCATENATE(IF([.$P208]=&quot;t&quot;;&quot;[TBD: &quot;;&quot;&quot;);IF(ISBLANK([.$J208]);&quot;&quot;;[.$J208]); IF([.$P20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8]);&quot;&quot;;IF(ISBLANK([.$L208]);TEXT([.$K208];&quot;YYYY-MM-DD&quot;);TEXT([.$K208]+[.$L208];&quot;YYYY-MM-DDTHH:MM:SS&quot;)))" office:value-type="string" office:string-value="2023-10-05T06:56:00" calcext:value-type="string">
            <text:p>2023-10-05T06:56:00</text:p>
          </table:table-cell>
          <table:table-cell table:style-name="ce29" table:formula="of:=IF(ISBLANK([.$M208]);&quot;&quot;;IF(ISBLANK([.$N208]);TEXT([.$M208];&quot;YYYY-MM-DD&quot;);TEXT([.$M208]+[.$N20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6" calcext:value-type="date">
            <text:p>2023-10-06</text:p>
          </table:table-cell>
          <table:table-cell table:style-name="ce46" table:formula="of:=TEXT([.$A209];&quot;YYYY&quot;)" office:value-type="string" office:string-value="2023" calcext:value-type="string">
            <text:p>2023</text:p>
          </table:table-cell>
          <table:table-cell table:style-name="ce46" table:formula="of:=[.$A209]-DATE(YEAR([.$A209]);1;0)" office:value-type="float" office:value="279" calcext:value-type="float">
            <text:p>279</text:p>
          </table:table-cell>
          <table:table-cell table:style-name="ce46" table:formula="of:=TEXT([.$A209];&quot;MMM&quot;)" office:value-type="string" office:string-value="Oct" calcext:value-type="string">
            <text:p>Oct</text:p>
          </table:table-cell>
          <table:table-cell table:style-name="ce46" table:formula="of:=DAY([.A209])" office:value-type="float" office:value="6" calcext:value-type="float">
            <text:p>6</text:p>
          </table:table-cell>
          <table:table-cell table:style-name="ce46" table:formula="of:=TEXT([.$A209];&quot;DDD&quot;)" office:value-type="string" office:string-value="Fri" calcext:value-type="string">
            <text:p>Fri</text:p>
          </table:table-cell>
          <table:table-cell table:style-name="ce51" table:formula="of:=AND(DATE(YEAR([.$A209]);3;1)-WEEKDAY(DATE(YEAR([.$A209]);3;1)-1)+14&lt;=[.$A209];[.$A209]&lt;DATE(YEAR([.$A209]);11;1)-WEEKDAY(DATE(YEAR([.$A209]);11;1)-1)+7)" office:value-type="boolean" office:boolean-value="true" calcext:value-type="boolean">
            <text:p>TRUE</text:p>
          </table:table-cell>
          <table:table-cell table:style-name="ce23" table:formula="of:=VLOOKUP([.$C209];[$Sun.$A$1:$Sun.$C$367];2)-IF([.$G209];0;TIME(1;0;0))" office:value-type="time" office:time-value="PT06H58M00S" calcext:value-type="time">
            <text:p>6:58:00</text:p>
          </table:table-cell>
          <table:table-cell table:style-name="ce23" table:formula="of:=VLOOKUP([.$C209];[$Sun.$A$1:$Sun.$C$367];3)-IF([.$G209];0;TIME(1;0;0))" office:value-type="time" office:time-value="PT18H30M00S" calcext:value-type="time">
            <text:p>18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09]" office:value-type="date" office:date-value="2023-10-06" calcext:value-type="date">
            <text:p>2023-10-06</text:p>
          </table:table-cell>
          <table:table-cell table:style-name="ce23" table:formula="of:=[.$H209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09]);ISBLANK([.$P209]));&quot;None&quot;;CONCATENATE([.$O209];[.$P209];&quot;&quot;))" office:value-type="string" office:string-value="Walkx" calcext:value-type="string">
            <text:p>Walkx</text:p>
          </table:table-cell>
          <table:table-cell table:style-name="ce46" table:formula="of:=CONCATENATE(IF([.$P209]=&quot;t&quot;;&quot;[TBD: &quot;;&quot;&quot;);IF(ISBLANK([.$J209]);&quot;&quot;;[.$J209]); IF([.$P20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09]);&quot;&quot;;IF(ISBLANK([.$L209]);TEXT([.$K209];&quot;YYYY-MM-DD&quot;);TEXT([.$K209]+[.$L209];&quot;YYYY-MM-DDTHH:MM:SS&quot;)))" office:value-type="string" office:string-value="2023-10-06T06:58:00" calcext:value-type="string">
            <text:p>2023-10-06T06:58:00</text:p>
          </table:table-cell>
          <table:table-cell table:style-name="ce29" table:formula="of:=IF(ISBLANK([.$M209]);&quot;&quot;;IF(ISBLANK([.$N209]);TEXT([.$M209];&quot;YYYY-MM-DD&quot;);TEXT([.$M209]+[.$N209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07" calcext:value-type="date">
            <text:p>2023-10-07</text:p>
          </table:table-cell>
          <table:table-cell table:style-name="ce44" table:formula="of:=TEXT([.$A210];&quot;YYYY&quot;)" office:value-type="string" office:string-value="2023" calcext:value-type="string">
            <text:p>2023</text:p>
          </table:table-cell>
          <table:table-cell table:style-name="ce44" table:formula="of:=[.$A210]-DATE(YEAR([.$A210]);1;0)" office:value-type="float" office:value="280" calcext:value-type="float">
            <text:p>280</text:p>
          </table:table-cell>
          <table:table-cell table:style-name="ce44" table:formula="of:=TEXT([.$A210];&quot;MMM&quot;)" office:value-type="string" office:string-value="Oct" calcext:value-type="string">
            <text:p>Oct</text:p>
          </table:table-cell>
          <table:table-cell table:style-name="ce44" table:formula="of:=DAY([.A210])" office:value-type="float" office:value="7" calcext:value-type="float">
            <text:p>7</text:p>
          </table:table-cell>
          <table:table-cell table:style-name="ce44" table:formula="of:=TEXT([.$A210];&quot;DDD&quot;)" office:value-type="string" office:string-value="Sat" calcext:value-type="string">
            <text:p>Sat</text:p>
          </table:table-cell>
          <table:table-cell table:style-name="ce50" table:formula="of:=AND(DATE(YEAR([.$A210]);3;1)-WEEKDAY(DATE(YEAR([.$A210]);3;1)-1)+14&lt;=[.$A210];[.$A210]&lt;DATE(YEAR([.$A210]);11;1)-WEEKDAY(DATE(YEAR([.$A210]);11;1)-1)+7)" office:value-type="boolean" office:boolean-value="true" calcext:value-type="boolean">
            <text:p>TRUE</text:p>
          </table:table-cell>
          <table:table-cell table:style-name="ce55" table:formula="of:=VLOOKUP([.$C210];[$Sun.$A$1:$Sun.$C$367];2)-IF([.$G210];0;TIME(1;0;0))" office:value-type="time" office:time-value="PT06H59M00S" calcext:value-type="time">
            <text:p>6:59:00</text:p>
          </table:table-cell>
          <table:table-cell table:style-name="ce55" table:formula="of:=VLOOKUP([.$C210];[$Sun.$A$1:$Sun.$C$367];3)-IF([.$G210];0;TIME(1;0;0))" office:value-type="time" office:time-value="PT18H28M00S" calcext:value-type="time">
            <text:p>18:2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10]" office:value-type="date" office:date-value="2023-10-07" calcext:value-type="date">
            <text:p>2023-10-07</text:p>
          </table:table-cell>
          <table:table-cell table:style-name="ce55"/>
          <table:table-cell table:style-name="ce26" table:formula="of:=[.K210]+3" office:value-type="date" office:date-value="2023-10-10" calcext:value-type="date">
            <text:p>2023-10-10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0]);ISBLANK([.$P210]));&quot;None&quot;;CONCATENATE([.$O210];[.$P210];&quot;&quot;))" office:value-type="string" office:string-value="Tripx" calcext:value-type="string">
            <text:p>Tripx</text:p>
          </table:table-cell>
          <table:table-cell table:style-name="ce44" table:formula="of:=CONCATENATE(IF([.$P210]=&quot;t&quot;;&quot;[TBD: &quot;;&quot;&quot;);IF(ISBLANK([.$J210]);&quot;&quot;;[.$J210]); IF([.$P210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10]);&quot;&quot;;IF(ISBLANK([.$L210]);TEXT([.$K210];&quot;YYYY-MM-DD&quot;);TEXT([.$K210]+[.$L210];&quot;YYYY-MM-DDTHH:MM:SS&quot;)))" office:value-type="string" office:string-value="2023-10-07" calcext:value-type="string">
            <text:p>2023-10-07</text:p>
          </table:table-cell>
          <table:table-cell table:style-name="ce59" table:formula="of:=IF(ISBLANK([.$M210]);&quot;&quot;;IF(ISBLANK([.$N210]);TEXT([.$M210];&quot;YYYY-MM-DD&quot;);TEXT([.$M210]+[.$N210];&quot;YYYY-MM-DDTHH:MM:SS&quot;)))" office:value-type="string" office:string-value="2023-10-10" calcext:value-type="string">
            <text:p>2023-10-10</text:p>
          </table:table-cell>
          <table:table-cell/>
        </table:table-row>
        <table:table-row table:style-name="ro2">
          <table:table-cell table:style-name="ce26" table:formula="of:=DATE([.$B211];10;1)-WEEKDAY(DATE([.$B211];10;1)-2)+14" office:value-type="date" office:date-value="2023-10-09" calcext:value-type="date">
            <text:p>2023-10-09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11]-DATE(YEAR([.$A211]);1;0)" office:value-type="float" office:value="282" calcext:value-type="float">
            <text:p>282</text:p>
          </table:table-cell>
          <table:table-cell table:style-name="ce44" table:formula="of:=TEXT([.$A211];&quot;MMM&quot;)" office:value-type="string" office:string-value="Oct" calcext:value-type="string">
            <text:p>Oct</text:p>
          </table:table-cell>
          <table:table-cell table:style-name="ce44" table:formula="of:=DAY([.A211])" office:value-type="float" office:value="9" calcext:value-type="float">
            <text:p>9</text:p>
          </table:table-cell>
          <table:table-cell table:style-name="ce44" table:formula="of:=TEXT([.$A211];&quot;DDD&quot;)" office:value-type="string" office:string-value="Mon" calcext:value-type="string">
            <text:p>Mon</text:p>
          </table:table-cell>
          <table:table-cell table:style-name="ce50" table:formula="of:=AND(DATE(YEAR([.$A211]);3;1)-WEEKDAY(DATE(YEAR([.$A211]);3;1)-1)+14&lt;=[.$A211];[.$A211]&lt;DATE(YEAR([.$A211]);11;1)-WEEKDAY(DATE(YEAR([.$A211]);11;1)-1)+7)" office:value-type="boolean" office:boolean-value="true" calcext:value-type="boolean">
            <text:p>TRUE</text:p>
          </table:table-cell>
          <table:table-cell table:style-name="ce55" table:formula="of:=VLOOKUP([.$C211];[$Sun.$A$1:$Sun.$C$367];2)-IF([.$G211];0;TIME(1;0;0))" office:value-type="time" office:time-value="PT07H01M00S" calcext:value-type="time">
            <text:p>7:01:00</text:p>
          </table:table-cell>
          <table:table-cell table:style-name="ce55" table:formula="of:=VLOOKUP([.$C211];[$Sun.$A$1:$Sun.$C$367];3)-IF([.$G211];0;TIME(1;0;0))" office:value-type="time" office:time-value="PT18H25M00S" calcext:value-type="time">
            <text:p>18:2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11]" office:value-type="date" office:date-value="2023-10-09" calcext:value-type="date">
            <text:p>2023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1]);ISBLANK([.$P211]));&quot;None&quot;;CONCATENATE([.$O211];[.$P211];&quot;&quot;))" office:value-type="string" office:string-value="Holidayx" calcext:value-type="string">
            <text:p>Holidayx</text:p>
          </table:table-cell>
          <table:table-cell table:style-name="ce44" table:formula="of:=CONCATENATE(IF([.$P211]=&quot;t&quot;;&quot;[TBD: &quot;;&quot;&quot;);IF(ISBLANK([.$J211]);&quot;&quot;;[.$J211]); IF([.$P211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11]);&quot;&quot;;IF(ISBLANK([.$L211]);TEXT([.$K211];&quot;YYYY-MM-DD&quot;);TEXT([.$K211]+[.$L211];&quot;YYYY-MM-DDTHH:MM:SS&quot;)))" office:value-type="string" office:string-value="2023-10-09" calcext:value-type="string">
            <text:p>2023-10-09</text:p>
          </table:table-cell>
          <table:table-cell table:style-name="ce59" table:formula="of:=IF(ISBLANK([.$M211]);&quot;&quot;;IF(ISBLANK([.$N211]);TEXT([.$M211];&quot;YYYY-MM-DD&quot;);TEXT([.$M211]+[.$N21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09" calcext:value-type="date">
            <text:p>2023-10-09</text:p>
          </table:table-cell>
          <table:table-cell table:style-name="ce46" table:formula="of:=TEXT([.$A212];&quot;YYYY&quot;)" office:value-type="string" office:string-value="2023" calcext:value-type="string">
            <text:p>2023</text:p>
          </table:table-cell>
          <table:table-cell table:style-name="ce46" table:formula="of:=[.$A212]-DATE(YEAR([.$A212]);1;0)" office:value-type="float" office:value="282" calcext:value-type="float">
            <text:p>282</text:p>
          </table:table-cell>
          <table:table-cell table:style-name="ce46" table:formula="of:=TEXT([.$A212];&quot;MMM&quot;)" office:value-type="string" office:string-value="Oct" calcext:value-type="string">
            <text:p>Oct</text:p>
          </table:table-cell>
          <table:table-cell table:style-name="ce46" table:formula="of:=DAY([.A212])" office:value-type="float" office:value="9" calcext:value-type="float">
            <text:p>9</text:p>
          </table:table-cell>
          <table:table-cell table:style-name="ce46" table:formula="of:=TEXT([.$A212];&quot;DDD&quot;)" office:value-type="string" office:string-value="Mon" calcext:value-type="string">
            <text:p>Mon</text:p>
          </table:table-cell>
          <table:table-cell table:style-name="ce51" table:formula="of:=AND(DATE(YEAR([.$A212]);3;1)-WEEKDAY(DATE(YEAR([.$A212]);3;1)-1)+14&lt;=[.$A212];[.$A212]&lt;DATE(YEAR([.$A212]);11;1)-WEEKDAY(DATE(YEAR([.$A212]);11;1)-1)+7)" office:value-type="boolean" office:boolean-value="true" calcext:value-type="boolean">
            <text:p>TRUE</text:p>
          </table:table-cell>
          <table:table-cell table:style-name="ce23" table:formula="of:=VLOOKUP([.$C212];[$Sun.$A$1:$Sun.$C$367];2)-IF([.$G212];0;TIME(1;0;0))" office:value-type="time" office:time-value="PT07H01M00S" calcext:value-type="time">
            <text:p>7:01:00</text:p>
          </table:table-cell>
          <table:table-cell table:style-name="ce23" table:formula="of:=VLOOKUP([.$C212];[$Sun.$A$1:$Sun.$C$367];3)-IF([.$G212];0;TIME(1;0;0))" office:value-type="time" office:time-value="PT18H25M00S" calcext:value-type="time">
            <text:p>18:2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2]" office:value-type="date" office:date-value="2023-10-09" calcext:value-type="date">
            <text:p>2023-10-09</text:p>
          </table:table-cell>
          <table:table-cell table:style-name="ce23" table:formula="of:=[.$H212]" office:value-type="time" office:time-value="PT07H01M00S" calcext:value-type="time">
            <text:p>7:0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2]);ISBLANK([.$P212]));&quot;None&quot;;CONCATENATE([.$O212];[.$P212];&quot;&quot;))" office:value-type="string" office:string-value="Walk-" calcext:value-type="string">
            <text:p>Walk-</text:p>
          </table:table-cell>
          <table:table-cell table:style-name="ce46" table:formula="of:=CONCATENATE(IF([.$P212]=&quot;t&quot;;&quot;[TBD: &quot;;&quot;&quot;);IF(ISBLANK([.$J212]);&quot;&quot;;[.$J212]); IF([.$P21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2]);&quot;&quot;;IF(ISBLANK([.$L212]);TEXT([.$K212];&quot;YYYY-MM-DD&quot;);TEXT([.$K212]+[.$L212];&quot;YYYY-MM-DDTHH:MM:SS&quot;)))" office:value-type="string" office:string-value="2023-10-09T07:01:00" calcext:value-type="string">
            <text:p>2023-10-09T07:01:00</text:p>
          </table:table-cell>
          <table:table-cell table:style-name="ce29" table:formula="of:=IF(ISBLANK([.$M212]);&quot;&quot;;IF(ISBLANK([.$N212]);TEXT([.$M212];&quot;YYYY-MM-DD&quot;);TEXT([.$M212]+[.$N21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0" calcext:value-type="date">
            <text:p>2023-10-10</text:p>
          </table:table-cell>
          <table:table-cell table:style-name="ce46" table:formula="of:=TEXT([.$A213];&quot;YYYY&quot;)" office:value-type="string" office:string-value="2023" calcext:value-type="string">
            <text:p>2023</text:p>
          </table:table-cell>
          <table:table-cell table:style-name="ce46" table:formula="of:=[.$A213]-DATE(YEAR([.$A213]);1;0)" office:value-type="float" office:value="283" calcext:value-type="float">
            <text:p>283</text:p>
          </table:table-cell>
          <table:table-cell table:style-name="ce46" table:formula="of:=TEXT([.$A213];&quot;MMM&quot;)" office:value-type="string" office:string-value="Oct" calcext:value-type="string">
            <text:p>Oct</text:p>
          </table:table-cell>
          <table:table-cell table:style-name="ce46" table:formula="of:=DAY([.A213])" office:value-type="float" office:value="10" calcext:value-type="float">
            <text:p>10</text:p>
          </table:table-cell>
          <table:table-cell table:style-name="ce46" table:formula="of:=TEXT([.$A213];&quot;DDD&quot;)" office:value-type="string" office:string-value="Tue" calcext:value-type="string">
            <text:p>Tue</text:p>
          </table:table-cell>
          <table:table-cell table:style-name="ce51" table:formula="of:=AND(DATE(YEAR([.$A213]);3;1)-WEEKDAY(DATE(YEAR([.$A213]);3;1)-1)+14&lt;=[.$A213];[.$A213]&lt;DATE(YEAR([.$A213]);11;1)-WEEKDAY(DATE(YEAR([.$A213]);11;1)-1)+7)" office:value-type="boolean" office:boolean-value="true" calcext:value-type="boolean">
            <text:p>TRUE</text:p>
          </table:table-cell>
          <table:table-cell table:style-name="ce23" table:formula="of:=VLOOKUP([.$C213];[$Sun.$A$1:$Sun.$C$367];2)-IF([.$G213];0;TIME(1;0;0))" office:value-type="time" office:time-value="PT07H02M00S" calcext:value-type="time">
            <text:p>7:02:00</text:p>
          </table:table-cell>
          <table:table-cell table:style-name="ce23" table:formula="of:=VLOOKUP([.$C213];[$Sun.$A$1:$Sun.$C$367];3)-IF([.$G213];0;TIME(1;0;0))" office:value-type="time" office:time-value="PT18H23M00S" calcext:value-type="time">
            <text:p>18:2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3]" office:value-type="date" office:date-value="2023-10-10" calcext:value-type="date">
            <text:p>2023-10-10</text:p>
          </table:table-cell>
          <table:table-cell table:style-name="ce23" table:formula="of:=[.$H213]" office:value-type="time" office:time-value="PT07H02M00S" calcext:value-type="time">
            <text:p>7:0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3]);ISBLANK([.$P213]));&quot;None&quot;;CONCATENATE([.$O213];[.$P213];&quot;&quot;))" office:value-type="string" office:string-value="Walkx" calcext:value-type="string">
            <text:p>Walkx</text:p>
          </table:table-cell>
          <table:table-cell table:style-name="ce46" table:formula="of:=CONCATENATE(IF([.$P213]=&quot;t&quot;;&quot;[TBD: &quot;;&quot;&quot;);IF(ISBLANK([.$J213]);&quot;&quot;;[.$J213]); IF([.$P21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3]);&quot;&quot;;IF(ISBLANK([.$L213]);TEXT([.$K213];&quot;YYYY-MM-DD&quot;);TEXT([.$K213]+[.$L213];&quot;YYYY-MM-DDTHH:MM:SS&quot;)))" office:value-type="string" office:string-value="2023-10-10T07:02:00" calcext:value-type="string">
            <text:p>2023-10-10T07:02:00</text:p>
          </table:table-cell>
          <table:table-cell table:style-name="ce29" table:formula="of:=IF(ISBLANK([.$M213]);&quot;&quot;;IF(ISBLANK([.$N213]);TEXT([.$M213];&quot;YYYY-MM-DD&quot;);TEXT([.$M213]+[.$N21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1" calcext:value-type="date">
            <text:p>2023-10-11</text:p>
          </table:table-cell>
          <table:table-cell table:style-name="ce46" table:formula="of:=TEXT([.$A214];&quot;YYYY&quot;)" office:value-type="string" office:string-value="2023" calcext:value-type="string">
            <text:p>2023</text:p>
          </table:table-cell>
          <table:table-cell table:style-name="ce46" table:formula="of:=[.$A214]-DATE(YEAR([.$A214]);1;0)" office:value-type="float" office:value="284" calcext:value-type="float">
            <text:p>284</text:p>
          </table:table-cell>
          <table:table-cell table:style-name="ce46" table:formula="of:=TEXT([.$A214];&quot;MMM&quot;)" office:value-type="string" office:string-value="Oct" calcext:value-type="string">
            <text:p>Oct</text:p>
          </table:table-cell>
          <table:table-cell table:style-name="ce46" table:formula="of:=DAY([.A214])" office:value-type="float" office:value="11" calcext:value-type="float">
            <text:p>11</text:p>
          </table:table-cell>
          <table:table-cell table:style-name="ce46" table:formula="of:=TEXT([.$A214];&quot;DDD&quot;)" office:value-type="string" office:string-value="Wed" calcext:value-type="string">
            <text:p>Wed</text:p>
          </table:table-cell>
          <table:table-cell table:style-name="ce51" table:formula="of:=AND(DATE(YEAR([.$A214]);3;1)-WEEKDAY(DATE(YEAR([.$A214]);3;1)-1)+14&lt;=[.$A214];[.$A214]&lt;DATE(YEAR([.$A214]);11;1)-WEEKDAY(DATE(YEAR([.$A214]);11;1)-1)+7)" office:value-type="boolean" office:boolean-value="true" calcext:value-type="boolean">
            <text:p>TRUE</text:p>
          </table:table-cell>
          <table:table-cell table:style-name="ce23" table:formula="of:=VLOOKUP([.$C214];[$Sun.$A$1:$Sun.$C$367];2)-IF([.$G214];0;TIME(1;0;0))" office:value-type="time" office:time-value="PT07H03M00S" calcext:value-type="time">
            <text:p>7:03:00</text:p>
          </table:table-cell>
          <table:table-cell table:style-name="ce23" table:formula="of:=VLOOKUP([.$C214];[$Sun.$A$1:$Sun.$C$367];3)-IF([.$G214];0;TIME(1;0;0))" office:value-type="time" office:time-value="PT18H22M00S" calcext:value-type="time">
            <text:p>18:2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4]" office:value-type="date" office:date-value="2023-10-11" calcext:value-type="date">
            <text:p>2023-10-11</text:p>
          </table:table-cell>
          <table:table-cell table:style-name="ce23" table:formula="of:=[.$H214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4]);ISBLANK([.$P214]));&quot;None&quot;;CONCATENATE([.$O214];[.$P214];&quot;&quot;))" office:value-type="string" office:string-value="Walkx" calcext:value-type="string">
            <text:p>Walkx</text:p>
          </table:table-cell>
          <table:table-cell table:style-name="ce46" table:formula="of:=CONCATENATE(IF([.$P214]=&quot;t&quot;;&quot;[TBD: &quot;;&quot;&quot;);IF(ISBLANK([.$J214]);&quot;&quot;;[.$J214]); IF([.$P21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4]);&quot;&quot;;IF(ISBLANK([.$L214]);TEXT([.$K214];&quot;YYYY-MM-DD&quot;);TEXT([.$K214]+[.$L214];&quot;YYYY-MM-DDTHH:MM:SS&quot;)))" office:value-type="string" office:string-value="2023-10-11T07:03:00" calcext:value-type="string">
            <text:p>2023-10-11T07:03:00</text:p>
          </table:table-cell>
          <table:table-cell table:style-name="ce29" table:formula="of:=IF(ISBLANK([.$M214]);&quot;&quot;;IF(ISBLANK([.$N214]);TEXT([.$M214];&quot;YYYY-MM-DD&quot;);TEXT([.$M214]+[.$N21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2" calcext:value-type="date">
            <text:p>2023-10-12</text:p>
          </table:table-cell>
          <table:table-cell table:style-name="ce46" table:formula="of:=TEXT([.$A215];&quot;YYYY&quot;)" office:value-type="string" office:string-value="2023" calcext:value-type="string">
            <text:p>2023</text:p>
          </table:table-cell>
          <table:table-cell table:style-name="ce46" table:formula="of:=[.$A215]-DATE(YEAR([.$A215]);1;0)" office:value-type="float" office:value="285" calcext:value-type="float">
            <text:p>285</text:p>
          </table:table-cell>
          <table:table-cell table:style-name="ce46" table:formula="of:=TEXT([.$A215];&quot;MMM&quot;)" office:value-type="string" office:string-value="Oct" calcext:value-type="string">
            <text:p>Oct</text:p>
          </table:table-cell>
          <table:table-cell table:style-name="ce46" table:formula="of:=DAY([.A215])" office:value-type="float" office:value="12" calcext:value-type="float">
            <text:p>12</text:p>
          </table:table-cell>
          <table:table-cell table:style-name="ce46" table:formula="of:=TEXT([.$A215];&quot;DDD&quot;)" office:value-type="string" office:string-value="Thu" calcext:value-type="string">
            <text:p>Thu</text:p>
          </table:table-cell>
          <table:table-cell table:style-name="ce51" table:formula="of:=AND(DATE(YEAR([.$A215]);3;1)-WEEKDAY(DATE(YEAR([.$A215]);3;1)-1)+14&lt;=[.$A215];[.$A215]&lt;DATE(YEAR([.$A215]);11;1)-WEEKDAY(DATE(YEAR([.$A215]);11;1)-1)+7)" office:value-type="boolean" office:boolean-value="true" calcext:value-type="boolean">
            <text:p>TRUE</text:p>
          </table:table-cell>
          <table:table-cell table:style-name="ce23" table:formula="of:=VLOOKUP([.$C215];[$Sun.$A$1:$Sun.$C$367];2)-IF([.$G215];0;TIME(1;0;0))" office:value-type="time" office:time-value="PT07H04M00S" calcext:value-type="time">
            <text:p>7:04:00</text:p>
          </table:table-cell>
          <table:table-cell table:style-name="ce23" table:formula="of:=VLOOKUP([.$C215];[$Sun.$A$1:$Sun.$C$367];3)-IF([.$G215];0;TIME(1;0;0))" office:value-type="time" office:time-value="PT18H20M00S" calcext:value-type="time">
            <text:p>18:2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5]" office:value-type="date" office:date-value="2023-10-12" calcext:value-type="date">
            <text:p>2023-10-12</text:p>
          </table:table-cell>
          <table:table-cell table:style-name="ce23" table:formula="of:=[.$H215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5]);ISBLANK([.$P215]));&quot;None&quot;;CONCATENATE([.$O215];[.$P215];&quot;&quot;))" office:value-type="string" office:string-value="Walkx" calcext:value-type="string">
            <text:p>Walkx</text:p>
          </table:table-cell>
          <table:table-cell table:style-name="ce46" table:formula="of:=CONCATENATE(IF([.$P215]=&quot;t&quot;;&quot;[TBD: &quot;;&quot;&quot;);IF(ISBLANK([.$J215]);&quot;&quot;;[.$J215]); IF([.$P21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5]);&quot;&quot;;IF(ISBLANK([.$L215]);TEXT([.$K215];&quot;YYYY-MM-DD&quot;);TEXT([.$K215]+[.$L215];&quot;YYYY-MM-DDTHH:MM:SS&quot;)))" office:value-type="string" office:string-value="2023-10-12T07:04:00" calcext:value-type="string">
            <text:p>2023-10-12T07:04:00</text:p>
          </table:table-cell>
          <table:table-cell table:style-name="ce29" table:formula="of:=IF(ISBLANK([.$M215]);&quot;&quot;;IF(ISBLANK([.$N215]);TEXT([.$M215];&quot;YYYY-MM-DD&quot;);TEXT([.$M215]+[.$N21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3" calcext:value-type="date">
            <text:p>2023-10-13</text:p>
          </table:table-cell>
          <table:table-cell table:style-name="ce46" table:formula="of:=TEXT([.$A216];&quot;YYYY&quot;)" office:value-type="string" office:string-value="2023" calcext:value-type="string">
            <text:p>2023</text:p>
          </table:table-cell>
          <table:table-cell table:style-name="ce46" table:formula="of:=[.$A216]-DATE(YEAR([.$A216]);1;0)" office:value-type="float" office:value="286" calcext:value-type="float">
            <text:p>286</text:p>
          </table:table-cell>
          <table:table-cell table:style-name="ce46" table:formula="of:=TEXT([.$A216];&quot;MMM&quot;)" office:value-type="string" office:string-value="Oct" calcext:value-type="string">
            <text:p>Oct</text:p>
          </table:table-cell>
          <table:table-cell table:style-name="ce46" table:formula="of:=DAY([.A216])" office:value-type="float" office:value="13" calcext:value-type="float">
            <text:p>13</text:p>
          </table:table-cell>
          <table:table-cell table:style-name="ce46" table:formula="of:=TEXT([.$A216];&quot;DDD&quot;)" office:value-type="string" office:string-value="Fri" calcext:value-type="string">
            <text:p>Fri</text:p>
          </table:table-cell>
          <table:table-cell table:style-name="ce51" table:formula="of:=AND(DATE(YEAR([.$A216]);3;1)-WEEKDAY(DATE(YEAR([.$A216]);3;1)-1)+14&lt;=[.$A216];[.$A216]&lt;DATE(YEAR([.$A216]);11;1)-WEEKDAY(DATE(YEAR([.$A216]);11;1)-1)+7)" office:value-type="boolean" office:boolean-value="true" calcext:value-type="boolean">
            <text:p>TRUE</text:p>
          </table:table-cell>
          <table:table-cell table:style-name="ce23" table:formula="of:=VLOOKUP([.$C216];[$Sun.$A$1:$Sun.$C$367];2)-IF([.$G216];0;TIME(1;0;0))" office:value-type="time" office:time-value="PT07H05M00S" calcext:value-type="time">
            <text:p>7:05:00</text:p>
          </table:table-cell>
          <table:table-cell table:style-name="ce23" table:formula="of:=VLOOKUP([.$C216];[$Sun.$A$1:$Sun.$C$367];3)-IF([.$G216];0;TIME(1;0;0))" office:value-type="time" office:time-value="PT18H18M00S" calcext:value-type="time">
            <text:p>18:1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6]" office:value-type="date" office:date-value="2023-10-13" calcext:value-type="date">
            <text:p>2023-10-13</text:p>
          </table:table-cell>
          <table:table-cell table:style-name="ce23" table:formula="of:=[.$H216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6]);ISBLANK([.$P216]));&quot;None&quot;;CONCATENATE([.$O216];[.$P216];&quot;&quot;))" office:value-type="string" office:string-value="Walkx" calcext:value-type="string">
            <text:p>Walkx</text:p>
          </table:table-cell>
          <table:table-cell table:style-name="ce46" table:formula="of:=CONCATENATE(IF([.$P216]=&quot;t&quot;;&quot;[TBD: &quot;;&quot;&quot;);IF(ISBLANK([.$J216]);&quot;&quot;;[.$J216]); IF([.$P21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6]);&quot;&quot;;IF(ISBLANK([.$L216]);TEXT([.$K216];&quot;YYYY-MM-DD&quot;);TEXT([.$K216]+[.$L216];&quot;YYYY-MM-DDTHH:MM:SS&quot;)))" office:value-type="string" office:string-value="2023-10-13T07:05:00" calcext:value-type="string">
            <text:p>2023-10-13T07:05:00</text:p>
          </table:table-cell>
          <table:table-cell table:style-name="ce29" table:formula="of:=IF(ISBLANK([.$M216]);&quot;&quot;;IF(ISBLANK([.$N216]);TEXT([.$M216];&quot;YYYY-MM-DD&quot;);TEXT([.$M216]+[.$N21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0-14" calcext:value-type="date">
            <text:p>2023-10-14</text:p>
          </table:table-cell>
          <table:table-cell table:style-name="ce44" table:formula="of:=YEAR([.$A217])" office:value-type="float" office:value="2023" calcext:value-type="float">
            <text:p>2023</text:p>
          </table:table-cell>
          <table:table-cell table:style-name="ce44" table:formula="of:=[.$A217]-DATE(YEAR([.$A217]);1;0)" office:value-type="float" office:value="287" calcext:value-type="float">
            <text:p>287</text:p>
          </table:table-cell>
          <table:table-cell table:style-name="ce44" table:formula="of:=TEXT([.$A217];&quot;MMM&quot;)" office:value-type="string" office:string-value="Oct" calcext:value-type="string">
            <text:p>Oct</text:p>
          </table:table-cell>
          <table:table-cell table:style-name="ce44" table:formula="of:=DAY([.A217])" office:value-type="float" office:value="14" calcext:value-type="float">
            <text:p>14</text:p>
          </table:table-cell>
          <table:table-cell table:style-name="ce44" table:formula="of:=TEXT([.$A217];&quot;DDD&quot;)" office:value-type="string" office:string-value="Sat" calcext:value-type="string">
            <text:p>Sat</text:p>
          </table:table-cell>
          <table:table-cell table:style-name="ce50" table:formula="of:=AND(DATE(YEAR([.$A217]);3;1)-WEEKDAY(DATE(YEAR([.$A217]);3;1)-1)+14&lt;=[.$A217];[.$A217]&lt;DATE(YEAR([.$A217]);11;1)-WEEKDAY(DATE(YEAR([.$A217]);11;1)-1)+7)" office:value-type="boolean" office:boolean-value="true" calcext:value-type="boolean">
            <text:p>TRUE</text:p>
          </table:table-cell>
          <table:table-cell table:style-name="ce55" table:formula="of:=VLOOKUP([.$C217];[$Sun.$A$1:$Sun.$C$367];2)-IF([.$G217];0;TIME(1;0;0))" office:value-type="time" office:time-value="PT07H06M00S" calcext:value-type="time">
            <text:p>7:06:00</text:p>
          </table:table-cell>
          <table:table-cell table:style-name="ce55" table:formula="of:=VLOOKUP([.$C217];[$Sun.$A$1:$Sun.$C$367];3)-IF([.$G217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17]" office:value-type="date" office:date-value="2023-10-14" calcext:value-type="date">
            <text:p>2023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17]);ISBLANK([.$P217]));&quot;None&quot;;CONCATENATE([.$O217];[.$P217];&quot;&quot;))" office:value-type="string" office:string-value="Specialx" calcext:value-type="string">
            <text:p>Specialx</text:p>
          </table:table-cell>
          <table:table-cell table:style-name="ce44" table:formula="of:=CONCATENATE(IF([.$P217]=&quot;t&quot;;&quot;[TBD: &quot;;&quot;&quot;);IF(ISBLANK([.$J217]);&quot;&quot;;[.$J217]); IF([.$P217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17]);&quot;&quot;;IF(ISBLANK([.$L217]);TEXT([.$K217];&quot;YYYY-MM-DD&quot;);TEXT([.$K217]+[.$L217];&quot;YYYY-MM-DDTHH:MM:SS&quot;)))" office:value-type="string" office:string-value="2023-10-14" calcext:value-type="string">
            <text:p>2023-10-14</text:p>
          </table:table-cell>
          <table:table-cell table:style-name="ce59" table:formula="of:=IF(ISBLANK([.$M217]);&quot;&quot;;IF(ISBLANK([.$N217]);TEXT([.$M217];&quot;YYYY-MM-DD&quot;);TEXT([.$M217]+[.$N21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6" calcext:value-type="date">
            <text:p>2023-10-16</text:p>
          </table:table-cell>
          <table:table-cell table:style-name="ce46" table:formula="of:=TEXT([.$A218];&quot;YYYY&quot;)" office:value-type="string" office:string-value="2023" calcext:value-type="string">
            <text:p>2023</text:p>
          </table:table-cell>
          <table:table-cell table:style-name="ce46" table:formula="of:=[.$A218]-DATE(YEAR([.$A218]);1;0)" office:value-type="float" office:value="289" calcext:value-type="float">
            <text:p>289</text:p>
          </table:table-cell>
          <table:table-cell table:style-name="ce46" table:formula="of:=TEXT([.$A218];&quot;MMM&quot;)" office:value-type="string" office:string-value="Oct" calcext:value-type="string">
            <text:p>Oct</text:p>
          </table:table-cell>
          <table:table-cell table:style-name="ce46" table:formula="of:=DAY([.A218])" office:value-type="float" office:value="16" calcext:value-type="float">
            <text:p>16</text:p>
          </table:table-cell>
          <table:table-cell table:style-name="ce46" table:formula="of:=TEXT([.$A218];&quot;DDD&quot;)" office:value-type="string" office:string-value="Mon" calcext:value-type="string">
            <text:p>Mon</text:p>
          </table:table-cell>
          <table:table-cell table:style-name="ce51" table:formula="of:=AND(DATE(YEAR([.$A218]);3;1)-WEEKDAY(DATE(YEAR([.$A218]);3;1)-1)+14&lt;=[.$A218];[.$A218]&lt;DATE(YEAR([.$A218]);11;1)-WEEKDAY(DATE(YEAR([.$A218]);11;1)-1)+7)" office:value-type="boolean" office:boolean-value="true" calcext:value-type="boolean">
            <text:p>TRUE</text:p>
          </table:table-cell>
          <table:table-cell table:style-name="ce23" table:formula="of:=VLOOKUP([.$C218];[$Sun.$A$1:$Sun.$C$367];2)-IF([.$G218];0;TIME(1;0;0))" office:value-type="time" office:time-value="PT07H08M00S" calcext:value-type="time">
            <text:p>7:08:00</text:p>
          </table:table-cell>
          <table:table-cell table:style-name="ce23" table:formula="of:=VLOOKUP([.$C218];[$Sun.$A$1:$Sun.$C$367];3)-IF([.$G218];0;TIME(1;0;0))" office:value-type="time" office:time-value="PT18H14M00S" calcext:value-type="time">
            <text:p>18:1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8]" office:value-type="date" office:date-value="2023-10-16" calcext:value-type="date">
            <text:p>2023-10-16</text:p>
          </table:table-cell>
          <table:table-cell table:style-name="ce23" table:formula="of:=[.$H218]" office:value-type="time" office:time-value="PT07H08M00S" calcext:value-type="time">
            <text:p>7:0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8]);ISBLANK([.$P218]));&quot;None&quot;;CONCATENATE([.$O218];[.$P218];&quot;&quot;))" office:value-type="string" office:string-value="Walkx" calcext:value-type="string">
            <text:p>Walkx</text:p>
          </table:table-cell>
          <table:table-cell table:style-name="ce46" table:formula="of:=CONCATENATE(IF([.$P218]=&quot;t&quot;;&quot;[TBD: &quot;;&quot;&quot;);IF(ISBLANK([.$J218]);&quot;&quot;;[.$J218]); IF([.$P21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8]);&quot;&quot;;IF(ISBLANK([.$L218]);TEXT([.$K218];&quot;YYYY-MM-DD&quot;);TEXT([.$K218]+[.$L218];&quot;YYYY-MM-DDTHH:MM:SS&quot;)))" office:value-type="string" office:string-value="2023-10-16T07:08:00" calcext:value-type="string">
            <text:p>2023-10-16T07:08:00</text:p>
          </table:table-cell>
          <table:table-cell table:style-name="ce29" table:formula="of:=IF(ISBLANK([.$M218]);&quot;&quot;;IF(ISBLANK([.$N218]);TEXT([.$M218];&quot;YYYY-MM-DD&quot;);TEXT([.$M218]+[.$N21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7" calcext:value-type="date">
            <text:p>2023-10-17</text:p>
          </table:table-cell>
          <table:table-cell table:style-name="ce46" table:formula="of:=TEXT([.$A219];&quot;YYYY&quot;)" office:value-type="string" office:string-value="2023" calcext:value-type="string">
            <text:p>2023</text:p>
          </table:table-cell>
          <table:table-cell table:style-name="ce46" table:formula="of:=[.$A219]-DATE(YEAR([.$A219]);1;0)" office:value-type="float" office:value="290" calcext:value-type="float">
            <text:p>290</text:p>
          </table:table-cell>
          <table:table-cell table:style-name="ce46" table:formula="of:=TEXT([.$A219];&quot;MMM&quot;)" office:value-type="string" office:string-value="Oct" calcext:value-type="string">
            <text:p>Oct</text:p>
          </table:table-cell>
          <table:table-cell table:style-name="ce46" table:formula="of:=DAY([.A219])" office:value-type="float" office:value="17" calcext:value-type="float">
            <text:p>17</text:p>
          </table:table-cell>
          <table:table-cell table:style-name="ce46" table:formula="of:=TEXT([.$A219];&quot;DDD&quot;)" office:value-type="string" office:string-value="Tue" calcext:value-type="string">
            <text:p>Tue</text:p>
          </table:table-cell>
          <table:table-cell table:style-name="ce51" table:formula="of:=AND(DATE(YEAR([.$A219]);3;1)-WEEKDAY(DATE(YEAR([.$A219]);3;1)-1)+14&lt;=[.$A219];[.$A219]&lt;DATE(YEAR([.$A219]);11;1)-WEEKDAY(DATE(YEAR([.$A219]);11;1)-1)+7)" office:value-type="boolean" office:boolean-value="true" calcext:value-type="boolean">
            <text:p>TRUE</text:p>
          </table:table-cell>
          <table:table-cell table:style-name="ce23" table:formula="of:=VLOOKUP([.$C219];[$Sun.$A$1:$Sun.$C$367];2)-IF([.$G219];0;TIME(1;0;0))" office:value-type="time" office:time-value="PT07H09M00S" calcext:value-type="time">
            <text:p>7:09:00</text:p>
          </table:table-cell>
          <table:table-cell table:style-name="ce23" table:formula="of:=VLOOKUP([.$C219];[$Sun.$A$1:$Sun.$C$367];3)-IF([.$G219];0;TIME(1;0;0))" office:value-type="time" office:time-value="PT18H12M00S" calcext:value-type="time">
            <text:p>18:1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19]" office:value-type="date" office:date-value="2023-10-17" calcext:value-type="date">
            <text:p>2023-10-17</text:p>
          </table:table-cell>
          <table:table-cell table:style-name="ce23" table:formula="of:=[.$H219]" office:value-type="time" office:time-value="PT07H09M00S" calcext:value-type="time">
            <text:p>7:0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19]);ISBLANK([.$P219]));&quot;None&quot;;CONCATENATE([.$O219];[.$P219];&quot;&quot;))" office:value-type="string" office:string-value="Walkx" calcext:value-type="string">
            <text:p>Walkx</text:p>
          </table:table-cell>
          <table:table-cell table:style-name="ce46" table:formula="of:=CONCATENATE(IF([.$P219]=&quot;t&quot;;&quot;[TBD: &quot;;&quot;&quot;);IF(ISBLANK([.$J219]);&quot;&quot;;[.$J219]); IF([.$P21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19]);&quot;&quot;;IF(ISBLANK([.$L219]);TEXT([.$K219];&quot;YYYY-MM-DD&quot;);TEXT([.$K219]+[.$L219];&quot;YYYY-MM-DDTHH:MM:SS&quot;)))" office:value-type="string" office:string-value="2023-10-17T07:09:00" calcext:value-type="string">
            <text:p>2023-10-17T07:09:00</text:p>
          </table:table-cell>
          <table:table-cell table:style-name="ce29" table:formula="of:=IF(ISBLANK([.$M219]);&quot;&quot;;IF(ISBLANK([.$N219]);TEXT([.$M219];&quot;YYYY-MM-DD&quot;);TEXT([.$M219]+[.$N21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8" calcext:value-type="date">
            <text:p>2023-10-18</text:p>
          </table:table-cell>
          <table:table-cell table:style-name="ce46" table:formula="of:=TEXT([.$A220];&quot;YYYY&quot;)" office:value-type="string" office:string-value="2023" calcext:value-type="string">
            <text:p>2023</text:p>
          </table:table-cell>
          <table:table-cell table:style-name="ce46" table:formula="of:=[.$A220]-DATE(YEAR([.$A220]);1;0)" office:value-type="float" office:value="291" calcext:value-type="float">
            <text:p>291</text:p>
          </table:table-cell>
          <table:table-cell table:style-name="ce46" table:formula="of:=TEXT([.$A220];&quot;MMM&quot;)" office:value-type="string" office:string-value="Oct" calcext:value-type="string">
            <text:p>Oct</text:p>
          </table:table-cell>
          <table:table-cell table:style-name="ce46" table:formula="of:=DAY([.A220])" office:value-type="float" office:value="18" calcext:value-type="float">
            <text:p>18</text:p>
          </table:table-cell>
          <table:table-cell table:style-name="ce46" table:formula="of:=TEXT([.$A220];&quot;DDD&quot;)" office:value-type="string" office:string-value="Wed" calcext:value-type="string">
            <text:p>Wed</text:p>
          </table:table-cell>
          <table:table-cell table:style-name="ce51" table:formula="of:=AND(DATE(YEAR([.$A220]);3;1)-WEEKDAY(DATE(YEAR([.$A220]);3;1)-1)+14&lt;=[.$A220];[.$A220]&lt;DATE(YEAR([.$A220]);11;1)-WEEKDAY(DATE(YEAR([.$A220]);11;1)-1)+7)" office:value-type="boolean" office:boolean-value="true" calcext:value-type="boolean">
            <text:p>TRUE</text:p>
          </table:table-cell>
          <table:table-cell table:style-name="ce23" table:formula="of:=VLOOKUP([.$C220];[$Sun.$A$1:$Sun.$C$367];2)-IF([.$G220];0;TIME(1;0;0))" office:value-type="time" office:time-value="PT07H10M00S" calcext:value-type="time">
            <text:p>7:10:00</text:p>
          </table:table-cell>
          <table:table-cell table:style-name="ce23" table:formula="of:=VLOOKUP([.$C220];[$Sun.$A$1:$Sun.$C$367];3)-IF([.$G220];0;TIME(1;0;0))" office:value-type="time" office:time-value="PT18H11M00S" calcext:value-type="time">
            <text:p>18:1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0]" office:value-type="date" office:date-value="2023-10-18" calcext:value-type="date">
            <text:p>2023-10-18</text:p>
          </table:table-cell>
          <table:table-cell table:style-name="ce23" table:formula="of:=[.$H220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0]);ISBLANK([.$P220]));&quot;None&quot;;CONCATENATE([.$O220];[.$P220];&quot;&quot;))" office:value-type="string" office:string-value="Walkx" calcext:value-type="string">
            <text:p>Walkx</text:p>
          </table:table-cell>
          <table:table-cell table:style-name="ce46" table:formula="of:=CONCATENATE(IF([.$P220]=&quot;t&quot;;&quot;[TBD: &quot;;&quot;&quot;);IF(ISBLANK([.$J220]);&quot;&quot;;[.$J220]); IF([.$P22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0]);&quot;&quot;;IF(ISBLANK([.$L220]);TEXT([.$K220];&quot;YYYY-MM-DD&quot;);TEXT([.$K220]+[.$L220];&quot;YYYY-MM-DDTHH:MM:SS&quot;)))" office:value-type="string" office:string-value="2023-10-18T07:10:00" calcext:value-type="string">
            <text:p>2023-10-18T07:10:00</text:p>
          </table:table-cell>
          <table:table-cell table:style-name="ce29" table:formula="of:=IF(ISBLANK([.$M220]);&quot;&quot;;IF(ISBLANK([.$N220]);TEXT([.$M220];&quot;YYYY-MM-DD&quot;);TEXT([.$M220]+[.$N22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19" calcext:value-type="date">
            <text:p>2023-10-19</text:p>
          </table:table-cell>
          <table:table-cell table:style-name="ce46" table:formula="of:=TEXT([.$A221];&quot;YYYY&quot;)" office:value-type="string" office:string-value="2023" calcext:value-type="string">
            <text:p>2023</text:p>
          </table:table-cell>
          <table:table-cell table:style-name="ce46" table:formula="of:=[.$A221]-DATE(YEAR([.$A221]);1;0)" office:value-type="float" office:value="292" calcext:value-type="float">
            <text:p>292</text:p>
          </table:table-cell>
          <table:table-cell table:style-name="ce46" table:formula="of:=TEXT([.$A221];&quot;MMM&quot;)" office:value-type="string" office:string-value="Oct" calcext:value-type="string">
            <text:p>Oct</text:p>
          </table:table-cell>
          <table:table-cell table:style-name="ce46" table:formula="of:=DAY([.A221])" office:value-type="float" office:value="19" calcext:value-type="float">
            <text:p>19</text:p>
          </table:table-cell>
          <table:table-cell table:style-name="ce46" table:formula="of:=TEXT([.$A221];&quot;DDD&quot;)" office:value-type="string" office:string-value="Thu" calcext:value-type="string">
            <text:p>Thu</text:p>
          </table:table-cell>
          <table:table-cell table:style-name="ce51" table:formula="of:=AND(DATE(YEAR([.$A221]);3;1)-WEEKDAY(DATE(YEAR([.$A221]);3;1)-1)+14&lt;=[.$A221];[.$A221]&lt;DATE(YEAR([.$A221]);11;1)-WEEKDAY(DATE(YEAR([.$A221]);11;1)-1)+7)" office:value-type="boolean" office:boolean-value="true" calcext:value-type="boolean">
            <text:p>TRUE</text:p>
          </table:table-cell>
          <table:table-cell table:style-name="ce23" table:formula="of:=VLOOKUP([.$C221];[$Sun.$A$1:$Sun.$C$367];2)-IF([.$G221];0;TIME(1;0;0))" office:value-type="time" office:time-value="PT07H11M00S" calcext:value-type="time">
            <text:p>7:11:00</text:p>
          </table:table-cell>
          <table:table-cell table:style-name="ce23" table:formula="of:=VLOOKUP([.$C221];[$Sun.$A$1:$Sun.$C$367];3)-IF([.$G221];0;TIME(1;0;0))" office:value-type="time" office:time-value="PT18H09M00S" calcext:value-type="time">
            <text:p>18:0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1]" office:value-type="date" office:date-value="2023-10-19" calcext:value-type="date">
            <text:p>2023-10-19</text:p>
          </table:table-cell>
          <table:table-cell table:style-name="ce23" table:formula="of:=[.$H221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1]);ISBLANK([.$P221]));&quot;None&quot;;CONCATENATE([.$O221];[.$P221];&quot;&quot;))" office:value-type="string" office:string-value="Walkx" calcext:value-type="string">
            <text:p>Walkx</text:p>
          </table:table-cell>
          <table:table-cell table:style-name="ce46" table:formula="of:=CONCATENATE(IF([.$P221]=&quot;t&quot;;&quot;[TBD: &quot;;&quot;&quot;);IF(ISBLANK([.$J221]);&quot;&quot;;[.$J221]); IF([.$P22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1]);&quot;&quot;;IF(ISBLANK([.$L221]);TEXT([.$K221];&quot;YYYY-MM-DD&quot;);TEXT([.$K221]+[.$L221];&quot;YYYY-MM-DDTHH:MM:SS&quot;)))" office:value-type="string" office:string-value="2023-10-19T07:11:00" calcext:value-type="string">
            <text:p>2023-10-19T07:11:00</text:p>
          </table:table-cell>
          <table:table-cell table:style-name="ce29" table:formula="of:=IF(ISBLANK([.$M221]);&quot;&quot;;IF(ISBLANK([.$N221]);TEXT([.$M221];&quot;YYYY-MM-DD&quot;);TEXT([.$M221]+[.$N22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0" calcext:value-type="date">
            <text:p>2023-10-20</text:p>
          </table:table-cell>
          <table:table-cell table:style-name="ce46" table:formula="of:=TEXT([.$A222];&quot;YYYY&quot;)" office:value-type="string" office:string-value="2023" calcext:value-type="string">
            <text:p>2023</text:p>
          </table:table-cell>
          <table:table-cell table:style-name="ce46" table:formula="of:=[.$A222]-DATE(YEAR([.$A222]);1;0)" office:value-type="float" office:value="293" calcext:value-type="float">
            <text:p>293</text:p>
          </table:table-cell>
          <table:table-cell table:style-name="ce46" table:formula="of:=TEXT([.$A222];&quot;MMM&quot;)" office:value-type="string" office:string-value="Oct" calcext:value-type="string">
            <text:p>Oct</text:p>
          </table:table-cell>
          <table:table-cell table:style-name="ce46" table:formula="of:=DAY([.A222])" office:value-type="float" office:value="20" calcext:value-type="float">
            <text:p>20</text:p>
          </table:table-cell>
          <table:table-cell table:style-name="ce46" table:formula="of:=TEXT([.$A222];&quot;DDD&quot;)" office:value-type="string" office:string-value="Fri" calcext:value-type="string">
            <text:p>Fri</text:p>
          </table:table-cell>
          <table:table-cell table:style-name="ce51" table:formula="of:=AND(DATE(YEAR([.$A222]);3;1)-WEEKDAY(DATE(YEAR([.$A222]);3;1)-1)+14&lt;=[.$A222];[.$A222]&lt;DATE(YEAR([.$A222]);11;1)-WEEKDAY(DATE(YEAR([.$A222]);11;1)-1)+7)" office:value-type="boolean" office:boolean-value="true" calcext:value-type="boolean">
            <text:p>TRUE</text:p>
          </table:table-cell>
          <table:table-cell table:style-name="ce23" table:formula="of:=VLOOKUP([.$C222];[$Sun.$A$1:$Sun.$C$367];2)-IF([.$G222];0;TIME(1;0;0))" office:value-type="time" office:time-value="PT07H13M00S" calcext:value-type="time">
            <text:p>7:13:00</text:p>
          </table:table-cell>
          <table:table-cell table:style-name="ce23" table:formula="of:=VLOOKUP([.$C222];[$Sun.$A$1:$Sun.$C$367];3)-IF([.$G222];0;TIME(1;0;0))" office:value-type="time" office:time-value="PT18H08M00S" calcext:value-type="time">
            <text:p>18:0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2]" office:value-type="date" office:date-value="2023-10-20" calcext:value-type="date">
            <text:p>2023-10-20</text:p>
          </table:table-cell>
          <table:table-cell table:style-name="ce23" table:formula="of:=[.$H222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2]);ISBLANK([.$P222]));&quot;None&quot;;CONCATENATE([.$O222];[.$P222];&quot;&quot;))" office:value-type="string" office:string-value="Walkx" calcext:value-type="string">
            <text:p>Walkx</text:p>
          </table:table-cell>
          <table:table-cell table:style-name="ce46" table:formula="of:=CONCATENATE(IF([.$P222]=&quot;t&quot;;&quot;[TBD: &quot;;&quot;&quot;);IF(ISBLANK([.$J222]);&quot;&quot;;[.$J222]); IF([.$P22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2]);&quot;&quot;;IF(ISBLANK([.$L222]);TEXT([.$K222];&quot;YYYY-MM-DD&quot;);TEXT([.$K222]+[.$L222];&quot;YYYY-MM-DDTHH:MM:SS&quot;)))" office:value-type="string" office:string-value="2023-10-20T07:13:00" calcext:value-type="string">
            <text:p>2023-10-20T07:13:00</text:p>
          </table:table-cell>
          <table:table-cell table:style-name="ce29" table:formula="of:=IF(ISBLANK([.$M222]);&quot;&quot;;IF(ISBLANK([.$N222]);TEXT([.$M222];&quot;YYYY-MM-DD&quot;);TEXT([.$M222]+[.$N22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3" calcext:value-type="date">
            <text:p>2023-10-23</text:p>
          </table:table-cell>
          <table:table-cell table:style-name="ce46" table:formula="of:=TEXT([.$A223];&quot;YYYY&quot;)" office:value-type="string" office:string-value="2023" calcext:value-type="string">
            <text:p>2023</text:p>
          </table:table-cell>
          <table:table-cell table:style-name="ce46" table:formula="of:=[.$A223]-DATE(YEAR([.$A223]);1;0)" office:value-type="float" office:value="296" calcext:value-type="float">
            <text:p>296</text:p>
          </table:table-cell>
          <table:table-cell table:style-name="ce46" table:formula="of:=TEXT([.$A223];&quot;MMM&quot;)" office:value-type="string" office:string-value="Oct" calcext:value-type="string">
            <text:p>Oct</text:p>
          </table:table-cell>
          <table:table-cell table:style-name="ce46" table:formula="of:=DAY([.A223])" office:value-type="float" office:value="23" calcext:value-type="float">
            <text:p>23</text:p>
          </table:table-cell>
          <table:table-cell table:style-name="ce46" table:formula="of:=TEXT([.$A223];&quot;DDD&quot;)" office:value-type="string" office:string-value="Mon" calcext:value-type="string">
            <text:p>Mon</text:p>
          </table:table-cell>
          <table:table-cell table:style-name="ce51" table:formula="of:=AND(DATE(YEAR([.$A223]);3;1)-WEEKDAY(DATE(YEAR([.$A223]);3;1)-1)+14&lt;=[.$A223];[.$A223]&lt;DATE(YEAR([.$A223]);11;1)-WEEKDAY(DATE(YEAR([.$A223]);11;1)-1)+7)" office:value-type="boolean" office:boolean-value="true" calcext:value-type="boolean">
            <text:p>TRUE</text:p>
          </table:table-cell>
          <table:table-cell table:style-name="ce23" table:formula="of:=VLOOKUP([.$C223];[$Sun.$A$1:$Sun.$C$367];2)-IF([.$G223];0;TIME(1;0;0))" office:value-type="time" office:time-value="PT07H16M00S" calcext:value-type="time">
            <text:p>7:16:00</text:p>
          </table:table-cell>
          <table:table-cell table:style-name="ce23" table:formula="of:=VLOOKUP([.$C223];[$Sun.$A$1:$Sun.$C$367];3)-IF([.$G223];0;TIME(1;0;0))" office:value-type="time" office:time-value="PT18H04M00S" calcext:value-type="time">
            <text:p>18:0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3]" office:value-type="date" office:date-value="2023-10-23" calcext:value-type="date">
            <text:p>2023-10-23</text:p>
          </table:table-cell>
          <table:table-cell table:style-name="ce23" table:formula="of:=[.$H223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3]);ISBLANK([.$P223]));&quot;None&quot;;CONCATENATE([.$O223];[.$P223];&quot;&quot;))" office:value-type="string" office:string-value="Walkx" calcext:value-type="string">
            <text:p>Walkx</text:p>
          </table:table-cell>
          <table:table-cell table:style-name="ce46" table:formula="of:=CONCATENATE(IF([.$P223]=&quot;t&quot;;&quot;[TBD: &quot;;&quot;&quot;);IF(ISBLANK([.$J223]);&quot;&quot;;[.$J223]); IF([.$P22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3]);&quot;&quot;;IF(ISBLANK([.$L223]);TEXT([.$K223];&quot;YYYY-MM-DD&quot;);TEXT([.$K223]+[.$L223];&quot;YYYY-MM-DDTHH:MM:SS&quot;)))" office:value-type="string" office:string-value="2023-10-23T07:16:00" calcext:value-type="string">
            <text:p>2023-10-23T07:16:00</text:p>
          </table:table-cell>
          <table:table-cell table:style-name="ce29" table:formula="of:=IF(ISBLANK([.$M223]);&quot;&quot;;IF(ISBLANK([.$N223]);TEXT([.$M223];&quot;YYYY-MM-DD&quot;);TEXT([.$M223]+[.$N22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4" calcext:value-type="date">
            <text:p>2023-10-24</text:p>
          </table:table-cell>
          <table:table-cell table:style-name="ce46" table:formula="of:=TEXT([.$A224];&quot;YYYY&quot;)" office:value-type="string" office:string-value="2023" calcext:value-type="string">
            <text:p>2023</text:p>
          </table:table-cell>
          <table:table-cell table:style-name="ce46" table:formula="of:=[.$A224]-DATE(YEAR([.$A224]);1;0)" office:value-type="float" office:value="297" calcext:value-type="float">
            <text:p>297</text:p>
          </table:table-cell>
          <table:table-cell table:style-name="ce46" table:formula="of:=TEXT([.$A224];&quot;MMM&quot;)" office:value-type="string" office:string-value="Oct" calcext:value-type="string">
            <text:p>Oct</text:p>
          </table:table-cell>
          <table:table-cell table:style-name="ce46" table:formula="of:=DAY([.A224])" office:value-type="float" office:value="24" calcext:value-type="float">
            <text:p>24</text:p>
          </table:table-cell>
          <table:table-cell table:style-name="ce46" table:formula="of:=TEXT([.$A224];&quot;DDD&quot;)" office:value-type="string" office:string-value="Tue" calcext:value-type="string">
            <text:p>Tue</text:p>
          </table:table-cell>
          <table:table-cell table:style-name="ce51" table:formula="of:=AND(DATE(YEAR([.$A224]);3;1)-WEEKDAY(DATE(YEAR([.$A224]);3;1)-1)+14&lt;=[.$A224];[.$A224]&lt;DATE(YEAR([.$A224]);11;1)-WEEKDAY(DATE(YEAR([.$A224]);11;1)-1)+7)" office:value-type="boolean" office:boolean-value="true" calcext:value-type="boolean">
            <text:p>TRUE</text:p>
          </table:table-cell>
          <table:table-cell table:style-name="ce23" table:formula="of:=VLOOKUP([.$C224];[$Sun.$A$1:$Sun.$C$367];2)-IF([.$G224];0;TIME(1;0;0))" office:value-type="time" office:time-value="PT07H17M00S" calcext:value-type="time">
            <text:p>7:17:00</text:p>
          </table:table-cell>
          <table:table-cell table:style-name="ce23" table:formula="of:=VLOOKUP([.$C224];[$Sun.$A$1:$Sun.$C$367];3)-IF([.$G224];0;TIME(1;0;0))" office:value-type="time" office:time-value="PT18H02M00S" calcext:value-type="time">
            <text:p>18:0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4]" office:value-type="date" office:date-value="2023-10-24" calcext:value-type="date">
            <text:p>2023-10-24</text:p>
          </table:table-cell>
          <table:table-cell table:style-name="ce23" table:formula="of:=[.$H224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4]);ISBLANK([.$P224]));&quot;None&quot;;CONCATENATE([.$O224];[.$P224];&quot;&quot;))" office:value-type="string" office:string-value="Walkx" calcext:value-type="string">
            <text:p>Walkx</text:p>
          </table:table-cell>
          <table:table-cell table:style-name="ce46" table:formula="of:=CONCATENATE(IF([.$P224]=&quot;t&quot;;&quot;[TBD: &quot;;&quot;&quot;);IF(ISBLANK([.$J224]);&quot;&quot;;[.$J224]); IF([.$P22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4]);&quot;&quot;;IF(ISBLANK([.$L224]);TEXT([.$K224];&quot;YYYY-MM-DD&quot;);TEXT([.$K224]+[.$L224];&quot;YYYY-MM-DDTHH:MM:SS&quot;)))" office:value-type="string" office:string-value="2023-10-24T07:17:00" calcext:value-type="string">
            <text:p>2023-10-24T07:17:00</text:p>
          </table:table-cell>
          <table:table-cell table:style-name="ce29" table:formula="of:=IF(ISBLANK([.$M224]);&quot;&quot;;IF(ISBLANK([.$N224]);TEXT([.$M224];&quot;YYYY-MM-DD&quot;);TEXT([.$M224]+[.$N22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5" calcext:value-type="date">
            <text:p>2023-10-25</text:p>
          </table:table-cell>
          <table:table-cell table:style-name="ce46" table:formula="of:=TEXT([.$A225];&quot;YYYY&quot;)" office:value-type="string" office:string-value="2023" calcext:value-type="string">
            <text:p>2023</text:p>
          </table:table-cell>
          <table:table-cell table:style-name="ce46" table:formula="of:=[.$A225]-DATE(YEAR([.$A225]);1;0)" office:value-type="float" office:value="298" calcext:value-type="float">
            <text:p>298</text:p>
          </table:table-cell>
          <table:table-cell table:style-name="ce46" table:formula="of:=TEXT([.$A225];&quot;MMM&quot;)" office:value-type="string" office:string-value="Oct" calcext:value-type="string">
            <text:p>Oct</text:p>
          </table:table-cell>
          <table:table-cell table:style-name="ce46" table:formula="of:=DAY([.A225])" office:value-type="float" office:value="25" calcext:value-type="float">
            <text:p>25</text:p>
          </table:table-cell>
          <table:table-cell table:style-name="ce46" table:formula="of:=TEXT([.$A225];&quot;DDD&quot;)" office:value-type="string" office:string-value="Wed" calcext:value-type="string">
            <text:p>Wed</text:p>
          </table:table-cell>
          <table:table-cell table:style-name="ce51" table:formula="of:=AND(DATE(YEAR([.$A225]);3;1)-WEEKDAY(DATE(YEAR([.$A225]);3;1)-1)+14&lt;=[.$A225];[.$A225]&lt;DATE(YEAR([.$A225]);11;1)-WEEKDAY(DATE(YEAR([.$A225]);11;1)-1)+7)" office:value-type="boolean" office:boolean-value="true" calcext:value-type="boolean">
            <text:p>TRUE</text:p>
          </table:table-cell>
          <table:table-cell table:style-name="ce23" table:formula="of:=VLOOKUP([.$C225];[$Sun.$A$1:$Sun.$C$367];2)-IF([.$G225];0;TIME(1;0;0))" office:value-type="time" office:time-value="PT07H18M00S" calcext:value-type="time">
            <text:p>7:18:00</text:p>
          </table:table-cell>
          <table:table-cell table:style-name="ce23" table:formula="of:=VLOOKUP([.$C225];[$Sun.$A$1:$Sun.$C$367];3)-IF([.$G225];0;TIME(1;0;0))" office:value-type="time" office:time-value="PT18H01M00S" calcext:value-type="time">
            <text:p>18:0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5]" office:value-type="date" office:date-value="2023-10-25" calcext:value-type="date">
            <text:p>2023-10-25</text:p>
          </table:table-cell>
          <table:table-cell table:style-name="ce23" table:formula="of:=[.$H225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5]);ISBLANK([.$P225]));&quot;None&quot;;CONCATENATE([.$O225];[.$P225];&quot;&quot;))" office:value-type="string" office:string-value="Walkx" calcext:value-type="string">
            <text:p>Walkx</text:p>
          </table:table-cell>
          <table:table-cell table:style-name="ce46" table:formula="of:=CONCATENATE(IF([.$P225]=&quot;t&quot;;&quot;[TBD: &quot;;&quot;&quot;);IF(ISBLANK([.$J225]);&quot;&quot;;[.$J225]); IF([.$P22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5]);&quot;&quot;;IF(ISBLANK([.$L225]);TEXT([.$K225];&quot;YYYY-MM-DD&quot;);TEXT([.$K225]+[.$L225];&quot;YYYY-MM-DDTHH:MM:SS&quot;)))" office:value-type="string" office:string-value="2023-10-25T07:18:00" calcext:value-type="string">
            <text:p>2023-10-25T07:18:00</text:p>
          </table:table-cell>
          <table:table-cell table:style-name="ce29" table:formula="of:=IF(ISBLANK([.$M225]);&quot;&quot;;IF(ISBLANK([.$N225]);TEXT([.$M225];&quot;YYYY-MM-DD&quot;);TEXT([.$M225]+[.$N22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6" calcext:value-type="date">
            <text:p>2023-10-26</text:p>
          </table:table-cell>
          <table:table-cell table:style-name="ce46" table:formula="of:=TEXT([.$A226];&quot;YYYY&quot;)" office:value-type="string" office:string-value="2023" calcext:value-type="string">
            <text:p>2023</text:p>
          </table:table-cell>
          <table:table-cell table:style-name="ce46" table:formula="of:=[.$A226]-DATE(YEAR([.$A226]);1;0)" office:value-type="float" office:value="299" calcext:value-type="float">
            <text:p>299</text:p>
          </table:table-cell>
          <table:table-cell table:style-name="ce46" table:formula="of:=TEXT([.$A226];&quot;MMM&quot;)" office:value-type="string" office:string-value="Oct" calcext:value-type="string">
            <text:p>Oct</text:p>
          </table:table-cell>
          <table:table-cell table:style-name="ce46" table:formula="of:=DAY([.A226])" office:value-type="float" office:value="26" calcext:value-type="float">
            <text:p>26</text:p>
          </table:table-cell>
          <table:table-cell table:style-name="ce46" table:formula="of:=TEXT([.$A226];&quot;DDD&quot;)" office:value-type="string" office:string-value="Thu" calcext:value-type="string">
            <text:p>Thu</text:p>
          </table:table-cell>
          <table:table-cell table:style-name="ce51" table:formula="of:=AND(DATE(YEAR([.$A226]);3;1)-WEEKDAY(DATE(YEAR([.$A226]);3;1)-1)+14&lt;=[.$A226];[.$A226]&lt;DATE(YEAR([.$A226]);11;1)-WEEKDAY(DATE(YEAR([.$A226]);11;1)-1)+7)" office:value-type="boolean" office:boolean-value="true" calcext:value-type="boolean">
            <text:p>TRUE</text:p>
          </table:table-cell>
          <table:table-cell table:style-name="ce23" table:formula="of:=VLOOKUP([.$C226];[$Sun.$A$1:$Sun.$C$367];2)-IF([.$G226];0;TIME(1;0;0))" office:value-type="time" office:time-value="PT07H19M00S" calcext:value-type="time">
            <text:p>7:19:00</text:p>
          </table:table-cell>
          <table:table-cell table:style-name="ce23" table:formula="of:=VLOOKUP([.$C226];[$Sun.$A$1:$Sun.$C$367];3)-IF([.$G226];0;TIME(1;0;0))" office:value-type="time" office:time-value="PT18H00M00S" calcext:value-type="time">
            <text:p>18:0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6]" office:value-type="date" office:date-value="2023-10-26" calcext:value-type="date">
            <text:p>2023-10-26</text:p>
          </table:table-cell>
          <table:table-cell table:style-name="ce23" table:formula="of:=[.$H226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6]);ISBLANK([.$P226]));&quot;None&quot;;CONCATENATE([.$O226];[.$P226];&quot;&quot;))" office:value-type="string" office:string-value="Walkx" calcext:value-type="string">
            <text:p>Walkx</text:p>
          </table:table-cell>
          <table:table-cell table:style-name="ce46" table:formula="of:=CONCATENATE(IF([.$P226]=&quot;t&quot;;&quot;[TBD: &quot;;&quot;&quot;);IF(ISBLANK([.$J226]);&quot;&quot;;[.$J226]); IF([.$P22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6]);&quot;&quot;;IF(ISBLANK([.$L226]);TEXT([.$K226];&quot;YYYY-MM-DD&quot;);TEXT([.$K226]+[.$L226];&quot;YYYY-MM-DDTHH:MM:SS&quot;)))" office:value-type="string" office:string-value="2023-10-26T07:19:00" calcext:value-type="string">
            <text:p>2023-10-26T07:19:00</text:p>
          </table:table-cell>
          <table:table-cell table:style-name="ce29" table:formula="of:=IF(ISBLANK([.$M226]);&quot;&quot;;IF(ISBLANK([.$N226]);TEXT([.$M226];&quot;YYYY-MM-DD&quot;);TEXT([.$M226]+[.$N22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27" calcext:value-type="date">
            <text:p>2023-10-27</text:p>
          </table:table-cell>
          <table:table-cell table:style-name="ce46" table:formula="of:=TEXT([.$A227];&quot;YYYY&quot;)" office:value-type="string" office:string-value="2023" calcext:value-type="string">
            <text:p>2023</text:p>
          </table:table-cell>
          <table:table-cell table:style-name="ce46" table:formula="of:=[.$A227]-DATE(YEAR([.$A227]);1;0)" office:value-type="float" office:value="300" calcext:value-type="float">
            <text:p>300</text:p>
          </table:table-cell>
          <table:table-cell table:style-name="ce46" table:formula="of:=TEXT([.$A227];&quot;MMM&quot;)" office:value-type="string" office:string-value="Oct" calcext:value-type="string">
            <text:p>Oct</text:p>
          </table:table-cell>
          <table:table-cell table:style-name="ce46" table:formula="of:=DAY([.A227])" office:value-type="float" office:value="27" calcext:value-type="float">
            <text:p>27</text:p>
          </table:table-cell>
          <table:table-cell table:style-name="ce46" table:formula="of:=TEXT([.$A227];&quot;DDD&quot;)" office:value-type="string" office:string-value="Fri" calcext:value-type="string">
            <text:p>Fri</text:p>
          </table:table-cell>
          <table:table-cell table:style-name="ce51" table:formula="of:=AND(DATE(YEAR([.$A227]);3;1)-WEEKDAY(DATE(YEAR([.$A227]);3;1)-1)+14&lt;=[.$A227];[.$A227]&lt;DATE(YEAR([.$A227]);11;1)-WEEKDAY(DATE(YEAR([.$A227]);11;1)-1)+7)" office:value-type="boolean" office:boolean-value="true" calcext:value-type="boolean">
            <text:p>TRUE</text:p>
          </table:table-cell>
          <table:table-cell table:style-name="ce23" table:formula="of:=VLOOKUP([.$C227];[$Sun.$A$1:$Sun.$C$367];2)-IF([.$G227];0;TIME(1;0;0))" office:value-type="time" office:time-value="PT07H20M00S" calcext:value-type="time">
            <text:p>7:20:00</text:p>
          </table:table-cell>
          <table:table-cell table:style-name="ce23" table:formula="of:=VLOOKUP([.$C227];[$Sun.$A$1:$Sun.$C$367];3)-IF([.$G227];0;TIME(1;0;0))" office:value-type="time" office:time-value="PT17H58M00S" calcext:value-type="time">
            <text:p>17:5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7]" office:value-type="date" office:date-value="2023-10-27" calcext:value-type="date">
            <text:p>2023-10-27</text:p>
          </table:table-cell>
          <table:table-cell table:style-name="ce23" table:formula="of:=[.$H227]" office:value-type="time" office:time-value="PT07H20M00S" calcext:value-type="time">
            <text:p>7:2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7]);ISBLANK([.$P227]));&quot;None&quot;;CONCATENATE([.$O227];[.$P227];&quot;&quot;))" office:value-type="string" office:string-value="Walkx" calcext:value-type="string">
            <text:p>Walkx</text:p>
          </table:table-cell>
          <table:table-cell table:style-name="ce46" table:formula="of:=CONCATENATE(IF([.$P227]=&quot;t&quot;;&quot;[TBD: &quot;;&quot;&quot;);IF(ISBLANK([.$J227]);&quot;&quot;;[.$J227]); IF([.$P22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7]);&quot;&quot;;IF(ISBLANK([.$L227]);TEXT([.$K227];&quot;YYYY-MM-DD&quot;);TEXT([.$K227]+[.$L227];&quot;YYYY-MM-DDTHH:MM:SS&quot;)))" office:value-type="string" office:string-value="2023-10-27T07:20:00" calcext:value-type="string">
            <text:p>2023-10-27T07:20:00</text:p>
          </table:table-cell>
          <table:table-cell table:style-name="ce29" table:formula="of:=IF(ISBLANK([.$M227]);&quot;&quot;;IF(ISBLANK([.$N227]);TEXT([.$M227];&quot;YYYY-MM-DD&quot;);TEXT([.$M227]+[.$N22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0" calcext:value-type="date">
            <text:p>2023-10-30</text:p>
          </table:table-cell>
          <table:table-cell table:style-name="ce46" table:formula="of:=TEXT([.$A228];&quot;YYYY&quot;)" office:value-type="string" office:string-value="2023" calcext:value-type="string">
            <text:p>2023</text:p>
          </table:table-cell>
          <table:table-cell table:style-name="ce46" table:formula="of:=[.$A228]-DATE(YEAR([.$A228]);1;0)" office:value-type="float" office:value="303" calcext:value-type="float">
            <text:p>303</text:p>
          </table:table-cell>
          <table:table-cell table:style-name="ce46" table:formula="of:=TEXT([.$A228];&quot;MMM&quot;)" office:value-type="string" office:string-value="Oct" calcext:value-type="string">
            <text:p>Oct</text:p>
          </table:table-cell>
          <table:table-cell table:style-name="ce46" table:formula="of:=DAY([.A228])" office:value-type="float" office:value="30" calcext:value-type="float">
            <text:p>30</text:p>
          </table:table-cell>
          <table:table-cell table:style-name="ce46" table:formula="of:=TEXT([.$A228];&quot;DDD&quot;)" office:value-type="string" office:string-value="Mon" calcext:value-type="string">
            <text:p>Mon</text:p>
          </table:table-cell>
          <table:table-cell table:style-name="ce51" table:formula="of:=AND(DATE(YEAR([.$A228]);3;1)-WEEKDAY(DATE(YEAR([.$A228]);3;1)-1)+14&lt;=[.$A228];[.$A228]&lt;DATE(YEAR([.$A228]);11;1)-WEEKDAY(DATE(YEAR([.$A228]);11;1)-1)+7)" office:value-type="boolean" office:boolean-value="true" calcext:value-type="boolean">
            <text:p>TRUE</text:p>
          </table:table-cell>
          <table:table-cell table:style-name="ce23" table:formula="of:=VLOOKUP([.$C228];[$Sun.$A$1:$Sun.$C$367];2)-IF([.$G228];0;TIME(1;0;0))" office:value-type="time" office:time-value="PT07H24M00S" calcext:value-type="time">
            <text:p>7:24:00</text:p>
          </table:table-cell>
          <table:table-cell table:style-name="ce23" table:formula="of:=VLOOKUP([.$C228];[$Sun.$A$1:$Sun.$C$367];3)-IF([.$G228];0;TIME(1;0;0))" office:value-type="time" office:time-value="PT17H54M00S" calcext:value-type="time">
            <text:p>17:5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8]" office:value-type="date" office:date-value="2023-10-30" calcext:value-type="date">
            <text:p>2023-10-30</text:p>
          </table:table-cell>
          <table:table-cell table:style-name="ce23" table:formula="of:=[.$H228]" office:value-type="time" office:time-value="PT07H24M00S" calcext:value-type="time">
            <text:p>7:2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8]);ISBLANK([.$P228]));&quot;None&quot;;CONCATENATE([.$O228];[.$P228];&quot;&quot;))" office:value-type="string" office:string-value="Walkx" calcext:value-type="string">
            <text:p>Walkx</text:p>
          </table:table-cell>
          <table:table-cell table:style-name="ce46" table:formula="of:=CONCATENATE(IF([.$P228]=&quot;t&quot;;&quot;[TBD: &quot;;&quot;&quot;);IF(ISBLANK([.$J228]);&quot;&quot;;[.$J228]); IF([.$P22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8]);&quot;&quot;;IF(ISBLANK([.$L228]);TEXT([.$K228];&quot;YYYY-MM-DD&quot;);TEXT([.$K228]+[.$L228];&quot;YYYY-MM-DDTHH:MM:SS&quot;)))" office:value-type="string" office:string-value="2023-10-30T07:24:00" calcext:value-type="string">
            <text:p>2023-10-30T07:24:00</text:p>
          </table:table-cell>
          <table:table-cell table:style-name="ce29" table:formula="of:=IF(ISBLANK([.$M228]);&quot;&quot;;IF(ISBLANK([.$N228]);TEXT([.$M228];&quot;YYYY-MM-DD&quot;);TEXT([.$M228]+[.$N22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0-31" calcext:value-type="date">
            <text:p>2023-10-31</text:p>
          </table:table-cell>
          <table:table-cell table:style-name="ce46" table:formula="of:=TEXT([.$A229];&quot;YYYY&quot;)" office:value-type="string" office:string-value="2023" calcext:value-type="string">
            <text:p>2023</text:p>
          </table:table-cell>
          <table:table-cell table:style-name="ce46" table:formula="of:=[.$A229]-DATE(YEAR([.$A229]);1;0)" office:value-type="float" office:value="304" calcext:value-type="float">
            <text:p>304</text:p>
          </table:table-cell>
          <table:table-cell table:style-name="ce46" table:formula="of:=TEXT([.$A229];&quot;MMM&quot;)" office:value-type="string" office:string-value="Oct" calcext:value-type="string">
            <text:p>Oct</text:p>
          </table:table-cell>
          <table:table-cell table:style-name="ce46" table:formula="of:=DAY([.A229])" office:value-type="float" office:value="31" calcext:value-type="float">
            <text:p>31</text:p>
          </table:table-cell>
          <table:table-cell table:style-name="ce46" table:formula="of:=TEXT([.$A229];&quot;DDD&quot;)" office:value-type="string" office:string-value="Tue" calcext:value-type="string">
            <text:p>Tue</text:p>
          </table:table-cell>
          <table:table-cell table:style-name="ce51" table:formula="of:=AND(DATE(YEAR([.$A229]);3;1)-WEEKDAY(DATE(YEAR([.$A229]);3;1)-1)+14&lt;=[.$A229];[.$A229]&lt;DATE(YEAR([.$A229]);11;1)-WEEKDAY(DATE(YEAR([.$A229]);11;1)-1)+7)" office:value-type="boolean" office:boolean-value="true" calcext:value-type="boolean">
            <text:p>TRUE</text:p>
          </table:table-cell>
          <table:table-cell table:style-name="ce23" table:formula="of:=VLOOKUP([.$C229];[$Sun.$A$1:$Sun.$C$367];2)-IF([.$G229];0;TIME(1;0;0))" office:value-type="time" office:time-value="PT07H25M00S" calcext:value-type="time">
            <text:p>7:25:00</text:p>
          </table:table-cell>
          <table:table-cell table:style-name="ce23" table:formula="of:=VLOOKUP([.$C229];[$Sun.$A$1:$Sun.$C$367];3)-IF([.$G229];0;TIME(1;0;0))" office:value-type="time" office:time-value="PT17H53M00S" calcext:value-type="time">
            <text:p>17:5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29]" office:value-type="date" office:date-value="2023-10-31" calcext:value-type="date">
            <text:p>2023-10-31</text:p>
          </table:table-cell>
          <table:table-cell table:style-name="ce23" table:formula="of:=[.$H229]" office:value-type="time" office:time-value="PT07H25M00S" calcext:value-type="time">
            <text:p>7:2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29]);ISBLANK([.$P229]));&quot;None&quot;;CONCATENATE([.$O229];[.$P229];&quot;&quot;))" office:value-type="string" office:string-value="Walkx" calcext:value-type="string">
            <text:p>Walkx</text:p>
          </table:table-cell>
          <table:table-cell table:style-name="ce46" table:formula="of:=CONCATENATE(IF([.$P229]=&quot;t&quot;;&quot;[TBD: &quot;;&quot;&quot;);IF(ISBLANK([.$J229]);&quot;&quot;;[.$J229]); IF([.$P22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29]);&quot;&quot;;IF(ISBLANK([.$L229]);TEXT([.$K229];&quot;YYYY-MM-DD&quot;);TEXT([.$K229]+[.$L229];&quot;YYYY-MM-DDTHH:MM:SS&quot;)))" office:value-type="string" office:string-value="2023-10-31T07:25:00" calcext:value-type="string">
            <text:p>2023-10-31T07:25:00</text:p>
          </table:table-cell>
          <table:table-cell table:style-name="ce29" table:formula="of:=IF(ISBLANK([.$M229]);&quot;&quot;;IF(ISBLANK([.$N229]);TEXT([.$M229];&quot;YYYY-MM-DD&quot;);TEXT([.$M229]+[.$N22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1" calcext:value-type="date">
            <text:p>2023-11-01</text:p>
          </table:table-cell>
          <table:table-cell table:style-name="ce46" table:formula="of:=TEXT([.$A230];&quot;YYYY&quot;)" office:value-type="string" office:string-value="2023" calcext:value-type="string">
            <text:p>2023</text:p>
          </table:table-cell>
          <table:table-cell table:style-name="ce46" table:formula="of:=[.$A230]-DATE(YEAR([.$A230]);1;0)" office:value-type="float" office:value="305" calcext:value-type="float">
            <text:p>305</text:p>
          </table:table-cell>
          <table:table-cell table:style-name="ce46" table:formula="of:=TEXT([.$A230];&quot;MMM&quot;)" office:value-type="string" office:string-value="Nov" calcext:value-type="string">
            <text:p>Nov</text:p>
          </table:table-cell>
          <table:table-cell table:style-name="ce46" table:formula="of:=DAY([.A230])" office:value-type="float" office:value="1" calcext:value-type="float">
            <text:p>1</text:p>
          </table:table-cell>
          <table:table-cell table:style-name="ce46" table:formula="of:=TEXT([.$A230];&quot;DDD&quot;)" office:value-type="string" office:string-value="Wed" calcext:value-type="string">
            <text:p>Wed</text:p>
          </table:table-cell>
          <table:table-cell table:style-name="ce51" table:formula="of:=AND(DATE(YEAR([.$A230]);3;1)-WEEKDAY(DATE(YEAR([.$A230]);3;1)-1)+14&lt;=[.$A230];[.$A230]&lt;DATE(YEAR([.$A230]);11;1)-WEEKDAY(DATE(YEAR([.$A230]);11;1)-1)+7)" office:value-type="boolean" office:boolean-value="true" calcext:value-type="boolean">
            <text:p>TRUE</text:p>
          </table:table-cell>
          <table:table-cell table:style-name="ce23" table:formula="of:=VLOOKUP([.$C230];[$Sun.$A$1:$Sun.$C$367];2)-IF([.$G230];0;TIME(1;0;0))" office:value-type="time" office:time-value="PT07H26M00S" calcext:value-type="time">
            <text:p>7:26:00</text:p>
          </table:table-cell>
          <table:table-cell table:style-name="ce23" table:formula="of:=VLOOKUP([.$C230];[$Sun.$A$1:$Sun.$C$367];3)-IF([.$G230];0;TIME(1;0;0))" office:value-type="time" office:time-value="PT17H52M00S" calcext:value-type="time">
            <text:p>17:5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0]" office:value-type="date" office:date-value="2023-11-01" calcext:value-type="date">
            <text:p>2023-11-01</text:p>
          </table:table-cell>
          <table:table-cell table:style-name="ce23" table:formula="of:=[.$H230]" office:value-type="time" office:time-value="PT07H26M00S" calcext:value-type="time">
            <text:p>7:2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0]);ISBLANK([.$P230]));&quot;None&quot;;CONCATENATE([.$O230];[.$P230];&quot;&quot;))" office:value-type="string" office:string-value="Walkx" calcext:value-type="string">
            <text:p>Walkx</text:p>
          </table:table-cell>
          <table:table-cell table:style-name="ce46" table:formula="of:=CONCATENATE(IF([.$P230]=&quot;t&quot;;&quot;[TBD: &quot;;&quot;&quot;);IF(ISBLANK([.$J230]);&quot;&quot;;[.$J230]); IF([.$P23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0]);&quot;&quot;;IF(ISBLANK([.$L230]);TEXT([.$K230];&quot;YYYY-MM-DD&quot;);TEXT([.$K230]+[.$L230];&quot;YYYY-MM-DDTHH:MM:SS&quot;)))" office:value-type="string" office:string-value="2023-11-01T07:26:00" calcext:value-type="string">
            <text:p>2023-11-01T07:26:00</text:p>
          </table:table-cell>
          <table:table-cell table:style-name="ce29" table:formula="of:=IF(ISBLANK([.$M230]);&quot;&quot;;IF(ISBLANK([.$N230]);TEXT([.$M230];&quot;YYYY-MM-DD&quot;);TEXT([.$M230]+[.$N23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2" calcext:value-type="date">
            <text:p>2023-11-02</text:p>
          </table:table-cell>
          <table:table-cell table:style-name="ce46" table:formula="of:=TEXT([.$A231];&quot;YYYY&quot;)" office:value-type="string" office:string-value="2023" calcext:value-type="string">
            <text:p>2023</text:p>
          </table:table-cell>
          <table:table-cell table:style-name="ce46" table:formula="of:=[.$A231]-DATE(YEAR([.$A231]);1;0)" office:value-type="float" office:value="306" calcext:value-type="float">
            <text:p>306</text:p>
          </table:table-cell>
          <table:table-cell table:style-name="ce46" table:formula="of:=TEXT([.$A231];&quot;MMM&quot;)" office:value-type="string" office:string-value="Nov" calcext:value-type="string">
            <text:p>Nov</text:p>
          </table:table-cell>
          <table:table-cell table:style-name="ce46" table:formula="of:=DAY([.A231])" office:value-type="float" office:value="2" calcext:value-type="float">
            <text:p>2</text:p>
          </table:table-cell>
          <table:table-cell table:style-name="ce46" table:formula="of:=TEXT([.$A231];&quot;DDD&quot;)" office:value-type="string" office:string-value="Thu" calcext:value-type="string">
            <text:p>Thu</text:p>
          </table:table-cell>
          <table:table-cell table:style-name="ce51" table:formula="of:=AND(DATE(YEAR([.$A231]);3;1)-WEEKDAY(DATE(YEAR([.$A231]);3;1)-1)+14&lt;=[.$A231];[.$A231]&lt;DATE(YEAR([.$A231]);11;1)-WEEKDAY(DATE(YEAR([.$A231]);11;1)-1)+7)" office:value-type="boolean" office:boolean-value="true" calcext:value-type="boolean">
            <text:p>TRUE</text:p>
          </table:table-cell>
          <table:table-cell table:style-name="ce23" table:formula="of:=VLOOKUP([.$C231];[$Sun.$A$1:$Sun.$C$367];2)-IF([.$G231];0;TIME(1;0;0))" office:value-type="time" office:time-value="PT07H27M00S" calcext:value-type="time">
            <text:p>7:27:00</text:p>
          </table:table-cell>
          <table:table-cell table:style-name="ce23" table:formula="of:=VLOOKUP([.$C231];[$Sun.$A$1:$Sun.$C$367];3)-IF([.$G231];0;TIME(1;0;0))" office:value-type="time" office:time-value="PT17H51M00S" calcext:value-type="time">
            <text:p>17:5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1]" office:value-type="date" office:date-value="2023-11-02" calcext:value-type="date">
            <text:p>2023-11-02</text:p>
          </table:table-cell>
          <table:table-cell table:style-name="ce23" table:formula="of:=[.$H231]" office:value-type="time" office:time-value="PT07H27M00S" calcext:value-type="time">
            <text:p>7:2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1]);ISBLANK([.$P231]));&quot;None&quot;;CONCATENATE([.$O231];[.$P231];&quot;&quot;))" office:value-type="string" office:string-value="Walkx" calcext:value-type="string">
            <text:p>Walkx</text:p>
          </table:table-cell>
          <table:table-cell table:style-name="ce46" table:formula="of:=CONCATENATE(IF([.$P231]=&quot;t&quot;;&quot;[TBD: &quot;;&quot;&quot;);IF(ISBLANK([.$J231]);&quot;&quot;;[.$J231]); IF([.$P23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1]);&quot;&quot;;IF(ISBLANK([.$L231]);TEXT([.$K231];&quot;YYYY-MM-DD&quot;);TEXT([.$K231]+[.$L231];&quot;YYYY-MM-DDTHH:MM:SS&quot;)))" office:value-type="string" office:string-value="2023-11-02T07:27:00" calcext:value-type="string">
            <text:p>2023-11-02T07:27:00</text:p>
          </table:table-cell>
          <table:table-cell table:style-name="ce29" table:formula="of:=IF(ISBLANK([.$M231]);&quot;&quot;;IF(ISBLANK([.$N231]);TEXT([.$M231];&quot;YYYY-MM-DD&quot;);TEXT([.$M231]+[.$N23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3" calcext:value-type="date">
            <text:p>2023-11-03</text:p>
          </table:table-cell>
          <table:table-cell table:style-name="ce46" table:formula="of:=TEXT([.$A232];&quot;YYYY&quot;)" office:value-type="string" office:string-value="2023" calcext:value-type="string">
            <text:p>2023</text:p>
          </table:table-cell>
          <table:table-cell table:style-name="ce46" table:formula="of:=[.$A232]-DATE(YEAR([.$A232]);1;0)" office:value-type="float" office:value="307" calcext:value-type="float">
            <text:p>307</text:p>
          </table:table-cell>
          <table:table-cell table:style-name="ce46" table:formula="of:=TEXT([.$A232];&quot;MMM&quot;)" office:value-type="string" office:string-value="Nov" calcext:value-type="string">
            <text:p>Nov</text:p>
          </table:table-cell>
          <table:table-cell table:style-name="ce46" table:formula="of:=DAY([.A232])" office:value-type="float" office:value="3" calcext:value-type="float">
            <text:p>3</text:p>
          </table:table-cell>
          <table:table-cell table:style-name="ce46" table:formula="of:=TEXT([.$A232];&quot;DDD&quot;)" office:value-type="string" office:string-value="Fri" calcext:value-type="string">
            <text:p>Fri</text:p>
          </table:table-cell>
          <table:table-cell table:style-name="ce51" table:formula="of:=AND(DATE(YEAR([.$A232]);3;1)-WEEKDAY(DATE(YEAR([.$A232]);3;1)-1)+14&lt;=[.$A232];[.$A232]&lt;DATE(YEAR([.$A232]);11;1)-WEEKDAY(DATE(YEAR([.$A232]);11;1)-1)+7)" office:value-type="boolean" office:boolean-value="true" calcext:value-type="boolean">
            <text:p>TRUE</text:p>
          </table:table-cell>
          <table:table-cell table:style-name="ce23" table:formula="of:=VLOOKUP([.$C232];[$Sun.$A$1:$Sun.$C$367];2)-IF([.$G232];0;TIME(1;0;0))" office:value-type="time" office:time-value="PT07H29M00S" calcext:value-type="time">
            <text:p>7:29:00</text:p>
          </table:table-cell>
          <table:table-cell table:style-name="ce23" table:formula="of:=VLOOKUP([.$C232];[$Sun.$A$1:$Sun.$C$367];3)-IF([.$G232];0;TIME(1;0;0))" office:value-type="time" office:time-value="PT17H50M00S" calcext:value-type="time">
            <text:p>17:5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2]" office:value-type="date" office:date-value="2023-11-03" calcext:value-type="date">
            <text:p>2023-11-03</text:p>
          </table:table-cell>
          <table:table-cell table:style-name="ce23" table:formula="of:=[.$H232]" office:value-type="time" office:time-value="PT07H29M00S" calcext:value-type="time">
            <text:p>7:2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2]);ISBLANK([.$P232]));&quot;None&quot;;CONCATENATE([.$O232];[.$P232];&quot;&quot;))" office:value-type="string" office:string-value="Walkx" calcext:value-type="string">
            <text:p>Walkx</text:p>
          </table:table-cell>
          <table:table-cell table:style-name="ce46" table:formula="of:=CONCATENATE(IF([.$P232]=&quot;t&quot;;&quot;[TBD: &quot;;&quot;&quot;);IF(ISBLANK([.$J232]);&quot;&quot;;[.$J232]); IF([.$P23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2]);&quot;&quot;;IF(ISBLANK([.$L232]);TEXT([.$K232];&quot;YYYY-MM-DD&quot;);TEXT([.$K232]+[.$L232];&quot;YYYY-MM-DDTHH:MM:SS&quot;)))" office:value-type="string" office:string-value="2023-11-03T07:29:00" calcext:value-type="string">
            <text:p>2023-11-03T07:29:00</text:p>
          </table:table-cell>
          <table:table-cell table:style-name="ce29" table:formula="of:=IF(ISBLANK([.$M232]);&quot;&quot;;IF(ISBLANK([.$N232]);TEXT([.$M232];&quot;YYYY-MM-DD&quot;);TEXT([.$M232]+[.$N232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04" calcext:value-type="date">
            <text:p>2023-11-04</text:p>
          </table:table-cell>
          <table:table-cell table:style-name="ce44" table:formula="of:=TEXT([.$A233];&quot;YYYY&quot;)" office:value-type="string" office:string-value="2023" calcext:value-type="string">
            <text:p>2023</text:p>
          </table:table-cell>
          <table:table-cell table:style-name="ce44" table:formula="of:=[.$A233]-DATE(YEAR([.$A233]);1;0)" office:value-type="float" office:value="308" calcext:value-type="float">
            <text:p>308</text:p>
          </table:table-cell>
          <table:table-cell table:style-name="ce44" table:formula="of:=TEXT([.$A233];&quot;MMM&quot;)" office:value-type="string" office:string-value="Nov" calcext:value-type="string">
            <text:p>Nov</text:p>
          </table:table-cell>
          <table:table-cell table:style-name="ce44" table:formula="of:=DAY([.A233])" office:value-type="float" office:value="4" calcext:value-type="float">
            <text:p>4</text:p>
          </table:table-cell>
          <table:table-cell table:style-name="ce44" table:formula="of:=TEXT([.$A233];&quot;DDD&quot;)" office:value-type="string" office:string-value="Sat" calcext:value-type="string">
            <text:p>Sat</text:p>
          </table:table-cell>
          <table:table-cell table:style-name="ce50" table:formula="of:=AND(DATE(YEAR([.$A233]);3;1)-WEEKDAY(DATE(YEAR([.$A233]);3;1)-1)+14&lt;=[.$A233];[.$A233]&lt;DATE(YEAR([.$A233]);11;1)-WEEKDAY(DATE(YEAR([.$A233]);11;1)-1)+7)" office:value-type="boolean" office:boolean-value="true" calcext:value-type="boolean">
            <text:p>TRUE</text:p>
          </table:table-cell>
          <table:table-cell table:style-name="ce55" table:formula="of:=VLOOKUP([.$C233];[$Sun.$A$1:$Sun.$C$367];2)-IF([.$G233];0;TIME(1;0;0))" office:value-type="time" office:time-value="PT07H30M00S" calcext:value-type="time">
            <text:p>7:30:00</text:p>
          </table:table-cell>
          <table:table-cell table:style-name="ce55" table:formula="of:=VLOOKUP([.$C233];[$Sun.$A$1:$Sun.$C$367];3)-IF([.$G233];0;TIME(1;0;0))" office:value-type="time" office:time-value="PT17H48M00S" calcext:value-type="time">
            <text:p>17:48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33]" office:value-type="date" office:date-value="2023-11-04" calcext:value-type="date">
            <text:p>2023-11-04</text:p>
          </table:table-cell>
          <table:table-cell table:style-name="ce55"/>
          <table:table-cell table:style-name="ce26" office:value-type="date" office:date-value="2023-11-13" calcext:value-type="date">
            <text:p>2023-11-13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3]);ISBLANK([.$P233]));&quot;None&quot;;CONCATENATE([.$O233];[.$P233];&quot;&quot;))" office:value-type="string" office:string-value="Tripx" calcext:value-type="string">
            <text:p>Tripx</text:p>
          </table:table-cell>
          <table:table-cell table:style-name="ce44" table:formula="of:=CONCATENATE(IF([.$P233]=&quot;t&quot;;&quot;[TBD: &quot;;&quot;&quot;);IF(ISBLANK([.$J233]);&quot;&quot;;[.$J233]); IF([.$P233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33]);&quot;&quot;;IF(ISBLANK([.$L233]);TEXT([.$K233];&quot;YYYY-MM-DD&quot;);TEXT([.$K233]+[.$L233];&quot;YYYY-MM-DDTHH:MM:SS&quot;)))" office:value-type="string" office:string-value="2023-11-04" calcext:value-type="string">
            <text:p>2023-11-04</text:p>
          </table:table-cell>
          <table:table-cell table:style-name="ce59" table:formula="of:=IF(ISBLANK([.$M233]);&quot;&quot;;IF(ISBLANK([.$N233]);TEXT([.$M233];&quot;YYYY-MM-DD&quot;);TEXT([.$M233]+[.$N233];&quot;YYYY-MM-DDTHH:MM:SS&quot;)))" office:value-type="string" office:string-value="2023-11-13" calcext:value-type="string">
            <text:p>2023-11-13</text:p>
          </table:table-cell>
          <table:table-cell/>
        </table:table-row>
        <table:table-row table:style-name="ro2">
          <table:table-cell table:style-name="ce26" table:formula="of:=DATE([.$B234];11;1)-WEEKDAY(DATE([.$B234];11;1)-1)+7" office:value-type="date" office:date-value="2023-11-05" calcext:value-type="date">
            <text:p>2023-11-0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4]-DATE(YEAR([.$A234]);1;0)" office:value-type="float" office:value="309" calcext:value-type="float">
            <text:p>309</text:p>
          </table:table-cell>
          <table:table-cell table:style-name="ce44" table:formula="of:=TEXT([.$A234];&quot;MMM&quot;)" office:value-type="string" office:string-value="Nov" calcext:value-type="string">
            <text:p>Nov</text:p>
          </table:table-cell>
          <table:table-cell table:style-name="ce44" table:formula="of:=DAY([.A234])" office:value-type="float" office:value="5" calcext:value-type="float">
            <text:p>5</text:p>
          </table:table-cell>
          <table:table-cell table:style-name="ce44" table:formula="of:=TEXT([.$A234];&quot;DDD&quot;)" office:value-type="string" office:string-value="Sun" calcext:value-type="string">
            <text:p>Sun</text:p>
          </table:table-cell>
          <table:table-cell table:style-name="ce50" table:formula="of:=AND(DATE(YEAR([.$A234]);3;1)-WEEKDAY(DATE(YEAR([.$A234]);3;1)-1)+14&lt;=[.$A234];[.$A234]&lt;DATE(YEAR([.$A234]);11;1)-WEEKDAY(DATE(YEAR([.$A234]);11;1)-1)+7)" office:value-type="boolean" office:boolean-value="false" calcext:value-type="boolean">
            <text:p>FALSE</text:p>
          </table:table-cell>
          <table:table-cell table:style-name="ce55" table:formula="of:=VLOOKUP([.$C234];[$Sun.$A$1:$Sun.$C$367];2)-IF([.$G234];0;TIME(1;0;0))" office:value-type="time" office:time-value="PT06H31M00S" calcext:value-type="time">
            <text:p>6:31:00</text:p>
          </table:table-cell>
          <table:table-cell table:style-name="ce55" table:formula="of:=VLOOKUP([.$C234];[$Sun.$A$1:$Sun.$C$367];3)-IF([.$G234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34]" office:value-type="date" office:date-value="2023-11-05" calcext:value-type="date">
            <text:p>2023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4]);ISBLANK([.$P234]));&quot;None&quot;;CONCATENATE([.$O234];[.$P234];&quot;&quot;))" office:value-type="string" office:string-value="Specialx" calcext:value-type="string">
            <text:p>Specialx</text:p>
          </table:table-cell>
          <table:table-cell table:style-name="ce44" table:formula="of:=CONCATENATE(IF([.$P234]=&quot;t&quot;;&quot;[TBD: &quot;;&quot;&quot;);IF(ISBLANK([.$J234]);&quot;&quot;;[.$J234]); IF([.$P234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34]);&quot;&quot;;IF(ISBLANK([.$L234]);TEXT([.$K234];&quot;YYYY-MM-DD&quot;);TEXT([.$K234]+[.$L234];&quot;YYYY-MM-DDTHH:MM:SS&quot;)))" office:value-type="string" office:string-value="2023-11-05" calcext:value-type="string">
            <text:p>2023-11-05</text:p>
          </table:table-cell>
          <table:table-cell table:style-name="ce59" table:formula="of:=IF(ISBLANK([.$M234]);&quot;&quot;;IF(ISBLANK([.$N234]);TEXT([.$M234];&quot;YYYY-MM-DD&quot;);TEXT([.$M234]+[.$N23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6" calcext:value-type="date">
            <text:p>2023-11-06</text:p>
          </table:table-cell>
          <table:table-cell table:style-name="ce46" table:formula="of:=TEXT([.$A235];&quot;YYYY&quot;)" office:value-type="string" office:string-value="2023" calcext:value-type="string">
            <text:p>2023</text:p>
          </table:table-cell>
          <table:table-cell table:style-name="ce46" table:formula="of:=[.$A235]-DATE(YEAR([.$A235]);1;0)" office:value-type="float" office:value="310" calcext:value-type="float">
            <text:p>310</text:p>
          </table:table-cell>
          <table:table-cell table:style-name="ce46" table:formula="of:=TEXT([.$A235];&quot;MMM&quot;)" office:value-type="string" office:string-value="Nov" calcext:value-type="string">
            <text:p>Nov</text:p>
          </table:table-cell>
          <table:table-cell table:style-name="ce46" table:formula="of:=DAY([.A235])" office:value-type="float" office:value="6" calcext:value-type="float">
            <text:p>6</text:p>
          </table:table-cell>
          <table:table-cell table:style-name="ce46" table:formula="of:=TEXT([.$A235];&quot;DDD&quot;)" office:value-type="string" office:string-value="Mon" calcext:value-type="string">
            <text:p>Mon</text:p>
          </table:table-cell>
          <table:table-cell table:style-name="ce51" table:formula="of:=AND(DATE(YEAR([.$A235]);3;1)-WEEKDAY(DATE(YEAR([.$A235]);3;1)-1)+14&lt;=[.$A235];[.$A235]&lt;DATE(YEAR([.$A235]);11;1)-WEEKDAY(DATE(YEAR([.$A235]);11;1)-1)+7)" office:value-type="boolean" office:boolean-value="false" calcext:value-type="boolean">
            <text:p>FALSE</text:p>
          </table:table-cell>
          <table:table-cell table:style-name="ce23" table:formula="of:=VLOOKUP([.$C235];[$Sun.$A$1:$Sun.$C$367];2)-IF([.$G235];0;TIME(1;0;0))" office:value-type="time" office:time-value="PT06H32M00S" calcext:value-type="time">
            <text:p>6:32:00</text:p>
          </table:table-cell>
          <table:table-cell table:style-name="ce23" table:formula="of:=VLOOKUP([.$C235];[$Sun.$A$1:$Sun.$C$367];3)-IF([.$G235];0;TIME(1;0;0))" office:value-type="time" office:time-value="PT16H46M00S" calcext:value-type="time">
            <text:p>16:4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5]" office:value-type="date" office:date-value="2023-11-06" calcext:value-type="date">
            <text:p>2023-11-06</text:p>
          </table:table-cell>
          <table:table-cell table:style-name="ce23" table:formula="of:=[.$H235]" office:value-type="time" office:time-value="PT06H32M00S" calcext:value-type="time">
            <text:p>6:3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5]);ISBLANK([.$P235]));&quot;None&quot;;CONCATENATE([.$O235];[.$P235];&quot;&quot;))" office:value-type="string" office:string-value="Walk-" calcext:value-type="string">
            <text:p>Walk-</text:p>
          </table:table-cell>
          <table:table-cell table:style-name="ce46" table:formula="of:=CONCATENATE(IF([.$P235]=&quot;t&quot;;&quot;[TBD: &quot;;&quot;&quot;);IF(ISBLANK([.$J235]);&quot;&quot;;[.$J235]); IF([.$P23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5]);&quot;&quot;;IF(ISBLANK([.$L235]);TEXT([.$K235];&quot;YYYY-MM-DD&quot;);TEXT([.$K235]+[.$L235];&quot;YYYY-MM-DDTHH:MM:SS&quot;)))" office:value-type="string" office:string-value="2023-11-06T06:32:00" calcext:value-type="string">
            <text:p>2023-11-06T06:32:00</text:p>
          </table:table-cell>
          <table:table-cell table:style-name="ce29" table:formula="of:=IF(ISBLANK([.$M235]);&quot;&quot;;IF(ISBLANK([.$N235]);TEXT([.$M235];&quot;YYYY-MM-DD&quot;);TEXT([.$M235]+[.$N235];&quot;YYYY-MM-DDTHH:MM:SS&quot;)))">
            <text:p/>
          </table:table-cell>
          <table:table-cell/>
        </table:table-row>
        <table:table-row table:style-name="ro2">
          <table:table-cell table:style-name="ce26" table:formula="of:=DATE([.$B236];11;1)-WEEKDAY(DATE([.$B236];11;1)-2)+7+1" office:value-type="date" office:date-value="2023-11-07" calcext:value-type="date">
            <text:p>2023-11-07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36]-DATE(YEAR([.$A236]);1;0)" office:value-type="float" office:value="311" calcext:value-type="float">
            <text:p>311</text:p>
          </table:table-cell>
          <table:table-cell table:style-name="ce44" table:formula="of:=TEXT([.$A236];&quot;MMM&quot;)" office:value-type="string" office:string-value="Nov" calcext:value-type="string">
            <text:p>Nov</text:p>
          </table:table-cell>
          <table:table-cell table:style-name="ce44" table:formula="of:=DAY([.A236])" office:value-type="float" office:value="7" calcext:value-type="float">
            <text:p>7</text:p>
          </table:table-cell>
          <table:table-cell table:style-name="ce44" table:formula="of:=TEXT([.$A236];&quot;DDD&quot;)" office:value-type="string" office:string-value="Tue" calcext:value-type="string">
            <text:p>Tue</text:p>
          </table:table-cell>
          <table:table-cell table:style-name="ce50" table:formula="of:=AND(DATE(YEAR([.$A236]);3;1)-WEEKDAY(DATE(YEAR([.$A236]);3;1)-1)+14&lt;=[.$A236];[.$A236]&lt;DATE(YEAR([.$A236]);11;1)-WEEKDAY(DATE(YEAR([.$A236]);11;1)-1)+7)" office:value-type="boolean" office:boolean-value="false" calcext:value-type="boolean">
            <text:p>FALSE</text:p>
          </table:table-cell>
          <table:table-cell table:style-name="ce55" table:formula="of:=VLOOKUP([.$C236];[$Sun.$A$1:$Sun.$C$367];2)-IF([.$G236];0;TIME(1;0;0))" office:value-type="time" office:time-value="PT06H33M00S" calcext:value-type="time">
            <text:p>6:33:00</text:p>
          </table:table-cell>
          <table:table-cell table:style-name="ce55" table:formula="of:=VLOOKUP([.$C236];[$Sun.$A$1:$Sun.$C$367];3)-IF([.$G236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36]" office:value-type="date" office:date-value="2023-11-07" calcext:value-type="date">
            <text:p>2023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36]);ISBLANK([.$P236]));&quot;None&quot;;CONCATENATE([.$O236];[.$P236];&quot;&quot;))" office:value-type="string" office:string-value="Holidayx" calcext:value-type="string">
            <text:p>Holidayx</text:p>
          </table:table-cell>
          <table:table-cell table:style-name="ce44" table:formula="of:=CONCATENATE(IF([.$P236]=&quot;t&quot;;&quot;[TBD: &quot;;&quot;&quot;);IF(ISBLANK([.$J236]);&quot;&quot;;[.$J236]); IF([.$P236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36]);&quot;&quot;;IF(ISBLANK([.$L236]);TEXT([.$K236];&quot;YYYY-MM-DD&quot;);TEXT([.$K236]+[.$L236];&quot;YYYY-MM-DDTHH:MM:SS&quot;)))" office:value-type="string" office:string-value="2023-11-07" calcext:value-type="string">
            <text:p>2023-11-07</text:p>
          </table:table-cell>
          <table:table-cell table:style-name="ce59" table:formula="of:=IF(ISBLANK([.$M236]);&quot;&quot;;IF(ISBLANK([.$N236]);TEXT([.$M236];&quot;YYYY-MM-DD&quot;);TEXT([.$M236]+[.$N23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7" calcext:value-type="date">
            <text:p>2023-11-07</text:p>
          </table:table-cell>
          <table:table-cell table:style-name="ce46" table:formula="of:=TEXT([.$A237];&quot;YYYY&quot;)" office:value-type="string" office:string-value="2023" calcext:value-type="string">
            <text:p>2023</text:p>
          </table:table-cell>
          <table:table-cell table:style-name="ce46" table:formula="of:=[.$A237]-DATE(YEAR([.$A237]);1;0)" office:value-type="float" office:value="311" calcext:value-type="float">
            <text:p>311</text:p>
          </table:table-cell>
          <table:table-cell table:style-name="ce46" table:formula="of:=TEXT([.$A237];&quot;MMM&quot;)" office:value-type="string" office:string-value="Nov" calcext:value-type="string">
            <text:p>Nov</text:p>
          </table:table-cell>
          <table:table-cell table:style-name="ce46" table:formula="of:=DAY([.A237])" office:value-type="float" office:value="7" calcext:value-type="float">
            <text:p>7</text:p>
          </table:table-cell>
          <table:table-cell table:style-name="ce46" table:formula="of:=TEXT([.$A237];&quot;DDD&quot;)" office:value-type="string" office:string-value="Tue" calcext:value-type="string">
            <text:p>Tue</text:p>
          </table:table-cell>
          <table:table-cell table:style-name="ce51" table:formula="of:=AND(DATE(YEAR([.$A237]);3;1)-WEEKDAY(DATE(YEAR([.$A237]);3;1)-1)+14&lt;=[.$A237];[.$A237]&lt;DATE(YEAR([.$A237]);11;1)-WEEKDAY(DATE(YEAR([.$A237]);11;1)-1)+7)" office:value-type="boolean" office:boolean-value="false" calcext:value-type="boolean">
            <text:p>FALSE</text:p>
          </table:table-cell>
          <table:table-cell table:style-name="ce23" table:formula="of:=VLOOKUP([.$C237];[$Sun.$A$1:$Sun.$C$367];2)-IF([.$G237];0;TIME(1;0;0))" office:value-type="time" office:time-value="PT06H33M00S" calcext:value-type="time">
            <text:p>6:33:00</text:p>
          </table:table-cell>
          <table:table-cell table:style-name="ce23" table:formula="of:=VLOOKUP([.$C237];[$Sun.$A$1:$Sun.$C$367];3)-IF([.$G237];0;TIME(1;0;0))" office:value-type="time" office:time-value="PT16H45M00S" calcext:value-type="time">
            <text:p>16:4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7]" office:value-type="date" office:date-value="2023-11-07" calcext:value-type="date">
            <text:p>2023-11-07</text:p>
          </table:table-cell>
          <table:table-cell table:style-name="ce23" table:formula="of:=[.$H237]" office:value-type="time" office:time-value="PT06H33M00S" calcext:value-type="time">
            <text:p>6:3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7]);ISBLANK([.$P237]));&quot;None&quot;;CONCATENATE([.$O237];[.$P237];&quot;&quot;))" office:value-type="string" office:string-value="Walk-" calcext:value-type="string">
            <text:p>Walk-</text:p>
          </table:table-cell>
          <table:table-cell table:style-name="ce46" table:formula="of:=CONCATENATE(IF([.$P237]=&quot;t&quot;;&quot;[TBD: &quot;;&quot;&quot;);IF(ISBLANK([.$J237]);&quot;&quot;;[.$J237]); IF([.$P23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7]);&quot;&quot;;IF(ISBLANK([.$L237]);TEXT([.$K237];&quot;YYYY-MM-DD&quot;);TEXT([.$K237]+[.$L237];&quot;YYYY-MM-DDTHH:MM:SS&quot;)))" office:value-type="string" office:string-value="2023-11-07T06:33:00" calcext:value-type="string">
            <text:p>2023-11-07T06:33:00</text:p>
          </table:table-cell>
          <table:table-cell table:style-name="ce29" table:formula="of:=IF(ISBLANK([.$M237]);&quot;&quot;;IF(ISBLANK([.$N237]);TEXT([.$M237];&quot;YYYY-MM-DD&quot;);TEXT([.$M237]+[.$N23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8" calcext:value-type="date">
            <text:p>2023-11-08</text:p>
          </table:table-cell>
          <table:table-cell table:style-name="ce46" table:formula="of:=TEXT([.$A238];&quot;YYYY&quot;)" office:value-type="string" office:string-value="2023" calcext:value-type="string">
            <text:p>2023</text:p>
          </table:table-cell>
          <table:table-cell table:style-name="ce46" table:formula="of:=[.$A238]-DATE(YEAR([.$A238]);1;0)" office:value-type="float" office:value="312" calcext:value-type="float">
            <text:p>312</text:p>
          </table:table-cell>
          <table:table-cell table:style-name="ce46" table:formula="of:=TEXT([.$A238];&quot;MMM&quot;)" office:value-type="string" office:string-value="Nov" calcext:value-type="string">
            <text:p>Nov</text:p>
          </table:table-cell>
          <table:table-cell table:style-name="ce46" table:formula="of:=DAY([.A238])" office:value-type="float" office:value="8" calcext:value-type="float">
            <text:p>8</text:p>
          </table:table-cell>
          <table:table-cell table:style-name="ce46" table:formula="of:=TEXT([.$A238];&quot;DDD&quot;)" office:value-type="string" office:string-value="Wed" calcext:value-type="string">
            <text:p>Wed</text:p>
          </table:table-cell>
          <table:table-cell table:style-name="ce51" table:formula="of:=AND(DATE(YEAR([.$A238]);3;1)-WEEKDAY(DATE(YEAR([.$A238]);3;1)-1)+14&lt;=[.$A238];[.$A238]&lt;DATE(YEAR([.$A238]);11;1)-WEEKDAY(DATE(YEAR([.$A238]);11;1)-1)+7)" office:value-type="boolean" office:boolean-value="false" calcext:value-type="boolean">
            <text:p>FALSE</text:p>
          </table:table-cell>
          <table:table-cell table:style-name="ce23" table:formula="of:=VLOOKUP([.$C238];[$Sun.$A$1:$Sun.$C$367];2)-IF([.$G238];0;TIME(1;0;0))" office:value-type="time" office:time-value="PT06H35M00S" calcext:value-type="time">
            <text:p>6:35:00</text:p>
          </table:table-cell>
          <table:table-cell table:style-name="ce23" table:formula="of:=VLOOKUP([.$C238];[$Sun.$A$1:$Sun.$C$367];3)-IF([.$G238];0;TIME(1;0;0))" office:value-type="time" office:time-value="PT16H44M00S" calcext:value-type="time">
            <text:p>16:4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8]" office:value-type="date" office:date-value="2023-11-08" calcext:value-type="date">
            <text:p>2023-11-08</text:p>
          </table:table-cell>
          <table:table-cell table:style-name="ce23" table:formula="of:=[.$H238]" office:value-type="time" office:time-value="PT06H35M00S" calcext:value-type="time">
            <text:p>6:3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8]);ISBLANK([.$P238]));&quot;None&quot;;CONCATENATE([.$O238];[.$P238];&quot;&quot;))" office:value-type="string" office:string-value="Walk-" calcext:value-type="string">
            <text:p>Walk-</text:p>
          </table:table-cell>
          <table:table-cell table:style-name="ce46" table:formula="of:=CONCATENATE(IF([.$P238]=&quot;t&quot;;&quot;[TBD: &quot;;&quot;&quot;);IF(ISBLANK([.$J238]);&quot;&quot;;[.$J238]); IF([.$P23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8]);&quot;&quot;;IF(ISBLANK([.$L238]);TEXT([.$K238];&quot;YYYY-MM-DD&quot;);TEXT([.$K238]+[.$L238];&quot;YYYY-MM-DDTHH:MM:SS&quot;)))" office:value-type="string" office:string-value="2023-11-08T06:35:00" calcext:value-type="string">
            <text:p>2023-11-08T06:35:00</text:p>
          </table:table-cell>
          <table:table-cell table:style-name="ce29" table:formula="of:=IF(ISBLANK([.$M238]);&quot;&quot;;IF(ISBLANK([.$N238]);TEXT([.$M238];&quot;YYYY-MM-DD&quot;);TEXT([.$M238]+[.$N23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09" calcext:value-type="date">
            <text:p>2023-11-09</text:p>
          </table:table-cell>
          <table:table-cell table:style-name="ce46" table:formula="of:=TEXT([.$A239];&quot;YYYY&quot;)" office:value-type="string" office:string-value="2023" calcext:value-type="string">
            <text:p>2023</text:p>
          </table:table-cell>
          <table:table-cell table:style-name="ce46" table:formula="of:=[.$A239]-DATE(YEAR([.$A239]);1;0)" office:value-type="float" office:value="313" calcext:value-type="float">
            <text:p>313</text:p>
          </table:table-cell>
          <table:table-cell table:style-name="ce46" table:formula="of:=TEXT([.$A239];&quot;MMM&quot;)" office:value-type="string" office:string-value="Nov" calcext:value-type="string">
            <text:p>Nov</text:p>
          </table:table-cell>
          <table:table-cell table:style-name="ce46" table:formula="of:=DAY([.A239])" office:value-type="float" office:value="9" calcext:value-type="float">
            <text:p>9</text:p>
          </table:table-cell>
          <table:table-cell table:style-name="ce46" table:formula="of:=TEXT([.$A239];&quot;DDD&quot;)" office:value-type="string" office:string-value="Thu" calcext:value-type="string">
            <text:p>Thu</text:p>
          </table:table-cell>
          <table:table-cell table:style-name="ce51" table:formula="of:=AND(DATE(YEAR([.$A239]);3;1)-WEEKDAY(DATE(YEAR([.$A239]);3;1)-1)+14&lt;=[.$A239];[.$A239]&lt;DATE(YEAR([.$A239]);11;1)-WEEKDAY(DATE(YEAR([.$A239]);11;1)-1)+7)" office:value-type="boolean" office:boolean-value="false" calcext:value-type="boolean">
            <text:p>FALSE</text:p>
          </table:table-cell>
          <table:table-cell table:style-name="ce23" table:formula="of:=VLOOKUP([.$C239];[$Sun.$A$1:$Sun.$C$367];2)-IF([.$G239];0;TIME(1;0;0))" office:value-type="time" office:time-value="PT06H36M00S" calcext:value-type="time">
            <text:p>6:36:00</text:p>
          </table:table-cell>
          <table:table-cell table:style-name="ce23" table:formula="of:=VLOOKUP([.$C239];[$Sun.$A$1:$Sun.$C$367];3)-IF([.$G239];0;TIME(1;0;0))" office:value-type="time" office:time-value="PT16H43M00S" calcext:value-type="time">
            <text:p>16:4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39]" office:value-type="date" office:date-value="2023-11-09" calcext:value-type="date">
            <text:p>2023-11-09</text:p>
          </table:table-cell>
          <table:table-cell table:style-name="ce23" table:formula="of:=[.$H239]" office:value-type="time" office:time-value="PT06H36M00S" calcext:value-type="time">
            <text:p>6:3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39]);ISBLANK([.$P239]));&quot;None&quot;;CONCATENATE([.$O239];[.$P239];&quot;&quot;))" office:value-type="string" office:string-value="Walk-" calcext:value-type="string">
            <text:p>Walk-</text:p>
          </table:table-cell>
          <table:table-cell table:style-name="ce46" table:formula="of:=CONCATENATE(IF([.$P239]=&quot;t&quot;;&quot;[TBD: &quot;;&quot;&quot;);IF(ISBLANK([.$J239]);&quot;&quot;;[.$J239]); IF([.$P23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39]);&quot;&quot;;IF(ISBLANK([.$L239]);TEXT([.$K239];&quot;YYYY-MM-DD&quot;);TEXT([.$K239]+[.$L239];&quot;YYYY-MM-DDTHH:MM:SS&quot;)))" office:value-type="string" office:string-value="2023-11-09T06:36:00" calcext:value-type="string">
            <text:p>2023-11-09T06:36:00</text:p>
          </table:table-cell>
          <table:table-cell table:style-name="ce29" table:formula="of:=IF(ISBLANK([.$M239]);&quot;&quot;;IF(ISBLANK([.$N239]);TEXT([.$M239];&quot;YYYY-MM-DD&quot;);TEXT([.$M239]+[.$N239];&quot;YYYY-MM-DDTHH:MM:SS&quot;)))">
            <text:p/>
          </table:table-cell>
          <table:table-cell/>
        </table:table-row>
        <table:table-row table:style-name="ro2">
          <table:table-cell table:style-name="ce26" table:formula="of:=DATE([.$B240];11;11)+CHOOSE(WEEKDAY(DATE([.$B240];11;11));1;0;0;0;0;0;-1)" office:value-type="date" office:date-value="2023-11-10" calcext:value-type="date">
            <text:p>2023-11-10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40]-DATE(YEAR([.$A240]);1;0)" office:value-type="float" office:value="314" calcext:value-type="float">
            <text:p>314</text:p>
          </table:table-cell>
          <table:table-cell table:style-name="ce44" table:formula="of:=TEXT([.$A240];&quot;MMM&quot;)" office:value-type="string" office:string-value="Nov" calcext:value-type="string">
            <text:p>Nov</text:p>
          </table:table-cell>
          <table:table-cell table:style-name="ce44" table:formula="of:=DAY([.A240])" office:value-type="float" office:value="10" calcext:value-type="float">
            <text:p>10</text:p>
          </table:table-cell>
          <table:table-cell table:style-name="ce44" table:formula="of:=TEXT([.$A240];&quot;DDD&quot;)" office:value-type="string" office:string-value="Fri" calcext:value-type="string">
            <text:p>Fri</text:p>
          </table:table-cell>
          <table:table-cell table:style-name="ce50" table:formula="of:=AND(DATE(YEAR([.$A240]);3;1)-WEEKDAY(DATE(YEAR([.$A240]);3;1)-1)+14&lt;=[.$A240];[.$A240]&lt;DATE(YEAR([.$A240]);11;1)-WEEKDAY(DATE(YEAR([.$A240]);11;1)-1)+7)" office:value-type="boolean" office:boolean-value="false" calcext:value-type="boolean">
            <text:p>FALSE</text:p>
          </table:table-cell>
          <table:table-cell table:style-name="ce55" table:formula="of:=VLOOKUP([.$C240];[$Sun.$A$1:$Sun.$C$367];2)-IF([.$G240];0;TIME(1;0;0))" office:value-type="time" office:time-value="PT06H37M00S" calcext:value-type="time">
            <text:p>6:37:00</text:p>
          </table:table-cell>
          <table:table-cell table:style-name="ce55" table:formula="of:=VLOOKUP([.$C240];[$Sun.$A$1:$Sun.$C$367];3)-IF([.$G240];0;TIME(1;0;0))" office:value-type="time" office:time-value="PT16H42M00S" calcext:value-type="time">
            <text:p>16:42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240]" office:value-type="date" office:date-value="2023-11-10" calcext:value-type="date">
            <text:p>2023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40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240]);ISBLANK([.$P240]));&quot;None&quot;;CONCATENATE([.$O240];[.$P240];&quot;&quot;))" office:value-type="string" office:string-value="Holidayx" calcext:value-type="string">
            <text:p>Holidayx</text:p>
          </table:table-cell>
          <table:table-cell table:style-name="ce44" table:formula="of:=CONCATENATE(IF([.$P240]=&quot;t&quot;;&quot;[TBD: &quot;;&quot;&quot;);IF(ISBLANK([.$J240]);&quot;&quot;;[.$J240]); IF([.$P24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240]);&quot;&quot;;IF(ISBLANK([.$L240]);TEXT([.$K240];&quot;YYYY-MM-DD&quot;);TEXT([.$K240]+[.$L240];&quot;YYYY-MM-DDTHH:MM:SS&quot;)))" office:value-type="string" office:string-value="2023-11-10" calcext:value-type="string">
            <text:p>2023-11-10</text:p>
          </table:table-cell>
          <table:table-cell table:style-name="ce59" table:formula="of:=IF(ISBLANK([.$M240]);&quot;&quot;;IF(ISBLANK([.$N240]);TEXT([.$M240];&quot;YYYY-MM-DD&quot;);TEXT([.$M240]+[.$N24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0" calcext:value-type="date">
            <text:p>2023-11-10</text:p>
          </table:table-cell>
          <table:table-cell table:style-name="ce46" table:formula="of:=TEXT([.$A241];&quot;YYYY&quot;)" office:value-type="string" office:string-value="2023" calcext:value-type="string">
            <text:p>2023</text:p>
          </table:table-cell>
          <table:table-cell table:style-name="ce46" table:formula="of:=[.$A241]-DATE(YEAR([.$A241]);1;0)" office:value-type="float" office:value="314" calcext:value-type="float">
            <text:p>314</text:p>
          </table:table-cell>
          <table:table-cell table:style-name="ce46" table:formula="of:=TEXT([.$A241];&quot;MMM&quot;)" office:value-type="string" office:string-value="Nov" calcext:value-type="string">
            <text:p>Nov</text:p>
          </table:table-cell>
          <table:table-cell table:style-name="ce46" table:formula="of:=DAY([.A241])" office:value-type="float" office:value="10" calcext:value-type="float">
            <text:p>10</text:p>
          </table:table-cell>
          <table:table-cell table:style-name="ce46" table:formula="of:=TEXT([.$A241];&quot;DDD&quot;)" office:value-type="string" office:string-value="Fri" calcext:value-type="string">
            <text:p>Fri</text:p>
          </table:table-cell>
          <table:table-cell table:style-name="ce51" table:formula="of:=AND(DATE(YEAR([.$A241]);3;1)-WEEKDAY(DATE(YEAR([.$A241]);3;1)-1)+14&lt;=[.$A241];[.$A241]&lt;DATE(YEAR([.$A241]);11;1)-WEEKDAY(DATE(YEAR([.$A241]);11;1)-1)+7)" office:value-type="boolean" office:boolean-value="false" calcext:value-type="boolean">
            <text:p>FALSE</text:p>
          </table:table-cell>
          <table:table-cell table:style-name="ce23" table:formula="of:=VLOOKUP([.$C241];[$Sun.$A$1:$Sun.$C$367];2)-IF([.$G241];0;TIME(1;0;0))" office:value-type="time" office:time-value="PT06H37M00S" calcext:value-type="time">
            <text:p>6:37:00</text:p>
          </table:table-cell>
          <table:table-cell table:style-name="ce23" table:formula="of:=VLOOKUP([.$C241];[$Sun.$A$1:$Sun.$C$367];3)-IF([.$G241];0;TIME(1;0;0))" office:value-type="time" office:time-value="PT16H42M00S" calcext:value-type="time">
            <text:p>16:4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1]" office:value-type="date" office:date-value="2023-11-10" calcext:value-type="date">
            <text:p>2023-11-10</text:p>
          </table:table-cell>
          <table:table-cell table:style-name="ce23" table:formula="of:=[.$H241]" office:value-type="time" office:time-value="PT06H37M00S" calcext:value-type="time">
            <text:p>6:3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1]);ISBLANK([.$P241]));&quot;None&quot;;CONCATENATE([.$O241];[.$P241];&quot;&quot;))" office:value-type="string" office:string-value="Walk-" calcext:value-type="string">
            <text:p>Walk-</text:p>
          </table:table-cell>
          <table:table-cell table:style-name="ce46" table:formula="of:=CONCATENATE(IF([.$P241]=&quot;t&quot;;&quot;[TBD: &quot;;&quot;&quot;);IF(ISBLANK([.$J241]);&quot;&quot;;[.$J241]); IF([.$P24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1]);&quot;&quot;;IF(ISBLANK([.$L241]);TEXT([.$K241];&quot;YYYY-MM-DD&quot;);TEXT([.$K241]+[.$L241];&quot;YYYY-MM-DDTHH:MM:SS&quot;)))" office:value-type="string" office:string-value="2023-11-10T06:37:00" calcext:value-type="string">
            <text:p>2023-11-10T06:37:00</text:p>
          </table:table-cell>
          <table:table-cell table:style-name="ce29" table:formula="of:=IF(ISBLANK([.$M241]);&quot;&quot;;IF(ISBLANK([.$N241]);TEXT([.$M241];&quot;YYYY-MM-DD&quot;);TEXT([.$M241]+[.$N241];&quot;YYYY-MM-DDTHH:MM:SS&quot;)))">
            <text:p/>
          </table:table-cell>
          <table:table-cell/>
        </table:table-row>
        <table:table-row table:style-name="ro2">
          <table:table-cell table:style-name="ce26" table:formula="of:=DATE([.$B242];11;11)" office:value-type="date" office:date-value="2023-11-11" calcext:value-type="date">
            <text:p>2023-11-11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42]-DATE(YEAR([.$A242]);1;0)" office:value-type="float" office:value="315" calcext:value-type="float">
            <text:p>315</text:p>
          </table:table-cell>
          <table:table-cell table:style-name="ce44" table:formula="of:=TEXT([.$A242];&quot;MMM&quot;)" office:value-type="string" office:string-value="Nov" calcext:value-type="string">
            <text:p>Nov</text:p>
          </table:table-cell>
          <table:table-cell table:style-name="ce44" table:formula="of:=DAY([.A242])" office:value-type="float" office:value="11" calcext:value-type="float">
            <text:p>11</text:p>
          </table:table-cell>
          <table:table-cell table:style-name="ce44" table:formula="of:=TEXT([.$A242];&quot;DDD&quot;)" office:value-type="string" office:string-value="Sat" calcext:value-type="string">
            <text:p>Sat</text:p>
          </table:table-cell>
          <table:table-cell table:style-name="ce50" table:formula="of:=AND(DATE(YEAR([.$A242]);3;1)-WEEKDAY(DATE(YEAR([.$A242]);3;1)-1)+14&lt;=[.$A242];[.$A242]&lt;DATE(YEAR([.$A242]);11;1)-WEEKDAY(DATE(YEAR([.$A242]);11;1)-1)+7)" office:value-type="boolean" office:boolean-value="false" calcext:value-type="boolean">
            <text:p>FALSE</text:p>
          </table:table-cell>
          <table:table-cell table:style-name="ce55" table:formula="of:=VLOOKUP([.$C242];[$Sun.$A$1:$Sun.$C$367];2)-IF([.$G242];0;TIME(1;0;0))" office:value-type="time" office:time-value="PT06H38M00S" calcext:value-type="time">
            <text:p>6:38:00</text:p>
          </table:table-cell>
          <table:table-cell table:style-name="ce55" table:formula="of:=VLOOKUP([.$C242];[$Sun.$A$1:$Sun.$C$367];3)-IF([.$G24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42]" office:value-type="date" office:date-value="2023-11-11" calcext:value-type="date">
            <text:p>2023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42]);ISBLANK([.$P242]));&quot;None&quot;;CONCATENATE([.$O242];[.$P242];&quot;&quot;))" office:value-type="string" office:string-value="Holidayx" calcext:value-type="string">
            <text:p>Holidayx</text:p>
          </table:table-cell>
          <table:table-cell table:style-name="ce44" table:formula="of:=CONCATENATE(IF([.$P242]=&quot;t&quot;;&quot;[TBD: &quot;;&quot;&quot;);IF(ISBLANK([.$J242]);&quot;&quot;;[.$J242]); IF([.$P24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42]);&quot;&quot;;IF(ISBLANK([.$L242]);TEXT([.$K242];&quot;YYYY-MM-DD&quot;);TEXT([.$K242]+[.$L242];&quot;YYYY-MM-DDTHH:MM:SS&quot;)))" office:value-type="string" office:string-value="2023-11-11" calcext:value-type="string">
            <text:p>2023-11-11</text:p>
          </table:table-cell>
          <table:table-cell table:style-name="ce59" table:formula="of:=IF(ISBLANK([.$M242]);&quot;&quot;;IF(ISBLANK([.$N242]);TEXT([.$M242];&quot;YYYY-MM-DD&quot;);TEXT([.$M242]+[.$N24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3" calcext:value-type="date">
            <text:p>2023-11-13</text:p>
          </table:table-cell>
          <table:table-cell table:style-name="ce46" table:formula="of:=TEXT([.$A243];&quot;YYYY&quot;)" office:value-type="string" office:string-value="2023" calcext:value-type="string">
            <text:p>2023</text:p>
          </table:table-cell>
          <table:table-cell table:style-name="ce46" table:formula="of:=[.$A243]-DATE(YEAR([.$A243]);1;0)" office:value-type="float" office:value="317" calcext:value-type="float">
            <text:p>317</text:p>
          </table:table-cell>
          <table:table-cell table:style-name="ce46" table:formula="of:=TEXT([.$A243];&quot;MMM&quot;)" office:value-type="string" office:string-value="Nov" calcext:value-type="string">
            <text:p>Nov</text:p>
          </table:table-cell>
          <table:table-cell table:style-name="ce46" table:formula="of:=DAY([.A243])" office:value-type="float" office:value="13" calcext:value-type="float">
            <text:p>13</text:p>
          </table:table-cell>
          <table:table-cell table:style-name="ce46" table:formula="of:=TEXT([.$A243];&quot;DDD&quot;)" office:value-type="string" office:string-value="Mon" calcext:value-type="string">
            <text:p>Mon</text:p>
          </table:table-cell>
          <table:table-cell table:style-name="ce51" table:formula="of:=AND(DATE(YEAR([.$A243]);3;1)-WEEKDAY(DATE(YEAR([.$A243]);3;1)-1)+14&lt;=[.$A243];[.$A243]&lt;DATE(YEAR([.$A243]);11;1)-WEEKDAY(DATE(YEAR([.$A243]);11;1)-1)+7)" office:value-type="boolean" office:boolean-value="false" calcext:value-type="boolean">
            <text:p>FALSE</text:p>
          </table:table-cell>
          <table:table-cell table:style-name="ce23" table:formula="of:=VLOOKUP([.$C243];[$Sun.$A$1:$Sun.$C$367];2)-IF([.$G243];0;TIME(1;0;0))" office:value-type="time" office:time-value="PT06H40M00S" calcext:value-type="time">
            <text:p>6:40:00</text:p>
          </table:table-cell>
          <table:table-cell table:style-name="ce23" table:formula="of:=VLOOKUP([.$C243];[$Sun.$A$1:$Sun.$C$367];3)-IF([.$G243];0;TIME(1;0;0))" office:value-type="time" office:time-value="PT16H39M00S" calcext:value-type="time">
            <text:p>16:3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3]" office:value-type="date" office:date-value="2023-11-13" calcext:value-type="date">
            <text:p>2023-11-13</text:p>
          </table:table-cell>
          <table:table-cell table:style-name="ce23" table:formula="of:=[.$H243]" office:value-type="time" office:time-value="PT06H40M00S" calcext:value-type="time">
            <text:p>6:4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3]);ISBLANK([.$P243]));&quot;None&quot;;CONCATENATE([.$O243];[.$P243];&quot;&quot;))" office:value-type="string" office:string-value="Walkx" calcext:value-type="string">
            <text:p>Walkx</text:p>
          </table:table-cell>
          <table:table-cell table:style-name="ce46" table:formula="of:=CONCATENATE(IF([.$P243]=&quot;t&quot;;&quot;[TBD: &quot;;&quot;&quot;);IF(ISBLANK([.$J243]);&quot;&quot;;[.$J243]); IF([.$P24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3]);&quot;&quot;;IF(ISBLANK([.$L243]);TEXT([.$K243];&quot;YYYY-MM-DD&quot;);TEXT([.$K243]+[.$L243];&quot;YYYY-MM-DDTHH:MM:SS&quot;)))" office:value-type="string" office:string-value="2023-11-13T06:40:00" calcext:value-type="string">
            <text:p>2023-11-13T06:40:00</text:p>
          </table:table-cell>
          <table:table-cell table:style-name="ce29" table:formula="of:=IF(ISBLANK([.$M243]);&quot;&quot;;IF(ISBLANK([.$N243]);TEXT([.$M243];&quot;YYYY-MM-DD&quot;);TEXT([.$M243]+[.$N24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4" calcext:value-type="date">
            <text:p>2023-11-14</text:p>
          </table:table-cell>
          <table:table-cell table:style-name="ce46" table:formula="of:=TEXT([.$A244];&quot;YYYY&quot;)" office:value-type="string" office:string-value="2023" calcext:value-type="string">
            <text:p>2023</text:p>
          </table:table-cell>
          <table:table-cell table:style-name="ce46" table:formula="of:=[.$A244]-DATE(YEAR([.$A244]);1;0)" office:value-type="float" office:value="318" calcext:value-type="float">
            <text:p>318</text:p>
          </table:table-cell>
          <table:table-cell table:style-name="ce46" table:formula="of:=TEXT([.$A244];&quot;MMM&quot;)" office:value-type="string" office:string-value="Nov" calcext:value-type="string">
            <text:p>Nov</text:p>
          </table:table-cell>
          <table:table-cell table:style-name="ce46" table:formula="of:=DAY([.A244])" office:value-type="float" office:value="14" calcext:value-type="float">
            <text:p>14</text:p>
          </table:table-cell>
          <table:table-cell table:style-name="ce46" table:formula="of:=TEXT([.$A244];&quot;DDD&quot;)" office:value-type="string" office:string-value="Tue" calcext:value-type="string">
            <text:p>Tue</text:p>
          </table:table-cell>
          <table:table-cell table:style-name="ce51" table:formula="of:=AND(DATE(YEAR([.$A244]);3;1)-WEEKDAY(DATE(YEAR([.$A244]);3;1)-1)+14&lt;=[.$A244];[.$A244]&lt;DATE(YEAR([.$A244]);11;1)-WEEKDAY(DATE(YEAR([.$A244]);11;1)-1)+7)" office:value-type="boolean" office:boolean-value="false" calcext:value-type="boolean">
            <text:p>FALSE</text:p>
          </table:table-cell>
          <table:table-cell table:style-name="ce23" table:formula="of:=VLOOKUP([.$C244];[$Sun.$A$1:$Sun.$C$367];2)-IF([.$G244];0;TIME(1;0;0))" office:value-type="time" office:time-value="PT06H42M00S" calcext:value-type="time">
            <text:p>6:42:00</text:p>
          </table:table-cell>
          <table:table-cell table:style-name="ce23" table:formula="of:=VLOOKUP([.$C244];[$Sun.$A$1:$Sun.$C$367];3)-IF([.$G244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4]" office:value-type="date" office:date-value="2023-11-14" calcext:value-type="date">
            <text:p>2023-11-14</text:p>
          </table:table-cell>
          <table:table-cell table:style-name="ce23" table:formula="of:=[.$H244]" office:value-type="time" office:time-value="PT06H42M00S" calcext:value-type="time">
            <text:p>6:4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4]);ISBLANK([.$P244]));&quot;None&quot;;CONCATENATE([.$O244];[.$P244];&quot;&quot;))" office:value-type="string" office:string-value="Walkx" calcext:value-type="string">
            <text:p>Walkx</text:p>
          </table:table-cell>
          <table:table-cell table:style-name="ce46" table:formula="of:=CONCATENATE(IF([.$P244]=&quot;t&quot;;&quot;[TBD: &quot;;&quot;&quot;);IF(ISBLANK([.$J244]);&quot;&quot;;[.$J244]); IF([.$P24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4]);&quot;&quot;;IF(ISBLANK([.$L244]);TEXT([.$K244];&quot;YYYY-MM-DD&quot;);TEXT([.$K244]+[.$L244];&quot;YYYY-MM-DDTHH:MM:SS&quot;)))" office:value-type="string" office:string-value="2023-11-14T06:42:00" calcext:value-type="string">
            <text:p>2023-11-14T06:42:00</text:p>
          </table:table-cell>
          <table:table-cell table:style-name="ce29" table:formula="of:=IF(ISBLANK([.$M244]);&quot;&quot;;IF(ISBLANK([.$N244]);TEXT([.$M244];&quot;YYYY-MM-DD&quot;);TEXT([.$M244]+[.$N24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5" calcext:value-type="date">
            <text:p>2023-11-15</text:p>
          </table:table-cell>
          <table:table-cell table:style-name="ce46" table:formula="of:=TEXT([.$A245];&quot;YYYY&quot;)" office:value-type="string" office:string-value="2023" calcext:value-type="string">
            <text:p>2023</text:p>
          </table:table-cell>
          <table:table-cell table:style-name="ce46" table:formula="of:=[.$A245]-DATE(YEAR([.$A245]);1;0)" office:value-type="float" office:value="319" calcext:value-type="float">
            <text:p>319</text:p>
          </table:table-cell>
          <table:table-cell table:style-name="ce46" table:formula="of:=TEXT([.$A245];&quot;MMM&quot;)" office:value-type="string" office:string-value="Nov" calcext:value-type="string">
            <text:p>Nov</text:p>
          </table:table-cell>
          <table:table-cell table:style-name="ce46" table:formula="of:=DAY([.A245])" office:value-type="float" office:value="15" calcext:value-type="float">
            <text:p>15</text:p>
          </table:table-cell>
          <table:table-cell table:style-name="ce46" table:formula="of:=TEXT([.$A245];&quot;DDD&quot;)" office:value-type="string" office:string-value="Wed" calcext:value-type="string">
            <text:p>Wed</text:p>
          </table:table-cell>
          <table:table-cell table:style-name="ce51" table:formula="of:=AND(DATE(YEAR([.$A245]);3;1)-WEEKDAY(DATE(YEAR([.$A245]);3;1)-1)+14&lt;=[.$A245];[.$A245]&lt;DATE(YEAR([.$A245]);11;1)-WEEKDAY(DATE(YEAR([.$A245]);11;1)-1)+7)" office:value-type="boolean" office:boolean-value="false" calcext:value-type="boolean">
            <text:p>FALSE</text:p>
          </table:table-cell>
          <table:table-cell table:style-name="ce23" table:formula="of:=VLOOKUP([.$C245];[$Sun.$A$1:$Sun.$C$367];2)-IF([.$G245];0;TIME(1;0;0))" office:value-type="time" office:time-value="PT06H43M00S" calcext:value-type="time">
            <text:p>6:43:00</text:p>
          </table:table-cell>
          <table:table-cell table:style-name="ce23" table:formula="of:=VLOOKUP([.$C245];[$Sun.$A$1:$Sun.$C$367];3)-IF([.$G245];0;TIME(1;0;0))" office:value-type="time" office:time-value="PT16H38M00S" calcext:value-type="time">
            <text:p>16:3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5]" office:value-type="date" office:date-value="2023-11-15" calcext:value-type="date">
            <text:p>2023-11-15</text:p>
          </table:table-cell>
          <table:table-cell table:style-name="ce23" table:formula="of:=[.$H245]" office:value-type="time" office:time-value="PT06H43M00S" calcext:value-type="time">
            <text:p>6:4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5]);ISBLANK([.$P245]));&quot;None&quot;;CONCATENATE([.$O245];[.$P245];&quot;&quot;))" office:value-type="string" office:string-value="Walkx" calcext:value-type="string">
            <text:p>Walkx</text:p>
          </table:table-cell>
          <table:table-cell table:style-name="ce46" table:formula="of:=CONCATENATE(IF([.$P245]=&quot;t&quot;;&quot;[TBD: &quot;;&quot;&quot;);IF(ISBLANK([.$J245]);&quot;&quot;;[.$J245]); IF([.$P24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5]);&quot;&quot;;IF(ISBLANK([.$L245]);TEXT([.$K245];&quot;YYYY-MM-DD&quot;);TEXT([.$K245]+[.$L245];&quot;YYYY-MM-DDTHH:MM:SS&quot;)))" office:value-type="string" office:string-value="2023-11-15T06:43:00" calcext:value-type="string">
            <text:p>2023-11-15T06:43:00</text:p>
          </table:table-cell>
          <table:table-cell table:style-name="ce29" table:formula="of:=IF(ISBLANK([.$M245]);&quot;&quot;;IF(ISBLANK([.$N245]);TEXT([.$M245];&quot;YYYY-MM-DD&quot;);TEXT([.$M245]+[.$N24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6" calcext:value-type="date">
            <text:p>2023-11-16</text:p>
          </table:table-cell>
          <table:table-cell table:style-name="ce46" table:formula="of:=TEXT([.$A246];&quot;YYYY&quot;)" office:value-type="string" office:string-value="2023" calcext:value-type="string">
            <text:p>2023</text:p>
          </table:table-cell>
          <table:table-cell table:style-name="ce46" table:formula="of:=[.$A246]-DATE(YEAR([.$A246]);1;0)" office:value-type="float" office:value="320" calcext:value-type="float">
            <text:p>320</text:p>
          </table:table-cell>
          <table:table-cell table:style-name="ce46" table:formula="of:=TEXT([.$A246];&quot;MMM&quot;)" office:value-type="string" office:string-value="Nov" calcext:value-type="string">
            <text:p>Nov</text:p>
          </table:table-cell>
          <table:table-cell table:style-name="ce46" table:formula="of:=DAY([.A246])" office:value-type="float" office:value="16" calcext:value-type="float">
            <text:p>16</text:p>
          </table:table-cell>
          <table:table-cell table:style-name="ce46" table:formula="of:=TEXT([.$A246];&quot;DDD&quot;)" office:value-type="string" office:string-value="Thu" calcext:value-type="string">
            <text:p>Thu</text:p>
          </table:table-cell>
          <table:table-cell table:style-name="ce51" table:formula="of:=AND(DATE(YEAR([.$A246]);3;1)-WEEKDAY(DATE(YEAR([.$A246]);3;1)-1)+14&lt;=[.$A246];[.$A246]&lt;DATE(YEAR([.$A246]);11;1)-WEEKDAY(DATE(YEAR([.$A246]);11;1)-1)+7)" office:value-type="boolean" office:boolean-value="false" calcext:value-type="boolean">
            <text:p>FALSE</text:p>
          </table:table-cell>
          <table:table-cell table:style-name="ce23" table:formula="of:=VLOOKUP([.$C246];[$Sun.$A$1:$Sun.$C$367];2)-IF([.$G246];0;TIME(1;0;0))" office:value-type="time" office:time-value="PT06H44M00S" calcext:value-type="time">
            <text:p>6:44:00</text:p>
          </table:table-cell>
          <table:table-cell table:style-name="ce23" table:formula="of:=VLOOKUP([.$C246];[$Sun.$A$1:$Sun.$C$367];3)-IF([.$G246];0;TIME(1;0;0))" office:value-type="time" office:time-value="PT16H37M00S" calcext:value-type="time">
            <text:p>16:37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6]" office:value-type="date" office:date-value="2023-11-16" calcext:value-type="date">
            <text:p>2023-11-16</text:p>
          </table:table-cell>
          <table:table-cell table:style-name="ce23" table:formula="of:=[.$H246]" office:value-type="time" office:time-value="PT06H44M00S" calcext:value-type="time">
            <text:p>6:4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6]);ISBLANK([.$P246]));&quot;None&quot;;CONCATENATE([.$O246];[.$P246];&quot;&quot;))" office:value-type="string" office:string-value="Walkx" calcext:value-type="string">
            <text:p>Walkx</text:p>
          </table:table-cell>
          <table:table-cell table:style-name="ce46" table:formula="of:=CONCATENATE(IF([.$P246]=&quot;t&quot;;&quot;[TBD: &quot;;&quot;&quot;);IF(ISBLANK([.$J246]);&quot;&quot;;[.$J246]); IF([.$P24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6]);&quot;&quot;;IF(ISBLANK([.$L246]);TEXT([.$K246];&quot;YYYY-MM-DD&quot;);TEXT([.$K246]+[.$L246];&quot;YYYY-MM-DDTHH:MM:SS&quot;)))" office:value-type="string" office:string-value="2023-11-16T06:44:00" calcext:value-type="string">
            <text:p>2023-11-16T06:44:00</text:p>
          </table:table-cell>
          <table:table-cell table:style-name="ce29" table:formula="of:=IF(ISBLANK([.$M246]);&quot;&quot;;IF(ISBLANK([.$N246]);TEXT([.$M246];&quot;YYYY-MM-DD&quot;);TEXT([.$M246]+[.$N24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17" calcext:value-type="date">
            <text:p>2023-11-17</text:p>
          </table:table-cell>
          <table:table-cell table:style-name="ce46" table:formula="of:=TEXT([.$A247];&quot;YYYY&quot;)" office:value-type="string" office:string-value="2023" calcext:value-type="string">
            <text:p>2023</text:p>
          </table:table-cell>
          <table:table-cell table:style-name="ce46" table:formula="of:=[.$A247]-DATE(YEAR([.$A247]);1;0)" office:value-type="float" office:value="321" calcext:value-type="float">
            <text:p>321</text:p>
          </table:table-cell>
          <table:table-cell table:style-name="ce46" table:formula="of:=TEXT([.$A247];&quot;MMM&quot;)" office:value-type="string" office:string-value="Nov" calcext:value-type="string">
            <text:p>Nov</text:p>
          </table:table-cell>
          <table:table-cell table:style-name="ce46" table:formula="of:=DAY([.A247])" office:value-type="float" office:value="17" calcext:value-type="float">
            <text:p>17</text:p>
          </table:table-cell>
          <table:table-cell table:style-name="ce46" table:formula="of:=TEXT([.$A247];&quot;DDD&quot;)" office:value-type="string" office:string-value="Fri" calcext:value-type="string">
            <text:p>Fri</text:p>
          </table:table-cell>
          <table:table-cell table:style-name="ce51" table:formula="of:=AND(DATE(YEAR([.$A247]);3;1)-WEEKDAY(DATE(YEAR([.$A247]);3;1)-1)+14&lt;=[.$A247];[.$A247]&lt;DATE(YEAR([.$A247]);11;1)-WEEKDAY(DATE(YEAR([.$A247]);11;1)-1)+7)" office:value-type="boolean" office:boolean-value="false" calcext:value-type="boolean">
            <text:p>FALSE</text:p>
          </table:table-cell>
          <table:table-cell table:style-name="ce23" table:formula="of:=VLOOKUP([.$C247];[$Sun.$A$1:$Sun.$C$367];2)-IF([.$G247];0;TIME(1;0;0))" office:value-type="time" office:time-value="PT06H45M00S" calcext:value-type="time">
            <text:p>6:45:00</text:p>
          </table:table-cell>
          <table:table-cell table:style-name="ce23" table:formula="of:=VLOOKUP([.$C247];[$Sun.$A$1:$Sun.$C$367];3)-IF([.$G247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7]" office:value-type="date" office:date-value="2023-11-17" calcext:value-type="date">
            <text:p>2023-11-17</text:p>
          </table:table-cell>
          <table:table-cell table:style-name="ce23" table:formula="of:=[.$H247]" office:value-type="time" office:time-value="PT06H45M00S" calcext:value-type="time">
            <text:p>6:4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7]);ISBLANK([.$P247]));&quot;None&quot;;CONCATENATE([.$O247];[.$P247];&quot;&quot;))" office:value-type="string" office:string-value="Walkx" calcext:value-type="string">
            <text:p>Walkx</text:p>
          </table:table-cell>
          <table:table-cell table:style-name="ce46" table:formula="of:=CONCATENATE(IF([.$P247]=&quot;t&quot;;&quot;[TBD: &quot;;&quot;&quot;);IF(ISBLANK([.$J247]);&quot;&quot;;[.$J247]); IF([.$P24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7]);&quot;&quot;;IF(ISBLANK([.$L247]);TEXT([.$K247];&quot;YYYY-MM-DD&quot;);TEXT([.$K247]+[.$L247];&quot;YYYY-MM-DDTHH:MM:SS&quot;)))" office:value-type="string" office:string-value="2023-11-17T06:45:00" calcext:value-type="string">
            <text:p>2023-11-17T06:45:00</text:p>
          </table:table-cell>
          <table:table-cell table:style-name="ce29" table:formula="of:=IF(ISBLANK([.$M247]);&quot;&quot;;IF(ISBLANK([.$N247]);TEXT([.$M247];&quot;YYYY-MM-DD&quot;);TEXT([.$M247]+[.$N24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0" calcext:value-type="date">
            <text:p>2023-11-20</text:p>
          </table:table-cell>
          <table:table-cell table:style-name="ce46" table:formula="of:=TEXT([.$A248];&quot;YYYY&quot;)" office:value-type="string" office:string-value="2023" calcext:value-type="string">
            <text:p>2023</text:p>
          </table:table-cell>
          <table:table-cell table:style-name="ce46" table:formula="of:=[.$A248]-DATE(YEAR([.$A248]);1;0)" office:value-type="float" office:value="324" calcext:value-type="float">
            <text:p>324</text:p>
          </table:table-cell>
          <table:table-cell table:style-name="ce46" table:formula="of:=TEXT([.$A248];&quot;MMM&quot;)" office:value-type="string" office:string-value="Nov" calcext:value-type="string">
            <text:p>Nov</text:p>
          </table:table-cell>
          <table:table-cell table:style-name="ce46" table:formula="of:=DAY([.A248])" office:value-type="float" office:value="20" calcext:value-type="float">
            <text:p>20</text:p>
          </table:table-cell>
          <table:table-cell table:style-name="ce46" table:formula="of:=TEXT([.$A248];&quot;DDD&quot;)" office:value-type="string" office:string-value="Mon" calcext:value-type="string">
            <text:p>Mon</text:p>
          </table:table-cell>
          <table:table-cell table:style-name="ce51" table:formula="of:=AND(DATE(YEAR([.$A248]);3;1)-WEEKDAY(DATE(YEAR([.$A248]);3;1)-1)+14&lt;=[.$A248];[.$A248]&lt;DATE(YEAR([.$A248]);11;1)-WEEKDAY(DATE(YEAR([.$A248]);11;1)-1)+7)" office:value-type="boolean" office:boolean-value="false" calcext:value-type="boolean">
            <text:p>FALSE</text:p>
          </table:table-cell>
          <table:table-cell table:style-name="ce23" table:formula="of:=VLOOKUP([.$C248];[$Sun.$A$1:$Sun.$C$367];2)-IF([.$G248];0;TIME(1;0;0))" office:value-type="time" office:time-value="PT06H49M00S" calcext:value-type="time">
            <text:p>6:49:00</text:p>
          </table:table-cell>
          <table:table-cell table:style-name="ce23" table:formula="of:=VLOOKUP([.$C248];[$Sun.$A$1:$Sun.$C$367];3)-IF([.$G248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8]" office:value-type="date" office:date-value="2023-11-20" calcext:value-type="date">
            <text:p>2023-11-20</text:p>
          </table:table-cell>
          <table:table-cell table:style-name="ce23" table:formula="of:=[.$H248]" office:value-type="time" office:time-value="PT06H49M00S" calcext:value-type="time">
            <text:p>6:4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8]);ISBLANK([.$P248]));&quot;None&quot;;CONCATENATE([.$O248];[.$P248];&quot;&quot;))" office:value-type="string" office:string-value="Walkx" calcext:value-type="string">
            <text:p>Walkx</text:p>
          </table:table-cell>
          <table:table-cell table:style-name="ce46" table:formula="of:=CONCATENATE(IF([.$P248]=&quot;t&quot;;&quot;[TBD: &quot;;&quot;&quot;);IF(ISBLANK([.$J248]);&quot;&quot;;[.$J248]); IF([.$P24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8]);&quot;&quot;;IF(ISBLANK([.$L248]);TEXT([.$K248];&quot;YYYY-MM-DD&quot;);TEXT([.$K248]+[.$L248];&quot;YYYY-MM-DDTHH:MM:SS&quot;)))" office:value-type="string" office:string-value="2023-11-20T06:49:00" calcext:value-type="string">
            <text:p>2023-11-20T06:49:00</text:p>
          </table:table-cell>
          <table:table-cell table:style-name="ce29" table:formula="of:=IF(ISBLANK([.$M248]);&quot;&quot;;IF(ISBLANK([.$N248]);TEXT([.$M248];&quot;YYYY-MM-DD&quot;);TEXT([.$M248]+[.$N24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1" calcext:value-type="date">
            <text:p>2023-11-21</text:p>
          </table:table-cell>
          <table:table-cell table:style-name="ce46" table:formula="of:=TEXT([.$A249];&quot;YYYY&quot;)" office:value-type="string" office:string-value="2023" calcext:value-type="string">
            <text:p>2023</text:p>
          </table:table-cell>
          <table:table-cell table:style-name="ce46" table:formula="of:=[.$A249]-DATE(YEAR([.$A249]);1;0)" office:value-type="float" office:value="325" calcext:value-type="float">
            <text:p>325</text:p>
          </table:table-cell>
          <table:table-cell table:style-name="ce46" table:formula="of:=TEXT([.$A249];&quot;MMM&quot;)" office:value-type="string" office:string-value="Nov" calcext:value-type="string">
            <text:p>Nov</text:p>
          </table:table-cell>
          <table:table-cell table:style-name="ce46" table:formula="of:=DAY([.A249])" office:value-type="float" office:value="21" calcext:value-type="float">
            <text:p>21</text:p>
          </table:table-cell>
          <table:table-cell table:style-name="ce46" table:formula="of:=TEXT([.$A249];&quot;DDD&quot;)" office:value-type="string" office:string-value="Tue" calcext:value-type="string">
            <text:p>Tue</text:p>
          </table:table-cell>
          <table:table-cell table:style-name="ce51" table:formula="of:=AND(DATE(YEAR([.$A249]);3;1)-WEEKDAY(DATE(YEAR([.$A249]);3;1)-1)+14&lt;=[.$A249];[.$A249]&lt;DATE(YEAR([.$A249]);11;1)-WEEKDAY(DATE(YEAR([.$A249]);11;1)-1)+7)" office:value-type="boolean" office:boolean-value="false" calcext:value-type="boolean">
            <text:p>FALSE</text:p>
          </table:table-cell>
          <table:table-cell table:style-name="ce23" table:formula="of:=VLOOKUP([.$C249];[$Sun.$A$1:$Sun.$C$367];2)-IF([.$G249];0;TIME(1;0;0))" office:value-type="time" office:time-value="PT06H50M00S" calcext:value-type="time">
            <text:p>6:50:00</text:p>
          </table:table-cell>
          <table:table-cell table:style-name="ce23" table:formula="of:=VLOOKUP([.$C249];[$Sun.$A$1:$Sun.$C$367];3)-IF([.$G249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49]" office:value-type="date" office:date-value="2023-11-21" calcext:value-type="date">
            <text:p>2023-11-21</text:p>
          </table:table-cell>
          <table:table-cell table:style-name="ce23" table:formula="of:=[.$H249]" office:value-type="time" office:time-value="PT06H50M00S" calcext:value-type="time">
            <text:p>6:5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49]);ISBLANK([.$P249]));&quot;None&quot;;CONCATENATE([.$O249];[.$P249];&quot;&quot;))" office:value-type="string" office:string-value="Walkx" calcext:value-type="string">
            <text:p>Walkx</text:p>
          </table:table-cell>
          <table:table-cell table:style-name="ce46" table:formula="of:=CONCATENATE(IF([.$P249]=&quot;t&quot;;&quot;[TBD: &quot;;&quot;&quot;);IF(ISBLANK([.$J249]);&quot;&quot;;[.$J249]); IF([.$P24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49]);&quot;&quot;;IF(ISBLANK([.$L249]);TEXT([.$K249];&quot;YYYY-MM-DD&quot;);TEXT([.$K249]+[.$L249];&quot;YYYY-MM-DDTHH:MM:SS&quot;)))" office:value-type="string" office:string-value="2023-11-21T06:50:00" calcext:value-type="string">
            <text:p>2023-11-21T06:50:00</text:p>
          </table:table-cell>
          <table:table-cell table:style-name="ce29" table:formula="of:=IF(ISBLANK([.$M249]);&quot;&quot;;IF(ISBLANK([.$N249]);TEXT([.$M249];&quot;YYYY-MM-DD&quot;);TEXT([.$M249]+[.$N24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2" calcext:value-type="date">
            <text:p>2023-11-22</text:p>
          </table:table-cell>
          <table:table-cell table:style-name="ce46" table:formula="of:=TEXT([.$A250];&quot;YYYY&quot;)" office:value-type="string" office:string-value="2023" calcext:value-type="string">
            <text:p>2023</text:p>
          </table:table-cell>
          <table:table-cell table:style-name="ce46" table:formula="of:=[.$A250]-DATE(YEAR([.$A250]);1;0)" office:value-type="float" office:value="326" calcext:value-type="float">
            <text:p>326</text:p>
          </table:table-cell>
          <table:table-cell table:style-name="ce46" table:formula="of:=TEXT([.$A250];&quot;MMM&quot;)" office:value-type="string" office:string-value="Nov" calcext:value-type="string">
            <text:p>Nov</text:p>
          </table:table-cell>
          <table:table-cell table:style-name="ce46" table:formula="of:=DAY([.A250])" office:value-type="float" office:value="22" calcext:value-type="float">
            <text:p>22</text:p>
          </table:table-cell>
          <table:table-cell table:style-name="ce46" table:formula="of:=TEXT([.$A250];&quot;DDD&quot;)" office:value-type="string" office:string-value="Wed" calcext:value-type="string">
            <text:p>Wed</text:p>
          </table:table-cell>
          <table:table-cell table:style-name="ce51" table:formula="of:=AND(DATE(YEAR([.$A250]);3;1)-WEEKDAY(DATE(YEAR([.$A250]);3;1)-1)+14&lt;=[.$A250];[.$A250]&lt;DATE(YEAR([.$A250]);11;1)-WEEKDAY(DATE(YEAR([.$A250]);11;1)-1)+7)" office:value-type="boolean" office:boolean-value="false" calcext:value-type="boolean">
            <text:p>FALSE</text:p>
          </table:table-cell>
          <table:table-cell table:style-name="ce23" table:formula="of:=VLOOKUP([.$C250];[$Sun.$A$1:$Sun.$C$367];2)-IF([.$G250];0;TIME(1;0;0))" office:value-type="time" office:time-value="PT06H51M00S" calcext:value-type="time">
            <text:p>6:51:00</text:p>
          </table:table-cell>
          <table:table-cell table:style-name="ce23" table:formula="of:=VLOOKUP([.$C250];[$Sun.$A$1:$Sun.$C$367];3)-IF([.$G250];0;TIME(1;0;0))" office:value-type="time" office:time-value="PT16H33M00S" calcext:value-type="time">
            <text:p>16:33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0]" office:value-type="date" office:date-value="2023-11-22" calcext:value-type="date">
            <text:p>2023-11-22</text:p>
          </table:table-cell>
          <table:table-cell table:style-name="ce23" table:formula="of:=[.$H250]" office:value-type="time" office:time-value="PT06H51M00S" calcext:value-type="time">
            <text:p>6:5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0]);ISBLANK([.$P250]));&quot;None&quot;;CONCATENATE([.$O250];[.$P250];&quot;&quot;))" office:value-type="string" office:string-value="Walkx" calcext:value-type="string">
            <text:p>Walkx</text:p>
          </table:table-cell>
          <table:table-cell table:style-name="ce46" table:formula="of:=CONCATENATE(IF([.$P250]=&quot;t&quot;;&quot;[TBD: &quot;;&quot;&quot;);IF(ISBLANK([.$J250]);&quot;&quot;;[.$J250]); IF([.$P25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0]);&quot;&quot;;IF(ISBLANK([.$L250]);TEXT([.$K250];&quot;YYYY-MM-DD&quot;);TEXT([.$K250]+[.$L250];&quot;YYYY-MM-DDTHH:MM:SS&quot;)))" office:value-type="string" office:string-value="2023-11-22T06:51:00" calcext:value-type="string">
            <text:p>2023-11-22T06:51:00</text:p>
          </table:table-cell>
          <table:table-cell table:style-name="ce29" table:formula="of:=IF(ISBLANK([.$M250]);&quot;&quot;;IF(ISBLANK([.$N250]);TEXT([.$M250];&quot;YYYY-MM-DD&quot;);TEXT([.$M250]+[.$N250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1-23" calcext:value-type="date">
            <text:p>2023-11-23</text:p>
          </table:table-cell>
          <table:table-cell table:style-name="ce44" table:formula="of:=TEXT([.$A251];&quot;YYYY&quot;)" office:value-type="string" office:string-value="2023" calcext:value-type="string">
            <text:p>2023</text:p>
          </table:table-cell>
          <table:table-cell table:style-name="ce44" table:formula="of:=[.$A251]-DATE(YEAR([.$A251]);1;0)" office:value-type="float" office:value="327" calcext:value-type="float">
            <text:p>327</text:p>
          </table:table-cell>
          <table:table-cell table:style-name="ce44" table:formula="of:=TEXT([.$A251];&quot;MMM&quot;)" office:value-type="string" office:string-value="Nov" calcext:value-type="string">
            <text:p>Nov</text:p>
          </table:table-cell>
          <table:table-cell table:style-name="ce44" table:formula="of:=DAY([.A251])" office:value-type="float" office:value="23" calcext:value-type="float">
            <text:p>23</text:p>
          </table:table-cell>
          <table:table-cell table:style-name="ce44" table:formula="of:=TEXT([.$A251];&quot;DDD&quot;)" office:value-type="string" office:string-value="Thu" calcext:value-type="string">
            <text:p>Thu</text:p>
          </table:table-cell>
          <table:table-cell table:style-name="ce50" table:formula="of:=AND(DATE(YEAR([.$A251]);3;1)-WEEKDAY(DATE(YEAR([.$A251]);3;1)-1)+14&lt;=[.$A251];[.$A251]&lt;DATE(YEAR([.$A251]);11;1)-WEEKDAY(DATE(YEAR([.$A251]);11;1)-1)+7)" office:value-type="boolean" office:boolean-value="false" calcext:value-type="boolean">
            <text:p>FALSE</text:p>
          </table:table-cell>
          <table:table-cell table:style-name="ce55" table:formula="of:=VLOOKUP([.$C251];[$Sun.$A$1:$Sun.$C$367];2)-IF([.$G251];0;TIME(1;0;0))" office:value-type="time" office:time-value="PT06H52M00S" calcext:value-type="time">
            <text:p>6:52:00</text:p>
          </table:table-cell>
          <table:table-cell table:style-name="ce55" table:formula="of:=VLOOKUP([.$C251];[$Sun.$A$1:$Sun.$C$367];3)-IF([.$G251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51]" office:value-type="date" office:date-value="2023-11-23" calcext:value-type="date">
            <text:p>2023-11-23</text:p>
          </table:table-cell>
          <table:table-cell table:style-name="ce55"/>
          <table:table-cell table:style-name="ce26" table:formula="of:=[.K251]+4" office:value-type="date" office:date-value="2023-11-27" calcext:value-type="date">
            <text:p>2023-11-27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1]);ISBLANK([.$P251]));&quot;None&quot;;CONCATENATE([.$O251];[.$P251];&quot;&quot;))" office:value-type="string" office:string-value="Tripx" calcext:value-type="string">
            <text:p>Tripx</text:p>
          </table:table-cell>
          <table:table-cell table:style-name="ce44" table:formula="of:=CONCATENATE(IF([.$P251]=&quot;t&quot;;&quot;[TBD: &quot;;&quot;&quot;);IF(ISBLANK([.$J251]);&quot;&quot;;[.$J251]); IF([.$P251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51]);&quot;&quot;;IF(ISBLANK([.$L251]);TEXT([.$K251];&quot;YYYY-MM-DD&quot;);TEXT([.$K251]+[.$L251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1]);&quot;&quot;;IF(ISBLANK([.$N251]);TEXT([.$M251];&quot;YYYY-MM-DD&quot;);TEXT([.$M251]+[.$N251];&quot;YYYY-MM-DDTHH:MM:SS&quot;)))" office:value-type="string" office:string-value="2023-11-27" calcext:value-type="string">
            <text:p>2023-11-27</text:p>
          </table:table-cell>
          <table:table-cell/>
        </table:table-row>
        <table:table-row table:style-name="ro2">
          <table:table-cell table:style-name="ce26" table:formula="of:=DATE([.$B252];11;1)-WEEKDAY(DATE([.$B252];11;1)-5)+28" office:value-type="date" office:date-value="2023-11-23" calcext:value-type="date">
            <text:p>2023-11-23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52]-DATE(YEAR([.$A252]);1;0)" office:value-type="float" office:value="327" calcext:value-type="float">
            <text:p>327</text:p>
          </table:table-cell>
          <table:table-cell table:style-name="ce44" table:formula="of:=TEXT([.$A252];&quot;MMM&quot;)" office:value-type="string" office:string-value="Nov" calcext:value-type="string">
            <text:p>Nov</text:p>
          </table:table-cell>
          <table:table-cell table:style-name="ce44" table:formula="of:=DAY([.A252])" office:value-type="float" office:value="23" calcext:value-type="float">
            <text:p>23</text:p>
          </table:table-cell>
          <table:table-cell table:style-name="ce44" table:formula="of:=TEXT([.$A252];&quot;DDD&quot;)" office:value-type="string" office:string-value="Thu" calcext:value-type="string">
            <text:p>Thu</text:p>
          </table:table-cell>
          <table:table-cell table:style-name="ce50" table:formula="of:=AND(DATE(YEAR([.$A252]);3;1)-WEEKDAY(DATE(YEAR([.$A252]);3;1)-1)+14&lt;=[.$A252];[.$A252]&lt;DATE(YEAR([.$A252]);11;1)-WEEKDAY(DATE(YEAR([.$A252]);11;1)-1)+7)" office:value-type="boolean" office:boolean-value="false" calcext:value-type="boolean">
            <text:p>FALSE</text:p>
          </table:table-cell>
          <table:table-cell table:style-name="ce55" table:formula="of:=VLOOKUP([.$C252];[$Sun.$A$1:$Sun.$C$367];2)-IF([.$G252];0;TIME(1;0;0))" office:value-type="time" office:time-value="PT06H52M00S" calcext:value-type="time">
            <text:p>6:52:00</text:p>
          </table:table-cell>
          <table:table-cell table:style-name="ce55" table:formula="of:=VLOOKUP([.$C252];[$Sun.$A$1:$Sun.$C$367];3)-IF([.$G252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252]" office:value-type="date" office:date-value="2023-11-23" calcext:value-type="date">
            <text:p>2023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52]);ISBLANK([.$P252]));&quot;None&quot;;CONCATENATE([.$O252];[.$P252];&quot;&quot;))" office:value-type="string" office:string-value="Holidayx" calcext:value-type="string">
            <text:p>Holidayx</text:p>
          </table:table-cell>
          <table:table-cell table:style-name="ce44" table:formula="of:=CONCATENATE(IF([.$P252]=&quot;t&quot;;&quot;[TBD: &quot;;&quot;&quot;);IF(ISBLANK([.$J252]);&quot;&quot;;[.$J252]); IF([.$P25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252]);&quot;&quot;;IF(ISBLANK([.$L252]);TEXT([.$K252];&quot;YYYY-MM-DD&quot;);TEXT([.$K252]+[.$L252];&quot;YYYY-MM-DDTHH:MM:SS&quot;)))" office:value-type="string" office:string-value="2023-11-23" calcext:value-type="string">
            <text:p>2023-11-23</text:p>
          </table:table-cell>
          <table:table-cell table:style-name="ce59" table:formula="of:=IF(ISBLANK([.$M252]);&quot;&quot;;IF(ISBLANK([.$N252]);TEXT([.$M252];&quot;YYYY-MM-DD&quot;);TEXT([.$M252]+[.$N25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3" calcext:value-type="date">
            <text:p>2023-11-23</text:p>
          </table:table-cell>
          <table:table-cell table:style-name="ce46" table:formula="of:=TEXT([.$A253];&quot;YYYY&quot;)" office:value-type="string" office:string-value="2023" calcext:value-type="string">
            <text:p>2023</text:p>
          </table:table-cell>
          <table:table-cell table:style-name="ce46" table:formula="of:=[.$A253]-DATE(YEAR([.$A253]);1;0)" office:value-type="float" office:value="327" calcext:value-type="float">
            <text:p>327</text:p>
          </table:table-cell>
          <table:table-cell table:style-name="ce46" table:formula="of:=TEXT([.$A253];&quot;MMM&quot;)" office:value-type="string" office:string-value="Nov" calcext:value-type="string">
            <text:p>Nov</text:p>
          </table:table-cell>
          <table:table-cell table:style-name="ce46" table:formula="of:=DAY([.A253])" office:value-type="float" office:value="23" calcext:value-type="float">
            <text:p>23</text:p>
          </table:table-cell>
          <table:table-cell table:style-name="ce46" table:formula="of:=TEXT([.$A253];&quot;DDD&quot;)" office:value-type="string" office:string-value="Thu" calcext:value-type="string">
            <text:p>Thu</text:p>
          </table:table-cell>
          <table:table-cell table:style-name="ce51" table:formula="of:=AND(DATE(YEAR([.$A253]);3;1)-WEEKDAY(DATE(YEAR([.$A253]);3;1)-1)+14&lt;=[.$A253];[.$A253]&lt;DATE(YEAR([.$A253]);11;1)-WEEKDAY(DATE(YEAR([.$A253]);11;1)-1)+7)" office:value-type="boolean" office:boolean-value="false" calcext:value-type="boolean">
            <text:p>FALSE</text:p>
          </table:table-cell>
          <table:table-cell table:style-name="ce23" table:formula="of:=VLOOKUP([.$C253];[$Sun.$A$1:$Sun.$C$367];2)-IF([.$G253];0;TIME(1;0;0))" office:value-type="time" office:time-value="PT06H52M00S" calcext:value-type="time">
            <text:p>6:52:00</text:p>
          </table:table-cell>
          <table:table-cell table:style-name="ce23" table:formula="of:=VLOOKUP([.$C253];[$Sun.$A$1:$Sun.$C$367];3)-IF([.$G253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3]" office:value-type="date" office:date-value="2023-11-23" calcext:value-type="date">
            <text:p>2023-11-23</text:p>
          </table:table-cell>
          <table:table-cell table:style-name="ce23" table:formula="of:=[.$H253]" office:value-type="time" office:time-value="PT06H52M00S" calcext:value-type="time">
            <text:p>6:5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3]);ISBLANK([.$P253]));&quot;None&quot;;CONCATENATE([.$O253];[.$P253];&quot;&quot;))" office:value-type="string" office:string-value="Walk-" calcext:value-type="string">
            <text:p>Walk-</text:p>
          </table:table-cell>
          <table:table-cell table:style-name="ce46" table:formula="of:=CONCATENATE(IF([.$P253]=&quot;t&quot;;&quot;[TBD: &quot;;&quot;&quot;);IF(ISBLANK([.$J253]);&quot;&quot;;[.$J253]); IF([.$P25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3]);&quot;&quot;;IF(ISBLANK([.$L253]);TEXT([.$K253];&quot;YYYY-MM-DD&quot;);TEXT([.$K253]+[.$L253];&quot;YYYY-MM-DDTHH:MM:SS&quot;)))" office:value-type="string" office:string-value="2023-11-23T06:52:00" calcext:value-type="string">
            <text:p>2023-11-23T06:52:00</text:p>
          </table:table-cell>
          <table:table-cell table:style-name="ce29" table:formula="of:=IF(ISBLANK([.$M253]);&quot;&quot;;IF(ISBLANK([.$N253]);TEXT([.$M253];&quot;YYYY-MM-DD&quot;);TEXT([.$M253]+[.$N25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4" calcext:value-type="date">
            <text:p>2023-11-24</text:p>
          </table:table-cell>
          <table:table-cell table:style-name="ce46" table:formula="of:=TEXT([.$A254];&quot;YYYY&quot;)" office:value-type="string" office:string-value="2023" calcext:value-type="string">
            <text:p>2023</text:p>
          </table:table-cell>
          <table:table-cell table:style-name="ce46" table:formula="of:=[.$A254]-DATE(YEAR([.$A254]);1;0)" office:value-type="float" office:value="328" calcext:value-type="float">
            <text:p>328</text:p>
          </table:table-cell>
          <table:table-cell table:style-name="ce46" table:formula="of:=TEXT([.$A254];&quot;MMM&quot;)" office:value-type="string" office:string-value="Nov" calcext:value-type="string">
            <text:p>Nov</text:p>
          </table:table-cell>
          <table:table-cell table:style-name="ce46" table:formula="of:=DAY([.A254])" office:value-type="float" office:value="24" calcext:value-type="float">
            <text:p>24</text:p>
          </table:table-cell>
          <table:table-cell table:style-name="ce46" table:formula="of:=TEXT([.$A254];&quot;DDD&quot;)" office:value-type="string" office:string-value="Fri" calcext:value-type="string">
            <text:p>Fri</text:p>
          </table:table-cell>
          <table:table-cell table:style-name="ce51" table:formula="of:=AND(DATE(YEAR([.$A254]);3;1)-WEEKDAY(DATE(YEAR([.$A254]);3;1)-1)+14&lt;=[.$A254];[.$A254]&lt;DATE(YEAR([.$A254]);11;1)-WEEKDAY(DATE(YEAR([.$A254]);11;1)-1)+7)" office:value-type="boolean" office:boolean-value="false" calcext:value-type="boolean">
            <text:p>FALSE</text:p>
          </table:table-cell>
          <table:table-cell table:style-name="ce23" table:formula="of:=VLOOKUP([.$C254];[$Sun.$A$1:$Sun.$C$367];2)-IF([.$G254];0;TIME(1;0;0))" office:value-type="time" office:time-value="PT06H53M00S" calcext:value-type="time">
            <text:p>6:53:00</text:p>
          </table:table-cell>
          <table:table-cell table:style-name="ce23" table:formula="of:=VLOOKUP([.$C254];[$Sun.$A$1:$Sun.$C$367];3)-IF([.$G254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4]" office:value-type="date" office:date-value="2023-11-24" calcext:value-type="date">
            <text:p>2023-11-24</text:p>
          </table:table-cell>
          <table:table-cell table:style-name="ce23" table:formula="of:=[.$H254]" office:value-type="time" office:time-value="PT06H53M00S" calcext:value-type="time">
            <text:p>6:5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4]);ISBLANK([.$P254]));&quot;None&quot;;CONCATENATE([.$O254];[.$P254];&quot;&quot;))" office:value-type="string" office:string-value="Walk-" calcext:value-type="string">
            <text:p>Walk-</text:p>
          </table:table-cell>
          <table:table-cell table:style-name="ce46" table:formula="of:=CONCATENATE(IF([.$P254]=&quot;t&quot;;&quot;[TBD: &quot;;&quot;&quot;);IF(ISBLANK([.$J254]);&quot;&quot;;[.$J254]); IF([.$P25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4]);&quot;&quot;;IF(ISBLANK([.$L254]);TEXT([.$K254];&quot;YYYY-MM-DD&quot;);TEXT([.$K254]+[.$L254];&quot;YYYY-MM-DDTHH:MM:SS&quot;)))" office:value-type="string" office:string-value="2023-11-24T06:53:00" calcext:value-type="string">
            <text:p>2023-11-24T06:53:00</text:p>
          </table:table-cell>
          <table:table-cell table:style-name="ce29" table:formula="of:=IF(ISBLANK([.$M254]);&quot;&quot;;IF(ISBLANK([.$N254]);TEXT([.$M254];&quot;YYYY-MM-DD&quot;);TEXT([.$M254]+[.$N25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7" calcext:value-type="date">
            <text:p>2023-11-27</text:p>
          </table:table-cell>
          <table:table-cell table:style-name="ce46" table:formula="of:=TEXT([.$A255];&quot;YYYY&quot;)" office:value-type="string" office:string-value="2023" calcext:value-type="string">
            <text:p>2023</text:p>
          </table:table-cell>
          <table:table-cell table:style-name="ce46" table:formula="of:=[.$A255]-DATE(YEAR([.$A255]);1;0)" office:value-type="float" office:value="331" calcext:value-type="float">
            <text:p>331</text:p>
          </table:table-cell>
          <table:table-cell table:style-name="ce46" table:formula="of:=TEXT([.$A255];&quot;MMM&quot;)" office:value-type="string" office:string-value="Nov" calcext:value-type="string">
            <text:p>Nov</text:p>
          </table:table-cell>
          <table:table-cell table:style-name="ce46" table:formula="of:=DAY([.A255])" office:value-type="float" office:value="27" calcext:value-type="float">
            <text:p>27</text:p>
          </table:table-cell>
          <table:table-cell table:style-name="ce46" table:formula="of:=TEXT([.$A255];&quot;DDD&quot;)" office:value-type="string" office:string-value="Mon" calcext:value-type="string">
            <text:p>Mon</text:p>
          </table:table-cell>
          <table:table-cell table:style-name="ce51" table:formula="of:=AND(DATE(YEAR([.$A255]);3;1)-WEEKDAY(DATE(YEAR([.$A255]);3;1)-1)+14&lt;=[.$A255];[.$A255]&lt;DATE(YEAR([.$A255]);11;1)-WEEKDAY(DATE(YEAR([.$A255]);11;1)-1)+7)" office:value-type="boolean" office:boolean-value="false" calcext:value-type="boolean">
            <text:p>FALSE</text:p>
          </table:table-cell>
          <table:table-cell table:style-name="ce23" table:formula="of:=VLOOKUP([.$C255];[$Sun.$A$1:$Sun.$C$367];2)-IF([.$G255];0;TIME(1;0;0))" office:value-type="time" office:time-value="PT06H56M00S" calcext:value-type="time">
            <text:p>6:56:00</text:p>
          </table:table-cell>
          <table:table-cell table:style-name="ce23" table:formula="of:=VLOOKUP([.$C255];[$Sun.$A$1:$Sun.$C$367];3)-IF([.$G255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5]" office:value-type="date" office:date-value="2023-11-27" calcext:value-type="date">
            <text:p>2023-11-27</text:p>
          </table:table-cell>
          <table:table-cell table:style-name="ce23" table:formula="of:=[.$H255]" office:value-type="time" office:time-value="PT06H56M00S" calcext:value-type="time">
            <text:p>6:5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5]);ISBLANK([.$P255]));&quot;None&quot;;CONCATENATE([.$O255];[.$P255];&quot;&quot;))" office:value-type="string" office:string-value="Walkx" calcext:value-type="string">
            <text:p>Walkx</text:p>
          </table:table-cell>
          <table:table-cell table:style-name="ce46" table:formula="of:=CONCATENATE(IF([.$P255]=&quot;t&quot;;&quot;[TBD: &quot;;&quot;&quot;);IF(ISBLANK([.$J255]);&quot;&quot;;[.$J255]); IF([.$P25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5]);&quot;&quot;;IF(ISBLANK([.$L255]);TEXT([.$K255];&quot;YYYY-MM-DD&quot;);TEXT([.$K255]+[.$L255];&quot;YYYY-MM-DDTHH:MM:SS&quot;)))" office:value-type="string" office:string-value="2023-11-27T06:56:00" calcext:value-type="string">
            <text:p>2023-11-27T06:56:00</text:p>
          </table:table-cell>
          <table:table-cell table:style-name="ce29" table:formula="of:=IF(ISBLANK([.$M255]);&quot;&quot;;IF(ISBLANK([.$N255]);TEXT([.$M255];&quot;YYYY-MM-DD&quot;);TEXT([.$M255]+[.$N25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8" calcext:value-type="date">
            <text:p>2023-11-28</text:p>
          </table:table-cell>
          <table:table-cell table:style-name="ce46" table:formula="of:=TEXT([.$A256];&quot;YYYY&quot;)" office:value-type="string" office:string-value="2023" calcext:value-type="string">
            <text:p>2023</text:p>
          </table:table-cell>
          <table:table-cell table:style-name="ce46" table:formula="of:=[.$A256]-DATE(YEAR([.$A256]);1;0)" office:value-type="float" office:value="332" calcext:value-type="float">
            <text:p>332</text:p>
          </table:table-cell>
          <table:table-cell table:style-name="ce46" table:formula="of:=TEXT([.$A256];&quot;MMM&quot;)" office:value-type="string" office:string-value="Nov" calcext:value-type="string">
            <text:p>Nov</text:p>
          </table:table-cell>
          <table:table-cell table:style-name="ce46" table:formula="of:=DAY([.A256])" office:value-type="float" office:value="28" calcext:value-type="float">
            <text:p>28</text:p>
          </table:table-cell>
          <table:table-cell table:style-name="ce46" table:formula="of:=TEXT([.$A256];&quot;DDD&quot;)" office:value-type="string" office:string-value="Tue" calcext:value-type="string">
            <text:p>Tue</text:p>
          </table:table-cell>
          <table:table-cell table:style-name="ce51" table:formula="of:=AND(DATE(YEAR([.$A256]);3;1)-WEEKDAY(DATE(YEAR([.$A256]);3;1)-1)+14&lt;=[.$A256];[.$A256]&lt;DATE(YEAR([.$A256]);11;1)-WEEKDAY(DATE(YEAR([.$A256]);11;1)-1)+7)" office:value-type="boolean" office:boolean-value="false" calcext:value-type="boolean">
            <text:p>FALSE</text:p>
          </table:table-cell>
          <table:table-cell table:style-name="ce23" table:formula="of:=VLOOKUP([.$C256];[$Sun.$A$1:$Sun.$C$367];2)-IF([.$G256];0;TIME(1;0;0))" office:value-type="time" office:time-value="PT06H57M00S" calcext:value-type="time">
            <text:p>6:57:00</text:p>
          </table:table-cell>
          <table:table-cell table:style-name="ce23" table:formula="of:=VLOOKUP([.$C256];[$Sun.$A$1:$Sun.$C$367];3)-IF([.$G256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6]" office:value-type="date" office:date-value="2023-11-28" calcext:value-type="date">
            <text:p>2023-11-28</text:p>
          </table:table-cell>
          <table:table-cell table:style-name="ce23" table:formula="of:=[.$H256]" office:value-type="time" office:time-value="PT06H57M00S" calcext:value-type="time">
            <text:p>6:5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6]);ISBLANK([.$P256]));&quot;None&quot;;CONCATENATE([.$O256];[.$P256];&quot;&quot;))" office:value-type="string" office:string-value="Walkx" calcext:value-type="string">
            <text:p>Walkx</text:p>
          </table:table-cell>
          <table:table-cell table:style-name="ce46" table:formula="of:=CONCATENATE(IF([.$P256]=&quot;t&quot;;&quot;[TBD: &quot;;&quot;&quot;);IF(ISBLANK([.$J256]);&quot;&quot;;[.$J256]); IF([.$P25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6]);&quot;&quot;;IF(ISBLANK([.$L256]);TEXT([.$K256];&quot;YYYY-MM-DD&quot;);TEXT([.$K256]+[.$L256];&quot;YYYY-MM-DDTHH:MM:SS&quot;)))" office:value-type="string" office:string-value="2023-11-28T06:57:00" calcext:value-type="string">
            <text:p>2023-11-28T06:57:00</text:p>
          </table:table-cell>
          <table:table-cell table:style-name="ce29" table:formula="of:=IF(ISBLANK([.$M256]);&quot;&quot;;IF(ISBLANK([.$N256]);TEXT([.$M256];&quot;YYYY-MM-DD&quot;);TEXT([.$M256]+[.$N25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29" calcext:value-type="date">
            <text:p>2023-11-29</text:p>
          </table:table-cell>
          <table:table-cell table:style-name="ce46" table:formula="of:=TEXT([.$A257];&quot;YYYY&quot;)" office:value-type="string" office:string-value="2023" calcext:value-type="string">
            <text:p>2023</text:p>
          </table:table-cell>
          <table:table-cell table:style-name="ce46" table:formula="of:=[.$A257]-DATE(YEAR([.$A257]);1;0)" office:value-type="float" office:value="333" calcext:value-type="float">
            <text:p>333</text:p>
          </table:table-cell>
          <table:table-cell table:style-name="ce46" table:formula="of:=TEXT([.$A257];&quot;MMM&quot;)" office:value-type="string" office:string-value="Nov" calcext:value-type="string">
            <text:p>Nov</text:p>
          </table:table-cell>
          <table:table-cell table:style-name="ce46" table:formula="of:=DAY([.A257])" office:value-type="float" office:value="29" calcext:value-type="float">
            <text:p>29</text:p>
          </table:table-cell>
          <table:table-cell table:style-name="ce46" table:formula="of:=TEXT([.$A257];&quot;DDD&quot;)" office:value-type="string" office:string-value="Wed" calcext:value-type="string">
            <text:p>Wed</text:p>
          </table:table-cell>
          <table:table-cell table:style-name="ce51" table:formula="of:=AND(DATE(YEAR([.$A257]);3;1)-WEEKDAY(DATE(YEAR([.$A257]);3;1)-1)+14&lt;=[.$A257];[.$A257]&lt;DATE(YEAR([.$A257]);11;1)-WEEKDAY(DATE(YEAR([.$A257]);11;1)-1)+7)" office:value-type="boolean" office:boolean-value="false" calcext:value-type="boolean">
            <text:p>FALSE</text:p>
          </table:table-cell>
          <table:table-cell table:style-name="ce23" table:formula="of:=VLOOKUP([.$C257];[$Sun.$A$1:$Sun.$C$367];2)-IF([.$G257];0;TIME(1;0;0))" office:value-type="time" office:time-value="PT06H58M00S" calcext:value-type="time">
            <text:p>6:58:00</text:p>
          </table:table-cell>
          <table:table-cell table:style-name="ce23" table:formula="of:=VLOOKUP([.$C257];[$Sun.$A$1:$Sun.$C$367];3)-IF([.$G25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7]" office:value-type="date" office:date-value="2023-11-29" calcext:value-type="date">
            <text:p>2023-11-29</text:p>
          </table:table-cell>
          <table:table-cell table:style-name="ce23" table:formula="of:=[.$H257]" office:value-type="time" office:time-value="PT06H58M00S" calcext:value-type="time">
            <text:p>6:5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7]);ISBLANK([.$P257]));&quot;None&quot;;CONCATENATE([.$O257];[.$P257];&quot;&quot;))" office:value-type="string" office:string-value="Walkx" calcext:value-type="string">
            <text:p>Walkx</text:p>
          </table:table-cell>
          <table:table-cell table:style-name="ce46" table:formula="of:=CONCATENATE(IF([.$P257]=&quot;t&quot;;&quot;[TBD: &quot;;&quot;&quot;);IF(ISBLANK([.$J257]);&quot;&quot;;[.$J257]); IF([.$P25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7]);&quot;&quot;;IF(ISBLANK([.$L257]);TEXT([.$K257];&quot;YYYY-MM-DD&quot;);TEXT([.$K257]+[.$L257];&quot;YYYY-MM-DDTHH:MM:SS&quot;)))" office:value-type="string" office:string-value="2023-11-29T06:58:00" calcext:value-type="string">
            <text:p>2023-11-29T06:58:00</text:p>
          </table:table-cell>
          <table:table-cell table:style-name="ce29" table:formula="of:=IF(ISBLANK([.$M257]);&quot;&quot;;IF(ISBLANK([.$N257]);TEXT([.$M257];&quot;YYYY-MM-DD&quot;);TEXT([.$M257]+[.$N25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1-30" calcext:value-type="date">
            <text:p>2023-11-30</text:p>
          </table:table-cell>
          <table:table-cell table:style-name="ce46" table:formula="of:=TEXT([.$A258];&quot;YYYY&quot;)" office:value-type="string" office:string-value="2023" calcext:value-type="string">
            <text:p>2023</text:p>
          </table:table-cell>
          <table:table-cell table:style-name="ce46" table:formula="of:=[.$A258]-DATE(YEAR([.$A258]);1;0)" office:value-type="float" office:value="334" calcext:value-type="float">
            <text:p>334</text:p>
          </table:table-cell>
          <table:table-cell table:style-name="ce46" table:formula="of:=TEXT([.$A258];&quot;MMM&quot;)" office:value-type="string" office:string-value="Nov" calcext:value-type="string">
            <text:p>Nov</text:p>
          </table:table-cell>
          <table:table-cell table:style-name="ce46" table:formula="of:=DAY([.A258])" office:value-type="float" office:value="30" calcext:value-type="float">
            <text:p>30</text:p>
          </table:table-cell>
          <table:table-cell table:style-name="ce46" table:formula="of:=TEXT([.$A258];&quot;DDD&quot;)" office:value-type="string" office:string-value="Thu" calcext:value-type="string">
            <text:p>Thu</text:p>
          </table:table-cell>
          <table:table-cell table:style-name="ce51" table:formula="of:=AND(DATE(YEAR([.$A258]);3;1)-WEEKDAY(DATE(YEAR([.$A258]);3;1)-1)+14&lt;=[.$A258];[.$A258]&lt;DATE(YEAR([.$A258]);11;1)-WEEKDAY(DATE(YEAR([.$A258]);11;1)-1)+7)" office:value-type="boolean" office:boolean-value="false" calcext:value-type="boolean">
            <text:p>FALSE</text:p>
          </table:table-cell>
          <table:table-cell table:style-name="ce23" table:formula="of:=VLOOKUP([.$C258];[$Sun.$A$1:$Sun.$C$367];2)-IF([.$G258];0;TIME(1;0;0))" office:value-type="time" office:time-value="PT06H59M00S" calcext:value-type="time">
            <text:p>6:59:00</text:p>
          </table:table-cell>
          <table:table-cell table:style-name="ce23" table:formula="of:=VLOOKUP([.$C258];[$Sun.$A$1:$Sun.$C$367];3)-IF([.$G25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8]" office:value-type="date" office:date-value="2023-11-30" calcext:value-type="date">
            <text:p>2023-11-30</text:p>
          </table:table-cell>
          <table:table-cell table:style-name="ce23" table:formula="of:=[.$H258]" office:value-type="time" office:time-value="PT06H59M00S" calcext:value-type="time">
            <text:p>6:5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8]);ISBLANK([.$P258]));&quot;None&quot;;CONCATENATE([.$O258];[.$P258];&quot;&quot;))" office:value-type="string" office:string-value="Walkx" calcext:value-type="string">
            <text:p>Walkx</text:p>
          </table:table-cell>
          <table:table-cell table:style-name="ce46" table:formula="of:=CONCATENATE(IF([.$P258]=&quot;t&quot;;&quot;[TBD: &quot;;&quot;&quot;);IF(ISBLANK([.$J258]);&quot;&quot;;[.$J258]); IF([.$P25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8]);&quot;&quot;;IF(ISBLANK([.$L258]);TEXT([.$K258];&quot;YYYY-MM-DD&quot;);TEXT([.$K258]+[.$L258];&quot;YYYY-MM-DDTHH:MM:SS&quot;)))" office:value-type="string" office:string-value="2023-11-30T06:59:00" calcext:value-type="string">
            <text:p>2023-11-30T06:59:00</text:p>
          </table:table-cell>
          <table:table-cell table:style-name="ce29" table:formula="of:=IF(ISBLANK([.$M258]);&quot;&quot;;IF(ISBLANK([.$N258]);TEXT([.$M258];&quot;YYYY-MM-DD&quot;);TEXT([.$M258]+[.$N25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1" calcext:value-type="date">
            <text:p>2023-12-01</text:p>
          </table:table-cell>
          <table:table-cell table:style-name="ce46" table:formula="of:=TEXT([.$A259];&quot;YYYY&quot;)" office:value-type="string" office:string-value="2023" calcext:value-type="string">
            <text:p>2023</text:p>
          </table:table-cell>
          <table:table-cell table:style-name="ce46" table:formula="of:=[.$A259]-DATE(YEAR([.$A259]);1;0)" office:value-type="float" office:value="335" calcext:value-type="float">
            <text:p>335</text:p>
          </table:table-cell>
          <table:table-cell table:style-name="ce46" table:formula="of:=TEXT([.$A259];&quot;MMM&quot;)" office:value-type="string" office:string-value="Dec" calcext:value-type="string">
            <text:p>Dec</text:p>
          </table:table-cell>
          <table:table-cell table:style-name="ce46" table:formula="of:=DAY([.A259])" office:value-type="float" office:value="1" calcext:value-type="float">
            <text:p>1</text:p>
          </table:table-cell>
          <table:table-cell table:style-name="ce46" table:formula="of:=TEXT([.$A259];&quot;DDD&quot;)" office:value-type="string" office:string-value="Fri" calcext:value-type="string">
            <text:p>Fri</text:p>
          </table:table-cell>
          <table:table-cell table:style-name="ce51" table:formula="of:=AND(DATE(YEAR([.$A259]);3;1)-WEEKDAY(DATE(YEAR([.$A259]);3;1)-1)+14&lt;=[.$A259];[.$A259]&lt;DATE(YEAR([.$A259]);11;1)-WEEKDAY(DATE(YEAR([.$A259]);11;1)-1)+7)" office:value-type="boolean" office:boolean-value="false" calcext:value-type="boolean">
            <text:p>FALSE</text:p>
          </table:table-cell>
          <table:table-cell table:style-name="ce23" table:formula="of:=VLOOKUP([.$C259];[$Sun.$A$1:$Sun.$C$367];2)-IF([.$G259];0;TIME(1;0;0))" office:value-type="time" office:time-value="PT07H00M00S" calcext:value-type="time">
            <text:p>7:00:00</text:p>
          </table:table-cell>
          <table:table-cell table:style-name="ce23" table:formula="of:=VLOOKUP([.$C259];[$Sun.$A$1:$Sun.$C$367];3)-IF([.$G259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59]" office:value-type="date" office:date-value="2023-12-01" calcext:value-type="date">
            <text:p>2023-12-01</text:p>
          </table:table-cell>
          <table:table-cell table:style-name="ce23" table:formula="of:=[.$H259]" office:value-type="time" office:time-value="PT07H00M00S" calcext:value-type="time">
            <text:p>7:0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59]);ISBLANK([.$P259]));&quot;None&quot;;CONCATENATE([.$O259];[.$P259];&quot;&quot;))" office:value-type="string" office:string-value="Walkx" calcext:value-type="string">
            <text:p>Walkx</text:p>
          </table:table-cell>
          <table:table-cell table:style-name="ce46" table:formula="of:=CONCATENATE(IF([.$P259]=&quot;t&quot;;&quot;[TBD: &quot;;&quot;&quot;);IF(ISBLANK([.$J259]);&quot;&quot;;[.$J259]); IF([.$P25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59]);&quot;&quot;;IF(ISBLANK([.$L259]);TEXT([.$K259];&quot;YYYY-MM-DD&quot;);TEXT([.$K259]+[.$L259];&quot;YYYY-MM-DDTHH:MM:SS&quot;)))" office:value-type="string" office:string-value="2023-12-01T07:00:00" calcext:value-type="string">
            <text:p>2023-12-01T07:00:00</text:p>
          </table:table-cell>
          <table:table-cell table:style-name="ce29" table:formula="of:=IF(ISBLANK([.$M259]);&quot;&quot;;IF(ISBLANK([.$N259]);TEXT([.$M259];&quot;YYYY-MM-DD&quot;);TEXT([.$M259]+[.$N25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4" calcext:value-type="date">
            <text:p>2023-12-04</text:p>
          </table:table-cell>
          <table:table-cell table:style-name="ce46" table:formula="of:=TEXT([.$A260];&quot;YYYY&quot;)" office:value-type="string" office:string-value="2023" calcext:value-type="string">
            <text:p>2023</text:p>
          </table:table-cell>
          <table:table-cell table:style-name="ce46" table:formula="of:=[.$A260]-DATE(YEAR([.$A260]);1;0)" office:value-type="float" office:value="338" calcext:value-type="float">
            <text:p>338</text:p>
          </table:table-cell>
          <table:table-cell table:style-name="ce46" table:formula="of:=TEXT([.$A260];&quot;MMM&quot;)" office:value-type="string" office:string-value="Dec" calcext:value-type="string">
            <text:p>Dec</text:p>
          </table:table-cell>
          <table:table-cell table:style-name="ce46" table:formula="of:=DAY([.A260])" office:value-type="float" office:value="4" calcext:value-type="float">
            <text:p>4</text:p>
          </table:table-cell>
          <table:table-cell table:style-name="ce46" table:formula="of:=TEXT([.$A260];&quot;DDD&quot;)" office:value-type="string" office:string-value="Mon" calcext:value-type="string">
            <text:p>Mon</text:p>
          </table:table-cell>
          <table:table-cell table:style-name="ce51" table:formula="of:=AND(DATE(YEAR([.$A260]);3;1)-WEEKDAY(DATE(YEAR([.$A260]);3;1)-1)+14&lt;=[.$A260];[.$A260]&lt;DATE(YEAR([.$A260]);11;1)-WEEKDAY(DATE(YEAR([.$A260]);11;1)-1)+7)" office:value-type="boolean" office:boolean-value="false" calcext:value-type="boolean">
            <text:p>FALSE</text:p>
          </table:table-cell>
          <table:table-cell table:style-name="ce23" table:formula="of:=VLOOKUP([.$C260];[$Sun.$A$1:$Sun.$C$367];2)-IF([.$G260];0;TIME(1;0;0))" office:value-type="time" office:time-value="PT07H03M00S" calcext:value-type="time">
            <text:p>7:03:00</text:p>
          </table:table-cell>
          <table:table-cell table:style-name="ce23" table:formula="of:=VLOOKUP([.$C260];[$Sun.$A$1:$Sun.$C$367];3)-IF([.$G260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0]" office:value-type="date" office:date-value="2023-12-04" calcext:value-type="date">
            <text:p>2023-12-04</text:p>
          </table:table-cell>
          <table:table-cell table:style-name="ce23" table:formula="of:=[.$H260]" office:value-type="time" office:time-value="PT07H03M00S" calcext:value-type="time">
            <text:p>7:0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0]);ISBLANK([.$P260]));&quot;None&quot;;CONCATENATE([.$O260];[.$P260];&quot;&quot;))" office:value-type="string" office:string-value="Walkx" calcext:value-type="string">
            <text:p>Walkx</text:p>
          </table:table-cell>
          <table:table-cell table:style-name="ce46" table:formula="of:=CONCATENATE(IF([.$P260]=&quot;t&quot;;&quot;[TBD: &quot;;&quot;&quot;);IF(ISBLANK([.$J260]);&quot;&quot;;[.$J260]); IF([.$P26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0]);&quot;&quot;;IF(ISBLANK([.$L260]);TEXT([.$K260];&quot;YYYY-MM-DD&quot;);TEXT([.$K260]+[.$L260];&quot;YYYY-MM-DDTHH:MM:SS&quot;)))" office:value-type="string" office:string-value="2023-12-04T07:03:00" calcext:value-type="string">
            <text:p>2023-12-04T07:03:00</text:p>
          </table:table-cell>
          <table:table-cell table:style-name="ce29" table:formula="of:=IF(ISBLANK([.$M260]);&quot;&quot;;IF(ISBLANK([.$N260]);TEXT([.$M260];&quot;YYYY-MM-DD&quot;);TEXT([.$M260]+[.$N26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5" calcext:value-type="date">
            <text:p>2023-12-05</text:p>
          </table:table-cell>
          <table:table-cell table:style-name="ce46" table:formula="of:=TEXT([.$A261];&quot;YYYY&quot;)" office:value-type="string" office:string-value="2023" calcext:value-type="string">
            <text:p>2023</text:p>
          </table:table-cell>
          <table:table-cell table:style-name="ce46" table:formula="of:=[.$A261]-DATE(YEAR([.$A261]);1;0)" office:value-type="float" office:value="339" calcext:value-type="float">
            <text:p>339</text:p>
          </table:table-cell>
          <table:table-cell table:style-name="ce46" table:formula="of:=TEXT([.$A261];&quot;MMM&quot;)" office:value-type="string" office:string-value="Dec" calcext:value-type="string">
            <text:p>Dec</text:p>
          </table:table-cell>
          <table:table-cell table:style-name="ce46" table:formula="of:=DAY([.A261])" office:value-type="float" office:value="5" calcext:value-type="float">
            <text:p>5</text:p>
          </table:table-cell>
          <table:table-cell table:style-name="ce46" table:formula="of:=TEXT([.$A261];&quot;DDD&quot;)" office:value-type="string" office:string-value="Tue" calcext:value-type="string">
            <text:p>Tue</text:p>
          </table:table-cell>
          <table:table-cell table:style-name="ce51" table:formula="of:=AND(DATE(YEAR([.$A261]);3;1)-WEEKDAY(DATE(YEAR([.$A261]);3;1)-1)+14&lt;=[.$A261];[.$A261]&lt;DATE(YEAR([.$A261]);11;1)-WEEKDAY(DATE(YEAR([.$A261]);11;1)-1)+7)" office:value-type="boolean" office:boolean-value="false" calcext:value-type="boolean">
            <text:p>FALSE</text:p>
          </table:table-cell>
          <table:table-cell table:style-name="ce23" table:formula="of:=VLOOKUP([.$C261];[$Sun.$A$1:$Sun.$C$367];2)-IF([.$G261];0;TIME(1;0;0))" office:value-type="time" office:time-value="PT07H04M00S" calcext:value-type="time">
            <text:p>7:04:00</text:p>
          </table:table-cell>
          <table:table-cell table:style-name="ce23" table:formula="of:=VLOOKUP([.$C261];[$Sun.$A$1:$Sun.$C$367];3)-IF([.$G261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1]" office:value-type="date" office:date-value="2023-12-05" calcext:value-type="date">
            <text:p>2023-12-05</text:p>
          </table:table-cell>
          <table:table-cell table:style-name="ce23" table:formula="of:=[.$H261]" office:value-type="time" office:time-value="PT07H04M00S" calcext:value-type="time">
            <text:p>7:0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1]);ISBLANK([.$P261]));&quot;None&quot;;CONCATENATE([.$O261];[.$P261];&quot;&quot;))" office:value-type="string" office:string-value="Walkx" calcext:value-type="string">
            <text:p>Walkx</text:p>
          </table:table-cell>
          <table:table-cell table:style-name="ce46" table:formula="of:=CONCATENATE(IF([.$P261]=&quot;t&quot;;&quot;[TBD: &quot;;&quot;&quot;);IF(ISBLANK([.$J261]);&quot;&quot;;[.$J261]); IF([.$P26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1]);&quot;&quot;;IF(ISBLANK([.$L261]);TEXT([.$K261];&quot;YYYY-MM-DD&quot;);TEXT([.$K261]+[.$L261];&quot;YYYY-MM-DDTHH:MM:SS&quot;)))" office:value-type="string" office:string-value="2023-12-05T07:04:00" calcext:value-type="string">
            <text:p>2023-12-05T07:04:00</text:p>
          </table:table-cell>
          <table:table-cell table:style-name="ce29" table:formula="of:=IF(ISBLANK([.$M261]);&quot;&quot;;IF(ISBLANK([.$N261]);TEXT([.$M261];&quot;YYYY-MM-DD&quot;);TEXT([.$M261]+[.$N26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6" calcext:value-type="date">
            <text:p>2023-12-06</text:p>
          </table:table-cell>
          <table:table-cell table:style-name="ce46" table:formula="of:=TEXT([.$A262];&quot;YYYY&quot;)" office:value-type="string" office:string-value="2023" calcext:value-type="string">
            <text:p>2023</text:p>
          </table:table-cell>
          <table:table-cell table:style-name="ce46" table:formula="of:=[.$A262]-DATE(YEAR([.$A262]);1;0)" office:value-type="float" office:value="340" calcext:value-type="float">
            <text:p>340</text:p>
          </table:table-cell>
          <table:table-cell table:style-name="ce46" table:formula="of:=TEXT([.$A262];&quot;MMM&quot;)" office:value-type="string" office:string-value="Dec" calcext:value-type="string">
            <text:p>Dec</text:p>
          </table:table-cell>
          <table:table-cell table:style-name="ce46" table:formula="of:=DAY([.A262])" office:value-type="float" office:value="6" calcext:value-type="float">
            <text:p>6</text:p>
          </table:table-cell>
          <table:table-cell table:style-name="ce46" table:formula="of:=TEXT([.$A262];&quot;DDD&quot;)" office:value-type="string" office:string-value="Wed" calcext:value-type="string">
            <text:p>Wed</text:p>
          </table:table-cell>
          <table:table-cell table:style-name="ce51" table:formula="of:=AND(DATE(YEAR([.$A262]);3;1)-WEEKDAY(DATE(YEAR([.$A262]);3;1)-1)+14&lt;=[.$A262];[.$A262]&lt;DATE(YEAR([.$A262]);11;1)-WEEKDAY(DATE(YEAR([.$A262]);11;1)-1)+7)" office:value-type="boolean" office:boolean-value="false" calcext:value-type="boolean">
            <text:p>FALSE</text:p>
          </table:table-cell>
          <table:table-cell table:style-name="ce23" table:formula="of:=VLOOKUP([.$C262];[$Sun.$A$1:$Sun.$C$367];2)-IF([.$G262];0;TIME(1;0;0))" office:value-type="time" office:time-value="PT07H05M00S" calcext:value-type="time">
            <text:p>7:05:00</text:p>
          </table:table-cell>
          <table:table-cell table:style-name="ce23" table:formula="of:=VLOOKUP([.$C262];[$Sun.$A$1:$Sun.$C$367];3)-IF([.$G262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2]" office:value-type="date" office:date-value="2023-12-06" calcext:value-type="date">
            <text:p>2023-12-06</text:p>
          </table:table-cell>
          <table:table-cell table:style-name="ce23" table:formula="of:=[.$H262]" office:value-type="time" office:time-value="PT07H05M00S" calcext:value-type="time">
            <text:p>7:0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2]);ISBLANK([.$P262]));&quot;None&quot;;CONCATENATE([.$O262];[.$P262];&quot;&quot;))" office:value-type="string" office:string-value="Walkx" calcext:value-type="string">
            <text:p>Walkx</text:p>
          </table:table-cell>
          <table:table-cell table:style-name="ce46" table:formula="of:=CONCATENATE(IF([.$P262]=&quot;t&quot;;&quot;[TBD: &quot;;&quot;&quot;);IF(ISBLANK([.$J262]);&quot;&quot;;[.$J262]); IF([.$P26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2]);&quot;&quot;;IF(ISBLANK([.$L262]);TEXT([.$K262];&quot;YYYY-MM-DD&quot;);TEXT([.$K262]+[.$L262];&quot;YYYY-MM-DDTHH:MM:SS&quot;)))" office:value-type="string" office:string-value="2023-12-06T07:05:00" calcext:value-type="string">
            <text:p>2023-12-06T07:05:00</text:p>
          </table:table-cell>
          <table:table-cell table:style-name="ce29" table:formula="of:=IF(ISBLANK([.$M262]);&quot;&quot;;IF(ISBLANK([.$N262]);TEXT([.$M262];&quot;YYYY-MM-DD&quot;);TEXT([.$M262]+[.$N26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7" calcext:value-type="date">
            <text:p>2023-12-07</text:p>
          </table:table-cell>
          <table:table-cell table:style-name="ce46" table:formula="of:=TEXT([.$A263];&quot;YYYY&quot;)" office:value-type="string" office:string-value="2023" calcext:value-type="string">
            <text:p>2023</text:p>
          </table:table-cell>
          <table:table-cell table:style-name="ce46" table:formula="of:=[.$A263]-DATE(YEAR([.$A263]);1;0)" office:value-type="float" office:value="341" calcext:value-type="float">
            <text:p>341</text:p>
          </table:table-cell>
          <table:table-cell table:style-name="ce46" table:formula="of:=TEXT([.$A263];&quot;MMM&quot;)" office:value-type="string" office:string-value="Dec" calcext:value-type="string">
            <text:p>Dec</text:p>
          </table:table-cell>
          <table:table-cell table:style-name="ce46" table:formula="of:=DAY([.A263])" office:value-type="float" office:value="7" calcext:value-type="float">
            <text:p>7</text:p>
          </table:table-cell>
          <table:table-cell table:style-name="ce46" table:formula="of:=TEXT([.$A263];&quot;DDD&quot;)" office:value-type="string" office:string-value="Thu" calcext:value-type="string">
            <text:p>Thu</text:p>
          </table:table-cell>
          <table:table-cell table:style-name="ce51" table:formula="of:=AND(DATE(YEAR([.$A263]);3;1)-WEEKDAY(DATE(YEAR([.$A263]);3;1)-1)+14&lt;=[.$A263];[.$A263]&lt;DATE(YEAR([.$A263]);11;1)-WEEKDAY(DATE(YEAR([.$A263]);11;1)-1)+7)" office:value-type="boolean" office:boolean-value="false" calcext:value-type="boolean">
            <text:p>FALSE</text:p>
          </table:table-cell>
          <table:table-cell table:style-name="ce23" table:formula="of:=VLOOKUP([.$C263];[$Sun.$A$1:$Sun.$C$367];2)-IF([.$G263];0;TIME(1;0;0))" office:value-type="time" office:time-value="PT07H06M00S" calcext:value-type="time">
            <text:p>7:06:00</text:p>
          </table:table-cell>
          <table:table-cell table:style-name="ce23" table:formula="of:=VLOOKUP([.$C263];[$Sun.$A$1:$Sun.$C$367];3)-IF([.$G263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3]" office:value-type="date" office:date-value="2023-12-07" calcext:value-type="date">
            <text:p>2023-12-07</text:p>
          </table:table-cell>
          <table:table-cell table:style-name="ce23" table:formula="of:=[.$H263]" office:value-type="time" office:time-value="PT07H06M00S" calcext:value-type="time">
            <text:p>7:0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3]);ISBLANK([.$P263]));&quot;None&quot;;CONCATENATE([.$O263];[.$P263];&quot;&quot;))" office:value-type="string" office:string-value="Walkx" calcext:value-type="string">
            <text:p>Walkx</text:p>
          </table:table-cell>
          <table:table-cell table:style-name="ce46" table:formula="of:=CONCATENATE(IF([.$P263]=&quot;t&quot;;&quot;[TBD: &quot;;&quot;&quot;);IF(ISBLANK([.$J263]);&quot;&quot;;[.$J263]); IF([.$P26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3]);&quot;&quot;;IF(ISBLANK([.$L263]);TEXT([.$K263];&quot;YYYY-MM-DD&quot;);TEXT([.$K263]+[.$L263];&quot;YYYY-MM-DDTHH:MM:SS&quot;)))" office:value-type="string" office:string-value="2023-12-07T07:06:00" calcext:value-type="string">
            <text:p>2023-12-07T07:06:00</text:p>
          </table:table-cell>
          <table:table-cell table:style-name="ce29" table:formula="of:=IF(ISBLANK([.$M263]);&quot;&quot;;IF(ISBLANK([.$N263]);TEXT([.$M263];&quot;YYYY-MM-DD&quot;);TEXT([.$M263]+[.$N26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08" calcext:value-type="date">
            <text:p>2023-12-08</text:p>
          </table:table-cell>
          <table:table-cell table:style-name="ce46" table:formula="of:=TEXT([.$A264];&quot;YYYY&quot;)" office:value-type="string" office:string-value="2023" calcext:value-type="string">
            <text:p>2023</text:p>
          </table:table-cell>
          <table:table-cell table:style-name="ce46" table:formula="of:=[.$A264]-DATE(YEAR([.$A264]);1;0)" office:value-type="float" office:value="342" calcext:value-type="float">
            <text:p>342</text:p>
          </table:table-cell>
          <table:table-cell table:style-name="ce46" table:formula="of:=TEXT([.$A264];&quot;MMM&quot;)" office:value-type="string" office:string-value="Dec" calcext:value-type="string">
            <text:p>Dec</text:p>
          </table:table-cell>
          <table:table-cell table:style-name="ce46" table:formula="of:=DAY([.A264])" office:value-type="float" office:value="8" calcext:value-type="float">
            <text:p>8</text:p>
          </table:table-cell>
          <table:table-cell table:style-name="ce46" table:formula="of:=TEXT([.$A264];&quot;DDD&quot;)" office:value-type="string" office:string-value="Fri" calcext:value-type="string">
            <text:p>Fri</text:p>
          </table:table-cell>
          <table:table-cell table:style-name="ce51" table:formula="of:=AND(DATE(YEAR([.$A264]);3;1)-WEEKDAY(DATE(YEAR([.$A264]);3;1)-1)+14&lt;=[.$A264];[.$A264]&lt;DATE(YEAR([.$A264]);11;1)-WEEKDAY(DATE(YEAR([.$A264]);11;1)-1)+7)" office:value-type="boolean" office:boolean-value="false" calcext:value-type="boolean">
            <text:p>FALSE</text:p>
          </table:table-cell>
          <table:table-cell table:style-name="ce23" table:formula="of:=VLOOKUP([.$C264];[$Sun.$A$1:$Sun.$C$367];2)-IF([.$G264];0;TIME(1;0;0))" office:value-type="time" office:time-value="PT07H07M00S" calcext:value-type="time">
            <text:p>7:07:00</text:p>
          </table:table-cell>
          <table:table-cell table:style-name="ce23" table:formula="of:=VLOOKUP([.$C264];[$Sun.$A$1:$Sun.$C$367];3)-IF([.$G264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4]" office:value-type="date" office:date-value="2023-12-08" calcext:value-type="date">
            <text:p>2023-12-08</text:p>
          </table:table-cell>
          <table:table-cell table:style-name="ce23" table:formula="of:=[.$H264]" office:value-type="time" office:time-value="PT07H07M00S" calcext:value-type="time">
            <text:p>7:0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4]);ISBLANK([.$P264]));&quot;None&quot;;CONCATENATE([.$O264];[.$P264];&quot;&quot;))" office:value-type="string" office:string-value="Walkx" calcext:value-type="string">
            <text:p>Walkx</text:p>
          </table:table-cell>
          <table:table-cell table:style-name="ce46" table:formula="of:=CONCATENATE(IF([.$P264]=&quot;t&quot;;&quot;[TBD: &quot;;&quot;&quot;);IF(ISBLANK([.$J264]);&quot;&quot;;[.$J264]); IF([.$P26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4]);&quot;&quot;;IF(ISBLANK([.$L264]);TEXT([.$K264];&quot;YYYY-MM-DD&quot;);TEXT([.$K264]+[.$L264];&quot;YYYY-MM-DDTHH:MM:SS&quot;)))" office:value-type="string" office:string-value="2023-12-08T07:07:00" calcext:value-type="string">
            <text:p>2023-12-08T07:07:00</text:p>
          </table:table-cell>
          <table:table-cell table:style-name="ce29" table:formula="of:=IF(ISBLANK([.$M264]);&quot;&quot;;IF(ISBLANK([.$N264]);TEXT([.$M264];&quot;YYYY-MM-DD&quot;);TEXT([.$M264]+[.$N264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1" calcext:value-type="date">
            <text:p>2023-12-11</text:p>
          </table:table-cell>
          <table:table-cell table:style-name="ce46" table:formula="of:=TEXT([.$A265];&quot;YYYY&quot;)" office:value-type="string" office:string-value="2023" calcext:value-type="string">
            <text:p>2023</text:p>
          </table:table-cell>
          <table:table-cell table:style-name="ce46" table:formula="of:=[.$A265]-DATE(YEAR([.$A265]);1;0)" office:value-type="float" office:value="345" calcext:value-type="float">
            <text:p>345</text:p>
          </table:table-cell>
          <table:table-cell table:style-name="ce46" table:formula="of:=TEXT([.$A265];&quot;MMM&quot;)" office:value-type="string" office:string-value="Dec" calcext:value-type="string">
            <text:p>Dec</text:p>
          </table:table-cell>
          <table:table-cell table:style-name="ce46" table:formula="of:=DAY([.A265])" office:value-type="float" office:value="11" calcext:value-type="float">
            <text:p>11</text:p>
          </table:table-cell>
          <table:table-cell table:style-name="ce46" table:formula="of:=TEXT([.$A265];&quot;DDD&quot;)" office:value-type="string" office:string-value="Mon" calcext:value-type="string">
            <text:p>Mon</text:p>
          </table:table-cell>
          <table:table-cell table:style-name="ce51" table:formula="of:=AND(DATE(YEAR([.$A265]);3;1)-WEEKDAY(DATE(YEAR([.$A265]);3;1)-1)+14&lt;=[.$A265];[.$A265]&lt;DATE(YEAR([.$A265]);11;1)-WEEKDAY(DATE(YEAR([.$A265]);11;1)-1)+7)" office:value-type="boolean" office:boolean-value="false" calcext:value-type="boolean">
            <text:p>FALSE</text:p>
          </table:table-cell>
          <table:table-cell table:style-name="ce23" table:formula="of:=VLOOKUP([.$C265];[$Sun.$A$1:$Sun.$C$367];2)-IF([.$G265];0;TIME(1;0;0))" office:value-type="time" office:time-value="PT07H10M00S" calcext:value-type="time">
            <text:p>7:10:00</text:p>
          </table:table-cell>
          <table:table-cell table:style-name="ce23" table:formula="of:=VLOOKUP([.$C265];[$Sun.$A$1:$Sun.$C$367];3)-IF([.$G265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5]" office:value-type="date" office:date-value="2023-12-11" calcext:value-type="date">
            <text:p>2023-12-11</text:p>
          </table:table-cell>
          <table:table-cell table:style-name="ce23" table:formula="of:=[.$H265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5]);ISBLANK([.$P265]));&quot;None&quot;;CONCATENATE([.$O265];[.$P265];&quot;&quot;))" office:value-type="string" office:string-value="Walkx" calcext:value-type="string">
            <text:p>Walkx</text:p>
          </table:table-cell>
          <table:table-cell table:style-name="ce46" table:formula="of:=CONCATENATE(IF([.$P265]=&quot;t&quot;;&quot;[TBD: &quot;;&quot;&quot;);IF(ISBLANK([.$J265]);&quot;&quot;;[.$J265]); IF([.$P265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5]);&quot;&quot;;IF(ISBLANK([.$L265]);TEXT([.$K265];&quot;YYYY-MM-DD&quot;);TEXT([.$K265]+[.$L265];&quot;YYYY-MM-DDTHH:MM:SS&quot;)))" office:value-type="string" office:string-value="2023-12-11T07:10:00" calcext:value-type="string">
            <text:p>2023-12-11T07:10:00</text:p>
          </table:table-cell>
          <table:table-cell table:style-name="ce29" table:formula="of:=IF(ISBLANK([.$M265]);&quot;&quot;;IF(ISBLANK([.$N265]);TEXT([.$M265];&quot;YYYY-MM-DD&quot;);TEXT([.$M265]+[.$N265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2" calcext:value-type="date">
            <text:p>2023-12-12</text:p>
          </table:table-cell>
          <table:table-cell table:style-name="ce46" table:formula="of:=TEXT([.$A266];&quot;YYYY&quot;)" office:value-type="string" office:string-value="2023" calcext:value-type="string">
            <text:p>2023</text:p>
          </table:table-cell>
          <table:table-cell table:style-name="ce46" table:formula="of:=[.$A266]-DATE(YEAR([.$A266]);1;0)" office:value-type="float" office:value="346" calcext:value-type="float">
            <text:p>346</text:p>
          </table:table-cell>
          <table:table-cell table:style-name="ce46" table:formula="of:=TEXT([.$A266];&quot;MMM&quot;)" office:value-type="string" office:string-value="Dec" calcext:value-type="string">
            <text:p>Dec</text:p>
          </table:table-cell>
          <table:table-cell table:style-name="ce46" table:formula="of:=DAY([.A266])" office:value-type="float" office:value="12" calcext:value-type="float">
            <text:p>12</text:p>
          </table:table-cell>
          <table:table-cell table:style-name="ce46" table:formula="of:=TEXT([.$A266];&quot;DDD&quot;)" office:value-type="string" office:string-value="Tue" calcext:value-type="string">
            <text:p>Tue</text:p>
          </table:table-cell>
          <table:table-cell table:style-name="ce51" table:formula="of:=AND(DATE(YEAR([.$A266]);3;1)-WEEKDAY(DATE(YEAR([.$A266]);3;1)-1)+14&lt;=[.$A266];[.$A266]&lt;DATE(YEAR([.$A266]);11;1)-WEEKDAY(DATE(YEAR([.$A266]);11;1)-1)+7)" office:value-type="boolean" office:boolean-value="false" calcext:value-type="boolean">
            <text:p>FALSE</text:p>
          </table:table-cell>
          <table:table-cell table:style-name="ce23" table:formula="of:=VLOOKUP([.$C266];[$Sun.$A$1:$Sun.$C$367];2)-IF([.$G266];0;TIME(1;0;0))" office:value-type="time" office:time-value="PT07H10M00S" calcext:value-type="time">
            <text:p>7:10:00</text:p>
          </table:table-cell>
          <table:table-cell table:style-name="ce23" table:formula="of:=VLOOKUP([.$C266];[$Sun.$A$1:$Sun.$C$367];3)-IF([.$G266];0;TIME(1;0;0))" office:value-type="time" office:time-value="PT16H28M00S" calcext:value-type="time">
            <text:p>16:28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6]" office:value-type="date" office:date-value="2023-12-12" calcext:value-type="date">
            <text:p>2023-12-12</text:p>
          </table:table-cell>
          <table:table-cell table:style-name="ce23" table:formula="of:=[.$H266]" office:value-type="time" office:time-value="PT07H10M00S" calcext:value-type="time">
            <text:p>7:10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6]);ISBLANK([.$P266]));&quot;None&quot;;CONCATENATE([.$O266];[.$P266];&quot;&quot;))" office:value-type="string" office:string-value="Walkx" calcext:value-type="string">
            <text:p>Walkx</text:p>
          </table:table-cell>
          <table:table-cell table:style-name="ce46" table:formula="of:=CONCATENATE(IF([.$P266]=&quot;t&quot;;&quot;[TBD: &quot;;&quot;&quot;);IF(ISBLANK([.$J266]);&quot;&quot;;[.$J266]); IF([.$P266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6]);&quot;&quot;;IF(ISBLANK([.$L266]);TEXT([.$K266];&quot;YYYY-MM-DD&quot;);TEXT([.$K266]+[.$L266];&quot;YYYY-MM-DDTHH:MM:SS&quot;)))" office:value-type="string" office:string-value="2023-12-12T07:10:00" calcext:value-type="string">
            <text:p>2023-12-12T07:10:00</text:p>
          </table:table-cell>
          <table:table-cell table:style-name="ce29" table:formula="of:=IF(ISBLANK([.$M266]);&quot;&quot;;IF(ISBLANK([.$N266]);TEXT([.$M266];&quot;YYYY-MM-DD&quot;);TEXT([.$M266]+[.$N266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3" calcext:value-type="date">
            <text:p>2023-12-13</text:p>
          </table:table-cell>
          <table:table-cell table:style-name="ce46" table:formula="of:=TEXT([.$A267];&quot;YYYY&quot;)" office:value-type="string" office:string-value="2023" calcext:value-type="string">
            <text:p>2023</text:p>
          </table:table-cell>
          <table:table-cell table:style-name="ce46" table:formula="of:=[.$A267]-DATE(YEAR([.$A267]);1;0)" office:value-type="float" office:value="347" calcext:value-type="float">
            <text:p>347</text:p>
          </table:table-cell>
          <table:table-cell table:style-name="ce46" table:formula="of:=TEXT([.$A267];&quot;MMM&quot;)" office:value-type="string" office:string-value="Dec" calcext:value-type="string">
            <text:p>Dec</text:p>
          </table:table-cell>
          <table:table-cell table:style-name="ce46" table:formula="of:=DAY([.A267])" office:value-type="float" office:value="13" calcext:value-type="float">
            <text:p>13</text:p>
          </table:table-cell>
          <table:table-cell table:style-name="ce46" table:formula="of:=TEXT([.$A267];&quot;DDD&quot;)" office:value-type="string" office:string-value="Wed" calcext:value-type="string">
            <text:p>Wed</text:p>
          </table:table-cell>
          <table:table-cell table:style-name="ce51" table:formula="of:=AND(DATE(YEAR([.$A267]);3;1)-WEEKDAY(DATE(YEAR([.$A267]);3;1)-1)+14&lt;=[.$A267];[.$A267]&lt;DATE(YEAR([.$A267]);11;1)-WEEKDAY(DATE(YEAR([.$A267]);11;1)-1)+7)" office:value-type="boolean" office:boolean-value="false" calcext:value-type="boolean">
            <text:p>FALSE</text:p>
          </table:table-cell>
          <table:table-cell table:style-name="ce23" table:formula="of:=VLOOKUP([.$C267];[$Sun.$A$1:$Sun.$C$367];2)-IF([.$G267];0;TIME(1;0;0))" office:value-type="time" office:time-value="PT07H11M00S" calcext:value-type="time">
            <text:p>7:11:00</text:p>
          </table:table-cell>
          <table:table-cell table:style-name="ce23" table:formula="of:=VLOOKUP([.$C267];[$Sun.$A$1:$Sun.$C$367];3)-IF([.$G267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7]" office:value-type="date" office:date-value="2023-12-13" calcext:value-type="date">
            <text:p>2023-12-13</text:p>
          </table:table-cell>
          <table:table-cell table:style-name="ce23" table:formula="of:=[.$H267]" office:value-type="time" office:time-value="PT07H11M00S" calcext:value-type="time">
            <text:p>7:11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7]);ISBLANK([.$P267]));&quot;None&quot;;CONCATENATE([.$O267];[.$P267];&quot;&quot;))" office:value-type="string" office:string-value="Walkx" calcext:value-type="string">
            <text:p>Walkx</text:p>
          </table:table-cell>
          <table:table-cell table:style-name="ce46" table:formula="of:=CONCATENATE(IF([.$P267]=&quot;t&quot;;&quot;[TBD: &quot;;&quot;&quot;);IF(ISBLANK([.$J267]);&quot;&quot;;[.$J267]); IF([.$P267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7]);&quot;&quot;;IF(ISBLANK([.$L267]);TEXT([.$K267];&quot;YYYY-MM-DD&quot;);TEXT([.$K267]+[.$L267];&quot;YYYY-MM-DDTHH:MM:SS&quot;)))" office:value-type="string" office:string-value="2023-12-13T07:11:00" calcext:value-type="string">
            <text:p>2023-12-13T07:11:00</text:p>
          </table:table-cell>
          <table:table-cell table:style-name="ce29" table:formula="of:=IF(ISBLANK([.$M267]);&quot;&quot;;IF(ISBLANK([.$N267]);TEXT([.$M267];&quot;YYYY-MM-DD&quot;);TEXT([.$M267]+[.$N26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4" calcext:value-type="date">
            <text:p>2023-12-14</text:p>
          </table:table-cell>
          <table:table-cell table:style-name="ce46" table:formula="of:=TEXT([.$A268];&quot;YYYY&quot;)" office:value-type="string" office:string-value="2023" calcext:value-type="string">
            <text:p>2023</text:p>
          </table:table-cell>
          <table:table-cell table:style-name="ce46" table:formula="of:=[.$A268]-DATE(YEAR([.$A268]);1;0)" office:value-type="float" office:value="348" calcext:value-type="float">
            <text:p>348</text:p>
          </table:table-cell>
          <table:table-cell table:style-name="ce46" table:formula="of:=TEXT([.$A268];&quot;MMM&quot;)" office:value-type="string" office:string-value="Dec" calcext:value-type="string">
            <text:p>Dec</text:p>
          </table:table-cell>
          <table:table-cell table:style-name="ce46" table:formula="of:=DAY([.A268])" office:value-type="float" office:value="14" calcext:value-type="float">
            <text:p>14</text:p>
          </table:table-cell>
          <table:table-cell table:style-name="ce46" table:formula="of:=TEXT([.$A268];&quot;DDD&quot;)" office:value-type="string" office:string-value="Thu" calcext:value-type="string">
            <text:p>Thu</text:p>
          </table:table-cell>
          <table:table-cell table:style-name="ce51" table:formula="of:=AND(DATE(YEAR([.$A268]);3;1)-WEEKDAY(DATE(YEAR([.$A268]);3;1)-1)+14&lt;=[.$A268];[.$A268]&lt;DATE(YEAR([.$A268]);11;1)-WEEKDAY(DATE(YEAR([.$A268]);11;1)-1)+7)" office:value-type="boolean" office:boolean-value="false" calcext:value-type="boolean">
            <text:p>FALSE</text:p>
          </table:table-cell>
          <table:table-cell table:style-name="ce23" table:formula="of:=VLOOKUP([.$C268];[$Sun.$A$1:$Sun.$C$367];2)-IF([.$G268];0;TIME(1;0;0))" office:value-type="time" office:time-value="PT07H12M00S" calcext:value-type="time">
            <text:p>7:12:00</text:p>
          </table:table-cell>
          <table:table-cell table:style-name="ce23" table:formula="of:=VLOOKUP([.$C268];[$Sun.$A$1:$Sun.$C$367];3)-IF([.$G268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8]" office:value-type="date" office:date-value="2023-12-14" calcext:value-type="date">
            <text:p>2023-12-14</text:p>
          </table:table-cell>
          <table:table-cell table:style-name="ce23" table:formula="of:=[.$H268]" office:value-type="time" office:time-value="PT07H12M00S" calcext:value-type="time">
            <text:p>7:12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8]);ISBLANK([.$P268]));&quot;None&quot;;CONCATENATE([.$O268];[.$P268];&quot;&quot;))" office:value-type="string" office:string-value="Walkx" calcext:value-type="string">
            <text:p>Walkx</text:p>
          </table:table-cell>
          <table:table-cell table:style-name="ce46" table:formula="of:=CONCATENATE(IF([.$P268]=&quot;t&quot;;&quot;[TBD: &quot;;&quot;&quot;);IF(ISBLANK([.$J268]);&quot;&quot;;[.$J268]); IF([.$P26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8]);&quot;&quot;;IF(ISBLANK([.$L268]);TEXT([.$K268];&quot;YYYY-MM-DD&quot;);TEXT([.$K268]+[.$L268];&quot;YYYY-MM-DDTHH:MM:SS&quot;)))" office:value-type="string" office:string-value="2023-12-14T07:12:00" calcext:value-type="string">
            <text:p>2023-12-14T07:12:00</text:p>
          </table:table-cell>
          <table:table-cell table:style-name="ce29" table:formula="of:=IF(ISBLANK([.$M268]);&quot;&quot;;IF(ISBLANK([.$N268]);TEXT([.$M268];&quot;YYYY-MM-DD&quot;);TEXT([.$M268]+[.$N26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5" calcext:value-type="date">
            <text:p>2023-12-15</text:p>
          </table:table-cell>
          <table:table-cell table:style-name="ce46" table:formula="of:=TEXT([.$A269];&quot;YYYY&quot;)" office:value-type="string" office:string-value="2023" calcext:value-type="string">
            <text:p>2023</text:p>
          </table:table-cell>
          <table:table-cell table:style-name="ce46" table:formula="of:=[.$A269]-DATE(YEAR([.$A269]);1;0)" office:value-type="float" office:value="349" calcext:value-type="float">
            <text:p>349</text:p>
          </table:table-cell>
          <table:table-cell table:style-name="ce46" table:formula="of:=TEXT([.$A269];&quot;MMM&quot;)" office:value-type="string" office:string-value="Dec" calcext:value-type="string">
            <text:p>Dec</text:p>
          </table:table-cell>
          <table:table-cell table:style-name="ce46" table:formula="of:=DAY([.A269])" office:value-type="float" office:value="15" calcext:value-type="float">
            <text:p>15</text:p>
          </table:table-cell>
          <table:table-cell table:style-name="ce46" table:formula="of:=TEXT([.$A269];&quot;DDD&quot;)" office:value-type="string" office:string-value="Fri" calcext:value-type="string">
            <text:p>Fri</text:p>
          </table:table-cell>
          <table:table-cell table:style-name="ce51" table:formula="of:=AND(DATE(YEAR([.$A269]);3;1)-WEEKDAY(DATE(YEAR([.$A269]);3;1)-1)+14&lt;=[.$A269];[.$A269]&lt;DATE(YEAR([.$A269]);11;1)-WEEKDAY(DATE(YEAR([.$A269]);11;1)-1)+7)" office:value-type="boolean" office:boolean-value="false" calcext:value-type="boolean">
            <text:p>FALSE</text:p>
          </table:table-cell>
          <table:table-cell table:style-name="ce23" table:formula="of:=VLOOKUP([.$C269];[$Sun.$A$1:$Sun.$C$367];2)-IF([.$G269];0;TIME(1;0;0))" office:value-type="time" office:time-value="PT07H13M00S" calcext:value-type="time">
            <text:p>7:13:00</text:p>
          </table:table-cell>
          <table:table-cell table:style-name="ce23" table:formula="of:=VLOOKUP([.$C269];[$Sun.$A$1:$Sun.$C$367];3)-IF([.$G269];0;TIME(1;0;0))" office:value-type="time" office:time-value="PT16H29M00S" calcext:value-type="time">
            <text:p>16:29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69]" office:value-type="date" office:date-value="2023-12-15" calcext:value-type="date">
            <text:p>2023-12-15</text:p>
          </table:table-cell>
          <table:table-cell table:style-name="ce23" table:formula="of:=[.$H269]" office:value-type="time" office:time-value="PT07H13M00S" calcext:value-type="time">
            <text:p>7:13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69]);ISBLANK([.$P269]));&quot;None&quot;;CONCATENATE([.$O269];[.$P269];&quot;&quot;))" office:value-type="string" office:string-value="Walkx" calcext:value-type="string">
            <text:p>Walkx</text:p>
          </table:table-cell>
          <table:table-cell table:style-name="ce46" table:formula="of:=CONCATENATE(IF([.$P269]=&quot;t&quot;;&quot;[TBD: &quot;;&quot;&quot;);IF(ISBLANK([.$J269]);&quot;&quot;;[.$J269]); IF([.$P26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69]);&quot;&quot;;IF(ISBLANK([.$L269]);TEXT([.$K269];&quot;YYYY-MM-DD&quot;);TEXT([.$K269]+[.$L269];&quot;YYYY-MM-DDTHH:MM:SS&quot;)))" office:value-type="string" office:string-value="2023-12-15T07:13:00" calcext:value-type="string">
            <text:p>2023-12-15T07:13:00</text:p>
          </table:table-cell>
          <table:table-cell table:style-name="ce29" table:formula="of:=IF(ISBLANK([.$M269]);&quot;&quot;;IF(ISBLANK([.$N269]);TEXT([.$M269];&quot;YYYY-MM-DD&quot;);TEXT([.$M269]+[.$N26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8" calcext:value-type="date">
            <text:p>2023-12-18</text:p>
          </table:table-cell>
          <table:table-cell table:style-name="ce46" table:formula="of:=TEXT([.$A270];&quot;YYYY&quot;)" office:value-type="string" office:string-value="2023" calcext:value-type="string">
            <text:p>2023</text:p>
          </table:table-cell>
          <table:table-cell table:style-name="ce46" table:formula="of:=[.$A270]-DATE(YEAR([.$A270]);1;0)" office:value-type="float" office:value="352" calcext:value-type="float">
            <text:p>352</text:p>
          </table:table-cell>
          <table:table-cell table:style-name="ce46" table:formula="of:=TEXT([.$A270];&quot;MMM&quot;)" office:value-type="string" office:string-value="Dec" calcext:value-type="string">
            <text:p>Dec</text:p>
          </table:table-cell>
          <table:table-cell table:style-name="ce46" table:formula="of:=DAY([.A270])" office:value-type="float" office:value="18" calcext:value-type="float">
            <text:p>18</text:p>
          </table:table-cell>
          <table:table-cell table:style-name="ce46" table:formula="of:=TEXT([.$A270];&quot;DDD&quot;)" office:value-type="string" office:string-value="Mon" calcext:value-type="string">
            <text:p>Mon</text:p>
          </table:table-cell>
          <table:table-cell table:style-name="ce51" table:formula="of:=AND(DATE(YEAR([.$A270]);3;1)-WEEKDAY(DATE(YEAR([.$A270]);3;1)-1)+14&lt;=[.$A270];[.$A270]&lt;DATE(YEAR([.$A270]);11;1)-WEEKDAY(DATE(YEAR([.$A270]);11;1)-1)+7)" office:value-type="boolean" office:boolean-value="false" calcext:value-type="boolean">
            <text:p>FALSE</text:p>
          </table:table-cell>
          <table:table-cell table:style-name="ce23" table:formula="of:=VLOOKUP([.$C270];[$Sun.$A$1:$Sun.$C$367];2)-IF([.$G270];0;TIME(1;0;0))" office:value-type="time" office:time-value="PT07H14M00S" calcext:value-type="time">
            <text:p>7:14:00</text:p>
          </table:table-cell>
          <table:table-cell table:style-name="ce23" table:formula="of:=VLOOKUP([.$C270];[$Sun.$A$1:$Sun.$C$367];3)-IF([.$G270];0;TIME(1;0;0))" office:value-type="time" office:time-value="PT16H30M00S" calcext:value-type="time">
            <text:p>16:30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0]" office:value-type="date" office:date-value="2023-12-18" calcext:value-type="date">
            <text:p>2023-12-18</text:p>
          </table:table-cell>
          <table:table-cell table:style-name="ce23" table:formula="of:=[.$H270]" office:value-type="time" office:time-value="PT07H14M00S" calcext:value-type="time">
            <text:p>7:14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0]);ISBLANK([.$P270]));&quot;None&quot;;CONCATENATE([.$O270];[.$P270];&quot;&quot;))" office:value-type="string" office:string-value="Walkx" calcext:value-type="string">
            <text:p>Walkx</text:p>
          </table:table-cell>
          <table:table-cell table:style-name="ce46" table:formula="of:=CONCATENATE(IF([.$P270]=&quot;t&quot;;&quot;[TBD: &quot;;&quot;&quot;);IF(ISBLANK([.$J270]);&quot;&quot;;[.$J270]); IF([.$P27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0]);&quot;&quot;;IF(ISBLANK([.$L270]);TEXT([.$K270];&quot;YYYY-MM-DD&quot;);TEXT([.$K270]+[.$L270];&quot;YYYY-MM-DDTHH:MM:SS&quot;)))" office:value-type="string" office:string-value="2023-12-18T07:14:00" calcext:value-type="string">
            <text:p>2023-12-18T07:14:00</text:p>
          </table:table-cell>
          <table:table-cell table:style-name="ce29" table:formula="of:=IF(ISBLANK([.$M270]);&quot;&quot;;IF(ISBLANK([.$N270]);TEXT([.$M270];&quot;YYYY-MM-DD&quot;);TEXT([.$M270]+[.$N27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19" calcext:value-type="date">
            <text:p>2023-12-19</text:p>
          </table:table-cell>
          <table:table-cell table:style-name="ce46" table:formula="of:=TEXT([.$A271];&quot;YYYY&quot;)" office:value-type="string" office:string-value="2023" calcext:value-type="string">
            <text:p>2023</text:p>
          </table:table-cell>
          <table:table-cell table:style-name="ce46" table:formula="of:=[.$A271]-DATE(YEAR([.$A271]);1;0)" office:value-type="float" office:value="353" calcext:value-type="float">
            <text:p>353</text:p>
          </table:table-cell>
          <table:table-cell table:style-name="ce46" table:formula="of:=TEXT([.$A271];&quot;MMM&quot;)" office:value-type="string" office:string-value="Dec" calcext:value-type="string">
            <text:p>Dec</text:p>
          </table:table-cell>
          <table:table-cell table:style-name="ce46" table:formula="of:=DAY([.A271])" office:value-type="float" office:value="19" calcext:value-type="float">
            <text:p>19</text:p>
          </table:table-cell>
          <table:table-cell table:style-name="ce46" table:formula="of:=TEXT([.$A271];&quot;DDD&quot;)" office:value-type="string" office:string-value="Tue" calcext:value-type="string">
            <text:p>Tue</text:p>
          </table:table-cell>
          <table:table-cell table:style-name="ce51" table:formula="of:=AND(DATE(YEAR([.$A271]);3;1)-WEEKDAY(DATE(YEAR([.$A271]);3;1)-1)+14&lt;=[.$A271];[.$A271]&lt;DATE(YEAR([.$A271]);11;1)-WEEKDAY(DATE(YEAR([.$A271]);11;1)-1)+7)" office:value-type="boolean" office:boolean-value="false" calcext:value-type="boolean">
            <text:p>FALSE</text:p>
          </table:table-cell>
          <table:table-cell table:style-name="ce23" table:formula="of:=VLOOKUP([.$C271];[$Sun.$A$1:$Sun.$C$367];2)-IF([.$G271];0;TIME(1;0;0))" office:value-type="time" office:time-value="PT07H15M00S" calcext:value-type="time">
            <text:p>7:15:00</text:p>
          </table:table-cell>
          <table:table-cell table:style-name="ce23" table:formula="of:=VLOOKUP([.$C271];[$Sun.$A$1:$Sun.$C$367];3)-IF([.$G271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1]" office:value-type="date" office:date-value="2023-12-19" calcext:value-type="date">
            <text:p>2023-12-19</text:p>
          </table:table-cell>
          <table:table-cell table:style-name="ce23" table:formula="of:=[.$H271]" office:value-type="time" office:time-value="PT07H15M00S" calcext:value-type="time">
            <text:p>7:15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1]);ISBLANK([.$P271]));&quot;None&quot;;CONCATENATE([.$O271];[.$P271];&quot;&quot;))" office:value-type="string" office:string-value="Walkx" calcext:value-type="string">
            <text:p>Walkx</text:p>
          </table:table-cell>
          <table:table-cell table:style-name="ce46" table:formula="of:=CONCATENATE(IF([.$P271]=&quot;t&quot;;&quot;[TBD: &quot;;&quot;&quot;);IF(ISBLANK([.$J271]);&quot;&quot;;[.$J271]); IF([.$P27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1]);&quot;&quot;;IF(ISBLANK([.$L271]);TEXT([.$K271];&quot;YYYY-MM-DD&quot;);TEXT([.$K271]+[.$L271];&quot;YYYY-MM-DDTHH:MM:SS&quot;)))" office:value-type="string" office:string-value="2023-12-19T07:15:00" calcext:value-type="string">
            <text:p>2023-12-19T07:15:00</text:p>
          </table:table-cell>
          <table:table-cell table:style-name="ce29" table:formula="of:=IF(ISBLANK([.$M271]);&quot;&quot;;IF(ISBLANK([.$N271]);TEXT([.$M271];&quot;YYYY-MM-DD&quot;);TEXT([.$M271]+[.$N27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0" calcext:value-type="date">
            <text:p>2023-12-20</text:p>
          </table:table-cell>
          <table:table-cell table:style-name="ce46" table:formula="of:=TEXT([.$A272];&quot;YYYY&quot;)" office:value-type="string" office:string-value="2023" calcext:value-type="string">
            <text:p>2023</text:p>
          </table:table-cell>
          <table:table-cell table:style-name="ce46" table:formula="of:=[.$A272]-DATE(YEAR([.$A272]);1;0)" office:value-type="float" office:value="354" calcext:value-type="float">
            <text:p>354</text:p>
          </table:table-cell>
          <table:table-cell table:style-name="ce46" table:formula="of:=TEXT([.$A272];&quot;MMM&quot;)" office:value-type="string" office:string-value="Dec" calcext:value-type="string">
            <text:p>Dec</text:p>
          </table:table-cell>
          <table:table-cell table:style-name="ce46" table:formula="of:=DAY([.A272])" office:value-type="float" office:value="20" calcext:value-type="float">
            <text:p>20</text:p>
          </table:table-cell>
          <table:table-cell table:style-name="ce46" table:formula="of:=TEXT([.$A272];&quot;DDD&quot;)" office:value-type="string" office:string-value="Wed" calcext:value-type="string">
            <text:p>Wed</text:p>
          </table:table-cell>
          <table:table-cell table:style-name="ce51" table:formula="of:=AND(DATE(YEAR([.$A272]);3;1)-WEEKDAY(DATE(YEAR([.$A272]);3;1)-1)+14&lt;=[.$A272];[.$A272]&lt;DATE(YEAR([.$A272]);11;1)-WEEKDAY(DATE(YEAR([.$A272]);11;1)-1)+7)" office:value-type="boolean" office:boolean-value="false" calcext:value-type="boolean">
            <text:p>FALSE</text:p>
          </table:table-cell>
          <table:table-cell table:style-name="ce23" table:formula="of:=VLOOKUP([.$C272];[$Sun.$A$1:$Sun.$C$367];2)-IF([.$G272];0;TIME(1;0;0))" office:value-type="time" office:time-value="PT07H16M00S" calcext:value-type="time">
            <text:p>7:16:00</text:p>
          </table:table-cell>
          <table:table-cell table:style-name="ce23" table:formula="of:=VLOOKUP([.$C272];[$Sun.$A$1:$Sun.$C$367];3)-IF([.$G272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2]" office:value-type="date" office:date-value="2023-12-20" calcext:value-type="date">
            <text:p>2023-12-20</text:p>
          </table:table-cell>
          <table:table-cell table:style-name="ce23" table:formula="of:=[.$H272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2]);ISBLANK([.$P272]));&quot;None&quot;;CONCATENATE([.$O272];[.$P272];&quot;&quot;))" office:value-type="string" office:string-value="Walkx" calcext:value-type="string">
            <text:p>Walkx</text:p>
          </table:table-cell>
          <table:table-cell table:style-name="ce46" table:formula="of:=CONCATENATE(IF([.$P272]=&quot;t&quot;;&quot;[TBD: &quot;;&quot;&quot;);IF(ISBLANK([.$J272]);&quot;&quot;;[.$J272]); IF([.$P27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2]);&quot;&quot;;IF(ISBLANK([.$L272]);TEXT([.$K272];&quot;YYYY-MM-DD&quot;);TEXT([.$K272]+[.$L272];&quot;YYYY-MM-DDTHH:MM:SS&quot;)))" office:value-type="string" office:string-value="2023-12-20T07:16:00" calcext:value-type="string">
            <text:p>2023-12-20T07:16:00</text:p>
          </table:table-cell>
          <table:table-cell table:style-name="ce29" table:formula="of:=IF(ISBLANK([.$M272]);&quot;&quot;;IF(ISBLANK([.$N272]);TEXT([.$M272];&quot;YYYY-MM-DD&quot;);TEXT([.$M272]+[.$N272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1" calcext:value-type="date">
            <text:p>2023-12-21</text:p>
          </table:table-cell>
          <table:table-cell table:style-name="ce46" table:formula="of:=TEXT([.$A273];&quot;YYYY&quot;)" office:value-type="string" office:string-value="2023" calcext:value-type="string">
            <text:p>2023</text:p>
          </table:table-cell>
          <table:table-cell table:style-name="ce46" table:formula="of:=[.$A273]-DATE(YEAR([.$A273]);1;0)" office:value-type="float" office:value="355" calcext:value-type="float">
            <text:p>355</text:p>
          </table:table-cell>
          <table:table-cell table:style-name="ce46" table:formula="of:=TEXT([.$A273];&quot;MMM&quot;)" office:value-type="string" office:string-value="Dec" calcext:value-type="string">
            <text:p>Dec</text:p>
          </table:table-cell>
          <table:table-cell table:style-name="ce46" table:formula="of:=DAY([.A273])" office:value-type="float" office:value="21" calcext:value-type="float">
            <text:p>21</text:p>
          </table:table-cell>
          <table:table-cell table:style-name="ce46" table:formula="of:=TEXT([.$A273];&quot;DDD&quot;)" office:value-type="string" office:string-value="Thu" calcext:value-type="string">
            <text:p>Thu</text:p>
          </table:table-cell>
          <table:table-cell table:style-name="ce51" table:formula="of:=AND(DATE(YEAR([.$A273]);3;1)-WEEKDAY(DATE(YEAR([.$A273]);3;1)-1)+14&lt;=[.$A273];[.$A273]&lt;DATE(YEAR([.$A273]);11;1)-WEEKDAY(DATE(YEAR([.$A273]);11;1)-1)+7)" office:value-type="boolean" office:boolean-value="false" calcext:value-type="boolean">
            <text:p>FALSE</text:p>
          </table:table-cell>
          <table:table-cell table:style-name="ce23" table:formula="of:=VLOOKUP([.$C273];[$Sun.$A$1:$Sun.$C$367];2)-IF([.$G273];0;TIME(1;0;0))" office:value-type="time" office:time-value="PT07H16M00S" calcext:value-type="time">
            <text:p>7:16:00</text:p>
          </table:table-cell>
          <table:table-cell table:style-name="ce23" table:formula="of:=VLOOKUP([.$C273];[$Sun.$A$1:$Sun.$C$367];3)-IF([.$G273];0;TIME(1;0;0))" office:value-type="time" office:time-value="PT16H31M00S" calcext:value-type="time">
            <text:p>16:31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3]" office:value-type="date" office:date-value="2023-12-21" calcext:value-type="date">
            <text:p>2023-12-21</text:p>
          </table:table-cell>
          <table:table-cell table:style-name="ce23" table:formula="of:=[.$H273]" office:value-type="time" office:time-value="PT07H16M00S" calcext:value-type="time">
            <text:p>7:16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3]);ISBLANK([.$P273]));&quot;None&quot;;CONCATENATE([.$O273];[.$P273];&quot;&quot;))" office:value-type="string" office:string-value="Walkx" calcext:value-type="string">
            <text:p>Walkx</text:p>
          </table:table-cell>
          <table:table-cell table:style-name="ce46" table:formula="of:=CONCATENATE(IF([.$P273]=&quot;t&quot;;&quot;[TBD: &quot;;&quot;&quot;);IF(ISBLANK([.$J273]);&quot;&quot;;[.$J273]); IF([.$P273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3]);&quot;&quot;;IF(ISBLANK([.$L273]);TEXT([.$K273];&quot;YYYY-MM-DD&quot;);TEXT([.$K273]+[.$L273];&quot;YYYY-MM-DDTHH:MM:SS&quot;)))" office:value-type="string" office:string-value="2023-12-21T07:16:00" calcext:value-type="string">
            <text:p>2023-12-21T07:16:00</text:p>
          </table:table-cell>
          <table:table-cell table:style-name="ce29" table:formula="of:=IF(ISBLANK([.$M273]);&quot;&quot;;IF(ISBLANK([.$N273]);TEXT([.$M273];&quot;YYYY-MM-DD&quot;);TEXT([.$M273]+[.$N273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2" calcext:value-type="date">
            <text:p>2023-12-22</text:p>
          </table:table-cell>
          <table:table-cell table:style-name="ce46" table:formula="of:=TEXT([.$A274];&quot;YYYY&quot;)" office:value-type="string" office:string-value="2023" calcext:value-type="string">
            <text:p>2023</text:p>
          </table:table-cell>
          <table:table-cell table:style-name="ce46" table:formula="of:=[.$A274]-DATE(YEAR([.$A274]);1;0)" office:value-type="float" office:value="356" calcext:value-type="float">
            <text:p>356</text:p>
          </table:table-cell>
          <table:table-cell table:style-name="ce46" table:formula="of:=TEXT([.$A274];&quot;MMM&quot;)" office:value-type="string" office:string-value="Dec" calcext:value-type="string">
            <text:p>Dec</text:p>
          </table:table-cell>
          <table:table-cell table:style-name="ce46" table:formula="of:=DAY([.A274])" office:value-type="float" office:value="22" calcext:value-type="float">
            <text:p>22</text:p>
          </table:table-cell>
          <table:table-cell table:style-name="ce46" table:formula="of:=TEXT([.$A274];&quot;DDD&quot;)" office:value-type="string" office:string-value="Fri" calcext:value-type="string">
            <text:p>Fri</text:p>
          </table:table-cell>
          <table:table-cell table:style-name="ce51" table:formula="of:=AND(DATE(YEAR([.$A274]);3;1)-WEEKDAY(DATE(YEAR([.$A274]);3;1)-1)+14&lt;=[.$A274];[.$A274]&lt;DATE(YEAR([.$A274]);11;1)-WEEKDAY(DATE(YEAR([.$A274]);11;1)-1)+7)" office:value-type="boolean" office:boolean-value="false" calcext:value-type="boolean">
            <text:p>FALSE</text:p>
          </table:table-cell>
          <table:table-cell table:style-name="ce23" table:formula="of:=VLOOKUP([.$C274];[$Sun.$A$1:$Sun.$C$367];2)-IF([.$G274];0;TIME(1;0;0))" office:value-type="time" office:time-value="PT07H17M00S" calcext:value-type="time">
            <text:p>7:17:00</text:p>
          </table:table-cell>
          <table:table-cell table:style-name="ce23" table:formula="of:=VLOOKUP([.$C274];[$Sun.$A$1:$Sun.$C$367];3)-IF([.$G274];0;TIME(1;0;0))" office:value-type="time" office:time-value="PT16H32M00S" calcext:value-type="time">
            <text:p>16:32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4]" office:value-type="date" office:date-value="2023-12-22" calcext:value-type="date">
            <text:p>2023-12-22</text:p>
          </table:table-cell>
          <table:table-cell table:style-name="ce23" table:formula="of:=[.$H274]" office:value-type="time" office:time-value="PT07H17M00S" calcext:value-type="time">
            <text:p>7:17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4]);ISBLANK([.$P274]));&quot;None&quot;;CONCATENATE([.$O274];[.$P274];&quot;&quot;))" office:value-type="string" office:string-value="Walkx" calcext:value-type="string">
            <text:p>Walkx</text:p>
          </table:table-cell>
          <table:table-cell table:style-name="ce46" table:formula="of:=CONCATENATE(IF([.$P274]=&quot;t&quot;;&quot;[TBD: &quot;;&quot;&quot;);IF(ISBLANK([.$J274]);&quot;&quot;;[.$J274]); IF([.$P274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4]);&quot;&quot;;IF(ISBLANK([.$L274]);TEXT([.$K274];&quot;YYYY-MM-DD&quot;);TEXT([.$K274]+[.$L274];&quot;YYYY-MM-DDTHH:MM:SS&quot;)))" office:value-type="string" office:string-value="2023-12-22T07:17:00" calcext:value-type="string">
            <text:p>2023-12-22T07:17:00</text:p>
          </table:table-cell>
          <table:table-cell table:style-name="ce29" table:formula="of:=IF(ISBLANK([.$M274]);&quot;&quot;;IF(ISBLANK([.$N274]);TEXT([.$M274];&quot;YYYY-MM-DD&quot;);TEXT([.$M274]+[.$N27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3-12-23" calcext:value-type="date">
            <text:p>2023-12-23</text:p>
          </table:table-cell>
          <table:table-cell table:style-name="ce44" table:formula="of:=TEXT([.$A275];&quot;YYYY&quot;)" office:value-type="string" office:string-value="2023" calcext:value-type="string">
            <text:p>2023</text:p>
          </table:table-cell>
          <table:table-cell table:style-name="ce44" table:formula="of:=[.$A275]-DATE(YEAR([.$A275]);1;0)" office:value-type="float" office:value="357" calcext:value-type="float">
            <text:p>357</text:p>
          </table:table-cell>
          <table:table-cell table:style-name="ce44" table:formula="of:=TEXT([.$A275];&quot;MMM&quot;)" office:value-type="string" office:string-value="Dec" calcext:value-type="string">
            <text:p>Dec</text:p>
          </table:table-cell>
          <table:table-cell table:style-name="ce44" table:formula="of:=DAY([.A275])" office:value-type="float" office:value="23" calcext:value-type="float">
            <text:p>23</text:p>
          </table:table-cell>
          <table:table-cell table:style-name="ce44" table:formula="of:=TEXT([.$A275];&quot;DDD&quot;)" office:value-type="string" office:string-value="Sat" calcext:value-type="string">
            <text:p>Sat</text:p>
          </table:table-cell>
          <table:table-cell table:style-name="ce50" table:formula="of:=AND(DATE(YEAR([.$A275]);3;1)-WEEKDAY(DATE(YEAR([.$A275]);3;1)-1)+14&lt;=[.$A275];[.$A275]&lt;DATE(YEAR([.$A275]);11;1)-WEEKDAY(DATE(YEAR([.$A275]);11;1)-1)+7)" office:value-type="boolean" office:boolean-value="false" calcext:value-type="boolean">
            <text:p>FALSE</text:p>
          </table:table-cell>
          <table:table-cell table:style-name="ce55" table:formula="of:=VLOOKUP([.$C275];[$Sun.$A$1:$Sun.$C$367];2)-IF([.$G275];0;TIME(1;0;0))" office:value-type="time" office:time-value="PT07H17M00S" calcext:value-type="time">
            <text:p>7:17:00</text:p>
          </table:table-cell>
          <table:table-cell table:style-name="ce55" table:formula="of:=VLOOKUP([.$C275];[$Sun.$A$1:$Sun.$C$367];3)-IF([.$G275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Backpacking</text:p>
          </table:table-cell>
          <table:table-cell table:style-name="ce26" table:formula="of:=[.$A275]" office:value-type="date" office:date-value="2023-12-23" calcext:value-type="date">
            <text:p>2023-12-23</text:p>
          </table:table-cell>
          <table:table-cell table:style-name="ce55"/>
          <table:table-cell table:style-name="ce26" table:formula="of:=[.K275]+3" office:value-type="date" office:date-value="2023-12-26" calcext:value-type="date">
            <text:p>2023-12-26</text:p>
          </table:table-cell>
          <table:table-cell table:style-name="ce55"/>
          <table:table-cell table:style-name="ce44" office:value-type="string" calcext:value-type="string">
            <text:p>Trip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5]);ISBLANK([.$P275]));&quot;None&quot;;CONCATENATE([.$O275];[.$P275];&quot;&quot;))" office:value-type="string" office:string-value="Tripx" calcext:value-type="string">
            <text:p>Tripx</text:p>
          </table:table-cell>
          <table:table-cell table:style-name="ce44" table:formula="of:=CONCATENATE(IF([.$P275]=&quot;t&quot;;&quot;[TBD: &quot;;&quot;&quot;);IF(ISBLANK([.$J275]);&quot;&quot;;[.$J275]); IF([.$P275]=&quot;t&quot;;&quot;?]&quot;;&quot;&quot;))" office:value-type="string" office:string-value="Backpacking" calcext:value-type="string">
            <text:p>Backpacking</text:p>
          </table:table-cell>
          <table:table-cell table:style-name="ce59" table:formula="of:=IF(ISBLANK([.$K275]);&quot;&quot;;IF(ISBLANK([.$L275]);TEXT([.$K275];&quot;YYYY-MM-DD&quot;);TEXT([.$K275]+[.$L275];&quot;YYYY-MM-DDTHH:MM:SS&quot;)))" office:value-type="string" office:string-value="2023-12-23" calcext:value-type="string">
            <text:p>2023-12-23</text:p>
          </table:table-cell>
          <table:table-cell table:style-name="ce59" table:formula="of:=IF(ISBLANK([.$M275]);&quot;&quot;;IF(ISBLANK([.$N275]);TEXT([.$M275];&quot;YYYY-MM-DD&quot;);TEXT([.$M275]+[.$N275];&quot;YYYY-MM-DDTHH:MM:SS&quot;)))" office:value-type="string" office:string-value="2023-12-26" calcext:value-type="string">
            <text:p>2023-12-26</text:p>
          </table:table-cell>
          <table:table-cell/>
        </table:table-row>
        <table:table-row table:style-name="ro2">
          <table:table-cell table:style-name="ce26" table:formula="of:=DATE([.$B276];12;25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76]-DATE(YEAR([.$A276]);1;0)" office:value-type="float" office:value="359" calcext:value-type="float">
            <text:p>359</text:p>
          </table:table-cell>
          <table:table-cell table:style-name="ce44" table:formula="of:=TEXT([.$A276];&quot;MMM&quot;)" office:value-type="string" office:string-value="Dec" calcext:value-type="string">
            <text:p>Dec</text:p>
          </table:table-cell>
          <table:table-cell table:style-name="ce44" table:formula="of:=DAY([.A276])" office:value-type="float" office:value="25" calcext:value-type="float">
            <text:p>25</text:p>
          </table:table-cell>
          <table:table-cell table:style-name="ce44" table:formula="of:=TEXT([.$A276];&quot;DDD&quot;)" office:value-type="string" office:string-value="Mon" calcext:value-type="string">
            <text:p>Mon</text:p>
          </table:table-cell>
          <table:table-cell table:style-name="ce50" table:formula="of:=AND(DATE(YEAR([.$A276]);3;1)-WEEKDAY(DATE(YEAR([.$A276]);3;1)-1)+14&lt;=[.$A276];[.$A276]&lt;DATE(YEAR([.$A276]);11;1)-WEEKDAY(DATE(YEAR([.$A276]);11;1)-1)+7)" office:value-type="boolean" office:boolean-value="false" calcext:value-type="boolean">
            <text:p>FALSE</text:p>
          </table:table-cell>
          <table:table-cell table:style-name="ce55" table:formula="of:=VLOOKUP([.$C276];[$Sun.$A$1:$Sun.$C$367];2)-IF([.$G276];0;TIME(1;0;0))" office:value-type="time" office:time-value="PT07H18M00S" calcext:value-type="time">
            <text:p>7:18:00</text:p>
          </table:table-cell>
          <table:table-cell table:style-name="ce55" table:formula="of:=VLOOKUP([.$C276];[$Sun.$A$1:$Sun.$C$367];3)-IF([.$G27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276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76]);ISBLANK([.$P276]));&quot;None&quot;;CONCATENATE([.$O276];[.$P276];&quot;&quot;))" office:value-type="string" office:string-value="Holidayx" calcext:value-type="string">
            <text:p>Holidayx</text:p>
          </table:table-cell>
          <table:table-cell table:style-name="ce44" table:formula="of:=CONCATENATE(IF([.$P276]=&quot;t&quot;;&quot;[TBD: &quot;;&quot;&quot;);IF(ISBLANK([.$J276]);&quot;&quot;;[.$J276]); IF([.$P27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276]);&quot;&quot;;IF(ISBLANK([.$L276]);TEXT([.$K276];&quot;YYYY-MM-DD&quot;);TEXT([.$K276]+[.$L276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76]);&quot;&quot;;IF(ISBLANK([.$N276]);TEXT([.$M276];&quot;YYYY-MM-DD&quot;);TEXT([.$M276]+[.$N276];&quot;YYYY-MM-DDTHH:MM:SS&quot;)))">
            <text:p/>
          </table:table-cell>
          <table:table-cell/>
        </table:table-row>
        <table:table-row table:style-name="ro2">
          <table:table-cell table:style-name="ce26" table:formula="of:=DATE([.$B277];12;25)+CHOOSE(WEEKDAY(DATE([.$B277];12;25));1;0;0;0;0;0;-1)" office:value-type="date" office:date-value="2023-12-25" calcext:value-type="date">
            <text:p>2023-12-25</text:p>
          </table:table-cell>
          <table:table-cell table:style-name="ce44" office:value-type="float" office:value="2023" calcext:value-type="float">
            <text:p>2023</text:p>
          </table:table-cell>
          <table:table-cell table:style-name="ce44" table:formula="of:=[.$A277]-DATE(YEAR([.$A277]);1;0)" office:value-type="float" office:value="359" calcext:value-type="float">
            <text:p>359</text:p>
          </table:table-cell>
          <table:table-cell table:style-name="ce44" table:formula="of:=TEXT([.$A277];&quot;MMM&quot;)" office:value-type="string" office:string-value="Dec" calcext:value-type="string">
            <text:p>Dec</text:p>
          </table:table-cell>
          <table:table-cell table:style-name="ce44" table:formula="of:=DAY([.A277])" office:value-type="float" office:value="25" calcext:value-type="float">
            <text:p>25</text:p>
          </table:table-cell>
          <table:table-cell table:style-name="ce44" table:formula="of:=TEXT([.$A277];&quot;DDD&quot;)" office:value-type="string" office:string-value="Mon" calcext:value-type="string">
            <text:p>Mon</text:p>
          </table:table-cell>
          <table:table-cell table:style-name="ce50" table:formula="of:=AND(DATE(YEAR([.$A277]);3;1)-WEEKDAY(DATE(YEAR([.$A277]);3;1)-1)+14&lt;=[.$A277];[.$A277]&lt;DATE(YEAR([.$A277]);11;1)-WEEKDAY(DATE(YEAR([.$A277]);11;1)-1)+7)" office:value-type="boolean" office:boolean-value="false" calcext:value-type="boolean">
            <text:p>FALSE</text:p>
          </table:table-cell>
          <table:table-cell table:style-name="ce55" table:formula="of:=VLOOKUP([.$C277];[$Sun.$A$1:$Sun.$C$367];2)-IF([.$G277];0;TIME(1;0;0))" office:value-type="time" office:time-value="PT07H18M00S" calcext:value-type="time">
            <text:p>7:18:00</text:p>
          </table:table-cell>
          <table:table-cell table:style-name="ce55" table:formula="of:=VLOOKUP([.$C277];[$Sun.$A$1:$Sun.$C$367];3)-IF([.$G27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277]" office:value-type="date" office:date-value="2023-12-25" calcext:value-type="date">
            <text:p>2023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7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77]);ISBLANK([.$P277]));&quot;None&quot;;CONCATENATE([.$O277];[.$P277];&quot;&quot;))" office:value-type="string" office:string-value="Holiday-" calcext:value-type="string">
            <text:p>Holiday-</text:p>
          </table:table-cell>
          <table:table-cell table:style-name="ce44" table:formula="of:=CONCATENATE(IF([.$P277]=&quot;t&quot;;&quot;[TBD: &quot;;&quot;&quot;);IF(ISBLANK([.$J277]);&quot;&quot;;[.$J277]); IF([.$P27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277]);&quot;&quot;;IF(ISBLANK([.$L277]);TEXT([.$K277];&quot;YYYY-MM-DD&quot;);TEXT([.$K277]+[.$L277];&quot;YYYY-MM-DDTHH:MM:SS&quot;)))" office:value-type="string" office:string-value="2023-12-25" calcext:value-type="string">
            <text:p>2023-12-25</text:p>
          </table:table-cell>
          <table:table-cell table:style-name="ce59" table:formula="of:=IF(ISBLANK([.$M277]);&quot;&quot;;IF(ISBLANK([.$N277]);TEXT([.$M277];&quot;YYYY-MM-DD&quot;);TEXT([.$M277]+[.$N277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5" calcext:value-type="date">
            <text:p>2023-12-25</text:p>
          </table:table-cell>
          <table:table-cell table:style-name="ce46" table:formula="of:=TEXT([.$A278];&quot;YYYY&quot;)" office:value-type="string" office:string-value="2023" calcext:value-type="string">
            <text:p>2023</text:p>
          </table:table-cell>
          <table:table-cell table:style-name="ce46" table:formula="of:=[.$A278]-DATE(YEAR([.$A278]);1;0)" office:value-type="float" office:value="359" calcext:value-type="float">
            <text:p>359</text:p>
          </table:table-cell>
          <table:table-cell table:style-name="ce46" table:formula="of:=TEXT([.$A278];&quot;MMM&quot;)" office:value-type="string" office:string-value="Dec" calcext:value-type="string">
            <text:p>Dec</text:p>
          </table:table-cell>
          <table:table-cell table:style-name="ce46" table:formula="of:=DAY([.A278])" office:value-type="float" office:value="25" calcext:value-type="float">
            <text:p>25</text:p>
          </table:table-cell>
          <table:table-cell table:style-name="ce46" table:formula="of:=TEXT([.$A278];&quot;DDD&quot;)" office:value-type="string" office:string-value="Mon" calcext:value-type="string">
            <text:p>Mon</text:p>
          </table:table-cell>
          <table:table-cell table:style-name="ce51" table:formula="of:=AND(DATE(YEAR([.$A278]);3;1)-WEEKDAY(DATE(YEAR([.$A278]);3;1)-1)+14&lt;=[.$A278];[.$A278]&lt;DATE(YEAR([.$A278]);11;1)-WEEKDAY(DATE(YEAR([.$A278]);11;1)-1)+7)" office:value-type="boolean" office:boolean-value="false" calcext:value-type="boolean">
            <text:p>FALSE</text:p>
          </table:table-cell>
          <table:table-cell table:style-name="ce23" table:formula="of:=VLOOKUP([.$C278];[$Sun.$A$1:$Sun.$C$367];2)-IF([.$G278];0;TIME(1;0;0))" office:value-type="time" office:time-value="PT07H18M00S" calcext:value-type="time">
            <text:p>7:18:00</text:p>
          </table:table-cell>
          <table:table-cell table:style-name="ce23" table:formula="of:=VLOOKUP([.$C278];[$Sun.$A$1:$Sun.$C$367];3)-IF([.$G278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8]" office:value-type="date" office:date-value="2023-12-25" calcext:value-type="date">
            <text:p>2023-12-25</text:p>
          </table:table-cell>
          <table:table-cell table:style-name="ce23" table:formula="of:=[.$H278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8]);ISBLANK([.$P278]));&quot;None&quot;;CONCATENATE([.$O278];[.$P278];&quot;&quot;))" office:value-type="string" office:string-value="Walk-" calcext:value-type="string">
            <text:p>Walk-</text:p>
          </table:table-cell>
          <table:table-cell table:style-name="ce46" table:formula="of:=CONCATENATE(IF([.$P278]=&quot;t&quot;;&quot;[TBD: &quot;;&quot;&quot;);IF(ISBLANK([.$J278]);&quot;&quot;;[.$J278]); IF([.$P278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8]);&quot;&quot;;IF(ISBLANK([.$L278]);TEXT([.$K278];&quot;YYYY-MM-DD&quot;);TEXT([.$K278]+[.$L278];&quot;YYYY-MM-DDTHH:MM:SS&quot;)))" office:value-type="string" office:string-value="2023-12-25T07:18:00" calcext:value-type="string">
            <text:p>2023-12-25T07:18:00</text:p>
          </table:table-cell>
          <table:table-cell table:style-name="ce29" table:formula="of:=IF(ISBLANK([.$M278]);&quot;&quot;;IF(ISBLANK([.$N278]);TEXT([.$M278];&quot;YYYY-MM-DD&quot;);TEXT([.$M278]+[.$N278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6" calcext:value-type="date">
            <text:p>2023-12-26</text:p>
          </table:table-cell>
          <table:table-cell table:style-name="ce46" table:formula="of:=TEXT([.$A279];&quot;YYYY&quot;)" office:value-type="string" office:string-value="2023" calcext:value-type="string">
            <text:p>2023</text:p>
          </table:table-cell>
          <table:table-cell table:style-name="ce46" table:formula="of:=[.$A279]-DATE(YEAR([.$A279]);1;0)" office:value-type="float" office:value="360" calcext:value-type="float">
            <text:p>360</text:p>
          </table:table-cell>
          <table:table-cell table:style-name="ce46" table:formula="of:=TEXT([.$A279];&quot;MMM&quot;)" office:value-type="string" office:string-value="Dec" calcext:value-type="string">
            <text:p>Dec</text:p>
          </table:table-cell>
          <table:table-cell table:style-name="ce46" table:formula="of:=DAY([.A279])" office:value-type="float" office:value="26" calcext:value-type="float">
            <text:p>26</text:p>
          </table:table-cell>
          <table:table-cell table:style-name="ce46" table:formula="of:=TEXT([.$A279];&quot;DDD&quot;)" office:value-type="string" office:string-value="Tue" calcext:value-type="string">
            <text:p>Tue</text:p>
          </table:table-cell>
          <table:table-cell table:style-name="ce51" table:formula="of:=AND(DATE(YEAR([.$A279]);3;1)-WEEKDAY(DATE(YEAR([.$A279]);3;1)-1)+14&lt;=[.$A279];[.$A279]&lt;DATE(YEAR([.$A279]);11;1)-WEEKDAY(DATE(YEAR([.$A279]);11;1)-1)+7)" office:value-type="boolean" office:boolean-value="false" calcext:value-type="boolean">
            <text:p>FALSE</text:p>
          </table:table-cell>
          <table:table-cell table:style-name="ce23" table:formula="of:=VLOOKUP([.$C279];[$Sun.$A$1:$Sun.$C$367];2)-IF([.$G279];0;TIME(1;0;0))" office:value-type="time" office:time-value="PT07H18M00S" calcext:value-type="time">
            <text:p>7:18:00</text:p>
          </table:table-cell>
          <table:table-cell table:style-name="ce23" table:formula="of:=VLOOKUP([.$C279];[$Sun.$A$1:$Sun.$C$367];3)-IF([.$G279];0;TIME(1;0;0))" office:value-type="time" office:time-value="PT16H34M00S" calcext:value-type="time">
            <text:p>16:34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79]" office:value-type="date" office:date-value="2023-12-26" calcext:value-type="date">
            <text:p>2023-12-26</text:p>
          </table:table-cell>
          <table:table-cell table:style-name="ce23" table:formula="of:=[.$H279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-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79]);ISBLANK([.$P279]));&quot;None&quot;;CONCATENATE([.$O279];[.$P279];&quot;&quot;))" office:value-type="string" office:string-value="Walk-" calcext:value-type="string">
            <text:p>Walk-</text:p>
          </table:table-cell>
          <table:table-cell table:style-name="ce46" table:formula="of:=CONCATENATE(IF([.$P279]=&quot;t&quot;;&quot;[TBD: &quot;;&quot;&quot;);IF(ISBLANK([.$J279]);&quot;&quot;;[.$J279]); IF([.$P279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79]);&quot;&quot;;IF(ISBLANK([.$L279]);TEXT([.$K279];&quot;YYYY-MM-DD&quot;);TEXT([.$K279]+[.$L279];&quot;YYYY-MM-DDTHH:MM:SS&quot;)))" office:value-type="string" office:string-value="2023-12-26T07:18:00" calcext:value-type="string">
            <text:p>2023-12-26T07:18:00</text:p>
          </table:table-cell>
          <table:table-cell table:style-name="ce29" table:formula="of:=IF(ISBLANK([.$M279]);&quot;&quot;;IF(ISBLANK([.$N279]);TEXT([.$M279];&quot;YYYY-MM-DD&quot;);TEXT([.$M279]+[.$N279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7" calcext:value-type="date">
            <text:p>2023-12-27</text:p>
          </table:table-cell>
          <table:table-cell table:style-name="ce46" table:formula="of:=TEXT([.$A280];&quot;YYYY&quot;)" office:value-type="string" office:string-value="2023" calcext:value-type="string">
            <text:p>2023</text:p>
          </table:table-cell>
          <table:table-cell table:style-name="ce46" table:formula="of:=[.$A280]-DATE(YEAR([.$A280]);1;0)" office:value-type="float" office:value="361" calcext:value-type="float">
            <text:p>361</text:p>
          </table:table-cell>
          <table:table-cell table:style-name="ce46" table:formula="of:=TEXT([.$A280];&quot;MMM&quot;)" office:value-type="string" office:string-value="Dec" calcext:value-type="string">
            <text:p>Dec</text:p>
          </table:table-cell>
          <table:table-cell table:style-name="ce46" table:formula="of:=DAY([.A280])" office:value-type="float" office:value="27" calcext:value-type="float">
            <text:p>27</text:p>
          </table:table-cell>
          <table:table-cell table:style-name="ce46" table:formula="of:=TEXT([.$A280];&quot;DDD&quot;)" office:value-type="string" office:string-value="Wed" calcext:value-type="string">
            <text:p>Wed</text:p>
          </table:table-cell>
          <table:table-cell table:style-name="ce51" table:formula="of:=AND(DATE(YEAR([.$A280]);3;1)-WEEKDAY(DATE(YEAR([.$A280]);3;1)-1)+14&lt;=[.$A280];[.$A280]&lt;DATE(YEAR([.$A280]);11;1)-WEEKDAY(DATE(YEAR([.$A280]);11;1)-1)+7)" office:value-type="boolean" office:boolean-value="false" calcext:value-type="boolean">
            <text:p>FALSE</text:p>
          </table:table-cell>
          <table:table-cell table:style-name="ce23" table:formula="of:=VLOOKUP([.$C280];[$Sun.$A$1:$Sun.$C$367];2)-IF([.$G280];0;TIME(1;0;0))" office:value-type="time" office:time-value="PT07H18M00S" calcext:value-type="time">
            <text:p>7:18:00</text:p>
          </table:table-cell>
          <table:table-cell table:style-name="ce23" table:formula="of:=VLOOKUP([.$C280];[$Sun.$A$1:$Sun.$C$367];3)-IF([.$G280];0;TIME(1;0;0))" office:value-type="time" office:time-value="PT16H35M00S" calcext:value-type="time">
            <text:p>16:35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0]" office:value-type="date" office:date-value="2023-12-27" calcext:value-type="date">
            <text:p>2023-12-27</text:p>
          </table:table-cell>
          <table:table-cell table:style-name="ce23" table:formula="of:=[.$H280]" office:value-type="time" office:time-value="PT07H18M00S" calcext:value-type="time">
            <text:p>7:18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0]);ISBLANK([.$P280]));&quot;None&quot;;CONCATENATE([.$O280];[.$P280];&quot;&quot;))" office:value-type="string" office:string-value="Walkx" calcext:value-type="string">
            <text:p>Walkx</text:p>
          </table:table-cell>
          <table:table-cell table:style-name="ce46" table:formula="of:=CONCATENATE(IF([.$P280]=&quot;t&quot;;&quot;[TBD: &quot;;&quot;&quot;);IF(ISBLANK([.$J280]);&quot;&quot;;[.$J280]); IF([.$P280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0]);&quot;&quot;;IF(ISBLANK([.$L280]);TEXT([.$K280];&quot;YYYY-MM-DD&quot;);TEXT([.$K280]+[.$L280];&quot;YYYY-MM-DDTHH:MM:SS&quot;)))" office:value-type="string" office:string-value="2023-12-27T07:18:00" calcext:value-type="string">
            <text:p>2023-12-27T07:18:00</text:p>
          </table:table-cell>
          <table:table-cell table:style-name="ce29" table:formula="of:=IF(ISBLANK([.$M280]);&quot;&quot;;IF(ISBLANK([.$N280]);TEXT([.$M280];&quot;YYYY-MM-DD&quot;);TEXT([.$M280]+[.$N280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8" calcext:value-type="date">
            <text:p>2023-12-28</text:p>
          </table:table-cell>
          <table:table-cell table:style-name="ce46" table:formula="of:=TEXT([.$A281];&quot;YYYY&quot;)" office:value-type="string" office:string-value="2023" calcext:value-type="string">
            <text:p>2023</text:p>
          </table:table-cell>
          <table:table-cell table:style-name="ce46" table:formula="of:=[.$A281]-DATE(YEAR([.$A281]);1;0)" office:value-type="float" office:value="362" calcext:value-type="float">
            <text:p>362</text:p>
          </table:table-cell>
          <table:table-cell table:style-name="ce46" table:formula="of:=TEXT([.$A281];&quot;MMM&quot;)" office:value-type="string" office:string-value="Dec" calcext:value-type="string">
            <text:p>Dec</text:p>
          </table:table-cell>
          <table:table-cell table:style-name="ce46" table:formula="of:=DAY([.A281])" office:value-type="float" office:value="28" calcext:value-type="float">
            <text:p>28</text:p>
          </table:table-cell>
          <table:table-cell table:style-name="ce46" table:formula="of:=TEXT([.$A281];&quot;DDD&quot;)" office:value-type="string" office:string-value="Thu" calcext:value-type="string">
            <text:p>Thu</text:p>
          </table:table-cell>
          <table:table-cell table:style-name="ce51" table:formula="of:=AND(DATE(YEAR([.$A281]);3;1)-WEEKDAY(DATE(YEAR([.$A281]);3;1)-1)+14&lt;=[.$A281];[.$A281]&lt;DATE(YEAR([.$A281]);11;1)-WEEKDAY(DATE(YEAR([.$A281]);11;1)-1)+7)" office:value-type="boolean" office:boolean-value="false" calcext:value-type="boolean">
            <text:p>FALSE</text:p>
          </table:table-cell>
          <table:table-cell table:style-name="ce23" table:formula="of:=VLOOKUP([.$C281];[$Sun.$A$1:$Sun.$C$367];2)-IF([.$G281];0;TIME(1;0;0))" office:value-type="time" office:time-value="PT07H19M00S" calcext:value-type="time">
            <text:p>7:19:00</text:p>
          </table:table-cell>
          <table:table-cell table:style-name="ce23" table:formula="of:=VLOOKUP([.$C281];[$Sun.$A$1:$Sun.$C$367];3)-IF([.$G281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1]" office:value-type="date" office:date-value="2023-12-28" calcext:value-type="date">
            <text:p>2023-12-28</text:p>
          </table:table-cell>
          <table:table-cell table:style-name="ce23" table:formula="of:=[.$H281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1]);ISBLANK([.$P281]));&quot;None&quot;;CONCATENATE([.$O281];[.$P281];&quot;&quot;))" office:value-type="string" office:string-value="Walkx" calcext:value-type="string">
            <text:p>Walkx</text:p>
          </table:table-cell>
          <table:table-cell table:style-name="ce46" table:formula="of:=CONCATENATE(IF([.$P281]=&quot;t&quot;;&quot;[TBD: &quot;;&quot;&quot;);IF(ISBLANK([.$J281]);&quot;&quot;;[.$J281]); IF([.$P281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1]);&quot;&quot;;IF(ISBLANK([.$L281]);TEXT([.$K281];&quot;YYYY-MM-DD&quot;);TEXT([.$K281]+[.$L281];&quot;YYYY-MM-DDTHH:MM:SS&quot;)))" office:value-type="string" office:string-value="2023-12-28T07:19:00" calcext:value-type="string">
            <text:p>2023-12-28T07:19:00</text:p>
          </table:table-cell>
          <table:table-cell table:style-name="ce29" table:formula="of:=IF(ISBLANK([.$M281]);&quot;&quot;;IF(ISBLANK([.$N281]);TEXT([.$M281];&quot;YYYY-MM-DD&quot;);TEXT([.$M281]+[.$N281];&quot;YYYY-MM-DDTHH:MM:SS&quot;)))">
            <text:p/>
          </table:table-cell>
          <table:table-cell/>
        </table:table-row>
        <table:table-row table:style-name="ro2">
          <table:table-cell table:style-name="ce2" office:value-type="date" office:date-value="2023-12-29" calcext:value-type="date">
            <text:p>2023-12-29</text:p>
          </table:table-cell>
          <table:table-cell table:style-name="ce46" table:formula="of:=TEXT([.$A282];&quot;YYYY&quot;)" office:value-type="string" office:string-value="2023" calcext:value-type="string">
            <text:p>2023</text:p>
          </table:table-cell>
          <table:table-cell table:style-name="ce46" table:formula="of:=[.$A282]-DATE(YEAR([.$A282]);1;0)" office:value-type="float" office:value="363" calcext:value-type="float">
            <text:p>363</text:p>
          </table:table-cell>
          <table:table-cell table:style-name="ce46" table:formula="of:=TEXT([.$A282];&quot;MMM&quot;)" office:value-type="string" office:string-value="Dec" calcext:value-type="string">
            <text:p>Dec</text:p>
          </table:table-cell>
          <table:table-cell table:style-name="ce46" table:formula="of:=DAY([.A282])" office:value-type="float" office:value="29" calcext:value-type="float">
            <text:p>29</text:p>
          </table:table-cell>
          <table:table-cell table:style-name="ce46" table:formula="of:=TEXT([.$A282];&quot;DDD&quot;)" office:value-type="string" office:string-value="Fri" calcext:value-type="string">
            <text:p>Fri</text:p>
          </table:table-cell>
          <table:table-cell table:style-name="ce51" table:formula="of:=AND(DATE(YEAR([.$A282]);3;1)-WEEKDAY(DATE(YEAR([.$A282]);3;1)-1)+14&lt;=[.$A282];[.$A282]&lt;DATE(YEAR([.$A282]);11;1)-WEEKDAY(DATE(YEAR([.$A282]);11;1)-1)+7)" office:value-type="boolean" office:boolean-value="false" calcext:value-type="boolean">
            <text:p>FALSE</text:p>
          </table:table-cell>
          <table:table-cell table:style-name="ce23" table:formula="of:=VLOOKUP([.$C282];[$Sun.$A$1:$Sun.$C$367];2)-IF([.$G282];0;TIME(1;0;0))" office:value-type="time" office:time-value="PT07H19M00S" calcext:value-type="time">
            <text:p>7:19:00</text:p>
          </table:table-cell>
          <table:table-cell table:style-name="ce23" table:formula="of:=VLOOKUP([.$C282];[$Sun.$A$1:$Sun.$C$367];3)-IF([.$G282];0;TIME(1;0;0))" office:value-type="time" office:time-value="PT16H36M00S" calcext:value-type="time">
            <text:p>16:36:00</text:p>
          </table:table-cell>
          <table:table-cell table:style-name="ce46" office:value-type="string" calcext:value-type="string">
            <text:p>Sunrise Walk</text:p>
          </table:table-cell>
          <table:table-cell table:style-name="ce2" table:formula="of:=[.$A282]" office:value-type="date" office:date-value="2023-12-29" calcext:value-type="date">
            <text:p>2023-12-29</text:p>
          </table:table-cell>
          <table:table-cell table:style-name="ce23" table:formula="of:=[.$H282]" office:value-type="time" office:time-value="PT07H19M00S" calcext:value-type="time">
            <text:p>7:19:00</text:p>
          </table:table-cell>
          <table:table-cell table:style-name="ce2"/>
          <table:table-cell table:style-name="ce23"/>
          <table:table-cell table:style-name="ce46" office:value-type="string" calcext:value-type="string">
            <text:p>Walk</text:p>
          </table:table-cell>
          <table:table-cell table:style-name="ce46" office:value-type="string" calcext:value-type="string">
            <text:p>x</text:p>
          </table:table-cell>
          <table:table-cell table:style-name="ce46" office:value-type="string" calcext:value-type="string">
            <text:p>#practice</text:p>
          </table:table-cell>
          <table:table-cell table:style-name="ce46"/>
          <table:table-cell table:style-name="ce46" table:formula="of:=IF(AND(ISBLANK([.$O282]);ISBLANK([.$P282]));&quot;None&quot;;CONCATENATE([.$O282];[.$P282];&quot;&quot;))" office:value-type="string" office:string-value="Walkx" calcext:value-type="string">
            <text:p>Walkx</text:p>
          </table:table-cell>
          <table:table-cell table:style-name="ce46" table:formula="of:=CONCATENATE(IF([.$P282]=&quot;t&quot;;&quot;[TBD: &quot;;&quot;&quot;);IF(ISBLANK([.$J282]);&quot;&quot;;[.$J282]); IF([.$P282]=&quot;t&quot;;&quot;?]&quot;;&quot;&quot;))" office:value-type="string" office:string-value="Sunrise Walk" calcext:value-type="string">
            <text:p>Sunrise Walk</text:p>
          </table:table-cell>
          <table:table-cell table:style-name="ce29" table:formula="of:=IF(ISBLANK([.$K282]);&quot;&quot;;IF(ISBLANK([.$L282]);TEXT([.$K282];&quot;YYYY-MM-DD&quot;);TEXT([.$K282]+[.$L282];&quot;YYYY-MM-DDTHH:MM:SS&quot;)))" office:value-type="string" office:string-value="2023-12-29T07:19:00" calcext:value-type="string">
            <text:p>2023-12-29T07:19:00</text:p>
          </table:table-cell>
          <table:table-cell table:style-name="ce29" table:formula="of:=IF(ISBLANK([.$M282]);&quot;&quot;;IF(ISBLANK([.$N282]);TEXT([.$M282];&quot;YYYY-MM-DD&quot;);TEXT([.$M282]+[.$N282];&quot;YYYY-MM-DDTHH:MM:SS&quot;)))">
            <text:p/>
          </table:table-cell>
          <table:table-cell/>
        </table:table-row>
        <table:table-row table:style-name="ro2">
          <table:table-cell table:style-name="ce26" table:formula="of:=DATE([.$B283];1;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3]-DATE(YEAR([.$A283]);1;0)" office:value-type="float" office:value="1" calcext:value-type="float">
            <text:p>1</text:p>
          </table:table-cell>
          <table:table-cell table:style-name="ce44" table:formula="of:=TEXT([.$A283];&quot;MMM&quot;)" office:value-type="string" office:string-value="Jan" calcext:value-type="string">
            <text:p>Jan</text:p>
          </table:table-cell>
          <table:table-cell table:style-name="ce44" table:formula="of:=DAY([.A283])" office:value-type="float" office:value="1" calcext:value-type="float">
            <text:p>1</text:p>
          </table:table-cell>
          <table:table-cell table:style-name="ce44" table:formula="of:=TEXT([.$A283];&quot;DDD&quot;)" office:value-type="string" office:string-value="Mon" calcext:value-type="string">
            <text:p>Mon</text:p>
          </table:table-cell>
          <table:table-cell table:style-name="ce50" table:formula="of:=AND(DATE(YEAR([.$A283]);3;1)-WEEKDAY(DATE(YEAR([.$A283]);3;1)-1)+14&lt;=[.$A283];[.$A283]&lt;DATE(YEAR([.$A283]);11;1)-WEEKDAY(DATE(YEAR([.$A283]);11;1)-1)+7)" office:value-type="boolean" office:boolean-value="false" calcext:value-type="boolean">
            <text:p>FALSE</text:p>
          </table:table-cell>
          <table:table-cell table:style-name="ce55" table:formula="of:=VLOOKUP([.$C283];[$Sun.$A$1:$Sun.$C$367];2)-IF([.$G283];0;TIME(1;0;0))" office:value-type="time" office:time-value="PT07H19M00S" calcext:value-type="time">
            <text:p>7:19:00</text:p>
          </table:table-cell>
          <table:table-cell table:style-name="ce55" table:formula="of:=VLOOKUP([.$C283];[$Sun.$A$1:$Sun.$C$367];3)-IF([.$G283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283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3]);ISBLANK([.$P283]));&quot;None&quot;;CONCATENATE([.$O283];[.$P283];&quot;&quot;))" office:value-type="string" office:string-value="Holidayx" calcext:value-type="string">
            <text:p>Holidayx</text:p>
          </table:table-cell>
          <table:table-cell table:style-name="ce44" table:formula="of:=CONCATENATE(IF([.$P283]=&quot;t&quot;;&quot;[TBD: &quot;;&quot;&quot;);IF(ISBLANK([.$J283]);&quot;&quot;;[.$J283]); IF([.$P283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283]);&quot;&quot;;IF(ISBLANK([.$L283]);TEXT([.$K283];&quot;YYYY-MM-DD&quot;);TEXT([.$K283]+[.$L283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3]);&quot;&quot;;IF(ISBLANK([.$N283]);TEXT([.$M283];&quot;YYYY-MM-DD&quot;);TEXT([.$M283]+[.$N283];&quot;YYYY-MM-DDTHH:MM:SS&quot;)))">
            <text:p/>
          </table:table-cell>
          <table:table-cell/>
        </table:table-row>
        <table:table-row table:style-name="ro2">
          <table:table-cell table:style-name="ce26" table:formula="of:=DATE([.$B284];1;1)+CHOOSE(WEEKDAY(DATE([.$B284];1;1));1;0;0;0;0;0;-1)" office:value-type="date" office:date-value="2024-01-01" calcext:value-type="date">
            <text:p>2024-01-0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4]-DATE(YEAR([.$A284]);1;0)" office:value-type="float" office:value="1" calcext:value-type="float">
            <text:p>1</text:p>
          </table:table-cell>
          <table:table-cell table:style-name="ce44" table:formula="of:=TEXT([.$A284];&quot;MMM&quot;)" office:value-type="string" office:string-value="Jan" calcext:value-type="string">
            <text:p>Jan</text:p>
          </table:table-cell>
          <table:table-cell table:style-name="ce44" table:formula="of:=DAY([.A284])" office:value-type="float" office:value="1" calcext:value-type="float">
            <text:p>1</text:p>
          </table:table-cell>
          <table:table-cell table:style-name="ce44" table:formula="of:=TEXT([.$A284];&quot;DDD&quot;)" office:value-type="string" office:string-value="Mon" calcext:value-type="string">
            <text:p>Mon</text:p>
          </table:table-cell>
          <table:table-cell table:style-name="ce50" table:formula="of:=AND(DATE(YEAR([.$A284]);3;1)-WEEKDAY(DATE(YEAR([.$A284]);3;1)-1)+14&lt;=[.$A284];[.$A284]&lt;DATE(YEAR([.$A284]);11;1)-WEEKDAY(DATE(YEAR([.$A284]);11;1)-1)+7)" office:value-type="boolean" office:boolean-value="false" calcext:value-type="boolean">
            <text:p>FALSE</text:p>
          </table:table-cell>
          <table:table-cell table:style-name="ce55" table:formula="of:=VLOOKUP([.$C284];[$Sun.$A$1:$Sun.$C$367];2)-IF([.$G284];0;TIME(1;0;0))" office:value-type="time" office:time-value="PT07H19M00S" calcext:value-type="time">
            <text:p>7:19:00</text:p>
          </table:table-cell>
          <table:table-cell table:style-name="ce55" table:formula="of:=VLOOKUP([.$C284];[$Sun.$A$1:$Sun.$C$367];3)-IF([.$G28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284]" office:value-type="date" office:date-value="2024-01-01" calcext:value-type="date">
            <text:p>2024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84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84]);ISBLANK([.$P284]));&quot;None&quot;;CONCATENATE([.$O284];[.$P284];&quot;&quot;))" office:value-type="string" office:string-value="Holiday-" calcext:value-type="string">
            <text:p>Holiday-</text:p>
          </table:table-cell>
          <table:table-cell table:style-name="ce44" table:formula="of:=CONCATENATE(IF([.$P284]=&quot;t&quot;;&quot;[TBD: &quot;;&quot;&quot;);IF(ISBLANK([.$J284]);&quot;&quot;;[.$J284]); IF([.$P284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284]);&quot;&quot;;IF(ISBLANK([.$L284]);TEXT([.$K284];&quot;YYYY-MM-DD&quot;);TEXT([.$K284]+[.$L284];&quot;YYYY-MM-DDTHH:MM:SS&quot;)))" office:value-type="string" office:string-value="2024-01-01" calcext:value-type="string">
            <text:p>2024-01-01</text:p>
          </table:table-cell>
          <table:table-cell table:style-name="ce59" table:formula="of:=IF(ISBLANK([.$M284]);&quot;&quot;;IF(ISBLANK([.$N284]);TEXT([.$M284];&quot;YYYY-MM-DD&quot;);TEXT([.$M284]+[.$N284];&quot;YYYY-MM-DDTHH:MM:SS&quot;)))">
            <text:p/>
          </table:table-cell>
          <table:table-cell/>
        </table:table-row>
        <table:table-row table:style-name="ro2">
          <table:table-cell table:style-name="ce26" table:formula="of:=DATE([.$B285];1;1)-WEEKDAY(DATE([.$B285];1;1)-2)+21" office:value-type="date" office:date-value="2024-01-15" calcext:value-type="date">
            <text:p>2024-01-1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5]-DATE(YEAR([.$A285]);1;0)" office:value-type="float" office:value="15" calcext:value-type="float">
            <text:p>15</text:p>
          </table:table-cell>
          <table:table-cell table:style-name="ce44" table:formula="of:=TEXT([.$A285];&quot;MMM&quot;)" office:value-type="string" office:string-value="Jan" calcext:value-type="string">
            <text:p>Jan</text:p>
          </table:table-cell>
          <table:table-cell table:style-name="ce44" table:formula="of:=DAY([.A285])" office:value-type="float" office:value="15" calcext:value-type="float">
            <text:p>15</text:p>
          </table:table-cell>
          <table:table-cell table:style-name="ce44" table:formula="of:=TEXT([.$A285];&quot;DDD&quot;)" office:value-type="string" office:string-value="Mon" calcext:value-type="string">
            <text:p>Mon</text:p>
          </table:table-cell>
          <table:table-cell table:style-name="ce50" table:formula="of:=AND(DATE(YEAR([.$A285]);3;1)-WEEKDAY(DATE(YEAR([.$A285]);3;1)-1)+14&lt;=[.$A285];[.$A285]&lt;DATE(YEAR([.$A285]);11;1)-WEEKDAY(DATE(YEAR([.$A285]);11;1)-1)+7)" office:value-type="boolean" office:boolean-value="false" calcext:value-type="boolean">
            <text:p>FALSE</text:p>
          </table:table-cell>
          <table:table-cell table:style-name="ce55" table:formula="of:=VLOOKUP([.$C285];[$Sun.$A$1:$Sun.$C$367];2)-IF([.$G285];0;TIME(1;0;0))" office:value-type="time" office:time-value="PT07H17M00S" calcext:value-type="time">
            <text:p>7:17:00</text:p>
          </table:table-cell>
          <table:table-cell table:style-name="ce55" table:formula="of:=VLOOKUP([.$C285];[$Sun.$A$1:$Sun.$C$367];3)-IF([.$G285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285]" office:value-type="date" office:date-value="2024-01-15" calcext:value-type="date">
            <text:p>2024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5]);ISBLANK([.$P285]));&quot;None&quot;;CONCATENATE([.$O285];[.$P285];&quot;&quot;))" office:value-type="string" office:string-value="Holidayx" calcext:value-type="string">
            <text:p>Holidayx</text:p>
          </table:table-cell>
          <table:table-cell table:style-name="ce44" table:formula="of:=CONCATENATE(IF([.$P285]=&quot;t&quot;;&quot;[TBD: &quot;;&quot;&quot;);IF(ISBLANK([.$J285]);&quot;&quot;;[.$J285]); IF([.$P285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285]);&quot;&quot;;IF(ISBLANK([.$L285]);TEXT([.$K285];&quot;YYYY-MM-DD&quot;);TEXT([.$K285]+[.$L285];&quot;YYYY-MM-DDTHH:MM:SS&quot;)))" office:value-type="string" office:string-value="2024-01-15" calcext:value-type="string">
            <text:p>2024-01-15</text:p>
          </table:table-cell>
          <table:table-cell table:style-name="ce59" table:formula="of:=IF(ISBLANK([.$M285]);&quot;&quot;;IF(ISBLANK([.$N285]);TEXT([.$M285];&quot;YYYY-MM-DD&quot;);TEXT([.$M285]+[.$N285];&quot;YYYY-MM-DDTHH:MM:SS&quot;)))">
            <text:p/>
          </table:table-cell>
          <table:table-cell/>
        </table:table-row>
        <table:table-row table:style-name="ro2">
          <table:table-cell table:style-name="ce26" table:formula="of:=DATE([.$B286];2;1)-WEEKDAY(DATE([.$B286];2;1)-2)+21" office:value-type="date" office:date-value="2024-02-19" calcext:value-type="date">
            <text:p>2024-02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6]-DATE(YEAR([.$A286]);1;0)" office:value-type="float" office:value="50" calcext:value-type="float">
            <text:p>50</text:p>
          </table:table-cell>
          <table:table-cell table:style-name="ce44" table:formula="of:=TEXT([.$A286];&quot;MMM&quot;)" office:value-type="string" office:string-value="Feb" calcext:value-type="string">
            <text:p>Feb</text:p>
          </table:table-cell>
          <table:table-cell table:style-name="ce44" table:formula="of:=DAY([.A286])" office:value-type="float" office:value="19" calcext:value-type="float">
            <text:p>19</text:p>
          </table:table-cell>
          <table:table-cell table:style-name="ce44" table:formula="of:=TEXT([.$A286];&quot;DDD&quot;)" office:value-type="string" office:string-value="Mon" calcext:value-type="string">
            <text:p>Mon</text:p>
          </table:table-cell>
          <table:table-cell table:style-name="ce50" table:formula="of:=AND(DATE(YEAR([.$A286]);3;1)-WEEKDAY(DATE(YEAR([.$A286]);3;1)-1)+14&lt;=[.$A286];[.$A286]&lt;DATE(YEAR([.$A286]);11;1)-WEEKDAY(DATE(YEAR([.$A286]);11;1)-1)+7)" office:value-type="boolean" office:boolean-value="false" calcext:value-type="boolean">
            <text:p>FALSE</text:p>
          </table:table-cell>
          <table:table-cell table:style-name="ce55" table:formula="of:=VLOOKUP([.$C286];[$Sun.$A$1:$Sun.$C$367];2)-IF([.$G286];0;TIME(1;0;0))" office:value-type="time" office:time-value="PT06H43M00S" calcext:value-type="time">
            <text:p>6:43:00</text:p>
          </table:table-cell>
          <table:table-cell table:style-name="ce55" table:formula="of:=VLOOKUP([.$C286];[$Sun.$A$1:$Sun.$C$367];3)-IF([.$G286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286]" office:value-type="date" office:date-value="2024-02-19" calcext:value-type="date">
            <text:p>2024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6]);ISBLANK([.$P286]));&quot;None&quot;;CONCATENATE([.$O286];[.$P286];&quot;&quot;))" office:value-type="string" office:string-value="Holidayx" calcext:value-type="string">
            <text:p>Holidayx</text:p>
          </table:table-cell>
          <table:table-cell table:style-name="ce44" table:formula="of:=CONCATENATE(IF([.$P286]=&quot;t&quot;;&quot;[TBD: &quot;;&quot;&quot;);IF(ISBLANK([.$J286]);&quot;&quot;;[.$J286]); IF([.$P286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286]);&quot;&quot;;IF(ISBLANK([.$L286]);TEXT([.$K286];&quot;YYYY-MM-DD&quot;);TEXT([.$K286]+[.$L286];&quot;YYYY-MM-DDTHH:MM:SS&quot;)))" office:value-type="string" office:string-value="2024-02-19" calcext:value-type="string">
            <text:p>2024-02-19</text:p>
          </table:table-cell>
          <table:table-cell table:style-name="ce59" table:formula="of:=IF(ISBLANK([.$M286]);&quot;&quot;;IF(ISBLANK([.$N286]);TEXT([.$M286];&quot;YYYY-MM-DD&quot;);TEXT([.$M286]+[.$N286];&quot;YYYY-MM-DDTHH:MM:SS&quot;)))">
            <text:p/>
          </table:table-cell>
          <table:table-cell/>
        </table:table-row>
        <table:table-row table:style-name="ro2">
          <table:table-cell table:style-name="ce26" table:formula="of:=DATE([.$B287];3;1)-WEEKDAY(DATE([.$B287];3;1)-1)+14" office:value-type="date" office:date-value="2024-03-10" calcext:value-type="date">
            <text:p>2024-03-10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7]-DATE(YEAR([.$A287]);1;0)" office:value-type="float" office:value="70" calcext:value-type="float">
            <text:p>70</text:p>
          </table:table-cell>
          <table:table-cell table:style-name="ce44" table:formula="of:=TEXT([.$A287];&quot;MMM&quot;)" office:value-type="string" office:string-value="Mar" calcext:value-type="string">
            <text:p>Mar</text:p>
          </table:table-cell>
          <table:table-cell table:style-name="ce44" table:formula="of:=DAY([.A287])" office:value-type="float" office:value="10" calcext:value-type="float">
            <text:p>10</text:p>
          </table:table-cell>
          <table:table-cell table:style-name="ce44" table:formula="of:=TEXT([.$A287];&quot;DDD&quot;)" office:value-type="string" office:string-value="Sun" calcext:value-type="string">
            <text:p>Sun</text:p>
          </table:table-cell>
          <table:table-cell table:style-name="ce50" table:formula="of:=AND(DATE(YEAR([.$A287]);3;1)-WEEKDAY(DATE(YEAR([.$A287]);3;1)-1)+14&lt;=[.$A287];[.$A287]&lt;DATE(YEAR([.$A287]);11;1)-WEEKDAY(DATE(YEAR([.$A287]);11;1)-1)+7)" office:value-type="boolean" office:boolean-value="true" calcext:value-type="boolean">
            <text:p>TRUE</text:p>
          </table:table-cell>
          <table:table-cell table:style-name="ce55" table:formula="of:=VLOOKUP([.$C287];[$Sun.$A$1:$Sun.$C$367];2)-IF([.$G287];0;TIME(1;0;0))" office:value-type="time" office:time-value="PT07H13M00S" calcext:value-type="time">
            <text:p>7:13:00</text:p>
          </table:table-cell>
          <table:table-cell table:style-name="ce55" table:formula="of:=VLOOKUP([.$C287];[$Sun.$A$1:$Sun.$C$367];3)-IF([.$G287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287]" office:value-type="date" office:date-value="2024-03-10" calcext:value-type="date">
            <text:p>2024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7]);ISBLANK([.$P287]));&quot;None&quot;;CONCATENATE([.$O287];[.$P287];&quot;&quot;))" office:value-type="string" office:string-value="Specialx" calcext:value-type="string">
            <text:p>Specialx</text:p>
          </table:table-cell>
          <table:table-cell table:style-name="ce44" table:formula="of:=CONCATENATE(IF([.$P287]=&quot;t&quot;;&quot;[TBD: &quot;;&quot;&quot;);IF(ISBLANK([.$J287]);&quot;&quot;;[.$J287]); IF([.$P287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287]);&quot;&quot;;IF(ISBLANK([.$L287]);TEXT([.$K287];&quot;YYYY-MM-DD&quot;);TEXT([.$K287]+[.$L287];&quot;YYYY-MM-DDTHH:MM:SS&quot;)))" office:value-type="string" office:string-value="2024-03-10" calcext:value-type="string">
            <text:p>2024-03-10</text:p>
          </table:table-cell>
          <table:table-cell table:style-name="ce59" table:formula="of:=IF(ISBLANK([.$M287]);&quot;&quot;;IF(ISBLANK([.$N287]);TEXT([.$M287];&quot;YYYY-MM-DD&quot;);TEXT([.$M287]+[.$N28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4-08" calcext:value-type="date">
            <text:p>2024-04-08</text:p>
          </table:table-cell>
          <table:table-cell table:style-name="ce44" table:formula="of:=YEAR([.$A288])" office:value-type="float" office:value="2024" calcext:value-type="float">
            <text:p>2024</text:p>
          </table:table-cell>
          <table:table-cell table:style-name="ce44" table:formula="of:=[.$A288]-DATE(YEAR([.$A288]);1;0)" office:value-type="float" office:value="99" calcext:value-type="float">
            <text:p>99</text:p>
          </table:table-cell>
          <table:table-cell table:style-name="ce44" table:formula="of:=TEXT([.$A288];&quot;MMM&quot;)" office:value-type="string" office:string-value="Apr" calcext:value-type="string">
            <text:p>Apr</text:p>
          </table:table-cell>
          <table:table-cell table:style-name="ce44" table:formula="of:=DAY([.A288])" office:value-type="float" office:value="8" calcext:value-type="float">
            <text:p>8</text:p>
          </table:table-cell>
          <table:table-cell table:style-name="ce44" table:formula="of:=TEXT([.$A288];&quot;DDD&quot;)" office:value-type="string" office:string-value="Mon" calcext:value-type="string">
            <text:p>Mon</text:p>
          </table:table-cell>
          <table:table-cell table:style-name="ce50" table:formula="of:=AND(DATE(YEAR([.$A288]);3;1)-WEEKDAY(DATE(YEAR([.$A288]);3;1)-1)+14&lt;=[.$A288];[.$A288]&lt;DATE(YEAR([.$A288]);11;1)-WEEKDAY(DATE(YEAR([.$A288]);11;1)-1)+7)" office:value-type="boolean" office:boolean-value="true" calcext:value-type="boolean">
            <text:p>TRUE</text:p>
          </table:table-cell>
          <table:table-cell table:style-name="ce55" table:formula="of:=VLOOKUP([.$C288];[$Sun.$A$1:$Sun.$C$367];2)-IF([.$G288];0;TIME(1;0;0))" office:value-type="time" office:time-value="PT06H25M00S" calcext:value-type="time">
            <text:p>6:25:00</text:p>
          </table:table-cell>
          <table:table-cell table:style-name="ce55" table:formula="of:=VLOOKUP([.$C288];[$Sun.$A$1:$Sun.$C$367];3)-IF([.$G288];0;TIME(1;0;0))" office:value-type="time" office:time-value="PT19H29M00S" calcext:value-type="time">
            <text:p>19:29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288]" office:value-type="date" office:date-value="2024-04-08" calcext:value-type="date">
            <text:p>2024-04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8]);ISBLANK([.$P288]));&quot;None&quot;;CONCATENATE([.$O288];[.$P288];&quot;&quot;))" office:value-type="string" office:string-value="Specialx" calcext:value-type="string">
            <text:p>Specialx</text:p>
          </table:table-cell>
          <table:table-cell table:style-name="ce44" table:formula="of:=CONCATENATE(IF([.$P288]=&quot;t&quot;;&quot;[TBD: &quot;;&quot;&quot;);IF(ISBLANK([.$J288]);&quot;&quot;;[.$J288]); IF([.$P28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288]);&quot;&quot;;IF(ISBLANK([.$L288]);TEXT([.$K288];&quot;YYYY-MM-DD&quot;);TEXT([.$K288]+[.$L288];&quot;YYYY-MM-DDTHH:MM:SS&quot;)))" office:value-type="string" office:string-value="2024-04-08" calcext:value-type="string">
            <text:p>2024-04-08</text:p>
          </table:table-cell>
          <table:table-cell table:style-name="ce59" table:formula="of:=IF(ISBLANK([.$M288]);&quot;&quot;;IF(ISBLANK([.$N288]);TEXT([.$M288];&quot;YYYY-MM-DD&quot;);TEXT([.$M288]+[.$N288];&quot;YYYY-MM-DDTHH:MM:SS&quot;)))">
            <text:p/>
          </table:table-cell>
          <table:table-cell/>
        </table:table-row>
        <table:table-row table:style-name="ro2">
          <table:table-cell table:style-name="ce26" table:formula="of:=DATE([.$B289];6;1) - WEEKDAY(DATE([.$B289];6;1)-2)" office:value-type="date" office:date-value="2024-05-27" calcext:value-type="date">
            <text:p>2024-05-27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89]-DATE(YEAR([.$A289]);1;0)" office:value-type="float" office:value="148" calcext:value-type="float">
            <text:p>148</text:p>
          </table:table-cell>
          <table:table-cell table:style-name="ce44" table:formula="of:=TEXT([.$A289];&quot;MMM&quot;)" office:value-type="string" office:string-value="May" calcext:value-type="string">
            <text:p>May</text:p>
          </table:table-cell>
          <table:table-cell table:style-name="ce44" table:formula="of:=DAY([.A289])" office:value-type="float" office:value="27" calcext:value-type="float">
            <text:p>27</text:p>
          </table:table-cell>
          <table:table-cell table:style-name="ce44" table:formula="of:=TEXT([.$A289];&quot;DDD&quot;)" office:value-type="string" office:string-value="Mon" calcext:value-type="string">
            <text:p>Mon</text:p>
          </table:table-cell>
          <table:table-cell table:style-name="ce50" table:formula="of:=AND(DATE(YEAR([.$A289]);3;1)-WEEKDAY(DATE(YEAR([.$A289]);3;1)-1)+14&lt;=[.$A289];[.$A289]&lt;DATE(YEAR([.$A289]);11;1)-WEEKDAY(DATE(YEAR([.$A289]);11;1)-1)+7)" office:value-type="boolean" office:boolean-value="true" calcext:value-type="boolean">
            <text:p>TRUE</text:p>
          </table:table-cell>
          <table:table-cell table:style-name="ce55" table:formula="of:=VLOOKUP([.$C289];[$Sun.$A$1:$Sun.$C$367];2)-IF([.$G289];0;TIME(1;0;0))" office:value-type="time" office:time-value="PT05H28M00S" calcext:value-type="time">
            <text:p>5:28:00</text:p>
          </table:table-cell>
          <table:table-cell table:style-name="ce55" table:formula="of:=VLOOKUP([.$C289];[$Sun.$A$1:$Sun.$C$367];3)-IF([.$G289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289]" office:value-type="date" office:date-value="2024-05-27" calcext:value-type="date">
            <text:p>2024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89]);ISBLANK([.$P289]));&quot;None&quot;;CONCATENATE([.$O289];[.$P289];&quot;&quot;))" office:value-type="string" office:string-value="Holidayx" calcext:value-type="string">
            <text:p>Holidayx</text:p>
          </table:table-cell>
          <table:table-cell table:style-name="ce44" table:formula="of:=CONCATENATE(IF([.$P289]=&quot;t&quot;;&quot;[TBD: &quot;;&quot;&quot;);IF(ISBLANK([.$J289]);&quot;&quot;;[.$J289]); IF([.$P289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289]);&quot;&quot;;IF(ISBLANK([.$L289]);TEXT([.$K289];&quot;YYYY-MM-DD&quot;);TEXT([.$K289]+[.$L289];&quot;YYYY-MM-DDTHH:MM:SS&quot;)))" office:value-type="string" office:string-value="2024-05-27" calcext:value-type="string">
            <text:p>2024-05-27</text:p>
          </table:table-cell>
          <table:table-cell table:style-name="ce59" table:formula="of:=IF(ISBLANK([.$M289]);&quot;&quot;;IF(ISBLANK([.$N289]);TEXT([.$M289];&quot;YYYY-MM-DD&quot;);TEXT([.$M289]+[.$N289];&quot;YYYY-MM-DDTHH:MM:SS&quot;)))">
            <text:p/>
          </table:table-cell>
          <table:table-cell/>
        </table:table-row>
        <table:table-row table:style-name="ro2">
          <table:table-cell table:style-name="ce26" table:formula="of:=DATE([.$B290];6;19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0]-DATE(YEAR([.$A290]);1;0)" office:value-type="float" office:value="171" calcext:value-type="float">
            <text:p>171</text:p>
          </table:table-cell>
          <table:table-cell table:style-name="ce44" table:formula="of:=TEXT([.$A290];&quot;MMM&quot;)" office:value-type="string" office:string-value="Jun" calcext:value-type="string">
            <text:p>Jun</text:p>
          </table:table-cell>
          <table:table-cell table:style-name="ce44" table:formula="of:=DAY([.A290])" office:value-type="float" office:value="19" calcext:value-type="float">
            <text:p>19</text:p>
          </table:table-cell>
          <table:table-cell table:style-name="ce44" table:formula="of:=TEXT([.$A290];&quot;DDD&quot;)" office:value-type="string" office:string-value="Wed" calcext:value-type="string">
            <text:p>Wed</text:p>
          </table:table-cell>
          <table:table-cell table:style-name="ce50" table:formula="of:=AND(DATE(YEAR([.$A290]);3;1)-WEEKDAY(DATE(YEAR([.$A290]);3;1)-1)+14&lt;=[.$A290];[.$A290]&lt;DATE(YEAR([.$A290]);11;1)-WEEKDAY(DATE(YEAR([.$A290]);11;1)-1)+7)" office:value-type="boolean" office:boolean-value="true" calcext:value-type="boolean">
            <text:p>TRUE</text:p>
          </table:table-cell>
          <table:table-cell table:style-name="ce55" table:formula="of:=VLOOKUP([.$C290];[$Sun.$A$1:$Sun.$C$367];2)-IF([.$G290];0;TIME(1;0;0))" office:value-type="time" office:time-value="PT05H24M00S" calcext:value-type="time">
            <text:p>5:24:00</text:p>
          </table:table-cell>
          <table:table-cell table:style-name="ce55" table:formula="of:=VLOOKUP([.$C290];[$Sun.$A$1:$Sun.$C$367];3)-IF([.$G290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290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0]);ISBLANK([.$P290]));&quot;None&quot;;CONCATENATE([.$O290];[.$P290];&quot;&quot;))" office:value-type="string" office:string-value="Holidayx" calcext:value-type="string">
            <text:p>Holidayx</text:p>
          </table:table-cell>
          <table:table-cell table:style-name="ce44" table:formula="of:=CONCATENATE(IF([.$P290]=&quot;t&quot;;&quot;[TBD: &quot;;&quot;&quot;);IF(ISBLANK([.$J290]);&quot;&quot;;[.$J290]); IF([.$P290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290]);&quot;&quot;;IF(ISBLANK([.$L290]);TEXT([.$K290];&quot;YYYY-MM-DD&quot;);TEXT([.$K290]+[.$L290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90]);&quot;&quot;;IF(ISBLANK([.$N290]);TEXT([.$M290];&quot;YYYY-MM-DD&quot;);TEXT([.$M290]+[.$N290];&quot;YYYY-MM-DDTHH:MM:SS&quot;)))">
            <text:p/>
          </table:table-cell>
          <table:table-cell/>
        </table:table-row>
        <table:table-row table:style-name="ro2">
          <table:table-cell table:style-name="ce26" table:formula="of:=DATE([.$B291];6;19)+CHOOSE(WEEKDAY(DATE([.$B291];6;19));1;0;0;0;0;0;-1)" office:value-type="date" office:date-value="2024-06-19" calcext:value-type="date">
            <text:p>2024-06-19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1]-DATE(YEAR([.$A291]);1;0)" office:value-type="float" office:value="171" calcext:value-type="float">
            <text:p>171</text:p>
          </table:table-cell>
          <table:table-cell table:style-name="ce44" table:formula="of:=TEXT([.$A291];&quot;MMM&quot;)" office:value-type="string" office:string-value="Jun" calcext:value-type="string">
            <text:p>Jun</text:p>
          </table:table-cell>
          <table:table-cell table:style-name="ce44" table:formula="of:=DAY([.A291])" office:value-type="float" office:value="19" calcext:value-type="float">
            <text:p>19</text:p>
          </table:table-cell>
          <table:table-cell table:style-name="ce44" table:formula="of:=TEXT([.$A291];&quot;DDD&quot;)" office:value-type="string" office:string-value="Wed" calcext:value-type="string">
            <text:p>Wed</text:p>
          </table:table-cell>
          <table:table-cell table:style-name="ce50" table:formula="of:=AND(DATE(YEAR([.$A291]);3;1)-WEEKDAY(DATE(YEAR([.$A291]);3;1)-1)+14&lt;=[.$A291];[.$A291]&lt;DATE(YEAR([.$A291]);11;1)-WEEKDAY(DATE(YEAR([.$A291]);11;1)-1)+7)" office:value-type="boolean" office:boolean-value="true" calcext:value-type="boolean">
            <text:p>TRUE</text:p>
          </table:table-cell>
          <table:table-cell table:style-name="ce55" table:formula="of:=VLOOKUP([.$C291];[$Sun.$A$1:$Sun.$C$367];2)-IF([.$G291];0;TIME(1;0;0))" office:value-type="time" office:time-value="PT05H24M00S" calcext:value-type="time">
            <text:p>5:24:00</text:p>
          </table:table-cell>
          <table:table-cell table:style-name="ce55" table:formula="of:=VLOOKUP([.$C291];[$Sun.$A$1:$Sun.$C$367];3)-IF([.$G29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291]" office:value-type="date" office:date-value="2024-06-19" calcext:value-type="date">
            <text:p>2024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1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1]);ISBLANK([.$P291]));&quot;None&quot;;CONCATENATE([.$O291];[.$P291];&quot;&quot;))" office:value-type="string" office:string-value="Holiday-" calcext:value-type="string">
            <text:p>Holiday-</text:p>
          </table:table-cell>
          <table:table-cell table:style-name="ce44" table:formula="of:=CONCATENATE(IF([.$P291]=&quot;t&quot;;&quot;[TBD: &quot;;&quot;&quot;);IF(ISBLANK([.$J291]);&quot;&quot;;[.$J291]); IF([.$P291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291]);&quot;&quot;;IF(ISBLANK([.$L291]);TEXT([.$K291];&quot;YYYY-MM-DD&quot;);TEXT([.$K291]+[.$L291];&quot;YYYY-MM-DDTHH:MM:SS&quot;)))" office:value-type="string" office:string-value="2024-06-19" calcext:value-type="string">
            <text:p>2024-06-19</text:p>
          </table:table-cell>
          <table:table-cell table:style-name="ce59" table:formula="of:=IF(ISBLANK([.$M291]);&quot;&quot;;IF(ISBLANK([.$N291]);TEXT([.$M291];&quot;YYYY-MM-DD&quot;);TEXT([.$M291]+[.$N291];&quot;YYYY-MM-DDTHH:MM:SS&quot;)))">
            <text:p/>
          </table:table-cell>
          <table:table-cell/>
        </table:table-row>
        <table:table-row table:style-name="ro2">
          <table:table-cell table:style-name="ce26" table:formula="of:=DATE([.$B292];7;4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2]-DATE(YEAR([.$A292]);1;0)" office:value-type="float" office:value="186" calcext:value-type="float">
            <text:p>186</text:p>
          </table:table-cell>
          <table:table-cell table:style-name="ce44" table:formula="of:=TEXT([.$A292];&quot;MMM&quot;)" office:value-type="string" office:string-value="Jul" calcext:value-type="string">
            <text:p>Jul</text:p>
          </table:table-cell>
          <table:table-cell table:style-name="ce44" table:formula="of:=DAY([.A292])" office:value-type="float" office:value="4" calcext:value-type="float">
            <text:p>4</text:p>
          </table:table-cell>
          <table:table-cell table:style-name="ce44" table:formula="of:=TEXT([.$A292];&quot;DDD&quot;)" office:value-type="string" office:string-value="Thu" calcext:value-type="string">
            <text:p>Thu</text:p>
          </table:table-cell>
          <table:table-cell table:style-name="ce50" table:formula="of:=AND(DATE(YEAR([.$A292]);3;1)-WEEKDAY(DATE(YEAR([.$A292]);3;1)-1)+14&lt;=[.$A292];[.$A292]&lt;DATE(YEAR([.$A292]);11;1)-WEEKDAY(DATE(YEAR([.$A292]);11;1)-1)+7)" office:value-type="boolean" office:boolean-value="true" calcext:value-type="boolean">
            <text:p>TRUE</text:p>
          </table:table-cell>
          <table:table-cell table:style-name="ce55" table:formula="of:=VLOOKUP([.$C292];[$Sun.$A$1:$Sun.$C$367];2)-IF([.$G292];0;TIME(1;0;0))" office:value-type="time" office:time-value="PT05H31M00S" calcext:value-type="time">
            <text:p>5:31:00</text:p>
          </table:table-cell>
          <table:table-cell table:style-name="ce55" table:formula="of:=VLOOKUP([.$C292];[$Sun.$A$1:$Sun.$C$367];3)-IF([.$G29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292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2]);ISBLANK([.$P292]));&quot;None&quot;;CONCATENATE([.$O292];[.$P292];&quot;&quot;))" office:value-type="string" office:string-value="Holidayx" calcext:value-type="string">
            <text:p>Holidayx</text:p>
          </table:table-cell>
          <table:table-cell table:style-name="ce44" table:formula="of:=CONCATENATE(IF([.$P292]=&quot;t&quot;;&quot;[TBD: &quot;;&quot;&quot;);IF(ISBLANK([.$J292]);&quot;&quot;;[.$J292]); IF([.$P292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292]);&quot;&quot;;IF(ISBLANK([.$L292]);TEXT([.$K292];&quot;YYYY-MM-DD&quot;);TEXT([.$K292]+[.$L292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2]);&quot;&quot;;IF(ISBLANK([.$N292]);TEXT([.$M292];&quot;YYYY-MM-DD&quot;);TEXT([.$M292]+[.$N292];&quot;YYYY-MM-DDTHH:MM:SS&quot;)))">
            <text:p/>
          </table:table-cell>
          <table:table-cell/>
        </table:table-row>
        <table:table-row table:style-name="ro2">
          <table:table-cell table:style-name="ce26" table:formula="of:=DATE([.$B293];7;4)+CHOOSE(WEEKDAY(DATE([.$B293];7;4));1;0;0;0;0;0;-1)" office:value-type="date" office:date-value="2024-07-04" calcext:value-type="date">
            <text:p>2024-07-0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3]-DATE(YEAR([.$A293]);1;0)" office:value-type="float" office:value="186" calcext:value-type="float">
            <text:p>186</text:p>
          </table:table-cell>
          <table:table-cell table:style-name="ce44" table:formula="of:=TEXT([.$A293];&quot;MMM&quot;)" office:value-type="string" office:string-value="Jul" calcext:value-type="string">
            <text:p>Jul</text:p>
          </table:table-cell>
          <table:table-cell table:style-name="ce44" table:formula="of:=DAY([.A293])" office:value-type="float" office:value="4" calcext:value-type="float">
            <text:p>4</text:p>
          </table:table-cell>
          <table:table-cell table:style-name="ce44" table:formula="of:=TEXT([.$A293];&quot;DDD&quot;)" office:value-type="string" office:string-value="Thu" calcext:value-type="string">
            <text:p>Thu</text:p>
          </table:table-cell>
          <table:table-cell table:style-name="ce50" table:formula="of:=AND(DATE(YEAR([.$A293]);3;1)-WEEKDAY(DATE(YEAR([.$A293]);3;1)-1)+14&lt;=[.$A293];[.$A293]&lt;DATE(YEAR([.$A293]);11;1)-WEEKDAY(DATE(YEAR([.$A293]);11;1)-1)+7)" office:value-type="boolean" office:boolean-value="true" calcext:value-type="boolean">
            <text:p>TRUE</text:p>
          </table:table-cell>
          <table:table-cell table:style-name="ce55" table:formula="of:=VLOOKUP([.$C293];[$Sun.$A$1:$Sun.$C$367];2)-IF([.$G293];0;TIME(1;0;0))" office:value-type="time" office:time-value="PT05H31M00S" calcext:value-type="time">
            <text:p>5:31:00</text:p>
          </table:table-cell>
          <table:table-cell table:style-name="ce55" table:formula="of:=VLOOKUP([.$C293];[$Sun.$A$1:$Sun.$C$367];3)-IF([.$G29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293]" office:value-type="date" office:date-value="2024-07-04" calcext:value-type="date">
            <text:p>2024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293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293]);ISBLANK([.$P293]));&quot;None&quot;;CONCATENATE([.$O293];[.$P293];&quot;&quot;))" office:value-type="string" office:string-value="Holiday-" calcext:value-type="string">
            <text:p>Holiday-</text:p>
          </table:table-cell>
          <table:table-cell table:style-name="ce44" table:formula="of:=CONCATENATE(IF([.$P293]=&quot;t&quot;;&quot;[TBD: &quot;;&quot;&quot;);IF(ISBLANK([.$J293]);&quot;&quot;;[.$J293]); IF([.$P29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293]);&quot;&quot;;IF(ISBLANK([.$L293]);TEXT([.$K293];&quot;YYYY-MM-DD&quot;);TEXT([.$K293]+[.$L293];&quot;YYYY-MM-DDTHH:MM:SS&quot;)))" office:value-type="string" office:string-value="2024-07-04" calcext:value-type="string">
            <text:p>2024-07-04</text:p>
          </table:table-cell>
          <table:table-cell table:style-name="ce59" table:formula="of:=IF(ISBLANK([.$M293]);&quot;&quot;;IF(ISBLANK([.$N293]);TEXT([.$M293];&quot;YYYY-MM-DD&quot;);TEXT([.$M293]+[.$N293];&quot;YYYY-MM-DDTHH:MM:SS&quot;)))">
            <text:p/>
          </table:table-cell>
          <table:table-cell/>
        </table:table-row>
        <table:table-row table:style-name="ro2">
          <table:table-cell table:style-name="ce26" table:formula="of:=DATE([.$B294];9;1)-WEEKDAY(DATE([.$B294];9;1)-2)+7" office:value-type="date" office:date-value="2024-09-02" calcext:value-type="date">
            <text:p>2024-09-02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4]-DATE(YEAR([.$A294]);1;0)" office:value-type="float" office:value="246" calcext:value-type="float">
            <text:p>246</text:p>
          </table:table-cell>
          <table:table-cell table:style-name="ce44" table:formula="of:=TEXT([.$A294];&quot;MMM&quot;)" office:value-type="string" office:string-value="Sep" calcext:value-type="string">
            <text:p>Sep</text:p>
          </table:table-cell>
          <table:table-cell table:style-name="ce44" table:formula="of:=DAY([.A294])" office:value-type="float" office:value="2" calcext:value-type="float">
            <text:p>2</text:p>
          </table:table-cell>
          <table:table-cell table:style-name="ce44" table:formula="of:=TEXT([.$A294];&quot;DDD&quot;)" office:value-type="string" office:string-value="Mon" calcext:value-type="string">
            <text:p>Mon</text:p>
          </table:table-cell>
          <table:table-cell table:style-name="ce50" table:formula="of:=AND(DATE(YEAR([.$A294]);3;1)-WEEKDAY(DATE(YEAR([.$A294]);3;1)-1)+14&lt;=[.$A294];[.$A294]&lt;DATE(YEAR([.$A294]);11;1)-WEEKDAY(DATE(YEAR([.$A294]);11;1)-1)+7)" office:value-type="boolean" office:boolean-value="true" calcext:value-type="boolean">
            <text:p>TRUE</text:p>
          </table:table-cell>
          <table:table-cell table:style-name="ce55" table:formula="of:=VLOOKUP([.$C294];[$Sun.$A$1:$Sun.$C$367];2)-IF([.$G294];0;TIME(1;0;0))" office:value-type="time" office:time-value="PT06H25M00S" calcext:value-type="time">
            <text:p>6:25:00</text:p>
          </table:table-cell>
          <table:table-cell table:style-name="ce55" table:formula="of:=VLOOKUP([.$C294];[$Sun.$A$1:$Sun.$C$367];3)-IF([.$G294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294]" office:value-type="date" office:date-value="2024-09-02" calcext:value-type="date">
            <text:p>2024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4]);ISBLANK([.$P294]));&quot;None&quot;;CONCATENATE([.$O294];[.$P294];&quot;&quot;))" office:value-type="string" office:string-value="Holidayx" calcext:value-type="string">
            <text:p>Holidayx</text:p>
          </table:table-cell>
          <table:table-cell table:style-name="ce44" table:formula="of:=CONCATENATE(IF([.$P294]=&quot;t&quot;;&quot;[TBD: &quot;;&quot;&quot;);IF(ISBLANK([.$J294]);&quot;&quot;;[.$J294]); IF([.$P294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294]);&quot;&quot;;IF(ISBLANK([.$L294]);TEXT([.$K294];&quot;YYYY-MM-DD&quot;);TEXT([.$K294]+[.$L294];&quot;YYYY-MM-DDTHH:MM:SS&quot;)))" office:value-type="string" office:string-value="2024-09-02" calcext:value-type="string">
            <text:p>2024-09-02</text:p>
          </table:table-cell>
          <table:table-cell table:style-name="ce59" table:formula="of:=IF(ISBLANK([.$M294]);&quot;&quot;;IF(ISBLANK([.$N294]);TEXT([.$M294];&quot;YYYY-MM-DD&quot;);TEXT([.$M294]+[.$N29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4-09-17" calcext:value-type="date">
            <text:p>2024-09-17</text:p>
          </table:table-cell>
          <table:table-cell table:style-name="ce44" table:formula="of:=YEAR([.$A295])" office:value-type="float" office:value="2024" calcext:value-type="float">
            <text:p>2024</text:p>
          </table:table-cell>
          <table:table-cell table:style-name="ce44" table:formula="of:=[.$A295]-DATE(YEAR([.$A295]);1;0)" office:value-type="float" office:value="261" calcext:value-type="float">
            <text:p>261</text:p>
          </table:table-cell>
          <table:table-cell table:style-name="ce44" table:formula="of:=TEXT([.$A295];&quot;MMM&quot;)" office:value-type="string" office:string-value="Sep" calcext:value-type="string">
            <text:p>Sep</text:p>
          </table:table-cell>
          <table:table-cell table:style-name="ce44" table:formula="of:=DAY([.A295])" office:value-type="float" office:value="17" calcext:value-type="float">
            <text:p>17</text:p>
          </table:table-cell>
          <table:table-cell table:style-name="ce44" table:formula="of:=TEXT([.$A295];&quot;DDD&quot;)" office:value-type="string" office:string-value="Tue" calcext:value-type="string">
            <text:p>Tue</text:p>
          </table:table-cell>
          <table:table-cell table:style-name="ce50" table:formula="of:=AND(DATE(YEAR([.$A295]);3;1)-WEEKDAY(DATE(YEAR([.$A295]);3;1)-1)+14&lt;=[.$A295];[.$A295]&lt;DATE(YEAR([.$A295]);11;1)-WEEKDAY(DATE(YEAR([.$A295]);11;1)-1)+7)" office:value-type="boolean" office:boolean-value="true" calcext:value-type="boolean">
            <text:p>TRUE</text:p>
          </table:table-cell>
          <table:table-cell table:style-name="ce55" table:formula="of:=VLOOKUP([.$C295];[$Sun.$A$1:$Sun.$C$367];2)-IF([.$G295];0;TIME(1;0;0))" office:value-type="time" office:time-value="PT06H39M00S" calcext:value-type="time">
            <text:p>6:39:00</text:p>
          </table:table-cell>
          <table:table-cell table:style-name="ce55" table:formula="of:=VLOOKUP([.$C295];[$Sun.$A$1:$Sun.$C$367];3)-IF([.$G295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295]" office:value-type="date" office:date-value="2024-09-17" calcext:value-type="date">
            <text:p>2024-09-17</text:p>
          </table:table-cell>
          <table:table-cell table:style-name="ce26"/>
          <table:table-cell table:style-name="ce26" table:formula="of:=[.$K295]+2" office:value-type="date" office:date-value="2024-09-19" calcext:value-type="date">
            <text:p>2024-09-1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5]);ISBLANK([.$P295]));&quot;None&quot;;CONCATENATE([.$O295];[.$P295];&quot;&quot;))" office:value-type="string" office:string-value="Specialx" calcext:value-type="string">
            <text:p>Specialx</text:p>
          </table:table-cell>
          <table:table-cell table:style-name="ce44" table:formula="of:=CONCATENATE(IF([.$P295]=&quot;t&quot;;&quot;[TBD: &quot;;&quot;&quot;);IF(ISBLANK([.$J295]);&quot;&quot;;[.$J295]); IF([.$P295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295]);&quot;&quot;;IF(ISBLANK([.$L295]);TEXT([.$K295];&quot;YYYY-MM-DD&quot;);TEXT([.$K295]+[.$L295];&quot;YYYY-MM-DDTHH:MM:SS&quot;)))" office:value-type="string" office:string-value="2024-09-17" calcext:value-type="string">
            <text:p>2024-09-17</text:p>
          </table:table-cell>
          <table:table-cell table:style-name="ce59" table:formula="of:=IF(ISBLANK([.$M295]);&quot;&quot;;IF(ISBLANK([.$N295]);TEXT([.$M295];&quot;YYYY-MM-DD&quot;);TEXT([.$M295]+[.$N295];&quot;YYYY-MM-DDTHH:MM:SS&quot;)))" office:value-type="string" office:string-value="2024-09-19" calcext:value-type="string">
            <text:p>2024-09-19</text:p>
          </table:table-cell>
          <table:table-cell/>
        </table:table-row>
        <table:table-row table:style-name="ro2">
          <table:table-cell table:style-name="ce26" table:formula="of:=DATE([.$B296];10;1)-WEEKDAY(DATE([.$B296];10;1)-2)+14" office:value-type="date" office:date-value="2024-10-14" calcext:value-type="date">
            <text:p>2024-10-14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6]-DATE(YEAR([.$A296]);1;0)" office:value-type="float" office:value="288" calcext:value-type="float">
            <text:p>288</text:p>
          </table:table-cell>
          <table:table-cell table:style-name="ce44" table:formula="of:=TEXT([.$A296];&quot;MMM&quot;)" office:value-type="string" office:string-value="Oct" calcext:value-type="string">
            <text:p>Oct</text:p>
          </table:table-cell>
          <table:table-cell table:style-name="ce44" table:formula="of:=DAY([.A296])" office:value-type="float" office:value="14" calcext:value-type="float">
            <text:p>14</text:p>
          </table:table-cell>
          <table:table-cell table:style-name="ce44" table:formula="of:=TEXT([.$A296];&quot;DDD&quot;)" office:value-type="string" office:string-value="Mon" calcext:value-type="string">
            <text:p>Mon</text:p>
          </table:table-cell>
          <table:table-cell table:style-name="ce50" table:formula="of:=AND(DATE(YEAR([.$A296]);3;1)-WEEKDAY(DATE(YEAR([.$A296]);3;1)-1)+14&lt;=[.$A296];[.$A296]&lt;DATE(YEAR([.$A296]);11;1)-WEEKDAY(DATE(YEAR([.$A296]);11;1)-1)+7)" office:value-type="boolean" office:boolean-value="true" calcext:value-type="boolean">
            <text:p>TRUE</text:p>
          </table:table-cell>
          <table:table-cell table:style-name="ce55" table:formula="of:=VLOOKUP([.$C296];[$Sun.$A$1:$Sun.$C$367];2)-IF([.$G296];0;TIME(1;0;0))" office:value-type="time" office:time-value="PT07H07M00S" calcext:value-type="time">
            <text:p>7:07:00</text:p>
          </table:table-cell>
          <table:table-cell table:style-name="ce55" table:formula="of:=VLOOKUP([.$C296];[$Sun.$A$1:$Sun.$C$367];3)-IF([.$G296];0;TIME(1;0;0))" office:value-type="time" office:time-value="PT18H15M00S" calcext:value-type="time">
            <text:p>18:15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296]" office:value-type="date" office:date-value="2024-10-14" calcext:value-type="date">
            <text:p>2024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6]);ISBLANK([.$P296]));&quot;None&quot;;CONCATENATE([.$O296];[.$P296];&quot;&quot;))" office:value-type="string" office:string-value="Holidayx" calcext:value-type="string">
            <text:p>Holidayx</text:p>
          </table:table-cell>
          <table:table-cell table:style-name="ce44" table:formula="of:=CONCATENATE(IF([.$P296]=&quot;t&quot;;&quot;[TBD: &quot;;&quot;&quot;);IF(ISBLANK([.$J296]);&quot;&quot;;[.$J296]); IF([.$P296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296]);&quot;&quot;;IF(ISBLANK([.$L296]);TEXT([.$K296];&quot;YYYY-MM-DD&quot;);TEXT([.$K296]+[.$L296];&quot;YYYY-MM-DDTHH:MM:SS&quot;)))" office:value-type="string" office:string-value="2024-10-14" calcext:value-type="string">
            <text:p>2024-10-14</text:p>
          </table:table-cell>
          <table:table-cell table:style-name="ce59" table:formula="of:=IF(ISBLANK([.$M296]);&quot;&quot;;IF(ISBLANK([.$N296]);TEXT([.$M296];&quot;YYYY-MM-DD&quot;);TEXT([.$M296]+[.$N296];&quot;YYYY-MM-DDTHH:MM:SS&quot;)))">
            <text:p/>
          </table:table-cell>
          <table:table-cell/>
        </table:table-row>
        <table:table-row table:style-name="ro2">
          <table:table-cell table:style-name="ce26" table:formula="of:=DATE([.$B297];11;1)-WEEKDAY(DATE([.$B297];11;1)-1)+7" office:value-type="date" office:date-value="2024-11-03" calcext:value-type="date">
            <text:p>2024-11-03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7]-DATE(YEAR([.$A297]);1;0)" office:value-type="float" office:value="308" calcext:value-type="float">
            <text:p>308</text:p>
          </table:table-cell>
          <table:table-cell table:style-name="ce44" table:formula="of:=TEXT([.$A297];&quot;MMM&quot;)" office:value-type="string" office:string-value="Nov" calcext:value-type="string">
            <text:p>Nov</text:p>
          </table:table-cell>
          <table:table-cell table:style-name="ce44" table:formula="of:=DAY([.A297])" office:value-type="float" office:value="3" calcext:value-type="float">
            <text:p>3</text:p>
          </table:table-cell>
          <table:table-cell table:style-name="ce44" table:formula="of:=TEXT([.$A297];&quot;DDD&quot;)" office:value-type="string" office:string-value="Sun" calcext:value-type="string">
            <text:p>Sun</text:p>
          </table:table-cell>
          <table:table-cell table:style-name="ce50" table:formula="of:=AND(DATE(YEAR([.$A297]);3;1)-WEEKDAY(DATE(YEAR([.$A297]);3;1)-1)+14&lt;=[.$A297];[.$A297]&lt;DATE(YEAR([.$A297]);11;1)-WEEKDAY(DATE(YEAR([.$A297]);11;1)-1)+7)" office:value-type="boolean" office:boolean-value="false" calcext:value-type="boolean">
            <text:p>FALSE</text:p>
          </table:table-cell>
          <table:table-cell table:style-name="ce55" table:formula="of:=VLOOKUP([.$C297];[$Sun.$A$1:$Sun.$C$367];2)-IF([.$G297];0;TIME(1;0;0))" office:value-type="time" office:time-value="PT06H30M00S" calcext:value-type="time">
            <text:p>6:30:00</text:p>
          </table:table-cell>
          <table:table-cell table:style-name="ce55" table:formula="of:=VLOOKUP([.$C297];[$Sun.$A$1:$Sun.$C$367];3)-IF([.$G297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297]" office:value-type="date" office:date-value="2024-11-03" calcext:value-type="date">
            <text:p>2024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7]);ISBLANK([.$P297]));&quot;None&quot;;CONCATENATE([.$O297];[.$P297];&quot;&quot;))" office:value-type="string" office:string-value="Specialx" calcext:value-type="string">
            <text:p>Specialx</text:p>
          </table:table-cell>
          <table:table-cell table:style-name="ce44" table:formula="of:=CONCATENATE(IF([.$P297]=&quot;t&quot;;&quot;[TBD: &quot;;&quot;&quot;);IF(ISBLANK([.$J297]);&quot;&quot;;[.$J297]); IF([.$P297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297]);&quot;&quot;;IF(ISBLANK([.$L297]);TEXT([.$K297];&quot;YYYY-MM-DD&quot;);TEXT([.$K297]+[.$L297];&quot;YYYY-MM-DDTHH:MM:SS&quot;)))" office:value-type="string" office:string-value="2024-11-03" calcext:value-type="string">
            <text:p>2024-11-03</text:p>
          </table:table-cell>
          <table:table-cell table:style-name="ce59" table:formula="of:=IF(ISBLANK([.$M297]);&quot;&quot;;IF(ISBLANK([.$N297]);TEXT([.$M297];&quot;YYYY-MM-DD&quot;);TEXT([.$M297]+[.$N297];&quot;YYYY-MM-DDTHH:MM:SS&quot;)))">
            <text:p/>
          </table:table-cell>
          <table:table-cell/>
        </table:table-row>
        <table:table-row table:style-name="ro2">
          <table:table-cell table:style-name="ce26" table:formula="of:=DATE([.$B298];11;1)-WEEKDAY(DATE([.$B298];11;1)-2)+7+1" office:value-type="date" office:date-value="2024-11-05" calcext:value-type="date">
            <text:p>2024-11-0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8]-DATE(YEAR([.$A298]);1;0)" office:value-type="float" office:value="310" calcext:value-type="float">
            <text:p>310</text:p>
          </table:table-cell>
          <table:table-cell table:style-name="ce44" table:formula="of:=TEXT([.$A298];&quot;MMM&quot;)" office:value-type="string" office:string-value="Nov" calcext:value-type="string">
            <text:p>Nov</text:p>
          </table:table-cell>
          <table:table-cell table:style-name="ce44" table:formula="of:=DAY([.A298])" office:value-type="float" office:value="5" calcext:value-type="float">
            <text:p>5</text:p>
          </table:table-cell>
          <table:table-cell table:style-name="ce44" table:formula="of:=TEXT([.$A298];&quot;DDD&quot;)" office:value-type="string" office:string-value="Tue" calcext:value-type="string">
            <text:p>Tue</text:p>
          </table:table-cell>
          <table:table-cell table:style-name="ce50" table:formula="of:=AND(DATE(YEAR([.$A298]);3;1)-WEEKDAY(DATE(YEAR([.$A298]);3;1)-1)+14&lt;=[.$A298];[.$A298]&lt;DATE(YEAR([.$A298]);11;1)-WEEKDAY(DATE(YEAR([.$A298]);11;1)-1)+7)" office:value-type="boolean" office:boolean-value="false" calcext:value-type="boolean">
            <text:p>FALSE</text:p>
          </table:table-cell>
          <table:table-cell table:style-name="ce55" table:formula="of:=VLOOKUP([.$C298];[$Sun.$A$1:$Sun.$C$367];2)-IF([.$G298];0;TIME(1;0;0))" office:value-type="time" office:time-value="PT06H32M00S" calcext:value-type="time">
            <text:p>6:32:00</text:p>
          </table:table-cell>
          <table:table-cell table:style-name="ce55" table:formula="of:=VLOOKUP([.$C298];[$Sun.$A$1:$Sun.$C$367];3)-IF([.$G298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298]" office:value-type="date" office:date-value="2024-11-05" calcext:value-type="date">
            <text:p>2024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8]);ISBLANK([.$P298]));&quot;None&quot;;CONCATENATE([.$O298];[.$P298];&quot;&quot;))" office:value-type="string" office:string-value="Holidayx" calcext:value-type="string">
            <text:p>Holidayx</text:p>
          </table:table-cell>
          <table:table-cell table:style-name="ce44" table:formula="of:=CONCATENATE(IF([.$P298]=&quot;t&quot;;&quot;[TBD: &quot;;&quot;&quot;);IF(ISBLANK([.$J298]);&quot;&quot;;[.$J298]); IF([.$P29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298]);&quot;&quot;;IF(ISBLANK([.$L298]);TEXT([.$K298];&quot;YYYY-MM-DD&quot;);TEXT([.$K298]+[.$L298];&quot;YYYY-MM-DDTHH:MM:SS&quot;)))" office:value-type="string" office:string-value="2024-11-05" calcext:value-type="string">
            <text:p>2024-11-05</text:p>
          </table:table-cell>
          <table:table-cell table:style-name="ce59" table:formula="of:=IF(ISBLANK([.$M298]);&quot;&quot;;IF(ISBLANK([.$N298]);TEXT([.$M298];&quot;YYYY-MM-DD&quot;);TEXT([.$M298]+[.$N298];&quot;YYYY-MM-DDTHH:MM:SS&quot;)))">
            <text:p/>
          </table:table-cell>
          <table:table-cell/>
        </table:table-row>
        <table:table-row table:style-name="ro2">
          <table:table-cell table:style-name="ce26" table:formula="of:=DATE([.$B299];11;1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299]-DATE(YEAR([.$A299]);1;0)" office:value-type="float" office:value="316" calcext:value-type="float">
            <text:p>316</text:p>
          </table:table-cell>
          <table:table-cell table:style-name="ce44" table:formula="of:=TEXT([.$A299];&quot;MMM&quot;)" office:value-type="string" office:string-value="Nov" calcext:value-type="string">
            <text:p>Nov</text:p>
          </table:table-cell>
          <table:table-cell table:style-name="ce44" table:formula="of:=DAY([.A299])" office:value-type="float" office:value="11" calcext:value-type="float">
            <text:p>11</text:p>
          </table:table-cell>
          <table:table-cell table:style-name="ce44" table:formula="of:=TEXT([.$A299];&quot;DDD&quot;)" office:value-type="string" office:string-value="Mon" calcext:value-type="string">
            <text:p>Mon</text:p>
          </table:table-cell>
          <table:table-cell table:style-name="ce50" table:formula="of:=AND(DATE(YEAR([.$A299]);3;1)-WEEKDAY(DATE(YEAR([.$A299]);3;1)-1)+14&lt;=[.$A299];[.$A299]&lt;DATE(YEAR([.$A299]);11;1)-WEEKDAY(DATE(YEAR([.$A299]);11;1)-1)+7)" office:value-type="boolean" office:boolean-value="false" calcext:value-type="boolean">
            <text:p>FALSE</text:p>
          </table:table-cell>
          <table:table-cell table:style-name="ce55" table:formula="of:=VLOOKUP([.$C299];[$Sun.$A$1:$Sun.$C$367];2)-IF([.$G299];0;TIME(1;0;0))" office:value-type="time" office:time-value="PT06H39M00S" calcext:value-type="time">
            <text:p>6:39:00</text:p>
          </table:table-cell>
          <table:table-cell table:style-name="ce55" table:formula="of:=VLOOKUP([.$C299];[$Sun.$A$1:$Sun.$C$367];3)-IF([.$G299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299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299]);ISBLANK([.$P299]));&quot;None&quot;;CONCATENATE([.$O299];[.$P299];&quot;&quot;))" office:value-type="string" office:string-value="Holidayx" calcext:value-type="string">
            <text:p>Holidayx</text:p>
          </table:table-cell>
          <table:table-cell table:style-name="ce44" table:formula="of:=CONCATENATE(IF([.$P299]=&quot;t&quot;;&quot;[TBD: &quot;;&quot;&quot;);IF(ISBLANK([.$J299]);&quot;&quot;;[.$J299]); IF([.$P299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299]);&quot;&quot;;IF(ISBLANK([.$L299]);TEXT([.$K299];&quot;YYYY-MM-DD&quot;);TEXT([.$K299]+[.$L299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299]);&quot;&quot;;IF(ISBLANK([.$N299]);TEXT([.$M299];&quot;YYYY-MM-DD&quot;);TEXT([.$M299]+[.$N299];&quot;YYYY-MM-DDTHH:MM:SS&quot;)))">
            <text:p/>
          </table:table-cell>
          <table:table-cell/>
        </table:table-row>
        <table:table-row table:style-name="ro2">
          <table:table-cell table:style-name="ce26" table:formula="of:=DATE([.$B300];11;11)+CHOOSE(WEEKDAY(DATE([.$B300];11;11));1;0;0;0;0;0;-1)" office:value-type="date" office:date-value="2024-11-11" calcext:value-type="date">
            <text:p>2024-11-11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0]-DATE(YEAR([.$A300]);1;0)" office:value-type="float" office:value="316" calcext:value-type="float">
            <text:p>316</text:p>
          </table:table-cell>
          <table:table-cell table:style-name="ce44" table:formula="of:=TEXT([.$A300];&quot;MMM&quot;)" office:value-type="string" office:string-value="Nov" calcext:value-type="string">
            <text:p>Nov</text:p>
          </table:table-cell>
          <table:table-cell table:style-name="ce44" table:formula="of:=DAY([.A300])" office:value-type="float" office:value="11" calcext:value-type="float">
            <text:p>11</text:p>
          </table:table-cell>
          <table:table-cell table:style-name="ce44" table:formula="of:=TEXT([.$A300];&quot;DDD&quot;)" office:value-type="string" office:string-value="Mon" calcext:value-type="string">
            <text:p>Mon</text:p>
          </table:table-cell>
          <table:table-cell table:style-name="ce50" table:formula="of:=AND(DATE(YEAR([.$A300]);3;1)-WEEKDAY(DATE(YEAR([.$A300]);3;1)-1)+14&lt;=[.$A300];[.$A300]&lt;DATE(YEAR([.$A300]);11;1)-WEEKDAY(DATE(YEAR([.$A300]);11;1)-1)+7)" office:value-type="boolean" office:boolean-value="false" calcext:value-type="boolean">
            <text:p>FALSE</text:p>
          </table:table-cell>
          <table:table-cell table:style-name="ce55" table:formula="of:=VLOOKUP([.$C300];[$Sun.$A$1:$Sun.$C$367];2)-IF([.$G300];0;TIME(1;0;0))" office:value-type="time" office:time-value="PT06H39M00S" calcext:value-type="time">
            <text:p>6:39:00</text:p>
          </table:table-cell>
          <table:table-cell table:style-name="ce55" table:formula="of:=VLOOKUP([.$C300];[$Sun.$A$1:$Sun.$C$367];3)-IF([.$G300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00]" office:value-type="date" office:date-value="2024-11-11" calcext:value-type="date">
            <text:p>2024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0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0]);ISBLANK([.$P300]));&quot;None&quot;;CONCATENATE([.$O300];[.$P300];&quot;&quot;))" office:value-type="string" office:string-value="Holiday-" calcext:value-type="string">
            <text:p>Holiday-</text:p>
          </table:table-cell>
          <table:table-cell table:style-name="ce44" table:formula="of:=CONCATENATE(IF([.$P300]=&quot;t&quot;;&quot;[TBD: &quot;;&quot;&quot;);IF(ISBLANK([.$J300]);&quot;&quot;;[.$J300]); IF([.$P300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00]);&quot;&quot;;IF(ISBLANK([.$L300]);TEXT([.$K300];&quot;YYYY-MM-DD&quot;);TEXT([.$K300]+[.$L300];&quot;YYYY-MM-DDTHH:MM:SS&quot;)))" office:value-type="string" office:string-value="2024-11-11" calcext:value-type="string">
            <text:p>2024-11-11</text:p>
          </table:table-cell>
          <table:table-cell table:style-name="ce59" table:formula="of:=IF(ISBLANK([.$M300]);&quot;&quot;;IF(ISBLANK([.$N300]);TEXT([.$M300];&quot;YYYY-MM-DD&quot;);TEXT([.$M300]+[.$N300];&quot;YYYY-MM-DDTHH:MM:SS&quot;)))">
            <text:p/>
          </table:table-cell>
          <table:table-cell/>
        </table:table-row>
        <table:table-row table:style-name="ro2">
          <table:table-cell table:style-name="ce26" table:formula="of:=DATE([.$B301];11;1)-WEEKDAY(DATE([.$B301];11;1)-5)+28" office:value-type="date" office:date-value="2024-11-28" calcext:value-type="date">
            <text:p>2024-11-28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1]-DATE(YEAR([.$A301]);1;0)" office:value-type="float" office:value="333" calcext:value-type="float">
            <text:p>333</text:p>
          </table:table-cell>
          <table:table-cell table:style-name="ce44" table:formula="of:=TEXT([.$A301];&quot;MMM&quot;)" office:value-type="string" office:string-value="Nov" calcext:value-type="string">
            <text:p>Nov</text:p>
          </table:table-cell>
          <table:table-cell table:style-name="ce44" table:formula="of:=DAY([.A301])" office:value-type="float" office:value="28" calcext:value-type="float">
            <text:p>28</text:p>
          </table:table-cell>
          <table:table-cell table:style-name="ce44" table:formula="of:=TEXT([.$A301];&quot;DDD&quot;)" office:value-type="string" office:string-value="Thu" calcext:value-type="string">
            <text:p>Thu</text:p>
          </table:table-cell>
          <table:table-cell table:style-name="ce50" table:formula="of:=AND(DATE(YEAR([.$A301]);3;1)-WEEKDAY(DATE(YEAR([.$A301]);3;1)-1)+14&lt;=[.$A301];[.$A301]&lt;DATE(YEAR([.$A301]);11;1)-WEEKDAY(DATE(YEAR([.$A301]);11;1)-1)+7)" office:value-type="boolean" office:boolean-value="false" calcext:value-type="boolean">
            <text:p>FALSE</text:p>
          </table:table-cell>
          <table:table-cell table:style-name="ce55" table:formula="of:=VLOOKUP([.$C301];[$Sun.$A$1:$Sun.$C$367];2)-IF([.$G301];0;TIME(1;0;0))" office:value-type="time" office:time-value="PT06H58M00S" calcext:value-type="time">
            <text:p>6:58:00</text:p>
          </table:table-cell>
          <table:table-cell table:style-name="ce55" table:formula="of:=VLOOKUP([.$C301];[$Sun.$A$1:$Sun.$C$367];3)-IF([.$G301];0;TIME(1;0;0))" office:value-type="time" office:time-value="PT16H29M00S" calcext:value-type="time">
            <text:p>16:29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01]" office:value-type="date" office:date-value="2024-11-28" calcext:value-type="date">
            <text:p>2024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1]);ISBLANK([.$P301]));&quot;None&quot;;CONCATENATE([.$O301];[.$P301];&quot;&quot;))" office:value-type="string" office:string-value="Holidayx" calcext:value-type="string">
            <text:p>Holidayx</text:p>
          </table:table-cell>
          <table:table-cell table:style-name="ce44" table:formula="of:=CONCATENATE(IF([.$P301]=&quot;t&quot;;&quot;[TBD: &quot;;&quot;&quot;);IF(ISBLANK([.$J301]);&quot;&quot;;[.$J301]); IF([.$P301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01]);&quot;&quot;;IF(ISBLANK([.$L301]);TEXT([.$K301];&quot;YYYY-MM-DD&quot;);TEXT([.$K301]+[.$L301];&quot;YYYY-MM-DDTHH:MM:SS&quot;)))" office:value-type="string" office:string-value="2024-11-28" calcext:value-type="string">
            <text:p>2024-11-28</text:p>
          </table:table-cell>
          <table:table-cell table:style-name="ce59" table:formula="of:=IF(ISBLANK([.$M301]);&quot;&quot;;IF(ISBLANK([.$N301]);TEXT([.$M301];&quot;YYYY-MM-DD&quot;);TEXT([.$M301]+[.$N301];&quot;YYYY-MM-DDTHH:MM:SS&quot;)))">
            <text:p/>
          </table:table-cell>
          <table:table-cell/>
        </table:table-row>
        <table:table-row table:style-name="ro2">
          <table:table-cell table:style-name="ce26" table:formula="of:=DATE([.$B302];12;25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2]-DATE(YEAR([.$A302]);1;0)" office:value-type="float" office:value="360" calcext:value-type="float">
            <text:p>360</text:p>
          </table:table-cell>
          <table:table-cell table:style-name="ce44" table:formula="of:=TEXT([.$A302];&quot;MMM&quot;)" office:value-type="string" office:string-value="Dec" calcext:value-type="string">
            <text:p>Dec</text:p>
          </table:table-cell>
          <table:table-cell table:style-name="ce44" table:formula="of:=DAY([.A302])" office:value-type="float" office:value="25" calcext:value-type="float">
            <text:p>25</text:p>
          </table:table-cell>
          <table:table-cell table:style-name="ce44" table:formula="of:=TEXT([.$A302];&quot;DDD&quot;)" office:value-type="string" office:string-value="Wed" calcext:value-type="string">
            <text:p>Wed</text:p>
          </table:table-cell>
          <table:table-cell table:style-name="ce50" table:formula="of:=AND(DATE(YEAR([.$A302]);3;1)-WEEKDAY(DATE(YEAR([.$A302]);3;1)-1)+14&lt;=[.$A302];[.$A302]&lt;DATE(YEAR([.$A302]);11;1)-WEEKDAY(DATE(YEAR([.$A302]);11;1)-1)+7)" office:value-type="boolean" office:boolean-value="false" calcext:value-type="boolean">
            <text:p>FALSE</text:p>
          </table:table-cell>
          <table:table-cell table:style-name="ce55" table:formula="of:=VLOOKUP([.$C302];[$Sun.$A$1:$Sun.$C$367];2)-IF([.$G302];0;TIME(1;0;0))" office:value-type="time" office:time-value="PT07H18M00S" calcext:value-type="time">
            <text:p>7:18:00</text:p>
          </table:table-cell>
          <table:table-cell table:style-name="ce55" table:formula="of:=VLOOKUP([.$C302];[$Sun.$A$1:$Sun.$C$367];3)-IF([.$G302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02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2]);ISBLANK([.$P302]));&quot;None&quot;;CONCATENATE([.$O302];[.$P302];&quot;&quot;))" office:value-type="string" office:string-value="Holidayx" calcext:value-type="string">
            <text:p>Holidayx</text:p>
          </table:table-cell>
          <table:table-cell table:style-name="ce44" table:formula="of:=CONCATENATE(IF([.$P302]=&quot;t&quot;;&quot;[TBD: &quot;;&quot;&quot;);IF(ISBLANK([.$J302]);&quot;&quot;;[.$J302]); IF([.$P302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02]);&quot;&quot;;IF(ISBLANK([.$L302]);TEXT([.$K302];&quot;YYYY-MM-DD&quot;);TEXT([.$K302]+[.$L302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2]);&quot;&quot;;IF(ISBLANK([.$N302]);TEXT([.$M302];&quot;YYYY-MM-DD&quot;);TEXT([.$M302]+[.$N302];&quot;YYYY-MM-DDTHH:MM:SS&quot;)))">
            <text:p/>
          </table:table-cell>
          <table:table-cell/>
        </table:table-row>
        <table:table-row table:style-name="ro2">
          <table:table-cell table:style-name="ce26" table:formula="of:=DATE([.$B303];12;25)+CHOOSE(WEEKDAY(DATE([.$B303];12;25));1;0;0;0;0;0;-1)" office:value-type="date" office:date-value="2024-12-25" calcext:value-type="date">
            <text:p>2024-12-25</text:p>
          </table:table-cell>
          <table:table-cell table:style-name="ce44" office:value-type="float" office:value="2024" calcext:value-type="float">
            <text:p>2024</text:p>
          </table:table-cell>
          <table:table-cell table:style-name="ce44" table:formula="of:=[.$A303]-DATE(YEAR([.$A303]);1;0)" office:value-type="float" office:value="360" calcext:value-type="float">
            <text:p>360</text:p>
          </table:table-cell>
          <table:table-cell table:style-name="ce44" table:formula="of:=TEXT([.$A303];&quot;MMM&quot;)" office:value-type="string" office:string-value="Dec" calcext:value-type="string">
            <text:p>Dec</text:p>
          </table:table-cell>
          <table:table-cell table:style-name="ce44" table:formula="of:=DAY([.A303])" office:value-type="float" office:value="25" calcext:value-type="float">
            <text:p>25</text:p>
          </table:table-cell>
          <table:table-cell table:style-name="ce44" table:formula="of:=TEXT([.$A303];&quot;DDD&quot;)" office:value-type="string" office:string-value="Wed" calcext:value-type="string">
            <text:p>Wed</text:p>
          </table:table-cell>
          <table:table-cell table:style-name="ce50" table:formula="of:=AND(DATE(YEAR([.$A303]);3;1)-WEEKDAY(DATE(YEAR([.$A303]);3;1)-1)+14&lt;=[.$A303];[.$A303]&lt;DATE(YEAR([.$A303]);11;1)-WEEKDAY(DATE(YEAR([.$A303]);11;1)-1)+7)" office:value-type="boolean" office:boolean-value="false" calcext:value-type="boolean">
            <text:p>FALSE</text:p>
          </table:table-cell>
          <table:table-cell table:style-name="ce55" table:formula="of:=VLOOKUP([.$C303];[$Sun.$A$1:$Sun.$C$367];2)-IF([.$G303];0;TIME(1;0;0))" office:value-type="time" office:time-value="PT07H18M00S" calcext:value-type="time">
            <text:p>7:18:00</text:p>
          </table:table-cell>
          <table:table-cell table:style-name="ce55" table:formula="of:=VLOOKUP([.$C303];[$Sun.$A$1:$Sun.$C$367];3)-IF([.$G30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03]" office:value-type="date" office:date-value="2024-12-25" calcext:value-type="date">
            <text:p>2024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3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3]);ISBLANK([.$P303]));&quot;None&quot;;CONCATENATE([.$O303];[.$P303];&quot;&quot;))" office:value-type="string" office:string-value="Holiday-" calcext:value-type="string">
            <text:p>Holiday-</text:p>
          </table:table-cell>
          <table:table-cell table:style-name="ce44" table:formula="of:=CONCATENATE(IF([.$P303]=&quot;t&quot;;&quot;[TBD: &quot;;&quot;&quot;);IF(ISBLANK([.$J303]);&quot;&quot;;[.$J303]); IF([.$P30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03]);&quot;&quot;;IF(ISBLANK([.$L303]);TEXT([.$K303];&quot;YYYY-MM-DD&quot;);TEXT([.$K303]+[.$L303];&quot;YYYY-MM-DDTHH:MM:SS&quot;)))" office:value-type="string" office:string-value="2024-12-25" calcext:value-type="string">
            <text:p>2024-12-25</text:p>
          </table:table-cell>
          <table:table-cell table:style-name="ce59" table:formula="of:=IF(ISBLANK([.$M303]);&quot;&quot;;IF(ISBLANK([.$N303]);TEXT([.$M303];&quot;YYYY-MM-DD&quot;);TEXT([.$M303]+[.$N303];&quot;YYYY-MM-DDTHH:MM:SS&quot;)))">
            <text:p/>
          </table:table-cell>
          <table:table-cell/>
        </table:table-row>
        <table:table-row table:style-name="ro2">
          <table:table-cell table:style-name="ce26" table:formula="of:=DATE([.$B304];1;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4]-DATE(YEAR([.$A304]);1;0)" office:value-type="float" office:value="1" calcext:value-type="float">
            <text:p>1</text:p>
          </table:table-cell>
          <table:table-cell table:style-name="ce44" table:formula="of:=TEXT([.$A304];&quot;MMM&quot;)" office:value-type="string" office:string-value="Jan" calcext:value-type="string">
            <text:p>Jan</text:p>
          </table:table-cell>
          <table:table-cell table:style-name="ce44" table:formula="of:=DAY([.A304])" office:value-type="float" office:value="1" calcext:value-type="float">
            <text:p>1</text:p>
          </table:table-cell>
          <table:table-cell table:style-name="ce44" table:formula="of:=TEXT([.$A304];&quot;DDD&quot;)" office:value-type="string" office:string-value="Wed" calcext:value-type="string">
            <text:p>Wed</text:p>
          </table:table-cell>
          <table:table-cell table:style-name="ce50" table:formula="of:=AND(DATE(YEAR([.$A304]);3;1)-WEEKDAY(DATE(YEAR([.$A304]);3;1)-1)+14&lt;=[.$A304];[.$A304]&lt;DATE(YEAR([.$A304]);11;1)-WEEKDAY(DATE(YEAR([.$A304]);11;1)-1)+7)" office:value-type="boolean" office:boolean-value="false" calcext:value-type="boolean">
            <text:p>FALSE</text:p>
          </table:table-cell>
          <table:table-cell table:style-name="ce55" table:formula="of:=VLOOKUP([.$C304];[$Sun.$A$1:$Sun.$C$367];2)-IF([.$G304];0;TIME(1;0;0))" office:value-type="time" office:time-value="PT07H19M00S" calcext:value-type="time">
            <text:p>7:19:00</text:p>
          </table:table-cell>
          <table:table-cell table:style-name="ce55" table:formula="of:=VLOOKUP([.$C304];[$Sun.$A$1:$Sun.$C$367];3)-IF([.$G304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04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4]);ISBLANK([.$P304]));&quot;None&quot;;CONCATENATE([.$O304];[.$P304];&quot;&quot;))" office:value-type="string" office:string-value="Holidayx" calcext:value-type="string">
            <text:p>Holidayx</text:p>
          </table:table-cell>
          <table:table-cell table:style-name="ce44" table:formula="of:=CONCATENATE(IF([.$P304]=&quot;t&quot;;&quot;[TBD: &quot;;&quot;&quot;);IF(ISBLANK([.$J304]);&quot;&quot;;[.$J304]); IF([.$P304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04]);&quot;&quot;;IF(ISBLANK([.$L304]);TEXT([.$K304];&quot;YYYY-MM-DD&quot;);TEXT([.$K304]+[.$L304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4]);&quot;&quot;;IF(ISBLANK([.$N304]);TEXT([.$M304];&quot;YYYY-MM-DD&quot;);TEXT([.$M304]+[.$N304];&quot;YYYY-MM-DDTHH:MM:SS&quot;)))">
            <text:p/>
          </table:table-cell>
          <table:table-cell/>
        </table:table-row>
        <table:table-row table:style-name="ro2">
          <table:table-cell table:style-name="ce26" table:formula="of:=DATE([.$B305];1;1)+CHOOSE(WEEKDAY(DATE([.$B305];1;1));1;0;0;0;0;0;-1)" office:value-type="date" office:date-value="2025-01-01" calcext:value-type="date">
            <text:p>2025-01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5]-DATE(YEAR([.$A305]);1;0)" office:value-type="float" office:value="1" calcext:value-type="float">
            <text:p>1</text:p>
          </table:table-cell>
          <table:table-cell table:style-name="ce44" table:formula="of:=TEXT([.$A305];&quot;MMM&quot;)" office:value-type="string" office:string-value="Jan" calcext:value-type="string">
            <text:p>Jan</text:p>
          </table:table-cell>
          <table:table-cell table:style-name="ce44" table:formula="of:=DAY([.A305])" office:value-type="float" office:value="1" calcext:value-type="float">
            <text:p>1</text:p>
          </table:table-cell>
          <table:table-cell table:style-name="ce44" table:formula="of:=TEXT([.$A305];&quot;DDD&quot;)" office:value-type="string" office:string-value="Wed" calcext:value-type="string">
            <text:p>Wed</text:p>
          </table:table-cell>
          <table:table-cell table:style-name="ce50" table:formula="of:=AND(DATE(YEAR([.$A305]);3;1)-WEEKDAY(DATE(YEAR([.$A305]);3;1)-1)+14&lt;=[.$A305];[.$A305]&lt;DATE(YEAR([.$A305]);11;1)-WEEKDAY(DATE(YEAR([.$A305]);11;1)-1)+7)" office:value-type="boolean" office:boolean-value="false" calcext:value-type="boolean">
            <text:p>FALSE</text:p>
          </table:table-cell>
          <table:table-cell table:style-name="ce55" table:formula="of:=VLOOKUP([.$C305];[$Sun.$A$1:$Sun.$C$367];2)-IF([.$G305];0;TIME(1;0;0))" office:value-type="time" office:time-value="PT07H19M00S" calcext:value-type="time">
            <text:p>7:19:00</text:p>
          </table:table-cell>
          <table:table-cell table:style-name="ce55" table:formula="of:=VLOOKUP([.$C305];[$Sun.$A$1:$Sun.$C$367];3)-IF([.$G30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05]" office:value-type="date" office:date-value="2025-01-01" calcext:value-type="date">
            <text:p>2025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05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05]);ISBLANK([.$P305]));&quot;None&quot;;CONCATENATE([.$O305];[.$P305];&quot;&quot;))" office:value-type="string" office:string-value="Holiday-" calcext:value-type="string">
            <text:p>Holiday-</text:p>
          </table:table-cell>
          <table:table-cell table:style-name="ce44" table:formula="of:=CONCATENATE(IF([.$P305]=&quot;t&quot;;&quot;[TBD: &quot;;&quot;&quot;);IF(ISBLANK([.$J305]);&quot;&quot;;[.$J305]); IF([.$P30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05]);&quot;&quot;;IF(ISBLANK([.$L305]);TEXT([.$K305];&quot;YYYY-MM-DD&quot;);TEXT([.$K305]+[.$L305];&quot;YYYY-MM-DDTHH:MM:SS&quot;)))" office:value-type="string" office:string-value="2025-01-01" calcext:value-type="string">
            <text:p>2025-01-01</text:p>
          </table:table-cell>
          <table:table-cell table:style-name="ce59" table:formula="of:=IF(ISBLANK([.$M305]);&quot;&quot;;IF(ISBLANK([.$N305]);TEXT([.$M305];&quot;YYYY-MM-DD&quot;);TEXT([.$M305]+[.$N305];&quot;YYYY-MM-DDTHH:MM:SS&quot;)))">
            <text:p/>
          </table:table-cell>
          <table:table-cell/>
        </table:table-row>
        <table:table-row table:style-name="ro2">
          <table:table-cell table:style-name="ce26" table:formula="of:=DATE([.$B306];1;1)-WEEKDAY(DATE([.$B306];1;1)-2)+21" office:value-type="date" office:date-value="2025-01-20" calcext:value-type="date">
            <text:p>2025-01-20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6]-DATE(YEAR([.$A306]);1;0)" office:value-type="float" office:value="20" calcext:value-type="float">
            <text:p>20</text:p>
          </table:table-cell>
          <table:table-cell table:style-name="ce44" table:formula="of:=TEXT([.$A306];&quot;MMM&quot;)" office:value-type="string" office:string-value="Jan" calcext:value-type="string">
            <text:p>Jan</text:p>
          </table:table-cell>
          <table:table-cell table:style-name="ce44" table:formula="of:=DAY([.A306])" office:value-type="float" office:value="20" calcext:value-type="float">
            <text:p>20</text:p>
          </table:table-cell>
          <table:table-cell table:style-name="ce44" table:formula="of:=TEXT([.$A306];&quot;DDD&quot;)" office:value-type="string" office:string-value="Mon" calcext:value-type="string">
            <text:p>Mon</text:p>
          </table:table-cell>
          <table:table-cell table:style-name="ce50" table:formula="of:=AND(DATE(YEAR([.$A306]);3;1)-WEEKDAY(DATE(YEAR([.$A306]);3;1)-1)+14&lt;=[.$A306];[.$A306]&lt;DATE(YEAR([.$A306]);11;1)-WEEKDAY(DATE(YEAR([.$A306]);11;1)-1)+7)" office:value-type="boolean" office:boolean-value="false" calcext:value-type="boolean">
            <text:p>FALSE</text:p>
          </table:table-cell>
          <table:table-cell table:style-name="ce55" table:formula="of:=VLOOKUP([.$C306];[$Sun.$A$1:$Sun.$C$367];2)-IF([.$G306];0;TIME(1;0;0))" office:value-type="time" office:time-value="PT07H15M00S" calcext:value-type="time">
            <text:p>7:15:00</text:p>
          </table:table-cell>
          <table:table-cell table:style-name="ce55" table:formula="of:=VLOOKUP([.$C306];[$Sun.$A$1:$Sun.$C$367];3)-IF([.$G306];0;TIME(1;0;0))" office:value-type="time" office:time-value="PT16H59M00S" calcext:value-type="time">
            <text:p>16:59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06]" office:value-type="date" office:date-value="2025-01-20" calcext:value-type="date">
            <text:p>2025-01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6]);ISBLANK([.$P306]));&quot;None&quot;;CONCATENATE([.$O306];[.$P306];&quot;&quot;))" office:value-type="string" office:string-value="Holidayx" calcext:value-type="string">
            <text:p>Holidayx</text:p>
          </table:table-cell>
          <table:table-cell table:style-name="ce44" table:formula="of:=CONCATENATE(IF([.$P306]=&quot;t&quot;;&quot;[TBD: &quot;;&quot;&quot;);IF(ISBLANK([.$J306]);&quot;&quot;;[.$J306]); IF([.$P306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06]);&quot;&quot;;IF(ISBLANK([.$L306]);TEXT([.$K306];&quot;YYYY-MM-DD&quot;);TEXT([.$K306]+[.$L306];&quot;YYYY-MM-DDTHH:MM:SS&quot;)))" office:value-type="string" office:string-value="2025-01-20" calcext:value-type="string">
            <text:p>2025-01-20</text:p>
          </table:table-cell>
          <table:table-cell table:style-name="ce59" table:formula="of:=IF(ISBLANK([.$M306]);&quot;&quot;;IF(ISBLANK([.$N306]);TEXT([.$M306];&quot;YYYY-MM-DD&quot;);TEXT([.$M306]+[.$N306];&quot;YYYY-MM-DDTHH:MM:SS&quot;)))">
            <text:p/>
          </table:table-cell>
          <table:table-cell/>
        </table:table-row>
        <table:table-row table:style-name="ro2">
          <table:table-cell table:style-name="ce26" table:formula="of:=DATE([.$B307];2;1)-WEEKDAY(DATE([.$B307];2;1)-2)+21" office:value-type="date" office:date-value="2025-02-17" calcext:value-type="date">
            <text:p>2025-02-1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7]-DATE(YEAR([.$A307]);1;0)" office:value-type="float" office:value="48" calcext:value-type="float">
            <text:p>48</text:p>
          </table:table-cell>
          <table:table-cell table:style-name="ce44" table:formula="of:=TEXT([.$A307];&quot;MMM&quot;)" office:value-type="string" office:string-value="Feb" calcext:value-type="string">
            <text:p>Feb</text:p>
          </table:table-cell>
          <table:table-cell table:style-name="ce44" table:formula="of:=DAY([.A307])" office:value-type="float" office:value="17" calcext:value-type="float">
            <text:p>17</text:p>
          </table:table-cell>
          <table:table-cell table:style-name="ce44" table:formula="of:=TEXT([.$A307];&quot;DDD&quot;)" office:value-type="string" office:string-value="Mon" calcext:value-type="string">
            <text:p>Mon</text:p>
          </table:table-cell>
          <table:table-cell table:style-name="ce50" table:formula="of:=AND(DATE(YEAR([.$A307]);3;1)-WEEKDAY(DATE(YEAR([.$A307]);3;1)-1)+14&lt;=[.$A307];[.$A307]&lt;DATE(YEAR([.$A307]);11;1)-WEEKDAY(DATE(YEAR([.$A307]);11;1)-1)+7)" office:value-type="boolean" office:boolean-value="false" calcext:value-type="boolean">
            <text:p>FALSE</text:p>
          </table:table-cell>
          <table:table-cell table:style-name="ce55" table:formula="of:=VLOOKUP([.$C307];[$Sun.$A$1:$Sun.$C$367];2)-IF([.$G307];0;TIME(1;0;0))" office:value-type="time" office:time-value="PT06H46M00S" calcext:value-type="time">
            <text:p>6:46:00</text:p>
          </table:table-cell>
          <table:table-cell table:style-name="ce55" table:formula="of:=VLOOKUP([.$C307];[$Sun.$A$1:$Sun.$C$367];3)-IF([.$G307];0;TIME(1;0;0))" office:value-type="time" office:time-value="PT17H33M00S" calcext:value-type="time">
            <text:p>17:33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07]" office:value-type="date" office:date-value="2025-02-17" calcext:value-type="date">
            <text:p>2025-02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7]);ISBLANK([.$P307]));&quot;None&quot;;CONCATENATE([.$O307];[.$P307];&quot;&quot;))" office:value-type="string" office:string-value="Holidayx" calcext:value-type="string">
            <text:p>Holidayx</text:p>
          </table:table-cell>
          <table:table-cell table:style-name="ce44" table:formula="of:=CONCATENATE(IF([.$P307]=&quot;t&quot;;&quot;[TBD: &quot;;&quot;&quot;);IF(ISBLANK([.$J307]);&quot;&quot;;[.$J307]); IF([.$P307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07]);&quot;&quot;;IF(ISBLANK([.$L307]);TEXT([.$K307];&quot;YYYY-MM-DD&quot;);TEXT([.$K307]+[.$L307];&quot;YYYY-MM-DDTHH:MM:SS&quot;)))" office:value-type="string" office:string-value="2025-02-17" calcext:value-type="string">
            <text:p>2025-02-17</text:p>
          </table:table-cell>
          <table:table-cell table:style-name="ce59" table:formula="of:=IF(ISBLANK([.$M307]);&quot;&quot;;IF(ISBLANK([.$N307]);TEXT([.$M307];&quot;YYYY-MM-DD&quot;);TEXT([.$M307]+[.$N307];&quot;YYYY-MM-DDTHH:MM:SS&quot;)))">
            <text:p/>
          </table:table-cell>
          <table:table-cell/>
        </table:table-row>
        <table:table-row table:style-name="ro2">
          <table:table-cell table:style-name="ce26" table:formula="of:=DATE([.$B308];3;1)-WEEKDAY(DATE([.$B308];3;1)-1)+14" office:value-type="date" office:date-value="2025-03-09" calcext:value-type="date">
            <text:p>2025-03-0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08]-DATE(YEAR([.$A308]);1;0)" office:value-type="float" office:value="68" calcext:value-type="float">
            <text:p>68</text:p>
          </table:table-cell>
          <table:table-cell table:style-name="ce44" table:formula="of:=TEXT([.$A308];&quot;MMM&quot;)" office:value-type="string" office:string-value="Mar" calcext:value-type="string">
            <text:p>Mar</text:p>
          </table:table-cell>
          <table:table-cell table:style-name="ce44" table:formula="of:=DAY([.A308])" office:value-type="float" office:value="9" calcext:value-type="float">
            <text:p>9</text:p>
          </table:table-cell>
          <table:table-cell table:style-name="ce44" table:formula="of:=TEXT([.$A308];&quot;DDD&quot;)" office:value-type="string" office:string-value="Sun" calcext:value-type="string">
            <text:p>Sun</text:p>
          </table:table-cell>
          <table:table-cell table:style-name="ce50" table:formula="of:=AND(DATE(YEAR([.$A308]);3;1)-WEEKDAY(DATE(YEAR([.$A308]);3;1)-1)+14&lt;=[.$A308];[.$A308]&lt;DATE(YEAR([.$A308]);11;1)-WEEKDAY(DATE(YEAR([.$A308]);11;1)-1)+7)" office:value-type="boolean" office:boolean-value="true" calcext:value-type="boolean">
            <text:p>TRUE</text:p>
          </table:table-cell>
          <table:table-cell table:style-name="ce55" table:formula="of:=VLOOKUP([.$C308];[$Sun.$A$1:$Sun.$C$367];2)-IF([.$G308];0;TIME(1;0;0))" office:value-type="time" office:time-value="PT07H16M00S" calcext:value-type="time">
            <text:p>7:16:00</text:p>
          </table:table-cell>
          <table:table-cell table:style-name="ce55" table:formula="of:=VLOOKUP([.$C308];[$Sun.$A$1:$Sun.$C$367];3)-IF([.$G308];0;TIME(1;0;0))" office:value-type="time" office:time-value="PT18H56M00S" calcext:value-type="time">
            <text:p>18:56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08]" office:value-type="date" office:date-value="2025-03-09" calcext:value-type="date">
            <text:p>2025-03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8]);ISBLANK([.$P308]));&quot;None&quot;;CONCATENATE([.$O308];[.$P308];&quot;&quot;))" office:value-type="string" office:string-value="Specialx" calcext:value-type="string">
            <text:p>Specialx</text:p>
          </table:table-cell>
          <table:table-cell table:style-name="ce44" table:formula="of:=CONCATENATE(IF([.$P308]=&quot;t&quot;;&quot;[TBD: &quot;;&quot;&quot;);IF(ISBLANK([.$J308]);&quot;&quot;;[.$J308]); IF([.$P308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08]);&quot;&quot;;IF(ISBLANK([.$L308]);TEXT([.$K308];&quot;YYYY-MM-DD&quot;);TEXT([.$K308]+[.$L308];&quot;YYYY-MM-DDTHH:MM:SS&quot;)))" office:value-type="string" office:string-value="2025-03-09" calcext:value-type="string">
            <text:p>2025-03-09</text:p>
          </table:table-cell>
          <table:table-cell table:style-name="ce59" table:formula="of:=IF(ISBLANK([.$M308]);&quot;&quot;;IF(ISBLANK([.$N308]);TEXT([.$M308];&quot;YYYY-MM-DD&quot;);TEXT([.$M308]+[.$N30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5-03-13" calcext:value-type="date">
            <text:p>2025-03-13</text:p>
          </table:table-cell>
          <table:table-cell table:style-name="ce44" table:formula="of:=YEAR([.$A309])" office:value-type="float" office:value="2025" calcext:value-type="float">
            <text:p>2025</text:p>
          </table:table-cell>
          <table:table-cell table:style-name="ce44" table:formula="of:=[.$A309]-DATE(YEAR([.$A309]);1;0)" office:value-type="float" office:value="72" calcext:value-type="float">
            <text:p>72</text:p>
          </table:table-cell>
          <table:table-cell table:style-name="ce44" table:formula="of:=TEXT([.$A309];&quot;MMM&quot;)" office:value-type="string" office:string-value="Mar" calcext:value-type="string">
            <text:p>Mar</text:p>
          </table:table-cell>
          <table:table-cell table:style-name="ce44" table:formula="of:=DAY([.A309])" office:value-type="float" office:value="13" calcext:value-type="float">
            <text:p>13</text:p>
          </table:table-cell>
          <table:table-cell table:style-name="ce44" table:formula="of:=TEXT([.$A309];&quot;DDD&quot;)" office:value-type="string" office:string-value="Thu" calcext:value-type="string">
            <text:p>Thu</text:p>
          </table:table-cell>
          <table:table-cell table:style-name="ce50" table:formula="of:=AND(DATE(YEAR([.$A309]);3;1)-WEEKDAY(DATE(YEAR([.$A309]);3;1)-1)+14&lt;=[.$A309];[.$A309]&lt;DATE(YEAR([.$A309]);11;1)-WEEKDAY(DATE(YEAR([.$A309]);11;1)-1)+7)" office:value-type="boolean" office:boolean-value="true" calcext:value-type="boolean">
            <text:p>TRUE</text:p>
          </table:table-cell>
          <table:table-cell table:style-name="ce55" table:formula="of:=VLOOKUP([.$C309];[$Sun.$A$1:$Sun.$C$367];2)-IF([.$G309];0;TIME(1;0;0))" office:value-type="time" office:time-value="PT07H10M00S" calcext:value-type="time">
            <text:p>7:10:00</text:p>
          </table:table-cell>
          <table:table-cell table:style-name="ce55" table:formula="of:=VLOOKUP([.$C309];[$Sun.$A$1:$Sun.$C$367];3)-IF([.$G309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09]" office:value-type="date" office:date-value="2025-03-13" calcext:value-type="date">
            <text:p>2025-03-13</text:p>
          </table:table-cell>
          <table:table-cell table:style-name="ce55"/>
          <table:table-cell table:style-name="ce26" table:formula="of:=[.$K309]+2" office:value-type="date" office:date-value="2025-03-15" calcext:value-type="date">
            <text:p>2025-03-15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09]);ISBLANK([.$P309]));&quot;None&quot;;CONCATENATE([.$O309];[.$P309];&quot;&quot;))" office:value-type="string" office:string-value="Specialx" calcext:value-type="string">
            <text:p>Specialx</text:p>
          </table:table-cell>
          <table:table-cell table:style-name="ce44" table:formula="of:=CONCATENATE(IF([.$P309]=&quot;t&quot;;&quot;[TBD: &quot;;&quot;&quot;);IF(ISBLANK([.$J309]);&quot;&quot;;[.$J309]); IF([.$P309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09]);&quot;&quot;;IF(ISBLANK([.$L309]);TEXT([.$K309];&quot;YYYY-MM-DD&quot;);TEXT([.$K309]+[.$L309];&quot;YYYY-MM-DDTHH:MM:SS&quot;)))" office:value-type="string" office:string-value="2025-03-13" calcext:value-type="string">
            <text:p>2025-03-13</text:p>
          </table:table-cell>
          <table:table-cell table:style-name="ce59" table:formula="of:=IF(ISBLANK([.$M309]);&quot;&quot;;IF(ISBLANK([.$N309]);TEXT([.$M309];&quot;YYYY-MM-DD&quot;);TEXT([.$M309]+[.$N309];&quot;YYYY-MM-DDTHH:MM:SS&quot;)))" office:value-type="string" office:string-value="2025-03-15" calcext:value-type="string">
            <text:p>2025-03-15</text:p>
          </table:table-cell>
          <table:table-cell/>
        </table:table-row>
        <table:table-row table:style-name="ro2">
          <table:table-cell table:style-name="ce26" office:value-type="date" office:date-value="2025-03-29" calcext:value-type="date">
            <text:p>2025-03-29</text:p>
          </table:table-cell>
          <table:table-cell table:style-name="ce44" table:formula="of:=YEAR([.$A310])" office:value-type="float" office:value="2025" calcext:value-type="float">
            <text:p>2025</text:p>
          </table:table-cell>
          <table:table-cell table:style-name="ce44" table:formula="of:=[.$A310]-DATE(YEAR([.$A310]);1;0)" office:value-type="float" office:value="88" calcext:value-type="float">
            <text:p>88</text:p>
          </table:table-cell>
          <table:table-cell table:style-name="ce44" table:formula="of:=TEXT([.$A310];&quot;MMM&quot;)" office:value-type="string" office:string-value="Mar" calcext:value-type="string">
            <text:p>Mar</text:p>
          </table:table-cell>
          <table:table-cell table:style-name="ce44" table:formula="of:=DAY([.A310])" office:value-type="float" office:value="29" calcext:value-type="float">
            <text:p>29</text:p>
          </table:table-cell>
          <table:table-cell table:style-name="ce44" table:formula="of:=TEXT([.$A310];&quot;DDD&quot;)" office:value-type="string" office:string-value="Sat" calcext:value-type="string">
            <text:p>Sat</text:p>
          </table:table-cell>
          <table:table-cell table:style-name="ce50" table:formula="of:=AND(DATE(YEAR([.$A310]);3;1)-WEEKDAY(DATE(YEAR([.$A310]);3;1)-1)+14&lt;=[.$A310];[.$A310]&lt;DATE(YEAR([.$A310]);11;1)-WEEKDAY(DATE(YEAR([.$A310]);11;1)-1)+7)" office:value-type="boolean" office:boolean-value="true" calcext:value-type="boolean">
            <text:p>TRUE</text:p>
          </table:table-cell>
          <table:table-cell table:style-name="ce55" table:formula="of:=VLOOKUP([.$C310];[$Sun.$A$1:$Sun.$C$367];2)-IF([.$G310];0;TIME(1;0;0))" office:value-type="time" office:time-value="PT06H43M00S" calcext:value-type="time">
            <text:p>6:43:00</text:p>
          </table:table-cell>
          <table:table-cell table:style-name="ce55" table:formula="of:=VLOOKUP([.$C310];[$Sun.$A$1:$Sun.$C$367];3)-IF([.$G310];0;TIME(1;0;0))" office:value-type="time" office:time-value="PT19H17M00S" calcext:value-type="time">
            <text:p>19:17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10]" office:value-type="date" office:date-value="2025-03-29" calcext:value-type="date">
            <text:p>2025-03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0]);ISBLANK([.$P310]));&quot;None&quot;;CONCATENATE([.$O310];[.$P310];&quot;&quot;))" office:value-type="string" office:string-value="Specialx" calcext:value-type="string">
            <text:p>Specialx</text:p>
          </table:table-cell>
          <table:table-cell table:style-name="ce44" table:formula="of:=CONCATENATE(IF([.$P310]=&quot;t&quot;;&quot;[TBD: &quot;;&quot;&quot;);IF(ISBLANK([.$J310]);&quot;&quot;;[.$J310]); IF([.$P310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10]);&quot;&quot;;IF(ISBLANK([.$L310]);TEXT([.$K310];&quot;YYYY-MM-DD&quot;);TEXT([.$K310]+[.$L310];&quot;YYYY-MM-DDTHH:MM:SS&quot;)))" office:value-type="string" office:string-value="2025-03-29" calcext:value-type="string">
            <text:p>2025-03-29</text:p>
          </table:table-cell>
          <table:table-cell table:style-name="ce59" table:formula="of:=IF(ISBLANK([.$M310]);&quot;&quot;;IF(ISBLANK([.$N310]);TEXT([.$M310];&quot;YYYY-MM-DD&quot;);TEXT([.$M310]+[.$N310];&quot;YYYY-MM-DDTHH:MM:SS&quot;)))">
            <text:p/>
          </table:table-cell>
          <table:table-cell/>
        </table:table-row>
        <table:table-row table:style-name="ro2">
          <table:table-cell table:style-name="ce26" table:formula="of:=DATE([.$B311];6;1) - WEEKDAY(DATE([.$B311];6;1)-2)" office:value-type="date" office:date-value="2025-05-26" calcext:value-type="date">
            <text:p>2025-05-26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1]-DATE(YEAR([.$A311]);1;0)" office:value-type="float" office:value="146" calcext:value-type="float">
            <text:p>146</text:p>
          </table:table-cell>
          <table:table-cell table:style-name="ce44" table:formula="of:=TEXT([.$A311];&quot;MMM&quot;)" office:value-type="string" office:string-value="May" calcext:value-type="string">
            <text:p>May</text:p>
          </table:table-cell>
          <table:table-cell table:style-name="ce44" table:formula="of:=DAY([.A311])" office:value-type="float" office:value="26" calcext:value-type="float">
            <text:p>26</text:p>
          </table:table-cell>
          <table:table-cell table:style-name="ce44" table:formula="of:=TEXT([.$A311];&quot;DDD&quot;)" office:value-type="string" office:string-value="Mon" calcext:value-type="string">
            <text:p>Mon</text:p>
          </table:table-cell>
          <table:table-cell table:style-name="ce50" table:formula="of:=AND(DATE(YEAR([.$A311]);3;1)-WEEKDAY(DATE(YEAR([.$A311]);3;1)-1)+14&lt;=[.$A311];[.$A311]&lt;DATE(YEAR([.$A311]);11;1)-WEEKDAY(DATE(YEAR([.$A311]);11;1)-1)+7)" office:value-type="boolean" office:boolean-value="true" calcext:value-type="boolean">
            <text:p>TRUE</text:p>
          </table:table-cell>
          <table:table-cell table:style-name="ce55" table:formula="of:=VLOOKUP([.$C311];[$Sun.$A$1:$Sun.$C$367];2)-IF([.$G311];0;TIME(1;0;0))" office:value-type="time" office:time-value="PT05H29M00S" calcext:value-type="time">
            <text:p>5:29:00</text:p>
          </table:table-cell>
          <table:table-cell table:style-name="ce55" table:formula="of:=VLOOKUP([.$C311];[$Sun.$A$1:$Sun.$C$367];3)-IF([.$G311];0;TIME(1;0;0))" office:value-type="time" office:time-value="PT20H16M00S" calcext:value-type="time">
            <text:p>20:16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11]" office:value-type="date" office:date-value="2025-05-26" calcext:value-type="date">
            <text:p>2025-05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1]);ISBLANK([.$P311]));&quot;None&quot;;CONCATENATE([.$O311];[.$P311];&quot;&quot;))" office:value-type="string" office:string-value="Holidayx" calcext:value-type="string">
            <text:p>Holidayx</text:p>
          </table:table-cell>
          <table:table-cell table:style-name="ce44" table:formula="of:=CONCATENATE(IF([.$P311]=&quot;t&quot;;&quot;[TBD: &quot;;&quot;&quot;);IF(ISBLANK([.$J311]);&quot;&quot;;[.$J311]); IF([.$P31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11]);&quot;&quot;;IF(ISBLANK([.$L311]);TEXT([.$K311];&quot;YYYY-MM-DD&quot;);TEXT([.$K311]+[.$L311];&quot;YYYY-MM-DDTHH:MM:SS&quot;)))" office:value-type="string" office:string-value="2025-05-26" calcext:value-type="string">
            <text:p>2025-05-26</text:p>
          </table:table-cell>
          <table:table-cell table:style-name="ce59" table:formula="of:=IF(ISBLANK([.$M311]);&quot;&quot;;IF(ISBLANK([.$N311]);TEXT([.$M311];&quot;YYYY-MM-DD&quot;);TEXT([.$M311]+[.$N311];&quot;YYYY-MM-DDTHH:MM:SS&quot;)))">
            <text:p/>
          </table:table-cell>
          <table:table-cell/>
        </table:table-row>
        <table:table-row table:style-name="ro2">
          <table:table-cell table:style-name="ce26" table:formula="of:=DATE([.$B312];6;19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2]-DATE(YEAR([.$A312]);1;0)" office:value-type="float" office:value="170" calcext:value-type="float">
            <text:p>170</text:p>
          </table:table-cell>
          <table:table-cell table:style-name="ce44" table:formula="of:=TEXT([.$A312];&quot;MMM&quot;)" office:value-type="string" office:string-value="Jun" calcext:value-type="string">
            <text:p>Jun</text:p>
          </table:table-cell>
          <table:table-cell table:style-name="ce44" table:formula="of:=DAY([.A312])" office:value-type="float" office:value="19" calcext:value-type="float">
            <text:p>19</text:p>
          </table:table-cell>
          <table:table-cell table:style-name="ce44" table:formula="of:=TEXT([.$A312];&quot;DDD&quot;)" office:value-type="string" office:string-value="Thu" calcext:value-type="string">
            <text:p>Thu</text:p>
          </table:table-cell>
          <table:table-cell table:style-name="ce50" table:formula="of:=AND(DATE(YEAR([.$A312]);3;1)-WEEKDAY(DATE(YEAR([.$A312]);3;1)-1)+14&lt;=[.$A312];[.$A312]&lt;DATE(YEAR([.$A312]);11;1)-WEEKDAY(DATE(YEAR([.$A312]);11;1)-1)+7)" office:value-type="boolean" office:boolean-value="true" calcext:value-type="boolean">
            <text:p>TRUE</text:p>
          </table:table-cell>
          <table:table-cell table:style-name="ce55" table:formula="of:=VLOOKUP([.$C312];[$Sun.$A$1:$Sun.$C$367];2)-IF([.$G312];0;TIME(1;0;0))" office:value-type="time" office:time-value="PT05H24M00S" calcext:value-type="time">
            <text:p>5:24:00</text:p>
          </table:table-cell>
          <table:table-cell table:style-name="ce55" table:formula="of:=VLOOKUP([.$C312];[$Sun.$A$1:$Sun.$C$367];3)-IF([.$G31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12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2]);ISBLANK([.$P312]));&quot;None&quot;;CONCATENATE([.$O312];[.$P312];&quot;&quot;))" office:value-type="string" office:string-value="Holidayx" calcext:value-type="string">
            <text:p>Holidayx</text:p>
          </table:table-cell>
          <table:table-cell table:style-name="ce44" table:formula="of:=CONCATENATE(IF([.$P312]=&quot;t&quot;;&quot;[TBD: &quot;;&quot;&quot;);IF(ISBLANK([.$J312]);&quot;&quot;;[.$J312]); IF([.$P312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12]);&quot;&quot;;IF(ISBLANK([.$L312]);TEXT([.$K312];&quot;YYYY-MM-DD&quot;);TEXT([.$K312]+[.$L312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2]);&quot;&quot;;IF(ISBLANK([.$N312]);TEXT([.$M312];&quot;YYYY-MM-DD&quot;);TEXT([.$M312]+[.$N312];&quot;YYYY-MM-DDTHH:MM:SS&quot;)))">
            <text:p/>
          </table:table-cell>
          <table:table-cell/>
        </table:table-row>
        <table:table-row table:style-name="ro2">
          <table:table-cell table:style-name="ce26" table:formula="of:=DATE([.$B313];6;19)+CHOOSE(WEEKDAY(DATE([.$B313];6;19));1;0;0;0;0;0;-1)" office:value-type="date" office:date-value="2025-06-19" calcext:value-type="date">
            <text:p>2025-06-19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3]-DATE(YEAR([.$A313]);1;0)" office:value-type="float" office:value="170" calcext:value-type="float">
            <text:p>170</text:p>
          </table:table-cell>
          <table:table-cell table:style-name="ce44" table:formula="of:=TEXT([.$A313];&quot;MMM&quot;)" office:value-type="string" office:string-value="Jun" calcext:value-type="string">
            <text:p>Jun</text:p>
          </table:table-cell>
          <table:table-cell table:style-name="ce44" table:formula="of:=DAY([.A313])" office:value-type="float" office:value="19" calcext:value-type="float">
            <text:p>19</text:p>
          </table:table-cell>
          <table:table-cell table:style-name="ce44" table:formula="of:=TEXT([.$A313];&quot;DDD&quot;)" office:value-type="string" office:string-value="Thu" calcext:value-type="string">
            <text:p>Thu</text:p>
          </table:table-cell>
          <table:table-cell table:style-name="ce50" table:formula="of:=AND(DATE(YEAR([.$A313]);3;1)-WEEKDAY(DATE(YEAR([.$A313]);3;1)-1)+14&lt;=[.$A313];[.$A313]&lt;DATE(YEAR([.$A313]);11;1)-WEEKDAY(DATE(YEAR([.$A313]);11;1)-1)+7)" office:value-type="boolean" office:boolean-value="true" calcext:value-type="boolean">
            <text:p>TRUE</text:p>
          </table:table-cell>
          <table:table-cell table:style-name="ce55" table:formula="of:=VLOOKUP([.$C313];[$Sun.$A$1:$Sun.$C$367];2)-IF([.$G313];0;TIME(1;0;0))" office:value-type="time" office:time-value="PT05H24M00S" calcext:value-type="time">
            <text:p>5:24:00</text:p>
          </table:table-cell>
          <table:table-cell table:style-name="ce55" table:formula="of:=VLOOKUP([.$C313];[$Sun.$A$1:$Sun.$C$367];3)-IF([.$G31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13]" office:value-type="date" office:date-value="2025-06-19" calcext:value-type="date">
            <text:p>2025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3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3]);ISBLANK([.$P313]));&quot;None&quot;;CONCATENATE([.$O313];[.$P313];&quot;&quot;))" office:value-type="string" office:string-value="Holiday-" calcext:value-type="string">
            <text:p>Holiday-</text:p>
          </table:table-cell>
          <table:table-cell table:style-name="ce44" table:formula="of:=CONCATENATE(IF([.$P313]=&quot;t&quot;;&quot;[TBD: &quot;;&quot;&quot;);IF(ISBLANK([.$J313]);&quot;&quot;;[.$J313]); IF([.$P313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13]);&quot;&quot;;IF(ISBLANK([.$L313]);TEXT([.$K313];&quot;YYYY-MM-DD&quot;);TEXT([.$K313]+[.$L313];&quot;YYYY-MM-DDTHH:MM:SS&quot;)))" office:value-type="string" office:string-value="2025-06-19" calcext:value-type="string">
            <text:p>2025-06-19</text:p>
          </table:table-cell>
          <table:table-cell table:style-name="ce59" table:formula="of:=IF(ISBLANK([.$M313]);&quot;&quot;;IF(ISBLANK([.$N313]);TEXT([.$M313];&quot;YYYY-MM-DD&quot;);TEXT([.$M313]+[.$N313];&quot;YYYY-MM-DDTHH:MM:SS&quot;)))">
            <text:p/>
          </table:table-cell>
          <table:table-cell/>
        </table:table-row>
        <table:table-row table:style-name="ro2">
          <table:table-cell table:style-name="ce26" table:formula="of:=DATE([.$B314];7;4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4]-DATE(YEAR([.$A314]);1;0)" office:value-type="float" office:value="185" calcext:value-type="float">
            <text:p>185</text:p>
          </table:table-cell>
          <table:table-cell table:style-name="ce44" table:formula="of:=TEXT([.$A314];&quot;MMM&quot;)" office:value-type="string" office:string-value="Jul" calcext:value-type="string">
            <text:p>Jul</text:p>
          </table:table-cell>
          <table:table-cell table:style-name="ce44" table:formula="of:=DAY([.A314])" office:value-type="float" office:value="4" calcext:value-type="float">
            <text:p>4</text:p>
          </table:table-cell>
          <table:table-cell table:style-name="ce44" table:formula="of:=TEXT([.$A314];&quot;DDD&quot;)" office:value-type="string" office:string-value="Fri" calcext:value-type="string">
            <text:p>Fri</text:p>
          </table:table-cell>
          <table:table-cell table:style-name="ce50" table:formula="of:=AND(DATE(YEAR([.$A314]);3;1)-WEEKDAY(DATE(YEAR([.$A314]);3;1)-1)+14&lt;=[.$A314];[.$A314]&lt;DATE(YEAR([.$A314]);11;1)-WEEKDAY(DATE(YEAR([.$A314]);11;1)-1)+7)" office:value-type="boolean" office:boolean-value="true" calcext:value-type="boolean">
            <text:p>TRUE</text:p>
          </table:table-cell>
          <table:table-cell table:style-name="ce55" table:formula="of:=VLOOKUP([.$C314];[$Sun.$A$1:$Sun.$C$367];2)-IF([.$G314];0;TIME(1;0;0))" office:value-type="time" office:time-value="PT05H30M00S" calcext:value-type="time">
            <text:p>5:30:00</text:p>
          </table:table-cell>
          <table:table-cell table:style-name="ce55" table:formula="of:=VLOOKUP([.$C314];[$Sun.$A$1:$Sun.$C$367];3)-IF([.$G31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14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4]);ISBLANK([.$P314]));&quot;None&quot;;CONCATENATE([.$O314];[.$P314];&quot;&quot;))" office:value-type="string" office:string-value="Holidayx" calcext:value-type="string">
            <text:p>Holidayx</text:p>
          </table:table-cell>
          <table:table-cell table:style-name="ce44" table:formula="of:=CONCATENATE(IF([.$P314]=&quot;t&quot;;&quot;[TBD: &quot;;&quot;&quot;);IF(ISBLANK([.$J314]);&quot;&quot;;[.$J314]); IF([.$P31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14]);&quot;&quot;;IF(ISBLANK([.$L314]);TEXT([.$K314];&quot;YYYY-MM-DD&quot;);TEXT([.$K314]+[.$L314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4]);&quot;&quot;;IF(ISBLANK([.$N314]);TEXT([.$M314];&quot;YYYY-MM-DD&quot;);TEXT([.$M314]+[.$N314];&quot;YYYY-MM-DDTHH:MM:SS&quot;)))">
            <text:p/>
          </table:table-cell>
          <table:table-cell/>
        </table:table-row>
        <table:table-row table:style-name="ro2">
          <table:table-cell table:style-name="ce26" table:formula="of:=DATE([.$B315];7;4)+CHOOSE(WEEKDAY(DATE([.$B315];7;4));1;0;0;0;0;0;-1)" office:value-type="date" office:date-value="2025-07-04" calcext:value-type="date">
            <text:p>2025-07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5]-DATE(YEAR([.$A315]);1;0)" office:value-type="float" office:value="185" calcext:value-type="float">
            <text:p>185</text:p>
          </table:table-cell>
          <table:table-cell table:style-name="ce44" table:formula="of:=TEXT([.$A315];&quot;MMM&quot;)" office:value-type="string" office:string-value="Jul" calcext:value-type="string">
            <text:p>Jul</text:p>
          </table:table-cell>
          <table:table-cell table:style-name="ce44" table:formula="of:=DAY([.A315])" office:value-type="float" office:value="4" calcext:value-type="float">
            <text:p>4</text:p>
          </table:table-cell>
          <table:table-cell table:style-name="ce44" table:formula="of:=TEXT([.$A315];&quot;DDD&quot;)" office:value-type="string" office:string-value="Fri" calcext:value-type="string">
            <text:p>Fri</text:p>
          </table:table-cell>
          <table:table-cell table:style-name="ce50" table:formula="of:=AND(DATE(YEAR([.$A315]);3;1)-WEEKDAY(DATE(YEAR([.$A315]);3;1)-1)+14&lt;=[.$A315];[.$A315]&lt;DATE(YEAR([.$A315]);11;1)-WEEKDAY(DATE(YEAR([.$A315]);11;1)-1)+7)" office:value-type="boolean" office:boolean-value="true" calcext:value-type="boolean">
            <text:p>TRUE</text:p>
          </table:table-cell>
          <table:table-cell table:style-name="ce55" table:formula="of:=VLOOKUP([.$C315];[$Sun.$A$1:$Sun.$C$367];2)-IF([.$G315];0;TIME(1;0;0))" office:value-type="time" office:time-value="PT05H30M00S" calcext:value-type="time">
            <text:p>5:30:00</text:p>
          </table:table-cell>
          <table:table-cell table:style-name="ce55" table:formula="of:=VLOOKUP([.$C315];[$Sun.$A$1:$Sun.$C$367];3)-IF([.$G31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15]" office:value-type="date" office:date-value="2025-07-04" calcext:value-type="date">
            <text:p>2025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15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15]);ISBLANK([.$P315]));&quot;None&quot;;CONCATENATE([.$O315];[.$P315];&quot;&quot;))" office:value-type="string" office:string-value="Holiday-" calcext:value-type="string">
            <text:p>Holiday-</text:p>
          </table:table-cell>
          <table:table-cell table:style-name="ce44" table:formula="of:=CONCATENATE(IF([.$P315]=&quot;t&quot;;&quot;[TBD: &quot;;&quot;&quot;);IF(ISBLANK([.$J315]);&quot;&quot;;[.$J315]); IF([.$P31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15]);&quot;&quot;;IF(ISBLANK([.$L315]);TEXT([.$K315];&quot;YYYY-MM-DD&quot;);TEXT([.$K315]+[.$L315];&quot;YYYY-MM-DDTHH:MM:SS&quot;)))" office:value-type="string" office:string-value="2025-07-04" calcext:value-type="string">
            <text:p>2025-07-04</text:p>
          </table:table-cell>
          <table:table-cell table:style-name="ce59" table:formula="of:=IF(ISBLANK([.$M315]);&quot;&quot;;IF(ISBLANK([.$N315]);TEXT([.$M315];&quot;YYYY-MM-DD&quot;);TEXT([.$M315]+[.$N315];&quot;YYYY-MM-DDTHH:MM:SS&quot;)))">
            <text:p/>
          </table:table-cell>
          <table:table-cell/>
        </table:table-row>
        <table:table-row table:style-name="ro2">
          <table:table-cell table:style-name="ce26" table:formula="of:=DATE([.$B316];9;1)-WEEKDAY(DATE([.$B316];9;1)-2)+7" office:value-type="date" office:date-value="2025-09-01" calcext:value-type="date">
            <text:p>2025-09-0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6]-DATE(YEAR([.$A316]);1;0)" office:value-type="float" office:value="244" calcext:value-type="float">
            <text:p>244</text:p>
          </table:table-cell>
          <table:table-cell table:style-name="ce44" table:formula="of:=TEXT([.$A316];&quot;MMM&quot;)" office:value-type="string" office:string-value="Sep" calcext:value-type="string">
            <text:p>Sep</text:p>
          </table:table-cell>
          <table:table-cell table:style-name="ce44" table:formula="of:=DAY([.A316])" office:value-type="float" office:value="1" calcext:value-type="float">
            <text:p>1</text:p>
          </table:table-cell>
          <table:table-cell table:style-name="ce44" table:formula="of:=TEXT([.$A316];&quot;DDD&quot;)" office:value-type="string" office:string-value="Mon" calcext:value-type="string">
            <text:p>Mon</text:p>
          </table:table-cell>
          <table:table-cell table:style-name="ce50" table:formula="of:=AND(DATE(YEAR([.$A316]);3;1)-WEEKDAY(DATE(YEAR([.$A316]);3;1)-1)+14&lt;=[.$A316];[.$A316]&lt;DATE(YEAR([.$A316]);11;1)-WEEKDAY(DATE(YEAR([.$A316]);11;1)-1)+7)" office:value-type="boolean" office:boolean-value="true" calcext:value-type="boolean">
            <text:p>TRUE</text:p>
          </table:table-cell>
          <table:table-cell table:style-name="ce55" table:formula="of:=VLOOKUP([.$C316];[$Sun.$A$1:$Sun.$C$367];2)-IF([.$G316];0;TIME(1;0;0))" office:value-type="time" office:time-value="PT06H23M00S" calcext:value-type="time">
            <text:p>6:23:00</text:p>
          </table:table-cell>
          <table:table-cell table:style-name="ce55" table:formula="of:=VLOOKUP([.$C316];[$Sun.$A$1:$Sun.$C$367];3)-IF([.$G316];0;TIME(1;0;0))" office:value-type="time" office:time-value="PT19H28M00S" calcext:value-type="time">
            <text:p>19:2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16]" office:value-type="date" office:date-value="2025-09-01" calcext:value-type="date">
            <text:p>2025-09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6]);ISBLANK([.$P316]));&quot;None&quot;;CONCATENATE([.$O316];[.$P316];&quot;&quot;))" office:value-type="string" office:string-value="Holidayx" calcext:value-type="string">
            <text:p>Holidayx</text:p>
          </table:table-cell>
          <table:table-cell table:style-name="ce44" table:formula="of:=CONCATENATE(IF([.$P316]=&quot;t&quot;;&quot;[TBD: &quot;;&quot;&quot;);IF(ISBLANK([.$J316]);&quot;&quot;;[.$J316]); IF([.$P31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16]);&quot;&quot;;IF(ISBLANK([.$L316]);TEXT([.$K316];&quot;YYYY-MM-DD&quot;);TEXT([.$K316]+[.$L316];&quot;YYYY-MM-DDTHH:MM:SS&quot;)))" office:value-type="string" office:string-value="2025-09-01" calcext:value-type="string">
            <text:p>2025-09-01</text:p>
          </table:table-cell>
          <table:table-cell table:style-name="ce59" table:formula="of:=IF(ISBLANK([.$M316]);&quot;&quot;;IF(ISBLANK([.$N316]);TEXT([.$M316];&quot;YYYY-MM-DD&quot;);TEXT([.$M316]+[.$N316];&quot;YYYY-MM-DDTHH:MM:SS&quot;)))">
            <text:p/>
          </table:table-cell>
          <table:table-cell/>
        </table:table-row>
        <table:table-row table:style-name="ro2">
          <table:table-cell table:style-name="ce26" table:formula="of:=DATE([.$B317];10;1)-WEEKDAY(DATE([.$B317];10;1)-2)+14" office:value-type="date" office:date-value="2025-10-13" calcext:value-type="date">
            <text:p>2025-10-13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7]-DATE(YEAR([.$A317]);1;0)" office:value-type="float" office:value="286" calcext:value-type="float">
            <text:p>286</text:p>
          </table:table-cell>
          <table:table-cell table:style-name="ce44" table:formula="of:=TEXT([.$A317];&quot;MMM&quot;)" office:value-type="string" office:string-value="Oct" calcext:value-type="string">
            <text:p>Oct</text:p>
          </table:table-cell>
          <table:table-cell table:style-name="ce44" table:formula="of:=DAY([.A317])" office:value-type="float" office:value="13" calcext:value-type="float">
            <text:p>13</text:p>
          </table:table-cell>
          <table:table-cell table:style-name="ce44" table:formula="of:=TEXT([.$A317];&quot;DDD&quot;)" office:value-type="string" office:string-value="Mon" calcext:value-type="string">
            <text:p>Mon</text:p>
          </table:table-cell>
          <table:table-cell table:style-name="ce50" table:formula="of:=AND(DATE(YEAR([.$A317]);3;1)-WEEKDAY(DATE(YEAR([.$A317]);3;1)-1)+14&lt;=[.$A317];[.$A317]&lt;DATE(YEAR([.$A317]);11;1)-WEEKDAY(DATE(YEAR([.$A317]);11;1)-1)+7)" office:value-type="boolean" office:boolean-value="true" calcext:value-type="boolean">
            <text:p>TRUE</text:p>
          </table:table-cell>
          <table:table-cell table:style-name="ce55" table:formula="of:=VLOOKUP([.$C317];[$Sun.$A$1:$Sun.$C$367];2)-IF([.$G317];0;TIME(1;0;0))" office:value-type="time" office:time-value="PT07H05M00S" calcext:value-type="time">
            <text:p>7:05:00</text:p>
          </table:table-cell>
          <table:table-cell table:style-name="ce55" table:formula="of:=VLOOKUP([.$C317];[$Sun.$A$1:$Sun.$C$367];3)-IF([.$G317];0;TIME(1;0;0))" office:value-type="time" office:time-value="PT18H18M00S" calcext:value-type="time">
            <text:p>18:18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17]" office:value-type="date" office:date-value="2025-10-13" calcext:value-type="date">
            <text:p>2025-10-1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7]);ISBLANK([.$P317]));&quot;None&quot;;CONCATENATE([.$O317];[.$P317];&quot;&quot;))" office:value-type="string" office:string-value="Holidayx" calcext:value-type="string">
            <text:p>Holidayx</text:p>
          </table:table-cell>
          <table:table-cell table:style-name="ce44" table:formula="of:=CONCATENATE(IF([.$P317]=&quot;t&quot;;&quot;[TBD: &quot;;&quot;&quot;);IF(ISBLANK([.$J317]);&quot;&quot;;[.$J317]); IF([.$P31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17]);&quot;&quot;;IF(ISBLANK([.$L317]);TEXT([.$K317];&quot;YYYY-MM-DD&quot;);TEXT([.$K317]+[.$L317];&quot;YYYY-MM-DDTHH:MM:SS&quot;)))" office:value-type="string" office:string-value="2025-10-13" calcext:value-type="string">
            <text:p>2025-10-13</text:p>
          </table:table-cell>
          <table:table-cell table:style-name="ce59" table:formula="of:=IF(ISBLANK([.$M317]);&quot;&quot;;IF(ISBLANK([.$N317]);TEXT([.$M317];&quot;YYYY-MM-DD&quot;);TEXT([.$M317]+[.$N317];&quot;YYYY-MM-DDTHH:MM:SS&quot;)))">
            <text:p/>
          </table:table-cell>
          <table:table-cell/>
        </table:table-row>
        <table:table-row table:style-name="ro2">
          <table:table-cell table:style-name="ce26" table:formula="of:=DATE([.$B318];11;1)-WEEKDAY(DATE([.$B318];11;1)-1)+7" office:value-type="date" office:date-value="2025-11-02" calcext:value-type="date">
            <text:p>2025-11-02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8]-DATE(YEAR([.$A318]);1;0)" office:value-type="float" office:value="306" calcext:value-type="float">
            <text:p>306</text:p>
          </table:table-cell>
          <table:table-cell table:style-name="ce44" table:formula="of:=TEXT([.$A318];&quot;MMM&quot;)" office:value-type="string" office:string-value="Nov" calcext:value-type="string">
            <text:p>Nov</text:p>
          </table:table-cell>
          <table:table-cell table:style-name="ce44" table:formula="of:=DAY([.A318])" office:value-type="float" office:value="2" calcext:value-type="float">
            <text:p>2</text:p>
          </table:table-cell>
          <table:table-cell table:style-name="ce44" table:formula="of:=TEXT([.$A318];&quot;DDD&quot;)" office:value-type="string" office:string-value="Sun" calcext:value-type="string">
            <text:p>Sun</text:p>
          </table:table-cell>
          <table:table-cell table:style-name="ce50" table:formula="of:=AND(DATE(YEAR([.$A318]);3;1)-WEEKDAY(DATE(YEAR([.$A318]);3;1)-1)+14&lt;=[.$A318];[.$A318]&lt;DATE(YEAR([.$A318]);11;1)-WEEKDAY(DATE(YEAR([.$A318]);11;1)-1)+7)" office:value-type="boolean" office:boolean-value="false" calcext:value-type="boolean">
            <text:p>FALSE</text:p>
          </table:table-cell>
          <table:table-cell table:style-name="ce55" table:formula="of:=VLOOKUP([.$C318];[$Sun.$A$1:$Sun.$C$367];2)-IF([.$G318];0;TIME(1;0;0))" office:value-type="time" office:time-value="PT06H27M00S" calcext:value-type="time">
            <text:p>6:27:00</text:p>
          </table:table-cell>
          <table:table-cell table:style-name="ce55" table:formula="of:=VLOOKUP([.$C318];[$Sun.$A$1:$Sun.$C$367];3)-IF([.$G318];0;TIME(1;0;0))" office:value-type="time" office:time-value="PT16H51M00S" calcext:value-type="time">
            <text:p>16:51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18]" office:value-type="date" office:date-value="2025-11-02" calcext:value-type="date">
            <text:p>2025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8]);ISBLANK([.$P318]));&quot;None&quot;;CONCATENATE([.$O318];[.$P318];&quot;&quot;))" office:value-type="string" office:string-value="Specialx" calcext:value-type="string">
            <text:p>Specialx</text:p>
          </table:table-cell>
          <table:table-cell table:style-name="ce44" table:formula="of:=CONCATENATE(IF([.$P318]=&quot;t&quot;;&quot;[TBD: &quot;;&quot;&quot;);IF(ISBLANK([.$J318]);&quot;&quot;;[.$J318]); IF([.$P318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18]);&quot;&quot;;IF(ISBLANK([.$L318]);TEXT([.$K318];&quot;YYYY-MM-DD&quot;);TEXT([.$K318]+[.$L318];&quot;YYYY-MM-DDTHH:MM:SS&quot;)))" office:value-type="string" office:string-value="2025-11-02" calcext:value-type="string">
            <text:p>2025-11-02</text:p>
          </table:table-cell>
          <table:table-cell table:style-name="ce59" table:formula="of:=IF(ISBLANK([.$M318]);&quot;&quot;;IF(ISBLANK([.$N318]);TEXT([.$M318];&quot;YYYY-MM-DD&quot;);TEXT([.$M318]+[.$N318];&quot;YYYY-MM-DDTHH:MM:SS&quot;)))">
            <text:p/>
          </table:table-cell>
          <table:table-cell/>
        </table:table-row>
        <table:table-row table:style-name="ro2">
          <table:table-cell table:style-name="ce26" table:formula="of:=DATE([.$B319];11;1)-WEEKDAY(DATE([.$B319];11;1)-2)+7+1" office:value-type="date" office:date-value="2025-11-04" calcext:value-type="date">
            <text:p>2025-11-04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19]-DATE(YEAR([.$A319]);1;0)" office:value-type="float" office:value="308" calcext:value-type="float">
            <text:p>308</text:p>
          </table:table-cell>
          <table:table-cell table:style-name="ce44" table:formula="of:=TEXT([.$A319];&quot;MMM&quot;)" office:value-type="string" office:string-value="Nov" calcext:value-type="string">
            <text:p>Nov</text:p>
          </table:table-cell>
          <table:table-cell table:style-name="ce44" table:formula="of:=DAY([.A319])" office:value-type="float" office:value="4" calcext:value-type="float">
            <text:p>4</text:p>
          </table:table-cell>
          <table:table-cell table:style-name="ce44" table:formula="of:=TEXT([.$A319];&quot;DDD&quot;)" office:value-type="string" office:string-value="Tue" calcext:value-type="string">
            <text:p>Tue</text:p>
          </table:table-cell>
          <table:table-cell table:style-name="ce50" table:formula="of:=AND(DATE(YEAR([.$A319]);3;1)-WEEKDAY(DATE(YEAR([.$A319]);3;1)-1)+14&lt;=[.$A319];[.$A319]&lt;DATE(YEAR([.$A319]);11;1)-WEEKDAY(DATE(YEAR([.$A319]);11;1)-1)+7)" office:value-type="boolean" office:boolean-value="false" calcext:value-type="boolean">
            <text:p>FALSE</text:p>
          </table:table-cell>
          <table:table-cell table:style-name="ce55" table:formula="of:=VLOOKUP([.$C319];[$Sun.$A$1:$Sun.$C$367];2)-IF([.$G319];0;TIME(1;0;0))" office:value-type="time" office:time-value="PT06H30M00S" calcext:value-type="time">
            <text:p>6:30:00</text:p>
          </table:table-cell>
          <table:table-cell table:style-name="ce55" table:formula="of:=VLOOKUP([.$C319];[$Sun.$A$1:$Sun.$C$367];3)-IF([.$G319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19]" office:value-type="date" office:date-value="2025-11-04" calcext:value-type="date">
            <text:p>2025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19]);ISBLANK([.$P319]));&quot;None&quot;;CONCATENATE([.$O319];[.$P319];&quot;&quot;))" office:value-type="string" office:string-value="Holidayx" calcext:value-type="string">
            <text:p>Holidayx</text:p>
          </table:table-cell>
          <table:table-cell table:style-name="ce44" table:formula="of:=CONCATENATE(IF([.$P319]=&quot;t&quot;;&quot;[TBD: &quot;;&quot;&quot;);IF(ISBLANK([.$J319]);&quot;&quot;;[.$J319]); IF([.$P319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19]);&quot;&quot;;IF(ISBLANK([.$L319]);TEXT([.$K319];&quot;YYYY-MM-DD&quot;);TEXT([.$K319]+[.$L319];&quot;YYYY-MM-DDTHH:MM:SS&quot;)))" office:value-type="string" office:string-value="2025-11-04" calcext:value-type="string">
            <text:p>2025-11-04</text:p>
          </table:table-cell>
          <table:table-cell table:style-name="ce59" table:formula="of:=IF(ISBLANK([.$M319]);&quot;&quot;;IF(ISBLANK([.$N319]);TEXT([.$M319];&quot;YYYY-MM-DD&quot;);TEXT([.$M319]+[.$N319];&quot;YYYY-MM-DDTHH:MM:SS&quot;)))">
            <text:p/>
          </table:table-cell>
          <table:table-cell/>
        </table:table-row>
        <table:table-row table:style-name="ro2">
          <table:table-cell table:style-name="ce26" table:formula="of:=DATE([.$B320];11;1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0]-DATE(YEAR([.$A320]);1;0)" office:value-type="float" office:value="315" calcext:value-type="float">
            <text:p>315</text:p>
          </table:table-cell>
          <table:table-cell table:style-name="ce44" table:formula="of:=TEXT([.$A320];&quot;MMM&quot;)" office:value-type="string" office:string-value="Nov" calcext:value-type="string">
            <text:p>Nov</text:p>
          </table:table-cell>
          <table:table-cell table:style-name="ce44" table:formula="of:=DAY([.A320])" office:value-type="float" office:value="11" calcext:value-type="float">
            <text:p>11</text:p>
          </table:table-cell>
          <table:table-cell table:style-name="ce44" table:formula="of:=TEXT([.$A320];&quot;DDD&quot;)" office:value-type="string" office:string-value="Tue" calcext:value-type="string">
            <text:p>Tue</text:p>
          </table:table-cell>
          <table:table-cell table:style-name="ce50" table:formula="of:=AND(DATE(YEAR([.$A320]);3;1)-WEEKDAY(DATE(YEAR([.$A320]);3;1)-1)+14&lt;=[.$A320];[.$A320]&lt;DATE(YEAR([.$A320]);11;1)-WEEKDAY(DATE(YEAR([.$A320]);11;1)-1)+7)" office:value-type="boolean" office:boolean-value="false" calcext:value-type="boolean">
            <text:p>FALSE</text:p>
          </table:table-cell>
          <table:table-cell table:style-name="ce55" table:formula="of:=VLOOKUP([.$C320];[$Sun.$A$1:$Sun.$C$367];2)-IF([.$G320];0;TIME(1;0;0))" office:value-type="time" office:time-value="PT06H38M00S" calcext:value-type="time">
            <text:p>6:38:00</text:p>
          </table:table-cell>
          <table:table-cell table:style-name="ce55" table:formula="of:=VLOOKUP([.$C320];[$Sun.$A$1:$Sun.$C$367];3)-IF([.$G32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20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0]);ISBLANK([.$P320]));&quot;None&quot;;CONCATENATE([.$O320];[.$P320];&quot;&quot;))" office:value-type="string" office:string-value="Holidayx" calcext:value-type="string">
            <text:p>Holidayx</text:p>
          </table:table-cell>
          <table:table-cell table:style-name="ce44" table:formula="of:=CONCATENATE(IF([.$P320]=&quot;t&quot;;&quot;[TBD: &quot;;&quot;&quot;);IF(ISBLANK([.$J320]);&quot;&quot;;[.$J320]); IF([.$P32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20]);&quot;&quot;;IF(ISBLANK([.$L320]);TEXT([.$K320];&quot;YYYY-MM-DD&quot;);TEXT([.$K320]+[.$L320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20]);&quot;&quot;;IF(ISBLANK([.$N320]);TEXT([.$M320];&quot;YYYY-MM-DD&quot;);TEXT([.$M320]+[.$N320];&quot;YYYY-MM-DDTHH:MM:SS&quot;)))">
            <text:p/>
          </table:table-cell>
          <table:table-cell/>
        </table:table-row>
        <table:table-row table:style-name="ro2">
          <table:table-cell table:style-name="ce26" table:formula="of:=DATE([.$B321];11;11)+CHOOSE(WEEKDAY(DATE([.$B321];11;11));1;0;0;0;0;0;-1)" office:value-type="date" office:date-value="2025-11-11" calcext:value-type="date">
            <text:p>2025-11-11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1]-DATE(YEAR([.$A321]);1;0)" office:value-type="float" office:value="315" calcext:value-type="float">
            <text:p>315</text:p>
          </table:table-cell>
          <table:table-cell table:style-name="ce44" table:formula="of:=TEXT([.$A321];&quot;MMM&quot;)" office:value-type="string" office:string-value="Nov" calcext:value-type="string">
            <text:p>Nov</text:p>
          </table:table-cell>
          <table:table-cell table:style-name="ce44" table:formula="of:=DAY([.A321])" office:value-type="float" office:value="11" calcext:value-type="float">
            <text:p>11</text:p>
          </table:table-cell>
          <table:table-cell table:style-name="ce44" table:formula="of:=TEXT([.$A321];&quot;DDD&quot;)" office:value-type="string" office:string-value="Tue" calcext:value-type="string">
            <text:p>Tue</text:p>
          </table:table-cell>
          <table:table-cell table:style-name="ce50" table:formula="of:=AND(DATE(YEAR([.$A321]);3;1)-WEEKDAY(DATE(YEAR([.$A321]);3;1)-1)+14&lt;=[.$A321];[.$A321]&lt;DATE(YEAR([.$A321]);11;1)-WEEKDAY(DATE(YEAR([.$A321]);11;1)-1)+7)" office:value-type="boolean" office:boolean-value="false" calcext:value-type="boolean">
            <text:p>FALSE</text:p>
          </table:table-cell>
          <table:table-cell table:style-name="ce55" table:formula="of:=VLOOKUP([.$C321];[$Sun.$A$1:$Sun.$C$367];2)-IF([.$G321];0;TIME(1;0;0))" office:value-type="time" office:time-value="PT06H38M00S" calcext:value-type="time">
            <text:p>6:38:00</text:p>
          </table:table-cell>
          <table:table-cell table:style-name="ce55" table:formula="of:=VLOOKUP([.$C321];[$Sun.$A$1:$Sun.$C$367];3)-IF([.$G32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21]" office:value-type="date" office:date-value="2025-11-11" calcext:value-type="date">
            <text:p>2025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1]);ISBLANK([.$P321]));&quot;None&quot;;CONCATENATE([.$O321];[.$P321];&quot;&quot;))" office:value-type="string" office:string-value="Holiday-" calcext:value-type="string">
            <text:p>Holiday-</text:p>
          </table:table-cell>
          <table:table-cell table:style-name="ce44" table:formula="of:=CONCATENATE(IF([.$P321]=&quot;t&quot;;&quot;[TBD: &quot;;&quot;&quot;);IF(ISBLANK([.$J321]);&quot;&quot;;[.$J321]); IF([.$P32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21]);&quot;&quot;;IF(ISBLANK([.$L321]);TEXT([.$K321];&quot;YYYY-MM-DD&quot;);TEXT([.$K321]+[.$L321];&quot;YYYY-MM-DDTHH:MM:SS&quot;)))" office:value-type="string" office:string-value="2025-11-11" calcext:value-type="string">
            <text:p>2025-11-11</text:p>
          </table:table-cell>
          <table:table-cell table:style-name="ce59" table:formula="of:=IF(ISBLANK([.$M321]);&quot;&quot;;IF(ISBLANK([.$N321]);TEXT([.$M321];&quot;YYYY-MM-DD&quot;);TEXT([.$M321]+[.$N321];&quot;YYYY-MM-DDTHH:MM:SS&quot;)))">
            <text:p/>
          </table:table-cell>
          <table:table-cell/>
        </table:table-row>
        <table:table-row table:style-name="ro2">
          <table:table-cell table:style-name="ce26" table:formula="of:=DATE([.$B322];11;1)-WEEKDAY(DATE([.$B322];11;1)-5)+28" office:value-type="date" office:date-value="2025-11-27" calcext:value-type="date">
            <text:p>2025-11-27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2]-DATE(YEAR([.$A322]);1;0)" office:value-type="float" office:value="331" calcext:value-type="float">
            <text:p>331</text:p>
          </table:table-cell>
          <table:table-cell table:style-name="ce44" table:formula="of:=TEXT([.$A322];&quot;MMM&quot;)" office:value-type="string" office:string-value="Nov" calcext:value-type="string">
            <text:p>Nov</text:p>
          </table:table-cell>
          <table:table-cell table:style-name="ce44" table:formula="of:=DAY([.A322])" office:value-type="float" office:value="27" calcext:value-type="float">
            <text:p>27</text:p>
          </table:table-cell>
          <table:table-cell table:style-name="ce44" table:formula="of:=TEXT([.$A322];&quot;DDD&quot;)" office:value-type="string" office:string-value="Thu" calcext:value-type="string">
            <text:p>Thu</text:p>
          </table:table-cell>
          <table:table-cell table:style-name="ce50" table:formula="of:=AND(DATE(YEAR([.$A322]);3;1)-WEEKDAY(DATE(YEAR([.$A322]);3;1)-1)+14&lt;=[.$A322];[.$A322]&lt;DATE(YEAR([.$A322]);11;1)-WEEKDAY(DATE(YEAR([.$A322]);11;1)-1)+7)" office:value-type="boolean" office:boolean-value="false" calcext:value-type="boolean">
            <text:p>FALSE</text:p>
          </table:table-cell>
          <table:table-cell table:style-name="ce55" table:formula="of:=VLOOKUP([.$C322];[$Sun.$A$1:$Sun.$C$367];2)-IF([.$G322];0;TIME(1;0;0))" office:value-type="time" office:time-value="PT06H56M00S" calcext:value-type="time">
            <text:p>6:56:00</text:p>
          </table:table-cell>
          <table:table-cell table:style-name="ce55" table:formula="of:=VLOOKUP([.$C322];[$Sun.$A$1:$Sun.$C$367];3)-IF([.$G322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22]" office:value-type="date" office:date-value="2025-11-27" calcext:value-type="date">
            <text:p>2025-11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2]);ISBLANK([.$P322]));&quot;None&quot;;CONCATENATE([.$O322];[.$P322];&quot;&quot;))" office:value-type="string" office:string-value="Holidayx" calcext:value-type="string">
            <text:p>Holidayx</text:p>
          </table:table-cell>
          <table:table-cell table:style-name="ce44" table:formula="of:=CONCATENATE(IF([.$P322]=&quot;t&quot;;&quot;[TBD: &quot;;&quot;&quot;);IF(ISBLANK([.$J322]);&quot;&quot;;[.$J322]); IF([.$P32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22]);&quot;&quot;;IF(ISBLANK([.$L322]);TEXT([.$K322];&quot;YYYY-MM-DD&quot;);TEXT([.$K322]+[.$L322];&quot;YYYY-MM-DDTHH:MM:SS&quot;)))" office:value-type="string" office:string-value="2025-11-27" calcext:value-type="string">
            <text:p>2025-11-27</text:p>
          </table:table-cell>
          <table:table-cell table:style-name="ce59" table:formula="of:=IF(ISBLANK([.$M322]);&quot;&quot;;IF(ISBLANK([.$N322]);TEXT([.$M322];&quot;YYYY-MM-DD&quot;);TEXT([.$M322]+[.$N322];&quot;YYYY-MM-DDTHH:MM:SS&quot;)))">
            <text:p/>
          </table:table-cell>
          <table:table-cell/>
        </table:table-row>
        <table:table-row table:style-name="ro2">
          <table:table-cell table:style-name="ce26" table:formula="of:=DATE([.$B323];12;25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3]-DATE(YEAR([.$A323]);1;0)" office:value-type="float" office:value="359" calcext:value-type="float">
            <text:p>359</text:p>
          </table:table-cell>
          <table:table-cell table:style-name="ce44" table:formula="of:=TEXT([.$A323];&quot;MMM&quot;)" office:value-type="string" office:string-value="Dec" calcext:value-type="string">
            <text:p>Dec</text:p>
          </table:table-cell>
          <table:table-cell table:style-name="ce44" table:formula="of:=DAY([.A323])" office:value-type="float" office:value="25" calcext:value-type="float">
            <text:p>25</text:p>
          </table:table-cell>
          <table:table-cell table:style-name="ce44" table:formula="of:=TEXT([.$A323];&quot;DDD&quot;)" office:value-type="string" office:string-value="Thu" calcext:value-type="string">
            <text:p>Thu</text:p>
          </table:table-cell>
          <table:table-cell table:style-name="ce50" table:formula="of:=AND(DATE(YEAR([.$A323]);3;1)-WEEKDAY(DATE(YEAR([.$A323]);3;1)-1)+14&lt;=[.$A323];[.$A323]&lt;DATE(YEAR([.$A323]);11;1)-WEEKDAY(DATE(YEAR([.$A323]);11;1)-1)+7)" office:value-type="boolean" office:boolean-value="false" calcext:value-type="boolean">
            <text:p>FALSE</text:p>
          </table:table-cell>
          <table:table-cell table:style-name="ce55" table:formula="of:=VLOOKUP([.$C323];[$Sun.$A$1:$Sun.$C$367];2)-IF([.$G323];0;TIME(1;0;0))" office:value-type="time" office:time-value="PT07H18M00S" calcext:value-type="time">
            <text:p>7:18:00</text:p>
          </table:table-cell>
          <table:table-cell table:style-name="ce55" table:formula="of:=VLOOKUP([.$C323];[$Sun.$A$1:$Sun.$C$367];3)-IF([.$G323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23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3]);ISBLANK([.$P323]));&quot;None&quot;;CONCATENATE([.$O323];[.$P323];&quot;&quot;))" office:value-type="string" office:string-value="Holidayx" calcext:value-type="string">
            <text:p>Holidayx</text:p>
          </table:table-cell>
          <table:table-cell table:style-name="ce44" table:formula="of:=CONCATENATE(IF([.$P323]=&quot;t&quot;;&quot;[TBD: &quot;;&quot;&quot;);IF(ISBLANK([.$J323]);&quot;&quot;;[.$J323]); IF([.$P323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23]);&quot;&quot;;IF(ISBLANK([.$L323]);TEXT([.$K323];&quot;YYYY-MM-DD&quot;);TEXT([.$K323]+[.$L323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3]);&quot;&quot;;IF(ISBLANK([.$N323]);TEXT([.$M323];&quot;YYYY-MM-DD&quot;);TEXT([.$M323]+[.$N323];&quot;YYYY-MM-DDTHH:MM:SS&quot;)))">
            <text:p/>
          </table:table-cell>
          <table:table-cell/>
        </table:table-row>
        <table:table-row table:style-name="ro2">
          <table:table-cell table:style-name="ce26" table:formula="of:=DATE([.$B324];12;25)+CHOOSE(WEEKDAY(DATE([.$B324];12;25));1;0;0;0;0;0;-1)" office:value-type="date" office:date-value="2025-12-25" calcext:value-type="date">
            <text:p>2025-12-25</text:p>
          </table:table-cell>
          <table:table-cell table:style-name="ce44" office:value-type="float" office:value="2025" calcext:value-type="float">
            <text:p>2025</text:p>
          </table:table-cell>
          <table:table-cell table:style-name="ce44" table:formula="of:=[.$A324]-DATE(YEAR([.$A324]);1;0)" office:value-type="float" office:value="359" calcext:value-type="float">
            <text:p>359</text:p>
          </table:table-cell>
          <table:table-cell table:style-name="ce44" table:formula="of:=TEXT([.$A324];&quot;MMM&quot;)" office:value-type="string" office:string-value="Dec" calcext:value-type="string">
            <text:p>Dec</text:p>
          </table:table-cell>
          <table:table-cell table:style-name="ce44" table:formula="of:=DAY([.A324])" office:value-type="float" office:value="25" calcext:value-type="float">
            <text:p>25</text:p>
          </table:table-cell>
          <table:table-cell table:style-name="ce44" table:formula="of:=TEXT([.$A324];&quot;DDD&quot;)" office:value-type="string" office:string-value="Thu" calcext:value-type="string">
            <text:p>Thu</text:p>
          </table:table-cell>
          <table:table-cell table:style-name="ce50" table:formula="of:=AND(DATE(YEAR([.$A324]);3;1)-WEEKDAY(DATE(YEAR([.$A324]);3;1)-1)+14&lt;=[.$A324];[.$A324]&lt;DATE(YEAR([.$A324]);11;1)-WEEKDAY(DATE(YEAR([.$A324]);11;1)-1)+7)" office:value-type="boolean" office:boolean-value="false" calcext:value-type="boolean">
            <text:p>FALSE</text:p>
          </table:table-cell>
          <table:table-cell table:style-name="ce55" table:formula="of:=VLOOKUP([.$C324];[$Sun.$A$1:$Sun.$C$367];2)-IF([.$G324];0;TIME(1;0;0))" office:value-type="time" office:time-value="PT07H18M00S" calcext:value-type="time">
            <text:p>7:18:00</text:p>
          </table:table-cell>
          <table:table-cell table:style-name="ce55" table:formula="of:=VLOOKUP([.$C324];[$Sun.$A$1:$Sun.$C$367];3)-IF([.$G32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24]" office:value-type="date" office:date-value="2025-12-25" calcext:value-type="date">
            <text:p>2025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4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4]);ISBLANK([.$P324]));&quot;None&quot;;CONCATENATE([.$O324];[.$P324];&quot;&quot;))" office:value-type="string" office:string-value="Holiday-" calcext:value-type="string">
            <text:p>Holiday-</text:p>
          </table:table-cell>
          <table:table-cell table:style-name="ce44" table:formula="of:=CONCATENATE(IF([.$P324]=&quot;t&quot;;&quot;[TBD: &quot;;&quot;&quot;);IF(ISBLANK([.$J324]);&quot;&quot;;[.$J324]); IF([.$P324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24]);&quot;&quot;;IF(ISBLANK([.$L324]);TEXT([.$K324];&quot;YYYY-MM-DD&quot;);TEXT([.$K324]+[.$L324];&quot;YYYY-MM-DDTHH:MM:SS&quot;)))" office:value-type="string" office:string-value="2025-12-25" calcext:value-type="string">
            <text:p>2025-12-25</text:p>
          </table:table-cell>
          <table:table-cell table:style-name="ce59" table:formula="of:=IF(ISBLANK([.$M324]);&quot;&quot;;IF(ISBLANK([.$N324]);TEXT([.$M324];&quot;YYYY-MM-DD&quot;);TEXT([.$M324]+[.$N324];&quot;YYYY-MM-DDTHH:MM:SS&quot;)))">
            <text:p/>
          </table:table-cell>
          <table:table-cell/>
        </table:table-row>
        <table:table-row table:style-name="ro2">
          <table:table-cell table:style-name="ce26" table:formula="of:=DATE([.$B325];1;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5]-DATE(YEAR([.$A325]);1;0)" office:value-type="float" office:value="1" calcext:value-type="float">
            <text:p>1</text:p>
          </table:table-cell>
          <table:table-cell table:style-name="ce44" table:formula="of:=TEXT([.$A325];&quot;MMM&quot;)" office:value-type="string" office:string-value="Jan" calcext:value-type="string">
            <text:p>Jan</text:p>
          </table:table-cell>
          <table:table-cell table:style-name="ce44" table:formula="of:=DAY([.A325])" office:value-type="float" office:value="1" calcext:value-type="float">
            <text:p>1</text:p>
          </table:table-cell>
          <table:table-cell table:style-name="ce44" table:formula="of:=TEXT([.$A325];&quot;DDD&quot;)" office:value-type="string" office:string-value="Thu" calcext:value-type="string">
            <text:p>Thu</text:p>
          </table:table-cell>
          <table:table-cell table:style-name="ce50" table:formula="of:=AND(DATE(YEAR([.$A325]);3;1)-WEEKDAY(DATE(YEAR([.$A325]);3;1)-1)+14&lt;=[.$A325];[.$A325]&lt;DATE(YEAR([.$A325]);11;1)-WEEKDAY(DATE(YEAR([.$A325]);11;1)-1)+7)" office:value-type="boolean" office:boolean-value="false" calcext:value-type="boolean">
            <text:p>FALSE</text:p>
          </table:table-cell>
          <table:table-cell table:style-name="ce55" table:formula="of:=VLOOKUP([.$C325];[$Sun.$A$1:$Sun.$C$367];2)-IF([.$G325];0;TIME(1;0;0))" office:value-type="time" office:time-value="PT07H19M00S" calcext:value-type="time">
            <text:p>7:19:00</text:p>
          </table:table-cell>
          <table:table-cell table:style-name="ce55" table:formula="of:=VLOOKUP([.$C325];[$Sun.$A$1:$Sun.$C$367];3)-IF([.$G325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25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5]);ISBLANK([.$P325]));&quot;None&quot;;CONCATENATE([.$O325];[.$P325];&quot;&quot;))" office:value-type="string" office:string-value="Holidayx" calcext:value-type="string">
            <text:p>Holidayx</text:p>
          </table:table-cell>
          <table:table-cell table:style-name="ce44" table:formula="of:=CONCATENATE(IF([.$P325]=&quot;t&quot;;&quot;[TBD: &quot;;&quot;&quot;);IF(ISBLANK([.$J325]);&quot;&quot;;[.$J325]); IF([.$P325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25]);&quot;&quot;;IF(ISBLANK([.$L325]);TEXT([.$K325];&quot;YYYY-MM-DD&quot;);TEXT([.$K325]+[.$L325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5]);&quot;&quot;;IF(ISBLANK([.$N325]);TEXT([.$M325];&quot;YYYY-MM-DD&quot;);TEXT([.$M325]+[.$N325];&quot;YYYY-MM-DDTHH:MM:SS&quot;)))">
            <text:p/>
          </table:table-cell>
          <table:table-cell/>
        </table:table-row>
        <table:table-row table:style-name="ro2">
          <table:table-cell table:style-name="ce26" table:formula="of:=DATE([.$B326];1;1)+CHOOSE(WEEKDAY(DATE([.$B326];1;1));1;0;0;0;0;0;-1)" office:value-type="date" office:date-value="2026-01-01" calcext:value-type="date">
            <text:p>2026-0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6]-DATE(YEAR([.$A326]);1;0)" office:value-type="float" office:value="1" calcext:value-type="float">
            <text:p>1</text:p>
          </table:table-cell>
          <table:table-cell table:style-name="ce44" table:formula="of:=TEXT([.$A326];&quot;MMM&quot;)" office:value-type="string" office:string-value="Jan" calcext:value-type="string">
            <text:p>Jan</text:p>
          </table:table-cell>
          <table:table-cell table:style-name="ce44" table:formula="of:=DAY([.A326])" office:value-type="float" office:value="1" calcext:value-type="float">
            <text:p>1</text:p>
          </table:table-cell>
          <table:table-cell table:style-name="ce44" table:formula="of:=TEXT([.$A326];&quot;DDD&quot;)" office:value-type="string" office:string-value="Thu" calcext:value-type="string">
            <text:p>Thu</text:p>
          </table:table-cell>
          <table:table-cell table:style-name="ce50" table:formula="of:=AND(DATE(YEAR([.$A326]);3;1)-WEEKDAY(DATE(YEAR([.$A326]);3;1)-1)+14&lt;=[.$A326];[.$A326]&lt;DATE(YEAR([.$A326]);11;1)-WEEKDAY(DATE(YEAR([.$A326]);11;1)-1)+7)" office:value-type="boolean" office:boolean-value="false" calcext:value-type="boolean">
            <text:p>FALSE</text:p>
          </table:table-cell>
          <table:table-cell table:style-name="ce55" table:formula="of:=VLOOKUP([.$C326];[$Sun.$A$1:$Sun.$C$367];2)-IF([.$G326];0;TIME(1;0;0))" office:value-type="time" office:time-value="PT07H19M00S" calcext:value-type="time">
            <text:p>7:19:00</text:p>
          </table:table-cell>
          <table:table-cell table:style-name="ce55" table:formula="of:=VLOOKUP([.$C326];[$Sun.$A$1:$Sun.$C$367];3)-IF([.$G32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26]" office:value-type="date" office:date-value="2026-01-01" calcext:value-type="date">
            <text:p>2026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26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26]);ISBLANK([.$P326]));&quot;None&quot;;CONCATENATE([.$O326];[.$P326];&quot;&quot;))" office:value-type="string" office:string-value="Holiday-" calcext:value-type="string">
            <text:p>Holiday-</text:p>
          </table:table-cell>
          <table:table-cell table:style-name="ce44" table:formula="of:=CONCATENATE(IF([.$P326]=&quot;t&quot;;&quot;[TBD: &quot;;&quot;&quot;);IF(ISBLANK([.$J326]);&quot;&quot;;[.$J326]); IF([.$P326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26]);&quot;&quot;;IF(ISBLANK([.$L326]);TEXT([.$K326];&quot;YYYY-MM-DD&quot;);TEXT([.$K326]+[.$L326];&quot;YYYY-MM-DDTHH:MM:SS&quot;)))" office:value-type="string" office:string-value="2026-01-01" calcext:value-type="string">
            <text:p>2026-01-01</text:p>
          </table:table-cell>
          <table:table-cell table:style-name="ce59" table:formula="of:=IF(ISBLANK([.$M326]);&quot;&quot;;IF(ISBLANK([.$N326]);TEXT([.$M326];&quot;YYYY-MM-DD&quot;);TEXT([.$M326]+[.$N326];&quot;YYYY-MM-DDTHH:MM:SS&quot;)))">
            <text:p/>
          </table:table-cell>
          <table:table-cell/>
        </table:table-row>
        <table:table-row table:style-name="ro2">
          <table:table-cell table:style-name="ce26" table:formula="of:=DATE([.$B327];1;1)-WEEKDAY(DATE([.$B327];1;1)-2)+21" office:value-type="date" office:date-value="2026-01-19" calcext:value-type="date">
            <text:p>2026-01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7]-DATE(YEAR([.$A327]);1;0)" office:value-type="float" office:value="19" calcext:value-type="float">
            <text:p>19</text:p>
          </table:table-cell>
          <table:table-cell table:style-name="ce44" table:formula="of:=TEXT([.$A327];&quot;MMM&quot;)" office:value-type="string" office:string-value="Jan" calcext:value-type="string">
            <text:p>Jan</text:p>
          </table:table-cell>
          <table:table-cell table:style-name="ce44" table:formula="of:=DAY([.A327])" office:value-type="float" office:value="19" calcext:value-type="float">
            <text:p>19</text:p>
          </table:table-cell>
          <table:table-cell table:style-name="ce44" table:formula="of:=TEXT([.$A327];&quot;DDD&quot;)" office:value-type="string" office:string-value="Mon" calcext:value-type="string">
            <text:p>Mon</text:p>
          </table:table-cell>
          <table:table-cell table:style-name="ce50" table:formula="of:=AND(DATE(YEAR([.$A327]);3;1)-WEEKDAY(DATE(YEAR([.$A327]);3;1)-1)+14&lt;=[.$A327];[.$A327]&lt;DATE(YEAR([.$A327]);11;1)-WEEKDAY(DATE(YEAR([.$A327]);11;1)-1)+7)" office:value-type="boolean" office:boolean-value="false" calcext:value-type="boolean">
            <text:p>FALSE</text:p>
          </table:table-cell>
          <table:table-cell table:style-name="ce55" table:formula="of:=VLOOKUP([.$C327];[$Sun.$A$1:$Sun.$C$367];2)-IF([.$G327];0;TIME(1;0;0))" office:value-type="time" office:time-value="PT07H15M00S" calcext:value-type="time">
            <text:p>7:15:00</text:p>
          </table:table-cell>
          <table:table-cell table:style-name="ce55" table:formula="of:=VLOOKUP([.$C327];[$Sun.$A$1:$Sun.$C$367];3)-IF([.$G327];0;TIME(1;0;0))" office:value-type="time" office:time-value="PT16H58M00S" calcext:value-type="time">
            <text:p>16:58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27]" office:value-type="date" office:date-value="2026-01-19" calcext:value-type="date">
            <text:p>2026-01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7]);ISBLANK([.$P327]));&quot;None&quot;;CONCATENATE([.$O327];[.$P327];&quot;&quot;))" office:value-type="string" office:string-value="Holidayx" calcext:value-type="string">
            <text:p>Holidayx</text:p>
          </table:table-cell>
          <table:table-cell table:style-name="ce44" table:formula="of:=CONCATENATE(IF([.$P327]=&quot;t&quot;;&quot;[TBD: &quot;;&quot;&quot;);IF(ISBLANK([.$J327]);&quot;&quot;;[.$J327]); IF([.$P327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27]);&quot;&quot;;IF(ISBLANK([.$L327]);TEXT([.$K327];&quot;YYYY-MM-DD&quot;);TEXT([.$K327]+[.$L327];&quot;YYYY-MM-DDTHH:MM:SS&quot;)))" office:value-type="string" office:string-value="2026-01-19" calcext:value-type="string">
            <text:p>2026-01-19</text:p>
          </table:table-cell>
          <table:table-cell table:style-name="ce59" table:formula="of:=IF(ISBLANK([.$M327]);&quot;&quot;;IF(ISBLANK([.$N327]);TEXT([.$M327];&quot;YYYY-MM-DD&quot;);TEXT([.$M327]+[.$N327];&quot;YYYY-MM-DDTHH:MM:SS&quot;)))">
            <text:p/>
          </table:table-cell>
          <table:table-cell/>
        </table:table-row>
        <table:table-row table:style-name="ro2">
          <table:table-cell table:style-name="ce26" table:formula="of:=DATE([.$B328];2;1)-WEEKDAY(DATE([.$B328];2;1)-2)+21" office:value-type="date" office:date-value="2026-02-16" calcext:value-type="date">
            <text:p>2026-02-1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8]-DATE(YEAR([.$A328]);1;0)" office:value-type="float" office:value="47" calcext:value-type="float">
            <text:p>47</text:p>
          </table:table-cell>
          <table:table-cell table:style-name="ce44" table:formula="of:=TEXT([.$A328];&quot;MMM&quot;)" office:value-type="string" office:string-value="Feb" calcext:value-type="string">
            <text:p>Feb</text:p>
          </table:table-cell>
          <table:table-cell table:style-name="ce44" table:formula="of:=DAY([.A328])" office:value-type="float" office:value="16" calcext:value-type="float">
            <text:p>16</text:p>
          </table:table-cell>
          <table:table-cell table:style-name="ce44" table:formula="of:=TEXT([.$A328];&quot;DDD&quot;)" office:value-type="string" office:string-value="Mon" calcext:value-type="string">
            <text:p>Mon</text:p>
          </table:table-cell>
          <table:table-cell table:style-name="ce50" table:formula="of:=AND(DATE(YEAR([.$A328]);3;1)-WEEKDAY(DATE(YEAR([.$A328]);3;1)-1)+14&lt;=[.$A328];[.$A328]&lt;DATE(YEAR([.$A328]);11;1)-WEEKDAY(DATE(YEAR([.$A328]);11;1)-1)+7)" office:value-type="boolean" office:boolean-value="false" calcext:value-type="boolean">
            <text:p>FALSE</text:p>
          </table:table-cell>
          <table:table-cell table:style-name="ce55" table:formula="of:=VLOOKUP([.$C328];[$Sun.$A$1:$Sun.$C$367];2)-IF([.$G328];0;TIME(1;0;0))" office:value-type="time" office:time-value="PT06H47M00S" calcext:value-type="time">
            <text:p>6:47:00</text:p>
          </table:table-cell>
          <table:table-cell table:style-name="ce55" table:formula="of:=VLOOKUP([.$C328];[$Sun.$A$1:$Sun.$C$367];3)-IF([.$G328];0;TIME(1;0;0))" office:value-type="time" office:time-value="PT17H32M00S" calcext:value-type="time">
            <text:p>17:32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28]" office:value-type="date" office:date-value="2026-02-16" calcext:value-type="date">
            <text:p>2026-02-1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8]);ISBLANK([.$P328]));&quot;None&quot;;CONCATENATE([.$O328];[.$P328];&quot;&quot;))" office:value-type="string" office:string-value="Holidayx" calcext:value-type="string">
            <text:p>Holidayx</text:p>
          </table:table-cell>
          <table:table-cell table:style-name="ce44" table:formula="of:=CONCATENATE(IF([.$P328]=&quot;t&quot;;&quot;[TBD: &quot;;&quot;&quot;);IF(ISBLANK([.$J328]);&quot;&quot;;[.$J328]); IF([.$P328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28]);&quot;&quot;;IF(ISBLANK([.$L328]);TEXT([.$K328];&quot;YYYY-MM-DD&quot;);TEXT([.$K328]+[.$L328];&quot;YYYY-MM-DDTHH:MM:SS&quot;)))" office:value-type="string" office:string-value="2026-02-16" calcext:value-type="string">
            <text:p>2026-02-16</text:p>
          </table:table-cell>
          <table:table-cell table:style-name="ce59" table:formula="of:=IF(ISBLANK([.$M328]);&quot;&quot;;IF(ISBLANK([.$N328]);TEXT([.$M328];&quot;YYYY-MM-DD&quot;);TEXT([.$M328]+[.$N328];&quot;YYYY-MM-DDTHH:MM:SS&quot;)))">
            <text:p/>
          </table:table-cell>
          <table:table-cell/>
        </table:table-row>
        <table:table-row table:style-name="ro2">
          <table:table-cell table:style-name="ce26" table:formula="of:=DATE([.$B329];3;1)-WEEKDAY(DATE([.$B329];3;1)-1)+14" office:value-type="date" office:date-value="2026-03-08" calcext:value-type="date">
            <text:p>2026-03-08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29]-DATE(YEAR([.$A329]);1;0)" office:value-type="float" office:value="67" calcext:value-type="float">
            <text:p>67</text:p>
          </table:table-cell>
          <table:table-cell table:style-name="ce44" table:formula="of:=TEXT([.$A329];&quot;MMM&quot;)" office:value-type="string" office:string-value="Mar" calcext:value-type="string">
            <text:p>Mar</text:p>
          </table:table-cell>
          <table:table-cell table:style-name="ce44" table:formula="of:=DAY([.A329])" office:value-type="float" office:value="8" calcext:value-type="float">
            <text:p>8</text:p>
          </table:table-cell>
          <table:table-cell table:style-name="ce44" table:formula="of:=TEXT([.$A329];&quot;DDD&quot;)" office:value-type="string" office:string-value="Sun" calcext:value-type="string">
            <text:p>Sun</text:p>
          </table:table-cell>
          <table:table-cell table:style-name="ce50" table:formula="of:=AND(DATE(YEAR([.$A329]);3;1)-WEEKDAY(DATE(YEAR([.$A329]);3;1)-1)+14&lt;=[.$A329];[.$A329]&lt;DATE(YEAR([.$A329]);11;1)-WEEKDAY(DATE(YEAR([.$A329]);11;1)-1)+7)" office:value-type="boolean" office:boolean-value="true" calcext:value-type="boolean">
            <text:p>TRUE</text:p>
          </table:table-cell>
          <table:table-cell table:style-name="ce55" table:formula="of:=VLOOKUP([.$C329];[$Sun.$A$1:$Sun.$C$367];2)-IF([.$G329];0;TIME(1;0;0))" office:value-type="time" office:time-value="PT07H18M00S" calcext:value-type="time">
            <text:p>7:18:00</text:p>
          </table:table-cell>
          <table:table-cell table:style-name="ce55" table:formula="of:=VLOOKUP([.$C329];[$Sun.$A$1:$Sun.$C$367];3)-IF([.$G329];0;TIME(1;0;0))" office:value-type="time" office:time-value="PT18H55M00S" calcext:value-type="time">
            <text:p>18:55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29]" office:value-type="date" office:date-value="2026-03-08" calcext:value-type="date">
            <text:p>2026-03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29]);ISBLANK([.$P329]));&quot;None&quot;;CONCATENATE([.$O329];[.$P329];&quot;&quot;))" office:value-type="string" office:string-value="Specialx" calcext:value-type="string">
            <text:p>Specialx</text:p>
          </table:table-cell>
          <table:table-cell table:style-name="ce44" table:formula="of:=CONCATENATE(IF([.$P329]=&quot;t&quot;;&quot;[TBD: &quot;;&quot;&quot;);IF(ISBLANK([.$J329]);&quot;&quot;;[.$J329]); IF([.$P329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29]);&quot;&quot;;IF(ISBLANK([.$L329]);TEXT([.$K329];&quot;YYYY-MM-DD&quot;);TEXT([.$K329]+[.$L329];&quot;YYYY-MM-DDTHH:MM:SS&quot;)))" office:value-type="string" office:string-value="2026-03-08" calcext:value-type="string">
            <text:p>2026-03-08</text:p>
          </table:table-cell>
          <table:table-cell table:style-name="ce59" table:formula="of:=IF(ISBLANK([.$M329]);&quot;&quot;;IF(ISBLANK([.$N329]);TEXT([.$M329];&quot;YYYY-MM-DD&quot;);TEXT([.$M329]+[.$N329];&quot;YYYY-MM-DDTHH:MM:SS&quot;)))">
            <text:p/>
          </table:table-cell>
          <table:table-cell/>
        </table:table-row>
        <table:table-row table:style-name="ro2">
          <table:table-cell table:style-name="ce26" table:formula="of:=DATE([.$B330];6;1) - WEEKDAY(DATE([.$B330];6;1)-2)" office:value-type="date" office:date-value="2026-05-25" calcext:value-type="date">
            <text:p>2026-05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0]-DATE(YEAR([.$A330]);1;0)" office:value-type="float" office:value="145" calcext:value-type="float">
            <text:p>145</text:p>
          </table:table-cell>
          <table:table-cell table:style-name="ce44" table:formula="of:=TEXT([.$A330];&quot;MMM&quot;)" office:value-type="string" office:string-value="May" calcext:value-type="string">
            <text:p>May</text:p>
          </table:table-cell>
          <table:table-cell table:style-name="ce44" table:formula="of:=DAY([.A330])" office:value-type="float" office:value="25" calcext:value-type="float">
            <text:p>25</text:p>
          </table:table-cell>
          <table:table-cell table:style-name="ce44" table:formula="of:=TEXT([.$A330];&quot;DDD&quot;)" office:value-type="string" office:string-value="Mon" calcext:value-type="string">
            <text:p>Mon</text:p>
          </table:table-cell>
          <table:table-cell table:style-name="ce50" table:formula="of:=AND(DATE(YEAR([.$A330]);3;1)-WEEKDAY(DATE(YEAR([.$A330]);3;1)-1)+14&lt;=[.$A330];[.$A330]&lt;DATE(YEAR([.$A330]);11;1)-WEEKDAY(DATE(YEAR([.$A330]);11;1)-1)+7)" office:value-type="boolean" office:boolean-value="true" calcext:value-type="boolean">
            <text:p>TRUE</text:p>
          </table:table-cell>
          <table:table-cell table:style-name="ce55" table:formula="of:=VLOOKUP([.$C330];[$Sun.$A$1:$Sun.$C$367];2)-IF([.$G330];0;TIME(1;0;0))" office:value-type="time" office:time-value="PT05H30M00S" calcext:value-type="time">
            <text:p>5:30:00</text:p>
          </table:table-cell>
          <table:table-cell table:style-name="ce55" table:formula="of:=VLOOKUP([.$C330];[$Sun.$A$1:$Sun.$C$367];3)-IF([.$G330];0;TIME(1;0;0))" office:value-type="time" office:time-value="PT20H15M00S" calcext:value-type="time">
            <text:p>20:15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30]" office:value-type="date" office:date-value="2026-05-25" calcext:value-type="date">
            <text:p>2026-05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0]);ISBLANK([.$P330]));&quot;None&quot;;CONCATENATE([.$O330];[.$P330];&quot;&quot;))" office:value-type="string" office:string-value="Holidayx" calcext:value-type="string">
            <text:p>Holidayx</text:p>
          </table:table-cell>
          <table:table-cell table:style-name="ce44" table:formula="of:=CONCATENATE(IF([.$P330]=&quot;t&quot;;&quot;[TBD: &quot;;&quot;&quot;);IF(ISBLANK([.$J330]);&quot;&quot;;[.$J330]); IF([.$P330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30]);&quot;&quot;;IF(ISBLANK([.$L330]);TEXT([.$K330];&quot;YYYY-MM-DD&quot;);TEXT([.$K330]+[.$L330];&quot;YYYY-MM-DDTHH:MM:SS&quot;)))" office:value-type="string" office:string-value="2026-05-25" calcext:value-type="string">
            <text:p>2026-05-25</text:p>
          </table:table-cell>
          <table:table-cell table:style-name="ce59" table:formula="of:=IF(ISBLANK([.$M330]);&quot;&quot;;IF(ISBLANK([.$N330]);TEXT([.$M330];&quot;YYYY-MM-DD&quot;);TEXT([.$M330]+[.$N330];&quot;YYYY-MM-DDTHH:MM:SS&quot;)))">
            <text:p/>
          </table:table-cell>
          <table:table-cell/>
        </table:table-row>
        <table:table-row table:style-name="ro2">
          <table:table-cell table:style-name="ce26" table:formula="of:=DATE([.$B331];6;19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1]-DATE(YEAR([.$A331]);1;0)" office:value-type="float" office:value="170" calcext:value-type="float">
            <text:p>170</text:p>
          </table:table-cell>
          <table:table-cell table:style-name="ce44" table:formula="of:=TEXT([.$A331];&quot;MMM&quot;)" office:value-type="string" office:string-value="Jun" calcext:value-type="string">
            <text:p>Jun</text:p>
          </table:table-cell>
          <table:table-cell table:style-name="ce44" table:formula="of:=DAY([.A331])" office:value-type="float" office:value="19" calcext:value-type="float">
            <text:p>19</text:p>
          </table:table-cell>
          <table:table-cell table:style-name="ce44" table:formula="of:=TEXT([.$A331];&quot;DDD&quot;)" office:value-type="string" office:string-value="Fri" calcext:value-type="string">
            <text:p>Fri</text:p>
          </table:table-cell>
          <table:table-cell table:style-name="ce50" table:formula="of:=AND(DATE(YEAR([.$A331]);3;1)-WEEKDAY(DATE(YEAR([.$A331]);3;1)-1)+14&lt;=[.$A331];[.$A331]&lt;DATE(YEAR([.$A331]);11;1)-WEEKDAY(DATE(YEAR([.$A331]);11;1)-1)+7)" office:value-type="boolean" office:boolean-value="true" calcext:value-type="boolean">
            <text:p>TRUE</text:p>
          </table:table-cell>
          <table:table-cell table:style-name="ce55" table:formula="of:=VLOOKUP([.$C331];[$Sun.$A$1:$Sun.$C$367];2)-IF([.$G331];0;TIME(1;0;0))" office:value-type="time" office:time-value="PT05H24M00S" calcext:value-type="time">
            <text:p>5:24:00</text:p>
          </table:table-cell>
          <table:table-cell table:style-name="ce55" table:formula="of:=VLOOKUP([.$C331];[$Sun.$A$1:$Sun.$C$367];3)-IF([.$G331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31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1]);ISBLANK([.$P331]));&quot;None&quot;;CONCATENATE([.$O331];[.$P331];&quot;&quot;))" office:value-type="string" office:string-value="Holidayx" calcext:value-type="string">
            <text:p>Holidayx</text:p>
          </table:table-cell>
          <table:table-cell table:style-name="ce44" table:formula="of:=CONCATENATE(IF([.$P331]=&quot;t&quot;;&quot;[TBD: &quot;;&quot;&quot;);IF(ISBLANK([.$J331]);&quot;&quot;;[.$J331]); IF([.$P331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31]);&quot;&quot;;IF(ISBLANK([.$L331]);TEXT([.$K331];&quot;YYYY-MM-DD&quot;);TEXT([.$K331]+[.$L331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1]);&quot;&quot;;IF(ISBLANK([.$N331]);TEXT([.$M331];&quot;YYYY-MM-DD&quot;);TEXT([.$M331]+[.$N331];&quot;YYYY-MM-DDTHH:MM:SS&quot;)))">
            <text:p/>
          </table:table-cell>
          <table:table-cell/>
        </table:table-row>
        <table:table-row table:style-name="ro2">
          <table:table-cell table:style-name="ce26" table:formula="of:=DATE([.$B332];6;19)+CHOOSE(WEEKDAY(DATE([.$B332];6;19));1;0;0;0;0;0;-1)" office:value-type="date" office:date-value="2026-06-19" calcext:value-type="date">
            <text:p>2026-06-19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2]-DATE(YEAR([.$A332]);1;0)" office:value-type="float" office:value="170" calcext:value-type="float">
            <text:p>170</text:p>
          </table:table-cell>
          <table:table-cell table:style-name="ce44" table:formula="of:=TEXT([.$A332];&quot;MMM&quot;)" office:value-type="string" office:string-value="Jun" calcext:value-type="string">
            <text:p>Jun</text:p>
          </table:table-cell>
          <table:table-cell table:style-name="ce44" table:formula="of:=DAY([.A332])" office:value-type="float" office:value="19" calcext:value-type="float">
            <text:p>19</text:p>
          </table:table-cell>
          <table:table-cell table:style-name="ce44" table:formula="of:=TEXT([.$A332];&quot;DDD&quot;)" office:value-type="string" office:string-value="Fri" calcext:value-type="string">
            <text:p>Fri</text:p>
          </table:table-cell>
          <table:table-cell table:style-name="ce50" table:formula="of:=AND(DATE(YEAR([.$A332]);3;1)-WEEKDAY(DATE(YEAR([.$A332]);3;1)-1)+14&lt;=[.$A332];[.$A332]&lt;DATE(YEAR([.$A332]);11;1)-WEEKDAY(DATE(YEAR([.$A332]);11;1)-1)+7)" office:value-type="boolean" office:boolean-value="true" calcext:value-type="boolean">
            <text:p>TRUE</text:p>
          </table:table-cell>
          <table:table-cell table:style-name="ce55" table:formula="of:=VLOOKUP([.$C332];[$Sun.$A$1:$Sun.$C$367];2)-IF([.$G332];0;TIME(1;0;0))" office:value-type="time" office:time-value="PT05H24M00S" calcext:value-type="time">
            <text:p>5:24:00</text:p>
          </table:table-cell>
          <table:table-cell table:style-name="ce55" table:formula="of:=VLOOKUP([.$C332];[$Sun.$A$1:$Sun.$C$367];3)-IF([.$G33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32]" office:value-type="date" office:date-value="2026-06-19" calcext:value-type="date">
            <text:p>2026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2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32]);ISBLANK([.$P332]));&quot;None&quot;;CONCATENATE([.$O332];[.$P332];&quot;&quot;))" office:value-type="string" office:string-value="Holiday-" calcext:value-type="string">
            <text:p>Holiday-</text:p>
          </table:table-cell>
          <table:table-cell table:style-name="ce44" table:formula="of:=CONCATENATE(IF([.$P332]=&quot;t&quot;;&quot;[TBD: &quot;;&quot;&quot;);IF(ISBLANK([.$J332]);&quot;&quot;;[.$J332]); IF([.$P33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32]);&quot;&quot;;IF(ISBLANK([.$L332]);TEXT([.$K332];&quot;YYYY-MM-DD&quot;);TEXT([.$K332]+[.$L332];&quot;YYYY-MM-DDTHH:MM:SS&quot;)))" office:value-type="string" office:string-value="2026-06-19" calcext:value-type="string">
            <text:p>2026-06-19</text:p>
          </table:table-cell>
          <table:table-cell table:style-name="ce59" table:formula="of:=IF(ISBLANK([.$M332]);&quot;&quot;;IF(ISBLANK([.$N332]);TEXT([.$M332];&quot;YYYY-MM-DD&quot;);TEXT([.$M332]+[.$N332];&quot;YYYY-MM-DDTHH:MM:SS&quot;)))">
            <text:p/>
          </table:table-cell>
          <table:table-cell/>
        </table:table-row>
        <table:table-row table:style-name="ro2">
          <table:table-cell table:style-name="ce26" table:formula="of:=DATE([.$B333];7;4)+CHOOSE(WEEKDAY(DATE([.$B333];7;4));1;0;0;0;0;0;-1)" office:value-type="date" office:date-value="2026-07-03" calcext:value-type="date">
            <text:p>2026-07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3]-DATE(YEAR([.$A333]);1;0)" office:value-type="float" office:value="184" calcext:value-type="float">
            <text:p>184</text:p>
          </table:table-cell>
          <table:table-cell table:style-name="ce44" table:formula="of:=TEXT([.$A333];&quot;MMM&quot;)" office:value-type="string" office:string-value="Jul" calcext:value-type="string">
            <text:p>Jul</text:p>
          </table:table-cell>
          <table:table-cell table:style-name="ce44" table:formula="of:=DAY([.A333])" office:value-type="float" office:value="3" calcext:value-type="float">
            <text:p>3</text:p>
          </table:table-cell>
          <table:table-cell table:style-name="ce44" table:formula="of:=TEXT([.$A333];&quot;DDD&quot;)" office:value-type="string" office:string-value="Fri" calcext:value-type="string">
            <text:p>Fri</text:p>
          </table:table-cell>
          <table:table-cell table:style-name="ce50" table:formula="of:=AND(DATE(YEAR([.$A333]);3;1)-WEEKDAY(DATE(YEAR([.$A333]);3;1)-1)+14&lt;=[.$A333];[.$A333]&lt;DATE(YEAR([.$A333]);11;1)-WEEKDAY(DATE(YEAR([.$A333]);11;1)-1)+7)" office:value-type="boolean" office:boolean-value="true" calcext:value-type="boolean">
            <text:p>TRUE</text:p>
          </table:table-cell>
          <table:table-cell table:style-name="ce55" table:formula="of:=VLOOKUP([.$C333];[$Sun.$A$1:$Sun.$C$367];2)-IF([.$G333];0;TIME(1;0;0))" office:value-type="time" office:time-value="PT05H29M00S" calcext:value-type="time">
            <text:p>5:29:00</text:p>
          </table:table-cell>
          <table:table-cell table:style-name="ce55" table:formula="of:=VLOOKUP([.$C333];[$Sun.$A$1:$Sun.$C$367];3)-IF([.$G33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33]" office:value-type="date" office:date-value="2026-07-03" calcext:value-type="date">
            <text:p>2026-07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33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33]);ISBLANK([.$P333]));&quot;None&quot;;CONCATENATE([.$O333];[.$P333];&quot;&quot;))" office:value-type="string" office:string-value="Holidayx" calcext:value-type="string">
            <text:p>Holidayx</text:p>
          </table:table-cell>
          <table:table-cell table:style-name="ce44" table:formula="of:=CONCATENATE(IF([.$P333]=&quot;t&quot;;&quot;[TBD: &quot;;&quot;&quot;);IF(ISBLANK([.$J333]);&quot;&quot;;[.$J333]); IF([.$P333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33]);&quot;&quot;;IF(ISBLANK([.$L333]);TEXT([.$K333];&quot;YYYY-MM-DD&quot;);TEXT([.$K333]+[.$L333];&quot;YYYY-MM-DDTHH:MM:SS&quot;)))" office:value-type="string" office:string-value="2026-07-03" calcext:value-type="string">
            <text:p>2026-07-03</text:p>
          </table:table-cell>
          <table:table-cell table:style-name="ce59" table:formula="of:=IF(ISBLANK([.$M333]);&quot;&quot;;IF(ISBLANK([.$N333]);TEXT([.$M333];&quot;YYYY-MM-DD&quot;);TEXT([.$M333]+[.$N333];&quot;YYYY-MM-DDTHH:MM:SS&quot;)))">
            <text:p/>
          </table:table-cell>
          <table:table-cell/>
        </table:table-row>
        <table:table-row table:style-name="ro2">
          <table:table-cell table:style-name="ce26" table:formula="of:=DATE([.$B334];7;4)" office:value-type="date" office:date-value="2026-07-04" calcext:value-type="date">
            <text:p>2026-07-04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4]-DATE(YEAR([.$A334]);1;0)" office:value-type="float" office:value="185" calcext:value-type="float">
            <text:p>185</text:p>
          </table:table-cell>
          <table:table-cell table:style-name="ce44" table:formula="of:=TEXT([.$A334];&quot;MMM&quot;)" office:value-type="string" office:string-value="Jul" calcext:value-type="string">
            <text:p>Jul</text:p>
          </table:table-cell>
          <table:table-cell table:style-name="ce44" table:formula="of:=DAY([.A334])" office:value-type="float" office:value="4" calcext:value-type="float">
            <text:p>4</text:p>
          </table:table-cell>
          <table:table-cell table:style-name="ce44" table:formula="of:=TEXT([.$A334];&quot;DDD&quot;)" office:value-type="string" office:string-value="Sat" calcext:value-type="string">
            <text:p>Sat</text:p>
          </table:table-cell>
          <table:table-cell table:style-name="ce50" table:formula="of:=AND(DATE(YEAR([.$A334]);3;1)-WEEKDAY(DATE(YEAR([.$A334]);3;1)-1)+14&lt;=[.$A334];[.$A334]&lt;DATE(YEAR([.$A334]);11;1)-WEEKDAY(DATE(YEAR([.$A334]);11;1)-1)+7)" office:value-type="boolean" office:boolean-value="true" calcext:value-type="boolean">
            <text:p>TRUE</text:p>
          </table:table-cell>
          <table:table-cell table:style-name="ce55" table:formula="of:=VLOOKUP([.$C334];[$Sun.$A$1:$Sun.$C$367];2)-IF([.$G334];0;TIME(1;0;0))" office:value-type="time" office:time-value="PT05H30M00S" calcext:value-type="time">
            <text:p>5:30:00</text:p>
          </table:table-cell>
          <table:table-cell table:style-name="ce55" table:formula="of:=VLOOKUP([.$C334];[$Sun.$A$1:$Sun.$C$367];3)-IF([.$G33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34]" office:value-type="date" office:date-value="2026-07-04" calcext:value-type="date">
            <text:p>2026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4]);ISBLANK([.$P334]));&quot;None&quot;;CONCATENATE([.$O334];[.$P334];&quot;&quot;))" office:value-type="string" office:string-value="Holidayx" calcext:value-type="string">
            <text:p>Holidayx</text:p>
          </table:table-cell>
          <table:table-cell table:style-name="ce44" table:formula="of:=CONCATENATE(IF([.$P334]=&quot;t&quot;;&quot;[TBD: &quot;;&quot;&quot;);IF(ISBLANK([.$J334]);&quot;&quot;;[.$J334]); IF([.$P33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34]);&quot;&quot;;IF(ISBLANK([.$L334]);TEXT([.$K334];&quot;YYYY-MM-DD&quot;);TEXT([.$K334]+[.$L334];&quot;YYYY-MM-DDTHH:MM:SS&quot;)))" office:value-type="string" office:string-value="2026-07-04" calcext:value-type="string">
            <text:p>2026-07-04</text:p>
          </table:table-cell>
          <table:table-cell table:style-name="ce59" table:formula="of:=IF(ISBLANK([.$M334]);&quot;&quot;;IF(ISBLANK([.$N334]);TEXT([.$M334];&quot;YYYY-MM-DD&quot;);TEXT([.$M334]+[.$N33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12" calcext:value-type="date">
            <text:p>2026-08-12</text:p>
          </table:table-cell>
          <table:table-cell table:style-name="ce44" table:formula="of:=YEAR([.$A335])" office:value-type="float" office:value="2026" calcext:value-type="float">
            <text:p>2026</text:p>
          </table:table-cell>
          <table:table-cell table:style-name="ce44" table:formula="of:=[.$A335]-DATE(YEAR([.$A335]);1;0)" office:value-type="float" office:value="224" calcext:value-type="float">
            <text:p>224</text:p>
          </table:table-cell>
          <table:table-cell table:style-name="ce44" table:formula="of:=TEXT([.$A335];&quot;MMM&quot;)" office:value-type="string" office:string-value="Aug" calcext:value-type="string">
            <text:p>Aug</text:p>
          </table:table-cell>
          <table:table-cell table:style-name="ce44" table:formula="of:=DAY([.A335])" office:value-type="float" office:value="12" calcext:value-type="float">
            <text:p>12</text:p>
          </table:table-cell>
          <table:table-cell table:style-name="ce44" table:formula="of:=TEXT([.$A335];&quot;DDD&quot;)" office:value-type="string" office:string-value="Wed" calcext:value-type="string">
            <text:p>Wed</text:p>
          </table:table-cell>
          <table:table-cell table:style-name="ce50" table:formula="of:=AND(DATE(YEAR([.$A335]);3;1)-WEEKDAY(DATE(YEAR([.$A335]);3;1)-1)+14&lt;=[.$A335];[.$A335]&lt;DATE(YEAR([.$A335]);11;1)-WEEKDAY(DATE(YEAR([.$A335]);11;1)-1)+7)" office:value-type="boolean" office:boolean-value="true" calcext:value-type="boolean">
            <text:p>TRUE</text:p>
          </table:table-cell>
          <table:table-cell table:style-name="ce55" table:formula="of:=VLOOKUP([.$C335];[$Sun.$A$1:$Sun.$C$367];2)-IF([.$G335];0;TIME(1;0;0))" office:value-type="time" office:time-value="PT06H03M00S" calcext:value-type="time">
            <text:p>6:03:00</text:p>
          </table:table-cell>
          <table:table-cell table:style-name="ce55" table:formula="of:=VLOOKUP([.$C335];[$Sun.$A$1:$Sun.$C$367];3)-IF([.$G335];0;TIME(1;0;0))" office:value-type="time" office:time-value="PT19H58M00S" calcext:value-type="time">
            <text:p>19:58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35]" office:value-type="date" office:date-value="2026-08-12" calcext:value-type="date">
            <text:p>2026-08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5]);ISBLANK([.$P335]));&quot;None&quot;;CONCATENATE([.$O335];[.$P335];&quot;&quot;))" office:value-type="string" office:string-value="Specialx" calcext:value-type="string">
            <text:p>Specialx</text:p>
          </table:table-cell>
          <table:table-cell table:style-name="ce44" table:formula="of:=CONCATENATE(IF([.$P335]=&quot;t&quot;;&quot;[TBD: &quot;;&quot;&quot;);IF(ISBLANK([.$J335]);&quot;&quot;;[.$J335]); IF([.$P335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35]);&quot;&quot;;IF(ISBLANK([.$L335]);TEXT([.$K335];&quot;YYYY-MM-DD&quot;);TEXT([.$K335]+[.$L335];&quot;YYYY-MM-DDTHH:MM:SS&quot;)))" office:value-type="string" office:string-value="2026-08-12" calcext:value-type="string">
            <text:p>2026-08-12</text:p>
          </table:table-cell>
          <table:table-cell table:style-name="ce59" table:formula="of:=IF(ISBLANK([.$M335]);&quot;&quot;;IF(ISBLANK([.$N335]);TEXT([.$M335];&quot;YYYY-MM-DD&quot;);TEXT([.$M335]+[.$N335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6-08-27" calcext:value-type="date">
            <text:p>2026-08-27</text:p>
          </table:table-cell>
          <table:table-cell table:style-name="ce44" table:formula="of:=YEAR([.$A336])" office:value-type="float" office:value="2026" calcext:value-type="float">
            <text:p>2026</text:p>
          </table:table-cell>
          <table:table-cell table:style-name="ce44" table:formula="of:=[.$A336]-DATE(YEAR([.$A336]);1;0)" office:value-type="float" office:value="239" calcext:value-type="float">
            <text:p>239</text:p>
          </table:table-cell>
          <table:table-cell table:style-name="ce44" table:formula="of:=TEXT([.$A336];&quot;MMM&quot;)" office:value-type="string" office:string-value="Aug" calcext:value-type="string">
            <text:p>Aug</text:p>
          </table:table-cell>
          <table:table-cell table:style-name="ce44" table:formula="of:=DAY([.A336])" office:value-type="float" office:value="27" calcext:value-type="float">
            <text:p>27</text:p>
          </table:table-cell>
          <table:table-cell table:style-name="ce44" table:formula="of:=TEXT([.$A336];&quot;DDD&quot;)" office:value-type="string" office:string-value="Thu" calcext:value-type="string">
            <text:p>Thu</text:p>
          </table:table-cell>
          <table:table-cell table:style-name="ce50" table:formula="of:=AND(DATE(YEAR([.$A336]);3;1)-WEEKDAY(DATE(YEAR([.$A336]);3;1)-1)+14&lt;=[.$A336];[.$A336]&lt;DATE(YEAR([.$A336]);11;1)-WEEKDAY(DATE(YEAR([.$A336]);11;1)-1)+7)" office:value-type="boolean" office:boolean-value="true" calcext:value-type="boolean">
            <text:p>TRUE</text:p>
          </table:table-cell>
          <table:table-cell table:style-name="ce55" table:formula="of:=VLOOKUP([.$C336];[$Sun.$A$1:$Sun.$C$367];2)-IF([.$G336];0;TIME(1;0;0))" office:value-type="time" office:time-value="PT06H18M00S" calcext:value-type="time">
            <text:p>6:18:00</text:p>
          </table:table-cell>
          <table:table-cell table:style-name="ce55" table:formula="of:=VLOOKUP([.$C336];[$Sun.$A$1:$Sun.$C$367];3)-IF([.$G336];0;TIME(1;0;0))" office:value-type="time" office:time-value="PT19H36M00S" calcext:value-type="time">
            <text:p>19:36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36]" office:value-type="date" office:date-value="2026-08-27" calcext:value-type="date">
            <text:p>2026-08-27</text:p>
          </table:table-cell>
          <table:table-cell table:style-name="ce55"/>
          <table:table-cell table:style-name="ce26" table:formula="of:=[.K336]+2" office:value-type="date" office:date-value="2026-08-29" calcext:value-type="date">
            <text:p>2026-08-29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6]);ISBLANK([.$P336]));&quot;None&quot;;CONCATENATE([.$O336];[.$P336];&quot;&quot;))" office:value-type="string" office:string-value="Specialx" calcext:value-type="string">
            <text:p>Specialx</text:p>
          </table:table-cell>
          <table:table-cell table:style-name="ce44" table:formula="of:=CONCATENATE(IF([.$P336]=&quot;t&quot;;&quot;[TBD: &quot;;&quot;&quot;);IF(ISBLANK([.$J336]);&quot;&quot;;[.$J336]); IF([.$P336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36]);&quot;&quot;;IF(ISBLANK([.$L336]);TEXT([.$K336];&quot;YYYY-MM-DD&quot;);TEXT([.$K336]+[.$L336];&quot;YYYY-MM-DDTHH:MM:SS&quot;)))" office:value-type="string" office:string-value="2026-08-27" calcext:value-type="string">
            <text:p>2026-08-27</text:p>
          </table:table-cell>
          <table:table-cell table:style-name="ce59" table:formula="of:=IF(ISBLANK([.$M336]);&quot;&quot;;IF(ISBLANK([.$N336]);TEXT([.$M336];&quot;YYYY-MM-DD&quot;);TEXT([.$M336]+[.$N336];&quot;YYYY-MM-DDTHH:MM:SS&quot;)))" office:value-type="string" office:string-value="2026-08-29" calcext:value-type="string">
            <text:p>2026-08-29</text:p>
          </table:table-cell>
          <table:table-cell/>
        </table:table-row>
        <table:table-row table:style-name="ro2">
          <table:table-cell table:style-name="ce26" table:formula="of:=DATE([.$B337];9;1)-WEEKDAY(DATE([.$B337];9;1)-2)+7" office:value-type="date" office:date-value="2026-09-07" calcext:value-type="date">
            <text:p>2026-09-07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7]-DATE(YEAR([.$A337]);1;0)" office:value-type="float" office:value="250" calcext:value-type="float">
            <text:p>250</text:p>
          </table:table-cell>
          <table:table-cell table:style-name="ce44" table:formula="of:=TEXT([.$A337];&quot;MMM&quot;)" office:value-type="string" office:string-value="Sep" calcext:value-type="string">
            <text:p>Sep</text:p>
          </table:table-cell>
          <table:table-cell table:style-name="ce44" table:formula="of:=DAY([.A337])" office:value-type="float" office:value="7" calcext:value-type="float">
            <text:p>7</text:p>
          </table:table-cell>
          <table:table-cell table:style-name="ce44" table:formula="of:=TEXT([.$A337];&quot;DDD&quot;)" office:value-type="string" office:string-value="Mon" calcext:value-type="string">
            <text:p>Mon</text:p>
          </table:table-cell>
          <table:table-cell table:style-name="ce50" table:formula="of:=AND(DATE(YEAR([.$A337]);3;1)-WEEKDAY(DATE(YEAR([.$A337]);3;1)-1)+14&lt;=[.$A337];[.$A337]&lt;DATE(YEAR([.$A337]);11;1)-WEEKDAY(DATE(YEAR([.$A337]);11;1)-1)+7)" office:value-type="boolean" office:boolean-value="true" calcext:value-type="boolean">
            <text:p>TRUE</text:p>
          </table:table-cell>
          <table:table-cell table:style-name="ce55" table:formula="of:=VLOOKUP([.$C337];[$Sun.$A$1:$Sun.$C$367];2)-IF([.$G337];0;TIME(1;0;0))" office:value-type="time" office:time-value="PT06H29M00S" calcext:value-type="time">
            <text:p>6:29:00</text:p>
          </table:table-cell>
          <table:table-cell table:style-name="ce55" table:formula="of:=VLOOKUP([.$C337];[$Sun.$A$1:$Sun.$C$367];3)-IF([.$G337];0;TIME(1;0;0))" office:value-type="time" office:time-value="PT19H18M00S" calcext:value-type="time">
            <text:p>19:18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37]" office:value-type="date" office:date-value="2026-09-07" calcext:value-type="date">
            <text:p>2026-09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7]);ISBLANK([.$P337]));&quot;None&quot;;CONCATENATE([.$O337];[.$P337];&quot;&quot;))" office:value-type="string" office:string-value="Holidayx" calcext:value-type="string">
            <text:p>Holidayx</text:p>
          </table:table-cell>
          <table:table-cell table:style-name="ce44" table:formula="of:=CONCATENATE(IF([.$P337]=&quot;t&quot;;&quot;[TBD: &quot;;&quot;&quot;);IF(ISBLANK([.$J337]);&quot;&quot;;[.$J337]); IF([.$P33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37]);&quot;&quot;;IF(ISBLANK([.$L337]);TEXT([.$K337];&quot;YYYY-MM-DD&quot;);TEXT([.$K337]+[.$L337];&quot;YYYY-MM-DDTHH:MM:SS&quot;)))" office:value-type="string" office:string-value="2026-09-07" calcext:value-type="string">
            <text:p>2026-09-07</text:p>
          </table:table-cell>
          <table:table-cell table:style-name="ce59" table:formula="of:=IF(ISBLANK([.$M337]);&quot;&quot;;IF(ISBLANK([.$N337]);TEXT([.$M337];&quot;YYYY-MM-DD&quot;);TEXT([.$M337]+[.$N337];&quot;YYYY-MM-DDTHH:MM:SS&quot;)))">
            <text:p/>
          </table:table-cell>
          <table:table-cell/>
        </table:table-row>
        <table:table-row table:style-name="ro2">
          <table:table-cell table:style-name="ce26" table:formula="of:=DATE([.$B338];10;1)-WEEKDAY(DATE([.$B338];10;1)-2)+14" office:value-type="date" office:date-value="2026-10-12" calcext:value-type="date">
            <text:p>2026-10-12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8]-DATE(YEAR([.$A338]);1;0)" office:value-type="float" office:value="285" calcext:value-type="float">
            <text:p>285</text:p>
          </table:table-cell>
          <table:table-cell table:style-name="ce44" table:formula="of:=TEXT([.$A338];&quot;MMM&quot;)" office:value-type="string" office:string-value="Oct" calcext:value-type="string">
            <text:p>Oct</text:p>
          </table:table-cell>
          <table:table-cell table:style-name="ce44" table:formula="of:=DAY([.A338])" office:value-type="float" office:value="12" calcext:value-type="float">
            <text:p>12</text:p>
          </table:table-cell>
          <table:table-cell table:style-name="ce44" table:formula="of:=TEXT([.$A338];&quot;DDD&quot;)" office:value-type="string" office:string-value="Mon" calcext:value-type="string">
            <text:p>Mon</text:p>
          </table:table-cell>
          <table:table-cell table:style-name="ce50" table:formula="of:=AND(DATE(YEAR([.$A338]);3;1)-WEEKDAY(DATE(YEAR([.$A338]);3;1)-1)+14&lt;=[.$A338];[.$A338]&lt;DATE(YEAR([.$A338]);11;1)-WEEKDAY(DATE(YEAR([.$A338]);11;1)-1)+7)" office:value-type="boolean" office:boolean-value="true" calcext:value-type="boolean">
            <text:p>TRUE</text:p>
          </table:table-cell>
          <table:table-cell table:style-name="ce55" table:formula="of:=VLOOKUP([.$C338];[$Sun.$A$1:$Sun.$C$367];2)-IF([.$G338];0;TIME(1;0;0))" office:value-type="time" office:time-value="PT07H04M00S" calcext:value-type="time">
            <text:p>7:04:00</text:p>
          </table:table-cell>
          <table:table-cell table:style-name="ce55" table:formula="of:=VLOOKUP([.$C338];[$Sun.$A$1:$Sun.$C$367];3)-IF([.$G338];0;TIME(1;0;0))" office:value-type="time" office:time-value="PT18H20M00S" calcext:value-type="time">
            <text:p>18:20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38]" office:value-type="date" office:date-value="2026-10-12" calcext:value-type="date">
            <text:p>2026-10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8]);ISBLANK([.$P338]));&quot;None&quot;;CONCATENATE([.$O338];[.$P338];&quot;&quot;))" office:value-type="string" office:string-value="Holidayx" calcext:value-type="string">
            <text:p>Holidayx</text:p>
          </table:table-cell>
          <table:table-cell table:style-name="ce44" table:formula="of:=CONCATENATE(IF([.$P338]=&quot;t&quot;;&quot;[TBD: &quot;;&quot;&quot;);IF(ISBLANK([.$J338]);&quot;&quot;;[.$J338]); IF([.$P338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38]);&quot;&quot;;IF(ISBLANK([.$L338]);TEXT([.$K338];&quot;YYYY-MM-DD&quot;);TEXT([.$K338]+[.$L338];&quot;YYYY-MM-DDTHH:MM:SS&quot;)))" office:value-type="string" office:string-value="2026-10-12" calcext:value-type="string">
            <text:p>2026-10-12</text:p>
          </table:table-cell>
          <table:table-cell table:style-name="ce59" table:formula="of:=IF(ISBLANK([.$M338]);&quot;&quot;;IF(ISBLANK([.$N338]);TEXT([.$M338];&quot;YYYY-MM-DD&quot;);TEXT([.$M338]+[.$N338];&quot;YYYY-MM-DDTHH:MM:SS&quot;)))">
            <text:p/>
          </table:table-cell>
          <table:table-cell/>
        </table:table-row>
        <table:table-row table:style-name="ro2">
          <table:table-cell table:style-name="ce26" table:formula="of:=DATE([.$B339];11;1)-WEEKDAY(DATE([.$B339];11;1)-1)+7" office:value-type="date" office:date-value="2026-11-01" calcext:value-type="date">
            <text:p>2026-11-0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39]-DATE(YEAR([.$A339]);1;0)" office:value-type="float" office:value="305" calcext:value-type="float">
            <text:p>305</text:p>
          </table:table-cell>
          <table:table-cell table:style-name="ce44" table:formula="of:=TEXT([.$A339];&quot;MMM&quot;)" office:value-type="string" office:string-value="Nov" calcext:value-type="string">
            <text:p>Nov</text:p>
          </table:table-cell>
          <table:table-cell table:style-name="ce44" table:formula="of:=DAY([.A339])" office:value-type="float" office:value="1" calcext:value-type="float">
            <text:p>1</text:p>
          </table:table-cell>
          <table:table-cell table:style-name="ce44" table:formula="of:=TEXT([.$A339];&quot;DDD&quot;)" office:value-type="string" office:string-value="Sun" calcext:value-type="string">
            <text:p>Sun</text:p>
          </table:table-cell>
          <table:table-cell table:style-name="ce50" table:formula="of:=AND(DATE(YEAR([.$A339]);3;1)-WEEKDAY(DATE(YEAR([.$A339]);3;1)-1)+14&lt;=[.$A339];[.$A339]&lt;DATE(YEAR([.$A339]);11;1)-WEEKDAY(DATE(YEAR([.$A339]);11;1)-1)+7)" office:value-type="boolean" office:boolean-value="false" calcext:value-type="boolean">
            <text:p>FALSE</text:p>
          </table:table-cell>
          <table:table-cell table:style-name="ce55" table:formula="of:=VLOOKUP([.$C339];[$Sun.$A$1:$Sun.$C$367];2)-IF([.$G339];0;TIME(1;0;0))" office:value-type="time" office:time-value="PT06H26M00S" calcext:value-type="time">
            <text:p>6:26:00</text:p>
          </table:table-cell>
          <table:table-cell table:style-name="ce55" table:formula="of:=VLOOKUP([.$C339];[$Sun.$A$1:$Sun.$C$367];3)-IF([.$G339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39]" office:value-type="date" office:date-value="2026-11-01" calcext:value-type="date">
            <text:p>2026-1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39]);ISBLANK([.$P339]));&quot;None&quot;;CONCATENATE([.$O339];[.$P339];&quot;&quot;))" office:value-type="string" office:string-value="Specialx" calcext:value-type="string">
            <text:p>Specialx</text:p>
          </table:table-cell>
          <table:table-cell table:style-name="ce44" table:formula="of:=CONCATENATE(IF([.$P339]=&quot;t&quot;;&quot;[TBD: &quot;;&quot;&quot;);IF(ISBLANK([.$J339]);&quot;&quot;;[.$J339]); IF([.$P33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39]);&quot;&quot;;IF(ISBLANK([.$L339]);TEXT([.$K339];&quot;YYYY-MM-DD&quot;);TEXT([.$K339]+[.$L339];&quot;YYYY-MM-DDTHH:MM:SS&quot;)))" office:value-type="string" office:string-value="2026-11-01" calcext:value-type="string">
            <text:p>2026-11-01</text:p>
          </table:table-cell>
          <table:table-cell table:style-name="ce59" table:formula="of:=IF(ISBLANK([.$M339]);&quot;&quot;;IF(ISBLANK([.$N339]);TEXT([.$M339];&quot;YYYY-MM-DD&quot;);TEXT([.$M339]+[.$N339];&quot;YYYY-MM-DDTHH:MM:SS&quot;)))">
            <text:p/>
          </table:table-cell>
          <table:table-cell/>
        </table:table-row>
        <table:table-row table:style-name="ro2">
          <table:table-cell table:style-name="ce26" table:formula="of:=DATE([.$B340];11;1)-WEEKDAY(DATE([.$B340];11;1)-2)+7+1" office:value-type="date" office:date-value="2026-11-03" calcext:value-type="date">
            <text:p>2026-11-03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0]-DATE(YEAR([.$A340]);1;0)" office:value-type="float" office:value="307" calcext:value-type="float">
            <text:p>307</text:p>
          </table:table-cell>
          <table:table-cell table:style-name="ce44" table:formula="of:=TEXT([.$A340];&quot;MMM&quot;)" office:value-type="string" office:string-value="Nov" calcext:value-type="string">
            <text:p>Nov</text:p>
          </table:table-cell>
          <table:table-cell table:style-name="ce44" table:formula="of:=DAY([.A340])" office:value-type="float" office:value="3" calcext:value-type="float">
            <text:p>3</text:p>
          </table:table-cell>
          <table:table-cell table:style-name="ce44" table:formula="of:=TEXT([.$A340];&quot;DDD&quot;)" office:value-type="string" office:string-value="Tue" calcext:value-type="string">
            <text:p>Tue</text:p>
          </table:table-cell>
          <table:table-cell table:style-name="ce50" table:formula="of:=AND(DATE(YEAR([.$A340]);3;1)-WEEKDAY(DATE(YEAR([.$A340]);3;1)-1)+14&lt;=[.$A340];[.$A340]&lt;DATE(YEAR([.$A340]);11;1)-WEEKDAY(DATE(YEAR([.$A340]);11;1)-1)+7)" office:value-type="boolean" office:boolean-value="false" calcext:value-type="boolean">
            <text:p>FALSE</text:p>
          </table:table-cell>
          <table:table-cell table:style-name="ce55" table:formula="of:=VLOOKUP([.$C340];[$Sun.$A$1:$Sun.$C$367];2)-IF([.$G340];0;TIME(1;0;0))" office:value-type="time" office:time-value="PT06H29M00S" calcext:value-type="time">
            <text:p>6:29:00</text:p>
          </table:table-cell>
          <table:table-cell table:style-name="ce55" table:formula="of:=VLOOKUP([.$C340];[$Sun.$A$1:$Sun.$C$367];3)-IF([.$G340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40]" office:value-type="date" office:date-value="2026-11-03" calcext:value-type="date">
            <text:p>2026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0]);ISBLANK([.$P340]));&quot;None&quot;;CONCATENATE([.$O340];[.$P340];&quot;&quot;))" office:value-type="string" office:string-value="Holidayx" calcext:value-type="string">
            <text:p>Holidayx</text:p>
          </table:table-cell>
          <table:table-cell table:style-name="ce44" table:formula="of:=CONCATENATE(IF([.$P340]=&quot;t&quot;;&quot;[TBD: &quot;;&quot;&quot;);IF(ISBLANK([.$J340]);&quot;&quot;;[.$J340]); IF([.$P340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40]);&quot;&quot;;IF(ISBLANK([.$L340]);TEXT([.$K340];&quot;YYYY-MM-DD&quot;);TEXT([.$K340]+[.$L340];&quot;YYYY-MM-DDTHH:MM:SS&quot;)))" office:value-type="string" office:string-value="2026-11-03" calcext:value-type="string">
            <text:p>2026-11-03</text:p>
          </table:table-cell>
          <table:table-cell table:style-name="ce59" table:formula="of:=IF(ISBLANK([.$M340]);&quot;&quot;;IF(ISBLANK([.$N340]);TEXT([.$M340];&quot;YYYY-MM-DD&quot;);TEXT([.$M340]+[.$N340];&quot;YYYY-MM-DDTHH:MM:SS&quot;)))">
            <text:p/>
          </table:table-cell>
          <table:table-cell/>
        </table:table-row>
        <table:table-row table:style-name="ro2">
          <table:table-cell table:style-name="ce26" table:formula="of:=DATE([.$B341];11;1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1]-DATE(YEAR([.$A341]);1;0)" office:value-type="float" office:value="315" calcext:value-type="float">
            <text:p>315</text:p>
          </table:table-cell>
          <table:table-cell table:style-name="ce44" table:formula="of:=TEXT([.$A341];&quot;MMM&quot;)" office:value-type="string" office:string-value="Nov" calcext:value-type="string">
            <text:p>Nov</text:p>
          </table:table-cell>
          <table:table-cell table:style-name="ce44" table:formula="of:=DAY([.A341])" office:value-type="float" office:value="11" calcext:value-type="float">
            <text:p>11</text:p>
          </table:table-cell>
          <table:table-cell table:style-name="ce44" table:formula="of:=TEXT([.$A341];&quot;DDD&quot;)" office:value-type="string" office:string-value="Wed" calcext:value-type="string">
            <text:p>Wed</text:p>
          </table:table-cell>
          <table:table-cell table:style-name="ce50" table:formula="of:=AND(DATE(YEAR([.$A341]);3;1)-WEEKDAY(DATE(YEAR([.$A341]);3;1)-1)+14&lt;=[.$A341];[.$A341]&lt;DATE(YEAR([.$A341]);11;1)-WEEKDAY(DATE(YEAR([.$A341]);11;1)-1)+7)" office:value-type="boolean" office:boolean-value="false" calcext:value-type="boolean">
            <text:p>FALSE</text:p>
          </table:table-cell>
          <table:table-cell table:style-name="ce55" table:formula="of:=VLOOKUP([.$C341];[$Sun.$A$1:$Sun.$C$367];2)-IF([.$G341];0;TIME(1;0;0))" office:value-type="time" office:time-value="PT06H38M00S" calcext:value-type="time">
            <text:p>6:38:00</text:p>
          </table:table-cell>
          <table:table-cell table:style-name="ce55" table:formula="of:=VLOOKUP([.$C341];[$Sun.$A$1:$Sun.$C$367];3)-IF([.$G34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41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1]);ISBLANK([.$P341]));&quot;None&quot;;CONCATENATE([.$O341];[.$P341];&quot;&quot;))" office:value-type="string" office:string-value="Holidayx" calcext:value-type="string">
            <text:p>Holidayx</text:p>
          </table:table-cell>
          <table:table-cell table:style-name="ce44" table:formula="of:=CONCATENATE(IF([.$P341]=&quot;t&quot;;&quot;[TBD: &quot;;&quot;&quot;);IF(ISBLANK([.$J341]);&quot;&quot;;[.$J341]); IF([.$P341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41]);&quot;&quot;;IF(ISBLANK([.$L341]);TEXT([.$K341];&quot;YYYY-MM-DD&quot;);TEXT([.$K341]+[.$L341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1]);&quot;&quot;;IF(ISBLANK([.$N341]);TEXT([.$M341];&quot;YYYY-MM-DD&quot;);TEXT([.$M341]+[.$N341];&quot;YYYY-MM-DDTHH:MM:SS&quot;)))">
            <text:p/>
          </table:table-cell>
          <table:table-cell/>
        </table:table-row>
        <table:table-row table:style-name="ro2">
          <table:table-cell table:style-name="ce26" table:formula="of:=DATE([.$B342];11;11)+CHOOSE(WEEKDAY(DATE([.$B342];11;11));1;0;0;0;0;0;-1)" office:value-type="date" office:date-value="2026-11-11" calcext:value-type="date">
            <text:p>2026-11-11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2]-DATE(YEAR([.$A342]);1;0)" office:value-type="float" office:value="315" calcext:value-type="float">
            <text:p>315</text:p>
          </table:table-cell>
          <table:table-cell table:style-name="ce44" table:formula="of:=TEXT([.$A342];&quot;MMM&quot;)" office:value-type="string" office:string-value="Nov" calcext:value-type="string">
            <text:p>Nov</text:p>
          </table:table-cell>
          <table:table-cell table:style-name="ce44" table:formula="of:=DAY([.A342])" office:value-type="float" office:value="11" calcext:value-type="float">
            <text:p>11</text:p>
          </table:table-cell>
          <table:table-cell table:style-name="ce44" table:formula="of:=TEXT([.$A342];&quot;DDD&quot;)" office:value-type="string" office:string-value="Wed" calcext:value-type="string">
            <text:p>Wed</text:p>
          </table:table-cell>
          <table:table-cell table:style-name="ce50" table:formula="of:=AND(DATE(YEAR([.$A342]);3;1)-WEEKDAY(DATE(YEAR([.$A342]);3;1)-1)+14&lt;=[.$A342];[.$A342]&lt;DATE(YEAR([.$A342]);11;1)-WEEKDAY(DATE(YEAR([.$A342]);11;1)-1)+7)" office:value-type="boolean" office:boolean-value="false" calcext:value-type="boolean">
            <text:p>FALSE</text:p>
          </table:table-cell>
          <table:table-cell table:style-name="ce55" table:formula="of:=VLOOKUP([.$C342];[$Sun.$A$1:$Sun.$C$367];2)-IF([.$G342];0;TIME(1;0;0))" office:value-type="time" office:time-value="PT06H38M00S" calcext:value-type="time">
            <text:p>6:38:00</text:p>
          </table:table-cell>
          <table:table-cell table:style-name="ce55" table:formula="of:=VLOOKUP([.$C342];[$Sun.$A$1:$Sun.$C$367];3)-IF([.$G34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42]" office:value-type="date" office:date-value="2026-11-11" calcext:value-type="date">
            <text:p>2026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2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2]);ISBLANK([.$P342]));&quot;None&quot;;CONCATENATE([.$O342];[.$P342];&quot;&quot;))" office:value-type="string" office:string-value="Holiday-" calcext:value-type="string">
            <text:p>Holiday-</text:p>
          </table:table-cell>
          <table:table-cell table:style-name="ce44" table:formula="of:=CONCATENATE(IF([.$P342]=&quot;t&quot;;&quot;[TBD: &quot;;&quot;&quot;);IF(ISBLANK([.$J342]);&quot;&quot;;[.$J342]); IF([.$P342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42]);&quot;&quot;;IF(ISBLANK([.$L342]);TEXT([.$K342];&quot;YYYY-MM-DD&quot;);TEXT([.$K342]+[.$L342];&quot;YYYY-MM-DDTHH:MM:SS&quot;)))" office:value-type="string" office:string-value="2026-11-11" calcext:value-type="string">
            <text:p>2026-11-11</text:p>
          </table:table-cell>
          <table:table-cell table:style-name="ce59" table:formula="of:=IF(ISBLANK([.$M342]);&quot;&quot;;IF(ISBLANK([.$N342]);TEXT([.$M342];&quot;YYYY-MM-DD&quot;);TEXT([.$M342]+[.$N342];&quot;YYYY-MM-DDTHH:MM:SS&quot;)))">
            <text:p/>
          </table:table-cell>
          <table:table-cell/>
        </table:table-row>
        <table:table-row table:style-name="ro2">
          <table:table-cell table:style-name="ce26" table:formula="of:=DATE([.$B343];11;1)-WEEKDAY(DATE([.$B343];11;1)-5)+28" office:value-type="date" office:date-value="2026-11-26" calcext:value-type="date">
            <text:p>2026-11-26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3]-DATE(YEAR([.$A343]);1;0)" office:value-type="float" office:value="330" calcext:value-type="float">
            <text:p>330</text:p>
          </table:table-cell>
          <table:table-cell table:style-name="ce44" table:formula="of:=TEXT([.$A343];&quot;MMM&quot;)" office:value-type="string" office:string-value="Nov" calcext:value-type="string">
            <text:p>Nov</text:p>
          </table:table-cell>
          <table:table-cell table:style-name="ce44" table:formula="of:=DAY([.A343])" office:value-type="float" office:value="26" calcext:value-type="float">
            <text:p>26</text:p>
          </table:table-cell>
          <table:table-cell table:style-name="ce44" table:formula="of:=TEXT([.$A343];&quot;DDD&quot;)" office:value-type="string" office:string-value="Thu" calcext:value-type="string">
            <text:p>Thu</text:p>
          </table:table-cell>
          <table:table-cell table:style-name="ce50" table:formula="of:=AND(DATE(YEAR([.$A343]);3;1)-WEEKDAY(DATE(YEAR([.$A343]);3;1)-1)+14&lt;=[.$A343];[.$A343]&lt;DATE(YEAR([.$A343]);11;1)-WEEKDAY(DATE(YEAR([.$A343]);11;1)-1)+7)" office:value-type="boolean" office:boolean-value="false" calcext:value-type="boolean">
            <text:p>FALSE</text:p>
          </table:table-cell>
          <table:table-cell table:style-name="ce55" table:formula="of:=VLOOKUP([.$C343];[$Sun.$A$1:$Sun.$C$367];2)-IF([.$G343];0;TIME(1;0;0))" office:value-type="time" office:time-value="PT06H55M00S" calcext:value-type="time">
            <text:p>6:55:00</text:p>
          </table:table-cell>
          <table:table-cell table:style-name="ce55" table:formula="of:=VLOOKUP([.$C343];[$Sun.$A$1:$Sun.$C$367];3)-IF([.$G343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43]" office:value-type="date" office:date-value="2026-11-26" calcext:value-type="date">
            <text:p>2026-1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3]);ISBLANK([.$P343]));&quot;None&quot;;CONCATENATE([.$O343];[.$P343];&quot;&quot;))" office:value-type="string" office:string-value="Holidayx" calcext:value-type="string">
            <text:p>Holidayx</text:p>
          </table:table-cell>
          <table:table-cell table:style-name="ce44" table:formula="of:=CONCATENATE(IF([.$P343]=&quot;t&quot;;&quot;[TBD: &quot;;&quot;&quot;);IF(ISBLANK([.$J343]);&quot;&quot;;[.$J343]); IF([.$P343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43]);&quot;&quot;;IF(ISBLANK([.$L343]);TEXT([.$K343];&quot;YYYY-MM-DD&quot;);TEXT([.$K343]+[.$L343];&quot;YYYY-MM-DDTHH:MM:SS&quot;)))" office:value-type="string" office:string-value="2026-11-26" calcext:value-type="string">
            <text:p>2026-11-26</text:p>
          </table:table-cell>
          <table:table-cell table:style-name="ce59" table:formula="of:=IF(ISBLANK([.$M343]);&quot;&quot;;IF(ISBLANK([.$N343]);TEXT([.$M343];&quot;YYYY-MM-DD&quot;);TEXT([.$M343]+[.$N343];&quot;YYYY-MM-DDTHH:MM:SS&quot;)))">
            <text:p/>
          </table:table-cell>
          <table:table-cell/>
        </table:table-row>
        <table:table-row table:style-name="ro2">
          <table:table-cell table:style-name="ce26" table:formula="of:=DATE([.$B344];12;25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4]-DATE(YEAR([.$A344]);1;0)" office:value-type="float" office:value="359" calcext:value-type="float">
            <text:p>359</text:p>
          </table:table-cell>
          <table:table-cell table:style-name="ce44" table:formula="of:=TEXT([.$A344];&quot;MMM&quot;)" office:value-type="string" office:string-value="Dec" calcext:value-type="string">
            <text:p>Dec</text:p>
          </table:table-cell>
          <table:table-cell table:style-name="ce44" table:formula="of:=DAY([.A344])" office:value-type="float" office:value="25" calcext:value-type="float">
            <text:p>25</text:p>
          </table:table-cell>
          <table:table-cell table:style-name="ce44" table:formula="of:=TEXT([.$A344];&quot;DDD&quot;)" office:value-type="string" office:string-value="Fri" calcext:value-type="string">
            <text:p>Fri</text:p>
          </table:table-cell>
          <table:table-cell table:style-name="ce50" table:formula="of:=AND(DATE(YEAR([.$A344]);3;1)-WEEKDAY(DATE(YEAR([.$A344]);3;1)-1)+14&lt;=[.$A344];[.$A344]&lt;DATE(YEAR([.$A344]);11;1)-WEEKDAY(DATE(YEAR([.$A344]);11;1)-1)+7)" office:value-type="boolean" office:boolean-value="false" calcext:value-type="boolean">
            <text:p>FALSE</text:p>
          </table:table-cell>
          <table:table-cell table:style-name="ce55" table:formula="of:=VLOOKUP([.$C344];[$Sun.$A$1:$Sun.$C$367];2)-IF([.$G344];0;TIME(1;0;0))" office:value-type="time" office:time-value="PT07H18M00S" calcext:value-type="time">
            <text:p>7:18:00</text:p>
          </table:table-cell>
          <table:table-cell table:style-name="ce55" table:formula="of:=VLOOKUP([.$C344];[$Sun.$A$1:$Sun.$C$367];3)-IF([.$G34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44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4]);ISBLANK([.$P344]));&quot;None&quot;;CONCATENATE([.$O344];[.$P344];&quot;&quot;))" office:value-type="string" office:string-value="Holidayx" calcext:value-type="string">
            <text:p>Holidayx</text:p>
          </table:table-cell>
          <table:table-cell table:style-name="ce44" table:formula="of:=CONCATENATE(IF([.$P344]=&quot;t&quot;;&quot;[TBD: &quot;;&quot;&quot;);IF(ISBLANK([.$J344]);&quot;&quot;;[.$J344]); IF([.$P344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44]);&quot;&quot;;IF(ISBLANK([.$L344]);TEXT([.$K344];&quot;YYYY-MM-DD&quot;);TEXT([.$K344]+[.$L344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4]);&quot;&quot;;IF(ISBLANK([.$N344]);TEXT([.$M344];&quot;YYYY-MM-DD&quot;);TEXT([.$M344]+[.$N344];&quot;YYYY-MM-DDTHH:MM:SS&quot;)))">
            <text:p/>
          </table:table-cell>
          <table:table-cell/>
        </table:table-row>
        <table:table-row table:style-name="ro2">
          <table:table-cell table:style-name="ce26" table:formula="of:=DATE([.$B345];12;25)+CHOOSE(WEEKDAY(DATE([.$B345];12;25));1;0;0;0;0;0;-1)" office:value-type="date" office:date-value="2026-12-25" calcext:value-type="date">
            <text:p>2026-12-25</text:p>
          </table:table-cell>
          <table:table-cell table:style-name="ce44" office:value-type="float" office:value="2026" calcext:value-type="float">
            <text:p>2026</text:p>
          </table:table-cell>
          <table:table-cell table:style-name="ce44" table:formula="of:=[.$A345]-DATE(YEAR([.$A345]);1;0)" office:value-type="float" office:value="359" calcext:value-type="float">
            <text:p>359</text:p>
          </table:table-cell>
          <table:table-cell table:style-name="ce44" table:formula="of:=TEXT([.$A345];&quot;MMM&quot;)" office:value-type="string" office:string-value="Dec" calcext:value-type="string">
            <text:p>Dec</text:p>
          </table:table-cell>
          <table:table-cell table:style-name="ce44" table:formula="of:=DAY([.A345])" office:value-type="float" office:value="25" calcext:value-type="float">
            <text:p>25</text:p>
          </table:table-cell>
          <table:table-cell table:style-name="ce44" table:formula="of:=TEXT([.$A345];&quot;DDD&quot;)" office:value-type="string" office:string-value="Fri" calcext:value-type="string">
            <text:p>Fri</text:p>
          </table:table-cell>
          <table:table-cell table:style-name="ce50" table:formula="of:=AND(DATE(YEAR([.$A345]);3;1)-WEEKDAY(DATE(YEAR([.$A345]);3;1)-1)+14&lt;=[.$A345];[.$A345]&lt;DATE(YEAR([.$A345]);11;1)-WEEKDAY(DATE(YEAR([.$A345]);11;1)-1)+7)" office:value-type="boolean" office:boolean-value="false" calcext:value-type="boolean">
            <text:p>FALSE</text:p>
          </table:table-cell>
          <table:table-cell table:style-name="ce55" table:formula="of:=VLOOKUP([.$C345];[$Sun.$A$1:$Sun.$C$367];2)-IF([.$G345];0;TIME(1;0;0))" office:value-type="time" office:time-value="PT07H18M00S" calcext:value-type="time">
            <text:p>7:18:00</text:p>
          </table:table-cell>
          <table:table-cell table:style-name="ce55" table:formula="of:=VLOOKUP([.$C345];[$Sun.$A$1:$Sun.$C$367];3)-IF([.$G34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45]" office:value-type="date" office:date-value="2026-12-25" calcext:value-type="date">
            <text:p>2026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5]);ISBLANK([.$P345]));&quot;None&quot;;CONCATENATE([.$O345];[.$P345];&quot;&quot;))" office:value-type="string" office:string-value="Holiday-" calcext:value-type="string">
            <text:p>Holiday-</text:p>
          </table:table-cell>
          <table:table-cell table:style-name="ce44" table:formula="of:=CONCATENATE(IF([.$P345]=&quot;t&quot;;&quot;[TBD: &quot;;&quot;&quot;);IF(ISBLANK([.$J345]);&quot;&quot;;[.$J345]); IF([.$P34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45]);&quot;&quot;;IF(ISBLANK([.$L345]);TEXT([.$K345];&quot;YYYY-MM-DD&quot;);TEXT([.$K345]+[.$L345];&quot;YYYY-MM-DDTHH:MM:SS&quot;)))" office:value-type="string" office:string-value="2026-12-25" calcext:value-type="string">
            <text:p>2026-12-25</text:p>
          </table:table-cell>
          <table:table-cell table:style-name="ce59" table:formula="of:=IF(ISBLANK([.$M345]);&quot;&quot;;IF(ISBLANK([.$N345]);TEXT([.$M345];&quot;YYYY-MM-DD&quot;);TEXT([.$M345]+[.$N345];&quot;YYYY-MM-DDTHH:MM:SS&quot;)))">
            <text:p/>
          </table:table-cell>
          <table:table-cell/>
        </table:table-row>
        <table:table-row table:style-name="ro2">
          <table:table-cell table:style-name="ce26" table:formula="of:=DATE([.$B346];1;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6]-DATE(YEAR([.$A346]);1;0)" office:value-type="float" office:value="1" calcext:value-type="float">
            <text:p>1</text:p>
          </table:table-cell>
          <table:table-cell table:style-name="ce44" table:formula="of:=TEXT([.$A346];&quot;MMM&quot;)" office:value-type="string" office:string-value="Jan" calcext:value-type="string">
            <text:p>Jan</text:p>
          </table:table-cell>
          <table:table-cell table:style-name="ce44" table:formula="of:=DAY([.A346])" office:value-type="float" office:value="1" calcext:value-type="float">
            <text:p>1</text:p>
          </table:table-cell>
          <table:table-cell table:style-name="ce44" table:formula="of:=TEXT([.$A346];&quot;DDD&quot;)" office:value-type="string" office:string-value="Fri" calcext:value-type="string">
            <text:p>Fri</text:p>
          </table:table-cell>
          <table:table-cell table:style-name="ce50" table:formula="of:=AND(DATE(YEAR([.$A346]);3;1)-WEEKDAY(DATE(YEAR([.$A346]);3;1)-1)+14&lt;=[.$A346];[.$A346]&lt;DATE(YEAR([.$A346]);11;1)-WEEKDAY(DATE(YEAR([.$A346]);11;1)-1)+7)" office:value-type="boolean" office:boolean-value="false" calcext:value-type="boolean">
            <text:p>FALSE</text:p>
          </table:table-cell>
          <table:table-cell table:style-name="ce55" table:formula="of:=VLOOKUP([.$C346];[$Sun.$A$1:$Sun.$C$367];2)-IF([.$G346];0;TIME(1;0;0))" office:value-type="time" office:time-value="PT07H19M00S" calcext:value-type="time">
            <text:p>7:19:00</text:p>
          </table:table-cell>
          <table:table-cell table:style-name="ce55" table:formula="of:=VLOOKUP([.$C346];[$Sun.$A$1:$Sun.$C$367];3)-IF([.$G34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46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6]);ISBLANK([.$P346]));&quot;None&quot;;CONCATENATE([.$O346];[.$P346];&quot;&quot;))" office:value-type="string" office:string-value="Holidayx" calcext:value-type="string">
            <text:p>Holidayx</text:p>
          </table:table-cell>
          <table:table-cell table:style-name="ce44" table:formula="of:=CONCATENATE(IF([.$P346]=&quot;t&quot;;&quot;[TBD: &quot;;&quot;&quot;);IF(ISBLANK([.$J346]);&quot;&quot;;[.$J346]); IF([.$P346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46]);&quot;&quot;;IF(ISBLANK([.$L346]);TEXT([.$K346];&quot;YYYY-MM-DD&quot;);TEXT([.$K346]+[.$L346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46]);&quot;&quot;;IF(ISBLANK([.$N346]);TEXT([.$M346];&quot;YYYY-MM-DD&quot;);TEXT([.$M346]+[.$N346];&quot;YYYY-MM-DDTHH:MM:SS&quot;)))">
            <text:p/>
          </table:table-cell>
          <table:table-cell/>
        </table:table-row>
        <table:table-row table:style-name="ro2">
          <table:table-cell table:style-name="ce26" table:formula="of:=DATE([.$B347];1;1)+CHOOSE(WEEKDAY(DATE([.$B347];1;1));1;0;0;0;0;0;-1)" office:value-type="date" office:date-value="2027-01-01" calcext:value-type="date">
            <text:p>2027-01-0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7]-DATE(YEAR([.$A347]);1;0)" office:value-type="float" office:value="1" calcext:value-type="float">
            <text:p>1</text:p>
          </table:table-cell>
          <table:table-cell table:style-name="ce44" table:formula="of:=TEXT([.$A347];&quot;MMM&quot;)" office:value-type="string" office:string-value="Jan" calcext:value-type="string">
            <text:p>Jan</text:p>
          </table:table-cell>
          <table:table-cell table:style-name="ce44" table:formula="of:=DAY([.A347])" office:value-type="float" office:value="1" calcext:value-type="float">
            <text:p>1</text:p>
          </table:table-cell>
          <table:table-cell table:style-name="ce44" table:formula="of:=TEXT([.$A347];&quot;DDD&quot;)" office:value-type="string" office:string-value="Fri" calcext:value-type="string">
            <text:p>Fri</text:p>
          </table:table-cell>
          <table:table-cell table:style-name="ce50" table:formula="of:=AND(DATE(YEAR([.$A347]);3;1)-WEEKDAY(DATE(YEAR([.$A347]);3;1)-1)+14&lt;=[.$A347];[.$A347]&lt;DATE(YEAR([.$A347]);11;1)-WEEKDAY(DATE(YEAR([.$A347]);11;1)-1)+7)" office:value-type="boolean" office:boolean-value="false" calcext:value-type="boolean">
            <text:p>FALSE</text:p>
          </table:table-cell>
          <table:table-cell table:style-name="ce55" table:formula="of:=VLOOKUP([.$C347];[$Sun.$A$1:$Sun.$C$367];2)-IF([.$G347];0;TIME(1;0;0))" office:value-type="time" office:time-value="PT07H19M00S" calcext:value-type="time">
            <text:p>7:19:00</text:p>
          </table:table-cell>
          <table:table-cell table:style-name="ce55" table:formula="of:=VLOOKUP([.$C347];[$Sun.$A$1:$Sun.$C$367];3)-IF([.$G34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47]" office:value-type="date" office:date-value="2027-01-01" calcext:value-type="date">
            <text:p>2027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4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47]);ISBLANK([.$P347]));&quot;None&quot;;CONCATENATE([.$O347];[.$P347];&quot;&quot;))" office:value-type="string" office:string-value="Holiday-" calcext:value-type="string">
            <text:p>Holiday-</text:p>
          </table:table-cell>
          <table:table-cell table:style-name="ce44" table:formula="of:=CONCATENATE(IF([.$P347]=&quot;t&quot;;&quot;[TBD: &quot;;&quot;&quot;);IF(ISBLANK([.$J347]);&quot;&quot;;[.$J347]); IF([.$P34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47]);&quot;&quot;;IF(ISBLANK([.$L347]);TEXT([.$K347];&quot;YYYY-MM-DD&quot;);TEXT([.$K347]+[.$L347];&quot;YYYY-MM-DDTHH:MM:SS&quot;)))" office:value-type="string" office:string-value="2027-01-01" calcext:value-type="string">
            <text:p>2027-01-01</text:p>
          </table:table-cell>
          <table:table-cell table:style-name="ce59" table:formula="of:=IF(ISBLANK([.$M347]);&quot;&quot;;IF(ISBLANK([.$N347]);TEXT([.$M347];&quot;YYYY-MM-DD&quot;);TEXT([.$M347]+[.$N347];&quot;YYYY-MM-DDTHH:MM:SS&quot;)))">
            <text:p/>
          </table:table-cell>
          <table:table-cell/>
        </table:table-row>
        <table:table-row table:style-name="ro2">
          <table:table-cell table:style-name="ce26" table:formula="of:=DATE([.$B348];1;1)-WEEKDAY(DATE([.$B348];1;1)-2)+21" office:value-type="date" office:date-value="2027-01-18" calcext:value-type="date">
            <text:p>2027-01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8]-DATE(YEAR([.$A348]);1;0)" office:value-type="float" office:value="18" calcext:value-type="float">
            <text:p>18</text:p>
          </table:table-cell>
          <table:table-cell table:style-name="ce44" table:formula="of:=TEXT([.$A348];&quot;MMM&quot;)" office:value-type="string" office:string-value="Jan" calcext:value-type="string">
            <text:p>Jan</text:p>
          </table:table-cell>
          <table:table-cell table:style-name="ce44" table:formula="of:=DAY([.A348])" office:value-type="float" office:value="18" calcext:value-type="float">
            <text:p>18</text:p>
          </table:table-cell>
          <table:table-cell table:style-name="ce44" table:formula="of:=TEXT([.$A348];&quot;DDD&quot;)" office:value-type="string" office:string-value="Mon" calcext:value-type="string">
            <text:p>Mon</text:p>
          </table:table-cell>
          <table:table-cell table:style-name="ce50" table:formula="of:=AND(DATE(YEAR([.$A348]);3;1)-WEEKDAY(DATE(YEAR([.$A348]);3;1)-1)+14&lt;=[.$A348];[.$A348]&lt;DATE(YEAR([.$A348]);11;1)-WEEKDAY(DATE(YEAR([.$A348]);11;1)-1)+7)" office:value-type="boolean" office:boolean-value="false" calcext:value-type="boolean">
            <text:p>FALSE</text:p>
          </table:table-cell>
          <table:table-cell table:style-name="ce55" table:formula="of:=VLOOKUP([.$C348];[$Sun.$A$1:$Sun.$C$367];2)-IF([.$G348];0;TIME(1;0;0))" office:value-type="time" office:time-value="PT07H16M00S" calcext:value-type="time">
            <text:p>7:16:00</text:p>
          </table:table-cell>
          <table:table-cell table:style-name="ce55" table:formula="of:=VLOOKUP([.$C348];[$Sun.$A$1:$Sun.$C$367];3)-IF([.$G348];0;TIME(1;0;0))" office:value-type="time" office:time-value="PT16H56M00S" calcext:value-type="time">
            <text:p>16:56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48]" office:value-type="date" office:date-value="2027-01-18" calcext:value-type="date">
            <text:p>2027-01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8]);ISBLANK([.$P348]));&quot;None&quot;;CONCATENATE([.$O348];[.$P348];&quot;&quot;))" office:value-type="string" office:string-value="Holidayx" calcext:value-type="string">
            <text:p>Holidayx</text:p>
          </table:table-cell>
          <table:table-cell table:style-name="ce44" table:formula="of:=CONCATENATE(IF([.$P348]=&quot;t&quot;;&quot;[TBD: &quot;;&quot;&quot;);IF(ISBLANK([.$J348]);&quot;&quot;;[.$J348]); IF([.$P34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48]);&quot;&quot;;IF(ISBLANK([.$L348]);TEXT([.$K348];&quot;YYYY-MM-DD&quot;);TEXT([.$K348]+[.$L348];&quot;YYYY-MM-DDTHH:MM:SS&quot;)))" office:value-type="string" office:string-value="2027-01-18" calcext:value-type="string">
            <text:p>2027-01-18</text:p>
          </table:table-cell>
          <table:table-cell table:style-name="ce59" table:formula="of:=IF(ISBLANK([.$M348]);&quot;&quot;;IF(ISBLANK([.$N348]);TEXT([.$M348];&quot;YYYY-MM-DD&quot;);TEXT([.$M348]+[.$N348];&quot;YYYY-MM-DDTHH:MM:SS&quot;)))">
            <text:p/>
          </table:table-cell>
          <table:table-cell/>
        </table:table-row>
        <table:table-row table:style-name="ro2">
          <table:table-cell table:style-name="ce26" table:formula="of:=DATE([.$B349];2;1)-WEEKDAY(DATE([.$B349];2;1)-2)+21" office:value-type="date" office:date-value="2027-02-15" calcext:value-type="date">
            <text:p>2027-02-1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49]-DATE(YEAR([.$A349]);1;0)" office:value-type="float" office:value="46" calcext:value-type="float">
            <text:p>46</text:p>
          </table:table-cell>
          <table:table-cell table:style-name="ce44" table:formula="of:=TEXT([.$A349];&quot;MMM&quot;)" office:value-type="string" office:string-value="Feb" calcext:value-type="string">
            <text:p>Feb</text:p>
          </table:table-cell>
          <table:table-cell table:style-name="ce44" table:formula="of:=DAY([.A349])" office:value-type="float" office:value="15" calcext:value-type="float">
            <text:p>15</text:p>
          </table:table-cell>
          <table:table-cell table:style-name="ce44" table:formula="of:=TEXT([.$A349];&quot;DDD&quot;)" office:value-type="string" office:string-value="Mon" calcext:value-type="string">
            <text:p>Mon</text:p>
          </table:table-cell>
          <table:table-cell table:style-name="ce50" table:formula="of:=AND(DATE(YEAR([.$A349]);3;1)-WEEKDAY(DATE(YEAR([.$A349]);3;1)-1)+14&lt;=[.$A349];[.$A349]&lt;DATE(YEAR([.$A349]);11;1)-WEEKDAY(DATE(YEAR([.$A349]);11;1)-1)+7)" office:value-type="boolean" office:boolean-value="false" calcext:value-type="boolean">
            <text:p>FALSE</text:p>
          </table:table-cell>
          <table:table-cell table:style-name="ce55" table:formula="of:=VLOOKUP([.$C349];[$Sun.$A$1:$Sun.$C$367];2)-IF([.$G349];0;TIME(1;0;0))" office:value-type="time" office:time-value="PT06H49M00S" calcext:value-type="time">
            <text:p>6:49:00</text:p>
          </table:table-cell>
          <table:table-cell table:style-name="ce55" table:formula="of:=VLOOKUP([.$C349];[$Sun.$A$1:$Sun.$C$367];3)-IF([.$G349];0;TIME(1;0;0))" office:value-type="time" office:time-value="PT17H30M00S" calcext:value-type="time">
            <text:p>17:30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49]" office:value-type="date" office:date-value="2027-02-15" calcext:value-type="date">
            <text:p>2027-02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49]);ISBLANK([.$P349]));&quot;None&quot;;CONCATENATE([.$O349];[.$P349];&quot;&quot;))" office:value-type="string" office:string-value="Holidayx" calcext:value-type="string">
            <text:p>Holidayx</text:p>
          </table:table-cell>
          <table:table-cell table:style-name="ce44" table:formula="of:=CONCATENATE(IF([.$P349]=&quot;t&quot;;&quot;[TBD: &quot;;&quot;&quot;);IF(ISBLANK([.$J349]);&quot;&quot;;[.$J349]); IF([.$P349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49]);&quot;&quot;;IF(ISBLANK([.$L349]);TEXT([.$K349];&quot;YYYY-MM-DD&quot;);TEXT([.$K349]+[.$L349];&quot;YYYY-MM-DDTHH:MM:SS&quot;)))" office:value-type="string" office:string-value="2027-02-15" calcext:value-type="string">
            <text:p>2027-02-15</text:p>
          </table:table-cell>
          <table:table-cell table:style-name="ce59" table:formula="of:=IF(ISBLANK([.$M349]);&quot;&quot;;IF(ISBLANK([.$N349]);TEXT([.$M349];&quot;YYYY-MM-DD&quot;);TEXT([.$M349]+[.$N349];&quot;YYYY-MM-DDTHH:MM:SS&quot;)))">
            <text:p/>
          </table:table-cell>
          <table:table-cell/>
        </table:table-row>
        <table:table-row table:style-name="ro2">
          <table:table-cell table:style-name="ce26" table:formula="of:=DATE([.$B350];3;1)-WEEKDAY(DATE([.$B350];3;1)-1)+14" office:value-type="date" office:date-value="2027-03-14" calcext:value-type="date">
            <text:p>2027-03-1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0]-DATE(YEAR([.$A350]);1;0)" office:value-type="float" office:value="73" calcext:value-type="float">
            <text:p>73</text:p>
          </table:table-cell>
          <table:table-cell table:style-name="ce44" table:formula="of:=TEXT([.$A350];&quot;MMM&quot;)" office:value-type="string" office:string-value="Mar" calcext:value-type="string">
            <text:p>Mar</text:p>
          </table:table-cell>
          <table:table-cell table:style-name="ce44" table:formula="of:=DAY([.A350])" office:value-type="float" office:value="14" calcext:value-type="float">
            <text:p>14</text:p>
          </table:table-cell>
          <table:table-cell table:style-name="ce44" table:formula="of:=TEXT([.$A350];&quot;DDD&quot;)" office:value-type="string" office:string-value="Sun" calcext:value-type="string">
            <text:p>Sun</text:p>
          </table:table-cell>
          <table:table-cell table:style-name="ce50" table:formula="of:=AND(DATE(YEAR([.$A350]);3;1)-WEEKDAY(DATE(YEAR([.$A350]);3;1)-1)+14&lt;=[.$A350];[.$A350]&lt;DATE(YEAR([.$A350]);11;1)-WEEKDAY(DATE(YEAR([.$A350]);11;1)-1)+7)" office:value-type="boolean" office:boolean-value="true" calcext:value-type="boolean">
            <text:p>TRUE</text:p>
          </table:table-cell>
          <table:table-cell table:style-name="ce55" table:formula="of:=VLOOKUP([.$C350];[$Sun.$A$1:$Sun.$C$367];2)-IF([.$G350];0;TIME(1;0;0))" office:value-type="time" office:time-value="PT07H08M00S" calcext:value-type="time">
            <text:p>7:08:00</text:p>
          </table:table-cell>
          <table:table-cell table:style-name="ce55" table:formula="of:=VLOOKUP([.$C350];[$Sun.$A$1:$Sun.$C$367];3)-IF([.$G350];0;TIME(1;0;0))" office:value-type="time" office:time-value="PT19H01M00S" calcext:value-type="time">
            <text:p>19:01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50]" office:value-type="date" office:date-value="2027-03-14" calcext:value-type="date">
            <text:p>2027-03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0]);ISBLANK([.$P350]));&quot;None&quot;;CONCATENATE([.$O350];[.$P350];&quot;&quot;))" office:value-type="string" office:string-value="Specialx" calcext:value-type="string">
            <text:p>Specialx</text:p>
          </table:table-cell>
          <table:table-cell table:style-name="ce44" table:formula="of:=CONCATENATE(IF([.$P350]=&quot;t&quot;;&quot;[TBD: &quot;;&quot;&quot;);IF(ISBLANK([.$J350]);&quot;&quot;;[.$J350]); IF([.$P350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50]);&quot;&quot;;IF(ISBLANK([.$L350]);TEXT([.$K350];&quot;YYYY-MM-DD&quot;);TEXT([.$K350]+[.$L350];&quot;YYYY-MM-DDTHH:MM:SS&quot;)))" office:value-type="string" office:string-value="2027-03-14" calcext:value-type="string">
            <text:p>2027-03-14</text:p>
          </table:table-cell>
          <table:table-cell table:style-name="ce59" table:formula="of:=IF(ISBLANK([.$M350]);&quot;&quot;;IF(ISBLANK([.$N350]);TEXT([.$M350];&quot;YYYY-MM-DD&quot;);TEXT([.$M350]+[.$N350];&quot;YYYY-MM-DDTHH:MM:SS&quot;)))">
            <text:p/>
          </table:table-cell>
          <table:table-cell/>
        </table:table-row>
        <table:table-row table:style-name="ro2">
          <table:table-cell table:style-name="ce26" table:formula="of:=DATE([.$B351];6;1) - WEEKDAY(DATE([.$B351];6;1)-2)" office:value-type="date" office:date-value="2027-05-31" calcext:value-type="date">
            <text:p>2027-05-3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1]-DATE(YEAR([.$A351]);1;0)" office:value-type="float" office:value="151" calcext:value-type="float">
            <text:p>151</text:p>
          </table:table-cell>
          <table:table-cell table:style-name="ce44" table:formula="of:=TEXT([.$A351];&quot;MMM&quot;)" office:value-type="string" office:string-value="May" calcext:value-type="string">
            <text:p>May</text:p>
          </table:table-cell>
          <table:table-cell table:style-name="ce44" table:formula="of:=DAY([.A351])" office:value-type="float" office:value="31" calcext:value-type="float">
            <text:p>31</text:p>
          </table:table-cell>
          <table:table-cell table:style-name="ce44" table:formula="of:=TEXT([.$A351];&quot;DDD&quot;)" office:value-type="string" office:string-value="Mon" calcext:value-type="string">
            <text:p>Mon</text:p>
          </table:table-cell>
          <table:table-cell table:style-name="ce50" table:formula="of:=AND(DATE(YEAR([.$A351]);3;1)-WEEKDAY(DATE(YEAR([.$A351]);3;1)-1)+14&lt;=[.$A351];[.$A351]&lt;DATE(YEAR([.$A351]);11;1)-WEEKDAY(DATE(YEAR([.$A351]);11;1)-1)+7)" office:value-type="boolean" office:boolean-value="true" calcext:value-type="boolean">
            <text:p>TRUE</text:p>
          </table:table-cell>
          <table:table-cell table:style-name="ce55" table:formula="of:=VLOOKUP([.$C351];[$Sun.$A$1:$Sun.$C$367];2)-IF([.$G351];0;TIME(1;0;0))" office:value-type="time" office:time-value="PT05H27M00S" calcext:value-type="time">
            <text:p>5:27:00</text:p>
          </table:table-cell>
          <table:table-cell table:style-name="ce55" table:formula="of:=VLOOKUP([.$C351];[$Sun.$A$1:$Sun.$C$367];3)-IF([.$G351];0;TIME(1;0;0))" office:value-type="time" office:time-value="PT20H20M00S" calcext:value-type="time">
            <text:p>20:20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51]" office:value-type="date" office:date-value="2027-05-31" calcext:value-type="date">
            <text:p>2027-05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1]);ISBLANK([.$P351]));&quot;None&quot;;CONCATENATE([.$O351];[.$P351];&quot;&quot;))" office:value-type="string" office:string-value="Holidayx" calcext:value-type="string">
            <text:p>Holidayx</text:p>
          </table:table-cell>
          <table:table-cell table:style-name="ce44" table:formula="of:=CONCATENATE(IF([.$P351]=&quot;t&quot;;&quot;[TBD: &quot;;&quot;&quot;);IF(ISBLANK([.$J351]);&quot;&quot;;[.$J351]); IF([.$P351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51]);&quot;&quot;;IF(ISBLANK([.$L351]);TEXT([.$K351];&quot;YYYY-MM-DD&quot;);TEXT([.$K351]+[.$L351];&quot;YYYY-MM-DDTHH:MM:SS&quot;)))" office:value-type="string" office:string-value="2027-05-31" calcext:value-type="string">
            <text:p>2027-05-31</text:p>
          </table:table-cell>
          <table:table-cell table:style-name="ce59" table:formula="of:=IF(ISBLANK([.$M351]);&quot;&quot;;IF(ISBLANK([.$N351]);TEXT([.$M351];&quot;YYYY-MM-DD&quot;);TEXT([.$M351]+[.$N351];&quot;YYYY-MM-DDTHH:MM:SS&quot;)))">
            <text:p/>
          </table:table-cell>
          <table:table-cell/>
        </table:table-row>
        <table:table-row table:style-name="ro2">
          <table:table-cell table:style-name="ce26" table:formula="of:=DATE([.$B352];6;19)+CHOOSE(WEEKDAY(DATE([.$B352];6;19));1;0;0;0;0;0;-1)" office:value-type="date" office:date-value="2027-06-18" calcext:value-type="date">
            <text:p>2027-06-18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2]-DATE(YEAR([.$A352]);1;0)" office:value-type="float" office:value="169" calcext:value-type="float">
            <text:p>169</text:p>
          </table:table-cell>
          <table:table-cell table:style-name="ce44" table:formula="of:=TEXT([.$A352];&quot;MMM&quot;)" office:value-type="string" office:string-value="Jun" calcext:value-type="string">
            <text:p>Jun</text:p>
          </table:table-cell>
          <table:table-cell table:style-name="ce44" table:formula="of:=DAY([.A352])" office:value-type="float" office:value="18" calcext:value-type="float">
            <text:p>18</text:p>
          </table:table-cell>
          <table:table-cell table:style-name="ce44" table:formula="of:=TEXT([.$A352];&quot;DDD&quot;)" office:value-type="string" office:string-value="Fri" calcext:value-type="string">
            <text:p>Fri</text:p>
          </table:table-cell>
          <table:table-cell table:style-name="ce50" table:formula="of:=AND(DATE(YEAR([.$A352]);3;1)-WEEKDAY(DATE(YEAR([.$A352]);3;1)-1)+14&lt;=[.$A352];[.$A352]&lt;DATE(YEAR([.$A352]);11;1)-WEEKDAY(DATE(YEAR([.$A352]);11;1)-1)+7)" office:value-type="boolean" office:boolean-value="true" calcext:value-type="boolean">
            <text:p>TRUE</text:p>
          </table:table-cell>
          <table:table-cell table:style-name="ce55" table:formula="of:=VLOOKUP([.$C352];[$Sun.$A$1:$Sun.$C$367];2)-IF([.$G352];0;TIME(1;0;0))" office:value-type="time" office:time-value="PT05H24M00S" calcext:value-type="time">
            <text:p>5:24:00</text:p>
          </table:table-cell>
          <table:table-cell table:style-name="ce55" table:formula="of:=VLOOKUP([.$C352];[$Sun.$A$1:$Sun.$C$367];3)-IF([.$G352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52]" office:value-type="date" office:date-value="2027-06-18" calcext:value-type="date">
            <text:p>2027-06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2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2]);ISBLANK([.$P352]));&quot;None&quot;;CONCATENATE([.$O352];[.$P352];&quot;&quot;))" office:value-type="string" office:string-value="Holidayx" calcext:value-type="string">
            <text:p>Holidayx</text:p>
          </table:table-cell>
          <table:table-cell table:style-name="ce44" table:formula="of:=CONCATENATE(IF([.$P352]=&quot;t&quot;;&quot;[TBD: &quot;;&quot;&quot;);IF(ISBLANK([.$J352]);&quot;&quot;;[.$J352]); IF([.$P352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52]);&quot;&quot;;IF(ISBLANK([.$L352]);TEXT([.$K352];&quot;YYYY-MM-DD&quot;);TEXT([.$K352]+[.$L352];&quot;YYYY-MM-DDTHH:MM:SS&quot;)))" office:value-type="string" office:string-value="2027-06-18" calcext:value-type="string">
            <text:p>2027-06-18</text:p>
          </table:table-cell>
          <table:table-cell table:style-name="ce59" table:formula="of:=IF(ISBLANK([.$M352]);&quot;&quot;;IF(ISBLANK([.$N352]);TEXT([.$M352];&quot;YYYY-MM-DD&quot;);TEXT([.$M352]+[.$N352];&quot;YYYY-MM-DDTHH:MM:SS&quot;)))">
            <text:p/>
          </table:table-cell>
          <table:table-cell/>
        </table:table-row>
        <table:table-row table:style-name="ro2">
          <table:table-cell table:style-name="ce26" table:formula="of:=DATE([.$B353];6;19)" office:value-type="date" office:date-value="2027-06-19" calcext:value-type="date">
            <text:p>2027-06-19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3]-DATE(YEAR([.$A353]);1;0)" office:value-type="float" office:value="170" calcext:value-type="float">
            <text:p>170</text:p>
          </table:table-cell>
          <table:table-cell table:style-name="ce44" table:formula="of:=TEXT([.$A353];&quot;MMM&quot;)" office:value-type="string" office:string-value="Jun" calcext:value-type="string">
            <text:p>Jun</text:p>
          </table:table-cell>
          <table:table-cell table:style-name="ce44" table:formula="of:=DAY([.A353])" office:value-type="float" office:value="19" calcext:value-type="float">
            <text:p>19</text:p>
          </table:table-cell>
          <table:table-cell table:style-name="ce44" table:formula="of:=TEXT([.$A353];&quot;DDD&quot;)" office:value-type="string" office:string-value="Sat" calcext:value-type="string">
            <text:p>Sat</text:p>
          </table:table-cell>
          <table:table-cell table:style-name="ce50" table:formula="of:=AND(DATE(YEAR([.$A353]);3;1)-WEEKDAY(DATE(YEAR([.$A353]);3;1)-1)+14&lt;=[.$A353];[.$A353]&lt;DATE(YEAR([.$A353]);11;1)-WEEKDAY(DATE(YEAR([.$A353]);11;1)-1)+7)" office:value-type="boolean" office:boolean-value="true" calcext:value-type="boolean">
            <text:p>TRUE</text:p>
          </table:table-cell>
          <table:table-cell table:style-name="ce55" table:formula="of:=VLOOKUP([.$C353];[$Sun.$A$1:$Sun.$C$367];2)-IF([.$G353];0;TIME(1;0;0))" office:value-type="time" office:time-value="PT05H24M00S" calcext:value-type="time">
            <text:p>5:24:00</text:p>
          </table:table-cell>
          <table:table-cell table:style-name="ce55" table:formula="of:=VLOOKUP([.$C353];[$Sun.$A$1:$Sun.$C$367];3)-IF([.$G35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53]" office:value-type="date" office:date-value="2027-06-19" calcext:value-type="date">
            <text:p>2027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3]);ISBLANK([.$P353]));&quot;None&quot;;CONCATENATE([.$O353];[.$P353];&quot;&quot;))" office:value-type="string" office:string-value="Holidayx" calcext:value-type="string">
            <text:p>Holidayx</text:p>
          </table:table-cell>
          <table:table-cell table:style-name="ce44" table:formula="of:=CONCATENATE(IF([.$P353]=&quot;t&quot;;&quot;[TBD: &quot;;&quot;&quot;);IF(ISBLANK([.$J353]);&quot;&quot;;[.$J353]); IF([.$P35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53]);&quot;&quot;;IF(ISBLANK([.$L353]);TEXT([.$K353];&quot;YYYY-MM-DD&quot;);TEXT([.$K353]+[.$L353];&quot;YYYY-MM-DDTHH:MM:SS&quot;)))" office:value-type="string" office:string-value="2027-06-19" calcext:value-type="string">
            <text:p>2027-06-19</text:p>
          </table:table-cell>
          <table:table-cell table:style-name="ce59" table:formula="of:=IF(ISBLANK([.$M353]);&quot;&quot;;IF(ISBLANK([.$N353]);TEXT([.$M353];&quot;YYYY-MM-DD&quot;);TEXT([.$M353]+[.$N353];&quot;YYYY-MM-DDTHH:MM:SS&quot;)))">
            <text:p/>
          </table:table-cell>
          <table:table-cell/>
        </table:table-row>
        <table:table-row table:style-name="ro2">
          <table:table-cell table:style-name="ce26" table:formula="of:=DATE([.$B354];7;4)" office:value-type="date" office:date-value="2027-07-04" calcext:value-type="date">
            <text:p>2027-07-0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4]-DATE(YEAR([.$A354]);1;0)" office:value-type="float" office:value="185" calcext:value-type="float">
            <text:p>185</text:p>
          </table:table-cell>
          <table:table-cell table:style-name="ce44" table:formula="of:=TEXT([.$A354];&quot;MMM&quot;)" office:value-type="string" office:string-value="Jul" calcext:value-type="string">
            <text:p>Jul</text:p>
          </table:table-cell>
          <table:table-cell table:style-name="ce44" table:formula="of:=DAY([.A354])" office:value-type="float" office:value="4" calcext:value-type="float">
            <text:p>4</text:p>
          </table:table-cell>
          <table:table-cell table:style-name="ce44" table:formula="of:=TEXT([.$A354];&quot;DDD&quot;)" office:value-type="string" office:string-value="Sun" calcext:value-type="string">
            <text:p>Sun</text:p>
          </table:table-cell>
          <table:table-cell table:style-name="ce50" table:formula="of:=AND(DATE(YEAR([.$A354]);3;1)-WEEKDAY(DATE(YEAR([.$A354]);3;1)-1)+14&lt;=[.$A354];[.$A354]&lt;DATE(YEAR([.$A354]);11;1)-WEEKDAY(DATE(YEAR([.$A354]);11;1)-1)+7)" office:value-type="boolean" office:boolean-value="true" calcext:value-type="boolean">
            <text:p>TRUE</text:p>
          </table:table-cell>
          <table:table-cell table:style-name="ce55" table:formula="of:=VLOOKUP([.$C354];[$Sun.$A$1:$Sun.$C$367];2)-IF([.$G354];0;TIME(1;0;0))" office:value-type="time" office:time-value="PT05H30M00S" calcext:value-type="time">
            <text:p>5:30:00</text:p>
          </table:table-cell>
          <table:table-cell table:style-name="ce55" table:formula="of:=VLOOKUP([.$C354];[$Sun.$A$1:$Sun.$C$367];3)-IF([.$G35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54]" office:value-type="date" office:date-value="2027-07-04" calcext:value-type="date">
            <text:p>2027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4]);ISBLANK([.$P354]));&quot;None&quot;;CONCATENATE([.$O354];[.$P354];&quot;&quot;))" office:value-type="string" office:string-value="Holidayx" calcext:value-type="string">
            <text:p>Holidayx</text:p>
          </table:table-cell>
          <table:table-cell table:style-name="ce44" table:formula="of:=CONCATENATE(IF([.$P354]=&quot;t&quot;;&quot;[TBD: &quot;;&quot;&quot;);IF(ISBLANK([.$J354]);&quot;&quot;;[.$J354]); IF([.$P354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54]);&quot;&quot;;IF(ISBLANK([.$L354]);TEXT([.$K354];&quot;YYYY-MM-DD&quot;);TEXT([.$K354]+[.$L354];&quot;YYYY-MM-DDTHH:MM:SS&quot;)))" office:value-type="string" office:string-value="2027-07-04" calcext:value-type="string">
            <text:p>2027-07-04</text:p>
          </table:table-cell>
          <table:table-cell table:style-name="ce59" table:formula="of:=IF(ISBLANK([.$M354]);&quot;&quot;;IF(ISBLANK([.$N354]);TEXT([.$M354];&quot;YYYY-MM-DD&quot;);TEXT([.$M354]+[.$N354];&quot;YYYY-MM-DDTHH:MM:SS&quot;)))">
            <text:p/>
          </table:table-cell>
          <table:table-cell/>
        </table:table-row>
        <table:table-row table:style-name="ro2">
          <table:table-cell table:style-name="ce26" table:formula="of:=DATE([.$B355];7;4)+CHOOSE(WEEKDAY(DATE([.$B355];7;4));1;0;0;0;0;0;-1)" office:value-type="date" office:date-value="2027-07-05" calcext:value-type="date">
            <text:p>2027-07-0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5]-DATE(YEAR([.$A355]);1;0)" office:value-type="float" office:value="186" calcext:value-type="float">
            <text:p>186</text:p>
          </table:table-cell>
          <table:table-cell table:style-name="ce44" table:formula="of:=TEXT([.$A355];&quot;MMM&quot;)" office:value-type="string" office:string-value="Jul" calcext:value-type="string">
            <text:p>Jul</text:p>
          </table:table-cell>
          <table:table-cell table:style-name="ce44" table:formula="of:=DAY([.A355])" office:value-type="float" office:value="5" calcext:value-type="float">
            <text:p>5</text:p>
          </table:table-cell>
          <table:table-cell table:style-name="ce44" table:formula="of:=TEXT([.$A355];&quot;DDD&quot;)" office:value-type="string" office:string-value="Mon" calcext:value-type="string">
            <text:p>Mon</text:p>
          </table:table-cell>
          <table:table-cell table:style-name="ce50" table:formula="of:=AND(DATE(YEAR([.$A355]);3;1)-WEEKDAY(DATE(YEAR([.$A355]);3;1)-1)+14&lt;=[.$A355];[.$A355]&lt;DATE(YEAR([.$A355]);11;1)-WEEKDAY(DATE(YEAR([.$A355]);11;1)-1)+7)" office:value-type="boolean" office:boolean-value="true" calcext:value-type="boolean">
            <text:p>TRUE</text:p>
          </table:table-cell>
          <table:table-cell table:style-name="ce55" table:formula="of:=VLOOKUP([.$C355];[$Sun.$A$1:$Sun.$C$367];2)-IF([.$G355];0;TIME(1;0;0))" office:value-type="time" office:time-value="PT05H31M00S" calcext:value-type="time">
            <text:p>5:31:00</text:p>
          </table:table-cell>
          <table:table-cell table:style-name="ce55" table:formula="of:=VLOOKUP([.$C355];[$Sun.$A$1:$Sun.$C$367];3)-IF([.$G35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55]" office:value-type="date" office:date-value="2027-07-05" calcext:value-type="date">
            <text:p>2027-07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55];7;4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55]);ISBLANK([.$P355]));&quot;None&quot;;CONCATENATE([.$O355];[.$P355];&quot;&quot;))" office:value-type="string" office:string-value="Holidayx" calcext:value-type="string">
            <text:p>Holidayx</text:p>
          </table:table-cell>
          <table:table-cell table:style-name="ce44" table:formula="of:=CONCATENATE(IF([.$P355]=&quot;t&quot;;&quot;[TBD: &quot;;&quot;&quot;);IF(ISBLANK([.$J355]);&quot;&quot;;[.$J355]); IF([.$P355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55]);&quot;&quot;;IF(ISBLANK([.$L355]);TEXT([.$K355];&quot;YYYY-MM-DD&quot;);TEXT([.$K355]+[.$L355];&quot;YYYY-MM-DDTHH:MM:SS&quot;)))" office:value-type="string" office:string-value="2027-07-05" calcext:value-type="string">
            <text:p>2027-07-05</text:p>
          </table:table-cell>
          <table:table-cell table:style-name="ce59" table:formula="of:=IF(ISBLANK([.$M355]);&quot;&quot;;IF(ISBLANK([.$N355]);TEXT([.$M355];&quot;YYYY-MM-DD&quot;);TEXT([.$M355]+[.$N355];&quot;YYYY-MM-DDTHH:MM:SS&quot;)))">
            <text:p/>
          </table:table-cell>
          <table:table-cell/>
        </table:table-row>
        <table:table-row table:style-name="ro2">
          <table:table-cell table:style-name="ce26" table:formula="of:=DATE([.$B356];9;1)-WEEKDAY(DATE([.$B356];9;1)-2)+7" office:value-type="date" office:date-value="2027-09-06" calcext:value-type="date">
            <text:p>2027-09-06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6]-DATE(YEAR([.$A356]);1;0)" office:value-type="float" office:value="249" calcext:value-type="float">
            <text:p>249</text:p>
          </table:table-cell>
          <table:table-cell table:style-name="ce44" table:formula="of:=TEXT([.$A356];&quot;MMM&quot;)" office:value-type="string" office:string-value="Sep" calcext:value-type="string">
            <text:p>Sep</text:p>
          </table:table-cell>
          <table:table-cell table:style-name="ce44" table:formula="of:=DAY([.A356])" office:value-type="float" office:value="6" calcext:value-type="float">
            <text:p>6</text:p>
          </table:table-cell>
          <table:table-cell table:style-name="ce44" table:formula="of:=TEXT([.$A356];&quot;DDD&quot;)" office:value-type="string" office:string-value="Mon" calcext:value-type="string">
            <text:p>Mon</text:p>
          </table:table-cell>
          <table:table-cell table:style-name="ce50" table:formula="of:=AND(DATE(YEAR([.$A356]);3;1)-WEEKDAY(DATE(YEAR([.$A356]);3;1)-1)+14&lt;=[.$A356];[.$A356]&lt;DATE(YEAR([.$A356]);11;1)-WEEKDAY(DATE(YEAR([.$A356]);11;1)-1)+7)" office:value-type="boolean" office:boolean-value="true" calcext:value-type="boolean">
            <text:p>TRUE</text:p>
          </table:table-cell>
          <table:table-cell table:style-name="ce55" table:formula="of:=VLOOKUP([.$C356];[$Sun.$A$1:$Sun.$C$367];2)-IF([.$G356];0;TIME(1;0;0))" office:value-type="time" office:time-value="PT06H28M00S" calcext:value-type="time">
            <text:p>6:28:00</text:p>
          </table:table-cell>
          <table:table-cell table:style-name="ce55" table:formula="of:=VLOOKUP([.$C356];[$Sun.$A$1:$Sun.$C$367];3)-IF([.$G356];0;TIME(1;0;0))" office:value-type="time" office:time-value="PT19H20M00S" calcext:value-type="time">
            <text:p>19:20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56]" office:value-type="date" office:date-value="2027-09-06" calcext:value-type="date">
            <text:p>2027-09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6]);ISBLANK([.$P356]));&quot;None&quot;;CONCATENATE([.$O356];[.$P356];&quot;&quot;))" office:value-type="string" office:string-value="Holidayx" calcext:value-type="string">
            <text:p>Holidayx</text:p>
          </table:table-cell>
          <table:table-cell table:style-name="ce44" table:formula="of:=CONCATENATE(IF([.$P356]=&quot;t&quot;;&quot;[TBD: &quot;;&quot;&quot;);IF(ISBLANK([.$J356]);&quot;&quot;;[.$J356]); IF([.$P356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56]);&quot;&quot;;IF(ISBLANK([.$L356]);TEXT([.$K356];&quot;YYYY-MM-DD&quot;);TEXT([.$K356]+[.$L356];&quot;YYYY-MM-DDTHH:MM:SS&quot;)))" office:value-type="string" office:string-value="2027-09-06" calcext:value-type="string">
            <text:p>2027-09-06</text:p>
          </table:table-cell>
          <table:table-cell table:style-name="ce59" table:formula="of:=IF(ISBLANK([.$M356]);&quot;&quot;;IF(ISBLANK([.$N356]);TEXT([.$M356];&quot;YYYY-MM-DD&quot;);TEXT([.$M356]+[.$N356];&quot;YYYY-MM-DDTHH:MM:SS&quot;)))">
            <text:p/>
          </table:table-cell>
          <table:table-cell/>
        </table:table-row>
        <table:table-row table:style-name="ro2">
          <table:table-cell table:style-name="ce26" table:formula="of:=DATE([.$B357];10;1)-WEEKDAY(DATE([.$B357];10;1)-2)+14" office:value-type="date" office:date-value="2027-10-11" calcext:value-type="date">
            <text:p>2027-10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7]-DATE(YEAR([.$A357]);1;0)" office:value-type="float" office:value="284" calcext:value-type="float">
            <text:p>284</text:p>
          </table:table-cell>
          <table:table-cell table:style-name="ce44" table:formula="of:=TEXT([.$A357];&quot;MMM&quot;)" office:value-type="string" office:string-value="Oct" calcext:value-type="string">
            <text:p>Oct</text:p>
          </table:table-cell>
          <table:table-cell table:style-name="ce44" table:formula="of:=DAY([.A357])" office:value-type="float" office:value="11" calcext:value-type="float">
            <text:p>11</text:p>
          </table:table-cell>
          <table:table-cell table:style-name="ce44" table:formula="of:=TEXT([.$A357];&quot;DDD&quot;)" office:value-type="string" office:string-value="Mon" calcext:value-type="string">
            <text:p>Mon</text:p>
          </table:table-cell>
          <table:table-cell table:style-name="ce50" table:formula="of:=AND(DATE(YEAR([.$A357]);3;1)-WEEKDAY(DATE(YEAR([.$A357]);3;1)-1)+14&lt;=[.$A357];[.$A357]&lt;DATE(YEAR([.$A357]);11;1)-WEEKDAY(DATE(YEAR([.$A357]);11;1)-1)+7)" office:value-type="boolean" office:boolean-value="true" calcext:value-type="boolean">
            <text:p>TRUE</text:p>
          </table:table-cell>
          <table:table-cell table:style-name="ce55" table:formula="of:=VLOOKUP([.$C357];[$Sun.$A$1:$Sun.$C$367];2)-IF([.$G357];0;TIME(1;0;0))" office:value-type="time" office:time-value="PT07H03M00S" calcext:value-type="time">
            <text:p>7:03:00</text:p>
          </table:table-cell>
          <table:table-cell table:style-name="ce55" table:formula="of:=VLOOKUP([.$C357];[$Sun.$A$1:$Sun.$C$367];3)-IF([.$G357];0;TIME(1;0;0))" office:value-type="time" office:time-value="PT18H22M00S" calcext:value-type="time">
            <text:p>18:22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57]" office:value-type="date" office:date-value="2027-10-11" calcext:value-type="date">
            <text:p>2027-10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7]);ISBLANK([.$P357]));&quot;None&quot;;CONCATENATE([.$O357];[.$P357];&quot;&quot;))" office:value-type="string" office:string-value="Holidayx" calcext:value-type="string">
            <text:p>Holidayx</text:p>
          </table:table-cell>
          <table:table-cell table:style-name="ce44" table:formula="of:=CONCATENATE(IF([.$P357]=&quot;t&quot;;&quot;[TBD: &quot;;&quot;&quot;);IF(ISBLANK([.$J357]);&quot;&quot;;[.$J357]); IF([.$P357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57]);&quot;&quot;;IF(ISBLANK([.$L357]);TEXT([.$K357];&quot;YYYY-MM-DD&quot;);TEXT([.$K357]+[.$L357];&quot;YYYY-MM-DDTHH:MM:SS&quot;)))" office:value-type="string" office:string-value="2027-10-11" calcext:value-type="string">
            <text:p>2027-10-11</text:p>
          </table:table-cell>
          <table:table-cell table:style-name="ce59" table:formula="of:=IF(ISBLANK([.$M357]);&quot;&quot;;IF(ISBLANK([.$N357]);TEXT([.$M357];&quot;YYYY-MM-DD&quot;);TEXT([.$M357]+[.$N357];&quot;YYYY-MM-DDTHH:MM:SS&quot;)))">
            <text:p/>
          </table:table-cell>
          <table:table-cell/>
        </table:table-row>
        <table:table-row table:style-name="ro2">
          <table:table-cell table:style-name="ce26" table:formula="of:=DATE([.$B358];11;1)-WEEKDAY(DATE([.$B358];11;1)-2)+7+1" office:value-type="date" office:date-value="2027-11-02" calcext:value-type="date">
            <text:p>2027-11-02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8]-DATE(YEAR([.$A358]);1;0)" office:value-type="float" office:value="306" calcext:value-type="float">
            <text:p>306</text:p>
          </table:table-cell>
          <table:table-cell table:style-name="ce44" table:formula="of:=TEXT([.$A358];&quot;MMM&quot;)" office:value-type="string" office:string-value="Nov" calcext:value-type="string">
            <text:p>Nov</text:p>
          </table:table-cell>
          <table:table-cell table:style-name="ce44" table:formula="of:=DAY([.A358])" office:value-type="float" office:value="2" calcext:value-type="float">
            <text:p>2</text:p>
          </table:table-cell>
          <table:table-cell table:style-name="ce44" table:formula="of:=TEXT([.$A358];&quot;DDD&quot;)" office:value-type="string" office:string-value="Tue" calcext:value-type="string">
            <text:p>Tue</text:p>
          </table:table-cell>
          <table:table-cell table:style-name="ce50" table:formula="of:=AND(DATE(YEAR([.$A358]);3;1)-WEEKDAY(DATE(YEAR([.$A358]);3;1)-1)+14&lt;=[.$A358];[.$A358]&lt;DATE(YEAR([.$A358]);11;1)-WEEKDAY(DATE(YEAR([.$A358]);11;1)-1)+7)" office:value-type="boolean" office:boolean-value="true" calcext:value-type="boolean">
            <text:p>TRUE</text:p>
          </table:table-cell>
          <table:table-cell table:style-name="ce55" table:formula="of:=VLOOKUP([.$C358];[$Sun.$A$1:$Sun.$C$367];2)-IF([.$G358];0;TIME(1;0;0))" office:value-type="time" office:time-value="PT07H27M00S" calcext:value-type="time">
            <text:p>7:27:00</text:p>
          </table:table-cell>
          <table:table-cell table:style-name="ce55" table:formula="of:=VLOOKUP([.$C358];[$Sun.$A$1:$Sun.$C$367];3)-IF([.$G358];0;TIME(1;0;0))" office:value-type="time" office:time-value="PT17H51M00S" calcext:value-type="time">
            <text:p>17:51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58]" office:value-type="date" office:date-value="2027-11-02" calcext:value-type="date">
            <text:p>2027-11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8]);ISBLANK([.$P358]));&quot;None&quot;;CONCATENATE([.$O358];[.$P358];&quot;&quot;))" office:value-type="string" office:string-value="Holidayx" calcext:value-type="string">
            <text:p>Holidayx</text:p>
          </table:table-cell>
          <table:table-cell table:style-name="ce44" table:formula="of:=CONCATENATE(IF([.$P358]=&quot;t&quot;;&quot;[TBD: &quot;;&quot;&quot;);IF(ISBLANK([.$J358]);&quot;&quot;;[.$J358]); IF([.$P358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58]);&quot;&quot;;IF(ISBLANK([.$L358]);TEXT([.$K358];&quot;YYYY-MM-DD&quot;);TEXT([.$K358]+[.$L358];&quot;YYYY-MM-DDTHH:MM:SS&quot;)))" office:value-type="string" office:string-value="2027-11-02" calcext:value-type="string">
            <text:p>2027-11-02</text:p>
          </table:table-cell>
          <table:table-cell table:style-name="ce59" table:formula="of:=IF(ISBLANK([.$M358]);&quot;&quot;;IF(ISBLANK([.$N358]);TEXT([.$M358];&quot;YYYY-MM-DD&quot;);TEXT([.$M358]+[.$N358];&quot;YYYY-MM-DDTHH:MM:SS&quot;)))">
            <text:p/>
          </table:table-cell>
          <table:table-cell/>
        </table:table-row>
        <table:table-row table:style-name="ro2">
          <table:table-cell table:style-name="ce26" table:formula="of:=DATE([.$B359];11;1)-WEEKDAY(DATE([.$B359];11;1)-1)+7" office:value-type="date" office:date-value="2027-11-07" calcext:value-type="date">
            <text:p>2027-11-07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59]-DATE(YEAR([.$A359]);1;0)" office:value-type="float" office:value="311" calcext:value-type="float">
            <text:p>311</text:p>
          </table:table-cell>
          <table:table-cell table:style-name="ce44" table:formula="of:=TEXT([.$A359];&quot;MMM&quot;)" office:value-type="string" office:string-value="Nov" calcext:value-type="string">
            <text:p>Nov</text:p>
          </table:table-cell>
          <table:table-cell table:style-name="ce44" table:formula="of:=DAY([.A359])" office:value-type="float" office:value="7" calcext:value-type="float">
            <text:p>7</text:p>
          </table:table-cell>
          <table:table-cell table:style-name="ce44" table:formula="of:=TEXT([.$A359];&quot;DDD&quot;)" office:value-type="string" office:string-value="Sun" calcext:value-type="string">
            <text:p>Sun</text:p>
          </table:table-cell>
          <table:table-cell table:style-name="ce50" table:formula="of:=AND(DATE(YEAR([.$A359]);3;1)-WEEKDAY(DATE(YEAR([.$A359]);3;1)-1)+14&lt;=[.$A359];[.$A359]&lt;DATE(YEAR([.$A359]);11;1)-WEEKDAY(DATE(YEAR([.$A359]);11;1)-1)+7)" office:value-type="boolean" office:boolean-value="false" calcext:value-type="boolean">
            <text:p>FALSE</text:p>
          </table:table-cell>
          <table:table-cell table:style-name="ce55" table:formula="of:=VLOOKUP([.$C359];[$Sun.$A$1:$Sun.$C$367];2)-IF([.$G359];0;TIME(1;0;0))" office:value-type="time" office:time-value="PT06H33M00S" calcext:value-type="time">
            <text:p>6:33:00</text:p>
          </table:table-cell>
          <table:table-cell table:style-name="ce55" table:formula="of:=VLOOKUP([.$C359];[$Sun.$A$1:$Sun.$C$367];3)-IF([.$G359];0;TIME(1;0;0))" office:value-type="time" office:time-value="PT16H45M00S" calcext:value-type="time">
            <text:p>16:45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59]" office:value-type="date" office:date-value="2027-11-07" calcext:value-type="date">
            <text:p>2027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59]);ISBLANK([.$P359]));&quot;None&quot;;CONCATENATE([.$O359];[.$P359];&quot;&quot;))" office:value-type="string" office:string-value="Specialx" calcext:value-type="string">
            <text:p>Specialx</text:p>
          </table:table-cell>
          <table:table-cell table:style-name="ce44" table:formula="of:=CONCATENATE(IF([.$P359]=&quot;t&quot;;&quot;[TBD: &quot;;&quot;&quot;);IF(ISBLANK([.$J359]);&quot;&quot;;[.$J359]); IF([.$P35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59]);&quot;&quot;;IF(ISBLANK([.$L359]);TEXT([.$K359];&quot;YYYY-MM-DD&quot;);TEXT([.$K359]+[.$L359];&quot;YYYY-MM-DDTHH:MM:SS&quot;)))" office:value-type="string" office:string-value="2027-11-07" calcext:value-type="string">
            <text:p>2027-11-07</text:p>
          </table:table-cell>
          <table:table-cell table:style-name="ce59" table:formula="of:=IF(ISBLANK([.$M359]);&quot;&quot;;IF(ISBLANK([.$N359]);TEXT([.$M359];&quot;YYYY-MM-DD&quot;);TEXT([.$M359]+[.$N359];&quot;YYYY-MM-DDTHH:MM:SS&quot;)))">
            <text:p/>
          </table:table-cell>
          <table:table-cell/>
        </table:table-row>
        <table:table-row table:style-name="ro2">
          <table:table-cell table:style-name="ce26" table:formula="of:=DATE([.$B360];11;1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0]-DATE(YEAR([.$A360]);1;0)" office:value-type="float" office:value="315" calcext:value-type="float">
            <text:p>315</text:p>
          </table:table-cell>
          <table:table-cell table:style-name="ce44" table:formula="of:=TEXT([.$A360];&quot;MMM&quot;)" office:value-type="string" office:string-value="Nov" calcext:value-type="string">
            <text:p>Nov</text:p>
          </table:table-cell>
          <table:table-cell table:style-name="ce44" table:formula="of:=DAY([.A360])" office:value-type="float" office:value="11" calcext:value-type="float">
            <text:p>11</text:p>
          </table:table-cell>
          <table:table-cell table:style-name="ce44" table:formula="of:=TEXT([.$A360];&quot;DDD&quot;)" office:value-type="string" office:string-value="Thu" calcext:value-type="string">
            <text:p>Thu</text:p>
          </table:table-cell>
          <table:table-cell table:style-name="ce50" table:formula="of:=AND(DATE(YEAR([.$A360]);3;1)-WEEKDAY(DATE(YEAR([.$A360]);3;1)-1)+14&lt;=[.$A360];[.$A360]&lt;DATE(YEAR([.$A360]);11;1)-WEEKDAY(DATE(YEAR([.$A360]);11;1)-1)+7)" office:value-type="boolean" office:boolean-value="false" calcext:value-type="boolean">
            <text:p>FALSE</text:p>
          </table:table-cell>
          <table:table-cell table:style-name="ce55" table:formula="of:=VLOOKUP([.$C360];[$Sun.$A$1:$Sun.$C$367];2)-IF([.$G360];0;TIME(1;0;0))" office:value-type="time" office:time-value="PT06H38M00S" calcext:value-type="time">
            <text:p>6:38:00</text:p>
          </table:table-cell>
          <table:table-cell table:style-name="ce55" table:formula="of:=VLOOKUP([.$C360];[$Sun.$A$1:$Sun.$C$367];3)-IF([.$G360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60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0]);ISBLANK([.$P360]));&quot;None&quot;;CONCATENATE([.$O360];[.$P360];&quot;&quot;))" office:value-type="string" office:string-value="Holidayx" calcext:value-type="string">
            <text:p>Holidayx</text:p>
          </table:table-cell>
          <table:table-cell table:style-name="ce44" table:formula="of:=CONCATENATE(IF([.$P360]=&quot;t&quot;;&quot;[TBD: &quot;;&quot;&quot;);IF(ISBLANK([.$J360]);&quot;&quot;;[.$J360]); IF([.$P360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60]);&quot;&quot;;IF(ISBLANK([.$L360]);TEXT([.$K360];&quot;YYYY-MM-DD&quot;);TEXT([.$K360]+[.$L360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60]);&quot;&quot;;IF(ISBLANK([.$N360]);TEXT([.$M360];&quot;YYYY-MM-DD&quot;);TEXT([.$M360]+[.$N360];&quot;YYYY-MM-DDTHH:MM:SS&quot;)))">
            <text:p/>
          </table:table-cell>
          <table:table-cell/>
        </table:table-row>
        <table:table-row table:style-name="ro2">
          <table:table-cell table:style-name="ce26" table:formula="of:=DATE([.$B361];11;11)+CHOOSE(WEEKDAY(DATE([.$B361];11;11));1;0;0;0;0;0;-1)" office:value-type="date" office:date-value="2027-11-11" calcext:value-type="date">
            <text:p>2027-11-11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1]-DATE(YEAR([.$A361]);1;0)" office:value-type="float" office:value="315" calcext:value-type="float">
            <text:p>315</text:p>
          </table:table-cell>
          <table:table-cell table:style-name="ce44" table:formula="of:=TEXT([.$A361];&quot;MMM&quot;)" office:value-type="string" office:string-value="Nov" calcext:value-type="string">
            <text:p>Nov</text:p>
          </table:table-cell>
          <table:table-cell table:style-name="ce44" table:formula="of:=DAY([.A361])" office:value-type="float" office:value="11" calcext:value-type="float">
            <text:p>11</text:p>
          </table:table-cell>
          <table:table-cell table:style-name="ce44" table:formula="of:=TEXT([.$A361];&quot;DDD&quot;)" office:value-type="string" office:string-value="Thu" calcext:value-type="string">
            <text:p>Thu</text:p>
          </table:table-cell>
          <table:table-cell table:style-name="ce50" table:formula="of:=AND(DATE(YEAR([.$A361]);3;1)-WEEKDAY(DATE(YEAR([.$A361]);3;1)-1)+14&lt;=[.$A361];[.$A361]&lt;DATE(YEAR([.$A361]);11;1)-WEEKDAY(DATE(YEAR([.$A361]);11;1)-1)+7)" office:value-type="boolean" office:boolean-value="false" calcext:value-type="boolean">
            <text:p>FALSE</text:p>
          </table:table-cell>
          <table:table-cell table:style-name="ce55" table:formula="of:=VLOOKUP([.$C361];[$Sun.$A$1:$Sun.$C$367];2)-IF([.$G361];0;TIME(1;0;0))" office:value-type="time" office:time-value="PT06H38M00S" calcext:value-type="time">
            <text:p>6:38:00</text:p>
          </table:table-cell>
          <table:table-cell table:style-name="ce55" table:formula="of:=VLOOKUP([.$C361];[$Sun.$A$1:$Sun.$C$367];3)-IF([.$G36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61]" office:value-type="date" office:date-value="2027-11-11" calcext:value-type="date">
            <text:p>2027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1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61]);ISBLANK([.$P361]));&quot;None&quot;;CONCATENATE([.$O361];[.$P361];&quot;&quot;))" office:value-type="string" office:string-value="Holiday-" calcext:value-type="string">
            <text:p>Holiday-</text:p>
          </table:table-cell>
          <table:table-cell table:style-name="ce44" table:formula="of:=CONCATENATE(IF([.$P361]=&quot;t&quot;;&quot;[TBD: &quot;;&quot;&quot;);IF(ISBLANK([.$J361]);&quot;&quot;;[.$J361]); IF([.$P36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61]);&quot;&quot;;IF(ISBLANK([.$L361]);TEXT([.$K361];&quot;YYYY-MM-DD&quot;);TEXT([.$K361]+[.$L361];&quot;YYYY-MM-DDTHH:MM:SS&quot;)))" office:value-type="string" office:string-value="2027-11-11" calcext:value-type="string">
            <text:p>2027-11-11</text:p>
          </table:table-cell>
          <table:table-cell table:style-name="ce59" table:formula="of:=IF(ISBLANK([.$M361]);&quot;&quot;;IF(ISBLANK([.$N361]);TEXT([.$M361];&quot;YYYY-MM-DD&quot;);TEXT([.$M361]+[.$N361];&quot;YYYY-MM-DDTHH:MM:SS&quot;)))">
            <text:p/>
          </table:table-cell>
          <table:table-cell/>
        </table:table-row>
        <table:table-row table:style-name="ro2">
          <table:table-cell table:style-name="ce26" table:formula="of:=DATE([.$B362];11;1)-WEEKDAY(DATE([.$B362];11;1)-5)+28" office:value-type="date" office:date-value="2027-11-25" calcext:value-type="date">
            <text:p>2027-11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2]-DATE(YEAR([.$A362]);1;0)" office:value-type="float" office:value="329" calcext:value-type="float">
            <text:p>329</text:p>
          </table:table-cell>
          <table:table-cell table:style-name="ce44" table:formula="of:=TEXT([.$A362];&quot;MMM&quot;)" office:value-type="string" office:string-value="Nov" calcext:value-type="string">
            <text:p>Nov</text:p>
          </table:table-cell>
          <table:table-cell table:style-name="ce44" table:formula="of:=DAY([.A362])" office:value-type="float" office:value="25" calcext:value-type="float">
            <text:p>25</text:p>
          </table:table-cell>
          <table:table-cell table:style-name="ce44" table:formula="of:=TEXT([.$A362];&quot;DDD&quot;)" office:value-type="string" office:string-value="Thu" calcext:value-type="string">
            <text:p>Thu</text:p>
          </table:table-cell>
          <table:table-cell table:style-name="ce50" table:formula="of:=AND(DATE(YEAR([.$A362]);3;1)-WEEKDAY(DATE(YEAR([.$A362]);3;1)-1)+14&lt;=[.$A362];[.$A362]&lt;DATE(YEAR([.$A362]);11;1)-WEEKDAY(DATE(YEAR([.$A362]);11;1)-1)+7)" office:value-type="boolean" office:boolean-value="false" calcext:value-type="boolean">
            <text:p>FALSE</text:p>
          </table:table-cell>
          <table:table-cell table:style-name="ce55" table:formula="of:=VLOOKUP([.$C362];[$Sun.$A$1:$Sun.$C$367];2)-IF([.$G362];0;TIME(1;0;0))" office:value-type="time" office:time-value="PT06H54M00S" calcext:value-type="time">
            <text:p>6:54:00</text:p>
          </table:table-cell>
          <table:table-cell table:style-name="ce55" table:formula="of:=VLOOKUP([.$C362];[$Sun.$A$1:$Sun.$C$367];3)-IF([.$G362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62]" office:value-type="date" office:date-value="2027-11-25" calcext:value-type="date">
            <text:p>2027-11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2]);ISBLANK([.$P362]));&quot;None&quot;;CONCATENATE([.$O362];[.$P362];&quot;&quot;))" office:value-type="string" office:string-value="Holidayx" calcext:value-type="string">
            <text:p>Holidayx</text:p>
          </table:table-cell>
          <table:table-cell table:style-name="ce44" table:formula="of:=CONCATENATE(IF([.$P362]=&quot;t&quot;;&quot;[TBD: &quot;;&quot;&quot;);IF(ISBLANK([.$J362]);&quot;&quot;;[.$J362]); IF([.$P362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62]);&quot;&quot;;IF(ISBLANK([.$L362]);TEXT([.$K362];&quot;YYYY-MM-DD&quot;);TEXT([.$K362]+[.$L362];&quot;YYYY-MM-DDTHH:MM:SS&quot;)))" office:value-type="string" office:string-value="2027-11-25" calcext:value-type="string">
            <text:p>2027-11-25</text:p>
          </table:table-cell>
          <table:table-cell table:style-name="ce59" table:formula="of:=IF(ISBLANK([.$M362]);&quot;&quot;;IF(ISBLANK([.$N362]);TEXT([.$M362];&quot;YYYY-MM-DD&quot;);TEXT([.$M362]+[.$N362];&quot;YYYY-MM-DDTHH:MM:SS&quot;)))">
            <text:p/>
          </table:table-cell>
          <table:table-cell/>
        </table:table-row>
        <table:table-row table:style-name="ro2">
          <table:table-cell table:style-name="ce26" table:formula="of:=DATE([.$B363];12;25)+CHOOSE(WEEKDAY(DATE([.$B363];12;25));1;0;0;0;0;0;-1)" office:value-type="date" office:date-value="2027-12-24" calcext:value-type="date">
            <text:p>2027-12-24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3]-DATE(YEAR([.$A363]);1;0)" office:value-type="float" office:value="358" calcext:value-type="float">
            <text:p>358</text:p>
          </table:table-cell>
          <table:table-cell table:style-name="ce44" table:formula="of:=TEXT([.$A363];&quot;MMM&quot;)" office:value-type="string" office:string-value="Dec" calcext:value-type="string">
            <text:p>Dec</text:p>
          </table:table-cell>
          <table:table-cell table:style-name="ce44" table:formula="of:=DAY([.A363])" office:value-type="float" office:value="24" calcext:value-type="float">
            <text:p>24</text:p>
          </table:table-cell>
          <table:table-cell table:style-name="ce44" table:formula="of:=TEXT([.$A363];&quot;DDD&quot;)" office:value-type="string" office:string-value="Fri" calcext:value-type="string">
            <text:p>Fri</text:p>
          </table:table-cell>
          <table:table-cell table:style-name="ce50" table:formula="of:=AND(DATE(YEAR([.$A363]);3;1)-WEEKDAY(DATE(YEAR([.$A363]);3;1)-1)+14&lt;=[.$A363];[.$A363]&lt;DATE(YEAR([.$A363]);11;1)-WEEKDAY(DATE(YEAR([.$A363]);11;1)-1)+7)" office:value-type="boolean" office:boolean-value="false" calcext:value-type="boolean">
            <text:p>FALSE</text:p>
          </table:table-cell>
          <table:table-cell table:style-name="ce55" table:formula="of:=VLOOKUP([.$C363];[$Sun.$A$1:$Sun.$C$367];2)-IF([.$G363];0;TIME(1;0;0))" office:value-type="time" office:time-value="PT07H17M00S" calcext:value-type="time">
            <text:p>7:17:00</text:p>
          </table:table-cell>
          <table:table-cell table:style-name="ce55" table:formula="of:=VLOOKUP([.$C363];[$Sun.$A$1:$Sun.$C$367];3)-IF([.$G363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63]" office:value-type="date" office:date-value="2027-12-24" calcext:value-type="date">
            <text:p>2027-12-2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3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3]);ISBLANK([.$P363]));&quot;None&quot;;CONCATENATE([.$O363];[.$P363];&quot;&quot;))" office:value-type="string" office:string-value="Holidayx" calcext:value-type="string">
            <text:p>Holidayx</text:p>
          </table:table-cell>
          <table:table-cell table:style-name="ce44" table:formula="of:=CONCATENATE(IF([.$P363]=&quot;t&quot;;&quot;[TBD: &quot;;&quot;&quot;);IF(ISBLANK([.$J363]);&quot;&quot;;[.$J363]); IF([.$P363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63]);&quot;&quot;;IF(ISBLANK([.$L363]);TEXT([.$K363];&quot;YYYY-MM-DD&quot;);TEXT([.$K363]+[.$L363];&quot;YYYY-MM-DDTHH:MM:SS&quot;)))" office:value-type="string" office:string-value="2027-12-24" calcext:value-type="string">
            <text:p>2027-12-24</text:p>
          </table:table-cell>
          <table:table-cell table:style-name="ce59" table:formula="of:=IF(ISBLANK([.$M363]);&quot;&quot;;IF(ISBLANK([.$N363]);TEXT([.$M363];&quot;YYYY-MM-DD&quot;);TEXT([.$M363]+[.$N363];&quot;YYYY-MM-DDTHH:MM:SS&quot;)))">
            <text:p/>
          </table:table-cell>
          <table:table-cell/>
        </table:table-row>
        <table:table-row table:style-name="ro2">
          <table:table-cell table:style-name="ce26" table:formula="of:=DATE([.$B364];12;25)" office:value-type="date" office:date-value="2027-12-25" calcext:value-type="date">
            <text:p>2027-12-25</text:p>
          </table:table-cell>
          <table:table-cell table:style-name="ce44" office:value-type="float" office:value="2027" calcext:value-type="float">
            <text:p>2027</text:p>
          </table:table-cell>
          <table:table-cell table:style-name="ce44" table:formula="of:=[.$A364]-DATE(YEAR([.$A364]);1;0)" office:value-type="float" office:value="359" calcext:value-type="float">
            <text:p>359</text:p>
          </table:table-cell>
          <table:table-cell table:style-name="ce44" table:formula="of:=TEXT([.$A364];&quot;MMM&quot;)" office:value-type="string" office:string-value="Dec" calcext:value-type="string">
            <text:p>Dec</text:p>
          </table:table-cell>
          <table:table-cell table:style-name="ce44" table:formula="of:=DAY([.A364])" office:value-type="float" office:value="25" calcext:value-type="float">
            <text:p>25</text:p>
          </table:table-cell>
          <table:table-cell table:style-name="ce44" table:formula="of:=TEXT([.$A364];&quot;DDD&quot;)" office:value-type="string" office:string-value="Sat" calcext:value-type="string">
            <text:p>Sat</text:p>
          </table:table-cell>
          <table:table-cell table:style-name="ce50" table:formula="of:=AND(DATE(YEAR([.$A364]);3;1)-WEEKDAY(DATE(YEAR([.$A364]);3;1)-1)+14&lt;=[.$A364];[.$A364]&lt;DATE(YEAR([.$A364]);11;1)-WEEKDAY(DATE(YEAR([.$A364]);11;1)-1)+7)" office:value-type="boolean" office:boolean-value="false" calcext:value-type="boolean">
            <text:p>FALSE</text:p>
          </table:table-cell>
          <table:table-cell table:style-name="ce55" table:formula="of:=VLOOKUP([.$C364];[$Sun.$A$1:$Sun.$C$367];2)-IF([.$G364];0;TIME(1;0;0))" office:value-type="time" office:time-value="PT07H18M00S" calcext:value-type="time">
            <text:p>7:18:00</text:p>
          </table:table-cell>
          <table:table-cell table:style-name="ce55" table:formula="of:=VLOOKUP([.$C364];[$Sun.$A$1:$Sun.$C$367];3)-IF([.$G36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64]" office:value-type="date" office:date-value="2027-12-25" calcext:value-type="date">
            <text:p>2027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4]);ISBLANK([.$P364]));&quot;None&quot;;CONCATENATE([.$O364];[.$P364];&quot;&quot;))" office:value-type="string" office:string-value="Holidayx" calcext:value-type="string">
            <text:p>Holidayx</text:p>
          </table:table-cell>
          <table:table-cell table:style-name="ce44" table:formula="of:=CONCATENATE(IF([.$P364]=&quot;t&quot;;&quot;[TBD: &quot;;&quot;&quot;);IF(ISBLANK([.$J364]);&quot;&quot;;[.$J364]); IF([.$P364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64]);&quot;&quot;;IF(ISBLANK([.$L364]);TEXT([.$K364];&quot;YYYY-MM-DD&quot;);TEXT([.$K364]+[.$L364];&quot;YYYY-MM-DDTHH:MM:SS&quot;)))" office:value-type="string" office:string-value="2027-12-25" calcext:value-type="string">
            <text:p>2027-12-25</text:p>
          </table:table-cell>
          <table:table-cell table:style-name="ce59" table:formula="of:=IF(ISBLANK([.$M364]);&quot;&quot;;IF(ISBLANK([.$N364]);TEXT([.$M364];&quot;YYYY-MM-DD&quot;);TEXT([.$M364]+[.$N364];&quot;YYYY-MM-DDTHH:MM:SS&quot;)))">
            <text:p/>
          </table:table-cell>
          <table:table-cell/>
        </table:table-row>
        <table:table-row table:style-name="ro2">
          <table:table-cell table:style-name="ce26" table:formula="of:=DATE([.$B365];1;1)+CHOOSE(WEEKDAY(DATE([.$B365];1;1));1;0;0;0;0;0;-1)" office:value-type="date" office:date-value="2027-12-31" calcext:value-type="date">
            <text:p>2027-12-3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5]-DATE(YEAR([.$A365]);1;0)" office:value-type="float" office:value="365" calcext:value-type="float">
            <text:p>365</text:p>
          </table:table-cell>
          <table:table-cell table:style-name="ce44" table:formula="of:=TEXT([.$A365];&quot;MMM&quot;)" office:value-type="string" office:string-value="Dec" calcext:value-type="string">
            <text:p>Dec</text:p>
          </table:table-cell>
          <table:table-cell table:style-name="ce44" table:formula="of:=DAY([.A365])" office:value-type="float" office:value="31" calcext:value-type="float">
            <text:p>31</text:p>
          </table:table-cell>
          <table:table-cell table:style-name="ce44" table:formula="of:=TEXT([.$A365];&quot;DDD&quot;)" office:value-type="string" office:string-value="Fri" calcext:value-type="string">
            <text:p>Fri</text:p>
          </table:table-cell>
          <table:table-cell table:style-name="ce50" table:formula="of:=AND(DATE(YEAR([.$A365]);3;1)-WEEKDAY(DATE(YEAR([.$A365]);3;1)-1)+14&lt;=[.$A365];[.$A365]&lt;DATE(YEAR([.$A365]);11;1)-WEEKDAY(DATE(YEAR([.$A365]);11;1)-1)+7)" office:value-type="boolean" office:boolean-value="false" calcext:value-type="boolean">
            <text:p>FALSE</text:p>
          </table:table-cell>
          <table:table-cell table:style-name="ce55" table:formula="of:=VLOOKUP([.$C365];[$Sun.$A$1:$Sun.$C$367];2)-IF([.$G365];0;TIME(1;0;0))" office:value-type="time" office:time-value="PT07H19M00S" calcext:value-type="time">
            <text:p>7:19:00</text:p>
          </table:table-cell>
          <table:table-cell table:style-name="ce55" table:formula="of:=VLOOKUP([.$C365];[$Sun.$A$1:$Sun.$C$367];3)-IF([.$G365];0;TIME(1;0;0))" office:value-type="time" office:time-value="PT16H38M00S" calcext:value-type="time">
            <text:p>16:38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65]" office:value-type="date" office:date-value="2027-12-31" calcext:value-type="date">
            <text:p>2027-12-3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65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65]);ISBLANK([.$P365]));&quot;None&quot;;CONCATENATE([.$O365];[.$P365];&quot;&quot;))" office:value-type="string" office:string-value="Holidayx" calcext:value-type="string">
            <text:p>Holidayx</text:p>
          </table:table-cell>
          <table:table-cell table:style-name="ce44" table:formula="of:=CONCATENATE(IF([.$P365]=&quot;t&quot;;&quot;[TBD: &quot;;&quot;&quot;);IF(ISBLANK([.$J365]);&quot;&quot;;[.$J365]); IF([.$P365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65]);&quot;&quot;;IF(ISBLANK([.$L365]);TEXT([.$K365];&quot;YYYY-MM-DD&quot;);TEXT([.$K365]+[.$L365];&quot;YYYY-MM-DDTHH:MM:SS&quot;)))" office:value-type="string" office:string-value="2027-12-31" calcext:value-type="string">
            <text:p>2027-12-31</text:p>
          </table:table-cell>
          <table:table-cell table:style-name="ce59" table:formula="of:=IF(ISBLANK([.$M365]);&quot;&quot;;IF(ISBLANK([.$N365]);TEXT([.$M365];&quot;YYYY-MM-DD&quot;);TEXT([.$M365]+[.$N365];&quot;YYYY-MM-DDTHH:MM:SS&quot;)))">
            <text:p/>
          </table:table-cell>
          <table:table-cell/>
        </table:table-row>
        <table:table-row table:style-name="ro2">
          <table:table-cell table:style-name="ce26" table:formula="of:=DATE([.$B366];1;1)" office:value-type="date" office:date-value="2028-01-01" calcext:value-type="date">
            <text:p>2028-01-0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6]-DATE(YEAR([.$A366]);1;0)" office:value-type="float" office:value="1" calcext:value-type="float">
            <text:p>1</text:p>
          </table:table-cell>
          <table:table-cell table:style-name="ce44" table:formula="of:=TEXT([.$A366];&quot;MMM&quot;)" office:value-type="string" office:string-value="Jan" calcext:value-type="string">
            <text:p>Jan</text:p>
          </table:table-cell>
          <table:table-cell table:style-name="ce44" table:formula="of:=DAY([.A366])" office:value-type="float" office:value="1" calcext:value-type="float">
            <text:p>1</text:p>
          </table:table-cell>
          <table:table-cell table:style-name="ce44" table:formula="of:=TEXT([.$A366];&quot;DDD&quot;)" office:value-type="string" office:string-value="Sat" calcext:value-type="string">
            <text:p>Sat</text:p>
          </table:table-cell>
          <table:table-cell table:style-name="ce50" table:formula="of:=AND(DATE(YEAR([.$A366]);3;1)-WEEKDAY(DATE(YEAR([.$A366]);3;1)-1)+14&lt;=[.$A366];[.$A366]&lt;DATE(YEAR([.$A366]);11;1)-WEEKDAY(DATE(YEAR([.$A366]);11;1)-1)+7)" office:value-type="boolean" office:boolean-value="false" calcext:value-type="boolean">
            <text:p>FALSE</text:p>
          </table:table-cell>
          <table:table-cell table:style-name="ce55" table:formula="of:=VLOOKUP([.$C366];[$Sun.$A$1:$Sun.$C$367];2)-IF([.$G366];0;TIME(1;0;0))" office:value-type="time" office:time-value="PT07H19M00S" calcext:value-type="time">
            <text:p>7:19:00</text:p>
          </table:table-cell>
          <table:table-cell table:style-name="ce55" table:formula="of:=VLOOKUP([.$C366];[$Sun.$A$1:$Sun.$C$367];3)-IF([.$G36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66]" office:value-type="date" office:date-value="2028-01-01" calcext:value-type="date">
            <text:p>2028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6]);ISBLANK([.$P366]));&quot;None&quot;;CONCATENATE([.$O366];[.$P366];&quot;&quot;))" office:value-type="string" office:string-value="Holidayx" calcext:value-type="string">
            <text:p>Holidayx</text:p>
          </table:table-cell>
          <table:table-cell table:style-name="ce44" table:formula="of:=CONCATENATE(IF([.$P366]=&quot;t&quot;;&quot;[TBD: &quot;;&quot;&quot;);IF(ISBLANK([.$J366]);&quot;&quot;;[.$J366]); IF([.$P366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66]);&quot;&quot;;IF(ISBLANK([.$L366]);TEXT([.$K366];&quot;YYYY-MM-DD&quot;);TEXT([.$K366]+[.$L366];&quot;YYYY-MM-DDTHH:MM:SS&quot;)))" office:value-type="string" office:string-value="2028-01-01" calcext:value-type="string">
            <text:p>2028-01-01</text:p>
          </table:table-cell>
          <table:table-cell table:style-name="ce59" table:formula="of:=IF(ISBLANK([.$M366]);&quot;&quot;;IF(ISBLANK([.$N366]);TEXT([.$M366];&quot;YYYY-MM-DD&quot;);TEXT([.$M366]+[.$N366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11" calcext:value-type="date">
            <text:p>2028-01-11</text:p>
          </table:table-cell>
          <table:table-cell table:style-name="ce44" table:formula="of:=YEAR([.$A367])" office:value-type="float" office:value="2028" calcext:value-type="float">
            <text:p>2028</text:p>
          </table:table-cell>
          <table:table-cell table:style-name="ce44" table:formula="of:=[.$A367]-DATE(YEAR([.$A367]);1;0)" office:value-type="float" office:value="11" calcext:value-type="float">
            <text:p>11</text:p>
          </table:table-cell>
          <table:table-cell table:style-name="ce44" table:formula="of:=TEXT([.$A367];&quot;MMM&quot;)" office:value-type="string" office:string-value="Jan" calcext:value-type="string">
            <text:p>Jan</text:p>
          </table:table-cell>
          <table:table-cell table:style-name="ce44" table:formula="of:=DAY([.A367])" office:value-type="float" office:value="11" calcext:value-type="float">
            <text:p>11</text:p>
          </table:table-cell>
          <table:table-cell table:style-name="ce44" table:formula="of:=TEXT([.$A367];&quot;DDD&quot;)" office:value-type="string" office:string-value="Tue" calcext:value-type="string">
            <text:p>Tue</text:p>
          </table:table-cell>
          <table:table-cell table:style-name="ce50" table:formula="of:=AND(DATE(YEAR([.$A367]);3;1)-WEEKDAY(DATE(YEAR([.$A367]);3;1)-1)+14&lt;=[.$A367];[.$A367]&lt;DATE(YEAR([.$A367]);11;1)-WEEKDAY(DATE(YEAR([.$A367]);11;1)-1)+7)" office:value-type="boolean" office:boolean-value="false" calcext:value-type="boolean">
            <text:p>FALSE</text:p>
          </table:table-cell>
          <table:table-cell table:style-name="ce55" table:formula="of:=VLOOKUP([.$C367];[$Sun.$A$1:$Sun.$C$367];2)-IF([.$G367];0;TIME(1;0;0))" office:value-type="time" office:time-value="PT07H19M00S" calcext:value-type="time">
            <text:p>7:19:00</text:p>
          </table:table-cell>
          <table:table-cell table:style-name="ce55" table:formula="of:=VLOOKUP([.$C367];[$Sun.$A$1:$Sun.$C$367];3)-IF([.$G367];0;TIME(1;0;0))" office:value-type="time" office:time-value="PT16H49M00S" calcext:value-type="time">
            <text:p>16:49:00</text:p>
          </table:table-cell>
          <table:table-cell table:style-name="ce44" office:value-type="string" calcext:value-type="string">
            <text:p>Partial Lunar Eclipse</text:p>
          </table:table-cell>
          <table:table-cell table:style-name="ce26" table:formula="of:=[.$A367]" office:value-type="date" office:date-value="2028-01-11" calcext:value-type="date">
            <text:p>2028-01-11</text:p>
          </table:table-cell>
          <table:table-cell table:style-name="ce55"/>
          <table:table-cell table:style-name="ce26" table:formula="of:=[.$K367]+2" office:value-type="date" office:date-value="2028-01-13" calcext:value-type="date">
            <text:p>2028-01-13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7]);ISBLANK([.$P367]));&quot;None&quot;;CONCATENATE([.$O367];[.$P367];&quot;&quot;))" office:value-type="string" office:string-value="Specialx" calcext:value-type="string">
            <text:p>Specialx</text:p>
          </table:table-cell>
          <table:table-cell table:style-name="ce44" table:formula="of:=CONCATENATE(IF([.$P367]=&quot;t&quot;;&quot;[TBD: &quot;;&quot;&quot;);IF(ISBLANK([.$J367]);&quot;&quot;;[.$J367]); IF([.$P367]=&quot;t&quot;;&quot;?]&quot;;&quot;&quot;))" office:value-type="string" office:string-value="Partial Lunar Eclipse" calcext:value-type="string">
            <text:p>Partial Lunar Eclipse</text:p>
          </table:table-cell>
          <table:table-cell table:style-name="ce59" table:formula="of:=IF(ISBLANK([.$K367]);&quot;&quot;;IF(ISBLANK([.$L367]);TEXT([.$K367];&quot;YYYY-MM-DD&quot;);TEXT([.$K367]+[.$L367];&quot;YYYY-MM-DDTHH:MM:SS&quot;)))" office:value-type="string" office:string-value="2028-01-11" calcext:value-type="string">
            <text:p>2028-01-11</text:p>
          </table:table-cell>
          <table:table-cell table:style-name="ce59" table:formula="of:=IF(ISBLANK([.$M367]);&quot;&quot;;IF(ISBLANK([.$N367]);TEXT([.$M367];&quot;YYYY-MM-DD&quot;);TEXT([.$M367]+[.$N367];&quot;YYYY-MM-DDTHH:MM:SS&quot;)))" office:value-type="string" office:string-value="2028-01-13" calcext:value-type="string">
            <text:p>2028-01-13</text:p>
          </table:table-cell>
          <table:table-cell/>
        </table:table-row>
        <table:table-row table:style-name="ro2">
          <table:table-cell table:style-name="ce26" table:formula="of:=DATE([.$B368];1;1)-WEEKDAY(DATE([.$B368];1;1)-2)+21" office:value-type="date" office:date-value="2028-01-17" calcext:value-type="date">
            <text:p>2028-01-1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68]-DATE(YEAR([.$A368]);1;0)" office:value-type="float" office:value="17" calcext:value-type="float">
            <text:p>17</text:p>
          </table:table-cell>
          <table:table-cell table:style-name="ce44" table:formula="of:=TEXT([.$A368];&quot;MMM&quot;)" office:value-type="string" office:string-value="Jan" calcext:value-type="string">
            <text:p>Jan</text:p>
          </table:table-cell>
          <table:table-cell table:style-name="ce44" table:formula="of:=DAY([.A368])" office:value-type="float" office:value="17" calcext:value-type="float">
            <text:p>17</text:p>
          </table:table-cell>
          <table:table-cell table:style-name="ce44" table:formula="of:=TEXT([.$A368];&quot;DDD&quot;)" office:value-type="string" office:string-value="Mon" calcext:value-type="string">
            <text:p>Mon</text:p>
          </table:table-cell>
          <table:table-cell table:style-name="ce50" table:formula="of:=AND(DATE(YEAR([.$A368]);3;1)-WEEKDAY(DATE(YEAR([.$A368]);3;1)-1)+14&lt;=[.$A368];[.$A368]&lt;DATE(YEAR([.$A368]);11;1)-WEEKDAY(DATE(YEAR([.$A368]);11;1)-1)+7)" office:value-type="boolean" office:boolean-value="false" calcext:value-type="boolean">
            <text:p>FALSE</text:p>
          </table:table-cell>
          <table:table-cell table:style-name="ce55" table:formula="of:=VLOOKUP([.$C368];[$Sun.$A$1:$Sun.$C$367];2)-IF([.$G368];0;TIME(1;0;0))" office:value-type="time" office:time-value="PT07H16M00S" calcext:value-type="time">
            <text:p>7:16:00</text:p>
          </table:table-cell>
          <table:table-cell table:style-name="ce55" table:formula="of:=VLOOKUP([.$C368];[$Sun.$A$1:$Sun.$C$367];3)-IF([.$G368];0;TIME(1;0;0))" office:value-type="time" office:time-value="PT16H55M00S" calcext:value-type="time">
            <text:p>16:55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68]" office:value-type="date" office:date-value="2028-01-17" calcext:value-type="date">
            <text:p>2028-01-1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8]);ISBLANK([.$P368]));&quot;None&quot;;CONCATENATE([.$O368];[.$P368];&quot;&quot;))" office:value-type="string" office:string-value="Holidayx" calcext:value-type="string">
            <text:p>Holidayx</text:p>
          </table:table-cell>
          <table:table-cell table:style-name="ce44" table:formula="of:=CONCATENATE(IF([.$P368]=&quot;t&quot;;&quot;[TBD: &quot;;&quot;&quot;);IF(ISBLANK([.$J368]);&quot;&quot;;[.$J368]); IF([.$P368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68]);&quot;&quot;;IF(ISBLANK([.$L368]);TEXT([.$K368];&quot;YYYY-MM-DD&quot;);TEXT([.$K368]+[.$L368];&quot;YYYY-MM-DDTHH:MM:SS&quot;)))" office:value-type="string" office:string-value="2028-01-17" calcext:value-type="string">
            <text:p>2028-01-17</text:p>
          </table:table-cell>
          <table:table-cell table:style-name="ce59" table:formula="of:=IF(ISBLANK([.$M368]);&quot;&quot;;IF(ISBLANK([.$N368]);TEXT([.$M368];&quot;YYYY-MM-DD&quot;);TEXT([.$M368]+[.$N368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8-01-26" calcext:value-type="date">
            <text:p>2028-01-26</text:p>
          </table:table-cell>
          <table:table-cell table:style-name="ce44" table:formula="of:=YEAR([.$A369])" office:value-type="float" office:value="2028" calcext:value-type="float">
            <text:p>2028</text:p>
          </table:table-cell>
          <table:table-cell table:style-name="ce44" table:formula="of:=[.$A369]-DATE(YEAR([.$A369]);1;0)" office:value-type="float" office:value="26" calcext:value-type="float">
            <text:p>26</text:p>
          </table:table-cell>
          <table:table-cell table:style-name="ce44" table:formula="of:=TEXT([.$A369];&quot;MMM&quot;)" office:value-type="string" office:string-value="Jan" calcext:value-type="string">
            <text:p>Jan</text:p>
          </table:table-cell>
          <table:table-cell table:style-name="ce44" table:formula="of:=DAY([.A369])" office:value-type="float" office:value="26" calcext:value-type="float">
            <text:p>26</text:p>
          </table:table-cell>
          <table:table-cell table:style-name="ce44" table:formula="of:=TEXT([.$A369];&quot;DDD&quot;)" office:value-type="string" office:string-value="Wed" calcext:value-type="string">
            <text:p>Wed</text:p>
          </table:table-cell>
          <table:table-cell table:style-name="ce50" table:formula="of:=AND(DATE(YEAR([.$A369]);3;1)-WEEKDAY(DATE(YEAR([.$A369]);3;1)-1)+14&lt;=[.$A369];[.$A369]&lt;DATE(YEAR([.$A369]);11;1)-WEEKDAY(DATE(YEAR([.$A369]);11;1)-1)+7)" office:value-type="boolean" office:boolean-value="false" calcext:value-type="boolean">
            <text:p>FALSE</text:p>
          </table:table-cell>
          <table:table-cell table:style-name="ce55" table:formula="of:=VLOOKUP([.$C369];[$Sun.$A$1:$Sun.$C$367];2)-IF([.$G369];0;TIME(1;0;0))" office:value-type="time" office:time-value="PT07H10M00S" calcext:value-type="time">
            <text:p>7:10:00</text:p>
          </table:table-cell>
          <table:table-cell table:style-name="ce55" table:formula="of:=VLOOKUP([.$C369];[$Sun.$A$1:$Sun.$C$367];3)-IF([.$G369];0;TIME(1;0;0))" office:value-type="time" office:time-value="PT17H06M00S" calcext:value-type="time">
            <text:p>17:06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69]" office:value-type="date" office:date-value="2028-01-26" calcext:value-type="date">
            <text:p>2028-01-2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69]);ISBLANK([.$P369]));&quot;None&quot;;CONCATENATE([.$O369];[.$P369];&quot;&quot;))" office:value-type="string" office:string-value="Specialx" calcext:value-type="string">
            <text:p>Specialx</text:p>
          </table:table-cell>
          <table:table-cell table:style-name="ce44" table:formula="of:=CONCATENATE(IF([.$P369]=&quot;t&quot;;&quot;[TBD: &quot;;&quot;&quot;);IF(ISBLANK([.$J369]);&quot;&quot;;[.$J369]); IF([.$P369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69]);&quot;&quot;;IF(ISBLANK([.$L369]);TEXT([.$K369];&quot;YYYY-MM-DD&quot;);TEXT([.$K369]+[.$L369];&quot;YYYY-MM-DDTHH:MM:SS&quot;)))" office:value-type="string" office:string-value="2028-01-26" calcext:value-type="string">
            <text:p>2028-01-26</text:p>
          </table:table-cell>
          <table:table-cell table:style-name="ce59" table:formula="of:=IF(ISBLANK([.$M369]);&quot;&quot;;IF(ISBLANK([.$N369]);TEXT([.$M369];&quot;YYYY-MM-DD&quot;);TEXT([.$M369]+[.$N369];&quot;YYYY-MM-DDTHH:MM:SS&quot;)))">
            <text:p/>
          </table:table-cell>
          <table:table-cell/>
        </table:table-row>
        <table:table-row table:style-name="ro2">
          <table:table-cell table:style-name="ce26" table:formula="of:=DATE([.$B370];2;1)-WEEKDAY(DATE([.$B370];2;1)-2)+21" office:value-type="date" office:date-value="2028-02-21" calcext:value-type="date">
            <text:p>2028-02-2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0]-DATE(YEAR([.$A370]);1;0)" office:value-type="float" office:value="52" calcext:value-type="float">
            <text:p>52</text:p>
          </table:table-cell>
          <table:table-cell table:style-name="ce44" table:formula="of:=TEXT([.$A370];&quot;MMM&quot;)" office:value-type="string" office:string-value="Feb" calcext:value-type="string">
            <text:p>Feb</text:p>
          </table:table-cell>
          <table:table-cell table:style-name="ce44" table:formula="of:=DAY([.A370])" office:value-type="float" office:value="21" calcext:value-type="float">
            <text:p>21</text:p>
          </table:table-cell>
          <table:table-cell table:style-name="ce44" table:formula="of:=TEXT([.$A370];&quot;DDD&quot;)" office:value-type="string" office:string-value="Mon" calcext:value-type="string">
            <text:p>Mon</text:p>
          </table:table-cell>
          <table:table-cell table:style-name="ce50" table:formula="of:=AND(DATE(YEAR([.$A370]);3;1)-WEEKDAY(DATE(YEAR([.$A370]);3;1)-1)+14&lt;=[.$A370];[.$A370]&lt;DATE(YEAR([.$A370]);11;1)-WEEKDAY(DATE(YEAR([.$A370]);11;1)-1)+7)" office:value-type="boolean" office:boolean-value="false" calcext:value-type="boolean">
            <text:p>FALSE</text:p>
          </table:table-cell>
          <table:table-cell table:style-name="ce55" table:formula="of:=VLOOKUP([.$C370];[$Sun.$A$1:$Sun.$C$367];2)-IF([.$G370];0;TIME(1;0;0))" office:value-type="time" office:time-value="PT06H40M00S" calcext:value-type="time">
            <text:p>6:40:00</text:p>
          </table:table-cell>
          <table:table-cell table:style-name="ce55" table:formula="of:=VLOOKUP([.$C370];[$Sun.$A$1:$Sun.$C$367];3)-IF([.$G370];0;TIME(1;0;0))" office:value-type="time" office:time-value="PT17H38M00S" calcext:value-type="time">
            <text:p>17:38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70]" office:value-type="date" office:date-value="2028-02-21" calcext:value-type="date">
            <text:p>2028-02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0]);ISBLANK([.$P370]));&quot;None&quot;;CONCATENATE([.$O370];[.$P370];&quot;&quot;))" office:value-type="string" office:string-value="Holidayx" calcext:value-type="string">
            <text:p>Holidayx</text:p>
          </table:table-cell>
          <table:table-cell table:style-name="ce44" table:formula="of:=CONCATENATE(IF([.$P370]=&quot;t&quot;;&quot;[TBD: &quot;;&quot;&quot;);IF(ISBLANK([.$J370]);&quot;&quot;;[.$J370]); IF([.$P370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70]);&quot;&quot;;IF(ISBLANK([.$L370]);TEXT([.$K370];&quot;YYYY-MM-DD&quot;);TEXT([.$K370]+[.$L370];&quot;YYYY-MM-DDTHH:MM:SS&quot;)))" office:value-type="string" office:string-value="2028-02-21" calcext:value-type="string">
            <text:p>2028-02-21</text:p>
          </table:table-cell>
          <table:table-cell table:style-name="ce59" table:formula="of:=IF(ISBLANK([.$M370]);&quot;&quot;;IF(ISBLANK([.$N370]);TEXT([.$M370];&quot;YYYY-MM-DD&quot;);TEXT([.$M370]+[.$N370];&quot;YYYY-MM-DDTHH:MM:SS&quot;)))">
            <text:p/>
          </table:table-cell>
          <table:table-cell/>
        </table:table-row>
        <table:table-row table:style-name="ro2">
          <table:table-cell table:style-name="ce26" table:formula="of:=DATE([.$B371];3;1)-WEEKDAY(DATE([.$B371];3;1)-1)+14" office:value-type="date" office:date-value="2028-03-12" calcext:value-type="date">
            <text:p>2028-03-12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1]-DATE(YEAR([.$A371]);1;0)" office:value-type="float" office:value="72" calcext:value-type="float">
            <text:p>72</text:p>
          </table:table-cell>
          <table:table-cell table:style-name="ce44" table:formula="of:=TEXT([.$A371];&quot;MMM&quot;)" office:value-type="string" office:string-value="Mar" calcext:value-type="string">
            <text:p>Mar</text:p>
          </table:table-cell>
          <table:table-cell table:style-name="ce44" table:formula="of:=DAY([.A371])" office:value-type="float" office:value="12" calcext:value-type="float">
            <text:p>12</text:p>
          </table:table-cell>
          <table:table-cell table:style-name="ce44" table:formula="of:=TEXT([.$A371];&quot;DDD&quot;)" office:value-type="string" office:string-value="Sun" calcext:value-type="string">
            <text:p>Sun</text:p>
          </table:table-cell>
          <table:table-cell table:style-name="ce50" table:formula="of:=AND(DATE(YEAR([.$A371]);3;1)-WEEKDAY(DATE(YEAR([.$A371]);3;1)-1)+14&lt;=[.$A371];[.$A371]&lt;DATE(YEAR([.$A371]);11;1)-WEEKDAY(DATE(YEAR([.$A371]);11;1)-1)+7)" office:value-type="boolean" office:boolean-value="true" calcext:value-type="boolean">
            <text:p>TRUE</text:p>
          </table:table-cell>
          <table:table-cell table:style-name="ce55" table:formula="of:=VLOOKUP([.$C371];[$Sun.$A$1:$Sun.$C$367];2)-IF([.$G371];0;TIME(1;0;0))" office:value-type="time" office:time-value="PT07H10M00S" calcext:value-type="time">
            <text:p>7:10:00</text:p>
          </table:table-cell>
          <table:table-cell table:style-name="ce55" table:formula="of:=VLOOKUP([.$C371];[$Sun.$A$1:$Sun.$C$367];3)-IF([.$G371];0;TIME(1;0;0))" office:value-type="time" office:time-value="PT19H00M00S" calcext:value-type="time">
            <text:p>19:00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71]" office:value-type="date" office:date-value="2028-03-12" calcext:value-type="date">
            <text:p>2028-03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1]);ISBLANK([.$P371]));&quot;None&quot;;CONCATENATE([.$O371];[.$P371];&quot;&quot;))" office:value-type="string" office:string-value="Specialx" calcext:value-type="string">
            <text:p>Specialx</text:p>
          </table:table-cell>
          <table:table-cell table:style-name="ce44" table:formula="of:=CONCATENATE(IF([.$P371]=&quot;t&quot;;&quot;[TBD: &quot;;&quot;&quot;);IF(ISBLANK([.$J371]);&quot;&quot;;[.$J371]); IF([.$P37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71]);&quot;&quot;;IF(ISBLANK([.$L371]);TEXT([.$K371];&quot;YYYY-MM-DD&quot;);TEXT([.$K371]+[.$L371];&quot;YYYY-MM-DDTHH:MM:SS&quot;)))" office:value-type="string" office:string-value="2028-03-12" calcext:value-type="string">
            <text:p>2028-03-12</text:p>
          </table:table-cell>
          <table:table-cell table:style-name="ce59" table:formula="of:=IF(ISBLANK([.$M371]);&quot;&quot;;IF(ISBLANK([.$N371]);TEXT([.$M371];&quot;YYYY-MM-DD&quot;);TEXT([.$M371]+[.$N371];&quot;YYYY-MM-DDTHH:MM:SS&quot;)))">
            <text:p/>
          </table:table-cell>
          <table:table-cell/>
        </table:table-row>
        <table:table-row table:style-name="ro2">
          <table:table-cell table:style-name="ce26" table:formula="of:=DATE([.$B372];6;1) - WEEKDAY(DATE([.$B372];6;1)-2)" office:value-type="date" office:date-value="2028-05-29" calcext:value-type="date">
            <text:p>2028-05-2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2]-DATE(YEAR([.$A372]);1;0)" office:value-type="float" office:value="150" calcext:value-type="float">
            <text:p>150</text:p>
          </table:table-cell>
          <table:table-cell table:style-name="ce44" table:formula="of:=TEXT([.$A372];&quot;MMM&quot;)" office:value-type="string" office:string-value="May" calcext:value-type="string">
            <text:p>May</text:p>
          </table:table-cell>
          <table:table-cell table:style-name="ce44" table:formula="of:=DAY([.A372])" office:value-type="float" office:value="29" calcext:value-type="float">
            <text:p>29</text:p>
          </table:table-cell>
          <table:table-cell table:style-name="ce44" table:formula="of:=TEXT([.$A372];&quot;DDD&quot;)" office:value-type="string" office:string-value="Mon" calcext:value-type="string">
            <text:p>Mon</text:p>
          </table:table-cell>
          <table:table-cell table:style-name="ce50" table:formula="of:=AND(DATE(YEAR([.$A372]);3;1)-WEEKDAY(DATE(YEAR([.$A372]);3;1)-1)+14&lt;=[.$A372];[.$A372]&lt;DATE(YEAR([.$A372]);11;1)-WEEKDAY(DATE(YEAR([.$A372]);11;1)-1)+7)" office:value-type="boolean" office:boolean-value="true" calcext:value-type="boolean">
            <text:p>TRUE</text:p>
          </table:table-cell>
          <table:table-cell table:style-name="ce55" table:formula="of:=VLOOKUP([.$C372];[$Sun.$A$1:$Sun.$C$367];2)-IF([.$G372];0;TIME(1;0;0))" office:value-type="time" office:time-value="PT05H27M00S" calcext:value-type="time">
            <text:p>5:27:00</text:p>
          </table:table-cell>
          <table:table-cell table:style-name="ce55" table:formula="of:=VLOOKUP([.$C372];[$Sun.$A$1:$Sun.$C$367];3)-IF([.$G372];0;TIME(1;0;0))" office:value-type="time" office:time-value="PT20H19M00S" calcext:value-type="time">
            <text:p>20:19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72]" office:value-type="date" office:date-value="2028-05-29" calcext:value-type="date">
            <text:p>2028-05-2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2]);ISBLANK([.$P372]));&quot;None&quot;;CONCATENATE([.$O372];[.$P372];&quot;&quot;))" office:value-type="string" office:string-value="Holidayx" calcext:value-type="string">
            <text:p>Holidayx</text:p>
          </table:table-cell>
          <table:table-cell table:style-name="ce44" table:formula="of:=CONCATENATE(IF([.$P372]=&quot;t&quot;;&quot;[TBD: &quot;;&quot;&quot;);IF(ISBLANK([.$J372]);&quot;&quot;;[.$J372]); IF([.$P372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72]);&quot;&quot;;IF(ISBLANK([.$L372]);TEXT([.$K372];&quot;YYYY-MM-DD&quot;);TEXT([.$K372]+[.$L372];&quot;YYYY-MM-DDTHH:MM:SS&quot;)))" office:value-type="string" office:string-value="2028-05-29" calcext:value-type="string">
            <text:p>2028-05-29</text:p>
          </table:table-cell>
          <table:table-cell table:style-name="ce59" table:formula="of:=IF(ISBLANK([.$M372]);&quot;&quot;;IF(ISBLANK([.$N372]);TEXT([.$M372];&quot;YYYY-MM-DD&quot;);TEXT([.$M372]+[.$N372];&quot;YYYY-MM-DDTHH:MM:SS&quot;)))">
            <text:p/>
          </table:table-cell>
          <table:table-cell/>
        </table:table-row>
        <table:table-row table:style-name="ro2">
          <table:table-cell table:style-name="ce26" table:formula="of:=DATE([.$B373];6;19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3]-DATE(YEAR([.$A373]);1;0)" office:value-type="float" office:value="171" calcext:value-type="float">
            <text:p>171</text:p>
          </table:table-cell>
          <table:table-cell table:style-name="ce44" table:formula="of:=TEXT([.$A373];&quot;MMM&quot;)" office:value-type="string" office:string-value="Jun" calcext:value-type="string">
            <text:p>Jun</text:p>
          </table:table-cell>
          <table:table-cell table:style-name="ce44" table:formula="of:=DAY([.A373])" office:value-type="float" office:value="19" calcext:value-type="float">
            <text:p>19</text:p>
          </table:table-cell>
          <table:table-cell table:style-name="ce44" table:formula="of:=TEXT([.$A373];&quot;DDD&quot;)" office:value-type="string" office:string-value="Mon" calcext:value-type="string">
            <text:p>Mon</text:p>
          </table:table-cell>
          <table:table-cell table:style-name="ce50" table:formula="of:=AND(DATE(YEAR([.$A373]);3;1)-WEEKDAY(DATE(YEAR([.$A373]);3;1)-1)+14&lt;=[.$A373];[.$A373]&lt;DATE(YEAR([.$A373]);11;1)-WEEKDAY(DATE(YEAR([.$A373]);11;1)-1)+7)" office:value-type="boolean" office:boolean-value="true" calcext:value-type="boolean">
            <text:p>TRUE</text:p>
          </table:table-cell>
          <table:table-cell table:style-name="ce55" table:formula="of:=VLOOKUP([.$C373];[$Sun.$A$1:$Sun.$C$367];2)-IF([.$G373];0;TIME(1;0;0))" office:value-type="time" office:time-value="PT05H24M00S" calcext:value-type="time">
            <text:p>5:24:00</text:p>
          </table:table-cell>
          <table:table-cell table:style-name="ce55" table:formula="of:=VLOOKUP([.$C373];[$Sun.$A$1:$Sun.$C$367];3)-IF([.$G37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73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3]);ISBLANK([.$P373]));&quot;None&quot;;CONCATENATE([.$O373];[.$P373];&quot;&quot;))" office:value-type="string" office:string-value="Holidayx" calcext:value-type="string">
            <text:p>Holidayx</text:p>
          </table:table-cell>
          <table:table-cell table:style-name="ce44" table:formula="of:=CONCATENATE(IF([.$P373]=&quot;t&quot;;&quot;[TBD: &quot;;&quot;&quot;);IF(ISBLANK([.$J373]);&quot;&quot;;[.$J373]); IF([.$P37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73]);&quot;&quot;;IF(ISBLANK([.$L373]);TEXT([.$K373];&quot;YYYY-MM-DD&quot;);TEXT([.$K373]+[.$L373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3]);&quot;&quot;;IF(ISBLANK([.$N373]);TEXT([.$M373];&quot;YYYY-MM-DD&quot;);TEXT([.$M373]+[.$N373];&quot;YYYY-MM-DDTHH:MM:SS&quot;)))">
            <text:p/>
          </table:table-cell>
          <table:table-cell/>
        </table:table-row>
        <table:table-row table:style-name="ro2">
          <table:table-cell table:style-name="ce26" table:formula="of:=DATE([.$B374];6;19)+CHOOSE(WEEKDAY(DATE([.$B374];6;19));1;0;0;0;0;0;-1)" office:value-type="date" office:date-value="2028-06-19" calcext:value-type="date">
            <text:p>2028-06-1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4]-DATE(YEAR([.$A374]);1;0)" office:value-type="float" office:value="171" calcext:value-type="float">
            <text:p>171</text:p>
          </table:table-cell>
          <table:table-cell table:style-name="ce44" table:formula="of:=TEXT([.$A374];&quot;MMM&quot;)" office:value-type="string" office:string-value="Jun" calcext:value-type="string">
            <text:p>Jun</text:p>
          </table:table-cell>
          <table:table-cell table:style-name="ce44" table:formula="of:=DAY([.A374])" office:value-type="float" office:value="19" calcext:value-type="float">
            <text:p>19</text:p>
          </table:table-cell>
          <table:table-cell table:style-name="ce44" table:formula="of:=TEXT([.$A374];&quot;DDD&quot;)" office:value-type="string" office:string-value="Mon" calcext:value-type="string">
            <text:p>Mon</text:p>
          </table:table-cell>
          <table:table-cell table:style-name="ce50" table:formula="of:=AND(DATE(YEAR([.$A374]);3;1)-WEEKDAY(DATE(YEAR([.$A374]);3;1)-1)+14&lt;=[.$A374];[.$A374]&lt;DATE(YEAR([.$A374]);11;1)-WEEKDAY(DATE(YEAR([.$A374]);11;1)-1)+7)" office:value-type="boolean" office:boolean-value="true" calcext:value-type="boolean">
            <text:p>TRUE</text:p>
          </table:table-cell>
          <table:table-cell table:style-name="ce55" table:formula="of:=VLOOKUP([.$C374];[$Sun.$A$1:$Sun.$C$367];2)-IF([.$G374];0;TIME(1;0;0))" office:value-type="time" office:time-value="PT05H24M00S" calcext:value-type="time">
            <text:p>5:24:00</text:p>
          </table:table-cell>
          <table:table-cell table:style-name="ce55" table:formula="of:=VLOOKUP([.$C374];[$Sun.$A$1:$Sun.$C$367];3)-IF([.$G37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74]" office:value-type="date" office:date-value="2028-06-19" calcext:value-type="date">
            <text:p>2028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4]);ISBLANK([.$P374]));&quot;None&quot;;CONCATENATE([.$O374];[.$P374];&quot;&quot;))" office:value-type="string" office:string-value="Holiday-" calcext:value-type="string">
            <text:p>Holiday-</text:p>
          </table:table-cell>
          <table:table-cell table:style-name="ce44" table:formula="of:=CONCATENATE(IF([.$P374]=&quot;t&quot;;&quot;[TBD: &quot;;&quot;&quot;);IF(ISBLANK([.$J374]);&quot;&quot;;[.$J374]); IF([.$P37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74]);&quot;&quot;;IF(ISBLANK([.$L374]);TEXT([.$K374];&quot;YYYY-MM-DD&quot;);TEXT([.$K374]+[.$L374];&quot;YYYY-MM-DDTHH:MM:SS&quot;)))" office:value-type="string" office:string-value="2028-06-19" calcext:value-type="string">
            <text:p>2028-06-19</text:p>
          </table:table-cell>
          <table:table-cell table:style-name="ce59" table:formula="of:=IF(ISBLANK([.$M374]);&quot;&quot;;IF(ISBLANK([.$N374]);TEXT([.$M374];&quot;YYYY-MM-DD&quot;);TEXT([.$M374]+[.$N374];&quot;YYYY-MM-DDTHH:MM:SS&quot;)))">
            <text:p/>
          </table:table-cell>
          <table:table-cell/>
        </table:table-row>
        <table:table-row table:style-name="ro2">
          <table:table-cell table:style-name="ce26" table:formula="of:=DATE([.$B375];7;4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5]-DATE(YEAR([.$A375]);1;0)" office:value-type="float" office:value="186" calcext:value-type="float">
            <text:p>186</text:p>
          </table:table-cell>
          <table:table-cell table:style-name="ce44" table:formula="of:=TEXT([.$A375];&quot;MMM&quot;)" office:value-type="string" office:string-value="Jul" calcext:value-type="string">
            <text:p>Jul</text:p>
          </table:table-cell>
          <table:table-cell table:style-name="ce44" table:formula="of:=DAY([.A375])" office:value-type="float" office:value="4" calcext:value-type="float">
            <text:p>4</text:p>
          </table:table-cell>
          <table:table-cell table:style-name="ce44" table:formula="of:=TEXT([.$A375];&quot;DDD&quot;)" office:value-type="string" office:string-value="Tue" calcext:value-type="string">
            <text:p>Tue</text:p>
          </table:table-cell>
          <table:table-cell table:style-name="ce50" table:formula="of:=AND(DATE(YEAR([.$A375]);3;1)-WEEKDAY(DATE(YEAR([.$A375]);3;1)-1)+14&lt;=[.$A375];[.$A375]&lt;DATE(YEAR([.$A375]);11;1)-WEEKDAY(DATE(YEAR([.$A375]);11;1)-1)+7)" office:value-type="boolean" office:boolean-value="true" calcext:value-type="boolean">
            <text:p>TRUE</text:p>
          </table:table-cell>
          <table:table-cell table:style-name="ce55" table:formula="of:=VLOOKUP([.$C375];[$Sun.$A$1:$Sun.$C$367];2)-IF([.$G375];0;TIME(1;0;0))" office:value-type="time" office:time-value="PT05H31M00S" calcext:value-type="time">
            <text:p>5:31:00</text:p>
          </table:table-cell>
          <table:table-cell table:style-name="ce55" table:formula="of:=VLOOKUP([.$C375];[$Sun.$A$1:$Sun.$C$367];3)-IF([.$G37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75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5]);ISBLANK([.$P375]));&quot;None&quot;;CONCATENATE([.$O375];[.$P375];&quot;&quot;))" office:value-type="string" office:string-value="Holidayx" calcext:value-type="string">
            <text:p>Holidayx</text:p>
          </table:table-cell>
          <table:table-cell table:style-name="ce44" table:formula="of:=CONCATENATE(IF([.$P375]=&quot;t&quot;;&quot;[TBD: &quot;;&quot;&quot;);IF(ISBLANK([.$J375]);&quot;&quot;;[.$J375]); IF([.$P375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75]);&quot;&quot;;IF(ISBLANK([.$L375]);TEXT([.$K375];&quot;YYYY-MM-DD&quot;);TEXT([.$K375]+[.$L375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5]);&quot;&quot;;IF(ISBLANK([.$N375]);TEXT([.$M375];&quot;YYYY-MM-DD&quot;);TEXT([.$M375]+[.$N375];&quot;YYYY-MM-DDTHH:MM:SS&quot;)))">
            <text:p/>
          </table:table-cell>
          <table:table-cell/>
        </table:table-row>
        <table:table-row table:style-name="ro2">
          <table:table-cell table:style-name="ce26" table:formula="of:=DATE([.$B376];7;4)+CHOOSE(WEEKDAY(DATE([.$B376];7;4));1;0;0;0;0;0;-1)" office:value-type="date" office:date-value="2028-07-04" calcext:value-type="date">
            <text:p>2028-07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6]-DATE(YEAR([.$A376]);1;0)" office:value-type="float" office:value="186" calcext:value-type="float">
            <text:p>186</text:p>
          </table:table-cell>
          <table:table-cell table:style-name="ce44" table:formula="of:=TEXT([.$A376];&quot;MMM&quot;)" office:value-type="string" office:string-value="Jul" calcext:value-type="string">
            <text:p>Jul</text:p>
          </table:table-cell>
          <table:table-cell table:style-name="ce44" table:formula="of:=DAY([.A376])" office:value-type="float" office:value="4" calcext:value-type="float">
            <text:p>4</text:p>
          </table:table-cell>
          <table:table-cell table:style-name="ce44" table:formula="of:=TEXT([.$A376];&quot;DDD&quot;)" office:value-type="string" office:string-value="Tue" calcext:value-type="string">
            <text:p>Tue</text:p>
          </table:table-cell>
          <table:table-cell table:style-name="ce50" table:formula="of:=AND(DATE(YEAR([.$A376]);3;1)-WEEKDAY(DATE(YEAR([.$A376]);3;1)-1)+14&lt;=[.$A376];[.$A376]&lt;DATE(YEAR([.$A376]);11;1)-WEEKDAY(DATE(YEAR([.$A376]);11;1)-1)+7)" office:value-type="boolean" office:boolean-value="true" calcext:value-type="boolean">
            <text:p>TRUE</text:p>
          </table:table-cell>
          <table:table-cell table:style-name="ce55" table:formula="of:=VLOOKUP([.$C376];[$Sun.$A$1:$Sun.$C$367];2)-IF([.$G376];0;TIME(1;0;0))" office:value-type="time" office:time-value="PT05H31M00S" calcext:value-type="time">
            <text:p>5:31:00</text:p>
          </table:table-cell>
          <table:table-cell table:style-name="ce55" table:formula="of:=VLOOKUP([.$C376];[$Sun.$A$1:$Sun.$C$367];3)-IF([.$G37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76]" office:value-type="date" office:date-value="2028-07-04" calcext:value-type="date">
            <text:p>2028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76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76]);ISBLANK([.$P376]));&quot;None&quot;;CONCATENATE([.$O376];[.$P376];&quot;&quot;))" office:value-type="string" office:string-value="Holiday-" calcext:value-type="string">
            <text:p>Holiday-</text:p>
          </table:table-cell>
          <table:table-cell table:style-name="ce44" table:formula="of:=CONCATENATE(IF([.$P376]=&quot;t&quot;;&quot;[TBD: &quot;;&quot;&quot;);IF(ISBLANK([.$J376]);&quot;&quot;;[.$J376]); IF([.$P376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76]);&quot;&quot;;IF(ISBLANK([.$L376]);TEXT([.$K376];&quot;YYYY-MM-DD&quot;);TEXT([.$K376]+[.$L376];&quot;YYYY-MM-DDTHH:MM:SS&quot;)))" office:value-type="string" office:string-value="2028-07-04" calcext:value-type="string">
            <text:p>2028-07-04</text:p>
          </table:table-cell>
          <table:table-cell table:style-name="ce59" table:formula="of:=IF(ISBLANK([.$M376]);&quot;&quot;;IF(ISBLANK([.$N376]);TEXT([.$M376];&quot;YYYY-MM-DD&quot;);TEXT([.$M376]+[.$N376];&quot;YYYY-MM-DDTHH:MM:SS&quot;)))">
            <text:p/>
          </table:table-cell>
          <table:table-cell/>
        </table:table-row>
        <table:table-row table:style-name="ro2">
          <table:table-cell table:style-name="ce26" table:formula="of:=DATE([.$B377];9;1)-WEEKDAY(DATE([.$B377];9;1)-2)+7" office:value-type="date" office:date-value="2028-09-04" calcext:value-type="date">
            <text:p>2028-09-04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7]-DATE(YEAR([.$A377]);1;0)" office:value-type="float" office:value="248" calcext:value-type="float">
            <text:p>248</text:p>
          </table:table-cell>
          <table:table-cell table:style-name="ce44" table:formula="of:=TEXT([.$A377];&quot;MMM&quot;)" office:value-type="string" office:string-value="Sep" calcext:value-type="string">
            <text:p>Sep</text:p>
          </table:table-cell>
          <table:table-cell table:style-name="ce44" table:formula="of:=DAY([.A377])" office:value-type="float" office:value="4" calcext:value-type="float">
            <text:p>4</text:p>
          </table:table-cell>
          <table:table-cell table:style-name="ce44" table:formula="of:=TEXT([.$A377];&quot;DDD&quot;)" office:value-type="string" office:string-value="Mon" calcext:value-type="string">
            <text:p>Mon</text:p>
          </table:table-cell>
          <table:table-cell table:style-name="ce50" table:formula="of:=AND(DATE(YEAR([.$A377]);3;1)-WEEKDAY(DATE(YEAR([.$A377]);3;1)-1)+14&lt;=[.$A377];[.$A377]&lt;DATE(YEAR([.$A377]);11;1)-WEEKDAY(DATE(YEAR([.$A377]);11;1)-1)+7)" office:value-type="boolean" office:boolean-value="true" calcext:value-type="boolean">
            <text:p>TRUE</text:p>
          </table:table-cell>
          <table:table-cell table:style-name="ce55" table:formula="of:=VLOOKUP([.$C377];[$Sun.$A$1:$Sun.$C$367];2)-IF([.$G377];0;TIME(1;0;0))" office:value-type="time" office:time-value="PT06H27M00S" calcext:value-type="time">
            <text:p>6:27:00</text:p>
          </table:table-cell>
          <table:table-cell table:style-name="ce55" table:formula="of:=VLOOKUP([.$C377];[$Sun.$A$1:$Sun.$C$367];3)-IF([.$G377];0;TIME(1;0;0))" office:value-type="time" office:time-value="PT19H21M00S" calcext:value-type="time">
            <text:p>19:21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77]" office:value-type="date" office:date-value="2028-09-04" calcext:value-type="date">
            <text:p>2028-09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7]);ISBLANK([.$P377]));&quot;None&quot;;CONCATENATE([.$O377];[.$P377];&quot;&quot;))" office:value-type="string" office:string-value="Holidayx" calcext:value-type="string">
            <text:p>Holidayx</text:p>
          </table:table-cell>
          <table:table-cell table:style-name="ce44" table:formula="of:=CONCATENATE(IF([.$P377]=&quot;t&quot;;&quot;[TBD: &quot;;&quot;&quot;);IF(ISBLANK([.$J377]);&quot;&quot;;[.$J377]); IF([.$P377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77]);&quot;&quot;;IF(ISBLANK([.$L377]);TEXT([.$K377];&quot;YYYY-MM-DD&quot;);TEXT([.$K377]+[.$L377];&quot;YYYY-MM-DDTHH:MM:SS&quot;)))" office:value-type="string" office:string-value="2028-09-04" calcext:value-type="string">
            <text:p>2028-09-04</text:p>
          </table:table-cell>
          <table:table-cell table:style-name="ce59" table:formula="of:=IF(ISBLANK([.$M377]);&quot;&quot;;IF(ISBLANK([.$N377]);TEXT([.$M377];&quot;YYYY-MM-DD&quot;);TEXT([.$M377]+[.$N377];&quot;YYYY-MM-DDTHH:MM:SS&quot;)))">
            <text:p/>
          </table:table-cell>
          <table:table-cell/>
        </table:table-row>
        <table:table-row table:style-name="ro2">
          <table:table-cell table:style-name="ce26" table:formula="of:=DATE([.$B378];10;1)-WEEKDAY(DATE([.$B378];10;1)-2)+14" office:value-type="date" office:date-value="2028-10-09" calcext:value-type="date">
            <text:p>2028-10-09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8]-DATE(YEAR([.$A378]);1;0)" office:value-type="float" office:value="283" calcext:value-type="float">
            <text:p>283</text:p>
          </table:table-cell>
          <table:table-cell table:style-name="ce44" table:formula="of:=TEXT([.$A378];&quot;MMM&quot;)" office:value-type="string" office:string-value="Oct" calcext:value-type="string">
            <text:p>Oct</text:p>
          </table:table-cell>
          <table:table-cell table:style-name="ce44" table:formula="of:=DAY([.A378])" office:value-type="float" office:value="9" calcext:value-type="float">
            <text:p>9</text:p>
          </table:table-cell>
          <table:table-cell table:style-name="ce44" table:formula="of:=TEXT([.$A378];&quot;DDD&quot;)" office:value-type="string" office:string-value="Mon" calcext:value-type="string">
            <text:p>Mon</text:p>
          </table:table-cell>
          <table:table-cell table:style-name="ce50" table:formula="of:=AND(DATE(YEAR([.$A378]);3;1)-WEEKDAY(DATE(YEAR([.$A378]);3;1)-1)+14&lt;=[.$A378];[.$A378]&lt;DATE(YEAR([.$A378]);11;1)-WEEKDAY(DATE(YEAR([.$A378]);11;1)-1)+7)" office:value-type="boolean" office:boolean-value="true" calcext:value-type="boolean">
            <text:p>TRUE</text:p>
          </table:table-cell>
          <table:table-cell table:style-name="ce55" table:formula="of:=VLOOKUP([.$C378];[$Sun.$A$1:$Sun.$C$367];2)-IF([.$G378];0;TIME(1;0;0))" office:value-type="time" office:time-value="PT07H02M00S" calcext:value-type="time">
            <text:p>7:02:00</text:p>
          </table:table-cell>
          <table:table-cell table:style-name="ce55" table:formula="of:=VLOOKUP([.$C378];[$Sun.$A$1:$Sun.$C$367];3)-IF([.$G378];0;TIME(1;0;0))" office:value-type="time" office:time-value="PT18H23M00S" calcext:value-type="time">
            <text:p>18:23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78]" office:value-type="date" office:date-value="2028-10-09" calcext:value-type="date">
            <text:p>2028-10-0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8]);ISBLANK([.$P378]));&quot;None&quot;;CONCATENATE([.$O378];[.$P378];&quot;&quot;))" office:value-type="string" office:string-value="Holidayx" calcext:value-type="string">
            <text:p>Holidayx</text:p>
          </table:table-cell>
          <table:table-cell table:style-name="ce44" table:formula="of:=CONCATENATE(IF([.$P378]=&quot;t&quot;;&quot;[TBD: &quot;;&quot;&quot;);IF(ISBLANK([.$J378]);&quot;&quot;;[.$J378]); IF([.$P378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78]);&quot;&quot;;IF(ISBLANK([.$L378]);TEXT([.$K378];&quot;YYYY-MM-DD&quot;);TEXT([.$K378]+[.$L378];&quot;YYYY-MM-DDTHH:MM:SS&quot;)))" office:value-type="string" office:string-value="2028-10-09" calcext:value-type="string">
            <text:p>2028-10-09</text:p>
          </table:table-cell>
          <table:table-cell table:style-name="ce59" table:formula="of:=IF(ISBLANK([.$M378]);&quot;&quot;;IF(ISBLANK([.$N378]);TEXT([.$M378];&quot;YYYY-MM-DD&quot;);TEXT([.$M378]+[.$N378];&quot;YYYY-MM-DDTHH:MM:SS&quot;)))">
            <text:p/>
          </table:table-cell>
          <table:table-cell/>
        </table:table-row>
        <table:table-row table:style-name="ro2">
          <table:table-cell table:style-name="ce26" table:formula="of:=DATE([.$B379];11;1)-WEEKDAY(DATE([.$B379];11;1)-1)+7" office:value-type="date" office:date-value="2028-11-05" calcext:value-type="date">
            <text:p>2028-11-0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79]-DATE(YEAR([.$A379]);1;0)" office:value-type="float" office:value="310" calcext:value-type="float">
            <text:p>310</text:p>
          </table:table-cell>
          <table:table-cell table:style-name="ce44" table:formula="of:=TEXT([.$A379];&quot;MMM&quot;)" office:value-type="string" office:string-value="Nov" calcext:value-type="string">
            <text:p>Nov</text:p>
          </table:table-cell>
          <table:table-cell table:style-name="ce44" table:formula="of:=DAY([.A379])" office:value-type="float" office:value="5" calcext:value-type="float">
            <text:p>5</text:p>
          </table:table-cell>
          <table:table-cell table:style-name="ce44" table:formula="of:=TEXT([.$A379];&quot;DDD&quot;)" office:value-type="string" office:string-value="Sun" calcext:value-type="string">
            <text:p>Sun</text:p>
          </table:table-cell>
          <table:table-cell table:style-name="ce50" table:formula="of:=AND(DATE(YEAR([.$A379]);3;1)-WEEKDAY(DATE(YEAR([.$A379]);3;1)-1)+14&lt;=[.$A379];[.$A379]&lt;DATE(YEAR([.$A379]);11;1)-WEEKDAY(DATE(YEAR([.$A379]);11;1)-1)+7)" office:value-type="boolean" office:boolean-value="false" calcext:value-type="boolean">
            <text:p>FALSE</text:p>
          </table:table-cell>
          <table:table-cell table:style-name="ce55" table:formula="of:=VLOOKUP([.$C379];[$Sun.$A$1:$Sun.$C$367];2)-IF([.$G379];0;TIME(1;0;0))" office:value-type="time" office:time-value="PT06H32M00S" calcext:value-type="time">
            <text:p>6:32:00</text:p>
          </table:table-cell>
          <table:table-cell table:style-name="ce55" table:formula="of:=VLOOKUP([.$C379];[$Sun.$A$1:$Sun.$C$367];3)-IF([.$G379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379]" office:value-type="date" office:date-value="2028-11-05" calcext:value-type="date">
            <text:p>2028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79]);ISBLANK([.$P379]));&quot;None&quot;;CONCATENATE([.$O379];[.$P379];&quot;&quot;))" office:value-type="string" office:string-value="Specialx" calcext:value-type="string">
            <text:p>Specialx</text:p>
          </table:table-cell>
          <table:table-cell table:style-name="ce44" table:formula="of:=CONCATENATE(IF([.$P379]=&quot;t&quot;;&quot;[TBD: &quot;;&quot;&quot;);IF(ISBLANK([.$J379]);&quot;&quot;;[.$J379]); IF([.$P379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379]);&quot;&quot;;IF(ISBLANK([.$L379]);TEXT([.$K379];&quot;YYYY-MM-DD&quot;);TEXT([.$K379]+[.$L379];&quot;YYYY-MM-DDTHH:MM:SS&quot;)))" office:value-type="string" office:string-value="2028-11-05" calcext:value-type="string">
            <text:p>2028-11-05</text:p>
          </table:table-cell>
          <table:table-cell table:style-name="ce59" table:formula="of:=IF(ISBLANK([.$M379]);&quot;&quot;;IF(ISBLANK([.$N379]);TEXT([.$M379];&quot;YYYY-MM-DD&quot;);TEXT([.$M379]+[.$N379];&quot;YYYY-MM-DDTHH:MM:SS&quot;)))">
            <text:p/>
          </table:table-cell>
          <table:table-cell/>
        </table:table-row>
        <table:table-row table:style-name="ro2">
          <table:table-cell table:style-name="ce26" table:formula="of:=DATE([.$B380];11;1)-WEEKDAY(DATE([.$B380];11;1)-2)+7+1" office:value-type="date" office:date-value="2028-11-07" calcext:value-type="date">
            <text:p>2028-11-07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0]-DATE(YEAR([.$A380]);1;0)" office:value-type="float" office:value="312" calcext:value-type="float">
            <text:p>312</text:p>
          </table:table-cell>
          <table:table-cell table:style-name="ce44" table:formula="of:=TEXT([.$A380];&quot;MMM&quot;)" office:value-type="string" office:string-value="Nov" calcext:value-type="string">
            <text:p>Nov</text:p>
          </table:table-cell>
          <table:table-cell table:style-name="ce44" table:formula="of:=DAY([.A380])" office:value-type="float" office:value="7" calcext:value-type="float">
            <text:p>7</text:p>
          </table:table-cell>
          <table:table-cell table:style-name="ce44" table:formula="of:=TEXT([.$A380];&quot;DDD&quot;)" office:value-type="string" office:string-value="Tue" calcext:value-type="string">
            <text:p>Tue</text:p>
          </table:table-cell>
          <table:table-cell table:style-name="ce50" table:formula="of:=AND(DATE(YEAR([.$A380]);3;1)-WEEKDAY(DATE(YEAR([.$A380]);3;1)-1)+14&lt;=[.$A380];[.$A380]&lt;DATE(YEAR([.$A380]);11;1)-WEEKDAY(DATE(YEAR([.$A380]);11;1)-1)+7)" office:value-type="boolean" office:boolean-value="false" calcext:value-type="boolean">
            <text:p>FALSE</text:p>
          </table:table-cell>
          <table:table-cell table:style-name="ce55" table:formula="of:=VLOOKUP([.$C380];[$Sun.$A$1:$Sun.$C$367];2)-IF([.$G380];0;TIME(1;0;0))" office:value-type="time" office:time-value="PT06H35M00S" calcext:value-type="time">
            <text:p>6:35:00</text:p>
          </table:table-cell>
          <table:table-cell table:style-name="ce55" table:formula="of:=VLOOKUP([.$C380];[$Sun.$A$1:$Sun.$C$367];3)-IF([.$G380];0;TIME(1;0;0))" office:value-type="time" office:time-value="PT16H44M00S" calcext:value-type="time">
            <text:p>16:44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380]" office:value-type="date" office:date-value="2028-11-07" calcext:value-type="date">
            <text:p>2028-11-0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0]);ISBLANK([.$P380]));&quot;None&quot;;CONCATENATE([.$O380];[.$P380];&quot;&quot;))" office:value-type="string" office:string-value="Holidayx" calcext:value-type="string">
            <text:p>Holidayx</text:p>
          </table:table-cell>
          <table:table-cell table:style-name="ce44" table:formula="of:=CONCATENATE(IF([.$P380]=&quot;t&quot;;&quot;[TBD: &quot;;&quot;&quot;);IF(ISBLANK([.$J380]);&quot;&quot;;[.$J380]); IF([.$P380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380]);&quot;&quot;;IF(ISBLANK([.$L380]);TEXT([.$K380];&quot;YYYY-MM-DD&quot;);TEXT([.$K380]+[.$L380];&quot;YYYY-MM-DDTHH:MM:SS&quot;)))" office:value-type="string" office:string-value="2028-11-07" calcext:value-type="string">
            <text:p>2028-11-07</text:p>
          </table:table-cell>
          <table:table-cell table:style-name="ce59" table:formula="of:=IF(ISBLANK([.$M380]);&quot;&quot;;IF(ISBLANK([.$N380]);TEXT([.$M380];&quot;YYYY-MM-DD&quot;);TEXT([.$M380]+[.$N380];&quot;YYYY-MM-DDTHH:MM:SS&quot;)))">
            <text:p/>
          </table:table-cell>
          <table:table-cell/>
        </table:table-row>
        <table:table-row table:style-name="ro2">
          <table:table-cell table:style-name="ce26" table:formula="of:=DATE([.$B381];11;11)+CHOOSE(WEEKDAY(DATE([.$B381];11;11));1;0;0;0;0;0;-1)" office:value-type="date" office:date-value="2028-11-10" calcext:value-type="date">
            <text:p>2028-11-10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1]-DATE(YEAR([.$A381]);1;0)" office:value-type="float" office:value="315" calcext:value-type="float">
            <text:p>315</text:p>
          </table:table-cell>
          <table:table-cell table:style-name="ce44" table:formula="of:=TEXT([.$A381];&quot;MMM&quot;)" office:value-type="string" office:string-value="Nov" calcext:value-type="string">
            <text:p>Nov</text:p>
          </table:table-cell>
          <table:table-cell table:style-name="ce44" table:formula="of:=DAY([.A381])" office:value-type="float" office:value="10" calcext:value-type="float">
            <text:p>10</text:p>
          </table:table-cell>
          <table:table-cell table:style-name="ce44" table:formula="of:=TEXT([.$A381];&quot;DDD&quot;)" office:value-type="string" office:string-value="Fri" calcext:value-type="string">
            <text:p>Fri</text:p>
          </table:table-cell>
          <table:table-cell table:style-name="ce50" table:formula="of:=AND(DATE(YEAR([.$A381]);3;1)-WEEKDAY(DATE(YEAR([.$A381]);3;1)-1)+14&lt;=[.$A381];[.$A381]&lt;DATE(YEAR([.$A381]);11;1)-WEEKDAY(DATE(YEAR([.$A381]);11;1)-1)+7)" office:value-type="boolean" office:boolean-value="false" calcext:value-type="boolean">
            <text:p>FALSE</text:p>
          </table:table-cell>
          <table:table-cell table:style-name="ce55" table:formula="of:=VLOOKUP([.$C381];[$Sun.$A$1:$Sun.$C$367];2)-IF([.$G381];0;TIME(1;0;0))" office:value-type="time" office:time-value="PT06H38M00S" calcext:value-type="time">
            <text:p>6:38:00</text:p>
          </table:table-cell>
          <table:table-cell table:style-name="ce55" table:formula="of:=VLOOKUP([.$C381];[$Sun.$A$1:$Sun.$C$367];3)-IF([.$G381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381]" office:value-type="date" office:date-value="2028-11-10" calcext:value-type="date">
            <text:p>2028-11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1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381]);ISBLANK([.$P381]));&quot;None&quot;;CONCATENATE([.$O381];[.$P381];&quot;&quot;))" office:value-type="string" office:string-value="Holidayx" calcext:value-type="string">
            <text:p>Holidayx</text:p>
          </table:table-cell>
          <table:table-cell table:style-name="ce44" table:formula="of:=CONCATENATE(IF([.$P381]=&quot;t&quot;;&quot;[TBD: &quot;;&quot;&quot;);IF(ISBLANK([.$J381]);&quot;&quot;;[.$J381]); IF([.$P381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381]);&quot;&quot;;IF(ISBLANK([.$L381]);TEXT([.$K381];&quot;YYYY-MM-DD&quot;);TEXT([.$K381]+[.$L381];&quot;YYYY-MM-DDTHH:MM:SS&quot;)))" office:value-type="string" office:string-value="2028-11-10" calcext:value-type="string">
            <text:p>2028-11-10</text:p>
          </table:table-cell>
          <table:table-cell table:style-name="ce59" table:formula="of:=IF(ISBLANK([.$M381]);&quot;&quot;;IF(ISBLANK([.$N381]);TEXT([.$M381];&quot;YYYY-MM-DD&quot;);TEXT([.$M381]+[.$N381];&quot;YYYY-MM-DDTHH:MM:SS&quot;)))">
            <text:p/>
          </table:table-cell>
          <table:table-cell/>
        </table:table-row>
        <table:table-row table:style-name="ro2">
          <table:table-cell table:style-name="ce26" table:formula="of:=DATE([.$B382];11;11)" office:value-type="date" office:date-value="2028-11-11" calcext:value-type="date">
            <text:p>2028-11-11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2]-DATE(YEAR([.$A382]);1;0)" office:value-type="float" office:value="316" calcext:value-type="float">
            <text:p>316</text:p>
          </table:table-cell>
          <table:table-cell table:style-name="ce44" table:formula="of:=TEXT([.$A382];&quot;MMM&quot;)" office:value-type="string" office:string-value="Nov" calcext:value-type="string">
            <text:p>Nov</text:p>
          </table:table-cell>
          <table:table-cell table:style-name="ce44" table:formula="of:=DAY([.A382])" office:value-type="float" office:value="11" calcext:value-type="float">
            <text:p>11</text:p>
          </table:table-cell>
          <table:table-cell table:style-name="ce44" table:formula="of:=TEXT([.$A382];&quot;DDD&quot;)" office:value-type="string" office:string-value="Sat" calcext:value-type="string">
            <text:p>Sat</text:p>
          </table:table-cell>
          <table:table-cell table:style-name="ce50" table:formula="of:=AND(DATE(YEAR([.$A382]);3;1)-WEEKDAY(DATE(YEAR([.$A382]);3;1)-1)+14&lt;=[.$A382];[.$A382]&lt;DATE(YEAR([.$A382]);11;1)-WEEKDAY(DATE(YEAR([.$A382]);11;1)-1)+7)" office:value-type="boolean" office:boolean-value="false" calcext:value-type="boolean">
            <text:p>FALSE</text:p>
          </table:table-cell>
          <table:table-cell table:style-name="ce55" table:formula="of:=VLOOKUP([.$C382];[$Sun.$A$1:$Sun.$C$367];2)-IF([.$G382];0;TIME(1;0;0))" office:value-type="time" office:time-value="PT06H39M00S" calcext:value-type="time">
            <text:p>6:39:00</text:p>
          </table:table-cell>
          <table:table-cell table:style-name="ce55" table:formula="of:=VLOOKUP([.$C382];[$Sun.$A$1:$Sun.$C$367];3)-IF([.$G382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382]" office:value-type="date" office:date-value="2028-11-11" calcext:value-type="date">
            <text:p>2028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2]);ISBLANK([.$P382]));&quot;None&quot;;CONCATENATE([.$O382];[.$P382];&quot;&quot;))" office:value-type="string" office:string-value="Holidayx" calcext:value-type="string">
            <text:p>Holidayx</text:p>
          </table:table-cell>
          <table:table-cell table:style-name="ce44" table:formula="of:=CONCATENATE(IF([.$P382]=&quot;t&quot;;&quot;[TBD: &quot;;&quot;&quot;);IF(ISBLANK([.$J382]);&quot;&quot;;[.$J382]); IF([.$P38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382]);&quot;&quot;;IF(ISBLANK([.$L382]);TEXT([.$K382];&quot;YYYY-MM-DD&quot;);TEXT([.$K382]+[.$L382];&quot;YYYY-MM-DDTHH:MM:SS&quot;)))" office:value-type="string" office:string-value="2028-11-11" calcext:value-type="string">
            <text:p>2028-11-11</text:p>
          </table:table-cell>
          <table:table-cell table:style-name="ce59" table:formula="of:=IF(ISBLANK([.$M382]);&quot;&quot;;IF(ISBLANK([.$N382]);TEXT([.$M382];&quot;YYYY-MM-DD&quot;);TEXT([.$M382]+[.$N382];&quot;YYYY-MM-DDTHH:MM:SS&quot;)))">
            <text:p/>
          </table:table-cell>
          <table:table-cell/>
        </table:table-row>
        <table:table-row table:style-name="ro2">
          <table:table-cell table:style-name="ce26" table:formula="of:=DATE([.$B383];11;1)-WEEKDAY(DATE([.$B383];11;1)-5)+28" office:value-type="date" office:date-value="2028-11-23" calcext:value-type="date">
            <text:p>2028-11-23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3]-DATE(YEAR([.$A383]);1;0)" office:value-type="float" office:value="328" calcext:value-type="float">
            <text:p>328</text:p>
          </table:table-cell>
          <table:table-cell table:style-name="ce44" table:formula="of:=TEXT([.$A383];&quot;MMM&quot;)" office:value-type="string" office:string-value="Nov" calcext:value-type="string">
            <text:p>Nov</text:p>
          </table:table-cell>
          <table:table-cell table:style-name="ce44" table:formula="of:=DAY([.A383])" office:value-type="float" office:value="23" calcext:value-type="float">
            <text:p>23</text:p>
          </table:table-cell>
          <table:table-cell table:style-name="ce44" table:formula="of:=TEXT([.$A383];&quot;DDD&quot;)" office:value-type="string" office:string-value="Thu" calcext:value-type="string">
            <text:p>Thu</text:p>
          </table:table-cell>
          <table:table-cell table:style-name="ce50" table:formula="of:=AND(DATE(YEAR([.$A383]);3;1)-WEEKDAY(DATE(YEAR([.$A383]);3;1)-1)+14&lt;=[.$A383];[.$A383]&lt;DATE(YEAR([.$A383]);11;1)-WEEKDAY(DATE(YEAR([.$A383]);11;1)-1)+7)" office:value-type="boolean" office:boolean-value="false" calcext:value-type="boolean">
            <text:p>FALSE</text:p>
          </table:table-cell>
          <table:table-cell table:style-name="ce55" table:formula="of:=VLOOKUP([.$C383];[$Sun.$A$1:$Sun.$C$367];2)-IF([.$G383];0;TIME(1;0;0))" office:value-type="time" office:time-value="PT06H53M00S" calcext:value-type="time">
            <text:p>6:53:00</text:p>
          </table:table-cell>
          <table:table-cell table:style-name="ce55" table:formula="of:=VLOOKUP([.$C383];[$Sun.$A$1:$Sun.$C$367];3)-IF([.$G383];0;TIME(1;0;0))" office:value-type="time" office:time-value="PT16H32M00S" calcext:value-type="time">
            <text:p>16:32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383]" office:value-type="date" office:date-value="2028-11-23" calcext:value-type="date">
            <text:p>2028-11-2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3]);ISBLANK([.$P383]));&quot;None&quot;;CONCATENATE([.$O383];[.$P383];&quot;&quot;))" office:value-type="string" office:string-value="Holidayx" calcext:value-type="string">
            <text:p>Holidayx</text:p>
          </table:table-cell>
          <table:table-cell table:style-name="ce44" table:formula="of:=CONCATENATE(IF([.$P383]=&quot;t&quot;;&quot;[TBD: &quot;;&quot;&quot;);IF(ISBLANK([.$J383]);&quot;&quot;;[.$J383]); IF([.$P383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383]);&quot;&quot;;IF(ISBLANK([.$L383]);TEXT([.$K383];&quot;YYYY-MM-DD&quot;);TEXT([.$K383]+[.$L383];&quot;YYYY-MM-DDTHH:MM:SS&quot;)))" office:value-type="string" office:string-value="2028-11-23" calcext:value-type="string">
            <text:p>2028-11-23</text:p>
          </table:table-cell>
          <table:table-cell table:style-name="ce59" table:formula="of:=IF(ISBLANK([.$M383]);&quot;&quot;;IF(ISBLANK([.$N383]);TEXT([.$M383];&quot;YYYY-MM-DD&quot;);TEXT([.$M383]+[.$N383];&quot;YYYY-MM-DDTHH:MM:SS&quot;)))">
            <text:p/>
          </table:table-cell>
          <table:table-cell/>
        </table:table-row>
        <table:table-row table:style-name="ro2">
          <table:table-cell table:style-name="ce26" table:formula="of:=DATE([.$B384];12;25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4]-DATE(YEAR([.$A384]);1;0)" office:value-type="float" office:value="360" calcext:value-type="float">
            <text:p>360</text:p>
          </table:table-cell>
          <table:table-cell table:style-name="ce44" table:formula="of:=TEXT([.$A384];&quot;MMM&quot;)" office:value-type="string" office:string-value="Dec" calcext:value-type="string">
            <text:p>Dec</text:p>
          </table:table-cell>
          <table:table-cell table:style-name="ce44" table:formula="of:=DAY([.A384])" office:value-type="float" office:value="25" calcext:value-type="float">
            <text:p>25</text:p>
          </table:table-cell>
          <table:table-cell table:style-name="ce44" table:formula="of:=TEXT([.$A384];&quot;DDD&quot;)" office:value-type="string" office:string-value="Mon" calcext:value-type="string">
            <text:p>Mon</text:p>
          </table:table-cell>
          <table:table-cell table:style-name="ce50" table:formula="of:=AND(DATE(YEAR([.$A384]);3;1)-WEEKDAY(DATE(YEAR([.$A384]);3;1)-1)+14&lt;=[.$A384];[.$A384]&lt;DATE(YEAR([.$A384]);11;1)-WEEKDAY(DATE(YEAR([.$A384]);11;1)-1)+7)" office:value-type="boolean" office:boolean-value="false" calcext:value-type="boolean">
            <text:p>FALSE</text:p>
          </table:table-cell>
          <table:table-cell table:style-name="ce55" table:formula="of:=VLOOKUP([.$C384];[$Sun.$A$1:$Sun.$C$367];2)-IF([.$G384];0;TIME(1;0;0))" office:value-type="time" office:time-value="PT07H18M00S" calcext:value-type="time">
            <text:p>7:18:00</text:p>
          </table:table-cell>
          <table:table-cell table:style-name="ce55" table:formula="of:=VLOOKUP([.$C384];[$Sun.$A$1:$Sun.$C$367];3)-IF([.$G384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384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4]);ISBLANK([.$P384]));&quot;None&quot;;CONCATENATE([.$O384];[.$P384];&quot;&quot;))" office:value-type="string" office:string-value="Holidayx" calcext:value-type="string">
            <text:p>Holidayx</text:p>
          </table:table-cell>
          <table:table-cell table:style-name="ce44" table:formula="of:=CONCATENATE(IF([.$P384]=&quot;t&quot;;&quot;[TBD: &quot;;&quot;&quot;);IF(ISBLANK([.$J384]);&quot;&quot;;[.$J384]); IF([.$P384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384]);&quot;&quot;;IF(ISBLANK([.$L384]);TEXT([.$K384];&quot;YYYY-MM-DD&quot;);TEXT([.$K384]+[.$L384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4]);&quot;&quot;;IF(ISBLANK([.$N384]);TEXT([.$M384];&quot;YYYY-MM-DD&quot;);TEXT([.$M384]+[.$N384];&quot;YYYY-MM-DDTHH:MM:SS&quot;)))">
            <text:p/>
          </table:table-cell>
          <table:table-cell/>
        </table:table-row>
        <table:table-row table:style-name="ro2">
          <table:table-cell table:style-name="ce26" table:formula="of:=DATE([.$B385];12;25)+CHOOSE(WEEKDAY(DATE([.$B385];12;25));1;0;0;0;0;0;-1)" office:value-type="date" office:date-value="2028-12-25" calcext:value-type="date">
            <text:p>2028-12-25</text:p>
          </table:table-cell>
          <table:table-cell table:style-name="ce44" office:value-type="float" office:value="2028" calcext:value-type="float">
            <text:p>2028</text:p>
          </table:table-cell>
          <table:table-cell table:style-name="ce44" table:formula="of:=[.$A385]-DATE(YEAR([.$A385]);1;0)" office:value-type="float" office:value="360" calcext:value-type="float">
            <text:p>360</text:p>
          </table:table-cell>
          <table:table-cell table:style-name="ce44" table:formula="of:=TEXT([.$A385];&quot;MMM&quot;)" office:value-type="string" office:string-value="Dec" calcext:value-type="string">
            <text:p>Dec</text:p>
          </table:table-cell>
          <table:table-cell table:style-name="ce44" table:formula="of:=DAY([.A385])" office:value-type="float" office:value="25" calcext:value-type="float">
            <text:p>25</text:p>
          </table:table-cell>
          <table:table-cell table:style-name="ce44" table:formula="of:=TEXT([.$A385];&quot;DDD&quot;)" office:value-type="string" office:string-value="Mon" calcext:value-type="string">
            <text:p>Mon</text:p>
          </table:table-cell>
          <table:table-cell table:style-name="ce50" table:formula="of:=AND(DATE(YEAR([.$A385]);3;1)-WEEKDAY(DATE(YEAR([.$A385]);3;1)-1)+14&lt;=[.$A385];[.$A385]&lt;DATE(YEAR([.$A385]);11;1)-WEEKDAY(DATE(YEAR([.$A385]);11;1)-1)+7)" office:value-type="boolean" office:boolean-value="false" calcext:value-type="boolean">
            <text:p>FALSE</text:p>
          </table:table-cell>
          <table:table-cell table:style-name="ce55" table:formula="of:=VLOOKUP([.$C385];[$Sun.$A$1:$Sun.$C$367];2)-IF([.$G385];0;TIME(1;0;0))" office:value-type="time" office:time-value="PT07H18M00S" calcext:value-type="time">
            <text:p>7:18:00</text:p>
          </table:table-cell>
          <table:table-cell table:style-name="ce55" table:formula="of:=VLOOKUP([.$C385];[$Sun.$A$1:$Sun.$C$367];3)-IF([.$G385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385]" office:value-type="date" office:date-value="2028-12-25" calcext:value-type="date">
            <text:p>2028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5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85]);ISBLANK([.$P385]));&quot;None&quot;;CONCATENATE([.$O385];[.$P385];&quot;&quot;))" office:value-type="string" office:string-value="Holiday-" calcext:value-type="string">
            <text:p>Holiday-</text:p>
          </table:table-cell>
          <table:table-cell table:style-name="ce44" table:formula="of:=CONCATENATE(IF([.$P385]=&quot;t&quot;;&quot;[TBD: &quot;;&quot;&quot;);IF(ISBLANK([.$J385]);&quot;&quot;;[.$J385]); IF([.$P385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385]);&quot;&quot;;IF(ISBLANK([.$L385]);TEXT([.$K385];&quot;YYYY-MM-DD&quot;);TEXT([.$K385]+[.$L385];&quot;YYYY-MM-DDTHH:MM:SS&quot;)))" office:value-type="string" office:string-value="2028-12-25" calcext:value-type="string">
            <text:p>2028-12-25</text:p>
          </table:table-cell>
          <table:table-cell table:style-name="ce59" table:formula="of:=IF(ISBLANK([.$M385]);&quot;&quot;;IF(ISBLANK([.$N385]);TEXT([.$M385];&quot;YYYY-MM-DD&quot;);TEXT([.$M385]+[.$N385];&quot;YYYY-MM-DDTHH:MM:SS&quot;)))">
            <text:p/>
          </table:table-cell>
          <table:table-cell/>
        </table:table-row>
        <table:table-row table:style-name="ro2">
          <table:table-cell table:style-name="ce26" table:formula="of:=DATE([.$B386];1;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6]-DATE(YEAR([.$A386]);1;0)" office:value-type="float" office:value="1" calcext:value-type="float">
            <text:p>1</text:p>
          </table:table-cell>
          <table:table-cell table:style-name="ce44" table:formula="of:=TEXT([.$A386];&quot;MMM&quot;)" office:value-type="string" office:string-value="Jan" calcext:value-type="string">
            <text:p>Jan</text:p>
          </table:table-cell>
          <table:table-cell table:style-name="ce44" table:formula="of:=DAY([.A386])" office:value-type="float" office:value="1" calcext:value-type="float">
            <text:p>1</text:p>
          </table:table-cell>
          <table:table-cell table:style-name="ce44" table:formula="of:=TEXT([.$A386];&quot;DDD&quot;)" office:value-type="string" office:string-value="Mon" calcext:value-type="string">
            <text:p>Mon</text:p>
          </table:table-cell>
          <table:table-cell table:style-name="ce50" table:formula="of:=AND(DATE(YEAR([.$A386]);3;1)-WEEKDAY(DATE(YEAR([.$A386]);3;1)-1)+14&lt;=[.$A386];[.$A386]&lt;DATE(YEAR([.$A386]);11;1)-WEEKDAY(DATE(YEAR([.$A386]);11;1)-1)+7)" office:value-type="boolean" office:boolean-value="false" calcext:value-type="boolean">
            <text:p>FALSE</text:p>
          </table:table-cell>
          <table:table-cell table:style-name="ce55" table:formula="of:=VLOOKUP([.$C386];[$Sun.$A$1:$Sun.$C$367];2)-IF([.$G386];0;TIME(1;0;0))" office:value-type="time" office:time-value="PT07H19M00S" calcext:value-type="time">
            <text:p>7:19:00</text:p>
          </table:table-cell>
          <table:table-cell table:style-name="ce55" table:formula="of:=VLOOKUP([.$C386];[$Sun.$A$1:$Sun.$C$367];3)-IF([.$G386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386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6]);ISBLANK([.$P386]));&quot;None&quot;;CONCATENATE([.$O386];[.$P386];&quot;&quot;))" office:value-type="string" office:string-value="Holidayx" calcext:value-type="string">
            <text:p>Holidayx</text:p>
          </table:table-cell>
          <table:table-cell table:style-name="ce44" table:formula="of:=CONCATENATE(IF([.$P386]=&quot;t&quot;;&quot;[TBD: &quot;;&quot;&quot;);IF(ISBLANK([.$J386]);&quot;&quot;;[.$J386]); IF([.$P386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386]);&quot;&quot;;IF(ISBLANK([.$L386]);TEXT([.$K386];&quot;YYYY-MM-DD&quot;);TEXT([.$K386]+[.$L386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86]);&quot;&quot;;IF(ISBLANK([.$N386]);TEXT([.$M386];&quot;YYYY-MM-DD&quot;);TEXT([.$M386]+[.$N386];&quot;YYYY-MM-DDTHH:MM:SS&quot;)))">
            <text:p/>
          </table:table-cell>
          <table:table-cell/>
        </table:table-row>
        <table:table-row table:style-name="ro2">
          <table:table-cell table:style-name="ce26" table:formula="of:=DATE([.$B387];1;1)+CHOOSE(WEEKDAY(DATE([.$B387];1;1));1;0;0;0;0;0;-1)" office:value-type="date" office:date-value="2029-01-01" calcext:value-type="date">
            <text:p>2029-01-0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7]-DATE(YEAR([.$A387]);1;0)" office:value-type="float" office:value="1" calcext:value-type="float">
            <text:p>1</text:p>
          </table:table-cell>
          <table:table-cell table:style-name="ce44" table:formula="of:=TEXT([.$A387];&quot;MMM&quot;)" office:value-type="string" office:string-value="Jan" calcext:value-type="string">
            <text:p>Jan</text:p>
          </table:table-cell>
          <table:table-cell table:style-name="ce44" table:formula="of:=DAY([.A387])" office:value-type="float" office:value="1" calcext:value-type="float">
            <text:p>1</text:p>
          </table:table-cell>
          <table:table-cell table:style-name="ce44" table:formula="of:=TEXT([.$A387];&quot;DDD&quot;)" office:value-type="string" office:string-value="Mon" calcext:value-type="string">
            <text:p>Mon</text:p>
          </table:table-cell>
          <table:table-cell table:style-name="ce50" table:formula="of:=AND(DATE(YEAR([.$A387]);3;1)-WEEKDAY(DATE(YEAR([.$A387]);3;1)-1)+14&lt;=[.$A387];[.$A387]&lt;DATE(YEAR([.$A387]);11;1)-WEEKDAY(DATE(YEAR([.$A387]);11;1)-1)+7)" office:value-type="boolean" office:boolean-value="false" calcext:value-type="boolean">
            <text:p>FALSE</text:p>
          </table:table-cell>
          <table:table-cell table:style-name="ce55" table:formula="of:=VLOOKUP([.$C387];[$Sun.$A$1:$Sun.$C$367];2)-IF([.$G387];0;TIME(1;0;0))" office:value-type="time" office:time-value="PT07H19M00S" calcext:value-type="time">
            <text:p>7:19:00</text:p>
          </table:table-cell>
          <table:table-cell table:style-name="ce55" table:formula="of:=VLOOKUP([.$C387];[$Sun.$A$1:$Sun.$C$367];3)-IF([.$G387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387]" office:value-type="date" office:date-value="2029-01-01" calcext:value-type="date">
            <text:p>2029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87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87]);ISBLANK([.$P387]));&quot;None&quot;;CONCATENATE([.$O387];[.$P387];&quot;&quot;))" office:value-type="string" office:string-value="Holiday-" calcext:value-type="string">
            <text:p>Holiday-</text:p>
          </table:table-cell>
          <table:table-cell table:style-name="ce44" table:formula="of:=CONCATENATE(IF([.$P387]=&quot;t&quot;;&quot;[TBD: &quot;;&quot;&quot;);IF(ISBLANK([.$J387]);&quot;&quot;;[.$J387]); IF([.$P387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387]);&quot;&quot;;IF(ISBLANK([.$L387]);TEXT([.$K387];&quot;YYYY-MM-DD&quot;);TEXT([.$K387]+[.$L387];&quot;YYYY-MM-DDTHH:MM:SS&quot;)))" office:value-type="string" office:string-value="2029-01-01" calcext:value-type="string">
            <text:p>2029-01-01</text:p>
          </table:table-cell>
          <table:table-cell table:style-name="ce59" table:formula="of:=IF(ISBLANK([.$M387]);&quot;&quot;;IF(ISBLANK([.$N387]);TEXT([.$M387];&quot;YYYY-MM-DD&quot;);TEXT([.$M387]+[.$N38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1-14" calcext:value-type="date">
            <text:p>2029-01-14</text:p>
          </table:table-cell>
          <table:table-cell table:style-name="ce44" table:formula="of:=YEAR([.$A388])" office:value-type="float" office:value="2029" calcext:value-type="float">
            <text:p>2029</text:p>
          </table:table-cell>
          <table:table-cell table:style-name="ce44" table:formula="of:=[.$A388]-DATE(YEAR([.$A388]);1;0)" office:value-type="float" office:value="14" calcext:value-type="float">
            <text:p>14</text:p>
          </table:table-cell>
          <table:table-cell table:style-name="ce44" table:formula="of:=TEXT([.$A388];&quot;MMM&quot;)" office:value-type="string" office:string-value="Jan" calcext:value-type="string">
            <text:p>Jan</text:p>
          </table:table-cell>
          <table:table-cell table:style-name="ce44" table:formula="of:=DAY([.A388])" office:value-type="float" office:value="14" calcext:value-type="float">
            <text:p>14</text:p>
          </table:table-cell>
          <table:table-cell table:style-name="ce44" table:formula="of:=TEXT([.$A388];&quot;DDD&quot;)" office:value-type="string" office:string-value="Sun" calcext:value-type="string">
            <text:p>Sun</text:p>
          </table:table-cell>
          <table:table-cell table:style-name="ce50" table:formula="of:=AND(DATE(YEAR([.$A388]);3;1)-WEEKDAY(DATE(YEAR([.$A388]);3;1)-1)+14&lt;=[.$A388];[.$A388]&lt;DATE(YEAR([.$A388]);11;1)-WEEKDAY(DATE(YEAR([.$A388]);11;1)-1)+7)" office:value-type="boolean" office:boolean-value="false" calcext:value-type="boolean">
            <text:p>FALSE</text:p>
          </table:table-cell>
          <table:table-cell table:style-name="ce55" table:formula="of:=VLOOKUP([.$C388];[$Sun.$A$1:$Sun.$C$367];2)-IF([.$G388];0;TIME(1;0;0))" office:value-type="time" office:time-value="PT07H18M00S" calcext:value-type="time">
            <text:p>7:18:00</text:p>
          </table:table-cell>
          <table:table-cell table:style-name="ce55" table:formula="of:=VLOOKUP([.$C388];[$Sun.$A$1:$Sun.$C$367];3)-IF([.$G388];0;TIME(1;0;0))" office:value-type="time" office:time-value="PT16H52M00S" calcext:value-type="time">
            <text:p>16:52:00</text:p>
          </table:table-cell>
          <table:table-cell table:style-name="ce44" office:value-type="string" calcext:value-type="string">
            <text:p>Partial Solar Eclipse</text:p>
          </table:table-cell>
          <table:table-cell table:style-name="ce26" table:formula="of:=[.$A388]" office:value-type="date" office:date-value="2029-01-14" calcext:value-type="date">
            <text:p>2029-01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8]);ISBLANK([.$P388]));&quot;None&quot;;CONCATENATE([.$O388];[.$P388];&quot;&quot;))" office:value-type="string" office:string-value="Specialx" calcext:value-type="string">
            <text:p>Specialx</text:p>
          </table:table-cell>
          <table:table-cell table:style-name="ce44" table:formula="of:=CONCATENATE(IF([.$P388]=&quot;t&quot;;&quot;[TBD: &quot;;&quot;&quot;);IF(ISBLANK([.$J388]);&quot;&quot;;[.$J388]); IF([.$P388]=&quot;t&quot;;&quot;?]&quot;;&quot;&quot;))" office:value-type="string" office:string-value="Partial Solar Eclipse" calcext:value-type="string">
            <text:p>Partial Solar Eclipse</text:p>
          </table:table-cell>
          <table:table-cell table:style-name="ce59" table:formula="of:=IF(ISBLANK([.$K388]);&quot;&quot;;IF(ISBLANK([.$L388]);TEXT([.$K388];&quot;YYYY-MM-DD&quot;);TEXT([.$K388]+[.$L388];&quot;YYYY-MM-DDTHH:MM:SS&quot;)))" office:value-type="string" office:string-value="2029-01-14" calcext:value-type="string">
            <text:p>2029-01-14</text:p>
          </table:table-cell>
          <table:table-cell table:style-name="ce59" table:formula="of:=IF(ISBLANK([.$M388]);&quot;&quot;;IF(ISBLANK([.$N388]);TEXT([.$M388];&quot;YYYY-MM-DD&quot;);TEXT([.$M388]+[.$N388];&quot;YYYY-MM-DDTHH:MM:SS&quot;)))">
            <text:p/>
          </table:table-cell>
          <table:table-cell/>
        </table:table-row>
        <table:table-row table:style-name="ro2">
          <table:table-cell table:style-name="ce26" table:formula="of:=DATE([.$B389];1;1)-WEEKDAY(DATE([.$B389];1;1)-2)+21" office:value-type="date" office:date-value="2029-01-15" calcext:value-type="date">
            <text:p>2029-01-1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89]-DATE(YEAR([.$A389]);1;0)" office:value-type="float" office:value="15" calcext:value-type="float">
            <text:p>15</text:p>
          </table:table-cell>
          <table:table-cell table:style-name="ce44" table:formula="of:=TEXT([.$A389];&quot;MMM&quot;)" office:value-type="string" office:string-value="Jan" calcext:value-type="string">
            <text:p>Jan</text:p>
          </table:table-cell>
          <table:table-cell table:style-name="ce44" table:formula="of:=DAY([.A389])" office:value-type="float" office:value="15" calcext:value-type="float">
            <text:p>15</text:p>
          </table:table-cell>
          <table:table-cell table:style-name="ce44" table:formula="of:=TEXT([.$A389];&quot;DDD&quot;)" office:value-type="string" office:string-value="Mon" calcext:value-type="string">
            <text:p>Mon</text:p>
          </table:table-cell>
          <table:table-cell table:style-name="ce50" table:formula="of:=AND(DATE(YEAR([.$A389]);3;1)-WEEKDAY(DATE(YEAR([.$A389]);3;1)-1)+14&lt;=[.$A389];[.$A389]&lt;DATE(YEAR([.$A389]);11;1)-WEEKDAY(DATE(YEAR([.$A389]);11;1)-1)+7)" office:value-type="boolean" office:boolean-value="false" calcext:value-type="boolean">
            <text:p>FALSE</text:p>
          </table:table-cell>
          <table:table-cell table:style-name="ce55" table:formula="of:=VLOOKUP([.$C389];[$Sun.$A$1:$Sun.$C$367];2)-IF([.$G389];0;TIME(1;0;0))" office:value-type="time" office:time-value="PT07H17M00S" calcext:value-type="time">
            <text:p>7:17:00</text:p>
          </table:table-cell>
          <table:table-cell table:style-name="ce55" table:formula="of:=VLOOKUP([.$C389];[$Sun.$A$1:$Sun.$C$367];3)-IF([.$G389];0;TIME(1;0;0))" office:value-type="time" office:time-value="PT16H53M00S" calcext:value-type="time">
            <text:p>16:53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389]" office:value-type="date" office:date-value="2029-01-15" calcext:value-type="date">
            <text:p>2029-01-1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89]);ISBLANK([.$P389]));&quot;None&quot;;CONCATENATE([.$O389];[.$P389];&quot;&quot;))" office:value-type="string" office:string-value="Holidayx" calcext:value-type="string">
            <text:p>Holidayx</text:p>
          </table:table-cell>
          <table:table-cell table:style-name="ce44" table:formula="of:=CONCATENATE(IF([.$P389]=&quot;t&quot;;&quot;[TBD: &quot;;&quot;&quot;);IF(ISBLANK([.$J389]);&quot;&quot;;[.$J389]); IF([.$P389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389]);&quot;&quot;;IF(ISBLANK([.$L389]);TEXT([.$K389];&quot;YYYY-MM-DD&quot;);TEXT([.$K389]+[.$L389];&quot;YYYY-MM-DDTHH:MM:SS&quot;)))" office:value-type="string" office:string-value="2029-01-15" calcext:value-type="string">
            <text:p>2029-01-15</text:p>
          </table:table-cell>
          <table:table-cell table:style-name="ce59" table:formula="of:=IF(ISBLANK([.$M389]);&quot;&quot;;IF(ISBLANK([.$N389]);TEXT([.$M389];&quot;YYYY-MM-DD&quot;);TEXT([.$M389]+[.$N389];&quot;YYYY-MM-DDTHH:MM:SS&quot;)))">
            <text:p/>
          </table:table-cell>
          <table:table-cell/>
        </table:table-row>
        <table:table-row table:style-name="ro2">
          <table:table-cell table:style-name="ce26" table:formula="of:=DATE([.$B390];2;1)-WEEKDAY(DATE([.$B390];2;1)-2)+21" office:value-type="date" office:date-value="2029-02-19" calcext:value-type="date">
            <text:p>2029-02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0]-DATE(YEAR([.$A390]);1;0)" office:value-type="float" office:value="50" calcext:value-type="float">
            <text:p>50</text:p>
          </table:table-cell>
          <table:table-cell table:style-name="ce44" table:formula="of:=TEXT([.$A390];&quot;MMM&quot;)" office:value-type="string" office:string-value="Feb" calcext:value-type="string">
            <text:p>Feb</text:p>
          </table:table-cell>
          <table:table-cell table:style-name="ce44" table:formula="of:=DAY([.A390])" office:value-type="float" office:value="19" calcext:value-type="float">
            <text:p>19</text:p>
          </table:table-cell>
          <table:table-cell table:style-name="ce44" table:formula="of:=TEXT([.$A390];&quot;DDD&quot;)" office:value-type="string" office:string-value="Mon" calcext:value-type="string">
            <text:p>Mon</text:p>
          </table:table-cell>
          <table:table-cell table:style-name="ce50" table:formula="of:=AND(DATE(YEAR([.$A390]);3;1)-WEEKDAY(DATE(YEAR([.$A390]);3;1)-1)+14&lt;=[.$A390];[.$A390]&lt;DATE(YEAR([.$A390]);11;1)-WEEKDAY(DATE(YEAR([.$A390]);11;1)-1)+7)" office:value-type="boolean" office:boolean-value="false" calcext:value-type="boolean">
            <text:p>FALSE</text:p>
          </table:table-cell>
          <table:table-cell table:style-name="ce55" table:formula="of:=VLOOKUP([.$C390];[$Sun.$A$1:$Sun.$C$367];2)-IF([.$G390];0;TIME(1;0;0))" office:value-type="time" office:time-value="PT06H43M00S" calcext:value-type="time">
            <text:p>6:43:00</text:p>
          </table:table-cell>
          <table:table-cell table:style-name="ce55" table:formula="of:=VLOOKUP([.$C390];[$Sun.$A$1:$Sun.$C$367];3)-IF([.$G390];0;TIME(1;0;0))" office:value-type="time" office:time-value="PT17H35M00S" calcext:value-type="time">
            <text:p>17:35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390]" office:value-type="date" office:date-value="2029-02-19" calcext:value-type="date">
            <text:p>2029-02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0]);ISBLANK([.$P390]));&quot;None&quot;;CONCATENATE([.$O390];[.$P390];&quot;&quot;))" office:value-type="string" office:string-value="Holidayx" calcext:value-type="string">
            <text:p>Holidayx</text:p>
          </table:table-cell>
          <table:table-cell table:style-name="ce44" table:formula="of:=CONCATENATE(IF([.$P390]=&quot;t&quot;;&quot;[TBD: &quot;;&quot;&quot;);IF(ISBLANK([.$J390]);&quot;&quot;;[.$J390]); IF([.$P390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390]);&quot;&quot;;IF(ISBLANK([.$L390]);TEXT([.$K390];&quot;YYYY-MM-DD&quot;);TEXT([.$K390]+[.$L390];&quot;YYYY-MM-DDTHH:MM:SS&quot;)))" office:value-type="string" office:string-value="2029-02-19" calcext:value-type="string">
            <text:p>2029-02-19</text:p>
          </table:table-cell>
          <table:table-cell table:style-name="ce59" table:formula="of:=IF(ISBLANK([.$M390]);&quot;&quot;;IF(ISBLANK([.$N390]);TEXT([.$M390];&quot;YYYY-MM-DD&quot;);TEXT([.$M390]+[.$N390];&quot;YYYY-MM-DDTHH:MM:SS&quot;)))">
            <text:p/>
          </table:table-cell>
          <table:table-cell/>
        </table:table-row>
        <table:table-row table:style-name="ro2">
          <table:table-cell table:style-name="ce26" table:formula="of:=DATE([.$B391];3;1)-WEEKDAY(DATE([.$B391];3;1)-1)+14" office:value-type="date" office:date-value="2029-03-11" calcext:value-type="date">
            <text:p>2029-03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1]-DATE(YEAR([.$A391]);1;0)" office:value-type="float" office:value="70" calcext:value-type="float">
            <text:p>70</text:p>
          </table:table-cell>
          <table:table-cell table:style-name="ce44" table:formula="of:=TEXT([.$A391];&quot;MMM&quot;)" office:value-type="string" office:string-value="Mar" calcext:value-type="string">
            <text:p>Mar</text:p>
          </table:table-cell>
          <table:table-cell table:style-name="ce44" table:formula="of:=DAY([.A391])" office:value-type="float" office:value="11" calcext:value-type="float">
            <text:p>11</text:p>
          </table:table-cell>
          <table:table-cell table:style-name="ce44" table:formula="of:=TEXT([.$A391];&quot;DDD&quot;)" office:value-type="string" office:string-value="Sun" calcext:value-type="string">
            <text:p>Sun</text:p>
          </table:table-cell>
          <table:table-cell table:style-name="ce50" table:formula="of:=AND(DATE(YEAR([.$A391]);3;1)-WEEKDAY(DATE(YEAR([.$A391]);3;1)-1)+14&lt;=[.$A391];[.$A391]&lt;DATE(YEAR([.$A391]);11;1)-WEEKDAY(DATE(YEAR([.$A391]);11;1)-1)+7)" office:value-type="boolean" office:boolean-value="true" calcext:value-type="boolean">
            <text:p>TRUE</text:p>
          </table:table-cell>
          <table:table-cell table:style-name="ce55" table:formula="of:=VLOOKUP([.$C391];[$Sun.$A$1:$Sun.$C$367];2)-IF([.$G391];0;TIME(1;0;0))" office:value-type="time" office:time-value="PT07H13M00S" calcext:value-type="time">
            <text:p>7:13:00</text:p>
          </table:table-cell>
          <table:table-cell table:style-name="ce55" table:formula="of:=VLOOKUP([.$C391];[$Sun.$A$1:$Sun.$C$367];3)-IF([.$G391];0;TIME(1;0;0))" office:value-type="time" office:time-value="PT18H58M00S" calcext:value-type="time">
            <text:p>18:58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391]" office:value-type="date" office:date-value="2029-03-11" calcext:value-type="date">
            <text:p>2029-03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1]);ISBLANK([.$P391]));&quot;None&quot;;CONCATENATE([.$O391];[.$P391];&quot;&quot;))" office:value-type="string" office:string-value="Specialx" calcext:value-type="string">
            <text:p>Specialx</text:p>
          </table:table-cell>
          <table:table-cell table:style-name="ce44" table:formula="of:=CONCATENATE(IF([.$P391]=&quot;t&quot;;&quot;[TBD: &quot;;&quot;&quot;);IF(ISBLANK([.$J391]);&quot;&quot;;[.$J391]); IF([.$P391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391]);&quot;&quot;;IF(ISBLANK([.$L391]);TEXT([.$K391];&quot;YYYY-MM-DD&quot;);TEXT([.$K391]+[.$L391];&quot;YYYY-MM-DDTHH:MM:SS&quot;)))" office:value-type="string" office:string-value="2029-03-11" calcext:value-type="string">
            <text:p>2029-03-11</text:p>
          </table:table-cell>
          <table:table-cell table:style-name="ce59" table:formula="of:=IF(ISBLANK([.$M391]);&quot;&quot;;IF(ISBLANK([.$N391]);TEXT([.$M391];&quot;YYYY-MM-DD&quot;);TEXT([.$M391]+[.$N391];&quot;YYYY-MM-DDTHH:MM:SS&quot;)))">
            <text:p/>
          </table:table-cell>
          <table:table-cell/>
        </table:table-row>
        <table:table-row table:style-name="ro2">
          <table:table-cell table:style-name="ce26" table:formula="of:=DATE([.$B392];6;1) - WEEKDAY(DATE([.$B392];6;1)-2)" office:value-type="date" office:date-value="2029-05-28" calcext:value-type="date">
            <text:p>2029-05-2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2]-DATE(YEAR([.$A392]);1;0)" office:value-type="float" office:value="148" calcext:value-type="float">
            <text:p>148</text:p>
          </table:table-cell>
          <table:table-cell table:style-name="ce44" table:formula="of:=TEXT([.$A392];&quot;MMM&quot;)" office:value-type="string" office:string-value="May" calcext:value-type="string">
            <text:p>May</text:p>
          </table:table-cell>
          <table:table-cell table:style-name="ce44" table:formula="of:=DAY([.A392])" office:value-type="float" office:value="28" calcext:value-type="float">
            <text:p>28</text:p>
          </table:table-cell>
          <table:table-cell table:style-name="ce44" table:formula="of:=TEXT([.$A392];&quot;DDD&quot;)" office:value-type="string" office:string-value="Mon" calcext:value-type="string">
            <text:p>Mon</text:p>
          </table:table-cell>
          <table:table-cell table:style-name="ce50" table:formula="of:=AND(DATE(YEAR([.$A392]);3;1)-WEEKDAY(DATE(YEAR([.$A392]);3;1)-1)+14&lt;=[.$A392];[.$A392]&lt;DATE(YEAR([.$A392]);11;1)-WEEKDAY(DATE(YEAR([.$A392]);11;1)-1)+7)" office:value-type="boolean" office:boolean-value="true" calcext:value-type="boolean">
            <text:p>TRUE</text:p>
          </table:table-cell>
          <table:table-cell table:style-name="ce55" table:formula="of:=VLOOKUP([.$C392];[$Sun.$A$1:$Sun.$C$367];2)-IF([.$G392];0;TIME(1;0;0))" office:value-type="time" office:time-value="PT05H28M00S" calcext:value-type="time">
            <text:p>5:28:00</text:p>
          </table:table-cell>
          <table:table-cell table:style-name="ce55" table:formula="of:=VLOOKUP([.$C392];[$Sun.$A$1:$Sun.$C$367];3)-IF([.$G392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392]" office:value-type="date" office:date-value="2029-05-28" calcext:value-type="date">
            <text:p>2029-05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2]);ISBLANK([.$P392]));&quot;None&quot;;CONCATENATE([.$O392];[.$P392];&quot;&quot;))" office:value-type="string" office:string-value="Holidayx" calcext:value-type="string">
            <text:p>Holidayx</text:p>
          </table:table-cell>
          <table:table-cell table:style-name="ce44" table:formula="of:=CONCATENATE(IF([.$P392]=&quot;t&quot;;&quot;[TBD: &quot;;&quot;&quot;);IF(ISBLANK([.$J392]);&quot;&quot;;[.$J392]); IF([.$P392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392]);&quot;&quot;;IF(ISBLANK([.$L392]);TEXT([.$K392];&quot;YYYY-MM-DD&quot;);TEXT([.$K392]+[.$L392];&quot;YYYY-MM-DDTHH:MM:SS&quot;)))" office:value-type="string" office:string-value="2029-05-28" calcext:value-type="string">
            <text:p>2029-05-28</text:p>
          </table:table-cell>
          <table:table-cell table:style-name="ce59" table:formula="of:=IF(ISBLANK([.$M392]);&quot;&quot;;IF(ISBLANK([.$N392]);TEXT([.$M392];&quot;YYYY-MM-DD&quot;);TEXT([.$M392]+[.$N392];&quot;YYYY-MM-DDTHH:MM:SS&quot;)))">
            <text:p/>
          </table:table-cell>
          <table:table-cell/>
        </table:table-row>
        <table:table-row table:style-name="ro2">
          <table:table-cell table:style-name="ce26" table:formula="of:=DATE([.$B393];6;19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3]-DATE(YEAR([.$A393]);1;0)" office:value-type="float" office:value="170" calcext:value-type="float">
            <text:p>170</text:p>
          </table:table-cell>
          <table:table-cell table:style-name="ce44" table:formula="of:=TEXT([.$A393];&quot;MMM&quot;)" office:value-type="string" office:string-value="Jun" calcext:value-type="string">
            <text:p>Jun</text:p>
          </table:table-cell>
          <table:table-cell table:style-name="ce44" table:formula="of:=DAY([.A393])" office:value-type="float" office:value="19" calcext:value-type="float">
            <text:p>19</text:p>
          </table:table-cell>
          <table:table-cell table:style-name="ce44" table:formula="of:=TEXT([.$A393];&quot;DDD&quot;)" office:value-type="string" office:string-value="Tue" calcext:value-type="string">
            <text:p>Tue</text:p>
          </table:table-cell>
          <table:table-cell table:style-name="ce50" table:formula="of:=AND(DATE(YEAR([.$A393]);3;1)-WEEKDAY(DATE(YEAR([.$A393]);3;1)-1)+14&lt;=[.$A393];[.$A393]&lt;DATE(YEAR([.$A393]);11;1)-WEEKDAY(DATE(YEAR([.$A393]);11;1)-1)+7)" office:value-type="boolean" office:boolean-value="true" calcext:value-type="boolean">
            <text:p>TRUE</text:p>
          </table:table-cell>
          <table:table-cell table:style-name="ce55" table:formula="of:=VLOOKUP([.$C393];[$Sun.$A$1:$Sun.$C$367];2)-IF([.$G393];0;TIME(1;0;0))" office:value-type="time" office:time-value="PT05H24M00S" calcext:value-type="time">
            <text:p>5:24:00</text:p>
          </table:table-cell>
          <table:table-cell table:style-name="ce55" table:formula="of:=VLOOKUP([.$C393];[$Sun.$A$1:$Sun.$C$367];3)-IF([.$G393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393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3]);ISBLANK([.$P393]));&quot;None&quot;;CONCATENATE([.$O393];[.$P393];&quot;&quot;))" office:value-type="string" office:string-value="Holidayx" calcext:value-type="string">
            <text:p>Holidayx</text:p>
          </table:table-cell>
          <table:table-cell table:style-name="ce44" table:formula="of:=CONCATENATE(IF([.$P393]=&quot;t&quot;;&quot;[TBD: &quot;;&quot;&quot;);IF(ISBLANK([.$J393]);&quot;&quot;;[.$J393]); IF([.$P393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393]);&quot;&quot;;IF(ISBLANK([.$L393]);TEXT([.$K393];&quot;YYYY-MM-DD&quot;);TEXT([.$K393]+[.$L393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3]);&quot;&quot;;IF(ISBLANK([.$N393]);TEXT([.$M393];&quot;YYYY-MM-DD&quot;);TEXT([.$M393]+[.$N393];&quot;YYYY-MM-DDTHH:MM:SS&quot;)))">
            <text:p/>
          </table:table-cell>
          <table:table-cell/>
        </table:table-row>
        <table:table-row table:style-name="ro2">
          <table:table-cell table:style-name="ce26" table:formula="of:=DATE([.$B394];6;19)+CHOOSE(WEEKDAY(DATE([.$B394];6;19));1;0;0;0;0;0;-1)" office:value-type="date" office:date-value="2029-06-19" calcext:value-type="date">
            <text:p>2029-06-19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4]-DATE(YEAR([.$A394]);1;0)" office:value-type="float" office:value="170" calcext:value-type="float">
            <text:p>170</text:p>
          </table:table-cell>
          <table:table-cell table:style-name="ce44" table:formula="of:=TEXT([.$A394];&quot;MMM&quot;)" office:value-type="string" office:string-value="Jun" calcext:value-type="string">
            <text:p>Jun</text:p>
          </table:table-cell>
          <table:table-cell table:style-name="ce44" table:formula="of:=DAY([.A394])" office:value-type="float" office:value="19" calcext:value-type="float">
            <text:p>19</text:p>
          </table:table-cell>
          <table:table-cell table:style-name="ce44" table:formula="of:=TEXT([.$A394];&quot;DDD&quot;)" office:value-type="string" office:string-value="Tue" calcext:value-type="string">
            <text:p>Tue</text:p>
          </table:table-cell>
          <table:table-cell table:style-name="ce50" table:formula="of:=AND(DATE(YEAR([.$A394]);3;1)-WEEKDAY(DATE(YEAR([.$A394]);3;1)-1)+14&lt;=[.$A394];[.$A394]&lt;DATE(YEAR([.$A394]);11;1)-WEEKDAY(DATE(YEAR([.$A394]);11;1)-1)+7)" office:value-type="boolean" office:boolean-value="true" calcext:value-type="boolean">
            <text:p>TRUE</text:p>
          </table:table-cell>
          <table:table-cell table:style-name="ce55" table:formula="of:=VLOOKUP([.$C394];[$Sun.$A$1:$Sun.$C$367];2)-IF([.$G394];0;TIME(1;0;0))" office:value-type="time" office:time-value="PT05H24M00S" calcext:value-type="time">
            <text:p>5:24:00</text:p>
          </table:table-cell>
          <table:table-cell table:style-name="ce55" table:formula="of:=VLOOKUP([.$C394];[$Sun.$A$1:$Sun.$C$367];3)-IF([.$G394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394]" office:value-type="date" office:date-value="2029-06-19" calcext:value-type="date">
            <text:p>2029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4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4]);ISBLANK([.$P394]));&quot;None&quot;;CONCATENATE([.$O394];[.$P394];&quot;&quot;))" office:value-type="string" office:string-value="Holiday-" calcext:value-type="string">
            <text:p>Holiday-</text:p>
          </table:table-cell>
          <table:table-cell table:style-name="ce44" table:formula="of:=CONCATENATE(IF([.$P394]=&quot;t&quot;;&quot;[TBD: &quot;;&quot;&quot;);IF(ISBLANK([.$J394]);&quot;&quot;;[.$J394]); IF([.$P394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394]);&quot;&quot;;IF(ISBLANK([.$L394]);TEXT([.$K394];&quot;YYYY-MM-DD&quot;);TEXT([.$K394]+[.$L394];&quot;YYYY-MM-DDTHH:MM:SS&quot;)))" office:value-type="string" office:string-value="2029-06-19" calcext:value-type="string">
            <text:p>2029-06-19</text:p>
          </table:table-cell>
          <table:table-cell table:style-name="ce59" table:formula="of:=IF(ISBLANK([.$M394]);&quot;&quot;;IF(ISBLANK([.$N394]);TEXT([.$M394];&quot;YYYY-MM-DD&quot;);TEXT([.$M394]+[.$N39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06-25" calcext:value-type="date">
            <text:p>2029-06-25</text:p>
          </table:table-cell>
          <table:table-cell table:style-name="ce44" table:formula="of:=YEAR([.$A395])" office:value-type="float" office:value="2029" calcext:value-type="float">
            <text:p>2029</text:p>
          </table:table-cell>
          <table:table-cell table:style-name="ce44" table:formula="of:=[.$A395]-DATE(YEAR([.$A395]);1;0)" office:value-type="float" office:value="176" calcext:value-type="float">
            <text:p>176</text:p>
          </table:table-cell>
          <table:table-cell table:style-name="ce44" table:formula="of:=TEXT([.$A395];&quot;MMM&quot;)" office:value-type="string" office:string-value="Jun" calcext:value-type="string">
            <text:p>Jun</text:p>
          </table:table-cell>
          <table:table-cell table:style-name="ce44" table:formula="of:=DAY([.A395])" office:value-type="float" office:value="25" calcext:value-type="float">
            <text:p>25</text:p>
          </table:table-cell>
          <table:table-cell table:style-name="ce44" table:formula="of:=TEXT([.$A395];&quot;DDD&quot;)" office:value-type="string" office:string-value="Mon" calcext:value-type="string">
            <text:p>Mon</text:p>
          </table:table-cell>
          <table:table-cell table:style-name="ce50" table:formula="of:=AND(DATE(YEAR([.$A395]);3;1)-WEEKDAY(DATE(YEAR([.$A395]);3;1)-1)+14&lt;=[.$A395];[.$A395]&lt;DATE(YEAR([.$A395]);11;1)-WEEKDAY(DATE(YEAR([.$A395]);11;1)-1)+7)" office:value-type="boolean" office:boolean-value="true" calcext:value-type="boolean">
            <text:p>TRUE</text:p>
          </table:table-cell>
          <table:table-cell table:style-name="ce55" table:formula="of:=VLOOKUP([.$C395];[$Sun.$A$1:$Sun.$C$367];2)-IF([.$G395];0;TIME(1;0;0))" office:value-type="time" office:time-value="PT05H26M00S" calcext:value-type="time">
            <text:p>5:26:00</text:p>
          </table:table-cell>
          <table:table-cell table:style-name="ce55" table:formula="of:=VLOOKUP([.$C395];[$Sun.$A$1:$Sun.$C$367];3)-IF([.$G395];0;TIME(1;0;0))" office:value-type="time" office:time-value="PT20H31M00S" calcext:value-type="time">
            <text:p>20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395]" office:value-type="date" office:date-value="2029-06-25" calcext:value-type="date">
            <text:p>2029-06-25</text:p>
          </table:table-cell>
          <table:table-cell table:style-name="ce55"/>
          <table:table-cell table:style-name="ce26" table:formula="of:=[.$K395]+2" office:value-type="date" office:date-value="2029-06-27" calcext:value-type="date">
            <text:p>2029-06-27</text:p>
          </table:table-cell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5]);ISBLANK([.$P395]));&quot;None&quot;;CONCATENATE([.$O395];[.$P395];&quot;&quot;))" office:value-type="string" office:string-value="Specialx" calcext:value-type="string">
            <text:p>Specialx</text:p>
          </table:table-cell>
          <table:table-cell table:style-name="ce44" table:formula="of:=CONCATENATE(IF([.$P395]=&quot;t&quot;;&quot;[TBD: &quot;;&quot;&quot;);IF(ISBLANK([.$J395]);&quot;&quot;;[.$J395]); IF([.$P395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395]);&quot;&quot;;IF(ISBLANK([.$L395]);TEXT([.$K395];&quot;YYYY-MM-DD&quot;);TEXT([.$K395]+[.$L395];&quot;YYYY-MM-DDTHH:MM:SS&quot;)))" office:value-type="string" office:string-value="2029-06-25" calcext:value-type="string">
            <text:p>2029-06-25</text:p>
          </table:table-cell>
          <table:table-cell table:style-name="ce59" table:formula="of:=IF(ISBLANK([.$M395]);&quot;&quot;;IF(ISBLANK([.$N395]);TEXT([.$M395];&quot;YYYY-MM-DD&quot;);TEXT([.$M395]+[.$N395];&quot;YYYY-MM-DDTHH:MM:SS&quot;)))" office:value-type="string" office:string-value="2029-06-27" calcext:value-type="string">
            <text:p>2029-06-27</text:p>
          </table:table-cell>
          <table:table-cell/>
        </table:table-row>
        <table:table-row table:style-name="ro2">
          <table:table-cell table:style-name="ce26" table:formula="of:=DATE([.$B396];7;4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6]-DATE(YEAR([.$A396]);1;0)" office:value-type="float" office:value="185" calcext:value-type="float">
            <text:p>185</text:p>
          </table:table-cell>
          <table:table-cell table:style-name="ce44" table:formula="of:=TEXT([.$A396];&quot;MMM&quot;)" office:value-type="string" office:string-value="Jul" calcext:value-type="string">
            <text:p>Jul</text:p>
          </table:table-cell>
          <table:table-cell table:style-name="ce44" table:formula="of:=DAY([.A396])" office:value-type="float" office:value="4" calcext:value-type="float">
            <text:p>4</text:p>
          </table:table-cell>
          <table:table-cell table:style-name="ce44" table:formula="of:=TEXT([.$A396];&quot;DDD&quot;)" office:value-type="string" office:string-value="Wed" calcext:value-type="string">
            <text:p>Wed</text:p>
          </table:table-cell>
          <table:table-cell table:style-name="ce50" table:formula="of:=AND(DATE(YEAR([.$A396]);3;1)-WEEKDAY(DATE(YEAR([.$A396]);3;1)-1)+14&lt;=[.$A396];[.$A396]&lt;DATE(YEAR([.$A396]);11;1)-WEEKDAY(DATE(YEAR([.$A396]);11;1)-1)+7)" office:value-type="boolean" office:boolean-value="true" calcext:value-type="boolean">
            <text:p>TRUE</text:p>
          </table:table-cell>
          <table:table-cell table:style-name="ce55" table:formula="of:=VLOOKUP([.$C396];[$Sun.$A$1:$Sun.$C$367];2)-IF([.$G396];0;TIME(1;0;0))" office:value-type="time" office:time-value="PT05H30M00S" calcext:value-type="time">
            <text:p>5:30:00</text:p>
          </table:table-cell>
          <table:table-cell table:style-name="ce55" table:formula="of:=VLOOKUP([.$C396];[$Sun.$A$1:$Sun.$C$367];3)-IF([.$G39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396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6]);ISBLANK([.$P396]));&quot;None&quot;;CONCATENATE([.$O396];[.$P396];&quot;&quot;))" office:value-type="string" office:string-value="Holidayx" calcext:value-type="string">
            <text:p>Holidayx</text:p>
          </table:table-cell>
          <table:table-cell table:style-name="ce44" table:formula="of:=CONCATENATE(IF([.$P396]=&quot;t&quot;;&quot;[TBD: &quot;;&quot;&quot;);IF(ISBLANK([.$J396]);&quot;&quot;;[.$J396]); IF([.$P396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396]);&quot;&quot;;IF(ISBLANK([.$L396]);TEXT([.$K396];&quot;YYYY-MM-DD&quot;);TEXT([.$K396]+[.$L396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396]);&quot;&quot;;IF(ISBLANK([.$N396]);TEXT([.$M396];&quot;YYYY-MM-DD&quot;);TEXT([.$M396]+[.$N396];&quot;YYYY-MM-DDTHH:MM:SS&quot;)))">
            <text:p/>
          </table:table-cell>
          <table:table-cell/>
        </table:table-row>
        <table:table-row table:style-name="ro2">
          <table:table-cell table:style-name="ce26" table:formula="of:=DATE([.$B397];7;4)+CHOOSE(WEEKDAY(DATE([.$B397];7;4));1;0;0;0;0;0;-1)" office:value-type="date" office:date-value="2029-07-04" calcext:value-type="date">
            <text:p>2029-07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7]-DATE(YEAR([.$A397]);1;0)" office:value-type="float" office:value="185" calcext:value-type="float">
            <text:p>185</text:p>
          </table:table-cell>
          <table:table-cell table:style-name="ce44" table:formula="of:=TEXT([.$A397];&quot;MMM&quot;)" office:value-type="string" office:string-value="Jul" calcext:value-type="string">
            <text:p>Jul</text:p>
          </table:table-cell>
          <table:table-cell table:style-name="ce44" table:formula="of:=DAY([.A397])" office:value-type="float" office:value="4" calcext:value-type="float">
            <text:p>4</text:p>
          </table:table-cell>
          <table:table-cell table:style-name="ce44" table:formula="of:=TEXT([.$A397];&quot;DDD&quot;)" office:value-type="string" office:string-value="Wed" calcext:value-type="string">
            <text:p>Wed</text:p>
          </table:table-cell>
          <table:table-cell table:style-name="ce50" table:formula="of:=AND(DATE(YEAR([.$A397]);3;1)-WEEKDAY(DATE(YEAR([.$A397]);3;1)-1)+14&lt;=[.$A397];[.$A397]&lt;DATE(YEAR([.$A397]);11;1)-WEEKDAY(DATE(YEAR([.$A397]);11;1)-1)+7)" office:value-type="boolean" office:boolean-value="true" calcext:value-type="boolean">
            <text:p>TRUE</text:p>
          </table:table-cell>
          <table:table-cell table:style-name="ce55" table:formula="of:=VLOOKUP([.$C397];[$Sun.$A$1:$Sun.$C$367];2)-IF([.$G397];0;TIME(1;0;0))" office:value-type="time" office:time-value="PT05H30M00S" calcext:value-type="time">
            <text:p>5:30:00</text:p>
          </table:table-cell>
          <table:table-cell table:style-name="ce55" table:formula="of:=VLOOKUP([.$C397];[$Sun.$A$1:$Sun.$C$367];3)-IF([.$G39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397]" office:value-type="date" office:date-value="2029-07-04" calcext:value-type="date">
            <text:p>2029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397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397]);ISBLANK([.$P397]));&quot;None&quot;;CONCATENATE([.$O397];[.$P397];&quot;&quot;))" office:value-type="string" office:string-value="Holiday-" calcext:value-type="string">
            <text:p>Holiday-</text:p>
          </table:table-cell>
          <table:table-cell table:style-name="ce44" table:formula="of:=CONCATENATE(IF([.$P397]=&quot;t&quot;;&quot;[TBD: &quot;;&quot;&quot;);IF(ISBLANK([.$J397]);&quot;&quot;;[.$J397]); IF([.$P397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397]);&quot;&quot;;IF(ISBLANK([.$L397]);TEXT([.$K397];&quot;YYYY-MM-DD&quot;);TEXT([.$K397]+[.$L397];&quot;YYYY-MM-DDTHH:MM:SS&quot;)))" office:value-type="string" office:string-value="2029-07-04" calcext:value-type="string">
            <text:p>2029-07-04</text:p>
          </table:table-cell>
          <table:table-cell table:style-name="ce59" table:formula="of:=IF(ISBLANK([.$M397]);&quot;&quot;;IF(ISBLANK([.$N397]);TEXT([.$M397];&quot;YYYY-MM-DD&quot;);TEXT([.$M397]+[.$N397];&quot;YYYY-MM-DDTHH:MM:SS&quot;)))">
            <text:p/>
          </table:table-cell>
          <table:table-cell/>
        </table:table-row>
        <table:table-row table:style-name="ro2">
          <table:table-cell table:style-name="ce26" table:formula="of:=DATE([.$B398];9;1)-WEEKDAY(DATE([.$B398];9;1)-2)+7" office:value-type="date" office:date-value="2029-09-03" calcext:value-type="date">
            <text:p>2029-09-03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8]-DATE(YEAR([.$A398]);1;0)" office:value-type="float" office:value="246" calcext:value-type="float">
            <text:p>246</text:p>
          </table:table-cell>
          <table:table-cell table:style-name="ce44" table:formula="of:=TEXT([.$A398];&quot;MMM&quot;)" office:value-type="string" office:string-value="Sep" calcext:value-type="string">
            <text:p>Sep</text:p>
          </table:table-cell>
          <table:table-cell table:style-name="ce44" table:formula="of:=DAY([.A398])" office:value-type="float" office:value="3" calcext:value-type="float">
            <text:p>3</text:p>
          </table:table-cell>
          <table:table-cell table:style-name="ce44" table:formula="of:=TEXT([.$A398];&quot;DDD&quot;)" office:value-type="string" office:string-value="Mon" calcext:value-type="string">
            <text:p>Mon</text:p>
          </table:table-cell>
          <table:table-cell table:style-name="ce50" table:formula="of:=AND(DATE(YEAR([.$A398]);3;1)-WEEKDAY(DATE(YEAR([.$A398]);3;1)-1)+14&lt;=[.$A398];[.$A398]&lt;DATE(YEAR([.$A398]);11;1)-WEEKDAY(DATE(YEAR([.$A398]);11;1)-1)+7)" office:value-type="boolean" office:boolean-value="true" calcext:value-type="boolean">
            <text:p>TRUE</text:p>
          </table:table-cell>
          <table:table-cell table:style-name="ce55" table:formula="of:=VLOOKUP([.$C398];[$Sun.$A$1:$Sun.$C$367];2)-IF([.$G398];0;TIME(1;0;0))" office:value-type="time" office:time-value="PT06H25M00S" calcext:value-type="time">
            <text:p>6:25:00</text:p>
          </table:table-cell>
          <table:table-cell table:style-name="ce55" table:formula="of:=VLOOKUP([.$C398];[$Sun.$A$1:$Sun.$C$367];3)-IF([.$G398];0;TIME(1;0;0))" office:value-type="time" office:time-value="PT19H25M00S" calcext:value-type="time">
            <text:p>19:25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398]" office:value-type="date" office:date-value="2029-09-03" calcext:value-type="date">
            <text:p>2029-09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8]);ISBLANK([.$P398]));&quot;None&quot;;CONCATENATE([.$O398];[.$P398];&quot;&quot;))" office:value-type="string" office:string-value="Holidayx" calcext:value-type="string">
            <text:p>Holidayx</text:p>
          </table:table-cell>
          <table:table-cell table:style-name="ce44" table:formula="of:=CONCATENATE(IF([.$P398]=&quot;t&quot;;&quot;[TBD: &quot;;&quot;&quot;);IF(ISBLANK([.$J398]);&quot;&quot;;[.$J398]); IF([.$P398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398]);&quot;&quot;;IF(ISBLANK([.$L398]);TEXT([.$K398];&quot;YYYY-MM-DD&quot;);TEXT([.$K398]+[.$L398];&quot;YYYY-MM-DDTHH:MM:SS&quot;)))" office:value-type="string" office:string-value="2029-09-03" calcext:value-type="string">
            <text:p>2029-09-03</text:p>
          </table:table-cell>
          <table:table-cell table:style-name="ce59" table:formula="of:=IF(ISBLANK([.$M398]);&quot;&quot;;IF(ISBLANK([.$N398]);TEXT([.$M398];&quot;YYYY-MM-DD&quot;);TEXT([.$M398]+[.$N398];&quot;YYYY-MM-DDTHH:MM:SS&quot;)))">
            <text:p/>
          </table:table-cell>
          <table:table-cell/>
        </table:table-row>
        <table:table-row table:style-name="ro2">
          <table:table-cell table:style-name="ce26" table:formula="of:=DATE([.$B399];10;1)-WEEKDAY(DATE([.$B399];10;1)-2)+14" office:value-type="date" office:date-value="2029-10-08" calcext:value-type="date">
            <text:p>2029-10-08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399]-DATE(YEAR([.$A399]);1;0)" office:value-type="float" office:value="281" calcext:value-type="float">
            <text:p>281</text:p>
          </table:table-cell>
          <table:table-cell table:style-name="ce44" table:formula="of:=TEXT([.$A399];&quot;MMM&quot;)" office:value-type="string" office:string-value="Oct" calcext:value-type="string">
            <text:p>Oct</text:p>
          </table:table-cell>
          <table:table-cell table:style-name="ce44" table:formula="of:=DAY([.A399])" office:value-type="float" office:value="8" calcext:value-type="float">
            <text:p>8</text:p>
          </table:table-cell>
          <table:table-cell table:style-name="ce44" table:formula="of:=TEXT([.$A399];&quot;DDD&quot;)" office:value-type="string" office:string-value="Mon" calcext:value-type="string">
            <text:p>Mon</text:p>
          </table:table-cell>
          <table:table-cell table:style-name="ce50" table:formula="of:=AND(DATE(YEAR([.$A399]);3;1)-WEEKDAY(DATE(YEAR([.$A399]);3;1)-1)+14&lt;=[.$A399];[.$A399]&lt;DATE(YEAR([.$A399]);11;1)-WEEKDAY(DATE(YEAR([.$A399]);11;1)-1)+7)" office:value-type="boolean" office:boolean-value="true" calcext:value-type="boolean">
            <text:p>TRUE</text:p>
          </table:table-cell>
          <table:table-cell table:style-name="ce55" table:formula="of:=VLOOKUP([.$C399];[$Sun.$A$1:$Sun.$C$367];2)-IF([.$G399];0;TIME(1;0;0))" office:value-type="time" office:time-value="PT07H00M00S" calcext:value-type="time">
            <text:p>7:00:00</text:p>
          </table:table-cell>
          <table:table-cell table:style-name="ce55" table:formula="of:=VLOOKUP([.$C399];[$Sun.$A$1:$Sun.$C$367];3)-IF([.$G399];0;TIME(1;0;0))" office:value-type="time" office:time-value="PT18H26M00S" calcext:value-type="time">
            <text:p>18:26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399]" office:value-type="date" office:date-value="2029-10-08" calcext:value-type="date">
            <text:p>2029-10-0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399]);ISBLANK([.$P399]));&quot;None&quot;;CONCATENATE([.$O399];[.$P399];&quot;&quot;))" office:value-type="string" office:string-value="Holidayx" calcext:value-type="string">
            <text:p>Holidayx</text:p>
          </table:table-cell>
          <table:table-cell table:style-name="ce44" table:formula="of:=CONCATENATE(IF([.$P399]=&quot;t&quot;;&quot;[TBD: &quot;;&quot;&quot;);IF(ISBLANK([.$J399]);&quot;&quot;;[.$J399]); IF([.$P399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399]);&quot;&quot;;IF(ISBLANK([.$L399]);TEXT([.$K399];&quot;YYYY-MM-DD&quot;);TEXT([.$K399]+[.$L399];&quot;YYYY-MM-DDTHH:MM:SS&quot;)))" office:value-type="string" office:string-value="2029-10-08" calcext:value-type="string">
            <text:p>2029-10-08</text:p>
          </table:table-cell>
          <table:table-cell table:style-name="ce59" table:formula="of:=IF(ISBLANK([.$M399]);&quot;&quot;;IF(ISBLANK([.$N399]);TEXT([.$M399];&quot;YYYY-MM-DD&quot;);TEXT([.$M399]+[.$N399];&quot;YYYY-MM-DDTHH:MM:SS&quot;)))">
            <text:p/>
          </table:table-cell>
          <table:table-cell/>
        </table:table-row>
        <table:table-row table:style-name="ro2">
          <table:table-cell table:style-name="ce26" table:formula="of:=DATE([.$B400];11;1)-WEEKDAY(DATE([.$B400];11;1)-1)+7" office:value-type="date" office:date-value="2029-11-04" calcext:value-type="date">
            <text:p>2029-11-04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0]-DATE(YEAR([.$A400]);1;0)" office:value-type="float" office:value="308" calcext:value-type="float">
            <text:p>308</text:p>
          </table:table-cell>
          <table:table-cell table:style-name="ce44" table:formula="of:=TEXT([.$A400];&quot;MMM&quot;)" office:value-type="string" office:string-value="Nov" calcext:value-type="string">
            <text:p>Nov</text:p>
          </table:table-cell>
          <table:table-cell table:style-name="ce44" table:formula="of:=DAY([.A400])" office:value-type="float" office:value="4" calcext:value-type="float">
            <text:p>4</text:p>
          </table:table-cell>
          <table:table-cell table:style-name="ce44" table:formula="of:=TEXT([.$A400];&quot;DDD&quot;)" office:value-type="string" office:string-value="Sun" calcext:value-type="string">
            <text:p>Sun</text:p>
          </table:table-cell>
          <table:table-cell table:style-name="ce50" table:formula="of:=AND(DATE(YEAR([.$A400]);3;1)-WEEKDAY(DATE(YEAR([.$A400]);3;1)-1)+14&lt;=[.$A400];[.$A400]&lt;DATE(YEAR([.$A400]);11;1)-WEEKDAY(DATE(YEAR([.$A400]);11;1)-1)+7)" office:value-type="boolean" office:boolean-value="false" calcext:value-type="boolean">
            <text:p>FALSE</text:p>
          </table:table-cell>
          <table:table-cell table:style-name="ce55" table:formula="of:=VLOOKUP([.$C400];[$Sun.$A$1:$Sun.$C$367];2)-IF([.$G400];0;TIME(1;0;0))" office:value-type="time" office:time-value="PT06H30M00S" calcext:value-type="time">
            <text:p>6:30:00</text:p>
          </table:table-cell>
          <table:table-cell table:style-name="ce55" table:formula="of:=VLOOKUP([.$C400];[$Sun.$A$1:$Sun.$C$367];3)-IF([.$G400];0;TIME(1;0;0))" office:value-type="time" office:time-value="PT16H48M00S" calcext:value-type="time">
            <text:p>16:48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00]" office:value-type="date" office:date-value="2029-11-04" calcext:value-type="date">
            <text:p>2029-11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0]);ISBLANK([.$P400]));&quot;None&quot;;CONCATENATE([.$O400];[.$P400];&quot;&quot;))" office:value-type="string" office:string-value="Specialx" calcext:value-type="string">
            <text:p>Specialx</text:p>
          </table:table-cell>
          <table:table-cell table:style-name="ce44" table:formula="of:=CONCATENATE(IF([.$P400]=&quot;t&quot;;&quot;[TBD: &quot;;&quot;&quot;);IF(ISBLANK([.$J400]);&quot;&quot;;[.$J400]); IF([.$P400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00]);&quot;&quot;;IF(ISBLANK([.$L400]);TEXT([.$K400];&quot;YYYY-MM-DD&quot;);TEXT([.$K400]+[.$L400];&quot;YYYY-MM-DDTHH:MM:SS&quot;)))" office:value-type="string" office:string-value="2029-11-04" calcext:value-type="string">
            <text:p>2029-11-04</text:p>
          </table:table-cell>
          <table:table-cell table:style-name="ce59" table:formula="of:=IF(ISBLANK([.$M400]);&quot;&quot;;IF(ISBLANK([.$N400]);TEXT([.$M400];&quot;YYYY-MM-DD&quot;);TEXT([.$M400]+[.$N400];&quot;YYYY-MM-DDTHH:MM:SS&quot;)))">
            <text:p/>
          </table:table-cell>
          <table:table-cell/>
        </table:table-row>
        <table:table-row table:style-name="ro2">
          <table:table-cell table:style-name="ce26" table:formula="of:=DATE([.$B401];11;1)-WEEKDAY(DATE([.$B401];11;1)-2)+7+1" office:value-type="date" office:date-value="2029-11-06" calcext:value-type="date">
            <text:p>2029-11-06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1]-DATE(YEAR([.$A401]);1;0)" office:value-type="float" office:value="310" calcext:value-type="float">
            <text:p>310</text:p>
          </table:table-cell>
          <table:table-cell table:style-name="ce44" table:formula="of:=TEXT([.$A401];&quot;MMM&quot;)" office:value-type="string" office:string-value="Nov" calcext:value-type="string">
            <text:p>Nov</text:p>
          </table:table-cell>
          <table:table-cell table:style-name="ce44" table:formula="of:=DAY([.A401])" office:value-type="float" office:value="6" calcext:value-type="float">
            <text:p>6</text:p>
          </table:table-cell>
          <table:table-cell table:style-name="ce44" table:formula="of:=TEXT([.$A401];&quot;DDD&quot;)" office:value-type="string" office:string-value="Tue" calcext:value-type="string">
            <text:p>Tue</text:p>
          </table:table-cell>
          <table:table-cell table:style-name="ce50" table:formula="of:=AND(DATE(YEAR([.$A401]);3;1)-WEEKDAY(DATE(YEAR([.$A401]);3;1)-1)+14&lt;=[.$A401];[.$A401]&lt;DATE(YEAR([.$A401]);11;1)-WEEKDAY(DATE(YEAR([.$A401]);11;1)-1)+7)" office:value-type="boolean" office:boolean-value="false" calcext:value-type="boolean">
            <text:p>FALSE</text:p>
          </table:table-cell>
          <table:table-cell table:style-name="ce55" table:formula="of:=VLOOKUP([.$C401];[$Sun.$A$1:$Sun.$C$367];2)-IF([.$G401];0;TIME(1;0;0))" office:value-type="time" office:time-value="PT06H32M00S" calcext:value-type="time">
            <text:p>6:32:00</text:p>
          </table:table-cell>
          <table:table-cell table:style-name="ce55" table:formula="of:=VLOOKUP([.$C401];[$Sun.$A$1:$Sun.$C$367];3)-IF([.$G401];0;TIME(1;0;0))" office:value-type="time" office:time-value="PT16H46M00S" calcext:value-type="time">
            <text:p>16:46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01]" office:value-type="date" office:date-value="2029-11-06" calcext:value-type="date">
            <text:p>2029-11-06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1]);ISBLANK([.$P401]));&quot;None&quot;;CONCATENATE([.$O401];[.$P401];&quot;&quot;))" office:value-type="string" office:string-value="Holidayx" calcext:value-type="string">
            <text:p>Holidayx</text:p>
          </table:table-cell>
          <table:table-cell table:style-name="ce44" table:formula="of:=CONCATENATE(IF([.$P401]=&quot;t&quot;;&quot;[TBD: &quot;;&quot;&quot;);IF(ISBLANK([.$J401]);&quot;&quot;;[.$J401]); IF([.$P401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01]);&quot;&quot;;IF(ISBLANK([.$L401]);TEXT([.$K401];&quot;YYYY-MM-DD&quot;);TEXT([.$K401]+[.$L401];&quot;YYYY-MM-DDTHH:MM:SS&quot;)))" office:value-type="string" office:string-value="2029-11-06" calcext:value-type="string">
            <text:p>2029-11-06</text:p>
          </table:table-cell>
          <table:table-cell table:style-name="ce59" table:formula="of:=IF(ISBLANK([.$M401]);&quot;&quot;;IF(ISBLANK([.$N401]);TEXT([.$M401];&quot;YYYY-MM-DD&quot;);TEXT([.$M401]+[.$N401];&quot;YYYY-MM-DDTHH:MM:SS&quot;)))">
            <text:p/>
          </table:table-cell>
          <table:table-cell/>
        </table:table-row>
        <table:table-row table:style-name="ro2">
          <table:table-cell table:style-name="ce26" table:formula="of:=DATE([.$B402];11;11)" office:value-type="date" office:date-value="2029-11-11" calcext:value-type="date">
            <text:p>2029-11-11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2]-DATE(YEAR([.$A402]);1;0)" office:value-type="float" office:value="315" calcext:value-type="float">
            <text:p>315</text:p>
          </table:table-cell>
          <table:table-cell table:style-name="ce44" table:formula="of:=TEXT([.$A402];&quot;MMM&quot;)" office:value-type="string" office:string-value="Nov" calcext:value-type="string">
            <text:p>Nov</text:p>
          </table:table-cell>
          <table:table-cell table:style-name="ce44" table:formula="of:=DAY([.A402])" office:value-type="float" office:value="11" calcext:value-type="float">
            <text:p>11</text:p>
          </table:table-cell>
          <table:table-cell table:style-name="ce44" table:formula="of:=TEXT([.$A402];&quot;DDD&quot;)" office:value-type="string" office:string-value="Sun" calcext:value-type="string">
            <text:p>Sun</text:p>
          </table:table-cell>
          <table:table-cell table:style-name="ce50" table:formula="of:=AND(DATE(YEAR([.$A402]);3;1)-WEEKDAY(DATE(YEAR([.$A402]);3;1)-1)+14&lt;=[.$A402];[.$A402]&lt;DATE(YEAR([.$A402]);11;1)-WEEKDAY(DATE(YEAR([.$A402]);11;1)-1)+7)" office:value-type="boolean" office:boolean-value="false" calcext:value-type="boolean">
            <text:p>FALSE</text:p>
          </table:table-cell>
          <table:table-cell table:style-name="ce55" table:formula="of:=VLOOKUP([.$C402];[$Sun.$A$1:$Sun.$C$367];2)-IF([.$G402];0;TIME(1;0;0))" office:value-type="time" office:time-value="PT06H38M00S" calcext:value-type="time">
            <text:p>6:38:00</text:p>
          </table:table-cell>
          <table:table-cell table:style-name="ce55" table:formula="of:=VLOOKUP([.$C402];[$Sun.$A$1:$Sun.$C$367];3)-IF([.$G402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02]" office:value-type="date" office:date-value="2029-11-11" calcext:value-type="date">
            <text:p>2029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2]);ISBLANK([.$P402]));&quot;None&quot;;CONCATENATE([.$O402];[.$P402];&quot;&quot;))" office:value-type="string" office:string-value="Holidayx" calcext:value-type="string">
            <text:p>Holidayx</text:p>
          </table:table-cell>
          <table:table-cell table:style-name="ce44" table:formula="of:=CONCATENATE(IF([.$P402]=&quot;t&quot;;&quot;[TBD: &quot;;&quot;&quot;);IF(ISBLANK([.$J402]);&quot;&quot;;[.$J402]); IF([.$P402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02]);&quot;&quot;;IF(ISBLANK([.$L402]);TEXT([.$K402];&quot;YYYY-MM-DD&quot;);TEXT([.$K402]+[.$L402];&quot;YYYY-MM-DDTHH:MM:SS&quot;)))" office:value-type="string" office:string-value="2029-11-11" calcext:value-type="string">
            <text:p>2029-11-11</text:p>
          </table:table-cell>
          <table:table-cell table:style-name="ce59" table:formula="of:=IF(ISBLANK([.$M402]);&quot;&quot;;IF(ISBLANK([.$N402]);TEXT([.$M402];&quot;YYYY-MM-DD&quot;);TEXT([.$M402]+[.$N402];&quot;YYYY-MM-DDTHH:MM:SS&quot;)))">
            <text:p/>
          </table:table-cell>
          <table:table-cell/>
        </table:table-row>
        <table:table-row table:style-name="ro2">
          <table:table-cell table:style-name="ce26" table:formula="of:=DATE([.$B403];11;11)+CHOOSE(WEEKDAY(DATE([.$B403];11;11));1;0;0;0;0;0;-1)" office:value-type="date" office:date-value="2029-11-12" calcext:value-type="date">
            <text:p>2029-11-1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3]-DATE(YEAR([.$A403]);1;0)" office:value-type="float" office:value="316" calcext:value-type="float">
            <text:p>316</text:p>
          </table:table-cell>
          <table:table-cell table:style-name="ce44" table:formula="of:=TEXT([.$A403];&quot;MMM&quot;)" office:value-type="string" office:string-value="Nov" calcext:value-type="string">
            <text:p>Nov</text:p>
          </table:table-cell>
          <table:table-cell table:style-name="ce44" table:formula="of:=DAY([.A403])" office:value-type="float" office:value="12" calcext:value-type="float">
            <text:p>12</text:p>
          </table:table-cell>
          <table:table-cell table:style-name="ce44" table:formula="of:=TEXT([.$A403];&quot;DDD&quot;)" office:value-type="string" office:string-value="Mon" calcext:value-type="string">
            <text:p>Mon</text:p>
          </table:table-cell>
          <table:table-cell table:style-name="ce50" table:formula="of:=AND(DATE(YEAR([.$A403]);3;1)-WEEKDAY(DATE(YEAR([.$A403]);3;1)-1)+14&lt;=[.$A403];[.$A403]&lt;DATE(YEAR([.$A403]);11;1)-WEEKDAY(DATE(YEAR([.$A403]);11;1)-1)+7)" office:value-type="boolean" office:boolean-value="false" calcext:value-type="boolean">
            <text:p>FALSE</text:p>
          </table:table-cell>
          <table:table-cell table:style-name="ce55" table:formula="of:=VLOOKUP([.$C403];[$Sun.$A$1:$Sun.$C$367];2)-IF([.$G403];0;TIME(1;0;0))" office:value-type="time" office:time-value="PT06H39M00S" calcext:value-type="time">
            <text:p>6:39:00</text:p>
          </table:table-cell>
          <table:table-cell table:style-name="ce55" table:formula="of:=VLOOKUP([.$C403];[$Sun.$A$1:$Sun.$C$367];3)-IF([.$G403];0;TIME(1;0;0))" office:value-type="time" office:time-value="PT16H40M00S" calcext:value-type="time">
            <text:p>16:40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03]" office:value-type="date" office:date-value="2029-11-12" calcext:value-type="date">
            <text:p>2029-11-1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3];11;11));&quot;x&quot;;&quot;-&quot;;&quot;-&quot;;&quot;-&quot;;&quot;-&quot;;&quot;-&quot;;&quot;x&quot;)" office:value-type="string" office:string-value="x" calcext:value-type="string">
            <text:p>x</text:p>
          </table:table-cell>
          <table:table-cell table:style-name="ce44" table:number-columns-repeated="2"/>
          <table:table-cell table:style-name="ce44" table:formula="of:=IF(AND(ISBLANK([.$O403]);ISBLANK([.$P403]));&quot;None&quot;;CONCATENATE([.$O403];[.$P403];&quot;&quot;))" office:value-type="string" office:string-value="Holidayx" calcext:value-type="string">
            <text:p>Holidayx</text:p>
          </table:table-cell>
          <table:table-cell table:style-name="ce44" table:formula="of:=CONCATENATE(IF([.$P403]=&quot;t&quot;;&quot;[TBD: &quot;;&quot;&quot;);IF(ISBLANK([.$J403]);&quot;&quot;;[.$J403]); IF([.$P403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03]);&quot;&quot;;IF(ISBLANK([.$L403]);TEXT([.$K403];&quot;YYYY-MM-DD&quot;);TEXT([.$K403]+[.$L403];&quot;YYYY-MM-DDTHH:MM:SS&quot;)))" office:value-type="string" office:string-value="2029-11-12" calcext:value-type="string">
            <text:p>2029-11-12</text:p>
          </table:table-cell>
          <table:table-cell table:style-name="ce59" table:formula="of:=IF(ISBLANK([.$M403]);&quot;&quot;;IF(ISBLANK([.$N403]);TEXT([.$M403];&quot;YYYY-MM-DD&quot;);TEXT([.$M403]+[.$N403];&quot;YYYY-MM-DDTHH:MM:SS&quot;)))">
            <text:p/>
          </table:table-cell>
          <table:table-cell/>
        </table:table-row>
        <table:table-row table:style-name="ro2">
          <table:table-cell table:style-name="ce26" table:formula="of:=DATE([.$B404];11;1)-WEEKDAY(DATE([.$B404];11;1)-5)+28" office:value-type="date" office:date-value="2029-11-22" calcext:value-type="date">
            <text:p>2029-11-22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4]-DATE(YEAR([.$A404]);1;0)" office:value-type="float" office:value="326" calcext:value-type="float">
            <text:p>326</text:p>
          </table:table-cell>
          <table:table-cell table:style-name="ce44" table:formula="of:=TEXT([.$A404];&quot;MMM&quot;)" office:value-type="string" office:string-value="Nov" calcext:value-type="string">
            <text:p>Nov</text:p>
          </table:table-cell>
          <table:table-cell table:style-name="ce44" table:formula="of:=DAY([.A404])" office:value-type="float" office:value="22" calcext:value-type="float">
            <text:p>22</text:p>
          </table:table-cell>
          <table:table-cell table:style-name="ce44" table:formula="of:=TEXT([.$A404];&quot;DDD&quot;)" office:value-type="string" office:string-value="Thu" calcext:value-type="string">
            <text:p>Thu</text:p>
          </table:table-cell>
          <table:table-cell table:style-name="ce50" table:formula="of:=AND(DATE(YEAR([.$A404]);3;1)-WEEKDAY(DATE(YEAR([.$A404]);3;1)-1)+14&lt;=[.$A404];[.$A404]&lt;DATE(YEAR([.$A404]);11;1)-WEEKDAY(DATE(YEAR([.$A404]);11;1)-1)+7)" office:value-type="boolean" office:boolean-value="false" calcext:value-type="boolean">
            <text:p>FALSE</text:p>
          </table:table-cell>
          <table:table-cell table:style-name="ce55" table:formula="of:=VLOOKUP([.$C404];[$Sun.$A$1:$Sun.$C$367];2)-IF([.$G404];0;TIME(1;0;0))" office:value-type="time" office:time-value="PT06H51M00S" calcext:value-type="time">
            <text:p>6:51:00</text:p>
          </table:table-cell>
          <table:table-cell table:style-name="ce55" table:formula="of:=VLOOKUP([.$C404];[$Sun.$A$1:$Sun.$C$367];3)-IF([.$G404];0;TIME(1;0;0))" office:value-type="time" office:time-value="PT16H33M00S" calcext:value-type="time">
            <text:p>16:33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04]" office:value-type="date" office:date-value="2029-11-22" calcext:value-type="date">
            <text:p>2029-11-2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4]);ISBLANK([.$P404]));&quot;None&quot;;CONCATENATE([.$O404];[.$P404];&quot;&quot;))" office:value-type="string" office:string-value="Holidayx" calcext:value-type="string">
            <text:p>Holidayx</text:p>
          </table:table-cell>
          <table:table-cell table:style-name="ce44" table:formula="of:=CONCATENATE(IF([.$P404]=&quot;t&quot;;&quot;[TBD: &quot;;&quot;&quot;);IF(ISBLANK([.$J404]);&quot;&quot;;[.$J404]); IF([.$P404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04]);&quot;&quot;;IF(ISBLANK([.$L404]);TEXT([.$K404];&quot;YYYY-MM-DD&quot;);TEXT([.$K404]+[.$L404];&quot;YYYY-MM-DDTHH:MM:SS&quot;)))" office:value-type="string" office:string-value="2029-11-22" calcext:value-type="string">
            <text:p>2029-11-22</text:p>
          </table:table-cell>
          <table:table-cell table:style-name="ce59" table:formula="of:=IF(ISBLANK([.$M404]);&quot;&quot;;IF(ISBLANK([.$N404]);TEXT([.$M404];&quot;YYYY-MM-DD&quot;);TEXT([.$M404]+[.$N404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29-12-20" calcext:value-type="date">
            <text:p>2029-12-20</text:p>
          </table:table-cell>
          <table:table-cell table:style-name="ce44" table:formula="of:=YEAR([.$A405])" office:value-type="float" office:value="2029" calcext:value-type="float">
            <text:p>2029</text:p>
          </table:table-cell>
          <table:table-cell table:style-name="ce44" table:formula="of:=[.$A405]-DATE(YEAR([.$A405]);1;0)" office:value-type="float" office:value="354" calcext:value-type="float">
            <text:p>354</text:p>
          </table:table-cell>
          <table:table-cell table:style-name="ce44" table:formula="of:=TEXT([.$A405];&quot;MMM&quot;)" office:value-type="string" office:string-value="Dec" calcext:value-type="string">
            <text:p>Dec</text:p>
          </table:table-cell>
          <table:table-cell table:style-name="ce44" table:formula="of:=DAY([.A405])" office:value-type="float" office:value="20" calcext:value-type="float">
            <text:p>20</text:p>
          </table:table-cell>
          <table:table-cell table:style-name="ce44" table:formula="of:=TEXT([.$A405];&quot;DDD&quot;)" office:value-type="string" office:string-value="Thu" calcext:value-type="string">
            <text:p>Thu</text:p>
          </table:table-cell>
          <table:table-cell table:style-name="ce50" table:formula="of:=AND(DATE(YEAR([.$A405]);3;1)-WEEKDAY(DATE(YEAR([.$A405]);3;1)-1)+14&lt;=[.$A405];[.$A405]&lt;DATE(YEAR([.$A405]);11;1)-WEEKDAY(DATE(YEAR([.$A405]);11;1)-1)+7)" office:value-type="boolean" office:boolean-value="false" calcext:value-type="boolean">
            <text:p>FALSE</text:p>
          </table:table-cell>
          <table:table-cell table:style-name="ce55" table:formula="of:=VLOOKUP([.$C405];[$Sun.$A$1:$Sun.$C$367];2)-IF([.$G405];0;TIME(1;0;0))" office:value-type="time" office:time-value="PT07H16M00S" calcext:value-type="time">
            <text:p>7:16:00</text:p>
          </table:table-cell>
          <table:table-cell table:style-name="ce55" table:formula="of:=VLOOKUP([.$C405];[$Sun.$A$1:$Sun.$C$367];3)-IF([.$G405];0;TIME(1;0;0))" office:value-type="time" office:time-value="PT16H31M00S" calcext:value-type="time">
            <text:p>16:31:00</text:p>
          </table:table-cell>
          <table:table-cell table:style-name="ce44" office:value-type="string" calcext:value-type="string">
            <text:p>Total Lunar Eclipse</text:p>
          </table:table-cell>
          <table:table-cell table:style-name="ce26" table:formula="of:=[.$A405]" office:value-type="date" office:date-value="2029-12-20" calcext:value-type="date">
            <text:p>2029-12-2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5]);ISBLANK([.$P405]));&quot;None&quot;;CONCATENATE([.$O405];[.$P405];&quot;&quot;))" office:value-type="string" office:string-value="Specialx" calcext:value-type="string">
            <text:p>Specialx</text:p>
          </table:table-cell>
          <table:table-cell table:style-name="ce44" table:formula="of:=CONCATENATE(IF([.$P405]=&quot;t&quot;;&quot;[TBD: &quot;;&quot;&quot;);IF(ISBLANK([.$J405]);&quot;&quot;;[.$J405]); IF([.$P405]=&quot;t&quot;;&quot;?]&quot;;&quot;&quot;))" office:value-type="string" office:string-value="Total Lunar Eclipse" calcext:value-type="string">
            <text:p>Total Lunar Eclipse</text:p>
          </table:table-cell>
          <table:table-cell table:style-name="ce59" table:formula="of:=IF(ISBLANK([.$K405]);&quot;&quot;;IF(ISBLANK([.$L405]);TEXT([.$K405];&quot;YYYY-MM-DD&quot;);TEXT([.$K405]+[.$L405];&quot;YYYY-MM-DDTHH:MM:SS&quot;)))" office:value-type="string" office:string-value="2029-12-20" calcext:value-type="string">
            <text:p>2029-12-20</text:p>
          </table:table-cell>
          <table:table-cell table:style-name="ce59" table:formula="of:=IF(ISBLANK([.$M405]);&quot;&quot;;IF(ISBLANK([.$N405]);TEXT([.$M405];&quot;YYYY-MM-DD&quot;);TEXT([.$M405]+[.$N405];&quot;YYYY-MM-DDTHH:MM:SS&quot;)))">
            <text:p/>
          </table:table-cell>
          <table:table-cell/>
        </table:table-row>
        <table:table-row table:style-name="ro2">
          <table:table-cell table:style-name="ce26" table:formula="of:=DATE([.$B406];12;25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6]-DATE(YEAR([.$A406]);1;0)" office:value-type="float" office:value="359" calcext:value-type="float">
            <text:p>359</text:p>
          </table:table-cell>
          <table:table-cell table:style-name="ce44" table:formula="of:=TEXT([.$A406];&quot;MMM&quot;)" office:value-type="string" office:string-value="Dec" calcext:value-type="string">
            <text:p>Dec</text:p>
          </table:table-cell>
          <table:table-cell table:style-name="ce44" table:formula="of:=DAY([.A406])" office:value-type="float" office:value="25" calcext:value-type="float">
            <text:p>25</text:p>
          </table:table-cell>
          <table:table-cell table:style-name="ce44" table:formula="of:=TEXT([.$A406];&quot;DDD&quot;)" office:value-type="string" office:string-value="Tue" calcext:value-type="string">
            <text:p>Tue</text:p>
          </table:table-cell>
          <table:table-cell table:style-name="ce50" table:formula="of:=AND(DATE(YEAR([.$A406]);3;1)-WEEKDAY(DATE(YEAR([.$A406]);3;1)-1)+14&lt;=[.$A406];[.$A406]&lt;DATE(YEAR([.$A406]);11;1)-WEEKDAY(DATE(YEAR([.$A406]);11;1)-1)+7)" office:value-type="boolean" office:boolean-value="false" calcext:value-type="boolean">
            <text:p>FALSE</text:p>
          </table:table-cell>
          <table:table-cell table:style-name="ce55" table:formula="of:=VLOOKUP([.$C406];[$Sun.$A$1:$Sun.$C$367];2)-IF([.$G406];0;TIME(1;0;0))" office:value-type="time" office:time-value="PT07H18M00S" calcext:value-type="time">
            <text:p>7:18:00</text:p>
          </table:table-cell>
          <table:table-cell table:style-name="ce55" table:formula="of:=VLOOKUP([.$C406];[$Sun.$A$1:$Sun.$C$367];3)-IF([.$G40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06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6]);ISBLANK([.$P406]));&quot;None&quot;;CONCATENATE([.$O406];[.$P406];&quot;&quot;))" office:value-type="string" office:string-value="Holidayx" calcext:value-type="string">
            <text:p>Holidayx</text:p>
          </table:table-cell>
          <table:table-cell table:style-name="ce44" table:formula="of:=CONCATENATE(IF([.$P406]=&quot;t&quot;;&quot;[TBD: &quot;;&quot;&quot;);IF(ISBLANK([.$J406]);&quot;&quot;;[.$J406]); IF([.$P406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06]);&quot;&quot;;IF(ISBLANK([.$L406]);TEXT([.$K406];&quot;YYYY-MM-DD&quot;);TEXT([.$K406]+[.$L406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06]);&quot;&quot;;IF(ISBLANK([.$N406]);TEXT([.$M406];&quot;YYYY-MM-DD&quot;);TEXT([.$M406]+[.$N406];&quot;YYYY-MM-DDTHH:MM:SS&quot;)))">
            <text:p/>
          </table:table-cell>
          <table:table-cell/>
        </table:table-row>
        <table:table-row table:style-name="ro2">
          <table:table-cell table:style-name="ce26" table:formula="of:=DATE([.$B407];12;25)+CHOOSE(WEEKDAY(DATE([.$B407];12;25));1;0;0;0;0;0;-1)" office:value-type="date" office:date-value="2029-12-25" calcext:value-type="date">
            <text:p>2029-12-25</text:p>
          </table:table-cell>
          <table:table-cell table:style-name="ce44" office:value-type="float" office:value="2029" calcext:value-type="float">
            <text:p>2029</text:p>
          </table:table-cell>
          <table:table-cell table:style-name="ce44" table:formula="of:=[.$A407]-DATE(YEAR([.$A407]);1;0)" office:value-type="float" office:value="359" calcext:value-type="float">
            <text:p>359</text:p>
          </table:table-cell>
          <table:table-cell table:style-name="ce44" table:formula="of:=TEXT([.$A407];&quot;MMM&quot;)" office:value-type="string" office:string-value="Dec" calcext:value-type="string">
            <text:p>Dec</text:p>
          </table:table-cell>
          <table:table-cell table:style-name="ce44" table:formula="of:=DAY([.A407])" office:value-type="float" office:value="25" calcext:value-type="float">
            <text:p>25</text:p>
          </table:table-cell>
          <table:table-cell table:style-name="ce44" table:formula="of:=TEXT([.$A407];&quot;DDD&quot;)" office:value-type="string" office:string-value="Tue" calcext:value-type="string">
            <text:p>Tue</text:p>
          </table:table-cell>
          <table:table-cell table:style-name="ce50" table:formula="of:=AND(DATE(YEAR([.$A407]);3;1)-WEEKDAY(DATE(YEAR([.$A407]);3;1)-1)+14&lt;=[.$A407];[.$A407]&lt;DATE(YEAR([.$A407]);11;1)-WEEKDAY(DATE(YEAR([.$A407]);11;1)-1)+7)" office:value-type="boolean" office:boolean-value="false" calcext:value-type="boolean">
            <text:p>FALSE</text:p>
          </table:table-cell>
          <table:table-cell table:style-name="ce55" table:formula="of:=VLOOKUP([.$C407];[$Sun.$A$1:$Sun.$C$367];2)-IF([.$G407];0;TIME(1;0;0))" office:value-type="time" office:time-value="PT07H18M00S" calcext:value-type="time">
            <text:p>7:18:00</text:p>
          </table:table-cell>
          <table:table-cell table:style-name="ce55" table:formula="of:=VLOOKUP([.$C407];[$Sun.$A$1:$Sun.$C$367];3)-IF([.$G40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07]" office:value-type="date" office:date-value="2029-12-25" calcext:value-type="date">
            <text:p>2029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07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07]);ISBLANK([.$P407]));&quot;None&quot;;CONCATENATE([.$O407];[.$P407];&quot;&quot;))" office:value-type="string" office:string-value="Holiday-" calcext:value-type="string">
            <text:p>Holiday-</text:p>
          </table:table-cell>
          <table:table-cell table:style-name="ce44" table:formula="of:=CONCATENATE(IF([.$P407]=&quot;t&quot;;&quot;[TBD: &quot;;&quot;&quot;);IF(ISBLANK([.$J407]);&quot;&quot;;[.$J407]); IF([.$P407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07]);&quot;&quot;;IF(ISBLANK([.$L407]);TEXT([.$K407];&quot;YYYY-MM-DD&quot;);TEXT([.$K407]+[.$L407];&quot;YYYY-MM-DDTHH:MM:SS&quot;)))" office:value-type="string" office:string-value="2029-12-25" calcext:value-type="string">
            <text:p>2029-12-25</text:p>
          </table:table-cell>
          <table:table-cell table:style-name="ce59" table:formula="of:=IF(ISBLANK([.$M407]);&quot;&quot;;IF(ISBLANK([.$N407]);TEXT([.$M407];&quot;YYYY-MM-DD&quot;);TEXT([.$M407]+[.$N407];&quot;YYYY-MM-DDTHH:MM:SS&quot;)))">
            <text:p/>
          </table:table-cell>
          <table:table-cell/>
        </table:table-row>
        <table:table-row table:style-name="ro2">
          <table:table-cell table:style-name="ce26" office:value-type="date" office:date-value="2030-01-01" calcext:value-type="date">
            <text:p>2030-01-01</text:p>
          </table:table-cell>
          <table:table-cell table:style-name="ce44" table:formula="of:=YEAR([.$A408])" office:value-type="float" office:value="2030" calcext:value-type="float">
            <text:p>2030</text:p>
          </table:table-cell>
          <table:table-cell table:style-name="ce44" table:formula="of:=[.$A408]-DATE(YEAR([.$A408]);1;0)" office:value-type="float" office:value="1" calcext:value-type="float">
            <text:p>1</text:p>
          </table:table-cell>
          <table:table-cell table:style-name="ce44" table:formula="of:=TEXT([.$A408];&quot;MMM&quot;)" office:value-type="string" office:string-value="Jan" calcext:value-type="string">
            <text:p>Jan</text:p>
          </table:table-cell>
          <table:table-cell table:style-name="ce44" table:formula="of:=DAY([.A408])" office:value-type="float" office:value="1" calcext:value-type="float">
            <text:p>1</text:p>
          </table:table-cell>
          <table:table-cell table:style-name="ce44" table:formula="of:=TEXT([.$A408];&quot;DDD&quot;)" office:value-type="string" office:string-value="Tue" calcext:value-type="string">
            <text:p>Tue</text:p>
          </table:table-cell>
          <table:table-cell table:style-name="ce50" table:formula="of:=AND(DATE(YEAR([.$A408]);3;1)-WEEKDAY(DATE(YEAR([.$A408]);3;1)-1)+14&lt;=[.$A408];[.$A408]&lt;DATE(YEAR([.$A408]);11;1)-WEEKDAY(DATE(YEAR([.$A408]);11;1)-1)+7)" office:value-type="boolean" office:boolean-value="false" calcext:value-type="boolean">
            <text:p>FALSE</text:p>
          </table:table-cell>
          <table:table-cell table:style-name="ce55" table:formula="of:=VLOOKUP([.$C408];[$Sun.$A$1:$Sun.$C$367];2)-IF([.$G408];0;TIME(1;0;0))" office:value-type="time" office:time-value="PT07H19M00S" calcext:value-type="time">
            <text:p>7:19:00</text:p>
          </table:table-cell>
          <table:table-cell table:style-name="ce55" table:formula="of:=VLOOKUP([.$C408];[$Sun.$A$1:$Sun.$C$367];3)-IF([.$G408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ADD FUTURE ECLIPSES</text:p>
          </table:table-cell>
          <table:table-cell table:style-name="ce26" table:formula="of:=[.$A408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8]);ISBLANK([.$P408]));&quot;None&quot;;CONCATENATE([.$O408];[.$P408];&quot;&quot;))" office:value-type="string" office:string-value="Specialx" calcext:value-type="string">
            <text:p>Specialx</text:p>
          </table:table-cell>
          <table:table-cell table:style-name="ce44" table:formula="of:=CONCATENATE(IF([.$P408]=&quot;t&quot;;&quot;[TBD: &quot;;&quot;&quot;);IF(ISBLANK([.$J408]);&quot;&quot;;[.$J408]); IF([.$P408]=&quot;t&quot;;&quot;?]&quot;;&quot;&quot;))" office:value-type="string" office:string-value="ADD FUTURE ECLIPSES" calcext:value-type="string">
            <text:p>ADD FUTURE ECLIPSES</text:p>
          </table:table-cell>
          <table:table-cell table:style-name="ce59" table:formula="of:=IF(ISBLANK([.$K408]);&quot;&quot;;IF(ISBLANK([.$L408]);TEXT([.$K408];&quot;YYYY-MM-DD&quot;);TEXT([.$K408]+[.$L408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08]);&quot;&quot;;IF(ISBLANK([.$N408]);TEXT([.$M408];&quot;YYYY-MM-DD&quot;);TEXT([.$M408]+[.$N408];&quot;YYYY-MM-DDTHH:MM:SS&quot;)))">
            <text:p/>
          </table:table-cell>
          <table:table-cell/>
        </table:table-row>
        <table:table-row table:style-name="ro2">
          <table:table-cell table:style-name="ce26" table:formula="of:=DATE([.$B409];1;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09]-DATE(YEAR([.$A409]);1;0)" office:value-type="float" office:value="1" calcext:value-type="float">
            <text:p>1</text:p>
          </table:table-cell>
          <table:table-cell table:style-name="ce44" table:formula="of:=TEXT([.$A409];&quot;MMM&quot;)" office:value-type="string" office:string-value="Jan" calcext:value-type="string">
            <text:p>Jan</text:p>
          </table:table-cell>
          <table:table-cell table:style-name="ce44" table:formula="of:=DAY([.A409])" office:value-type="float" office:value="1" calcext:value-type="float">
            <text:p>1</text:p>
          </table:table-cell>
          <table:table-cell table:style-name="ce44" table:formula="of:=TEXT([.$A409];&quot;DDD&quot;)" office:value-type="string" office:string-value="Tue" calcext:value-type="string">
            <text:p>Tue</text:p>
          </table:table-cell>
          <table:table-cell table:style-name="ce50" table:formula="of:=AND(DATE(YEAR([.$A409]);3;1)-WEEKDAY(DATE(YEAR([.$A409]);3;1)-1)+14&lt;=[.$A409];[.$A409]&lt;DATE(YEAR([.$A409]);11;1)-WEEKDAY(DATE(YEAR([.$A409]);11;1)-1)+7)" office:value-type="boolean" office:boolean-value="false" calcext:value-type="boolean">
            <text:p>FALSE</text:p>
          </table:table-cell>
          <table:table-cell table:style-name="ce55" table:formula="of:=VLOOKUP([.$C409];[$Sun.$A$1:$Sun.$C$367];2)-IF([.$G409];0;TIME(1;0;0))" office:value-type="time" office:time-value="PT07H19M00S" calcext:value-type="time">
            <text:p>7:19:00</text:p>
          </table:table-cell>
          <table:table-cell table:style-name="ce55" table:formula="of:=VLOOKUP([.$C409];[$Sun.$A$1:$Sun.$C$367];3)-IF([.$G409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</text:p>
          </table:table-cell>
          <table:table-cell table:style-name="ce26" table:formula="of:=[.$A409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09]);ISBLANK([.$P409]));&quot;None&quot;;CONCATENATE([.$O409];[.$P409];&quot;&quot;))" office:value-type="string" office:string-value="Holidayx" calcext:value-type="string">
            <text:p>Holidayx</text:p>
          </table:table-cell>
          <table:table-cell table:style-name="ce44" table:formula="of:=CONCATENATE(IF([.$P409]=&quot;t&quot;;&quot;[TBD: &quot;;&quot;&quot;);IF(ISBLANK([.$J409]);&quot;&quot;;[.$J409]); IF([.$P409]=&quot;t&quot;;&quot;?]&quot;;&quot;&quot;))" office:value-type="string" office:string-value="New Year's Day" calcext:value-type="string">
            <text:p>New Year's Day</text:p>
          </table:table-cell>
          <table:table-cell table:style-name="ce59" table:formula="of:=IF(ISBLANK([.$K409]);&quot;&quot;;IF(ISBLANK([.$L409]);TEXT([.$K409];&quot;YYYY-MM-DD&quot;);TEXT([.$K409]+[.$L409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09]);&quot;&quot;;IF(ISBLANK([.$N409]);TEXT([.$M409];&quot;YYYY-MM-DD&quot;);TEXT([.$M409]+[.$N409];&quot;YYYY-MM-DDTHH:MM:SS&quot;)))">
            <text:p/>
          </table:table-cell>
          <table:table-cell/>
        </table:table-row>
        <table:table-row table:style-name="ro2">
          <table:table-cell table:style-name="ce26" table:formula="of:=DATE([.$B410];1;1)+CHOOSE(WEEKDAY(DATE([.$B410];1;1));1;0;0;0;0;0;-1)" office:value-type="date" office:date-value="2030-01-01" calcext:value-type="date">
            <text:p>2030-01-0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0]-DATE(YEAR([.$A410]);1;0)" office:value-type="float" office:value="1" calcext:value-type="float">
            <text:p>1</text:p>
          </table:table-cell>
          <table:table-cell table:style-name="ce44" table:formula="of:=TEXT([.$A410];&quot;MMM&quot;)" office:value-type="string" office:string-value="Jan" calcext:value-type="string">
            <text:p>Jan</text:p>
          </table:table-cell>
          <table:table-cell table:style-name="ce44" table:formula="of:=DAY([.A410])" office:value-type="float" office:value="1" calcext:value-type="float">
            <text:p>1</text:p>
          </table:table-cell>
          <table:table-cell table:style-name="ce44" table:formula="of:=TEXT([.$A410];&quot;DDD&quot;)" office:value-type="string" office:string-value="Tue" calcext:value-type="string">
            <text:p>Tue</text:p>
          </table:table-cell>
          <table:table-cell table:style-name="ce50" table:formula="of:=AND(DATE(YEAR([.$A410]);3;1)-WEEKDAY(DATE(YEAR([.$A410]);3;1)-1)+14&lt;=[.$A410];[.$A410]&lt;DATE(YEAR([.$A410]);11;1)-WEEKDAY(DATE(YEAR([.$A410]);11;1)-1)+7)" office:value-type="boolean" office:boolean-value="false" calcext:value-type="boolean">
            <text:p>FALSE</text:p>
          </table:table-cell>
          <table:table-cell table:style-name="ce55" table:formula="of:=VLOOKUP([.$C410];[$Sun.$A$1:$Sun.$C$367];2)-IF([.$G410];0;TIME(1;0;0))" office:value-type="time" office:time-value="PT07H19M00S" calcext:value-type="time">
            <text:p>7:19:00</text:p>
          </table:table-cell>
          <table:table-cell table:style-name="ce55" table:formula="of:=VLOOKUP([.$C410];[$Sun.$A$1:$Sun.$C$367];3)-IF([.$G410];0;TIME(1;0;0))" office:value-type="time" office:time-value="PT16H39M00S" calcext:value-type="time">
            <text:p>16:39:00</text:p>
          </table:table-cell>
          <table:table-cell table:style-name="ce44" office:value-type="string" calcext:value-type="string">
            <text:p>New Year's Day (Replacement)</text:p>
          </table:table-cell>
          <table:table-cell table:style-name="ce26" table:formula="of:=[.$A410]" office:value-type="date" office:date-value="2030-01-01" calcext:value-type="date">
            <text:p>2030-01-0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0];1;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0]);ISBLANK([.$P410]));&quot;None&quot;;CONCATENATE([.$O410];[.$P410];&quot;&quot;))" office:value-type="string" office:string-value="Holiday-" calcext:value-type="string">
            <text:p>Holiday-</text:p>
          </table:table-cell>
          <table:table-cell table:style-name="ce44" table:formula="of:=CONCATENATE(IF([.$P410]=&quot;t&quot;;&quot;[TBD: &quot;;&quot;&quot;);IF(ISBLANK([.$J410]);&quot;&quot;;[.$J410]); IF([.$P410]=&quot;t&quot;;&quot;?]&quot;;&quot;&quot;))" office:value-type="string" office:string-value="New Year's Day (Replacement)" calcext:value-type="string">
            <text:p>New Year's Day (Replacement)</text:p>
          </table:table-cell>
          <table:table-cell table:style-name="ce59" table:formula="of:=IF(ISBLANK([.$K410]);&quot;&quot;;IF(ISBLANK([.$L410]);TEXT([.$K410];&quot;YYYY-MM-DD&quot;);TEXT([.$K410]+[.$L410];&quot;YYYY-MM-DDTHH:MM:SS&quot;)))" office:value-type="string" office:string-value="2030-01-01" calcext:value-type="string">
            <text:p>2030-01-01</text:p>
          </table:table-cell>
          <table:table-cell table:style-name="ce59" table:formula="of:=IF(ISBLANK([.$M410]);&quot;&quot;;IF(ISBLANK([.$N410]);TEXT([.$M410];&quot;YYYY-MM-DD&quot;);TEXT([.$M410]+[.$N410];&quot;YYYY-MM-DDTHH:MM:SS&quot;)))">
            <text:p/>
          </table:table-cell>
          <table:table-cell/>
        </table:table-row>
        <table:table-row table:style-name="ro2">
          <table:table-cell table:style-name="ce26" table:formula="of:=DATE([.$B411];1;1)-WEEKDAY(DATE([.$B411];1;1)-2)+21" office:value-type="date" office:date-value="2030-01-21" calcext:value-type="date">
            <text:p>2030-01-2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1]-DATE(YEAR([.$A411]);1;0)" office:value-type="float" office:value="21" calcext:value-type="float">
            <text:p>21</text:p>
          </table:table-cell>
          <table:table-cell table:style-name="ce44" table:formula="of:=TEXT([.$A411];&quot;MMM&quot;)" office:value-type="string" office:string-value="Jan" calcext:value-type="string">
            <text:p>Jan</text:p>
          </table:table-cell>
          <table:table-cell table:style-name="ce44" table:formula="of:=DAY([.A411])" office:value-type="float" office:value="21" calcext:value-type="float">
            <text:p>21</text:p>
          </table:table-cell>
          <table:table-cell table:style-name="ce44" table:formula="of:=TEXT([.$A411];&quot;DDD&quot;)" office:value-type="string" office:string-value="Mon" calcext:value-type="string">
            <text:p>Mon</text:p>
          </table:table-cell>
          <table:table-cell table:style-name="ce50" table:formula="of:=AND(DATE(YEAR([.$A411]);3;1)-WEEKDAY(DATE(YEAR([.$A411]);3;1)-1)+14&lt;=[.$A411];[.$A411]&lt;DATE(YEAR([.$A411]);11;1)-WEEKDAY(DATE(YEAR([.$A411]);11;1)-1)+7)" office:value-type="boolean" office:boolean-value="false" calcext:value-type="boolean">
            <text:p>FALSE</text:p>
          </table:table-cell>
          <table:table-cell table:style-name="ce55" table:formula="of:=VLOOKUP([.$C411];[$Sun.$A$1:$Sun.$C$367];2)-IF([.$G411];0;TIME(1;0;0))" office:value-type="time" office:time-value="PT07H14M00S" calcext:value-type="time">
            <text:p>7:14:00</text:p>
          </table:table-cell>
          <table:table-cell table:style-name="ce55" table:formula="of:=VLOOKUP([.$C411];[$Sun.$A$1:$Sun.$C$367];3)-IF([.$G411];0;TIME(1;0;0))" office:value-type="time" office:time-value="PT17H00M00S" calcext:value-type="time">
            <text:p>17:00:00</text:p>
          </table:table-cell>
          <table:table-cell table:style-name="ce44" office:value-type="string" calcext:value-type="string">
            <text:p>MLK Jr. Day</text:p>
          </table:table-cell>
          <table:table-cell table:style-name="ce26" table:formula="of:=[.$A411]" office:value-type="date" office:date-value="2030-01-21" calcext:value-type="date">
            <text:p>2030-01-2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1]);ISBLANK([.$P411]));&quot;None&quot;;CONCATENATE([.$O411];[.$P411];&quot;&quot;))" office:value-type="string" office:string-value="Holidayx" calcext:value-type="string">
            <text:p>Holidayx</text:p>
          </table:table-cell>
          <table:table-cell table:style-name="ce44" table:formula="of:=CONCATENATE(IF([.$P411]=&quot;t&quot;;&quot;[TBD: &quot;;&quot;&quot;);IF(ISBLANK([.$J411]);&quot;&quot;;[.$J411]); IF([.$P411]=&quot;t&quot;;&quot;?]&quot;;&quot;&quot;))" office:value-type="string" office:string-value="MLK Jr. Day" calcext:value-type="string">
            <text:p>MLK Jr. Day</text:p>
          </table:table-cell>
          <table:table-cell table:style-name="ce59" table:formula="of:=IF(ISBLANK([.$K411]);&quot;&quot;;IF(ISBLANK([.$L411]);TEXT([.$K411];&quot;YYYY-MM-DD&quot;);TEXT([.$K411]+[.$L411];&quot;YYYY-MM-DDTHH:MM:SS&quot;)))" office:value-type="string" office:string-value="2030-01-21" calcext:value-type="string">
            <text:p>2030-01-21</text:p>
          </table:table-cell>
          <table:table-cell table:style-name="ce59" table:formula="of:=IF(ISBLANK([.$M411]);&quot;&quot;;IF(ISBLANK([.$N411]);TEXT([.$M411];&quot;YYYY-MM-DD&quot;);TEXT([.$M411]+[.$N411];&quot;YYYY-MM-DDTHH:MM:SS&quot;)))">
            <text:p/>
          </table:table-cell>
          <table:table-cell/>
        </table:table-row>
        <table:table-row table:style-name="ro2">
          <table:table-cell table:style-name="ce26" table:formula="of:=DATE([.$B412];2;1)-WEEKDAY(DATE([.$B412];2;1)-2)+21" office:value-type="date" office:date-value="2030-02-18" calcext:value-type="date">
            <text:p>2030-02-1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2]-DATE(YEAR([.$A412]);1;0)" office:value-type="float" office:value="49" calcext:value-type="float">
            <text:p>49</text:p>
          </table:table-cell>
          <table:table-cell table:style-name="ce44" table:formula="of:=TEXT([.$A412];&quot;MMM&quot;)" office:value-type="string" office:string-value="Feb" calcext:value-type="string">
            <text:p>Feb</text:p>
          </table:table-cell>
          <table:table-cell table:style-name="ce44" table:formula="of:=DAY([.A412])" office:value-type="float" office:value="18" calcext:value-type="float">
            <text:p>18</text:p>
          </table:table-cell>
          <table:table-cell table:style-name="ce44" table:formula="of:=TEXT([.$A412];&quot;DDD&quot;)" office:value-type="string" office:string-value="Mon" calcext:value-type="string">
            <text:p>Mon</text:p>
          </table:table-cell>
          <table:table-cell table:style-name="ce50" table:formula="of:=AND(DATE(YEAR([.$A412]);3;1)-WEEKDAY(DATE(YEAR([.$A412]);3;1)-1)+14&lt;=[.$A412];[.$A412]&lt;DATE(YEAR([.$A412]);11;1)-WEEKDAY(DATE(YEAR([.$A412]);11;1)-1)+7)" office:value-type="boolean" office:boolean-value="false" calcext:value-type="boolean">
            <text:p>FALSE</text:p>
          </table:table-cell>
          <table:table-cell table:style-name="ce55" table:formula="of:=VLOOKUP([.$C412];[$Sun.$A$1:$Sun.$C$367];2)-IF([.$G412];0;TIME(1;0;0))" office:value-type="time" office:time-value="PT06H45M00S" calcext:value-type="time">
            <text:p>6:45:00</text:p>
          </table:table-cell>
          <table:table-cell table:style-name="ce55" table:formula="of:=VLOOKUP([.$C412];[$Sun.$A$1:$Sun.$C$367];3)-IF([.$G412];0;TIME(1;0;0))" office:value-type="time" office:time-value="PT17H34M00S" calcext:value-type="time">
            <text:p>17:34:00</text:p>
          </table:table-cell>
          <table:table-cell table:style-name="ce44" office:value-type="string" calcext:value-type="string">
            <text:p>Presidents' Day</text:p>
          </table:table-cell>
          <table:table-cell table:style-name="ce26" table:formula="of:=[.$A412]" office:value-type="date" office:date-value="2030-02-18" calcext:value-type="date">
            <text:p>2030-02-1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2]);ISBLANK([.$P412]));&quot;None&quot;;CONCATENATE([.$O412];[.$P412];&quot;&quot;))" office:value-type="string" office:string-value="Holidayx" calcext:value-type="string">
            <text:p>Holidayx</text:p>
          </table:table-cell>
          <table:table-cell table:style-name="ce44" table:formula="of:=CONCATENATE(IF([.$P412]=&quot;t&quot;;&quot;[TBD: &quot;;&quot;&quot;);IF(ISBLANK([.$J412]);&quot;&quot;;[.$J412]); IF([.$P412]=&quot;t&quot;;&quot;?]&quot;;&quot;&quot;))" office:value-type="string" office:string-value="Presidents' Day" calcext:value-type="string">
            <text:p>Presidents' Day</text:p>
          </table:table-cell>
          <table:table-cell table:style-name="ce59" table:formula="of:=IF(ISBLANK([.$K412]);&quot;&quot;;IF(ISBLANK([.$L412]);TEXT([.$K412];&quot;YYYY-MM-DD&quot;);TEXT([.$K412]+[.$L412];&quot;YYYY-MM-DDTHH:MM:SS&quot;)))" office:value-type="string" office:string-value="2030-02-18" calcext:value-type="string">
            <text:p>2030-02-18</text:p>
          </table:table-cell>
          <table:table-cell table:style-name="ce59" table:formula="of:=IF(ISBLANK([.$M412]);&quot;&quot;;IF(ISBLANK([.$N412]);TEXT([.$M412];&quot;YYYY-MM-DD&quot;);TEXT([.$M412]+[.$N412];&quot;YYYY-MM-DDTHH:MM:SS&quot;)))">
            <text:p/>
          </table:table-cell>
          <table:table-cell/>
        </table:table-row>
        <table:table-row table:style-name="ro2">
          <table:table-cell table:style-name="ce26" table:formula="of:=DATE([.$B413];3;1)-WEEKDAY(DATE([.$B413];3;1)-1)+14" office:value-type="date" office:date-value="2030-03-10" calcext:value-type="date">
            <text:p>2030-03-10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3]-DATE(YEAR([.$A413]);1;0)" office:value-type="float" office:value="69" calcext:value-type="float">
            <text:p>69</text:p>
          </table:table-cell>
          <table:table-cell table:style-name="ce44" table:formula="of:=TEXT([.$A413];&quot;MMM&quot;)" office:value-type="string" office:string-value="Mar" calcext:value-type="string">
            <text:p>Mar</text:p>
          </table:table-cell>
          <table:table-cell table:style-name="ce44" table:formula="of:=DAY([.A413])" office:value-type="float" office:value="10" calcext:value-type="float">
            <text:p>10</text:p>
          </table:table-cell>
          <table:table-cell table:style-name="ce44" table:formula="of:=TEXT([.$A413];&quot;DDD&quot;)" office:value-type="string" office:string-value="Sun" calcext:value-type="string">
            <text:p>Sun</text:p>
          </table:table-cell>
          <table:table-cell table:style-name="ce50" table:formula="of:=AND(DATE(YEAR([.$A413]);3;1)-WEEKDAY(DATE(YEAR([.$A413]);3;1)-1)+14&lt;=[.$A413];[.$A413]&lt;DATE(YEAR([.$A413]);11;1)-WEEKDAY(DATE(YEAR([.$A413]);11;1)-1)+7)" office:value-type="boolean" office:boolean-value="true" calcext:value-type="boolean">
            <text:p>TRUE</text:p>
          </table:table-cell>
          <table:table-cell table:style-name="ce55" table:formula="of:=VLOOKUP([.$C413];[$Sun.$A$1:$Sun.$C$367];2)-IF([.$G413];0;TIME(1;0;0))" office:value-type="time" office:time-value="PT07H14M00S" calcext:value-type="time">
            <text:p>7:14:00</text:p>
          </table:table-cell>
          <table:table-cell table:style-name="ce55" table:formula="of:=VLOOKUP([.$C413];[$Sun.$A$1:$Sun.$C$367];3)-IF([.$G413];0;TIME(1;0;0))" office:value-type="time" office:time-value="PT18H57M00S" calcext:value-type="time">
            <text:p>18:57:00</text:p>
          </table:table-cell>
          <table:table-cell table:style-name="ce44" office:value-type="string" calcext:value-type="string">
            <text:p>Daylight Savings Time Starts</text:p>
          </table:table-cell>
          <table:table-cell table:style-name="ce26" table:formula="of:=[.$A413]" office:value-type="date" office:date-value="2030-03-10" calcext:value-type="date">
            <text:p>2030-03-10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3]);ISBLANK([.$P413]));&quot;None&quot;;CONCATENATE([.$O413];[.$P413];&quot;&quot;))" office:value-type="string" office:string-value="Specialx" calcext:value-type="string">
            <text:p>Specialx</text:p>
          </table:table-cell>
          <table:table-cell table:style-name="ce44" table:formula="of:=CONCATENATE(IF([.$P413]=&quot;t&quot;;&quot;[TBD: &quot;;&quot;&quot;);IF(ISBLANK([.$J413]);&quot;&quot;;[.$J413]); IF([.$P413]=&quot;t&quot;;&quot;?]&quot;;&quot;&quot;))" office:value-type="string" office:string-value="Daylight Savings Time Starts" calcext:value-type="string">
            <text:p>Daylight Savings Time Starts</text:p>
          </table:table-cell>
          <table:table-cell table:style-name="ce59" table:formula="of:=IF(ISBLANK([.$K413]);&quot;&quot;;IF(ISBLANK([.$L413]);TEXT([.$K413];&quot;YYYY-MM-DD&quot;);TEXT([.$K413]+[.$L413];&quot;YYYY-MM-DDTHH:MM:SS&quot;)))" office:value-type="string" office:string-value="2030-03-10" calcext:value-type="string">
            <text:p>2030-03-10</text:p>
          </table:table-cell>
          <table:table-cell table:style-name="ce59" table:formula="of:=IF(ISBLANK([.$M413]);&quot;&quot;;IF(ISBLANK([.$N413]);TEXT([.$M413];&quot;YYYY-MM-DD&quot;);TEXT([.$M413]+[.$N413];&quot;YYYY-MM-DDTHH:MM:SS&quot;)))">
            <text:p/>
          </table:table-cell>
          <table:table-cell/>
        </table:table-row>
        <table:table-row table:style-name="ro2">
          <table:table-cell table:style-name="ce26" table:formula="of:=DATE([.$B414];6;1) - WEEKDAY(DATE([.$B414];6;1)-2)" office:value-type="date" office:date-value="2030-05-27" calcext:value-type="date">
            <text:p>2030-05-27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4]-DATE(YEAR([.$A414]);1;0)" office:value-type="float" office:value="147" calcext:value-type="float">
            <text:p>147</text:p>
          </table:table-cell>
          <table:table-cell table:style-name="ce44" table:formula="of:=TEXT([.$A414];&quot;MMM&quot;)" office:value-type="string" office:string-value="May" calcext:value-type="string">
            <text:p>May</text:p>
          </table:table-cell>
          <table:table-cell table:style-name="ce44" table:formula="of:=DAY([.A414])" office:value-type="float" office:value="27" calcext:value-type="float">
            <text:p>27</text:p>
          </table:table-cell>
          <table:table-cell table:style-name="ce44" table:formula="of:=TEXT([.$A414];&quot;DDD&quot;)" office:value-type="string" office:string-value="Mon" calcext:value-type="string">
            <text:p>Mon</text:p>
          </table:table-cell>
          <table:table-cell table:style-name="ce50" table:formula="of:=AND(DATE(YEAR([.$A414]);3;1)-WEEKDAY(DATE(YEAR([.$A414]);3;1)-1)+14&lt;=[.$A414];[.$A414]&lt;DATE(YEAR([.$A414]);11;1)-WEEKDAY(DATE(YEAR([.$A414]);11;1)-1)+7)" office:value-type="boolean" office:boolean-value="true" calcext:value-type="boolean">
            <text:p>TRUE</text:p>
          </table:table-cell>
          <table:table-cell table:style-name="ce55" table:formula="of:=VLOOKUP([.$C414];[$Sun.$A$1:$Sun.$C$367];2)-IF([.$G414];0;TIME(1;0;0))" office:value-type="time" office:time-value="PT05H29M00S" calcext:value-type="time">
            <text:p>5:29:00</text:p>
          </table:table-cell>
          <table:table-cell table:style-name="ce55" table:formula="of:=VLOOKUP([.$C414];[$Sun.$A$1:$Sun.$C$367];3)-IF([.$G414];0;TIME(1;0;0))" office:value-type="time" office:time-value="PT20H17M00S" calcext:value-type="time">
            <text:p>20:17:00</text:p>
          </table:table-cell>
          <table:table-cell table:style-name="ce44" office:value-type="string" calcext:value-type="string">
            <text:p>Memorial Day</text:p>
          </table:table-cell>
          <table:table-cell table:style-name="ce26" table:formula="of:=[.$A414]" office:value-type="date" office:date-value="2030-05-27" calcext:value-type="date">
            <text:p>2030-05-27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4]);ISBLANK([.$P414]));&quot;None&quot;;CONCATENATE([.$O414];[.$P414];&quot;&quot;))" office:value-type="string" office:string-value="Holidayx" calcext:value-type="string">
            <text:p>Holidayx</text:p>
          </table:table-cell>
          <table:table-cell table:style-name="ce44" table:formula="of:=CONCATENATE(IF([.$P414]=&quot;t&quot;;&quot;[TBD: &quot;;&quot;&quot;);IF(ISBLANK([.$J414]);&quot;&quot;;[.$J414]); IF([.$P414]=&quot;t&quot;;&quot;?]&quot;;&quot;&quot;))" office:value-type="string" office:string-value="Memorial Day" calcext:value-type="string">
            <text:p>Memorial Day</text:p>
          </table:table-cell>
          <table:table-cell table:style-name="ce59" table:formula="of:=IF(ISBLANK([.$K414]);&quot;&quot;;IF(ISBLANK([.$L414]);TEXT([.$K414];&quot;YYYY-MM-DD&quot;);TEXT([.$K414]+[.$L414];&quot;YYYY-MM-DDTHH:MM:SS&quot;)))" office:value-type="string" office:string-value="2030-05-27" calcext:value-type="string">
            <text:p>2030-05-27</text:p>
          </table:table-cell>
          <table:table-cell table:style-name="ce59" table:formula="of:=IF(ISBLANK([.$M414]);&quot;&quot;;IF(ISBLANK([.$N414]);TEXT([.$M414];&quot;YYYY-MM-DD&quot;);TEXT([.$M414]+[.$N414];&quot;YYYY-MM-DDTHH:MM:SS&quot;)))">
            <text:p/>
          </table:table-cell>
          <table:table-cell/>
        </table:table-row>
        <table:table-row table:style-name="ro2">
          <table:table-cell table:style-name="ce26" table:formula="of:=DATE([.$B415];6;19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5]-DATE(YEAR([.$A415]);1;0)" office:value-type="float" office:value="170" calcext:value-type="float">
            <text:p>170</text:p>
          </table:table-cell>
          <table:table-cell table:style-name="ce44" table:formula="of:=TEXT([.$A415];&quot;MMM&quot;)" office:value-type="string" office:string-value="Jun" calcext:value-type="string">
            <text:p>Jun</text:p>
          </table:table-cell>
          <table:table-cell table:style-name="ce44" table:formula="of:=DAY([.A415])" office:value-type="float" office:value="19" calcext:value-type="float">
            <text:p>19</text:p>
          </table:table-cell>
          <table:table-cell table:style-name="ce44" table:formula="of:=TEXT([.$A415];&quot;DDD&quot;)" office:value-type="string" office:string-value="Wed" calcext:value-type="string">
            <text:p>Wed</text:p>
          </table:table-cell>
          <table:table-cell table:style-name="ce50" table:formula="of:=AND(DATE(YEAR([.$A415]);3;1)-WEEKDAY(DATE(YEAR([.$A415]);3;1)-1)+14&lt;=[.$A415];[.$A415]&lt;DATE(YEAR([.$A415]);11;1)-WEEKDAY(DATE(YEAR([.$A415]);11;1)-1)+7)" office:value-type="boolean" office:boolean-value="true" calcext:value-type="boolean">
            <text:p>TRUE</text:p>
          </table:table-cell>
          <table:table-cell table:style-name="ce55" table:formula="of:=VLOOKUP([.$C415];[$Sun.$A$1:$Sun.$C$367];2)-IF([.$G415];0;TIME(1;0;0))" office:value-type="time" office:time-value="PT05H24M00S" calcext:value-type="time">
            <text:p>5:24:00</text:p>
          </table:table-cell>
          <table:table-cell table:style-name="ce55" table:formula="of:=VLOOKUP([.$C415];[$Sun.$A$1:$Sun.$C$367];3)-IF([.$G415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</text:p>
          </table:table-cell>
          <table:table-cell table:style-name="ce26" table:formula="of:=[.$A415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5]);ISBLANK([.$P415]));&quot;None&quot;;CONCATENATE([.$O415];[.$P415];&quot;&quot;))" office:value-type="string" office:string-value="Holidayx" calcext:value-type="string">
            <text:p>Holidayx</text:p>
          </table:table-cell>
          <table:table-cell table:style-name="ce44" table:formula="of:=CONCATENATE(IF([.$P415]=&quot;t&quot;;&quot;[TBD: &quot;;&quot;&quot;);IF(ISBLANK([.$J415]);&quot;&quot;;[.$J415]); IF([.$P415]=&quot;t&quot;;&quot;?]&quot;;&quot;&quot;))" office:value-type="string" office:string-value="Juneteenth" calcext:value-type="string">
            <text:p>Juneteenth</text:p>
          </table:table-cell>
          <table:table-cell table:style-name="ce59" table:formula="of:=IF(ISBLANK([.$K415]);&quot;&quot;;IF(ISBLANK([.$L415]);TEXT([.$K415];&quot;YYYY-MM-DD&quot;);TEXT([.$K415]+[.$L415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5]);&quot;&quot;;IF(ISBLANK([.$N415]);TEXT([.$M415];&quot;YYYY-MM-DD&quot;);TEXT([.$M415]+[.$N415];&quot;YYYY-MM-DDTHH:MM:SS&quot;)))">
            <text:p/>
          </table:table-cell>
          <table:table-cell/>
        </table:table-row>
        <table:table-row table:style-name="ro2">
          <table:table-cell table:style-name="ce26" table:formula="of:=DATE([.$B416];6;19)+CHOOSE(WEEKDAY(DATE([.$B416];6;19));1;0;0;0;0;0;-1)" office:value-type="date" office:date-value="2030-06-19" calcext:value-type="date">
            <text:p>2030-06-19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6]-DATE(YEAR([.$A416]);1;0)" office:value-type="float" office:value="170" calcext:value-type="float">
            <text:p>170</text:p>
          </table:table-cell>
          <table:table-cell table:style-name="ce44" table:formula="of:=TEXT([.$A416];&quot;MMM&quot;)" office:value-type="string" office:string-value="Jun" calcext:value-type="string">
            <text:p>Jun</text:p>
          </table:table-cell>
          <table:table-cell table:style-name="ce44" table:formula="of:=DAY([.A416])" office:value-type="float" office:value="19" calcext:value-type="float">
            <text:p>19</text:p>
          </table:table-cell>
          <table:table-cell table:style-name="ce44" table:formula="of:=TEXT([.$A416];&quot;DDD&quot;)" office:value-type="string" office:string-value="Wed" calcext:value-type="string">
            <text:p>Wed</text:p>
          </table:table-cell>
          <table:table-cell table:style-name="ce50" table:formula="of:=AND(DATE(YEAR([.$A416]);3;1)-WEEKDAY(DATE(YEAR([.$A416]);3;1)-1)+14&lt;=[.$A416];[.$A416]&lt;DATE(YEAR([.$A416]);11;1)-WEEKDAY(DATE(YEAR([.$A416]);11;1)-1)+7)" office:value-type="boolean" office:boolean-value="true" calcext:value-type="boolean">
            <text:p>TRUE</text:p>
          </table:table-cell>
          <table:table-cell table:style-name="ce55" table:formula="of:=VLOOKUP([.$C416];[$Sun.$A$1:$Sun.$C$367];2)-IF([.$G416];0;TIME(1;0;0))" office:value-type="time" office:time-value="PT05H24M00S" calcext:value-type="time">
            <text:p>5:24:00</text:p>
          </table:table-cell>
          <table:table-cell table:style-name="ce55" table:formula="of:=VLOOKUP([.$C416];[$Sun.$A$1:$Sun.$C$367];3)-IF([.$G416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Juneteenth (Replacement)</text:p>
          </table:table-cell>
          <table:table-cell table:style-name="ce26" table:formula="of:=[.$A416]" office:value-type="date" office:date-value="2030-06-19" calcext:value-type="date">
            <text:p>2030-06-19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6];6;19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6]);ISBLANK([.$P416]));&quot;None&quot;;CONCATENATE([.$O416];[.$P416];&quot;&quot;))" office:value-type="string" office:string-value="Holiday-" calcext:value-type="string">
            <text:p>Holiday-</text:p>
          </table:table-cell>
          <table:table-cell table:style-name="ce44" table:formula="of:=CONCATENATE(IF([.$P416]=&quot;t&quot;;&quot;[TBD: &quot;;&quot;&quot;);IF(ISBLANK([.$J416]);&quot;&quot;;[.$J416]); IF([.$P416]=&quot;t&quot;;&quot;?]&quot;;&quot;&quot;))" office:value-type="string" office:string-value="Juneteenth (Replacement)" calcext:value-type="string">
            <text:p>Juneteenth (Replacement)</text:p>
          </table:table-cell>
          <table:table-cell table:style-name="ce59" table:formula="of:=IF(ISBLANK([.$K416]);&quot;&quot;;IF(ISBLANK([.$L416]);TEXT([.$K416];&quot;YYYY-MM-DD&quot;);TEXT([.$K416]+[.$L416];&quot;YYYY-MM-DDTHH:MM:SS&quot;)))" office:value-type="string" office:string-value="2030-06-19" calcext:value-type="string">
            <text:p>2030-06-19</text:p>
          </table:table-cell>
          <table:table-cell table:style-name="ce59" table:formula="of:=IF(ISBLANK([.$M416]);&quot;&quot;;IF(ISBLANK([.$N416]);TEXT([.$M416];&quot;YYYY-MM-DD&quot;);TEXT([.$M416]+[.$N416];&quot;YYYY-MM-DDTHH:MM:SS&quot;)))">
            <text:p/>
          </table:table-cell>
          <table:table-cell/>
        </table:table-row>
        <table:table-row table:style-name="ro2">
          <table:table-cell table:style-name="ce26" table:formula="of:=DATE([.$B417];7;4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7]-DATE(YEAR([.$A417]);1;0)" office:value-type="float" office:value="185" calcext:value-type="float">
            <text:p>185</text:p>
          </table:table-cell>
          <table:table-cell table:style-name="ce44" table:formula="of:=TEXT([.$A417];&quot;MMM&quot;)" office:value-type="string" office:string-value="Jul" calcext:value-type="string">
            <text:p>Jul</text:p>
          </table:table-cell>
          <table:table-cell table:style-name="ce44" table:formula="of:=DAY([.A417])" office:value-type="float" office:value="4" calcext:value-type="float">
            <text:p>4</text:p>
          </table:table-cell>
          <table:table-cell table:style-name="ce44" table:formula="of:=TEXT([.$A417];&quot;DDD&quot;)" office:value-type="string" office:string-value="Thu" calcext:value-type="string">
            <text:p>Thu</text:p>
          </table:table-cell>
          <table:table-cell table:style-name="ce50" table:formula="of:=AND(DATE(YEAR([.$A417]);3;1)-WEEKDAY(DATE(YEAR([.$A417]);3;1)-1)+14&lt;=[.$A417];[.$A417]&lt;DATE(YEAR([.$A417]);11;1)-WEEKDAY(DATE(YEAR([.$A417]);11;1)-1)+7)" office:value-type="boolean" office:boolean-value="true" calcext:value-type="boolean">
            <text:p>TRUE</text:p>
          </table:table-cell>
          <table:table-cell table:style-name="ce55" table:formula="of:=VLOOKUP([.$C417];[$Sun.$A$1:$Sun.$C$367];2)-IF([.$G417];0;TIME(1;0;0))" office:value-type="time" office:time-value="PT05H30M00S" calcext:value-type="time">
            <text:p>5:30:00</text:p>
          </table:table-cell>
          <table:table-cell table:style-name="ce55" table:formula="of:=VLOOKUP([.$C417];[$Sun.$A$1:$Sun.$C$367];3)-IF([.$G417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</text:p>
          </table:table-cell>
          <table:table-cell table:style-name="ce26" table:formula="of:=[.$A417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7]);ISBLANK([.$P417]));&quot;None&quot;;CONCATENATE([.$O417];[.$P417];&quot;&quot;))" office:value-type="string" office:string-value="Holidayx" calcext:value-type="string">
            <text:p>Holidayx</text:p>
          </table:table-cell>
          <table:table-cell table:style-name="ce44" table:formula="of:=CONCATENATE(IF([.$P417]=&quot;t&quot;;&quot;[TBD: &quot;;&quot;&quot;);IF(ISBLANK([.$J417]);&quot;&quot;;[.$J417]); IF([.$P417]=&quot;t&quot;;&quot;?]&quot;;&quot;&quot;))" office:value-type="string" office:string-value="Independence Day" calcext:value-type="string">
            <text:p>Independence Day</text:p>
          </table:table-cell>
          <table:table-cell table:style-name="ce59" table:formula="of:=IF(ISBLANK([.$K417]);&quot;&quot;;IF(ISBLANK([.$L417]);TEXT([.$K417];&quot;YYYY-MM-DD&quot;);TEXT([.$K417]+[.$L417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17]);&quot;&quot;;IF(ISBLANK([.$N417]);TEXT([.$M417];&quot;YYYY-MM-DD&quot;);TEXT([.$M417]+[.$N417];&quot;YYYY-MM-DDTHH:MM:SS&quot;)))">
            <text:p/>
          </table:table-cell>
          <table:table-cell/>
        </table:table-row>
        <table:table-row table:style-name="ro2">
          <table:table-cell table:style-name="ce26" table:formula="of:=DATE([.$B418];7;4)+CHOOSE(WEEKDAY(DATE([.$B418];7;4));1;0;0;0;0;0;-1)" office:value-type="date" office:date-value="2030-07-04" calcext:value-type="date">
            <text:p>2030-07-0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8]-DATE(YEAR([.$A418]);1;0)" office:value-type="float" office:value="185" calcext:value-type="float">
            <text:p>185</text:p>
          </table:table-cell>
          <table:table-cell table:style-name="ce44" table:formula="of:=TEXT([.$A418];&quot;MMM&quot;)" office:value-type="string" office:string-value="Jul" calcext:value-type="string">
            <text:p>Jul</text:p>
          </table:table-cell>
          <table:table-cell table:style-name="ce44" table:formula="of:=DAY([.A418])" office:value-type="float" office:value="4" calcext:value-type="float">
            <text:p>4</text:p>
          </table:table-cell>
          <table:table-cell table:style-name="ce44" table:formula="of:=TEXT([.$A418];&quot;DDD&quot;)" office:value-type="string" office:string-value="Thu" calcext:value-type="string">
            <text:p>Thu</text:p>
          </table:table-cell>
          <table:table-cell table:style-name="ce50" table:formula="of:=AND(DATE(YEAR([.$A418]);3;1)-WEEKDAY(DATE(YEAR([.$A418]);3;1)-1)+14&lt;=[.$A418];[.$A418]&lt;DATE(YEAR([.$A418]);11;1)-WEEKDAY(DATE(YEAR([.$A418]);11;1)-1)+7)" office:value-type="boolean" office:boolean-value="true" calcext:value-type="boolean">
            <text:p>TRUE</text:p>
          </table:table-cell>
          <table:table-cell table:style-name="ce55" table:formula="of:=VLOOKUP([.$C418];[$Sun.$A$1:$Sun.$C$367];2)-IF([.$G418];0;TIME(1;0;0))" office:value-type="time" office:time-value="PT05H30M00S" calcext:value-type="time">
            <text:p>5:30:00</text:p>
          </table:table-cell>
          <table:table-cell table:style-name="ce55" table:formula="of:=VLOOKUP([.$C418];[$Sun.$A$1:$Sun.$C$367];3)-IF([.$G418];0;TIME(1;0;0))" office:value-type="time" office:time-value="PT20H30M00S" calcext:value-type="time">
            <text:p>20:30:00</text:p>
          </table:table-cell>
          <table:table-cell table:style-name="ce44" office:value-type="string" calcext:value-type="string">
            <text:p>Independence Day (Replacement)</text:p>
          </table:table-cell>
          <table:table-cell table:style-name="ce26" table:formula="of:=[.$A418]" office:value-type="date" office:date-value="2030-07-04" calcext:value-type="date">
            <text:p>2030-07-0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18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18]);ISBLANK([.$P418]));&quot;None&quot;;CONCATENATE([.$O418];[.$P418];&quot;&quot;))" office:value-type="string" office:string-value="Holiday-" calcext:value-type="string">
            <text:p>Holiday-</text:p>
          </table:table-cell>
          <table:table-cell table:style-name="ce44" table:formula="of:=CONCATENATE(IF([.$P418]=&quot;t&quot;;&quot;[TBD: &quot;;&quot;&quot;);IF(ISBLANK([.$J418]);&quot;&quot;;[.$J418]); IF([.$P418]=&quot;t&quot;;&quot;?]&quot;;&quot;&quot;))" office:value-type="string" office:string-value="Independence Day (Replacement)" calcext:value-type="string">
            <text:p>Independence Day (Replacement)</text:p>
          </table:table-cell>
          <table:table-cell table:style-name="ce59" table:formula="of:=IF(ISBLANK([.$K418]);&quot;&quot;;IF(ISBLANK([.$L418]);TEXT([.$K418];&quot;YYYY-MM-DD&quot;);TEXT([.$K418]+[.$L418];&quot;YYYY-MM-DDTHH:MM:SS&quot;)))" office:value-type="string" office:string-value="2030-07-04" calcext:value-type="string">
            <text:p>2030-07-04</text:p>
          </table:table-cell>
          <table:table-cell table:style-name="ce59" table:formula="of:=IF(ISBLANK([.$M418]);&quot;&quot;;IF(ISBLANK([.$N418]);TEXT([.$M418];&quot;YYYY-MM-DD&quot;);TEXT([.$M418]+[.$N418];&quot;YYYY-MM-DDTHH:MM:SS&quot;)))">
            <text:p/>
          </table:table-cell>
          <table:table-cell/>
        </table:table-row>
        <table:table-row table:style-name="ro2">
          <table:table-cell table:style-name="ce26" table:formula="of:=DATE([.$B419];9;1)-WEEKDAY(DATE([.$B419];9;1)-2)+7" office:value-type="date" office:date-value="2030-09-02" calcext:value-type="date">
            <text:p>2030-09-02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19]-DATE(YEAR([.$A419]);1;0)" office:value-type="float" office:value="245" calcext:value-type="float">
            <text:p>245</text:p>
          </table:table-cell>
          <table:table-cell table:style-name="ce44" table:formula="of:=TEXT([.$A419];&quot;MMM&quot;)" office:value-type="string" office:string-value="Sep" calcext:value-type="string">
            <text:p>Sep</text:p>
          </table:table-cell>
          <table:table-cell table:style-name="ce44" table:formula="of:=DAY([.A419])" office:value-type="float" office:value="2" calcext:value-type="float">
            <text:p>2</text:p>
          </table:table-cell>
          <table:table-cell table:style-name="ce44" table:formula="of:=TEXT([.$A419];&quot;DDD&quot;)" office:value-type="string" office:string-value="Mon" calcext:value-type="string">
            <text:p>Mon</text:p>
          </table:table-cell>
          <table:table-cell table:style-name="ce50" table:formula="of:=AND(DATE(YEAR([.$A419]);3;1)-WEEKDAY(DATE(YEAR([.$A419]);3;1)-1)+14&lt;=[.$A419];[.$A419]&lt;DATE(YEAR([.$A419]);11;1)-WEEKDAY(DATE(YEAR([.$A419]);11;1)-1)+7)" office:value-type="boolean" office:boolean-value="true" calcext:value-type="boolean">
            <text:p>TRUE</text:p>
          </table:table-cell>
          <table:table-cell table:style-name="ce55" table:formula="of:=VLOOKUP([.$C419];[$Sun.$A$1:$Sun.$C$367];2)-IF([.$G419];0;TIME(1;0;0))" office:value-type="time" office:time-value="PT06H24M00S" calcext:value-type="time">
            <text:p>6:24:00</text:p>
          </table:table-cell>
          <table:table-cell table:style-name="ce55" table:formula="of:=VLOOKUP([.$C419];[$Sun.$A$1:$Sun.$C$367];3)-IF([.$G419];0;TIME(1;0;0))" office:value-type="time" office:time-value="PT19H26M00S" calcext:value-type="time">
            <text:p>19:26:00</text:p>
          </table:table-cell>
          <table:table-cell table:style-name="ce44" office:value-type="string" calcext:value-type="string">
            <text:p>Labor Day</text:p>
          </table:table-cell>
          <table:table-cell table:style-name="ce26" table:formula="of:=[.$A419]" office:value-type="date" office:date-value="2030-09-02" calcext:value-type="date">
            <text:p>2030-09-02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19]);ISBLANK([.$P419]));&quot;None&quot;;CONCATENATE([.$O419];[.$P419];&quot;&quot;))" office:value-type="string" office:string-value="Holidayx" calcext:value-type="string">
            <text:p>Holidayx</text:p>
          </table:table-cell>
          <table:table-cell table:style-name="ce44" table:formula="of:=CONCATENATE(IF([.$P419]=&quot;t&quot;;&quot;[TBD: &quot;;&quot;&quot;);IF(ISBLANK([.$J419]);&quot;&quot;;[.$J419]); IF([.$P419]=&quot;t&quot;;&quot;?]&quot;;&quot;&quot;))" office:value-type="string" office:string-value="Labor Day" calcext:value-type="string">
            <text:p>Labor Day</text:p>
          </table:table-cell>
          <table:table-cell table:style-name="ce59" table:formula="of:=IF(ISBLANK([.$K419]);&quot;&quot;;IF(ISBLANK([.$L419]);TEXT([.$K419];&quot;YYYY-MM-DD&quot;);TEXT([.$K419]+[.$L419];&quot;YYYY-MM-DDTHH:MM:SS&quot;)))" office:value-type="string" office:string-value="2030-09-02" calcext:value-type="string">
            <text:p>2030-09-02</text:p>
          </table:table-cell>
          <table:table-cell table:style-name="ce59" table:formula="of:=IF(ISBLANK([.$M419]);&quot;&quot;;IF(ISBLANK([.$N419]);TEXT([.$M419];&quot;YYYY-MM-DD&quot;);TEXT([.$M419]+[.$N419];&quot;YYYY-MM-DDTHH:MM:SS&quot;)))">
            <text:p/>
          </table:table-cell>
          <table:table-cell/>
        </table:table-row>
        <table:table-row table:style-name="ro2">
          <table:table-cell table:style-name="ce26" table:formula="of:=DATE([.$B420];10;1)-WEEKDAY(DATE([.$B420];10;1)-2)+14" office:value-type="date" office:date-value="2030-10-14" calcext:value-type="date">
            <text:p>2030-10-14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0]-DATE(YEAR([.$A420]);1;0)" office:value-type="float" office:value="287" calcext:value-type="float">
            <text:p>287</text:p>
          </table:table-cell>
          <table:table-cell table:style-name="ce44" table:formula="of:=TEXT([.$A420];&quot;MMM&quot;)" office:value-type="string" office:string-value="Oct" calcext:value-type="string">
            <text:p>Oct</text:p>
          </table:table-cell>
          <table:table-cell table:style-name="ce44" table:formula="of:=DAY([.A420])" office:value-type="float" office:value="14" calcext:value-type="float">
            <text:p>14</text:p>
          </table:table-cell>
          <table:table-cell table:style-name="ce44" table:formula="of:=TEXT([.$A420];&quot;DDD&quot;)" office:value-type="string" office:string-value="Mon" calcext:value-type="string">
            <text:p>Mon</text:p>
          </table:table-cell>
          <table:table-cell table:style-name="ce50" table:formula="of:=AND(DATE(YEAR([.$A420]);3;1)-WEEKDAY(DATE(YEAR([.$A420]);3;1)-1)+14&lt;=[.$A420];[.$A420]&lt;DATE(YEAR([.$A420]);11;1)-WEEKDAY(DATE(YEAR([.$A420]);11;1)-1)+7)" office:value-type="boolean" office:boolean-value="true" calcext:value-type="boolean">
            <text:p>TRUE</text:p>
          </table:table-cell>
          <table:table-cell table:style-name="ce55" table:formula="of:=VLOOKUP([.$C420];[$Sun.$A$1:$Sun.$C$367];2)-IF([.$G420];0;TIME(1;0;0))" office:value-type="time" office:time-value="PT07H06M00S" calcext:value-type="time">
            <text:p>7:06:00</text:p>
          </table:table-cell>
          <table:table-cell table:style-name="ce55" table:formula="of:=VLOOKUP([.$C420];[$Sun.$A$1:$Sun.$C$367];3)-IF([.$G420];0;TIME(1;0;0))" office:value-type="time" office:time-value="PT18H17M00S" calcext:value-type="time">
            <text:p>18:17:00</text:p>
          </table:table-cell>
          <table:table-cell table:style-name="ce44" office:value-type="string" calcext:value-type="string">
            <text:p>Columbus Day</text:p>
          </table:table-cell>
          <table:table-cell table:style-name="ce26" table:formula="of:=[.$A420]" office:value-type="date" office:date-value="2030-10-14" calcext:value-type="date">
            <text:p>2030-10-14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0]);ISBLANK([.$P420]));&quot;None&quot;;CONCATENATE([.$O420];[.$P420];&quot;&quot;))" office:value-type="string" office:string-value="Holidayx" calcext:value-type="string">
            <text:p>Holidayx</text:p>
          </table:table-cell>
          <table:table-cell table:style-name="ce44" table:formula="of:=CONCATENATE(IF([.$P420]=&quot;t&quot;;&quot;[TBD: &quot;;&quot;&quot;);IF(ISBLANK([.$J420]);&quot;&quot;;[.$J420]); IF([.$P420]=&quot;t&quot;;&quot;?]&quot;;&quot;&quot;))" office:value-type="string" office:string-value="Columbus Day" calcext:value-type="string">
            <text:p>Columbus Day</text:p>
          </table:table-cell>
          <table:table-cell table:style-name="ce59" table:formula="of:=IF(ISBLANK([.$K420]);&quot;&quot;;IF(ISBLANK([.$L420]);TEXT([.$K420];&quot;YYYY-MM-DD&quot;);TEXT([.$K420]+[.$L420];&quot;YYYY-MM-DDTHH:MM:SS&quot;)))" office:value-type="string" office:string-value="2030-10-14" calcext:value-type="string">
            <text:p>2030-10-14</text:p>
          </table:table-cell>
          <table:table-cell table:style-name="ce59" table:formula="of:=IF(ISBLANK([.$M420]);&quot;&quot;;IF(ISBLANK([.$N420]);TEXT([.$M420];&quot;YYYY-MM-DD&quot;);TEXT([.$M420]+[.$N420];&quot;YYYY-MM-DDTHH:MM:SS&quot;)))">
            <text:p/>
          </table:table-cell>
          <table:table-cell/>
        </table:table-row>
        <table:table-row table:style-name="ro2">
          <table:table-cell table:style-name="ce26" table:formula="of:=DATE([.$B421];11;1)-WEEKDAY(DATE([.$B421];11;1)-1)+7" office:value-type="date" office:date-value="2030-11-03" calcext:value-type="date">
            <text:p>2030-11-03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1]-DATE(YEAR([.$A421]);1;0)" office:value-type="float" office:value="307" calcext:value-type="float">
            <text:p>307</text:p>
          </table:table-cell>
          <table:table-cell table:style-name="ce44" table:formula="of:=TEXT([.$A421];&quot;MMM&quot;)" office:value-type="string" office:string-value="Nov" calcext:value-type="string">
            <text:p>Nov</text:p>
          </table:table-cell>
          <table:table-cell table:style-name="ce44" table:formula="of:=DAY([.A421])" office:value-type="float" office:value="3" calcext:value-type="float">
            <text:p>3</text:p>
          </table:table-cell>
          <table:table-cell table:style-name="ce44" table:formula="of:=TEXT([.$A421];&quot;DDD&quot;)" office:value-type="string" office:string-value="Sun" calcext:value-type="string">
            <text:p>Sun</text:p>
          </table:table-cell>
          <table:table-cell table:style-name="ce50" table:formula="of:=AND(DATE(YEAR([.$A421]);3;1)-WEEKDAY(DATE(YEAR([.$A421]);3;1)-1)+14&lt;=[.$A421];[.$A421]&lt;DATE(YEAR([.$A421]);11;1)-WEEKDAY(DATE(YEAR([.$A421]);11;1)-1)+7)" office:value-type="boolean" office:boolean-value="false" calcext:value-type="boolean">
            <text:p>FALSE</text:p>
          </table:table-cell>
          <table:table-cell table:style-name="ce55" table:formula="of:=VLOOKUP([.$C421];[$Sun.$A$1:$Sun.$C$367];2)-IF([.$G421];0;TIME(1;0;0))" office:value-type="time" office:time-value="PT06H29M00S" calcext:value-type="time">
            <text:p>6:29:00</text:p>
          </table:table-cell>
          <table:table-cell table:style-name="ce55" table:formula="of:=VLOOKUP([.$C421];[$Sun.$A$1:$Sun.$C$367];3)-IF([.$G421];0;TIME(1;0;0))" office:value-type="time" office:time-value="PT16H50M00S" calcext:value-type="time">
            <text:p>16:50:00</text:p>
          </table:table-cell>
          <table:table-cell table:style-name="ce44" office:value-type="string" calcext:value-type="string">
            <text:p>Dayling Savings Time Ends</text:p>
          </table:table-cell>
          <table:table-cell table:style-name="ce26" table:formula="of:=[.$A421]" office:value-type="date" office:date-value="2030-11-03" calcext:value-type="date">
            <text:p>2030-11-03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1]);ISBLANK([.$P421]));&quot;None&quot;;CONCATENATE([.$O421];[.$P421];&quot;&quot;))" office:value-type="string" office:string-value="Specialx" calcext:value-type="string">
            <text:p>Specialx</text:p>
          </table:table-cell>
          <table:table-cell table:style-name="ce44" table:formula="of:=CONCATENATE(IF([.$P421]=&quot;t&quot;;&quot;[TBD: &quot;;&quot;&quot;);IF(ISBLANK([.$J421]);&quot;&quot;;[.$J421]); IF([.$P421]=&quot;t&quot;;&quot;?]&quot;;&quot;&quot;))" office:value-type="string" office:string-value="Dayling Savings Time Ends" calcext:value-type="string">
            <text:p>Dayling Savings Time Ends</text:p>
          </table:table-cell>
          <table:table-cell table:style-name="ce59" table:formula="of:=IF(ISBLANK([.$K421]);&quot;&quot;;IF(ISBLANK([.$L421]);TEXT([.$K421];&quot;YYYY-MM-DD&quot;);TEXT([.$K421]+[.$L421];&quot;YYYY-MM-DDTHH:MM:SS&quot;)))" office:value-type="string" office:string-value="2030-11-03" calcext:value-type="string">
            <text:p>2030-11-03</text:p>
          </table:table-cell>
          <table:table-cell table:style-name="ce59" table:formula="of:=IF(ISBLANK([.$M421]);&quot;&quot;;IF(ISBLANK([.$N421]);TEXT([.$M421];&quot;YYYY-MM-DD&quot;);TEXT([.$M421]+[.$N421];&quot;YYYY-MM-DDTHH:MM:SS&quot;)))">
            <text:p/>
          </table:table-cell>
          <table:table-cell/>
        </table:table-row>
        <table:table-row table:style-name="ro2">
          <table:table-cell table:style-name="ce26" table:formula="of:=DATE([.$B422];11;1)-WEEKDAY(DATE([.$B422];11;1)-2)+7+1" office:value-type="date" office:date-value="2030-11-05" calcext:value-type="date">
            <text:p>2030-11-0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2]-DATE(YEAR([.$A422]);1;0)" office:value-type="float" office:value="309" calcext:value-type="float">
            <text:p>309</text:p>
          </table:table-cell>
          <table:table-cell table:style-name="ce44" table:formula="of:=TEXT([.$A422];&quot;MMM&quot;)" office:value-type="string" office:string-value="Nov" calcext:value-type="string">
            <text:p>Nov</text:p>
          </table:table-cell>
          <table:table-cell table:style-name="ce44" table:formula="of:=DAY([.A422])" office:value-type="float" office:value="5" calcext:value-type="float">
            <text:p>5</text:p>
          </table:table-cell>
          <table:table-cell table:style-name="ce44" table:formula="of:=TEXT([.$A422];&quot;DDD&quot;)" office:value-type="string" office:string-value="Tue" calcext:value-type="string">
            <text:p>Tue</text:p>
          </table:table-cell>
          <table:table-cell table:style-name="ce50" table:formula="of:=AND(DATE(YEAR([.$A422]);3;1)-WEEKDAY(DATE(YEAR([.$A422]);3;1)-1)+14&lt;=[.$A422];[.$A422]&lt;DATE(YEAR([.$A422]);11;1)-WEEKDAY(DATE(YEAR([.$A422]);11;1)-1)+7)" office:value-type="boolean" office:boolean-value="false" calcext:value-type="boolean">
            <text:p>FALSE</text:p>
          </table:table-cell>
          <table:table-cell table:style-name="ce55" table:formula="of:=VLOOKUP([.$C422];[$Sun.$A$1:$Sun.$C$367];2)-IF([.$G422];0;TIME(1;0;0))" office:value-type="time" office:time-value="PT06H31M00S" calcext:value-type="time">
            <text:p>6:31:00</text:p>
          </table:table-cell>
          <table:table-cell table:style-name="ce55" table:formula="of:=VLOOKUP([.$C422];[$Sun.$A$1:$Sun.$C$367];3)-IF([.$G422];0;TIME(1;0;0))" office:value-type="time" office:time-value="PT16H47M00S" calcext:value-type="time">
            <text:p>16:47:00</text:p>
          </table:table-cell>
          <table:table-cell table:style-name="ce44" office:value-type="string" calcext:value-type="string">
            <text:p>Election Day</text:p>
          </table:table-cell>
          <table:table-cell table:style-name="ce26" table:formula="of:=[.$A422]" office:value-type="date" office:date-value="2030-11-05" calcext:value-type="date">
            <text:p>2030-11-0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2]);ISBLANK([.$P422]));&quot;None&quot;;CONCATENATE([.$O422];[.$P422];&quot;&quot;))" office:value-type="string" office:string-value="Holidayx" calcext:value-type="string">
            <text:p>Holidayx</text:p>
          </table:table-cell>
          <table:table-cell table:style-name="ce44" table:formula="of:=CONCATENATE(IF([.$P422]=&quot;t&quot;;&quot;[TBD: &quot;;&quot;&quot;);IF(ISBLANK([.$J422]);&quot;&quot;;[.$J422]); IF([.$P422]=&quot;t&quot;;&quot;?]&quot;;&quot;&quot;))" office:value-type="string" office:string-value="Election Day" calcext:value-type="string">
            <text:p>Election Day</text:p>
          </table:table-cell>
          <table:table-cell table:style-name="ce59" table:formula="of:=IF(ISBLANK([.$K422]);&quot;&quot;;IF(ISBLANK([.$L422]);TEXT([.$K422];&quot;YYYY-MM-DD&quot;);TEXT([.$K422]+[.$L422];&quot;YYYY-MM-DDTHH:MM:SS&quot;)))" office:value-type="string" office:string-value="2030-11-05" calcext:value-type="string">
            <text:p>2030-11-05</text:p>
          </table:table-cell>
          <table:table-cell table:style-name="ce59" table:formula="of:=IF(ISBLANK([.$M422]);&quot;&quot;;IF(ISBLANK([.$N422]);TEXT([.$M422];&quot;YYYY-MM-DD&quot;);TEXT([.$M422]+[.$N422];&quot;YYYY-MM-DDTHH:MM:SS&quot;)))">
            <text:p/>
          </table:table-cell>
          <table:table-cell/>
        </table:table-row>
        <table:table-row table:style-name="ro2">
          <table:table-cell table:style-name="ce26" table:formula="of:=DATE([.$B423];11;1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3]-DATE(YEAR([.$A423]);1;0)" office:value-type="float" office:value="315" calcext:value-type="float">
            <text:p>315</text:p>
          </table:table-cell>
          <table:table-cell table:style-name="ce44" table:formula="of:=TEXT([.$A423];&quot;MMM&quot;)" office:value-type="string" office:string-value="Nov" calcext:value-type="string">
            <text:p>Nov</text:p>
          </table:table-cell>
          <table:table-cell table:style-name="ce44" table:formula="of:=DAY([.A423])" office:value-type="float" office:value="11" calcext:value-type="float">
            <text:p>11</text:p>
          </table:table-cell>
          <table:table-cell table:style-name="ce44" table:formula="of:=TEXT([.$A423];&quot;DDD&quot;)" office:value-type="string" office:string-value="Mon" calcext:value-type="string">
            <text:p>Mon</text:p>
          </table:table-cell>
          <table:table-cell table:style-name="ce50" table:formula="of:=AND(DATE(YEAR([.$A423]);3;1)-WEEKDAY(DATE(YEAR([.$A423]);3;1)-1)+14&lt;=[.$A423];[.$A423]&lt;DATE(YEAR([.$A423]);11;1)-WEEKDAY(DATE(YEAR([.$A423]);11;1)-1)+7)" office:value-type="boolean" office:boolean-value="false" calcext:value-type="boolean">
            <text:p>FALSE</text:p>
          </table:table-cell>
          <table:table-cell table:style-name="ce55" table:formula="of:=VLOOKUP([.$C423];[$Sun.$A$1:$Sun.$C$367];2)-IF([.$G423];0;TIME(1;0;0))" office:value-type="time" office:time-value="PT06H38M00S" calcext:value-type="time">
            <text:p>6:38:00</text:p>
          </table:table-cell>
          <table:table-cell table:style-name="ce55" table:formula="of:=VLOOKUP([.$C423];[$Sun.$A$1:$Sun.$C$367];3)-IF([.$G423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</text:p>
          </table:table-cell>
          <table:table-cell table:style-name="ce26" table:formula="of:=[.$A423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3]);ISBLANK([.$P423]));&quot;None&quot;;CONCATENATE([.$O423];[.$P423];&quot;&quot;))" office:value-type="string" office:string-value="Holidayx" calcext:value-type="string">
            <text:p>Holidayx</text:p>
          </table:table-cell>
          <table:table-cell table:style-name="ce44" table:formula="of:=CONCATENATE(IF([.$P423]=&quot;t&quot;;&quot;[TBD: &quot;;&quot;&quot;);IF(ISBLANK([.$J423]);&quot;&quot;;[.$J423]); IF([.$P423]=&quot;t&quot;;&quot;?]&quot;;&quot;&quot;))" office:value-type="string" office:string-value="Veterans Day" calcext:value-type="string">
            <text:p>Veterans Day</text:p>
          </table:table-cell>
          <table:table-cell table:style-name="ce59" table:formula="of:=IF(ISBLANK([.$K423]);&quot;&quot;;IF(ISBLANK([.$L423]);TEXT([.$K423];&quot;YYYY-MM-DD&quot;);TEXT([.$K423]+[.$L423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3]);&quot;&quot;;IF(ISBLANK([.$N423]);TEXT([.$M423];&quot;YYYY-MM-DD&quot;);TEXT([.$M423]+[.$N423];&quot;YYYY-MM-DDTHH:MM:SS&quot;)))">
            <text:p/>
          </table:table-cell>
          <table:table-cell/>
        </table:table-row>
        <table:table-row table:style-name="ro2">
          <table:table-cell table:style-name="ce26" table:formula="of:=DATE([.$B424];11;11)+CHOOSE(WEEKDAY(DATE([.$B424];11;11));1;0;0;0;0;0;-1)" office:value-type="date" office:date-value="2030-11-11" calcext:value-type="date">
            <text:p>2030-11-11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4]-DATE(YEAR([.$A424]);1;0)" office:value-type="float" office:value="315" calcext:value-type="float">
            <text:p>315</text:p>
          </table:table-cell>
          <table:table-cell table:style-name="ce44" table:formula="of:=TEXT([.$A424];&quot;MMM&quot;)" office:value-type="string" office:string-value="Nov" calcext:value-type="string">
            <text:p>Nov</text:p>
          </table:table-cell>
          <table:table-cell table:style-name="ce44" table:formula="of:=DAY([.A424])" office:value-type="float" office:value="11" calcext:value-type="float">
            <text:p>11</text:p>
          </table:table-cell>
          <table:table-cell table:style-name="ce44" table:formula="of:=TEXT([.$A424];&quot;DDD&quot;)" office:value-type="string" office:string-value="Mon" calcext:value-type="string">
            <text:p>Mon</text:p>
          </table:table-cell>
          <table:table-cell table:style-name="ce50" table:formula="of:=AND(DATE(YEAR([.$A424]);3;1)-WEEKDAY(DATE(YEAR([.$A424]);3;1)-1)+14&lt;=[.$A424];[.$A424]&lt;DATE(YEAR([.$A424]);11;1)-WEEKDAY(DATE(YEAR([.$A424]);11;1)-1)+7)" office:value-type="boolean" office:boolean-value="false" calcext:value-type="boolean">
            <text:p>FALSE</text:p>
          </table:table-cell>
          <table:table-cell table:style-name="ce55" table:formula="of:=VLOOKUP([.$C424];[$Sun.$A$1:$Sun.$C$367];2)-IF([.$G424];0;TIME(1;0;0))" office:value-type="time" office:time-value="PT06H38M00S" calcext:value-type="time">
            <text:p>6:38:00</text:p>
          </table:table-cell>
          <table:table-cell table:style-name="ce55" table:formula="of:=VLOOKUP([.$C424];[$Sun.$A$1:$Sun.$C$367];3)-IF([.$G424];0;TIME(1;0;0))" office:value-type="time" office:time-value="PT16H41M00S" calcext:value-type="time">
            <text:p>16:41:00</text:p>
          </table:table-cell>
          <table:table-cell table:style-name="ce44" office:value-type="string" calcext:value-type="string">
            <text:p>Veterans Day (Replacement)</text:p>
          </table:table-cell>
          <table:table-cell table:style-name="ce26" table:formula="of:=[.$A424]" office:value-type="date" office:date-value="2030-11-11" calcext:value-type="date">
            <text:p>2030-11-11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4]);ISBLANK([.$P424]));&quot;None&quot;;CONCATENATE([.$O424];[.$P424];&quot;&quot;))" office:value-type="string" office:string-value="Holiday-" calcext:value-type="string">
            <text:p>Holiday-</text:p>
          </table:table-cell>
          <table:table-cell table:style-name="ce44" table:formula="of:=CONCATENATE(IF([.$P424]=&quot;t&quot;;&quot;[TBD: &quot;;&quot;&quot;);IF(ISBLANK([.$J424]);&quot;&quot;;[.$J424]); IF([.$P424]=&quot;t&quot;;&quot;?]&quot;;&quot;&quot;))" office:value-type="string" office:string-value="Veterans Day (Replacement)" calcext:value-type="string">
            <text:p>Veterans Day (Replacement)</text:p>
          </table:table-cell>
          <table:table-cell table:style-name="ce59" table:formula="of:=IF(ISBLANK([.$K424]);&quot;&quot;;IF(ISBLANK([.$L424]);TEXT([.$K424];&quot;YYYY-MM-DD&quot;);TEXT([.$K424]+[.$L424];&quot;YYYY-MM-DDTHH:MM:SS&quot;)))" office:value-type="string" office:string-value="2030-11-11" calcext:value-type="string">
            <text:p>2030-11-11</text:p>
          </table:table-cell>
          <table:table-cell table:style-name="ce59" table:formula="of:=IF(ISBLANK([.$M424]);&quot;&quot;;IF(ISBLANK([.$N424]);TEXT([.$M424];&quot;YYYY-MM-DD&quot;);TEXT([.$M424]+[.$N424];&quot;YYYY-MM-DDTHH:MM:SS&quot;)))">
            <text:p/>
          </table:table-cell>
          <table:table-cell/>
        </table:table-row>
        <table:table-row table:style-name="ro2">
          <table:table-cell table:style-name="ce26" table:formula="of:=DATE([.$B425];11;1)-WEEKDAY(DATE([.$B425];11;1)-5)+28" office:value-type="date" office:date-value="2030-11-28" calcext:value-type="date">
            <text:p>2030-11-28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5]-DATE(YEAR([.$A425]);1;0)" office:value-type="float" office:value="332" calcext:value-type="float">
            <text:p>332</text:p>
          </table:table-cell>
          <table:table-cell table:style-name="ce44" table:formula="of:=TEXT([.$A425];&quot;MMM&quot;)" office:value-type="string" office:string-value="Nov" calcext:value-type="string">
            <text:p>Nov</text:p>
          </table:table-cell>
          <table:table-cell table:style-name="ce44" table:formula="of:=DAY([.A425])" office:value-type="float" office:value="28" calcext:value-type="float">
            <text:p>28</text:p>
          </table:table-cell>
          <table:table-cell table:style-name="ce44" table:formula="of:=TEXT([.$A425];&quot;DDD&quot;)" office:value-type="string" office:string-value="Thu" calcext:value-type="string">
            <text:p>Thu</text:p>
          </table:table-cell>
          <table:table-cell table:style-name="ce50" table:formula="of:=AND(DATE(YEAR([.$A425]);3;1)-WEEKDAY(DATE(YEAR([.$A425]);3;1)-1)+14&lt;=[.$A425];[.$A425]&lt;DATE(YEAR([.$A425]);11;1)-WEEKDAY(DATE(YEAR([.$A425]);11;1)-1)+7)" office:value-type="boolean" office:boolean-value="false" calcext:value-type="boolean">
            <text:p>FALSE</text:p>
          </table:table-cell>
          <table:table-cell table:style-name="ce55" table:formula="of:=VLOOKUP([.$C425];[$Sun.$A$1:$Sun.$C$367];2)-IF([.$G425];0;TIME(1;0;0))" office:value-type="time" office:time-value="PT06H57M00S" calcext:value-type="time">
            <text:p>6:57:00</text:p>
          </table:table-cell>
          <table:table-cell table:style-name="ce55" table:formula="of:=VLOOKUP([.$C425];[$Sun.$A$1:$Sun.$C$367];3)-IF([.$G425];0;TIME(1;0;0))" office:value-type="time" office:time-value="PT16H30M00S" calcext:value-type="time">
            <text:p>16:30:00</text:p>
          </table:table-cell>
          <table:table-cell table:style-name="ce44" office:value-type="string" calcext:value-type="string">
            <text:p>Thanksgiving Day</text:p>
          </table:table-cell>
          <table:table-cell table:style-name="ce26" table:formula="of:=[.$A425]" office:value-type="date" office:date-value="2030-11-28" calcext:value-type="date">
            <text:p>2030-11-28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5]);ISBLANK([.$P425]));&quot;None&quot;;CONCATENATE([.$O425];[.$P425];&quot;&quot;))" office:value-type="string" office:string-value="Holidayx" calcext:value-type="string">
            <text:p>Holidayx</text:p>
          </table:table-cell>
          <table:table-cell table:style-name="ce44" table:formula="of:=CONCATENATE(IF([.$P425]=&quot;t&quot;;&quot;[TBD: &quot;;&quot;&quot;);IF(ISBLANK([.$J425]);&quot;&quot;;[.$J425]); IF([.$P425]=&quot;t&quot;;&quot;?]&quot;;&quot;&quot;))" office:value-type="string" office:string-value="Thanksgiving Day" calcext:value-type="string">
            <text:p>Thanksgiving Day</text:p>
          </table:table-cell>
          <table:table-cell table:style-name="ce59" table:formula="of:=IF(ISBLANK([.$K425]);&quot;&quot;;IF(ISBLANK([.$L425]);TEXT([.$K425];&quot;YYYY-MM-DD&quot;);TEXT([.$K425]+[.$L425];&quot;YYYY-MM-DDTHH:MM:SS&quot;)))" office:value-type="string" office:string-value="2030-11-28" calcext:value-type="string">
            <text:p>2030-11-28</text:p>
          </table:table-cell>
          <table:table-cell table:style-name="ce59" table:formula="of:=IF(ISBLANK([.$M425]);&quot;&quot;;IF(ISBLANK([.$N425]);TEXT([.$M425];&quot;YYYY-MM-DD&quot;);TEXT([.$M425]+[.$N425];&quot;YYYY-MM-DDTHH:MM:SS&quot;)))">
            <text:p/>
          </table:table-cell>
          <table:table-cell/>
        </table:table-row>
        <table:table-row table:style-name="ro2">
          <table:table-cell table:style-name="ce26" table:formula="of:=DATE([.$B426];12;25)+CHOOSE(WEEKDAY(DATE([.$B426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6]-DATE(YEAR([.$A426]);1;0)" office:value-type="float" office:value="359" calcext:value-type="float">
            <text:p>359</text:p>
          </table:table-cell>
          <table:table-cell table:style-name="ce44" table:formula="of:=TEXT([.$A426];&quot;MMM&quot;)" office:value-type="string" office:string-value="Dec" calcext:value-type="string">
            <text:p>Dec</text:p>
          </table:table-cell>
          <table:table-cell table:style-name="ce44" table:formula="of:=DAY([.A426])" office:value-type="float" office:value="25" calcext:value-type="float">
            <text:p>25</text:p>
          </table:table-cell>
          <table:table-cell table:style-name="ce44" table:formula="of:=TEXT([.$A426];&quot;DDD&quot;)" office:value-type="string" office:string-value="Wed" calcext:value-type="string">
            <text:p>Wed</text:p>
          </table:table-cell>
          <table:table-cell table:style-name="ce50" table:formula="of:=AND(DATE(YEAR([.$A426]);3;1)-WEEKDAY(DATE(YEAR([.$A426]);3;1)-1)+14&lt;=[.$A426];[.$A426]&lt;DATE(YEAR([.$A426]);11;1)-WEEKDAY(DATE(YEAR([.$A426]);11;1)-1)+7)" office:value-type="boolean" office:boolean-value="false" calcext:value-type="boolean">
            <text:p>FALSE</text:p>
          </table:table-cell>
          <table:table-cell table:style-name="ce55" table:formula="of:=VLOOKUP([.$C426];[$Sun.$A$1:$Sun.$C$367];2)-IF([.$G426];0;TIME(1;0;0))" office:value-type="time" office:time-value="PT07H18M00S" calcext:value-type="time">
            <text:p>7:18:00</text:p>
          </table:table-cell>
          <table:table-cell table:style-name="ce55" table:formula="of:=VLOOKUP([.$C426];[$Sun.$A$1:$Sun.$C$367];3)-IF([.$G426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ADD FUTURE HOLIDAYS</text:p>
          </table:table-cell>
          <table:table-cell table:style-name="ce26" table:formula="of:=[.$A426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Special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6]);ISBLANK([.$P426]));&quot;None&quot;;CONCATENATE([.$O426];[.$P426];&quot;&quot;))" office:value-type="string" office:string-value="Specialx" calcext:value-type="string">
            <text:p>Specialx</text:p>
          </table:table-cell>
          <table:table-cell table:style-name="ce44" table:formula="of:=CONCATENATE(IF([.$P426]=&quot;t&quot;;&quot;[TBD: &quot;;&quot;&quot;);IF(ISBLANK([.$J426]);&quot;&quot;;[.$J426]); IF([.$P426]=&quot;t&quot;;&quot;?]&quot;;&quot;&quot;))" office:value-type="string" office:string-value="ADD FUTURE HOLIDAYS" calcext:value-type="string">
            <text:p>ADD FUTURE HOLIDAYS</text:p>
          </table:table-cell>
          <table:table-cell table:style-name="ce59" table:formula="of:=IF(ISBLANK([.$K426]);&quot;&quot;;IF(ISBLANK([.$L426]);TEXT([.$K426];&quot;YYYY-MM-DD&quot;);TEXT([.$K426]+[.$L426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6]);&quot;&quot;;IF(ISBLANK([.$N426]);TEXT([.$M426];&quot;YYYY-MM-DD&quot;);TEXT([.$M426]+[.$N426];&quot;YYYY-MM-DDTHH:MM:SS&quot;)))">
            <text:p/>
          </table:table-cell>
          <table:table-cell/>
        </table:table-row>
        <table:table-row table:style-name="ro2">
          <table:table-cell table:style-name="ce26" table:formula="of:=DATE([.$B427];12;25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7]-DATE(YEAR([.$A427]);1;0)" office:value-type="float" office:value="359" calcext:value-type="float">
            <text:p>359</text:p>
          </table:table-cell>
          <table:table-cell table:style-name="ce44" table:formula="of:=TEXT([.$A427];&quot;MMM&quot;)" office:value-type="string" office:string-value="Dec" calcext:value-type="string">
            <text:p>Dec</text:p>
          </table:table-cell>
          <table:table-cell table:style-name="ce44" table:formula="of:=DAY([.A427])" office:value-type="float" office:value="25" calcext:value-type="float">
            <text:p>25</text:p>
          </table:table-cell>
          <table:table-cell table:style-name="ce44" table:formula="of:=TEXT([.$A427];&quot;DDD&quot;)" office:value-type="string" office:string-value="Wed" calcext:value-type="string">
            <text:p>Wed</text:p>
          </table:table-cell>
          <table:table-cell table:style-name="ce50" table:formula="of:=AND(DATE(YEAR([.$A427]);3;1)-WEEKDAY(DATE(YEAR([.$A427]);3;1)-1)+14&lt;=[.$A427];[.$A427]&lt;DATE(YEAR([.$A427]);11;1)-WEEKDAY(DATE(YEAR([.$A427]);11;1)-1)+7)" office:value-type="boolean" office:boolean-value="false" calcext:value-type="boolean">
            <text:p>FALSE</text:p>
          </table:table-cell>
          <table:table-cell table:style-name="ce55" table:formula="of:=VLOOKUP([.$C427];[$Sun.$A$1:$Sun.$C$367];2)-IF([.$G427];0;TIME(1;0;0))" office:value-type="time" office:time-value="PT07H18M00S" calcext:value-type="time">
            <text:p>7:18:00</text:p>
          </table:table-cell>
          <table:table-cell table:style-name="ce55" table:formula="of:=VLOOKUP([.$C427];[$Sun.$A$1:$Sun.$C$367];3)-IF([.$G427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</text:p>
          </table:table-cell>
          <table:table-cell table:style-name="ce26" table:formula="of:=[.$A427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office:value-type="string" calcext:value-type="string">
            <text:p>x</text:p>
          </table:table-cell>
          <table:table-cell table:style-name="ce44" table:number-columns-repeated="2"/>
          <table:table-cell table:style-name="ce44" table:formula="of:=IF(AND(ISBLANK([.$O427]);ISBLANK([.$P427]));&quot;None&quot;;CONCATENATE([.$O427];[.$P427];&quot;&quot;))" office:value-type="string" office:string-value="Holidayx" calcext:value-type="string">
            <text:p>Holidayx</text:p>
          </table:table-cell>
          <table:table-cell table:style-name="ce44" table:formula="of:=CONCATENATE(IF([.$P427]=&quot;t&quot;;&quot;[TBD: &quot;;&quot;&quot;);IF(ISBLANK([.$J427]);&quot;&quot;;[.$J427]); IF([.$P427]=&quot;t&quot;;&quot;?]&quot;;&quot;&quot;))" office:value-type="string" office:string-value="Christmas Day" calcext:value-type="string">
            <text:p>Christmas Day</text:p>
          </table:table-cell>
          <table:table-cell table:style-name="ce59" table:formula="of:=IF(ISBLANK([.$K427]);&quot;&quot;;IF(ISBLANK([.$L427]);TEXT([.$K427];&quot;YYYY-MM-DD&quot;);TEXT([.$K427]+[.$L427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7]);&quot;&quot;;IF(ISBLANK([.$N427]);TEXT([.$M427];&quot;YYYY-MM-DD&quot;);TEXT([.$M427]+[.$N427];&quot;YYYY-MM-DDTHH:MM:SS&quot;)))">
            <text:p/>
          </table:table-cell>
          <table:table-cell/>
        </table:table-row>
        <table:table-row table:style-name="ro2">
          <table:table-cell table:style-name="ce26" table:formula="of:=DATE([.$B428];12;25)+CHOOSE(WEEKDAY(DATE([.$B428];12;25));1;0;0;0;0;0;-1)" office:value-type="date" office:date-value="2030-12-25" calcext:value-type="date">
            <text:p>2030-12-25</text:p>
          </table:table-cell>
          <table:table-cell table:style-name="ce44" office:value-type="float" office:value="2030" calcext:value-type="float">
            <text:p>2030</text:p>
          </table:table-cell>
          <table:table-cell table:style-name="ce44" table:formula="of:=[.$A428]-DATE(YEAR([.$A428]);1;0)" office:value-type="float" office:value="359" calcext:value-type="float">
            <text:p>359</text:p>
          </table:table-cell>
          <table:table-cell table:style-name="ce44" table:formula="of:=TEXT([.$A428];&quot;MMM&quot;)" office:value-type="string" office:string-value="Dec" calcext:value-type="string">
            <text:p>Dec</text:p>
          </table:table-cell>
          <table:table-cell table:style-name="ce44" table:formula="of:=DAY([.A428])" office:value-type="float" office:value="25" calcext:value-type="float">
            <text:p>25</text:p>
          </table:table-cell>
          <table:table-cell table:style-name="ce44" table:formula="of:=TEXT([.$A428];&quot;DDD&quot;)" office:value-type="string" office:string-value="Wed" calcext:value-type="string">
            <text:p>Wed</text:p>
          </table:table-cell>
          <table:table-cell table:style-name="ce50" table:formula="of:=AND(DATE(YEAR([.$A428]);3;1)-WEEKDAY(DATE(YEAR([.$A428]);3;1)-1)+14&lt;=[.$A428];[.$A428]&lt;DATE(YEAR([.$A428]);11;1)-WEEKDAY(DATE(YEAR([.$A428]);11;1)-1)+7)" office:value-type="boolean" office:boolean-value="false" calcext:value-type="boolean">
            <text:p>FALSE</text:p>
          </table:table-cell>
          <table:table-cell table:style-name="ce55" table:formula="of:=VLOOKUP([.$C428];[$Sun.$A$1:$Sun.$C$367];2)-IF([.$G428];0;TIME(1;0;0))" office:value-type="time" office:time-value="PT07H18M00S" calcext:value-type="time">
            <text:p>7:18:00</text:p>
          </table:table-cell>
          <table:table-cell table:style-name="ce55" table:formula="of:=VLOOKUP([.$C428];[$Sun.$A$1:$Sun.$C$367];3)-IF([.$G428];0;TIME(1;0;0))" office:value-type="time" office:time-value="PT16H34M00S" calcext:value-type="time">
            <text:p>16:34:00</text:p>
          </table:table-cell>
          <table:table-cell table:style-name="ce44" office:value-type="string" calcext:value-type="string">
            <text:p>Christmas Day (Replacement)</text:p>
          </table:table-cell>
          <table:table-cell table:style-name="ce26" table:formula="of:=[.$A428]" office:value-type="date" office:date-value="2030-12-25" calcext:value-type="date">
            <text:p>2030-12-25</text:p>
          </table:table-cell>
          <table:table-cell table:style-name="ce55"/>
          <table:table-cell table:style-name="ce26"/>
          <table:table-cell table:style-name="ce55"/>
          <table:table-cell table:style-name="ce44" office:value-type="string" calcext:value-type="string">
            <text:p>Holiday</text:p>
          </table:table-cell>
          <table:table-cell table:style-name="ce44" table:formula="of:=CHOOSE(WEEKDAY(DATE([.$B428];12;25));&quot;x&quot;;&quot;-&quot;;&quot;-&quot;;&quot;-&quot;;&quot;-&quot;;&quot;-&quot;;&quot;x&quot;)" office:value-type="string" office:string-value="-" calcext:value-type="string">
            <text:p>-</text:p>
          </table:table-cell>
          <table:table-cell table:style-name="ce44" table:number-columns-repeated="2"/>
          <table:table-cell table:style-name="ce44" table:formula="of:=IF(AND(ISBLANK([.$O428]);ISBLANK([.$P428]));&quot;None&quot;;CONCATENATE([.$O428];[.$P428];&quot;&quot;))" office:value-type="string" office:string-value="Holiday-" calcext:value-type="string">
            <text:p>Holiday-</text:p>
          </table:table-cell>
          <table:table-cell table:style-name="ce44" table:formula="of:=CONCATENATE(IF([.$P428]=&quot;t&quot;;&quot;[TBD: &quot;;&quot;&quot;);IF(ISBLANK([.$J428]);&quot;&quot;;[.$J428]); IF([.$P428]=&quot;t&quot;;&quot;?]&quot;;&quot;&quot;))" office:value-type="string" office:string-value="Christmas Day (Replacement)" calcext:value-type="string">
            <text:p>Christmas Day (Replacement)</text:p>
          </table:table-cell>
          <table:table-cell table:style-name="ce59" table:formula="of:=IF(ISBLANK([.$K428]);&quot;&quot;;IF(ISBLANK([.$L428]);TEXT([.$K428];&quot;YYYY-MM-DD&quot;);TEXT([.$K428]+[.$L428];&quot;YYYY-MM-DDTHH:MM:SS&quot;)))" office:value-type="string" office:string-value="2030-12-25" calcext:value-type="string">
            <text:p>2030-12-25</text:p>
          </table:table-cell>
          <table:table-cell table:style-name="ce59" table:formula="of:=IF(ISBLANK([.$M428]);&quot;&quot;;IF(ISBLANK([.$N428]);TEXT([.$M428];&quot;YYYY-MM-DD&quot;);TEXT([.$M428]+[.$N428];&quot;YYYY-MM-DDTHH:MM:SS&quot;)))">
            <text:p/>
          </table:table-cell>
          <table:table-cell/>
        </table:table-row>
        <table:table-row table:style-name="ro2" table:number-rows-repeated="1048147">
          <table:table-cell table:number-columns-repeated="23"/>
        </table:table-row>
        <table:table-row table:style-name="ro2">
          <table:table-cell table:number-columns-repeated="23"/>
        </table:table-row>
        <calcext:conditional-formats>
          <calcext:conditional-format calcext:target-range-address="Events.A1:Events.V428">
            <calcext:condition calcext:apply-style-name="TS-Walk-Style" calcext:value="formula-is([.$S1]=&quot;Walkx&quot;)" calcext:base-cell-address="Events.A1"/>
            <calcext:condition calcext:apply-style-name="TS-Walk-Tentative" calcext:value="formula-is([.$S1]=&quot;Walkt&quot;)" calcext:base-cell-address="Events.A1"/>
            <calcext:condition calcext:apply-style-name="TS-Walk-Hidden" calcext:value="formula-is([.$S1]=&quot;Walk-&quot;)" calcext:base-cell-address="Events.A1"/>
            <calcext:condition calcext:apply-style-name="TS-Hike" calcext:value="formula-is([.$S1]=&quot;Hikex&quot;)" calcext:base-cell-address="Events.A1"/>
            <calcext:condition calcext:apply-style-name="TS-Hike-Tentative" calcext:value="formula-is([.$S1]=&quot;Hiket&quot;)" calcext:base-cell-address="Events.A1"/>
            <calcext:condition calcext:apply-style-name="TS-Hike-Hidden" calcext:value="formula-is([.$S1]=&quot;Hike-&quot;)" calcext:base-cell-address="Events.A1"/>
            <calcext:condition calcext:apply-style-name="TS-Trip" calcext:value="formula-is([.$S1]=&quot;Tripx&quot;)" calcext:base-cell-address="Events.A1"/>
            <calcext:condition calcext:apply-style-name="TS-Trip-Tentative" calcext:value="formula-is([.$S1]=&quot;Tript&quot;)" calcext:base-cell-address="Events.A1"/>
            <calcext:condition calcext:apply-style-name="TS-Trip-Hidden" calcext:value="formula-is([.$S1]=&quot;Trip-&quot;)" calcext:base-cell-address="Events.A1"/>
            <calcext:condition calcext:apply-style-name="TS-Holiday" calcext:value="formula-is([.$S1]=&quot;Holidayx&quot;)" calcext:base-cell-address="Events.A1"/>
            <calcext:condition calcext:apply-style-name="TS-Holiday-Tentative" calcext:value="formula-is([.$S1]=&quot;Holidayt&quot;)" calcext:base-cell-address="Events.A1"/>
            <calcext:condition calcext:apply-style-name="TS-Holiday-Hidden" calcext:value="formula-is([.$S1]=&quot;Holiday-&quot;)" calcext:base-cell-address="Events.A1"/>
            <calcext:condition calcext:apply-style-name="Untitled1" calcext:value="formula-is([.$S1]=&quot;Holiday-&quot;)" calcext:base-cell-address="Events.A1"/>
            <calcext:condition calcext:apply-style-name="TS-Special" calcext:value="formula-is([.$S1]=&quot;Specialx&quot;)" calcext:base-cell-address="Events.A1"/>
            <calcext:condition calcext:apply-style-name="TS-Special-Tentative" calcext:value="formula-is([.$S1]=&quot;Specialt&quot;)" calcext:base-cell-address="Events.A1"/>
            <calcext:condition calcext:apply-style-name="TS-Special-Hidden" calcext:value="formula-is([.$S1]=&quot;Special-&quot;)" calcext:base-cell-address="Events.A1"/>
          </calcext:conditional-format>
        </calcext:conditional-formats>
      </table:table>
      <table:table table:name="Sun" table:style-name="ta1">
        <table:table-column table:style-name="co21" table:default-cell-style-name="ce86"/>
        <table:table-column table:style-name="co20" table:number-columns-repeated="2" table:default-cell-style-name="ce88"/>
        <table:table-column table:style-name="co22" table:default-cell-style-name="ce88"/>
        <table:table-column table:style-name="co23" table:default-cell-style-name="ce86"/>
        <table:table-column table:style-name="co20" table:number-columns-repeated="2" table:default-cell-style-name="ce88"/>
        <table:table-column table:style-name="co20" table:number-columns-repeated="2" table:default-cell-style-name="Default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OfYear</text:p>
          </table:table-cell>
          <table:table-cell table:style-name="ce87" office:value-type="string" calcext:value-type="string">
            <text:p>sunrise</text:p>
          </table:table-cell>
          <table:table-cell table:style-name="ce87" office:value-type="string" calcext:value-type="string">
            <text:p>sunset</text:p>
          </table:table-cell>
          <table:table-cell table:style-name="ce89"/>
          <table:table-cell table:style-name="ce90"/>
          <table:table-cell table:style-name="ce89" table:number-columns-repeated="2"/>
          <table:table-cell table:number-columns-repeated="2"/>
          <table:table-cell table:style-name="ce90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9M00S" calcext:value-type="time">
            <text:p>17:39:00</text:p>
          </table:table-cell>
          <table:table-cell/>
          <table:table-cell office:value-type="string" calcext:value-type="string">
            <text:p>New York City</text:p>
          </table:table-cell>
          <table:table-cell table:number-columns-repeated="1637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0M00S" calcext:value-type="time">
            <text:p>17:40:00</text:p>
          </table:table-cell>
          <table:table-cell/>
          <table:table-cell office:value-type="string" calcext:value-type="string">
            <text:p>IGNORES daylight savings time</text:p>
          </table:table-cell>
          <table:table-cell table:number-columns-repeated="1637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1M00S" calcext:value-type="time">
            <text:p>17:41:00</text:p>
          </table:table-cell>
          <table:table-cell/>
          <table:table-cell table:style-name="Default" office:value-type="string" calcext:value-type="string">
            <text:p>Accurate to within a few minutes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time" office:time-value="PT08H20M00S" calcext:value-type="time">
            <text:p>8:20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49M00S" calcext:value-type="time">
            <text:p>17:49:0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5M00S" calcext:value-type="time">
            <text:p>17:55:00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59M00S" calcext:value-type="time">
            <text:p>17:59:0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8H06M00S" calcext:value-type="time">
            <text:p>18:06:0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8H10M00S" calcext:value-type="time">
            <text:p>18:10:0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8H13M00S" calcext:value-type="time">
            <text:p>18:13:00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8H16M00S" calcext:value-type="time">
            <text:p>18:16:0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8H21M00S" calcext:value-type="time">
            <text:p>18:21:0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8H24M00S" calcext:value-type="time">
            <text:p>18:24:0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8H27M00S" calcext:value-type="time">
            <text:p>18:27:0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8H29M00S" calcext:value-type="time">
            <text:p>18:29:0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8H32M00S" calcext:value-type="time">
            <text:p>18:32:0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8H35M00S" calcext:value-type="time">
            <text:p>18:35:0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8H40M00S" calcext:value-type="time">
            <text:p>18:40:0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8H42M00S" calcext:value-type="time">
            <text:p>18:42:0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8H45M00S" calcext:value-type="time">
            <text:p>18:45:0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8H47M00S" calcext:value-type="time">
            <text:p>18:47:0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8H50M00S" calcext:value-type="time">
            <text:p>18:50:0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time" office:time-value="PT07H21M00S" calcext:value-type="time">
            <text:p>7:21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54M00S" calcext:value-type="time">
            <text:p>18:54:0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55M00S" calcext:value-type="time">
            <text:p>18:55:00</text:p>
          </table:table-cell>
          <table:table-cell/>
          <table:table-cell table:style-name="ce91"/>
          <table:table-cell table:number-columns-repeated="1637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57M00S" calcext:value-type="time">
            <text:p>18:57:0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59M00S" calcext:value-type="time">
            <text:p>18:59:0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9H02M00S" calcext:value-type="time">
            <text:p>19:02:0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9H04M00S" calcext:value-type="time">
            <text:p>19:04:0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9H07M00S" calcext:value-type="time">
            <text:p>19:07:0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9H09M00S" calcext:value-type="time">
            <text:p>19:09:00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9H12M00S" calcext:value-type="time">
            <text:p>19:12:00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9H14M00S" calcext:value-type="time">
            <text:p>19:14:00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9H17M00S" calcext:value-type="time">
            <text:p>19:17:00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9H19M00S" calcext:value-type="time">
            <text:p>19:19:00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22M00S" calcext:value-type="time">
            <text:p>19:22:00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27M00S" calcext:value-type="time">
            <text:p>19:27:00</text:p>
          </table:table-cell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9M00S" calcext:value-type="time">
            <text:p>19:29:00</text:p>
          </table:table-cell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2M00S" calcext:value-type="time">
            <text:p>19:32:00</text:p>
          </table:table-cell>
          <table:table-cell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5M00S" calcext:value-type="time">
            <text:p>19:35:00</text:p>
          </table:table-cell>
          <table:table-cell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38M00S" calcext:value-type="time">
            <text:p>19:38:00</text:p>
          </table:table-cell>
          <table:table-cell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0M00S" calcext:value-type="time">
            <text:p>19:40:00</text:p>
          </table:table-cell>
          <table:table-cell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43M00S" calcext:value-type="time">
            <text:p>19:43:00</text:p>
          </table:table-cell>
          <table:table-cell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19H46M00S" calcext:value-type="time">
            <text:p>19:46:00</text:p>
          </table:table-cell>
          <table:table-cell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19H50M00S" calcext:value-type="time">
            <text:p>19:50:00</text:p>
          </table:table-cell>
          <table:table-cell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19H53M00S" calcext:value-type="time">
            <text:p>19:53:00</text:p>
          </table:table-cell>
          <table:table-cell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19H57M00S" calcext:value-type="time">
            <text:p>19:57:00</text:p>
          </table:table-cell>
          <table:table-cell table:number-columns-repeated="16381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01M00S" calcext:value-type="time">
            <text:p>20:01:00</text:p>
          </table:table-cell>
          <table:table-cell table:number-columns-repeated="16381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06M00S" calcext:value-type="time">
            <text:p>20:06:00</text:p>
          </table:table-cell>
          <table:table-cell table:number-columns-repeated="1638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time" office:time-value="PT05H24M00S" calcext:value-type="time">
            <text:p>5:24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time" office:time-value="PT05H25M00S" calcext:value-type="time">
            <text:p>5:25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time" office:time-value="PT05H26M00S" calcext:value-type="time">
            <text:p>5:26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time" office:time-value="PT05H27M00S" calcext:value-type="time">
            <text:p>5:27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time" office:time-value="PT05H28M00S" calcext:value-type="time">
            <text:p>5:28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1M00S" calcext:value-type="time">
            <text:p>20:31:00</text:p>
          </table:table-cell>
          <table:table-cell table:number-columns-repeated="16381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time" office:time-value="PT05H29M00S" calcext:value-type="time">
            <text:p>5:29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time" office:time-value="PT05H30M00S" calcext:value-type="time">
            <text:p>5:30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time" office:time-value="PT05H31M00S" calcext:value-type="time">
            <text:p>5:31:00</text:p>
          </table:table-cell>
          <table:table-cell office:value-type="time" office:time-value="PT20H30M00S" calcext:value-type="time">
            <text:p>20:30:00</text:p>
          </table:table-cell>
          <table:table-cell table:number-columns-repeated="16381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time" office:time-value="PT05H32M00S" calcext:value-type="time">
            <text:p>5:32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time" office:time-value="PT05H33M00S" calcext:value-type="time">
            <text:p>5:33:00</text:p>
          </table:table-cell>
          <table:table-cell office:value-type="time" office:time-value="PT20H29M00S" calcext:value-type="time">
            <text:p>20:29:00</text:p>
          </table:table-cell>
          <table:table-cell table:number-columns-repeated="16381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time" office:time-value="PT05H34M00S" calcext:value-type="time">
            <text:p>5:34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8M00S" calcext:value-type="time">
            <text:p>20:28:00</text:p>
          </table:table-cell>
          <table:table-cell table:number-columns-repeated="16381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time" office:time-value="PT05H35M00S" calcext:value-type="time">
            <text:p>5:35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time" office:time-value="PT05H36M00S" calcext:value-type="time">
            <text:p>5:36:00</text:p>
          </table:table-cell>
          <table:table-cell office:value-type="time" office:time-value="PT20H27M00S" calcext:value-type="time">
            <text:p>20:27:00</text:p>
          </table:table-cell>
          <table:table-cell table:number-columns-repeated="1638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time" office:time-value="PT05H37M00S" calcext:value-type="time">
            <text:p>5:37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6M00S" calcext:value-type="time">
            <text:p>20:26:00</text:p>
          </table:table-cell>
          <table:table-cell table:number-columns-repeated="1638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time" office:time-value="PT05H38M00S" calcext:value-type="time">
            <text:p>5:38:00</text:p>
          </table:table-cell>
          <table:table-cell office:value-type="time" office:time-value="PT20H25M00S" calcext:value-type="time">
            <text:p>20:25:00</text:p>
          </table:table-cell>
          <table:table-cell table:number-columns-repeated="16381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time" office:time-value="PT05H39M00S" calcext:value-type="time">
            <text:p>5:39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time" office:time-value="PT05H40M00S" calcext:value-type="time">
            <text:p>5:40:00</text:p>
          </table:table-cell>
          <table:table-cell office:value-type="time" office:time-value="PT20H24M00S" calcext:value-type="time">
            <text:p>20:24:00</text:p>
          </table:table-cell>
          <table:table-cell table:number-columns-repeated="1638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time" office:time-value="PT05H41M00S" calcext:value-type="time">
            <text:p>5:41:00</text:p>
          </table:table-cell>
          <table:table-cell office:value-type="time" office:time-value="PT20H23M00S" calcext:value-type="time">
            <text:p>20:23:00</text:p>
          </table:table-cell>
          <table:table-cell table:number-columns-repeated="16381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time" office:time-value="PT05H42M00S" calcext:value-type="time">
            <text:p>5:42:00</text:p>
          </table:table-cell>
          <table:table-cell office:value-type="time" office:time-value="PT20H22M00S" calcext:value-type="time">
            <text:p>20:22:00</text:p>
          </table:table-cell>
          <table:table-cell table:number-columns-repeated="16381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time" office:time-value="PT05H43M00S" calcext:value-type="time">
            <text:p>5:43:00</text:p>
          </table:table-cell>
          <table:table-cell office:value-type="time" office:time-value="PT20H21M00S" calcext:value-type="time">
            <text:p>20:21:00</text:p>
          </table:table-cell>
          <table:table-cell table:number-columns-repeated="16381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time" office:time-value="PT05H44M00S" calcext:value-type="time">
            <text:p>5:44:00</text:p>
          </table:table-cell>
          <table:table-cell office:value-type="time" office:time-value="PT20H20M00S" calcext:value-type="time">
            <text:p>20:20:00</text:p>
          </table:table-cell>
          <table:table-cell table:number-columns-repeated="16381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time" office:time-value="PT05H45M00S" calcext:value-type="time">
            <text:p>5:45:00</text:p>
          </table:table-cell>
          <table:table-cell office:value-type="time" office:time-value="PT20H19M00S" calcext:value-type="time">
            <text:p>20:19:00</text:p>
          </table:table-cell>
          <table:table-cell table:number-columns-repeated="16381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time" office:time-value="PT05H46M00S" calcext:value-type="time">
            <text:p>5:46:00</text:p>
          </table:table-cell>
          <table:table-cell office:value-type="time" office:time-value="PT20H18M00S" calcext:value-type="time">
            <text:p>20:18:00</text:p>
          </table:table-cell>
          <table:table-cell table:number-columns-repeated="1638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time" office:time-value="PT05H47M00S" calcext:value-type="time">
            <text:p>5:47:00</text:p>
          </table:table-cell>
          <table:table-cell office:value-type="time" office:time-value="PT20H17M00S" calcext:value-type="time">
            <text:p>20:17:00</text:p>
          </table:table-cell>
          <table:table-cell table:number-columns-repeated="16381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time" office:time-value="PT05H48M00S" calcext:value-type="time">
            <text:p>5:48:00</text:p>
          </table:table-cell>
          <table:table-cell office:value-type="time" office:time-value="PT20H16M00S" calcext:value-type="time">
            <text:p>20:16:00</text:p>
          </table:table-cell>
          <table:table-cell table:number-columns-repeated="16381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time" office:time-value="PT05H49M00S" calcext:value-type="time">
            <text:p>5:49:00</text:p>
          </table:table-cell>
          <table:table-cell office:value-type="time" office:time-value="PT20H15M00S" calcext:value-type="time">
            <text:p>20:15:00</text:p>
          </table:table-cell>
          <table:table-cell table:number-columns-repeated="1638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time" office:time-value="PT05H50M00S" calcext:value-type="time">
            <text:p>5:50:00</text:p>
          </table:table-cell>
          <table:table-cell office:value-type="time" office:time-value="PT20H14M00S" calcext:value-type="time">
            <text:p>20:14:00</text:p>
          </table:table-cell>
          <table:table-cell table:number-columns-repeated="16381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time" office:time-value="PT05H51M00S" calcext:value-type="time">
            <text:p>5:51:00</text:p>
          </table:table-cell>
          <table:table-cell office:value-type="time" office:time-value="PT20H13M00S" calcext:value-type="time">
            <text:p>20:13:00</text:p>
          </table:table-cell>
          <table:table-cell table:number-columns-repeated="16381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time" office:time-value="PT05H52M00S" calcext:value-type="time">
            <text:p>5:52:00</text:p>
          </table:table-cell>
          <table:table-cell office:value-type="time" office:time-value="PT20H12M00S" calcext:value-type="time">
            <text:p>20:12:00</text:p>
          </table:table-cell>
          <table:table-cell table:number-columns-repeated="16381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time" office:time-value="PT05H53M00S" calcext:value-type="time">
            <text:p>5:53:00</text:p>
          </table:table-cell>
          <table:table-cell office:value-type="time" office:time-value="PT20H11M00S" calcext:value-type="time">
            <text:p>20:11:00</text:p>
          </table:table-cell>
          <table:table-cell table:number-columns-repeated="16381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time" office:time-value="PT05H54M00S" calcext:value-type="time">
            <text:p>5:54:00</text:p>
          </table:table-cell>
          <table:table-cell office:value-type="time" office:time-value="PT20H10M00S" calcext:value-type="time">
            <text:p>20:10:00</text:p>
          </table:table-cell>
          <table:table-cell table:number-columns-repeated="1638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9M00S" calcext:value-type="time">
            <text:p>20:09:00</text:p>
          </table:table-cell>
          <table:table-cell table:number-columns-repeated="1638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time" office:time-value="PT05H55M00S" calcext:value-type="time">
            <text:p>5:55:00</text:p>
          </table:table-cell>
          <table:table-cell office:value-type="time" office:time-value="PT20H08M00S" calcext:value-type="time">
            <text:p>20:08:00</text:p>
          </table:table-cell>
          <table:table-cell table:number-columns-repeated="1638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time" office:time-value="PT05H56M00S" calcext:value-type="time">
            <text:p>5:56:00</text:p>
          </table:table-cell>
          <table:table-cell office:value-type="time" office:time-value="PT20H07M00S" calcext:value-type="time">
            <text:p>20:07:00</text:p>
          </table:table-cell>
          <table:table-cell table:number-columns-repeated="16381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time" office:time-value="PT05H57M00S" calcext:value-type="time">
            <text:p>5:57:00</text:p>
          </table:table-cell>
          <table:table-cell office:value-type="time" office:time-value="PT20H05M00S" calcext:value-type="time">
            <text:p>20:05:00</text:p>
          </table:table-cell>
          <table:table-cell table:number-columns-repeated="16381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time" office:time-value="PT05H58M00S" calcext:value-type="time">
            <text:p>5:58:00</text:p>
          </table:table-cell>
          <table:table-cell office:value-type="time" office:time-value="PT20H04M00S" calcext:value-type="time">
            <text:p>20:04:00</text:p>
          </table:table-cell>
          <table:table-cell table:number-columns-repeated="16381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time" office:time-value="PT05H59M00S" calcext:value-type="time">
            <text:p>5:59:00</text:p>
          </table:table-cell>
          <table:table-cell office:value-type="time" office:time-value="PT20H03M00S" calcext:value-type="time">
            <text:p>20:03:00</text:p>
          </table:table-cell>
          <table:table-cell table:number-columns-repeated="16381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time" office:time-value="PT06H00M00S" calcext:value-type="time">
            <text:p>6:00:00</text:p>
          </table:table-cell>
          <table:table-cell office:value-type="time" office:time-value="PT20H02M00S" calcext:value-type="time">
            <text:p>20:02:00</text:p>
          </table:table-cell>
          <table:table-cell table:number-columns-repeated="16381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time" office:time-value="PT06H01M00S" calcext:value-type="time">
            <text:p>6:01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6381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time" office:time-value="PT06H02M00S" calcext:value-type="time">
            <text:p>6:02:00</text:p>
          </table:table-cell>
          <table:table-cell office:value-type="time" office:time-value="PT19H59M00S" calcext:value-type="time">
            <text:p>19:59:00</text:p>
          </table:table-cell>
          <table:table-cell table:number-columns-repeated="1638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time" office:time-value="PT06H03M00S" calcext:value-type="time">
            <text:p>6:03:00</text:p>
          </table:table-cell>
          <table:table-cell office:value-type="time" office:time-value="PT19H58M00S" calcext:value-type="time">
            <text:p>19:58:00</text:p>
          </table:table-cell>
          <table:table-cell table:number-columns-repeated="1638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time" office:time-value="PT06H04M00S" calcext:value-type="time">
            <text:p>6:04:00</text:p>
          </table:table-cell>
          <table:table-cell office:value-type="time" office:time-value="PT19H56M00S" calcext:value-type="time">
            <text:p>19:56:00</text:p>
          </table:table-cell>
          <table:table-cell table:number-columns-repeated="16381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time" office:time-value="PT06H05M00S" calcext:value-type="time">
            <text:p>6:05:00</text:p>
          </table:table-cell>
          <table:table-cell office:value-type="time" office:time-value="PT19H55M00S" calcext:value-type="time">
            <text:p>19:55:00</text:p>
          </table:table-cell>
          <table:table-cell table:number-columns-repeated="16381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time" office:time-value="PT06H06M00S" calcext:value-type="time">
            <text:p>6:06:00</text:p>
          </table:table-cell>
          <table:table-cell office:value-type="time" office:time-value="PT19H54M00S" calcext:value-type="time">
            <text:p>19:54:00</text:p>
          </table:table-cell>
          <table:table-cell table:number-columns-repeated="16381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time" office:time-value="PT06H07M00S" calcext:value-type="time">
            <text:p>6:07:00</text:p>
          </table:table-cell>
          <table:table-cell office:value-type="time" office:time-value="PT19H52M00S" calcext:value-type="time">
            <text:p>19:52:00</text:p>
          </table:table-cell>
          <table:table-cell table:number-columns-repeated="16381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time" office:time-value="PT06H08M00S" calcext:value-type="time">
            <text:p>6:08:00</text:p>
          </table:table-cell>
          <table:table-cell office:value-type="time" office:time-value="PT19H51M00S" calcext:value-type="time">
            <text:p>19:51:00</text:p>
          </table:table-cell>
          <table:table-cell table:number-columns-repeated="16381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time" office:time-value="PT06H09M00S" calcext:value-type="time">
            <text:p>6:09:00</text:p>
          </table:table-cell>
          <table:table-cell office:value-type="time" office:time-value="PT19H49M00S" calcext:value-type="time">
            <text:p>19:49:00</text:p>
          </table:table-cell>
          <table:table-cell table:number-columns-repeated="1638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time" office:time-value="PT06H10M00S" calcext:value-type="time">
            <text:p>6:10:00</text:p>
          </table:table-cell>
          <table:table-cell office:value-type="time" office:time-value="PT19H48M00S" calcext:value-type="time">
            <text:p>19:48:00</text:p>
          </table:table-cell>
          <table:table-cell table:number-columns-repeated="16381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time" office:time-value="PT06H11M00S" calcext:value-type="time">
            <text:p>6:11:00</text:p>
          </table:table-cell>
          <table:table-cell office:value-type="time" office:time-value="PT19H47M00S" calcext:value-type="time">
            <text:p>19:47:00</text:p>
          </table:table-cell>
          <table:table-cell table:number-columns-repeated="16381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time" office:time-value="PT06H12M00S" calcext:value-type="time">
            <text:p>6:12:00</text:p>
          </table:table-cell>
          <table:table-cell office:value-type="time" office:time-value="PT19H45M00S" calcext:value-type="time">
            <text:p>19:45:00</text:p>
          </table:table-cell>
          <table:table-cell table:number-columns-repeated="1638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time" office:time-value="PT06H13M00S" calcext:value-type="time">
            <text:p>6:13:00</text:p>
          </table:table-cell>
          <table:table-cell office:value-type="time" office:time-value="PT19H44M00S" calcext:value-type="time">
            <text:p>19:44:00</text:p>
          </table:table-cell>
          <table:table-cell table:number-columns-repeated="16381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time" office:time-value="PT06H14M00S" calcext:value-type="time">
            <text:p>6:14:00</text:p>
          </table:table-cell>
          <table:table-cell office:value-type="time" office:time-value="PT19H42M00S" calcext:value-type="time">
            <text:p>19:42:00</text:p>
          </table:table-cell>
          <table:table-cell table:number-columns-repeated="16381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time" office:time-value="PT06H15M00S" calcext:value-type="time">
            <text:p>6:15:00</text:p>
          </table:table-cell>
          <table:table-cell office:value-type="time" office:time-value="PT19H41M00S" calcext:value-type="time">
            <text:p>19:41:00</text:p>
          </table:table-cell>
          <table:table-cell table:number-columns-repeated="16381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time" office:time-value="PT06H16M00S" calcext:value-type="time">
            <text:p>6:16:00</text:p>
          </table:table-cell>
          <table:table-cell office:value-type="time" office:time-value="PT19H39M00S" calcext:value-type="time">
            <text:p>19:39:00</text:p>
          </table:table-cell>
          <table:table-cell table:number-columns-repeated="1638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time" office:time-value="PT06H17M00S" calcext:value-type="time">
            <text:p>6:17:00</text:p>
          </table:table-cell>
          <table:table-cell office:value-type="time" office:time-value="PT19H37M00S" calcext:value-type="time">
            <text:p>19:37:00</text:p>
          </table:table-cell>
          <table:table-cell table:number-columns-repeated="16381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time" office:time-value="PT06H18M00S" calcext:value-type="time">
            <text:p>6:18:00</text:p>
          </table:table-cell>
          <table:table-cell office:value-type="time" office:time-value="PT19H36M00S" calcext:value-type="time">
            <text:p>19:36:00</text:p>
          </table:table-cell>
          <table:table-cell table:number-columns-repeated="1638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time" office:time-value="PT06H19M00S" calcext:value-type="time">
            <text:p>6:19:00</text:p>
          </table:table-cell>
          <table:table-cell office:value-type="time" office:time-value="PT19H34M00S" calcext:value-type="time">
            <text:p>19:34:00</text:p>
          </table:table-cell>
          <table:table-cell table:number-columns-repeated="16381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time" office:time-value="PT06H20M00S" calcext:value-type="time">
            <text:p>6:20:00</text:p>
          </table:table-cell>
          <table:table-cell office:value-type="time" office:time-value="PT19H33M00S" calcext:value-type="time">
            <text:p>19:33:00</text:p>
          </table:table-cell>
          <table:table-cell table:number-columns-repeated="16381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time" office:time-value="PT06H21M00S" calcext:value-type="time">
            <text:p>6:21:00</text:p>
          </table:table-cell>
          <table:table-cell office:value-type="time" office:time-value="PT19H31M00S" calcext:value-type="time">
            <text:p>19:31:00</text:p>
          </table:table-cell>
          <table:table-cell table:number-columns-repeated="16381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time" office:time-value="PT06H22M00S" calcext:value-type="time">
            <text:p>6:22:00</text:p>
          </table:table-cell>
          <table:table-cell office:value-type="time" office:time-value="PT19H30M00S" calcext:value-type="time">
            <text:p>19:30:00</text:p>
          </table:table-cell>
          <table:table-cell table:number-columns-repeated="1638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time" office:time-value="PT06H23M00S" calcext:value-type="time">
            <text:p>6:23:00</text:p>
          </table:table-cell>
          <table:table-cell office:value-type="time" office:time-value="PT19H28M00S" calcext:value-type="time">
            <text:p>19:28:00</text:p>
          </table:table-cell>
          <table:table-cell table:number-columns-repeated="1638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time" office:time-value="PT06H24M00S" calcext:value-type="time">
            <text:p>6:24:00</text:p>
          </table:table-cell>
          <table:table-cell office:value-type="time" office:time-value="PT19H26M00S" calcext:value-type="time">
            <text:p>19:26:00</text:p>
          </table:table-cell>
          <table:table-cell table:number-columns-repeated="1638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time" office:time-value="PT06H25M00S" calcext:value-type="time">
            <text:p>6:25:00</text:p>
          </table:table-cell>
          <table:table-cell office:value-type="time" office:time-value="PT19H25M00S" calcext:value-type="time">
            <text:p>19:25:00</text:p>
          </table:table-cell>
          <table:table-cell table:number-columns-repeated="16381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time" office:time-value="PT06H26M00S" calcext:value-type="time">
            <text:p>6:26:00</text:p>
          </table:table-cell>
          <table:table-cell office:value-type="time" office:time-value="PT19H23M00S" calcext:value-type="time">
            <text:p>19:23:00</text:p>
          </table:table-cell>
          <table:table-cell table:number-columns-repeated="16381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time" office:time-value="PT06H27M00S" calcext:value-type="time">
            <text:p>6:27:00</text:p>
          </table:table-cell>
          <table:table-cell office:value-type="time" office:time-value="PT19H21M00S" calcext:value-type="time">
            <text:p>19:21:00</text:p>
          </table:table-cell>
          <table:table-cell table:number-columns-repeated="1638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time" office:time-value="PT06H28M00S" calcext:value-type="time">
            <text:p>6:28:00</text:p>
          </table:table-cell>
          <table:table-cell office:value-type="time" office:time-value="PT19H20M00S" calcext:value-type="time">
            <text:p>19:20:00</text:p>
          </table:table-cell>
          <table:table-cell table:number-columns-repeated="16381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time" office:time-value="PT06H29M00S" calcext:value-type="time">
            <text:p>6:29:00</text:p>
          </table:table-cell>
          <table:table-cell office:value-type="time" office:time-value="PT19H18M00S" calcext:value-type="time">
            <text:p>19:18:00</text:p>
          </table:table-cell>
          <table:table-cell table:number-columns-repeated="1638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time" office:time-value="PT06H30M00S" calcext:value-type="time">
            <text:p>6:30:00</text:p>
          </table:table-cell>
          <table:table-cell office:value-type="time" office:time-value="PT19H16M00S" calcext:value-type="time">
            <text:p>19:16:00</text:p>
          </table:table-cell>
          <table:table-cell table:number-columns-repeated="1638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time" office:time-value="PT06H31M00S" calcext:value-type="time">
            <text:p>6:31:00</text:p>
          </table:table-cell>
          <table:table-cell office:value-type="time" office:time-value="PT19H15M00S" calcext:value-type="time">
            <text:p>19:15:00</text:p>
          </table:table-cell>
          <table:table-cell table:number-columns-repeated="16381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time" office:time-value="PT06H32M00S" calcext:value-type="time">
            <text:p>6:32:00</text:p>
          </table:table-cell>
          <table:table-cell office:value-type="time" office:time-value="PT19H13M00S" calcext:value-type="time">
            <text:p>19:13:00</text:p>
          </table:table-cell>
          <table:table-cell table:number-columns-repeated="1638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time" office:time-value="PT06H33M00S" calcext:value-type="time">
            <text:p>6:33:00</text:p>
          </table:table-cell>
          <table:table-cell office:value-type="time" office:time-value="PT19H11M00S" calcext:value-type="time">
            <text:p>19:11:00</text:p>
          </table:table-cell>
          <table:table-cell table:number-columns-repeated="16381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time" office:time-value="PT06H34M00S" calcext:value-type="time">
            <text:p>6:34:00</text:p>
          </table:table-cell>
          <table:table-cell office:value-type="time" office:time-value="PT19H10M00S" calcext:value-type="time">
            <text:p>19:10:00</text:p>
          </table:table-cell>
          <table:table-cell table:number-columns-repeated="16381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time" office:time-value="PT06H35M00S" calcext:value-type="time">
            <text:p>6:35:00</text:p>
          </table:table-cell>
          <table:table-cell office:value-type="time" office:time-value="PT19H08M00S" calcext:value-type="time">
            <text:p>19:08:00</text:p>
          </table:table-cell>
          <table:table-cell table:number-columns-repeated="16381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time" office:time-value="PT06H36M00S" calcext:value-type="time">
            <text:p>6:36:00</text:p>
          </table:table-cell>
          <table:table-cell office:value-type="time" office:time-value="PT19H06M00S" calcext:value-type="time">
            <text:p>19:06:00</text:p>
          </table:table-cell>
          <table:table-cell table:number-columns-repeated="16381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time" office:time-value="PT06H37M00S" calcext:value-type="time">
            <text:p>6:37:00</text:p>
          </table:table-cell>
          <table:table-cell office:value-type="time" office:time-value="PT19H05M00S" calcext:value-type="time">
            <text:p>19:05:00</text:p>
          </table:table-cell>
          <table:table-cell table:number-columns-repeated="1638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3M00S" calcext:value-type="time">
            <text:p>19:03:00</text:p>
          </table:table-cell>
          <table:table-cell table:number-columns-repeated="16381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time" office:time-value="PT06H38M00S" calcext:value-type="time">
            <text:p>6:38:00</text:p>
          </table:table-cell>
          <table:table-cell office:value-type="time" office:time-value="PT19H01M00S" calcext:value-type="time">
            <text:p>19:01:00</text:p>
          </table:table-cell>
          <table:table-cell table:number-columns-repeated="1638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time" office:time-value="PT06H39M00S" calcext:value-type="time">
            <text:p>6:39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6381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time" office:time-value="PT06H40M00S" calcext:value-type="time">
            <text:p>6:40:00</text:p>
          </table:table-cell>
          <table:table-cell office:value-type="time" office:time-value="PT18H58M00S" calcext:value-type="time">
            <text:p>18:58:00</text:p>
          </table:table-cell>
          <table:table-cell table:number-columns-repeated="16381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time" office:time-value="PT06H41M00S" calcext:value-type="time">
            <text:p>6:41:00</text:p>
          </table:table-cell>
          <table:table-cell office:value-type="time" office:time-value="PT18H56M00S" calcext:value-type="time">
            <text:p>18:56:00</text:p>
          </table:table-cell>
          <table:table-cell table:number-columns-repeated="16381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time" office:time-value="PT06H42M00S" calcext:value-type="time">
            <text:p>6:42:00</text:p>
          </table:table-cell>
          <table:table-cell office:value-type="time" office:time-value="PT18H55M00S" calcext:value-type="time">
            <text:p>18:55:00</text:p>
          </table:table-cell>
          <table:table-cell table:number-columns-repeated="16381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time" office:time-value="PT06H43M00S" calcext:value-type="time">
            <text:p>6:43:00</text:p>
          </table:table-cell>
          <table:table-cell office:value-type="time" office:time-value="PT18H53M00S" calcext:value-type="time">
            <text:p>18:53:00</text:p>
          </table:table-cell>
          <table:table-cell table:number-columns-repeated="16381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time" office:time-value="PT06H44M00S" calcext:value-type="time">
            <text:p>6:44:00</text:p>
          </table:table-cell>
          <table:table-cell office:value-type="time" office:time-value="PT18H51M00S" calcext:value-type="time">
            <text:p>18:51:00</text:p>
          </table:table-cell>
          <table:table-cell table:number-columns-repeated="16381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time" office:time-value="PT06H45M00S" calcext:value-type="time">
            <text:p>6:45:00</text:p>
          </table:table-cell>
          <table:table-cell office:value-type="time" office:time-value="PT18H49M00S" calcext:value-type="time">
            <text:p>18:49:00</text:p>
          </table:table-cell>
          <table:table-cell table:number-columns-repeated="16381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time" office:time-value="PT06H46M00S" calcext:value-type="time">
            <text:p>6:46:00</text:p>
          </table:table-cell>
          <table:table-cell office:value-type="time" office:time-value="PT18H48M00S" calcext:value-type="time">
            <text:p>18:48:00</text:p>
          </table:table-cell>
          <table:table-cell table:number-columns-repeated="1638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time" office:time-value="PT06H47M00S" calcext:value-type="time">
            <text:p>6:47:00</text:p>
          </table:table-cell>
          <table:table-cell office:value-type="time" office:time-value="PT18H46M00S" calcext:value-type="time">
            <text:p>18:46:00</text:p>
          </table:table-cell>
          <table:table-cell table:number-columns-repeated="1638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time" office:time-value="PT06H48M00S" calcext:value-type="time">
            <text:p>6:48:00</text:p>
          </table:table-cell>
          <table:table-cell office:value-type="time" office:time-value="PT18H44M00S" calcext:value-type="time">
            <text:p>18:44:00</text:p>
          </table:table-cell>
          <table:table-cell table:number-columns-repeated="16381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time" office:time-value="PT06H49M00S" calcext:value-type="time">
            <text:p>6:49:00</text:p>
          </table:table-cell>
          <table:table-cell office:value-type="time" office:time-value="PT18H43M00S" calcext:value-type="time">
            <text:p>18:43:00</text:p>
          </table:table-cell>
          <table:table-cell table:number-columns-repeated="16381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time" office:time-value="PT06H50M00S" calcext:value-type="time">
            <text:p>6:50:00</text:p>
          </table:table-cell>
          <table:table-cell office:value-type="time" office:time-value="PT18H41M00S" calcext:value-type="time">
            <text:p>18:41:00</text:p>
          </table:table-cell>
          <table:table-cell table:number-columns-repeated="16381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time" office:time-value="PT06H51M00S" calcext:value-type="time">
            <text:p>6:51:00</text:p>
          </table:table-cell>
          <table:table-cell office:value-type="time" office:time-value="PT18H39M00S" calcext:value-type="time">
            <text:p>18:39:00</text:p>
          </table:table-cell>
          <table:table-cell table:number-columns-repeated="16381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time" office:time-value="PT06H52M00S" calcext:value-type="time">
            <text:p>6:52:00</text:p>
          </table:table-cell>
          <table:table-cell office:value-type="time" office:time-value="PT18H38M00S" calcext:value-type="time">
            <text:p>18:38:00</text:p>
          </table:table-cell>
          <table:table-cell table:number-columns-repeated="16381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time" office:time-value="PT06H53M00S" calcext:value-type="time">
            <text:p>6:53:00</text:p>
          </table:table-cell>
          <table:table-cell office:value-type="time" office:time-value="PT18H36M00S" calcext:value-type="time">
            <text:p>18:36:00</text:p>
          </table:table-cell>
          <table:table-cell table:number-columns-repeated="16381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time" office:time-value="PT06H54M00S" calcext:value-type="time">
            <text:p>6:54:00</text:p>
          </table:table-cell>
          <table:table-cell office:value-type="time" office:time-value="PT18H34M00S" calcext:value-type="time">
            <text:p>18:34:00</text:p>
          </table:table-cell>
          <table:table-cell table:number-columns-repeated="16381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time" office:time-value="PT06H55M00S" calcext:value-type="time">
            <text:p>6:55:00</text:p>
          </table:table-cell>
          <table:table-cell office:value-type="time" office:time-value="PT18H33M00S" calcext:value-type="time">
            <text:p>18:33:00</text:p>
          </table:table-cell>
          <table:table-cell table:number-columns-repeated="16381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time" office:time-value="PT06H56M00S" calcext:value-type="time">
            <text:p>6:56:00</text:p>
          </table:table-cell>
          <table:table-cell office:value-type="time" office:time-value="PT18H31M00S" calcext:value-type="time">
            <text:p>18:31:00</text:p>
          </table:table-cell>
          <table:table-cell table:number-columns-repeated="16381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time" office:time-value="PT06H58M00S" calcext:value-type="time">
            <text:p>6:58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6381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time" office:time-value="PT06H59M00S" calcext:value-type="time">
            <text:p>6:59:00</text:p>
          </table:table-cell>
          <table:table-cell office:value-type="time" office:time-value="PT18H28M00S" calcext:value-type="time">
            <text:p>18:28:00</text:p>
          </table:table-cell>
          <table:table-cell table:number-columns-repeated="16381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time" office:time-value="PT07H00M00S" calcext:value-type="time">
            <text:p>7:00:00</text:p>
          </table:table-cell>
          <table:table-cell office:value-type="time" office:time-value="PT18H26M00S" calcext:value-type="time">
            <text:p>18:26:00</text:p>
          </table:table-cell>
          <table:table-cell table:number-columns-repeated="16381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time" office:time-value="PT07H01M00S" calcext:value-type="time">
            <text:p>7:01:00</text:p>
          </table:table-cell>
          <table:table-cell office:value-type="time" office:time-value="PT18H25M00S" calcext:value-type="time">
            <text:p>18:25:00</text:p>
          </table:table-cell>
          <table:table-cell table:number-columns-repeated="16381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time" office:time-value="PT07H02M00S" calcext:value-type="time">
            <text:p>7:02:00</text:p>
          </table:table-cell>
          <table:table-cell office:value-type="time" office:time-value="PT18H23M00S" calcext:value-type="time">
            <text:p>18:23:00</text:p>
          </table:table-cell>
          <table:table-cell table:number-columns-repeated="16381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time" office:time-value="PT07H03M00S" calcext:value-type="time">
            <text:p>7:03:00</text:p>
          </table:table-cell>
          <table:table-cell office:value-type="time" office:time-value="PT18H22M00S" calcext:value-type="time">
            <text:p>18:22:00</text:p>
          </table:table-cell>
          <table:table-cell table:number-columns-repeated="16381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time" office:time-value="PT07H04M00S" calcext:value-type="time">
            <text:p>7:04:00</text:p>
          </table:table-cell>
          <table:table-cell office:value-type="time" office:time-value="PT18H20M00S" calcext:value-type="time">
            <text:p>18:20:00</text:p>
          </table:table-cell>
          <table:table-cell table:number-columns-repeated="16381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time" office:time-value="PT07H05M00S" calcext:value-type="time">
            <text:p>7:05:00</text:p>
          </table:table-cell>
          <table:table-cell office:value-type="time" office:time-value="PT18H18M00S" calcext:value-type="time">
            <text:p>18:18:00</text:p>
          </table:table-cell>
          <table:table-cell table:number-columns-repeated="16381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time" office:time-value="PT07H06M00S" calcext:value-type="time">
            <text:p>7:06:00</text:p>
          </table:table-cell>
          <table:table-cell office:value-type="time" office:time-value="PT18H17M00S" calcext:value-type="time">
            <text:p>18:17:00</text:p>
          </table:table-cell>
          <table:table-cell table:number-columns-repeated="16381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time" office:time-value="PT07H07M00S" calcext:value-type="time">
            <text:p>7:07:00</text:p>
          </table:table-cell>
          <table:table-cell office:value-type="time" office:time-value="PT18H15M00S" calcext:value-type="time">
            <text:p>18:15:00</text:p>
          </table:table-cell>
          <table:table-cell table:number-columns-repeated="16381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time" office:time-value="PT07H08M00S" calcext:value-type="time">
            <text:p>7:08:00</text:p>
          </table:table-cell>
          <table:table-cell office:value-type="time" office:time-value="PT18H14M00S" calcext:value-type="time">
            <text:p>18:14:00</text:p>
          </table:table-cell>
          <table:table-cell table:number-columns-repeated="16381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time" office:time-value="PT07H09M00S" calcext:value-type="time">
            <text:p>7:09:00</text:p>
          </table:table-cell>
          <table:table-cell office:value-type="time" office:time-value="PT18H12M00S" calcext:value-type="time">
            <text:p>18:12:00</text:p>
          </table:table-cell>
          <table:table-cell table:number-columns-repeated="16381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time" office:time-value="PT07H10M00S" calcext:value-type="time">
            <text:p>7:10:00</text:p>
          </table:table-cell>
          <table:table-cell office:value-type="time" office:time-value="PT18H11M00S" calcext:value-type="time">
            <text:p>18:11:00</text:p>
          </table:table-cell>
          <table:table-cell table:number-columns-repeated="16381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time" office:time-value="PT07H11M00S" calcext:value-type="time">
            <text:p>7:11:00</text:p>
          </table:table-cell>
          <table:table-cell office:value-type="time" office:time-value="PT18H09M00S" calcext:value-type="time">
            <text:p>18:09:00</text:p>
          </table:table-cell>
          <table:table-cell table:number-columns-repeated="16381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time" office:time-value="PT07H13M00S" calcext:value-type="time">
            <text:p>7:13:00</text:p>
          </table:table-cell>
          <table:table-cell office:value-type="time" office:time-value="PT18H08M00S" calcext:value-type="time">
            <text:p>18:08:00</text:p>
          </table:table-cell>
          <table:table-cell table:number-columns-repeated="16381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time" office:time-value="PT07H14M00S" calcext:value-type="time">
            <text:p>7:14:00</text:p>
          </table:table-cell>
          <table:table-cell office:value-type="time" office:time-value="PT18H07M00S" calcext:value-type="time">
            <text:p>18:07:00</text:p>
          </table:table-cell>
          <table:table-cell table:number-columns-repeated="16381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time" office:time-value="PT07H15M00S" calcext:value-type="time">
            <text:p>7:15:00</text:p>
          </table:table-cell>
          <table:table-cell office:value-type="time" office:time-value="PT18H05M00S" calcext:value-type="time">
            <text:p>18:05:00</text:p>
          </table:table-cell>
          <table:table-cell table:number-columns-repeated="16381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time" office:time-value="PT07H16M00S" calcext:value-type="time">
            <text:p>7:16:00</text:p>
          </table:table-cell>
          <table:table-cell office:value-type="time" office:time-value="PT18H04M00S" calcext:value-type="time">
            <text:p>18:04:00</text:p>
          </table:table-cell>
          <table:table-cell table:number-columns-repeated="16381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time" office:time-value="PT07H17M00S" calcext:value-type="time">
            <text:p>7:17:00</text:p>
          </table:table-cell>
          <table:table-cell office:value-type="time" office:time-value="PT18H02M00S" calcext:value-type="time">
            <text:p>18:02:00</text:p>
          </table:table-cell>
          <table:table-cell table:number-columns-repeated="16381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time" office:time-value="PT07H18M00S" calcext:value-type="time">
            <text:p>7:18:00</text:p>
          </table:table-cell>
          <table:table-cell office:value-type="time" office:time-value="PT18H01M00S" calcext:value-type="time">
            <text:p>18:01:00</text:p>
          </table:table-cell>
          <table:table-cell table:number-columns-repeated="16381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time" office:time-value="PT07H19M00S" calcext:value-type="time">
            <text:p>7:19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638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time" office:time-value="PT07H20M00S" calcext:value-type="time">
            <text:p>7:20:00</text:p>
          </table:table-cell>
          <table:table-cell office:value-type="time" office:time-value="PT17H58M00S" calcext:value-type="time">
            <text:p>17:58:00</text:p>
          </table:table-cell>
          <table:table-cell table:number-columns-repeated="16381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time" office:time-value="PT07H22M00S" calcext:value-type="time">
            <text:p>7:22:00</text:p>
          </table:table-cell>
          <table:table-cell office:value-type="time" office:time-value="PT17H57M00S" calcext:value-type="time">
            <text:p>17:57:00</text:p>
          </table:table-cell>
          <table:table-cell table:number-columns-repeated="16381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time" office:time-value="PT07H23M00S" calcext:value-type="time">
            <text:p>7:23:00</text:p>
          </table:table-cell>
          <table:table-cell office:value-type="time" office:time-value="PT17H56M00S" calcext:value-type="time">
            <text:p>17:56:00</text:p>
          </table:table-cell>
          <table:table-cell table:number-columns-repeated="16381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time" office:time-value="PT07H24M00S" calcext:value-type="time">
            <text:p>7:24:00</text:p>
          </table:table-cell>
          <table:table-cell office:value-type="time" office:time-value="PT17H54M00S" calcext:value-type="time">
            <text:p>17:54:00</text:p>
          </table:table-cell>
          <table:table-cell table:number-columns-repeated="16381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time" office:time-value="PT07H25M00S" calcext:value-type="time">
            <text:p>7:25:00</text:p>
          </table:table-cell>
          <table:table-cell office:value-type="time" office:time-value="PT17H53M00S" calcext:value-type="time">
            <text:p>17:53:00</text:p>
          </table:table-cell>
          <table:table-cell table:number-columns-repeated="16381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time" office:time-value="PT07H26M00S" calcext:value-type="time">
            <text:p>7:26:00</text:p>
          </table:table-cell>
          <table:table-cell office:value-type="time" office:time-value="PT17H52M00S" calcext:value-type="time">
            <text:p>17:52:00</text:p>
          </table:table-cell>
          <table:table-cell table:number-columns-repeated="16381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time" office:time-value="PT07H27M00S" calcext:value-type="time">
            <text:p>7:27:00</text:p>
          </table:table-cell>
          <table:table-cell office:value-type="time" office:time-value="PT17H51M00S" calcext:value-type="time">
            <text:p>17:51:00</text:p>
          </table:table-cell>
          <table:table-cell table:number-columns-repeated="16381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time" office:time-value="PT07H29M00S" calcext:value-type="time">
            <text:p>7:29:00</text:p>
          </table:table-cell>
          <table:table-cell office:value-type="time" office:time-value="PT17H50M00S" calcext:value-type="time">
            <text:p>17:50:00</text:p>
          </table:table-cell>
          <table:table-cell table:number-columns-repeated="16381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time" office:time-value="PT07H30M00S" calcext:value-type="time">
            <text:p>7:30:00</text:p>
          </table:table-cell>
          <table:table-cell office:value-type="time" office:time-value="PT17H48M00S" calcext:value-type="time">
            <text:p>17:48:00</text:p>
          </table:table-cell>
          <table:table-cell table:number-columns-repeated="16381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time" office:time-value="PT07H31M00S" calcext:value-type="time">
            <text:p>7:31:00</text:p>
          </table:table-cell>
          <table:table-cell office:value-type="time" office:time-value="PT17H47M00S" calcext:value-type="time">
            <text:p>17:47:00</text:p>
          </table:table-cell>
          <table:table-cell table:number-columns-repeated="16381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time" office:time-value="PT07H32M00S" calcext:value-type="time">
            <text:p>7:32:00</text:p>
          </table:table-cell>
          <table:table-cell office:value-type="time" office:time-value="PT17H46M00S" calcext:value-type="time">
            <text:p>17:46:00</text:p>
          </table:table-cell>
          <table:table-cell table:number-columns-repeated="16381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time" office:time-value="PT07H33M00S" calcext:value-type="time">
            <text:p>7:33:00</text:p>
          </table:table-cell>
          <table:table-cell office:value-type="time" office:time-value="PT17H45M00S" calcext:value-type="time">
            <text:p>17:45:00</text:p>
          </table:table-cell>
          <table:table-cell table:number-columns-repeated="16381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time" office:time-value="PT07H35M00S" calcext:value-type="time">
            <text:p>7:35:00</text:p>
          </table:table-cell>
          <table:table-cell office:value-type="time" office:time-value="PT17H44M00S" calcext:value-type="time">
            <text:p>17:44:00</text:p>
          </table:table-cell>
          <table:table-cell table:number-columns-repeated="16381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time" office:time-value="PT07H36M00S" calcext:value-type="time">
            <text:p>7:36:00</text:p>
          </table:table-cell>
          <table:table-cell office:value-type="time" office:time-value="PT17H43M00S" calcext:value-type="time">
            <text:p>17:43:00</text:p>
          </table:table-cell>
          <table:table-cell table:number-columns-repeated="16381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time" office:time-value="PT07H37M00S" calcext:value-type="time">
            <text:p>7:37:00</text:p>
          </table:table-cell>
          <table:table-cell office:value-type="time" office:time-value="PT17H42M00S" calcext:value-type="time">
            <text:p>17:42:00</text:p>
          </table:table-cell>
          <table:table-cell table:number-columns-repeated="16381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time" office:time-value="PT07H38M00S" calcext:value-type="time">
            <text:p>7:38:00</text:p>
          </table:table-cell>
          <table:table-cell office:value-type="time" office:time-value="PT17H41M00S" calcext:value-type="time">
            <text:p>17:41:00</text:p>
          </table:table-cell>
          <table:table-cell table:number-columns-repeated="16381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time" office:time-value="PT07H39M00S" calcext:value-type="time">
            <text:p>7:39:00</text:p>
          </table:table-cell>
          <table:table-cell office:value-type="time" office:time-value="PT17H40M00S" calcext:value-type="time">
            <text:p>17:40:00</text:p>
          </table:table-cell>
          <table:table-cell table:number-columns-repeated="16381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time" office:time-value="PT07H40M00S" calcext:value-type="time">
            <text:p>7:40:00</text:p>
          </table:table-cell>
          <table:table-cell office:value-type="time" office:time-value="PT17H39M00S" calcext:value-type="time">
            <text:p>17:39:00</text:p>
          </table:table-cell>
          <table:table-cell table:number-columns-repeated="16381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time" office:time-value="PT07H42M00S" calcext:value-type="time">
            <text:p>7:42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time" office:time-value="PT07H43M00S" calcext:value-type="time">
            <text:p>7:43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time" office:time-value="PT07H44M00S" calcext:value-type="time">
            <text:p>7:44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time" office:time-value="PT07H45M00S" calcext:value-type="time">
            <text:p>7:45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time" office:time-value="PT07H46M00S" calcext:value-type="time">
            <text:p>7:46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time" office:time-value="PT07H47M00S" calcext:value-type="time">
            <text:p>7:47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time" office:time-value="PT07H49M00S" calcext:value-type="time">
            <text:p>7:49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time" office:time-value="PT07H50M00S" calcext:value-type="time">
            <text:p>7:50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time" office:time-value="PT07H51M00S" calcext:value-type="time">
            <text:p>7:51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time" office:time-value="PT07H52M00S" calcext:value-type="time">
            <text:p>7:52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time" office:time-value="PT07H53M00S" calcext:value-type="time">
            <text:p>7:53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time" office:time-value="PT07H54M00S" calcext:value-type="time">
            <text:p>7:54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time" office:time-value="PT07H55M00S" calcext:value-type="time">
            <text:p>7:5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time" office:time-value="PT07H56M00S" calcext:value-type="time">
            <text:p>7:56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time" office:time-value="PT07H57M00S" calcext:value-type="time">
            <text:p>7:57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time" office:time-value="PT07H58M00S" calcext:value-type="time">
            <text:p>7:58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time" office:time-value="PT07H59M00S" calcext:value-type="time">
            <text:p>7:59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time" office:time-value="PT08H00M00S" calcext:value-type="time">
            <text:p>8:00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time" office:time-value="PT08H01M00S" calcext:value-type="time">
            <text:p>8:0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time" office:time-value="PT08H02M00S" calcext:value-type="time">
            <text:p>8:02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time" office:time-value="PT08H03M00S" calcext:value-type="time">
            <text:p>8:03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time" office:time-value="PT08H04M00S" calcext:value-type="time">
            <text:p>8:04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time" office:time-value="PT08H05M00S" calcext:value-type="time">
            <text:p>8:05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time" office:time-value="PT08H06M00S" calcext:value-type="time">
            <text:p>8:06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time" office:time-value="PT08H07M00S" calcext:value-type="time">
            <text:p>8:07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time" office:time-value="PT08H08M00S" calcext:value-type="time">
            <text:p>8:08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time" office:time-value="PT08H09M00S" calcext:value-type="time">
            <text:p>8:09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time" office:time-value="PT08H10M00S" calcext:value-type="time">
            <text:p>8:10:00</text:p>
          </table:table-cell>
          <table:table-cell office:value-type="time" office:time-value="PT17H28M00S" calcext:value-type="time">
            <text:p>17:28:00</text:p>
          </table:table-cell>
          <table:table-cell table:number-columns-repeated="16381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time" office:time-value="PT08H11M00S" calcext:value-type="time">
            <text:p>8:11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time" office:time-value="PT08H12M00S" calcext:value-type="time">
            <text:p>8:12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time" office:time-value="PT08H13M00S" calcext:value-type="time">
            <text:p>8:13:00</text:p>
          </table:table-cell>
          <table:table-cell office:value-type="time" office:time-value="PT17H29M00S" calcext:value-type="time">
            <text:p>17:29:00</text:p>
          </table:table-cell>
          <table:table-cell table:number-columns-repeated="16381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time" office:time-value="PT08H14M00S" calcext:value-type="time">
            <text:p>8:14:00</text:p>
          </table:table-cell>
          <table:table-cell office:value-type="time" office:time-value="PT17H30M00S" calcext:value-type="time">
            <text:p>17:30:00</text:p>
          </table:table-cell>
          <table:table-cell table:number-columns-repeated="16381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time" office:time-value="PT08H15M00S" calcext:value-type="time">
            <text:p>8:15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time" office:time-value="PT08H16M00S" calcext:value-type="time">
            <text:p>8:16:00</text:p>
          </table:table-cell>
          <table:table-cell office:value-type="time" office:time-value="PT17H31M00S" calcext:value-type="time">
            <text:p>17:31:00</text:p>
          </table:table-cell>
          <table:table-cell table:number-columns-repeated="16381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2M00S" calcext:value-type="time">
            <text:p>17:32:00</text:p>
          </table:table-cell>
          <table:table-cell table:number-columns-repeated="16381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time" office:time-value="PT08H17M00S" calcext:value-type="time">
            <text:p>8:17:00</text:p>
          </table:table-cell>
          <table:table-cell office:value-type="time" office:time-value="PT17H33M00S" calcext:value-type="time">
            <text:p>17:33:00</text:p>
          </table:table-cell>
          <table:table-cell table:number-columns-repeated="16381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4M00S" calcext:value-type="time">
            <text:p>17:34:00</text:p>
          </table:table-cell>
          <table:table-cell table:number-columns-repeated="16381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time" office:time-value="PT08H18M00S" calcext:value-type="time">
            <text:p>8:18:00</text:p>
          </table:table-cell>
          <table:table-cell office:value-type="time" office:time-value="PT17H35M00S" calcext:value-type="time">
            <text:p>17:35:00</text:p>
          </table:table-cell>
          <table:table-cell table:number-columns-repeated="16381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6M00S" calcext:value-type="time">
            <text:p>17:36:00</text:p>
          </table:table-cell>
          <table:table-cell table:number-columns-repeated="16381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7M00S" calcext:value-type="time">
            <text:p>17:37:00</text:p>
          </table:table-cell>
          <table:table-cell table:number-columns-repeated="16381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time" office:time-value="PT08H19M00S" calcext:value-type="time">
            <text:p>8:19:00</text:p>
          </table:table-cell>
          <table:table-cell office:value-type="time" office:time-value="PT17H38M00S" calcext:value-type="time">
            <text:p>17:38:00</text:p>
          </table:table-cell>
          <table:table-cell table:number-columns-repeated="16381"/>
        </table:table-row>
        <table:table-row table:style-name="ro2" table:number-rows-repeated="104820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ST" table:style-name="ta1">
        <table:table-column table:style-name="co24" table:default-cell-style-name="ce86"/>
        <table:table-column table:style-name="co25" table:default-cell-style-name="ce86"/>
        <table:table-column table:style-name="co20" table:number-columns-repeated="2" table:default-cell-style-name="ce86"/>
        <table:table-column table:style-name="co26" table:default-cell-style-name="ce86"/>
        <table:table-column table:style-name="co20" table:number-columns-repeated="2" table:default-cell-style-name="ce86"/>
        <table:table-column table:style-name="co20" table:default-cell-style-name="ce95"/>
        <table:table-column table:style-name="co27" table:default-cell-style-name="ce97"/>
        <table:table-column table:style-name="co20" table:number-columns-repeated="16375" table:default-cell-style-name="ce86"/>
        <table:table-row table:style-name="ro1">
          <table:table-cell table:style-name="ce85" office:value-type="string" calcext:value-type="string">
            <text:p>Daylight savings</text:p>
          </table:table-cell>
          <table:table-cell table:style-name="ce85"/>
          <table:table-cell table:style-name="ce90"/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start</text:p>
          </table:table-cell>
          <table:table-cell table:style-name="ce85" office:value-type="string" calcext:value-type="string">
            <text:p>end</text:p>
          </table:table-cell>
          <table:table-cell table:style-name="ce90"/>
          <table:table-cell table:style-name="ce94" office:value-type="string" calcext:value-type="string">
            <text:p>someDate</text:p>
          </table:table-cell>
          <table:table-cell table:style-name="ce96" office:value-type="string" calcext:value-type="string">
            <text:p>isDST</text:p>
          </table:table-cell>
          <table:table-cell table:style-name="ce90" table:number-columns-repeated="7"/>
          <table:table-cell/>
          <table:table-cell table:style-name="ce90" table:number-columns-repeated="16367"/>
        </table:table-row>
        <table:table-row table:style-name="ro2">
          <table:table-cell office:value-type="string" calcext:value-type="string">
            <text:p>start</text:p>
          </table:table-cell>
          <table:table-cell office:value-type="string" calcext:value-type="string">
            <text:p>2<text:span text:style-name="T1">nd</text:span> Sunday in March</text:p>
          </table:table-cell>
          <table:table-cell/>
          <table:table-cell table:style-name="ce92" office:value-type="float" office:value="2019" calcext:value-type="float">
            <text:p>2019</text:p>
          </table:table-cell>
          <table:table-cell table:style-name="ce93" table:formula="of:=DATE([.$D2];3;1)-WEEKDAY(DATE([.$D2];3;1)-1)+14" office:value-type="date" office:date-value="2019-03-10" calcext:value-type="date">
            <text:p>Mar 10, 2019</text:p>
          </table:table-cell>
          <table:table-cell table:style-name="ce93" table:formula="of:=DATE([.$D2];11;1)-WEEKDAY(DATE([.$D2];11;1)-1)+7" office:value-type="date" office:date-value="2019-11-03" calcext:value-type="date">
            <text:p>Nov 3, 2019</text:p>
          </table:table-cell>
          <table:table-cell/>
          <table:table-cell table:formula="of:=DATE(2019;3;1)" office:value-type="date" office:date-value="2019-03-01" calcext:value-type="date">
            <text:p>2019-03-01</text:p>
          </table:table-cell>
          <table:table-cell table:formula="of:=IF(AND(DATE(YEAR([.H2]);3;1)-WEEKDAY(DATE(YEAR([.H2]);3;1)-1)+14&lt;=[.H2];[.H2]&lt;DATE(YEAR([.H2]);11;1)-WEEKDAY(DATE(YEAR([.H2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end</text:p>
          </table:table-cell>
          <table:table-cell office:value-type="string" calcext:value-type="string">
            <text:p>1<text:span text:style-name="T1">st</text:span> Sunday in November</text:p>
          </table:table-cell>
          <table:table-cell/>
          <table:table-cell office:value-type="float" office:value="2020" calcext:value-type="float">
            <text:p>2020</text:p>
          </table:table-cell>
          <table:table-cell table:style-name="ce93" table:formula="of:=DATE([.$D3];3;1)-WEEKDAY(DATE([.$D3];3;1)-1)+14" office:value-type="date" office:date-value="2020-03-08" calcext:value-type="date">
            <text:p>Mar 8, 2020</text:p>
          </table:table-cell>
          <table:table-cell table:style-name="ce93" table:formula="of:=DATE([.$D3];11;1)-WEEKDAY(DATE([.$D3];11;1)-1)+7" office:value-type="date" office:date-value="2020-11-01" calcext:value-type="date">
            <text:p>Nov 1, 2020</text:p>
          </table:table-cell>
          <table:table-cell/>
          <table:table-cell table:formula="of:=[.H2]+1" office:value-type="date" office:date-value="2019-03-02" calcext:value-type="date">
            <text:p>2019-03-02</text:p>
          </table:table-cell>
          <table:table-cell table:formula="of:=IF(AND(DATE(YEAR([.H3]);3;1)-WEEKDAY(DATE(YEAR([.H3]);3;1)-1)+14&lt;=[.H3];[.H3]&lt;DATE(YEAR([.H3]);11;1)-WEEKDAY(DATE(YEAR([.H3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1" calcext:value-type="float">
            <text:p>2021</text:p>
          </table:table-cell>
          <table:table-cell table:style-name="ce93" table:formula="of:=DATE([.$D4];3;1)-WEEKDAY(DATE([.$D4];3;1)-1)+14" office:value-type="date" office:date-value="2021-03-14" calcext:value-type="date">
            <text:p>Mar 14, 2021</text:p>
          </table:table-cell>
          <table:table-cell table:style-name="ce93" table:formula="of:=DATE([.$D4];11;1)-WEEKDAY(DATE([.$D4];11;1)-1)+7" office:value-type="date" office:date-value="2021-11-07" calcext:value-type="date">
            <text:p>Nov 7, 2021</text:p>
          </table:table-cell>
          <table:table-cell/>
          <table:table-cell table:formula="of:=[.H3]+1" office:value-type="date" office:date-value="2019-03-03" calcext:value-type="date">
            <text:p>2019-03-03</text:p>
          </table:table-cell>
          <table:table-cell table:formula="of:=IF(AND(DATE(YEAR([.H4]);3;1)-WEEKDAY(DATE(YEAR([.H4]);3;1)-1)+14&lt;=[.H4];[.H4]&lt;DATE(YEAR([.H4]);11;1)-WEEKDAY(DATE(YEAR([.H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2" calcext:value-type="float">
            <text:p>2022</text:p>
          </table:table-cell>
          <table:table-cell table:style-name="ce93" table:formula="of:=DATE([.$D5];3;1)-WEEKDAY(DATE([.$D5];3;1)-1)+14" office:value-type="date" office:date-value="2022-03-13" calcext:value-type="date">
            <text:p>Mar 13, 2022</text:p>
          </table:table-cell>
          <table:table-cell table:style-name="ce93" table:formula="of:=DATE([.$D5];11;1)-WEEKDAY(DATE([.$D5];11;1)-1)+7" office:value-type="date" office:date-value="2022-11-06" calcext:value-type="date">
            <text:p>Nov 6, 2022</text:p>
          </table:table-cell>
          <table:table-cell/>
          <table:table-cell table:formula="of:=[.H4]+1" office:value-type="date" office:date-value="2019-03-04" calcext:value-type="date">
            <text:p>2019-03-04</text:p>
          </table:table-cell>
          <table:table-cell table:formula="of:=IF(AND(DATE(YEAR([.H5]);3;1)-WEEKDAY(DATE(YEAR([.H5]);3;1)-1)+14&lt;=[.H5];[.H5]&lt;DATE(YEAR([.H5]);11;1)-WEEKDAY(DATE(YEAR([.H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3" calcext:value-type="float">
            <text:p>2023</text:p>
          </table:table-cell>
          <table:table-cell table:style-name="ce93" table:formula="of:=DATE([.$D6];3;1)-WEEKDAY(DATE([.$D6];3;1)-1)+14" office:value-type="date" office:date-value="2023-03-12" calcext:value-type="date">
            <text:p>Mar 12, 2023</text:p>
          </table:table-cell>
          <table:table-cell table:style-name="ce93" table:formula="of:=DATE([.$D6];11;1)-WEEKDAY(DATE([.$D6];11;1)-1)+7" office:value-type="date" office:date-value="2023-11-05" calcext:value-type="date">
            <text:p>Nov 5, 2023</text:p>
          </table:table-cell>
          <table:table-cell/>
          <table:table-cell table:formula="of:=[.H5]+1" office:value-type="date" office:date-value="2019-03-05" calcext:value-type="date">
            <text:p>2019-03-05</text:p>
          </table:table-cell>
          <table:table-cell table:formula="of:=IF(AND(DATE(YEAR([.H6]);3;1)-WEEKDAY(DATE(YEAR([.H6]);3;1)-1)+14&lt;=[.H6];[.H6]&lt;DATE(YEAR([.H6]);11;1)-WEEKDAY(DATE(YEAR([.H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4" calcext:value-type="float">
            <text:p>2024</text:p>
          </table:table-cell>
          <table:table-cell table:style-name="ce93" table:formula="of:=DATE([.$D7];3;1)-WEEKDAY(DATE([.$D7];3;1)-1)+14" office:value-type="date" office:date-value="2024-03-10" calcext:value-type="date">
            <text:p>Mar 10, 2024</text:p>
          </table:table-cell>
          <table:table-cell table:style-name="ce93" table:formula="of:=DATE([.$D7];11;1)-WEEKDAY(DATE([.$D7];11;1)-1)+7" office:value-type="date" office:date-value="2024-11-03" calcext:value-type="date">
            <text:p>Nov 3, 2024</text:p>
          </table:table-cell>
          <table:table-cell/>
          <table:table-cell table:formula="of:=[.H6]+1" office:value-type="date" office:date-value="2019-03-06" calcext:value-type="date">
            <text:p>2019-03-06</text:p>
          </table:table-cell>
          <table:table-cell table:formula="of:=IF(AND(DATE(YEAR([.H7]);3;1)-WEEKDAY(DATE(YEAR([.H7]);3;1)-1)+14&lt;=[.H7];[.H7]&lt;DATE(YEAR([.H7]);11;1)-WEEKDAY(DATE(YEAR([.H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5" calcext:value-type="float">
            <text:p>2025</text:p>
          </table:table-cell>
          <table:table-cell table:style-name="ce93" table:formula="of:=DATE([.$D8];3;1)-WEEKDAY(DATE([.$D8];3;1)-1)+14" office:value-type="date" office:date-value="2025-03-09" calcext:value-type="date">
            <text:p>Mar 9, 2025</text:p>
          </table:table-cell>
          <table:table-cell table:style-name="ce93" table:formula="of:=DATE([.$D8];11;1)-WEEKDAY(DATE([.$D8];11;1)-1)+7" office:value-type="date" office:date-value="2025-11-02" calcext:value-type="date">
            <text:p>Nov 2, 2025</text:p>
          </table:table-cell>
          <table:table-cell/>
          <table:table-cell table:formula="of:=[.H7]+1" office:value-type="date" office:date-value="2019-03-07" calcext:value-type="date">
            <text:p>2019-03-07</text:p>
          </table:table-cell>
          <table:table-cell table:formula="of:=IF(AND(DATE(YEAR([.H8]);3;1)-WEEKDAY(DATE(YEAR([.H8]);3;1)-1)+14&lt;=[.H8];[.H8]&lt;DATE(YEAR([.H8]);11;1)-WEEKDAY(DATE(YEAR([.H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6" calcext:value-type="float">
            <text:p>2026</text:p>
          </table:table-cell>
          <table:table-cell table:style-name="ce93" table:formula="of:=DATE([.$D9];3;1)-WEEKDAY(DATE([.$D9];3;1)-1)+14" office:value-type="date" office:date-value="2026-03-08" calcext:value-type="date">
            <text:p>Mar 8, 2026</text:p>
          </table:table-cell>
          <table:table-cell table:style-name="ce93" table:formula="of:=DATE([.$D9];11;1)-WEEKDAY(DATE([.$D9];11;1)-1)+7" office:value-type="date" office:date-value="2026-11-01" calcext:value-type="date">
            <text:p>Nov 1, 2026</text:p>
          </table:table-cell>
          <table:table-cell/>
          <table:table-cell table:formula="of:=[.H8]+1" office:value-type="date" office:date-value="2019-03-08" calcext:value-type="date">
            <text:p>2019-03-08</text:p>
          </table:table-cell>
          <table:table-cell table:formula="of:=IF(AND(DATE(YEAR([.H9]);3;1)-WEEKDAY(DATE(YEAR([.H9]);3;1)-1)+14&lt;=[.H9];[.H9]&lt;DATE(YEAR([.H9]);11;1)-WEEKDAY(DATE(YEAR([.H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7" calcext:value-type="float">
            <text:p>2027</text:p>
          </table:table-cell>
          <table:table-cell table:style-name="ce93" table:formula="of:=DATE([.$D10];3;1)-WEEKDAY(DATE([.$D10];3;1)-1)+14" office:value-type="date" office:date-value="2027-03-14" calcext:value-type="date">
            <text:p>Mar 14, 2027</text:p>
          </table:table-cell>
          <table:table-cell table:style-name="ce93" table:formula="of:=DATE([.$D10];11;1)-WEEKDAY(DATE([.$D10];11;1)-1)+7" office:value-type="date" office:date-value="2027-11-07" calcext:value-type="date">
            <text:p>Nov 7, 2027</text:p>
          </table:table-cell>
          <table:table-cell/>
          <table:table-cell table:formula="of:=[.H9]+1" office:value-type="date" office:date-value="2019-03-09" calcext:value-type="date">
            <text:p>2019-03-09</text:p>
          </table:table-cell>
          <table:table-cell table:formula="of:=IF(AND(DATE(YEAR([.H10]);3;1)-WEEKDAY(DATE(YEAR([.H10]);3;1)-1)+14&lt;=[.H10];[.H10]&lt;DATE(YEAR([.H10]);11;1)-WEEKDAY(DATE(YEAR([.H1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28" calcext:value-type="float">
            <text:p>2028</text:p>
          </table:table-cell>
          <table:table-cell table:style-name="ce93" table:formula="of:=DATE([.$D11];3;1)-WEEKDAY(DATE([.$D11];3;1)-1)+14" office:value-type="date" office:date-value="2028-03-12" calcext:value-type="date">
            <text:p>Mar 12, 2028</text:p>
          </table:table-cell>
          <table:table-cell table:style-name="ce93" table:formula="of:=DATE([.$D11];11;1)-WEEKDAY(DATE([.$D11];11;1)-1)+7" office:value-type="date" office:date-value="2028-11-05" calcext:value-type="date">
            <text:p>Nov 5, 2028</text:p>
          </table:table-cell>
          <table:table-cell/>
          <table:table-cell table:formula="of:=[.H10]+1" office:value-type="date" office:date-value="2019-03-10" calcext:value-type="date">
            <text:p>2019-03-10</text:p>
          </table:table-cell>
          <table:table-cell table:formula="of:=IF(AND(DATE(YEAR([.H11]);3;1)-WEEKDAY(DATE(YEAR([.H11]);3;1)-1)+14&lt;=[.H11];[.H11]&lt;DATE(YEAR([.H11]);11;1)-WEEKDAY(DATE(YEAR([.H1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29" calcext:value-type="float">
            <text:p>2029</text:p>
          </table:table-cell>
          <table:table-cell table:style-name="ce93" table:formula="of:=DATE([.$D12];3;1)-WEEKDAY(DATE([.$D12];3;1)-1)+14" office:value-type="date" office:date-value="2029-03-11" calcext:value-type="date">
            <text:p>Mar 11, 2029</text:p>
          </table:table-cell>
          <table:table-cell table:style-name="ce93" table:formula="of:=DATE([.$D12];11;1)-WEEKDAY(DATE([.$D12];11;1)-1)+7" office:value-type="date" office:date-value="2029-11-04" calcext:value-type="date">
            <text:p>Nov 4, 2029</text:p>
          </table:table-cell>
          <table:table-cell/>
          <table:table-cell table:formula="of:=[.H11]+1" office:value-type="date" office:date-value="2019-03-11" calcext:value-type="date">
            <text:p>2019-03-11</text:p>
          </table:table-cell>
          <table:table-cell table:formula="of:=IF(AND(DATE(YEAR([.H12]);3;1)-WEEKDAY(DATE(YEAR([.H12]);3;1)-1)+14&lt;=[.H12];[.H12]&lt;DATE(YEAR([.H12]);11;1)-WEEKDAY(DATE(YEAR([.H1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0" calcext:value-type="float">
            <text:p>2030</text:p>
          </table:table-cell>
          <table:table-cell table:style-name="ce93" table:formula="of:=DATE([.$D13];3;1)-WEEKDAY(DATE([.$D13];3;1)-1)+14" office:value-type="date" office:date-value="2030-03-10" calcext:value-type="date">
            <text:p>Mar 10, 2030</text:p>
          </table:table-cell>
          <table:table-cell table:style-name="ce93" table:formula="of:=DATE([.$D13];11;1)-WEEKDAY(DATE([.$D13];11;1)-1)+7" office:value-type="date" office:date-value="2030-11-03" calcext:value-type="date">
            <text:p>Nov 3, 2030</text:p>
          </table:table-cell>
          <table:table-cell/>
          <table:table-cell table:formula="of:=[.H12]+1" office:value-type="date" office:date-value="2019-03-12" calcext:value-type="date">
            <text:p>2019-03-12</text:p>
          </table:table-cell>
          <table:table-cell table:formula="of:=IF(AND(DATE(YEAR([.H13]);3;1)-WEEKDAY(DATE(YEAR([.H13]);3;1)-1)+14&lt;=[.H13];[.H13]&lt;DATE(YEAR([.H13]);11;1)-WEEKDAY(DATE(YEAR([.H1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1" calcext:value-type="float">
            <text:p>2031</text:p>
          </table:table-cell>
          <table:table-cell table:style-name="ce93" table:formula="of:=DATE([.$D14];3;1)-WEEKDAY(DATE([.$D14];3;1)-1)+14" office:value-type="date" office:date-value="2031-03-09" calcext:value-type="date">
            <text:p>Mar 9, 2031</text:p>
          </table:table-cell>
          <table:table-cell table:style-name="ce93" table:formula="of:=DATE([.$D14];11;1)-WEEKDAY(DATE([.$D14];11;1)-1)+7" office:value-type="date" office:date-value="2031-11-02" calcext:value-type="date">
            <text:p>Nov 2, 2031</text:p>
          </table:table-cell>
          <table:table-cell/>
          <table:table-cell table:formula="of:=[.H13]+1" office:value-type="date" office:date-value="2019-03-13" calcext:value-type="date">
            <text:p>2019-03-13</text:p>
          </table:table-cell>
          <table:table-cell table:formula="of:=IF(AND(DATE(YEAR([.H14]);3;1)-WEEKDAY(DATE(YEAR([.H14]);3;1)-1)+14&lt;=[.H14];[.H14]&lt;DATE(YEAR([.H14]);11;1)-WEEKDAY(DATE(YEAR([.H14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2" calcext:value-type="float">
            <text:p>2032</text:p>
          </table:table-cell>
          <table:table-cell table:style-name="ce93" table:formula="of:=DATE([.$D15];3;1)-WEEKDAY(DATE([.$D15];3;1)-1)+14" office:value-type="date" office:date-value="2032-03-14" calcext:value-type="date">
            <text:p>Mar 14, 2032</text:p>
          </table:table-cell>
          <table:table-cell table:style-name="ce93" table:formula="of:=DATE([.$D15];11;1)-WEEKDAY(DATE([.$D15];11;1)-1)+7" office:value-type="date" office:date-value="2032-11-07" calcext:value-type="date">
            <text:p>Nov 7, 2032</text:p>
          </table:table-cell>
          <table:table-cell/>
          <table:table-cell table:formula="of:=[.H14]+1" office:value-type="date" office:date-value="2019-03-14" calcext:value-type="date">
            <text:p>2019-03-14</text:p>
          </table:table-cell>
          <table:table-cell table:formula="of:=IF(AND(DATE(YEAR([.H15]);3;1)-WEEKDAY(DATE(YEAR([.H15]);3;1)-1)+14&lt;=[.H15];[.H15]&lt;DATE(YEAR([.H15]);11;1)-WEEKDAY(DATE(YEAR([.H15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3" calcext:value-type="float">
            <text:p>2033</text:p>
          </table:table-cell>
          <table:table-cell table:style-name="ce93" table:formula="of:=DATE([.$D16];3;1)-WEEKDAY(DATE([.$D16];3;1)-1)+14" office:value-type="date" office:date-value="2033-03-13" calcext:value-type="date">
            <text:p>Mar 13, 2033</text:p>
          </table:table-cell>
          <table:table-cell table:style-name="ce93" table:formula="of:=DATE([.$D16];11;1)-WEEKDAY(DATE([.$D16];11;1)-1)+7" office:value-type="date" office:date-value="2033-11-06" calcext:value-type="date">
            <text:p>Nov 6, 2033</text:p>
          </table:table-cell>
          <table:table-cell/>
          <table:table-cell table:formula="of:=[.H15]+1" office:value-type="date" office:date-value="2019-03-15" calcext:value-type="date">
            <text:p>2019-03-15</text:p>
          </table:table-cell>
          <table:table-cell table:formula="of:=IF(AND(DATE(YEAR([.H16]);3;1)-WEEKDAY(DATE(YEAR([.H16]);3;1)-1)+14&lt;=[.H16];[.H16]&lt;DATE(YEAR([.H16]);11;1)-WEEKDAY(DATE(YEAR([.H16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4" calcext:value-type="float">
            <text:p>2034</text:p>
          </table:table-cell>
          <table:table-cell table:style-name="ce93" table:formula="of:=DATE([.$D17];3;1)-WEEKDAY(DATE([.$D17];3;1)-1)+14" office:value-type="date" office:date-value="2034-03-12" calcext:value-type="date">
            <text:p>Mar 12, 2034</text:p>
          </table:table-cell>
          <table:table-cell table:style-name="ce93" table:formula="of:=DATE([.$D17];11;1)-WEEKDAY(DATE([.$D17];11;1)-1)+7" office:value-type="date" office:date-value="2034-11-05" calcext:value-type="date">
            <text:p>Nov 5, 2034</text:p>
          </table:table-cell>
          <table:table-cell/>
          <table:table-cell table:formula="of:=[.H16]+1" office:value-type="date" office:date-value="2019-03-16" calcext:value-type="date">
            <text:p>2019-03-16</text:p>
          </table:table-cell>
          <table:table-cell table:formula="of:=IF(AND(DATE(YEAR([.H17]);3;1)-WEEKDAY(DATE(YEAR([.H17]);3;1)-1)+14&lt;=[.H17];[.H17]&lt;DATE(YEAR([.H17]);11;1)-WEEKDAY(DATE(YEAR([.H17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5" calcext:value-type="float">
            <text:p>2035</text:p>
          </table:table-cell>
          <table:table-cell table:style-name="ce93" table:formula="of:=DATE([.$D18];3;1)-WEEKDAY(DATE([.$D18];3;1)-1)+14" office:value-type="date" office:date-value="2035-03-11" calcext:value-type="date">
            <text:p>Mar 11, 2035</text:p>
          </table:table-cell>
          <table:table-cell table:style-name="ce93" table:formula="of:=DATE([.$D18];11;1)-WEEKDAY(DATE([.$D18];11;1)-1)+7" office:value-type="date" office:date-value="2035-11-04" calcext:value-type="date">
            <text:p>Nov 4, 2035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36" calcext:value-type="float">
            <text:p>2036</text:p>
          </table:table-cell>
          <table:table-cell table:style-name="ce93" table:formula="of:=DATE([.$D19];3;1)-WEEKDAY(DATE([.$D19];3;1)-1)+14" office:value-type="date" office:date-value="2036-03-09" calcext:value-type="date">
            <text:p>Mar 9, 2036</text:p>
          </table:table-cell>
          <table:table-cell table:style-name="ce93" table:formula="of:=DATE([.$D19];11;1)-WEEKDAY(DATE([.$D19];11;1)-1)+7" office:value-type="date" office:date-value="2036-11-02" calcext:value-type="date">
            <text:p>Nov 2, 2036</text:p>
          </table:table-cell>
          <table:table-cell/>
          <table:table-cell table:formula="of:=DATE(2019;10;29)" office:value-type="date" office:date-value="2019-10-29" calcext:value-type="date">
            <text:p>2019-10-29</text:p>
          </table:table-cell>
          <table:table-cell table:formula="of:=IF(AND(DATE(YEAR([.H19]);3;1)-WEEKDAY(DATE(YEAR([.H19]);3;1)-1)+14&lt;=[.H19];[.H19]&lt;DATE(YEAR([.H19]);11;1)-WEEKDAY(DATE(YEAR([.H19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7" calcext:value-type="float">
            <text:p>2037</text:p>
          </table:table-cell>
          <table:table-cell table:style-name="ce93" table:formula="of:=DATE([.$D20];3;1)-WEEKDAY(DATE([.$D20];3;1)-1)+14" office:value-type="date" office:date-value="2037-03-08" calcext:value-type="date">
            <text:p>Mar 8, 2037</text:p>
          </table:table-cell>
          <table:table-cell table:style-name="ce93" table:formula="of:=DATE([.$D20];11;1)-WEEKDAY(DATE([.$D20];11;1)-1)+7" office:value-type="date" office:date-value="2037-11-01" calcext:value-type="date">
            <text:p>Nov 1, 2037</text:p>
          </table:table-cell>
          <table:table-cell/>
          <table:table-cell table:formula="of:=[.H19]+1" office:value-type="date" office:date-value="2019-10-30" calcext:value-type="date">
            <text:p>2019-10-30</text:p>
          </table:table-cell>
          <table:table-cell table:formula="of:=IF(AND(DATE(YEAR([.H20]);3;1)-WEEKDAY(DATE(YEAR([.H20]);3;1)-1)+14&lt;=[.H20];[.H20]&lt;DATE(YEAR([.H20]);11;1)-WEEKDAY(DATE(YEAR([.H20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38" calcext:value-type="float">
            <text:p>2038</text:p>
          </table:table-cell>
          <table:table-cell table:style-name="ce93" table:formula="of:=DATE([.$D21];3;1)-WEEKDAY(DATE([.$D21];3;1)-1)+14" office:value-type="date" office:date-value="2038-03-14" calcext:value-type="date">
            <text:p>Mar 14, 2038</text:p>
          </table:table-cell>
          <table:table-cell table:style-name="ce93" table:formula="of:=DATE([.$D21];11;1)-WEEKDAY(DATE([.$D21];11;1)-1)+7" office:value-type="date" office:date-value="2038-11-07" calcext:value-type="date">
            <text:p>Nov 7, 2038</text:p>
          </table:table-cell>
          <table:table-cell/>
          <table:table-cell table:formula="of:=[.H20]+1" office:value-type="date" office:date-value="2019-10-31" calcext:value-type="date">
            <text:p>2019-10-31</text:p>
          </table:table-cell>
          <table:table-cell table:formula="of:=IF(AND(DATE(YEAR([.H21]);3;1)-WEEKDAY(DATE(YEAR([.H21]);3;1)-1)+14&lt;=[.H21];[.H21]&lt;DATE(YEAR([.H21]);11;1)-WEEKDAY(DATE(YEAR([.H21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39" calcext:value-type="float">
            <text:p>2039</text:p>
          </table:table-cell>
          <table:table-cell table:style-name="ce93" table:formula="of:=DATE([.$D22];3;1)-WEEKDAY(DATE([.$D22];3;1)-1)+14" office:value-type="date" office:date-value="2039-03-13" calcext:value-type="date">
            <text:p>Mar 13, 2039</text:p>
          </table:table-cell>
          <table:table-cell table:style-name="ce93" table:formula="of:=DATE([.$D22];11;1)-WEEKDAY(DATE([.$D22];11;1)-1)+7" office:value-type="date" office:date-value="2039-11-06" calcext:value-type="date">
            <text:p>Nov 6, 2039</text:p>
          </table:table-cell>
          <table:table-cell/>
          <table:table-cell table:formula="of:=[.H21]+1" office:value-type="date" office:date-value="2019-11-01" calcext:value-type="date">
            <text:p>2019-11-01</text:p>
          </table:table-cell>
          <table:table-cell table:formula="of:=IF(AND(DATE(YEAR([.H22]);3;1)-WEEKDAY(DATE(YEAR([.H22]);3;1)-1)+14&lt;=[.H22];[.H22]&lt;DATE(YEAR([.H22]);11;1)-WEEKDAY(DATE(YEAR([.H22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0" calcext:value-type="float">
            <text:p>2040</text:p>
          </table:table-cell>
          <table:table-cell table:style-name="ce93" table:formula="of:=DATE([.$D23];3;1)-WEEKDAY(DATE([.$D23];3;1)-1)+14" office:value-type="date" office:date-value="2040-03-11" calcext:value-type="date">
            <text:p>Mar 11, 2040</text:p>
          </table:table-cell>
          <table:table-cell table:style-name="ce93" table:formula="of:=DATE([.$D23];11;1)-WEEKDAY(DATE([.$D23];11;1)-1)+7" office:value-type="date" office:date-value="2040-11-04" calcext:value-type="date">
            <text:p>Nov 4, 2040</text:p>
          </table:table-cell>
          <table:table-cell/>
          <table:table-cell table:formula="of:=[.H22]+1" office:value-type="date" office:date-value="2019-11-02" calcext:value-type="date">
            <text:p>2019-11-02</text:p>
          </table:table-cell>
          <table:table-cell table:formula="of:=IF(AND(DATE(YEAR([.H23]);3;1)-WEEKDAY(DATE(YEAR([.H23]);3;1)-1)+14&lt;=[.H23];[.H23]&lt;DATE(YEAR([.H23]);11;1)-WEEKDAY(DATE(YEAR([.H23]);11;1)-1)+7);1;0)" office:value-type="boolean" office:boolean-value="true" calcext:value-type="boolean">
            <text:p>TRUE</text:p>
          </table:table-cell>
          <table:table-cell table:number-columns-repeated="16375"/>
        </table:table-row>
        <table:table-row table:style-name="ro2">
          <table:table-cell table:number-columns-repeated="3"/>
          <table:table-cell table:style-name="ce92" office:value-type="float" office:value="2041" calcext:value-type="float">
            <text:p>2041</text:p>
          </table:table-cell>
          <table:table-cell table:style-name="ce93" table:formula="of:=DATE([.$D24];3;1)-WEEKDAY(DATE([.$D24];3;1)-1)+14" office:value-type="date" office:date-value="2041-03-10" calcext:value-type="date">
            <text:p>Mar 10, 2041</text:p>
          </table:table-cell>
          <table:table-cell table:style-name="ce93" table:formula="of:=DATE([.$D24];11;1)-WEEKDAY(DATE([.$D24];11;1)-1)+7" office:value-type="date" office:date-value="2041-11-03" calcext:value-type="date">
            <text:p>Nov 3, 2041</text:p>
          </table:table-cell>
          <table:table-cell/>
          <table:table-cell table:formula="of:=[.H23]+1" office:value-type="date" office:date-value="2019-11-03" calcext:value-type="date">
            <text:p>2019-11-03</text:p>
          </table:table-cell>
          <table:table-cell table:formula="of:=IF(AND(DATE(YEAR([.H24]);3;1)-WEEKDAY(DATE(YEAR([.H24]);3;1)-1)+14&lt;=[.H24];[.H24]&lt;DATE(YEAR([.H24]);11;1)-WEEKDAY(DATE(YEAR([.H24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2" calcext:value-type="float">
            <text:p>2042</text:p>
          </table:table-cell>
          <table:table-cell table:style-name="ce93" table:formula="of:=DATE([.$D25];3;1)-WEEKDAY(DATE([.$D25];3;1)-1)+14" office:value-type="date" office:date-value="2042-03-09" calcext:value-type="date">
            <text:p>Mar 9, 2042</text:p>
          </table:table-cell>
          <table:table-cell table:style-name="ce93" table:formula="of:=DATE([.$D25];11;1)-WEEKDAY(DATE([.$D25];11;1)-1)+7" office:value-type="date" office:date-value="2042-11-02" calcext:value-type="date">
            <text:p>Nov 2, 2042</text:p>
          </table:table-cell>
          <table:table-cell/>
          <table:table-cell table:formula="of:=[.H24]+1" office:value-type="date" office:date-value="2019-11-04" calcext:value-type="date">
            <text:p>2019-11-04</text:p>
          </table:table-cell>
          <table:table-cell table:formula="of:=IF(AND(DATE(YEAR([.H25]);3;1)-WEEKDAY(DATE(YEAR([.H25]);3;1)-1)+14&lt;=[.H25];[.H25]&lt;DATE(YEAR([.H25]);11;1)-WEEKDAY(DATE(YEAR([.H25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3" calcext:value-type="float">
            <text:p>2043</text:p>
          </table:table-cell>
          <table:table-cell table:style-name="ce93" table:formula="of:=DATE([.$D26];3;1)-WEEKDAY(DATE([.$D26];3;1)-1)+14" office:value-type="date" office:date-value="2043-03-08" calcext:value-type="date">
            <text:p>Mar 8, 2043</text:p>
          </table:table-cell>
          <table:table-cell table:style-name="ce93" table:formula="of:=DATE([.$D26];11;1)-WEEKDAY(DATE([.$D26];11;1)-1)+7" office:value-type="date" office:date-value="2043-11-01" calcext:value-type="date">
            <text:p>Nov 1, 2043</text:p>
          </table:table-cell>
          <table:table-cell/>
          <table:table-cell table:formula="of:=[.H25]+1" office:value-type="date" office:date-value="2019-11-05" calcext:value-type="date">
            <text:p>2019-11-05</text:p>
          </table:table-cell>
          <table:table-cell table:formula="of:=IF(AND(DATE(YEAR([.H26]);3;1)-WEEKDAY(DATE(YEAR([.H26]);3;1)-1)+14&lt;=[.H26];[.H26]&lt;DATE(YEAR([.H26]);11;1)-WEEKDAY(DATE(YEAR([.H26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4" calcext:value-type="float">
            <text:p>2044</text:p>
          </table:table-cell>
          <table:table-cell table:style-name="ce93" table:formula="of:=DATE([.$D27];3;1)-WEEKDAY(DATE([.$D27];3;1)-1)+14" office:value-type="date" office:date-value="2044-03-13" calcext:value-type="date">
            <text:p>Mar 13, 2044</text:p>
          </table:table-cell>
          <table:table-cell table:style-name="ce93" table:formula="of:=DATE([.$D27];11;1)-WEEKDAY(DATE([.$D27];11;1)-1)+7" office:value-type="date" office:date-value="2044-11-06" calcext:value-type="date">
            <text:p>Nov 6, 2044</text:p>
          </table:table-cell>
          <table:table-cell/>
          <table:table-cell table:formula="of:=[.H26]+1" office:value-type="date" office:date-value="2019-11-06" calcext:value-type="date">
            <text:p>2019-11-06</text:p>
          </table:table-cell>
          <table:table-cell table:formula="of:=IF(AND(DATE(YEAR([.H27]);3;1)-WEEKDAY(DATE(YEAR([.H27]);3;1)-1)+14&lt;=[.H27];[.H27]&lt;DATE(YEAR([.H27]);11;1)-WEEKDAY(DATE(YEAR([.H27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5" calcext:value-type="float">
            <text:p>2045</text:p>
          </table:table-cell>
          <table:table-cell table:style-name="ce93" table:formula="of:=DATE([.$D28];3;1)-WEEKDAY(DATE([.$D28];3;1)-1)+14" office:value-type="date" office:date-value="2045-03-12" calcext:value-type="date">
            <text:p>Mar 12, 2045</text:p>
          </table:table-cell>
          <table:table-cell table:style-name="ce93" table:formula="of:=DATE([.$D28];11;1)-WEEKDAY(DATE([.$D28];11;1)-1)+7" office:value-type="date" office:date-value="2045-11-05" calcext:value-type="date">
            <text:p>Nov 5, 2045</text:p>
          </table:table-cell>
          <table:table-cell/>
          <table:table-cell table:formula="of:=[.H27]+1" office:value-type="date" office:date-value="2019-11-07" calcext:value-type="date">
            <text:p>2019-11-07</text:p>
          </table:table-cell>
          <table:table-cell table:formula="of:=IF(AND(DATE(YEAR([.H28]);3;1)-WEEKDAY(DATE(YEAR([.H28]);3;1)-1)+14&lt;=[.H28];[.H28]&lt;DATE(YEAR([.H28]);11;1)-WEEKDAY(DATE(YEAR([.H28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6" calcext:value-type="float">
            <text:p>2046</text:p>
          </table:table-cell>
          <table:table-cell table:style-name="ce93" table:formula="of:=DATE([.$D29];3;1)-WEEKDAY(DATE([.$D29];3;1)-1)+14" office:value-type="date" office:date-value="2046-03-11" calcext:value-type="date">
            <text:p>Mar 11, 2046</text:p>
          </table:table-cell>
          <table:table-cell table:style-name="ce93" table:formula="of:=DATE([.$D29];11;1)-WEEKDAY(DATE([.$D29];11;1)-1)+7" office:value-type="date" office:date-value="2046-11-04" calcext:value-type="date">
            <text:p>Nov 4, 2046</text:p>
          </table:table-cell>
          <table:table-cell/>
          <table:table-cell table:formula="of:=[.H28]+1" office:value-type="date" office:date-value="2019-11-08" calcext:value-type="date">
            <text:p>2019-11-08</text:p>
          </table:table-cell>
          <table:table-cell table:formula="of:=IF(AND(DATE(YEAR([.H29]);3;1)-WEEKDAY(DATE(YEAR([.H29]);3;1)-1)+14&lt;=[.H29];[.H29]&lt;DATE(YEAR([.H29]);11;1)-WEEKDAY(DATE(YEAR([.H29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7" calcext:value-type="float">
            <text:p>2047</text:p>
          </table:table-cell>
          <table:table-cell table:style-name="ce93" table:formula="of:=DATE([.$D30];3;1)-WEEKDAY(DATE([.$D30];3;1)-1)+14" office:value-type="date" office:date-value="2047-03-10" calcext:value-type="date">
            <text:p>Mar 10, 2047</text:p>
          </table:table-cell>
          <table:table-cell table:style-name="ce93" table:formula="of:=DATE([.$D30];11;1)-WEEKDAY(DATE([.$D30];11;1)-1)+7" office:value-type="date" office:date-value="2047-11-03" calcext:value-type="date">
            <text:p>Nov 3, 2047</text:p>
          </table:table-cell>
          <table:table-cell/>
          <table:table-cell table:formula="of:=[.H29]+1" office:value-type="date" office:date-value="2019-11-09" calcext:value-type="date">
            <text:p>2019-11-09</text:p>
          </table:table-cell>
          <table:table-cell table:formula="of:=IF(AND(DATE(YEAR([.H30]);3;1)-WEEKDAY(DATE(YEAR([.H30]);3;1)-1)+14&lt;=[.H30];[.H30]&lt;DATE(YEAR([.H30]);11;1)-WEEKDAY(DATE(YEAR([.H30]);11;1)-1)+7);1;0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2">
          <table:table-cell table:number-columns-repeated="3"/>
          <table:table-cell office:value-type="float" office:value="2048" calcext:value-type="float">
            <text:p>2048</text:p>
          </table:table-cell>
          <table:table-cell table:style-name="ce93" table:formula="of:=DATE([.$D31];3;1)-WEEKDAY(DATE([.$D31];3;1)-1)+14" office:value-type="date" office:date-value="2048-03-08" calcext:value-type="date">
            <text:p>Mar 8, 2048</text:p>
          </table:table-cell>
          <table:table-cell table:style-name="ce93" table:formula="of:=DATE([.$D31];11;1)-WEEKDAY(DATE([.$D31];11;1)-1)+7" office:value-type="date" office:date-value="2048-11-01" calcext:value-type="date">
            <text:p>Nov 1, 2048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49" calcext:value-type="float">
            <text:p>2049</text:p>
          </table:table-cell>
          <table:table-cell table:style-name="ce93" table:formula="of:=DATE([.$D32];3;1)-WEEKDAY(DATE([.$D32];3;1)-1)+14" office:value-type="date" office:date-value="2049-03-14" calcext:value-type="date">
            <text:p>Mar 14, 2049</text:p>
          </table:table-cell>
          <table:table-cell table:style-name="ce93" table:formula="of:=DATE([.$D32];11;1)-WEEKDAY(DATE([.$D32];11;1)-1)+7" office:value-type="date" office:date-value="2049-11-07" calcext:value-type="date">
            <text:p>Nov 7, 2049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0" calcext:value-type="float">
            <text:p>2050</text:p>
          </table:table-cell>
          <table:table-cell table:style-name="ce93" table:formula="of:=DATE([.$D33];3;1)-WEEKDAY(DATE([.$D33];3;1)-1)+14" office:value-type="date" office:date-value="2050-03-13" calcext:value-type="date">
            <text:p>Mar 13, 2050</text:p>
          </table:table-cell>
          <table:table-cell table:style-name="ce93" table:formula="of:=DATE([.$D33];11;1)-WEEKDAY(DATE([.$D33];11;1)-1)+7" office:value-type="date" office:date-value="2050-11-06" calcext:value-type="date">
            <text:p>Nov 6, 2050</text:p>
          </table:table-cell>
          <table:table-cell table:number-columns-repeated="16378"/>
        </table:table-row>
        <table:table-row table:style-name="ro2">
          <table:table-cell table:number-columns-repeated="3"/>
          <table:table-cell office:value-type="float" office:value="2051" calcext:value-type="float">
            <text:p>2051</text:p>
          </table:table-cell>
          <table:table-cell table:style-name="ce93" table:formula="of:=DATE([.$D34];3;1)-WEEKDAY(DATE([.$D34];3;1)-1)+14" office:value-type="date" office:date-value="2051-03-12" calcext:value-type="date">
            <text:p>Mar 12, 2051</text:p>
          </table:table-cell>
          <table:table-cell table:style-name="ce93" table:formula="of:=DATE([.$D34];11;1)-WEEKDAY(DATE([.$D34];11;1)-1)+7" office:value-type="date" office:date-value="2051-11-05" calcext:value-type="date">
            <text:p>Nov 5, 2051</text:p>
          </table:table-cell>
          <table:table-cell table:number-columns-repeated="16378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lidays" table:style-name="ta1">
        <table:table-column table:style-name="co28" table:default-cell-style-name="ce99"/>
        <table:table-column table:style-name="co29" table:default-cell-style-name="ce99"/>
        <table:table-column table:style-name="co30" table:default-cell-style-name="ce99"/>
        <table:table-column table:style-name="co31" table:default-cell-style-name="ce102"/>
        <table:table-column table:style-name="co20" table:number-columns-repeated="16380" table:default-cell-style-name="ce99"/>
        <table:table-row table:style-name="ro1">
          <table:table-cell table:style-name="ce98" office:value-type="string" calcext:value-type="string">
            <text:p>holiday</text:p>
          </table:table-cell>
          <table:table-cell table:style-name="ce98" office:value-type="string" calcext:value-type="string">
            <text:p>when</text:p>
          </table:table-cell>
          <table:table-cell table:style-name="ce98" office:value-type="string" calcext:value-type="string">
            <text:p>year</text:p>
          </table:table-cell>
          <table:table-cell table:style-name="ce101" office:value-type="string" calcext:value-type="string">
            <text:p>date</text:p>
          </table:table-cell>
          <table:table-cell table:style-name="ce98" office:value-type="string" calcext:value-type="string">
            <text:p>show</text:p>
          </table:table-cell>
          <table:table-cell table:style-name="ce103" table:number-columns-repeated="16379"/>
        </table:table-row>
        <table:table-row table:style-name="ro2">
          <table:table-cell office:value-type="string" calcext:value-type="string">
            <text:p>New Year’s Day</text:p>
          </table:table-cell>
          <table:table-cell table:style-name="ce100" office:value-type="string" calcext:value-type="string">
            <text:p>Jan 1<text:span text:style-name="T1">st</text:span></text:p>
          </table:table-cell>
          <table:table-cell office:value-type="float" office:value="2022" calcext:value-type="float">
            <text:p>2022</text:p>
          </table:table-cell>
          <table:table-cell table:formula="of:=DATE([.$C2];1;1)" office:value-type="date" office:date-value="2022-01-01" calcext:value-type="date">
            <text:p>Sat, January 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ew Year’s Day (Replacement)</text:p>
          </table:table-cell>
          <table:table-cell table:style-name="ce100" office:value-type="string" calcext:value-type="string">
            <text:p>If weekend nearest weekday</text:p>
          </table:table-cell>
          <table:table-cell office:value-type="float" office:value="2022" calcext:value-type="float">
            <text:p>2022</text:p>
          </table:table-cell>
          <table:table-cell table:formula="of:=DATE([.$C3];1;1)+CHOOSE(WEEKDAY(DATE([.$C3];1;1));1;0;0;0;0;0;-1)" office:value-type="date" office:date-value="2021-12-31" calcext:value-type="date">
            <text:p>Fri, December 31, 2021</text:p>
          </table:table-cell>
          <table:table-cell table:style-name="ce102" table:formula="of:=CHOOSE(WEEKDAY(DATE([.$C3];1;1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LK Jr. Day</text:p>
          </table:table-cell>
          <table:table-cell office:value-type="string" calcext:value-type="string">
            <text:p>3<text:span text:style-name="T1">rd</text:span> Mon in Jan</text:p>
          </table:table-cell>
          <table:table-cell office:value-type="float" office:value="2022" calcext:value-type="float">
            <text:p>2022</text:p>
          </table:table-cell>
          <table:table-cell table:formula="of:=DATE([.$C4];1;1)-WEEKDAY(DATE([.$C4];1;1)-2)+21" office:value-type="date" office:date-value="2022-01-17" calcext:value-type="date">
            <text:p>Mon, January 17, 2022</text:p>
          </table:table-cell>
          <table:table-cell office:value-type="string" calcext:value-type="string">
            <text:p>x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Presidents' Day</text:p>
          </table:table-cell>
          <table:table-cell office:value-type="string" calcext:value-type="string">
            <text:p>3<text:span text:style-name="T1">rd</text:span> Mon in Feb</text:p>
          </table:table-cell>
          <table:table-cell office:value-type="float" office:value="2022" calcext:value-type="float">
            <text:p>2022</text:p>
          </table:table-cell>
          <table:table-cell table:formula="of:=DATE([.$C5];2;1)-WEEKDAY(DATE([.$C5];2;1)-2)+21" office:value-type="date" office:date-value="2022-02-21" calcext:value-type="date">
            <text:p>Mon, February 2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morial Day</text:p>
          </table:table-cell>
          <table:table-cell office:value-type="string" calcext:value-type="string">
            <text:p>Last Mon in May</text:p>
          </table:table-cell>
          <table:table-cell office:value-type="float" office:value="2022" calcext:value-type="float">
            <text:p>2022</text:p>
          </table:table-cell>
          <table:table-cell table:formula="of:=DATE([.$C6];6;1) - WEEKDAY(DATE([.$C6];6;1)-2)" office:value-type="date" office:date-value="2022-05-30" calcext:value-type="date">
            <text:p>Mon, May 3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</text:p>
          </table:table-cell>
          <table:table-cell office:value-type="string" calcext:value-type="string">
            <text:p>Jun 19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7];6;19)" office:value-type="date" office:date-value="2022-06-19" calcext:value-type="date">
            <text:p>Sun, June 19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Juneteenth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8];6;19)+CHOOSE(WEEKDAY(DATE([.$C8];6;19));1;0;0;0;0;0;-1)" office:value-type="date" office:date-value="2022-06-20" calcext:value-type="date">
            <text:p>Mon, June 20, 2022</text:p>
          </table:table-cell>
          <table:table-cell table:style-name="ce102" table:formula="of:=CHOOSE(WEEKDAY(DATE([.$C8];6;19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</text:p>
          </table:table-cell>
          <table:table-cell office:value-type="string" calcext:value-type="string">
            <text:p>Jul 4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9];7;4)" office:value-type="date" office:date-value="2022-07-04" calcext:value-type="date">
            <text:p>Mon, July 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dependence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0];7;4)+CHOOSE(WEEKDAY(DATE([.$C10];7;4));1;0;0;0;0;0;-1)" office:value-type="date" office:date-value="2022-07-04" calcext:value-type="date">
            <text:p>Mon, July 4, 2022</text:p>
          </table:table-cell>
          <table:table-cell table:style-name="ce102" table:formula="of:=CHOOSE(WEEKDAY(DATE([.$C10];7;4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abor Day</text:p>
          </table:table-cell>
          <table:table-cell office:value-type="string" calcext:value-type="string">
            <text:p>1<text:span text:style-name="T1">st</text:span> Mon in Sept</text:p>
          </table:table-cell>
          <table:table-cell office:value-type="float" office:value="2022" calcext:value-type="float">
            <text:p>2022</text:p>
          </table:table-cell>
          <table:table-cell table:formula="of:=DATE([.$C11];9;1)-WEEKDAY(DATE([.$C11];9;1)-2)+7" office:value-type="date" office:date-value="2022-09-05" calcext:value-type="date">
            <text:p>Mon, September 5, 2022</text:p>
          </table:table-cell>
          <table:table-cell office:value-type="string" calcext:value-type="string">
            <text:p>x</text:p>
          </table:table-cell>
          <table:table-cell table:style-name="ce104"/>
          <table:table-cell table:number-columns-repeated="16378"/>
        </table:table-row>
        <table:table-row table:style-name="ro2">
          <table:table-cell office:value-type="string" calcext:value-type="string">
            <text:p>Columbus Day</text:p>
          </table:table-cell>
          <table:table-cell office:value-type="string" calcext:value-type="string">
            <text:p>2<text:span text:style-name="T1">nd</text:span> Mon in Oct</text:p>
          </table:table-cell>
          <table:table-cell office:value-type="float" office:value="2022" calcext:value-type="float">
            <text:p>2022</text:p>
          </table:table-cell>
          <table:table-cell table:formula="of:=DATE([.$C12];10;1)-WEEKDAY(DATE([.$C12];10;1)-2)+14" office:value-type="date" office:date-value="2022-10-10" calcext:value-type="date">
            <text:p>Mon, October 10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</text:p>
          </table:table-cell>
          <table:table-cell office:value-type="string" calcext:value-type="string">
            <text:p>Nov 11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3];11;11)" office:value-type="date" office:date-value="2022-11-11" calcext:value-type="date">
            <text:p>Fri, November 11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teran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4];11;11)+CHOOSE(WEEKDAY(DATE([.$C14];11;11));1;0;0;0;0;0;-1)" office:value-type="date" office:date-value="2022-11-11" calcext:value-type="date">
            <text:p>Fri, November 11, 2022</text:p>
          </table:table-cell>
          <table:table-cell table:formula="of:=CHOOSE(WEEKDAY(DATE([.$C14];11;11));&quot;x&quot;;&quot;-&quot;;&quot;-&quot;;&quot;-&quot;;&quot;-&quot;;&quot;-&quot;;&quot;x&quot;)" office:value-type="string" office:string-value="-" calcext:value-type="string">
            <text:p>-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hanksgiving Day</text:p>
          </table:table-cell>
          <table:table-cell office:value-type="string" calcext:value-type="string">
            <text:p>4<text:span text:style-name="T1">th</text:span> Thur in Nov</text:p>
          </table:table-cell>
          <table:table-cell office:value-type="float" office:value="2022" calcext:value-type="float">
            <text:p>2022</text:p>
          </table:table-cell>
          <table:table-cell table:formula="of:=DATE([.$C15];11;1)-WEEKDAY(DATE([.$C15];11;1)-5)+28" office:value-type="date" office:date-value="2022-11-24" calcext:value-type="date">
            <text:p>Thu, November 24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</text:p>
          </table:table-cell>
          <table:table-cell office:value-type="string" calcext:value-type="string">
            <text:p>Dec 25<text:span text:style-name="T1">th</text:span></text:p>
          </table:table-cell>
          <table:table-cell office:value-type="float" office:value="2022" calcext:value-type="float">
            <text:p>2022</text:p>
          </table:table-cell>
          <table:table-cell table:formula="of:=DATE([.$C16];12;25)" office:value-type="date" office:date-value="2022-12-25" calcext:value-type="date">
            <text:p>Sun, December 25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hristmas Day (Replacement)</text:p>
          </table:table-cell>
          <table:table-cell table:style-name="ce100" office:value-type="string" calcext:value-type="string">
            <text:p>if weekend, nearest weekday</text:p>
          </table:table-cell>
          <table:table-cell office:value-type="float" office:value="2022" calcext:value-type="float">
            <text:p>2022</text:p>
          </table:table-cell>
          <table:table-cell table:formula="of:=DATE([.$C17];12;25)+CHOOSE(WEEKDAY(DATE([.$C17];12;25));1;0;0;0;0;0;-1)" office:value-type="date" office:date-value="2022-12-26" calcext:value-type="date">
            <text:p>Mon, December 26, 2022</text:p>
          </table:table-cell>
          <table:table-cell table:formula="of:=CHOOSE(WEEKDAY(DATE([.$C17];12;25));&quot;x&quot;;&quot;-&quot;;&quot;-&quot;;&quot;-&quot;;&quot;-&quot;;&quot;-&quot;;&quot;x&quot;)" office:value-type="string" office:string-value="x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Election Day</text:p>
          </table:table-cell>
          <table:table-cell office:value-type="string" calcext:value-type="string">
            <text:p>Tue after 1<text:span text:style-name="T1">st</text:span> Mon in Nov</text:p>
          </table:table-cell>
          <table:table-cell office:value-type="float" office:value="2022" calcext:value-type="float">
            <text:p>2022</text:p>
          </table:table-cell>
          <table:table-cell table:formula="of:=DATE([.$C19];11;1)-WEEKDAY(DATE([.$C19];11;1)-2)+7+1" office:value-type="date" office:date-value="2022-11-08" calcext:value-type="date">
            <text:p>Tue, November 8, 2022</text:p>
          </table:table-cell>
          <table:table-cell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ght Savings Time Starts</text:p>
          </table:table-cell>
          <table:table-cell table:style-name="ce86" office:value-type="string" calcext:value-type="string">
            <text:p>2<text:span text:style-name="T1">nd</text:span> Sunday in March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1];3;1)-WEEKDAY(DATE([.$C21];3;1)-1)+14" office:value-type="date" office:date-value="2022-03-13" calcext:value-type="date">
            <text:p>Mar 13, 2022</text:p>
          </table:table-cell>
          <table:table-cell table:style-name="ce93" office:value-type="string" calcext:value-type="string">
            <text:p>x</text:p>
          </table:table-cell>
          <table:table-cell table:style-name="ce93"/>
          <table:table-cell table:number-columns-repeated="16378"/>
        </table:table-row>
        <table:table-row table:style-name="ro2">
          <table:table-cell table:style-name="ce86" office:value-type="string" calcext:value-type="string">
            <text:p>Dayling Savings Time Ends</text:p>
          </table:table-cell>
          <table:table-cell table:style-name="ce86" office:value-type="string" calcext:value-type="string">
            <text:p>1<text:span text:style-name="T1">st</text:span> Sunday in November</text:p>
          </table:table-cell>
          <table:table-cell table:style-name="ce86" office:value-type="float" office:value="2022" calcext:value-type="float">
            <text:p>2022</text:p>
          </table:table-cell>
          <table:table-cell table:style-name="ce93" table:formula="of:=DATE([.$C22];11;1)-WEEKDAY(DATE([.$C22];11;1)-1)+7" office:value-type="date" office:date-value="2022-11-06" calcext:value-type="date">
            <text:p>Nov 6, 2022</text:p>
          </table:table-cell>
          <table:table-cell table:style-name="ce93" office:value-type="string" calcext:value-type="string">
            <text:p>x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table:style-name="ce100"/>
          <table:table-cell table:number-columns-repeated="16382"/>
        </table:table-row>
        <table:table-row table:style-name="ro2" table:number-rows-repeated="10485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eekday" table:style-name="ta1">
        <table:table-column table:style-name="co32" table:default-cell-style-name="ce99"/>
        <table:table-column table:style-name="co20" table:default-cell-style-name="ce99"/>
        <table:table-column table:style-name="co33" table:default-cell-style-name="ce99"/>
        <table:table-column table:style-name="co34" table:number-columns-repeated="7" table:default-cell-style-name="ce99"/>
        <table:table-column table:style-name="co20" table:number-columns-repeated="16374" table:default-cell-style-name="ce99"/>
        <table:table-row table:style-name="ro2">
          <table:table-cell office:value-type="string" calcext:value-type="string">
            <text:p>Sun =1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1<text:span text:style-name="T1">st</text:span> Sun in Jan</text:p>
          </table:table-cell>
          <table:table-cell table:style-name="ce125" office:value-type="string" calcext:value-type="string">
            <text:p>1<text:span text:style-name="T1">st</text:span> Mon in Jan</text:p>
          </table:table-cell>
          <table:table-cell table:style-name="ce125" office:value-type="string" calcext:value-type="string">
            <text:p>1<text:span text:style-name="T1">st</text:span> Tue in Jan</text:p>
          </table:table-cell>
          <table:table-cell table:style-name="ce125" office:value-type="string" calcext:value-type="string">
            <text:p>1<text:span text:style-name="T1">st</text:span> Wed in Jan</text:p>
          </table:table-cell>
          <table:table-cell table:style-name="ce125" office:value-type="string" calcext:value-type="string">
            <text:p>1<text:span text:style-name="T1">st</text:span> Thur in Jan</text:p>
          </table:table-cell>
          <table:table-cell table:style-name="ce125" office:value-type="string" calcext:value-type="string">
            <text:p>1<text:span text:style-name="T1">st</text:span> Fri in Jan</text:p>
          </table:table-cell>
          <table:table-cell table:style-name="ce125" office:value-type="string" calcext:value-type="string">
            <text:p>1<text:span text:style-name="T1">st</text:span>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Mon=2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2];1;1)-WEEKDAY(DATE([.$C2];1;1)-1)+7" office:value-type="date" office:date-value="2018-01-07" calcext:value-type="date">
            <text:p>Sun, January 7, 2018</text:p>
          </table:table-cell>
          <table:table-cell table:style-name="ce102" table:formula="of:=DATE([.$C2];1;1)-WEEKDAY(DATE([.$C2];1;1)-2)+7" office:value-type="date" office:date-value="2018-01-01" calcext:value-type="date">
            <text:p>Mon, January 1, 2018</text:p>
          </table:table-cell>
          <table:table-cell table:style-name="ce102" table:formula="of:=DATE([.$C2];1;1)-WEEKDAY(DATE([.$C2];1;1)-3)+7" office:value-type="date" office:date-value="2018-01-02" calcext:value-type="date">
            <text:p>Tue, January 2, 2018</text:p>
          </table:table-cell>
          <table:table-cell table:style-name="ce102" table:formula="of:=DATE([.$C2];1;1)-WEEKDAY(DATE([.$C2];1;1)-4)+7" office:value-type="date" office:date-value="2018-01-03" calcext:value-type="date">
            <text:p>Wed, January 3, 2018</text:p>
          </table:table-cell>
          <table:table-cell table:style-name="ce102" table:formula="of:=DATE([.$C2];1;1)-WEEKDAY(DATE([.$C2];1;1)-5)+7" office:value-type="date" office:date-value="2018-01-04" calcext:value-type="date">
            <text:p>Thu, January 4, 2018</text:p>
          </table:table-cell>
          <table:table-cell table:style-name="ce102" table:formula="of:=DATE([.$C2];1;1)-WEEKDAY(DATE([.$C2];1;1)-6)+7" office:value-type="date" office:date-value="2018-01-05" calcext:value-type="date">
            <text:p>Fri, January 5, 2018</text:p>
          </table:table-cell>
          <table:table-cell table:style-name="ce102" table:formula="of:=DATE([.$C2];1;1)-WEEKDAY(DATE([.$C2];1;1))+7" office:value-type="date" office:date-value="2018-01-06" calcext:value-type="date">
            <text:p>Sat, January 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Tue=3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Wed=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Thu=5</text:p>
          </table:table-cell>
          <table:table-cell/>
          <table:table-cell table:style-name="ce125" office:value-type="string" calcext:value-type="string">
            <text:p>year</text:p>
          </table:table-cell>
          <table:table-cell table:style-name="ce125" office:value-type="string" calcext:value-type="string">
            <text:p>Last Sun in Jan</text:p>
          </table:table-cell>
          <table:table-cell table:style-name="ce125" office:value-type="string" calcext:value-type="string">
            <text:p>Last Mon in Jan </text:p>
          </table:table-cell>
          <table:table-cell table:style-name="ce125" office:value-type="string" calcext:value-type="string">
            <text:p>Last Tue in Jan</text:p>
          </table:table-cell>
          <table:table-cell table:style-name="ce125" office:value-type="string" calcext:value-type="string">
            <text:p>Last Wed in Jan</text:p>
          </table:table-cell>
          <table:table-cell table:style-name="ce125" office:value-type="string" calcext:value-type="string">
            <text:p>Last Thur in Jan</text:p>
          </table:table-cell>
          <table:table-cell table:style-name="ce125" office:value-type="string" calcext:value-type="string">
            <text:p>Last Fri in Jan</text:p>
          </table:table-cell>
          <table:table-cell table:style-name="ce125" office:value-type="string" calcext:value-type="string">
            <text:p>Last Sat in Jan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Fri=6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102" table:formula="of:=DATE([.$C6];2;1) - WEEKDAY(DATE([.$C6];2;1)-1)" office:value-type="date" office:date-value="2018-01-28" calcext:value-type="date">
            <text:p>Sun, January 28, 2018</text:p>
          </table:table-cell>
          <table:table-cell table:style-name="ce102" table:formula="of:=DATE([.$C6];2;1) - WEEKDAY(DATE([.$C6];2;1)-2)" office:value-type="date" office:date-value="2018-01-29" calcext:value-type="date">
            <text:p>Mon, January 29, 2018</text:p>
          </table:table-cell>
          <table:table-cell table:style-name="ce102" table:formula="of:=DATE([.$C6];2;1) - WEEKDAY(DATE([.$C6];2;1)-3)" office:value-type="date" office:date-value="2018-01-30" calcext:value-type="date">
            <text:p>Tue, January 30, 2018</text:p>
          </table:table-cell>
          <table:table-cell table:style-name="ce102" table:formula="of:=DATE([.$C6];2;1) - WEEKDAY(DATE([.$C6];2;1)-4)" office:value-type="date" office:date-value="2018-01-31" calcext:value-type="date">
            <text:p>Wed, January 31, 2018</text:p>
          </table:table-cell>
          <table:table-cell table:style-name="ce102" table:formula="of:=DATE([.$C6];2;1) - WEEKDAY(DATE([.$C6];2;1)-5)" office:value-type="date" office:date-value="2018-01-25" calcext:value-type="date">
            <text:p>Thu, January 25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style-name="ce102" table:formula="of:=DATE([.$C6];2;1) - WEEKDAY(DATE([.$C6];2;1)-6)" office:value-type="date" office:date-value="2018-01-26" calcext:value-type="date">
            <text:p>Fri, January 26, 20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Sat=7</text:p>
          </table:table-cell>
          <table:table-cell table:number-columns-repeated="16383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ventsOld" table:style-name="ta1">
        <table:table-column table:style-name="co1" table:default-cell-style-name="ce6"/>
        <table:table-column table:style-name="co35" table:default-cell-style-name="ce10"/>
        <table:table-column table:style-name="co3" table:default-cell-style-name="ce14"/>
        <table:table-column table:style-name="co36" table:default-cell-style-name="ce14"/>
        <table:table-column table:style-name="co37" table:default-cell-style-name="ce14"/>
        <table:table-column table:style-name="co38" table:default-cell-style-name="ce17"/>
        <table:table-column table:style-name="co39" table:default-cell-style-name="ce17"/>
        <table:table-column table:style-name="co40" table:default-cell-style-name="ce14"/>
        <table:table-column table:style-name="co41" table:default-cell-style-name="ce14"/>
        <table:table-column table:style-name="co42" table:default-cell-style-name="ce17"/>
        <table:table-column table:style-name="co43" table:default-cell-style-name="ce6"/>
        <table:table-column table:style-name="co44" table:default-cell-style-name="ce17"/>
        <table:table-column table:style-name="co45" table:default-cell-style-name="ce14"/>
        <table:table-column table:style-name="co46" table:default-cell-style-name="ce14"/>
        <table:table-column table:style-name="co15" table:default-cell-style-name="ce14"/>
        <table:table-column table:style-name="co47" table:default-cell-style-name="ce14"/>
        <table:table-column table:style-name="co3" table:default-cell-style-name="ce14"/>
        <table:table-column table:style-name="co40" table:default-cell-style-name="ce19"/>
        <table:table-column table:style-name="co48" table:default-cell-style-name="ce14"/>
        <table:table-column table:style-name="co49" table:default-cell-style-name="ce14"/>
        <table:table-column table:style-name="co20" table:number-columns-repeated="16361" table:default-cell-style-name="ce14"/>
        <table:table-column table:style-name="co20" table:number-columns-repeated="3" table:default-cell-style-name="ce19"/>
        <table:table-row table:style-name="ro3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12" office:value-type="string" calcext:value-type="string">
            <text:p>month</text:p>
          </table:table-cell>
          <table:table-cell table:style-name="ce12" office:value-type="string" calcext:value-type="string">
            <text:p>day</text:p>
          </table:table-cell>
          <table:table-cell table:style-name="ce12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show</text:p>
          </table:table-cell>
          <table:table-cell table:style-name="ce12" office:value-type="string" calcext:value-type="string">
            <text:p>url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format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start</text:p>
          </table:table-cell>
          <table:table-cell table:style-name="ce12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time" office:time-value="PT06H39M00S" calcext:value-type="time">
            <text:p>6:39</text:p>
          </table:table-cell>
          <table:table-cell table:formula="of:=VLOOKUP([.$A2]-DATE(YEAR([.$A2]);1;0);[$Sun.A$2:$Sun.C$367];3)" office:value-type="time" office:time-value="PT19H00M00S" calcext:value-type="time">
            <text:p>19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time" office:time-value="PT06H39M00S" calcext:value-type="time">
            <text:p>6:3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time" office:time-value="PT06H40M00S" calcext:value-type="time">
            <text:p>6:40</text:p>
          </table:table-cell>
          <table:table-cell table:style-name="ce18" table:formula="of:=VLOOKUP([.$A3]-DATE(YEAR([.$A3]);1;0);[$Sun.A$2:$Sun.C$367];3)" office:value-type="time" office:time-value="PT18H58M00S" calcext:value-type="time">
            <text:p>18:5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time" office:time-value="PT06H42M00S" calcext:value-type="time">
            <text:p>6:42</text:p>
          </table:table-cell>
          <table:table-cell table:style-name="ce18" table:formula="of:=VLOOKUP([.$A4]-DATE(YEAR([.$A4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time" office:time-value="PT06H42M00S" calcext:value-type="time">
            <text:p>6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39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time" office:time-value="PT06H44M00S" calcext:value-type="time">
            <text:p>6:44</text:p>
          </table:table-cell>
          <table:table-cell table:style-name="ce18" table:formula="of:=VLOOKUP([.$A5]-DATE(YEAR([.$A5]);1;0);[$Sun.A$2:$Sun.C$367];3)" office:value-type="time" office:time-value="PT18H51M00S" calcext:value-type="time">
            <text:p>18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time" office:time-value="PT06H44M00S" calcext:value-type="time">
            <text:p>6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time" office:time-value="PT06H46M00S" calcext:value-type="time">
            <text:p>6:46</text:p>
          </table:table-cell>
          <table:table-cell table:formula="of:=VLOOKUP([.$A6]-DATE(YEAR([.$A6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time" office:time-value="PT06H46M00S" calcext:value-type="time">
            <text:p>6:46</text:p>
          </table:table-cell>
          <table:table-cell table:formula="of:=VLOOKUP([.$A7]-DATE(YEAR([.$A7]);1;0);[$Sun.A$2:$Sun.C$367];3)" office:value-type="time" office:time-value="PT18H48M00S" calcext:value-type="time">
            <text:p>18:48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time" office:time-value="PT06H46M00S" calcext:value-type="time">
            <text:p>6:4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time" office:time-value="PT06H47M00S" calcext:value-type="time">
            <text:p>6:47</text:p>
          </table:table-cell>
          <table:table-cell table:style-name="ce18" table:formula="of:=VLOOKUP([.$A8]-DATE(YEAR([.$A8]);1;0);[$Sun.A$2:$Sun.C$367];3)" office:value-type="time" office:time-value="PT18H46M00S" calcext:value-type="time">
            <text:p>18:4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time" office:time-value="PT06H47M00S" calcext:value-type="time">
            <text:p>6:4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time" office:time-value="PT06H49M00S" calcext:value-type="time">
            <text:p>6:49</text:p>
          </table:table-cell>
          <table:table-cell table:style-name="ce18" table:formula="of:=VLOOKUP([.$A9]-DATE(YEAR([.$A9]);1;0);[$Sun.A$2:$Sun.C$367];3)" office:value-type="time" office:time-value="PT18H43M00S" calcext:value-type="time">
            <text:p>18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time" office:time-value="PT06H49M00S" calcext:value-type="time">
            <text:p>6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time" office:time-value="PT06H51M00S" calcext:value-type="time">
            <text:p>6:51</text:p>
          </table:table-cell>
          <table:table-cell table:style-name="ce18" table:formula="of:=VLOOKUP([.$A10]-DATE(YEAR([.$A10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time" office:time-value="PT06H53M00S" calcext:value-type="time">
            <text:p>6:53</text:p>
          </table:table-cell>
          <table:table-cell table:formula="of:=VLOOKUP([.$A11]-DATE(YEAR([.$A11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time" office:time-value="PT06H53M00S" calcext:value-type="time">
            <text:p>6:53</text:p>
          </table:table-cell>
          <table:table-cell table:formula="of:=VLOOKUP([.$A12]-DATE(YEAR([.$A12]);1;0);[$Sun.A$2:$Sun.C$367];3)" office:value-type="time" office:time-value="PT18H36M00S" calcext:value-type="time">
            <text:p>18:36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time" office:time-value="PT06H53M00S" calcext:value-type="time">
            <text:p>6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time" office:time-value="PT06H54M00S" calcext:value-type="time">
            <text:p>6:54</text:p>
          </table:table-cell>
          <table:table-cell table:style-name="ce18" table:formula="of:=VLOOKUP([.$A13]-DATE(YEAR([.$A13]);1;0);[$Sun.A$2:$Sun.C$367];3)" office:value-type="time" office:time-value="PT18H34M00S" calcext:value-type="time">
            <text:p>18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time" office:time-value="PT06H54M00S" calcext:value-type="time">
            <text:p>6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time" office:time-value="PT06H56M00S" calcext:value-type="time">
            <text:p>6:56</text:p>
          </table:table-cell>
          <table:table-cell table:style-name="ce18" table:formula="of:=VLOOKUP([.$A14]-DATE(YEAR([.$A14]);1;0);[$Sun.A$2:$Sun.C$367];3)" office:value-type="time" office:time-value="PT18H31M00S" calcext:value-type="time">
            <text:p>18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time" office:time-value="PT06H56M00S" calcext:value-type="time">
            <text:p>6:5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time" office:time-value="PT06H59M00S" calcext:value-type="time">
            <text:p>6:59</text:p>
          </table:table-cell>
          <table:table-cell table:style-name="ce18" table:formula="of:=VLOOKUP([.$A15]-DATE(YEAR([.$A15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time" office:time-value="PT06H59M00S" calcext:value-type="time">
            <text:p>6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time" office:time-value="PT07H00M00S" calcext:value-type="time">
            <text:p>7:00</text:p>
          </table:table-cell>
          <table:table-cell table:formula="of:=VLOOKUP([.$A16]-DATE(YEAR([.$A16]);1;0);[$Sun.A$2:$Sun.C$367];3)" office:value-type="time" office:time-value="PT18H26M00S" calcext:value-type="time">
            <text:p>18:26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time" office:time-value="PT07H01M00S" calcext:value-type="time">
            <text:p>7:01</text:p>
          </table:table-cell>
          <table:table-cell table:formula="of:=VLOOKUP([.$A17]-DATE(YEAR([.$A17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time" office:time-value="PT07H01M00S" calcext:value-type="time">
            <text:p>7:01</text:p>
          </table:table-cell>
          <table:table-cell table:formula="of:=VLOOKUP([.$A18]-DATE(YEAR([.$A18]);1;0);[$Sun.A$2:$Sun.C$367];3)" office:value-type="time" office:time-value="PT18H25M00S" calcext:value-type="time">
            <text:p>18:25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time" office:time-value="PT07H01M00S" calcext:value-type="time">
            <text:p>7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time" office:time-value="PT07H02M00S" calcext:value-type="time">
            <text:p>7:02</text:p>
          </table:table-cell>
          <table:table-cell table:formula="of:=VLOOKUP([.$A19]-DATE(YEAR([.$A19]);1;0);[$Sun.A$2:$Sun.C$367];3)" office:value-type="time" office:time-value="PT18H23M00S" calcext:value-type="time">
            <text:p>18:23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time" office:time-value="PT07H02M00S" calcext:value-type="time">
            <text:p>7:02</text:p>
          </table:table-cell>
          <table:table-cell table:style-name="ce18" table:formula="of:=VLOOKUP([.$A20]-DATE(YEAR([.$A20]);1;0);[$Sun.A$2:$Sun.C$367];3)" office:value-type="time" office:time-value="PT18H23M00S" calcext:value-type="time">
            <text:p>18:2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time" office:time-value="PT07H02M00S" calcext:value-type="time">
            <text:p>7:0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time" office:time-value="PT07H03M00S" calcext:value-type="time">
            <text:p>7:03</text:p>
          </table:table-cell>
          <table:table-cell table:formula="of:=VLOOKUP([.$A21]-DATE(YEAR([.$A21]);1;0);[$Sun.A$2:$Sun.C$367];3)" office:value-type="time" office:time-value="PT18H22M00S" calcext:value-type="time">
            <text:p>18:22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time" office:time-value="PT07H04M00S" calcext:value-type="time">
            <text:p>7:04</text:p>
          </table:table-cell>
          <table:table-cell table:style-name="ce18" table:formula="of:=VLOOKUP([.$A22]-DATE(YEAR([.$A22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time" office:time-value="PT07H04M00S" calcext:value-type="time">
            <text:p>7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time" office:time-value="PT07H06M00S" calcext:value-type="time">
            <text:p>7:06</text:p>
          </table:table-cell>
          <table:table-cell table:style-name="ce18" table:formula="of:=VLOOKUP([.$A23]-DATE(YEAR([.$A23]);1;0);[$Sun.A$2:$Sun.C$367];3)" office:value-type="time" office:time-value="PT18H17M00S" calcext:value-type="time">
            <text:p>18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time" office:time-value="PT07H08M00S" calcext:value-type="time">
            <text:p>7:08</text:p>
          </table:table-cell>
          <table:table-cell table:formula="of:=VLOOKUP([.$A24]-DATE(YEAR([.$A24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time" office:time-value="PT07H08M00S" calcext:value-type="time">
            <text:p>7:08</text:p>
          </table:table-cell>
          <table:table-cell table:formula="of:=VLOOKUP([.$A25]-DATE(YEAR([.$A25]);1;0);[$Sun.A$2:$Sun.C$367];3)" office:value-type="time" office:time-value="PT18H14M00S" calcext:value-type="time">
            <text:p>18:14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time" office:time-value="PT07H08M00S" calcext:value-type="time">
            <text:p>7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time" office:time-value="PT07H09M00S" calcext:value-type="time">
            <text:p>7:09</text:p>
          </table:table-cell>
          <table:table-cell table:style-name="ce18" table:formula="of:=VLOOKUP([.$A26]-DATE(YEAR([.$A26]);1;0);[$Sun.A$2:$Sun.C$367];3)" office:value-type="time" office:time-value="PT18H12M00S" calcext:value-type="time">
            <text:p>18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time" office:time-value="PT07H09M00S" calcext:value-type="time">
            <text:p>7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time" office:time-value="PT07H11M00S" calcext:value-type="time">
            <text:p>7:11</text:p>
          </table:table-cell>
          <table:table-cell table:style-name="ce18" table:formula="of:=VLOOKUP([.$A27]-DATE(YEAR([.$A27]);1;0);[$Sun.A$2:$Sun.C$367];3)" office:value-type="time" office:time-value="PT18H09M00S" calcext:value-type="time">
            <text:p>18:0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time" office:time-value="PT07H11M00S" calcext:value-type="time">
            <text:p>7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time" office:time-value="PT07H14M00S" calcext:value-type="time">
            <text:p>7:14</text:p>
          </table:table-cell>
          <table:table-cell table:style-name="ce18" table:formula="of:=VLOOKUP([.$A28]-DATE(YEAR([.$A28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time" office:time-value="PT07H16M00S" calcext:value-type="time">
            <text:p>7:16</text:p>
          </table:table-cell>
          <table:table-cell table:formula="of:=VLOOKUP([.$A29]-DATE(YEAR([.$A29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time" office:time-value="PT07H16M00S" calcext:value-type="time">
            <text:p>7:16</text:p>
          </table:table-cell>
          <table:table-cell table:formula="of:=VLOOKUP([.$A30]-DATE(YEAR([.$A30]);1;0);[$Sun.A$2:$Sun.C$367];3)" office:value-type="time" office:time-value="PT18H04M00S" calcext:value-type="time">
            <text:p>18:04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time" office:time-value="PT07H16M00S" calcext:value-type="time">
            <text:p>7:1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time" office:time-value="PT07H17M00S" calcext:value-type="time">
            <text:p>7:17</text:p>
          </table:table-cell>
          <table:table-cell table:style-name="ce18" table:formula="of:=VLOOKUP([.$A31]-DATE(YEAR([.$A31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time" office:time-value="PT07H17M00S" calcext:value-type="time">
            <text:p>7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time" office:time-value="PT07H19M00S" calcext:value-type="time">
            <text:p>7:19</text:p>
          </table:table-cell>
          <table:table-cell table:style-name="ce18" table:formula="of:=VLOOKUP([.$A32]-DATE(YEAR([.$A32]);1;0);[$Sun.A$2:$Sun.C$367];3)" office:value-type="time" office:time-value="PT18H00M00S" calcext:value-type="time">
            <text:p>1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time" office:time-value="PT07H19M00S" calcext:value-type="time">
            <text:p>7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time" office:time-value="PT07H22M00S" calcext:value-type="time">
            <text:p>7:22</text:p>
          </table:table-cell>
          <table:table-cell table:style-name="ce18" table:formula="of:=VLOOKUP([.$A33]-DATE(YEAR([.$A33]);1;0);[$Sun.A$2:$Sun.C$367];3)" office:value-type="time" office:time-value="PT17H57M00S" calcext:value-type="time">
            <text:p>17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time" office:time-value="PT07H22M00S" calcext:value-type="time">
            <text:p>7:2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time" office:time-value="PT07H24M00S" calcext:value-type="time">
            <text:p>7:24</text:p>
          </table:table-cell>
          <table:table-cell table:formula="of:=VLOOKUP([.$A34]-DATE(YEAR([.$A34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time" office:time-value="PT07H24M00S" calcext:value-type="time">
            <text:p>7:24</text:p>
          </table:table-cell>
          <table:table-cell table:formula="of:=VLOOKUP([.$A35]-DATE(YEAR([.$A35]);1;0);[$Sun.A$2:$Sun.C$367];3)" office:value-type="time" office:time-value="PT17H54M00S" calcext:value-type="time">
            <text:p>17:54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time" office:time-value="PT07H24M00S" calcext:value-type="time">
            <text:p>7:2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time" office:time-value="PT07H25M00S" calcext:value-type="time">
            <text:p>7:25</text:p>
          </table:table-cell>
          <table:table-cell table:style-name="ce18" table:formula="of:=VLOOKUP([.$A36]-DATE(YEAR([.$A36]);1;0);[$Sun.A$2:$Sun.C$367];3)" office:value-type="time" office:time-value="PT17H53M00S" calcext:value-type="time">
            <text:p>17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time" office:time-value="PT07H25M00S" calcext:value-type="time">
            <text:p>7:2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time" office:time-value="PT07H27M00S" calcext:value-type="time">
            <text:p>7:27</text:p>
          </table:table-cell>
          <table:table-cell table:style-name="ce18" table:formula="of:=VLOOKUP([.$A37]-DATE(YEAR([.$A37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time" office:time-value="PT07H27M00S" calcext:value-type="time">
            <text:p>7:2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7:27:00" calcext:value-type="string">
            <text:p>2022-11-02T07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time" office:time-value="PT07H30M00S" calcext:value-type="time">
            <text:p>7:30</text:p>
          </table:table-cell>
          <table:table-cell table:style-name="ce18" table:formula="of:=VLOOKUP([.$A38]-DATE(YEAR([.$A38]);1;0);[$Sun.A$2:$Sun.C$367];3)" office:value-type="time" office:time-value="PT17H48M00S" calcext:value-type="time">
            <text:p>17:4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time" office:time-value="PT07H30M00S" calcext:value-type="time">
            <text:p>7:3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7:30:00" calcext:value-type="string">
            <text:p>2022-11-04T07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time" office:time-value="PT07H32M00S" calcext:value-type="time">
            <text:p>7:32</text:p>
          </table:table-cell>
          <table:table-cell table:formula="of:=VLOOKUP([.$A39]-DATE(YEAR([.$A39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time" office:time-value="PT07H32M00S" calcext:value-type="time">
            <text:p>7:32</text:p>
          </table:table-cell>
          <table:table-cell table:formula="of:=VLOOKUP([.$A40]-DATE(YEAR([.$A40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time" office:time-value="PT07H32M00S" calcext:value-type="time">
            <text:p>7:3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7:32:00" calcext:value-type="string">
            <text:p>2022-11-06T07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time" office:time-value="PT07H33M00S" calcext:value-type="time">
            <text:p>7:33</text:p>
          </table:table-cell>
          <table:table-cell table:style-name="ce18" table:formula="of:=VLOOKUP([.$A41]-DATE(YEAR([.$A41]);1;0);[$Sun.A$2:$Sun.C$367];3)" office:value-type="time" office:time-value="PT17H45M00S" calcext:value-type="time">
            <text:p>17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time" office:time-value="PT07H33M00S" calcext:value-type="time">
            <text:p>7:3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7:33:00" calcext:value-type="string">
            <text:p>2022-11-07T07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time" office:time-value="PT07H35M00S" calcext:value-type="time">
            <text:p>7:35</text:p>
          </table:table-cell>
          <table:table-cell table:formula="of:=VLOOKUP([.$A42]-DATE(YEAR([.$A42]);1;0);[$Sun.A$2:$Sun.C$367];3)" office:value-type="time" office:time-value="PT17H44M00S" calcext:value-type="time">
            <text:p>17:44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time" office:time-value="PT07H36M00S" calcext:value-type="time">
            <text:p>7:36</text:p>
          </table:table-cell>
          <table:table-cell table:style-name="ce18" table:formula="of:=VLOOKUP([.$A43]-DATE(YEAR([.$A43]);1;0);[$Sun.A$2:$Sun.C$367];3)" office:value-type="time" office:time-value="PT17H43M00S" calcext:value-type="time">
            <text:p>17:4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7:36:00" calcext:value-type="string">
            <text:p>2022-11-09T07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time" office:time-value="PT07H38M00S" calcext:value-type="time">
            <text:p>7:38</text:p>
          </table:table-cell>
          <table:table-cell table:formula="of:=VLOOKUP([.$A44]-DATE(YEAR([.$A44]);1;0);[$Sun.A$2:$Sun.C$367];3)" office:value-type="time" office:time-value="PT17H41M00S" calcext:value-type="time">
            <text:p>17:41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time" office:time-value="PT07H38M00S" calcext:value-type="time">
            <text:p>7:38</text:p>
          </table:table-cell>
          <table:table-cell table:style-name="ce18" table:formula="of:=VLOOKUP([.$A45]-DATE(YEAR([.$A45]);1;0);[$Sun.A$2:$Sun.C$367];3)" office:value-type="time" office:time-value="PT17H41M00S" calcext:value-type="time">
            <text:p>17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time" office:time-value="PT07H38M00S" calcext:value-type="time">
            <text:p>7:3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7:38:00" calcext:value-type="string">
            <text:p>2022-11-11T07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time" office:time-value="PT07H38M00S" calcext:value-type="time">
            <text:p>7:38</text:p>
          </table:table-cell>
          <table:table-cell table:formula="of:=VLOOKUP([.$A46]-DATE(YEAR([.$A46]);1;0);[$Sun.A$2:$Sun.C$367];3)" office:value-type="time" office:time-value="PT17H41M00S" calcext:value-type="time">
            <text:p>17:41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time" office:time-value="PT07H40M00S" calcext:value-type="time">
            <text:p>7:40</text:p>
          </table:table-cell>
          <table:table-cell table:formula="of:=VLOOKUP([.$A47]-DATE(YEAR([.$A47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time" office:time-value="PT07H40M00S" calcext:value-type="time">
            <text:p>7:40</text:p>
          </table:table-cell>
          <table:table-cell table:formula="of:=VLOOKUP([.$A48]-DATE(YEAR([.$A4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time" office:time-value="PT07H40M00S" calcext:value-type="time">
            <text:p>7:4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7:40:00" calcext:value-type="string">
            <text:p>2022-11-13T07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time" office:time-value="PT07H42M00S" calcext:value-type="time">
            <text:p>7:42</text:p>
          </table:table-cell>
          <table:table-cell table:style-name="ce18" table:formula="of:=VLOOKUP([.$A49]-DATE(YEAR([.$A49]);1;0);[$Sun.A$2:$Sun.C$367];3)" office:value-type="time" office:time-value="PT17H38M00S" calcext:value-type="time">
            <text:p>17:3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7:42:00" calcext:value-type="string">
            <text:p>2022-11-14T07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time" office:time-value="PT07H44M00S" calcext:value-type="time">
            <text:p>7:44</text:p>
          </table:table-cell>
          <table:table-cell table:style-name="ce18" table:formula="of:=VLOOKUP([.$A50]-DATE(YEAR([.$A50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time" office:time-value="PT07H44M00S" calcext:value-type="time">
            <text:p>7:4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7:44:00" calcext:value-type="string">
            <text:p>2022-11-16T07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time" office:time-value="PT07H46M00S" calcext:value-type="time">
            <text:p>7:46</text:p>
          </table:table-cell>
          <table:table-cell table:style-name="ce18" table:formula="of:=VLOOKUP([.$A51]-DATE(YEAR([.$A51]);1;0);[$Sun.A$2:$Sun.C$367];3)" office:value-type="time" office:time-value="PT17H35M00S" calcext:value-type="time">
            <text:p>17:3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7:46:00" calcext:value-type="string">
            <text:p>2022-11-18T07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time" office:time-value="PT07H49M00S" calcext:value-type="time">
            <text:p>7:49</text:p>
          </table:table-cell>
          <table:table-cell table:formula="of:=VLOOKUP([.$A52]-DATE(YEAR([.$A5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time" office:time-value="PT07H49M00S" calcext:value-type="time">
            <text:p>7:49</text:p>
          </table:table-cell>
          <table:table-cell table:formula="of:=VLOOKUP([.$A53]-DATE(YEAR([.$A53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time" office:time-value="PT07H49M00S" calcext:value-type="time">
            <text:p>7:4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7:49:00" calcext:value-type="string">
            <text:p>2022-11-20T07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time" office:time-value="PT07H50M00S" calcext:value-type="time">
            <text:p>7:50</text:p>
          </table:table-cell>
          <table:table-cell table:style-name="ce18" table:formula="of:=VLOOKUP([.$A54]-DATE(YEAR([.$A54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time" office:time-value="PT07H50M00S" calcext:value-type="time">
            <text:p>7:5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7:50:00" calcext:value-type="string">
            <text:p>2022-11-21T07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time" office:time-value="PT07H52M00S" calcext:value-type="time">
            <text:p>7:52</text:p>
          </table:table-cell>
          <table:table-cell table:style-name="ce18" table:formula="of:=VLOOKUP([.$A55]-DATE(YEAR([.$A55]);1;0);[$Sun.A$2:$Sun.C$367];3)" office:value-type="time" office:time-value="PT17H32M00S" calcext:value-type="time">
            <text:p>17:3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time" office:time-value="PT07H52M00S" calcext:value-type="time">
            <text:p>7:5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7:52:00" calcext:value-type="string">
            <text:p>2022-11-23T07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time" office:time-value="PT07H53M00S" calcext:value-type="time">
            <text:p>7:53</text:p>
          </table:table-cell>
          <table:table-cell table:formula="of:=VLOOKUP([.$A56]-DATE(YEAR([.$A56]);1;0);[$Sun.A$2:$Sun.C$367];3)" office:value-type="time" office:time-value="PT17H32M00S" calcext:value-type="time">
            <text:p>17:32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time" office:time-value="PT07H53M00S" calcext:value-type="time">
            <text:p>7:53</text:p>
          </table:table-cell>
          <table:table-cell table:formula="of:=VLOOKUP([.$A57]-DATE(YEAR([.$A57]);1;0);[$Sun.A$2:$Sun.C$367];3)" office:value-type="time" office:time-value="PT17H32M00S" calcext:value-type="time">
            <text:p>17:32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time" office:time-value="PT07H54M00S" calcext:value-type="time">
            <text:p>7:54</text:p>
          </table:table-cell>
          <table:table-cell table:style-name="ce18" table:formula="of:=VLOOKUP([.$A58]-DATE(YEAR([.$A58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time" office:time-value="PT07H54M00S" calcext:value-type="time">
            <text:p>7:5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7:54:00" calcext:value-type="string">
            <text:p>2022-11-25T07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time" office:time-value="PT07H56M00S" calcext:value-type="time">
            <text:p>7:56</text:p>
          </table:table-cell>
          <table:table-cell table:formula="of:=VLOOKUP([.$A59]-DATE(YEAR([.$A59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time" office:time-value="PT07H56M00S" calcext:value-type="time">
            <text:p>7:56</text:p>
          </table:table-cell>
          <table:table-cell table:formula="of:=VLOOKUP([.$A60]-DATE(YEAR([.$A60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time" office:time-value="PT07H56M00S" calcext:value-type="time">
            <text:p>7:56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7:56:00" calcext:value-type="string">
            <text:p>2022-11-27T07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time" office:time-value="PT07H57M00S" calcext:value-type="time">
            <text:p>7:57</text:p>
          </table:table-cell>
          <table:table-cell table:style-name="ce18" table:formula="of:=VLOOKUP([.$A61]-DATE(YEAR([.$A61]);1;0);[$Sun.A$2:$Sun.C$367];3)" office:value-type="time" office:time-value="PT17H30M00S" calcext:value-type="time">
            <text:p>17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7:57:00" calcext:value-type="string">
            <text:p>2022-11-28T07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time" office:time-value="PT07H59M00S" calcext:value-type="time">
            <text:p>7:59</text:p>
          </table:table-cell>
          <table:table-cell table:style-name="ce18" table:formula="of:=VLOOKUP([.$A62]-DATE(YEAR([.$A6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time" office:time-value="PT07H59M00S" calcext:value-type="time">
            <text:p>7:5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7:59:00" calcext:value-type="string">
            <text:p>2022-11-30T07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time" office:time-value="PT08H01M00S" calcext:value-type="time">
            <text:p>8:01</text:p>
          </table:table-cell>
          <table:table-cell table:style-name="ce18" table:formula="of:=VLOOKUP([.$A63]-DATE(YEAR([.$A6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time" office:time-value="PT08H01M00S" calcext:value-type="time">
            <text:p>8:0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8:01:00" calcext:value-type="string">
            <text:p>2022-12-02T08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time" office:time-value="PT08H03M00S" calcext:value-type="time">
            <text:p>8:03</text:p>
          </table:table-cell>
          <table:table-cell table:formula="of:=VLOOKUP([.$A64]-DATE(YEAR([.$A64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time" office:time-value="PT08H03M00S" calcext:value-type="time">
            <text:p>8:03</text:p>
          </table:table-cell>
          <table:table-cell table:formula="of:=VLOOKUP([.$A65]-DATE(YEAR([.$A65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time" office:time-value="PT08H03M00S" calcext:value-type="time">
            <text:p>8:0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8:03:00" calcext:value-type="string">
            <text:p>2022-12-04T08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time" office:time-value="PT08H04M00S" calcext:value-type="time">
            <text:p>8:04</text:p>
          </table:table-cell>
          <table:table-cell table:style-name="ce18" table:formula="of:=VLOOKUP([.$A66]-DATE(YEAR([.$A66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time" office:time-value="PT08H04M00S" calcext:value-type="time">
            <text:p>8:0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8:04:00" calcext:value-type="string">
            <text:p>2022-12-05T08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time" office:time-value="PT08H06M00S" calcext:value-type="time">
            <text:p>8:06</text:p>
          </table:table-cell>
          <table:table-cell table:style-name="ce18" table:formula="of:=VLOOKUP([.$A67]-DATE(YEAR([.$A67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time" office:time-value="PT08H06M00S" calcext:value-type="time">
            <text:p>8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8:06:00" calcext:value-type="string">
            <text:p>2022-12-07T08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time" office:time-value="PT08H08M00S" calcext:value-type="time">
            <text:p>8:08</text:p>
          </table:table-cell>
          <table:table-cell table:style-name="ce18" table:formula="of:=VLOOKUP([.$A68]-DATE(YEAR([.$A68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time" office:time-value="PT08H08M00S" calcext:value-type="time">
            <text:p>8:0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8:08:00" calcext:value-type="string">
            <text:p>2022-12-09T08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time" office:time-value="PT08H10M00S" calcext:value-type="time">
            <text:p>8:10</text:p>
          </table:table-cell>
          <table:table-cell table:formula="of:=VLOOKUP([.$A69]-DATE(YEAR([.$A69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time" office:time-value="PT08H10M00S" calcext:value-type="time">
            <text:p>8:10</text:p>
          </table:table-cell>
          <table:table-cell table:formula="of:=VLOOKUP([.$A70]-DATE(YEAR([.$A70]);1;0);[$Sun.A$2:$Sun.C$367];3)" office:value-type="time" office:time-value="PT17H28M00S" calcext:value-type="time">
            <text:p>17:28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time" office:time-value="PT08H10M00S" calcext:value-type="time">
            <text:p>8:1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8:10:00" calcext:value-type="string">
            <text:p>2022-12-11T08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time" office:time-value="PT08H10M00S" calcext:value-type="time">
            <text:p>8:10</text:p>
          </table:table-cell>
          <table:table-cell table:style-name="ce18" table:formula="of:=VLOOKUP([.$A71]-DATE(YEAR([.$A71]);1;0);[$Sun.A$2:$Sun.C$367];3)" office:value-type="time" office:time-value="PT17H28M00S" calcext:value-type="time">
            <text:p>17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time" office:time-value="PT08H10M00S" calcext:value-type="time">
            <text:p>8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8:10:00" calcext:value-type="string">
            <text:p>2022-12-12T08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time" office:time-value="PT08H12M00S" calcext:value-type="time">
            <text:p>8:12</text:p>
          </table:table-cell>
          <table:table-cell table:style-name="ce18" table:formula="of:=VLOOKUP([.$A72]-DATE(YEAR([.$A72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time" office:time-value="PT08H12M00S" calcext:value-type="time">
            <text:p>8:1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8:12:00" calcext:value-type="string">
            <text:p>2022-12-14T08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time" office:time-value="PT08H13M00S" calcext:value-type="time">
            <text:p>8:13</text:p>
          </table:table-cell>
          <table:table-cell table:style-name="ce18" table:formula="of:=VLOOKUP([.$A73]-DATE(YEAR([.$A73]);1;0);[$Sun.A$2:$Sun.C$367];3)" office:value-type="time" office:time-value="PT17H29M00S" calcext:value-type="time">
            <text:p>17:2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8:13:00" calcext:value-type="string">
            <text:p>2022-12-16T08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time" office:time-value="PT08H14M00S" calcext:value-type="time">
            <text:p>8:14</text:p>
          </table:table-cell>
          <table:table-cell table:formula="of:=VLOOKUP([.$A74]-DATE(YEAR([.$A74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time" office:time-value="PT08H14M00S" calcext:value-type="time">
            <text:p>8:14</text:p>
          </table:table-cell>
          <table:table-cell table:formula="of:=VLOOKUP([.$A75]-DATE(YEAR([.$A75]);1;0);[$Sun.A$2:$Sun.C$367];3)" office:value-type="time" office:time-value="PT17H30M00S" calcext:value-type="time">
            <text:p>17:3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time" office:time-value="PT08H14M00S" calcext:value-type="time">
            <text:p>8:14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8:14:00" calcext:value-type="string">
            <text:p>2022-12-18T08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time" office:time-value="PT08H15M00S" calcext:value-type="time">
            <text:p>8:15</text:p>
          </table:table-cell>
          <table:table-cell table:style-name="ce18" table:formula="of:=VLOOKUP([.$A76]-DATE(YEAR([.$A76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8:15:00" calcext:value-type="string">
            <text:p>2022-12-19T08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time" office:time-value="PT08H16M00S" calcext:value-type="time">
            <text:p>8:16</text:p>
          </table:table-cell>
          <table:table-cell table:style-name="ce18" table:formula="of:=VLOOKUP([.$A77]-DATE(YEAR([.$A77]);1;0);[$Sun.A$2:$Sun.C$367];3)" office:value-type="time" office:time-value="PT17H31M00S" calcext:value-type="time">
            <text:p>17:3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8:16:00" calcext:value-type="string">
            <text:p>2022-12-21T08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time" office:time-value="PT08H17M00S" calcext:value-type="time">
            <text:p>8:17</text:p>
          </table:table-cell>
          <table:table-cell table:style-name="ce18" table:formula="of:=VLOOKUP([.$A78]-DATE(YEAR([.$A78]);1;0);[$Sun.A$2:$Sun.C$367];3)" office:value-type="time" office:time-value="PT17H33M00S" calcext:value-type="time">
            <text:p>17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8:17:00" calcext:value-type="string">
            <text:p>2022-12-23T08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time" office:time-value="PT08H17M00S" calcext:value-type="time">
            <text:p>8:17</text:p>
          </table:table-cell>
          <table:table-cell table:formula="of:=VLOOKUP([.$A79]-DATE(YEAR([.$A79]);1;0);[$Sun.A$2:$Sun.C$367];3)" office:value-type="time" office:time-value="PT17H33M00S" calcext:value-type="time">
            <text:p>17:33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time" office:time-value="PT08H18M00S" calcext:value-type="time">
            <text:p>8:18</text:p>
          </table:table-cell>
          <table:table-cell table:formula="of:=VLOOKUP([.$A80]-DATE(YEAR([.$A80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time" office:time-value="PT08H18M00S" calcext:value-type="time">
            <text:p>8:18</text:p>
          </table:table-cell>
          <table:table-cell table:formula="of:=VLOOKUP([.$A81]-DATE(YEAR([.$A81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time" office:time-value="PT08H18M00S" calcext:value-type="time">
            <text:p>8:18</text:p>
          </table:table-cell>
          <table:table-cell table:formula="of:=VLOOKUP([.$A82]-DATE(YEAR([.$A82]);1;0);[$Sun.A$2:$Sun.C$367];3)" office:value-type="time" office:time-value="PT17H34M00S" calcext:value-type="time">
            <text:p>17:34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time" office:time-value="PT08H18M00S" calcext:value-type="time">
            <text:p>8:1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8:18:00" calcext:value-type="string">
            <text:p>2022-12-25T08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time" office:time-value="PT08H18M00S" calcext:value-type="time">
            <text:p>8:18</text:p>
          </table:table-cell>
          <table:table-cell table:formula="of:=VLOOKUP([.$A83]-DATE(YEAR([.$A83]);1;0);[$Sun.A$2:$Sun.C$367];3)" office:value-type="time" office:time-value="PT17H34M00S" calcext:value-type="time">
            <text:p>17:34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time" office:time-value="PT08H18M00S" calcext:value-type="time">
            <text:p>8:18</text:p>
          </table:table-cell>
          <table:table-cell table:style-name="ce18" table:formula="of:=VLOOKUP([.$A84]-DATE(YEAR([.$A84]);1;0);[$Sun.A$2:$Sun.C$367];3)" office:value-type="time" office:time-value="PT17H34M00S" calcext:value-type="time">
            <text:p>17:3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time" office:time-value="PT08H19M00S" calcext:value-type="time">
            <text:p>8:19</text:p>
          </table:table-cell>
          <table:table-cell table:style-name="ce18" table:formula="of:=VLOOKUP([.$A85]-DATE(YEAR([.$A85]);1;0);[$Sun.A$2:$Sun.C$367];3)" office:value-type="time" office:time-value="PT17H36M00S" calcext:value-type="time">
            <text:p>17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8:19:00" calcext:value-type="string">
            <text:p>2022-12-28T08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time" office:time-value="PT08H19M00S" calcext:value-type="time">
            <text:p>8:19</text:p>
          </table:table-cell>
          <table:table-cell table:style-name="ce18" table:formula="of:=VLOOKUP([.$A86]-DATE(YEAR([.$A86]);1;0);[$Sun.A$2:$Sun.C$367];3)" office:value-type="time" office:time-value="PT17H37M00S" calcext:value-type="time">
            <text:p>17:3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8:19:00" calcext:value-type="string">
            <text:p>2022-12-30T08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time" office:time-value="PT08H19M00S" calcext:value-type="time">
            <text:p>8:19</text:p>
          </table:table-cell>
          <table:table-cell table:formula="of:=VLOOKUP([.$A87]-DATE(YEAR([.$A87]);1;0);[$Sun.A$2:$Sun.C$367];3)" office:value-type="time" office:time-value="PT17H38M00S" calcext:value-type="time">
            <text:p>17:38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time" office:time-value="PT08H19M00S" calcext:value-type="time">
            <text:p>8:19</text:p>
          </table:table-cell>
          <table:table-cell table:formula="of:=VLOOKUP([.$A88]-DATE(YEAR([.$A88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time" office:time-value="PT08H19M00S" calcext:value-type="time">
            <text:p>8:19</text:p>
          </table:table-cell>
          <table:table-cell table:formula="of:=VLOOKUP([.$A89]-DATE(YEAR([.$A89]);1;0);[$Sun.A$2:$Sun.C$367];3)" office:value-type="time" office:time-value="PT17H39M00S" calcext:value-type="time">
            <text:p>17:39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8:19:00" calcext:value-type="string">
            <text:p>2023-01-01T08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time" office:time-value="PT08H19M00S" calcext:value-type="time">
            <text:p>8:19</text:p>
          </table:table-cell>
          <table:table-cell table:formula="of:=VLOOKUP([.$A90]-DATE(YEAR([.$A90]);1;0);[$Sun.A$2:$Sun.C$367];3)" office:value-type="time" office:time-value="PT17H39M00S" calcext:value-type="time">
            <text:p>17:39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time" office:time-value="PT08H20M00S" calcext:value-type="time">
            <text:p>8:20</text:p>
          </table:table-cell>
          <table:table-cell table:formula="of:=VLOOKUP([.$A91]-DATE(YEAR([.$A91]);1;0);[$Sun.A$2:$Sun.C$367];3)" office:value-type="time" office:time-value="PT17H40M00S" calcext:value-type="time">
            <text:p>17:4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time" office:time-value="PT08H20M00S" calcext:value-type="time">
            <text:p>8:20</text:p>
          </table:table-cell>
          <table:table-cell table:style-name="ce18" table:formula="of:=VLOOKUP([.$A92]-DATE(YEAR([.$A92]);1;0);[$Sun.A$2:$Sun.C$367];3)" office:value-type="time" office:time-value="PT17H40M00S" calcext:value-type="time">
            <text:p>17:4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time" office:time-value="PT08H20M00S" calcext:value-type="time">
            <text:p>8:20</text:p>
          </table:table-cell>
          <table:table-cell table:style-name="ce18" table:formula="of:=VLOOKUP([.$A93]-DATE(YEAR([.$A93]);1;0);[$Sun.A$2:$Sun.C$367];3)" office:value-type="time" office:time-value="PT17H42M00S" calcext:value-type="time">
            <text:p>17:4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time" office:time-value="PT08H20M00S" calcext:value-type="time">
            <text:p>8:2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8:20:00" calcext:value-type="string">
            <text:p>2023-01-04T08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time" office:time-value="PT08H19M00S" calcext:value-type="time">
            <text:p>8:19</text:p>
          </table:table-cell>
          <table:table-cell table:style-name="ce18" table:formula="of:=VLOOKUP([.$A94]-DATE(YEAR([.$A94]);1;0);[$Sun.A$2:$Sun.C$367];3)" office:value-type="time" office:time-value="PT17H44M00S" calcext:value-type="time">
            <text:p>17:4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8:19:00" calcext:value-type="string">
            <text:p>2023-01-06T08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time" office:time-value="PT08H19M00S" calcext:value-type="time">
            <text:p>8:19</text:p>
          </table:table-cell>
          <table:table-cell table:formula="of:=VLOOKUP([.$A95]-DATE(YEAR([.$A95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time" office:time-value="PT08H19M00S" calcext:value-type="time">
            <text:p>8:19</text:p>
          </table:table-cell>
          <table:table-cell table:formula="of:=VLOOKUP([.$A96]-DATE(YEAR([.$A96]);1;0);[$Sun.A$2:$Sun.C$367];3)" office:value-type="time" office:time-value="PT17H46M00S" calcext:value-type="time">
            <text:p>17:46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time" office:time-value="PT08H19M00S" calcext:value-type="time">
            <text:p>8:19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8:19:00" calcext:value-type="string">
            <text:p>2023-01-08T08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time" office:time-value="PT08H19M00S" calcext:value-type="time">
            <text:p>8:19</text:p>
          </table:table-cell>
          <table:table-cell table:style-name="ce18" table:formula="of:=VLOOKUP([.$A97]-DATE(YEAR([.$A97]);1;0);[$Sun.A$2:$Sun.C$367];3)" office:value-type="time" office:time-value="PT17H47M00S" calcext:value-type="time">
            <text:p>17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8:19:00" calcext:value-type="string">
            <text:p>2023-01-09T08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time" office:time-value="PT08H19M00S" calcext:value-type="time">
            <text:p>8:19</text:p>
          </table:table-cell>
          <table:table-cell table:style-name="ce18" table:formula="of:=VLOOKUP([.$A98]-DATE(YEAR([.$A98]);1;0);[$Sun.A$2:$Sun.C$367];3)" office:value-type="time" office:time-value="PT17H49M00S" calcext:value-type="time">
            <text:p>17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time" office:time-value="PT08H19M00S" calcext:value-type="time">
            <text:p>8:1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8:19:00" calcext:value-type="string">
            <text:p>2023-01-11T08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time" office:time-value="PT08H18M00S" calcext:value-type="time">
            <text:p>8:18</text:p>
          </table:table-cell>
          <table:table-cell table:style-name="ce18" table:formula="of:=VLOOKUP([.$A99]-DATE(YEAR([.$A99]);1;0);[$Sun.A$2:$Sun.C$367];3)" office:value-type="time" office:time-value="PT17H51M00S" calcext:value-type="time">
            <text:p>17:5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time" office:time-value="PT08H18M00S" calcext:value-type="time">
            <text:p>8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8:18:00" calcext:value-type="string">
            <text:p>2023-01-13T08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time" office:time-value="PT08H17M00S" calcext:value-type="time">
            <text:p>8:17</text:p>
          </table:table-cell>
          <table:table-cell table:formula="of:=VLOOKUP([.$A100]-DATE(YEAR([.$A100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time" office:time-value="PT08H17M00S" calcext:value-type="time">
            <text:p>8:17</text:p>
          </table:table-cell>
          <table:table-cell table:formula="of:=VLOOKUP([.$A101]-DATE(YEAR([.$A101]);1;0);[$Sun.A$2:$Sun.C$367];3)" office:value-type="time" office:time-value="PT17H53M00S" calcext:value-type="time">
            <text:p>17:53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time" office:time-value="PT08H17M00S" calcext:value-type="time">
            <text:p>8:17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8:17:00" calcext:value-type="string">
            <text:p>2023-01-15T08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time" office:time-value="PT08H17M00S" calcext:value-type="time">
            <text:p>8:17</text:p>
          </table:table-cell>
          <table:table-cell table:style-name="ce18" table:formula="of:=VLOOKUP([.$A102]-DATE(YEAR([.$A102]);1;0);[$Sun.A$2:$Sun.C$367];3)" office:value-type="time" office:time-value="PT17H54M00S" calcext:value-type="time">
            <text:p>17:5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time" office:time-value="PT08H17M00S" calcext:value-type="time">
            <text:p>8:1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8:17:00" calcext:value-type="string">
            <text:p>2023-01-16T08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time" office:time-value="PT08H16M00S" calcext:value-type="time">
            <text:p>8:16</text:p>
          </table:table-cell>
          <table:table-cell table:style-name="ce18" table:formula="of:=VLOOKUP([.$A103]-DATE(YEAR([.$A103]);1;0);[$Sun.A$2:$Sun.C$367];3)" office:value-type="time" office:time-value="PT17H56M00S" calcext:value-type="time">
            <text:p>17:5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time" office:time-value="PT08H16M00S" calcext:value-type="time">
            <text:p>8:1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8:16:00" calcext:value-type="string">
            <text:p>2023-01-18T08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time" office:time-value="PT08H15M00S" calcext:value-type="time">
            <text:p>8:15</text:p>
          </table:table-cell>
          <table:table-cell table:style-name="ce18" table:formula="of:=VLOOKUP([.$A104]-DATE(YEAR([.$A104]);1;0);[$Sun.A$2:$Sun.C$367];3)" office:value-type="time" office:time-value="PT17H59M00S" calcext:value-type="time">
            <text:p>17:5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time" office:time-value="PT08H15M00S" calcext:value-type="time">
            <text:p>8:1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8:15:00" calcext:value-type="string">
            <text:p>2023-01-20T08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time" office:time-value="PT08H13M00S" calcext:value-type="time">
            <text:p>8:13</text:p>
          </table:table-cell>
          <table:table-cell table:formula="of:=VLOOKUP([.$A105]-DATE(YEAR([.$A105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time" office:time-value="PT08H13M00S" calcext:value-type="time">
            <text:p>8:13</text:p>
          </table:table-cell>
          <table:table-cell table:formula="of:=VLOOKUP([.$A106]-DATE(YEAR([.$A106]);1;0);[$Sun.A$2:$Sun.C$367];3)" office:value-type="time" office:time-value="PT18H01M00S" calcext:value-type="time">
            <text:p>18:01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time" office:time-value="PT08H13M00S" calcext:value-type="time">
            <text:p>8:1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8:13:00" calcext:value-type="string">
            <text:p>2023-01-22T08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time" office:time-value="PT08H13M00S" calcext:value-type="time">
            <text:p>8:13</text:p>
          </table:table-cell>
          <table:table-cell table:style-name="ce18" table:formula="of:=VLOOKUP([.$A107]-DATE(YEAR([.$A107]);1;0);[$Sun.A$2:$Sun.C$367];3)" office:value-type="time" office:time-value="PT18H02M00S" calcext:value-type="time">
            <text:p>18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time" office:time-value="PT08H13M00S" calcext:value-type="time">
            <text:p>8:1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8:13:00" calcext:value-type="string">
            <text:p>2023-01-23T08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time" office:time-value="PT08H11M00S" calcext:value-type="time">
            <text:p>8:11</text:p>
          </table:table-cell>
          <table:table-cell table:style-name="ce18" table:formula="of:=VLOOKUP([.$A108]-DATE(YEAR([.$A108]);1;0);[$Sun.A$2:$Sun.C$367];3)" office:value-type="time" office:time-value="PT18H05M00S" calcext:value-type="time">
            <text:p>18:0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time" office:time-value="PT08H11M00S" calcext:value-type="time">
            <text:p>8:1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8:11:00" calcext:value-type="string">
            <text:p>2023-01-25T08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time" office:time-value="PT08H09M00S" calcext:value-type="time">
            <text:p>8:09</text:p>
          </table:table-cell>
          <table:table-cell table:style-name="ce18" table:formula="of:=VLOOKUP([.$A109]-DATE(YEAR([.$A109]);1;0);[$Sun.A$2:$Sun.C$367];3)" office:value-type="time" office:time-value="PT18H07M00S" calcext:value-type="time">
            <text:p>18:0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time" office:time-value="PT08H09M00S" calcext:value-type="time">
            <text:p>8:0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8:09:00" calcext:value-type="string">
            <text:p>2023-01-27T08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time" office:time-value="PT08H08M00S" calcext:value-type="time">
            <text:p>8:08</text:p>
          </table:table-cell>
          <table:table-cell table:formula="of:=VLOOKUP([.$A110]-DATE(YEAR([.$A110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time" office:time-value="PT08H08M00S" calcext:value-type="time">
            <text:p>8:08</text:p>
          </table:table-cell>
          <table:table-cell table:formula="of:=VLOOKUP([.$A111]-DATE(YEAR([.$A111]);1;0);[$Sun.A$2:$Sun.C$367];3)" office:value-type="time" office:time-value="PT18H10M00S" calcext:value-type="time">
            <text:p>18:1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time" office:time-value="PT08H08M00S" calcext:value-type="time">
            <text:p>8:0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8:08:00" calcext:value-type="string">
            <text:p>2023-01-29T08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time" office:time-value="PT08H07M00S" calcext:value-type="time">
            <text:p>8:07</text:p>
          </table:table-cell>
          <table:table-cell table:style-name="ce18" table:formula="of:=VLOOKUP([.$A112]-DATE(YEAR([.$A112]);1;0);[$Sun.A$2:$Sun.C$367];3)" office:value-type="time" office:time-value="PT18H11M00S" calcext:value-type="time">
            <text:p>18:1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time" office:time-value="PT08H07M00S" calcext:value-type="time">
            <text:p>8:0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8:07:00" calcext:value-type="string">
            <text:p>2023-01-30T08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time" office:time-value="PT08H05M00S" calcext:value-type="time">
            <text:p>8:05</text:p>
          </table:table-cell>
          <table:table-cell table:style-name="ce18" table:formula="of:=VLOOKUP([.$A113]-DATE(YEAR([.$A113]);1;0);[$Sun.A$2:$Sun.C$367];3)" office:value-type="time" office:time-value="PT18H13M00S" calcext:value-type="time">
            <text:p>18:1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time" office:time-value="PT08H05M00S" calcext:value-type="time">
            <text:p>8:0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8:05:00" calcext:value-type="string">
            <text:p>2023-02-01T08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time" office:time-value="PT08H03M00S" calcext:value-type="time">
            <text:p>8:03</text:p>
          </table:table-cell>
          <table:table-cell table:style-name="ce18" table:formula="of:=VLOOKUP([.$A114]-DATE(YEAR([.$A114]);1;0);[$Sun.A$2:$Sun.C$367];3)" office:value-type="time" office:time-value="PT18H16M00S" calcext:value-type="time">
            <text:p>18:1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time" office:time-value="PT08H03M00S" calcext:value-type="time">
            <text:p>8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8:03:00" calcext:value-type="string">
            <text:p>2023-02-03T08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time" office:time-value="PT08H01M00S" calcext:value-type="time">
            <text:p>8:01</text:p>
          </table:table-cell>
          <table:table-cell table:formula="of:=VLOOKUP([.$A115]-DATE(YEAR([.$A115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time" office:time-value="PT08H01M00S" calcext:value-type="time">
            <text:p>8:01</text:p>
          </table:table-cell>
          <table:table-cell table:formula="of:=VLOOKUP([.$A116]-DATE(YEAR([.$A116]);1;0);[$Sun.A$2:$Sun.C$367];3)" office:value-type="time" office:time-value="PT18H18M00S" calcext:value-type="time">
            <text:p>18:18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time" office:time-value="PT08H01M00S" calcext:value-type="time">
            <text:p>8:0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8:01:00" calcext:value-type="string">
            <text:p>2023-02-05T08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time" office:time-value="PT08H00M00S" calcext:value-type="time">
            <text:p>8:00</text:p>
          </table:table-cell>
          <table:table-cell table:style-name="ce18" table:formula="of:=VLOOKUP([.$A117]-DATE(YEAR([.$A117]);1;0);[$Sun.A$2:$Sun.C$367];3)" office:value-type="time" office:time-value="PT18H20M00S" calcext:value-type="time">
            <text:p>18:2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time" office:time-value="PT08H00M00S" calcext:value-type="time">
            <text:p>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8:00:00" calcext:value-type="string">
            <text:p>2023-02-06T08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time" office:time-value="PT07H57M00S" calcext:value-type="time">
            <text:p>7:57</text:p>
          </table:table-cell>
          <table:table-cell table:style-name="ce18" table:formula="of:=VLOOKUP([.$A118]-DATE(YEAR([.$A118]);1;0);[$Sun.A$2:$Sun.C$367];3)" office:value-type="time" office:time-value="PT18H22M00S" calcext:value-type="time">
            <text:p>18:2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time" office:time-value="PT07H57M00S" calcext:value-type="time">
            <text:p>7:57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7:57:00" calcext:value-type="string">
            <text:p>2023-02-08T07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time" office:time-value="PT07H55M00S" calcext:value-type="time">
            <text:p>7:55</text:p>
          </table:table-cell>
          <table:table-cell table:style-name="ce18" table:formula="of:=VLOOKUP([.$A119]-DATE(YEAR([.$A119]);1;0);[$Sun.A$2:$Sun.C$367];3)" office:value-type="time" office:time-value="PT18H24M00S" calcext:value-type="time">
            <text:p>18:2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time" office:time-value="PT07H55M00S" calcext:value-type="time">
            <text:p>7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7:55:00" calcext:value-type="string">
            <text:p>2023-02-10T07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time" office:time-value="PT07H53M00S" calcext:value-type="time">
            <text:p>7:53</text:p>
          </table:table-cell>
          <table:table-cell table:formula="of:=VLOOKUP([.$A120]-DATE(YEAR([.$A120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time" office:time-value="PT07H53M00S" calcext:value-type="time">
            <text:p>7:53</text:p>
          </table:table-cell>
          <table:table-cell table:formula="of:=VLOOKUP([.$A121]-DATE(YEAR([.$A121]);1;0);[$Sun.A$2:$Sun.C$367];3)" office:value-type="time" office:time-value="PT18H27M00S" calcext:value-type="time">
            <text:p>18:27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time" office:time-value="PT07H53M00S" calcext:value-type="time">
            <text:p>7:5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7:53:00" calcext:value-type="string">
            <text:p>2023-02-12T07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time" office:time-value="PT07H51M00S" calcext:value-type="time">
            <text:p>7:51</text:p>
          </table:table-cell>
          <table:table-cell table:style-name="ce18" table:formula="of:=VLOOKUP([.$A122]-DATE(YEAR([.$A122]);1;0);[$Sun.A$2:$Sun.C$367];3)" office:value-type="time" office:time-value="PT18H28M00S" calcext:value-type="time">
            <text:p>18:2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time" office:time-value="PT07H51M00S" calcext:value-type="time">
            <text:p>7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7:51:00" calcext:value-type="string">
            <text:p>2023-02-13T07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time" office:time-value="PT07H49M00S" calcext:value-type="time">
            <text:p>7:49</text:p>
          </table:table-cell>
          <table:table-cell table:style-name="ce18" table:formula="of:=VLOOKUP([.$A123]-DATE(YEAR([.$A123]);1;0);[$Sun.A$2:$Sun.C$367];3)" office:value-type="time" office:time-value="PT18H30M00S" calcext:value-type="time">
            <text:p>18:3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time" office:time-value="PT07H49M00S" calcext:value-type="time">
            <text:p>7:4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7:49:00" calcext:value-type="string">
            <text:p>2023-02-15T07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time" office:time-value="PT07H46M00S" calcext:value-type="time">
            <text:p>7:46</text:p>
          </table:table-cell>
          <table:table-cell table:style-name="ce18" table:formula="of:=VLOOKUP([.$A124]-DATE(YEAR([.$A124]);1;0);[$Sun.A$2:$Sun.C$367];3)" office:value-type="time" office:time-value="PT18H33M00S" calcext:value-type="time">
            <text:p>18:3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time" office:time-value="PT07H46M00S" calcext:value-type="time">
            <text:p>7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7:46:00" calcext:value-type="string">
            <text:p>2023-02-17T07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time" office:time-value="PT07H43M00S" calcext:value-type="time">
            <text:p>7:43</text:p>
          </table:table-cell>
          <table:table-cell table:formula="of:=VLOOKUP([.$A125]-DATE(YEAR([.$A125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time" office:time-value="PT07H43M00S" calcext:value-type="time">
            <text:p>7:43</text:p>
          </table:table-cell>
          <table:table-cell table:formula="of:=VLOOKUP([.$A126]-DATE(YEAR([.$A126]);1;0);[$Sun.A$2:$Sun.C$367];3)" office:value-type="time" office:time-value="PT18H35M00S" calcext:value-type="time">
            <text:p>18:35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time" office:time-value="PT07H43M00S" calcext:value-type="time">
            <text:p>7:4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7:43:00" calcext:value-type="string">
            <text:p>2023-02-19T07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time" office:time-value="PT07H42M00S" calcext:value-type="time">
            <text:p>7:42</text:p>
          </table:table-cell>
          <table:table-cell table:style-name="ce18" table:formula="of:=VLOOKUP([.$A127]-DATE(YEAR([.$A127]);1;0);[$Sun.A$2:$Sun.C$367];3)" office:value-type="time" office:time-value="PT18H36M00S" calcext:value-type="time">
            <text:p>18:36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time" office:time-value="PT07H42M00S" calcext:value-type="time">
            <text:p>7:4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7:42:00" calcext:value-type="string">
            <text:p>2023-02-20T07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time" office:time-value="PT07H39M00S" calcext:value-type="time">
            <text:p>7:39</text:p>
          </table:table-cell>
          <table:table-cell table:style-name="ce18" table:formula="of:=VLOOKUP([.$A128]-DATE(YEAR([.$A128]);1;0);[$Sun.A$2:$Sun.C$367];3)" office:value-type="time" office:time-value="PT18H39M00S" calcext:value-type="time">
            <text:p>18:3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time" office:time-value="PT07H39M00S" calcext:value-type="time">
            <text:p>7:3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7:39:00" calcext:value-type="string">
            <text:p>2023-02-22T07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time" office:time-value="PT07H36M00S" calcext:value-type="time">
            <text:p>7:36</text:p>
          </table:table-cell>
          <table:table-cell table:style-name="ce18" table:formula="of:=VLOOKUP([.$A129]-DATE(YEAR([.$A129]);1;0);[$Sun.A$2:$Sun.C$367];3)" office:value-type="time" office:time-value="PT18H41M00S" calcext:value-type="time">
            <text:p>18:41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time" office:time-value="PT07H36M00S" calcext:value-type="time">
            <text:p>7:3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7:36:00" calcext:value-type="string">
            <text:p>2023-02-24T07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time" office:time-value="PT07H33M00S" calcext:value-type="time">
            <text:p>7:33</text:p>
          </table:table-cell>
          <table:table-cell table:formula="of:=VLOOKUP([.$A130]-DATE(YEAR([.$A130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time" office:time-value="PT07H33M00S" calcext:value-type="time">
            <text:p>7:33</text:p>
          </table:table-cell>
          <table:table-cell table:formula="of:=VLOOKUP([.$A131]-DATE(YEAR([.$A131]);1;0);[$Sun.A$2:$Sun.C$367];3)" office:value-type="time" office:time-value="PT18H43M00S" calcext:value-type="time">
            <text:p>18:43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time" office:time-value="PT07H33M00S" calcext:value-type="time">
            <text:p>7:33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7:33:00" calcext:value-type="string">
            <text:p>2023-02-26T07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time" office:time-value="PT07H32M00S" calcext:value-type="time">
            <text:p>7:32</text:p>
          </table:table-cell>
          <table:table-cell table:style-name="ce18" table:formula="of:=VLOOKUP([.$A132]-DATE(YEAR([.$A132]);1;0);[$Sun.A$2:$Sun.C$367];3)" office:value-type="time" office:time-value="PT18H45M00S" calcext:value-type="time">
            <text:p>18:4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time" office:time-value="PT07H32M00S" calcext:value-type="time">
            <text:p>7:32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7:32:00" calcext:value-type="string">
            <text:p>2023-02-27T07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time" office:time-value="PT07H29M00S" calcext:value-type="time">
            <text:p>7:29</text:p>
          </table:table-cell>
          <table:table-cell table:style-name="ce18" table:formula="of:=VLOOKUP([.$A133]-DATE(YEAR([.$A133]);1;0);[$Sun.A$2:$Sun.C$367];3)" office:value-type="time" office:time-value="PT18H47M00S" calcext:value-type="time">
            <text:p>18:4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time" office:time-value="PT07H29M00S" calcext:value-type="time">
            <text:p>7:29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7:29:00" calcext:value-type="string">
            <text:p>2023-03-01T07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time" office:time-value="PT07H26M00S" calcext:value-type="time">
            <text:p>7:26</text:p>
          </table:table-cell>
          <table:table-cell table:style-name="ce18" table:formula="of:=VLOOKUP([.$A134]-DATE(YEAR([.$A134]);1;0);[$Sun.A$2:$Sun.C$367];3)" office:value-type="time" office:time-value="PT18H49M00S" calcext:value-type="time">
            <text:p>18:4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time" office:time-value="PT07H26M00S" calcext:value-type="time">
            <text:p>7:2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7:26:00" calcext:value-type="string">
            <text:p>2023-03-03T07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time" office:time-value="PT07H22M00S" calcext:value-type="time">
            <text:p>7:22</text:p>
          </table:table-cell>
          <table:table-cell table:formula="of:=VLOOKUP([.$A135]-DATE(YEAR([.$A135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time" office:time-value="PT07H22M00S" calcext:value-type="time">
            <text:p>7:22</text:p>
          </table:table-cell>
          <table:table-cell table:formula="of:=VLOOKUP([.$A136]-DATE(YEAR([.$A136]);1;0);[$Sun.A$2:$Sun.C$367];3)" office:value-type="time" office:time-value="PT18H51M00S" calcext:value-type="time">
            <text:p>18:51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time" office:time-value="PT07H22M00S" calcext:value-type="time">
            <text:p>7:22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7:22:00" calcext:value-type="string">
            <text:p>2023-03-05T07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time" office:time-value="PT07H21M00S" calcext:value-type="time">
            <text:p>7:21</text:p>
          </table:table-cell>
          <table:table-cell table:style-name="ce18" table:formula="of:=VLOOKUP([.$A137]-DATE(YEAR([.$A137]);1;0);[$Sun.A$2:$Sun.C$367];3)" office:value-type="time" office:time-value="PT18H53M00S" calcext:value-type="time">
            <text:p>18:53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time" office:time-value="PT07H21M00S" calcext:value-type="time">
            <text:p>7:2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7:21:00" calcext:value-type="string">
            <text:p>2023-03-06T07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time" office:time-value="PT07H18M00S" calcext:value-type="time">
            <text:p>7:18</text:p>
          </table:table-cell>
          <table:table-cell table:style-name="ce18" table:formula="of:=VLOOKUP([.$A138]-DATE(YEAR([.$A138]);1;0);[$Sun.A$2:$Sun.C$367];3)" office:value-type="time" office:time-value="PT18H55M00S" calcext:value-type="time">
            <text:p>18:5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time" office:time-value="PT07H18M00S" calcext:value-type="time">
            <text:p>7:1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7:18:00" calcext:value-type="string">
            <text:p>2023-03-08T07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time" office:time-value="PT07H14M00S" calcext:value-type="time">
            <text:p>7:14</text:p>
          </table:table-cell>
          <table:table-cell table:style-name="ce18" table:formula="of:=VLOOKUP([.$A139]-DATE(YEAR([.$A139]);1;0);[$Sun.A$2:$Sun.C$367];3)" office:value-type="time" office:time-value="PT18H57M00S" calcext:value-type="time">
            <text:p>18:5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time" office:time-value="PT07H14M00S" calcext:value-type="time">
            <text:p>7:14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time" office:time-value="PT07H11M00S" calcext:value-type="time">
            <text:p>7:11</text:p>
          </table:table-cell>
          <table:table-cell table:formula="of:=VLOOKUP([.$A140]-DATE(YEAR([.$A140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time" office:time-value="PT07H11M00S" calcext:value-type="time">
            <text:p>7:11</text:p>
          </table:table-cell>
          <table:table-cell table:formula="of:=VLOOKUP([.$A141]-DATE(YEAR([.$A141]);1;0);[$Sun.A$2:$Sun.C$367];3)" office:value-type="time" office:time-value="PT18H59M00S" calcext:value-type="time">
            <text:p>18:59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time" office:time-value="PT07H11M00S" calcext:value-type="time">
            <text:p>7:11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time" office:time-value="PT07H10M00S" calcext:value-type="time">
            <text:p>7:10</text:p>
          </table:table-cell>
          <table:table-cell table:style-name="ce18" table:formula="of:=VLOOKUP([.$A142]-DATE(YEAR([.$A142]);1;0);[$Sun.A$2:$Sun.C$367];3)" office:value-type="time" office:time-value="PT19H00M00S" calcext:value-type="time">
            <text:p>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time" office:time-value="PT07H10M00S" calcext:value-type="time">
            <text:p>7:1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time" office:time-value="PT07H06M00S" calcext:value-type="time">
            <text:p>7:06</text:p>
          </table:table-cell>
          <table:table-cell table:formula="of:=VLOOKUP([.$A143]-DATE(YEAR([.$A143]);1;0);[$Sun.A$2:$Sun.C$367];3)" office:value-type="time" office:time-value="PT19H02M00S" calcext:value-type="time">
            <text:p>19:02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time" office:time-value="PT07H06M00S" calcext:value-type="time">
            <text:p>7:06</text:p>
          </table:table-cell>
          <table:table-cell table:style-name="ce18" table:formula="of:=VLOOKUP([.$A144]-DATE(YEAR([.$A144]);1;0);[$Sun.A$2:$Sun.C$367];3)" office:value-type="time" office:time-value="PT19H02M00S" calcext:value-type="time">
            <text:p>19:0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time" office:time-value="PT07H06M00S" calcext:value-type="time">
            <text:p>7:0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time" office:time-value="PT07H03M00S" calcext:value-type="time">
            <text:p>7:03</text:p>
          </table:table-cell>
          <table:table-cell table:style-name="ce18" table:formula="of:=VLOOKUP([.$A145]-DATE(YEAR([.$A145]);1;0);[$Sun.A$2:$Sun.C$367];3)" office:value-type="time" office:time-value="PT19H04M00S" calcext:value-type="time">
            <text:p>19:04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time" office:time-value="PT07H03M00S" calcext:value-type="time">
            <text:p>7:0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time" office:time-value="PT07H00M00S" calcext:value-type="time">
            <text:p>7:00</text:p>
          </table:table-cell>
          <table:table-cell table:formula="of:=VLOOKUP([.$A146]-DATE(YEAR([.$A146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time" office:time-value="PT07H00M00S" calcext:value-type="time">
            <text:p>7:00</text:p>
          </table:table-cell>
          <table:table-cell table:formula="of:=VLOOKUP([.$A147]-DATE(YEAR([.$A147]);1;0);[$Sun.A$2:$Sun.C$367];3)" office:value-type="time" office:time-value="PT19H07M00S" calcext:value-type="time">
            <text:p>19:07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time" office:time-value="PT07H00M00S" calcext:value-type="time">
            <text:p>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time" office:time-value="PT06H58M00S" calcext:value-type="time">
            <text:p>6:58</text:p>
          </table:table-cell>
          <table:table-cell table:style-name="ce18" table:formula="of:=VLOOKUP([.$A148]-DATE(YEAR([.$A148]);1;0);[$Sun.A$2:$Sun.C$367];3)" office:value-type="time" office:time-value="PT19H08M00S" calcext:value-type="time">
            <text:p>19:08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time" office:time-value="PT06H58M00S" calcext:value-type="time">
            <text:p>6:58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time" office:time-value="PT06H55M00S" calcext:value-type="time">
            <text:p>6:55</text:p>
          </table:table-cell>
          <table:table-cell table:style-name="ce18" table:formula="of:=VLOOKUP([.$A149]-DATE(YEAR([.$A149]);1;0);[$Sun.A$2:$Sun.C$367];3)" office:value-type="time" office:time-value="PT19H10M00S" calcext:value-type="time">
            <text:p>19:1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time" office:time-value="PT06H55M00S" calcext:value-type="time">
            <text:p>6:55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time" office:time-value="PT06H51M00S" calcext:value-type="time">
            <text:p>6:51</text:p>
          </table:table-cell>
          <table:table-cell table:style-name="ce18" table:formula="of:=VLOOKUP([.$A150]-DATE(YEAR([.$A150]);1;0);[$Sun.A$2:$Sun.C$367];3)" office:value-type="time" office:time-value="PT19H12M00S" calcext:value-type="time">
            <text:p>19:12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time" office:time-value="PT06H51M00S" calcext:value-type="time">
            <text:p>6:51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time" office:time-value="PT06H48M00S" calcext:value-type="time">
            <text:p>6:48</text:p>
          </table:table-cell>
          <table:table-cell table:formula="of:=VLOOKUP([.$A151]-DATE(YEAR([.$A151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time" office:time-value="PT06H48M00S" calcext:value-type="time">
            <text:p>6:48</text:p>
          </table:table-cell>
          <table:table-cell table:formula="of:=VLOOKUP([.$A152]-DATE(YEAR([.$A152]);1;0);[$Sun.A$2:$Sun.C$367];3)" office:value-type="time" office:time-value="PT19H14M00S" calcext:value-type="time">
            <text:p>19:14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time" office:time-value="PT06H48M00S" calcext:value-type="time">
            <text:p>6:48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time" office:time-value="PT06H46M00S" calcext:value-type="time">
            <text:p>6:46</text:p>
          </table:table-cell>
          <table:table-cell table:style-name="ce18" table:formula="of:=VLOOKUP([.$A153]-DATE(YEAR([.$A153]);1;0);[$Sun.A$2:$Sun.C$367];3)" office:value-type="time" office:time-value="PT19H15M00S" calcext:value-type="time">
            <text:p>19:15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time" office:time-value="PT06H46M00S" calcext:value-type="time">
            <text:p>6:46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time" office:time-value="PT06H43M00S" calcext:value-type="time">
            <text:p>6:43</text:p>
          </table:table-cell>
          <table:table-cell table:style-name="ce18" table:formula="of:=VLOOKUP([.$A154]-DATE(YEAR([.$A154]);1;0);[$Sun.A$2:$Sun.C$367];3)" office:value-type="time" office:time-value="PT19H17M00S" calcext:value-type="time">
            <text:p>19:17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time" office:time-value="PT06H43M00S" calcext:value-type="time">
            <text:p>6:43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time" office:time-value="PT06H40M00S" calcext:value-type="time">
            <text:p>6:40</text:p>
          </table:table-cell>
          <table:table-cell table:style-name="ce18" table:formula="of:=VLOOKUP([.$A155]-DATE(YEAR([.$A155]);1;0);[$Sun.A$2:$Sun.C$367];3)" office:value-type="time" office:time-value="PT19H19M00S" calcext:value-type="time">
            <text:p>19:19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time" office:time-value="PT06H40M00S" calcext:value-type="time">
            <text:p>6:4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time" office:time-value="PT06H25M00S" calcext:value-type="time">
            <text:p>6:25</text:p>
          </table:table-cell>
          <table:table-cell table:formula="of:=VLOOKUP([.$A156]-DATE(YEAR([.$A156]);1;0);[$Sun.A$2:$Sun.C$367];3)" office:value-type="time" office:time-value="PT19H25M00S" calcext:value-type="time">
            <text:p>19:25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Old.A1:EventsOld.XFD1048576">
            <calcext:condition calcext:apply-style-name="TS-Walk-Style" calcext:value="formula-is([.$Q1]=&quot;Walkx&quot;)" calcext:base-cell-address="EventsOld.A1"/>
            <calcext:condition calcext:apply-style-name="TS-Walk-Tentative" calcext:value="formula-is([.$Q1]=&quot;Walkt&quot;)" calcext:base-cell-address="EventsOld.A1"/>
            <calcext:condition calcext:apply-style-name="TS-Walk-Hidden" calcext:value="formula-is([.$Q1]=&quot;Walk&quot;)" calcext:base-cell-address="EventsOld.A1"/>
            <calcext:condition calcext:apply-style-name="TS-Hike" calcext:value="formula-is([.$Q1]=&quot;Hikex&quot;)" calcext:base-cell-address="EventsOld.A1"/>
            <calcext:condition calcext:apply-style-name="TS-Hike-Tentative" calcext:value="formula-is([.$Q1]=&quot;Hiket&quot;)" calcext:base-cell-address="EventsOld.A1"/>
            <calcext:condition calcext:apply-style-name="TS-Hike-Hidden" calcext:value="formula-is([.$Q1]=&quot;Hike&quot;)" calcext:base-cell-address="EventsOld.A1"/>
            <calcext:condition calcext:apply-style-name="TS-Trip" calcext:value="formula-is([.$Q1]=&quot;Tripx&quot;)" calcext:base-cell-address="EventsOld.A1"/>
            <calcext:condition calcext:apply-style-name="TS-Trip-Tentative" calcext:value="formula-is([.$Q1]=&quot;Tript&quot;)" calcext:base-cell-address="EventsOld.A1"/>
            <calcext:condition calcext:apply-style-name="TS-Trip-Hidden" calcext:value="formula-is([.$Q1]=&quot;Trip&quot;)" calcext:base-cell-address="EventsOld.A1"/>
            <calcext:condition calcext:apply-style-name="TS-Holiday" calcext:value="formula-is([.$Q1]=&quot;Holidayx&quot;)" calcext:base-cell-address="EventsOld.A1"/>
            <calcext:condition calcext:apply-style-name="TS-Holiday-Tentative" calcext:value="formula-is([.$Q1]=&quot;Holidayt&quot;)" calcext:base-cell-address="EventsOld.A1"/>
            <calcext:condition calcext:apply-style-name="Untitled1" calcext:value="formula-is([.$Q1]=&quot;Holiday&quot;)" calcext:base-cell-address="EventsOld.A1"/>
            <calcext:condition calcext:apply-style-name="TS-Special" calcext:value="formula-is([.$Q1]=&quot;Specialx&quot;)" calcext:base-cell-address="EventsOld.A1"/>
            <calcext:condition calcext:apply-style-name="TS-Special-Tentative" calcext:value="formula-is([.$Q1]=&quot;Specialt&quot;)" calcext:base-cell-address="EventsOld.A1"/>
            <calcext:condition calcext:apply-style-name="TS-Special-Hidden" calcext:value="formula-is([.$Q1]=&quot;Special&quot;)" calcext:base-cell-address="EventsOld.A1"/>
          </calcext:conditional-format>
        </calcext:conditional-formats>
      </table:table>
      <table:named-expressions/>
      <table:database-ranges>
        <table:database-range table:name="__Anonymous_Sheet_DB__0" table:target-range-address="Events.A1:Events.V428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Holidays.A1:Holidays.E21">
          <table:sort>
            <table:sort-by table:field-number="3" table:data-type="automatic"/>
          </table:sort>
        </table:database-range>
        <table:database-range table:name="__Anonymous_Sheet_DB__5" table:target-range-address="EventsOld.A1:EventsOld.T15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1">
      <number:number number:decimal-places="11" number:min-decimal-places="11" number:min-integer-digits="1"/>
    </number:number-style>
    <number:number-style style:name="N170">
      <number:number number:decimal-places="18" number:min-decimal-places="18" number:min-integer-digits="1"/>
    </number:number-style>
    <number:number-style style:name="N169">
      <number:number number:decimal-places="1" number:min-decimal-places="1" number:min-integer-digits="1" number:grouping="true"/>
    </number:number-style>
    <number:number-style style:name="N168">
      <number:number number:decimal-places="12" number:min-decimal-places="12" number:min-integer-digits="1"/>
    </number:number-style>
    <number:number-style style:name="N167">
      <number:number number:decimal-places="14" number:min-decimal-places="14" number:min-integer-digits="1"/>
    </number:number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9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58">
      <number:number number:decimal-places="1" number:min-decimal-places="1" number:min-integer-digits="1"/>
    </number:number-style>
    <number:time-style style:name="N157P0" style:volatile="true">
      <number:hours/>
      <number:text>:</number:text>
      <number:minutes number:style="long"/>
    </number:time-style>
    <number:text-style style:name="N157">
      <number:text-content/>
      <style:map style:condition="value()&lt;=1.7976931348623157E+308" style:apply-style-name="N157P0"/>
    </number:text-style>
    <number:number-style style:name="N155">
      <number:number number:decimal-places="13" number:min-decimal-places="13" number:min-integer-digits="1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48">
      <number:number number:decimal-places="20" number:min-decimal-places="20" number:min-integer-digits="1"/>
    </number:number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$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2">
      <number:year number:style="long"/>
      <number:text>-</number:text>
      <number:month number:textual="true"/>
      <number:text>-</number:text>
      <number:day/>
      <number:text>-</number:text>
      <number:day-of-week/>
    </number:date-style>
    <number:number-style style:name="N141">
      <number:number number:decimal-places="16" number:min-decimal-places="16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">
      <number:number number:decimal-places="17" number:min-decimal-places="17" number:min-integer-digits="1"/>
    </number:number-style>
    <number:number-style style:name="N136">
      <number:number number:decimal-places="9" number:min-decimal-places="9" number:min-integer-digits="1"/>
    </number:number-style>
    <number:time-style style:name="N135P0" style:volatile="true">
      <number:hours/>
      <number:text>:</number:text>
      <number:minutes number:style="long"/>
      <number:text>:</number:text>
      <number:seconds number:style="long"/>
    </number:time-style>
    <number:text-style style:name="N135">
      <number:text-content/>
      <style:map style:condition="value()&lt;=1.7976931348623157E+308" style:apply-style-name="N135P0"/>
    </number:text-style>
    <number:number-style style:name="N133">
      <number:number number:decimal-places="10" number:min-decimal-places="10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0">
      <number:number number:decimal-places="19" number:min-decimal-places="19" number:min-integer-digits="1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28">
      <number:number number:decimal-places="3" number:min-decimal-places="3" number:min-integer-digits="1"/>
    </number:number-style>
    <number:time-style style:name="N127">
      <number:minutes number:style="long"/>
      <number:text>:</number:text>
      <number:seconds number:style="long"/>
    </number:time-style>
    <number:number-style style:name="N12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">
      <number:number number:decimal-places="15" number:min-decimal-places="15" number:min-integer-digits="1"/>
    </number:number-style>
    <number:number-style style:name="N121">
      <number:number number:decimal-places="4" number:min-decimal-places="4" number:min-integer-digits="1"/>
    </number:number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  <style:style style:name="TS-Holiday-Hidden" style:family="table-cell" style:parent-style-name="Default">
      <style:table-cell-properties fo:background-color="#f8ccf1"/>
      <style:text-properties fo:color="#b2b2b2" style:text-line-through-style="solid" style:text-line-through-type="singl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3-01-31T07:10:34.026664551</dc:date>
    <meta:editing-duration>P24DT10H37M2S</meta:editing-duration>
    <meta:editing-cycles>162</meta:editing-cycles>
    <meta:generator>LibreOffice/7.4.3.2$Linux_X86_64 LibreOffice_project/40$Build-2</meta:generator>
    <meta:document-statistic meta:table-count="6" meta:cell-count="11797" meta:object-count="0"/>
  </office:meta>
</office:document-meta>
</file>